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63000024D800000416FC1390BEC5B13176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2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232.21pt"/>
    </style:style>
    <style:style style:name="co9" style:family="table-column">
      <style:table-column-properties fo:break-before="auto" style:column-width="166.59pt"/>
    </style:style>
    <style:style style:name="co10" style:family="table-column">
      <style:table-column-properties fo:break-before="auto" style:column-width="120.25pt"/>
    </style:style>
    <style:style style:name="co11" style:family="table-column">
      <style:table-column-properties fo:break-before="auto" style:column-width="37.96pt"/>
    </style:style>
    <style:style style:name="co12" style:family="table-column">
      <style:table-column-properties fo:break-before="auto" style:column-width="156.3pt"/>
    </style:style>
    <style:style style:name="co13" style:family="table-column">
      <style:table-column-properties fo:break-before="auto" style:column-width="202.99pt"/>
    </style:style>
    <style:style style:name="co14" style:family="table-column">
      <style:table-column-properties fo:break-before="auto" style:column-width="188.3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77">
      <style:table-cell-properties fo:padding="2.01p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77">
      <style:table-cell-properties fo:padding="2.01p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76">
      <style:table-cell-properties fo:padding="2.01p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76">
      <style:table-cell-properties fo:padding="2.01p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76">
      <style:table-cell-properties fo:border-bottom="none" style:diagonal-bl-tr="none" style:diagonal-tl-br="none" fo:border-left="0.74pt solid #31363b" fo:padding="2.01pt" fo:border-right="0.74pt solid #31363b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76">
      <style:table-cell-properties fo:border-bottom="none" fo:background-color="#ffff00" style:diagonal-bl-tr="none" style:diagonal-tl-br="none" fo:border-left="0.74pt solid #31363b" fo:padding="2.01pt" fo:border-right="0.74pt solid #31363b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ext-properties fo:font-weight="bold" style:font-weight-asian="bold" style:font-weight-complex="bold"/>
    </style:style>
    <style:style style:name="ce236" style:family="table-cell" style:parent-style-name="Default" style:data-style-name="N30"/>
    <style:style style:name="ce237" style:family="table-cell" style:parent-style-name="Default" style:data-style-name="N30">
      <style:table-cell-properties fo:background-color="#ffff00"/>
    </style:style>
    <style:style style:name="ce238" style:family="table-cell" style:parent-style-name="Default">
      <style:table-cell-properties fo:background-color="#ffff00"/>
    </style:style>
    <style:style style:name="ce112" style:family="table-cell" style:parent-style-name="Default" style:data-style-name="N37"/>
    <style:style style:name="ce113" style:family="table-cell" style:parent-style-name="Default" style:data-style-name="N30">
      <style:table-cell-properties fo:background-color="#00dcff"/>
    </style:style>
    <style:style style:name="ce13" style:family="table-cell" style:parent-style-name="Default" style:data-style-name="N30">
      <style:table-cell-properties fo:background-color="#00ffff"/>
    </style:style>
    <style:style style:name="ce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ffff"/>
    </style:style>
    <style:style style:name="ce117" style:family="table-cell" style:parent-style-name="Default">
      <style:table-cell-properties fo:background-color="#00dcff"/>
    </style:style>
    <style:style style:name="ce245" style:family="table-cell" style:parent-style-name="Default" style:data-style-name="N2"/>
    <style:style style:name="ce246" style:family="table-cell" style:parent-style-name="Default" style:data-style-name="N2">
      <style:text-properties fo:font-weight="bold" style:font-weight-asian="bold" style:font-weight-complex="bold"/>
    </style:style>
    <style:style style:name="ce247" style:family="table-cell" style:parent-style-name="Default" style:data-style-name="N2">
      <style:table-cell-properties fo:background-color="#ffff00"/>
    </style:style>
    <style:style style:name="ce121" style:family="table-cell" style:parent-style-name="Default" style:data-style-name="N2">
      <style:table-cell-properties fo:background-color="#00dcff"/>
    </style:style>
    <style:style style:name="ce21" style:family="table-cell" style:parent-style-name="Default" style:data-style-name="N2">
      <style:table-cell-properties fo:background-color="#00ffff"/>
    </style:style>
    <style:style style:name="ce250" style:family="table-cell" style:parent-style-name="Default" style:data-style-name="N177"/>
    <style:style style:name="ce251" style:family="table-cell" style:parent-style-name="Default" style:data-style-name="N177">
      <style:text-properties fo:font-weight="bold" style:font-weight-asian="bold" style:font-weight-complex="bold"/>
    </style:style>
    <style:style style:name="ce252" style:family="table-cell" style:parent-style-name="Default" style:data-style-name="N177">
      <style:table-cell-properties fo:background-color="#ffff00"/>
    </style:style>
    <style:style style:name="ce135" style:family="table-cell" style:parent-style-name="Default" style:data-style-name="N177">
      <style:table-cell-properties fo:background-color="#00dcff"/>
    </style:style>
    <style:style style:name="ce26" style:family="table-cell" style:parent-style-name="Default" style:data-style-name="N177">
      <style:table-cell-properties fo:background-color="#00ffff"/>
    </style:style>
    <style:style style:name="ce2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ext-properties style:font-name="Liberation Sans"/>
    </style:style>
    <style:style style:name="ce28" style:family="table-cell" style:parent-style-name="Default" style:data-style-name="N30">
      <style:table-cell-properties fo:background-color="transparent"/>
    </style:style>
    <style:style style:name="ce29" style:family="table-cell" style:parent-style-name="Default" style:data-style-name="N30">
      <style:table-cell-properties fo:background-color="#47b8b8"/>
    </style:style>
    <style:style style:name="ce30" style:family="table-cell" style:parent-style-name="Default" style:data-style-name="N30">
      <style:table-cell-properties fo:background-color="#ffcc99"/>
    </style:style>
    <style:style style:name="ce31" style:family="table-cell" style:parent-style-name="Default" style:data-style-name="N30">
      <style:table-cell-properties fo:background-color="#ffff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47b8b8"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cc99"/>
    </style:style>
    <style:style style:name="ce36" style:family="table-cell" style:parent-style-name="Default">
      <style:table-cell-properties fo:background-color="#ffffcc"/>
    </style:style>
    <style:style style:name="ce37" style:family="table-cell" style:parent-style-name="Default">
      <style:table-cell-properties fo:background-color="#47b8b8"/>
    </style:style>
    <style:style style:name="ce38" style:family="table-cell" style:parent-style-name="Default" style:data-style-name="N2">
      <style:table-cell-properties fo:background-color="transparent"/>
    </style:style>
    <style:style style:name="ce39" style:family="table-cell" style:parent-style-name="Default" style:data-style-name="N2">
      <style:table-cell-properties fo:background-color="#47b8b8"/>
    </style:style>
    <style:style style:name="ce40" style:family="table-cell" style:parent-style-name="Default" style:data-style-name="N2">
      <style:table-cell-properties fo:background-color="#ffcc99"/>
    </style:style>
    <style:style style:name="ce41" style:family="table-cell" style:parent-style-name="Default" style:data-style-name="N2">
      <style:table-cell-properties fo:background-color="#ffffcc"/>
    </style:style>
    <style:style style:name="ce42" style:family="table-cell" style:parent-style-name="Default" style:data-style-name="N177">
      <style:table-cell-properties fo:background-color="transparent"/>
    </style:style>
    <style:style style:name="ce43" style:family="table-cell" style:parent-style-name="Default" style:data-style-name="N177">
      <style:table-cell-properties fo:background-color="#47b8b8"/>
    </style:style>
    <style:style style:name="ce44" style:family="table-cell" style:parent-style-name="Default" style:data-style-name="N177">
      <style:table-cell-properties fo:background-color="#ffcc99"/>
    </style:style>
    <style:style style:name="ce45" style:family="table-cell" style:parent-style-name="Default" style:data-style-name="N177">
      <style:table-cell-properties fo:background-color="#ffffcc"/>
    </style:style>
    <style:style style:name="ce48" style:family="table-cell" style:parent-style-name="Default" style:data-style-name="N30">
      <style:table-cell-properties fo:background-color="#33cc66"/>
    </style:style>
    <style:style style:name="ce49" style:family="table-cell" style:parent-style-name="Default" style:data-style-name="N30">
      <style:table-cell-properties fo:background-color="#ffff99"/>
    </style:style>
    <style:style style:name="ce133" style:family="table-cell" style:parent-style-name="Default" style:data-style-name="N30">
      <style:table-cell-properties fo:background-color="#3deb3d"/>
    </style:style>
    <style:style style:name="ce132" style:family="table-cell" style:parent-style-name="Default" style:data-style-name="N30">
      <style:table-cell-properties fo:background-color="#e6ff00"/>
    </style:style>
    <style:style style:name="ce50" style:family="table-cell" style:parent-style-name="Default">
      <style:table-cell-properties fo:background-color="#ffff00"/>
      <style:text-properties style:font-name="Liberation Serif1"/>
    </style:style>
    <style:style style:name="ce51" style:family="table-cell" style:parent-style-name="Default">
      <style:text-properties style:font-name="Liberation Serif1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1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  <style:text-properties style:font-name="Liberation Sans2"/>
    </style:style>
    <style:style style:name="ce55" style:family="table-cell" style:parent-style-name="Default">
      <style:text-properties style:font-name="Liberation Sans2"/>
    </style:style>
    <style:style style:name="ce56" style:family="table-cell" style:parent-style-name="Default">
      <style:table-cell-properties fo:background-color="#33cc66"/>
      <style:text-properties style:font-name="Liberation Sans2"/>
    </style:style>
    <style:style style:name="ce57" style:family="table-cell" style:parent-style-name="Default">
      <style:table-cell-properties fo:background-color="#ffff00"/>
      <style:text-properties style:font-name="Liberation Sans2"/>
    </style:style>
    <style:style style:name="ce58" style:family="table-cell" style:parent-style-name="Default">
      <style:table-cell-properties fo:background-color="#ffff99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2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3deb3d"/>
    </style:style>
    <style:style style:name="ce146" style:family="table-cell" style:parent-style-name="Default">
      <style:table-cell-properties fo:background-color="#e6ff00"/>
    </style:style>
    <style:style style:name="ce60" style:family="table-cell" style:parent-style-name="Default" style:data-style-name="N177">
      <style:table-cell-properties fo:background-color="#33cc66"/>
    </style:style>
    <style:style style:name="ce62" style:family="table-cell" style:parent-style-name="Default" style:data-style-name="N177">
      <style:table-cell-properties fo:background-color="#ffff99"/>
    </style:style>
    <style:style style:name="ce148" style:family="table-cell" style:parent-style-name="Default" style:data-style-name="N177">
      <style:table-cell-properties fo:background-color="#3deb3d"/>
    </style:style>
    <style:style style:name="ce151" style:family="table-cell" style:parent-style-name="Default" style:data-style-name="N177">
      <style:table-cell-properties fo:background-color="#e6ff00"/>
    </style:style>
    <style:style style:name="ce63" style:family="table-cell" style:parent-style-name="Default">
      <style:table-cell-properties fo:background-color="#33cc66"/>
    </style:style>
    <style:style style:name="ce64" style:family="table-cell" style:parent-style-name="Default" style:data-style-name="N2">
      <style:table-cell-properties fo:background-color="#33cc66"/>
    </style:style>
    <style:style style:name="ce65" style:family="table-cell" style:parent-style-name="Default" style:data-style-name="N2">
      <style:table-cell-properties fo:background-color="#ffff99"/>
    </style:style>
    <style:style style:name="ce152" style:family="table-cell" style:parent-style-name="Default" style:data-style-name="N2">
      <style:table-cell-properties fo:background-color="#3deb3d"/>
    </style:style>
    <style:style style:name="ce157" style:family="table-cell" style:parent-style-name="Default" style:data-style-name="N2">
      <style:table-cell-properties fo:background-color="#e6ff00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0"/>
    <style:style style:name="ce69" style:family="table-cell" style:parent-style-name="Default" style:data-style-name="N100">
      <style:text-properties style:font-name="Liberation Sans2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ans2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2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30">
      <style:table-cell-properties fo:background-color="#e6e6e6"/>
    </style:style>
    <style:style style:name="ce161" style:family="table-cell" style:parent-style-name="Default">
      <style:table-cell-properties fo:background-color="#ffffcc"/>
      <style:text-properties style:font-name="Liberation Serif1"/>
    </style:style>
    <style:style style:name="ce164" style:family="table-cell" style:parent-style-name="Default">
      <style:table-cell-properties fo:background-color="transparent"/>
      <style:text-properties style:font-name="Liberation Serif1"/>
    </style:style>
    <style:style style:name="ce178" style:family="table-cell" style:parent-style-name="Default">
      <style:table-cell-properties fo:background-color="#e6e6e6"/>
      <style:text-properties style:font-name="Liberation Serif1"/>
    </style:style>
    <style:style style:name="ce74" style:family="table-cell" style:parent-style-name="Default">
      <style:table-cell-properties fo:background-color="#e6e6e6"/>
    </style:style>
    <style:style style:name="ce171" style:family="table-cell" style:parent-style-name="Default" style:data-style-name="N2">
      <style:table-cell-properties fo:background-color="#e6e6e6"/>
    </style:style>
    <style:style style:name="ce172" style:family="table-cell" style:parent-style-name="Default" style:data-style-name="N177">
      <style:table-cell-properties fo:background-color="#e6e6e6"/>
    </style:style>
    <style:style style:name="ce314" style:family="table-cell" style:parent-style-name="Default">
      <style:table-cell-properties fo:background-color="#23ff23"/>
    </style:style>
    <style:style style:name="ce315" style:family="table-cell" style:parent-style-name="Default">
      <style:text-properties style:font-name="Liberation Sans" style:font-name-asian="WenQuanYi Micro Hei" style:font-name-complex="Lohit Devanagari"/>
    </style:style>
    <style:style style:name="ce7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e6e6e6"/>
      <style:text-properties style:font-name="Liberation Sans2"/>
    </style:style>
    <style:style style:name="ce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2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2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#ffff99"/>
      <style:text-properties style:font-name="Liberation Sans2"/>
    </style:style>
    <style:style style:name="ce80" style:family="table-cell" style:parent-style-name="Default" style:data-style-name="N30">
      <style:table-cell-properties fo:background-color="transparent"/>
      <style:text-properties style:font-name="Liberation Sans2"/>
    </style:style>
    <style:style style:name="ce78" style:family="table-cell" style:parent-style-name="Default" style:data-style-name="N30">
      <style:text-properties style:font-name="Liberation Sans2"/>
    </style:style>
    <style:style style:name="ce79" style:family="table-cell" style:parent-style-name="Default" style:data-style-name="N30">
      <style:table-cell-properties fo:background-color="#ffff00"/>
      <style:text-properties style:font-name="Liberation Sans2"/>
    </style:style>
    <style:style style:name="ce189" style:family="table-cell" style:parent-style-name="Default" style:data-style-name="N30">
      <style:table-cell-properties fo:background-color="#ffffcc"/>
      <style:text-properties style:font-name="Liberation Sans2"/>
    </style:style>
    <style:style style:name="ce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30">
      <style:table-cell-properties fo:background-color="#ccff99"/>
    </style:style>
    <style:style style:name="ce184" style:family="table-cell" style:parent-style-name="Default">
      <style:table-cell-properties fo:background-color="#ccff99" fo:wrap-option="wrap"/>
      <style:text-properties style:use-window-font-color="true" style:text-outline="false" style:text-line-through-style="none" style:text-line-through-type="none" style:font-name="Liberation Serif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cff99"/>
    </style:style>
    <style:style style:name="ce186" style:family="table-cell" style:parent-style-name="Default" style:data-style-name="N2">
      <style:table-cell-properties fo:background-color="#ccff99"/>
    </style:style>
    <style:style style:name="ce187" style:family="table-cell" style:parent-style-name="Default" style:data-style-name="N177">
      <style:table-cell-properties fo:background-color="#cc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orodilov values" table:style-name="ta1">
        <table:shapes>
          <draw:frame draw:z-index="0" draw:style-name="gr1" draw:text-style-name="P1" svg:width="541.76pt" svg:height="464.34pt" svg:x="192.78pt" svg:y="833.13pt">
            <loext:p/>
            <draw:object draw:notify-on-update-of-ranges="'Gorodilov values'.A4:'Gorodilov values'.A84 'Gorodilov values'.B3:'Gorodilov values'.B3 'Gorodilov values'.B4:'Gorodilov values'.B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34" table:default-cell-style-name="Default"/>
        <table:table-row table:style-name="ro1">
          <table:table-cell table:style-name="ce1" office:value-type="string" calcext:value-type="string">
            <text:p>Gorodilov values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1" office:value-type="string" calcext:value-type="string">
            <text:p>Temp</text:p>
          </table:table-cell>
          <table:table-cell table:style-name="ce4" office:value-type="string" calcext:value-type="string">
            <text:p>Daily Increment in Ts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.0</text:p>
          </table:table-cell>
          <table:table-cell table:style-name="ce5" office:value-type="float" office:value="1.76" calcext:value-type="float">
            <text:p>1.760</text:p>
          </table:table-cell>
          <table:table-cell table:number-columns-repeated="3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5" office:value-type="float" office:value="1.796" calcext:value-type="float">
            <text:p>1.796</text:p>
          </table:table-cell>
          <table:table-cell table:number-columns-repeated="3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5" office:value-type="float" office:value="1.832" calcext:value-type="float">
            <text:p>1.832</text:p>
          </table:table-cell>
          <table:table-cell table:number-columns-repeated="3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5" office:value-type="float" office:value="1.87" calcext:value-type="float">
            <text:p>1.870</text:p>
          </table:table-cell>
          <table:table-cell table:number-columns-repeated="3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5" office:value-type="float" office:value="1.907" calcext:value-type="float">
            <text:p>1.907</text:p>
          </table:table-cell>
          <table:table-cell table:number-columns-repeated="3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5" office:value-type="float" office:value="1.946" calcext:value-type="float">
            <text:p>1.946</text:p>
          </table:table-cell>
          <table:table-cell table:number-columns-repeated="3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5" office:value-type="float" office:value="1.986" calcext:value-type="float">
            <text:p>1.986</text:p>
          </table:table-cell>
          <table:table-cell table:number-columns-repeated="3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ce5" office:value-type="float" office:value="2.025" calcext:value-type="float">
            <text:p>2.025</text:p>
          </table:table-cell>
          <table:table-cell table:number-columns-repeated="3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5" office:value-type="float" office:value="2.066" calcext:value-type="float">
            <text:p>2.066</text:p>
          </table:table-cell>
          <table:table-cell table:number-columns-repeated="3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ce5" office:value-type="float" office:value="2.105" calcext:value-type="float">
            <text:p>2.105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.0</text:p>
          </table:table-cell>
          <table:table-cell table:style-name="ce5" office:value-type="float" office:value="2.146" calcext:value-type="float">
            <text:p>2.146</text:p>
          </table:table-cell>
          <table:table-cell table:number-columns-repeated="3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float" office:value="2.188" calcext:value-type="float">
            <text:p>2.188</text:p>
          </table:table-cell>
          <table:table-cell table:number-columns-repeated="3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5" office:value-type="float" office:value="2.232" calcext:value-type="float">
            <text:p>2.232</text:p>
          </table:table-cell>
          <table:table-cell table:number-columns-repeated="3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5" office:value-type="float" office:value="2.275" calcext:value-type="float">
            <text:p>2.275</text:p>
          </table:table-cell>
          <table:table-cell table:number-columns-repeated="3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5" office:value-type="float" office:value="2.319" calcext:value-type="float">
            <text:p>2.319</text:p>
          </table:table-cell>
          <table:table-cell table:number-columns-repeated="3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5" office:value-type="float" office:value="2.365" calcext:value-type="float">
            <text:p>2.365</text:p>
          </table:table-cell>
          <table:table-cell table:number-columns-repeated="3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5" office:value-type="float" office:value="2.408" calcext:value-type="float">
            <text:p>2.408</text:p>
          </table:table-cell>
          <table:table-cell table:number-columns-repeated="3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5" office:value-type="float" office:value="2.453" calcext:value-type="float">
            <text:p>2.453</text:p>
          </table:table-cell>
          <table:table-cell table:number-columns-repeated="3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5" office:value-type="float" office:value="2.5" calcext:value-type="float">
            <text:p>2.500</text:p>
          </table:table-cell>
          <table:table-cell table:number-columns-repeated="3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5" office:value-type="float" office:value="2.549" calcext:value-type="float">
            <text:p>2.549</text:p>
          </table:table-cell>
          <table:table-cell table:number-columns-repeated="33"/>
          <table:table-cell office:value-type="string" calcext:value-type="string">
            <text:p>Sampled: 17PL50 10E/10/R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table:style-name="ce5" office:value-type="float" office:value="2.595" calcext:value-type="float">
            <text:p>2.595</text:p>
          </table:table-cell>
          <table:table-cell table:number-columns-repeated="33"/>
          <table:table-cell office:value-type="string" calcext:value-type="string">
            <text:p>Left the others al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5" office:value-type="float" office:value="2.642" calcext:value-type="float">
            <text:p>2.642</text:p>
          </table:table-cell>
          <table:table-cell table:number-columns-repeated="3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5" office:value-type="float" office:value="2.692" calcext:value-type="float">
            <text:p>2.692</text:p>
          </table:table-cell>
          <table:table-cell table:number-columns-repeated="3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5" office:value-type="float" office:value="2.743" calcext:value-type="float">
            <text:p>2.743</text:p>
          </table:table-cell>
          <table:table-cell table:number-columns-repeated="34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5" office:value-type="float" office:value="2.791" calcext:value-type="float">
            <text:p>2.791</text:p>
          </table:table-cell>
          <table:table-cell table:number-columns-repeated="34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5" office:value-type="float" office:value="2.84" calcext:value-type="float">
            <text:p>2.840</text:p>
          </table:table-cell>
          <table:table-cell table:number-columns-repeated="34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5" office:value-type="float" office:value="2.891" calcext:value-type="float">
            <text:p>2.891</text:p>
          </table:table-cell>
          <table:table-cell table:number-columns-repeated="34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5" office:value-type="float" office:value="2.945" calcext:value-type="float">
            <text:p>2.945</text:p>
          </table:table-cell>
          <table:table-cell table:number-columns-repeated="34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5" office:value-type="float" office:value="3" calcext:value-type="float">
            <text:p>3.000</text:p>
          </table:table-cell>
          <table:table-cell table:number-columns-repeated="34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5" office:value-type="float" office:value="3.051" calcext:value-type="float">
            <text:p>3.051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.0</text:p>
          </table:table-cell>
          <table:table-cell table:style-name="ce5" office:value-type="float" office:value="3.103" calcext:value-type="float">
            <text:p>3.103</text:p>
          </table:table-cell>
          <table:table-cell table:number-columns-repeated="34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5" office:value-type="float" office:value="3.158" calcext:value-type="float">
            <text:p>3.158</text:p>
          </table:table-cell>
          <table:table-cell table:number-columns-repeated="34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5" office:value-type="float" office:value="3.214" calcext:value-type="float">
            <text:p>3.214</text:p>
          </table:table-cell>
          <table:table-cell table:number-columns-repeated="34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5" office:value-type="float" office:value="3.273" calcext:value-type="float">
            <text:p>3.273</text:p>
          </table:table-cell>
          <table:table-cell table:number-columns-repeated="34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5" office:value-type="float" office:value="3.326" calcext:value-type="float">
            <text:p>3.326</text:p>
          </table:table-cell>
          <table:table-cell table:number-columns-repeated="34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5" office:value-type="float" office:value="3.38" calcext:value-type="float">
            <text:p>3.380</text:p>
          </table:table-cell>
          <table:table-cell table:number-columns-repeated="34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5" office:value-type="float" office:value="3.445" calcext:value-type="float">
            <text:p>3.445</text:p>
          </table:table-cell>
          <table:table-cell table:number-columns-repeated="34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5" office:value-type="float" office:value="3.504" calcext:value-type="float">
            <text:p>3.504</text:p>
          </table:table-cell>
          <table:table-cell table:number-columns-repeated="34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5" office:value-type="float" office:value="3.556" calcext:value-type="float">
            <text:p>3.556</text:p>
          </table:table-cell>
          <table:table-cell table:number-columns-repeated="34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5" office:value-type="float" office:value="3.618" calcext:value-type="float">
            <text:p>3.618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.0</text:p>
          </table:table-cell>
          <table:table-cell table:style-name="ce5" office:value-type="float" office:value="3.683" calcext:value-type="float">
            <text:p>3.683</text:p>
          </table:table-cell>
          <table:table-cell table:number-columns-repeated="34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5" office:value-type="float" office:value="3.74" calcext:value-type="float">
            <text:p>3.740</text:p>
          </table:table-cell>
          <table:table-cell table:number-columns-repeated="34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5" office:value-type="float" office:value="3.799" calcext:value-type="float">
            <text:p>3.799</text:p>
          </table:table-cell>
          <table:table-cell table:number-columns-repeated="34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5" office:value-type="float" office:value="3.86" calcext:value-type="float">
            <text:p>3.860</text:p>
          </table:table-cell>
          <table:table-cell table:number-columns-repeated="34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5" office:value-type="float" office:value="3.924" calcext:value-type="float">
            <text:p>3.924</text:p>
          </table:table-cell>
          <table:table-cell table:number-columns-repeated="34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5" office:value-type="float" office:value="3.989" calcext:value-type="float">
            <text:p>3.989</text:p>
          </table:table-cell>
          <table:table-cell table:number-columns-repeated="34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5" office:value-type="float" office:value="4.056" calcext:value-type="float">
            <text:p>4.056</text:p>
          </table:table-cell>
          <table:table-cell table:number-columns-repeated="34"/>
        </table:table-row>
        <table:table-row table:style-name="ro1">
          <table:table-cell office:value-type="float" office:value="6.7" calcext:value-type="float">
            <text:p>6.7</text:p>
          </table:table-cell>
          <table:table-cell table:style-name="ce5" office:value-type="float" office:value="4.126" calcext:value-type="float">
            <text:p>4.126</text:p>
          </table:table-cell>
          <table:table-cell table:number-columns-repeated="34"/>
        </table:table-row>
        <table:table-row table:style-name="ro1">
          <table:table-cell office:value-type="float" office:value="6.8" calcext:value-type="float">
            <text:p>6.8</text:p>
          </table:table-cell>
          <table:table-cell table:style-name="ce5" office:value-type="float" office:value="4.186" calcext:value-type="float">
            <text:p>4.186</text:p>
          </table:table-cell>
          <table:table-cell table:number-columns-repeated="34"/>
        </table:table-row>
        <table:table-row table:style-name="ro1">
          <table:table-cell office:value-type="float" office:value="6.9" calcext:value-type="float">
            <text:p>6.9</text:p>
          </table:table-cell>
          <table:table-cell table:style-name="ce5" office:value-type="float" office:value="4.248" calcext:value-type="float">
            <text:p>4.248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.0</text:p>
          </table:table-cell>
          <table:table-cell table:style-name="ce5" office:value-type="float" office:value="4.324" calcext:value-type="float">
            <text:p>4.324</text:p>
          </table:table-cell>
          <table:table-cell table:number-columns-repeated="34"/>
        </table:table-row>
        <table:table-row table:style-name="ro1">
          <table:table-cell office:value-type="float" office:value="7.1" calcext:value-type="float">
            <text:p>7.1</text:p>
          </table:table-cell>
          <table:table-cell table:style-name="ce5" office:value-type="float" office:value="4.39" calcext:value-type="float">
            <text:p>4.390</text:p>
          </table:table-cell>
          <table:table-cell table:number-columns-repeated="34"/>
        </table:table-row>
        <table:table-row table:style-name="ro1">
          <table:table-cell office:value-type="float" office:value="7.2" calcext:value-type="float">
            <text:p>7.2</text:p>
          </table:table-cell>
          <table:table-cell table:style-name="ce5" office:value-type="float" office:value="4.458" calcext:value-type="float">
            <text:p>4.458</text:p>
          </table:table-cell>
          <table:table-cell table:number-columns-repeated="34"/>
        </table:table-row>
        <table:table-row table:style-name="ro1">
          <table:table-cell office:value-type="float" office:value="7.3" calcext:value-type="float">
            <text:p>7.3</text:p>
          </table:table-cell>
          <table:table-cell table:style-name="ce5" office:value-type="float" office:value="4.528" calcext:value-type="float">
            <text:p>4.528</text:p>
          </table:table-cell>
          <table:table-cell table:number-columns-repeated="34"/>
        </table:table-row>
        <table:table-row table:style-name="ro1">
          <table:table-cell office:value-type="float" office:value="7.4" calcext:value-type="float">
            <text:p>7.4</text:p>
          </table:table-cell>
          <table:table-cell table:style-name="ce5" office:value-type="float" office:value="4.601" calcext:value-type="float">
            <text:p>4.601</text:p>
          </table:table-cell>
          <table:table-cell table:number-columns-repeated="34"/>
        </table:table-row>
        <table:table-row table:style-name="ro1">
          <table:table-cell office:value-type="float" office:value="7.50000000000001" calcext:value-type="float">
            <text:p>7.5</text:p>
          </table:table-cell>
          <table:table-cell table:style-name="ce5" office:value-type="float" office:value="4.66" calcext:value-type="float">
            <text:p>4.660</text:p>
          </table:table-cell>
          <table:table-cell table:number-columns-repeated="34"/>
        </table:table-row>
        <table:table-row table:style-name="ro1">
          <table:table-cell office:value-type="float" office:value="7.6" calcext:value-type="float">
            <text:p>7.6</text:p>
          </table:table-cell>
          <table:table-cell table:style-name="ce5" office:value-type="float" office:value="4.737" calcext:value-type="float">
            <text:p>4.737</text:p>
          </table:table-cell>
          <table:table-cell table:number-columns-repeated="34"/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5" office:value-type="float" office:value="4.8" calcext:value-type="float">
            <text:p>4.800</text:p>
          </table:table-cell>
          <table:table-cell table:number-columns-repeated="34"/>
        </table:table-row>
        <table:table-row table:style-name="ro1">
          <table:table-cell office:value-type="float" office:value="7.80000000000001" calcext:value-type="float">
            <text:p>7.8</text:p>
          </table:table-cell>
          <table:table-cell table:style-name="ce5" office:value-type="float" office:value="4.881" calcext:value-type="float">
            <text:p>4.881</text:p>
          </table:table-cell>
          <table:table-cell table:number-columns-repeated="34"/>
        </table:table-row>
        <table:table-row table:style-name="ro1">
          <table:table-cell office:value-type="float" office:value="7.90000000000001" calcext:value-type="float">
            <text:p>7.9</text:p>
          </table:table-cell>
          <table:table-cell table:style-name="ce5" office:value-type="float" office:value="4.948" calcext:value-type="float">
            <text:p>4.948</text:p>
          </table:table-cell>
          <table:table-cell table:number-columns-repeated="34"/>
        </table:table-row>
        <table:table-row table:style-name="ro1">
          <table:table-cell office:value-type="float" office:value="8.00000000000001" calcext:value-type="float">
            <text:p>8.0</text:p>
          </table:table-cell>
          <table:table-cell table:style-name="ce5" office:value-type="float" office:value="5.017" calcext:value-type="float">
            <text:p>5.017</text:p>
          </table:table-cell>
          <table:table-cell table:number-columns-repeated="34"/>
        </table:table-row>
        <table:table-row table:style-name="ro1">
          <table:table-cell office:value-type="float" office:value="8.1" calcext:value-type="float">
            <text:p>8.1</text:p>
          </table:table-cell>
          <table:table-cell table:style-name="Default"/>
          <table:table-cell table:style-name="ce6" office:value-type="float" office:value="5.008" calcext:value-type="float">
            <text:p>5.008</text:p>
          </table:table-cell>
          <table:table-cell table:number-columns-repeated="33"/>
        </table:table-row>
        <table:table-row table:style-name="ro1">
          <table:table-cell office:value-type="float" office:value="8.20000000000001" calcext:value-type="float">
            <text:p>8.2</text:p>
          </table:table-cell>
          <table:table-cell table:style-name="ce5" office:value-type="float" office:value="5.17" calcext:value-type="float">
            <text:p>5.170</text:p>
          </table:table-cell>
          <table:table-cell table:number-columns-repeated="34"/>
        </table:table-row>
        <table:table-row table:style-name="ro1">
          <table:table-cell office:value-type="float" office:value="8.30000000000001" calcext:value-type="float">
            <text:p>8.3</text:p>
          </table:table-cell>
          <table:table-cell table:style-name="ce5" office:value-type="float" office:value="5.246" calcext:value-type="float">
            <text:p>5.246</text:p>
          </table:table-cell>
          <table:table-cell table:number-columns-repeated="34"/>
        </table:table-row>
        <table:table-row table:style-name="ro1">
          <table:table-cell office:value-type="float" office:value="8.40000000000001" calcext:value-type="float">
            <text:p>8.4</text:p>
          </table:table-cell>
          <table:table-cell table:style-name="ce5" office:value-type="float" office:value="5.314" calcext:value-type="float">
            <text:p>5.314</text:p>
          </table:table-cell>
          <table:table-cell table:number-columns-repeated="34"/>
        </table:table-row>
        <table:table-row table:style-name="ro1">
          <table:table-cell office:value-type="float" office:value="8.50000000000001" calcext:value-type="float">
            <text:p>8.5</text:p>
          </table:table-cell>
          <table:table-cell table:style-name="ce5" office:value-type="float" office:value="5.393" calcext:value-type="float">
            <text:p>5.393</text:p>
          </table:table-cell>
          <table:table-cell table:number-columns-repeated="34"/>
        </table:table-row>
        <table:table-row table:style-name="ro1">
          <table:table-cell office:value-type="float" office:value="8.60000000000001" calcext:value-type="float">
            <text:p>8.6</text:p>
          </table:table-cell>
          <table:table-cell table:style-name="ce5" office:value-type="float" office:value="5.475" calcext:value-type="float">
            <text:p>5.475</text:p>
          </table:table-cell>
          <table:table-cell table:number-columns-repeated="34"/>
        </table:table-row>
        <table:table-row table:style-name="ro1">
          <table:table-cell office:value-type="float" office:value="8.70000000000001" calcext:value-type="float">
            <text:p>8.7</text:p>
          </table:table-cell>
          <table:table-cell table:style-name="ce5" office:value-type="float" office:value="5.549" calcext:value-type="float">
            <text:p>5.549</text:p>
          </table:table-cell>
          <table:table-cell table:number-columns-repeated="34"/>
        </table:table-row>
        <table:table-row table:style-name="ro1">
          <table:table-cell office:value-type="float" office:value="8.80000000000001" calcext:value-type="float">
            <text:p>8.8</text:p>
          </table:table-cell>
          <table:table-cell table:style-name="ce5" office:value-type="float" office:value="5.625" calcext:value-type="float">
            <text:p>5.625</text:p>
          </table:table-cell>
          <table:table-cell table:number-columns-repeated="34"/>
        </table:table-row>
        <table:table-row table:style-name="ro1">
          <table:table-cell office:value-type="float" office:value="8.90000000000001" calcext:value-type="float">
            <text:p>8.9</text:p>
          </table:table-cell>
          <table:table-cell table:style-name="ce5" office:value-type="float" office:value="5.714" calcext:value-type="float">
            <text:p>5.714</text:p>
          </table:table-cell>
          <table:table-cell table:number-columns-repeated="34"/>
        </table:table-row>
        <table:table-row table:style-name="ro1">
          <table:table-cell office:value-type="float" office:value="9.00000000000001" calcext:value-type="float">
            <text:p>9.0</text:p>
          </table:table-cell>
          <table:table-cell table:style-name="ce5" office:value-type="float" office:value="5.783" calcext:value-type="float">
            <text:p>5.783</text:p>
          </table:table-cell>
          <table:table-cell table:number-columns-repeated="34"/>
        </table:table-row>
        <table:table-row table:style-name="ro1">
          <table:table-cell office:value-type="float" office:value="9.10000000000001" calcext:value-type="float">
            <text:p>9.1</text:p>
          </table:table-cell>
          <table:table-cell table:style-name="ce5" office:value-type="float" office:value="5.865" calcext:value-type="float">
            <text:p>5.865</text:p>
          </table:table-cell>
          <table:table-cell table:number-columns-repeated="34"/>
        </table:table-row>
        <table:table-row table:style-name="ro1">
          <table:table-cell office:value-type="float" office:value="9.20000000000001" calcext:value-type="float">
            <text:p>9.2</text:p>
          </table:table-cell>
          <table:table-cell table:style-name="ce5" office:value-type="float" office:value="5.95" calcext:value-type="float">
            <text:p>5.950</text:p>
          </table:table-cell>
          <table:table-cell table:number-columns-repeated="34"/>
        </table:table-row>
        <table:table-row table:style-name="ro1">
          <table:table-cell office:value-type="float" office:value="9.30000000000001" calcext:value-type="float">
            <text:p>9.3</text:p>
          </table:table-cell>
          <table:table-cell table:style-name="ce5" office:value-type="float" office:value="6.025" calcext:value-type="float">
            <text:p>6.025</text:p>
          </table:table-cell>
          <table:table-cell table:number-columns-repeated="34"/>
        </table:table-row>
        <table:table-row table:style-name="ro1">
          <table:table-cell office:value-type="float" office:value="9.40000000000001" calcext:value-type="float">
            <text:p>9.4</text:p>
          </table:table-cell>
          <table:table-cell table:style-name="ce5" office:value-type="float" office:value="6.102" calcext:value-type="float">
            <text:p>6.102</text:p>
          </table:table-cell>
          <table:table-cell table:number-columns-repeated="34"/>
        </table:table-row>
        <table:table-row table:style-name="ro1">
          <table:table-cell office:value-type="float" office:value="9.50000000000001" calcext:value-type="float">
            <text:p>9.5</text:p>
          </table:table-cell>
          <table:table-cell table:style-name="ce5" office:value-type="float" office:value="6.18" calcext:value-type="float">
            <text:p>6.180</text:p>
          </table:table-cell>
          <table:table-cell table:number-columns-repeated="34"/>
        </table:table-row>
        <table:table-row table:style-name="ro1">
          <table:table-cell office:value-type="float" office:value="9.60000000000001" calcext:value-type="float">
            <text:p>9.6</text:p>
          </table:table-cell>
          <table:table-cell table:style-name="ce5" office:value-type="float" office:value="6.261" calcext:value-type="float">
            <text:p>6.261</text:p>
          </table:table-cell>
          <table:table-cell table:number-columns-repeated="34"/>
        </table:table-row>
        <table:table-row table:style-name="ro1">
          <table:table-cell office:value-type="float" office:value="9.70000000000001" calcext:value-type="float">
            <text:p>9.7</text:p>
          </table:table-cell>
          <table:table-cell table:style-name="ce5" office:value-type="float" office:value="6.344" calcext:value-type="float">
            <text:p>6.344</text:p>
          </table:table-cell>
          <table:table-cell table:number-columns-repeated="34"/>
        </table:table-row>
        <table:table-row table:style-name="ro1">
          <table:table-cell office:value-type="float" office:value="9.80000000000001" calcext:value-type="float">
            <text:p>9.8</text:p>
          </table:table-cell>
          <table:table-cell table:style-name="ce5" office:value-type="float" office:value="6.428" calcext:value-type="float">
            <text:p>6.428</text:p>
          </table:table-cell>
          <table:table-cell table:number-columns-repeated="34"/>
        </table:table-row>
        <table:table-row table:style-name="ro1">
          <table:table-cell office:value-type="float" office:value="9.90000000000001" calcext:value-type="float">
            <text:p>9.9</text:p>
          </table:table-cell>
          <table:table-cell table:style-name="ce5" office:value-type="float" office:value="6.516" calcext:value-type="float">
            <text:p>6.516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.0</text:p>
          </table:table-cell>
          <table:table-cell table:style-name="ce5" office:value-type="float" office:value="6.569" calcext:value-type="float">
            <text:p>6.569</text:p>
          </table:table-cell>
          <table:table-cell table:number-columns-repeated="34"/>
        </table:table-row>
        <table:table-row table:style-name="ro1" table:number-rows-repeated="1048491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LB crosses 2016" table:style-name="ta1">
        <table:shapes>
          <draw:frame draw:z-index="0" draw:name="Image 1" draw:style-name="gr2" draw:text-style-name="P1" svg:width="374.8pt" svg:height="41.53pt" svg:x="807.17pt" svg:y="92.15pt">
            <draw:image xlink:href="Pictures/20000063000024D800000416FC1390BEC5B13176.svm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ce245"/>
        <table:table-column table:style-name="co3" table:default-cell-style-name="ce250"/>
        <table:table-column table:style-name="co3" table:number-columns-repeated="24" table:default-cell-style-name="Default"/>
        <table:table-row table:style-name="ro2">
          <table:table-cell table:style-name="ce235" office:value-type="string" calcext:value-type="string">
            <text:p>Askja</text:p>
          </table:table-cell>
          <table:table-cell table:style-name="ce235" table:number-columns-repeated="5"/>
          <table:table-cell table:style-name="ce235" office:value-type="string" calcext:value-type="string">
            <text:p>Keldur</text:p>
          </table:table-cell>
          <table:table-cell table:style-name="ce235" table:number-columns-repeated="2"/>
          <table:table-cell table:number-columns-repeated="27"/>
        </table:table-row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Askja</text:p>
          </table:table-cell>
          <table:table-cell table:style-name="ce235" office:value-type="string" calcext:value-type="string">
            <text:p>Dagar * gráður</text:p>
          </table:table-cell>
          <table:table-cell table:style-name="ce235" office:value-type="string" calcext:value-type="string">
            <text:p>Grordilov (~2,<text:a xlink:href="mailto:95@4" xlink:type="simple">95@4</text:a>,74)</text:p>
          </table:table-cell>
          <table:table-cell table:style-name="ce235" table:number-columns-repeated="2"/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1" calcext:value-type="date">
            <text:p>8/11/16</text:p>
          </table:table-cell>
          <table:table-cell office:value-type="float" office:value="4.74" calcext:value-type="float">
            <text:p>4.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36" office:value-type="date" office:date-value="2016-08-11" calcext:value-type="date">
            <text:p>8/11/16</text:p>
          </table:table-cell>
          <table:table-cell office:value-type="float" office:value="4.5225" calcext:value-type="float">
            <text:p>4.5225</text:p>
          </table:table-cell>
          <table:table-cell office:value-type="float" office:value="0" calcext:value-type="float">
            <text:p>0</text:p>
          </table:table-cell>
          <table:table-cell table:formula="of:=[.I3]*2.8" office:value-type="float" office:value="0" calcext:value-type="float">
            <text:p>0</text:p>
          </table:table-cell>
          <table:table-cell table:formula="of:=(0.0312039503*[.H3]^2)+0.2307524608*[.H3]+1.1730058735" office:value-type="float" office:value="2.85479846797859" calcext:value-type="float">
            <text:p>2.85</text:p>
          </table:table-cell>
          <table:table-cell table:formula="of:=[.J3]*[.K3]" office:value-type="float" office:value="0" calcext:value-type="float">
            <text:p>0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2" calcext:value-type="date">
            <text:p>8/12/16</text:p>
          </table:table-cell>
          <table:table-cell office:value-type="float" office:value="4.74" calcext:value-type="float">
            <text:p>4.74</text:p>
          </table:table-cell>
          <table:table-cell office:value-type="float" office:value="0.5" calcext:value-type="float">
            <text:p>0.5</text:p>
          </table:table-cell>
          <table:table-cell table:formula="of:=0.5*2.95" office:value-type="float" office:value="1.475" calcext:value-type="float">
            <text:p>1.475</text:p>
          </table:table-cell>
          <table:table-cell table:number-columns-repeated="2"/>
          <table:table-cell table:style-name="ce236" office:value-type="date" office:date-value="2016-08-12" calcext:value-type="date">
            <text:p>8/12/16</text:p>
          </table:table-cell>
          <table:table-cell office:value-type="float" office:value="4.525482" calcext:value-type="float">
            <text:p>4.525482</text:p>
          </table:table-cell>
          <table:table-cell office:value-type="float" office:value="0.5" calcext:value-type="float">
            <text:p>0.5</text:p>
          </table:table-cell>
          <table:table-cell table:formula="of:=[.I4]*2.8" office:value-type="float" office:value="1.4" calcext:value-type="float">
            <text:p>1.4</text:p>
          </table:table-cell>
          <table:table-cell table:formula="of:=(0.0312039503*[.H4]^2)+0.2307524608*[.H4]+1.1730058735" office:value-type="float" office:value="2.85632848816857" calcext:value-type="float">
            <text:p>2.86</text:p>
          </table:table-cell>
          <table:table-cell table:formula="of:=[.I4]*[.K4]" office:value-type="float" office:value="1.42816424408429" calcext:value-type="float">
            <text:p>1.4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3" calcext:value-type="date">
            <text:p>8/13/16</text:p>
          </table:table-cell>
          <table:table-cell office:value-type="float" office:value="4.74" calcext:value-type="float">
            <text:p>4.74</text:p>
          </table:table-cell>
          <table:table-cell table:formula="of:=[.C4]+[.B5]" office:value-type="float" office:value="5.24" calcext:value-type="float">
            <text:p>5.24</text:p>
          </table:table-cell>
          <table:table-cell table:formula="of:=[.D4]+2.95" office:value-type="float" office:value="4.425" calcext:value-type="float">
            <text:p>4.425</text:p>
          </table:table-cell>
          <table:table-cell table:number-columns-repeated="2"/>
          <table:table-cell table:style-name="ce236" office:value-type="date" office:date-value="2016-08-13" calcext:value-type="date">
            <text:p>8/13/16</text:p>
          </table:table-cell>
          <table:table-cell office:value-type="float" office:value="4.543429" calcext:value-type="float">
            <text:p>4.543429</text:p>
          </table:table-cell>
          <table:table-cell table:formula="of:=[.I4]+[.H5]" office:value-type="float" office:value="5.043429" calcext:value-type="float">
            <text:p>5.043429</text:p>
          </table:table-cell>
          <table:table-cell table:formula="of:=[.J4]+2.8" office:value-type="float" office:value="4.2" calcext:value-type="float">
            <text:p>4.2</text:p>
          </table:table-cell>
          <table:table-cell table:formula="of:=(0.0312039503*[.H5]^2)+0.2307524608*[.H5]+1.1730058735" office:value-type="float" office:value="2.86554854959874" calcext:value-type="float">
            <text:p>2.87</text:p>
          </table:table-cell>
          <table:table-cell table:formula="of:=[.L4]+[.K5]" office:value-type="float" office:value="4.29371279368303" calcext:value-type="float">
            <text:p>4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4" calcext:value-type="date">
            <text:p>8/14/16</text:p>
          </table:table-cell>
          <table:table-cell office:value-type="float" office:value="4.74" calcext:value-type="float">
            <text:p>4.74</text:p>
          </table:table-cell>
          <table:table-cell table:formula="of:=[.C5]+[.B6]" office:value-type="float" office:value="9.98" calcext:value-type="float">
            <text:p>9.98</text:p>
          </table:table-cell>
          <table:table-cell table:formula="of:=[.D5]+2.95" office:value-type="float" office:value="7.375" calcext:value-type="float">
            <text:p>7.375</text:p>
          </table:table-cell>
          <table:table-cell table:number-columns-repeated="2"/>
          <table:table-cell table:style-name="ce236" office:value-type="date" office:date-value="2016-08-14" calcext:value-type="date">
            <text:p>8/14/16</text:p>
          </table:table-cell>
          <table:table-cell office:value-type="float" office:value="4.559705" calcext:value-type="float">
            <text:p>4.559705</text:p>
          </table:table-cell>
          <table:table-cell table:formula="of:=[.I5]+[.H6]" office:value-type="float" office:value="9.603134" calcext:value-type="float">
            <text:p>9.603134</text:p>
          </table:table-cell>
          <table:table-cell table:formula="of:=[.J5]+2.8" office:value-type="float" office:value="7" calcext:value-type="float">
            <text:p>7</text:p>
          </table:table-cell>
          <table:table-cell table:formula="of:=(0.0312039503*[.H6]^2)+0.2307524608*[.H6]+1.1730058735" office:value-type="float" office:value="2.87392753533778" calcext:value-type="float">
            <text:p>2.87</text:p>
          </table:table-cell>
          <table:table-cell table:formula="of:=[.L5]+[.K6]" office:value-type="float" office:value="7.16764032902081" calcext:value-type="float">
            <text:p>7.2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5" calcext:value-type="date">
            <text:p>8/15/16</text:p>
          </table:table-cell>
          <table:table-cell office:value-type="float" office:value="4.74" calcext:value-type="float">
            <text:p>4.74</text:p>
          </table:table-cell>
          <table:table-cell table:formula="of:=[.C6]+[.B7]" office:value-type="float" office:value="14.72" calcext:value-type="float">
            <text:p>14.72</text:p>
          </table:table-cell>
          <table:table-cell table:formula="of:=[.D6]+2.95" office:value-type="float" office:value="10.325" calcext:value-type="float">
            <text:p>10.325</text:p>
          </table:table-cell>
          <table:table-cell table:number-columns-repeated="2"/>
          <table:table-cell table:style-name="ce236" office:value-type="date" office:date-value="2016-08-15" calcext:value-type="date">
            <text:p>8/15/16</text:p>
          </table:table-cell>
          <table:table-cell office:value-type="float" office:value="4.553154" calcext:value-type="float">
            <text:p>4.553154</text:p>
          </table:table-cell>
          <table:table-cell table:formula="of:=[.I6]+[.H7]" office:value-type="float" office:value="14.156288" calcext:value-type="float">
            <text:p>14.156288</text:p>
          </table:table-cell>
          <table:table-cell table:formula="of:=[.J6]+2.8" office:value-type="float" office:value="9.8" calcext:value-type="float">
            <text:p>9.8</text:p>
          </table:table-cell>
          <table:table-cell table:formula="of:=(0.0312039503*[.H7]^2)+0.2307524608*[.H7]+1.1730058735" office:value-type="float" office:value="2.87055305195429" calcext:value-type="float">
            <text:p>2.87</text:p>
          </table:table-cell>
          <table:table-cell table:formula="of:=[.L6]+[.K7]" office:value-type="float" office:value="10.0381933809751" calcext:value-type="float">
            <text:p>10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6" calcext:value-type="date">
            <text:p>8/16/16</text:p>
          </table:table-cell>
          <table:table-cell office:value-type="float" office:value="4.74" calcext:value-type="float">
            <text:p>4.74</text:p>
          </table:table-cell>
          <table:table-cell table:formula="of:=[.C7]+[.B8]" office:value-type="float" office:value="19.46" calcext:value-type="float">
            <text:p>19.46</text:p>
          </table:table-cell>
          <table:table-cell table:formula="of:=[.D7]+2.95" office:value-type="float" office:value="13.275" calcext:value-type="float">
            <text:p>13.275</text:p>
          </table:table-cell>
          <table:table-cell table:number-columns-repeated="2"/>
          <table:table-cell table:style-name="ce236" office:value-type="date" office:date-value="2016-08-16" calcext:value-type="date">
            <text:p>8/16/16</text:p>
          </table:table-cell>
          <table:table-cell office:value-type="float" office:value="4.535003" calcext:value-type="float">
            <text:p>4.535003</text:p>
          </table:table-cell>
          <table:table-cell table:formula="of:=[.I7]+[.H8]" office:value-type="float" office:value="18.691291" calcext:value-type="float">
            <text:p>18.691291</text:p>
          </table:table-cell>
          <table:table-cell table:formula="of:=[.J7]+2.8" office:value-type="float" office:value="12.6" calcext:value-type="float">
            <text:p>12.6</text:p>
          </table:table-cell>
          <table:table-cell table:formula="of:=(0.0312039503*[.H8]^2)+0.2307524608*[.H8]+1.1730058735" office:value-type="float" office:value="2.86121728730377" calcext:value-type="float">
            <text:p>2.86</text:p>
          </table:table-cell>
          <table:table-cell table:formula="of:=[.L7]+[.K8]" office:value-type="float" office:value="12.8994106682789" calcext:value-type="float">
            <text:p>12.9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7" calcext:value-type="date">
            <text:p>8/17/16</text:p>
          </table:table-cell>
          <table:table-cell office:value-type="float" office:value="4.74" calcext:value-type="float">
            <text:p>4.74</text:p>
          </table:table-cell>
          <table:table-cell table:formula="of:=[.C8]+[.B9]" office:value-type="float" office:value="24.2" calcext:value-type="float">
            <text:p>24.2</text:p>
          </table:table-cell>
          <table:table-cell table:formula="of:=[.D8]+2.95" office:value-type="float" office:value="16.225" calcext:value-type="float">
            <text:p>16.225</text:p>
          </table:table-cell>
          <table:table-cell table:number-columns-repeated="2"/>
          <table:table-cell table:style-name="ce236" office:value-type="date" office:date-value="2016-08-17" calcext:value-type="date">
            <text:p>8/17/16</text:p>
          </table:table-cell>
          <table:table-cell office:value-type="float" office:value="4.527774" calcext:value-type="float">
            <text:p>4.527774</text:p>
          </table:table-cell>
          <table:table-cell table:formula="of:=[.I8]+[.H9]" office:value-type="float" office:value="23.219065" calcext:value-type="float">
            <text:p>23.219065</text:p>
          </table:table-cell>
          <table:table-cell table:formula="of:=[.J8]+2.8" office:value-type="float" office:value="15.4" calcext:value-type="float">
            <text:p>15.4</text:p>
          </table:table-cell>
          <table:table-cell table:formula="of:=(0.0312039503*[.H9]^2)+0.2307524608*[.H9]+1.1730058735" office:value-type="float" office:value="2.85750485673556" calcext:value-type="float">
            <text:p>2.86</text:p>
          </table:table-cell>
          <table:table-cell table:formula="of:=[.L8]+[.K9]" office:value-type="float" office:value="15.7569155250144" calcext:value-type="float">
            <text:p>15.8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8" calcext:value-type="date">
            <text:p>8/18/16</text:p>
          </table:table-cell>
          <table:table-cell office:value-type="float" office:value="4.74" calcext:value-type="float">
            <text:p>4.74</text:p>
          </table:table-cell>
          <table:table-cell table:formula="of:=[.C9]+[.B10]" office:value-type="float" office:value="28.94" calcext:value-type="float">
            <text:p>28.94</text:p>
          </table:table-cell>
          <table:table-cell table:formula="of:=[.D9]+2.95" office:value-type="float" office:value="19.175" calcext:value-type="float">
            <text:p>19.175</text:p>
          </table:table-cell>
          <table:table-cell table:number-columns-repeated="2"/>
          <table:table-cell table:style-name="ce236" office:value-type="date" office:date-value="2016-08-18" calcext:value-type="date">
            <text:p>8/18/16</text:p>
          </table:table-cell>
          <table:table-cell office:value-type="float" office:value="4.522284" calcext:value-type="float">
            <text:p>4.522284</text:p>
          </table:table-cell>
          <table:table-cell table:formula="of:=[.I9]+[.H10]" office:value-type="float" office:value="27.741349" calcext:value-type="float">
            <text:p>27.741349</text:p>
          </table:table-cell>
          <table:table-cell table:formula="of:=[.J9]+2.8" office:value-type="float" office:value="18.2" calcext:value-type="float">
            <text:p>18.2</text:p>
          </table:table-cell>
          <table:table-cell table:formula="of:=(0.0312039503*[.H10]^2)+0.2307524608*[.H10]+1.1730058735" office:value-type="float" office:value="2.85468766312113" calcext:value-type="float">
            <text:p>2.85</text:p>
          </table:table-cell>
          <table:table-cell table:formula="of:=[.L9]+[.K10]" office:value-type="float" office:value="18.6116031881356" calcext:value-type="float">
            <text:p>18.6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19" calcext:value-type="date">
            <text:p>8/19/16</text:p>
          </table:table-cell>
          <table:table-cell office:value-type="float" office:value="4.74" calcext:value-type="float">
            <text:p>4.74</text:p>
          </table:table-cell>
          <table:table-cell table:formula="of:=[.C10]+[.B11]" office:value-type="float" office:value="33.68" calcext:value-type="float">
            <text:p>33.68</text:p>
          </table:table-cell>
          <table:table-cell table:formula="of:=[.D10]+2.95" office:value-type="float" office:value="22.125" calcext:value-type="float">
            <text:p>22.125</text:p>
          </table:table-cell>
          <table:table-cell table:number-columns-repeated="2"/>
          <table:table-cell table:style-name="ce236" office:value-type="date" office:date-value="2016-08-19" calcext:value-type="date">
            <text:p>8/19/16</text:p>
          </table:table-cell>
          <table:table-cell office:value-type="float" office:value="4.514122" calcext:value-type="float">
            <text:p>4.514122</text:p>
          </table:table-cell>
          <table:table-cell table:formula="of:=[.I10]+[.H11]" office:value-type="float" office:value="32.255471" calcext:value-type="float">
            <text:p>32.255471</text:p>
          </table:table-cell>
          <table:table-cell table:formula="of:=[.J10]+2.8" office:value-type="float" office:value="21" calcext:value-type="float">
            <text:p>21</text:p>
          </table:table-cell>
          <table:table-cell table:formula="of:=(0.0312039503*[.H11]^2)+0.2307524608*[.H11]+1.1730058735" office:value-type="float" office:value="2.85050280963304" calcext:value-type="float">
            <text:p>2.85</text:p>
          </table:table-cell>
          <table:table-cell table:formula="of:=[.L10]+[.K11]" office:value-type="float" office:value="21.4621059977686" calcext:value-type="float">
            <text:p>21.5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0" calcext:value-type="date">
            <text:p>8/20/16</text:p>
          </table:table-cell>
          <table:table-cell office:value-type="float" office:value="4.74" calcext:value-type="float">
            <text:p>4.74</text:p>
          </table:table-cell>
          <table:table-cell table:formula="of:=[.C11]+[.B12]" office:value-type="float" office:value="38.42" calcext:value-type="float">
            <text:p>38.42</text:p>
          </table:table-cell>
          <table:table-cell table:formula="of:=[.D11]+2.95" office:value-type="float" office:value="25.075" calcext:value-type="float">
            <text:p>25.075</text:p>
          </table:table-cell>
          <table:table-cell table:number-columns-repeated="2"/>
          <table:table-cell table:style-name="ce236" office:value-type="date" office:date-value="2016-08-20" calcext:value-type="date">
            <text:p>8/20/16</text:p>
          </table:table-cell>
          <table:table-cell office:value-type="float" office:value="4.533112" calcext:value-type="float">
            <text:p>4.533112</text:p>
          </table:table-cell>
          <table:table-cell table:formula="of:=[.I11]+[.H12]" office:value-type="float" office:value="36.788583" calcext:value-type="float">
            <text:p>36.788583</text:p>
          </table:table-cell>
          <table:table-cell table:formula="of:=[.J11]+2.8" office:value-type="float" office:value="23.8" calcext:value-type="float">
            <text:p>23.8</text:p>
          </table:table-cell>
          <table:table-cell table:formula="of:=(0.0312039503*[.H12]^2)+0.2307524608*[.H12]+1.1730058735" office:value-type="float" office:value="2.86024585513091" calcext:value-type="float">
            <text:p>2.86</text:p>
          </table:table-cell>
          <table:table-cell table:formula="of:=[.L11]+[.K12]" office:value-type="float" office:value="24.3223518528995" calcext:value-type="float">
            <text:p>24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1" calcext:value-type="date">
            <text:p>8/21/16</text:p>
          </table:table-cell>
          <table:table-cell office:value-type="float" office:value="4.74" calcext:value-type="float">
            <text:p>4.74</text:p>
          </table:table-cell>
          <table:table-cell table:formula="of:=[.C12]+[.B13]" office:value-type="float" office:value="43.16" calcext:value-type="float">
            <text:p>43.16</text:p>
          </table:table-cell>
          <table:table-cell table:formula="of:=[.D12]+2.95" office:value-type="float" office:value="28.025" calcext:value-type="float">
            <text:p>28.025</text:p>
          </table:table-cell>
          <table:table-cell table:number-columns-repeated="2"/>
          <table:table-cell table:style-name="ce236" office:value-type="date" office:date-value="2016-08-21" calcext:value-type="date">
            <text:p>8/21/16</text:p>
          </table:table-cell>
          <table:table-cell office:value-type="float" office:value="4.514633" calcext:value-type="float">
            <text:p>4.514633</text:p>
          </table:table-cell>
          <table:table-cell table:formula="of:=[.I12]+[.H13]" office:value-type="float" office:value="41.303216" calcext:value-type="float">
            <text:p>41.303216</text:p>
          </table:table-cell>
          <table:table-cell table:formula="of:=[.J12]+2.8" office:value-type="float" office:value="26.6" calcext:value-type="float">
            <text:p>26.6</text:p>
          </table:table-cell>
          <table:table-cell table:formula="of:=(0.0312039503*[.H13]^2)+0.2307524608*[.H13]+1.1730058735" office:value-type="float" office:value="2.8507646896127" calcext:value-type="float">
            <text:p>2.85</text:p>
          </table:table-cell>
          <table:table-cell table:formula="of:=[.L12]+[.K13]" office:value-type="float" office:value="27.1731165425122" calcext:value-type="float">
            <text:p>27.2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2" calcext:value-type="date">
            <text:p>8/22/16</text:p>
          </table:table-cell>
          <table:table-cell office:value-type="float" office:value="4.74" calcext:value-type="float">
            <text:p>4.74</text:p>
          </table:table-cell>
          <table:table-cell table:formula="of:=[.C13]+[.B14]" office:value-type="float" office:value="47.9" calcext:value-type="float">
            <text:p>47.9</text:p>
          </table:table-cell>
          <table:table-cell table:formula="of:=[.D13]+2.95" office:value-type="float" office:value="30.975" calcext:value-type="float">
            <text:p>30.975</text:p>
          </table:table-cell>
          <table:table-cell table:number-columns-repeated="2"/>
          <table:table-cell table:style-name="ce236" office:value-type="date" office:date-value="2016-08-22" calcext:value-type="date">
            <text:p>8/22/16</text:p>
          </table:table-cell>
          <table:table-cell office:value-type="float" office:value="4.461699" calcext:value-type="float">
            <text:p>4.461699</text:p>
          </table:table-cell>
          <table:table-cell table:formula="of:=[.I13]+[.H14]" office:value-type="float" office:value="45.764915" calcext:value-type="float">
            <text:p>45.764915</text:p>
          </table:table-cell>
          <table:table-cell table:formula="of:=[.J13]+2.8" office:value-type="float" office:value="29.4" calcext:value-type="float">
            <text:p>29.4</text:p>
          </table:table-cell>
          <table:table-cell table:formula="of:=(0.0312039503*[.H14]^2)+0.2307524608*[.H14]+1.1730058735" office:value-type="float" office:value="2.82372338332285" calcext:value-type="float">
            <text:p>2.82</text:p>
          </table:table-cell>
          <table:table-cell table:formula="of:=[.L13]+[.K14]" office:value-type="float" office:value="29.9968399258351" calcext:value-type="float">
            <text:p>30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3" calcext:value-type="date">
            <text:p>8/23/16</text:p>
          </table:table-cell>
          <table:table-cell office:value-type="float" office:value="4.74" calcext:value-type="float">
            <text:p>4.74</text:p>
          </table:table-cell>
          <table:table-cell table:formula="of:=[.C14]+[.B15]" office:value-type="float" office:value="52.64" calcext:value-type="float">
            <text:p>52.64</text:p>
          </table:table-cell>
          <table:table-cell table:formula="of:=[.D14]+2.95" office:value-type="float" office:value="33.925" calcext:value-type="float">
            <text:p>33.925</text:p>
          </table:table-cell>
          <table:table-cell table:number-columns-repeated="2"/>
          <table:table-cell table:style-name="ce236" office:value-type="date" office:date-value="2016-08-23" calcext:value-type="date">
            <text:p>8/23/16</text:p>
          </table:table-cell>
          <table:table-cell office:value-type="float" office:value="4.428764" calcext:value-type="float">
            <text:p>4.428764</text:p>
          </table:table-cell>
          <table:table-cell table:formula="of:=[.I14]+[.H15]" office:value-type="float" office:value="50.193679" calcext:value-type="float">
            <text:p>50.193679</text:p>
          </table:table-cell>
          <table:table-cell table:formula="of:=[.J14]+2.8" office:value-type="float" office:value="32.2" calcext:value-type="float">
            <text:p>32.2</text:p>
          </table:table-cell>
          <table:table-cell table:formula="of:=(0.0312039503*[.H15]^2)+0.2307524608*[.H15]+1.1730058735" office:value-type="float" office:value="2.80698680350349" calcext:value-type="float">
            <text:p>2.81</text:p>
          </table:table-cell>
          <table:table-cell table:formula="of:=[.L14]+[.K15]" office:value-type="float" office:value="32.8038267293386" calcext:value-type="float">
            <text:p>32.8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4" calcext:value-type="date">
            <text:p>8/24/16</text:p>
          </table:table-cell>
          <table:table-cell office:value-type="float" office:value="4.74" calcext:value-type="float">
            <text:p>4.74</text:p>
          </table:table-cell>
          <table:table-cell table:formula="of:=[.C15]+[.B16]" office:value-type="float" office:value="57.38" calcext:value-type="float">
            <text:p>57.38</text:p>
          </table:table-cell>
          <table:table-cell table:formula="of:=[.D15]+2.95" office:value-type="float" office:value="36.875" calcext:value-type="float">
            <text:p>36.875</text:p>
          </table:table-cell>
          <table:table-cell table:number-columns-repeated="2"/>
          <table:table-cell table:style-name="ce236" office:value-type="date" office:date-value="2016-08-24" calcext:value-type="date">
            <text:p>8/24/16</text:p>
          </table:table-cell>
          <table:table-cell office:value-type="float" office:value="4.410276" calcext:value-type="float">
            <text:p>4.410276</text:p>
          </table:table-cell>
          <table:table-cell table:formula="of:=[.I15]+[.H16]" office:value-type="float" office:value="54.603955" calcext:value-type="float">
            <text:p>54.603955</text:p>
          </table:table-cell>
          <table:table-cell table:formula="of:=[.J15]+2.8" office:value-type="float" office:value="35" calcext:value-type="float">
            <text:p>35</text:p>
          </table:table-cell>
          <table:table-cell table:formula="of:=(0.0312039503*[.H16]^2)+0.2307524608*[.H16]+1.1730058735" office:value-type="float" office:value="2.7976214219139" calcext:value-type="float">
            <text:p>2.80</text:p>
          </table:table-cell>
          <table:table-cell table:formula="of:=[.L15]+[.K16]" office:value-type="float" office:value="35.6014481512524" calcext:value-type="float">
            <text:p>35.6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5" calcext:value-type="date">
            <text:p>8/25/16</text:p>
          </table:table-cell>
          <table:table-cell office:value-type="float" office:value="4.74" calcext:value-type="float">
            <text:p>4.74</text:p>
          </table:table-cell>
          <table:table-cell table:formula="of:=[.C16]+[.B17]" office:value-type="float" office:value="62.12" calcext:value-type="float">
            <text:p>62.12</text:p>
          </table:table-cell>
          <table:table-cell table:formula="of:=[.D16]+2.95" office:value-type="float" office:value="39.825" calcext:value-type="float">
            <text:p>39.825</text:p>
          </table:table-cell>
          <table:table-cell table:number-columns-repeated="2"/>
          <table:table-cell table:style-name="ce236" office:value-type="date" office:date-value="2016-08-25" calcext:value-type="date">
            <text:p>8/25/16</text:p>
          </table:table-cell>
          <table:table-cell office:value-type="float" office:value="4.423107" calcext:value-type="float">
            <text:p>4.423107</text:p>
          </table:table-cell>
          <table:table-cell table:formula="of:=[.I16]+[.H17]" office:value-type="float" office:value="59.027062" calcext:value-type="float">
            <text:p>59.027062</text:p>
          </table:table-cell>
          <table:table-cell table:formula="of:=[.J16]+2.8" office:value-type="float" office:value="37.8" calcext:value-type="float">
            <text:p>37.8</text:p>
          </table:table-cell>
          <table:table-cell table:formula="of:=(0.0312039503*[.H17]^2)+0.2307524608*[.H17]+1.1730058735" office:value-type="float" office:value="2.80411889795283" calcext:value-type="float">
            <text:p>2.80</text:p>
          </table:table-cell>
          <table:table-cell table:formula="of:=[.L16]+[.K17]" office:value-type="float" office:value="38.4055670492053" calcext:value-type="float">
            <text:p>38.4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6" calcext:value-type="date">
            <text:p>8/26/16</text:p>
          </table:table-cell>
          <table:table-cell office:value-type="float" office:value="4.74" calcext:value-type="float">
            <text:p>4.74</text:p>
          </table:table-cell>
          <table:table-cell table:formula="of:=[.C17]+[.B18]" office:value-type="float" office:value="66.86" calcext:value-type="float">
            <text:p>66.86</text:p>
          </table:table-cell>
          <table:table-cell table:formula="of:=[.D17]+2.95" office:value-type="float" office:value="42.775" calcext:value-type="float">
            <text:p>42.775</text:p>
          </table:table-cell>
          <table:table-cell table:number-columns-repeated="2"/>
          <table:table-cell table:style-name="ce236" office:value-type="date" office:date-value="2016-08-26" calcext:value-type="date">
            <text:p>8/26/16</text:p>
          </table:table-cell>
          <table:table-cell office:value-type="float" office:value="4.417233" calcext:value-type="float">
            <text:p>4.417233</text:p>
          </table:table-cell>
          <table:table-cell table:formula="of:=[.I17]+[.H18]" office:value-type="float" office:value="63.444295" calcext:value-type="float">
            <text:p>63.444295</text:p>
          </table:table-cell>
          <table:table-cell table:formula="of:=[.J17]+2.8" office:value-type="float" office:value="40.6" calcext:value-type="float">
            <text:p>40.6</text:p>
          </table:table-cell>
          <table:table-cell table:formula="of:=(0.0312039503*[.H18]^2)+0.2307524608*[.H18]+1.1730058735" office:value-type="float" office:value="2.8011430943629" calcext:value-type="float">
            <text:p>2.80</text:p>
          </table:table-cell>
          <table:table-cell table:formula="of:=[.L17]+[.K18]" office:value-type="float" office:value="41.2067101435682" calcext:value-type="float">
            <text:p>41.2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7" calcext:value-type="date">
            <text:p>8/27/16</text:p>
          </table:table-cell>
          <table:table-cell office:value-type="float" office:value="4.74" calcext:value-type="float">
            <text:p>4.74</text:p>
          </table:table-cell>
          <table:table-cell table:formula="of:=[.C18]+[.B19]" office:value-type="float" office:value="71.6" calcext:value-type="float">
            <text:p>71.6</text:p>
          </table:table-cell>
          <table:table-cell table:formula="of:=[.D18]+2.95" office:value-type="float" office:value="45.725" calcext:value-type="float">
            <text:p>45.725</text:p>
          </table:table-cell>
          <table:table-cell table:number-columns-repeated="2"/>
          <table:table-cell table:style-name="ce236" office:value-type="date" office:date-value="2016-08-27" calcext:value-type="date">
            <text:p>8/27/16</text:p>
          </table:table-cell>
          <table:table-cell office:value-type="float" office:value="4.44" calcext:value-type="float">
            <text:p>4.44</text:p>
          </table:table-cell>
          <table:table-cell table:formula="of:=[.I18]+[.H19]" office:value-type="float" office:value="67.884295" calcext:value-type="float">
            <text:p>67.884295</text:p>
          </table:table-cell>
          <table:table-cell table:formula="of:=[.J18]+2.8" office:value-type="float" office:value="43.4" calcext:value-type="float">
            <text:p>43.4</text:p>
          </table:table-cell>
          <table:table-cell table:formula="of:=(0.0312039503*[.H19]^2)+0.2307524608*[.H19]+1.1730058735" office:value-type="float" office:value="2.81268899408608" calcext:value-type="float">
            <text:p>2.81</text:p>
          </table:table-cell>
          <table:table-cell table:formula="of:=[.L18]+[.K19]" office:value-type="float" office:value="44.0193991376543" calcext:value-type="float">
            <text:p>44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8" calcext:value-type="date">
            <text:p>8/28/16</text:p>
          </table:table-cell>
          <table:table-cell office:value-type="float" office:value="4.74" calcext:value-type="float">
            <text:p>4.74</text:p>
          </table:table-cell>
          <table:table-cell table:formula="of:=[.C19]+[.B20]" office:value-type="float" office:value="76.34" calcext:value-type="float">
            <text:p>76.34</text:p>
          </table:table-cell>
          <table:table-cell table:formula="of:=[.D19]+2.95" office:value-type="float" office:value="48.675" calcext:value-type="float">
            <text:p>48.675</text:p>
          </table:table-cell>
          <table:table-cell table:number-columns-repeated="2"/>
          <table:table-cell table:style-name="ce236" office:value-type="date" office:date-value="2016-08-28" calcext:value-type="date">
            <text:p>8/28/16</text:p>
          </table:table-cell>
          <table:table-cell office:value-type="float" office:value="4.44" calcext:value-type="float">
            <text:p>4.44</text:p>
          </table:table-cell>
          <table:table-cell table:formula="of:=[.I19]+[.H20]" office:value-type="float" office:value="72.324295" calcext:value-type="float">
            <text:p>72.324295</text:p>
          </table:table-cell>
          <table:table-cell table:formula="of:=[.J19]+2.8" office:value-type="float" office:value="46.2" calcext:value-type="float">
            <text:p>46.2</text:p>
          </table:table-cell>
          <table:table-cell table:formula="of:=(0.0312039503*[.H20]^2)+0.2307524608*[.H20]+1.1730058735" office:value-type="float" office:value="2.81268899408608" calcext:value-type="float">
            <text:p>2.81</text:p>
          </table:table-cell>
          <table:table-cell table:formula="of:=[.L19]+[.K20]" office:value-type="float" office:value="46.8320881317404" calcext:value-type="float">
            <text:p>46.8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29" calcext:value-type="date">
            <text:p>8/29/16</text:p>
          </table:table-cell>
          <table:table-cell office:value-type="float" office:value="4.74" calcext:value-type="float">
            <text:p>4.74</text:p>
          </table:table-cell>
          <table:table-cell table:formula="of:=[.C20]+[.B21]" office:value-type="float" office:value="81.08" calcext:value-type="float">
            <text:p>81.08</text:p>
          </table:table-cell>
          <table:table-cell table:formula="of:=[.D20]+2.95" office:value-type="float" office:value="51.625" calcext:value-type="float">
            <text:p>51.625</text:p>
          </table:table-cell>
          <table:table-cell table:number-columns-repeated="2"/>
          <table:table-cell table:style-name="ce236" office:value-type="date" office:date-value="2016-08-29" calcext:value-type="date">
            <text:p>8/29/16</text:p>
          </table:table-cell>
          <table:table-cell office:value-type="float" office:value="4.44" calcext:value-type="float">
            <text:p>4.44</text:p>
          </table:table-cell>
          <table:table-cell table:formula="of:=[.I20]+[.H21]" office:value-type="float" office:value="76.764295" calcext:value-type="float">
            <text:p>76.764295</text:p>
          </table:table-cell>
          <table:table-cell table:formula="of:=[.J20]+2.8" office:value-type="float" office:value="49" calcext:value-type="float">
            <text:p>49</text:p>
          </table:table-cell>
          <table:table-cell table:formula="of:=(0.0312039503*[.H21]^2)+0.2307524608*[.H21]+1.1730058735" office:value-type="float" office:value="2.81268899408608" calcext:value-type="float">
            <text:p>2.81</text:p>
          </table:table-cell>
          <table:table-cell table:formula="of:=[.L20]+[.K21]" office:value-type="float" office:value="49.6447771258264" calcext:value-type="float">
            <text:p>49.6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30" calcext:value-type="date">
            <text:p>8/30/16</text:p>
          </table:table-cell>
          <table:table-cell office:value-type="float" office:value="4.74" calcext:value-type="float">
            <text:p>4.74</text:p>
          </table:table-cell>
          <table:table-cell table:formula="of:=[.C21]+[.B22]" office:value-type="float" office:value="85.82" calcext:value-type="float">
            <text:p>85.82</text:p>
          </table:table-cell>
          <table:table-cell table:formula="of:=[.D21]+2.95" office:value-type="float" office:value="54.575" calcext:value-type="float">
            <text:p>54.575</text:p>
          </table:table-cell>
          <table:table-cell table:number-columns-repeated="2"/>
          <table:table-cell table:style-name="ce236" office:value-type="date" office:date-value="2016-08-30" calcext:value-type="date">
            <text:p>8/30/16</text:p>
          </table:table-cell>
          <table:table-cell office:value-type="float" office:value="4.44" calcext:value-type="float">
            <text:p>4.44</text:p>
          </table:table-cell>
          <table:table-cell table:formula="of:=[.I21]+[.H22]" office:value-type="float" office:value="81.204295" calcext:value-type="float">
            <text:p>81.204295</text:p>
          </table:table-cell>
          <table:table-cell table:formula="of:=[.J21]+2.8" office:value-type="float" office:value="51.8" calcext:value-type="float">
            <text:p>51.8</text:p>
          </table:table-cell>
          <table:table-cell table:formula="of:=(0.0312039503*[.H22]^2)+0.2307524608*[.H22]+1.1730058735" office:value-type="float" office:value="2.81268899408608" calcext:value-type="float">
            <text:p>2.81</text:p>
          </table:table-cell>
          <table:table-cell table:formula="of:=[.L21]+[.K22]" office:value-type="float" office:value="52.4574661199125" calcext:value-type="float">
            <text:p>52.5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8-31" calcext:value-type="date">
            <text:p>8/31/16</text:p>
          </table:table-cell>
          <table:table-cell office:value-type="float" office:value="4.74" calcext:value-type="float">
            <text:p>4.74</text:p>
          </table:table-cell>
          <table:table-cell table:formula="of:=[.C22]+[.B23]" office:value-type="float" office:value="90.56" calcext:value-type="float">
            <text:p>90.56</text:p>
          </table:table-cell>
          <table:table-cell table:formula="of:=[.D22]+2.95" office:value-type="float" office:value="57.525" calcext:value-type="float">
            <text:p>57.525</text:p>
          </table:table-cell>
          <table:table-cell table:number-columns-repeated="2"/>
          <table:table-cell table:style-name="ce236" office:value-type="date" office:date-value="2016-08-31" calcext:value-type="date">
            <text:p>8/31/16</text:p>
          </table:table-cell>
          <table:table-cell office:value-type="float" office:value="4.44" calcext:value-type="float">
            <text:p>4.44</text:p>
          </table:table-cell>
          <table:table-cell table:formula="of:=[.I22]+[.H23]" office:value-type="float" office:value="85.644295" calcext:value-type="float">
            <text:p>85.644295</text:p>
          </table:table-cell>
          <table:table-cell table:formula="of:=[.J22]+2.8" office:value-type="float" office:value="54.6" calcext:value-type="float">
            <text:p>54.6</text:p>
          </table:table-cell>
          <table:table-cell table:formula="of:=(0.0312039503*[.H23]^2)+0.2307524608*[.H23]+1.1730058735" office:value-type="float" office:value="2.81268899408608" calcext:value-type="float">
            <text:p>2.81</text:p>
          </table:table-cell>
          <table:table-cell table:formula="of:=[.L22]+[.K23]" office:value-type="float" office:value="55.2701551139986" calcext:value-type="float">
            <text:p>55.3</text:p>
          </table:table-cell>
          <table:table-cell table:number-columns-repeated="23"/>
          <table:table-cell office:value-type="string" calcext:value-type="string">
            <text:p>Sampled: 17PL50 10E/10/R</text:p>
          </table:table-cell>
        </table:table-row>
        <table:table-row table:style-name="ro2">
          <table:table-cell table:style-name="ce236" office:value-type="date" office:date-value="2016-09-01" calcext:value-type="date">
            <text:p>9/1/16</text:p>
          </table:table-cell>
          <table:table-cell office:value-type="float" office:value="4.74" calcext:value-type="float">
            <text:p>4.74</text:p>
          </table:table-cell>
          <table:table-cell table:formula="of:=[.C23]+[.B24]" office:value-type="float" office:value="95.3" calcext:value-type="float">
            <text:p>95.3</text:p>
          </table:table-cell>
          <table:table-cell table:formula="of:=[.D23]+2.95" office:value-type="float" office:value="60.475" calcext:value-type="float">
            <text:p>60.475</text:p>
          </table:table-cell>
          <table:table-cell table:number-columns-repeated="2"/>
          <table:table-cell table:style-name="ce236" office:value-type="date" office:date-value="2016-09-01" calcext:value-type="date">
            <text:p>9/1/16</text:p>
          </table:table-cell>
          <table:table-cell office:value-type="float" office:value="4.44" calcext:value-type="float">
            <text:p>4.44</text:p>
          </table:table-cell>
          <table:table-cell table:formula="of:=[.I23]+[.H24]" office:value-type="float" office:value="90.084295" calcext:value-type="float">
            <text:p>90.084295</text:p>
          </table:table-cell>
          <table:table-cell table:formula="of:=[.J23]+2.8" office:value-type="float" office:value="57.4" calcext:value-type="float">
            <text:p>57.4</text:p>
          </table:table-cell>
          <table:table-cell table:formula="of:=(0.0312039503*[.H24]^2)+0.2307524608*[.H24]+1.1730058735" office:value-type="float" office:value="2.81268899408608" calcext:value-type="float">
            <text:p>2.81</text:p>
          </table:table-cell>
          <table:table-cell table:formula="of:=[.L23]+[.K24]" office:value-type="float" office:value="58.0828441080847" calcext:value-type="float">
            <text:p>58.1</text:p>
          </table:table-cell>
          <table:table-cell table:number-columns-repeated="23"/>
          <table:table-cell office:value-type="string" calcext:value-type="string">
            <text:p>Left the others alone</text:p>
          </table:table-cell>
        </table:table-row>
        <table:table-row table:style-name="ro2">
          <table:table-cell table:style-name="ce237" office:value-type="date" office:date-value="2016-09-02" calcext:value-type="date">
            <text:p>9/2/16</text:p>
          </table:table-cell>
          <table:table-cell table:style-name="ce238" office:value-type="float" office:value="4.74" calcext:value-type="float">
            <text:p>4.74</text:p>
          </table:table-cell>
          <table:table-cell table:style-name="ce238" table:formula="of:=[.C24]+[.B25]" office:value-type="float" office:value="100.04" calcext:value-type="float">
            <text:p>100.04</text:p>
          </table:table-cell>
          <table:table-cell table:formula="of:=[.D24]+2.95" office:value-type="float" office:value="63.425" calcext:value-type="float">
            <text:p>63.425</text:p>
          </table:table-cell>
          <table:table-cell table:number-columns-repeated="2"/>
          <table:table-cell table:style-name="ce236" office:value-type="date" office:date-value="2016-09-02" calcext:value-type="date">
            <text:p>9/2/16</text:p>
          </table:table-cell>
          <table:table-cell office:value-type="float" office:value="4.44" calcext:value-type="float">
            <text:p>4.44</text:p>
          </table:table-cell>
          <table:table-cell table:formula="of:=[.I24]+[.H25]" office:value-type="float" office:value="94.524295" calcext:value-type="float">
            <text:p>94.524295</text:p>
          </table:table-cell>
          <table:table-cell table:formula="of:=[.J24]+2.8" office:value-type="float" office:value="60.2" calcext:value-type="float">
            <text:p>60.2</text:p>
          </table:table-cell>
          <table:table-cell table:formula="of:=(0.0312039503*[.H25]^2)+0.2307524608*[.H25]+1.1730058735" office:value-type="float" office:value="2.81268899408608" calcext:value-type="float">
            <text:p>2.81</text:p>
          </table:table-cell>
          <table:table-cell table:formula="of:=[.L24]+[.K25]" office:value-type="float" office:value="60.8955331021708" calcext:value-type="float">
            <text:p>60.9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3" calcext:value-type="date">
            <text:p>9/3/16</text:p>
          </table:table-cell>
          <table:table-cell office:value-type="float" office:value="4.74" calcext:value-type="float">
            <text:p>4.74</text:p>
          </table:table-cell>
          <table:table-cell table:formula="of:=[.C25]+[.B26]" office:value-type="float" office:value="104.78" calcext:value-type="float">
            <text:p>104.78</text:p>
          </table:table-cell>
          <table:table-cell table:formula="of:=[.D25]+2.95" office:value-type="float" office:value="66.375" calcext:value-type="float">
            <text:p>66.375</text:p>
          </table:table-cell>
          <table:table-cell table:number-columns-repeated="2"/>
          <table:table-cell table:style-name="ce236" office:value-type="date" office:date-value="2016-09-03" calcext:value-type="date">
            <text:p>9/3/16</text:p>
          </table:table-cell>
          <table:table-cell office:value-type="float" office:value="4.44" calcext:value-type="float">
            <text:p>4.44</text:p>
          </table:table-cell>
          <table:table-cell table:formula="of:=[.I25]+[.H26]" office:value-type="float" office:value="98.964295" calcext:value-type="float">
            <text:p>98.964295</text:p>
          </table:table-cell>
          <table:table-cell table:formula="of:=[.J25]+2.8" office:value-type="float" office:value="63" calcext:value-type="float">
            <text:p>63</text:p>
          </table:table-cell>
          <table:table-cell table:formula="of:=(0.0312039503*[.H26]^2)+0.2307524608*[.H26]+1.1730058735" office:value-type="float" office:value="2.81268899408608" calcext:value-type="float">
            <text:p>2.81</text:p>
          </table:table-cell>
          <table:table-cell table:formula="of:=[.L25]+[.K26]" office:value-type="float" office:value="63.7082220962568" calcext:value-type="float">
            <text:p>63.7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4" calcext:value-type="date">
            <text:p>9/4/16</text:p>
          </table:table-cell>
          <table:table-cell office:value-type="float" office:value="4.74" calcext:value-type="float">
            <text:p>4.74</text:p>
          </table:table-cell>
          <table:table-cell table:formula="of:=[.C26]+[.B27]" office:value-type="float" office:value="109.52" calcext:value-type="float">
            <text:p>109.52</text:p>
          </table:table-cell>
          <table:table-cell table:formula="of:=[.D26]+2.95" office:value-type="float" office:value="69.325" calcext:value-type="float">
            <text:p>69.325</text:p>
          </table:table-cell>
          <table:table-cell table:number-columns-repeated="2"/>
          <table:table-cell table:style-name="ce236" office:value-type="date" office:date-value="2016-09-04" calcext:value-type="date">
            <text:p>9/4/16</text:p>
          </table:table-cell>
          <table:table-cell office:value-type="float" office:value="4.44" calcext:value-type="float">
            <text:p>4.44</text:p>
          </table:table-cell>
          <table:table-cell table:formula="of:=[.I26]+[.H27]" office:value-type="float" office:value="103.404295" calcext:value-type="float">
            <text:p>103.404295</text:p>
          </table:table-cell>
          <table:table-cell table:formula="of:=[.J26]+2.8" office:value-type="float" office:value="65.8" calcext:value-type="float">
            <text:p>65.8</text:p>
          </table:table-cell>
          <table:table-cell table:formula="of:=(0.0312039503*[.H27]^2)+0.2307524608*[.H27]+1.1730058735" office:value-type="float" office:value="2.81268899408608" calcext:value-type="float">
            <text:p>2.81</text:p>
          </table:table-cell>
          <table:table-cell table:formula="of:=[.L26]+[.K27]" office:value-type="float" office:value="66.5209110903429" calcext:value-type="float">
            <text:p>66.5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5" calcext:value-type="date">
            <text:p>9/5/16</text:p>
          </table:table-cell>
          <table:table-cell office:value-type="float" office:value="4.74" calcext:value-type="float">
            <text:p>4.74</text:p>
          </table:table-cell>
          <table:table-cell table:formula="of:=[.C27]+[.B28]" office:value-type="float" office:value="114.26" calcext:value-type="float">
            <text:p>114.26</text:p>
          </table:table-cell>
          <table:table-cell table:formula="of:=[.D27]+2.95" office:value-type="float" office:value="72.275" calcext:value-type="float">
            <text:p>72.275</text:p>
          </table:table-cell>
          <table:table-cell table:number-columns-repeated="2"/>
          <table:table-cell table:style-name="ce236" office:value-type="date" office:date-value="2016-09-05" calcext:value-type="date">
            <text:p>9/5/16</text:p>
          </table:table-cell>
          <table:table-cell office:value-type="float" office:value="4.354973" calcext:value-type="float">
            <text:p>4.354973</text:p>
          </table:table-cell>
          <table:table-cell table:formula="of:=[.I27]+[.H28]" office:value-type="float" office:value="107.759268" calcext:value-type="float">
            <text:p>107.759268</text:p>
          </table:table-cell>
          <table:table-cell table:formula="of:=[.J27]+2.8" office:value-type="float" office:value="68.6" calcext:value-type="float">
            <text:p>68.6</text:p>
          </table:table-cell>
          <table:table-cell table:formula="of:=(0.0312039503*[.H28]^2)+0.2307524608*[.H28]+1.1730058735" office:value-type="float" office:value="2.76973417324587" calcext:value-type="float">
            <text:p>2.77</text:p>
          </table:table-cell>
          <table:table-cell table:formula="of:=[.L27]+[.K28]" office:value-type="float" office:value="69.2906452635888" calcext:value-type="float">
            <text:p>69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6" calcext:value-type="date">
            <text:p>9/6/16</text:p>
          </table:table-cell>
          <table:table-cell office:value-type="float" office:value="4.74" calcext:value-type="float">
            <text:p>4.74</text:p>
          </table:table-cell>
          <table:table-cell table:formula="of:=[.C28]+[.B29]" office:value-type="float" office:value="119" calcext:value-type="float">
            <text:p>119</text:p>
          </table:table-cell>
          <table:table-cell table:formula="of:=[.D28]+2.95" office:value-type="float" office:value="75.225" calcext:value-type="float">
            <text:p>75.225</text:p>
          </table:table-cell>
          <table:table-cell table:number-columns-repeated="2"/>
          <table:table-cell table:style-name="ce236" office:value-type="date" office:date-value="2016-09-06" calcext:value-type="date">
            <text:p>9/6/16</text:p>
          </table:table-cell>
          <table:table-cell office:value-type="float" office:value="4.456138" calcext:value-type="float">
            <text:p>4.456138</text:p>
          </table:table-cell>
          <table:table-cell table:formula="of:=[.I28]+[.H29]" office:value-type="float" office:value="112.215406" calcext:value-type="float">
            <text:p>112.215406</text:p>
          </table:table-cell>
          <table:table-cell table:formula="of:=[.J28]+2.8" office:value-type="float" office:value="71.4" calcext:value-type="float">
            <text:p>71.4</text:p>
          </table:table-cell>
          <table:table-cell table:formula="of:=(0.0312039503*[.H29]^2)+0.2307524608*[.H29]+1.1730058735" office:value-type="float" office:value="2.82089269972812" calcext:value-type="float">
            <text:p>2.82</text:p>
          </table:table-cell>
          <table:table-cell table:formula="of:=[.L28]+[.K29]" office:value-type="float" office:value="72.1115379633169" calcext:value-type="float">
            <text:p>72.1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7" calcext:value-type="date">
            <text:p>9/7/16</text:p>
          </table:table-cell>
          <table:table-cell office:value-type="float" office:value="4.74" calcext:value-type="float">
            <text:p>4.74</text:p>
          </table:table-cell>
          <table:table-cell table:formula="of:=[.C29]+[.B30]" office:value-type="float" office:value="123.74" calcext:value-type="float">
            <text:p>123.74</text:p>
          </table:table-cell>
          <table:table-cell table:formula="of:=[.D29]+2.95" office:value-type="float" office:value="78.175" calcext:value-type="float">
            <text:p>78.175</text:p>
          </table:table-cell>
          <table:table-cell table:number-columns-repeated="2"/>
          <table:table-cell table:style-name="ce236" office:value-type="date" office:date-value="2016-09-07" calcext:value-type="date">
            <text:p>9/7/16</text:p>
          </table:table-cell>
          <table:table-cell office:value-type="float" office:value="4.408263" calcext:value-type="float">
            <text:p>4.408263</text:p>
          </table:table-cell>
          <table:table-cell table:formula="of:=[.I29]+[.H30]" office:value-type="float" office:value="116.623669" calcext:value-type="float">
            <text:p>116.623669</text:p>
          </table:table-cell>
          <table:table-cell table:formula="of:=[.J29]+2.8" office:value-type="float" office:value="74.2" calcext:value-type="float">
            <text:p>74.2</text:p>
          </table:table-cell>
          <table:table-cell table:formula="of:=(0.0312039503*[.H30]^2)+0.2307524608*[.H30]+1.1730058735" office:value-type="float" office:value="2.79660299345267" calcext:value-type="float">
            <text:p>2.80</text:p>
          </table:table-cell>
          <table:table-cell table:formula="of:=[.L29]+[.K30]" office:value-type="float" office:value="74.9081409567696" calcext:value-type="float">
            <text:p>74.9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8" calcext:value-type="date">
            <text:p>9/8/16</text:p>
          </table:table-cell>
          <table:table-cell office:value-type="float" office:value="4.74" calcext:value-type="float">
            <text:p>4.74</text:p>
          </table:table-cell>
          <table:table-cell table:formula="of:=[.C30]+[.B31]" office:value-type="float" office:value="128.48" calcext:value-type="float">
            <text:p>128.48</text:p>
          </table:table-cell>
          <table:table-cell table:formula="of:=[.D30]+2.95" office:value-type="float" office:value="81.125" calcext:value-type="float">
            <text:p>81.125</text:p>
          </table:table-cell>
          <table:table-cell table:number-columns-repeated="2"/>
          <table:table-cell table:style-name="ce236" office:value-type="date" office:date-value="2016-09-08" calcext:value-type="date">
            <text:p>9/8/16</text:p>
          </table:table-cell>
          <table:table-cell office:value-type="float" office:value="4.434912" calcext:value-type="float">
            <text:p>4.434912</text:p>
          </table:table-cell>
          <table:table-cell table:formula="of:=[.I30]+[.H31]" office:value-type="float" office:value="121.058581" calcext:value-type="float">
            <text:p>121.058581</text:p>
          </table:table-cell>
          <table:table-cell table:formula="of:=[.J30]+2.8" office:value-type="float" office:value="77" calcext:value-type="float">
            <text:p>77</text:p>
          </table:table-cell>
          <table:table-cell table:formula="of:=(0.0312039503*[.H31]^2)+0.2307524608*[.H31]+1.1730058735" office:value-type="float" office:value="2.81010589395716" calcext:value-type="float">
            <text:p>2.81</text:p>
          </table:table-cell>
          <table:table-cell table:formula="of:=[.L30]+[.K31]" office:value-type="float" office:value="77.7182468507267" calcext:value-type="float">
            <text:p>77.7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09" calcext:value-type="date">
            <text:p>9/9/16</text:p>
          </table:table-cell>
          <table:table-cell office:value-type="float" office:value="4.74" calcext:value-type="float">
            <text:p>4.74</text:p>
          </table:table-cell>
          <table:table-cell table:formula="of:=[.C31]+[.B32]" office:value-type="float" office:value="133.22" calcext:value-type="float">
            <text:p>133.22</text:p>
          </table:table-cell>
          <table:table-cell table:formula="of:=[.D31]+2.95" office:value-type="float" office:value="84.075" calcext:value-type="float">
            <text:p>84.075</text:p>
          </table:table-cell>
          <table:table-cell table:number-columns-repeated="2"/>
          <table:table-cell table:style-name="ce236" office:value-type="date" office:date-value="2016-09-09" calcext:value-type="date">
            <text:p>9/9/16</text:p>
          </table:table-cell>
          <table:table-cell office:value-type="float" office:value="4.456208" calcext:value-type="float">
            <text:p>4.456208</text:p>
          </table:table-cell>
          <table:table-cell table:formula="of:=[.I31]+[.H32]" office:value-type="float" office:value="125.514789" calcext:value-type="float">
            <text:p>125.514789</text:p>
          </table:table-cell>
          <table:table-cell table:formula="of:=[.J31]+2.8" office:value-type="float" office:value="79.8" calcext:value-type="float">
            <text:p>79.8</text:p>
          </table:table-cell>
          <table:table-cell table:formula="of:=(0.0312039503*[.H32]^2)+0.2307524608*[.H32]+1.1730058735" office:value-type="float" office:value="2.82092831942849" calcext:value-type="float">
            <text:p>2.82</text:p>
          </table:table-cell>
          <table:table-cell table:formula="of:=[.L31]+[.K32]" office:value-type="float" office:value="80.5391751701552" calcext:value-type="float">
            <text:p>80.5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10" calcext:value-type="date">
            <text:p>9/10/16</text:p>
          </table:table-cell>
          <table:table-cell office:value-type="float" office:value="4.74" calcext:value-type="float">
            <text:p>4.74</text:p>
          </table:table-cell>
          <table:table-cell table:formula="of:=[.C32]+[.B33]" office:value-type="float" office:value="137.96" calcext:value-type="float">
            <text:p>137.96</text:p>
          </table:table-cell>
          <table:table-cell table:formula="of:=[.D32]+2.95" office:value-type="float" office:value="87.025" calcext:value-type="float">
            <text:p>87.025</text:p>
          </table:table-cell>
          <table:table-cell table:number-columns-repeated="2"/>
          <table:table-cell table:style-name="ce236" office:value-type="date" office:date-value="2016-09-10" calcext:value-type="date">
            <text:p>9/10/16</text:p>
          </table:table-cell>
          <table:table-cell office:value-type="float" office:value="4.443294" calcext:value-type="float">
            <text:p>4.443294</text:p>
          </table:table-cell>
          <table:table-cell table:formula="of:=[.I32]+[.H33]" office:value-type="float" office:value="129.958083" calcext:value-type="float">
            <text:p>129.958083</text:p>
          </table:table-cell>
          <table:table-cell table:formula="of:=[.J32]+2.8" office:value-type="float" office:value="82.5999999999999" calcext:value-type="float">
            <text:p>82.5999999999999</text:p>
          </table:table-cell>
          <table:table-cell table:formula="of:=(0.0312039503*[.H33]^2)+0.2307524608*[.H33]+1.1730058735" office:value-type="float" office:value="2.81436216928154" calcext:value-type="float">
            <text:p>2.81</text:p>
          </table:table-cell>
          <table:table-cell table:formula="of:=[.L32]+[.K33]" office:value-type="float" office:value="83.3535373394368" calcext:value-type="float">
            <text:p>83.4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11" calcext:value-type="date">
            <text:p>9/11/16</text:p>
          </table:table-cell>
          <table:table-cell office:value-type="float" office:value="4.74" calcext:value-type="float">
            <text:p>4.74</text:p>
          </table:table-cell>
          <table:table-cell table:formula="of:=[.C33]+[.B34]" office:value-type="float" office:value="142.7" calcext:value-type="float">
            <text:p>142.7</text:p>
          </table:table-cell>
          <table:table-cell table:formula="of:=[.D33]+2.95" office:value-type="float" office:value="89.9750000000001" calcext:value-type="float">
            <text:p>89.9750000000001</text:p>
          </table:table-cell>
          <table:table-cell table:style-name="ce112"/>
          <table:table-cell/>
          <table:table-cell table:style-name="ce236" office:value-type="date" office:date-value="2016-09-11" calcext:value-type="date">
            <text:p>9/11/16</text:p>
          </table:table-cell>
          <table:table-cell office:value-type="float" office:value="4.437591" calcext:value-type="float">
            <text:p>4.437591</text:p>
          </table:table-cell>
          <table:table-cell table:formula="of:=[.I33]+[.H34]" office:value-type="float" office:value="134.395674" calcext:value-type="float">
            <text:p>134.395674</text:p>
          </table:table-cell>
          <table:table-cell table:formula="of:=[.J33]+2.8" office:value-type="float" office:value="85.4" calcext:value-type="float">
            <text:p>85.4</text:p>
          </table:table-cell>
          <table:table-cell table:formula="of:=(0.0312039503*[.H34]^2)+0.2307524608*[.H34]+1.1730058735" office:value-type="float" office:value="2.8114657800848" calcext:value-type="float">
            <text:p>2.81</text:p>
          </table:table-cell>
          <table:table-cell table:formula="of:=[.L33]+[.K34]" office:value-type="float" office:value="86.1650031195216" calcext:value-type="float">
            <text:p>86.2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2" calcext:value-type="date">
            <text:p>9/12/16</text:p>
          </table:table-cell>
          <table:table-cell office:value-type="float" office:value="4.74" calcext:value-type="float">
            <text:p>4.74</text:p>
          </table:table-cell>
          <table:table-cell table:formula="of:=[.C34]+[.B35]" office:value-type="float" office:value="147.44" calcext:value-type="float">
            <text:p>147.44</text:p>
          </table:table-cell>
          <table:table-cell table:formula="of:=[.D34]+2.95" office:value-type="float" office:value="92.9250000000001" calcext:value-type="float">
            <text:p>92.9250000000001</text:p>
          </table:table-cell>
          <table:table-cell table:number-columns-repeated="2"/>
          <table:table-cell table:style-name="ce236" office:value-type="date" office:date-value="2016-09-12" calcext:value-type="date">
            <text:p>9/12/16</text:p>
          </table:table-cell>
          <table:table-cell office:value-type="float" office:value="4.442683" calcext:value-type="float">
            <text:p>4.442683</text:p>
          </table:table-cell>
          <table:table-cell table:formula="of:=[.I34]+[.H35]" office:value-type="float" office:value="138.838357" calcext:value-type="float">
            <text:p>138.838357</text:p>
          </table:table-cell>
          <table:table-cell table:formula="of:=[.J34]+2.8" office:value-type="float" office:value="88.2" calcext:value-type="float">
            <text:p>88.2</text:p>
          </table:table-cell>
          <table:table-cell table:formula="of:=(0.0312039503*[.H35]^2)+0.2307524608*[.H35]+1.1730058735" office:value-type="float" office:value="2.81405176292375" calcext:value-type="float">
            <text:p>2.81</text:p>
          </table:table-cell>
          <table:table-cell table:formula="of:=[.L34]+[.K35]" office:value-type="float" office:value="88.9790548824453" calcext:value-type="float">
            <text:p>89.0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3" calcext:value-type="date">
            <text:p>9/13/16</text:p>
          </table:table-cell>
          <table:table-cell office:value-type="float" office:value="4.74" calcext:value-type="float">
            <text:p>4.74</text:p>
          </table:table-cell>
          <table:table-cell table:formula="of:=[.C35]+[.B36]" office:value-type="float" office:value="152.18" calcext:value-type="float">
            <text:p>152.18</text:p>
          </table:table-cell>
          <table:table-cell table:formula="of:=[.D35]+2.95" office:value-type="float" office:value="95.8750000000001" calcext:value-type="float">
            <text:p>95.8750000000001</text:p>
          </table:table-cell>
          <table:table-cell table:number-columns-repeated="2"/>
          <table:table-cell table:style-name="ce236" office:value-type="date" office:date-value="2016-09-13" calcext:value-type="date">
            <text:p>9/13/16</text:p>
          </table:table-cell>
          <table:table-cell table:style-name="ce242" office:value-type="float" office:value="4.44005" calcext:value-type="float">
            <text:p>4.44005</text:p>
          </table:table-cell>
          <table:table-cell table:formula="of:=[.I35]+[.H36]" office:value-type="float" office:value="143.278407" calcext:value-type="float">
            <text:p>143.278407</text:p>
          </table:table-cell>
          <table:table-cell table:formula="of:=[.J35]+2.8" office:value-type="float" office:value="90.9999999999999" calcext:value-type="float">
            <text:p>90.9999999999999</text:p>
          </table:table-cell>
          <table:table-cell table:formula="of:=(0.0312039503*[.H36]^2)+0.2307524608*[.H36]+1.1730058735" office:value-type="float" office:value="2.81271438634106" calcext:value-type="float">
            <text:p>2.81</text:p>
          </table:table-cell>
          <table:table-cell table:formula="of:=[.L35]+[.K36]" office:value-type="float" office:value="91.7917692687864" calcext:value-type="float">
            <text:p>91.8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4" calcext:value-type="date">
            <text:p>9/14/16</text:p>
          </table:table-cell>
          <table:table-cell office:value-type="float" office:value="4.74" calcext:value-type="float">
            <text:p>4.74</text:p>
          </table:table-cell>
          <table:table-cell table:formula="of:=[.C36]+[.B37]" office:value-type="float" office:value="156.92" calcext:value-type="float">
            <text:p>156.92</text:p>
          </table:table-cell>
          <table:table-cell table:formula="of:=[.D36]+2.95" office:value-type="float" office:value="98.8250000000001" calcext:value-type="float">
            <text:p>98.8250000000001</text:p>
          </table:table-cell>
          <table:table-cell table:number-columns-repeated="2"/>
          <table:table-cell table:style-name="ce236" office:value-type="date" office:date-value="2016-09-14" calcext:value-type="date">
            <text:p>9/14/16</text:p>
          </table:table-cell>
          <table:table-cell table:style-name="ce242" office:value-type="float" office:value="4.444642" calcext:value-type="float">
            <text:p>4.444642</text:p>
          </table:table-cell>
          <table:table-cell table:formula="of:=[.I36]+[.H37]" office:value-type="float" office:value="147.723049" calcext:value-type="float">
            <text:p>147.723049</text:p>
          </table:table-cell>
          <table:table-cell table:formula="of:=[.J36]+2.8" office:value-type="float" office:value="93.7999999999999" calcext:value-type="float">
            <text:p>93.7999999999999</text:p>
          </table:table-cell>
          <table:table-cell table:formula="of:=(0.0312039503*[.H37]^2)+0.2307524608*[.H37]+1.1730058735" office:value-type="float" office:value="2.81504707618411" calcext:value-type="float">
            <text:p>2.82</text:p>
          </table:table-cell>
          <table:table-cell table:formula="of:=[.L36]+[.K37]" office:value-type="float" office:value="94.6068163449705" calcext:value-type="float">
            <text:p>94.6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5" calcext:value-type="date">
            <text:p>9/15/16</text:p>
          </table:table-cell>
          <table:table-cell office:value-type="float" office:value="4.74" calcext:value-type="float">
            <text:p>4.74</text:p>
          </table:table-cell>
          <table:table-cell table:formula="of:=[.C37]+[.B38]" office:value-type="float" office:value="161.66" calcext:value-type="float">
            <text:p>161.66</text:p>
          </table:table-cell>
          <table:table-cell table:formula="of:=[.D37]+2.95" office:value-type="float" office:value="101.775" calcext:value-type="float">
            <text:p>101.775</text:p>
          </table:table-cell>
          <table:table-cell table:number-columns-repeated="2"/>
          <table:table-cell table:style-name="ce236" office:value-type="date" office:date-value="2016-09-15" calcext:value-type="date">
            <text:p>9/15/16</text:p>
          </table:table-cell>
          <table:table-cell table:style-name="ce242" office:value-type="float" office:value="4.457157" calcext:value-type="float">
            <text:p>4.457157</text:p>
          </table:table-cell>
          <table:table-cell table:formula="of:=[.I37]+[.H38]" office:value-type="float" office:value="152.180206" calcext:value-type="float">
            <text:p>152.180206</text:p>
          </table:table-cell>
          <table:table-cell table:formula="of:=[.J37]+2.8" office:value-type="float" office:value="96.5999999999999" calcext:value-type="float">
            <text:p>96.5999999999999</text:p>
          </table:table-cell>
          <table:table-cell table:formula="of:=(0.0312039503*[.H38]^2)+0.2307524608*[.H38]+1.1730058735" office:value-type="float" office:value="2.82141125097013" calcext:value-type="float">
            <text:p>2.82</text:p>
          </table:table-cell>
          <table:table-cell table:formula="of:=[.L37]+[.K38]" office:value-type="float" office:value="97.4282275959406" calcext:value-type="float">
            <text:p>97.4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6" calcext:value-type="date">
            <text:p>9/16/16</text:p>
          </table:table-cell>
          <table:table-cell office:value-type="float" office:value="4.74" calcext:value-type="float">
            <text:p>4.74</text:p>
          </table:table-cell>
          <table:table-cell table:formula="of:=[.C38]+[.B39]" office:value-type="float" office:value="166.4" calcext:value-type="float">
            <text:p>166.4</text:p>
          </table:table-cell>
          <table:table-cell table:formula="of:=[.D38]+2.95" office:value-type="float" office:value="104.725" calcext:value-type="float">
            <text:p>104.725</text:p>
          </table:table-cell>
          <table:table-cell table:number-columns-repeated="2"/>
          <table:table-cell table:style-name="ce236" office:value-type="date" office:date-value="2016-09-16" calcext:value-type="date">
            <text:p>9/16/16</text:p>
          </table:table-cell>
          <table:table-cell table:style-name="ce242" office:value-type="float" office:value="4.427043" calcext:value-type="float">
            <text:p>4.427043</text:p>
          </table:table-cell>
          <table:table-cell table:formula="of:=[.I38]+[.H39]" office:value-type="float" office:value="156.607249" calcext:value-type="float">
            <text:p>156.607249</text:p>
          </table:table-cell>
          <table:table-cell table:formula="of:=[.J38]+2.8" office:value-type="float" office:value="99.3999999999999" calcext:value-type="float">
            <text:p>99.3999999999999</text:p>
          </table:table-cell>
          <table:table-cell table:formula="of:=(0.0312039503*[.H39]^2)+0.2307524608*[.H39]+1.1730058735" office:value-type="float" office:value="2.80611410398453" calcext:value-type="float">
            <text:p>2.81</text:p>
          </table:table-cell>
          <table:table-cell table:formula="of:=[.L38]+[.K39]" office:value-type="float" office:value="100.234341699925" calcext:value-type="float">
            <text:p>100.2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7" calcext:value-type="date">
            <text:p>9/17/16</text:p>
          </table:table-cell>
          <table:table-cell office:value-type="float" office:value="4.74" calcext:value-type="float">
            <text:p>4.74</text:p>
          </table:table-cell>
          <table:table-cell table:formula="of:=[.C39]+[.B40]" office:value-type="float" office:value="171.14" calcext:value-type="float">
            <text:p>171.14</text:p>
          </table:table-cell>
          <table:table-cell table:formula="of:=[.D39]+2.95" office:value-type="float" office:value="107.675" calcext:value-type="float">
            <text:p>107.675</text:p>
          </table:table-cell>
          <table:table-cell table:number-columns-repeated="2"/>
          <table:table-cell table:style-name="ce236" office:value-type="date" office:date-value="2016-09-17" calcext:value-type="date">
            <text:p>9/17/16</text:p>
          </table:table-cell>
          <table:table-cell table:style-name="ce242" office:value-type="float" office:value="4.44721" calcext:value-type="float">
            <text:p>4.44721</text:p>
          </table:table-cell>
          <table:table-cell table:formula="of:=[.I39]+[.H40]" office:value-type="float" office:value="161.054459" calcext:value-type="float">
            <text:p>161.054459</text:p>
          </table:table-cell>
          <table:table-cell table:formula="of:=[.J39]+2.8" office:value-type="float" office:value="102.2" calcext:value-type="float">
            <text:p>102.2</text:p>
          </table:table-cell>
          <table:table-cell table:formula="of:=(0.0312039503*[.H40]^2)+0.2307524608*[.H40]+1.1730058735" office:value-type="float" office:value="2.81635216811489" calcext:value-type="float">
            <text:p>2.82</text:p>
          </table:table-cell>
          <table:table-cell table:formula="of:=[.L39]+[.K40]" office:value-type="float" office:value="103.05069386804" calcext:value-type="float">
            <text:p>103.1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8" calcext:value-type="date">
            <text:p>9/18/16</text:p>
          </table:table-cell>
          <table:table-cell office:value-type="float" office:value="4.74" calcext:value-type="float">
            <text:p>4.74</text:p>
          </table:table-cell>
          <table:table-cell table:formula="of:=[.C40]+[.B41]" office:value-type="float" office:value="175.88" calcext:value-type="float">
            <text:p>175.88</text:p>
          </table:table-cell>
          <table:table-cell table:formula="of:=[.D40]+2.95" office:value-type="float" office:value="110.625" calcext:value-type="float">
            <text:p>110.625</text:p>
          </table:table-cell>
          <table:table-cell table:number-columns-repeated="2"/>
          <table:table-cell table:style-name="ce236" office:value-type="date" office:date-value="2016-09-18" calcext:value-type="date">
            <text:p>9/18/16</text:p>
          </table:table-cell>
          <table:table-cell table:style-name="ce242" office:value-type="float" office:value="4.446767" calcext:value-type="float">
            <text:p>4.446767</text:p>
          </table:table-cell>
          <table:table-cell table:formula="of:=[.I40]+[.H41]" office:value-type="float" office:value="165.501226" calcext:value-type="float">
            <text:p>165.501226</text:p>
          </table:table-cell>
          <table:table-cell table:formula="of:=[.J40]+2.8" office:value-type="float" office:value="105" calcext:value-type="float">
            <text:p>105</text:p>
          </table:table-cell>
          <table:table-cell table:formula="of:=(0.0312039503*[.H41]^2)+0.2307524608*[.H41]+1.1730058735" office:value-type="float" office:value="2.81612700021794" calcext:value-type="float">
            <text:p>2.82</text:p>
          </table:table-cell>
          <table:table-cell table:formula="of:=[.L40]+[.K41]" office:value-type="float" office:value="105.866820868258" calcext:value-type="float">
            <text:p>105.9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19" calcext:value-type="date">
            <text:p>9/19/16</text:p>
          </table:table-cell>
          <table:table-cell office:value-type="float" office:value="4.74" calcext:value-type="float">
            <text:p>4.74</text:p>
          </table:table-cell>
          <table:table-cell table:formula="of:=[.C41]+[.B42]" office:value-type="float" office:value="180.62" calcext:value-type="float">
            <text:p>180.62</text:p>
          </table:table-cell>
          <table:table-cell table:formula="of:=[.D41]+2.95" office:value-type="float" office:value="113.575" calcext:value-type="float">
            <text:p>113.575</text:p>
          </table:table-cell>
          <table:table-cell table:number-columns-repeated="2"/>
          <table:table-cell table:style-name="ce236" office:value-type="date" office:date-value="2016-09-19" calcext:value-type="date">
            <text:p>9/19/16</text:p>
          </table:table-cell>
          <table:table-cell table:style-name="ce242" office:value-type="float" office:value="4.447378" calcext:value-type="float">
            <text:p>4.447378</text:p>
          </table:table-cell>
          <table:table-cell table:formula="of:=[.I41]+[.H42]" office:value-type="float" office:value="169.948604" calcext:value-type="float">
            <text:p>169.948604</text:p>
          </table:table-cell>
          <table:table-cell table:formula="of:=[.J41]+2.8" office:value-type="float" office:value="107.8" calcext:value-type="float">
            <text:p>107.8</text:p>
          </table:table-cell>
          <table:table-cell table:formula="of:=(0.0312039503*[.H42]^2)+0.2307524608*[.H42]+1.1730058735" office:value-type="float" office:value="2.81643756230366" calcext:value-type="float">
            <text:p>2.82</text:p>
          </table:table-cell>
          <table:table-cell table:formula="of:=[.L41]+[.K42]" office:value-type="float" office:value="108.683258430562" calcext:value-type="float">
            <text:p>108.7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0" calcext:value-type="date">
            <text:p>9/20/16</text:p>
          </table:table-cell>
          <table:table-cell office:value-type="float" office:value="4.74" calcext:value-type="float">
            <text:p>4.74</text:p>
          </table:table-cell>
          <table:table-cell table:formula="of:=[.C42]+[.B43]" office:value-type="float" office:value="185.36" calcext:value-type="float">
            <text:p>185.36</text:p>
          </table:table-cell>
          <table:table-cell table:formula="of:=[.D42]+2.95" office:value-type="float" office:value="116.525" calcext:value-type="float">
            <text:p>116.525</text:p>
          </table:table-cell>
          <table:table-cell table:number-columns-repeated="2"/>
          <table:table-cell table:style-name="ce236" office:value-type="date" office:date-value="2016-09-20" calcext:value-type="date">
            <text:p>9/20/16</text:p>
          </table:table-cell>
          <table:table-cell table:style-name="ce242" office:value-type="float" office:value="4.472065" calcext:value-type="float">
            <text:p>4.472065</text:p>
          </table:table-cell>
          <table:table-cell table:formula="of:=[.I42]+[.H43]" office:value-type="float" office:value="174.420669" calcext:value-type="float">
            <text:p>174.420669</text:p>
          </table:table-cell>
          <table:table-cell table:formula="of:=[.J42]+2.8" office:value-type="float" office:value="110.6" calcext:value-type="float">
            <text:p>110.6</text:p>
          </table:table-cell>
          <table:table-cell table:formula="of:=(0.0312039503*[.H43]^2)+0.2307524608*[.H43]+1.1730058735" office:value-type="float" office:value="2.82900507996437" calcext:value-type="float">
            <text:p>2.83</text:p>
          </table:table-cell>
          <table:table-cell table:formula="of:=[.L42]+[.K43]" office:value-type="float" office:value="111.512263510526" calcext:value-type="float">
            <text:p>111.5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1" calcext:value-type="date">
            <text:p>9/21/16</text:p>
          </table:table-cell>
          <table:table-cell office:value-type="float" office:value="4.74" calcext:value-type="float">
            <text:p>4.74</text:p>
          </table:table-cell>
          <table:table-cell table:formula="of:=[.C43]+[.B44]" office:value-type="float" office:value="190.1" calcext:value-type="float">
            <text:p>190.1</text:p>
          </table:table-cell>
          <table:table-cell table:formula="of:=[.D43]+2.95" office:value-type="float" office:value="119.475" calcext:value-type="float">
            <text:p>119.475</text:p>
          </table:table-cell>
          <table:table-cell table:number-columns-repeated="2"/>
          <table:table-cell table:style-name="ce236" office:value-type="date" office:date-value="2016-09-21" calcext:value-type="date">
            <text:p>9/21/16</text:p>
          </table:table-cell>
          <table:table-cell table:style-name="ce242" office:value-type="float" office:value="4.485649" calcext:value-type="float">
            <text:p>4.485649</text:p>
          </table:table-cell>
          <table:table-cell table:formula="of:=[.I43]+[.H44]" office:value-type="float" office:value="178.906318" calcext:value-type="float">
            <text:p>178.906318</text:p>
          </table:table-cell>
          <table:table-cell table:formula="of:=[.J43]+2.8" office:value-type="float" office:value="113.4" calcext:value-type="float">
            <text:p>113.4</text:p>
          </table:table-cell>
          <table:table-cell table:formula="of:=(0.0312039503*[.H44]^2)+0.2307524608*[.H44]+1.1730058735" office:value-type="float" office:value="2.8359365675843" calcext:value-type="float">
            <text:p>2.84</text:p>
          </table:table-cell>
          <table:table-cell table:formula="of:=[.L43]+[.K44]" office:value-type="float" office:value="114.34820007811" calcext:value-type="float">
            <text:p>114.3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2" calcext:value-type="date">
            <text:p>9/22/16</text:p>
          </table:table-cell>
          <table:table-cell office:value-type="float" office:value="4.74" calcext:value-type="float">
            <text:p>4.74</text:p>
          </table:table-cell>
          <table:table-cell table:formula="of:=[.C44]+[.B45]" office:value-type="float" office:value="194.84" calcext:value-type="float">
            <text:p>194.84</text:p>
          </table:table-cell>
          <table:table-cell table:formula="of:=[.D44]+2.95" office:value-type="float" office:value="122.425" calcext:value-type="float">
            <text:p>122.425</text:p>
          </table:table-cell>
          <table:table-cell table:number-columns-repeated="2"/>
          <table:table-cell table:style-name="ce236" office:value-type="date" office:date-value="2016-09-22" calcext:value-type="date">
            <text:p>9/22/16</text:p>
          </table:table-cell>
          <table:table-cell table:style-name="ce242" office:value-type="float" office:value="4.477643" calcext:value-type="float">
            <text:p>4.477643</text:p>
          </table:table-cell>
          <table:table-cell table:formula="of:=[.I44]+[.H45]" office:value-type="float" office:value="183.383961" calcext:value-type="float">
            <text:p>183.383961</text:p>
          </table:table-cell>
          <table:table-cell table:formula="of:=[.J44]+2.8" office:value-type="float" office:value="116.2" calcext:value-type="float">
            <text:p>116.2</text:p>
          </table:table-cell>
          <table:table-cell table:formula="of:=(0.0312039503*[.H45]^2)+0.2307524608*[.H45]+1.1730058735" office:value-type="float" office:value="2.83184996429769" calcext:value-type="float">
            <text:p>2.83</text:p>
          </table:table-cell>
          <table:table-cell table:formula="of:=[.L44]+[.K45]" office:value-type="float" office:value="117.180050042408" calcext:value-type="float">
            <text:p>117.2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3" calcext:value-type="date">
            <text:p>9/23/16</text:p>
          </table:table-cell>
          <table:table-cell office:value-type="float" office:value="4.74" calcext:value-type="float">
            <text:p>4.74</text:p>
          </table:table-cell>
          <table:table-cell table:formula="of:=[.C45]+[.B46]" office:value-type="float" office:value="199.58" calcext:value-type="float">
            <text:p>199.58</text:p>
          </table:table-cell>
          <table:table-cell table:formula="of:=[.D45]+2.95" office:value-type="float" office:value="125.375" calcext:value-type="float">
            <text:p>125.375</text:p>
          </table:table-cell>
          <table:table-cell table:number-columns-repeated="2"/>
          <table:table-cell table:style-name="ce236" office:value-type="date" office:date-value="2016-09-23" calcext:value-type="date">
            <text:p>9/23/16</text:p>
          </table:table-cell>
          <table:table-cell table:style-name="ce242" office:value-type="float" office:value="4.473737" calcext:value-type="float">
            <text:p>4.473737</text:p>
          </table:table-cell>
          <table:table-cell table:formula="of:=[.I45]+[.H46]" office:value-type="float" office:value="187.857698" calcext:value-type="float">
            <text:p>187.857698</text:p>
          </table:table-cell>
          <table:table-cell table:formula="of:=[.J45]+2.8" office:value-type="float" office:value="119" calcext:value-type="float">
            <text:p>119</text:p>
          </table:table-cell>
          <table:table-cell table:formula="of:=(0.0312039503*[.H46]^2)+0.2307524608*[.H46]+1.1730058735" office:value-type="float" office:value="2.82985762745042" calcext:value-type="float">
            <text:p>2.83</text:p>
          </table:table-cell>
          <table:table-cell table:formula="of:=[.L45]+[.K46]" office:value-type="float" office:value="120.009907669858" calcext:value-type="float">
            <text:p>120.0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4" calcext:value-type="date">
            <text:p>9/24/16</text:p>
          </table:table-cell>
          <table:table-cell office:value-type="float" office:value="4.74" calcext:value-type="float">
            <text:p>4.74</text:p>
          </table:table-cell>
          <table:table-cell table:formula="of:=[.C46]+[.B47]" office:value-type="float" office:value="204.32" calcext:value-type="float">
            <text:p>204.32</text:p>
          </table:table-cell>
          <table:table-cell table:formula="of:=[.D46]+2.95" office:value-type="float" office:value="128.325" calcext:value-type="float">
            <text:p>128.325</text:p>
          </table:table-cell>
          <table:table-cell table:number-columns-repeated="2"/>
          <table:table-cell table:style-name="ce236" office:value-type="date" office:date-value="2016-09-24" calcext:value-type="date">
            <text:p>9/24/16</text:p>
          </table:table-cell>
          <table:table-cell table:style-name="ce242" office:value-type="float" office:value="4.479222" calcext:value-type="float">
            <text:p>4.479222</text:p>
          </table:table-cell>
          <table:table-cell table:formula="of:=[.I46]+[.H47]" office:value-type="float" office:value="192.33692" calcext:value-type="float">
            <text:p>192.33692</text:p>
          </table:table-cell>
          <table:table-cell table:formula="of:=[.J46]+2.8" office:value-type="float" office:value="121.8" calcext:value-type="float">
            <text:p>121.8</text:p>
          </table:table-cell>
          <table:table-cell table:formula="of:=(0.0312039503*[.H47]^2)+0.2307524608*[.H47]+1.1730058735" office:value-type="float" office:value="2.8326556364648" calcext:value-type="float">
            <text:p>2.83</text:p>
          </table:table-cell>
          <table:table-cell table:formula="of:=[.L46]+[.K47]" office:value-type="float" office:value="122.842563306323" calcext:value-type="float">
            <text:p>122.8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5" calcext:value-type="date">
            <text:p>9/25/16</text:p>
          </table:table-cell>
          <table:table-cell office:value-type="float" office:value="4.74" calcext:value-type="float">
            <text:p>4.74</text:p>
          </table:table-cell>
          <table:table-cell table:formula="of:=[.C47]+[.B48]" office:value-type="float" office:value="209.06" calcext:value-type="float">
            <text:p>209.06</text:p>
          </table:table-cell>
          <table:table-cell table:formula="of:=[.D47]+2.95" office:value-type="float" office:value="131.275" calcext:value-type="float">
            <text:p>131.275</text:p>
          </table:table-cell>
          <table:table-cell table:number-columns-repeated="2"/>
          <table:table-cell table:style-name="ce236" office:value-type="date" office:date-value="2016-09-25" calcext:value-type="date">
            <text:p>9/25/16</text:p>
          </table:table-cell>
          <table:table-cell table:style-name="ce242" office:value-type="float" office:value="4.460959" calcext:value-type="float">
            <text:p>4.460959</text:p>
          </table:table-cell>
          <table:table-cell table:formula="of:=[.I47]+[.H48]" office:value-type="float" office:value="196.797879" calcext:value-type="float">
            <text:p>196.797879</text:p>
          </table:table-cell>
          <table:table-cell table:formula="of:=[.J47]+2.8" office:value-type="float" office:value="124.6" calcext:value-type="float">
            <text:p>124.6</text:p>
          </table:table-cell>
          <table:table-cell table:formula="of:=(0.0312039503*[.H48]^2)+0.2307524608*[.H48]+1.1730058735" office:value-type="float" office:value="2.82334659409104" calcext:value-type="float">
            <text:p>2.82</text:p>
          </table:table-cell>
          <table:table-cell table:formula="of:=[.L47]+[.K48]" office:value-type="float" office:value="125.665909900414" calcext:value-type="float">
            <text:p>125.7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6" calcext:value-type="date">
            <text:p>9/26/16</text:p>
          </table:table-cell>
          <table:table-cell office:value-type="float" office:value="4.74" calcext:value-type="float">
            <text:p>4.74</text:p>
          </table:table-cell>
          <table:table-cell table:formula="of:=[.C48]+[.B49]" office:value-type="float" office:value="213.8" calcext:value-type="float">
            <text:p>213.8</text:p>
          </table:table-cell>
          <table:table-cell table:formula="of:=[.D48]+2.95" office:value-type="float" office:value="134.225" calcext:value-type="float">
            <text:p>134.225</text:p>
          </table:table-cell>
          <table:table-cell table:number-columns-repeated="2"/>
          <table:table-cell table:style-name="ce236" office:value-type="date" office:date-value="2016-09-26" calcext:value-type="date">
            <text:p>9/26/16</text:p>
          </table:table-cell>
          <table:table-cell table:style-name="ce242" office:value-type="float" office:value="4.471908" calcext:value-type="float">
            <text:p>4.471908</text:p>
          </table:table-cell>
          <table:table-cell table:formula="of:=[.I48]+[.H49]" office:value-type="float" office:value="201.269787" calcext:value-type="float">
            <text:p>201.269787</text:p>
          </table:table-cell>
          <table:table-cell table:formula="of:=[.J48]+2.8" office:value-type="float" office:value="127.4" calcext:value-type="float">
            <text:p>127.4</text:p>
          </table:table-cell>
          <table:table-cell table:formula="of:=(0.0312039503*[.H49]^2)+0.2307524608*[.H49]+1.1730058735" office:value-type="float" office:value="2.82892503512365" calcext:value-type="float">
            <text:p>2.83</text:p>
          </table:table-cell>
          <table:table-cell table:formula="of:=[.L48]+[.K49]" office:value-type="float" office:value="128.494834935538" calcext:value-type="float">
            <text:p>128.5</text:p>
          </table:table-cell>
          <table:table-cell table:style-name="ce255"/>
          <table:table-cell table:number-columns-repeated="23"/>
        </table:table-row>
        <table:table-row table:style-name="ro2">
          <table:table-cell table:style-name="ce236" office:value-type="date" office:date-value="2016-09-27" calcext:value-type="date">
            <text:p>9/27/16</text:p>
          </table:table-cell>
          <table:table-cell office:value-type="float" office:value="4.74" calcext:value-type="float">
            <text:p>4.74</text:p>
          </table:table-cell>
          <table:table-cell table:formula="of:=[.C49]+[.B50]" office:value-type="float" office:value="218.54" calcext:value-type="float">
            <text:p>218.54</text:p>
          </table:table-cell>
          <table:table-cell table:formula="of:=[.D49]+2.95" office:value-type="float" office:value="137.175" calcext:value-type="float">
            <text:p>137.175</text:p>
          </table:table-cell>
          <table:table-cell table:number-columns-repeated="2"/>
          <table:table-cell table:style-name="ce236" office:value-type="date" office:date-value="2016-09-27" calcext:value-type="date">
            <text:p>9/27/16</text:p>
          </table:table-cell>
          <table:table-cell table:style-name="ce242" office:value-type="float" office:value="4.471127" calcext:value-type="float">
            <text:p>4.471127</text:p>
          </table:table-cell>
          <table:table-cell table:formula="of:=[.I49]+[.H50]" office:value-type="float" office:value="205.740914" calcext:value-type="float">
            <text:p>205.740914</text:p>
          </table:table-cell>
          <table:table-cell table:formula="of:=[.J49]+2.8" office:value-type="float" office:value="130.2" calcext:value-type="float">
            <text:p>130.2</text:p>
          </table:table-cell>
          <table:table-cell table:formula="of:=(0.0312039503*[.H50]^2)+0.2307524608*[.H50]+1.1730058735" office:value-type="float" office:value="2.82852687313841" calcext:value-type="float">
            <text:p>2.83</text:p>
          </table:table-cell>
          <table:table-cell table:formula="of:=[.L49]+[.K50]" office:value-type="float" office:value="131.323361808676" calcext:value-type="float">
            <text:p>131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28" calcext:value-type="date">
            <text:p>9/28/16</text:p>
          </table:table-cell>
          <table:table-cell office:value-type="float" office:value="4.74" calcext:value-type="float">
            <text:p>4.74</text:p>
          </table:table-cell>
          <table:table-cell table:formula="of:=[.C50]+[.B51]" office:value-type="float" office:value="223.28" calcext:value-type="float">
            <text:p>223.28</text:p>
          </table:table-cell>
          <table:table-cell table:formula="of:=[.D50]+2.95" office:value-type="float" office:value="140.125" calcext:value-type="float">
            <text:p>140.125</text:p>
          </table:table-cell>
          <table:table-cell table:number-columns-repeated="2"/>
          <table:table-cell table:style-name="ce236" office:value-type="date" office:date-value="2016-09-28" calcext:value-type="date">
            <text:p>9/28/16</text:p>
          </table:table-cell>
          <table:table-cell table:style-name="ce242" office:value-type="float" office:value="4.477277" calcext:value-type="float">
            <text:p>4.477277</text:p>
          </table:table-cell>
          <table:table-cell table:formula="of:=[.I50]+[.H51]" office:value-type="float" office:value="210.218191" calcext:value-type="float">
            <text:p>210.218191</text:p>
          </table:table-cell>
          <table:table-cell table:formula="of:=[.J50]+2.8" office:value-type="float" office:value="133" calcext:value-type="float">
            <text:p>133</text:p>
          </table:table-cell>
          <table:table-cell table:formula="of:=(0.0312039503*[.H51]^2)+0.2307524608*[.H51]+1.1730058735" office:value-type="float" office:value="2.83166323792746" calcext:value-type="float">
            <text:p>2.83</text:p>
          </table:table-cell>
          <table:table-cell table:formula="of:=[.L50]+[.K51]" office:value-type="float" office:value="134.155025046604" calcext:value-type="float">
            <text:p>134.2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29" calcext:value-type="date">
            <text:p>9/29/16</text:p>
          </table:table-cell>
          <table:table-cell office:value-type="float" office:value="4.74" calcext:value-type="float">
            <text:p>4.74</text:p>
          </table:table-cell>
          <table:table-cell table:formula="of:=[.C51]+[.B52]" office:value-type="float" office:value="228.02" calcext:value-type="float">
            <text:p>228.02</text:p>
          </table:table-cell>
          <table:table-cell table:formula="of:=[.D51]+2.95" office:value-type="float" office:value="143.075" calcext:value-type="float">
            <text:p>143.075</text:p>
          </table:table-cell>
          <table:table-cell table:number-columns-repeated="2"/>
          <table:table-cell table:style-name="ce236" office:value-type="date" office:date-value="2016-09-29" calcext:value-type="date">
            <text:p>9/29/16</text:p>
          </table:table-cell>
          <table:table-cell table:formula="of:=AVERAGE([.H28:.H51])" office:value-type="float" office:value="4.450579" calcext:value-type="float">
            <text:p>4.450579</text:p>
          </table:table-cell>
          <table:table-cell table:formula="of:=[.I51]+[.H52]" office:value-type="float" office:value="214.66877" calcext:value-type="float">
            <text:p>214.66877</text:p>
          </table:table-cell>
          <table:table-cell table:formula="of:=[.J51]+2.8" office:value-type="float" office:value="135.8" calcext:value-type="float">
            <text:p>135.8</text:p>
          </table:table-cell>
          <table:table-cell table:formula="of:=(0.0312039503*[.H52]^2)+0.2307524608*[.H52]+1.1730058735" office:value-type="float" office:value="2.81806496308769" calcext:value-type="float">
            <text:p>2.82</text:p>
          </table:table-cell>
          <table:table-cell table:formula="of:=[.L51]+[.K52]" office:value-type="float" office:value="136.973090009691" calcext:value-type="float">
            <text:p>137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09-30" calcext:value-type="date">
            <text:p>9/30/16</text:p>
          </table:table-cell>
          <table:table-cell office:value-type="float" office:value="4.74" calcext:value-type="float">
            <text:p>4.74</text:p>
          </table:table-cell>
          <table:table-cell table:formula="of:=[.C52]+[.B53]" office:value-type="float" office:value="232.76" calcext:value-type="float">
            <text:p>232.76</text:p>
          </table:table-cell>
          <table:table-cell table:formula="of:=[.D52]+2.95" office:value-type="float" office:value="146.025" calcext:value-type="float">
            <text:p>146.025</text:p>
          </table:table-cell>
          <table:table-cell table:number-columns-repeated="2"/>
          <table:table-cell table:style-name="ce236" office:value-type="date" office:date-value="2016-09-30" calcext:value-type="date">
            <text:p>9/30/16</text:p>
          </table:table-cell>
          <table:table-cell office:value-type="float" office:value="4.474633" calcext:value-type="float">
            <text:p>4.474633</text:p>
          </table:table-cell>
          <table:table-cell table:formula="of:=[.I52]+[.H53]" office:value-type="float" office:value="219.143403" calcext:value-type="float">
            <text:p>219.143403</text:p>
          </table:table-cell>
          <table:table-cell table:formula="of:=[.J52]+2.8" office:value-type="float" office:value="138.6" calcext:value-type="float">
            <text:p>138.6</text:p>
          </table:table-cell>
          <table:table-cell table:formula="of:=(0.0312039503*[.H53]^2)+0.2307524608*[.H53]+1.1730058735" office:value-type="float" office:value="2.8303145668008" calcext:value-type="float">
            <text:p>2.83</text:p>
          </table:table-cell>
          <table:table-cell table:formula="of:=[.L52]+[.K53]" office:value-type="float" office:value="139.803404576492" calcext:value-type="float">
            <text:p>139.8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1" calcext:value-type="date">
            <text:p>10/1/16</text:p>
          </table:table-cell>
          <table:table-cell office:value-type="float" office:value="4.74" calcext:value-type="float">
            <text:p>4.74</text:p>
          </table:table-cell>
          <table:table-cell table:formula="of:=[.C53]+[.B54]" office:value-type="float" office:value="237.5" calcext:value-type="float">
            <text:p>237.5</text:p>
          </table:table-cell>
          <table:table-cell table:formula="of:=[.D53]+2.95" office:value-type="float" office:value="148.975" calcext:value-type="float">
            <text:p>148.975</text:p>
          </table:table-cell>
          <table:table-cell table:number-columns-repeated="2"/>
          <table:table-cell table:style-name="ce236" office:value-type="date" office:date-value="2016-10-01" calcext:value-type="date">
            <text:p>10/1/16</text:p>
          </table:table-cell>
          <table:table-cell office:value-type="float" office:value="4.471541" calcext:value-type="float">
            <text:p>4.471541</text:p>
          </table:table-cell>
          <table:table-cell table:formula="of:=[.I53]+[.H54]" office:value-type="float" office:value="223.614944" calcext:value-type="float">
            <text:p>223.614944</text:p>
          </table:table-cell>
          <table:table-cell table:formula="of:=[.J53]+2.8" office:value-type="float" office:value="141.4" calcext:value-type="float">
            <text:p>141.4</text:p>
          </table:table-cell>
          <table:table-cell table:formula="of:=(0.0312039503*[.H54]^2)+0.2307524608*[.H54]+1.1730058735" office:value-type="float" office:value="2.82873792993626" calcext:value-type="float">
            <text:p>2.83</text:p>
          </table:table-cell>
          <table:table-cell table:formula="of:=[.L53]+[.K54]" office:value-type="float" office:value="142.632142506429" calcext:value-type="float">
            <text:p>142.6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2" calcext:value-type="date">
            <text:p>10/2/16</text:p>
          </table:table-cell>
          <table:table-cell office:value-type="float" office:value="4.74" calcext:value-type="float">
            <text:p>4.74</text:p>
          </table:table-cell>
          <table:table-cell table:formula="of:=[.C54]+[.B55]" office:value-type="float" office:value="242.24" calcext:value-type="float">
            <text:p>242.24</text:p>
          </table:table-cell>
          <table:table-cell table:formula="of:=[.D54]+2.95" office:value-type="float" office:value="151.925" calcext:value-type="float">
            <text:p>151.925</text:p>
          </table:table-cell>
          <table:table-cell table:number-columns-repeated="2"/>
          <table:table-cell table:style-name="ce236" office:value-type="date" office:date-value="2016-10-02" calcext:value-type="date">
            <text:p>10/2/16</text:p>
          </table:table-cell>
          <table:table-cell office:value-type="float" office:value="4.487143" calcext:value-type="float">
            <text:p>4.487143</text:p>
          </table:table-cell>
          <table:table-cell table:formula="of:=[.I54]+[.H55]" office:value-type="float" office:value="228.102087" calcext:value-type="float">
            <text:p>228.102087</text:p>
          </table:table-cell>
          <table:table-cell table:formula="of:=[.J54]+2.8" office:value-type="float" office:value="144.2" calcext:value-type="float">
            <text:p>144.2</text:p>
          </table:table-cell>
          <table:table-cell table:formula="of:=(0.0312039503*[.H55]^2)+0.2307524608*[.H55]+1.1730058735" office:value-type="float" office:value="2.83669961167483" calcext:value-type="float">
            <text:p>2.84</text:p>
          </table:table-cell>
          <table:table-cell table:formula="of:=[.L54]+[.K55]" office:value-type="float" office:value="145.468842118103" calcext:value-type="float">
            <text:p>145.5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3" calcext:value-type="date">
            <text:p>10/3/16</text:p>
          </table:table-cell>
          <table:table-cell office:value-type="float" office:value="4.74" calcext:value-type="float">
            <text:p>4.74</text:p>
          </table:table-cell>
          <table:table-cell table:formula="of:=[.C55]+[.B56]" office:value-type="float" office:value="246.98" calcext:value-type="float">
            <text:p>246.98</text:p>
          </table:table-cell>
          <table:table-cell table:formula="of:=[.D55]+2.95" office:value-type="float" office:value="154.875" calcext:value-type="float">
            <text:p>154.875</text:p>
          </table:table-cell>
          <table:table-cell table:number-columns-repeated="2"/>
          <table:table-cell table:style-name="ce236" office:value-type="date" office:date-value="2016-10-03" calcext:value-type="date">
            <text:p>10/3/16</text:p>
          </table:table-cell>
          <table:table-cell office:value-type="float" office:value="4.499944" calcext:value-type="float">
            <text:p>4.499944</text:p>
          </table:table-cell>
          <table:table-cell table:formula="of:=[.I55]+[.H56]" office:value-type="float" office:value="232.602031" calcext:value-type="float">
            <text:p>232.602031</text:p>
          </table:table-cell>
          <table:table-cell table:formula="of:=[.J55]+2.8" office:value-type="float" office:value="147" calcext:value-type="float">
            <text:p>147</text:p>
          </table:table-cell>
          <table:table-cell table:formula="of:=(0.0312039503*[.H56]^2)+0.2307524608*[.H56]+1.1730058735" office:value-type="float" office:value="2.8432432918441" calcext:value-type="float">
            <text:p>2.84</text:p>
          </table:table-cell>
          <table:table-cell table:formula="of:=[.L55]+[.K56]" office:value-type="float" office:value="148.312085409948" calcext:value-type="float">
            <text:p>148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4" calcext:value-type="date">
            <text:p>10/4/16</text:p>
          </table:table-cell>
          <table:table-cell office:value-type="float" office:value="4.74" calcext:value-type="float">
            <text:p>4.74</text:p>
          </table:table-cell>
          <table:table-cell table:formula="of:=[.C56]+[.B57]" office:value-type="float" office:value="251.72" calcext:value-type="float">
            <text:p>251.72</text:p>
          </table:table-cell>
          <table:table-cell table:formula="of:=[.D56]+2.95" office:value-type="float" office:value="157.825" calcext:value-type="float">
            <text:p>157.825</text:p>
          </table:table-cell>
          <table:table-cell table:number-columns-repeated="2"/>
          <table:table-cell table:style-name="ce237" office:value-type="date" office:date-value="2016-10-04" calcext:value-type="date">
            <text:p>10/4/16</text:p>
          </table:table-cell>
          <table:table-cell table:style-name="ce238" office:value-type="float" office:value="4.514523" calcext:value-type="float">
            <text:p>4.514523</text:p>
          </table:table-cell>
          <table:table-cell table:style-name="ce238" table:formula="of:=[.I56]+[.H57]" office:value-type="float" office:value="237.116554" calcext:value-type="float">
            <text:p>237.116554</text:p>
          </table:table-cell>
          <table:table-cell table:style-name="ce238" table:formula="of:=[.J56]+2.8" office:value-type="float" office:value="149.8" calcext:value-type="float">
            <text:p>149.8</text:p>
          </table:table-cell>
          <table:table-cell table:formula="of:=(0.0312039503*[.H57]^2)+0.2307524608*[.H57]+1.1730058735" office:value-type="float" office:value="2.85070831485515" calcext:value-type="float">
            <text:p>2.85</text:p>
          </table:table-cell>
          <table:table-cell table:formula="of:=[.L56]+[.K57]" office:value-type="float" office:value="151.162793724803" calcext:value-type="float">
            <text:p>151.2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5" calcext:value-type="date">
            <text:p>10/5/16</text:p>
          </table:table-cell>
          <table:table-cell office:value-type="float" office:value="4.74" calcext:value-type="float">
            <text:p>4.74</text:p>
          </table:table-cell>
          <table:table-cell table:formula="of:=[.C57]+[.B58]" office:value-type="float" office:value="256.46" calcext:value-type="float">
            <text:p>256.46</text:p>
          </table:table-cell>
          <table:table-cell table:formula="of:=[.D57]+2.95" office:value-type="float" office:value="160.775" calcext:value-type="float">
            <text:p>160.775</text:p>
          </table:table-cell>
          <table:table-cell table:number-columns-repeated="2"/>
          <table:table-cell table:style-name="ce236" office:value-type="date" office:date-value="2016-10-05" calcext:value-type="date">
            <text:p>10/5/16</text:p>
          </table:table-cell>
          <table:table-cell office:value-type="float" office:value="4.531504" calcext:value-type="float">
            <text:p>4.531504</text:p>
          </table:table-cell>
          <table:table-cell table:formula="of:=[.I57]+[.H58]" office:value-type="float" office:value="241.648058" calcext:value-type="float">
            <text:p>241.648058</text:p>
          </table:table-cell>
          <table:table-cell table:formula="of:=[.J57]+2.8" office:value-type="float" office:value="152.6" calcext:value-type="float">
            <text:p>152.6</text:p>
          </table:table-cell>
          <table:table-cell table:formula="of:=(0.0312039503*[.H58]^2)+0.2307524608*[.H58]+1.1730058735" office:value-type="float" office:value="2.85941997943588" calcext:value-type="float">
            <text:p>2.86</text:p>
          </table:table-cell>
          <table:table-cell table:formula="of:=[.L57]+[.K58]" office:value-type="float" office:value="154.022213704239" calcext:value-type="float">
            <text:p>154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6" calcext:value-type="date">
            <text:p>10/6/16</text:p>
          </table:table-cell>
          <table:table-cell office:value-type="float" office:value="4.74" calcext:value-type="float">
            <text:p>4.74</text:p>
          </table:table-cell>
          <table:table-cell table:formula="of:=[.C58]+[.B59]" office:value-type="float" office:value="261.2" calcext:value-type="float">
            <text:p>261.2</text:p>
          </table:table-cell>
          <table:table-cell table:formula="of:=[.D58]+2.95" office:value-type="float" office:value="163.725" calcext:value-type="float">
            <text:p>163.725</text:p>
          </table:table-cell>
          <table:table-cell table:number-columns-repeated="2"/>
          <table:table-cell table:style-name="ce236" office:value-type="date" office:date-value="2016-10-06" calcext:value-type="date">
            <text:p>10/6/16</text:p>
          </table:table-cell>
          <table:table-cell office:value-type="float" office:value="4.532456" calcext:value-type="float">
            <text:p>4.532456</text:p>
          </table:table-cell>
          <table:table-cell table:formula="of:=[.I58]+[.H59]" office:value-type="float" office:value="246.180514" calcext:value-type="float">
            <text:p>246.180514</text:p>
          </table:table-cell>
          <table:table-cell table:formula="of:=[.J58]+2.8" office:value-type="float" office:value="155.4" calcext:value-type="float">
            <text:p>155.4</text:p>
          </table:table-cell>
          <table:table-cell table:formula="of:=(0.0312039503*[.H59]^2)+0.2307524608*[.H59]+1.1730058735" office:value-type="float" office:value="2.85990891123077" calcext:value-type="float">
            <text:p>2.86</text:p>
          </table:table-cell>
          <table:table-cell table:formula="of:=[.L58]+[.K59]" office:value-type="float" office:value="156.882122615469" calcext:value-type="float">
            <text:p>156.9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7" calcext:value-type="date">
            <text:p>10/7/16</text:p>
          </table:table-cell>
          <table:table-cell office:value-type="float" office:value="4.74" calcext:value-type="float">
            <text:p>4.74</text:p>
          </table:table-cell>
          <table:table-cell table:formula="of:=[.C59]+[.B60]" office:value-type="float" office:value="265.94" calcext:value-type="float">
            <text:p>265.94</text:p>
          </table:table-cell>
          <table:table-cell table:formula="of:=[.D59]+2.95" office:value-type="float" office:value="166.675" calcext:value-type="float">
            <text:p>166.675</text:p>
          </table:table-cell>
          <table:table-cell table:number-columns-repeated="2"/>
          <table:table-cell table:style-name="ce236" office:value-type="date" office:date-value="2016-10-07" calcext:value-type="date">
            <text:p>10/7/16</text:p>
          </table:table-cell>
          <table:table-cell office:value-type="float" office:value="4.530879" calcext:value-type="float">
            <text:p>4.530879</text:p>
          </table:table-cell>
          <table:table-cell table:formula="of:=[.I59]+[.H60]" office:value-type="float" office:value="250.711393" calcext:value-type="float">
            <text:p>250.711393</text:p>
          </table:table-cell>
          <table:table-cell table:formula="of:=[.J59]+2.8" office:value-type="float" office:value="158.2" calcext:value-type="float">
            <text:p>158.2</text:p>
          </table:table-cell>
          <table:table-cell table:formula="of:=(0.0312039503*[.H60]^2)+0.2307524608*[.H60]+1.1730058735" office:value-type="float" office:value="2.85909902030493" calcext:value-type="float">
            <text:p>2.86</text:p>
          </table:table-cell>
          <table:table-cell table:formula="of:=[.L59]+[.K60]" office:value-type="float" office:value="159.741221635774" calcext:value-type="float">
            <text:p>159.7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8" calcext:value-type="date">
            <text:p>10/8/16</text:p>
          </table:table-cell>
          <table:table-cell office:value-type="float" office:value="4.74" calcext:value-type="float">
            <text:p>4.74</text:p>
          </table:table-cell>
          <table:table-cell table:formula="of:=[.C60]+[.B61]" office:value-type="float" office:value="270.68" calcext:value-type="float">
            <text:p>270.68</text:p>
          </table:table-cell>
          <table:table-cell table:formula="of:=[.D60]+2.95" office:value-type="float" office:value="169.625" calcext:value-type="float">
            <text:p>169.625</text:p>
          </table:table-cell>
          <table:table-cell table:number-columns-repeated="2"/>
          <table:table-cell table:style-name="ce236" office:value-type="date" office:date-value="2016-10-08" calcext:value-type="date">
            <text:p>10/8/16</text:p>
          </table:table-cell>
          <table:table-cell office:value-type="float" office:value="4.518795" calcext:value-type="float">
            <text:p>4.518795</text:p>
          </table:table-cell>
          <table:table-cell table:formula="of:=[.I60]+[.H61]" office:value-type="float" office:value="255.230188" calcext:value-type="float">
            <text:p>255.230188</text:p>
          </table:table-cell>
          <table:table-cell table:formula="of:=[.J60]+2.8" office:value-type="float" office:value="161" calcext:value-type="float">
            <text:p>161</text:p>
          </table:table-cell>
          <table:table-cell table:formula="of:=(0.0312039503*[.H61]^2)+0.2307524608*[.H61]+1.1730058735" office:value-type="float" office:value="2.85289826024736" calcext:value-type="float">
            <text:p>2.85</text:p>
          </table:table-cell>
          <table:table-cell table:formula="of:=[.L60]+[.K61]" office:value-type="float" office:value="162.594119896022" calcext:value-type="float">
            <text:p>162.6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09" calcext:value-type="date">
            <text:p>10/9/16</text:p>
          </table:table-cell>
          <table:table-cell office:value-type="float" office:value="4.74" calcext:value-type="float">
            <text:p>4.74</text:p>
          </table:table-cell>
          <table:table-cell table:formula="of:=[.C61]+[.B62]" office:value-type="float" office:value="275.42" calcext:value-type="float">
            <text:p>275.42</text:p>
          </table:table-cell>
          <table:table-cell table:formula="of:=[.D61]+2.95" office:value-type="float" office:value="172.575" calcext:value-type="float">
            <text:p>172.575</text:p>
          </table:table-cell>
          <table:table-cell table:number-columns-repeated="2"/>
          <table:table-cell table:style-name="ce236" office:value-type="date" office:date-value="2016-10-09" calcext:value-type="date">
            <text:p>10/9/16</text:p>
          </table:table-cell>
          <table:table-cell office:value-type="float" office:value="4.269053" calcext:value-type="float">
            <text:p>4.269053</text:p>
          </table:table-cell>
          <table:table-cell table:formula="of:=[.I61]+[.H62]" office:value-type="float" office:value="259.499241" calcext:value-type="float">
            <text:p>259.499241</text:p>
          </table:table-cell>
          <table:table-cell table:formula="of:=[.J61]+2.8" office:value-type="float" office:value="163.8" calcext:value-type="float">
            <text:p>163.8</text:p>
          </table:table-cell>
          <table:table-cell table:formula="of:=(0.0312039503*[.H62]^2)+0.2307524608*[.H62]+1.1730058735" office:value-type="float" office:value="2.7267865337409" calcext:value-type="float">
            <text:p>2.73</text:p>
          </table:table-cell>
          <table:table-cell table:formula="of:=[.L61]+[.K62]" office:value-type="float" office:value="165.320906429762" calcext:value-type="float">
            <text:p>165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0" calcext:value-type="date">
            <text:p>10/10/16</text:p>
          </table:table-cell>
          <table:table-cell office:value-type="float" office:value="4.74" calcext:value-type="float">
            <text:p>4.74</text:p>
          </table:table-cell>
          <table:table-cell table:formula="of:=[.C62]+[.B63]" office:value-type="float" office:value="280.16" calcext:value-type="float">
            <text:p>280.16</text:p>
          </table:table-cell>
          <table:table-cell table:formula="of:=[.D62]+2.95" office:value-type="float" office:value="175.525" calcext:value-type="float">
            <text:p>175.525</text:p>
          </table:table-cell>
          <table:table-cell table:number-columns-repeated="2"/>
          <table:table-cell table:style-name="ce236" office:value-type="date" office:date-value="2016-10-10" calcext:value-type="date">
            <text:p>10/10/16</text:p>
          </table:table-cell>
          <table:table-cell office:value-type="float" office:value="4.260727" calcext:value-type="float">
            <text:p>4.260727</text:p>
          </table:table-cell>
          <table:table-cell table:formula="of:=[.I62]+[.H63]" office:value-type="float" office:value="263.759968" calcext:value-type="float">
            <text:p>263.759968</text:p>
          </table:table-cell>
          <table:table-cell table:formula="of:=[.J62]+2.8" office:value-type="float" office:value="166.6" calcext:value-type="float">
            <text:p>166.6</text:p>
          </table:table-cell>
          <table:table-cell table:formula="of:=(0.0312039503*[.H63]^2)+0.2307524608*[.H63]+1.1730058735" office:value-type="float" office:value="2.72264921701979" calcext:value-type="float">
            <text:p>2.72</text:p>
          </table:table-cell>
          <table:table-cell table:formula="of:=[.L62]+[.K63]" office:value-type="float" office:value="168.043555646782" calcext:value-type="float">
            <text:p>168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1" calcext:value-type="date">
            <text:p>10/11/16</text:p>
          </table:table-cell>
          <table:table-cell office:value-type="float" office:value="4.74" calcext:value-type="float">
            <text:p>4.74</text:p>
          </table:table-cell>
          <table:table-cell table:formula="of:=[.C63]+[.B64]" office:value-type="float" office:value="284.9" calcext:value-type="float">
            <text:p>284.9</text:p>
          </table:table-cell>
          <table:table-cell table:formula="of:=[.D63]+2.95" office:value-type="float" office:value="178.475" calcext:value-type="float">
            <text:p>178.475</text:p>
          </table:table-cell>
          <table:table-cell table:number-columns-repeated="2"/>
          <table:table-cell table:style-name="ce236" office:value-type="date" office:date-value="2016-10-11" calcext:value-type="date">
            <text:p>10/11/16</text:p>
          </table:table-cell>
          <table:table-cell office:value-type="float" office:value="4.251547" calcext:value-type="float">
            <text:p>4.251547</text:p>
          </table:table-cell>
          <table:table-cell table:formula="of:=[.I63]+[.H64]" office:value-type="float" office:value="268.011515" calcext:value-type="float">
            <text:p>268.011515</text:p>
          </table:table-cell>
          <table:table-cell table:formula="of:=[.J63]+2.8" office:value-type="float" office:value="169.4" calcext:value-type="float">
            <text:p>169.4</text:p>
          </table:table-cell>
          <table:table-cell table:formula="of:=(0.0312039503*[.H64]^2)+0.2307524608*[.H64]+1.1730058735" office:value-type="float" office:value="2.71809254927265" calcext:value-type="float">
            <text:p>2.72</text:p>
          </table:table-cell>
          <table:table-cell table:formula="of:=[.L63]+[.K64]" office:value-type="float" office:value="170.761648196055" calcext:value-type="float">
            <text:p>170.8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2" calcext:value-type="date">
            <text:p>10/12/16</text:p>
          </table:table-cell>
          <table:table-cell office:value-type="float" office:value="4.74" calcext:value-type="float">
            <text:p>4.74</text:p>
          </table:table-cell>
          <table:table-cell table:formula="of:=[.C64]+[.B65]" office:value-type="float" office:value="289.64" calcext:value-type="float">
            <text:p>289.64</text:p>
          </table:table-cell>
          <table:table-cell table:formula="of:=[.D64]+2.95" office:value-type="float" office:value="181.425" calcext:value-type="float">
            <text:p>181.425</text:p>
          </table:table-cell>
          <table:table-cell table:number-columns-repeated="2"/>
          <table:table-cell table:style-name="ce236" office:value-type="date" office:date-value="2016-10-12" calcext:value-type="date">
            <text:p>10/12/16</text:p>
          </table:table-cell>
          <table:table-cell office:value-type="float" office:value="4.267103" calcext:value-type="float">
            <text:p>4.267103</text:p>
          </table:table-cell>
          <table:table-cell table:formula="of:=[.I64]+[.H65]" office:value-type="float" office:value="272.278618" calcext:value-type="float">
            <text:p>272.278618</text:p>
          </table:table-cell>
          <table:table-cell table:formula="of:=[.J64]+2.8" office:value-type="float" office:value="172.2" calcext:value-type="float">
            <text:p>172.2</text:p>
          </table:table-cell>
          <table:table-cell table:formula="of:=(0.0312039503*[.H65]^2)+0.2307524608*[.H65]+1.1730058735" office:value-type="float" office:value="2.72581716095656" calcext:value-type="float">
            <text:p>2.73</text:p>
          </table:table-cell>
          <table:table-cell table:formula="of:=[.L64]+[.K65]" office:value-type="float" office:value="173.487465357011" calcext:value-type="float">
            <text:p>173.5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3" calcext:value-type="date">
            <text:p>10/13/16</text:p>
          </table:table-cell>
          <table:table-cell office:value-type="float" office:value="4.74" calcext:value-type="float">
            <text:p>4.74</text:p>
          </table:table-cell>
          <table:table-cell table:formula="of:=[.C65]+[.B66]" office:value-type="float" office:value="294.38" calcext:value-type="float">
            <text:p>294.38</text:p>
          </table:table-cell>
          <table:table-cell table:formula="of:=[.D65]+2.95" office:value-type="float" office:value="184.375" calcext:value-type="float">
            <text:p>184.375</text:p>
          </table:table-cell>
          <table:table-cell table:number-columns-repeated="2"/>
          <table:table-cell table:style-name="ce236" office:value-type="date" office:date-value="2016-10-13" calcext:value-type="date">
            <text:p>10/13/16</text:p>
          </table:table-cell>
          <table:table-cell office:value-type="float" office:value="4.240816" calcext:value-type="float">
            <text:p>4.240816</text:p>
          </table:table-cell>
          <table:table-cell table:formula="of:=[.I65]+[.H66]" office:value-type="float" office:value="276.519434" calcext:value-type="float">
            <text:p>276.519434</text:p>
          </table:table-cell>
          <table:table-cell table:formula="of:=[.J65]+2.8" office:value-type="float" office:value="175" calcext:value-type="float">
            <text:p>175</text:p>
          </table:table-cell>
          <table:table-cell table:formula="of:=(0.0312039503*[.H66]^2)+0.2307524608*[.H66]+1.1730058735" office:value-type="float" office:value="2.71277268034144" calcext:value-type="float">
            <text:p>2.71</text:p>
          </table:table-cell>
          <table:table-cell table:formula="of:=[.L65]+[.K66]" office:value-type="float" office:value="176.200238037353" calcext:value-type="float">
            <text:p>176.2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4" calcext:value-type="date">
            <text:p>10/14/16</text:p>
          </table:table-cell>
          <table:table-cell office:value-type="float" office:value="4.74" calcext:value-type="float">
            <text:p>4.74</text:p>
          </table:table-cell>
          <table:table-cell table:formula="of:=[.C66]+[.B67]" office:value-type="float" office:value="299.12" calcext:value-type="float">
            <text:p>299.12</text:p>
          </table:table-cell>
          <table:table-cell table:formula="of:=[.D66]+2.95" office:value-type="float" office:value="187.325" calcext:value-type="float">
            <text:p>187.325</text:p>
          </table:table-cell>
          <table:table-cell table:number-columns-repeated="2"/>
          <table:table-cell table:style-name="ce236" office:value-type="date" office:date-value="2016-10-14" calcext:value-type="date">
            <text:p>10/14/16</text:p>
          </table:table-cell>
          <table:table-cell office:value-type="float" office:value="4.198128" calcext:value-type="float">
            <text:p>4.198128</text:p>
          </table:table-cell>
          <table:table-cell table:formula="of:=[.I66]+[.H67]" office:value-type="float" office:value="280.717562" calcext:value-type="float">
            <text:p>280.717562</text:p>
          </table:table-cell>
          <table:table-cell table:formula="of:=[.J66]+2.8" office:value-type="float" office:value="177.8" calcext:value-type="float">
            <text:p>177.8</text:p>
          </table:table-cell>
          <table:table-cell table:formula="of:=(0.0312039503*[.H67]^2)+0.2307524608*[.H67]+1.1730058735" office:value-type="float" office:value="2.69168135701833" calcext:value-type="float">
            <text:p>2.69</text:p>
          </table:table-cell>
          <table:table-cell table:formula="of:=[.L66]+[.K67]" office:value-type="float" office:value="178.891919394371" calcext:value-type="float">
            <text:p>178.9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5" calcext:value-type="date">
            <text:p>10/15/16</text:p>
          </table:table-cell>
          <table:table-cell office:value-type="float" office:value="4.74" calcext:value-type="float">
            <text:p>4.74</text:p>
          </table:table-cell>
          <table:table-cell table:formula="of:=[.C67]+[.B68]" office:value-type="float" office:value="303.86" calcext:value-type="float">
            <text:p>303.86</text:p>
          </table:table-cell>
          <table:table-cell table:formula="of:=[.D67]+2.95" office:value-type="float" office:value="190.275" calcext:value-type="float">
            <text:p>190.275</text:p>
          </table:table-cell>
          <table:table-cell table:number-columns-repeated="2"/>
          <table:table-cell table:style-name="ce236" office:value-type="date" office:date-value="2016-10-15" calcext:value-type="date">
            <text:p>10/15/16</text:p>
          </table:table-cell>
          <table:table-cell office:value-type="float" office:value="4.214371" calcext:value-type="float">
            <text:p>4.214371</text:p>
          </table:table-cell>
          <table:table-cell table:formula="of:=[.I67]+[.H68]" office:value-type="float" office:value="284.931933" calcext:value-type="float">
            <text:p>284.931933</text:p>
          </table:table-cell>
          <table:table-cell table:formula="of:=[.J67]+2.8" office:value-type="float" office:value="180.6" calcext:value-type="float">
            <text:p>180.6</text:p>
          </table:table-cell>
          <table:table-cell table:formula="of:=(0.0312039503*[.H68]^2)+0.2307524608*[.H68]+1.1730058735" office:value-type="float" office:value="2.69969330872799" calcext:value-type="float">
            <text:p>2.70</text:p>
          </table:table-cell>
          <table:table-cell table:formula="of:=[.L67]+[.K68]" office:value-type="float" office:value="181.591612703099" calcext:value-type="float">
            <text:p>181.6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6" calcext:value-type="date">
            <text:p>10/16/16</text:p>
          </table:table-cell>
          <table:table-cell office:value-type="float" office:value="4.74" calcext:value-type="float">
            <text:p>4.74</text:p>
          </table:table-cell>
          <table:table-cell table:formula="of:=[.C68]+[.B69]" office:value-type="float" office:value="308.6" calcext:value-type="float">
            <text:p>308.6</text:p>
          </table:table-cell>
          <table:table-cell table:formula="of:=[.D68]+2.95" office:value-type="float" office:value="193.225" calcext:value-type="float">
            <text:p>193.225</text:p>
          </table:table-cell>
          <table:table-cell table:number-columns-repeated="2"/>
          <table:table-cell table:style-name="ce236" office:value-type="date" office:date-value="2016-10-16" calcext:value-type="date">
            <text:p>10/16/16</text:p>
          </table:table-cell>
          <table:table-cell office:value-type="float" office:value="4.222483" calcext:value-type="float">
            <text:p>4.222483</text:p>
          </table:table-cell>
          <table:table-cell table:formula="of:=[.I68]+[.H69]" office:value-type="float" office:value="289.154416" calcext:value-type="float">
            <text:p>289.154416</text:p>
          </table:table-cell>
          <table:table-cell table:formula="of:=[.J68]+2.8" office:value-type="float" office:value="183.4" calcext:value-type="float">
            <text:p>183.4</text:p>
          </table:table-cell>
          <table:table-cell table:formula="of:=(0.0312039503*[.H69]^2)+0.2307524608*[.H69]+1.1730058735" office:value-type="float" office:value="2.7037007635486" calcext:value-type="float">
            <text:p>2.70</text:p>
          </table:table-cell>
          <table:table-cell table:formula="of:=[.L68]+[.K69]" office:value-type="float" office:value="184.295313466648" calcext:value-type="float">
            <text:p>184.3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7" calcext:value-type="date">
            <text:p>10/17/16</text:p>
          </table:table-cell>
          <table:table-cell office:value-type="float" office:value="4.74" calcext:value-type="float">
            <text:p>4.74</text:p>
          </table:table-cell>
          <table:table-cell table:formula="of:=[.C69]+[.B70]" office:value-type="float" office:value="313.34" calcext:value-type="float">
            <text:p>313.34</text:p>
          </table:table-cell>
          <table:table-cell table:formula="of:=[.D69]+2.95" office:value-type="float" office:value="196.175" calcext:value-type="float">
            <text:p>196.175</text:p>
          </table:table-cell>
          <table:table-cell table:number-columns-repeated="2"/>
          <table:table-cell table:style-name="ce236" office:value-type="date" office:date-value="2016-10-17" calcext:value-type="date">
            <text:p>10/17/16</text:p>
          </table:table-cell>
          <table:table-cell office:value-type="float" office:value="4.233594" calcext:value-type="float">
            <text:p>4.233594</text:p>
          </table:table-cell>
          <table:table-cell table:formula="of:=[.I69]+[.H70]" office:value-type="float" office:value="293.38801" calcext:value-type="float">
            <text:p>293.38801</text:p>
          </table:table-cell>
          <table:table-cell table:formula="of:=[.J69]+2.8" office:value-type="float" office:value="186.2" calcext:value-type="float">
            <text:p>186.2</text:p>
          </table:table-cell>
          <table:table-cell table:formula="of:=(0.0312039503*[.H70]^2)+0.2307524608*[.H70]+1.1730058735" office:value-type="float" office:value="2.70919643600511" calcext:value-type="float">
            <text:p>2.71</text:p>
          </table:table-cell>
          <table:table-cell table:formula="of:=[.L69]+[.K70]" office:value-type="float" office:value="187.004509902653" calcext:value-type="float">
            <text:p>187.0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8" calcext:value-type="date">
            <text:p>10/18/16</text:p>
          </table:table-cell>
          <table:table-cell office:value-type="float" office:value="4.74" calcext:value-type="float">
            <text:p>4.74</text:p>
          </table:table-cell>
          <table:table-cell table:formula="of:=[.C70]+[.B71]" office:value-type="float" office:value="318.08" calcext:value-type="float">
            <text:p>318.08</text:p>
          </table:table-cell>
          <table:table-cell table:formula="of:=[.D70]+2.95" office:value-type="float" office:value="199.125" calcext:value-type="float">
            <text:p>199.125</text:p>
          </table:table-cell>
          <table:table-cell table:number-columns-repeated="2"/>
          <table:table-cell table:style-name="ce236" office:value-type="date" office:date-value="2016-10-18" calcext:value-type="date">
            <text:p>10/18/16</text:p>
          </table:table-cell>
          <table:table-cell office:value-type="float" office:value="4.244072" calcext:value-type="float">
            <text:p>4.244072</text:p>
          </table:table-cell>
          <table:table-cell table:formula="of:=[.I70]+[.H71]" office:value-type="float" office:value="297.632082" calcext:value-type="float">
            <text:p>297.632082</text:p>
          </table:table-cell>
          <table:table-cell table:formula="of:=[.J70]+2.8" office:value-type="float" office:value="189" calcext:value-type="float">
            <text:p>189</text:p>
          </table:table-cell>
          <table:table-cell table:formula="of:=(0.0312039503*[.H71]^2)+0.2307524608*[.H71]+1.1730058735" office:value-type="float" office:value="2.71438607550217" calcext:value-type="float">
            <text:p>2.71</text:p>
          </table:table-cell>
          <table:table-cell table:formula="of:=[.L70]+[.K71]" office:value-type="float" office:value="189.718895978155" calcext:value-type="float">
            <text:p>189.7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19" calcext:value-type="date">
            <text:p>10/19/16</text:p>
          </table:table-cell>
          <table:table-cell office:value-type="float" office:value="4.74" calcext:value-type="float">
            <text:p>4.74</text:p>
          </table:table-cell>
          <table:table-cell table:formula="of:=[.C71]+[.B72]" office:value-type="float" office:value="322.82" calcext:value-type="float">
            <text:p>322.82</text:p>
          </table:table-cell>
          <table:table-cell table:formula="of:=[.D71]+2.95" office:value-type="float" office:value="202.075" calcext:value-type="float">
            <text:p>202.075</text:p>
          </table:table-cell>
          <table:table-cell table:number-columns-repeated="2"/>
          <table:table-cell table:style-name="ce236" office:value-type="date" office:date-value="2016-10-19" calcext:value-type="date">
            <text:p>10/19/16</text:p>
          </table:table-cell>
          <table:table-cell office:value-type="float" office:value="4.266364" calcext:value-type="float">
            <text:p>4.266364</text:p>
          </table:table-cell>
          <table:table-cell table:formula="of:=[.I71]+[.H72]" office:value-type="float" office:value="301.898446" calcext:value-type="float">
            <text:p>301.898446</text:p>
          </table:table-cell>
          <table:table-cell table:formula="of:=[.J71]+2.8" office:value-type="float" office:value="191.8" calcext:value-type="float">
            <text:p>191.8</text:p>
          </table:table-cell>
          <table:table-cell table:formula="of:=(0.0312039503*[.H72]^2)+0.2307524608*[.H72]+1.1730058735" office:value-type="float" office:value="2.7254498555346" calcext:value-type="float">
            <text:p>2.73</text:p>
          </table:table-cell>
          <table:table-cell table:formula="of:=[.L71]+[.K72]" office:value-type="float" office:value="192.44434583369" calcext:value-type="float">
            <text:p>192.4</text:p>
          </table:table-cell>
          <table:table-cell table:number-columns-repeated="24"/>
        </table:table-row>
        <table:table-row table:style-name="ro2">
          <table:table-cell table:style-name="ce236" office:value-type="date" office:date-value="2016-10-20" calcext:value-type="date">
            <text:p>10/20/16</text:p>
          </table:table-cell>
          <table:table-cell office:value-type="float" office:value="4.74" calcext:value-type="float">
            <text:p>4.74</text:p>
          </table:table-cell>
          <table:table-cell table:formula="of:=[.C72]+[.B73]" office:value-type="float" office:value="327.56" calcext:value-type="float">
            <text:p>327.56</text:p>
          </table:table-cell>
          <table:table-cell table:formula="of:=[.D72]+2.95" office:value-type="float" office:value="205.025" calcext:value-type="float">
            <text:p>205.025</text:p>
          </table:table-cell>
          <table:table-cell table:number-columns-repeated="2"/>
          <table:table-cell table:style-name="ce236" office:value-type="date" office:date-value="2016-10-20" calcext:value-type="date">
            <text:p>10/20/16</text:p>
          </table:table-cell>
          <table:table-cell office:value-type="float" office:value="4.261252" calcext:value-type="float">
            <text:p>4.261252</text:p>
          </table:table-cell>
          <table:table-cell table:formula="of:=[.I72]+[.H73]" office:value-type="float" office:value="306.159698" calcext:value-type="float">
            <text:p>306.159698</text:p>
          </table:table-cell>
          <table:table-cell table:formula="of:=[.J72]+2.8" office:value-type="float" office:value="194.6" calcext:value-type="float">
            <text:p>194.6</text:p>
          </table:table-cell>
          <table:table-cell table:formula="of:=(0.0312039503*[.H73]^2)+0.2307524608*[.H73]+1.1730058735" office:value-type="float" office:value="2.72290996975153" calcext:value-type="float">
            <text:p>2.72</text:p>
          </table:table-cell>
          <table:table-cell table:formula="of:=[.L72]+[.K73]" office:value-type="float" office:value="195.167255803441" calcext:value-type="float">
            <text:p>195.2</text:p>
          </table:table-cell>
          <table:table-cell table:number-columns-repeated="2"/>
          <table:table-cell table:style-name="ce242" office:value-type="float" office:value="4.461148" calcext:value-type="float">
            <text:p>4.461148</text:p>
          </table:table-cell>
          <table:table-cell table:style-name="ce255" office:value-type="string" calcext:value-type="string">
            <text:p>2016-10-28</text:p>
          </table:table-cell>
          <table:table-cell table:number-columns-repeated="20"/>
        </table:table-row>
        <table:table-row table:style-name="ro2">
          <table:table-cell table:style-name="ce236" office:value-type="date" office:date-value="2016-10-21" calcext:value-type="date">
            <text:p>10/21/16</text:p>
          </table:table-cell>
          <table:table-cell office:value-type="float" office:value="4.74" calcext:value-type="float">
            <text:p>4.74</text:p>
          </table:table-cell>
          <table:table-cell table:formula="of:=[.C73]+[.B74]" office:value-type="float" office:value="332.3" calcext:value-type="float">
            <text:p>332.3</text:p>
          </table:table-cell>
          <table:table-cell table:formula="of:=[.D73]+2.95" office:value-type="float" office:value="207.975" calcext:value-type="float">
            <text:p>207.975</text:p>
          </table:table-cell>
          <table:table-cell table:number-columns-repeated="2"/>
          <table:table-cell table:style-name="ce236" office:value-type="date" office:date-value="2016-10-21" calcext:value-type="date">
            <text:p>10/21/16</text:p>
          </table:table-cell>
          <table:table-cell office:value-type="float" office:value="4.245778" calcext:value-type="float">
            <text:p>4.245778</text:p>
          </table:table-cell>
          <table:table-cell table:formula="of:=[.I73]+[.H74]" office:value-type="float" office:value="310.405476" calcext:value-type="float">
            <text:p>310.405476</text:p>
          </table:table-cell>
          <table:table-cell table:formula="of:=[.J73]+2.8" office:value-type="float" office:value="197.4" calcext:value-type="float">
            <text:p>197.4</text:p>
          </table:table-cell>
          <table:table-cell table:formula="of:=(0.0312039503*[.H74]^2)+0.2307524608*[.H74]+1.1730058735" office:value-type="float" office:value="2.71523168735911" calcext:value-type="float">
            <text:p>2.72</text:p>
          </table:table-cell>
          <table:table-cell table:formula="of:=[.L73]+[.K74]" office:value-type="float" office:value="197.8824874908" calcext:value-type="float">
            <text:p>197.9</text:p>
          </table:table-cell>
          <table:table-cell table:number-columns-repeated="2"/>
          <table:table-cell table:style-name="ce242" office:value-type="float" office:value="4.490771" calcext:value-type="float">
            <text:p>4.490771</text:p>
          </table:table-cell>
          <table:table-cell table:style-name="ce255" office:value-type="string" calcext:value-type="string">
            <text:p>2016-10-29</text:p>
          </table:table-cell>
          <table:table-cell table:number-columns-repeated="20"/>
        </table:table-row>
        <table:table-row table:style-name="ro2">
          <table:table-cell table:style-name="ce236" office:value-type="date" office:date-value="2016-10-22" calcext:value-type="date">
            <text:p>10/22/16</text:p>
          </table:table-cell>
          <table:table-cell office:value-type="float" office:value="4.74" calcext:value-type="float">
            <text:p>4.74</text:p>
          </table:table-cell>
          <table:table-cell table:formula="of:=[.C74]+[.B75]" office:value-type="float" office:value="337.04" calcext:value-type="float">
            <text:p>337.04</text:p>
          </table:table-cell>
          <table:table-cell table:formula="of:=[.D74]+2.95" office:value-type="float" office:value="210.925" calcext:value-type="float">
            <text:p>210.925</text:p>
          </table:table-cell>
          <table:table-cell table:number-columns-repeated="2"/>
          <table:table-cell table:style-name="ce237" office:value-type="date" office:date-value="2016-10-22" calcext:value-type="date">
            <text:p>10/22/16</text:p>
          </table:table-cell>
          <table:table-cell table:style-name="ce238" office:value-type="float" office:value="4.346792" calcext:value-type="float">
            <text:p>4.346792</text:p>
          </table:table-cell>
          <table:table-cell table:style-name="ce238" table:formula="of:=[.I74]+[.H75]" office:value-type="float" office:value="314.752268" calcext:value-type="float">
            <text:p>314.752268</text:p>
          </table:table-cell>
          <table:table-cell table:style-name="ce238" table:formula="of:=[.J74]+2.8" office:value-type="float" office:value="200.2" calcext:value-type="float">
            <text:p>200.2</text:p>
          </table:table-cell>
          <table:table-cell table:style-name="ce247" table:formula="of:=(0.0312039503*[.H75]^2)+0.2307524608*[.H75]+1.1730058735" office:value-type="float" office:value="2.7656250049943" calcext:value-type="float">
            <text:p>2.77</text:p>
          </table:table-cell>
          <table:table-cell table:style-name="ce252" table:formula="of:=[.L74]+[.K75]" office:value-type="float" office:value="200.648112495795" calcext:value-type="float">
            <text:p>200.6</text:p>
          </table:table-cell>
          <table:table-cell table:number-columns-repeated="2"/>
          <table:table-cell table:style-name="ce242" office:value-type="float" office:value="4.489423" calcext:value-type="float">
            <text:p>4.489423</text:p>
          </table:table-cell>
          <table:table-cell table:style-name="ce255" office:value-type="string" calcext:value-type="string">
            <text:p>2016-10-30</text:p>
          </table:table-cell>
          <table:table-cell table:number-columns-repeated="20"/>
        </table:table-row>
        <table:table-row table:style-name="ro2">
          <table:table-cell table:style-name="ce236" office:value-type="date" office:date-value="2016-10-23" calcext:value-type="date">
            <text:p>10/23/16</text:p>
          </table:table-cell>
          <table:table-cell office:value-type="float" office:value="4.74" calcext:value-type="float">
            <text:p>4.74</text:p>
          </table:table-cell>
          <table:table-cell table:formula="of:=[.C75]+[.B76]" office:value-type="float" office:value="341.78" calcext:value-type="float">
            <text:p>341.78</text:p>
          </table:table-cell>
          <table:table-cell table:formula="of:=[.D75]+2.95" office:value-type="float" office:value="213.875" calcext:value-type="float">
            <text:p>213.875</text:p>
          </table:table-cell>
          <table:table-cell table:number-columns-repeated="2"/>
          <table:table-cell table:style-name="ce236" office:value-type="date" office:date-value="2016-10-23" calcext:value-type="date">
            <text:p>10/23/16</text:p>
          </table:table-cell>
          <table:table-cell office:value-type="float" office:value="4.433425" calcext:value-type="float">
            <text:p>4.433425</text:p>
          </table:table-cell>
          <table:table-cell table:formula="of:=[.I75]+[.H76]" office:value-type="float" office:value="319.185693" calcext:value-type="float">
            <text:p>319.185693</text:p>
          </table:table-cell>
          <table:table-cell table:formula="of:=[.J75]+2.8" office:value-type="float" office:value="203" calcext:value-type="float">
            <text:p>203</text:p>
          </table:table-cell>
          <table:table-cell table:formula="of:=(0.0312039503*[.H76]^2)+0.2307524608*[.H76]+1.1730058735" office:value-type="float" office:value="2.80935127178038" calcext:value-type="float">
            <text:p>2.81</text:p>
          </table:table-cell>
          <table:table-cell table:formula="of:=[.L75]+[.K76]" office:value-type="float" office:value="203.457463767575" calcext:value-type="float">
            <text:p>203.5</text:p>
          </table:table-cell>
          <table:table-cell table:number-columns-repeated="2"/>
          <table:table-cell table:style-name="ce242" office:value-type="float" office:value="4.5351" calcext:value-type="float">
            <text:p>4.5351</text:p>
          </table:table-cell>
          <table:table-cell table:style-name="ce255" office:value-type="string" calcext:value-type="string">
            <text:p>2016-10-31</text:p>
          </table:table-cell>
          <table:table-cell table:number-columns-repeated="20"/>
        </table:table-row>
        <table:table-row table:style-name="ro2">
          <table:table-cell table:style-name="ce236" office:value-type="date" office:date-value="2016-10-24" calcext:value-type="date">
            <text:p>10/24/16</text:p>
          </table:table-cell>
          <table:table-cell office:value-type="float" office:value="4.74" calcext:value-type="float">
            <text:p>4.74</text:p>
          </table:table-cell>
          <table:table-cell table:formula="of:=[.C76]+[.B77]" office:value-type="float" office:value="346.52" calcext:value-type="float">
            <text:p>346.52</text:p>
          </table:table-cell>
          <table:table-cell table:formula="of:=[.D76]+2.95" office:value-type="float" office:value="216.825" calcext:value-type="float">
            <text:p>216.825</text:p>
          </table:table-cell>
          <table:table-cell table:number-columns-repeated="2"/>
          <table:table-cell table:style-name="ce236" office:value-type="date" office:date-value="2016-10-24" calcext:value-type="date">
            <text:p>10/24/16</text:p>
          </table:table-cell>
          <table:table-cell office:value-type="float" office:value="4.41361" calcext:value-type="float">
            <text:p>4.41361</text:p>
          </table:table-cell>
          <table:table-cell table:formula="of:=[.I76]+[.H77]" office:value-type="float" office:value="323.599303" calcext:value-type="float">
            <text:p>323.599303</text:p>
          </table:table-cell>
          <table:table-cell table:formula="of:=[.J76]+2.8" office:value-type="float" office:value="205.8" calcext:value-type="float">
            <text:p>205.8</text:p>
          </table:table-cell>
          <table:table-cell table:formula="of:=(0.0312039503*[.H77]^2)+0.2307524608*[.H77]+1.1730058735" office:value-type="float" office:value="2.79930873451226" calcext:value-type="float">
            <text:p>2.80</text:p>
          </table:table-cell>
          <table:table-cell table:formula="of:=[.L76]+[.K77]" office:value-type="float" office:value="206.256772502087" calcext:value-type="float">
            <text:p>206.3</text:p>
          </table:table-cell>
          <table:table-cell table:number-columns-repeated="2"/>
          <table:table-cell table:style-name="ce242" office:value-type="float" office:value="4.546149" calcext:value-type="float">
            <text:p>4.546149</text:p>
          </table:table-cell>
          <table:table-cell table:style-name="ce255" office:value-type="string" calcext:value-type="string">
            <text:p>2016-11-01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0-25" calcext:value-type="date">
            <text:p>10/25/16</text:p>
          </table:table-cell>
          <table:table-cell office:value-type="float" office:value="4.434568" calcext:value-type="float">
            <text:p>4.434568</text:p>
          </table:table-cell>
          <table:table-cell table:formula="of:=[.I77]+[.H78]" office:value-type="float" office:value="328.033871" calcext:value-type="float">
            <text:p>328.033871</text:p>
          </table:table-cell>
          <table:table-cell table:formula="of:=[.J77]+2.8" office:value-type="float" office:value="208.6" calcext:value-type="float">
            <text:p>208.6</text:p>
          </table:table-cell>
          <table:table-cell table:formula="of:=(0.0312039503*[.H78]^2)+0.2307524608*[.H78]+1.1730058735" office:value-type="float" office:value="2.80993130870294" calcext:value-type="float">
            <text:p>2.81</text:p>
          </table:table-cell>
          <table:table-cell table:formula="of:=[.L77]+[.K78]" office:value-type="float" office:value="209.06670381079" calcext:value-type="float">
            <text:p>209.1</text:p>
          </table:table-cell>
          <table:table-cell table:number-columns-repeated="2"/>
          <table:table-cell table:style-name="ce242" office:value-type="float" office:value="4.560822" calcext:value-type="float">
            <text:p>4.560822</text:p>
          </table:table-cell>
          <table:table-cell table:style-name="ce255" office:value-type="string" calcext:value-type="string">
            <text:p>2016-11-02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0-26" calcext:value-type="date">
            <text:p>10/26/16</text:p>
          </table:table-cell>
          <table:table-cell office:value-type="float" office:value="4.461148" calcext:value-type="float">
            <text:p>4.461148</text:p>
          </table:table-cell>
          <table:table-cell table:formula="of:=[.I78]+[.H79]" office:value-type="float" office:value="332.495019" calcext:value-type="float">
            <text:p>332.495019</text:p>
          </table:table-cell>
          <table:table-cell table:formula="of:=[.J78]+2.8" office:value-type="float" office:value="211.4" calcext:value-type="float">
            <text:p>211.4</text:p>
          </table:table-cell>
          <table:table-cell table:formula="of:=(0.0312039503*[.H79]^2)+0.2307524608*[.H79]+1.1730058735" office:value-type="float" office:value="2.82344282484799" calcext:value-type="float">
            <text:p>2.82</text:p>
          </table:table-cell>
          <table:table-cell table:formula="of:=[.L78]+[.K79]" office:value-type="float" office:value="211.890146635638" calcext:value-type="float">
            <text:p>211.9</text:p>
          </table:table-cell>
          <table:table-cell table:number-columns-repeated="2"/>
          <table:table-cell table:style-name="ce242" office:value-type="float" office:value="4.546075" calcext:value-type="float">
            <text:p>4.546075</text:p>
          </table:table-cell>
          <table:table-cell table:style-name="ce255" office:value-type="string" calcext:value-type="string">
            <text:p>2016-11-03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0-27" calcext:value-type="date">
            <text:p>10/27/16</text:p>
          </table:table-cell>
          <table:table-cell office:value-type="float" office:value="4.490771" calcext:value-type="float">
            <text:p>4.490771</text:p>
          </table:table-cell>
          <table:table-cell table:formula="of:=[.I79]+[.H80]" office:value-type="float" office:value="336.98579" calcext:value-type="float">
            <text:p>336.98579</text:p>
          </table:table-cell>
          <table:table-cell table:formula="of:=[.J79]+2.8" office:value-type="float" office:value="214.2" calcext:value-type="float">
            <text:p>214.2</text:p>
          </table:table-cell>
          <table:table-cell table:formula="of:=(0.0312039503*[.H80]^2)+0.2307524608*[.H80]+1.1730058735" office:value-type="float" office:value="2.83855315267743" calcext:value-type="float">
            <text:p>2.84</text:p>
          </table:table-cell>
          <table:table-cell table:formula="of:=[.L79]+[.K80]" office:value-type="float" office:value="214.728699788316" calcext:value-type="float">
            <text:p>214.7</text:p>
          </table:table-cell>
          <table:table-cell table:number-columns-repeated="2"/>
          <table:table-cell table:style-name="ce242" office:value-type="float" office:value="4.548576" calcext:value-type="float">
            <text:p>4.548576</text:p>
          </table:table-cell>
          <table:table-cell table:style-name="ce255" office:value-type="string" calcext:value-type="string">
            <text:p>2016-11-04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0-28" calcext:value-type="date">
            <text:p>10/28/16</text:p>
          </table:table-cell>
          <table:table-cell table:style-name="ce242" office:value-type="float" office:value="4.461148" calcext:value-type="float">
            <text:p>4.461148</text:p>
          </table:table-cell>
          <table:table-cell table:formula="of:=[.I80]+[.H81]" office:value-type="float" office:value="341.446938" calcext:value-type="float">
            <text:p>341.446938</text:p>
          </table:table-cell>
          <table:table-cell table:formula="of:=[.J80]+2.8" office:value-type="float" office:value="217" calcext:value-type="float">
            <text:p>217</text:p>
          </table:table-cell>
          <table:table-cell table:formula="of:=(0.0312039503*[.H81]^2)+0.2307524608*[.H81]+1.1730058735" office:value-type="float" office:value="2.82344282484799" calcext:value-type="float">
            <text:p>2.82</text:p>
          </table:table-cell>
          <table:table-cell table:formula="of:=[.L80]+[.K81]" office:value-type="float" office:value="217.552142613164" calcext:value-type="float">
            <text:p>217.6</text:p>
          </table:table-cell>
          <table:table-cell table:number-columns-repeated="2"/>
          <table:table-cell table:style-name="ce242" office:value-type="float" office:value="4.564093" calcext:value-type="float">
            <text:p>4.564093</text:p>
          </table:table-cell>
          <table:table-cell table:style-name="ce255" office:value-type="string" calcext:value-type="string">
            <text:p>2016-11-05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0-29" calcext:value-type="date">
            <text:p>10/29/16</text:p>
          </table:table-cell>
          <table:table-cell table:style-name="ce242" office:value-type="float" office:value="4.490771" calcext:value-type="float">
            <text:p>4.490771</text:p>
          </table:table-cell>
          <table:table-cell table:formula="of:=[.I81]+[.H82]" office:value-type="float" office:value="345.937709" calcext:value-type="float">
            <text:p>345.937709</text:p>
          </table:table-cell>
          <table:table-cell table:formula="of:=[.J81]+2.8" office:value-type="float" office:value="219.8" calcext:value-type="float">
            <text:p>219.8</text:p>
          </table:table-cell>
          <table:table-cell table:formula="of:=(0.0312039503*[.H82]^2)+0.2307524608*[.H82]+1.1730058735" office:value-type="float" office:value="2.83855315267743" calcext:value-type="float">
            <text:p>2.84</text:p>
          </table:table-cell>
          <table:table-cell table:formula="of:=[.L81]+[.K82]" office:value-type="float" office:value="220.390695765841" calcext:value-type="float">
            <text:p>220.4</text:p>
          </table:table-cell>
          <table:table-cell table:number-columns-repeated="2"/>
          <table:table-cell table:style-name="ce242" office:value-type="float" office:value="4.591302" calcext:value-type="float">
            <text:p>4.591302</text:p>
          </table:table-cell>
          <table:table-cell table:style-name="ce255" office:value-type="string" calcext:value-type="string">
            <text:p>2016-11-06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0-30" calcext:value-type="date">
            <text:p>10/30/16</text:p>
          </table:table-cell>
          <table:table-cell table:style-name="ce242" office:value-type="float" office:value="4.489423" calcext:value-type="float">
            <text:p>4.489423</text:p>
          </table:table-cell>
          <table:table-cell table:formula="of:=[.I82]+[.H83]" office:value-type="float" office:value="350.427132" calcext:value-type="float">
            <text:p>350.427132</text:p>
          </table:table-cell>
          <table:table-cell table:formula="of:=[.J82]+2.8" office:value-type="float" office:value="222.6" calcext:value-type="float">
            <text:p>222.6</text:p>
          </table:table-cell>
          <table:table-cell table:formula="of:=(0.0312039503*[.H83]^2)+0.2307524608*[.H83]+1.1730058735" office:value-type="float" office:value="2.83786436513353" calcext:value-type="float">
            <text:p>2.84</text:p>
          </table:table-cell>
          <table:table-cell table:formula="of:=[.L82]+[.K83]" office:value-type="float" office:value="223.228560130975" calcext:value-type="float">
            <text:p>223.2</text:p>
          </table:table-cell>
          <table:table-cell table:number-columns-repeated="2"/>
          <table:table-cell table:style-name="ce242" office:value-type="float" office:value="4.618559" calcext:value-type="float">
            <text:p>4.618559</text:p>
          </table:table-cell>
          <table:table-cell table:style-name="ce255" office:value-type="string" calcext:value-type="string">
            <text:p>2016-11-07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113" office:value-type="date" office:date-value="2016-10-31" calcext:value-type="date">
            <text:p>10/31/16</text:p>
          </table:table-cell>
          <table:table-cell table:style-name="ce242" office:value-type="float" office:value="4.5351" calcext:value-type="float">
            <text:p>4.5351</text:p>
          </table:table-cell>
          <table:table-cell table:style-name="ce117" table:formula="of:=[.I83]+[.H84]" office:value-type="float" office:value="354.962232" calcext:value-type="float">
            <text:p>354.962232</text:p>
          </table:table-cell>
          <table:table-cell table:style-name="ce117" table:formula="of:=[.J83]+2.8" office:value-type="float" office:value="225.4" calcext:value-type="float">
            <text:p>225.4</text:p>
          </table:table-cell>
          <table:table-cell table:style-name="ce121" table:formula="of:=(0.0312039503*[.H84]^2)+0.2307524608*[.H84]+1.1730058735" office:value-type="float" office:value="2.86126712352766" calcext:value-type="float">
            <text:p>2.86</text:p>
          </table:table-cell>
          <table:table-cell table:style-name="ce135" table:formula="of:=[.L83]+[.K84]" office:value-type="float" office:value="226.089827254502" calcext:value-type="float">
            <text:p>226.1</text:p>
          </table:table-cell>
          <table:table-cell table:number-columns-repeated="2"/>
          <table:table-cell table:style-name="ce242" office:value-type="float" office:value="4.603655" calcext:value-type="float">
            <text:p>4.603655</text:p>
          </table:table-cell>
          <table:table-cell table:style-name="ce255" office:value-type="string" calcext:value-type="string">
            <text:p>2016-11-08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1-01" calcext:value-type="date">
            <text:p>11/1/16</text:p>
          </table:table-cell>
          <table:table-cell table:style-name="ce242" office:value-type="float" office:value="4.546149" calcext:value-type="float">
            <text:p>4.546149</text:p>
          </table:table-cell>
          <table:table-cell table:formula="of:=[.I84]+[.H85]" office:value-type="float" office:value="359.508381" calcext:value-type="float">
            <text:p>359.508381</text:p>
          </table:table-cell>
          <table:table-cell table:formula="of:=[.J84]+2.8" office:value-type="float" office:value="228.2" calcext:value-type="float">
            <text:p>228.2</text:p>
          </table:table-cell>
          <table:table-cell table:formula="of:=(0.0312039503*[.H85]^2)+0.2307524608*[.H85]+1.1730058735" office:value-type="float" office:value="2.86694767190536" calcext:value-type="float">
            <text:p>2.87</text:p>
          </table:table-cell>
          <table:table-cell table:formula="of:=[.L84]+[.K85]" office:value-type="float" office:value="228.956774926408" calcext:value-type="float">
            <text:p>229.0</text:p>
          </table:table-cell>
          <table:table-cell table:number-columns-repeated="2"/>
          <table:table-cell table:style-name="ce242" office:value-type="float" office:value="4.606602" calcext:value-type="float">
            <text:p>4.606602</text:p>
          </table:table-cell>
          <table:table-cell table:style-name="ce255" office:value-type="string" calcext:value-type="string">
            <text:p>2016-11-09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1-02" calcext:value-type="date">
            <text:p>11/2/16</text:p>
          </table:table-cell>
          <table:table-cell table:style-name="ce242" office:value-type="float" office:value="4.560822" calcext:value-type="float">
            <text:p>4.560822</text:p>
          </table:table-cell>
          <table:table-cell table:formula="of:=[.I85]+[.H86]" office:value-type="float" office:value="364.069203" calcext:value-type="float">
            <text:p>364.069203</text:p>
          </table:table-cell>
          <table:table-cell table:formula="of:=[.J85]+2.8" office:value-type="float" office:value="231" calcext:value-type="float">
            <text:p>231</text:p>
          </table:table-cell>
          <table:table-cell table:formula="of:=(0.0312039503*[.H86]^2)+0.2307524608*[.H86]+1.1730058735" office:value-type="float" office:value="2.87450318009484" calcext:value-type="float">
            <text:p>2.87</text:p>
          </table:table-cell>
          <table:table-cell table:formula="of:=[.L85]+[.K86]" office:value-type="float" office:value="231.831278106502" calcext:value-type="float">
            <text:p>231.8</text:p>
          </table:table-cell>
          <table:table-cell table:number-columns-repeated="2"/>
          <table:table-cell table:style-name="ce242" office:value-type="float" office:value="4.601606" calcext:value-type="float">
            <text:p>4.601606</text:p>
          </table:table-cell>
          <table:table-cell table:style-name="ce255" office:value-type="string" calcext:value-type="string">
            <text:p>2016-11-10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1-03" calcext:value-type="date">
            <text:p>11/3/16</text:p>
          </table:table-cell>
          <table:table-cell table:style-name="ce242" office:value-type="float" office:value="4.546075" calcext:value-type="float">
            <text:p>4.546075</text:p>
          </table:table-cell>
          <table:table-cell table:formula="of:=[.I86]+[.H87]" office:value-type="float" office:value="368.615278" calcext:value-type="float">
            <text:p>368.615278</text:p>
          </table:table-cell>
          <table:table-cell table:formula="of:=[.J86]+2.8" office:value-type="float" office:value="233.8" calcext:value-type="float">
            <text:p>233.8</text:p>
          </table:table-cell>
          <table:table-cell table:formula="of:=(0.0312039503*[.H87]^2)+0.2307524608*[.H87]+1.1730058735" office:value-type="float" office:value="2.86690960143863" calcext:value-type="float">
            <text:p>2.87</text:p>
          </table:table-cell>
          <table:table-cell table:formula="of:=[.L86]+[.K87]" office:value-type="float" office:value="234.698187707941" calcext:value-type="float">
            <text:p>234.7</text:p>
          </table:table-cell>
          <table:table-cell table:number-columns-repeated="2"/>
          <table:table-cell table:style-name="ce242" office:value-type="float" office:value="4.61" calcext:value-type="float">
            <text:p>4.61</text:p>
          </table:table-cell>
          <table:table-cell table:style-name="ce255" office:value-type="string" calcext:value-type="string">
            <text:p>2016-11-11</text:p>
          </table:table-cell>
          <table:table-cell table:number-columns-repeated="20"/>
        </table:table-row>
        <table:table-row table:style-name="ro2">
          <table:table-cell table:number-columns-repeated="6"/>
          <table:table-cell table:style-name="ce236" office:value-type="date" office:date-value="2016-11-04" calcext:value-type="date">
            <text:p>11/4/16</text:p>
          </table:table-cell>
          <table:table-cell table:style-name="ce242" office:value-type="float" office:value="4.548576" calcext:value-type="float">
            <text:p>4.548576</text:p>
          </table:table-cell>
          <table:table-cell table:formula="of:=[.I87]+[.H88]" office:value-type="float" office:value="373.163854" calcext:value-type="float">
            <text:p>373.163854</text:p>
          </table:table-cell>
          <table:table-cell table:formula="of:=[.J87]+2.8" office:value-type="float" office:value="236.6" calcext:value-type="float">
            <text:p>236.6</text:p>
          </table:table-cell>
          <table:table-cell table:formula="of:=(0.0312039503*[.H88]^2)+0.2307524608*[.H88]+1.1730058735" office:value-type="float" office:value="2.86819646972662" calcext:value-type="float">
            <text:p>2.87</text:p>
          </table:table-cell>
          <table:table-cell table:formula="of:=[.L87]+[.K88]" office:value-type="float" office:value="237.566384177668" calcext:value-type="float">
            <text:p>237.6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05" calcext:value-type="date">
            <text:p>11/5/16</text:p>
          </table:table-cell>
          <table:table-cell table:style-name="ce242" office:value-type="float" office:value="4.564093" calcext:value-type="float">
            <text:p>4.564093</text:p>
          </table:table-cell>
          <table:table-cell table:formula="of:=[.I88]+[.H89]" office:value-type="float" office:value="377.727947" calcext:value-type="float">
            <text:p>377.727947</text:p>
          </table:table-cell>
          <table:table-cell table:formula="of:=[.J88]+2.8" office:value-type="float" office:value="239.4" calcext:value-type="float">
            <text:p>239.4</text:p>
          </table:table-cell>
          <table:table-cell table:formula="of:=(0.0312039503*[.H89]^2)+0.2307524608*[.H89]+1.1730058735" office:value-type="float" office:value="2.87618933432639" calcext:value-type="float">
            <text:p>2.88</text:p>
          </table:table-cell>
          <table:table-cell table:formula="of:=[.L88]+[.K89]" office:value-type="float" office:value="240.442573511994" calcext:value-type="float">
            <text:p>240.4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06" calcext:value-type="date">
            <text:p>11/6/16</text:p>
          </table:table-cell>
          <table:table-cell table:style-name="ce242" office:value-type="float" office:value="4.591302" calcext:value-type="float">
            <text:p>4.591302</text:p>
          </table:table-cell>
          <table:table-cell table:formula="of:=[.I89]+[.H90]" office:value-type="float" office:value="382.319249" calcext:value-type="float">
            <text:p>382.319249</text:p>
          </table:table-cell>
          <table:table-cell table:formula="of:=[.J89]+2.8" office:value-type="float" office:value="242.2" calcext:value-type="float">
            <text:p>242.2</text:p>
          </table:table-cell>
          <table:table-cell table:formula="of:=(0.0312039503*[.H90]^2)+0.2307524608*[.H90]+1.1730058735" office:value-type="float" office:value="2.89024106733586" calcext:value-type="float">
            <text:p>2.89</text:p>
          </table:table-cell>
          <table:table-cell table:formula="of:=[.L89]+[.K90]" office:value-type="float" office:value="243.33281457933" calcext:value-type="float">
            <text:p>243.3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07" calcext:value-type="date">
            <text:p>11/7/16</text:p>
          </table:table-cell>
          <table:table-cell table:style-name="ce242" office:value-type="float" office:value="4.618559" calcext:value-type="float">
            <text:p>4.618559</text:p>
          </table:table-cell>
          <table:table-cell table:formula="of:=[.I90]+[.H91]" office:value-type="float" office:value="386.937808" calcext:value-type="float">
            <text:p>386.937808</text:p>
          </table:table-cell>
          <table:table-cell table:formula="of:=[.J90]+2.8" office:value-type="float" office:value="245" calcext:value-type="float">
            <text:p>245</text:p>
          </table:table-cell>
          <table:table-cell table:formula="of:=(0.0312039503*[.H91]^2)+0.2307524608*[.H91]+1.1730058735" office:value-type="float" office:value="2.90436391407211" calcext:value-type="float">
            <text:p>2.90</text:p>
          </table:table-cell>
          <table:table-cell table:formula="of:=[.L90]+[.K91]" office:value-type="float" office:value="246.237178493402" calcext:value-type="float">
            <text:p>246.2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08" calcext:value-type="date">
            <text:p>11/8/16</text:p>
          </table:table-cell>
          <table:table-cell table:style-name="ce242" office:value-type="float" office:value="4.603655" calcext:value-type="float">
            <text:p>4.603655</text:p>
          </table:table-cell>
          <table:table-cell table:formula="of:=[.I91]+[.H92]" office:value-type="float" office:value="391.541463" calcext:value-type="float">
            <text:p>391.541463</text:p>
          </table:table-cell>
          <table:table-cell table:formula="of:=[.J91]+2.8" office:value-type="float" office:value="247.8" calcext:value-type="float">
            <text:p>247.8</text:p>
          </table:table-cell>
          <table:table-cell table:formula="of:=(0.0312039503*[.H92]^2)+0.2307524608*[.H92]+1.1730058735" office:value-type="float" office:value="2.89663586265936" calcext:value-type="float">
            <text:p>2.90</text:p>
          </table:table-cell>
          <table:table-cell table:formula="of:=[.L91]+[.K92]" office:value-type="float" office:value="249.133814356061" calcext:value-type="float">
            <text:p>249.1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7" office:value-type="date" office:date-value="2016-11-09" calcext:value-type="date">
            <text:p>11/9/16</text:p>
          </table:table-cell>
          <table:table-cell table:style-name="ce242" office:value-type="float" office:value="4.606602" calcext:value-type="float">
            <text:p>4.606602</text:p>
          </table:table-cell>
          <table:table-cell table:style-name="ce238" table:formula="of:=[.I92]+[.H93]" office:value-type="float" office:value="396.148065" calcext:value-type="float">
            <text:p>396.148065</text:p>
          </table:table-cell>
          <table:table-cell table:style-name="ce238" table:formula="of:=[.J92]+2.8" office:value-type="float" office:value="250.6" calcext:value-type="float">
            <text:p>250.6</text:p>
          </table:table-cell>
          <table:table-cell table:style-name="ce247" table:formula="of:=(0.0312039503*[.H93]^2)+0.2307524608*[.H93]+1.1730058735" office:value-type="float" office:value="2.89816284735709" calcext:value-type="float">
            <text:p>2.90</text:p>
          </table:table-cell>
          <table:table-cell table:style-name="ce252" table:formula="of:=[.L92]+[.K93]" office:value-type="float" office:value="252.031977203419" calcext:value-type="float">
            <text:p>252.0</text:p>
          </table:table-cell>
          <table:table-cell office:value-type="string" calcext:value-type="string">
            <text:p>Gleymdist!</text:p>
          </table:table-cell>
          <table:table-cell table:number-columns-repeated="23"/>
        </table:table-row>
        <table:table-row table:style-name="ro2">
          <table:table-cell table:number-columns-repeated="6"/>
          <table:table-cell table:style-name="ce236" office:value-type="date" office:date-value="2016-11-10" calcext:value-type="date">
            <text:p>11/10/16</text:p>
          </table:table-cell>
          <table:table-cell table:style-name="ce242" office:value-type="float" office:value="4.601606" calcext:value-type="float">
            <text:p>4.601606</text:p>
          </table:table-cell>
          <table:table-cell table:formula="of:=[.I93]+[.H94]" office:value-type="float" office:value="400.749671" calcext:value-type="float">
            <text:p>400.749671</text:p>
          </table:table-cell>
          <table:table-cell table:formula="of:=[.J93]+2.8" office:value-type="float" office:value="253.4" calcext:value-type="float">
            <text:p>253.4</text:p>
          </table:table-cell>
          <table:table-cell table:formula="of:=(0.0312039503*[.H94]^2)+0.2307524608*[.H94]+1.1730058735" office:value-type="float" office:value="2.89557449506887" calcext:value-type="float">
            <text:p>2.90</text:p>
          </table:table-cell>
          <table:table-cell table:formula="of:=[.L93]+[.K94]" office:value-type="float" office:value="254.927551698487" calcext:value-type="float">
            <text:p>254.9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113" office:value-type="date" office:date-value="2016-11-11" calcext:value-type="date">
            <text:p>11/11/16</text:p>
          </table:table-cell>
          <table:table-cell table:style-name="ce15" office:value-type="float" office:value="4.626364" calcext:value-type="float">
            <text:p>4.626364</text:p>
          </table:table-cell>
          <table:table-cell table:style-name="ce117" table:formula="of:=[.I94]+[.H95]" office:value-type="float" office:value="405.376035" calcext:value-type="float">
            <text:p>405.376035</text:p>
          </table:table-cell>
          <table:table-cell table:style-name="ce117" table:formula="of:=[.J94]+2.8" office:value-type="float" office:value="256.2" calcext:value-type="float">
            <text:p>256.2</text:p>
          </table:table-cell>
          <table:table-cell table:style-name="ce121" table:formula="of:=(0.0312039503*[.H95]^2)+0.2307524608*[.H95]+1.1730058735" office:value-type="float" office:value="2.90841650873823" calcext:value-type="float">
            <text:p>2.91</text:p>
          </table:table-cell>
          <table:table-cell table:style-name="ce135" table:formula="of:=[.L94]+[.K95]" office:value-type="float" office:value="257.835968207226" calcext:value-type="float">
            <text:p>257.8</text:p>
          </table:table-cell>
          <table:table-cell office:value-type="string" calcext:value-type="string">
            <text:p>Sýnataka</text:p>
          </table:table-cell>
          <table:table-cell table:number-columns-repeated="23"/>
        </table:table-row>
        <table:table-row table:style-name="ro2">
          <table:table-cell table:number-columns-repeated="6"/>
          <table:table-cell table:style-name="ce236" office:value-type="date" office:date-value="2016-11-12" calcext:value-type="date">
            <text:p>11/12/16</text:p>
          </table:table-cell>
          <table:table-cell office:value-type="float" office:value="4.644244" calcext:value-type="float">
            <text:p>4.644244</text:p>
          </table:table-cell>
          <table:table-cell table:formula="of:=[.I95]+[.H96]" office:value-type="float" office:value="410.020279" calcext:value-type="float">
            <text:p>410.020279</text:p>
          </table:table-cell>
          <table:table-cell table:formula="of:=[.J95]+2.8" office:value-type="float" office:value="259" calcext:value-type="float">
            <text:p>259</text:p>
          </table:table-cell>
          <table:table-cell table:formula="of:=(0.0312039503*[.H96]^2)+0.2307524608*[.H96]+1.1730058735" office:value-type="float" office:value="2.91771468182947" calcext:value-type="float">
            <text:p>2.92</text:p>
          </table:table-cell>
          <table:table-cell table:formula="of:=[.L95]+[.K96]" office:value-type="float" office:value="260.753682889055" calcext:value-type="float">
            <text:p>260.8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3" calcext:value-type="date">
            <text:p>11/13/16</text:p>
          </table:table-cell>
          <table:table-cell office:value-type="float" office:value="4.648979" calcext:value-type="float">
            <text:p>4.648979</text:p>
          </table:table-cell>
          <table:table-cell table:formula="of:=[.I96]+[.H96]" office:value-type="float" office:value="414.664523" calcext:value-type="float">
            <text:p>414.664523</text:p>
          </table:table-cell>
          <table:table-cell table:formula="of:=[.J96]+2.8" office:value-type="float" office:value="261.8" calcext:value-type="float">
            <text:p>261.8</text:p>
          </table:table-cell>
          <table:table-cell table:formula="of:=(0.0312039503*[.H96]^2)+0.2307524608*[.H96]+1.1730058735" office:value-type="float" office:value="2.91771468182947" calcext:value-type="float">
            <text:p>2.92</text:p>
          </table:table-cell>
          <table:table-cell table:formula="of:=[.L96]+[.K97]" office:value-type="float" office:value="263.671397570885" calcext:value-type="float">
            <text:p>263.7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4" calcext:value-type="date">
            <text:p>11/14/16</text:p>
          </table:table-cell>
          <table:table-cell office:value-type="float" office:value="4.656077" calcext:value-type="float">
            <text:p>4.656077</text:p>
          </table:table-cell>
          <table:table-cell table:formula="of:=[.I97]+[.H97]" office:value-type="float" office:value="419.313502" calcext:value-type="float">
            <text:p>419.313502</text:p>
          </table:table-cell>
          <table:table-cell table:formula="of:=[.J97]+2.8" office:value-type="float" office:value="264.6" calcext:value-type="float">
            <text:p>264.6</text:p>
          </table:table-cell>
          <table:table-cell table:formula="of:=(0.0312039503*[.H97]^2)+0.2307524608*[.H97]+1.1730058735" office:value-type="float" office:value="2.92018037497827" calcext:value-type="float">
            <text:p>2.92</text:p>
          </table:table-cell>
          <table:table-cell table:formula="of:=[.L97]+[.K98]" office:value-type="float" office:value="266.591577945863" calcext:value-type="float">
            <text:p>266.6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5" calcext:value-type="date">
            <text:p>11/15/16</text:p>
          </table:table-cell>
          <table:table-cell office:value-type="float" office:value="4.734567" calcext:value-type="float">
            <text:p>4.734567</text:p>
          </table:table-cell>
          <table:table-cell table:formula="of:=[.I98]+[.H98]" office:value-type="float" office:value="423.969579" calcext:value-type="float">
            <text:p>423.969579</text:p>
          </table:table-cell>
          <table:table-cell table:formula="of:=[.J98]+2.8" office:value-type="float" office:value="267.4" calcext:value-type="float">
            <text:p>267.4</text:p>
          </table:table-cell>
          <table:table-cell table:formula="of:=(0.0312039503*[.H98]^2)+0.2307524608*[.H98]+1.1730058735" office:value-type="float" office:value="2.92387919222125" calcext:value-type="float">
            <text:p>2.92</text:p>
          </table:table-cell>
          <table:table-cell table:formula="of:=[.L98]+[.K99]" office:value-type="float" office:value="269.515457138084" calcext:value-type="float">
            <text:p>269.5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6" calcext:value-type="date">
            <text:p>11/16/16</text:p>
          </table:table-cell>
          <table:table-cell office:value-type="float" office:value="4.753972" calcext:value-type="float">
            <text:p>4.753972</text:p>
          </table:table-cell>
          <table:table-cell table:formula="of:=[.I99]+[.H99]" office:value-type="float" office:value="428.704146" calcext:value-type="float">
            <text:p>428.704146</text:p>
          </table:table-cell>
          <table:table-cell table:formula="of:=[.J99]+2.8" office:value-type="float" office:value="270.2" calcext:value-type="float">
            <text:p>270.2</text:p>
          </table:table-cell>
          <table:table-cell table:formula="of:=(0.0312039503*[.H99]^2)+0.2307524608*[.H99]+1.1730058735" office:value-type="float" office:value="2.96499049992744" calcext:value-type="float">
            <text:p>2.96</text:p>
          </table:table-cell>
          <table:table-cell table:formula="of:=[.L99]+[.K100]" office:value-type="float" office:value="272.480447638012" calcext:value-type="float">
            <text:p>272.5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7" calcext:value-type="date">
            <text:p>11/17/16</text:p>
          </table:table-cell>
          <table:table-cell office:value-type="float" office:value="4.734614" calcext:value-type="float">
            <text:p>4.734614</text:p>
          </table:table-cell>
          <table:table-cell table:formula="of:=[.I100]+[.H100]" office:value-type="float" office:value="433.458118" calcext:value-type="float">
            <text:p>433.458118</text:p>
          </table:table-cell>
          <table:table-cell table:formula="of:=[.J100]+2.8" office:value-type="float" office:value="273" calcext:value-type="float">
            <text:p>273</text:p>
          </table:table-cell>
          <table:table-cell table:formula="of:=(0.0312039503*[.H100]^2)+0.2307524608*[.H100]+1.1730058735" office:value-type="float" office:value="2.97521368187665" calcext:value-type="float">
            <text:p>2.98</text:p>
          </table:table-cell>
          <table:table-cell table:formula="of:=[.L100]+[.K101]" office:value-type="float" office:value="275.455661319888" calcext:value-type="float">
            <text:p>275.5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8" calcext:value-type="date">
            <text:p>11/18/16</text:p>
          </table:table-cell>
          <table:table-cell office:value-type="float" office:value="4.69719" calcext:value-type="float">
            <text:p>4.69719</text:p>
          </table:table-cell>
          <table:table-cell table:formula="of:=[.I101]+[.H101]" office:value-type="float" office:value="438.192732" calcext:value-type="float">
            <text:p>438.192732</text:p>
          </table:table-cell>
          <table:table-cell table:formula="of:=[.J101]+2.8" office:value-type="float" office:value="275.8" calcext:value-type="float">
            <text:p>275.8</text:p>
          </table:table-cell>
          <table:table-cell table:formula="of:=(0.0312039503*[.H101]^2)+0.2307524608*[.H101]+1.1730058735" office:value-type="float" office:value="2.96501523265821" calcext:value-type="float">
            <text:p>2.97</text:p>
          </table:table-cell>
          <table:table-cell table:formula="of:=[.L101]+[.K102]" office:value-type="float" office:value="278.420676552546" calcext:value-type="float">
            <text:p>278.4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19" calcext:value-type="date">
            <text:p>11/19/16</text:p>
          </table:table-cell>
          <table:table-cell office:value-type="float" office:value="4.731906" calcext:value-type="float">
            <text:p>4.731906</text:p>
          </table:table-cell>
          <table:table-cell table:formula="of:=[.I102]+[.H102]" office:value-type="float" office:value="442.889922" calcext:value-type="float">
            <text:p>442.889922</text:p>
          </table:table-cell>
          <table:table-cell table:formula="of:=[.J102]+2.8" office:value-type="float" office:value="278.6" calcext:value-type="float">
            <text:p>278.6</text:p>
          </table:table-cell>
          <table:table-cell table:formula="of:=(0.0312039503*[.H102]^2)+0.2307524608*[.H102]+1.1730058735" office:value-type="float" office:value="2.94536531221844" calcext:value-type="float">
            <text:p>2.95</text:p>
          </table:table-cell>
          <table:table-cell table:formula="of:=[.L102]+[.K103]" office:value-type="float" office:value="281.366041864765" calcext:value-type="float">
            <text:p>281.4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0" calcext:value-type="date">
            <text:p>11/20/16</text:p>
          </table:table-cell>
          <table:table-cell office:value-type="float" office:value="4.736771" calcext:value-type="float">
            <text:p>4.736771</text:p>
          </table:table-cell>
          <table:table-cell table:formula="of:=[.I103]+[.H103]" office:value-type="float" office:value="447.621828" calcext:value-type="float">
            <text:p>447.621828</text:p>
          </table:table-cell>
          <table:table-cell table:formula="of:=[.J103]+2.8" office:value-type="float" office:value="281.4" calcext:value-type="float">
            <text:p>281.4</text:p>
          </table:table-cell>
          <table:table-cell table:formula="of:=(0.0312039503*[.H103]^2)+0.2307524608*[.H103]+1.1730058735" office:value-type="float" office:value="2.9635904312389" calcext:value-type="float">
            <text:p>2.96</text:p>
          </table:table-cell>
          <table:table-cell table:formula="of:=[.L103]+[.K104]" office:value-type="float" office:value="284.329632296004" calcext:value-type="float">
            <text:p>284.3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1" calcext:value-type="date">
            <text:p>11/21/16</text:p>
          </table:table-cell>
          <table:table-cell office:value-type="float" office:value="4.684033" calcext:value-type="float">
            <text:p>4.684033</text:p>
          </table:table-cell>
          <table:table-cell table:formula="of:=[.I104]+[.H104]" office:value-type="float" office:value="452.358599" calcext:value-type="float">
            <text:p>452.358599</text:p>
          </table:table-cell>
          <table:table-cell table:formula="of:=[.J104]+2.8" office:value-type="float" office:value="284.2" calcext:value-type="float">
            <text:p>284.2</text:p>
          </table:table-cell>
          <table:table-cell table:formula="of:=(0.0312039503*[.H104]^2)+0.2307524608*[.H104]+1.1730058735" office:value-type="float" office:value="2.96615045547619" calcext:value-type="float">
            <text:p>2.97</text:p>
          </table:table-cell>
          <table:table-cell table:formula="of:=[.L104]+[.K105]" office:value-type="float" office:value="287.29578275148" calcext:value-type="float">
            <text:p>287.3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2" calcext:value-type="date">
            <text:p>11/22/16</text:p>
          </table:table-cell>
          <table:table-cell office:value-type="float" office:value="4.691508" calcext:value-type="float">
            <text:p>4.691508</text:p>
          </table:table-cell>
          <table:table-cell table:formula="of:=[.I105]+[.H105]" office:value-type="float" office:value="457.042632" calcext:value-type="float">
            <text:p>457.042632</text:p>
          </table:table-cell>
          <table:table-cell table:formula="of:=[.J105]+2.8" office:value-type="float" office:value="287" calcext:value-type="float">
            <text:p>287</text:p>
          </table:table-cell>
          <table:table-cell table:formula="of:=(0.0312039503*[.H105]^2)+0.2307524608*[.H105]+1.1730058735" office:value-type="float" office:value="2.93847783747956" calcext:value-type="float">
            <text:p>2.94</text:p>
          </table:table-cell>
          <table:table-cell table:formula="of:=[.L105]+[.K106]" office:value-type="float" office:value="290.23426058896" calcext:value-type="float">
            <text:p>290.2</text:p>
          </table:table-cell>
          <table:table-cell table:number-columns-repeated="24"/>
        </table:table-row>
        <table:table-row table:style-name="ro2">
          <table:table-cell table:number-columns-repeated="5"/>
          <table:table-cell office:value-type="string" calcext:value-type="string">
            <text:p>mið</text:p>
          </table:table-cell>
          <table:table-cell table:style-name="ce236" office:value-type="date" office:date-value="2016-11-23" calcext:value-type="date">
            <text:p>11/23/16</text:p>
          </table:table-cell>
          <table:table-cell table:style-name="ce242" office:value-type="float" office:value="4.74377" calcext:value-type="float">
            <text:p>4.74377</text:p>
          </table:table-cell>
          <table:table-cell table:formula="of:=[.I106]+[.H106]" office:value-type="float" office:value="461.73414" calcext:value-type="float">
            <text:p>461.73414</text:p>
          </table:table-cell>
          <table:table-cell table:formula="of:=[.J106]+2.8" office:value-type="float" office:value="289.8" calcext:value-type="float">
            <text:p>289.8</text:p>
          </table:table-cell>
          <table:table-cell table:formula="of:=(0.0312039503*[.H106]^2)+0.2307524608*[.H106]+1.1730058735" office:value-type="float" office:value="2.94238955264165" calcext:value-type="float">
            <text:p>2.94</text:p>
          </table:table-cell>
          <table:table-cell table:formula="of:=[.L106]+[.K107]" office:value-type="float" office:value="293.176650141601" calcext:value-type="float">
            <text:p>293.2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4" calcext:value-type="date">
            <text:p>11/24/16</text:p>
          </table:table-cell>
          <table:table-cell table:style-name="ce242" office:value-type="float" office:value="4.746088" calcext:value-type="float">
            <text:p>4.746088</text:p>
          </table:table-cell>
          <table:table-cell table:formula="of:=[.I107]+[.H107]" office:value-type="float" office:value="466.47791" calcext:value-type="float">
            <text:p>466.47791</text:p>
          </table:table-cell>
          <table:table-cell table:formula="of:=[.J107]+2.8" office:value-type="float" office:value="292.6" calcext:value-type="float">
            <text:p>292.6</text:p>
          </table:table-cell>
          <table:table-cell table:formula="of:=(0.0312039503*[.H107]^2)+0.2307524608*[.H107]+1.1730058735" office:value-type="float" office:value="2.96983600843026" calcext:value-type="float">
            <text:p>2.97</text:p>
          </table:table-cell>
          <table:table-cell table:formula="of:=[.L107]+[.K108]" office:value-type="float" office:value="296.146486150031" calcext:value-type="float">
            <text:p>296.1</text:p>
          </table:table-cell>
          <table:table-cell table:number-columns-repeated="24"/>
        </table:table-row>
        <table:table-row table:style-name="ro2">
          <table:table-cell table:number-columns-repeated="5"/>
          <table:table-cell office:value-type="string" calcext:value-type="string">
            <text:p>föst</text:p>
          </table:table-cell>
          <table:table-cell table:style-name="ce13" office:value-type="date" office:date-value="2016-11-25" calcext:value-type="date">
            <text:p>11/25/16</text:p>
          </table:table-cell>
          <table:table-cell table:style-name="ce242" office:value-type="float" office:value="4.741762" calcext:value-type="float">
            <text:p>4.741762</text:p>
          </table:table-cell>
          <table:table-cell table:style-name="ce15" table:formula="of:=[.I108]+[.H108]" office:value-type="float" office:value="471.223998" calcext:value-type="float">
            <text:p>471.223998</text:p>
          </table:table-cell>
          <table:table-cell table:style-name="ce15" table:formula="of:=[.J108]+2.8" office:value-type="float" office:value="295.400000000001" calcext:value-type="float">
            <text:p>295.400000000001</text:p>
          </table:table-cell>
          <table:table-cell table:style-name="ce21" table:formula="of:=(0.0312039503*[.H108]^2)+0.2307524608*[.H108]+1.1730058735" office:value-type="float" office:value="2.97105730124542" calcext:value-type="float">
            <text:p>2.97</text:p>
          </table:table-cell>
          <table:table-cell table:style-name="ce26" table:formula="of:=[.L108]+[.K109]" office:value-type="float" office:value="299.117543451277" calcext:value-type="float">
            <text:p>299.1</text:p>
          </table:table-cell>
          <table:table-cell table:number-columns-repeated="24"/>
        </table:table-row>
        <table:table-row table:style-name="ro2">
          <table:table-cell table:number-columns-repeated="5"/>
          <table:table-cell office:value-type="string" calcext:value-type="string">
            <text:p>lau</text:p>
          </table:table-cell>
          <table:table-cell table:style-name="ce237" office:value-type="date" office:date-value="2016-11-26" calcext:value-type="date">
            <text:p>11/26/16</text:p>
          </table:table-cell>
          <table:table-cell table:style-name="ce242" office:value-type="float" office:value="4.718832" calcext:value-type="float">
            <text:p>4.718832</text:p>
          </table:table-cell>
          <table:table-cell table:style-name="ce238" table:formula="of:=[.I109]+[.H109]" office:value-type="float" office:value="475.96576" calcext:value-type="float">
            <text:p>475.96576</text:p>
          </table:table-cell>
          <table:table-cell table:style-name="ce238" table:formula="of:=[.J109]+2.8" office:value-type="float" office:value="298.200000000001" calcext:value-type="float">
            <text:p>298.200000000001</text:p>
          </table:table-cell>
          <table:table-cell table:style-name="ce247" table:formula="of:=(0.0312039503*[.H109]^2)+0.2307524608*[.H109]+1.1730058735" office:value-type="float" office:value="2.96877831746223" calcext:value-type="float">
            <text:p>2.97</text:p>
          </table:table-cell>
          <table:table-cell table:style-name="ce252" table:formula="of:=[.L109]+[.K110]" office:value-type="float" office:value="302.086321768739" calcext:value-type="float">
            <text:p>302.1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7" calcext:value-type="date">
            <text:p>11/27/16</text:p>
          </table:table-cell>
          <table:table-cell table:style-name="ce242" office:value-type="float" office:value="4.724006" calcext:value-type="float">
            <text:p>4.724006</text:p>
          </table:table-cell>
          <table:table-cell table:formula="of:=[.I110]+[.H110]" office:value-type="float" office:value="480.684592" calcext:value-type="float">
            <text:p>480.684592</text:p>
          </table:table-cell>
          <table:table-cell table:formula="of:=[.J110]+2.8" office:value-type="float" office:value="301.000000000001" calcext:value-type="float">
            <text:p>301.000000000001</text:p>
          </table:table-cell>
          <table:table-cell table:formula="of:=(0.0312039503*[.H110]^2)+0.2307524608*[.H110]+1.1730058735" office:value-type="float" office:value="2.95671804627479" calcext:value-type="float">
            <text:p>2.96</text:p>
          </table:table-cell>
          <table:table-cell table:formula="of:=[.L110]+[.K111]" office:value-type="float" office:value="305.043039815014" calcext:value-type="float">
            <text:p>305.0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8" calcext:value-type="date">
            <text:p>11/28/16</text:p>
          </table:table-cell>
          <table:table-cell table:style-name="ce242" office:value-type="float" office:value="4.723107" calcext:value-type="float">
            <text:p>4.723107</text:p>
          </table:table-cell>
          <table:table-cell table:formula="of:=[.I111]+[.H111]" office:value-type="float" office:value="485.408598" calcext:value-type="float">
            <text:p>485.408598</text:p>
          </table:table-cell>
          <table:table-cell table:formula="of:=[.J111]+2.8" office:value-type="float" office:value="303.800000000001" calcext:value-type="float">
            <text:p>303.800000000001</text:p>
          </table:table-cell>
          <table:table-cell table:formula="of:=(0.0312039503*[.H111]^2)+0.2307524608*[.H111]+1.1730058735" office:value-type="float" office:value="2.95943649851468" calcext:value-type="float">
            <text:p>2.96</text:p>
          </table:table-cell>
          <table:table-cell table:formula="of:=[.L111]+[.K112]" office:value-type="float" office:value="308.002476313529" calcext:value-type="float">
            <text:p>308.0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29" calcext:value-type="date">
            <text:p>11/29/16</text:p>
          </table:table-cell>
          <table:table-cell table:style-name="ce242" office:value-type="float" office:value="4.71394" calcext:value-type="float">
            <text:p>4.71394</text:p>
          </table:table-cell>
          <table:table-cell table:formula="of:=[.I112]+[.H112]" office:value-type="float" office:value="490.131705" calcext:value-type="float">
            <text:p>490.131705</text:p>
          </table:table-cell>
          <table:table-cell table:formula="of:=[.J112]+2.8" office:value-type="float" office:value="306.600000000001" calcext:value-type="float">
            <text:p>306.600000000001</text:p>
          </table:table-cell>
          <table:table-cell table:formula="of:=(0.0312039503*[.H112]^2)+0.2307524608*[.H112]+1.1730058735" office:value-type="float" office:value="2.95896403831958" calcext:value-type="float">
            <text:p>2.96</text:p>
          </table:table-cell>
          <table:table-cell table:formula="of:=[.L112]+[.K113]" office:value-type="float" office:value="310.961440351848" calcext:value-type="float">
            <text:p>311.0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1-30" calcext:value-type="date">
            <text:p>11/30/16</text:p>
          </table:table-cell>
          <table:table-cell table:style-name="ce242" office:value-type="float" office:value="4.727213" calcext:value-type="float">
            <text:p>4.727213</text:p>
          </table:table-cell>
          <table:table-cell table:formula="of:=[.I113]+[.H113]" office:value-type="float" office:value="494.845645" calcext:value-type="float">
            <text:p>494.845645</text:p>
          </table:table-cell>
          <table:table-cell table:formula="of:=[.J113]+2.8" office:value-type="float" office:value="309.400000000001" calcext:value-type="float">
            <text:p>309.400000000001</text:p>
          </table:table-cell>
          <table:table-cell table:formula="of:=(0.0312039503*[.H113]^2)+0.2307524608*[.H113]+1.1730058735" office:value-type="float" office:value="2.95414929518602" calcext:value-type="float">
            <text:p>2.95</text:p>
          </table:table-cell>
          <table:table-cell table:formula="of:=[.L113]+[.K114]" office:value-type="float" office:value="313.915589647034" calcext:value-type="float">
            <text:p>313.9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2-01" calcext:value-type="date">
            <text:p>12/1/16</text:p>
          </table:table-cell>
          <table:table-cell table:style-name="ce242" office:value-type="float" office:value="4.741224" calcext:value-type="float">
            <text:p>4.741224</text:p>
          </table:table-cell>
          <table:table-cell table:formula="of:=[.I114]+[.H114]" office:value-type="float" office:value="499.572858" calcext:value-type="float">
            <text:p>499.572858</text:p>
          </table:table-cell>
          <table:table-cell table:formula="of:=[.J114]+2.8" office:value-type="float" office:value="312.200000000001" calcext:value-type="float">
            <text:p>312.200000000001</text:p>
          </table:table-cell>
          <table:table-cell table:formula="of:=(0.0312039503*[.H114]^2)+0.2307524608*[.H114]+1.1730058735" office:value-type="float" office:value="2.96112231524148" calcext:value-type="float">
            <text:p>2.96</text:p>
          </table:table-cell>
          <table:table-cell table:formula="of:=[.L114]+[.K115]" office:value-type="float" office:value="316.876711962276" calcext:value-type="float">
            <text:p>316.9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2-02" calcext:value-type="date">
            <text:p>12/2/16</text:p>
          </table:table-cell>
          <table:table-cell table:style-name="ce242" office:value-type="float" office:value="4.76657" calcext:value-type="float">
            <text:p>4.76657</text:p>
          </table:table-cell>
          <table:table-cell table:formula="of:=[.I115]+[.H115]" office:value-type="float" office:value="504.314082" calcext:value-type="float">
            <text:p>504.314082</text:p>
          </table:table-cell>
          <table:table-cell table:formula="of:=[.J115]+2.8" office:value-type="float" office:value="315.000000000001" calcext:value-type="float">
            <text:p>315.000000000001</text:p>
          </table:table-cell>
          <table:table-cell table:formula="of:=(0.0312039503*[.H115]^2)+0.2307524608*[.H115]+1.1730058735" office:value-type="float" office:value="2.96849497487469" calcext:value-type="float">
            <text:p>2.97</text:p>
          </table:table-cell>
          <table:table-cell table:formula="of:=[.L115]+[.K116]" office:value-type="float" office:value="319.84520693715" calcext:value-type="float">
            <text:p>319.8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2-03" calcext:value-type="date">
            <text:p>12/3/16</text:p>
          </table:table-cell>
          <table:table-cell office:value-type="float" office:value="4.6" calcext:value-type="float">
            <text:p>4.6</text:p>
          </table:table-cell>
          <table:table-cell table:formula="of:=[.I116]+[.H116]" office:value-type="float" office:value="509.080652" calcext:value-type="float">
            <text:p>509.080652</text:p>
          </table:table-cell>
          <table:table-cell table:formula="of:=[.J116]+2.8" office:value-type="float" office:value="317.800000000001" calcext:value-type="float">
            <text:p>317.800000000001</text:p>
          </table:table-cell>
          <table:table-cell table:formula="of:=(0.0312039503*[.H116]^2)+0.2307524608*[.H116]+1.1730058735" office:value-type="float" office:value="2.98186329656517" calcext:value-type="float">
            <text:p>2.98</text:p>
          </table:table-cell>
          <table:table-cell table:formula="of:=[.L116]+[.K117]" office:value-type="float" office:value="322.827070233716" calcext:value-type="float">
            <text:p>322.8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2-04" calcext:value-type="date">
            <text:p>12/4/16</text:p>
          </table:table-cell>
          <table:table-cell office:value-type="float" office:value="4.6" calcext:value-type="float">
            <text:p>4.6</text:p>
          </table:table-cell>
          <table:table-cell table:formula="of:=[.I117]+[.H117]" office:value-type="float" office:value="513.680652" calcext:value-type="float">
            <text:p>513.680652</text:p>
          </table:table-cell>
          <table:table-cell table:formula="of:=[.J117]+2.8" office:value-type="float" office:value="320.600000000001" calcext:value-type="float">
            <text:p>320.600000000001</text:p>
          </table:table-cell>
          <table:table-cell table:formula="of:=(0.0312039503*[.H117]^2)+0.2307524608*[.H117]+1.1730058735" office:value-type="float" office:value="2.894742781528" calcext:value-type="float">
            <text:p>2.89</text:p>
          </table:table-cell>
          <table:table-cell table:formula="of:=[.L117]+[.K118]" office:value-type="float" office:value="325.721813015244" calcext:value-type="float">
            <text:p>325.7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2-05" calcext:value-type="date">
            <text:p>12/5/16</text:p>
          </table:table-cell>
          <table:table-cell office:value-type="float" office:value="4.6" calcext:value-type="float">
            <text:p>4.6</text:p>
          </table:table-cell>
          <table:table-cell table:formula="of:=[.I118]+[.H118]" office:value-type="float" office:value="518.280652" calcext:value-type="float">
            <text:p>518.280652</text:p>
          </table:table-cell>
          <table:table-cell table:formula="of:=[.J118]+2.8" office:value-type="float" office:value="323.400000000001" calcext:value-type="float">
            <text:p>323.400000000001</text:p>
          </table:table-cell>
          <table:table-cell table:formula="of:=(0.0312039503*[.H118]^2)+0.2307524608*[.H118]+1.1730058735" office:value-type="float" office:value="2.894742781528" calcext:value-type="float">
            <text:p>2.89</text:p>
          </table:table-cell>
          <table:table-cell table:formula="of:=[.L118]+[.K119]" office:value-type="float" office:value="328.616555796772" calcext:value-type="float">
            <text:p>328.6</text:p>
          </table:table-cell>
          <table:table-cell table:number-columns-repeated="24"/>
        </table:table-row>
        <table:table-row table:style-name="ro2">
          <table:table-cell table:number-columns-repeated="6"/>
          <table:table-cell table:style-name="ce236" office:value-type="date" office:date-value="2016-12-06" calcext:value-type="date">
            <text:p>12/6/16</text:p>
          </table:table-cell>
          <table:table-cell office:value-type="float" office:value="4.6" calcext:value-type="float">
            <text:p>4.6</text:p>
          </table:table-cell>
          <table:table-cell table:formula="of:=[.I119]+[.H119]" office:value-type="float" office:value="522.880652" calcext:value-type="float">
            <text:p>522.880652</text:p>
          </table:table-cell>
          <table:table-cell table:formula="of:=[.J119]+2.8" office:value-type="float" office:value="326.200000000001" calcext:value-type="float">
            <text:p>326.200000000001</text:p>
          </table:table-cell>
          <table:table-cell table:formula="of:=(0.0312039503*[.H119]^2)+0.2307524608*[.H119]+1.1730058735" office:value-type="float" office:value="2.894742781528" calcext:value-type="float">
            <text:p>2.89</text:p>
          </table:table-cell>
          <table:table-cell table:formula="of:=[.L119]+[.K120]" office:value-type="float" office:value="331.5112985783" calcext:value-type="float">
            <text:p>331.5</text:p>
          </table:table-cell>
          <table:table-cell table:number-columns-repeated="24"/>
        </table:table-row>
        <table:table-row table:style-name="ro2" table:number-rows-repeated="1048455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Overview of crosses 2017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2" table:default-cell-style-name="Default"/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Cross</text:p>
          </table:table-cell>
          <table:table-cell table:style-name="ce235" office:value-type="string" calcext:value-type="string">
            <text:p>Morph</text:p>
          </table:table-cell>
          <table:table-cell table:style-name="ce235" office:value-type="string" calcext:value-type="string">
            <text:p>Parents</text:p>
          </table:table-cell>
          <table:table-cell office:value-type="string" calcext:value-type="string">
            <text:p>Sample No</text:p>
          </table:table-cell>
          <table:table-cell office:value-type="string" calcext:value-type="string">
            <text:p>L (cm)</text:p>
          </table:table-cell>
          <table:table-cell office:value-type="string" calcext:value-type="string">
            <text:p>W (g)</text:p>
          </table:table-cell>
          <table:table-cell table:style-name="ce235" office:value-type="string" calcext:value-type="string">
            <text:p>Remark</text:p>
          </table:table-cell>
          <table:table-cell table:number-columns-repeated="28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8-10" calcext:value-type="date">
            <text:p>08/10/17</text:p>
          </table:table-cell>
          <table:table-cell office:value-type="string" calcext:value-type="string">
            <text:p>17LB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690</text:p>
          </table:table-cell>
          <table:table-cell office:value-type="float" office:value="42.5" calcext:value-type="float">
            <text:p>42.5</text:p>
          </table:table-cell>
          <table:table-cell office:value-type="float" office:value="1200" calcext:value-type="float">
            <text:p>1200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table:style-name="ce46" office:value-type="string" calcext:value-type="string">
            <text:p>A695</text:p>
          </table:table-cell>
          <table:table-cell office:value-type="float" office:value="34.5" calcext:value-type="float">
            <text:p>34.5</text:p>
          </table:table-cell>
          <table:table-cell office:value-type="float" office:value="500" calcext:value-type="float">
            <text:p>500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8-10" calcext:value-type="date">
            <text:p>08/10/17</text:p>
          </table:table-cell>
          <table:table-cell office:value-type="string" calcext:value-type="string">
            <text:p>17LB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692</text:p>
          </table:table-cell>
          <table:table-cell office:value-type="float" office:value="36" calcext:value-type="float">
            <text:p>3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ome confusion in hybrid book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table:style-name="ce46" office:value-type="string" calcext:value-type="string">
            <text:p>A697</text:p>
          </table:table-cell>
          <table:table-cell office:value-type="float" office:value="30.3" calcext:value-type="float">
            <text:p>30.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arents of 17LB2 and 17LB3 may have been switched</text:p>
          </table:table-cell>
          <table:table-cell table:number-columns-repeated="28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8-10" calcext:value-type="date">
            <text:p>08/10/17</text:p>
          </table:table-cell>
          <table:table-cell office:value-type="string" calcext:value-type="string">
            <text:p>17LB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691</text:p>
          </table:table-cell>
          <table:table-cell office:value-type="float" office:value="38.5" calcext:value-type="float">
            <text:p>38.5</text:p>
          </table:table-cell>
          <table:table-cell office:value-type="float" office:value="800" calcext:value-type="float">
            <text:p>800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table:style-name="ce46" office:value-type="string" calcext:value-type="string">
            <text:p>A696</text:p>
          </table:table-cell>
          <table:table-cell office:value-type="float" office:value="32.5" calcext:value-type="float">
            <text:p>32.5</text:p>
          </table:table-cell>
          <table:table-cell office:value-type="float" office:value="455" calcext:value-type="float">
            <text:p>45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3" calcext:value-type="date">
            <text:p>09/03/17</text:p>
          </table:table-cell>
          <table:table-cell office:value-type="string" calcext:value-type="string">
            <text:p>17SB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table:style-name="ce47" office:value-type="string" calcext:value-type="string">
            <text:p>A69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table:style-name="ce46" office:value-type="string" calcext:value-type="string">
            <text:p>A699</text:p>
          </table:table-cell>
          <table:table-cell office:value-type="float" office:value="13" calcext:value-type="float">
            <text:p>13</text:p>
          </table:table-cell>
          <table:table-cell office:value-type="float" office:value="32.7" calcext:value-type="float">
            <text:p>32.7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3" calcext:value-type="date">
            <text:p>09/03/17</text:p>
          </table:table-cell>
          <table:table-cell office:value-type="string" calcext:value-type="string">
            <text:p>17SB2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table:style-name="ce47" office:value-type="string" calcext:value-type="string">
            <text:p>A700</text:p>
          </table:table-cell>
          <table:table-cell office:value-type="float" office:value="17.8" calcext:value-type="float">
            <text:p>17.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ighed 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table:style-name="ce46" office:value-type="string" calcext:value-type="string">
            <text:p>A70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ighed 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table:style-name="ce46" office:value-type="string" calcext:value-type="string">
            <text:p>A7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4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3</text:p>
          </table:table-cell>
          <table:table-cell office:value-type="float" office:value="18.8" calcext:value-type="float">
            <text:p>18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3</text:p>
          </table:table-cell>
          <table:table-cell office:value-type="float" office:value="17.9" calcext:value-type="float">
            <text:p>17.9</text:p>
          </table:table-cell>
          <table:table-cell office:value-type="float" office:value="60" calcext:value-type="float">
            <text:p>60</text:p>
          </table:table-cell>
          <table:table-cell table:number-columns-repeated="29"/>
        </table:table-row>
        <table:table-row table:style-name="ro2">
          <table:table-cell table:number-columns-repeated="35"/>
          <table:table-cell office:value-type="string" calcext:value-type="string">
            <text:p>Sampled: 17PL50 10E/10/R</text:p>
          </table:table-cell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5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4</text:p>
          </table:table-cell>
          <table:table-cell office:value-type="float" office:value="12.9" calcext:value-type="float">
            <text:p>12.9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fter squeezing</text:p>
          </table:table-cell>
          <table:table-cell table:number-columns-repeated="27"/>
          <table:table-cell office:value-type="string" calcext:value-type="string">
            <text:p>Left the others alon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A718</text:p>
          </table:table-cell>
          <table:table-cell office:value-type="float" office:value="16.7" calcext:value-type="float">
            <text:p>16.7</text:p>
          </table:table-cell>
          <table:table-cell office:value-type="float" office:value="50" calcext:value-type="float">
            <text:p>50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6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5</text:p>
          </table:table-cell>
          <table:table-cell office:value-type="float" office:value="14.6" calcext:value-type="float">
            <text:p>14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A719</text:p>
          </table:table-cell>
          <table:table-cell office:value-type="float" office:value="11.3" calcext:value-type="float">
            <text:p>11.3</text:p>
          </table:table-cell>
          <table:table-cell office:value-type="float" office:value="15.5" calcext:value-type="float">
            <text:p>15.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7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6</text:p>
          </table:table-cell>
          <table:table-cell office:value-type="float" office:value="17.8" calcext:value-type="float">
            <text:p>17.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lood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5</text:p>
          </table:table-cell>
          <table:table-cell office:value-type="float" office:value="14.5" calcext:value-type="float">
            <text:p>14.5</text:p>
          </table:table-cell>
          <table:table-cell office:value-type="float" office:value="35.5" calcext:value-type="float">
            <text:p>35.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2</text:p>
          </table:table-cell>
          <table:table-cell office:value-type="float" office:value="15" calcext:value-type="float">
            <text:p>15</text:p>
          </table:table-cell>
          <table:table-cell office:value-type="float" office:value="34.5" calcext:value-type="float">
            <text:p>34.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9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8</text:p>
          </table:table-cell>
          <table:table-cell office:value-type="float" office:value="17.5" calcext:value-type="float">
            <text:p>17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A717</text:p>
          </table:table-cell>
          <table:table-cell office:value-type="float" office:value="13.1" calcext:value-type="float">
            <text:p>13.1</text:p>
          </table:table-cell>
          <table:table-cell office:value-type="float" office:value="33.2" calcext:value-type="float">
            <text:p>33.2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0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09</text:p>
          </table:table-cell>
          <table:table-cell office:value-type="float" office:value="19.9" calcext:value-type="float">
            <text:p>19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4</text:p>
          </table:table-cell>
          <table:table-cell office:value-type="float" office:value="12.2" calcext:value-type="float">
            <text:p>12.2</text:p>
          </table:table-cell>
          <table:table-cell office:value-type="float" office:value="19.5" calcext:value-type="float">
            <text:p>19.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712</text:p>
          </table:table-cell>
          <table:table-cell office:value-type="float" office:value="13.4" calcext:value-type="float">
            <text:p>13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1</text:p>
          </table:table-cell>
          <table:table-cell office:value-type="float" office:value="14.7" calcext:value-type="float">
            <text:p>14.7</text:p>
          </table:table-cell>
          <table:table-cell office:value-type="float" office:value="32.5" calcext:value-type="float">
            <text:p>32.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2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173</text:p>
          </table:table-cell>
          <table:table-cell office:value-type="float" office:value="13.2" calcext:value-type="float">
            <text:p>13.2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6</text:p>
          </table:table-cell>
          <table:table-cell office:value-type="float" office:value="19.1" calcext:value-type="float">
            <text:p>19.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is must be a pool of eggs from two females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♀</text:p>
          </table:table-cell>
          <table:table-cell office:value-type="string" calcext:value-type="string">
            <text:p>A714</text:p>
          </table:table-cell>
          <table:table-cell office:value-type="float" office:value="12.6" calcext:value-type="float">
            <text:p>12.6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A175</text:p>
          </table:table-cell>
          <table:table-cell office:value-type="float" office:value="12.9" calcext:value-type="float">
            <text:p>12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4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08</text:p>
          </table:table-cell>
          <table:table-cell office:value-type="float" office:value="18.4" calcext:value-type="float">
            <text:p>18.4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blood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09</text:p>
          </table:table-cell>
          <table:table-cell office:value-type="float" office:value="16.9" calcext:value-type="float">
            <text:p>16.9</text:p>
          </table:table-cell>
          <table:table-cell office:value-type="float" office:value="55" calcext:value-type="float">
            <text:p>5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5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10</text:p>
          </table:table-cell>
          <table:table-cell office:value-type="float" office:value="14.4" calcext:value-type="float">
            <text:p>14.4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14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little sperm</text:p>
          </table:table-cell>
          <table:table-cell table:number-columns-repeated="28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6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11</text:p>
          </table:table-cell>
          <table:table-cell office:value-type="float" office:value="12.8" calcext:value-type="float">
            <text:p>12.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15</text:p>
          </table:table-cell>
          <table:table-cell office:value-type="float" office:value="14.7" calcext:value-type="float">
            <text:p>14.7</text:p>
          </table:table-cell>
          <table:table-cell office:value-type="float" office:value="35.1" calcext:value-type="float">
            <text:p>35.1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7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12</text:p>
          </table:table-cell>
          <table:table-cell office:value-type="float" office:value="17.2" calcext:value-type="float">
            <text:p>17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fter squeezin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16</text:p>
          </table:table-cell>
          <table:table-cell office:value-type="float" office:value="14.6" calcext:value-type="float">
            <text:p>14.6</text:p>
          </table:table-cell>
          <table:table-cell office:value-type="float" office:value="34.2" calcext:value-type="float">
            <text:p>34.2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09-09" calcext:value-type="date">
            <text:p>09/09/17</text:p>
          </table:table-cell>
          <table:table-cell office:value-type="string" calcext:value-type="string">
            <text:p>17SB1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13</text:p>
          </table:table-cell>
          <table:table-cell office:value-type="float" office:value="19.4" calcext:value-type="float">
            <text:p>19.4</text:p>
          </table:table-cell>
          <table:table-cell office:value-type="float" office:value="65" calcext:value-type="float">
            <text:p>65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17</text:p>
          </table:table-cell>
          <table:table-cell office:value-type="float" office:value="15.4" calcext:value-type="float">
            <text:p>15.4</text:p>
          </table:table-cell>
          <table:table-cell office:value-type="float" office:value="40.2" calcext:value-type="float">
            <text:p>40.2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47</text:p>
          </table:table-cell>
          <table:table-cell office:value-type="float" office:value="88" calcext:value-type="float">
            <text:p>88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bloody eggs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65</text:p>
          </table:table-cell>
          <table:table-cell office:value-type="float" office:value="77" calcext:value-type="float">
            <text:p>77</text:p>
          </table:table-cell>
          <table:table-cell office:value-type="float" office:value="19.3" calcext:value-type="float">
            <text:p>19.3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48</text:p>
          </table:table-cell>
          <table:table-cell office:value-type="float" office:value="93.2" calcext:value-type="float">
            <text:p>93.2</text:p>
          </table:table-cell>
          <table:table-cell office:value-type="float" office:value="22" calcext:value-type="float">
            <text:p>22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66</text:p>
          </table:table-cell>
          <table:table-cell office:value-type="float" office:value="85.7" calcext:value-type="float">
            <text:p>85.7</text:p>
          </table:table-cell>
          <table:table-cell office:value-type="float" office:value="19.7" calcext:value-type="float">
            <text:p>19.7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49</text:p>
          </table:table-cell>
          <table:table-cell office:value-type="float" office:value="81.6" calcext:value-type="float">
            <text:p>81.6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skrýtið egg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67</text:p>
          </table:table-cell>
          <table:table-cell office:value-type="float" office:value="79.5" calcext:value-type="float">
            <text:p>79.5</text:p>
          </table:table-cell>
          <table:table-cell office:value-type="float" office:value="20.2" calcext:value-type="float">
            <text:p>20.2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51</text:p>
          </table:table-cell>
          <table:table-cell office:value-type="float" office:value="80.5" calcext:value-type="float">
            <text:p>80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lightly bloody eggs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69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52</text:p>
          </table:table-cell>
          <table:table-cell office:value-type="float" office:value="69.5" calcext:value-type="float">
            <text:p>69.5</text:p>
          </table:table-cell>
          <table:table-cell office:value-type="float" office:value="19" calcext:value-type="float">
            <text:p>19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70</text:p>
          </table:table-cell>
          <table:table-cell office:value-type="float" office:value="48.8" calcext:value-type="float">
            <text:p>48.8</text:p>
          </table:table-cell>
          <table:table-cell office:value-type="float" office:value="16.7" calcext:value-type="float">
            <text:p>16.7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9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53</text:p>
          </table:table-cell>
          <table:table-cell office:value-type="float" office:value="91.1" calcext:value-type="float">
            <text:p>91.1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eggs not great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71</text:p>
          </table:table-cell>
          <table:table-cell office:value-type="float" office:value="48.8" calcext:value-type="float">
            <text:p>48.8</text:p>
          </table:table-cell>
          <table:table-cell office:value-type="float" office:value="16.5" calcext:value-type="float">
            <text:p>16.5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10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54</text:p>
          </table:table-cell>
          <table:table-cell office:value-type="float" office:value="92.5" calcext:value-type="float">
            <text:p>92.5</text:p>
          </table:table-cell>
          <table:table-cell office:value-type="float" office:value="20.9" calcext:value-type="float">
            <text:p>20.9</text:p>
          </table:table-cell>
          <table:table-cell table:number-columns-repeated="29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72</text:p>
          </table:table-cell>
          <table:table-cell office:value-type="float" office:value="49.1" calcext:value-type="float">
            <text:p>49.1</text:p>
          </table:table-cell>
          <table:table-cell office:value-type="float" office:value="17.1" calcext:value-type="float">
            <text:p>17.1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17PL1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♀</text:p>
          </table:table-cell>
          <table:table-cell office:value-type="string" calcext:value-type="string">
            <text:p>D055</text:p>
          </table:table-cell>
          <table:table-cell office:value-type="float" office:value="94.6" calcext:value-type="float">
            <text:p>94.6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slightly bloody eggs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 calcext:value-type="string">
            <text:p>♂</text:p>
          </table:table-cell>
          <table:table-cell office:value-type="string" calcext:value-type="string">
            <text:p>D068</text:p>
          </table:table-cell>
          <table:table-cell office:value-type="float" office:value="29.7" calcext:value-type="float">
            <text:p>29.7</text:p>
          </table:table-cell>
          <table:table-cell office:value-type="float" office:value="14.2" calcext:value-type="float">
            <text:p>14.2</text:p>
          </table:table-cell>
          <table:table-cell table:number-columns-repeated="29"/>
        </table:table-row>
        <table:table-row table:style-name="ro2">
          <table:table-cell table:number-columns-repeated="36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D074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ozen sperm sample</text:p>
          </table:table-cell>
          <table:table-cell table:number-columns-repeated="28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D075</text:p>
          </table:table-cell>
          <table:table-cell office:value-type="float" office:value="79.2" calcext:value-type="float">
            <text:p>79.2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Frozen sperm sample</text:p>
          </table:table-cell>
          <table:table-cell table:number-columns-repeated="28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D076</text:p>
          </table:table-cell>
          <table:table-cell office:value-type="float" office:value="67.9" calcext:value-type="float">
            <text:p>67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Frozen sperm sample</text:p>
          </table:table-cell>
          <table:table-cell table:number-columns-repeated="28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D077</text:p>
          </table:table-cell>
          <table:table-cell office:value-type="float" office:value="43" calcext:value-type="float">
            <text:p>43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Frozen sperm sample</text:p>
          </table:table-cell>
          <table:table-cell table:number-columns-repeated="28"/>
        </table:table-row>
        <table:table-row table:style-name="ro2">
          <table:table-cell table:style-name="ce112" office:value-type="date" office:date-value="2017-10-03" calcext:value-type="date">
            <text:p>10/03/17</text:p>
          </table:table-cell>
          <table:table-cell office:value-type="string" calcext:value-type="string">
            <text:p>SPERM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♂</text:p>
          </table:table-cell>
          <table:table-cell office:value-type="string" calcext:value-type="string">
            <text:p>D078</text:p>
          </table:table-cell>
          <table:table-cell office:value-type="float" office:value="61.3" calcext:value-type="float">
            <text:p>61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ozen sperm sample</text:p>
          </table:table-cell>
          <table:table-cell table:number-columns-repeated="28"/>
        </table:table-row>
      </table:table>
      <table:table table:name="PL og PI 29 sept" table:style-name="ta1">
        <table:table-column table:style-name="co3" table:number-columns-repeated="4" table:default-cell-style-name="Default"/>
        <table:table-column table:style-name="co5" table:default-cell-style-name="ce245"/>
        <table:table-column table:style-name="co3" table:default-cell-style-name="ce250"/>
        <table:table-column table:style-name="co3" table:number-columns-repeated="30" table:default-cell-style-name="Default"/>
        <table:table-row table:style-name="ro2">
          <table:table-cell table:style-name="ce235" office:value-type="string" calcext:value-type="string">
            <text:p>Keldur</text:p>
          </table:table-cell>
          <table:table-cell table:style-name="ce235" table:number-columns-repeated="2"/>
          <table:table-cell table:number-columns-repeated="33"/>
        </table:table-row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09-29" calcext:value-type="date">
            <text:p>9/29/16</text:p>
          </table:table-cell>
          <table:table-cell office:value-type="float" office:value="4.483597" calcext:value-type="float">
            <text:p>4.4835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0.0312039503*[.B3]^2)+0.2307524608*[.B3]+1.1730058735" office:value-type="float" office:value="2.83488875817478" calcext:value-type="float">
            <text:p>2.83</text:p>
          </table:table-cell>
          <table:table-cell table:formula="of:=0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09-30" calcext:value-type="date">
            <text:p>9/30/16</text:p>
          </table:table-cell>
          <table:table-cell office:value-type="float" office:value="4.474633" calcext:value-type="float">
            <text:p>4.474633</text:p>
          </table:table-cell>
          <table:table-cell table:formula="of:=[.C3]+[.B4]" office:value-type="float" office:value="4.474633" calcext:value-type="float">
            <text:p>4.474633</text:p>
          </table:table-cell>
          <table:table-cell table:formula="of:=[.D3]+2.8" office:value-type="float" office:value="2.8" calcext:value-type="float">
            <text:p>2.8</text:p>
          </table:table-cell>
          <table:table-cell table:formula="of:=(0.0312039503*[.B4]^2)+0.2307524608*[.B4]+1.1730058735" office:value-type="float" office:value="2.8303145668008" calcext:value-type="float">
            <text:p>2.83</text:p>
          </table:table-cell>
          <table:table-cell table:formula="of:=[.F3]+[.E4]" office:value-type="float" office:value="2.8303145668008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1" calcext:value-type="date">
            <text:p>10/1/16</text:p>
          </table:table-cell>
          <table:table-cell office:value-type="float" office:value="4.471541" calcext:value-type="float">
            <text:p>4.471541</text:p>
          </table:table-cell>
          <table:table-cell table:formula="of:=[.C4]+[.B5]" office:value-type="float" office:value="8.946174" calcext:value-type="float">
            <text:p>8.946174</text:p>
          </table:table-cell>
          <table:table-cell table:formula="of:=[.D4]+2.8" office:value-type="float" office:value="5.6" calcext:value-type="float">
            <text:p>5.6</text:p>
          </table:table-cell>
          <table:table-cell table:formula="of:=(0.0312039503*[.B5]^2)+0.2307524608*[.B5]+1.1730058735" office:value-type="float" office:value="2.82873792993626" calcext:value-type="float">
            <text:p>2.83</text:p>
          </table:table-cell>
          <table:table-cell table:formula="of:=[.F4]+[.E5]" office:value-type="float" office:value="5.65905249673706" calcext:value-type="float">
            <text:p>5.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2" calcext:value-type="date">
            <text:p>10/2/16</text:p>
          </table:table-cell>
          <table:table-cell office:value-type="float" office:value="4.487143" calcext:value-type="float">
            <text:p>4.487143</text:p>
          </table:table-cell>
          <table:table-cell table:formula="of:=[.C5]+[.B6]" office:value-type="float" office:value="13.433317" calcext:value-type="float">
            <text:p>13.433317</text:p>
          </table:table-cell>
          <table:table-cell table:formula="of:=[.D5]+2.8" office:value-type="float" office:value="8.4" calcext:value-type="float">
            <text:p>8.4</text:p>
          </table:table-cell>
          <table:table-cell table:formula="of:=(0.0312039503*[.B6]^2)+0.2307524608*[.B6]+1.1730058735" office:value-type="float" office:value="2.83669961167483" calcext:value-type="float">
            <text:p>2.84</text:p>
          </table:table-cell>
          <table:table-cell table:formula="of:=[.F5]+[.E6]" office:value-type="float" office:value="8.49575210841189" calcext:value-type="float">
            <text:p>8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3" calcext:value-type="date">
            <text:p>10/3/16</text:p>
          </table:table-cell>
          <table:table-cell office:value-type="float" office:value="4.499944" calcext:value-type="float">
            <text:p>4.499944</text:p>
          </table:table-cell>
          <table:table-cell table:formula="of:=[.C6]+[.B7]" office:value-type="float" office:value="17.933261" calcext:value-type="float">
            <text:p>17.933261</text:p>
          </table:table-cell>
          <table:table-cell table:formula="of:=[.D6]+2.8" office:value-type="float" office:value="11.2" calcext:value-type="float">
            <text:p>11.2</text:p>
          </table:table-cell>
          <table:table-cell table:formula="of:=(0.0312039503*[.B7]^2)+0.2307524608*[.B7]+1.1730058735" office:value-type="float" office:value="2.8432432918441" calcext:value-type="float">
            <text:p>2.84</text:p>
          </table:table-cell>
          <table:table-cell table:formula="of:=[.F6]+[.E7]" office:value-type="float" office:value="11.338995400256" calcext:value-type="float">
            <text:p>11.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6-10-04" calcext:value-type="date">
            <text:p>10/4/16</text:p>
          </table:table-cell>
          <table:table-cell table:style-name="ce238" office:value-type="float" office:value="4.514523" calcext:value-type="float">
            <text:p>4.514523</text:p>
          </table:table-cell>
          <table:table-cell table:style-name="ce238" table:formula="of:=[.C7]+[.B8]" office:value-type="float" office:value="22.447784" calcext:value-type="float">
            <text:p>22.447784</text:p>
          </table:table-cell>
          <table:table-cell table:style-name="ce238" table:formula="of:=[.D7]+2.8" office:value-type="float" office:value="14" calcext:value-type="float">
            <text:p>14</text:p>
          </table:table-cell>
          <table:table-cell table:formula="of:=(0.0312039503*[.B8]^2)+0.2307524608*[.B8]+1.1730058735" office:value-type="float" office:value="2.85070831485515" calcext:value-type="float">
            <text:p>2.85</text:p>
          </table:table-cell>
          <table:table-cell table:formula="of:=[.F7]+[.E8]" office:value-type="float" office:value="14.1897037151111" calcext:value-type="float">
            <text:p>14.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5" calcext:value-type="date">
            <text:p>10/5/16</text:p>
          </table:table-cell>
          <table:table-cell office:value-type="float" office:value="4.531504" calcext:value-type="float">
            <text:p>4.531504</text:p>
          </table:table-cell>
          <table:table-cell table:formula="of:=[.C8]+[.B9]" office:value-type="float" office:value="26.979288" calcext:value-type="float">
            <text:p>26.979288</text:p>
          </table:table-cell>
          <table:table-cell table:formula="of:=[.D8]+2.8" office:value-type="float" office:value="16.8" calcext:value-type="float">
            <text:p>16.8</text:p>
          </table:table-cell>
          <table:table-cell table:formula="of:=(0.0312039503*[.B9]^2)+0.2307524608*[.B9]+1.1730058735" office:value-type="float" office:value="2.85941997943588" calcext:value-type="float">
            <text:p>2.86</text:p>
          </table:table-cell>
          <table:table-cell table:formula="of:=[.F8]+[.E9]" office:value-type="float" office:value="17.049123694547" calcext:value-type="float">
            <text:p>17.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6" calcext:value-type="date">
            <text:p>10/6/16</text:p>
          </table:table-cell>
          <table:table-cell office:value-type="float" office:value="4.532456" calcext:value-type="float">
            <text:p>4.532456</text:p>
          </table:table-cell>
          <table:table-cell table:formula="of:=[.C9]+[.B10]" office:value-type="float" office:value="31.511744" calcext:value-type="float">
            <text:p>31.511744</text:p>
          </table:table-cell>
          <table:table-cell table:formula="of:=[.D9]+2.8" office:value-type="float" office:value="19.6" calcext:value-type="float">
            <text:p>19.6</text:p>
          </table:table-cell>
          <table:table-cell table:formula="of:=(0.0312039503*[.B10]^2)+0.2307524608*[.B10]+1.1730058735" office:value-type="float" office:value="2.85990891123077" calcext:value-type="float">
            <text:p>2.86</text:p>
          </table:table-cell>
          <table:table-cell table:formula="of:=[.F9]+[.E10]" office:value-type="float" office:value="19.9090326057778" calcext:value-type="float">
            <text:p>19.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7" calcext:value-type="date">
            <text:p>10/7/16</text:p>
          </table:table-cell>
          <table:table-cell office:value-type="float" office:value="4.530879" calcext:value-type="float">
            <text:p>4.530879</text:p>
          </table:table-cell>
          <table:table-cell table:formula="of:=[.C10]+[.B11]" office:value-type="float" office:value="36.042623" calcext:value-type="float">
            <text:p>36.042623</text:p>
          </table:table-cell>
          <table:table-cell table:formula="of:=[.D10]+2.8" office:value-type="float" office:value="22.4" calcext:value-type="float">
            <text:p>22.4</text:p>
          </table:table-cell>
          <table:table-cell table:formula="of:=(0.0312039503*[.B11]^2)+0.2307524608*[.B11]+1.1730058735" office:value-type="float" office:value="2.85909902030493" calcext:value-type="float">
            <text:p>2.86</text:p>
          </table:table-cell>
          <table:table-cell table:formula="of:=[.F10]+[.E11]" office:value-type="float" office:value="22.7681316260827" calcext:value-type="float">
            <text:p>22.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8" calcext:value-type="date">
            <text:p>10/8/16</text:p>
          </table:table-cell>
          <table:table-cell office:value-type="float" office:value="4.518795" calcext:value-type="float">
            <text:p>4.518795</text:p>
          </table:table-cell>
          <table:table-cell table:formula="of:=[.C11]+[.B12]" office:value-type="float" office:value="40.561418" calcext:value-type="float">
            <text:p>40.561418</text:p>
          </table:table-cell>
          <table:table-cell table:formula="of:=[.D11]+2.8" office:value-type="float" office:value="25.2" calcext:value-type="float">
            <text:p>25.2</text:p>
          </table:table-cell>
          <table:table-cell table:formula="of:=(0.0312039503*[.B12]^2)+0.2307524608*[.B12]+1.1730058735" office:value-type="float" office:value="2.85289826024736" calcext:value-type="float">
            <text:p>2.85</text:p>
          </table:table-cell>
          <table:table-cell table:formula="of:=[.F11]+[.E12]" office:value-type="float" office:value="25.6210298863301" calcext:value-type="float">
            <text:p>25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09" calcext:value-type="date">
            <text:p>10/9/16</text:p>
          </table:table-cell>
          <table:table-cell office:value-type="float" office:value="4.269053" calcext:value-type="float">
            <text:p>4.269053</text:p>
          </table:table-cell>
          <table:table-cell table:formula="of:=[.C12]+[.B13]" office:value-type="float" office:value="44.830471" calcext:value-type="float">
            <text:p>44.830471</text:p>
          </table:table-cell>
          <table:table-cell table:formula="of:=[.D12]+2.8" office:value-type="float" office:value="28" calcext:value-type="float">
            <text:p>28</text:p>
          </table:table-cell>
          <table:table-cell table:formula="of:=(0.0312039503*[.B13]^2)+0.2307524608*[.B13]+1.1730058735" office:value-type="float" office:value="2.7267865337409" calcext:value-type="float">
            <text:p>2.73</text:p>
          </table:table-cell>
          <table:table-cell table:formula="of:=[.F12]+[.E13]" office:value-type="float" office:value="28.347816420071" calcext:value-type="float">
            <text:p>28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0" calcext:value-type="date">
            <text:p>10/10/16</text:p>
          </table:table-cell>
          <table:table-cell office:value-type="float" office:value="4.260727" calcext:value-type="float">
            <text:p>4.260727</text:p>
          </table:table-cell>
          <table:table-cell table:formula="of:=[.C13]+[.B14]" office:value-type="float" office:value="49.091198" calcext:value-type="float">
            <text:p>49.091198</text:p>
          </table:table-cell>
          <table:table-cell table:formula="of:=[.D13]+2.8" office:value-type="float" office:value="30.8" calcext:value-type="float">
            <text:p>30.8</text:p>
          </table:table-cell>
          <table:table-cell table:formula="of:=(0.0312039503*[.B14]^2)+0.2307524608*[.B14]+1.1730058735" office:value-type="float" office:value="2.72264921701979" calcext:value-type="float">
            <text:p>2.72</text:p>
          </table:table-cell>
          <table:table-cell table:formula="of:=[.F13]+[.E14]" office:value-type="float" office:value="31.0704656370908" calcext:value-type="float">
            <text:p>31.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1" calcext:value-type="date">
            <text:p>10/11/16</text:p>
          </table:table-cell>
          <table:table-cell office:value-type="float" office:value="4.251547" calcext:value-type="float">
            <text:p>4.251547</text:p>
          </table:table-cell>
          <table:table-cell table:formula="of:=[.C14]+[.B15]" office:value-type="float" office:value="53.342745" calcext:value-type="float">
            <text:p>53.342745</text:p>
          </table:table-cell>
          <table:table-cell table:formula="of:=[.D14]+2.8" office:value-type="float" office:value="33.6" calcext:value-type="float">
            <text:p>33.6</text:p>
          </table:table-cell>
          <table:table-cell table:formula="of:=(0.0312039503*[.B15]^2)+0.2307524608*[.B15]+1.1730058735" office:value-type="float" office:value="2.71809254927265" calcext:value-type="float">
            <text:p>2.72</text:p>
          </table:table-cell>
          <table:table-cell table:formula="of:=[.F14]+[.E15]" office:value-type="float" office:value="33.7885581863634" calcext:value-type="float">
            <text:p>33.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2" calcext:value-type="date">
            <text:p>10/12/16</text:p>
          </table:table-cell>
          <table:table-cell office:value-type="float" office:value="4.267103" calcext:value-type="float">
            <text:p>4.267103</text:p>
          </table:table-cell>
          <table:table-cell table:formula="of:=[.C15]+[.B16]" office:value-type="float" office:value="57.609848" calcext:value-type="float">
            <text:p>57.609848</text:p>
          </table:table-cell>
          <table:table-cell table:formula="of:=[.D15]+2.8" office:value-type="float" office:value="36.4" calcext:value-type="float">
            <text:p>36.4</text:p>
          </table:table-cell>
          <table:table-cell table:formula="of:=(0.0312039503*[.B16]^2)+0.2307524608*[.B16]+1.1730058735" office:value-type="float" office:value="2.72581716095656" calcext:value-type="float">
            <text:p>2.73</text:p>
          </table:table-cell>
          <table:table-cell table:formula="of:=[.F15]+[.E16]" office:value-type="float" office:value="36.51437534732" calcext:value-type="float">
            <text:p>36.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3" calcext:value-type="date">
            <text:p>10/13/16</text:p>
          </table:table-cell>
          <table:table-cell office:value-type="float" office:value="4.240816" calcext:value-type="float">
            <text:p>4.240816</text:p>
          </table:table-cell>
          <table:table-cell table:formula="of:=[.C16]+[.B17]" office:value-type="float" office:value="61.850664" calcext:value-type="float">
            <text:p>61.850664</text:p>
          </table:table-cell>
          <table:table-cell table:formula="of:=[.D16]+2.8" office:value-type="float" office:value="39.2" calcext:value-type="float">
            <text:p>39.2</text:p>
          </table:table-cell>
          <table:table-cell table:formula="of:=(0.0312039503*[.B17]^2)+0.2307524608*[.B17]+1.1730058735" office:value-type="float" office:value="2.71277268034144" calcext:value-type="float">
            <text:p>2.71</text:p>
          </table:table-cell>
          <table:table-cell table:formula="of:=[.F16]+[.E17]" office:value-type="float" office:value="39.2271480276614" calcext:value-type="float">
            <text:p>39.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4" calcext:value-type="date">
            <text:p>10/14/16</text:p>
          </table:table-cell>
          <table:table-cell office:value-type="float" office:value="4.198128" calcext:value-type="float">
            <text:p>4.198128</text:p>
          </table:table-cell>
          <table:table-cell table:formula="of:=[.C17]+[.B18]" office:value-type="float" office:value="66.048792" calcext:value-type="float">
            <text:p>66.048792</text:p>
          </table:table-cell>
          <table:table-cell table:formula="of:=[.D17]+2.8" office:value-type="float" office:value="42" calcext:value-type="float">
            <text:p>42</text:p>
          </table:table-cell>
          <table:table-cell table:formula="of:=(0.0312039503*[.B18]^2)+0.2307524608*[.B18]+1.1730058735" office:value-type="float" office:value="2.69168135701833" calcext:value-type="float">
            <text:p>2.69</text:p>
          </table:table-cell>
          <table:table-cell table:formula="of:=[.F17]+[.E18]" office:value-type="float" office:value="41.9188293846798" calcext:value-type="float">
            <text:p>41.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5" calcext:value-type="date">
            <text:p>10/15/16</text:p>
          </table:table-cell>
          <table:table-cell office:value-type="float" office:value="4.214371" calcext:value-type="float">
            <text:p>4.214371</text:p>
          </table:table-cell>
          <table:table-cell table:formula="of:=[.C18]+[.B19]" office:value-type="float" office:value="70.263163" calcext:value-type="float">
            <text:p>70.263163</text:p>
          </table:table-cell>
          <table:table-cell table:formula="of:=[.D18]+2.8" office:value-type="float" office:value="44.8" calcext:value-type="float">
            <text:p>44.8</text:p>
          </table:table-cell>
          <table:table-cell table:formula="of:=(0.0312039503*[.B19]^2)+0.2307524608*[.B19]+1.1730058735" office:value-type="float" office:value="2.69969330872799" calcext:value-type="float">
            <text:p>2.70</text:p>
          </table:table-cell>
          <table:table-cell table:formula="of:=[.F18]+[.E19]" office:value-type="float" office:value="44.6185226934077" calcext:value-type="float">
            <text:p>44.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6" calcext:value-type="date">
            <text:p>10/16/16</text:p>
          </table:table-cell>
          <table:table-cell office:value-type="float" office:value="4.222483" calcext:value-type="float">
            <text:p>4.222483</text:p>
          </table:table-cell>
          <table:table-cell table:formula="of:=[.C19]+[.B20]" office:value-type="float" office:value="74.485646" calcext:value-type="float">
            <text:p>74.485646</text:p>
          </table:table-cell>
          <table:table-cell table:formula="of:=[.D19]+2.8" office:value-type="float" office:value="47.6" calcext:value-type="float">
            <text:p>47.6</text:p>
          </table:table-cell>
          <table:table-cell table:formula="of:=(0.0312039503*[.B20]^2)+0.2307524608*[.B20]+1.1730058735" office:value-type="float" office:value="2.7037007635486" calcext:value-type="float">
            <text:p>2.70</text:p>
          </table:table-cell>
          <table:table-cell table:formula="of:=[.F19]+[.E20]" office:value-type="float" office:value="47.3222234569563" calcext:value-type="float">
            <text:p>47.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6-10-17" calcext:value-type="date">
            <text:p>10/17/16</text:p>
          </table:table-cell>
          <table:table-cell table:style-name="ce238" office:value-type="float" office:value="4.233594" calcext:value-type="float">
            <text:p>4.233594</text:p>
          </table:table-cell>
          <table:table-cell table:style-name="ce238" table:formula="of:=[.C20]+[.B21]" office:value-type="float" office:value="78.71924" calcext:value-type="float">
            <text:p>78.71924</text:p>
          </table:table-cell>
          <table:table-cell table:style-name="ce238" table:formula="of:=[.D20]+2.8" office:value-type="float" office:value="50.4" calcext:value-type="float">
            <text:p>50.4</text:p>
          </table:table-cell>
          <table:table-cell table:style-name="ce247" table:formula="of:=(0.0312039503*[.B21]^2)+0.2307524608*[.B21]+1.1730058735" office:value-type="float" office:value="2.70919643600511" calcext:value-type="float">
            <text:p>2.71</text:p>
          </table:table-cell>
          <table:table-cell table:style-name="ce252" table:formula="of:=[.F20]+[.E21]" office:value-type="float" office:value="50.0314198929615" calcext:value-type="float">
            <text:p>50.0</text:p>
          </table:table-cell>
          <table:table-cell office:value-type="string" calcext:value-type="string">
            <text:p>Missed it !!!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8" calcext:value-type="date">
            <text:p>10/18/16</text:p>
          </table:table-cell>
          <table:table-cell office:value-type="float" office:value="4.244072" calcext:value-type="float">
            <text:p>4.244072</text:p>
          </table:table-cell>
          <table:table-cell table:formula="of:=[.C21]+[.B22]" office:value-type="float" office:value="82.963312" calcext:value-type="float">
            <text:p>82.963312</text:p>
          </table:table-cell>
          <table:table-cell table:formula="of:=[.D21]+2.8" office:value-type="float" office:value="53.2" calcext:value-type="float">
            <text:p>53.2</text:p>
          </table:table-cell>
          <table:table-cell table:formula="of:=(0.0312039503*[.B22]^2)+0.2307524608*[.B22]+1.1730058735" office:value-type="float" office:value="2.71438607550217" calcext:value-type="float">
            <text:p>2.71</text:p>
          </table:table-cell>
          <table:table-cell table:formula="of:=[.F21]+[.E22]" office:value-type="float" office:value="52.7458059684636" calcext:value-type="float">
            <text:p>52.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19" calcext:value-type="date">
            <text:p>10/19/16</text:p>
          </table:table-cell>
          <table:table-cell office:value-type="float" office:value="4.266364" calcext:value-type="float">
            <text:p>4.266364</text:p>
          </table:table-cell>
          <table:table-cell table:formula="of:=[.C22]+[.B23]" office:value-type="float" office:value="87.229676" calcext:value-type="float">
            <text:p>87.229676</text:p>
          </table:table-cell>
          <table:table-cell table:formula="of:=[.D22]+2.8" office:value-type="float" office:value="56" calcext:value-type="float">
            <text:p>56</text:p>
          </table:table-cell>
          <table:table-cell table:formula="of:=(0.0312039503*[.B23]^2)+0.2307524608*[.B23]+1.1730058735" office:value-type="float" office:value="2.7254498555346" calcext:value-type="float">
            <text:p>2.73</text:p>
          </table:table-cell>
          <table:table-cell table:formula="of:=[.F22]+[.E23]" office:value-type="float" office:value="55.4712558239982" calcext:value-type="float">
            <text:p>55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7"/>
          <table:table-cell office:value-type="string" calcext:value-type="string">
            <text:p>Sampled: 17PL50 10E/10/R</text:p>
          </table:table-cell>
        </table:table-row>
        <table:table-row table:style-name="ro2">
          <table:table-cell table:style-name="ce236" office:value-type="date" office:date-value="2016-10-20" calcext:value-type="date">
            <text:p>10/20/16</text:p>
          </table:table-cell>
          <table:table-cell office:value-type="float" office:value="4.261252" calcext:value-type="float">
            <text:p>4.261252</text:p>
          </table:table-cell>
          <table:table-cell table:formula="of:=[.C23]+[.B24]" office:value-type="float" office:value="91.490928" calcext:value-type="float">
            <text:p>91.490928</text:p>
          </table:table-cell>
          <table:table-cell table:formula="of:=[.D23]+2.8" office:value-type="float" office:value="58.8" calcext:value-type="float">
            <text:p>58.8</text:p>
          </table:table-cell>
          <table:table-cell table:formula="of:=(0.0312039503*[.B24]^2)+0.2307524608*[.B24]+1.1730058735" office:value-type="float" office:value="2.72290996975153" calcext:value-type="float">
            <text:p>2.72</text:p>
          </table:table-cell>
          <table:table-cell table:formula="of:=[.F23]+[.E24]" office:value-type="float" office:value="58.1941657937498" calcext:value-type="float">
            <text:p>58.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7"/>
          <table:table-cell office:value-type="string" calcext:value-type="string">
            <text:p>Left the others alone</text:p>
          </table:table-cell>
        </table:table-row>
        <table:table-row table:style-name="ro2">
          <table:table-cell table:style-name="ce236" office:value-type="date" office:date-value="2016-10-21" calcext:value-type="date">
            <text:p>10/21/16</text:p>
          </table:table-cell>
          <table:table-cell office:value-type="float" office:value="4.245778" calcext:value-type="float">
            <text:p>4.245778</text:p>
          </table:table-cell>
          <table:table-cell table:formula="of:=[.C24]+[.B25]" office:value-type="float" office:value="95.736706" calcext:value-type="float">
            <text:p>95.736706</text:p>
          </table:table-cell>
          <table:table-cell table:formula="of:=[.D24]+2.8" office:value-type="float" office:value="61.6" calcext:value-type="float">
            <text:p>61.6</text:p>
          </table:table-cell>
          <table:table-cell table:formula="of:=(0.0312039503*[.B25]^2)+0.2307524608*[.B25]+1.1730058735" office:value-type="float" office:value="2.71523168735911" calcext:value-type="float">
            <text:p>2.72</text:p>
          </table:table-cell>
          <table:table-cell table:formula="of:=[.F24]+[.E25]" office:value-type="float" office:value="60.9093974811089" calcext:value-type="float">
            <text:p>60.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6-10-22" calcext:value-type="date">
            <text:p>10/22/16</text:p>
          </table:table-cell>
          <table:table-cell table:style-name="ce32" office:value-type="float" office:value="4.346792" calcext:value-type="float">
            <text:p>4.346792</text:p>
          </table:table-cell>
          <table:table-cell table:style-name="ce32" table:formula="of:=[.C25]+[.B26]" office:value-type="float" office:value="100.083498" calcext:value-type="float">
            <text:p>100.083498</text:p>
          </table:table-cell>
          <table:table-cell table:style-name="ce32" table:formula="of:=[.D25]+2.8" office:value-type="float" office:value="64.4" calcext:value-type="float">
            <text:p>64.4</text:p>
          </table:table-cell>
          <table:table-cell table:style-name="ce38" table:formula="of:=(0.0312039503*[.B26]^2)+0.2307524608*[.B26]+1.1730058735" office:value-type="float" office:value="2.7656250049943" calcext:value-type="float">
            <text:p>2.77</text:p>
          </table:table-cell>
          <table:table-cell table:style-name="ce42" table:formula="of:=[.F25]+[.E26]" office:value-type="float" office:value="63.6750224861032" calcext:value-type="float">
            <text:p>63.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3" calcext:value-type="date">
            <text:p>10/23/16</text:p>
          </table:table-cell>
          <table:table-cell office:value-type="float" office:value="4.433425" calcext:value-type="float">
            <text:p>4.433425</text:p>
          </table:table-cell>
          <table:table-cell table:formula="of:=[.C26]+[.B27]" office:value-type="float" office:value="104.516923" calcext:value-type="float">
            <text:p>104.516923</text:p>
          </table:table-cell>
          <table:table-cell table:formula="of:=[.D26]+2.8" office:value-type="float" office:value="67.2" calcext:value-type="float">
            <text:p>67.2</text:p>
          </table:table-cell>
          <table:table-cell table:formula="of:=(0.0312039503*[.B27]^2)+0.2307524608*[.B27]+1.1730058735" office:value-type="float" office:value="2.80935127178038" calcext:value-type="float">
            <text:p>2.81</text:p>
          </table:table-cell>
          <table:table-cell table:formula="of:=[.F26]+[.E27]" office:value-type="float" office:value="66.4843737578835" calcext:value-type="float">
            <text:p>66.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4" calcext:value-type="date">
            <text:p>10/24/16</text:p>
          </table:table-cell>
          <table:table-cell office:value-type="float" office:value="4.41361" calcext:value-type="float">
            <text:p>4.41361</text:p>
          </table:table-cell>
          <table:table-cell table:formula="of:=[.C27]+[.B28]" office:value-type="float" office:value="108.930533" calcext:value-type="float">
            <text:p>108.930533</text:p>
          </table:table-cell>
          <table:table-cell table:formula="of:=[.D27]+2.8" office:value-type="float" office:value="70" calcext:value-type="float">
            <text:p>70</text:p>
          </table:table-cell>
          <table:table-cell table:formula="of:=(0.0312039503*[.B28]^2)+0.2307524608*[.B28]+1.1730058735" office:value-type="float" office:value="2.79930873451226" calcext:value-type="float">
            <text:p>2.80</text:p>
          </table:table-cell>
          <table:table-cell table:formula="of:=[.F27]+[.E28]" office:value-type="float" office:value="69.2836824923958" calcext:value-type="float">
            <text:p>69.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5" calcext:value-type="date">
            <text:p>10/25/16</text:p>
          </table:table-cell>
          <table:table-cell office:value-type="float" office:value="4.434568" calcext:value-type="float">
            <text:p>4.434568</text:p>
          </table:table-cell>
          <table:table-cell table:formula="of:=[.C28]+[.B29]" office:value-type="float" office:value="113.365101" calcext:value-type="float">
            <text:p>113.365101</text:p>
          </table:table-cell>
          <table:table-cell table:formula="of:=[.D28]+2.8" office:value-type="float" office:value="72.8" calcext:value-type="float">
            <text:p>72.8</text:p>
          </table:table-cell>
          <table:table-cell table:formula="of:=(0.0312039503*[.B29]^2)+0.2307524608*[.B29]+1.1730058735" office:value-type="float" office:value="2.80993130870294" calcext:value-type="float">
            <text:p>2.81</text:p>
          </table:table-cell>
          <table:table-cell table:formula="of:=[.F28]+[.E29]" office:value-type="float" office:value="72.0936138010987" calcext:value-type="float">
            <text:p>72.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6" calcext:value-type="date">
            <text:p>10/26/16</text:p>
          </table:table-cell>
          <table:table-cell office:value-type="float" office:value="4.461148" calcext:value-type="float">
            <text:p>4.461148</text:p>
          </table:table-cell>
          <table:table-cell table:formula="of:=[.C29]+[.B30]" office:value-type="float" office:value="117.826249" calcext:value-type="float">
            <text:p>117.826249</text:p>
          </table:table-cell>
          <table:table-cell table:formula="of:=[.D29]+2.8" office:value-type="float" office:value="75.6" calcext:value-type="float">
            <text:p>75.6</text:p>
          </table:table-cell>
          <table:table-cell table:formula="of:=(0.0312039503*[.B30]^2)+0.2307524608*[.B30]+1.1730058735" office:value-type="float" office:value="2.82344282484799" calcext:value-type="float">
            <text:p>2.82</text:p>
          </table:table-cell>
          <table:table-cell table:formula="of:=[.F29]+[.E30]" office:value-type="float" office:value="74.9170566259467" calcext:value-type="float">
            <text:p>74.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7" calcext:value-type="date">
            <text:p>10/27/16</text:p>
          </table:table-cell>
          <table:table-cell office:value-type="float" office:value="4.490771" calcext:value-type="float">
            <text:p>4.490771</text:p>
          </table:table-cell>
          <table:table-cell table:formula="of:=[.C30]+[.B31]" office:value-type="float" office:value="122.31702" calcext:value-type="float">
            <text:p>122.31702</text:p>
          </table:table-cell>
          <table:table-cell table:formula="of:=[.D30]+2.8" office:value-type="float" office:value="78.4" calcext:value-type="float">
            <text:p>78.4</text:p>
          </table:table-cell>
          <table:table-cell table:formula="of:=(0.0312039503*[.B31]^2)+0.2307524608*[.B31]+1.1730058735" office:value-type="float" office:value="2.83855315267743" calcext:value-type="float">
            <text:p>2.84</text:p>
          </table:table-cell>
          <table:table-cell table:formula="of:=[.F30]+[.E31]" office:value-type="float" office:value="77.7556097786242" calcext:value-type="float">
            <text:p>77.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8" calcext:value-type="date">
            <text:p>10/28/16</text:p>
          </table:table-cell>
          <table:table-cell table:style-name="ce242" office:value-type="float" office:value="4.461148" calcext:value-type="float">
            <text:p>4.461148</text:p>
          </table:table-cell>
          <table:table-cell table:formula="of:=[.C31]+[.B32]" office:value-type="float" office:value="126.778168" calcext:value-type="float">
            <text:p>126.778168</text:p>
          </table:table-cell>
          <table:table-cell table:formula="of:=[.D31]+2.8" office:value-type="float" office:value="81.2" calcext:value-type="float">
            <text:p>81.2</text:p>
          </table:table-cell>
          <table:table-cell table:formula="of:=(0.0312039503*[.B32]^2)+0.2307524608*[.B32]+1.1730058735" office:value-type="float" office:value="2.82344282484799" calcext:value-type="float">
            <text:p>2.82</text:p>
          </table:table-cell>
          <table:table-cell table:formula="of:=[.F31]+[.E32]" office:value-type="float" office:value="80.5790526034722" calcext:value-type="float">
            <text:p>80.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29" calcext:value-type="date">
            <text:p>10/29/16</text:p>
          </table:table-cell>
          <table:table-cell table:style-name="ce242" office:value-type="float" office:value="4.490771" calcext:value-type="float">
            <text:p>4.490771</text:p>
          </table:table-cell>
          <table:table-cell table:formula="of:=[.C32]+[.B33]" office:value-type="float" office:value="131.268939" calcext:value-type="float">
            <text:p>131.268939</text:p>
          </table:table-cell>
          <table:table-cell table:formula="of:=[.D32]+2.8" office:value-type="float" office:value="84" calcext:value-type="float">
            <text:p>84</text:p>
          </table:table-cell>
          <table:table-cell table:formula="of:=(0.0312039503*[.B33]^2)+0.2307524608*[.B33]+1.1730058735" office:value-type="float" office:value="2.83855315267743" calcext:value-type="float">
            <text:p>2.84</text:p>
          </table:table-cell>
          <table:table-cell table:formula="of:=[.F32]+[.E33]" office:value-type="float" office:value="83.4176057561496" calcext:value-type="float">
            <text:p>83.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0-30" calcext:value-type="date">
            <text:p>10/30/16</text:p>
          </table:table-cell>
          <table:table-cell table:style-name="ce242" office:value-type="float" office:value="4.489423" calcext:value-type="float">
            <text:p>4.489423</text:p>
          </table:table-cell>
          <table:table-cell table:formula="of:=[.C33]+[.B34]" office:value-type="float" office:value="135.758362" calcext:value-type="float">
            <text:p>135.758362</text:p>
          </table:table-cell>
          <table:table-cell table:formula="of:=[.D33]+2.8" office:value-type="float" office:value="86.8" calcext:value-type="float">
            <text:p>86.8</text:p>
          </table:table-cell>
          <table:table-cell table:formula="of:=(0.0312039503*[.B34]^2)+0.2307524608*[.B34]+1.1730058735" office:value-type="float" office:value="2.83786436513353" calcext:value-type="float">
            <text:p>2.84</text:p>
          </table:table-cell>
          <table:table-cell table:formula="of:=[.F33]+[.E34]" office:value-type="float" office:value="86.2554701212831" calcext:value-type="float">
            <text:p>86.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2">
          <table:table-cell table:style-name="ce113" office:value-type="date" office:date-value="2016-10-31" calcext:value-type="date">
            <text:p>10/31/16</text:p>
          </table:table-cell>
          <table:table-cell table:style-name="ce242" office:value-type="float" office:value="4.5351" calcext:value-type="float">
            <text:p>4.5351</text:p>
          </table:table-cell>
          <table:table-cell table:style-name="ce117" table:formula="of:=[.C34]+[.B35]" office:value-type="float" office:value="140.293462" calcext:value-type="float">
            <text:p>140.293462</text:p>
          </table:table-cell>
          <table:table-cell table:style-name="ce117" table:formula="of:=[.D34]+2.8" office:value-type="float" office:value="89.6" calcext:value-type="float">
            <text:p>89.6</text:p>
          </table:table-cell>
          <table:table-cell table:style-name="ce121" table:formula="of:=(0.0312039503*[.B35]^2)+0.2307524608*[.B35]+1.1730058735" office:value-type="float" office:value="2.86126712352766" calcext:value-type="float">
            <text:p>2.86</text:p>
          </table:table-cell>
          <table:table-cell table:style-name="ce135" table:formula="of:=[.F34]+[.E35]" office:value-type="float" office:value="89.1167372448108" calcext:value-type="float">
            <text:p>89.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1" calcext:value-type="date">
            <text:p>11/1/16</text:p>
          </table:table-cell>
          <table:table-cell table:style-name="ce242" office:value-type="float" office:value="4.546149" calcext:value-type="float">
            <text:p>4.546149</text:p>
          </table:table-cell>
          <table:table-cell table:formula="of:=[.C35]+[.B36]" office:value-type="float" office:value="144.839611" calcext:value-type="float">
            <text:p>144.839611</text:p>
          </table:table-cell>
          <table:table-cell table:formula="of:=[.D35]+2.8" office:value-type="float" office:value="92.4" calcext:value-type="float">
            <text:p>92.4</text:p>
          </table:table-cell>
          <table:table-cell table:formula="of:=(0.0312039503*[.B36]^2)+0.2307524608*[.B36]+1.1730058735" office:value-type="float" office:value="2.86694767190536" calcext:value-type="float">
            <text:p>2.87</text:p>
          </table:table-cell>
          <table:table-cell table:formula="of:=[.F35]+[.E36]" office:value-type="float" office:value="91.9836849167161" calcext:value-type="float">
            <text:p>92.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2" calcext:value-type="date">
            <text:p>11/2/16</text:p>
          </table:table-cell>
          <table:table-cell table:style-name="ce242" office:value-type="float" office:value="4.560822" calcext:value-type="float">
            <text:p>4.560822</text:p>
          </table:table-cell>
          <table:table-cell table:formula="of:=[.C36]+[.B37]" office:value-type="float" office:value="149.400433" calcext:value-type="float">
            <text:p>149.400433</text:p>
          </table:table-cell>
          <table:table-cell table:formula="of:=[.D36]+2.8" office:value-type="float" office:value="95.2" calcext:value-type="float">
            <text:p>95.2</text:p>
          </table:table-cell>
          <table:table-cell table:formula="of:=(0.0312039503*[.B37]^2)+0.2307524608*[.B37]+1.1730058735" office:value-type="float" office:value="2.87450318009484" calcext:value-type="float">
            <text:p>2.87</text:p>
          </table:table-cell>
          <table:table-cell table:formula="of:=[.F36]+[.E37]" office:value-type="float" office:value="94.858188096811" calcext:value-type="float">
            <text:p>94.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3" calcext:value-type="date">
            <text:p>11/3/16</text:p>
          </table:table-cell>
          <table:table-cell table:style-name="ce242" office:value-type="float" office:value="4.546075" calcext:value-type="float">
            <text:p>4.546075</text:p>
          </table:table-cell>
          <table:table-cell table:formula="of:=[.C37]+[.B38]" office:value-type="float" office:value="153.946508" calcext:value-type="float">
            <text:p>153.946508</text:p>
          </table:table-cell>
          <table:table-cell table:formula="of:=[.D37]+2.8" office:value-type="float" office:value="98" calcext:value-type="float">
            <text:p>98</text:p>
          </table:table-cell>
          <table:table-cell table:formula="of:=(0.0312039503*[.B38]^2)+0.2307524608*[.B38]+1.1730058735" office:value-type="float" office:value="2.86690960143863" calcext:value-type="float">
            <text:p>2.87</text:p>
          </table:table-cell>
          <table:table-cell table:formula="of:=[.F37]+[.E38]" office:value-type="float" office:value="97.7250976982496" calcext:value-type="float">
            <text:p>97.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6-11-04" calcext:value-type="date">
            <text:p>11/4/16</text:p>
          </table:table-cell>
          <table:table-cell table:style-name="ce33" office:value-type="float" office:value="4.548576" calcext:value-type="float">
            <text:p>4.548576</text:p>
          </table:table-cell>
          <table:table-cell table:style-name="ce238" table:formula="of:=[.C38]+[.B39]" office:value-type="float" office:value="158.495084" calcext:value-type="float">
            <text:p>158.495084</text:p>
          </table:table-cell>
          <table:table-cell table:style-name="ce238" table:formula="of:=[.D38]+2.8" office:value-type="float" office:value="100.8" calcext:value-type="float">
            <text:p>100.8</text:p>
          </table:table-cell>
          <table:table-cell table:style-name="ce247" table:formula="of:=(0.0312039503*[.B39]^2)+0.2307524608*[.B39]+1.1730058735" office:value-type="float" office:value="2.86819646972662" calcext:value-type="float">
            <text:p>2.87</text:p>
          </table:table-cell>
          <table:table-cell table:style-name="ce252" table:formula="of:=[.F38]+[.E39]" office:value-type="float" office:value="100.593294167976" calcext:value-type="float">
            <text:p>100.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5" calcext:value-type="date">
            <text:p>11/5/16</text:p>
          </table:table-cell>
          <table:table-cell table:style-name="ce242" office:value-type="float" office:value="4.564093" calcext:value-type="float">
            <text:p>4.564093</text:p>
          </table:table-cell>
          <table:table-cell table:formula="of:=[.C39]+[.B40]" office:value-type="float" office:value="163.059177" calcext:value-type="float">
            <text:p>163.059177</text:p>
          </table:table-cell>
          <table:table-cell table:formula="of:=[.D39]+2.8" office:value-type="float" office:value="103.6" calcext:value-type="float">
            <text:p>103.6</text:p>
          </table:table-cell>
          <table:table-cell table:formula="of:=(0.0312039503*[.B40]^2)+0.2307524608*[.B40]+1.1730058735" office:value-type="float" office:value="2.87618933432639" calcext:value-type="float">
            <text:p>2.88</text:p>
          </table:table-cell>
          <table:table-cell table:formula="of:=[.F39]+[.E40]" office:value-type="float" office:value="103.469483502303" calcext:value-type="float">
            <text:p>103.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6" calcext:value-type="date">
            <text:p>11/6/16</text:p>
          </table:table-cell>
          <table:table-cell table:style-name="ce242" office:value-type="float" office:value="4.591302" calcext:value-type="float">
            <text:p>4.591302</text:p>
          </table:table-cell>
          <table:table-cell table:formula="of:=[.C40]+[.B41]" office:value-type="float" office:value="167.650479" calcext:value-type="float">
            <text:p>167.650479</text:p>
          </table:table-cell>
          <table:table-cell table:formula="of:=[.D40]+2.8" office:value-type="float" office:value="106.4" calcext:value-type="float">
            <text:p>106.4</text:p>
          </table:table-cell>
          <table:table-cell table:formula="of:=(0.0312039503*[.B41]^2)+0.2307524608*[.B41]+1.1730058735" office:value-type="float" office:value="2.89024106733586" calcext:value-type="float">
            <text:p>2.89</text:p>
          </table:table-cell>
          <table:table-cell table:formula="of:=[.F40]+[.E41]" office:value-type="float" office:value="106.359724569638" calcext:value-type="float">
            <text:p>106.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7" calcext:value-type="date">
            <text:p>11/7/16</text:p>
          </table:table-cell>
          <table:table-cell table:style-name="ce242" office:value-type="float" office:value="4.618559" calcext:value-type="float">
            <text:p>4.618559</text:p>
          </table:table-cell>
          <table:table-cell table:formula="of:=[.C41]+[.B42]" office:value-type="float" office:value="172.269038" calcext:value-type="float">
            <text:p>172.269038</text:p>
          </table:table-cell>
          <table:table-cell table:formula="of:=[.D41]+2.8" office:value-type="float" office:value="109.2" calcext:value-type="float">
            <text:p>109.2</text:p>
          </table:table-cell>
          <table:table-cell table:formula="of:=(0.0312039503*[.B42]^2)+0.2307524608*[.B42]+1.1730058735" office:value-type="float" office:value="2.90436391407211" calcext:value-type="float">
            <text:p>2.90</text:p>
          </table:table-cell>
          <table:table-cell table:formula="of:=[.F41]+[.E42]" office:value-type="float" office:value="109.264088483711" calcext:value-type="float">
            <text:p>109.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6-11-08" calcext:value-type="date">
            <text:p>11/8/16</text:p>
          </table:table-cell>
          <table:table-cell table:style-name="ce242" office:value-type="float" office:value="4.603655" calcext:value-type="float">
            <text:p>4.603655</text:p>
          </table:table-cell>
          <table:table-cell table:formula="of:=[.C42]+[.B43]" office:value-type="float" office:value="176.872693" calcext:value-type="float">
            <text:p>176.872693</text:p>
          </table:table-cell>
          <table:table-cell table:formula="of:=[.D42]+2.8" office:value-type="float" office:value="112" calcext:value-type="float">
            <text:p>112</text:p>
          </table:table-cell>
          <table:table-cell table:formula="of:=(0.0312039503*[.B43]^2)+0.2307524608*[.B43]+1.1730058735" office:value-type="float" office:value="2.89663586265936" calcext:value-type="float">
            <text:p>2.90</text:p>
          </table:table-cell>
          <table:table-cell table:formula="of:=[.F42]+[.E43]" office:value-type="float" office:value="112.16072434637" calcext:value-type="float">
            <text:p>112.2</text:p>
          </table:table-cell>
          <table:table-cell table:number-columns-repeated="30"/>
        </table:table-row>
        <table:table-row table:style-name="ro2">
          <table:table-cell table:style-name="ce28" office:value-type="date" office:date-value="2016-11-09" calcext:value-type="date">
            <text:p>11/9/16</text:p>
          </table:table-cell>
          <table:table-cell table:style-name="ce242" office:value-type="float" office:value="4.606602" calcext:value-type="float">
            <text:p>4.606602</text:p>
          </table:table-cell>
          <table:table-cell table:style-name="ce32" table:formula="of:=[.C43]+[.B44]" office:value-type="float" office:value="181.479295" calcext:value-type="float">
            <text:p>181.479295</text:p>
          </table:table-cell>
          <table:table-cell table:style-name="ce32" table:formula="of:=[.D43]+2.8" office:value-type="float" office:value="114.8" calcext:value-type="float">
            <text:p>114.8</text:p>
          </table:table-cell>
          <table:table-cell table:style-name="ce38" table:formula="of:=(0.0312039503*[.B44]^2)+0.2307524608*[.B44]+1.1730058735" office:value-type="float" office:value="2.89816284735709" calcext:value-type="float">
            <text:p>2.90</text:p>
          </table:table-cell>
          <table:table-cell table:style-name="ce42" table:formula="of:=[.F43]+[.E44]" office:value-type="float" office:value="115.058887193727" calcext:value-type="float">
            <text:p>115.1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0" calcext:value-type="date">
            <text:p>11/10/16</text:p>
          </table:table-cell>
          <table:table-cell table:style-name="ce242" office:value-type="float" office:value="4.601606" calcext:value-type="float">
            <text:p>4.601606</text:p>
          </table:table-cell>
          <table:table-cell table:formula="of:=[.C44]+[.B45]" office:value-type="float" office:value="186.080901" calcext:value-type="float">
            <text:p>186.080901</text:p>
          </table:table-cell>
          <table:table-cell table:formula="of:=[.D44]+2.8" office:value-type="float" office:value="117.6" calcext:value-type="float">
            <text:p>117.6</text:p>
          </table:table-cell>
          <table:table-cell table:formula="of:=(0.0312039503*[.B45]^2)+0.2307524608*[.B45]+1.1730058735" office:value-type="float" office:value="2.89557449506887" calcext:value-type="float">
            <text:p>2.90</text:p>
          </table:table-cell>
          <table:table-cell table:formula="of:=[.F44]+[.E45]" office:value-type="float" office:value="117.954461688796" calcext:value-type="float">
            <text:p>118.0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1" calcext:value-type="date">
            <text:p>11/11/16</text:p>
          </table:table-cell>
          <table:table-cell office:value-type="float" office:value="4.626364" calcext:value-type="float">
            <text:p>4.626364</text:p>
          </table:table-cell>
          <table:table-cell table:formula="of:=[.C45]+[.B46]" office:value-type="float" office:value="190.707265" calcext:value-type="float">
            <text:p>190.707265</text:p>
          </table:table-cell>
          <table:table-cell table:formula="of:=[.D45]+2.8" office:value-type="float" office:value="120.4" calcext:value-type="float">
            <text:p>120.4</text:p>
          </table:table-cell>
          <table:table-cell table:formula="of:=(0.0312039503*[.B46]^2)+0.2307524608*[.B46]+1.1730058735" office:value-type="float" office:value="2.90841650873823" calcext:value-type="float">
            <text:p>2.91</text:p>
          </table:table-cell>
          <table:table-cell table:formula="of:=[.F45]+[.E46]" office:value-type="float" office:value="120.862878197534" calcext:value-type="float">
            <text:p>120.9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2" calcext:value-type="date">
            <text:p>11/12/16</text:p>
          </table:table-cell>
          <table:table-cell office:value-type="float" office:value="4.644244" calcext:value-type="float">
            <text:p>4.644244</text:p>
          </table:table-cell>
          <table:table-cell table:formula="of:=[.C46]+[.B47]" office:value-type="float" office:value="195.351509" calcext:value-type="float">
            <text:p>195.351509</text:p>
          </table:table-cell>
          <table:table-cell table:formula="of:=[.D46]+2.8" office:value-type="float" office:value="123.2" calcext:value-type="float">
            <text:p>123.2</text:p>
          </table:table-cell>
          <table:table-cell table:formula="of:=(0.0312039503*[.B47]^2)+0.2307524608*[.B47]+1.1730058735" office:value-type="float" office:value="2.91771468182947" calcext:value-type="float">
            <text:p>2.92</text:p>
          </table:table-cell>
          <table:table-cell table:formula="of:=[.F46]+[.E47]" office:value-type="float" office:value="123.780592879364" calcext:value-type="float">
            <text:p>123.8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3" calcext:value-type="date">
            <text:p>11/13/16</text:p>
          </table:table-cell>
          <table:table-cell office:value-type="float" office:value="4.648979" calcext:value-type="float">
            <text:p>4.648979</text:p>
          </table:table-cell>
          <table:table-cell table:formula="of:=[.C47]+[.B48]" office:value-type="float" office:value="200.000488" calcext:value-type="float">
            <text:p>200.000488</text:p>
          </table:table-cell>
          <table:table-cell table:formula="of:=[.D47]+2.8" office:value-type="float" office:value="126" calcext:value-type="float">
            <text:p>126</text:p>
          </table:table-cell>
          <table:table-cell table:formula="of:=(0.0312039503*[.B48]^2)+0.2307524608*[.B48]+1.1730058735" office:value-type="float" office:value="2.92018037497827" calcext:value-type="float">
            <text:p>2.92</text:p>
          </table:table-cell>
          <table:table-cell table:formula="of:=[.F47]+[.E48]" office:value-type="float" office:value="126.700773254342" calcext:value-type="float">
            <text:p>126.7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4" calcext:value-type="date">
            <text:p>11/14/16</text:p>
          </table:table-cell>
          <table:table-cell office:value-type="float" office:value="4.656077" calcext:value-type="float">
            <text:p>4.656077</text:p>
          </table:table-cell>
          <table:table-cell table:formula="of:=[.C48]+[.B49]" office:value-type="float" office:value="204.656565" calcext:value-type="float">
            <text:p>204.656565</text:p>
          </table:table-cell>
          <table:table-cell table:formula="of:=[.D48]+2.8" office:value-type="float" office:value="128.8" calcext:value-type="float">
            <text:p>128.8</text:p>
          </table:table-cell>
          <table:table-cell table:formula="of:=(0.0312039503*[.B49]^2)+0.2307524608*[.B49]+1.1730058735" office:value-type="float" office:value="2.92387919222125" calcext:value-type="float">
            <text:p>2.92</text:p>
          </table:table-cell>
          <table:table-cell table:formula="of:=[.F48]+[.E49]" office:value-type="float" office:value="129.624652446563" calcext:value-type="float">
            <text:p>129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5" calcext:value-type="date">
            <text:p>11/15/16</text:p>
          </table:table-cell>
          <table:table-cell office:value-type="float" office:value="4.734567" calcext:value-type="float">
            <text:p>4.734567</text:p>
          </table:table-cell>
          <table:table-cell table:formula="of:=[.C49]+[.B50]" office:value-type="float" office:value="209.391132" calcext:value-type="float">
            <text:p>209.391132</text:p>
          </table:table-cell>
          <table:table-cell table:formula="of:=[.D49]+2.8" office:value-type="float" office:value="131.6" calcext:value-type="float">
            <text:p>131.6</text:p>
          </table:table-cell>
          <table:table-cell table:formula="of:=(0.0312039503*[.B50]^2)+0.2307524608*[.B50]+1.1730058735" office:value-type="float" office:value="2.96499049992744" calcext:value-type="float">
            <text:p>2.96</text:p>
          </table:table-cell>
          <table:table-cell table:formula="of:=[.F49]+[.E50]" office:value-type="float" office:value="132.589642946491" calcext:value-type="float">
            <text:p>132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6" calcext:value-type="date">
            <text:p>11/16/16</text:p>
          </table:table-cell>
          <table:table-cell office:value-type="float" office:value="4.753972" calcext:value-type="float">
            <text:p>4.753972</text:p>
          </table:table-cell>
          <table:table-cell table:formula="of:=[.C50]+[.B51]" office:value-type="float" office:value="214.145104" calcext:value-type="float">
            <text:p>214.145104</text:p>
          </table:table-cell>
          <table:table-cell table:formula="of:=[.D50]+2.8" office:value-type="float" office:value="134.4" calcext:value-type="float">
            <text:p>134.4</text:p>
          </table:table-cell>
          <table:table-cell table:formula="of:=(0.0312039503*[.B51]^2)+0.2307524608*[.B51]+1.1730058735" office:value-type="float" office:value="2.97521368187665" calcext:value-type="float">
            <text:p>2.98</text:p>
          </table:table-cell>
          <table:table-cell table:formula="of:=[.F50]+[.E51]" office:value-type="float" office:value="135.564856628367" calcext:value-type="float">
            <text:p>135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7" calcext:value-type="date">
            <text:p>11/17/16</text:p>
          </table:table-cell>
          <table:table-cell office:value-type="float" office:value="4.734614" calcext:value-type="float">
            <text:p>4.734614</text:p>
          </table:table-cell>
          <table:table-cell table:formula="of:=[.C51]+[.B52]" office:value-type="float" office:value="218.879718" calcext:value-type="float">
            <text:p>218.879718</text:p>
          </table:table-cell>
          <table:table-cell table:formula="of:=[.D51]+2.8" office:value-type="float" office:value="137.2" calcext:value-type="float">
            <text:p>137.2</text:p>
          </table:table-cell>
          <table:table-cell table:formula="of:=(0.0312039503*[.B52]^2)+0.2307524608*[.B52]+1.1730058735" office:value-type="float" office:value="2.96501523265821" calcext:value-type="float">
            <text:p>2.97</text:p>
          </table:table-cell>
          <table:table-cell table:formula="of:=[.F51]+[.E52]" office:value-type="float" office:value="138.529871861025" calcext:value-type="float">
            <text:p>138.5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8" calcext:value-type="date">
            <text:p>11/18/16</text:p>
          </table:table-cell>
          <table:table-cell office:value-type="float" office:value="4.69719" calcext:value-type="float">
            <text:p>4.69719</text:p>
          </table:table-cell>
          <table:table-cell table:formula="of:=[.C52]+[.B53]" office:value-type="float" office:value="223.576908" calcext:value-type="float">
            <text:p>223.576908</text:p>
          </table:table-cell>
          <table:table-cell table:formula="of:=[.D52]+2.8" office:value-type="float" office:value="140" calcext:value-type="float">
            <text:p>140</text:p>
          </table:table-cell>
          <table:table-cell table:formula="of:=(0.0312039503*[.B53]^2)+0.2307524608*[.B53]+1.1730058735" office:value-type="float" office:value="2.94536531221844" calcext:value-type="float">
            <text:p>2.95</text:p>
          </table:table-cell>
          <table:table-cell table:formula="of:=[.F52]+[.E53]" office:value-type="float" office:value="141.475237173244" calcext:value-type="float">
            <text:p>141.5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19" calcext:value-type="date">
            <text:p>11/19/16</text:p>
          </table:table-cell>
          <table:table-cell office:value-type="float" office:value="4.731906" calcext:value-type="float">
            <text:p>4.731906</text:p>
          </table:table-cell>
          <table:table-cell table:formula="of:=[.C53]+[.B54]" office:value-type="float" office:value="228.308814" calcext:value-type="float">
            <text:p>228.308814</text:p>
          </table:table-cell>
          <table:table-cell table:formula="of:=[.D53]+2.8" office:value-type="float" office:value="142.8" calcext:value-type="float">
            <text:p>142.8</text:p>
          </table:table-cell>
          <table:table-cell table:formula="of:=(0.0312039503*[.B54]^2)+0.2307524608*[.B54]+1.1730058735" office:value-type="float" office:value="2.9635904312389" calcext:value-type="float">
            <text:p>2.96</text:p>
          </table:table-cell>
          <table:table-cell table:formula="of:=[.F53]+[.E54]" office:value-type="float" office:value="144.438827604483" calcext:value-type="float">
            <text:p>144.4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20" calcext:value-type="date">
            <text:p>11/20/16</text:p>
          </table:table-cell>
          <table:table-cell office:value-type="float" office:value="4.736771" calcext:value-type="float">
            <text:p>4.736771</text:p>
          </table:table-cell>
          <table:table-cell table:formula="of:=[.C54]+[.B55]" office:value-type="float" office:value="233.045585" calcext:value-type="float">
            <text:p>233.045585</text:p>
          </table:table-cell>
          <table:table-cell table:formula="of:=[.D54]+2.8" office:value-type="float" office:value="145.6" calcext:value-type="float">
            <text:p>145.6</text:p>
          </table:table-cell>
          <table:table-cell table:formula="of:=(0.0312039503*[.B55]^2)+0.2307524608*[.B55]+1.1730058735" office:value-type="float" office:value="2.96615045547619" calcext:value-type="float">
            <text:p>2.97</text:p>
          </table:table-cell>
          <table:table-cell table:formula="of:=[.F54]+[.E55]" office:value-type="float" office:value="147.404978059959" calcext:value-type="float">
            <text:p>147.4</text:p>
          </table:table-cell>
          <table:table-cell table:number-columns-repeated="30"/>
        </table:table-row>
        <table:table-row table:style-name="ro2">
          <table:table-cell table:style-name="ce237" office:value-type="date" office:date-value="2016-11-21" calcext:value-type="date">
            <text:p>11/21/16</text:p>
          </table:table-cell>
          <table:table-cell office:value-type="float" office:value="4.684033" calcext:value-type="float">
            <text:p>4.684033</text:p>
          </table:table-cell>
          <table:table-cell table:formula="of:=[.C55]+[.B56]" office:value-type="float" office:value="237.729618" calcext:value-type="float">
            <text:p>237.729618</text:p>
          </table:table-cell>
          <table:table-cell table:style-name="ce238" table:formula="of:=[.D55]+2.8" office:value-type="float" office:value="148.4" calcext:value-type="float">
            <text:p>148.4</text:p>
          </table:table-cell>
          <table:table-cell table:formula="of:=(0.0312039503*[.B56]^2)+0.2307524608*[.B56]+1.1730058735" office:value-type="float" office:value="2.93847783747956" calcext:value-type="float">
            <text:p>2.94</text:p>
          </table:table-cell>
          <table:table-cell table:style-name="ce252" table:formula="of:=[.F55]+[.E56]" office:value-type="float" office:value="150.343455897439" calcext:value-type="float">
            <text:p>150.3</text:p>
          </table:table-cell>
          <table:table-cell office:value-type="string" calcext:value-type="string">
            <text:p>Gleymdist</text:p>
          </table:table-cell>
          <table:table-cell table:number-columns-repeated="29"/>
        </table:table-row>
        <table:table-row table:style-name="ro2">
          <table:table-cell table:style-name="ce236" office:value-type="date" office:date-value="2016-11-22" calcext:value-type="date">
            <text:p>11/22/16</text:p>
          </table:table-cell>
          <table:table-cell office:value-type="float" office:value="4.691508" calcext:value-type="float">
            <text:p>4.691508</text:p>
          </table:table-cell>
          <table:table-cell table:formula="of:=[.C56]+[.B57]" office:value-type="float" office:value="242.421126" calcext:value-type="float">
            <text:p>242.421126</text:p>
          </table:table-cell>
          <table:table-cell table:formula="of:=[.D56]+2.8" office:value-type="float" office:value="151.2" calcext:value-type="float">
            <text:p>151.2</text:p>
          </table:table-cell>
          <table:table-cell table:formula="of:=(0.0312039503*[.B57]^2)+0.2307524608*[.B57]+1.1730058735" office:value-type="float" office:value="2.94238955264165" calcext:value-type="float">
            <text:p>2.94</text:p>
          </table:table-cell>
          <table:table-cell table:formula="of:=[.F56]+[.E57]" office:value-type="float" office:value="153.28584545008" calcext:value-type="float">
            <text:p>153.3</text:p>
          </table:table-cell>
          <table:table-cell table:number-columns-repeated="30"/>
        </table:table-row>
        <table:table-row table:style-name="ro2">
          <table:table-cell table:style-name="ce29" office:value-type="date" office:date-value="2016-11-23" calcext:value-type="date">
            <text:p>11/23/16</text:p>
          </table:table-cell>
          <table:table-cell table:style-name="ce34" office:value-type="float" office:value="4.74377" calcext:value-type="float">
            <text:p>4.74377</text:p>
          </table:table-cell>
          <table:table-cell table:style-name="ce37" table:formula="of:=[.C57]+[.B58]" office:value-type="float" office:value="247.164896" calcext:value-type="float">
            <text:p>247.164896</text:p>
          </table:table-cell>
          <table:table-cell table:style-name="ce37" table:formula="of:=[.D57]+2.8" office:value-type="float" office:value="154" calcext:value-type="float">
            <text:p>154</text:p>
          </table:table-cell>
          <table:table-cell table:style-name="ce39" table:formula="of:=(0.0312039503*[.B58]^2)+0.2307524608*[.B58]+1.1730058735" office:value-type="float" office:value="2.96983600843026" calcext:value-type="float">
            <text:p>2.97</text:p>
          </table:table-cell>
          <table:table-cell table:style-name="ce43" table:formula="of:=[.F57]+[.E58]" office:value-type="float" office:value="156.25568145851" calcext:value-type="float">
            <text:p>156.3</text:p>
          </table:table-cell>
          <table:table-cell office:value-type="string" calcext:value-type="string">
            <text:p>Sýni tekin !</text:p>
          </table:table-cell>
          <table:table-cell table:number-columns-repeated="29"/>
        </table:table-row>
        <table:table-row table:style-name="ro2">
          <table:table-cell table:style-name="ce236" office:value-type="date" office:date-value="2016-11-24" calcext:value-type="date">
            <text:p>11/24/16</text:p>
          </table:table-cell>
          <table:table-cell table:style-name="ce242" office:value-type="float" office:value="4.746088" calcext:value-type="float">
            <text:p>4.746088</text:p>
          </table:table-cell>
          <table:table-cell table:formula="of:=[.C58]+[.B59]" office:value-type="float" office:value="251.910984" calcext:value-type="float">
            <text:p>251.910984</text:p>
          </table:table-cell>
          <table:table-cell table:formula="of:=[.D58]+2.8" office:value-type="float" office:value="156.8" calcext:value-type="float">
            <text:p>156.8</text:p>
          </table:table-cell>
          <table:table-cell table:formula="of:=(0.0312039503*[.B59]^2)+0.2307524608*[.B59]+1.1730058735" office:value-type="float" office:value="2.97105730124542" calcext:value-type="float">
            <text:p>2.97</text:p>
          </table:table-cell>
          <table:table-cell table:formula="of:=[.F58]+[.E59]" office:value-type="float" office:value="159.226738759756" calcext:value-type="float">
            <text:p>159.2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25" calcext:value-type="date">
            <text:p>11/25/16</text:p>
          </table:table-cell>
          <table:table-cell table:style-name="ce242" office:value-type="float" office:value="4.741762" calcext:value-type="float">
            <text:p>4.741762</text:p>
          </table:table-cell>
          <table:table-cell table:formula="of:=[.C59]+[.B60]" office:value-type="float" office:value="256.652746" calcext:value-type="float">
            <text:p>256.652746</text:p>
          </table:table-cell>
          <table:table-cell table:formula="of:=[.D59]+2.8" office:value-type="float" office:value="159.6" calcext:value-type="float">
            <text:p>159.6</text:p>
          </table:table-cell>
          <table:table-cell table:formula="of:=(0.0312039503*[.B60]^2)+0.2307524608*[.B60]+1.1730058735" office:value-type="float" office:value="2.96877831746223" calcext:value-type="float">
            <text:p>2.97</text:p>
          </table:table-cell>
          <table:table-cell table:formula="of:=[.F59]+[.E60]" office:value-type="float" office:value="162.195517077218" calcext:value-type="float">
            <text:p>162.2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1-26" calcext:value-type="date">
            <text:p>11/26/16</text:p>
          </table:table-cell>
          <table:table-cell table:style-name="ce242" office:value-type="float" office:value="4.718832" calcext:value-type="float">
            <text:p>4.718832</text:p>
          </table:table-cell>
          <table:table-cell table:formula="of:=[.C60]+[.B61]" office:value-type="float" office:value="261.371578" calcext:value-type="float">
            <text:p>261.371578</text:p>
          </table:table-cell>
          <table:table-cell table:formula="of:=[.D60]+2.8" office:value-type="float" office:value="162.4" calcext:value-type="float">
            <text:p>162.4</text:p>
          </table:table-cell>
          <table:table-cell table:formula="of:=(0.0312039503*[.B61]^2)+0.2307524608*[.B61]+1.1730058735" office:value-type="float" office:value="2.95671804627479" calcext:value-type="float">
            <text:p>2.96</text:p>
          </table:table-cell>
          <table:table-cell table:formula="of:=[.F60]+[.E61]" office:value-type="float" office:value="165.152235123493" calcext:value-type="float">
            <text:p>165.2</text:p>
          </table:table-cell>
          <table:table-cell table:number-columns-repeated="6"/>
          <table:table-cell table:style-name="ce255" office:value-type="string" calcext:value-type="string">
            <text:p>2016-12-02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1-27" calcext:value-type="date">
            <text:p>11/27/16</text:p>
          </table:table-cell>
          <table:table-cell table:style-name="ce242" office:value-type="float" office:value="4.724006" calcext:value-type="float">
            <text:p>4.724006</text:p>
          </table:table-cell>
          <table:table-cell table:formula="of:=[.C61]+[.B62]" office:value-type="float" office:value="266.095584" calcext:value-type="float">
            <text:p>266.095584</text:p>
          </table:table-cell>
          <table:table-cell table:formula="of:=[.D61]+2.8" office:value-type="float" office:value="165.2" calcext:value-type="float">
            <text:p>165.2</text:p>
          </table:table-cell>
          <table:table-cell table:formula="of:=(0.0312039503*[.B62]^2)+0.2307524608*[.B62]+1.1730058735" office:value-type="float" office:value="2.95943649851468" calcext:value-type="float">
            <text:p>2.96</text:p>
          </table:table-cell>
          <table:table-cell table:formula="of:=[.F61]+[.E62]" office:value-type="float" office:value="168.111671622008" calcext:value-type="float">
            <text:p>168.1</text:p>
          </table:table-cell>
          <table:table-cell table:number-columns-repeated="6"/>
          <table:table-cell table:style-name="ce255" office:value-type="string" calcext:value-type="string">
            <text:p>2016-12-01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1-28" calcext:value-type="date">
            <text:p>11/28/16</text:p>
          </table:table-cell>
          <table:table-cell table:style-name="ce242" office:value-type="float" office:value="4.723107" calcext:value-type="float">
            <text:p>4.723107</text:p>
          </table:table-cell>
          <table:table-cell table:formula="of:=[.C62]+[.B63]" office:value-type="float" office:value="270.818691" calcext:value-type="float">
            <text:p>270.818691</text:p>
          </table:table-cell>
          <table:table-cell table:formula="of:=[.D62]+2.8" office:value-type="float" office:value="168" calcext:value-type="float">
            <text:p>168</text:p>
          </table:table-cell>
          <table:table-cell table:formula="of:=(0.0312039503*[.B63]^2)+0.2307524608*[.B63]+1.1730058735" office:value-type="float" office:value="2.95896403831958" calcext:value-type="float">
            <text:p>2.96</text:p>
          </table:table-cell>
          <table:table-cell table:formula="of:=[.F62]+[.E63]" office:value-type="float" office:value="171.070635660327" calcext:value-type="float">
            <text:p>171.1</text:p>
          </table:table-cell>
          <table:table-cell table:number-columns-repeated="6"/>
          <table:table-cell table:style-name="ce255" office:value-type="string" calcext:value-type="string">
            <text:p>2016-11-30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1-29" calcext:value-type="date">
            <text:p>11/29/16</text:p>
          </table:table-cell>
          <table:table-cell table:style-name="ce242" office:value-type="float" office:value="4.71394" calcext:value-type="float">
            <text:p>4.71394</text:p>
          </table:table-cell>
          <table:table-cell table:formula="of:=[.C63]+[.B64]" office:value-type="float" office:value="275.532631" calcext:value-type="float">
            <text:p>275.532631</text:p>
          </table:table-cell>
          <table:table-cell table:formula="of:=[.D63]+2.8" office:value-type="float" office:value="170.8" calcext:value-type="float">
            <text:p>170.8</text:p>
          </table:table-cell>
          <table:table-cell table:formula="of:=(0.0312039503*[.B64]^2)+0.2307524608*[.B64]+1.1730058735" office:value-type="float" office:value="2.95414929518602" calcext:value-type="float">
            <text:p>2.95</text:p>
          </table:table-cell>
          <table:table-cell table:formula="of:=[.F63]+[.E64]" office:value-type="float" office:value="174.024784955513" calcext:value-type="float">
            <text:p>174.0</text:p>
          </table:table-cell>
          <table:table-cell table:number-columns-repeated="6"/>
          <table:table-cell table:style-name="ce255" office:value-type="string" calcext:value-type="string">
            <text:p>2016-11-29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1-30" calcext:value-type="date">
            <text:p>11/30/16</text:p>
          </table:table-cell>
          <table:table-cell table:style-name="ce242" office:value-type="float" office:value="4.727213" calcext:value-type="float">
            <text:p>4.727213</text:p>
          </table:table-cell>
          <table:table-cell table:formula="of:=[.C64]+[.B65]" office:value-type="float" office:value="280.259844" calcext:value-type="float">
            <text:p>280.259844</text:p>
          </table:table-cell>
          <table:table-cell table:formula="of:=[.D64]+2.8" office:value-type="float" office:value="173.6" calcext:value-type="float">
            <text:p>173.6</text:p>
          </table:table-cell>
          <table:table-cell table:formula="of:=(0.0312039503*[.B65]^2)+0.2307524608*[.B65]+1.1730058735" office:value-type="float" office:value="2.96112231524148" calcext:value-type="float">
            <text:p>2.96</text:p>
          </table:table-cell>
          <table:table-cell table:formula="of:=[.F64]+[.E65]" office:value-type="float" office:value="176.985907270755" calcext:value-type="float">
            <text:p>177.0</text:p>
          </table:table-cell>
          <table:table-cell table:number-columns-repeated="6"/>
          <table:table-cell table:style-name="ce255" office:value-type="string" calcext:value-type="string">
            <text:p>2016-11-28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1" calcext:value-type="date">
            <text:p>12/1/16</text:p>
          </table:table-cell>
          <table:table-cell table:style-name="ce242" office:value-type="float" office:value="4.741224" calcext:value-type="float">
            <text:p>4.741224</text:p>
          </table:table-cell>
          <table:table-cell table:formula="of:=[.C65]+[.B66]" office:value-type="float" office:value="285.001068" calcext:value-type="float">
            <text:p>285.001068</text:p>
          </table:table-cell>
          <table:table-cell table:formula="of:=[.D65]+2.8" office:value-type="float" office:value="176.4" calcext:value-type="float">
            <text:p>176.4</text:p>
          </table:table-cell>
          <table:table-cell table:formula="of:=(0.0312039503*[.B66]^2)+0.2307524608*[.B66]+1.1730058735" office:value-type="float" office:value="2.96849497487469" calcext:value-type="float">
            <text:p>2.97</text:p>
          </table:table-cell>
          <table:table-cell table:formula="of:=[.F65]+[.E66]" office:value-type="float" office:value="179.954402245629" calcext:value-type="float">
            <text:p>180.0</text:p>
          </table:table-cell>
          <table:table-cell table:number-columns-repeated="6"/>
          <table:table-cell table:style-name="ce255" office:value-type="string" calcext:value-type="string">
            <text:p>2016-11-27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2" calcext:value-type="date">
            <text:p>12/2/16</text:p>
          </table:table-cell>
          <table:table-cell table:style-name="ce242" office:value-type="float" office:value="4.770239" calcext:value-type="float">
            <text:p>4.770239</text:p>
          </table:table-cell>
          <table:table-cell table:formula="of:=[.C66]+[.B67]" office:value-type="float" office:value="289.771307" calcext:value-type="float">
            <text:p>289.771307</text:p>
          </table:table-cell>
          <table:table-cell table:formula="of:=[.D66]+2.8" office:value-type="float" office:value="179.2" calcext:value-type="float">
            <text:p>179.2</text:p>
          </table:table-cell>
          <table:table-cell table:formula="of:=(0.0312039503*[.B67]^2)+0.2307524608*[.B67]+1.1730058735" office:value-type="float" office:value="2.98380177079632" calcext:value-type="float">
            <text:p>2.98</text:p>
          </table:table-cell>
          <table:table-cell table:formula="of:=[.F66]+[.E67]" office:value-type="float" office:value="182.938204016426" calcext:value-type="float">
            <text:p>182.9</text:p>
          </table:table-cell>
          <table:table-cell table:number-columns-repeated="6"/>
          <table:table-cell table:style-name="ce255" office:value-type="string" calcext:value-type="string">
            <text:p>2016-11-26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3" calcext:value-type="date">
            <text:p>12/3/16</text:p>
          </table:table-cell>
          <table:table-cell office:value-type="float" office:value="4.786688" calcext:value-type="float">
            <text:p>4.786688</text:p>
          </table:table-cell>
          <table:table-cell table:formula="of:=[.C67]+[.B68]" office:value-type="float" office:value="294.557995" calcext:value-type="float">
            <text:p>294.557995</text:p>
          </table:table-cell>
          <table:table-cell table:formula="of:=[.D67]+2.8" office:value-type="float" office:value="182" calcext:value-type="float">
            <text:p>182</text:p>
          </table:table-cell>
          <table:table-cell table:formula="of:=(0.0312039503*[.B68]^2)+0.2307524608*[.B68]+1.1730058735" office:value-type="float" office:value="2.99250273805601" calcext:value-type="float">
            <text:p>2.99</text:p>
          </table:table-cell>
          <table:table-cell table:formula="of:=[.F67]+[.E68]" office:value-type="float" office:value="185.930706754482" calcext:value-type="float">
            <text:p>185.9</text:p>
          </table:table-cell>
          <table:table-cell table:number-columns-repeated="6"/>
          <table:table-cell table:style-name="ce255" office:value-type="string" calcext:value-type="string">
            <text:p>2016-11-25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4" calcext:value-type="date">
            <text:p>12/4/16</text:p>
          </table:table-cell>
          <table:table-cell office:value-type="float" office:value="4.80128" calcext:value-type="float">
            <text:p>4.80128</text:p>
          </table:table-cell>
          <table:table-cell table:formula="of:=[.C68]+[.B69]" office:value-type="float" office:value="299.359275" calcext:value-type="float">
            <text:p>299.359275</text:p>
          </table:table-cell>
          <table:table-cell table:formula="of:=[.D68]+2.8" office:value-type="float" office:value="184.8" calcext:value-type="float">
            <text:p>184.8</text:p>
          </table:table-cell>
          <table:table-cell table:formula="of:=(0.0312039503*[.B69]^2)+0.2307524608*[.B69]+1.1730058735" office:value-type="float" office:value="3.00023554866766" calcext:value-type="float">
            <text:p>3.00</text:p>
          </table:table-cell>
          <table:table-cell table:formula="of:=[.F68]+[.E69]" office:value-type="float" office:value="188.930942303149" calcext:value-type="float">
            <text:p>188.9</text:p>
          </table:table-cell>
          <table:table-cell table:number-columns-repeated="6"/>
          <table:table-cell table:style-name="ce255" office:value-type="string" calcext:value-type="string">
            <text:p>2016-11-24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5" calcext:value-type="date">
            <text:p>12/5/16</text:p>
          </table:table-cell>
          <table:table-cell office:value-type="float" office:value="4.78886" calcext:value-type="float">
            <text:p>4.78886</text:p>
          </table:table-cell>
          <table:table-cell table:formula="of:=[.C69]+[.B70]" office:value-type="float" office:value="304.148135" calcext:value-type="float">
            <text:p>304.148135</text:p>
          </table:table-cell>
          <table:table-cell table:formula="of:=[.D69]+2.8" office:value-type="float" office:value="187.6" calcext:value-type="float">
            <text:p>187.6</text:p>
          </table:table-cell>
          <table:table-cell table:formula="of:=(0.0312039503*[.B70]^2)+0.2307524608*[.B70]+1.1730058735" office:value-type="float" office:value="2.99365291497556" calcext:value-type="float">
            <text:p>2.99</text:p>
          </table:table-cell>
          <table:table-cell table:formula="of:=[.F69]+[.E70]" office:value-type="float" office:value="191.924595218125" calcext:value-type="float">
            <text:p>191.9</text:p>
          </table:table-cell>
          <table:table-cell table:number-columns-repeated="6"/>
          <table:table-cell table:style-name="ce255" office:value-type="string" calcext:value-type="string">
            <text:p>2016-11-23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6" calcext:value-type="date">
            <text:p>12/6/16</text:p>
          </table:table-cell>
          <table:table-cell office:value-type="float" office:value="4.72851" calcext:value-type="float">
            <text:p>4.72851</text:p>
          </table:table-cell>
          <table:table-cell table:formula="of:=[.C70]+[.B71]" office:value-type="float" office:value="308.876645" calcext:value-type="float">
            <text:p>308.876645</text:p>
          </table:table-cell>
          <table:table-cell table:formula="of:=[.D70]+2.8" office:value-type="float" office:value="190.4" calcext:value-type="float">
            <text:p>190.4</text:p>
          </table:table-cell>
          <table:table-cell table:formula="of:=(0.0312039503*[.B71]^2)+0.2307524608*[.B71]+1.1730058735" office:value-type="float" office:value="2.96180428869911" calcext:value-type="float">
            <text:p>2.96</text:p>
          </table:table-cell>
          <table:table-cell table:formula="of:=[.F70]+[.E71]" office:value-type="float" office:value="194.886399506824" calcext:value-type="float">
            <text:p>194.9</text:p>
          </table:table-cell>
          <table:table-cell table:number-columns-repeated="5"/>
          <table:table-cell table:style-name="ce242" office:value-type="float" office:value="4.691508" calcext:value-type="float">
            <text:p>4.691508</text:p>
          </table:table-cell>
          <table:table-cell table:style-name="ce255" office:value-type="string" calcext:value-type="string">
            <text:p>2016-11-22</text:p>
          </table:table-cell>
          <table:table-cell table:number-columns-repeated="23"/>
        </table:table-row>
        <table:table-row table:style-name="ro2">
          <table:table-cell table:style-name="ce236" office:value-type="date" office:date-value="2016-12-07" calcext:value-type="date">
            <text:p>12/7/16</text:p>
          </table:table-cell>
          <table:table-cell office:value-type="float" office:value="4.783463" calcext:value-type="float">
            <text:p>4.783463</text:p>
          </table:table-cell>
          <table:table-cell table:formula="of:=[.C71]+[.B72]" office:value-type="float" office:value="313.660108" calcext:value-type="float">
            <text:p>313.660108</text:p>
          </table:table-cell>
          <table:table-cell table:formula="of:=[.D71]+2.8" office:value-type="float" office:value="193.2" calcext:value-type="float">
            <text:p>193.2</text:p>
          </table:table-cell>
          <table:table-cell table:formula="of:=(0.0312039503*[.B72]^2)+0.2307524608*[.B72]+1.1730058735" office:value-type="float" office:value="2.99079549085529" calcext:value-type="float">
            <text:p>2.99</text:p>
          </table:table-cell>
          <table:table-cell table:formula="of:=[.F71]+[.E72]" office:value-type="float" office:value="197.877194997679" calcext:value-type="float">
            <text:p>197.9</text:p>
          </table:table-cell>
          <table:table-cell table:number-columns-repeated="5"/>
          <table:table-cell table:style-name="ce242" office:value-type="float" office:value="4.684033" calcext:value-type="float">
            <text:p>4.684033</text:p>
          </table:table-cell>
          <table:table-cell table:style-name="ce255" office:value-type="string" calcext:value-type="string">
            <text:p>2016-11-21</text:p>
          </table:table-cell>
          <table:table-cell table:number-columns-repeated="23"/>
        </table:table-row>
        <table:table-row table:style-name="ro2">
          <table:table-cell table:style-name="ce237" office:value-type="date" office:date-value="2016-12-08" calcext:value-type="date">
            <text:p>12/8/16</text:p>
          </table:table-cell>
          <table:table-cell table:style-name="ce238" office:value-type="float" office:value="4.923926" calcext:value-type="float">
            <text:p>4.923926</text:p>
          </table:table-cell>
          <table:table-cell table:style-name="ce238" table:formula="of:=[.C72]+[.B73]" office:value-type="float" office:value="318.584034" calcext:value-type="float">
            <text:p>318.584034</text:p>
          </table:table-cell>
          <table:table-cell table:style-name="ce238" table:formula="of:=[.D72]+2.8" office:value-type="float" office:value="196" calcext:value-type="float">
            <text:p>196</text:p>
          </table:table-cell>
          <table:table-cell table:style-name="ce247" table:formula="of:=(0.0312039503*[.B73]^2)+0.2307524608*[.B73]+1.1730058735" office:value-type="float" office:value="3.06575516431572" calcext:value-type="float">
            <text:p>3.07</text:p>
          </table:table-cell>
          <table:table-cell table:style-name="ce252" table:formula="of:=[.F72]+[.E73]" office:value-type="float" office:value="200.942950161995" calcext:value-type="float">
            <text:p>200.9</text:p>
          </table:table-cell>
          <table:table-cell office:value-type="string" calcext:value-type="string">
            <text:p>Sýni tekin að morgni dags.</text:p>
          </table:table-cell>
          <table:table-cell table:number-columns-repeated="4"/>
          <table:table-cell table:style-name="ce242" office:value-type="float" office:value="4.736771" calcext:value-type="float">
            <text:p>4.736771</text:p>
          </table:table-cell>
          <table:table-cell table:style-name="ce255" office:value-type="string" calcext:value-type="string">
            <text:p>2016-11-20</text:p>
          </table:table-cell>
          <table:table-cell table:number-columns-repeated="23"/>
        </table:table-row>
        <table:table-row table:style-name="ro2">
          <table:table-cell table:style-name="ce28" office:value-type="date" office:date-value="2016-12-09" calcext:value-type="date">
            <text:p>12/9/16</text:p>
          </table:table-cell>
          <table:table-cell table:style-name="ce32" office:value-type="float" office:value="4.993338" calcext:value-type="float">
            <text:p>4.993338</text:p>
          </table:table-cell>
          <table:table-cell table:style-name="ce32" table:formula="of:=[.C73]+[.B74]" office:value-type="float" office:value="323.577372" calcext:value-type="float">
            <text:p>323.577372</text:p>
          </table:table-cell>
          <table:table-cell table:style-name="ce32" table:formula="of:=[.D73]+2.8" office:value-type="float" office:value="198.8" calcext:value-type="float">
            <text:p>198.8</text:p>
          </table:table-cell>
          <table:table-cell table:style-name="ce38" table:formula="of:=(0.0312039503*[.B74]^2)+0.2307524608*[.B74]+1.1730058735" office:value-type="float" office:value="3.1032522398385" calcext:value-type="float">
            <text:p>3.10</text:p>
          </table:table-cell>
          <table:table-cell table:style-name="ce42" table:formula="of:=[.F73]+[.E74]" office:value-type="float" office:value="204.046202401833" calcext:value-type="float">
            <text:p>204.0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0" calcext:value-type="date">
            <text:p>12/10/16</text:p>
          </table:table-cell>
          <table:table-cell office:value-type="float" office:value="4.982626" calcext:value-type="float">
            <text:p>4.982626</text:p>
          </table:table-cell>
          <table:table-cell table:formula="of:=[.C74]+[.B75]" office:value-type="float" office:value="328.559998" calcext:value-type="float">
            <text:p>328.559998</text:p>
          </table:table-cell>
          <table:table-cell table:formula="of:=[.D74]+2.8" office:value-type="float" office:value="201.6" calcext:value-type="float">
            <text:p>201.6</text:p>
          </table:table-cell>
          <table:table-cell table:formula="of:=(0.0312039503*[.B75]^2)+0.2307524608*[.B75]+1.1730058735" office:value-type="float" office:value="3.09744588651669" calcext:value-type="float">
            <text:p>3.10</text:p>
          </table:table-cell>
          <table:table-cell table:formula="of:=[.F74]+[.E75]" office:value-type="float" office:value="207.14364828835" calcext:value-type="float">
            <text:p>207.1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1" calcext:value-type="date">
            <text:p>12/11/16</text:p>
          </table:table-cell>
          <table:table-cell office:value-type="float" office:value="5.002345" calcext:value-type="float">
            <text:p>5.002345</text:p>
          </table:table-cell>
          <table:table-cell table:formula="of:=[.C75]+[.B76]" office:value-type="float" office:value="333.562343" calcext:value-type="float">
            <text:p>333.562343</text:p>
          </table:table-cell>
          <table:table-cell table:formula="of:=[.D75]+2.8" office:value-type="float" office:value="204.4" calcext:value-type="float">
            <text:p>204.4</text:p>
          </table:table-cell>
          <table:table-cell table:formula="of:=(0.0312039503*[.B76]^2)+0.2307524608*[.B76]+1.1730058735" office:value-type="float" office:value="3.10813995374641" calcext:value-type="float">
            <text:p>3.11</text:p>
          </table:table-cell>
          <table:table-cell table:formula="of:=[.F75]+[.E76]" office:value-type="float" office:value="210.251788242097" calcext:value-type="float">
            <text:p>210.3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2" calcext:value-type="date">
            <text:p>12/12/16</text:p>
          </table:table-cell>
          <table:table-cell office:value-type="float" office:value="4.994357" calcext:value-type="float">
            <text:p>4.994357</text:p>
          </table:table-cell>
          <table:table-cell table:formula="of:=[.C76]+[.B77]" office:value-type="float" office:value="338.5567" calcext:value-type="float">
            <text:p>338.5567</text:p>
          </table:table-cell>
          <table:table-cell table:formula="of:=[.D76]+2.8" office:value-type="float" office:value="207.2" calcext:value-type="float">
            <text:p>207.2</text:p>
          </table:table-cell>
          <table:table-cell table:formula="of:=(0.0312039503*[.B77]^2)+0.2307524608*[.B77]+1.1730058735" office:value-type="float" office:value="3.10380495358968" calcext:value-type="float">
            <text:p>3.10</text:p>
          </table:table-cell>
          <table:table-cell table:formula="of:=[.F76]+[.E77]" office:value-type="float" office:value="213.355593195686" calcext:value-type="float">
            <text:p>213.4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3" calcext:value-type="date">
            <text:p>12/13/16</text:p>
          </table:table-cell>
          <table:table-cell office:value-type="float" office:value="5.049036" calcext:value-type="float">
            <text:p>5.049036</text:p>
          </table:table-cell>
          <table:table-cell table:formula="of:=[.C77]+[.B78]" office:value-type="float" office:value="343.605736" calcext:value-type="float">
            <text:p>343.605736</text:p>
          </table:table-cell>
          <table:table-cell table:formula="of:=[.D77]+2.8" office:value-type="float" office:value="210" calcext:value-type="float">
            <text:p>210</text:p>
          </table:table-cell>
          <table:table-cell table:formula="of:=(0.0312039503*[.B78]^2)+0.2307524608*[.B78]+1.1730058735" office:value-type="float" office:value="3.13355831254954" calcext:value-type="float">
            <text:p>3.13</text:p>
          </table:table-cell>
          <table:table-cell table:formula="of:=[.F77]+[.E78]" office:value-type="float" office:value="216.489151508236" calcext:value-type="float">
            <text:p>216.5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4" calcext:value-type="date">
            <text:p>12/14/16</text:p>
          </table:table-cell>
          <table:table-cell office:value-type="float" office:value="5.101847" calcext:value-type="float">
            <text:p>5.101847</text:p>
          </table:table-cell>
          <table:table-cell table:formula="of:=[.C78]+[.B79]" office:value-type="float" office:value="348.707583" calcext:value-type="float">
            <text:p>348.707583</text:p>
          </table:table-cell>
          <table:table-cell table:formula="of:=[.D78]+2.8" office:value-type="float" office:value="212.8" calcext:value-type="float">
            <text:p>212.8</text:p>
          </table:table-cell>
          <table:table-cell table:formula="of:=(0.0312039503*[.B79]^2)+0.2307524608*[.B79]+1.1730058735" office:value-type="float" office:value="3.16247234082882" calcext:value-type="float">
            <text:p>3.16</text:p>
          </table:table-cell>
          <table:table-cell table:formula="of:=[.F78]+[.E79]" office:value-type="float" office:value="219.651623849065" calcext:value-type="float">
            <text:p>219.7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5" calcext:value-type="date">
            <text:p>12/15/16</text:p>
          </table:table-cell>
          <table:table-cell office:value-type="float" office:value="5.277346" calcext:value-type="float">
            <text:p>5.277346</text:p>
          </table:table-cell>
          <table:table-cell table:formula="of:=[.C79]+[.B80]" office:value-type="float" office:value="353.984929" calcext:value-type="float">
            <text:p>353.984929</text:p>
          </table:table-cell>
          <table:table-cell table:formula="of:=[.D79]+2.8" office:value-type="float" office:value="215.6" calcext:value-type="float">
            <text:p>215.6</text:p>
          </table:table-cell>
          <table:table-cell table:formula="of:=(0.0312039503*[.B80]^2)+0.2307524608*[.B80]+1.1730058735" office:value-type="float" office:value="3.25980834792826" calcext:value-type="float">
            <text:p>3.26</text:p>
          </table:table-cell>
          <table:table-cell table:formula="of:=[.F79]+[.E80]" office:value-type="float" office:value="222.911432196993" calcext:value-type="float">
            <text:p>222.9</text:p>
          </table:table-cell>
          <table:table-cell table:number-columns-repeated="30"/>
        </table:table-row>
        <table:table-row table:style-name="ro2">
          <table:table-cell table:style-name="ce30" office:value-type="date" office:date-value="2016-12-16" calcext:value-type="date">
            <text:p>12/16/16</text:p>
          </table:table-cell>
          <table:table-cell table:style-name="ce35" office:value-type="float" office:value="5.902423" calcext:value-type="float">
            <text:p>5.902423</text:p>
          </table:table-cell>
          <table:table-cell table:style-name="ce35" table:formula="of:=[.C80]+[.B81]" office:value-type="float" office:value="359.887352" calcext:value-type="float">
            <text:p>359.887352</text:p>
          </table:table-cell>
          <table:table-cell table:style-name="ce35" table:formula="of:=[.D80]+2.8" office:value-type="float" office:value="218.4" calcext:value-type="float">
            <text:p>218.4</text:p>
          </table:table-cell>
          <table:table-cell table:style-name="ce40" table:formula="of:=(0.0312039503*[.B81]^2)+0.2307524608*[.B81]+1.1730058735" office:value-type="float" office:value="3.6221063631963" calcext:value-type="float">
            <text:p>3.62</text:p>
          </table:table-cell>
          <table:table-cell table:style-name="ce44" table:formula="of:=[.F80]+[.E81]" office:value-type="float" office:value="226.533538560189" calcext:value-type="float">
            <text:p>226.5</text:p>
          </table:table-cell>
          <table:table-cell office:value-type="string" calcext:value-type="string">
            <text:p>Tekin sýni til að vera á sama stað og LB</text:p>
          </table:table-cell>
          <table:table-cell table:number-columns-repeated="29"/>
        </table:table-row>
        <table:table-row table:style-name="ro2">
          <table:table-cell table:style-name="ce31" office:value-type="date" office:date-value="2016-12-17" calcext:value-type="date">
            <text:p>12/17/16</text:p>
          </table:table-cell>
          <table:table-cell table:style-name="ce36" office:value-type="float" office:value="4.843099" calcext:value-type="float">
            <text:p>4.843099</text:p>
          </table:table-cell>
          <table:table-cell table:style-name="ce36" table:formula="of:=[.C81]+[.B82]" office:value-type="float" office:value="364.730451" calcext:value-type="float">
            <text:p>364.730451</text:p>
          </table:table-cell>
          <table:table-cell table:style-name="ce36" table:formula="of:=[.D81]+2.8" office:value-type="float" office:value="221.2" calcext:value-type="float">
            <text:p>221.2</text:p>
          </table:table-cell>
          <table:table-cell table:style-name="ce41" table:formula="of:=(0.0312039503*[.B82]^2)+0.2307524608*[.B82]+1.1730058735" office:value-type="float" office:value="3.02247050955859" calcext:value-type="float">
            <text:p>3.02</text:p>
          </table:table-cell>
          <table:table-cell table:style-name="ce45" table:formula="of:=[.F81]+[.E82]" office:value-type="float" office:value="229.556009069748" calcext:value-type="float">
            <text:p>229.6</text:p>
          </table:table-cell>
          <table:table-cell table:number-columns-repeated="30"/>
        </table:table-row>
        <table:table-row table:style-name="ro2">
          <table:table-cell table:style-name="ce28" office:value-type="date" office:date-value="2016-12-18" calcext:value-type="date">
            <text:p>12/18/16</text:p>
          </table:table-cell>
          <table:table-cell table:style-name="ce32" office:value-type="float" office:value="4.857194" calcext:value-type="float">
            <text:p>4.857194</text:p>
          </table:table-cell>
          <table:table-cell table:style-name="ce32" table:formula="of:=[.C82]+[.B83]" office:value-type="float" office:value="369.587645" calcext:value-type="float">
            <text:p>369.587645</text:p>
          </table:table-cell>
          <table:table-cell table:style-name="ce32" table:formula="of:=[.D82]+2.8" office:value-type="float" office:value="224" calcext:value-type="float">
            <text:p>224</text:p>
          </table:table-cell>
          <table:table-cell table:style-name="ce38" table:formula="of:=(0.0312039503*[.B83]^2)+0.2307524608*[.B83]+1.1730058735" office:value-type="float" office:value="3.02998934525168" calcext:value-type="float">
            <text:p>3.03</text:p>
          </table:table-cell>
          <table:table-cell table:style-name="ce42" table:formula="of:=[.F82]+[.E83]" office:value-type="float" office:value="232.585998414999" calcext:value-type="float">
            <text:p>232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19" calcext:value-type="date">
            <text:p>12/19/16</text:p>
          </table:table-cell>
          <table:table-cell office:value-type="float" office:value="4.80393" calcext:value-type="float">
            <text:p>4.80393</text:p>
          </table:table-cell>
          <table:table-cell table:formula="of:=[.C83]+[.B84]" office:value-type="float" office:value="374.391575" calcext:value-type="float">
            <text:p>374.391575</text:p>
          </table:table-cell>
          <table:table-cell table:formula="of:=[.D83]+2.8" office:value-type="float" office:value="226.8" calcext:value-type="float">
            <text:p>226.8</text:p>
          </table:table-cell>
          <table:table-cell table:formula="of:=(0.0312039503*[.B84]^2)+0.2307524608*[.B84]+1.1730058735" office:value-type="float" office:value="3.00164130200175" calcext:value-type="float">
            <text:p>3.00</text:p>
          </table:table-cell>
          <table:table-cell table:formula="of:=[.F83]+[.E84]" office:value-type="float" office:value="235.587639717001" calcext:value-type="float">
            <text:p>235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20" calcext:value-type="date">
            <text:p>12/20/16</text:p>
          </table:table-cell>
          <table:table-cell office:value-type="float" office:value="4.778392" calcext:value-type="float">
            <text:p>4.778392</text:p>
          </table:table-cell>
          <table:table-cell table:formula="of:=[.C84]+[.B85]" office:value-type="float" office:value="379.169967" calcext:value-type="float">
            <text:p>379.169967</text:p>
          </table:table-cell>
          <table:table-cell table:formula="of:=[.D84]+2.8" office:value-type="float" office:value="229.6" calcext:value-type="float">
            <text:p>229.6</text:p>
          </table:table-cell>
          <table:table-cell table:formula="of:=(0.0312039503*[.B85]^2)+0.2307524608*[.B85]+1.1730058735" office:value-type="float" office:value="2.98811232278258" calcext:value-type="float">
            <text:p>2.99</text:p>
          </table:table-cell>
          <table:table-cell table:formula="of:=[.F84]+[.E85]" office:value-type="float" office:value="238.575752039784" calcext:value-type="float">
            <text:p>238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21" calcext:value-type="date">
            <text:p>12/21/16</text:p>
          </table:table-cell>
          <table:table-cell office:value-type="float" office:value="4.770339" calcext:value-type="float">
            <text:p>4.770339</text:p>
          </table:table-cell>
          <table:table-cell table:formula="of:=[.C85]+[.B86]" office:value-type="float" office:value="383.940306" calcext:value-type="float">
            <text:p>383.940306</text:p>
          </table:table-cell>
          <table:table-cell table:formula="of:=[.D85]+2.8" office:value-type="float" office:value="232.4" calcext:value-type="float">
            <text:p>232.4</text:p>
          </table:table-cell>
          <table:table-cell table:formula="of:=(0.0312039503*[.B86]^2)+0.2307524608*[.B86]+1.1730058735" office:value-type="float" office:value="2.98385461641458" calcext:value-type="float">
            <text:p>2.98</text:p>
          </table:table-cell>
          <table:table-cell table:formula="of:=[.F85]+[.E86]" office:value-type="float" office:value="241.559606656198" calcext:value-type="float">
            <text:p>241.6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22" calcext:value-type="date">
            <text:p>12/22/16</text:p>
          </table:table-cell>
          <table:table-cell office:value-type="float" office:value="4.756248" calcext:value-type="float">
            <text:p>4.756248</text:p>
          </table:table-cell>
          <table:table-cell table:formula="of:=[.C86]+[.B87]" office:value-type="float" office:value="388.696554" calcext:value-type="float">
            <text:p>388.696554</text:p>
          </table:table-cell>
          <table:table-cell table:formula="of:=[.D86]+2.8" office:value-type="float" office:value="235.2" calcext:value-type="float">
            <text:p>235.2</text:p>
          </table:table-cell>
          <table:table-cell table:formula="of:=(0.0312039503*[.B87]^2)+0.2307524608*[.B87]+1.1730058735" office:value-type="float" office:value="2.97641429211717" calcext:value-type="float">
            <text:p>2.98</text:p>
          </table:table-cell>
          <table:table-cell table:formula="of:=[.F86]+[.E87]" office:value-type="float" office:value="244.536020948316" calcext:value-type="float">
            <text:p>244.5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23" calcext:value-type="date">
            <text:p>12/23/16</text:p>
          </table:table-cell>
          <table:table-cell office:value-type="float" office:value="4.739084" calcext:value-type="float">
            <text:p>4.739084</text:p>
          </table:table-cell>
          <table:table-cell table:formula="of:=[.C87]+[.B88]" office:value-type="float" office:value="393.435638" calcext:value-type="float">
            <text:p>393.435638</text:p>
          </table:table-cell>
          <table:table-cell table:formula="of:=[.D87]+2.8" office:value-type="float" office:value="238" calcext:value-type="float">
            <text:p>238</text:p>
          </table:table-cell>
          <table:table-cell table:formula="of:=(0.0312039503*[.B88]^2)+0.2307524608*[.B88]+1.1730058735" office:value-type="float" office:value="2.96736810326091" calcext:value-type="float">
            <text:p>2.97</text:p>
          </table:table-cell>
          <table:table-cell table:formula="of:=[.F87]+[.E88]" office:value-type="float" office:value="247.503389051576" calcext:value-type="float">
            <text:p>247.5</text:p>
          </table:table-cell>
          <table:table-cell table:number-columns-repeated="30"/>
        </table:table-row>
        <table:table-row table:style-name="ro2">
          <table:table-cell table:style-name="ce31" office:value-type="date" office:date-value="2016-12-24" calcext:value-type="date">
            <text:p>12/24/16</text:p>
          </table:table-cell>
          <table:table-cell table:style-name="ce36" office:value-type="float" office:value="4.705575" calcext:value-type="float">
            <text:p>4.705575</text:p>
          </table:table-cell>
          <table:table-cell table:style-name="ce36" table:formula="of:=[.C88]+[.B89]" office:value-type="float" office:value="398.141213" calcext:value-type="float">
            <text:p>398.141213</text:p>
          </table:table-cell>
          <table:table-cell table:style-name="ce36" table:formula="of:=[.D88]+2.8" office:value-type="float" office:value="240.8" calcext:value-type="float">
            <text:p>240.8</text:p>
          </table:table-cell>
          <table:table-cell table:style-name="ce41" table:formula="of:=(0.0312039503*[.B89]^2)+0.2307524608*[.B89]+1.1730058735" office:value-type="float" office:value="2.94976035920971" calcext:value-type="float">
            <text:p>2.95</text:p>
          </table:table-cell>
          <table:table-cell table:style-name="ce45" table:formula="of:=[.F88]+[.E89]" office:value-type="float" office:value="250.453149410786" calcext:value-type="float">
            <text:p>250.5</text:p>
          </table:table-cell>
          <table:table-cell office:value-type="string" calcext:value-type="string">
            <text:p>Ekki tekin sýni (á aðfangadag)</text:p>
          </table:table-cell>
          <table:table-cell table:number-columns-repeated="29"/>
        </table:table-row>
        <table:table-row table:style-name="ro2">
          <table:table-cell table:style-name="ce31" office:value-type="date" office:date-value="2016-12-25" calcext:value-type="date">
            <text:p>12/25/16</text:p>
          </table:table-cell>
          <table:table-cell table:style-name="ce36" office:value-type="float" office:value="4.722673" calcext:value-type="float">
            <text:p>4.722673</text:p>
          </table:table-cell>
          <table:table-cell table:style-name="ce36" table:formula="of:=[.C89]+[.B90]" office:value-type="float" office:value="402.863886" calcext:value-type="float">
            <text:p>402.863886</text:p>
          </table:table-cell>
          <table:table-cell table:style-name="ce36" table:formula="of:=[.D89]+2.8" office:value-type="float" office:value="243.6" calcext:value-type="float">
            <text:p>243.6</text:p>
          </table:table-cell>
          <table:table-cell table:style-name="ce41" table:formula="of:=(0.0312039503*[.B90]^2)+0.2307524608*[.B90]+1.1730058735" office:value-type="float" office:value="2.95873597213964" calcext:value-type="float">
            <text:p>2.96</text:p>
          </table:table-cell>
          <table:table-cell table:style-name="ce45" table:formula="of:=[.F89]+[.E90]" office:value-type="float" office:value="253.411885382926" calcext:value-type="float">
            <text:p>253.4</text:p>
          </table:table-cell>
          <table:table-cell office:value-type="string" calcext:value-type="string">
            <text:p>Ekki tekin sýni (á jóladag)</text:p>
          </table:table-cell>
          <table:table-cell table:number-columns-repeated="29"/>
        </table:table-row>
        <table:table-row table:style-name="ro2">
          <table:table-cell table:style-name="ce28" office:value-type="date" office:date-value="2016-12-26" calcext:value-type="date">
            <text:p>12/26/16</text:p>
          </table:table-cell>
          <table:table-cell table:style-name="ce32" office:value-type="float" office:value="4.723216" calcext:value-type="float">
            <text:p>4.723216</text:p>
          </table:table-cell>
          <table:table-cell table:style-name="ce32" table:formula="of:=[.C90]+[.B91]" office:value-type="float" office:value="407.587102" calcext:value-type="float">
            <text:p>407.587102</text:p>
          </table:table-cell>
          <table:table-cell table:style-name="ce32" table:formula="of:=[.D90]+2.8" office:value-type="float" office:value="246.4" calcext:value-type="float">
            <text:p>246.4</text:p>
          </table:table-cell>
          <table:table-cell table:style-name="ce38" table:formula="of:=(0.0312039503*[.B91]^2)+0.2307524608*[.B91]+1.1730058735" office:value-type="float" office:value="2.95902131946049" calcext:value-type="float">
            <text:p>2.96</text:p>
          </table:table-cell>
          <table:table-cell table:style-name="ce42" table:formula="of:=[.F90]+[.E91]" office:value-type="float" office:value="256.370906702386" calcext:value-type="float">
            <text:p>256.4</text:p>
          </table:table-cell>
          <table:table-cell table:number-columns-repeated="30"/>
        </table:table-row>
        <table:table-row table:style-name="ro2">
          <table:table-cell table:style-name="ce237" office:value-type="date" office:date-value="2016-12-27" calcext:value-type="date">
            <text:p>12/27/16</text:p>
          </table:table-cell>
          <table:table-cell table:style-name="ce238" office:value-type="float" office:value="4.691687" calcext:value-type="float">
            <text:p>4.691687</text:p>
          </table:table-cell>
          <table:table-cell table:style-name="ce238" table:formula="of:=[.C91]+[.B92]" office:value-type="float" office:value="412.278789" calcext:value-type="float">
            <text:p>412.278789</text:p>
          </table:table-cell>
          <table:table-cell table:style-name="ce238" table:formula="of:=[.D91]+2.8" office:value-type="float" office:value="249.2" calcext:value-type="float">
            <text:p>249.2</text:p>
          </table:table-cell>
          <table:table-cell table:style-name="ce247" table:formula="of:=(0.0312039503*[.B92]^2)+0.2307524608*[.B92]+1.1730058735" office:value-type="float" office:value="2.94248326723446" calcext:value-type="float">
            <text:p>2.94</text:p>
          </table:table-cell>
          <table:table-cell table:style-name="ce252" table:formula="of:=[.F91]+[.E92]" office:value-type="float" office:value="259.313389969621" calcext:value-type="float">
            <text:p>259.3</text:p>
          </table:table-cell>
          <table:table-cell office:value-type="string" calcext:value-type="string">
            <text:p>Tekin sýni (til að vera á sama stað og LB) – LB1 kláraðist</text:p>
          </table:table-cell>
          <table:table-cell table:number-columns-repeated="29"/>
        </table:table-row>
        <table:table-row table:style-name="ro2">
          <table:table-cell table:style-name="ce236" office:value-type="date" office:date-value="2016-12-28" calcext:value-type="date">
            <text:p>12/28/16</text:p>
          </table:table-cell>
          <table:table-cell office:value-type="float" office:value="4.588801" calcext:value-type="float">
            <text:p>4.588801</text:p>
          </table:table-cell>
          <table:table-cell table:formula="of:=[.C92]+[.B93]" office:value-type="float" office:value="416.86759" calcext:value-type="float">
            <text:p>416.86759</text:p>
          </table:table-cell>
          <table:table-cell table:formula="of:=[.D92]+2.8" office:value-type="float" office:value="252" calcext:value-type="float">
            <text:p>252</text:p>
          </table:table-cell>
          <table:table-cell table:formula="of:=(0.0312039503*[.B93]^2)+0.2307524608*[.B93]+1.1730058735" office:value-type="float" office:value="2.88894753028152" calcext:value-type="float">
            <text:p>2.89</text:p>
          </table:table-cell>
          <table:table-cell table:formula="of:=[.F92]+[.E93]" office:value-type="float" office:value="262.202337499902" calcext:value-type="float">
            <text:p>262.2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29" calcext:value-type="date">
            <text:p>12/29/16</text:p>
          </table:table-cell>
          <table:table-cell office:value-type="float" office:value="4.581345" calcext:value-type="float">
            <text:p>4.581345</text:p>
          </table:table-cell>
          <table:table-cell table:formula="of:=[.C93]+[.B94]" office:value-type="float" office:value="421.448935" calcext:value-type="float">
            <text:p>421.448935</text:p>
          </table:table-cell>
          <table:table-cell table:formula="of:=[.D93]+2.8" office:value-type="float" office:value="254.8" calcext:value-type="float">
            <text:p>254.8</text:p>
          </table:table-cell>
          <table:table-cell table:formula="of:=(0.0312039503*[.B94]^2)+0.2307524608*[.B94]+1.1730058735" office:value-type="float" office:value="2.88509354445391" calcext:value-type="float">
            <text:p>2.89</text:p>
          </table:table-cell>
          <table:table-cell table:formula="of:=[.F93]+[.E94]" office:value-type="float" office:value="265.087431044356" calcext:value-type="float">
            <text:p>265.1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30" calcext:value-type="date">
            <text:p>12/30/16</text:p>
          </table:table-cell>
          <table:table-cell office:value-type="float" office:value="4.628557" calcext:value-type="float">
            <text:p>4.628557</text:p>
          </table:table-cell>
          <table:table-cell table:formula="of:=[.C94]+[.B95]" office:value-type="float" office:value="426.077492" calcext:value-type="float">
            <text:p>426.077492</text:p>
          </table:table-cell>
          <table:table-cell table:formula="of:=[.D94]+2.8" office:value-type="float" office:value="257.6" calcext:value-type="float">
            <text:p>257.6</text:p>
          </table:table-cell>
          <table:table-cell table:formula="of:=(0.0312039503*[.B95]^2)+0.2307524608*[.B95]+1.1730058735" office:value-type="float" office:value="2.90955586556291" calcext:value-type="float">
            <text:p>2.91</text:p>
          </table:table-cell>
          <table:table-cell table:formula="of:=[.F94]+[.E95]" office:value-type="float" office:value="267.996986909919" calcext:value-type="float">
            <text:p>268.0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6-12-31" calcext:value-type="date">
            <text:p>12/31/16</text:p>
          </table:table-cell>
          <table:table-cell office:value-type="float" office:value="4.622597" calcext:value-type="float">
            <text:p>4.622597</text:p>
          </table:table-cell>
          <table:table-cell table:formula="of:=[.C95]+[.B96]" office:value-type="float" office:value="430.700089" calcext:value-type="float">
            <text:p>430.700089</text:p>
          </table:table-cell>
          <table:table-cell table:formula="of:=[.D95]+2.8" office:value-type="float" office:value="260.4" calcext:value-type="float">
            <text:p>260.4</text:p>
          </table:table-cell>
          <table:table-cell table:formula="of:=(0.0312039503*[.B96]^2)+0.2307524608*[.B96]+1.1730058735" office:value-type="float" office:value="2.90646009250073" calcext:value-type="float">
            <text:p>2.91</text:p>
          </table:table-cell>
          <table:table-cell table:formula="of:=[.F95]+[.E96]" office:value-type="float" office:value="270.90344700242" calcext:value-type="float">
            <text:p>270.9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1" calcext:value-type="date">
            <text:p>1/1/17</text:p>
          </table:table-cell>
          <table:table-cell office:value-type="float" office:value="4.621016" calcext:value-type="float">
            <text:p>4.621016</text:p>
          </table:table-cell>
          <table:table-cell table:formula="of:=[.C96]+[.B97]" office:value-type="float" office:value="435.321105" calcext:value-type="float">
            <text:p>435.321105</text:p>
          </table:table-cell>
          <table:table-cell table:formula="of:=[.D96]+2.8" office:value-type="float" office:value="263.2" calcext:value-type="float">
            <text:p>263.2</text:p>
          </table:table-cell>
          <table:table-cell table:formula="of:=(0.0312039503*[.B97]^2)+0.2307524608*[.B97]+1.1730058735" office:value-type="float" office:value="2.90563925358274" calcext:value-type="float">
            <text:p>2.91</text:p>
          </table:table-cell>
          <table:table-cell table:formula="of:=[.F96]+[.E97]" office:value-type="float" office:value="273.809086256003" calcext:value-type="float">
            <text:p>273.8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2" calcext:value-type="date">
            <text:p>1/2/17</text:p>
          </table:table-cell>
          <table:table-cell office:value-type="float" office:value="4.545094" calcext:value-type="float">
            <text:p>4.545094</text:p>
          </table:table-cell>
          <table:table-cell table:formula="of:=[.C97]+[.B98]" office:value-type="float" office:value="439.866199" calcext:value-type="float">
            <text:p>439.866199</text:p>
          </table:table-cell>
          <table:table-cell table:formula="of:=[.D97]+2.8" office:value-type="float" office:value="266" calcext:value-type="float">
            <text:p>266</text:p>
          </table:table-cell>
          <table:table-cell table:formula="of:=(0.0312039503*[.B98]^2)+0.2307524608*[.B98]+1.1730058735" office:value-type="float" office:value="2.86640494281626" calcext:value-type="float">
            <text:p>2.87</text:p>
          </table:table-cell>
          <table:table-cell table:formula="of:=[.F97]+[.E98]" office:value-type="float" office:value="276.675491198819" calcext:value-type="float">
            <text:p>276.7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3" calcext:value-type="date">
            <text:p>1/3/17</text:p>
          </table:table-cell>
          <table:table-cell office:value-type="float" office:value="4.534849" calcext:value-type="float">
            <text:p>4.534849</text:p>
          </table:table-cell>
          <table:table-cell table:formula="of:=[.C98]+[.B99]" office:value-type="float" office:value="444.401048" calcext:value-type="float">
            <text:p>444.401048</text:p>
          </table:table-cell>
          <table:table-cell table:formula="of:=[.D98]+2.8" office:value-type="float" office:value="268.8" calcext:value-type="float">
            <text:p>268.8</text:p>
          </table:table-cell>
          <table:table-cell table:formula="of:=(0.0312039503*[.B99]^2)+0.2307524608*[.B99]+1.1730058735" office:value-type="float" office:value="2.86113816708231" calcext:value-type="float">
            <text:p>2.86</text:p>
          </table:table-cell>
          <table:table-cell table:formula="of:=[.F98]+[.E99]" office:value-type="float" office:value="279.536629365901" calcext:value-type="float">
            <text:p>279.5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4" calcext:value-type="date">
            <text:p>1/4/17</text:p>
          </table:table-cell>
          <table:table-cell office:value-type="float" office:value="4.544806" calcext:value-type="float">
            <text:p>4.544806</text:p>
          </table:table-cell>
          <table:table-cell table:formula="of:=[.C99]+[.B100]" office:value-type="float" office:value="448.945854" calcext:value-type="float">
            <text:p>448.945854</text:p>
          </table:table-cell>
          <table:table-cell table:formula="of:=[.D99]+2.8" office:value-type="float" office:value="271.6" calcext:value-type="float">
            <text:p>271.6</text:p>
          </table:table-cell>
          <table:table-cell table:formula="of:=(0.0312039503*[.B100]^2)+0.2307524608*[.B100]+1.1730058735" office:value-type="float" office:value="2.86625679756066" calcext:value-type="float">
            <text:p>2.87</text:p>
          </table:table-cell>
          <table:table-cell table:formula="of:=[.F99]+[.E100]" office:value-type="float" office:value="282.402886163462" calcext:value-type="float">
            <text:p>282.4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5" calcext:value-type="date">
            <text:p>1/5/17</text:p>
          </table:table-cell>
          <table:table-cell office:value-type="float" office:value="4.569202" calcext:value-type="float">
            <text:p>4.569202</text:p>
          </table:table-cell>
          <table:table-cell table:formula="of:=[.C100]+[.B101]" office:value-type="float" office:value="453.515056" calcext:value-type="float">
            <text:p>453.515056</text:p>
          </table:table-cell>
          <table:table-cell table:formula="of:=[.D100]+2.8" office:value-type="float" office:value="274.4" calcext:value-type="float">
            <text:p>274.4</text:p>
          </table:table-cell>
          <table:table-cell table:formula="of:=(0.0312039503*[.B101]^2)+0.2307524608*[.B101]+1.1730058735" office:value-type="float" office:value="2.87882428750717" calcext:value-type="float">
            <text:p>2.88</text:p>
          </table:table-cell>
          <table:table-cell table:formula="of:=[.F100]+[.E101]" office:value-type="float" office:value="285.281710450969" calcext:value-type="float">
            <text:p>285.3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6" calcext:value-type="date">
            <text:p>1/6/17</text:p>
          </table:table-cell>
          <table:table-cell office:value-type="float" office:value="4.591155" calcext:value-type="float">
            <text:p>4.591155</text:p>
          </table:table-cell>
          <table:table-cell table:formula="of:=[.C101]+[.B102]" office:value-type="float" office:value="458.106211" calcext:value-type="float">
            <text:p>458.106211</text:p>
          </table:table-cell>
          <table:table-cell table:formula="of:=[.D101]+2.8" office:value-type="float" office:value="277.2" calcext:value-type="float">
            <text:p>277.2</text:p>
          </table:table-cell>
          <table:table-cell table:formula="of:=(0.0312039503*[.B102]^2)+0.2307524608*[.B102]+1.1730058735" office:value-type="float" office:value="2.89016502697114" calcext:value-type="float">
            <text:p>2.89</text:p>
          </table:table-cell>
          <table:table-cell table:formula="of:=[.F101]+[.E102]" office:value-type="float" office:value="288.17187547794" calcext:value-type="float">
            <text:p>288.2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7" calcext:value-type="date">
            <text:p>1/7/17</text:p>
          </table:table-cell>
          <table:table-cell office:value-type="float" office:value="4.553426" calcext:value-type="float">
            <text:p>4.553426</text:p>
          </table:table-cell>
          <table:table-cell table:formula="of:=[.C102]+[.B103]" office:value-type="float" office:value="462.659637" calcext:value-type="float">
            <text:p>462.659637</text:p>
          </table:table-cell>
          <table:table-cell table:formula="of:=[.D102]+2.8" office:value-type="float" office:value="280" calcext:value-type="float">
            <text:p>280</text:p>
          </table:table-cell>
          <table:table-cell table:formula="of:=(0.0312039503*[.B103]^2)+0.2307524608*[.B103]+1.1730058735" office:value-type="float" office:value="2.87069310848899" calcext:value-type="float">
            <text:p>2.87</text:p>
          </table:table-cell>
          <table:table-cell table:formula="of:=[.F102]+[.E103]" office:value-type="float" office:value="291.042568586429" calcext:value-type="float">
            <text:p>291.0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8" calcext:value-type="date">
            <text:p>1/8/17</text:p>
          </table:table-cell>
          <table:table-cell office:value-type="float" office:value="4.55037" calcext:value-type="float">
            <text:p>4.55037</text:p>
          </table:table-cell>
          <table:table-cell table:formula="of:=[.C103]+[.B104]" office:value-type="float" office:value="467.210007" calcext:value-type="float">
            <text:p>467.210007</text:p>
          </table:table-cell>
          <table:table-cell table:formula="of:=[.D103]+2.8" office:value-type="float" office:value="282.8" calcext:value-type="float">
            <text:p>282.8</text:p>
          </table:table-cell>
          <table:table-cell table:formula="of:=(0.0312039503*[.B104]^2)+0.2307524608*[.B104]+1.1730058735" office:value-type="float" office:value="2.86911979760873" calcext:value-type="float">
            <text:p>2.87</text:p>
          </table:table-cell>
          <table:table-cell table:formula="of:=[.F103]+[.E104]" office:value-type="float" office:value="293.911688384038" calcext:value-type="float">
            <text:p>293.9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09" calcext:value-type="date">
            <text:p>1/9/17</text:p>
          </table:table-cell>
          <table:table-cell office:value-type="float" office:value="4.527139" calcext:value-type="float">
            <text:p>4.527139</text:p>
          </table:table-cell>
          <table:table-cell table:formula="of:=[.C104]+[.B105]" office:value-type="float" office:value="471.737146" calcext:value-type="float">
            <text:p>471.737146</text:p>
          </table:table-cell>
          <table:table-cell table:formula="of:=[.D104]+2.8" office:value-type="float" office:value="285.6" calcext:value-type="float">
            <text:p>285.6</text:p>
          </table:table-cell>
          <table:table-cell table:formula="of:=(0.0312039503*[.B105]^2)+0.2307524608*[.B105]+1.1730058735" office:value-type="float" office:value="2.85717891027289" calcext:value-type="float">
            <text:p>2.86</text:p>
          </table:table-cell>
          <table:table-cell table:formula="of:=[.F104]+[.E105]" office:value-type="float" office:value="296.768867294311" calcext:value-type="float">
            <text:p>296.8</text:p>
          </table:table-cell>
          <table:table-cell table:number-columns-repeated="30"/>
        </table:table-row>
        <table:table-row table:style-name="ro2">
          <table:table-cell table:style-name="ce237" office:value-type="date" office:date-value="2017-01-10" calcext:value-type="date">
            <text:p>1/10/17</text:p>
          </table:table-cell>
          <table:table-cell table:style-name="ce238" office:value-type="float" office:value="4.525" calcext:value-type="float">
            <text:p>4.525</text:p>
          </table:table-cell>
          <table:table-cell table:style-name="ce238" table:formula="of:=[.C105]+[.B106]" office:value-type="float" office:value="476.262146" calcext:value-type="float">
            <text:p>476.262146</text:p>
          </table:table-cell>
          <table:table-cell table:style-name="ce238" table:formula="of:=[.D105]+2.8" office:value-type="float" office:value="288.400000000001" calcext:value-type="float">
            <text:p>288.400000000001</text:p>
          </table:table-cell>
          <table:table-cell table:style-name="ce247" table:formula="of:=(0.0312039503*[.B106]^2)+0.2307524608*[.B106]+1.1730058735" office:value-type="float" office:value="2.85608114348144" calcext:value-type="float">
            <text:p>2.86</text:p>
          </table:table-cell>
          <table:table-cell table:style-name="ce252" table:formula="of:=[.F105]+[.E106]" office:value-type="float" office:value="299.624948437792" calcext:value-type="float">
            <text:p>299.6</text:p>
          </table:table-cell>
          <table:table-cell office:value-type="string" calcext:value-type="string">
            <text:p>Sýni tekin </text:p>
          </table:table-cell>
          <table:table-cell table:number-columns-repeated="29"/>
        </table:table-row>
        <table:table-row table:style-name="ro2">
          <table:table-cell table:style-name="ce236" office:value-type="date" office:date-value="2017-01-11" calcext:value-type="date">
            <text:p>1/11/17</text:p>
          </table:table-cell>
          <table:table-cell office:value-type="float" office:value="4.5" calcext:value-type="float">
            <text:p>4.5</text:p>
          </table:table-cell>
          <table:table-cell table:formula="of:=[.C106]+[.B107]" office:value-type="float" office:value="480.762146" calcext:value-type="float">
            <text:p>480.762146</text:p>
          </table:table-cell>
          <table:table-cell table:formula="of:=[.D106]+2.8" office:value-type="float" office:value="291.200000000001" calcext:value-type="float">
            <text:p>291.200000000001</text:p>
          </table:table-cell>
          <table:table-cell table:formula="of:=(0.0312039503*[.B107]^2)+0.2307524608*[.B107]+1.1730058735" office:value-type="float" office:value="2.843271940675" calcext:value-type="float">
            <text:p>2.84</text:p>
          </table:table-cell>
          <table:table-cell table:formula="of:=[.F106]+[.E107]" office:value-type="float" office:value="302.468220378467" calcext:value-type="float">
            <text:p>302.5</text:p>
          </table:table-cell>
          <table:table-cell table:number-columns-repeated="30"/>
        </table:table-row>
        <table:table-row table:style-name="ro2">
          <table:table-cell table:style-name="ce28" office:value-type="date" office:date-value="2017-01-12" calcext:value-type="date">
            <text:p>1/12/17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table:formula="of:=[.C107]+[.B108]" office:value-type="float" office:value="485.262146" calcext:value-type="float">
            <text:p>485.262146</text:p>
          </table:table-cell>
          <table:table-cell table:style-name="ce32" table:formula="of:=[.D107]+2.8" office:value-type="float" office:value="294.000000000001" calcext:value-type="float">
            <text:p>294.000000000001</text:p>
          </table:table-cell>
          <table:table-cell table:style-name="ce38" table:formula="of:=(0.0312039503*[.B108]^2)+0.2307524608*[.B108]+1.1730058735" office:value-type="float" office:value="2.843271940675" calcext:value-type="float">
            <text:p>2.84</text:p>
          </table:table-cell>
          <table:table-cell table:style-name="ce42" table:formula="of:=[.F107]+[.E108]" office:value-type="float" office:value="305.311492319142" calcext:value-type="float">
            <text:p>305.3</text:p>
          </table:table-cell>
          <table:table-cell table:number-columns-repeated="30"/>
        </table:table-row>
        <table:table-row table:style-name="ro2">
          <table:table-cell table:style-name="ce28" office:value-type="date" office:date-value="2017-01-13" calcext:value-type="date">
            <text:p>1/13/17</text:p>
          </table:table-cell>
          <table:table-cell table:style-name="ce32" office:value-type="float" office:value="4.5" calcext:value-type="float">
            <text:p>4.5</text:p>
          </table:table-cell>
          <table:table-cell table:style-name="ce32" table:formula="of:=[.C108]+[.B109]" office:value-type="float" office:value="489.762146" calcext:value-type="float">
            <text:p>489.762146</text:p>
          </table:table-cell>
          <table:table-cell table:style-name="ce32" table:formula="of:=[.D108]+2.8" office:value-type="float" office:value="296.800000000001" calcext:value-type="float">
            <text:p>296.800000000001</text:p>
          </table:table-cell>
          <table:table-cell table:style-name="ce38" table:formula="of:=(0.0312039503*[.B109]^2)+0.2307524608*[.B109]+1.1730058735" office:value-type="float" office:value="2.843271940675" calcext:value-type="float">
            <text:p>2.84</text:p>
          </table:table-cell>
          <table:table-cell table:style-name="ce42" table:formula="of:=[.F108]+[.E109]" office:value-type="float" office:value="308.154764259817" calcext:value-type="float">
            <text:p>308.2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14" calcext:value-type="date">
            <text:p>1/14/17</text:p>
          </table:table-cell>
          <table:table-cell office:value-type="float" office:value="4.7" calcext:value-type="float">
            <text:p>4.7</text:p>
          </table:table-cell>
          <table:table-cell table:formula="of:=[.C109]+[.B110]" office:value-type="float" office:value="494.462146" calcext:value-type="float">
            <text:p>494.462146</text:p>
          </table:table-cell>
          <table:table-cell table:formula="of:=[.D109]+2.8" office:value-type="float" office:value="299.600000000001" calcext:value-type="float">
            <text:p>299.600000000001</text:p>
          </table:table-cell>
          <table:table-cell table:formula="of:=(0.0312039503*[.B110]^2)+0.2307524608*[.B110]+1.1730058735" office:value-type="float" office:value="2.946837701387" calcext:value-type="float">
            <text:p>2.95</text:p>
          </table:table-cell>
          <table:table-cell table:formula="of:=[.F109]+[.E110]" office:value-type="float" office:value="311.101601961204" calcext:value-type="float">
            <text:p>311.1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15" calcext:value-type="date">
            <text:p>1/15/17</text:p>
          </table:table-cell>
          <table:table-cell office:value-type="float" office:value="4.7" calcext:value-type="float">
            <text:p>4.7</text:p>
          </table:table-cell>
          <table:table-cell table:formula="of:=[.C110]+[.B111]" office:value-type="float" office:value="499.162146" calcext:value-type="float">
            <text:p>499.162146</text:p>
          </table:table-cell>
          <table:table-cell table:formula="of:=[.D110]+2.8" office:value-type="float" office:value="302.400000000001" calcext:value-type="float">
            <text:p>302.400000000001</text:p>
          </table:table-cell>
          <table:table-cell table:formula="of:=(0.0312039503*[.B111]^2)+0.2307524608*[.B111]+1.1730058735" office:value-type="float" office:value="2.946837701387" calcext:value-type="float">
            <text:p>2.95</text:p>
          </table:table-cell>
          <table:table-cell table:formula="of:=[.F110]+[.E111]" office:value-type="float" office:value="314.048439662591" calcext:value-type="float">
            <text:p>314.0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16" calcext:value-type="date">
            <text:p>1/16/17</text:p>
          </table:table-cell>
          <table:table-cell office:value-type="float" office:value="4.7" calcext:value-type="float">
            <text:p>4.7</text:p>
          </table:table-cell>
          <table:table-cell table:formula="of:=[.C111]+[.B112]" office:value-type="float" office:value="503.862146" calcext:value-type="float">
            <text:p>503.862146</text:p>
          </table:table-cell>
          <table:table-cell table:formula="of:=[.D111]+2.8" office:value-type="float" office:value="305.200000000001" calcext:value-type="float">
            <text:p>305.200000000001</text:p>
          </table:table-cell>
          <table:table-cell table:formula="of:=(0.0312039503*[.B112]^2)+0.2307524608*[.B112]+1.1730058735" office:value-type="float" office:value="2.946837701387" calcext:value-type="float">
            <text:p>2.95</text:p>
          </table:table-cell>
          <table:table-cell table:formula="of:=[.F111]+[.E112]" office:value-type="float" office:value="316.995277363978" calcext:value-type="float">
            <text:p>317.0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17" calcext:value-type="date">
            <text:p>1/17/17</text:p>
          </table:table-cell>
          <table:table-cell office:value-type="float" office:value="4.7" calcext:value-type="float">
            <text:p>4.7</text:p>
          </table:table-cell>
          <table:table-cell table:formula="of:=[.C112]+[.B113]" office:value-type="float" office:value="508.562146" calcext:value-type="float">
            <text:p>508.562146</text:p>
          </table:table-cell>
          <table:table-cell table:formula="of:=[.D112]+2.8" office:value-type="float" office:value="308.000000000001" calcext:value-type="float">
            <text:p>308.000000000001</text:p>
          </table:table-cell>
          <table:table-cell table:formula="of:=(0.0312039503*[.B113]^2)+0.2307524608*[.B113]+1.1730058735" office:value-type="float" office:value="2.946837701387" calcext:value-type="float">
            <text:p>2.95</text:p>
          </table:table-cell>
          <table:table-cell table:formula="of:=[.F112]+[.E113]" office:value-type="float" office:value="319.942115065365" calcext:value-type="float">
            <text:p>319.9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18" calcext:value-type="date">
            <text:p>1/18/17</text:p>
          </table:table-cell>
          <table:table-cell office:value-type="float" office:value="4.7" calcext:value-type="float">
            <text:p>4.7</text:p>
          </table:table-cell>
          <table:table-cell table:formula="of:=[.C113]+[.B114]" office:value-type="float" office:value="513.262146" calcext:value-type="float">
            <text:p>513.262146</text:p>
          </table:table-cell>
          <table:table-cell table:formula="of:=[.D113]+2.8" office:value-type="float" office:value="310.800000000001" calcext:value-type="float">
            <text:p>310.800000000001</text:p>
          </table:table-cell>
          <table:table-cell table:formula="of:=(0.0312039503*[.B114]^2)+0.2307524608*[.B114]+1.1730058735" office:value-type="float" office:value="2.946837701387" calcext:value-type="float">
            <text:p>2.95</text:p>
          </table:table-cell>
          <table:table-cell table:formula="of:=[.F113]+[.E114]" office:value-type="float" office:value="322.888952766752" calcext:value-type="float">
            <text:p>322.9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19" calcext:value-type="date">
            <text:p>1/19/17</text:p>
          </table:table-cell>
          <table:table-cell office:value-type="float" office:value="4.7" calcext:value-type="float">
            <text:p>4.7</text:p>
          </table:table-cell>
          <table:table-cell table:formula="of:=[.C114]+[.B115]" office:value-type="float" office:value="517.962146" calcext:value-type="float">
            <text:p>517.962146</text:p>
          </table:table-cell>
          <table:table-cell table:formula="of:=[.D114]+2.8" office:value-type="float" office:value="313.600000000001" calcext:value-type="float">
            <text:p>313.600000000001</text:p>
          </table:table-cell>
          <table:table-cell table:formula="of:=(0.0312039503*[.B115]^2)+0.2307524608*[.B115]+1.1730058735" office:value-type="float" office:value="2.946837701387" calcext:value-type="float">
            <text:p>2.95</text:p>
          </table:table-cell>
          <table:table-cell table:formula="of:=[.F114]+[.E115]" office:value-type="float" office:value="325.835790468139" calcext:value-type="float">
            <text:p>325.8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20" calcext:value-type="date">
            <text:p>1/20/17</text:p>
          </table:table-cell>
          <table:table-cell office:value-type="float" office:value="4.7" calcext:value-type="float">
            <text:p>4.7</text:p>
          </table:table-cell>
          <table:table-cell table:formula="of:=[.C115]+[.B116]" office:value-type="float" office:value="522.662146" calcext:value-type="float">
            <text:p>522.662146</text:p>
          </table:table-cell>
          <table:table-cell table:formula="of:=[.D115]+2.8" office:value-type="float" office:value="316.400000000001" calcext:value-type="float">
            <text:p>316.400000000001</text:p>
          </table:table-cell>
          <table:table-cell table:formula="of:=(0.0312039503*[.B116]^2)+0.2307524608*[.B116]+1.1730058735" office:value-type="float" office:value="2.946837701387" calcext:value-type="float">
            <text:p>2.95</text:p>
          </table:table-cell>
          <table:table-cell table:formula="of:=[.F115]+[.E116]" office:value-type="float" office:value="328.782628169526" calcext:value-type="float">
            <text:p>328.8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21" calcext:value-type="date">
            <text:p>1/21/17</text:p>
          </table:table-cell>
          <table:table-cell office:value-type="float" office:value="4.7" calcext:value-type="float">
            <text:p>4.7</text:p>
          </table:table-cell>
          <table:table-cell table:formula="of:=[.C116]+[.B117]" office:value-type="float" office:value="527.362146" calcext:value-type="float">
            <text:p>527.362146</text:p>
          </table:table-cell>
          <table:table-cell table:formula="of:=[.D116]+2.8" office:value-type="float" office:value="319.200000000001" calcext:value-type="float">
            <text:p>319.200000000001</text:p>
          </table:table-cell>
          <table:table-cell table:formula="of:=(0.0312039503*[.B117]^2)+0.2307524608*[.B117]+1.1730058735" office:value-type="float" office:value="2.946837701387" calcext:value-type="float">
            <text:p>2.95</text:p>
          </table:table-cell>
          <table:table-cell table:formula="of:=[.F116]+[.E117]" office:value-type="float" office:value="331.729465870913" calcext:value-type="float">
            <text:p>331.7</text:p>
          </table:table-cell>
          <table:table-cell table:number-columns-repeated="30"/>
        </table:table-row>
        <table:table-row table:style-name="ro2">
          <table:table-cell table:style-name="ce236" office:value-type="date" office:date-value="2017-01-22" calcext:value-type="date">
            <text:p>1/22/17</text:p>
          </table:table-cell>
          <table:table-cell office:value-type="float" office:value="4.7" calcext:value-type="float">
            <text:p>4.7</text:p>
          </table:table-cell>
          <table:table-cell table:formula="of:=[.C117]+[.B118]" office:value-type="float" office:value="532.062146" calcext:value-type="float">
            <text:p>532.062146</text:p>
          </table:table-cell>
          <table:table-cell table:formula="of:=[.D117]+2.8" office:value-type="float" office:value="322.000000000001" calcext:value-type="float">
            <text:p>322.000000000001</text:p>
          </table:table-cell>
          <table:table-cell table:formula="of:=(0.0312039503*[.B118]^2)+0.2307524608*[.B118]+1.1730058735" office:value-type="float" office:value="2.946837701387" calcext:value-type="float">
            <text:p>2.95</text:p>
          </table:table-cell>
          <table:table-cell table:formula="of:=[.F117]+[.E118]" office:value-type="float" office:value="334.6763035723" calcext:value-type="float">
            <text:p>334.7</text:p>
          </table:table-cell>
          <table:table-cell table:number-columns-repeated="30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34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34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34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34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34"/>
        </table:table-row>
        <table:table-row table:style-name="ro2">
          <table:table-cell/>
          <table:table-cell office:value-type="float" office:value="4.7" calcext:value-type="float">
            <text:p>4.7</text:p>
          </table:table-cell>
          <table:table-cell table:number-columns-repeated="34"/>
        </table:table-row>
        <table:table-row table:style-name="ro2" table:number-rows-repeated="104845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LB 2017" table:style-name="ta1">
        <table:table-column table:style-name="co3" table:number-columns-repeated="2" table:default-cell-style-name="Default"/>
        <table:table-column table:style-name="co3" table:default-cell-style-name="ce250"/>
        <table:table-column table:style-name="co3" table:default-cell-style-name="Default"/>
        <table:table-column table:style-name="co3" table:default-cell-style-name="ce245"/>
        <table:table-column table:style-name="co3" table:number-columns-repeated="31" table:default-cell-style-name="Default"/>
        <table:table-row table:style-name="ro2">
          <table:table-cell table:style-name="ce235" office:value-type="string" calcext:value-type="string">
            <text:p>LB</text:p>
          </table:table-cell>
          <table:table-cell table:style-name="ce235" office:value-type="string" calcext:value-type="string">
            <text:p>17LB1-3</text:p>
          </table:table-cell>
          <table:table-cell table:style-name="ce251" office:value-type="string" calcext:value-type="string">
            <text:p>Three crosses made Aug 10th</text:p>
          </table:table-cell>
          <table:table-cell table:number-columns-repeated="2"/>
          <table:table-cell table:style-name="ce250"/>
          <table:table-cell table:number-columns-repeated="30"/>
        </table:table-row>
        <table:table-row table:style-name="ro2">
          <table:table-cell table:style-name="ce235" table:number-columns-repeated="2"/>
          <table:table-cell table:style-name="ce251"/>
          <table:table-cell table:number-columns-repeated="2"/>
          <table:table-cell table:style-name="ce250"/>
          <table:table-cell table:number-columns-repeated="30"/>
        </table:table-row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51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/>
          <table:table-cell table:number-columns-repeated="27"/>
        </table:table-row>
        <table:table-row table:style-name="ro2">
          <table:table-cell table:style-name="ce236" office:value-type="date" office:date-value="2017-08-10" calcext:value-type="date">
            <text:p>8/10/17</text:p>
          </table:table-cell>
          <table:table-cell table:style-name="ce242" office:value-type="float" office:value="4.927078" calcext:value-type="float">
            <text:p>4.927078</text:p>
          </table:table-cell>
          <table:table-cell office:value-type="float" office:value="0" calcext:value-type="float">
            <text:p>0.0</text:p>
          </table:table-cell>
          <table:table-cell table:formula="of:=[.C4]*2.8" office:value-type="float" office:value="0" calcext:value-type="float">
            <text:p>0</text:p>
          </table:table-cell>
          <table:table-cell table:formula="of:=(0.0312039503*[.B4]^2)+0.2307524608*[.B4]+1.1730058735" office:value-type="float" office:value="3.06745139010618" calcext:value-type="float">
            <text:p>3.07</text:p>
          </table:table-cell>
          <table:table-cell table:style-name="ce250" table:formula="of:=[.D4]*[.E4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08-11" calcext:value-type="date">
            <text:p>8/11/17</text:p>
          </table:table-cell>
          <table:table-cell table:style-name="ce33" office:value-type="float" office:value="4.81327" calcext:value-type="float">
            <text:p>4.81327</text:p>
          </table:table-cell>
          <table:table-cell table:style-name="ce252" table:formula="of:=[.C4]+[.B5]" office:value-type="float" office:value="4.81327" calcext:value-type="float">
            <text:p>4.8</text:p>
          </table:table-cell>
          <table:table-cell table:style-name="ce238" table:formula="of:=[.D4]+3.01" office:value-type="float" office:value="3.01" calcext:value-type="float">
            <text:p>3.01</text:p>
          </table:table-cell>
          <table:table-cell table:style-name="ce247" table:formula="of:=(0.0312039503*[.B5]^2)+0.2307524608*[.B5]+1.1730058735" office:value-type="float" office:value="3.00659941383753" calcext:value-type="float">
            <text:p>3.01</text:p>
          </table:table-cell>
          <table:table-cell table:style-name="ce252" table:formula="of:=[.F4]+[.E5]" office:value-type="float" office:value="3.00659941383753" calcext:value-type="float">
            <text:p>3.0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office:value-type="string" calcext:value-type="string">
            <text:p>Sampled all three (17LB1-3)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08-12" calcext:value-type="date">
            <text:p>8/12/17</text:p>
          </table:table-cell>
          <table:table-cell table:style-name="ce242" office:value-type="float" office:value="4.813149" calcext:value-type="float">
            <text:p>4.813149</text:p>
          </table:table-cell>
          <table:table-cell table:formula="of:=[.C5]+[.B6]" office:value-type="float" office:value="9.626419" calcext:value-type="float">
            <text:p>9.6</text:p>
          </table:table-cell>
          <table:table-cell table:formula="of:=[.D5]+3.01" office:value-type="float" office:value="6.02" calcext:value-type="float">
            <text:p>6.02</text:p>
          </table:table-cell>
          <table:table-cell table:formula="of:=(0.0312039503*[.B6]^2)+0.2307524608*[.B6]+1.1730058735" office:value-type="float" office:value="3.00653514653147" calcext:value-type="float">
            <text:p>3.01</text:p>
          </table:table-cell>
          <table:table-cell table:style-name="ce250" table:formula="of:=[.F5]+[.E6]" office:value-type="float" office:value="6.01313456036901" calcext:value-type="float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0 each in RNAlater</text:p>
          </table:table-cell>
          <table:table-cell table:style-name="ce66"/>
          <table:table-cell table:style-name="ce67"/>
          <table:table-cell table:number-columns-repeated="25"/>
        </table:table-row>
        <table:table-row table:style-name="ro2">
          <table:table-cell table:style-name="ce236" office:value-type="date" office:date-value="2017-08-13" calcext:value-type="date">
            <text:p>8/13/17</text:p>
          </table:table-cell>
          <table:table-cell table:style-name="ce242" office:value-type="float" office:value="4.80865" calcext:value-type="float">
            <text:p>4.80865</text:p>
          </table:table-cell>
          <table:table-cell table:formula="of:=[.C6]+[.B7]" office:value-type="float" office:value="14.435069" calcext:value-type="float">
            <text:p>14.4</text:p>
          </table:table-cell>
          <table:table-cell table:formula="of:=[.D6]+3.01" office:value-type="float" office:value="9.03" calcext:value-type="float">
            <text:p>9.03</text:p>
          </table:table-cell>
          <table:table-cell table:formula="of:=(0.0312039503*[.B7]^2)+0.2307524608*[.B7]+1.1730058735" office:value-type="float" office:value="3.0041462198284" calcext:value-type="float">
            <text:p>3.00</text:p>
          </table:table-cell>
          <table:table-cell table:style-name="ce250" table:formula="of:=[.F6]+[.E7]" office:value-type="float" office:value="9.01728078019741" calcext:value-type="float">
            <text:p>9.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x10 each flash frozen in N2</text:p>
          </table:table-cell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8-14" calcext:value-type="date">
            <text:p>8/14/17</text:p>
          </table:table-cell>
          <table:table-cell table:style-name="ce242" office:value-type="float" office:value="4.82727" calcext:value-type="float">
            <text:p>4.82727</text:p>
          </table:table-cell>
          <table:table-cell table:formula="of:=[.C7]+[.B8]" office:value-type="float" office:value="19.262339" calcext:value-type="float">
            <text:p>19.3</text:p>
          </table:table-cell>
          <table:table-cell table:formula="of:=[.D7]+3.01" office:value-type="float" office:value="12.04" calcext:value-type="float">
            <text:p>12.04</text:p>
          </table:table-cell>
          <table:table-cell table:formula="of:=(0.0312039503*[.B8]^2)+0.2307524608*[.B8]+1.1730058735" office:value-type="float" office:value="3.01404146932309" calcext:value-type="float">
            <text:p>3.01</text:p>
          </table:table-cell>
          <table:table-cell table:style-name="ce250" table:formula="of:=[.F7]+[.E8]" office:value-type="float" office:value="12.0313222495205" calcext:value-type="float">
            <text:p>12.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8-15" calcext:value-type="date">
            <text:p>8/15/17</text:p>
          </table:table-cell>
          <table:table-cell table:style-name="ce242" office:value-type="float" office:value="4.822476" calcext:value-type="float">
            <text:p>4.822476</text:p>
          </table:table-cell>
          <table:table-cell table:formula="of:=[.C8]+[.B9]" office:value-type="float" office:value="24.084815" calcext:value-type="float">
            <text:p>24.1</text:p>
          </table:table-cell>
          <table:table-cell table:formula="of:=[.D8]+3.01" office:value-type="float" office:value="15.05" calcext:value-type="float">
            <text:p>15.05</text:p>
          </table:table-cell>
          <table:table-cell table:formula="of:=(0.0312039503*[.B9]^2)+0.2307524608*[.B9]+1.1730058735" office:value-type="float" office:value="3.01149171975314" calcext:value-type="float">
            <text:p>3.01</text:p>
          </table:table-cell>
          <table:table-cell table:style-name="ce250" table:formula="of:=[.F8]+[.E9]" office:value-type="float" office:value="15.0428139692736" calcext:value-type="float">
            <text:p>15.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8-16" calcext:value-type="date">
            <text:p>8/16/17</text:p>
          </table:table-cell>
          <table:table-cell table:style-name="ce242" office:value-type="float" office:value="4.837513" calcext:value-type="float">
            <text:p>4.837513</text:p>
          </table:table-cell>
          <table:table-cell table:formula="of:=[.C9]+[.B10]" office:value-type="float" office:value="28.922328" calcext:value-type="float">
            <text:p>28.9</text:p>
          </table:table-cell>
          <table:table-cell table:formula="of:=[.D9]+3.01" office:value-type="float" office:value="18.06" calcext:value-type="float">
            <text:p>18.06</text:p>
          </table:table-cell>
          <table:table-cell table:formula="of:=(0.0312039503*[.B10]^2)+0.2307524608*[.B10]+1.1730058735" office:value-type="float" office:value="3.01949414465922" calcext:value-type="float">
            <text:p>3.02</text:p>
          </table:table-cell>
          <table:table-cell table:style-name="ce250" table:formula="of:=[.F9]+[.E10]" office:value-type="float" office:value="18.0623081139329" calcext:value-type="float">
            <text:p>18.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8-17" calcext:value-type="date">
            <text:p>8/17/17</text:p>
          </table:table-cell>
          <table:table-cell office:value-type="float" office:value="4.846473" calcext:value-type="float">
            <text:p>4.846473</text:p>
          </table:table-cell>
          <table:table-cell table:formula="of:=[.C10]+[.B11]" office:value-type="float" office:value="33.768801" calcext:value-type="float">
            <text:p>33.8</text:p>
          </table:table-cell>
          <table:table-cell table:formula="of:=[.D10]+3.01" office:value-type="float" office:value="21.07" calcext:value-type="float">
            <text:p>21.07</text:p>
          </table:table-cell>
          <table:table-cell table:formula="of:=(0.0312039503*[.B11]^2)+0.2307524608*[.B11]+1.1730058735" office:value-type="float" office:value="3.02426920712393" calcext:value-type="float">
            <text:p>3.02</text:p>
          </table:table-cell>
          <table:table-cell table:style-name="ce250" table:formula="of:=[.F10]+[.E11]" office:value-type="float" office:value="21.0865773210568" calcext:value-type="float">
            <text:p>21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8-18" calcext:value-type="date">
            <text:p>8/18/17</text:p>
          </table:table-cell>
          <table:table-cell office:value-type="float" office:value="4.843916" calcext:value-type="float">
            <text:p>4.843916</text:p>
          </table:table-cell>
          <table:table-cell table:formula="of:=[.C11]+[.B12]" office:value-type="float" office:value="38.612717" calcext:value-type="float">
            <text:p>38.6</text:p>
          </table:table-cell>
          <table:table-cell table:formula="of:=[.D11]+3.01" office:value-type="float" office:value="24.08" calcext:value-type="float">
            <text:p>24.08</text:p>
          </table:table-cell>
          <table:table-cell table:formula="of:=(0.0312039503*[.B12]^2)+0.2307524608*[.B12]+1.1730058735" office:value-type="float" office:value="3.02290599147005" calcext:value-type="float">
            <text:p>3.02</text:p>
          </table:table-cell>
          <table:table-cell table:style-name="ce250" table:formula="of:=[.F11]+[.E12]" office:value-type="float" office:value="24.1094833125268" calcext:value-type="float">
            <text:p>24.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8-19" calcext:value-type="date">
            <text:p>8/19/17</text:p>
          </table:table-cell>
          <table:table-cell office:value-type="float" office:value="4.84535" calcext:value-type="float">
            <text:p>4.84535</text:p>
          </table:table-cell>
          <table:table-cell table:formula="of:=[.C12]+[.B13]" office:value-type="float" office:value="43.458067" calcext:value-type="float">
            <text:p>43.5</text:p>
          </table:table-cell>
          <table:table-cell table:formula="of:=[.D12]+3.01" office:value-type="float" office:value="27.09" calcext:value-type="float">
            <text:p>27.09</text:p>
          </table:table-cell>
          <table:table-cell table:formula="of:=(0.0312039503*[.B13]^2)+0.2307524608*[.B13]+1.1730058735" office:value-type="float" office:value="3.02367045089816" calcext:value-type="float">
            <text:p>3.02</text:p>
          </table:table-cell>
          <table:table-cell table:style-name="ce250" table:formula="of:=[.F12]+[.E13]" office:value-type="float" office:value="27.133153763425" calcext:value-type="float">
            <text:p>27.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55"/>
          <table:table-cell table:style-name="ce68"/>
          <table:table-cell table:number-columns-repeated="2"/>
          <table:table-cell office:value-type="string" calcext:value-type="string">
            <text:p>50/16</text:p>
          </table:table-cell>
          <table:table-cell table:number-columns-repeated="22"/>
        </table:table-row>
        <table:table-row table:style-name="ro2">
          <table:table-cell table:style-name="ce236" office:value-type="date" office:date-value="2017-08-20" calcext:value-type="date">
            <text:p>8/20/17</text:p>
          </table:table-cell>
          <table:table-cell office:value-type="float" office:value="4.74293" calcext:value-type="float">
            <text:p>4.74293</text:p>
          </table:table-cell>
          <table:table-cell table:formula="of:=[.C13]+[.B14]" office:value-type="float" office:value="48.200997" calcext:value-type="float">
            <text:p>48.2</text:p>
          </table:table-cell>
          <table:table-cell table:formula="of:=[.D13]+3.01" office:value-type="float" office:value="30.1" calcext:value-type="float">
            <text:p>30.1</text:p>
          </table:table-cell>
          <table:table-cell table:formula="of:=(0.0312039503*[.B14]^2)+0.2307524608*[.B14]+1.1730058735" office:value-type="float" office:value="2.96939351745033" calcext:value-type="float">
            <text:p>2.97</text:p>
          </table:table-cell>
          <table:table-cell table:style-name="ce250" table:formula="of:=[.F13]+[.E14]" office:value-type="float" office:value="30.1025472808753" calcext:value-type="float">
            <text:p>30.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55"/>
          <table:table-cell table:number-columns-repeated="3"/>
          <table:table-cell table:formula="of:=50/16" office:value-type="float" office:value="3.125" calcext:value-type="float">
            <text:p>3.125</text:p>
          </table:table-cell>
          <table:table-cell table:number-columns-repeated="22"/>
        </table:table-row>
        <table:table-row table:style-name="ro2">
          <table:table-cell table:style-name="ce236" office:value-type="date" office:date-value="2017-08-21" calcext:value-type="date">
            <text:p>8/21/17</text:p>
          </table:table-cell>
          <table:table-cell office:value-type="float" office:value="4.851021" calcext:value-type="float">
            <text:p>4.851021</text:p>
          </table:table-cell>
          <table:table-cell table:formula="of:=[.C14]+[.B15]" office:value-type="float" office:value="53.052018" calcext:value-type="float">
            <text:p>53.1</text:p>
          </table:table-cell>
          <table:table-cell table:formula="of:=[.D14]+3.01" office:value-type="float" office:value="33.11" calcext:value-type="float">
            <text:p>33.11</text:p>
          </table:table-cell>
          <table:table-cell table:formula="of:=(0.0312039503*[.B15]^2)+0.2307524608*[.B15]+1.1730058735" office:value-type="float" office:value="3.02669489466509" calcext:value-type="float">
            <text:p>3.03</text:p>
          </table:table-cell>
          <table:table-cell table:style-name="ce250" table:formula="of:=[.F14]+[.E15]" office:value-type="float" office:value="33.1292421755404" calcext:value-type="float">
            <text:p>33.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8-22" calcext:value-type="date">
            <text:p>8/22/17</text:p>
          </table:table-cell>
          <table:table-cell office:value-type="float" office:value="4.84954" calcext:value-type="float">
            <text:p>4.84954</text:p>
          </table:table-cell>
          <table:table-cell table:formula="of:=[.C15]+[.B16]" office:value-type="float" office:value="57.901558" calcext:value-type="float">
            <text:p>57.9</text:p>
          </table:table-cell>
          <table:table-cell table:formula="of:=[.D15]+3.01" office:value-type="float" office:value="36.12" calcext:value-type="float">
            <text:p>36.12</text:p>
          </table:table-cell>
          <table:table-cell table:formula="of:=(0.0312039503*[.B16]^2)+0.2307524608*[.B16]+1.1730058735" office:value-type="float" office:value="3.0259048577563" calcext:value-type="float">
            <text:p>3.03</text:p>
          </table:table-cell>
          <table:table-cell table:style-name="ce250" table:formula="of:=[.F15]+[.E16]" office:value-type="float" office:value="36.1551470332967" calcext:value-type="float">
            <text:p>36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8-23" calcext:value-type="date">
            <text:p>8/23/17</text:p>
          </table:table-cell>
          <table:table-cell office:value-type="float" office:value="4.842996" calcext:value-type="float">
            <text:p>4.842996</text:p>
          </table:table-cell>
          <table:table-cell table:formula="of:=[.C16]+[.B17]" office:value-type="float" office:value="62.744554" calcext:value-type="float">
            <text:p>62.7</text:p>
          </table:table-cell>
          <table:table-cell table:formula="of:=[.D16]+3.01" office:value-type="float" office:value="39.13" calcext:value-type="float">
            <text:p>39.13</text:p>
          </table:table-cell>
          <table:table-cell table:formula="of:=(0.0312039503*[.B17]^2)+0.2307524608*[.B17]+1.1730058735" office:value-type="float" office:value="3.02241561087915" calcext:value-type="float">
            <text:p>3.02</text:p>
          </table:table-cell>
          <table:table-cell table:style-name="ce250" table:formula="of:=[.F16]+[.E17]" office:value-type="float" office:value="39.1775626441759" calcext:value-type="float">
            <text:p>39.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8-24" calcext:value-type="date">
            <text:p>8/24/17</text:p>
          </table:table-cell>
          <table:table-cell office:value-type="float" office:value="4.858137" calcext:value-type="float">
            <text:p>4.858137</text:p>
          </table:table-cell>
          <table:table-cell table:formula="of:=[.C17]+[.B18]" office:value-type="float" office:value="67.602691" calcext:value-type="float">
            <text:p>67.6</text:p>
          </table:table-cell>
          <table:table-cell table:formula="of:=[.D17]+3.01" office:value-type="float" office:value="42.14" calcext:value-type="float">
            <text:p>42.14</text:p>
          </table:table-cell>
          <table:table-cell table:formula="of:=(0.0312039503*[.B18]^2)+0.2307524608*[.B18]+1.1730058735" office:value-type="float" office:value="3.03049282159566" calcext:value-type="float">
            <text:p>3.03</text:p>
          </table:table-cell>
          <table:table-cell table:style-name="ce250" table:formula="of:=[.F17]+[.E18]" office:value-type="float" office:value="42.2080554657715" calcext:value-type="float">
            <text:p>42.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55"/>
          <table:table-cell/>
          <table:table-cell table:style-name="ce68"/>
          <table:table-cell/>
          <table:table-cell table:formula="of:=96/12" office:value-type="float" office:value="8" calcext:value-type="float">
            <text:p>8</text:p>
          </table:table-cell>
          <table:table-cell table:number-columns-repeated="22"/>
        </table:table-row>
        <table:table-row table:style-name="ro2">
          <table:table-cell table:style-name="ce236" office:value-type="date" office:date-value="2017-08-25" calcext:value-type="date">
            <text:p>8/25/17</text:p>
          </table:table-cell>
          <table:table-cell office:value-type="float" office:value="4.873928" calcext:value-type="float">
            <text:p>4.873928</text:p>
          </table:table-cell>
          <table:table-cell table:formula="of:=[.C18]+[.B19]" office:value-type="float" office:value="72.476619" calcext:value-type="float">
            <text:p>72.5</text:p>
          </table:table-cell>
          <table:table-cell table:formula="of:=[.D18]+3.01" office:value-type="float" office:value="45.15" calcext:value-type="float">
            <text:p>45.15</text:p>
          </table:table-cell>
          <table:table-cell table:formula="of:=(0.0312039503*[.B19]^2)+0.2307524608*[.B19]+1.1730058735" office:value-type="float" office:value="3.038932026781" calcext:value-type="float">
            <text:p>3.04</text:p>
          </table:table-cell>
          <table:table-cell table:style-name="ce250" table:formula="of:=[.F18]+[.E19]" office:value-type="float" office:value="45.2469874925525" calcext:value-type="float">
            <text:p>45.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8-26" calcext:value-type="date">
            <text:p>8/26/17</text:p>
          </table:table-cell>
          <table:table-cell office:value-type="float" office:value="4.937273" calcext:value-type="float">
            <text:p>4.937273</text:p>
          </table:table-cell>
          <table:table-cell table:formula="of:=[.C19]+[.B20]" office:value-type="float" office:value="77.413892" calcext:value-type="float">
            <text:p>77.4</text:p>
          </table:table-cell>
          <table:table-cell table:formula="of:=[.D19]+3.01" office:value-type="float" office:value="48.16" calcext:value-type="float">
            <text:p>48.16</text:p>
          </table:table-cell>
          <table:table-cell table:formula="of:=(0.0312039503*[.B20]^2)+0.2307524608*[.B20]+1.1730058735" office:value-type="float" office:value="3.07294200093757" calcext:value-type="float">
            <text:p>3.07</text:p>
          </table:table-cell>
          <table:table-cell table:style-name="ce250" table:formula="of:=[.F19]+[.E20]" office:value-type="float" office:value="48.3199294934901" calcext:value-type="float">
            <text:p>48.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55"/>
          <table:table-cell/>
          <table:table-cell table:style-name="ce68"/>
          <table:table-cell table:number-columns-repeated="24"/>
        </table:table-row>
        <table:table-row table:style-name="ro2">
          <table:table-cell table:style-name="ce237" office:value-type="date" office:date-value="2017-08-27" calcext:value-type="date">
            <text:p>8/27/17</text:p>
          </table:table-cell>
          <table:table-cell table:style-name="ce238" office:value-type="float" office:value="4.984918" calcext:value-type="float">
            <text:p>4.984918</text:p>
          </table:table-cell>
          <table:table-cell table:style-name="ce252" table:formula="of:=[.C20]+[.B21]" office:value-type="float" office:value="82.39881" calcext:value-type="float">
            <text:p>82.4</text:p>
          </table:table-cell>
          <table:table-cell table:style-name="ce238" table:formula="of:=[.D20]+3.01" office:value-type="float" office:value="51.17" calcext:value-type="float">
            <text:p>51.17</text:p>
          </table:table-cell>
          <table:table-cell table:style-name="ce247" table:formula="of:=(0.0312039503*[.B21]^2)+0.2307524608*[.B21]+1.1730058735" office:value-type="float" office:value="3.09868764446232" calcext:value-type="float">
            <text:p>3.10</text:p>
          </table:table-cell>
          <table:table-cell table:style-name="ce252" table:formula="of:=[.F20]+[.E21]" office:value-type="float" office:value="51.4186171379524" calcext:value-type="float">
            <text:p>51.4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Sampled all three in EthOH and RNAlater</text:p>
          </table:table-cell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8-28" calcext:value-type="date">
            <text:p>8/28/17</text:p>
          </table:table-cell>
          <table:table-cell office:value-type="float" office:value="4.771396" calcext:value-type="float">
            <text:p>4.771396</text:p>
          </table:table-cell>
          <table:table-cell table:formula="of:=[.C21]+[.B22]" office:value-type="float" office:value="87.170206" calcext:value-type="float">
            <text:p>87.2</text:p>
          </table:table-cell>
          <table:table-cell table:formula="of:=[.D21]+3.01" office:value-type="float" office:value="54.18" calcext:value-type="float">
            <text:p>54.18</text:p>
          </table:table-cell>
          <table:table-cell table:formula="of:=(0.0312039503*[.B22]^2)+0.2307524608*[.B22]+1.1730058735" office:value-type="float" office:value="2.98441323276037" calcext:value-type="float">
            <text:p>2.98</text:p>
          </table:table-cell>
          <table:table-cell table:style-name="ce250" table:formula="of:=[.F21]+[.E22]" office:value-type="float" office:value="54.4030303707128" calcext:value-type="float">
            <text:p>54.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~30 eggs each (estimated)</text:p>
          </table:table-cell>
          <table:table-cell table:style-name="ce255"/>
          <table:table-cell/>
          <table:table-cell table:style-name="ce68"/>
          <table:table-cell table:number-columns-repeated="24"/>
        </table:table-row>
        <table:table-row table:style-name="ro2">
          <table:table-cell table:style-name="ce236" office:value-type="date" office:date-value="2017-08-29" calcext:value-type="date">
            <text:p>8/29/17</text:p>
          </table:table-cell>
          <table:table-cell office:value-type="float" office:value="4.78063" calcext:value-type="float">
            <text:p>4.78063</text:p>
          </table:table-cell>
          <table:table-cell table:formula="of:=[.C22]+[.B23]" office:value-type="float" office:value="91.950836" calcext:value-type="float">
            <text:p>92.0</text:p>
          </table:table-cell>
          <table:table-cell table:formula="of:=[.D22]+3.01" office:value-type="float" office:value="57.19" calcext:value-type="float">
            <text:p>57.19</text:p>
          </table:table-cell>
          <table:table-cell table:formula="of:=(0.0312039503*[.B23]^2)+0.2307524608*[.B23]+1.1730058735" office:value-type="float" office:value="2.98929629574554" calcext:value-type="float">
            <text:p>2.99</text:p>
          </table:table-cell>
          <table:table-cell table:style-name="ce250" table:formula="of:=[.F22]+[.E23]" office:value-type="float" office:value="57.3923266664583" calcext:value-type="float">
            <text:p>57.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55"/>
          <table:table-cell table:style-name="ce68"/>
          <table:table-cell table:number-columns-repeated="24"/>
          <table:table-cell office:value-type="string" calcext:value-type="string">
            <text:p>Sampled: 17PL50 10E/10/R</text:p>
          </table:table-cell>
        </table:table-row>
        <table:table-row table:style-name="ro2">
          <table:table-cell table:style-name="ce236" office:value-type="date" office:date-value="2017-08-30" calcext:value-type="date">
            <text:p>8/30/17</text:p>
          </table:table-cell>
          <table:table-cell office:value-type="float" office:value="4.807204" calcext:value-type="float">
            <text:p>4.807204</text:p>
          </table:table-cell>
          <table:table-cell table:formula="of:=[.C23]+[.B24]" office:value-type="float" office:value="96.75804" calcext:value-type="float">
            <text:p>96.8</text:p>
          </table:table-cell>
          <table:table-cell table:formula="of:=[.D23]+3.01" office:value-type="float" office:value="60.2" calcext:value-type="float">
            <text:p>60.2</text:p>
          </table:table-cell>
          <table:table-cell table:formula="of:=(0.0312039503*[.B24]^2)+0.2307524608*[.B24]+1.1730058735" office:value-type="float" office:value="3.00337867566666" calcext:value-type="float">
            <text:p>3.00</text:p>
          </table:table-cell>
          <table:table-cell table:style-name="ce250" table:formula="of:=[.F23]+[.E24]" office:value-type="float" office:value="60.395705342125" calcext:value-type="float">
            <text:p>60.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55"/>
          <table:table-cell table:number-columns-repeated="25"/>
          <table:table-cell office:value-type="string" calcext:value-type="string">
            <text:p>Left the others alone</text:p>
          </table:table-cell>
        </table:table-row>
        <table:table-row table:style-name="ro2">
          <table:table-cell table:style-name="ce236" office:value-type="date" office:date-value="2017-08-31" calcext:value-type="date">
            <text:p>8/31/17</text:p>
          </table:table-cell>
          <table:table-cell office:value-type="float" office:value="4.829691" calcext:value-type="float">
            <text:p>4.829691</text:p>
          </table:table-cell>
          <table:table-cell table:formula="of:=[.C24]+[.B25]" office:value-type="float" office:value="101.587731" calcext:value-type="float">
            <text:p>101.6</text:p>
          </table:table-cell>
          <table:table-cell table:formula="of:=[.D24]+3.01" office:value-type="float" office:value="63.21" calcext:value-type="float">
            <text:p>63.21</text:p>
          </table:table-cell>
          <table:table-cell table:formula="of:=(0.0312039503*[.B25]^2)+0.2307524608*[.B25]+1.1730058735" office:value-type="float" office:value="3.01532965386726" calcext:value-type="float">
            <text:p>3.02</text:p>
          </table:table-cell>
          <table:table-cell table:style-name="ce250" table:formula="of:=[.F24]+[.E25]" office:value-type="float" office:value="63.4110349959922" calcext:value-type="float">
            <text:p>63.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01" calcext:value-type="date">
            <text:p>9/1/17</text:p>
          </table:table-cell>
          <table:table-cell office:value-type="float" office:value="4.846098" calcext:value-type="float">
            <text:p>4.846098</text:p>
          </table:table-cell>
          <table:table-cell table:formula="of:=[.C25]+[.B26]" office:value-type="float" office:value="106.433829" calcext:value-type="float">
            <text:p>106.4</text:p>
          </table:table-cell>
          <table:table-cell table:formula="of:=[.D25]+3.01" office:value-type="float" office:value="66.22" calcext:value-type="float">
            <text:p>66.22</text:p>
          </table:table-cell>
          <table:table-cell table:formula="of:=(0.0312039503*[.B26]^2)+0.2307524608*[.B26]+1.1730058735" office:value-type="float" office:value="3.02406925751221" calcext:value-type="float">
            <text:p>3.02</text:p>
          </table:table-cell>
          <table:table-cell table:style-name="ce250" table:formula="of:=[.F25]+[.E26]" office:value-type="float" office:value="66.4351042535044" calcext:value-type="float">
            <text:p>66.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9-02" calcext:value-type="date">
            <text:p>9/2/17</text:p>
          </table:table-cell>
          <table:table-cell office:value-type="float" office:value="4.837757" calcext:value-type="float">
            <text:p>4.837757</text:p>
          </table:table-cell>
          <table:table-cell table:formula="of:=[.C26]+[.B27]" office:value-type="float" office:value="111.271586" calcext:value-type="float">
            <text:p>111.3</text:p>
          </table:table-cell>
          <table:table-cell table:formula="of:=[.D26]+3.01" office:value-type="float" office:value="69.23" calcext:value-type="float">
            <text:p>69.23</text:p>
          </table:table-cell>
          <table:table-cell table:formula="of:=(0.0312039503*[.B27]^2)+0.2307524608*[.B27]+1.1730058735" office:value-type="float" office:value="3.01962411348085" calcext:value-type="float">
            <text:p>3.02</text:p>
          </table:table-cell>
          <table:table-cell table:style-name="ce250" table:formula="of:=[.F26]+[.E27]" office:value-type="float" office:value="69.4547283669853" calcext:value-type="float">
            <text:p>69.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03" calcext:value-type="date">
            <text:p>9/3/17</text:p>
          </table:table-cell>
          <table:table-cell office:value-type="float" office:value="4.961962" calcext:value-type="float">
            <text:p>4.961962</text:p>
          </table:table-cell>
          <table:table-cell table:formula="of:=[.C27]+[.B28]" office:value-type="float" office:value="116.233548" calcext:value-type="float">
            <text:p>116.2</text:p>
          </table:table-cell>
          <table:table-cell table:formula="of:=[.D27]+3.01" office:value-type="float" office:value="72.24" calcext:value-type="float">
            <text:p>72.24</text:p>
          </table:table-cell>
          <table:table-cell table:formula="of:=(0.0312039503*[.B28]^2)+0.2307524608*[.B28]+1.1730058735" office:value-type="float" office:value="3.08626536294728" calcext:value-type="float">
            <text:p>3.09</text:p>
          </table:table-cell>
          <table:table-cell table:style-name="ce250" table:formula="of:=[.F27]+[.E28]" office:value-type="float" office:value="72.5409937299326" calcext:value-type="float">
            <text:p>72.5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9-04" calcext:value-type="date">
            <text:p>9/4/17</text:p>
          </table:table-cell>
          <table:table-cell office:value-type="float" office:value="4.891379" calcext:value-type="float">
            <text:p>4.891379</text:p>
          </table:table-cell>
          <table:table-cell table:formula="of:=[.C28]+[.B29]" office:value-type="float" office:value="121.124927" calcext:value-type="float">
            <text:p>121.1</text:p>
          </table:table-cell>
          <table:table-cell table:formula="of:=[.D28]+3.01" office:value-type="float" office:value="75.25" calcext:value-type="float">
            <text:p>75.25</text:p>
          </table:table-cell>
          <table:table-cell table:formula="of:=(0.0312039503*[.B29]^2)+0.2307524608*[.B29]+1.1730058735" office:value-type="float" office:value="3.04827648958298" calcext:value-type="float">
            <text:p>3.05</text:p>
          </table:table-cell>
          <table:table-cell table:style-name="ce250" table:formula="of:=[.F28]+[.E29]" office:value-type="float" office:value="75.5892702195155" calcext:value-type="float">
            <text:p>75.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05" calcext:value-type="date">
            <text:p>9/5/17</text:p>
          </table:table-cell>
          <table:table-cell table:style-name="ce242" office:value-type="float" office:value="4.694317" calcext:value-type="float">
            <text:p>4.694317</text:p>
          </table:table-cell>
          <table:table-cell table:formula="of:=[.C29]+[.B30]" office:value-type="float" office:value="125.819244" calcext:value-type="float">
            <text:p>125.8</text:p>
          </table:table-cell>
          <table:table-cell table:formula="of:=[.D29]+3.01" office:value-type="float" office:value="78.26" calcext:value-type="float">
            <text:p>78.26</text:p>
          </table:table-cell>
          <table:table-cell table:formula="of:=(0.0312039503*[.B30]^2)+0.2307524608*[.B30]+1.1730058735" office:value-type="float" office:value="2.9438604216645" calcext:value-type="float">
            <text:p>2.94</text:p>
          </table:table-cell>
          <table:table-cell table:style-name="ce250" table:formula="of:=[.F29]+[.E30]" office:value-type="float" office:value="78.53313064118" calcext:value-type="float">
            <text:p>78.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55"/>
          <table:table-cell table:number-columns-repeated="26"/>
        </table:table-row>
        <table:table-row table:style-name="ro2">
          <table:table-cell table:style-name="ce236" office:value-type="date" office:date-value="2017-09-06" calcext:value-type="date">
            <text:p>9/6/17</text:p>
          </table:table-cell>
          <table:table-cell table:style-name="ce242" office:value-type="float" office:value="4.682632" calcext:value-type="float">
            <text:p>4.682632</text:p>
          </table:table-cell>
          <table:table-cell table:formula="of:=[.C30]+[.B31]" office:value-type="float" office:value="130.501876" calcext:value-type="float">
            <text:p>130.5</text:p>
          </table:table-cell>
          <table:table-cell table:formula="of:=[.D30]+3.01" office:value-type="float" office:value="81.27" calcext:value-type="float">
            <text:p>81.27</text:p>
          </table:table-cell>
          <table:table-cell table:formula="of:=(0.0312039503*[.B31]^2)+0.2307524608*[.B31]+1.1730058735" office:value-type="float" office:value="2.93774507327623" calcext:value-type="float">
            <text:p>2.94</text:p>
          </table:table-cell>
          <table:table-cell table:style-name="ce250" table:formula="of:=[.F30]+[.E31]" office:value-type="float" office:value="81.4708757144563" calcext:value-type="float">
            <text:p>81.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55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07" calcext:value-type="date">
            <text:p>9/7/17</text:p>
          </table:table-cell>
          <table:table-cell table:style-name="ce242" office:value-type="float" office:value="4.69165" calcext:value-type="float">
            <text:p>4.69165</text:p>
          </table:table-cell>
          <table:table-cell table:formula="of:=[.C31]+[.B32]" office:value-type="float" office:value="135.193526" calcext:value-type="float">
            <text:p>135.2</text:p>
          </table:table-cell>
          <table:table-cell table:formula="of:=[.D31]+3.01" office:value-type="float" office:value="84.28" calcext:value-type="float">
            <text:p>84.28</text:p>
          </table:table-cell>
          <table:table-cell table:formula="of:=(0.0312039503*[.B32]^2)+0.2307524608*[.B32]+1.1730058735" office:value-type="float" office:value="2.9424638958977" calcext:value-type="float">
            <text:p>2.94</text:p>
          </table:table-cell>
          <table:table-cell table:style-name="ce250" table:formula="of:=[.F31]+[.E32]" office:value-type="float" office:value="84.413339610354" calcext:value-type="float">
            <text:p>84.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08" calcext:value-type="date">
            <text:p>9/8/17</text:p>
          </table:table-cell>
          <table:table-cell table:style-name="ce242" office:value-type="float" office:value="4.720221" calcext:value-type="float">
            <text:p>4.720221</text:p>
          </table:table-cell>
          <table:table-cell table:formula="of:=[.C32]+[.B33]" office:value-type="float" office:value="139.913747" calcext:value-type="float">
            <text:p>139.9</text:p>
          </table:table-cell>
          <table:table-cell table:formula="of:=[.D32]+3.01" office:value-type="float" office:value="87.29" calcext:value-type="float">
            <text:p>87.29</text:p>
          </table:table-cell>
          <table:table-cell table:formula="of:=(0.0312039503*[.B33]^2)+0.2307524608*[.B33]+1.1730058735" office:value-type="float" office:value="2.95744767158666" calcext:value-type="float">
            <text:p>2.96</text:p>
          </table:table-cell>
          <table:table-cell table:style-name="ce250" table:formula="of:=[.F32]+[.E33]" office:value-type="float" office:value="87.3707872819406" calcext:value-type="float">
            <text:p>87.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09" calcext:value-type="date">
            <text:p>9/9/17</text:p>
          </table:table-cell>
          <table:table-cell table:style-name="ce242" office:value-type="float" office:value="4.787729" calcext:value-type="float">
            <text:p>4.787729</text:p>
          </table:table-cell>
          <table:table-cell table:formula="of:=[.C33]+[.B34]" office:value-type="float" office:value="144.701476" calcext:value-type="float">
            <text:p>144.7</text:p>
          </table:table-cell>
          <table:table-cell table:formula="of:=[.D33]+3.01" office:value-type="float" office:value="90.3000000000001" calcext:value-type="float">
            <text:p>90.3000000000001</text:p>
          </table:table-cell>
          <table:table-cell table:formula="of:=(0.0312039503*[.B34]^2)+0.2307524608*[.B34]+1.1730058735" office:value-type="float" office:value="2.99305396014485" calcext:value-type="float">
            <text:p>2.99</text:p>
          </table:table-cell>
          <table:table-cell table:style-name="ce250" table:formula="of:=[.F33]+[.E34]" office:value-type="float" office:value="90.3638412420855" calcext:value-type="float">
            <text:p>90.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10" calcext:value-type="date">
            <text:p>9/10/17</text:p>
          </table:table-cell>
          <table:table-cell table:style-name="ce242" office:value-type="float" office:value="4.762727" calcext:value-type="float">
            <text:p>4.762727</text:p>
          </table:table-cell>
          <table:table-cell table:formula="of:=[.C34]+[.B35]" office:value-type="float" office:value="149.464203" calcext:value-type="float">
            <text:p>149.5</text:p>
          </table:table-cell>
          <table:table-cell table:formula="of:=[.D34]+3.01" office:value-type="float" office:value="93.3100000000001" calcext:value-type="float">
            <text:p>93.3100000000001</text:p>
          </table:table-cell>
          <table:table-cell table:formula="of:=(0.0312039503*[.B35]^2)+0.2307524608*[.B35]+1.1730058735" office:value-type="float" office:value="2.97983379223686" calcext:value-type="float">
            <text:p>2.98</text:p>
          </table:table-cell>
          <table:table-cell table:style-name="ce250" table:formula="of:=[.F34]+[.E35]" office:value-type="float" office:value="93.3436750343224" calcext:value-type="float">
            <text:p>93.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11" calcext:value-type="date">
            <text:p>9/11/17</text:p>
          </table:table-cell>
          <table:table-cell table:style-name="ce242" office:value-type="float" office:value="4.757728" calcext:value-type="float">
            <text:p>4.757728</text:p>
          </table:table-cell>
          <table:table-cell table:formula="of:=[.C35]+[.B36]" office:value-type="float" office:value="154.221931" calcext:value-type="float">
            <text:p>154.2</text:p>
          </table:table-cell>
          <table:table-cell table:formula="of:=[.D35]+3.01" office:value-type="float" office:value="96.3200000000001" calcext:value-type="float">
            <text:p>96.3200000000001</text:p>
          </table:table-cell>
          <table:table-cell table:formula="of:=(0.0312039503*[.B36]^2)+0.2307524608*[.B36]+1.1730058735" office:value-type="float" office:value="2.97719517873786" calcext:value-type="float">
            <text:p>2.98</text:p>
          </table:table-cell>
          <table:table-cell table:style-name="ce250" table:formula="of:=[.F35]+[.E36]" office:value-type="float" office:value="96.3208702130602" calcext:value-type="float">
            <text:p>96.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09-12" calcext:value-type="date">
            <text:p>9/12/17</text:p>
          </table:table-cell>
          <table:table-cell table:style-name="ce50" office:value-type="float" office:value="4.753806" calcext:value-type="float">
            <text:p>4.753806</text:p>
          </table:table-cell>
          <table:table-cell table:style-name="ce252" table:formula="of:=[.C36]+[.B37]" office:value-type="float" office:value="158.975737" calcext:value-type="float">
            <text:p>159.0</text:p>
          </table:table-cell>
          <table:table-cell table:style-name="ce238" table:formula="of:=[.D36]+3.01" office:value-type="float" office:value="99.33" calcext:value-type="float">
            <text:p>99.33</text:p>
          </table:table-cell>
          <table:table-cell table:style-name="ce247" table:formula="of:=(0.0312039503*[.B37]^2)+0.2307524608*[.B37]+1.1730058735" office:value-type="float" office:value="2.97512612804962" calcext:value-type="float">
            <text:p>2.98</text:p>
          </table:table-cell>
          <table:table-cell table:style-name="ce252" table:formula="of:=[.F36]+[.E37]" office:value-type="float" office:value="99.2959963411098" calcext:value-type="float">
            <text:p>99.3</text:p>
          </table:table-cell>
          <table:table-cell table:style-name="ce238"/>
          <table:table-cell table:style-name="ce238" office:value-type="float" office:value="33" calcext:value-type="float">
            <text:p>33</text:p>
          </table:table-cell>
          <table:table-cell office:value-type="string" calcext:value-type="string">
            <text:p>Sampled all three in E/R and P</text:p>
          </table:table-cell>
          <table:table-cell/>
          <table:table-cell table:style-name="ce68"/>
          <table:table-cell table:number-columns-repeated="25"/>
        </table:table-row>
        <table:table-row table:style-name="ro2">
          <table:table-cell table:style-name="ce236" office:value-type="date" office:date-value="2017-09-13" calcext:value-type="date">
            <text:p>9/13/17</text:p>
          </table:table-cell>
          <table:table-cell table:style-name="ce51" office:value-type="float" office:value="4.761489" calcext:value-type="float">
            <text:p>4.761489</text:p>
          </table:table-cell>
          <table:table-cell table:formula="of:=[.C37]+[.B38]" office:value-type="float" office:value="163.737226" calcext:value-type="float">
            <text:p>163.7</text:p>
          </table:table-cell>
          <table:table-cell table:formula="of:=[.D37]+3.01" office:value-type="float" office:value="102.34" calcext:value-type="float">
            <text:p>102.34</text:p>
          </table:table-cell>
          <table:table-cell table:formula="of:=(0.0312039503*[.B38]^2)+0.2307524608*[.B38]+1.1730058735" office:value-type="float" office:value="2.97918019555495" calcext:value-type="float">
            <text:p>2.98</text:p>
          </table:table-cell>
          <table:table-cell table:style-name="ce250" table:formula="of:=[.F37]+[.E38]" office:value-type="float" office:value="102.275176536665" calcext:value-type="float">
            <text:p>102.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stimate ~20E / ~20R / 10 PFA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09-14" calcext:value-type="date">
            <text:p>9/14/17</text:p>
          </table:table-cell>
          <table:table-cell table:style-name="ce51" office:value-type="float" office:value="4.746" calcext:value-type="float">
            <text:p>4.746</text:p>
          </table:table-cell>
          <table:table-cell table:formula="of:=[.C38]+[.B39]" office:value-type="float" office:value="168.483226" calcext:value-type="float">
            <text:p>168.5</text:p>
          </table:table-cell>
          <table:table-cell table:formula="of:=[.D38]+3.01" office:value-type="float" office:value="105.35" calcext:value-type="float">
            <text:p>105.35</text:p>
          </table:table-cell>
          <table:table-cell table:formula="of:=(0.0312039503*[.B39]^2)+0.2307524608*[.B39]+1.1730058735" office:value-type="float" office:value="2.97101093025235" calcext:value-type="float">
            <text:p>2.97</text:p>
          </table:table-cell>
          <table:table-cell table:style-name="ce250" table:formula="of:=[.F38]+[.E39]" office:value-type="float" office:value="105.246187466917" calcext:value-type="float">
            <text:p>105.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09-15" calcext:value-type="date">
            <text:p>9/15/17</text:p>
          </table:table-cell>
          <table:table-cell table:style-name="ce52" office:value-type="float" office:value="4.765274" calcext:value-type="float">
            <text:p>4.765274</text:p>
          </table:table-cell>
          <table:table-cell table:formula="of:=[.C39]+[.B40]" office:value-type="float" office:value="173.2485" calcext:value-type="float">
            <text:p>173.2</text:p>
          </table:table-cell>
          <table:table-cell table:formula="of:=[.D39]+3.01" office:value-type="float" office:value="108.36" calcext:value-type="float">
            <text:p>108.36</text:p>
          </table:table-cell>
          <table:table-cell table:formula="of:=(0.0312039503*[.B40]^2)+0.2307524608*[.B40]+1.1730058735" office:value-type="float" office:value="2.98117877055835" calcext:value-type="float">
            <text:p>2.98</text:p>
          </table:table-cell>
          <table:table-cell table:style-name="ce250" table:formula="of:=[.F39]+[.E40]" office:value-type="float" office:value="108.227366237475" calcext:value-type="float">
            <text:p>108.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16" calcext:value-type="date">
            <text:p>9/16/17</text:p>
          </table:table-cell>
          <table:table-cell table:style-name="ce53" office:value-type="float" office:value="4.76633" calcext:value-type="float">
            <text:p>4.76633</text:p>
          </table:table-cell>
          <table:table-cell table:formula="of:=[.C40]+[.B41]" office:value-type="float" office:value="178.01483" calcext:value-type="float">
            <text:p>178.0</text:p>
          </table:table-cell>
          <table:table-cell table:formula="of:=[.D40]+3.01" office:value-type="float" office:value="111.37" calcext:value-type="float">
            <text:p>111.37</text:p>
          </table:table-cell>
          <table:table-cell table:formula="of:=(0.0312039503*[.B41]^2)+0.2307524608*[.B41]+1.1730058735" office:value-type="float" office:value="2.98173652458151" calcext:value-type="float">
            <text:p>2.98</text:p>
          </table:table-cell>
          <table:table-cell table:style-name="ce250" table:formula="of:=[.F40]+[.E41]" office:value-type="float" office:value="111.209102762057" calcext:value-type="float">
            <text:p>111.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09-17" calcext:value-type="date">
            <text:p>9/17/17</text:p>
          </table:table-cell>
          <table:table-cell office:value-type="float" office:value="4.789543" calcext:value-type="float">
            <text:p>4.789543</text:p>
          </table:table-cell>
          <table:table-cell table:formula="of:=[.C41]+[.B42]" office:value-type="float" office:value="182.804373" calcext:value-type="float">
            <text:p>182.8</text:p>
          </table:table-cell>
          <table:table-cell table:formula="of:=[.D41]+3.01" office:value-type="float" office:value="114.38" calcext:value-type="float">
            <text:p>114.38</text:p>
          </table:table-cell>
          <table:table-cell table:formula="of:=(0.0312039503*[.B42]^2)+0.2307524608*[.B42]+1.1730058735" office:value-type="float" office:value="2.99401465668591" calcext:value-type="float">
            <text:p>2.99</text:p>
          </table:table-cell>
          <table:table-cell table:style-name="ce250" table:formula="of:=[.F41]+[.E42]" office:value-type="float" office:value="114.203117418743" calcext:value-type="float">
            <text:p>114.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18" calcext:value-type="date">
            <text:p>9/18/17</text:p>
          </table:table-cell>
          <table:table-cell office:value-type="float" office:value="4.807903" calcext:value-type="float">
            <text:p>4.807903</text:p>
          </table:table-cell>
          <table:table-cell table:formula="of:=[.C42]+[.B43]" office:value-type="float" office:value="187.612276" calcext:value-type="float">
            <text:p>187.6</text:p>
          </table:table-cell>
          <table:table-cell table:formula="of:=[.D42]+3.01" office:value-type="float" office:value="117.39" calcext:value-type="float">
            <text:p>117.39</text:p>
          </table:table-cell>
          <table:table-cell table:formula="of:=(0.0312039503*[.B43]^2)+0.2307524608*[.B43]+1.1730058735" office:value-type="float" office:value="3.00374969213211" calcext:value-type="float">
            <text:p>3.00</text:p>
          </table:table-cell>
          <table:table-cell table:style-name="ce250" table:formula="of:=[.F42]+[.E43]" office:value-type="float" office:value="117.206867110875" calcext:value-type="float">
            <text:p>117.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09-19" calcext:value-type="date">
            <text:p>9/19/17</text:p>
          </table:table-cell>
          <table:table-cell office:value-type="float" office:value="4.786427" calcext:value-type="float">
            <text:p>4.786427</text:p>
          </table:table-cell>
          <table:table-cell table:formula="of:=[.C43]+[.B44]" office:value-type="float" office:value="192.398703" calcext:value-type="float">
            <text:p>192.4</text:p>
          </table:table-cell>
          <table:table-cell table:formula="of:=[.D43]+3.01" office:value-type="float" office:value="120.4" calcext:value-type="float">
            <text:p>120.4</text:p>
          </table:table-cell>
          <table:table-cell table:formula="of:=(0.0312039503*[.B44]^2)+0.2307524608*[.B44]+1.1730058735" office:value-type="float" office:value="2.99236454600353" calcext:value-type="float">
            <text:p>2.99</text:p>
          </table:table-cell>
          <table:table-cell table:style-name="ce250" table:formula="of:=[.F43]+[.E44]" office:value-type="float" office:value="120.199231656879" calcext:value-type="float">
            <text:p>120.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20" calcext:value-type="date">
            <text:p>9/20/17</text:p>
          </table:table-cell>
          <table:table-cell table:style-name="ce54" office:value-type="float" office:value="4.76811" calcext:value-type="float">
            <text:p>4.76811</text:p>
          </table:table-cell>
          <table:table-cell table:formula="of:=[.C44]+[.B45]" office:value-type="float" office:value="197.166813" calcext:value-type="float">
            <text:p>197.2</text:p>
          </table:table-cell>
          <table:table-cell table:formula="of:=[.D44]+3.01" office:value-type="float" office:value="123.41" calcext:value-type="float">
            <text:p>123.41</text:p>
          </table:table-cell>
          <table:table-cell table:formula="of:=(0.0312039503*[.B45]^2)+0.2307524608*[.B45]+1.1730058735" office:value-type="float" office:value="2.98267683566331" calcext:value-type="float">
            <text:p>2.98</text:p>
          </table:table-cell>
          <table:table-cell table:style-name="ce250" table:formula="of:=[.F44]+[.E45]" office:value-type="float" office:value="123.181908492542" calcext:value-type="float">
            <text:p>123.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09-21" calcext:value-type="date">
            <text:p>9/21/17</text:p>
          </table:table-cell>
          <table:table-cell table:style-name="ce54" office:value-type="float" office:value="4.770864" calcext:value-type="float">
            <text:p>4.770864</text:p>
          </table:table-cell>
          <table:table-cell table:formula="of:=[.C45]+[.B46]" office:value-type="float" office:value="201.937677" calcext:value-type="float">
            <text:p>201.9</text:p>
          </table:table-cell>
          <table:table-cell table:formula="of:=[.D45]+3.01" office:value-type="float" office:value="126.42" calcext:value-type="float">
            <text:p>126.42</text:p>
          </table:table-cell>
          <table:table-cell table:formula="of:=(0.0312039503*[.B46]^2)+0.2307524608*[.B46]+1.1730058735" office:value-type="float" office:value="2.98413206614921" calcext:value-type="float">
            <text:p>2.98</text:p>
          </table:table-cell>
          <table:table-cell table:style-name="ce250" table:formula="of:=[.F45]+[.E46]" office:value-type="float" office:value="126.166040558691" calcext:value-type="float">
            <text:p>126.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22" calcext:value-type="date">
            <text:p>9/22/17</text:p>
          </table:table-cell>
          <table:table-cell table:style-name="ce55" office:value-type="float" office:value="4.779937" calcext:value-type="float">
            <text:p>4.779937</text:p>
          </table:table-cell>
          <table:table-cell table:formula="of:=[.C46]+[.B47]" office:value-type="float" office:value="206.717614" calcext:value-type="float">
            <text:p>206.7</text:p>
          </table:table-cell>
          <table:table-cell table:formula="of:=[.D46]+3.01" office:value-type="float" office:value="129.43" calcext:value-type="float">
            <text:p>129.43</text:p>
          </table:table-cell>
          <table:table-cell table:formula="of:=(0.0312039503*[.B47]^2)+0.2307524608*[.B47]+1.1730058735" office:value-type="float" office:value="2.98892964336215" calcext:value-type="float">
            <text:p>2.99</text:p>
          </table:table-cell>
          <table:table-cell table:style-name="ce250" table:formula="of:=[.F46]+[.E47]" office:value-type="float" office:value="129.154970202053" calcext:value-type="float">
            <text:p>129.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table:style-name="ce68"/>
          <table:table-cell table:number-columns-repeated="22"/>
        </table:table-row>
        <table:table-row table:style-name="ro2">
          <table:table-cell table:style-name="ce48" office:value-type="date" office:date-value="2017-09-23" calcext:value-type="date">
            <text:p>9/23/17</text:p>
          </table:table-cell>
          <table:table-cell table:style-name="ce56" office:value-type="float" office:value="4.81915" calcext:value-type="float">
            <text:p>4.81915</text:p>
          </table:table-cell>
          <table:table-cell table:style-name="ce60" table:formula="of:=[.C47]+[.B48]" office:value-type="float" office:value="211.536764" calcext:value-type="float">
            <text:p>211.5</text:p>
          </table:table-cell>
          <table:table-cell table:style-name="ce63" table:formula="of:=[.D47]+3.01" office:value-type="float" office:value="132.44" calcext:value-type="float">
            <text:p>132.44</text:p>
          </table:table-cell>
          <table:table-cell table:style-name="ce64" table:formula="of:=(0.0312039503*[.B48]^2)+0.2307524608*[.B48]+1.1730058735" office:value-type="float" office:value="3.00972358729014" calcext:value-type="float">
            <text:p>3.01</text:p>
          </table:table-cell>
          <table:table-cell table:style-name="ce60" table:formula="of:=[.F47]+[.E48]" office:value-type="float" office:value="132.164693789343" calcext:value-type="float">
            <text:p>132.2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office:value-type="string" calcext:value-type="string">
            <text:p>Arbitrary sample 17LB1 – 15 each in E/R/P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09-24" calcext:value-type="date">
            <text:p>9/24/17</text:p>
          </table:table-cell>
          <table:table-cell table:style-name="ce55" office:value-type="float" office:value="4.843541" calcext:value-type="float">
            <text:p>4.843541</text:p>
          </table:table-cell>
          <table:table-cell table:formula="of:=[.C48]+[.B49]" office:value-type="float" office:value="216.380305" calcext:value-type="float">
            <text:p>216.4</text:p>
          </table:table-cell>
          <table:table-cell table:formula="of:=[.D48]+3.01" office:value-type="float" office:value="135.45" calcext:value-type="float">
            <text:p>135.45</text:p>
          </table:table-cell>
          <table:table-cell table:formula="of:=(0.0312039503*[.B49]^2)+0.2307524608*[.B49]+1.1730058735" office:value-type="float" office:value="3.02270610169971" calcext:value-type="float">
            <text:p>3.02</text:p>
          </table:table-cell>
          <table:table-cell table:style-name="ce250" table:formula="of:=[.F48]+[.E49]" office:value-type="float" office:value="135.187399891043" calcext:value-type="float">
            <text:p>135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ealt with fungal infection in 17LB1-a – split it up and made a 17LB1-c</text:p>
          </table:table-cell>
          <table:table-cell table:number-columns-repeated="4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09-25" calcext:value-type="date">
            <text:p>9/25/17</text:p>
          </table:table-cell>
          <table:table-cell office:value-type="float" office:value="4.821234" calcext:value-type="float">
            <text:p>4.821234</text:p>
          </table:table-cell>
          <table:table-cell table:formula="of:=[.C49]+[.B50]" office:value-type="float" office:value="221.201539" calcext:value-type="float">
            <text:p>221.2</text:p>
          </table:table-cell>
          <table:table-cell table:formula="of:=[.D49]+3.01" office:value-type="float" office:value="138.46" calcext:value-type="float">
            <text:p>138.46</text:p>
          </table:table-cell>
          <table:table-cell table:formula="of:=(0.0312039503*[.B50]^2)+0.2307524608*[.B50]+1.1730058735" office:value-type="float" office:value="3.01083138026217" calcext:value-type="float">
            <text:p>3.01</text:p>
          </table:table-cell>
          <table:table-cell table:style-name="ce250" table:formula="of:=[.F49]+[.E50]" office:value-type="float" office:value="138.198231271305" calcext:value-type="float">
            <text:p>138.2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26" calcext:value-type="date">
            <text:p>9/26/17</text:p>
          </table:table-cell>
          <table:table-cell office:value-type="float" office:value="4.837014" calcext:value-type="float">
            <text:p>4.837014</text:p>
          </table:table-cell>
          <table:table-cell table:formula="of:=[.C50]+[.B51]" office:value-type="float" office:value="226.038553" calcext:value-type="float">
            <text:p>226.0</text:p>
          </table:table-cell>
          <table:table-cell table:formula="of:=[.D50]+3.01" office:value-type="float" office:value="141.47" calcext:value-type="float">
            <text:p>141.47</text:p>
          </table:table-cell>
          <table:table-cell table:formula="of:=(0.0312039503*[.B51]^2)+0.2307524608*[.B51]+1.1730058735" office:value-type="float" office:value="3.0192283593349" calcext:value-type="float">
            <text:p>3.02</text:p>
          </table:table-cell>
          <table:table-cell table:style-name="ce250" table:formula="of:=[.F50]+[.E51]" office:value-type="float" office:value="141.21745963064" calcext:value-type="float">
            <text:p>141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09-27" calcext:value-type="date">
            <text:p>9/27/17</text:p>
          </table:table-cell>
          <table:table-cell office:value-type="float" office:value="4.841681" calcext:value-type="float">
            <text:p>4.841681</text:p>
          </table:table-cell>
          <table:table-cell table:formula="of:=[.C51]+[.B52]" office:value-type="float" office:value="230.880234" calcext:value-type="float">
            <text:p>230.9</text:p>
          </table:table-cell>
          <table:table-cell table:formula="of:=[.D51]+3.01" office:value-type="float" office:value="144.48" calcext:value-type="float">
            <text:p>144.48</text:p>
          </table:table-cell>
          <table:table-cell table:formula="of:=(0.0312039503*[.B52]^2)+0.2307524608*[.B52]+1.1730058735" office:value-type="float" office:value="3.02171477815679" calcext:value-type="float">
            <text:p>3.02</text:p>
          </table:table-cell>
          <table:table-cell table:style-name="ce250" table:formula="of:=[.F51]+[.E52]" office:value-type="float" office:value="144.239174408797" calcext:value-type="float">
            <text:p>144.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09-28" calcext:value-type="date">
            <text:p>9/28/17</text:p>
          </table:table-cell>
          <table:table-cell office:value-type="float" office:value="4.809748" calcext:value-type="float">
            <text:p>4.809748</text:p>
          </table:table-cell>
          <table:table-cell table:formula="of:=[.C52]+[.B53]" office:value-type="float" office:value="235.689982" calcext:value-type="float">
            <text:p>235.7</text:p>
          </table:table-cell>
          <table:table-cell table:formula="of:=[.D52]+3.01" office:value-type="float" office:value="147.49" calcext:value-type="float">
            <text:p>147.49</text:p>
          </table:table-cell>
          <table:table-cell table:formula="of:=(0.0312039503*[.B53]^2)+0.2307524608*[.B53]+1.1730058735" office:value-type="float" office:value="3.00472913098081" calcext:value-type="float">
            <text:p>3.00</text:p>
          </table:table-cell>
          <table:table-cell table:style-name="ce250" table:formula="of:=[.F52]+[.E53]" office:value-type="float" office:value="147.243903539778" calcext:value-type="float">
            <text:p>147.2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5"/>
          <table:table-cell table:style-name="ce68"/>
          <table:table-cell table:number-columns-repeated="22"/>
        </table:table-row>
        <table:table-row table:style-name="ro2">
          <table:table-cell table:style-name="ce237" office:value-type="date" office:date-value="2017-09-29" calcext:value-type="date">
            <text:p>9/29/17</text:p>
          </table:table-cell>
          <table:table-cell table:style-name="ce238" office:value-type="float" office:value="4.79232" calcext:value-type="float">
            <text:p>4.79232</text:p>
          </table:table-cell>
          <table:table-cell table:style-name="ce252" table:formula="of:=[.C53]+[.B54]" office:value-type="float" office:value="240.482302" calcext:value-type="float">
            <text:p>240.5</text:p>
          </table:table-cell>
          <table:table-cell table:style-name="ce238" table:formula="of:=[.D53]+3.01" office:value-type="float" office:value="150.5" calcext:value-type="float">
            <text:p>150.5</text:p>
          </table:table-cell>
          <table:table-cell table:style-name="ce247" table:formula="of:=(0.0312039503*[.B54]^2)+0.2307524608*[.B54]+1.1730058735" office:value-type="float" office:value="2.99548575698922" calcext:value-type="float">
            <text:p>3.00</text:p>
          </table:table-cell>
          <table:table-cell table:style-name="ce252" table:formula="of:=[.F53]+[.E54]" office:value-type="float" office:value="150.239389296767" calcext:value-type="float">
            <text:p>150.2</text:p>
          </table:table-cell>
          <table:table-cell table:style-name="ce238"/>
          <table:table-cell table:style-name="ce238" office:value-type="float" office:value="50" calcext:value-type="float">
            <text:p>50</text:p>
          </table:table-cell>
          <table:table-cell office:value-type="string" calcext:value-type="string">
            <text:p>Sýnataka (~35 af hverjum krossi í EtOH, RNAlater og PFA)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09-30" calcext:value-type="date">
            <text:p>9/30/17</text:p>
          </table:table-cell>
          <table:table-cell office:value-type="float" office:value="4.83966" calcext:value-type="float">
            <text:p>4.83966</text:p>
          </table:table-cell>
          <table:table-cell table:formula="of:=[.C54]+[.B55]" office:value-type="float" office:value="245.321962" calcext:value-type="float">
            <text:p>245.3</text:p>
          </table:table-cell>
          <table:table-cell table:formula="of:=[.D54]+3.01" office:value-type="float" office:value="153.51" calcext:value-type="float">
            <text:p>153.51</text:p>
          </table:table-cell>
          <table:table-cell table:formula="of:=(0.0312039503*[.B55]^2)+0.2307524608*[.B55]+1.1730058735" office:value-type="float" office:value="3.02063789124896" calcext:value-type="float">
            <text:p>3.02</text:p>
          </table:table-cell>
          <table:table-cell table:style-name="ce250" table:formula="of:=[.F54]+[.E55]" office:value-type="float" office:value="153.260027188016" calcext:value-type="float">
            <text:p>153.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/>
          <table:table-cell table:style-name="ce68"/>
          <table:table-cell table:number-columns-repeated="22"/>
        </table:table-row>
        <table:table-row table:style-name="ro2">
          <table:table-cell table:style-name="ce236" office:value-type="date" office:date-value="2017-10-01" calcext:value-type="date">
            <text:p>10/1/17</text:p>
          </table:table-cell>
          <table:table-cell office:value-type="float" office:value="4.854839" calcext:value-type="float">
            <text:p>4.854839</text:p>
          </table:table-cell>
          <table:table-cell table:formula="of:=[.C55]+[.B56]" office:value-type="float" office:value="250.176801" calcext:value-type="float">
            <text:p>250.2</text:p>
          </table:table-cell>
          <table:table-cell table:formula="of:=[.D55]+3.01" office:value-type="float" office:value="156.52" calcext:value-type="float">
            <text:p>156.52</text:p>
          </table:table-cell>
          <table:table-cell table:formula="of:=(0.0312039503*[.B56]^2)+0.2307524608*[.B56]+1.1730058735" office:value-type="float" office:value="3.02873223151916" calcext:value-type="float">
            <text:p>3.03</text:p>
          </table:table-cell>
          <table:table-cell table:style-name="ce250" table:formula="of:=[.F55]+[.E56]" office:value-type="float" office:value="156.288759419535" calcext:value-type="float">
            <text:p>156.3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02" calcext:value-type="date">
            <text:p>10/2/17</text:p>
          </table:table-cell>
          <table:table-cell office:value-type="float" office:value="4.833117" calcext:value-type="float">
            <text:p>4.833117</text:p>
          </table:table-cell>
          <table:table-cell table:formula="of:=[.C56]+[.B57]" office:value-type="float" office:value="255.009918" calcext:value-type="float">
            <text:p>255.0</text:p>
          </table:table-cell>
          <table:table-cell table:formula="of:=[.D56]+3.01" office:value-type="float" office:value="159.53" calcext:value-type="float">
            <text:p>159.53</text:p>
          </table:table-cell>
          <table:table-cell table:formula="of:=(0.0312039503*[.B57]^2)+0.2307524608*[.B57]+1.1730058735" office:value-type="float" office:value="3.01715321171426" calcext:value-type="float">
            <text:p>3.02</text:p>
          </table:table-cell>
          <table:table-cell table:style-name="ce250" table:formula="of:=[.F56]+[.E57]" office:value-type="float" office:value="159.305912631249" calcext:value-type="float">
            <text:p>159.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table:style-name="ce69"/>
          <table:table-cell table:style-name="ce55" table:number-columns-repeated="2"/>
          <table:table-cell table:number-columns-repeated="20"/>
        </table:table-row>
        <table:table-row table:style-name="ro2">
          <table:table-cell table:style-name="ce236" office:value-type="date" office:date-value="2017-10-03" calcext:value-type="date">
            <text:p>10/3/17</text:p>
          </table:table-cell>
          <table:table-cell office:value-type="float" office:value="4.814867" calcext:value-type="float">
            <text:p>4.814867</text:p>
          </table:table-cell>
          <table:table-cell table:formula="of:=[.C57]+[.B58]" office:value-type="float" office:value="259.824785" calcext:value-type="float">
            <text:p>259.8</text:p>
          </table:table-cell>
          <table:table-cell table:formula="of:=[.D57]+3.01" office:value-type="float" office:value="162.54" calcext:value-type="float">
            <text:p>162.54</text:p>
          </table:table-cell>
          <table:table-cell table:formula="of:=(0.0312039503*[.B58]^2)+0.2307524608*[.B58]+1.1730058735" office:value-type="float" office:value="3.00744772166319" calcext:value-type="float">
            <text:p>3.01</text:p>
          </table:table-cell>
          <table:table-cell table:style-name="ce250" table:formula="of:=[.F57]+[.E58]" office:value-type="float" office:value="162.313360352913" calcext:value-type="float">
            <text:p>162.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/>
          <table:table-cell table:style-name="ce55"/>
          <table:table-cell table:style-name="ce70"/>
          <table:table-cell table:style-name="ce55"/>
          <table:table-cell table:number-columns-repeated="20"/>
        </table:table-row>
        <table:table-row table:style-name="ro2">
          <table:table-cell table:style-name="ce236" office:value-type="date" office:date-value="2017-10-04" calcext:value-type="date">
            <text:p>10/4/17</text:p>
          </table:table-cell>
          <table:table-cell office:value-type="float" office:value="4.809496" calcext:value-type="float">
            <text:p>4.809496</text:p>
          </table:table-cell>
          <table:table-cell table:formula="of:=[.C58]+[.B59]" office:value-type="float" office:value="264.634281" calcext:value-type="float">
            <text:p>264.6</text:p>
          </table:table-cell>
          <table:table-cell table:formula="of:=[.D58]+3.01" office:value-type="float" office:value="165.55" calcext:value-type="float">
            <text:p>165.55</text:p>
          </table:table-cell>
          <table:table-cell table:formula="of:=(0.0312039503*[.B59]^2)+0.2307524608*[.B59]+1.1730058735" office:value-type="float" office:value="3.00459534144094" calcext:value-type="float">
            <text:p>3.00</text:p>
          </table:table-cell>
          <table:table-cell table:style-name="ce250" table:formula="of:=[.F58]+[.E59]" office:value-type="float" office:value="165.317955694353" calcext:value-type="float">
            <text:p>165.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5"/>
          <table:table-cell table:style-name="ce55"/>
          <table:table-cell table:style-name="ce59"/>
          <table:table-cell table:style-name="ce71"/>
          <table:table-cell table:number-columns-repeated="20"/>
        </table:table-row>
        <table:table-row table:style-name="ro2">
          <table:table-cell table:style-name="ce236" office:value-type="date" office:date-value="2017-10-05" calcext:value-type="date">
            <text:p>10/5/17</text:p>
          </table:table-cell>
          <table:table-cell office:value-type="float" office:value="4.792725" calcext:value-type="float">
            <text:p>4.792725</text:p>
          </table:table-cell>
          <table:table-cell table:formula="of:=[.C59]+[.B60]" office:value-type="float" office:value="269.427006" calcext:value-type="float">
            <text:p>269.4</text:p>
          </table:table-cell>
          <table:table-cell table:formula="of:=[.D59]+3.01" office:value-type="float" office:value="168.56" calcext:value-type="float">
            <text:p>168.56</text:p>
          </table:table-cell>
          <table:table-cell table:formula="of:=(0.0312039503*[.B60]^2)+0.2307524608*[.B60]+1.1730058735" office:value-type="float" office:value="2.9957003436993" calcext:value-type="float">
            <text:p>3.00</text:p>
          </table:table-cell>
          <table:table-cell table:style-name="ce250" table:formula="of:=[.F59]+[.E60]" office:value-type="float" office:value="168.313656038053" calcext:value-type="float">
            <text:p>168.3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table:style-name="ce55"/>
          <table:table-cell table:style-name="ce59"/>
          <table:table-cell table:style-name="ce71"/>
          <table:table-cell table:number-columns-repeated="20"/>
        </table:table-row>
        <table:table-row table:style-name="ro2">
          <table:table-cell table:style-name="ce236" office:value-type="date" office:date-value="2017-10-06" calcext:value-type="date">
            <text:p>10/6/17</text:p>
          </table:table-cell>
          <table:table-cell office:value-type="float" office:value="4.787731" calcext:value-type="float">
            <text:p>4.787731</text:p>
          </table:table-cell>
          <table:table-cell table:formula="of:=[.C60]+[.B61]" office:value-type="float" office:value="274.214737" calcext:value-type="float">
            <text:p>274.2</text:p>
          </table:table-cell>
          <table:table-cell table:formula="of:=[.D60]+3.01" office:value-type="float" office:value="171.57" calcext:value-type="float">
            <text:p>171.57</text:p>
          </table:table-cell>
          <table:table-cell table:formula="of:=(0.0312039503*[.B61]^2)+0.2307524608*[.B61]+1.1730058735" office:value-type="float" office:value="2.99305501923413" calcext:value-type="float">
            <text:p>2.99</text:p>
          </table:table-cell>
          <table:table-cell table:style-name="ce250" table:formula="of:=[.F60]+[.E61]" office:value-type="float" office:value="171.306711057287" calcext:value-type="float">
            <text:p>171.3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/>
          <table:table-cell table:style-name="ce55"/>
          <table:table-cell table:style-name="ce59"/>
          <table:table-cell table:style-name="ce71"/>
          <table:table-cell table:number-columns-repeated="20"/>
        </table:table-row>
        <table:table-row table:style-name="ro2">
          <table:table-cell table:style-name="ce236" office:value-type="date" office:date-value="2017-10-07" calcext:value-type="date">
            <text:p>10/7/17</text:p>
          </table:table-cell>
          <table:table-cell office:value-type="float" office:value="4.813077" calcext:value-type="float">
            <text:p>4.813077</text:p>
          </table:table-cell>
          <table:table-cell table:formula="of:=[.C61]+[.B62]" office:value-type="float" office:value="279.027814" calcext:value-type="float">
            <text:p>279.0</text:p>
          </table:table-cell>
          <table:table-cell table:formula="of:=[.D61]+3.01" office:value-type="float" office:value="174.58" calcext:value-type="float">
            <text:p>174.58</text:p>
          </table:table-cell>
          <table:table-cell table:formula="of:=(0.0312039503*[.B62]^2)+0.2307524608*[.B62]+1.1730058735" office:value-type="float" office:value="3.0064969052623" calcext:value-type="float">
            <text:p>3.01</text:p>
          </table:table-cell>
          <table:table-cell table:style-name="ce250" table:formula="of:=[.F61]+[.E62]" office:value-type="float" office:value="174.313207962549" calcext:value-type="float">
            <text:p>174.3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5"/>
          <table:table-cell table:style-name="ce55"/>
          <table:table-cell table:style-name="ce59"/>
          <table:table-cell table:style-name="ce71"/>
          <table:table-cell table:number-columns-repeated="20"/>
        </table:table-row>
        <table:table-row table:style-name="ro2">
          <table:table-cell table:style-name="ce236" office:value-type="date" office:date-value="2017-10-08" calcext:value-type="date">
            <text:p>10/8/17</text:p>
          </table:table-cell>
          <table:table-cell office:value-type="float" office:value="4.816906" calcext:value-type="float">
            <text:p>4.816906</text:p>
          </table:table-cell>
          <table:table-cell table:formula="of:=[.C62]+[.B63]" office:value-type="float" office:value="283.84472" calcext:value-type="float">
            <text:p>283.8</text:p>
          </table:table-cell>
          <table:table-cell table:formula="of:=[.D62]+3.01" office:value-type="float" office:value="177.59" calcext:value-type="float">
            <text:p>177.59</text:p>
          </table:table-cell>
          <table:table-cell table:formula="of:=(0.0312039503*[.B63]^2)+0.2307524608*[.B63]+1.1730058735" office:value-type="float" office:value="3.00853104608802" calcext:value-type="float">
            <text:p>3.01</text:p>
          </table:table-cell>
          <table:table-cell table:style-name="ce250" table:formula="of:=[.F62]+[.E63]" office:value-type="float" office:value="177.321739008637" calcext:value-type="float">
            <text:p>177.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5"/>
          <table:table-cell table:style-name="ce55"/>
          <table:table-cell table:style-name="ce59"/>
          <table:table-cell table:style-name="ce71"/>
          <table:table-cell table:number-columns-repeated="20"/>
        </table:table-row>
        <table:table-row table:style-name="ro2">
          <table:table-cell table:style-name="ce236" office:value-type="date" office:date-value="2017-10-09" calcext:value-type="date">
            <text:p>10/9/17</text:p>
          </table:table-cell>
          <table:table-cell office:value-type="float" office:value="4.799609" calcext:value-type="float">
            <text:p>4.799609</text:p>
          </table:table-cell>
          <table:table-cell table:formula="of:=[.C63]+[.B64]" office:value-type="float" office:value="288.644329" calcext:value-type="float">
            <text:p>288.6</text:p>
          </table:table-cell>
          <table:table-cell table:formula="of:=[.D63]+3.01" office:value-type="float" office:value="180.6" calcext:value-type="float">
            <text:p>180.6</text:p>
          </table:table-cell>
          <table:table-cell table:formula="of:=(0.0312039503*[.B64]^2)+0.2307524608*[.B64]+1.1730058735" office:value-type="float" office:value="2.99934935366247" calcext:value-type="float">
            <text:p>3.00</text:p>
          </table:table-cell>
          <table:table-cell table:style-name="ce250" table:formula="of:=[.F63]+[.E64]" office:value-type="float" office:value="180.3210883623" calcext:value-type="float">
            <text:p>180.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5"/>
          <table:table-cell table:style-name="ce55" table:number-columns-repeated="3"/>
          <table:table-cell table:number-columns-repeated="20"/>
        </table:table-row>
        <table:table-row table:style-name="ro2">
          <table:table-cell table:style-name="ce236" office:value-type="date" office:date-value="2017-10-10" calcext:value-type="date">
            <text:p>10/10/17</text:p>
          </table:table-cell>
          <table:table-cell office:value-type="float" office:value="4.772646" calcext:value-type="float">
            <text:p>4.772646</text:p>
          </table:table-cell>
          <table:table-cell table:formula="of:=[.C64]+[.B65]" office:value-type="float" office:value="293.416975" calcext:value-type="float">
            <text:p>293.4</text:p>
          </table:table-cell>
          <table:table-cell table:formula="of:=[.D64]+3.01" office:value-type="float" office:value="183.61" calcext:value-type="float">
            <text:p>183.61</text:p>
          </table:table-cell>
          <table:table-cell table:formula="of:=(0.0312039503*[.B65]^2)+0.2307524608*[.B65]+1.1730058735" office:value-type="float" office:value="2.98507393810165" calcext:value-type="float">
            <text:p>2.99</text:p>
          </table:table-cell>
          <table:table-cell table:style-name="ce250" table:formula="of:=[.F64]+[.E65]" office:value-type="float" office:value="183.306162300401" calcext:value-type="float">
            <text:p>183.3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formula="of:=[.C65]+[.B66]" office:value-type="float" office:value="298.19002" calcext:value-type="float">
            <text:p>298.2</text:p>
          </table:table-cell>
          <table:table-cell table:formula="of:=[.D65]+3.01" office:value-type="float" office:value="186.62" calcext:value-type="float">
            <text:p>186.62</text:p>
          </table:table-cell>
          <table:table-cell table:formula="of:=(0.0312039503*[.B66]^2)+0.2307524608*[.B66]+1.1730058735" office:value-type="float" office:value="2.98528485577726" calcext:value-type="float">
            <text:p>2.99</text:p>
          </table:table-cell>
          <table:table-cell table:style-name="ce250" table:formula="of:=[.F65]+[.E66]" office:value-type="float" office:value="186.291447156179" calcext:value-type="float">
            <text:p>186.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2" calcext:value-type="date">
            <text:p>10/12/17</text:p>
          </table:table-cell>
          <table:table-cell table:style-name="ce55" office:value-type="float" office:value="4.792827" calcext:value-type="float">
            <text:p>4.792827</text:p>
          </table:table-cell>
          <table:table-cell table:formula="of:=[.C66]+[.B67]" office:value-type="float" office:value="302.982847" calcext:value-type="float">
            <text:p>303.0</text:p>
          </table:table-cell>
          <table:table-cell table:formula="of:=[.D66]+3.01" office:value-type="float" office:value="189.63" calcext:value-type="float">
            <text:p>189.63</text:p>
          </table:table-cell>
          <table:table-cell table:formula="of:=(0.0312039503*[.B67]^2)+0.2307524608*[.B67]+1.1730058735" office:value-type="float" office:value="2.9957543893733" calcext:value-type="float">
            <text:p>3.00</text:p>
          </table:table-cell>
          <table:table-cell table:style-name="ce250" table:formula="of:=[.F66]+[.E67]" office:value-type="float" office:value="189.287201545552" calcext:value-type="float">
            <text:p>189.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formula="of:=[.C67]+[.B68]" office:value-type="float" office:value="307.717262" calcext:value-type="float">
            <text:p>307.7</text:p>
          </table:table-cell>
          <table:table-cell table:formula="of:=[.D67]+3.01" office:value-type="float" office:value="192.64" calcext:value-type="float">
            <text:p>192.64</text:p>
          </table:table-cell>
          <table:table-cell table:formula="of:=(0.0312039503*[.B68]^2)+0.2307524608*[.B68]+1.1730058735" office:value-type="float" office:value="2.96491051416756" calcext:value-type="float">
            <text:p>2.96</text:p>
          </table:table-cell>
          <table:table-cell table:style-name="ce250" table:formula="of:=[.F67]+[.E68]" office:value-type="float" office:value="192.252112059719" calcext:value-type="float">
            <text:p>192.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C68]+[.B69]" office:value-type="float" office:value="312.45816" calcext:value-type="float">
            <text:p>312.5</text:p>
          </table:table-cell>
          <table:table-cell table:formula="of:=[.D68]+3.01" office:value-type="float" office:value="195.65" calcext:value-type="float">
            <text:p>195.65</text:p>
          </table:table-cell>
          <table:table-cell table:formula="of:=(0.0312039503*[.B69]^2)+0.2307524608*[.B69]+1.1730058735" office:value-type="float" office:value="2.96832329280213" calcext:value-type="float">
            <text:p>2.97</text:p>
          </table:table-cell>
          <table:table-cell table:style-name="ce250" table:formula="of:=[.F68]+[.E69]" office:value-type="float" office:value="195.220435352522" calcext:value-type="float">
            <text:p>195.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0-15" calcext:value-type="date">
            <text:p>10/15/17</text:p>
          </table:table-cell>
          <table:table-cell table:style-name="ce57" office:value-type="float" office:value="4.738392" calcext:value-type="float">
            <text:p>4.738392</text:p>
          </table:table-cell>
          <table:table-cell table:style-name="ce252" table:formula="of:=[.C69]+[.B70]" office:value-type="float" office:value="317.196552" calcext:value-type="float">
            <text:p>317.2</text:p>
          </table:table-cell>
          <table:table-cell table:style-name="ce238" table:formula="of:=[.D69]+3.01" office:value-type="float" office:value="198.66" calcext:value-type="float">
            <text:p>198.66</text:p>
          </table:table-cell>
          <table:table-cell table:style-name="ce247" table:formula="of:=(0.0312039503*[.B70]^2)+0.2307524608*[.B70]+1.1730058735" office:value-type="float" office:value="2.9670037741525" calcext:value-type="float">
            <text:p>2.97</text:p>
          </table:table-cell>
          <table:table-cell table:style-name="ce252" table:formula="of:=[.F69]+[.E70]" office:value-type="float" office:value="198.187439126674" calcext:value-type="float">
            <text:p>198.2</text:p>
          </table:table-cell>
          <table:table-cell table:style-name="ce238"/>
          <table:table-cell table:style-name="ce238" office:value-type="float" office:value="66" calcext:value-type="float">
            <text:p>66</text:p>
          </table:table-cell>
          <table:table-cell office:value-type="string" calcext:value-type="string">
            <text:p>Sýnataka (~50 af hverjum í EtOH og RNAlate, ~30-35 í PFA)</text:p>
          </table:table-cell>
          <table:table-cell table:number-columns-repeated="27"/>
        </table:table-row>
        <table:table-row table:style-name="ro2">
          <table:table-cell table:style-name="ce49" office:value-type="date" office:date-value="2017-10-16" calcext:value-type="date">
            <text:p>10/16/17</text:p>
          </table:table-cell>
          <table:table-cell table:style-name="ce58" office:value-type="float" office:value="4.739572" calcext:value-type="float">
            <text:p>4.739572</text:p>
          </table:table-cell>
          <table:table-cell table:style-name="ce62" table:formula="of:=[.C70]+[.B71]" office:value-type="float" office:value="321.936124" calcext:value-type="float">
            <text:p>321.9</text:p>
          </table:table-cell>
          <table:table-cell table:style-name="ce58" table:formula="of:=[.D70]+3.01" office:value-type="float" office:value="201.67" calcext:value-type="float">
            <text:p>201.67</text:p>
          </table:table-cell>
          <table:table-cell table:style-name="ce65" table:formula="of:=(0.0312039503*[.B71]^2)+0.2307524608*[.B71]+1.1730058735" office:value-type="float" office:value="2.96762504695902" calcext:value-type="float">
            <text:p>2.97</text:p>
          </table:table-cell>
          <table:table-cell table:style-name="ce62" table:formula="of:=[.F70]+[.E71]" office:value-type="float" office:value="201.155064173633" calcext:value-type="float">
            <text:p>201.2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formula="of:=[.C71]+[.B72]" office:value-type="float" office:value="326.666702" calcext:value-type="float">
            <text:p>326.7</text:p>
          </table:table-cell>
          <table:table-cell table:formula="of:=[.D71]+3.01" office:value-type="float" office:value="204.68" calcext:value-type="float">
            <text:p>204.68</text:p>
          </table:table-cell>
          <table:table-cell table:formula="of:=(0.0312039503*[.B72]^2)+0.2307524608*[.B72]+1.1730058735" office:value-type="float" office:value="2.96289187755372" calcext:value-type="float">
            <text:p>2.96</text:p>
          </table:table-cell>
          <table:table-cell table:style-name="ce250" table:formula="of:=[.F71]+[.E72]" office:value-type="float" office:value="204.117956051187" calcext:value-type="float">
            <text:p>204.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C72]+[.B73]" office:value-type="float" office:value="331.38427" calcext:value-type="float">
            <text:p>331.4</text:p>
          </table:table-cell>
          <table:table-cell table:formula="of:=[.D72]+3.01" office:value-type="float" office:value="207.69" calcext:value-type="float">
            <text:p>207.69</text:p>
          </table:table-cell>
          <table:table-cell table:formula="of:=(0.0312039503*[.B73]^2)+0.2307524608*[.B73]+1.1730058735" office:value-type="float" office:value="2.95605418662718" calcext:value-type="float">
            <text:p>2.96</text:p>
          </table:table-cell>
          <table:table-cell table:style-name="ce250" table:formula="of:=[.F72]+[.E73]" office:value-type="float" office:value="207.074010237814" calcext:value-type="float">
            <text:p>207.1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19" calcext:value-type="date">
            <text:p>10/19/17</text:p>
          </table:table-cell>
          <table:table-cell office:value-type="float" office:value="4.702671" calcext:value-type="float">
            <text:p>4.702671</text:p>
          </table:table-cell>
          <table:table-cell table:formula="of:=[.C73]+[.B74]" office:value-type="float" office:value="336.086941" calcext:value-type="float">
            <text:p>336.1</text:p>
          </table:table-cell>
          <table:table-cell table:formula="of:=[.D73]+3.01" office:value-type="float" office:value="210.7" calcext:value-type="float">
            <text:p>210.7</text:p>
          </table:table-cell>
          <table:table-cell table:formula="of:=(0.0312039503*[.B74]^2)+0.2307524608*[.B74]+1.1730058735" office:value-type="float" office:value="2.94823771388806" calcext:value-type="float">
            <text:p>2.95</text:p>
          </table:table-cell>
          <table:table-cell table:style-name="ce250" table:formula="of:=[.F73]+[.E74]" office:value-type="float" office:value="210.022247951702" calcext:value-type="float">
            <text:p>210.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0" calcext:value-type="date">
            <text:p>10/20/17</text:p>
          </table:table-cell>
          <table:table-cell office:value-type="float" office:value="4.702114" calcext:value-type="float">
            <text:p>4.702114</text:p>
          </table:table-cell>
          <table:table-cell table:formula="of:=[.C74]+[.B75]" office:value-type="float" office:value="340.789055" calcext:value-type="float">
            <text:p>340.8</text:p>
          </table:table-cell>
          <table:table-cell table:formula="of:=[.D74]+3.01" office:value-type="float" office:value="213.71" calcext:value-type="float">
            <text:p>213.71</text:p>
          </table:table-cell>
          <table:table-cell table:formula="of:=(0.0312039503*[.B76]^2)+0.2307524608*[.B76]+1.1730058735" office:value-type="float" office:value="2.92944009939281" calcext:value-type="float">
            <text:p>2.93</text:p>
          </table:table-cell>
          <table:table-cell table:style-name="ce250" table:formula="of:=[.F74]+[.E75]" office:value-type="float" office:value="212.951688051095" calcext:value-type="float">
            <text:p>213.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1" calcext:value-type="date">
            <text:p>10/21/17</text:p>
          </table:table-cell>
          <table:table-cell office:value-type="float" office:value="4.666737" calcext:value-type="float">
            <text:p>4.666737</text:p>
          </table:table-cell>
          <table:table-cell table:formula="of:=[.C75]+[.B76]" office:value-type="float" office:value="345.455792" calcext:value-type="float">
            <text:p>345.5</text:p>
          </table:table-cell>
          <table:table-cell table:formula="of:=[.D75]+3.01" office:value-type="float" office:value="216.72" calcext:value-type="float">
            <text:p>216.72</text:p>
          </table:table-cell>
          <table:table-cell table:formula="of:=(0.0312039503*[.B77]^2)+0.2307524608*[.B77]+1.1730058735" office:value-type="float" office:value="2.93224671713741" calcext:value-type="float">
            <text:p>2.93</text:p>
          </table:table-cell>
          <table:table-cell table:style-name="ce250" table:formula="of:=[.F75]+[.E76]" office:value-type="float" office:value="215.883934768232" calcext:value-type="float">
            <text:p>215.9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formula="of:=[.C76]+[.B77]" office:value-type="float" office:value="350.127904" calcext:value-type="float">
            <text:p>350.1</text:p>
          </table:table-cell>
          <table:table-cell table:formula="of:=[.D76]+3.01" office:value-type="float" office:value="219.73" calcext:value-type="float">
            <text:p>219.73</text:p>
          </table:table-cell>
          <table:table-cell table:formula="of:=(0.0312039503*[.B77]^2)+0.2307524608*[.B77]+1.1730058735" office:value-type="float" office:value="2.93224671713741" calcext:value-type="float">
            <text:p>2.93</text:p>
          </table:table-cell>
          <table:table-cell table:style-name="ce250" table:formula="of:=[.F76]+[.E77]" office:value-type="float" office:value="218.81618148537" calcext:value-type="float">
            <text:p>218.8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3" calcext:value-type="date">
            <text:p>10/23/17</text:p>
          </table:table-cell>
          <table:table-cell office:value-type="float" office:value="4.790855" calcext:value-type="float">
            <text:p>4.790855</text:p>
          </table:table-cell>
          <table:table-cell table:formula="of:=[.C77]+[.B78]" office:value-type="float" office:value="354.918759" calcext:value-type="float">
            <text:p>354.9</text:p>
          </table:table-cell>
          <table:table-cell table:formula="of:=[.D77]+3.01" office:value-type="float" office:value="222.74" calcext:value-type="float">
            <text:p>222.74</text:p>
          </table:table-cell>
          <table:table-cell table:formula="of:=(0.0312039503*[.B78]^2)+0.2307524608*[.B78]+1.1730058735" office:value-type="float" office:value="2.99470962141159" calcext:value-type="float">
            <text:p>2.99</text:p>
          </table:table-cell>
          <table:table-cell table:style-name="ce250" table:formula="of:=[.F77]+[.E78]" office:value-type="float" office:value="221.810891106781" calcext:value-type="float">
            <text:p>221.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formula="of:=[.C78]+[.B79]" office:value-type="float" office:value="359.644817" calcext:value-type="float">
            <text:p>359.6</text:p>
          </table:table-cell>
          <table:table-cell table:formula="of:=[.D78]+3.01" office:value-type="float" office:value="225.75" calcext:value-type="float">
            <text:p>225.75</text:p>
          </table:table-cell>
          <table:table-cell table:formula="of:=(0.0312039503*[.B79]^2)+0.2307524608*[.B79]+1.1730058735" office:value-type="float" office:value="2.96051509494404" calcext:value-type="float">
            <text:p>2.96</text:p>
          </table:table-cell>
          <table:table-cell table:style-name="ce250" table:formula="of:=[.F78]+[.E79]" office:value-type="float" office:value="224.771406201725" calcext:value-type="float">
            <text:p>224.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formula="of:=[.C79]+[.B80]" office:value-type="float" office:value="364.389905" calcext:value-type="float">
            <text:p>364.4</text:p>
          </table:table-cell>
          <table:table-cell table:formula="of:=[.D79]+3.01" office:value-type="float" office:value="228.76" calcext:value-type="float">
            <text:p>228.76</text:p>
          </table:table-cell>
          <table:table-cell table:formula="of:=(0.0312039503*[.B80]^2)+0.2307524608*[.B80]+1.1730058735" office:value-type="float" office:value="2.97053038660043" calcext:value-type="float">
            <text:p>2.97</text:p>
          </table:table-cell>
          <table:table-cell table:style-name="ce250" table:formula="of:=[.F79]+[.E80]" office:value-type="float" office:value="227.741936588326" calcext:value-type="float">
            <text:p>227.7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formula="of:=[.C80]+[.B81]" office:value-type="float" office:value="369.126283" calcext:value-type="float">
            <text:p>369.1</text:p>
          </table:table-cell>
          <table:table-cell table:formula="of:=[.D80]+3.01" office:value-type="float" office:value="231.77" calcext:value-type="float">
            <text:p>231.77</text:p>
          </table:table-cell>
          <table:table-cell table:formula="of:=(0.0312039503*[.B81]^2)+0.2307524608*[.B81]+1.1730058735" office:value-type="float" office:value="2.96594359908855" calcext:value-type="float">
            <text:p>2.97</text:p>
          </table:table-cell>
          <table:table-cell table:style-name="ce250" table:formula="of:=[.F80]+[.E81]" office:value-type="float" office:value="230.707880187414" calcext:value-type="float">
            <text:p>230.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formula="of:=[.C81]+[.B82]" office:value-type="float" office:value="373.87136" calcext:value-type="float">
            <text:p>373.9</text:p>
          </table:table-cell>
          <table:table-cell table:formula="of:=[.D81]+3.01" office:value-type="float" office:value="234.78" calcext:value-type="float">
            <text:p>234.78</text:p>
          </table:table-cell>
          <table:table-cell table:formula="of:=(0.0312039503*[.B82]^2)+0.2307524608*[.B82]+1.1730058735" office:value-type="float" office:value="2.97052459088635" calcext:value-type="float">
            <text:p>2.97</text:p>
          </table:table-cell>
          <table:table-cell table:style-name="ce250" table:formula="of:=[.F81]+[.E82]" office:value-type="float" office:value="233.678404778301" calcext:value-type="float">
            <text:p>233.7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8" calcext:value-type="date">
            <text:p>10/28/17</text:p>
          </table:table-cell>
          <table:table-cell office:value-type="float" office:value="4.749785" calcext:value-type="float">
            <text:p>4.749785</text:p>
          </table:table-cell>
          <table:table-cell table:formula="of:=[.C82]+[.B83]" office:value-type="float" office:value="378.621145" calcext:value-type="float">
            <text:p>378.6</text:p>
          </table:table-cell>
          <table:table-cell table:formula="of:=[.D82]+3.01" office:value-type="float" office:value="237.79" calcext:value-type="float">
            <text:p>237.79</text:p>
          </table:table-cell>
          <table:table-cell table:formula="of:=(0.0312039503*[.B83]^2)+0.2307524608*[.B83]+1.1730058735" office:value-type="float" office:value="2.97300584653859" calcext:value-type="float">
            <text:p>2.97</text:p>
          </table:table-cell>
          <table:table-cell table:style-name="ce250" table:formula="of:=[.F82]+[.E83]" office:value-type="float" office:value="236.651410624839" calcext:value-type="float">
            <text:p>236.7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29" calcext:value-type="date">
            <text:p>10/29/17</text:p>
          </table:table-cell>
          <table:table-cell office:value-type="float" office:value="4.708391" calcext:value-type="float">
            <text:p>4.708391</text:p>
          </table:table-cell>
          <table:table-cell table:formula="of:=[.C83]+[.B84]" office:value-type="float" office:value="383.329536" calcext:value-type="float">
            <text:p>383.3</text:p>
          </table:table-cell>
          <table:table-cell table:formula="of:=[.D83]+3.01" office:value-type="float" office:value="240.8" calcext:value-type="float">
            <text:p>240.8</text:p>
          </table:table-cell>
          <table:table-cell table:formula="of:=(0.0312039503*[.B84]^2)+0.2307524608*[.B84]+1.1730058735" office:value-type="float" office:value="2.95123736638229" calcext:value-type="float">
            <text:p>2.95</text:p>
          </table:table-cell>
          <table:table-cell table:style-name="ce250" table:formula="of:=[.F83]+[.E84]" office:value-type="float" office:value="239.602647991222" calcext:value-type="float">
            <text:p>239.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30" calcext:value-type="date">
            <text:p>10/30/17</text:p>
          </table:table-cell>
          <table:table-cell office:value-type="float" office:value="4.712623" calcext:value-type="float">
            <text:p>4.712623</text:p>
          </table:table-cell>
          <table:table-cell table:formula="of:=[.C84]+[.B85]" office:value-type="float" office:value="388.042159" calcext:value-type="float">
            <text:p>388.0</text:p>
          </table:table-cell>
          <table:table-cell table:formula="of:=[.D84]+3.01" office:value-type="float" office:value="243.81" calcext:value-type="float">
            <text:p>243.81</text:p>
          </table:table-cell>
          <table:table-cell table:formula="of:=(0.0312039503*[.B85]^2)+0.2307524608*[.B85]+1.1730058735" office:value-type="float" office:value="2.95345800390873" calcext:value-type="float">
            <text:p>2.95</text:p>
          </table:table-cell>
          <table:table-cell table:style-name="ce250" table:formula="of:=[.F84]+[.E85]" office:value-type="float" office:value="242.55610599513" calcext:value-type="float">
            <text:p>242.6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0-31" calcext:value-type="date">
            <text:p>10/31/17</text:p>
          </table:table-cell>
          <table:table-cell office:value-type="float" office:value="4.744958" calcext:value-type="float">
            <text:p>4.744958</text:p>
          </table:table-cell>
          <table:table-cell table:formula="of:=[.C85]+[.B86]" office:value-type="float" office:value="392.787117" calcext:value-type="float">
            <text:p>392.8</text:p>
          </table:table-cell>
          <table:table-cell table:formula="of:=[.D85]+3.01" office:value-type="float" office:value="246.82" calcext:value-type="float">
            <text:p>246.82</text:p>
          </table:table-cell>
          <table:table-cell table:formula="of:=(0.0312039503*[.B86]^2)+0.2307524608*[.B86]+1.1730058735" office:value-type="float" office:value="2.97046189228044" calcext:value-type="float">
            <text:p>2.97</text:p>
          </table:table-cell>
          <table:table-cell table:style-name="ce250" table:formula="of:=[.F85]+[.E86]" office:value-type="float" office:value="245.526567887411" calcext:value-type="float">
            <text:p>245.5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1-01" calcext:value-type="date">
            <text:p>11/1/17</text:p>
          </table:table-cell>
          <table:table-cell table:style-name="ce238" office:value-type="float" office:value="4.696126" calcext:value-type="float">
            <text:p>4.696126</text:p>
          </table:table-cell>
          <table:table-cell table:style-name="ce252" table:formula="of:=[.C86]+[.B87]" office:value-type="float" office:value="397.483243" calcext:value-type="float">
            <text:p>397.5</text:p>
          </table:table-cell>
          <table:table-cell table:style-name="ce238" table:formula="of:=[.D86]+3.01" office:value-type="float" office:value="249.83" calcext:value-type="float">
            <text:p>249.83</text:p>
          </table:table-cell>
          <table:table-cell table:style-name="ce247" table:formula="of:=(0.0312039503*[.B87]^2)+0.2307524608*[.B87]+1.1730058735" office:value-type="float" office:value="2.94480792408633" calcext:value-type="float">
            <text:p>2.94</text:p>
          </table:table-cell>
          <table:table-cell table:style-name="ce252" table:formula="of:=[.F86]+[.E87]" office:value-type="float" office:value="248.471375811497" calcext:value-type="float">
            <text:p>248.5</text:p>
          </table:table-cell>
          <table:table-cell table:style-name="ce238"/>
          <table:table-cell table:style-name="ce238" office:value-type="float" office:value="83" calcext:value-type="float">
            <text:p>83</text:p>
          </table:table-cell>
          <table:table-cell office:value-type="string" calcext:value-type="string">
            <text:p>Sampled 17LB1,2 and 3</text:p>
          </table:table-cell>
          <table:table-cell table:number-columns-repeated="27"/>
        </table:table-row>
        <table:table-row table:style-name="ro2">
          <table:table-cell table:style-name="ce49" office:value-type="date" office:date-value="2017-11-02" calcext:value-type="date">
            <text:p>11/2/17</text:p>
          </table:table-cell>
          <table:table-cell table:style-name="ce58" office:value-type="float" office:value="4.682611" calcext:value-type="float">
            <text:p>4.682611</text:p>
          </table:table-cell>
          <table:table-cell table:style-name="ce62" table:formula="of:=[.C87]+[.B88]" office:value-type="float" office:value="402.165854" calcext:value-type="float">
            <text:p>402.2</text:p>
          </table:table-cell>
          <table:table-cell table:style-name="ce58" table:formula="of:=[.D87]+3.01" office:value-type="float" office:value="252.84" calcext:value-type="float">
            <text:p>252.84</text:p>
          </table:table-cell>
          <table:table-cell table:style-name="ce65" table:formula="of:=(0.0312039503*[.B88]^2)+0.2307524608*[.B88]+1.1730058735" office:value-type="float" office:value="2.93773409059044" calcext:value-type="float">
            <text:p>2.94</text:p>
          </table:table-cell>
          <table:table-cell table:style-name="ce62" table:formula="of:=[.F87]+[.E88]" office:value-type="float" office:value="251.409109902088" calcext:value-type="float">
            <text:p>251.4</text:p>
          </table:table-cell>
          <table:table-cell table:style-name="ce58"/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17LB1 50E/50R/30P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03" calcext:value-type="date">
            <text:p>11/3/17</text:p>
          </table:table-cell>
          <table:table-cell office:value-type="float" office:value="4.67228" calcext:value-type="float">
            <text:p>4.67228</text:p>
          </table:table-cell>
          <table:table-cell table:formula="of:=[.C88]+[.B89]" office:value-type="float" office:value="406.838134" calcext:value-type="float">
            <text:p>406.8</text:p>
          </table:table-cell>
          <table:table-cell table:formula="of:=[.D88]+3.01" office:value-type="float" office:value="255.85" calcext:value-type="float">
            <text:p>255.85</text:p>
          </table:table-cell>
          <table:table-cell table:formula="of:=(0.0312039503*[.B89]^2)+0.2307524608*[.B89]+1.1730058735" office:value-type="float" office:value="2.93233446931734" calcext:value-type="float">
            <text:p>2.93</text:p>
          </table:table-cell>
          <table:table-cell table:style-name="ce250" table:formula="of:=[.F88]+[.E89]" office:value-type="float" office:value="254.341444371405" calcext:value-type="float">
            <text:p>254.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17LB2 50E/50R/30P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04" calcext:value-type="date">
            <text:p>11/4/17</text:p>
          </table:table-cell>
          <table:table-cell office:value-type="float" office:value="4.647424" calcext:value-type="float">
            <text:p>4.647424</text:p>
          </table:table-cell>
          <table:table-cell table:formula="of:=[.C89]+[.B90]" office:value-type="float" office:value="411.485558" calcext:value-type="float">
            <text:p>411.5</text:p>
          </table:table-cell>
          <table:table-cell table:formula="of:=[.D89]+3.01" office:value-type="float" office:value="258.86" calcext:value-type="float">
            <text:p>258.86</text:p>
          </table:table-cell>
          <table:table-cell table:formula="of:=(0.0312039503*[.B90]^2)+0.2307524608*[.B90]+1.1730058735" office:value-type="float" office:value="2.91937047350861" calcext:value-type="float">
            <text:p>2.92</text:p>
          </table:table-cell>
          <table:table-cell table:style-name="ce250" table:formula="of:=[.F89]+[.E90]" office:value-type="float" office:value="257.260814844913" calcext:value-type="float">
            <text:p>257.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17LB3 40E/40R/30P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05" calcext:value-type="date">
            <text:p>11/5/17</text:p>
          </table:table-cell>
          <table:table-cell office:value-type="float" office:value="4.647804" calcext:value-type="float">
            <text:p>4.647804</text:p>
          </table:table-cell>
          <table:table-cell table:formula="of:=[.C90]+[.B91]" office:value-type="float" office:value="416.133362" calcext:value-type="float">
            <text:p>416.1</text:p>
          </table:table-cell>
          <table:table-cell table:formula="of:=[.D90]+3.01" office:value-type="float" office:value="261.87" calcext:value-type="float">
            <text:p>261.87</text:p>
          </table:table-cell>
          <table:table-cell table:formula="of:=(0.0312039503*[.B91]^2)+0.2307524608*[.B91]+1.1730058735" office:value-type="float" office:value="2.91956837762008" calcext:value-type="float">
            <text:p>2.92</text:p>
          </table:table-cell>
          <table:table-cell table:style-name="ce250" table:formula="of:=[.F90]+[.E91]" office:value-type="float" office:value="260.180383222534" calcext:value-type="float">
            <text:p>260.2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06" calcext:value-type="date">
            <text:p>11/6/17</text:p>
          </table:table-cell>
          <table:table-cell office:value-type="float" office:value="4.636866" calcext:value-type="float">
            <text:p>4.636866</text:p>
          </table:table-cell>
          <table:table-cell table:formula="of:=[.C91]+[.B92]" office:value-type="float" office:value="420.770228" calcext:value-type="float">
            <text:p>420.8</text:p>
          </table:table-cell>
          <table:table-cell table:formula="of:=[.D91]+3.01" office:value-type="float" office:value="264.88" calcext:value-type="float">
            <text:p>264.88</text:p>
          </table:table-cell>
          <table:table-cell table:formula="of:=(0.0312039503*[.B92]^2)+0.2307524608*[.B92]+1.1730058735" office:value-type="float" office:value="2.91387546754993" calcext:value-type="float">
            <text:p>2.91</text:p>
          </table:table-cell>
          <table:table-cell table:style-name="ce250" table:formula="of:=[.F91]+[.E92]" office:value-type="float" office:value="263.094258690083" calcext:value-type="float">
            <text:p>263.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07" calcext:value-type="date">
            <text:p>11/7/17</text:p>
          </table:table-cell>
          <table:table-cell office:value-type="float" office:value="4.610637" calcext:value-type="float">
            <text:p>4.610637</text:p>
          </table:table-cell>
          <table:table-cell table:formula="of:=[.C92]+[.B93]" office:value-type="float" office:value="425.380865" calcext:value-type="float">
            <text:p>425.4</text:p>
          </table:table-cell>
          <table:table-cell table:formula="of:=[.D92]+3.01" office:value-type="float" office:value="267.89" calcext:value-type="float">
            <text:p>267.89</text:p>
          </table:table-cell>
          <table:table-cell table:formula="of:=(0.0312039503*[.B93]^2)+0.2307524608*[.B93]+1.1730058735" office:value-type="float" office:value="2.90025445710642" calcext:value-type="float">
            <text:p>2.90</text:p>
          </table:table-cell>
          <table:table-cell table:style-name="ce250" table:formula="of:=[.F92]+[.E93]" office:value-type="float" office:value="265.99451314719" calcext:value-type="float">
            <text:p>266.0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08" calcext:value-type="date">
            <text:p>11/8/17</text:p>
          </table:table-cell>
          <table:table-cell office:value-type="float" office:value="4.656367" calcext:value-type="float">
            <text:p>4.656367</text:p>
          </table:table-cell>
          <table:table-cell table:formula="of:=[.C93]+[.B94]" office:value-type="float" office:value="430.037232" calcext:value-type="float">
            <text:p>430.0</text:p>
          </table:table-cell>
          <table:table-cell table:formula="of:=[.D93]+3.01" office:value-type="float" office:value="270.9" calcext:value-type="float">
            <text:p>270.9</text:p>
          </table:table-cell>
          <table:table-cell table:formula="of:=(0.0312039503*[.B94]^2)+0.2307524608*[.B94]+1.1730058735" office:value-type="float" office:value="2.92403038009641" calcext:value-type="float">
            <text:p>2.92</text:p>
          </table:table-cell>
          <table:table-cell table:style-name="ce250" table:formula="of:=[.F93]+[.E94]" office:value-type="float" office:value="268.918543527286" calcext:value-type="float">
            <text:p>268.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8"/>
        </table:table-row>
        <table:table-row table:style-name="ro2">
          <table:table-cell table:style-name="ce133" office:value-type="date" office:date-value="2017-11-09" calcext:value-type="date">
            <text:p>11/9/17</text:p>
          </table:table-cell>
          <table:table-cell table:style-name="ce144" office:value-type="float" office:value="4.635779" calcext:value-type="float">
            <text:p>4.635779</text:p>
          </table:table-cell>
          <table:table-cell table:style-name="ce148" table:formula="of:=[.C94]+[.B95]" office:value-type="float" office:value="434.673011" calcext:value-type="float">
            <text:p>434.7</text:p>
          </table:table-cell>
          <table:table-cell table:style-name="ce144" table:formula="of:=[.D94]+3.01" office:value-type="float" office:value="273.91" calcext:value-type="float">
            <text:p>273.91</text:p>
          </table:table-cell>
          <table:table-cell table:style-name="ce152" table:formula="of:=(0.0312039503*[.B95]^2)+0.2307524608*[.B95]+1.1730058735" office:value-type="float" office:value="2.91331012361694" calcext:value-type="float">
            <text:p>2.91</text:p>
          </table:table-cell>
          <table:table-cell table:style-name="ce148" table:formula="of:=[.F94]+[.E95]" office:value-type="float" office:value="271.831853650903" calcext:value-type="float">
            <text:p>271.8</text:p>
          </table:table-cell>
          <table:table-cell table:style-name="ce144"/>
          <table:table-cell table:style-name="ce144" office:value-type="float" office:value="91" calcext:value-type="float">
            <text:p>91</text:p>
          </table:table-cell>
          <table:table-cell office:value-type="string" calcext:value-type="string">
            <text:p>Hatching started -&gt; extra samples 9/11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10" calcext:value-type="date">
            <text:p>11/10/17</text:p>
          </table:table-cell>
          <table:table-cell office:value-type="float" office:value="4.630158" calcext:value-type="float">
            <text:p>4.630158</text:p>
          </table:table-cell>
          <table:table-cell table:formula="of:=[.C95]+[.B96]" office:value-type="float" office:value="439.303169" calcext:value-type="float">
            <text:p>439.3</text:p>
          </table:table-cell>
          <table:table-cell table:formula="of:=[.D95]+3.01" office:value-type="float" office:value="276.92" calcext:value-type="float">
            <text:p>276.92</text:p>
          </table:table-cell>
          <table:table-cell table:formula="of:=(0.0312039503*[.B96]^2)+0.2307524608*[.B96]+1.1730058735" office:value-type="float" office:value="2.91038784273346" calcext:value-type="float">
            <text:p>2.91</text:p>
          </table:table-cell>
          <table:table-cell table:style-name="ce250" table:formula="of:=[.F95]+[.E96]" office:value-type="float" office:value="274.742241493637" calcext:value-type="float">
            <text:p>274.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17LB1a 10E/10R/10P Hatched <text:s/>(several hatched)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11" calcext:value-type="date">
            <text:p>11/11/17</text:p>
          </table:table-cell>
          <table:table-cell office:value-type="float" office:value="4.622869" calcext:value-type="float">
            <text:p>4.622869</text:p>
          </table:table-cell>
          <table:table-cell table:formula="of:=[.C96]+[.B97]" office:value-type="float" office:value="443.926038" calcext:value-type="float">
            <text:p>443.9</text:p>
          </table:table-cell>
          <table:table-cell table:formula="of:=[.D96]+3.01" office:value-type="float" office:value="279.93" calcext:value-type="float">
            <text:p>279.93</text:p>
          </table:table-cell>
          <table:table-cell table:formula="of:=(0.0312039503*[.B97]^2)+0.2307524608*[.B97]+1.1730058735" office:value-type="float" office:value="2.90660132782681" calcext:value-type="float">
            <text:p>2.91</text:p>
          </table:table-cell>
          <table:table-cell table:style-name="ce250" table:formula="of:=[.F96]+[.E97]" office:value-type="float" office:value="277.648842821464" calcext:value-type="float">
            <text:p>277.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17LB2b 11E/11R/10P Hatched (many hatched)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12" calcext:value-type="date">
            <text:p>11/12/17</text:p>
          </table:table-cell>
          <table:table-cell office:value-type="float" office:value="4.61758" calcext:value-type="float">
            <text:p>4.61758</text:p>
          </table:table-cell>
          <table:table-cell table:formula="of:=[.C97]+[.B98]" office:value-type="float" office:value="448.543618" calcext:value-type="float">
            <text:p>448.5</text:p>
          </table:table-cell>
          <table:table-cell table:formula="of:=[.D97]+3.01" office:value-type="float" office:value="282.94" calcext:value-type="float">
            <text:p>282.94</text:p>
          </table:table-cell>
          <table:table-cell table:formula="of:=(0.0312039503*[.B98]^2)+0.2307524608*[.B98]+1.1730058735" office:value-type="float" office:value="2.90385585567513" calcext:value-type="float">
            <text:p>2.90</text:p>
          </table:table-cell>
          <table:table-cell table:style-name="ce250" table:formula="of:=[.F97]+[.E98]" office:value-type="float" office:value="280.552698677139" calcext:value-type="float">
            <text:p>280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17LB3a 10E/10R/10P Not hatched (none hatched)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13" calcext:value-type="date">
            <text:p>11/13/17</text:p>
          </table:table-cell>
          <table:table-cell office:value-type="float" office:value="4.625172" calcext:value-type="float">
            <text:p>4.625172</text:p>
          </table:table-cell>
          <table:table-cell table:formula="of:=[.C98]+[.B99]" office:value-type="float" office:value="453.16879" calcext:value-type="float">
            <text:p>453.2</text:p>
          </table:table-cell>
          <table:table-cell table:formula="of:=[.D98]+3.01" office:value-type="float" office:value="285.95" calcext:value-type="float">
            <text:p>285.95</text:p>
          </table:table-cell>
          <table:table-cell table:formula="of:=(0.0312039503*[.B99]^2)+0.2307524608*[.B99]+1.1730058735" office:value-type="float" office:value="2.90779733991726" calcext:value-type="float">
            <text:p>2.91</text:p>
          </table:table-cell>
          <table:table-cell table:style-name="ce250" table:formula="of:=[.F98]+[.E99]" office:value-type="float" office:value="283.460496017056" calcext:value-type="float">
            <text:p>283.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14" calcext:value-type="date">
            <text:p>11/14/17</text:p>
          </table:table-cell>
          <table:table-cell office:value-type="float" office:value="4.617337" calcext:value-type="float">
            <text:p>4.617337</text:p>
          </table:table-cell>
          <table:table-cell table:formula="of:=[.C99]+[.B100]" office:value-type="float" office:value="457.786127" calcext:value-type="float">
            <text:p>457.8</text:p>
          </table:table-cell>
          <table:table-cell table:formula="of:=[.D99]+3.01" office:value-type="float" office:value="288.96" calcext:value-type="float">
            <text:p>288.96</text:p>
          </table:table-cell>
          <table:table-cell table:formula="of:=(0.0312039503*[.B100]^2)+0.2307524608*[.B100]+1.1730058735" office:value-type="float" office:value="2.90372975851562" calcext:value-type="float">
            <text:p>2.90</text:p>
          </table:table-cell>
          <table:table-cell table:style-name="ce250" table:formula="of:=[.F99]+[.E100]" office:value-type="float" office:value="286.364225775572" calcext:value-type="float">
            <text:p>286.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15" calcext:value-type="date">
            <text:p>11/15/17</text:p>
          </table:table-cell>
          <table:table-cell office:value-type="float" office:value="4.627118" calcext:value-type="float">
            <text:p>4.627118</text:p>
          </table:table-cell>
          <table:table-cell table:formula="of:=[.C100]+[.B101]" office:value-type="float" office:value="462.413245" calcext:value-type="float">
            <text:p>462.4</text:p>
          </table:table-cell>
          <table:table-cell table:formula="of:=[.D100]+3.01" office:value-type="float" office:value="291.97" calcext:value-type="float">
            <text:p>291.97</text:p>
          </table:table-cell>
          <table:table-cell table:formula="of:=(0.0312039503*[.B101]^2)+0.2307524608*[.B101]+1.1730058735" office:value-type="float" office:value="2.90880820996876" calcext:value-type="float">
            <text:p>2.91</text:p>
          </table:table-cell>
          <table:table-cell table:style-name="ce250" table:formula="of:=[.F100]+[.E101]" office:value-type="float" office:value="289.27303398554" calcext:value-type="float">
            <text:p>289.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16" calcext:value-type="date">
            <text:p>11/16/17</text:p>
          </table:table-cell>
          <table:table-cell office:value-type="float" office:value="4.619372" calcext:value-type="float">
            <text:p>4.619372</text:p>
          </table:table-cell>
          <table:table-cell table:formula="of:=[.C101]+[.B102]" office:value-type="float" office:value="467.032617" calcext:value-type="float">
            <text:p>467.0</text:p>
          </table:table-cell>
          <table:table-cell table:formula="of:=[.D101]+3.01" office:value-type="float" office:value="294.98" calcext:value-type="float">
            <text:p>294.98</text:p>
          </table:table-cell>
          <table:table-cell table:formula="of:=(0.0312039503*[.B102]^2)+0.2307524608*[.B102]+1.1730058735" office:value-type="float" office:value="2.90478587115379" calcext:value-type="float">
            <text:p>2.90</text:p>
          </table:table-cell>
          <table:table-cell table:style-name="ce250" table:formula="of:=[.F101]+[.E102]" office:value-type="float" office:value="292.177819856694" calcext:value-type="float">
            <text:p>292.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7-11-17" calcext:value-type="date">
            <text:p>11/17/17</text:p>
          </table:table-cell>
          <table:table-cell office:value-type="float" office:value="4.597289" calcext:value-type="float">
            <text:p>4.597289</text:p>
          </table:table-cell>
          <table:table-cell table:formula="of:=[.C102]+[.B103]" office:value-type="float" office:value="471.629906" calcext:value-type="float">
            <text:p>471.6</text:p>
          </table:table-cell>
          <table:table-cell table:style-name="ce32" table:formula="of:=[.D102]+3.01" office:value-type="float" office:value="297.99" calcext:value-type="float">
            <text:p>297.99</text:p>
          </table:table-cell>
          <table:table-cell table:style-name="ce38" table:formula="of:=(0.0312039503*[.B103]^2)+0.2307524608*[.B103]+1.1730058735" office:value-type="float" office:value="2.89333917697564" calcext:value-type="float">
            <text:p>2.89</text:p>
          </table:table-cell>
          <table:table-cell table:style-name="ce42" table:formula="of:=[.F102]+[.E103]" office:value-type="float" office:value="295.07115903367" calcext:value-type="float">
            <text:p>295.1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7-11-18" calcext:value-type="date">
            <text:p>11/18/17</text:p>
          </table:table-cell>
          <table:table-cell table:style-name="ce32" office:value-type="float" office:value="4.565187" calcext:value-type="float">
            <text:p>4.565187</text:p>
          </table:table-cell>
          <table:table-cell table:style-name="ce42" table:formula="of:=[.C103]+[.B104]" office:value-type="float" office:value="476.195093" calcext:value-type="float">
            <text:p>476.2</text:p>
          </table:table-cell>
          <table:table-cell table:style-name="ce32" table:formula="of:=[.D103]+3.01" office:value-type="float" office:value="301" calcext:value-type="float">
            <text:p>301</text:p>
          </table:table-cell>
          <table:table-cell table:style-name="ce38" table:formula="of:=(0.0312039503*[.B104]^2)+0.2307524608*[.B104]+1.1730058735" office:value-type="float" office:value="2.87675342486024" calcext:value-type="float">
            <text:p>2.88</text:p>
          </table:table-cell>
          <table:table-cell table:style-name="ce42" table:formula="of:=[.F103]+[.E104]" office:value-type="float" office:value="297.94791245853" calcext:value-type="float">
            <text:p>297.9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1-19" calcext:value-type="date">
            <text:p>11/19/17</text:p>
          </table:table-cell>
          <table:table-cell table:style-name="ce238" office:value-type="float" office:value="4.563286" calcext:value-type="float">
            <text:p>4.563286</text:p>
          </table:table-cell>
          <table:table-cell table:style-name="ce252" table:formula="of:=[.C104]+[.B105]" office:value-type="float" office:value="480.758379" calcext:value-type="float">
            <text:p>480.8</text:p>
          </table:table-cell>
          <table:table-cell table:style-name="ce238" table:formula="of:=[.D104]+3.01" office:value-type="float" office:value="304.01" calcext:value-type="float">
            <text:p>304.01</text:p>
          </table:table-cell>
          <table:table-cell table:style-name="ce247" table:formula="of:=(0.0312039503*[.B105]^2)+0.2307524608*[.B105]+1.1730058735" office:value-type="float" office:value="2.87577327519401" calcext:value-type="float">
            <text:p>2.88</text:p>
          </table:table-cell>
          <table:table-cell table:style-name="ce252" table:formula="of:=[.F104]+[.E105]" office:value-type="float" office:value="300.823685733724" calcext:value-type="float">
            <text:p>300.8</text:p>
          </table:table-cell>
          <table:table-cell table:style-name="ce238"/>
          <table:table-cell table:style-name="ce238" office:value-type="float" office:value="101" calcext:value-type="float">
            <text:p>101</text:p>
          </table:table-cell>
          <table:table-cell office:value-type="string" calcext:value-type="string">
            <text:p>Sampled all three in E/R and P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20" calcext:value-type="date">
            <text:p>11/20/17</text:p>
          </table:table-cell>
          <table:table-cell office:value-type="float" office:value="4.553902" calcext:value-type="float">
            <text:p>4.553902</text:p>
          </table:table-cell>
          <table:table-cell table:formula="of:=[.C105]+[.B106]" office:value-type="float" office:value="485.312281" calcext:value-type="float">
            <text:p>485.3</text:p>
          </table:table-cell>
          <table:table-cell table:formula="of:=[.D105]+3.01" office:value-type="float" office:value="307.02" calcext:value-type="float">
            <text:p>307.02</text:p>
          </table:table-cell>
          <table:table-cell table:formula="of:=(0.0312039503*[.B106]^2)+0.2307524608*[.B106]+1.1730058735" office:value-type="float" office:value="2.87093821853482" calcext:value-type="float">
            <text:p>2.87</text:p>
          </table:table-cell>
          <table:table-cell table:style-name="ce250" table:formula="of:=[.F105]+[.E106]" office:value-type="float" office:value="303.694623952259" calcext:value-type="float">
            <text:p>303.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o exact counts. <text:s/>Lots and lots!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1-21" calcext:value-type="date">
            <text:p>11/21/17</text:p>
          </table:table-cell>
          <table:table-cell office:value-type="float" office:value="4.552491" calcext:value-type="float">
            <text:p>4.552491</text:p>
          </table:table-cell>
          <table:table-cell table:formula="of:=[.C106]+[.B107]" office:value-type="float" office:value="489.864772" calcext:value-type="float">
            <text:p>489.9</text:p>
          </table:table-cell>
          <table:table-cell table:formula="of:=[.D106]+3.01" office:value-type="float" office:value="310.03" calcext:value-type="float">
            <text:p>310.03</text:p>
          </table:table-cell>
          <table:table-cell table:formula="of:=(0.0312039503*[.B107]^2)+0.2307524608*[.B107]+1.1730058735" office:value-type="float" office:value="2.87021168349444" calcext:value-type="float">
            <text:p>2.87</text:p>
          </table:table-cell>
          <table:table-cell table:style-name="ce250" table:formula="of:=[.F106]+[.E107]" office:value-type="float" office:value="306.564835635753" calcext:value-type="float">
            <text:p>306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2" calcext:value-type="date">
            <text:p>11/22/17</text:p>
          </table:table-cell>
          <table:table-cell office:value-type="float" office:value="4.585199" calcext:value-type="float">
            <text:p>4.585199</text:p>
          </table:table-cell>
          <table:table-cell table:formula="of:=[.C107]+[.B108]" office:value-type="float" office:value="494.449971" calcext:value-type="float">
            <text:p>494.4</text:p>
          </table:table-cell>
          <table:table-cell table:formula="of:=[.D107]+3.01" office:value-type="float" office:value="313.04" calcext:value-type="float">
            <text:p>313.04</text:p>
          </table:table-cell>
          <table:table-cell table:formula="of:=(0.0312039503*[.B108]^2)+0.2307524608*[.B108]+1.1730058735" office:value-type="float" office:value="2.88708523324345" calcext:value-type="float">
            <text:p>2.89</text:p>
          </table:table-cell>
          <table:table-cell table:style-name="ce250" table:formula="of:=[.F107]+[.E108]" office:value-type="float" office:value="309.451920868997" calcext:value-type="float">
            <text:p>309.5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3" calcext:value-type="date">
            <text:p>11/23/17</text:p>
          </table:table-cell>
          <table:table-cell office:value-type="float" office:value="4.590313" calcext:value-type="float">
            <text:p>4.590313</text:p>
          </table:table-cell>
          <table:table-cell table:formula="of:=[.C108]+[.B109]" office:value-type="float" office:value="499.040284" calcext:value-type="float">
            <text:p>499.0</text:p>
          </table:table-cell>
          <table:table-cell table:formula="of:=[.D108]+3.01" office:value-type="float" office:value="316.05" calcext:value-type="float">
            <text:p>316.05</text:p>
          </table:table-cell>
          <table:table-cell table:formula="of:=(0.0312039503*[.B109]^2)+0.2307524608*[.B109]+1.1730058735" office:value-type="float" office:value="2.88972950202324" calcext:value-type="float">
            <text:p>2.89</text:p>
          </table:table-cell>
          <table:table-cell table:style-name="ce250" table:formula="of:=[.F108]+[.E109]" office:value-type="float" office:value="312.34165037102" calcext:value-type="float">
            <text:p>312.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4" calcext:value-type="date">
            <text:p>11/24/17</text:p>
          </table:table-cell>
          <table:table-cell office:value-type="float" office:value="4.549637" calcext:value-type="float">
            <text:p>4.549637</text:p>
          </table:table-cell>
          <table:table-cell table:formula="of:=[.C109]+[.B110]" office:value-type="float" office:value="503.589921" calcext:value-type="float">
            <text:p>503.6</text:p>
          </table:table-cell>
          <table:table-cell table:formula="of:=[.D109]+3.01" office:value-type="float" office:value="319.06" calcext:value-type="float">
            <text:p>319.06</text:p>
          </table:table-cell>
          <table:table-cell table:formula="of:=(0.0312039503*[.B110]^2)+0.2307524608*[.B110]+1.1730058735" office:value-type="float" office:value="2.86874251618517" calcext:value-type="float">
            <text:p>2.87</text:p>
          </table:table-cell>
          <table:table-cell table:style-name="ce250" table:formula="of:=[.F109]+[.E110]" office:value-type="float" office:value="315.210392887205" calcext:value-type="float">
            <text:p>315.2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5" calcext:value-type="date">
            <text:p>11/25/17</text:p>
          </table:table-cell>
          <table:table-cell office:value-type="float" office:value="4.542599" calcext:value-type="float">
            <text:p>4.542599</text:p>
          </table:table-cell>
          <table:table-cell table:formula="of:=[.C110]+[.B111]" office:value-type="float" office:value="508.13252" calcext:value-type="float">
            <text:p>508.1</text:p>
          </table:table-cell>
          <table:table-cell table:formula="of:=[.D110]+3.01" office:value-type="float" office:value="322.07" calcext:value-type="float">
            <text:p>322.07</text:p>
          </table:table-cell>
          <table:table-cell table:formula="of:=(0.0312039503*[.B111]^2)+0.2307524608*[.B111]+1.1730058735" office:value-type="float" office:value="2.86512170348439" calcext:value-type="float">
            <text:p>2.87</text:p>
          </table:table-cell>
          <table:table-cell table:style-name="ce250" table:formula="of:=[.F110]+[.E111]" office:value-type="float" office:value="318.075514590689" calcext:value-type="float">
            <text:p>318.1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6" calcext:value-type="date">
            <text:p>11/26/17</text:p>
          </table:table-cell>
          <table:table-cell office:value-type="float" office:value="4.545858" calcext:value-type="float">
            <text:p>4.545858</text:p>
          </table:table-cell>
          <table:table-cell table:formula="of:=[.C111]+[.B112]" office:value-type="float" office:value="512.678378" calcext:value-type="float">
            <text:p>512.7</text:p>
          </table:table-cell>
          <table:table-cell table:formula="of:=[.D111]+3.01" office:value-type="float" office:value="325.08" calcext:value-type="float">
            <text:p>325.08</text:p>
          </table:table-cell>
          <table:table-cell table:formula="of:=(0.0312039503*[.B112]^2)+0.2307524608*[.B112]+1.1730058735" office:value-type="float" office:value="2.86679796433771" calcext:value-type="float">
            <text:p>2.87</text:p>
          </table:table-cell>
          <table:table-cell table:style-name="ce250" table:formula="of:=[.F111]+[.E112]" office:value-type="float" office:value="320.942312555027" calcext:value-type="float">
            <text:p>320.9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7" calcext:value-type="date">
            <text:p>11/27/17</text:p>
          </table:table-cell>
          <table:table-cell office:value-type="float" office:value="4.532747" calcext:value-type="float">
            <text:p>4.532747</text:p>
          </table:table-cell>
          <table:table-cell table:formula="of:=[.C112]+[.B113]" office:value-type="float" office:value="517.211125" calcext:value-type="float">
            <text:p>517.2</text:p>
          </table:table-cell>
          <table:table-cell table:formula="of:=[.D112]+3.01" office:value-type="float" office:value="328.09" calcext:value-type="float">
            <text:p>328.09</text:p>
          </table:table-cell>
          <table:table-cell table:formula="of:=(0.0312039503*[.B113]^2)+0.2307524608*[.B113]+1.1730058735" office:value-type="float" office:value="2.86005837540873" calcext:value-type="float">
            <text:p>2.86</text:p>
          </table:table-cell>
          <table:table-cell table:style-name="ce250" table:formula="of:=[.F112]+[.E113]" office:value-type="float" office:value="323.802370930436" calcext:value-type="float">
            <text:p>323.8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8" calcext:value-type="date">
            <text:p>11/28/17</text:p>
          </table:table-cell>
          <table:table-cell office:value-type="float" office:value="4.523631" calcext:value-type="float">
            <text:p>4.523631</text:p>
          </table:table-cell>
          <table:table-cell table:formula="of:=[.C113]+[.B114]" office:value-type="float" office:value="521.734756" calcext:value-type="float">
            <text:p>521.7</text:p>
          </table:table-cell>
          <table:table-cell table:formula="of:=[.D113]+3.01" office:value-type="float" office:value="331.1" calcext:value-type="float">
            <text:p>331.1</text:p>
          </table:table-cell>
          <table:table-cell table:formula="of:=(0.0312039503*[.B114]^2)+0.2307524608*[.B114]+1.1730058735" office:value-type="float" office:value="2.85537870206178" calcext:value-type="float">
            <text:p>2.86</text:p>
          </table:table-cell>
          <table:table-cell table:style-name="ce250" table:formula="of:=[.F113]+[.E114]" office:value-type="float" office:value="326.657749632498" calcext:value-type="float">
            <text:p>326.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29" calcext:value-type="date">
            <text:p>11/29/17</text:p>
          </table:table-cell>
          <table:table-cell office:value-type="float" office:value="4.538817" calcext:value-type="float">
            <text:p>4.538817</text:p>
          </table:table-cell>
          <table:table-cell table:formula="of:=[.C114]+[.B115]" office:value-type="float" office:value="526.273573" calcext:value-type="float">
            <text:p>526.3</text:p>
          </table:table-cell>
          <table:table-cell table:formula="of:=[.D114]+3.01" office:value-type="float" office:value="334.11" calcext:value-type="float">
            <text:p>334.11</text:p>
          </table:table-cell>
          <table:table-cell table:formula="of:=(0.0312039503*[.B115]^2)+0.2307524608*[.B115]+1.1730058735" office:value-type="float" office:value="2.86317726944324" calcext:value-type="float">
            <text:p>2.86</text:p>
          </table:table-cell>
          <table:table-cell table:style-name="ce250" table:formula="of:=[.F114]+[.E115]" office:value-type="float" office:value="329.520926901941" calcext:value-type="float">
            <text:p>329.5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1-30" calcext:value-type="date">
            <text:p>11/30/17</text:p>
          </table:table-cell>
          <table:table-cell office:value-type="float" office:value="4.547457" calcext:value-type="float">
            <text:p>4.547457</text:p>
          </table:table-cell>
          <table:table-cell table:formula="of:=[.C115]+[.B116]" office:value-type="float" office:value="530.82103" calcext:value-type="float">
            <text:p>530.8</text:p>
          </table:table-cell>
          <table:table-cell table:formula="of:=[.D115]+3.01" office:value-type="float" office:value="337.12" calcext:value-type="float">
            <text:p>337.12</text:p>
          </table:table-cell>
          <table:table-cell table:formula="of:=(0.0312039503*[.B116]^2)+0.2307524608*[.B116]+1.1730058735" office:value-type="float" office:value="2.86762064953409" calcext:value-type="float">
            <text:p>2.87</text:p>
          </table:table-cell>
          <table:table-cell table:style-name="ce250" table:formula="of:=[.F115]+[.E116]" office:value-type="float" office:value="332.388547551475" calcext:value-type="float">
            <text:p>332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01" calcext:value-type="date">
            <text:p>12/1/17</text:p>
          </table:table-cell>
          <table:table-cell office:value-type="float" office:value="4.55373" calcext:value-type="float">
            <text:p>4.55373</text:p>
          </table:table-cell>
          <table:table-cell table:formula="of:=[.C116]+[.B117]" office:value-type="float" office:value="535.37476" calcext:value-type="float">
            <text:p>535.4</text:p>
          </table:table-cell>
          <table:table-cell table:formula="of:=[.D116]+3.01" office:value-type="float" office:value="340.13" calcext:value-type="float">
            <text:p>340.13</text:p>
          </table:table-cell>
          <table:table-cell table:formula="of:=(0.0312039503*[.B117]^2)+0.2307524608*[.B117]+1.1730058735" office:value-type="float" office:value="2.87084964772701" calcext:value-type="float">
            <text:p>2.87</text:p>
          </table:table-cell>
          <table:table-cell table:style-name="ce250" table:formula="of:=[.F116]+[.E117]" office:value-type="float" office:value="335.259397199202" calcext:value-type="float">
            <text:p>335.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02" calcext:value-type="date">
            <text:p>12/2/17</text:p>
          </table:table-cell>
          <table:table-cell office:value-type="float" office:value="4.56565" calcext:value-type="float">
            <text:p>4.56565</text:p>
          </table:table-cell>
          <table:table-cell table:formula="of:=[.C117]+[.B118]" office:value-type="float" office:value="539.94041" calcext:value-type="float">
            <text:p>539.9</text:p>
          </table:table-cell>
          <table:table-cell table:formula="of:=[.D117]+3.01" office:value-type="float" office:value="343.14" calcext:value-type="float">
            <text:p>343.14</text:p>
          </table:table-cell>
          <table:table-cell table:formula="of:=(0.0312039503*[.B118]^2)+0.2307524608*[.B118]+1.1730058735" office:value-type="float" office:value="2.87699218036876" calcext:value-type="float">
            <text:p>2.88</text:p>
          </table:table-cell>
          <table:table-cell table:style-name="ce250" table:formula="of:=[.F117]+[.E118]" office:value-type="float" office:value="338.136389379571" calcext:value-type="float">
            <text:p>338.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03" calcext:value-type="date">
            <text:p>12/3/17</text:p>
          </table:table-cell>
          <table:table-cell office:value-type="float" office:value="4.561725" calcext:value-type="float">
            <text:p>4.561725</text:p>
          </table:table-cell>
          <table:table-cell table:formula="of:=[.C118]+[.B119]" office:value-type="float" office:value="544.502135" calcext:value-type="float">
            <text:p>544.5</text:p>
          </table:table-cell>
          <table:table-cell table:formula="of:=[.D118]+3.01" office:value-type="float" office:value="346.15" calcext:value-type="float">
            <text:p>346.15</text:p>
          </table:table-cell>
          <table:table-cell table:formula="of:=(0.0312039503*[.B119]^2)+0.2307524608*[.B119]+1.1730058735" office:value-type="float" office:value="2.87496859709833" calcext:value-type="float">
            <text:p>2.87</text:p>
          </table:table-cell>
          <table:table-cell table:style-name="ce250" table:formula="of:=[.F118]+[.E119]" office:value-type="float" office:value="341.011357976669" calcext:value-type="float">
            <text:p>341.0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04" calcext:value-type="date">
            <text:p>12/4/17</text:p>
          </table:table-cell>
          <table:table-cell office:value-type="float" office:value="4.552608" calcext:value-type="float">
            <text:p>4.552608</text:p>
          </table:table-cell>
          <table:table-cell table:formula="of:=[.C119]+[.B120]" office:value-type="float" office:value="549.054743" calcext:value-type="float">
            <text:p>549.1</text:p>
          </table:table-cell>
          <table:table-cell table:formula="of:=[.D119]+3.01" office:value-type="float" office:value="349.16" calcext:value-type="float">
            <text:p>349.16</text:p>
          </table:table-cell>
          <table:table-cell table:formula="of:=(0.0312039503*[.B120]^2)+0.2307524608*[.B120]+1.1730058735" office:value-type="float" office:value="2.87027192299398" calcext:value-type="float">
            <text:p>2.87</text:p>
          </table:table-cell>
          <table:table-cell table:style-name="ce250" table:formula="of:=[.F119]+[.E120]" office:value-type="float" office:value="343.881629899663" calcext:value-type="float">
            <text:p>343.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7-12-05" calcext:value-type="date">
            <text:p>12/5/17</text:p>
          </table:table-cell>
          <table:table-cell office:value-type="float" office:value="4.553082" calcext:value-type="float">
            <text:p>4.553082</text:p>
          </table:table-cell>
          <table:table-cell table:style-name="ce42" table:formula="of:=[.C120]+[.B121]" office:value-type="float" office:value="553.607825" calcext:value-type="float">
            <text:p>553.6</text:p>
          </table:table-cell>
          <table:table-cell table:style-name="ce32" table:formula="of:=[.D120]+3.01" office:value-type="float" office:value="352.169999999999" calcext:value-type="float">
            <text:p>352.169999999999</text:p>
          </table:table-cell>
          <table:table-cell table:style-name="ce38" table:formula="of:=(0.0312039503*[.B121]^2)+0.2307524608*[.B121]+1.1730058735" office:value-type="float" office:value="2.87051597893855" calcext:value-type="float">
            <text:p>2.87</text:p>
          </table:table-cell>
          <table:table-cell table:style-name="ce42" table:formula="of:=[.F120]+[.E121]" office:value-type="float" office:value="346.752145878602" calcext:value-type="float">
            <text:p>346.8</text:p>
          </table:table-cell>
          <table:table-cell table:style-name="ce32"/>
          <table:table-cell table:style-name="ce32" office:value-type="float" office:value="117" calcext:value-type="float">
            <text:p>117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2-06" calcext:value-type="date">
            <text:p>12/6/17</text:p>
          </table:table-cell>
          <table:table-cell table:style-name="ce238" office:value-type="float" office:value="4.543106" calcext:value-type="float">
            <text:p>4.543106</text:p>
          </table:table-cell>
          <table:table-cell table:style-name="ce252" table:formula="of:=[.C121]+[.B122]" office:value-type="float" office:value="558.150931" calcext:value-type="float">
            <text:p>558.2</text:p>
          </table:table-cell>
          <table:table-cell table:style-name="ce238" table:formula="of:=[.D121]+3.01" office:value-type="float" office:value="355.179999999999" calcext:value-type="float">
            <text:p>355.179999999999</text:p>
          </table:table-cell>
          <table:table-cell table:style-name="ce247" table:formula="of:=(0.0312039503*[.B122]^2)+0.2307524608*[.B122]+1.1730058735" office:value-type="float" office:value="2.86538243449485" calcext:value-type="float">
            <text:p>2.87</text:p>
          </table:table-cell>
          <table:table-cell table:style-name="ce252" table:formula="of:=[.F121]+[.E122]" office:value-type="float" office:value="349.617528313097" calcext:value-type="float">
            <text:p>349.6</text:p>
          </table:table-cell>
          <table:table-cell table:style-name="ce238"/>
          <table:table-cell table:style-name="ce238" office:value-type="float" office:value="118" calcext:value-type="float">
            <text:p>118</text:p>
          </table:table-cell>
          <table:table-cell office:value-type="string" calcext:value-type="string">
            <text:p>Sampled all three in E/R and P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07" calcext:value-type="date">
            <text:p>12/7/17</text:p>
          </table:table-cell>
          <table:table-cell office:value-type="float" office:value="4.53" calcext:value-type="float">
            <text:p>4.53</text:p>
          </table:table-cell>
          <table:table-cell table:formula="of:=[.C122]+[.B123]" office:value-type="float" office:value="562.680931" calcext:value-type="float">
            <text:p>562.7</text:p>
          </table:table-cell>
          <table:table-cell table:formula="of:=[.D122]+3.01" office:value-type="float" office:value="358.189999999999" calcext:value-type="float">
            <text:p>358.189999999999</text:p>
          </table:table-cell>
          <table:table-cell table:formula="of:=(0.0312039503*[.B123]^2)+0.2307524608*[.B123]+1.1730058735" office:value-type="float" office:value="2.85864766463527" calcext:value-type="float">
            <text:p>2.86</text:p>
          </table:table-cell>
          <table:table-cell table:style-name="ce250" table:formula="of:=[.F122]+[.E123]" office:value-type="float" office:value="352.476175977732" calcext:value-type="float">
            <text:p>352.5</text:p>
          </table:table-cell>
          <table:table-cell office:value-type="string" calcext:value-type="string">
            <text:p>Router crashed – No temperature logg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ots of fish sampled – not counted exactly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08" calcext:value-type="date">
            <text:p>12/8/17</text:p>
          </table:table-cell>
          <table:table-cell office:value-type="float" office:value="4.520735" calcext:value-type="float">
            <text:p>4.520735</text:p>
          </table:table-cell>
          <table:table-cell table:formula="of:=[.C123]+[.B124]" office:value-type="float" office:value="567.201666" calcext:value-type="float">
            <text:p>567.2</text:p>
          </table:table-cell>
          <table:table-cell table:formula="of:=[.D123]+3.01" office:value-type="float" office:value="361.199999999999" calcext:value-type="float">
            <text:p>361.199999999999</text:p>
          </table:table-cell>
          <table:table-cell table:formula="of:=(0.0312039503*[.B124]^2)+0.2307524608*[.B124]+1.1730058735" office:value-type="float" office:value="2.85389313396834" calcext:value-type="float">
            <text:p>2.85</text:p>
          </table:table-cell>
          <table:table-cell table:style-name="ce250" table:formula="of:=[.F123]+[.E124]" office:value-type="float" office:value="355.3300691117" calcext:value-type="float">
            <text:p>355.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Euthanized in way too much PhenoxyEtOH ~1ml/250ml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09" calcext:value-type="date">
            <text:p>12/9/17</text:p>
          </table:table-cell>
          <table:table-cell office:value-type="float" office:value="4.517019" calcext:value-type="float">
            <text:p>4.517019</text:p>
          </table:table-cell>
          <table:table-cell table:formula="of:=[.C124]+[.B125]" office:value-type="float" office:value="571.718685" calcext:value-type="float">
            <text:p>571.7</text:p>
          </table:table-cell>
          <table:table-cell table:formula="of:=[.D124]+3.01" office:value-type="float" office:value="364.209999999999" calcext:value-type="float">
            <text:p>364.209999999999</text:p>
          </table:table-cell>
          <table:table-cell table:formula="of:=(0.0312039503*[.B125]^2)+0.2307524608*[.B125]+1.1730058735" office:value-type="float" office:value="2.85198769518741" calcext:value-type="float">
            <text:p>2.85</text:p>
          </table:table-cell>
          <table:table-cell table:style-name="ce250" table:formula="of:=[.F124]+[.E125]" office:value-type="float" office:value="358.182056806888" calcext:value-type="float">
            <text:p>358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Crosses 17LB2 and 3 dashed a few times in water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10" calcext:value-type="date">
            <text:p>12/10/17</text:p>
          </table:table-cell>
          <table:table-cell office:value-type="float" office:value="4.517461" calcext:value-type="float">
            <text:p>4.517461</text:p>
          </table:table-cell>
          <table:table-cell table:formula="of:=[.C125]+[.B126]" office:value-type="float" office:value="576.236146" calcext:value-type="float">
            <text:p>576.2</text:p>
          </table:table-cell>
          <table:table-cell table:formula="of:=[.D125]+3.01" office:value-type="float" office:value="367.219999999999" calcext:value-type="float">
            <text:p>367.219999999999</text:p>
          </table:table-cell>
          <table:table-cell table:formula="of:=(0.0312039503*[.B126]^2)+0.2307524608*[.B126]+1.1730058735" office:value-type="float" office:value="2.85221429264257" calcext:value-type="float">
            <text:p>2.85</text:p>
          </table:table-cell>
          <table:table-cell table:style-name="ce250" table:formula="of:=[.F125]+[.E126]" office:value-type="float" office:value="361.03427109953" calcext:value-type="float">
            <text:p>361.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after we saw the cloudiness in 17LB1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11" calcext:value-type="date">
            <text:p>12/11/17</text:p>
          </table:table-cell>
          <table:table-cell office:value-type="float" office:value="4.535494" calcext:value-type="float">
            <text:p>4.535494</text:p>
          </table:table-cell>
          <table:table-cell table:formula="of:=[.C126]+[.B127]" office:value-type="float" office:value="580.77164" calcext:value-type="float">
            <text:p>580.8</text:p>
          </table:table-cell>
          <table:table-cell table:formula="of:=[.D126]+3.01" office:value-type="float" office:value="370.229999999999" calcext:value-type="float">
            <text:p>370.229999999999</text:p>
          </table:table-cell>
          <table:table-cell table:formula="of:=(0.0312039503*[.B127]^2)+0.2307524608*[.B127]+1.1730058735" office:value-type="float" office:value="2.86146955711278" calcext:value-type="float">
            <text:p>2.86</text:p>
          </table:table-cell>
          <table:table-cell table:style-name="ce250" table:formula="of:=[.F126]+[.E127]" office:value-type="float" office:value="363.895740656643" calcext:value-type="float">
            <text:p>363.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quite a few fish left from 17LB1 and 17LB2 but 17LB3 is all gone.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12" calcext:value-type="date">
            <text:p>12/12/17</text:p>
          </table:table-cell>
          <table:table-cell office:value-type="float" office:value="4.555738" calcext:value-type="float">
            <text:p>4.555738</text:p>
          </table:table-cell>
          <table:table-cell table:formula="of:=[.C127]+[.B128]" office:value-type="float" office:value="585.327378" calcext:value-type="float">
            <text:p>585.3</text:p>
          </table:table-cell>
          <table:table-cell table:formula="of:=[.D127]+3.01" office:value-type="float" office:value="373.239999999999" calcext:value-type="float">
            <text:p>373.239999999999</text:p>
          </table:table-cell>
          <table:table-cell table:formula="of:=(0.0312039503*[.B128]^2)+0.2307524608*[.B128]+1.1730058735" office:value-type="float" office:value="2.87188377545285" calcext:value-type="float">
            <text:p>2.87</text:p>
          </table:table-cell>
          <table:table-cell table:style-name="ce250" table:formula="of:=[.F127]+[.E128]" office:value-type="float" office:value="366.767624432096" calcext:value-type="float">
            <text:p>366.8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3" calcext:value-type="date">
            <text:p>12/13/17</text:p>
          </table:table-cell>
          <table:table-cell office:value-type="float" office:value="4.550271" calcext:value-type="float">
            <text:p>4.550271</text:p>
          </table:table-cell>
          <table:table-cell table:formula="of:=[.C128]+[.B129]" office:value-type="float" office:value="589.877649" calcext:value-type="float">
            <text:p>589.9</text:p>
          </table:table-cell>
          <table:table-cell table:formula="of:=[.D128]+3.01" office:value-type="float" office:value="376.249999999999" calcext:value-type="float">
            <text:p>376.249999999999</text:p>
          </table:table-cell>
          <table:table-cell table:formula="of:=(0.0312039503*[.B129]^2)+0.2307524608*[.B129]+1.1730058735" office:value-type="float" office:value="2.86906883949611" calcext:value-type="float">
            <text:p>2.87</text:p>
          </table:table-cell>
          <table:table-cell table:style-name="ce250" table:formula="of:=[.F128]+[.E129]" office:value-type="float" office:value="369.636693271592" calcext:value-type="float">
            <text:p>369.6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4" calcext:value-type="date">
            <text:p>12/14/17</text:p>
          </table:table-cell>
          <table:table-cell office:value-type="float" office:value="4.550875" calcext:value-type="float">
            <text:p>4.550875</text:p>
          </table:table-cell>
          <table:table-cell table:formula="of:=[.C129]+[.B130]" office:value-type="float" office:value="594.428524" calcext:value-type="float">
            <text:p>594.4</text:p>
          </table:table-cell>
          <table:table-cell table:formula="of:=[.D129]+3.01" office:value-type="float" office:value="379.259999999999" calcext:value-type="float">
            <text:p>379.259999999999</text:p>
          </table:table-cell>
          <table:table-cell table:formula="of:=(0.0312039503*[.B130]^2)+0.2307524608*[.B130]+1.1730058735" office:value-type="float" office:value="2.86937974497374" calcext:value-type="float">
            <text:p>2.87</text:p>
          </table:table-cell>
          <table:table-cell table:style-name="ce250" table:formula="of:=[.F129]+[.E130]" office:value-type="float" office:value="372.506073016566" calcext:value-type="float">
            <text:p>372.5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5" calcext:value-type="date">
            <text:p>12/15/17</text:p>
          </table:table-cell>
          <table:table-cell office:value-type="float" office:value="4.554902" calcext:value-type="float">
            <text:p>4.554902</text:p>
          </table:table-cell>
          <table:table-cell table:formula="of:=[.C130]+[.B131]" office:value-type="float" office:value="598.983426" calcext:value-type="float">
            <text:p>599.0</text:p>
          </table:table-cell>
          <table:table-cell table:formula="of:=[.D130]+3.01" office:value-type="float" office:value="382.269999999999" calcext:value-type="float">
            <text:p>382.269999999999</text:p>
          </table:table-cell>
          <table:table-cell table:formula="of:=(0.0312039503*[.B131]^2)+0.2307524608*[.B131]+1.1730058735" office:value-type="float" office:value="2.87145320166293" calcext:value-type="float">
            <text:p>2.87</text:p>
          </table:table-cell>
          <table:table-cell table:style-name="ce250" table:formula="of:=[.F130]+[.E131]" office:value-type="float" office:value="375.377526218229" calcext:value-type="float">
            <text:p>375.4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6" calcext:value-type="date">
            <text:p>12/16/17</text:p>
          </table:table-cell>
          <table:table-cell office:value-type="float" office:value="4.551657" calcext:value-type="float">
            <text:p>4.551657</text:p>
          </table:table-cell>
          <table:table-cell table:formula="of:=[.C131]+[.B132]" office:value-type="float" office:value="603.535083" calcext:value-type="float">
            <text:p>603.5</text:p>
          </table:table-cell>
          <table:table-cell table:formula="of:=[.D131]+3.01" office:value-type="float" office:value="385.279999999999" calcext:value-type="float">
            <text:p>385.279999999999</text:p>
          </table:table-cell>
          <table:table-cell table:formula="of:=(0.0312039503*[.B132]^2)+0.2307524608*[.B132]+1.1730058735" office:value-type="float" office:value="2.86978230873378" calcext:value-type="float">
            <text:p>2.87</text:p>
          </table:table-cell>
          <table:table-cell table:style-name="ce250" table:formula="of:=[.F131]+[.E132]" office:value-type="float" office:value="378.247308526962" calcext:value-type="float">
            <text:p>378.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7" calcext:value-type="date">
            <text:p>12/17/17</text:p>
          </table:table-cell>
          <table:table-cell office:value-type="float" office:value="4.555562" calcext:value-type="float">
            <text:p>4.555562</text:p>
          </table:table-cell>
          <table:table-cell table:formula="of:=[.C132]+[.B133]" office:value-type="float" office:value="608.090645" calcext:value-type="float">
            <text:p>608.1</text:p>
          </table:table-cell>
          <table:table-cell table:formula="of:=[.D132]+3.01" office:value-type="float" office:value="388.289999999999" calcext:value-type="float">
            <text:p>388.289999999999</text:p>
          </table:table-cell>
          <table:table-cell table:formula="of:=(0.0312039503*[.B133]^2)+0.2307524608*[.B133]+1.1730058735" office:value-type="float" office:value="2.87179312471453" calcext:value-type="float">
            <text:p>2.87</text:p>
          </table:table-cell>
          <table:table-cell table:style-name="ce250" table:formula="of:=[.F132]+[.E133]" office:value-type="float" office:value="381.119101651677" calcext:value-type="float">
            <text:p>381.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8" calcext:value-type="date">
            <text:p>12/18/17</text:p>
          </table:table-cell>
          <table:table-cell office:value-type="float" office:value="4.473203" calcext:value-type="float">
            <text:p>4.473203</text:p>
          </table:table-cell>
          <table:table-cell table:formula="of:=[.C133]+[.B134]" office:value-type="float" office:value="612.563848" calcext:value-type="float">
            <text:p>612.6</text:p>
          </table:table-cell>
          <table:table-cell table:formula="of:=[.D133]+3.01" office:value-type="float" office:value="391.299999999999" calcext:value-type="float">
            <text:p>391.299999999999</text:p>
          </table:table-cell>
          <table:table-cell table:formula="of:=(0.0312039503*[.B134]^2)+0.2307524608*[.B134]+1.1730058735" office:value-type="float" office:value="2.82958532358519" calcext:value-type="float">
            <text:p>2.83</text:p>
          </table:table-cell>
          <table:table-cell table:style-name="ce250" table:formula="of:=[.F133]+[.E134]" office:value-type="float" office:value="383.948686975262" calcext:value-type="float">
            <text:p>383.9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19" calcext:value-type="date">
            <text:p>12/19/17</text:p>
          </table:table-cell>
          <table:table-cell office:value-type="float" office:value="4.553031" calcext:value-type="float">
            <text:p>4.553031</text:p>
          </table:table-cell>
          <table:table-cell table:formula="of:=[.C134]+[.B135]" office:value-type="float" office:value="617.116879" calcext:value-type="float">
            <text:p>617.1</text:p>
          </table:table-cell>
          <table:table-cell table:formula="of:=[.D134]+3.01" office:value-type="float" office:value="394.309999999999" calcext:value-type="float">
            <text:p>394.309999999999</text:p>
          </table:table-cell>
          <table:table-cell table:formula="of:=(0.0312039503*[.B135]^2)+0.2307524608*[.B135]+1.1730058735" office:value-type="float" office:value="2.87048971908148" calcext:value-type="float">
            <text:p>2.87</text:p>
          </table:table-cell>
          <table:table-cell table:style-name="ce250" table:formula="of:=[.F134]+[.E135]" office:value-type="float" office:value="386.819176694344" calcext:value-type="float">
            <text:p>386.8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20" calcext:value-type="date">
            <text:p>12/20/17</text:p>
          </table:table-cell>
          <table:table-cell office:value-type="float" office:value="4.542943" calcext:value-type="float">
            <text:p>4.542943</text:p>
          </table:table-cell>
          <table:table-cell table:formula="of:=[.C135]+[.B136]" office:value-type="float" office:value="621.659822" calcext:value-type="float">
            <text:p>621.7</text:p>
          </table:table-cell>
          <table:table-cell table:formula="of:=[.D135]+3.01" office:value-type="float" office:value="397.319999999999" calcext:value-type="float">
            <text:p>397.319999999999</text:p>
          </table:table-cell>
          <table:table-cell table:formula="of:=(0.0312039503*[.B136]^2)+0.2307524608*[.B136]+1.1730058735" office:value-type="float" office:value="2.86529860798245" calcext:value-type="float">
            <text:p>2.87</text:p>
          </table:table-cell>
          <table:table-cell table:style-name="ce250" table:formula="of:=[.F135]+[.E136]" office:value-type="float" office:value="389.684475302326" calcext:value-type="float">
            <text:p>389.7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21" calcext:value-type="date">
            <text:p>12/21/17</text:p>
          </table:table-cell>
          <table:table-cell office:value-type="float" office:value="4.457813" calcext:value-type="float">
            <text:p>4.457813</text:p>
          </table:table-cell>
          <table:table-cell table:formula="of:=[.C136]+[.B137]" office:value-type="float" office:value="626.117635" calcext:value-type="float">
            <text:p>626.1</text:p>
          </table:table-cell>
          <table:table-cell table:formula="of:=[.D136]+3.01" office:value-type="float" office:value="400.329999999999" calcext:value-type="float">
            <text:p>400.329999999999</text:p>
          </table:table-cell>
          <table:table-cell table:formula="of:=(0.0312039503*[.B137]^2)+0.2307524608*[.B137]+1.1730058735" office:value-type="float" office:value="2.82174511216063" calcext:value-type="float">
            <text:p>2.82</text:p>
          </table:table-cell>
          <table:table-cell table:style-name="ce250" table:formula="of:=[.F136]+[.E137]" office:value-type="float" office:value="392.506220414487" calcext:value-type="float">
            <text:p>392.5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8"/>
        </table:table-row>
        <table:table-row table:style-name="ro2">
          <table:table-cell table:style-name="ce132" office:value-type="date" office:date-value="2017-12-22" calcext:value-type="date">
            <text:p>12/22/17</text:p>
          </table:table-cell>
          <table:table-cell table:style-name="ce146" office:value-type="float" office:value="4.542028" calcext:value-type="float">
            <text:p>4.542028</text:p>
          </table:table-cell>
          <table:table-cell table:style-name="ce151" table:formula="of:=[.C137]+[.B138]" office:value-type="float" office:value="630.659663" calcext:value-type="float">
            <text:p>630.7</text:p>
          </table:table-cell>
          <table:table-cell table:style-name="ce146" table:formula="of:=[.D137]+3.01" office:value-type="float" office:value="403.339999999999" calcext:value-type="float">
            <text:p>403.339999999999</text:p>
          </table:table-cell>
          <table:table-cell table:style-name="ce157" table:formula="of:=(0.0312039503*[.B138]^2)+0.2307524608*[.B138]+1.1730058735" office:value-type="float" office:value="2.86482807889086" calcext:value-type="float">
            <text:p>2.86</text:p>
          </table:table-cell>
          <table:table-cell table:style-name="ce151" table:formula="of:=[.F137]+[.E138]" office:value-type="float" office:value="395.371048493377" calcext:value-type="float">
            <text:p>395.4</text:p>
          </table:table-cell>
          <table:table-cell table:style-name="ce146"/>
          <table:table-cell table:style-name="ce146" office:value-type="float" office:value="134" calcext:value-type="float">
            <text:p>134</text:p>
          </table:table-cell>
          <table:table-cell office:value-type="string" calcext:value-type="string">
            <text:p>Sampled 17LB1 and 17LB2 in E/R and PFA</text:p>
          </table:table-cell>
          <table:table-cell table:number-columns-repeated="27"/>
        </table:table-row>
        <table:table-row table:style-name="ro2">
          <table:table-cell table:style-name="ce28" office:value-type="date" office:date-value="2017-12-23" calcext:value-type="date">
            <text:p>12/23/17</text:p>
          </table:table-cell>
          <table:table-cell table:style-name="ce32" office:value-type="float" office:value="4.556979" calcext:value-type="float">
            <text:p>4.556979</text:p>
          </table:table-cell>
          <table:table-cell table:style-name="ce42" table:formula="of:=[.C138]+[.B139]" office:value-type="float" office:value="635.216642" calcext:value-type="float">
            <text:p>635.2</text:p>
          </table:table-cell>
          <table:table-cell table:style-name="ce32" table:formula="of:=[.D138]+3.01" office:value-type="float" office:value="406.349999999999" calcext:value-type="float">
            <text:p>406.349999999999</text:p>
          </table:table-cell>
          <table:table-cell table:style-name="ce38" table:formula="of:=(0.0312039503*[.B139]^2)+0.2307524608*[.B139]+1.1730058735" office:value-type="float" office:value="2.87252302104225" calcext:value-type="float">
            <text:p>2.87</text:p>
          </table:table-cell>
          <table:table-cell table:style-name="ce42" table:formula="of:=[.F138]+[.E139]" office:value-type="float" office:value="398.24357151442" calcext:value-type="float">
            <text:p>398.2</text:p>
          </table:table-cell>
          <table:table-cell table:style-name="ce32"/>
          <table:table-cell table:style-name="ce32" office:value-type="float" office:value="135" calcext:value-type="float">
            <text:p>135</text:p>
          </table:table-cell>
          <table:table-cell office:value-type="string" calcext:value-type="string">
            <text:p>Lots of fish sampled – not counted exactly</text:p>
          </table:table-cell>
          <table:table-cell table:number-columns-repeated="27"/>
        </table:table-row>
        <table:table-row table:style-name="ro2">
          <table:table-cell table:style-name="ce31" office:value-type="date" office:date-value="2017-12-24" calcext:value-type="date">
            <text:p>12/24/17</text:p>
          </table:table-cell>
          <table:table-cell table:style-name="ce36" office:value-type="float" office:value="4.55731" calcext:value-type="float">
            <text:p>4.55731</text:p>
          </table:table-cell>
          <table:table-cell table:style-name="ce45" table:formula="of:=[.C139]+[.B140]" office:value-type="float" office:value="639.773952" calcext:value-type="float">
            <text:p>639.8</text:p>
          </table:table-cell>
          <table:table-cell table:style-name="ce36" table:formula="of:=[.D139]+3.01" office:value-type="float" office:value="409.359999999999" calcext:value-type="float">
            <text:p>409.359999999999</text:p>
          </table:table-cell>
          <table:table-cell table:style-name="ce41" table:formula="of:=(0.0312039503*[.B140]^2)+0.2307524608*[.B140]+1.1730058735" office:value-type="float" office:value="2.87269353710951" calcext:value-type="float">
            <text:p>2.87</text:p>
          </table:table-cell>
          <table:table-cell table:style-name="ce45" table:formula="of:=[.F139]+[.E140]" office:value-type="float" office:value="401.116265051529" calcext:value-type="float">
            <text:p>401.1</text:p>
          </table:table-cell>
          <table:table-cell table:style-name="ce36"/>
          <table:table-cell table:style-name="ce36" office:value-type="float" office:value="136" calcext:value-type="float">
            <text:p>136</text:p>
          </table:table-cell>
          <table:table-cell office:value-type="string" calcext:value-type="string">
            <text:p>Euthanized with a drop of Phenoxy and washed 1x in water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25" calcext:value-type="date">
            <text:p>12/25/17</text:p>
          </table:table-cell>
          <table:table-cell office:value-type="float" office:value="4.472939" calcext:value-type="float">
            <text:p>4.472939</text:p>
          </table:table-cell>
          <table:table-cell table:formula="of:=[.C140]+[.B141]" office:value-type="float" office:value="644.246891" calcext:value-type="float">
            <text:p>644.2</text:p>
          </table:table-cell>
          <table:table-cell table:formula="of:=[.D140]+3.01" office:value-type="float" office:value="412.369999999999" calcext:value-type="float">
            <text:p>412.369999999999</text:p>
          </table:table-cell>
          <table:table-cell table:formula="of:=(0.0312039503*[.B141]^2)+0.2307524608*[.B141]+1.1730058735" office:value-type="float" office:value="2.82945070802337" calcext:value-type="float">
            <text:p>2.83</text:p>
          </table:table-cell>
          <table:table-cell table:style-name="ce250" table:formula="of:=[.F140]+[.E141]" office:value-type="float" office:value="403.945715759553" calcext:value-type="float">
            <text:p>403.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till a lot of fish left from crosses 1 and 2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7-12-26" calcext:value-type="date">
            <text:p>12/26/17</text:p>
          </table:table-cell>
          <table:table-cell office:value-type="float" office:value="4.552215" calcext:value-type="float">
            <text:p>4.552215</text:p>
          </table:table-cell>
          <table:table-cell table:formula="of:=[.C141]+[.B142]" office:value-type="float" office:value="648.799106" calcext:value-type="float">
            <text:p>648.8</text:p>
          </table:table-cell>
          <table:table-cell table:formula="of:=[.D141]+3.01" office:value-type="float" office:value="415.379999999999" calcext:value-type="float">
            <text:p>415.379999999999</text:p>
          </table:table-cell>
          <table:table-cell table:formula="of:=(0.0312039503*[.B142]^2)+0.2307524608*[.B142]+1.1730058735" office:value-type="float" office:value="2.87006958344424" calcext:value-type="float">
            <text:p>2.87</text:p>
          </table:table-cell>
          <table:table-cell table:style-name="ce250" table:formula="of:=[.F141]+[.E142]" office:value-type="float" office:value="406.815785342997" calcext:value-type="float">
            <text:p>406.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27" calcext:value-type="date">
            <text:p>12/27/17</text:p>
          </table:table-cell>
          <table:table-cell office:value-type="float" office:value="4.551164" calcext:value-type="float">
            <text:p>4.551164</text:p>
          </table:table-cell>
          <table:table-cell table:formula="of:=[.C142]+[.B143]" office:value-type="float" office:value="653.35027" calcext:value-type="float">
            <text:p>653.4</text:p>
          </table:table-cell>
          <table:table-cell table:formula="of:=[.D142]+3.01" office:value-type="float" office:value="418.389999999999" calcext:value-type="float">
            <text:p>418.389999999999</text:p>
          </table:table-cell>
          <table:table-cell table:formula="of:=(0.0312039503*[.B143]^2)+0.2307524608*[.B143]+1.1730058735" office:value-type="float" office:value="2.86952851409139" calcext:value-type="float">
            <text:p>2.87</text:p>
          </table:table-cell>
          <table:table-cell table:style-name="ce250" table:formula="of:=[.F142]+[.E143]" office:value-type="float" office:value="409.685313857088" calcext:value-type="float">
            <text:p>409.7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28" calcext:value-type="date">
            <text:p>12/28/17</text:p>
          </table:table-cell>
          <table:table-cell office:value-type="float" office:value="4.540817" calcext:value-type="float">
            <text:p>4.540817</text:p>
          </table:table-cell>
          <table:table-cell table:formula="of:=[.C143]+[.B144]" office:value-type="float" office:value="657.891087" calcext:value-type="float">
            <text:p>657.9</text:p>
          </table:table-cell>
          <table:table-cell table:formula="of:=[.D143]+3.01" office:value-type="float" office:value="421.399999999999" calcext:value-type="float">
            <text:p>421.399999999999</text:p>
          </table:table-cell>
          <table:table-cell table:formula="of:=(0.0312039503*[.B144]^2)+0.2307524608*[.B144]+1.1730058735" office:value-type="float" office:value="2.86420541526099" calcext:value-type="float">
            <text:p>2.86</text:p>
          </table:table-cell>
          <table:table-cell table:style-name="ce250" table:formula="of:=[.F143]+[.E144]" office:value-type="float" office:value="412.549519272349" calcext:value-type="float">
            <text:p>412.5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29" calcext:value-type="date">
            <text:p>12/29/17</text:p>
          </table:table-cell>
          <table:table-cell office:value-type="float" office:value="4.542177" calcext:value-type="float">
            <text:p>4.542177</text:p>
          </table:table-cell>
          <table:table-cell table:formula="of:=[.C144]+[.B145]" office:value-type="float" office:value="662.433264" calcext:value-type="float">
            <text:p>662.4</text:p>
          </table:table-cell>
          <table:table-cell table:formula="of:=[.D144]+3.01" office:value-type="float" office:value="424.409999999999" calcext:value-type="float">
            <text:p>424.409999999999</text:p>
          </table:table-cell>
          <table:table-cell table:formula="of:=(0.0312039503*[.B145]^2)+0.2307524608*[.B145]+1.1730058735" office:value-type="float" office:value="2.86490469700664" calcext:value-type="float">
            <text:p>2.86</text:p>
          </table:table-cell>
          <table:table-cell table:style-name="ce250" table:formula="of:=[.F144]+[.E145]" office:value-type="float" office:value="415.414423969356" calcext:value-type="float">
            <text:p>415.4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30" calcext:value-type="date">
            <text:p>12/30/17</text:p>
          </table:table-cell>
          <table:table-cell office:value-type="float" office:value="4.528988" calcext:value-type="float">
            <text:p>4.528988</text:p>
          </table:table-cell>
          <table:table-cell table:formula="of:=[.C145]+[.B146]" office:value-type="float" office:value="666.962252" calcext:value-type="float">
            <text:p>667.0</text:p>
          </table:table-cell>
          <table:table-cell table:formula="of:=[.D145]+3.01" office:value-type="float" office:value="427.419999999999" calcext:value-type="float">
            <text:p>427.419999999999</text:p>
          </table:table-cell>
          <table:table-cell table:formula="of:=(0.0312039503*[.B146]^2)+0.2307524608*[.B146]+1.1730058735" office:value-type="float" office:value="2.85812807481908" calcext:value-type="float">
            <text:p>2.86</text:p>
          </table:table-cell>
          <table:table-cell table:style-name="ce250" table:formula="of:=[.F145]+[.E146]" office:value-type="float" office:value="418.272552044175" calcext:value-type="float">
            <text:p>418.3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7-12-31" calcext:value-type="date">
            <text:p>12/31/17</text:p>
          </table:table-cell>
          <table:table-cell office:value-type="float" office:value="4.530805" calcext:value-type="float">
            <text:p>4.530805</text:p>
          </table:table-cell>
          <table:table-cell table:formula="of:=[.C146]+[.B147]" office:value-type="float" office:value="671.493057" calcext:value-type="float">
            <text:p>671.5</text:p>
          </table:table-cell>
          <table:table-cell table:formula="of:=[.D146]+3.01" office:value-type="float" office:value="430.429999999999" calcext:value-type="float">
            <text:p>430.429999999999</text:p>
          </table:table-cell>
          <table:table-cell table:formula="of:=(0.0312039503*[.B147]^2)+0.2307524608*[.B147]+1.1730058735" office:value-type="float" office:value="2.85906102035788" calcext:value-type="float">
            <text:p>2.86</text:p>
          </table:table-cell>
          <table:table-cell table:style-name="ce250" table:formula="of:=[.F146]+[.E147]" office:value-type="float" office:value="421.131613064533" calcext:value-type="float">
            <text:p>421.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1" calcext:value-type="date">
            <text:p>1/1/18</text:p>
          </table:table-cell>
          <table:table-cell office:value-type="float" office:value="4.522019" calcext:value-type="float">
            <text:p>4.522019</text:p>
          </table:table-cell>
          <table:table-cell table:formula="of:=[.C147]+[.B148]" office:value-type="float" office:value="676.015076" calcext:value-type="float">
            <text:p>676.0</text:p>
          </table:table-cell>
          <table:table-cell table:formula="of:=[.D147]+3.01" office:value-type="float" office:value="433.439999999999" calcext:value-type="float">
            <text:p>433.439999999999</text:p>
          </table:table-cell>
          <table:table-cell table:formula="of:=(0.0312039503*[.B148]^2)+0.2307524608*[.B148]+1.1730058735" office:value-type="float" office:value="2.85455172595397" calcext:value-type="float">
            <text:p>2.85</text:p>
          </table:table-cell>
          <table:table-cell table:style-name="ce250" table:formula="of:=[.F147]+[.E148]" office:value-type="float" office:value="423.986164790487" calcext:value-type="float">
            <text:p>424.0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2" calcext:value-type="date">
            <text:p>1/2/18</text:p>
          </table:table-cell>
          <table:table-cell office:value-type="float" office:value="4.526403" calcext:value-type="float">
            <text:p>4.526403</text:p>
          </table:table-cell>
          <table:table-cell table:formula="of:=[.C148]+[.B149]" office:value-type="float" office:value="680.541479" calcext:value-type="float">
            <text:p>680.5</text:p>
          </table:table-cell>
          <table:table-cell table:formula="of:=[.D148]+3.01" office:value-type="float" office:value="436.449999999999" calcext:value-type="float">
            <text:p>436.449999999999</text:p>
          </table:table-cell>
          <table:table-cell table:formula="of:=(0.0312039503*[.B149]^2)+0.2307524608*[.B149]+1.1730058735" office:value-type="float" office:value="2.85680115184363" calcext:value-type="float">
            <text:p>2.86</text:p>
          </table:table-cell>
          <table:table-cell table:style-name="ce250" table:formula="of:=[.F148]+[.E149]" office:value-type="float" office:value="426.84296594233" calcext:value-type="float">
            <text:p>426.8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3" calcext:value-type="date">
            <text:p>1/3/18</text:p>
          </table:table-cell>
          <table:table-cell office:value-type="float" office:value="4.525922" calcext:value-type="float">
            <text:p>4.525922</text:p>
          </table:table-cell>
          <table:table-cell table:formula="of:=[.C149]+[.B150]" office:value-type="float" office:value="685.067401" calcext:value-type="float">
            <text:p>685.1</text:p>
          </table:table-cell>
          <table:table-cell table:formula="of:=[.D149]+3.01" office:value-type="float" office:value="439.459999999999" calcext:value-type="float">
            <text:p>439.459999999999</text:p>
          </table:table-cell>
          <table:table-cell table:formula="of:=(0.0312039503*[.B150]^2)+0.2307524608*[.B150]+1.1730058735" office:value-type="float" office:value="2.85655429265797" calcext:value-type="float">
            <text:p>2.86</text:p>
          </table:table-cell>
          <table:table-cell table:style-name="ce250" table:formula="of:=[.F149]+[.E150]" office:value-type="float" office:value="429.699520234988" calcext:value-type="float">
            <text:p>429.7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4" calcext:value-type="date">
            <text:p>1/4/18</text:p>
          </table:table-cell>
          <table:table-cell office:value-type="float" office:value="4.523663" calcext:value-type="float">
            <text:p>4.523663</text:p>
          </table:table-cell>
          <table:table-cell table:formula="of:=[.C150]+[.B151]" office:value-type="float" office:value="689.591064" calcext:value-type="float">
            <text:p>689.6</text:p>
          </table:table-cell>
          <table:table-cell table:formula="of:=[.D150]+3.01" office:value-type="float" office:value="442.469999999999" calcext:value-type="float">
            <text:p>442.469999999999</text:p>
          </table:table-cell>
          <table:table-cell table:formula="of:=(0.0312039503*[.B151]^2)+0.2307524608*[.B151]+1.1730058735" office:value-type="float" office:value="2.85539512010252" calcext:value-type="float">
            <text:p>2.86</text:p>
          </table:table-cell>
          <table:table-cell table:style-name="ce250" table:formula="of:=[.F150]+[.E151]" office:value-type="float" office:value="432.554915355091" calcext:value-type="float">
            <text:p>432.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5" calcext:value-type="date">
            <text:p>1/5/18</text:p>
          </table:table-cell>
          <table:table-cell office:value-type="float" office:value="4.521851" calcext:value-type="float">
            <text:p>4.521851</text:p>
          </table:table-cell>
          <table:table-cell table:formula="of:=[.C151]+[.B152]" office:value-type="float" office:value="694.112915" calcext:value-type="float">
            <text:p>694.1</text:p>
          </table:table-cell>
          <table:table-cell table:formula="of:=[.D151]+3.01" office:value-type="float" office:value="445.479999999999" calcext:value-type="float">
            <text:p>445.479999999999</text:p>
          </table:table-cell>
          <table:table-cell table:formula="of:=(0.0312039503*[.B152]^2)+0.2307524608*[.B152]+1.1730058735" office:value-type="float" office:value="2.85446554918959" calcext:value-type="float">
            <text:p>2.85</text:p>
          </table:table-cell>
          <table:table-cell table:style-name="ce250" table:formula="of:=[.F151]+[.E152]" office:value-type="float" office:value="435.409380904281" calcext:value-type="float">
            <text:p>435.4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6" calcext:value-type="date">
            <text:p>1/6/18</text:p>
          </table:table-cell>
          <table:table-cell office:value-type="float" office:value="4.540121" calcext:value-type="float">
            <text:p>4.540121</text:p>
          </table:table-cell>
          <table:table-cell table:formula="of:=[.C152]+[.B153]" office:value-type="float" office:value="698.653036" calcext:value-type="float">
            <text:p>698.7</text:p>
          </table:table-cell>
          <table:table-cell table:formula="of:=[.D152]+3.01" office:value-type="float" office:value="448.489999999999" calcext:value-type="float">
            <text:p>448.489999999999</text:p>
          </table:table-cell>
          <table:table-cell table:formula="of:=(0.0312039503*[.B153]^2)+0.2307524608*[.B153]+1.1730058735" office:value-type="float" office:value="2.86384759219621" calcext:value-type="float">
            <text:p>2.86</text:p>
          </table:table-cell>
          <table:table-cell table:style-name="ce250" table:formula="of:=[.F152]+[.E153]" office:value-type="float" office:value="438.273228496477" calcext:value-type="float">
            <text:p>438.3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7" calcext:value-type="date">
            <text:p>1/7/18</text:p>
          </table:table-cell>
          <table:table-cell office:value-type="float" office:value="4.52934" calcext:value-type="float">
            <text:p>4.52934</text:p>
          </table:table-cell>
          <table:table-cell table:formula="of:=[.C153]+[.B154]" office:value-type="float" office:value="703.182376" calcext:value-type="float">
            <text:p>703.2</text:p>
          </table:table-cell>
          <table:table-cell table:formula="of:=[.D153]+3.01" office:value-type="float" office:value="451.499999999999" calcext:value-type="float">
            <text:p>451.499999999999</text:p>
          </table:table-cell>
          <table:table-cell table:formula="of:=(0.0312039503*[.B154]^2)+0.2307524608*[.B154]+1.1730058735" office:value-type="float" office:value="2.85830879446237" calcext:value-type="float">
            <text:p>2.86</text:p>
          </table:table-cell>
          <table:table-cell table:style-name="ce250" table:formula="of:=[.F153]+[.E154]" office:value-type="float" office:value="441.131537290939" calcext:value-type="float">
            <text:p>441.1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08" calcext:value-type="date">
            <text:p>1/8/18</text:p>
          </table:table-cell>
          <table:table-cell office:value-type="float" office:value="4.541957" calcext:value-type="float">
            <text:p>4.541957</text:p>
          </table:table-cell>
          <table:table-cell table:formula="of:=[.C154]+[.B155]" office:value-type="float" office:value="707.724333" calcext:value-type="float">
            <text:p>707.7</text:p>
          </table:table-cell>
          <table:table-cell table:formula="of:=[.D154]+3.01" office:value-type="float" office:value="454.509999999999" calcext:value-type="float">
            <text:p>454.509999999999</text:p>
          </table:table-cell>
          <table:table-cell table:formula="of:=(0.0312039503*[.B155]^2)+0.2307524608*[.B155]+1.1730058735" office:value-type="float" office:value="2.86479157007478" calcext:value-type="float">
            <text:p>2.86</text:p>
          </table:table-cell>
          <table:table-cell table:style-name="ce250" table:formula="of:=[.F154]+[.E155]" office:value-type="float" office:value="443.996328861014" calcext:value-type="float">
            <text:p>444.0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8"/>
        </table:table-row>
        <table:table-row table:style-name="ro2">
          <table:table-cell table:style-name="ce49" office:value-type="date" office:date-value="2018-01-09" calcext:value-type="date">
            <text:p>1/9/18</text:p>
          </table:table-cell>
          <table:table-cell table:style-name="ce58" office:value-type="float" office:value="4.55416" calcext:value-type="float">
            <text:p>4.55416</text:p>
          </table:table-cell>
          <table:table-cell table:style-name="ce62" table:formula="of:=[.C155]+[.B156]" office:value-type="float" office:value="712.278493" calcext:value-type="float">
            <text:p>712.3</text:p>
          </table:table-cell>
          <table:table-cell table:style-name="ce58" table:formula="of:=[.D155]+3.01" office:value-type="float" office:value="457.519999999999" calcext:value-type="float">
            <text:p>457.519999999999</text:p>
          </table:table-cell>
          <table:table-cell table:style-name="ce65" table:formula="of:=(0.0312039503*[.B156]^2)+0.2307524608*[.B156]+1.1730058735" office:value-type="float" office:value="2.87107107820832" calcext:value-type="float">
            <text:p>2.87</text:p>
          </table:table-cell>
          <table:table-cell table:style-name="ce62" table:formula="of:=[.F155]+[.E156]" office:value-type="float" office:value="446.867399939222" calcext:value-type="float">
            <text:p>446.9</text:p>
          </table:table-cell>
          <table:table-cell table:style-name="ce58"/>
          <table:table-cell table:style-name="ce58" office:value-type="float" office:value="152" calcext:value-type="float">
            <text:p>152</text:p>
          </table:table-cell>
          <table:table-cell office:value-type="string" calcext:value-type="string">
            <text:p>Sampled 17LB1 and 17LB2 (a day early)</text:p>
          </table:table-cell>
          <table:table-cell table:number-columns-repeated="27"/>
        </table:table-row>
        <table:table-row table:style-name="ro2">
          <table:table-cell table:style-name="ce237" office:value-type="date" office:date-value="2018-01-10" calcext:value-type="date">
            <text:p>1/10/18</text:p>
          </table:table-cell>
          <table:table-cell table:style-name="ce238" office:value-type="float" office:value="4.556861" calcext:value-type="float">
            <text:p>4.556861</text:p>
          </table:table-cell>
          <table:table-cell table:style-name="ce252" table:formula="of:=[.C156]+[.B157]" office:value-type="float" office:value="716.835354" calcext:value-type="float">
            <text:p>716.8</text:p>
          </table:table-cell>
          <table:table-cell table:style-name="ce238" table:formula="of:=[.D156]+3.01" office:value-type="float" office:value="460.529999999999" calcext:value-type="float">
            <text:p>460.529999999999</text:p>
          </table:table-cell>
          <table:table-cell table:style-name="ce247" table:formula="of:=(0.0312039503*[.B157]^2)+0.2307524608*[.B157]+1.1730058735" office:value-type="float" office:value="2.87246223449024" calcext:value-type="float">
            <text:p>2.87</text:p>
          </table:table-cell>
          <table:table-cell table:style-name="ce252" table:formula="of:=[.F156]+[.E157]" office:value-type="float" office:value="449.739862173712" calcext:value-type="float">
            <text:p>449.7</text:p>
          </table:table-cell>
          <table:table-cell table:style-name="ce238"/>
          <table:table-cell table:style-name="ce238" office:value-type="float" office:value="153" calcext:value-type="float">
            <text:p>153</text:p>
          </table:table-cell>
          <table:table-cell office:value-type="string" calcext:value-type="string">
            <text:p>Lots of fish sampled – not counted exactly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8-01-11" calcext:value-type="date">
            <text:p>1/11/18</text:p>
          </table:table-cell>
          <table:table-cell office:value-type="float" office:value="4.554354" calcext:value-type="float">
            <text:p>4.554354</text:p>
          </table:table-cell>
          <table:table-cell table:formula="of:=[.C157]+[.B158]" office:value-type="float" office:value="721.389708" calcext:value-type="float">
            <text:p>721.4</text:p>
          </table:table-cell>
          <table:table-cell table:formula="of:=[.D157]+3.01" office:value-type="float" office:value="463.539999999999" calcext:value-type="float">
            <text:p>463.539999999999</text:p>
          </table:table-cell>
          <table:table-cell table:formula="of:=(0.0312039503*[.B158]^2)+0.2307524608*[.B158]+1.1730058735" office:value-type="float" office:value="2.87117098317964" calcext:value-type="float">
            <text:p>2.87</text:p>
          </table:table-cell>
          <table:table-cell table:style-name="ce250" table:formula="of:=[.F157]+[.E158]" office:value-type="float" office:value="452.611033156892" calcext:value-type="float">
            <text:p>452.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Euthanized with a drop of Phenoxy and washed 2x in water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8-01-12" calcext:value-type="date">
            <text:p>1/12/18</text:p>
          </table:table-cell>
          <table:table-cell office:value-type="float" office:value="4.553818" calcext:value-type="float">
            <text:p>4.553818</text:p>
          </table:table-cell>
          <table:table-cell table:formula="of:=[.C158]+[.B159]" office:value-type="float" office:value="725.943526" calcext:value-type="float">
            <text:p>725.9</text:p>
          </table:table-cell>
          <table:table-cell table:formula="of:=[.D158]+3.01" office:value-type="float" office:value="466.549999999999" calcext:value-type="float">
            <text:p>466.549999999999</text:p>
          </table:table-cell>
          <table:table-cell table:formula="of:=(0.0312039503*[.B159]^2)+0.2307524608*[.B159]+1.1730058735" office:value-type="float" office:value="2.87089496279337" calcext:value-type="float">
            <text:p>2.87</text:p>
          </table:table-cell>
          <table:table-cell table:style-name="ce250" table:formula="of:=[.F158]+[.E159]" office:value-type="float" office:value="455.481928119685" calcext:value-type="float">
            <text:p>455.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All remaining 17LB2 and about half of the 17LB1 brought to Askja cold room for feeding</text:p>
          </table:table-cell>
          <table:table-cell table:number-columns-repeated="27"/>
        </table:table-row>
        <table:table-row table:style-name="ro2">
          <table:table-cell table:style-name="ce236" office:value-type="date" office:date-value="2018-01-13" calcext:value-type="date">
            <text:p>1/13/18</text:p>
          </table:table-cell>
          <table:table-cell office:value-type="float" office:value="4.558534" calcext:value-type="float">
            <text:p>4.558534</text:p>
          </table:table-cell>
          <table:table-cell table:formula="of:=[.C159]+[.B160]" office:value-type="float" office:value="730.50206" calcext:value-type="float">
            <text:p>730.5</text:p>
          </table:table-cell>
          <table:table-cell table:formula="of:=[.D159]+3.01" office:value-type="float" office:value="469.559999999999" calcext:value-type="float">
            <text:p>469.559999999999</text:p>
          </table:table-cell>
          <table:table-cell table:formula="of:=(0.0312039503*[.B160]^2)+0.2307524608*[.B160]+1.1730058735" office:value-type="float" office:value="2.87332414534151" calcext:value-type="float">
            <text:p>2.87</text:p>
          </table:table-cell>
          <table:table-cell table:style-name="ce250" table:formula="of:=[.F159]+[.E160]" office:value-type="float" office:value="458.355252265027" calcext:value-type="float">
            <text:p>458.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14" calcext:value-type="date">
            <text:p>1/14/18</text:p>
          </table:table-cell>
          <table:table-cell office:value-type="float" office:value="4.560379" calcext:value-type="float">
            <text:p>4.560379</text:p>
          </table:table-cell>
          <table:table-cell table:formula="of:=[.C160]+[.B161]" office:value-type="float" office:value="735.062439" calcext:value-type="float">
            <text:p>735.1</text:p>
          </table:table-cell>
          <table:table-cell table:formula="of:=[.D160]+3.01" office:value-type="float" office:value="472.569999999999" calcext:value-type="float">
            <text:p>472.569999999999</text:p>
          </table:table-cell>
          <table:table-cell table:formula="of:=(0.0312039503*[.B161]^2)+0.2307524608*[.B161]+1.1730058735" office:value-type="float" office:value="2.87427487120102" calcext:value-type="float">
            <text:p>2.87</text:p>
          </table:table-cell>
          <table:table-cell table:style-name="ce250" table:formula="of:=[.F160]+[.E161]" office:value-type="float" office:value="461.229527136228" calcext:value-type="float">
            <text:p>461.2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15" calcext:value-type="date">
            <text:p>1/15/18</text:p>
          </table:table-cell>
          <table:table-cell office:value-type="float" office:value="4.567664" calcext:value-type="float">
            <text:p>4.567664</text:p>
          </table:table-cell>
          <table:table-cell table:formula="of:=[.C161]+[.B162]" office:value-type="float" office:value="739.630103" calcext:value-type="float">
            <text:p>739.6</text:p>
          </table:table-cell>
          <table:table-cell table:formula="of:=[.D161]+3.01" office:value-type="float" office:value="475.579999999999" calcext:value-type="float">
            <text:p>475.579999999999</text:p>
          </table:table-cell>
          <table:table-cell table:formula="of:=(0.0312039503*[.B162]^2)+0.2307524608*[.B162]+1.1730058735" office:value-type="float" office:value="2.87803089671374" calcext:value-type="float">
            <text:p>2.88</text:p>
          </table:table-cell>
          <table:table-cell table:style-name="ce250" table:formula="of:=[.F161]+[.E162]" office:value-type="float" office:value="464.107558032942" calcext:value-type="float">
            <text:p>464.1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16" calcext:value-type="date">
            <text:p>1/16/18</text:p>
          </table:table-cell>
          <table:table-cell office:value-type="float" office:value="4.53469" calcext:value-type="float">
            <text:p>4.53469</text:p>
          </table:table-cell>
          <table:table-cell table:formula="of:=[.C162]+[.B163]" office:value-type="float" office:value="744.164793" calcext:value-type="float">
            <text:p>744.2</text:p>
          </table:table-cell>
          <table:table-cell table:formula="of:=[.D162]+3.01" office:value-type="float" office:value="478.589999999999" calcext:value-type="float">
            <text:p>478.589999999999</text:p>
          </table:table-cell>
          <table:table-cell table:formula="of:=(0.0312039503*[.B163]^2)+0.2307524608*[.B163]+1.1730058735" office:value-type="float" office:value="2.86105647957541" calcext:value-type="float">
            <text:p>2.86</text:p>
          </table:table-cell>
          <table:table-cell table:style-name="ce250" table:formula="of:=[.F162]+[.E163]" office:value-type="float" office:value="466.968614512517" calcext:value-type="float">
            <text:p>467.0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17" calcext:value-type="date">
            <text:p>1/17/18</text:p>
          </table:table-cell>
          <table:table-cell office:value-type="float" office:value="4.50791" calcext:value-type="float">
            <text:p>4.50791</text:p>
          </table:table-cell>
          <table:table-cell table:formula="of:=[.C163]+[.B164]" office:value-type="float" office:value="748.672703" calcext:value-type="float">
            <text:p>748.7</text:p>
          </table:table-cell>
          <table:table-cell table:formula="of:=[.D163]+3.01" office:value-type="float" office:value="481.599999999999" calcext:value-type="float">
            <text:p>481.599999999999</text:p>
          </table:table-cell>
          <table:table-cell table:formula="of:=(0.0312039503*[.B164]^2)+0.2307524608*[.B164]+1.1730058735" office:value-type="float" office:value="2.84732055423367" calcext:value-type="float">
            <text:p>2.85</text:p>
          </table:table-cell>
          <table:table-cell table:style-name="ce250" table:formula="of:=[.F163]+[.E164]" office:value-type="float" office:value="469.815935066751" calcext:value-type="float">
            <text:p>469.8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18" calcext:value-type="date">
            <text:p>1/18/18</text:p>
          </table:table-cell>
          <table:table-cell office:value-type="float" office:value="4.508959" calcext:value-type="float">
            <text:p>4.508959</text:p>
          </table:table-cell>
          <table:table-cell table:formula="of:=[.C164]+[.B165]" office:value-type="float" office:value="753.181662" calcext:value-type="float">
            <text:p>753.2</text:p>
          </table:table-cell>
          <table:table-cell table:formula="of:=[.D164]+3.01" office:value-type="float" office:value="484.609999999999" calcext:value-type="float">
            <text:p>484.609999999999</text:p>
          </table:table-cell>
          <table:table-cell table:formula="of:=(0.0312039503*[.B165]^2)+0.2307524608*[.B165]+1.1730058735" office:value-type="float" office:value="2.84785776223186" calcext:value-type="float">
            <text:p>2.85</text:p>
          </table:table-cell>
          <table:table-cell table:style-name="ce250" table:formula="of:=[.F164]+[.E165]" office:value-type="float" office:value="472.663792828983" calcext:value-type="float">
            <text:p>472.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19" calcext:value-type="date">
            <text:p>1/19/18</text:p>
          </table:table-cell>
          <table:table-cell office:value-type="float" office:value="4.492462" calcext:value-type="float">
            <text:p>4.492462</text:p>
          </table:table-cell>
          <table:table-cell table:formula="of:=[.C165]+[.B166]" office:value-type="float" office:value="757.674124" calcext:value-type="float">
            <text:p>757.7</text:p>
          </table:table-cell>
          <table:table-cell table:formula="of:=[.D165]+3.01" office:value-type="float" office:value="487.619999999999" calcext:value-type="float">
            <text:p>487.619999999999</text:p>
          </table:table-cell>
          <table:table-cell table:formula="of:=(0.0312039503*[.B166]^2)+0.2307524608*[.B166]+1.1730058735" office:value-type="float" office:value="2.83941736328275" calcext:value-type="float">
            <text:p>2.84</text:p>
          </table:table-cell>
          <table:table-cell table:style-name="ce250" table:formula="of:=[.F165]+[.E166]" office:value-type="float" office:value="475.503210192265" calcext:value-type="float">
            <text:p>475.5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0" calcext:value-type="date">
            <text:p>1/20/18</text:p>
          </table:table-cell>
          <table:table-cell office:value-type="float" office:value="4.497659" calcext:value-type="float">
            <text:p>4.497659</text:p>
          </table:table-cell>
          <table:table-cell table:formula="of:=[.C166]+[.B167]" office:value-type="float" office:value="762.171783" calcext:value-type="float">
            <text:p>762.2</text:p>
          </table:table-cell>
          <table:table-cell table:formula="of:=[.D166]+3.01" office:value-type="float" office:value="490.629999999999" calcext:value-type="float">
            <text:p>490.629999999999</text:p>
          </table:table-cell>
          <table:table-cell table:formula="of:=(0.0312039503*[.B167]^2)+0.2307524608*[.B167]+1.1730058735" office:value-type="float" office:value="2.84207448414181" calcext:value-type="float">
            <text:p>2.84</text:p>
          </table:table-cell>
          <table:table-cell table:style-name="ce250" table:formula="of:=[.F166]+[.E167]" office:value-type="float" office:value="478.345284676407" calcext:value-type="float">
            <text:p>478.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1" calcext:value-type="date">
            <text:p>1/21/18</text:p>
          </table:table-cell>
          <table:table-cell office:value-type="float" office:value="4.494132" calcext:value-type="float">
            <text:p>4.494132</text:p>
          </table:table-cell>
          <table:table-cell table:formula="of:=[.C167]+[.B168]" office:value-type="float" office:value="766.665915" calcext:value-type="float">
            <text:p>766.7</text:p>
          </table:table-cell>
          <table:table-cell table:formula="of:=[.D167]+3.01" office:value-type="float" office:value="493.639999999999" calcext:value-type="float">
            <text:p>493.639999999999</text:p>
          </table:table-cell>
          <table:table-cell table:formula="of:=(0.0312039503*[.B168]^2)+0.2307524608*[.B168]+1.1730058735" office:value-type="float" office:value="2.84027101667063" calcext:value-type="float">
            <text:p>2.84</text:p>
          </table:table-cell>
          <table:table-cell table:style-name="ce250" table:formula="of:=[.F167]+[.E168]" office:value-type="float" office:value="481.185555693078" calcext:value-type="float">
            <text:p>481.2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2" calcext:value-type="date">
            <text:p>1/22/18</text:p>
          </table:table-cell>
          <table:table-cell office:value-type="float" office:value="4.330141" calcext:value-type="float">
            <text:p>4.330141</text:p>
          </table:table-cell>
          <table:table-cell table:formula="of:=[.C168]+[.B169]" office:value-type="float" office:value="770.996056" calcext:value-type="float">
            <text:p>771.0</text:p>
          </table:table-cell>
          <table:table-cell table:formula="of:=[.D168]+3.01" office:value-type="float" office:value="496.649999999999" calcext:value-type="float">
            <text:p>496.649999999999</text:p>
          </table:table-cell>
          <table:table-cell table:formula="of:=(0.0312039503*[.B169]^2)+0.2307524608*[.B169]+1.1730058735" office:value-type="float" office:value="2.75727441115656" calcext:value-type="float">
            <text:p>2.76</text:p>
          </table:table-cell>
          <table:table-cell table:style-name="ce250" table:formula="of:=[.F168]+[.E169]" office:value-type="float" office:value="483.942830104235" calcext:value-type="float">
            <text:p>483.9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3" calcext:value-type="date">
            <text:p>1/23/18</text:p>
          </table:table-cell>
          <table:table-cell office:value-type="float" office:value="4.18" calcext:value-type="float">
            <text:p>4.18</text:p>
          </table:table-cell>
          <table:table-cell table:formula="of:=[.C169]+[.B170]" office:value-type="float" office:value="775.176056" calcext:value-type="float">
            <text:p>775.2</text:p>
          </table:table-cell>
          <table:table-cell table:formula="of:=[.D169]+3.01" office:value-type="float" office:value="499.659999999999" calcext:value-type="float">
            <text:p>499.659999999999</text:p>
          </table:table-cell>
          <table:table-cell table:formula="of:=(0.0312039503*[.B170]^2)+0.2307524608*[.B170]+1.1730058735" office:value-type="float" office:value="2.68275906086572" calcext:value-type="float">
            <text:p>2.68</text:p>
          </table:table-cell>
          <table:table-cell table:style-name="ce250" table:formula="of:=[.F169]+[.E170]" office:value-type="float" office:value="486.6255891651" calcext:value-type="float">
            <text:p>486.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4" calcext:value-type="date">
            <text:p>1/24/18</text:p>
          </table:table-cell>
          <table:table-cell office:value-type="float" office:value="4.54" calcext:value-type="float">
            <text:p>4.54</text:p>
          </table:table-cell>
          <table:table-cell table:formula="of:=[.C170]+[.B171]" office:value-type="float" office:value="779.716056" calcext:value-type="float">
            <text:p>779.7</text:p>
          </table:table-cell>
          <table:table-cell table:formula="of:=[.D170]+3.01" office:value-type="float" office:value="502.669999999999" calcext:value-type="float">
            <text:p>502.669999999999</text:p>
          </table:table-cell>
          <table:table-cell table:formula="of:=(0.0312039503*[.B171]^2)+0.2307524608*[.B171]+1.1730058735" office:value-type="float" office:value="2.86378538753548" calcext:value-type="float">
            <text:p>2.86</text:p>
          </table:table-cell>
          <table:table-cell table:style-name="ce250" table:formula="of:=[.F170]+[.E171]" office:value-type="float" office:value="489.489374552636" calcext:value-type="float">
            <text:p>489.5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5" calcext:value-type="date">
            <text:p>1/25/18</text:p>
          </table:table-cell>
          <table:table-cell office:value-type="float" office:value="4.54" calcext:value-type="float">
            <text:p>4.54</text:p>
          </table:table-cell>
          <table:table-cell table:formula="of:=[.C171]+[.B172]" office:value-type="float" office:value="784.256056" calcext:value-type="float">
            <text:p>784.3</text:p>
          </table:table-cell>
          <table:table-cell table:formula="of:=[.D171]+3.01" office:value-type="float" office:value="505.679999999999" calcext:value-type="float">
            <text:p>505.679999999999</text:p>
          </table:table-cell>
          <table:table-cell table:formula="of:=(0.0312039503*[.B172]^2)+0.2307524608*[.B172]+1.1730058735" office:value-type="float" office:value="2.86378538753548" calcext:value-type="float">
            <text:p>2.86</text:p>
          </table:table-cell>
          <table:table-cell table:style-name="ce250" table:formula="of:=[.F171]+[.E172]" office:value-type="float" office:value="492.353159940171" calcext:value-type="float">
            <text:p>492.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6" calcext:value-type="date">
            <text:p>1/26/18</text:p>
          </table:table-cell>
          <table:table-cell office:value-type="float" office:value="4.54" calcext:value-type="float">
            <text:p>4.54</text:p>
          </table:table-cell>
          <table:table-cell table:formula="of:=[.C172]+[.B173]" office:value-type="float" office:value="788.796056" calcext:value-type="float">
            <text:p>788.8</text:p>
          </table:table-cell>
          <table:table-cell table:formula="of:=[.D172]+3.01" office:value-type="float" office:value="508.689999999999" calcext:value-type="float">
            <text:p>508.689999999999</text:p>
          </table:table-cell>
          <table:table-cell table:formula="of:=(0.0312039503*[.B173]^2)+0.2307524608*[.B173]+1.1730058735" office:value-type="float" office:value="2.86378538753548" calcext:value-type="float">
            <text:p>2.86</text:p>
          </table:table-cell>
          <table:table-cell table:style-name="ce250" table:formula="of:=[.F172]+[.E173]" office:value-type="float" office:value="495.216945327707" calcext:value-type="float">
            <text:p>495.2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7" calcext:value-type="date">
            <text:p>1/27/18</text:p>
          </table:table-cell>
          <table:table-cell office:value-type="float" office:value="4.54" calcext:value-type="float">
            <text:p>4.54</text:p>
          </table:table-cell>
          <table:table-cell table:formula="of:=[.C173]+[.B174]" office:value-type="float" office:value="793.336056" calcext:value-type="float">
            <text:p>793.3</text:p>
          </table:table-cell>
          <table:table-cell table:formula="of:=[.D173]+3.01" office:value-type="float" office:value="511.699999999999" calcext:value-type="float">
            <text:p>511.699999999999</text:p>
          </table:table-cell>
          <table:table-cell table:formula="of:=(0.0312039503*[.B174]^2)+0.2307524608*[.B174]+1.1730058735" office:value-type="float" office:value="2.86378538753548" calcext:value-type="float">
            <text:p>2.86</text:p>
          </table:table-cell>
          <table:table-cell table:style-name="ce250" table:formula="of:=[.F173]+[.E174]" office:value-type="float" office:value="498.080730715242" calcext:value-type="float">
            <text:p>498.1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8-01-28" calcext:value-type="date">
            <text:p>1/28/18</text:p>
          </table:table-cell>
          <table:table-cell table:style-name="ce238" office:value-type="float" office:value="4.54" calcext:value-type="float">
            <text:p>4.54</text:p>
          </table:table-cell>
          <table:table-cell table:style-name="ce252" table:formula="of:=[.C174]+[.B175]" office:value-type="float" office:value="797.876056" calcext:value-type="float">
            <text:p>797.9</text:p>
          </table:table-cell>
          <table:table-cell table:style-name="ce238" table:formula="of:=[.D174]+3.01" office:value-type="float" office:value="514.709999999999" calcext:value-type="float">
            <text:p>514.709999999999</text:p>
          </table:table-cell>
          <table:table-cell table:style-name="ce247" table:formula="of:=(0.0312039503*[.B175]^2)+0.2307524608*[.B175]+1.1730058735" office:value-type="float" office:value="2.86378538753548" calcext:value-type="float">
            <text:p>2.86</text:p>
          </table:table-cell>
          <table:table-cell table:style-name="ce252" table:formula="of:=[.F174]+[.E175]" office:value-type="float" office:value="500.944516102778" calcext:value-type="float">
            <text:p>500.9</text:p>
          </table:table-cell>
          <table:table-cell table:style-name="ce238"/>
          <table:table-cell table:style-name="ce238" office:value-type="float" office:value="171" calcext:value-type="float">
            <text:p>17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29" calcext:value-type="date">
            <text:p>1/29/18</text:p>
          </table:table-cell>
          <table:table-cell office:value-type="float" office:value="4.54" calcext:value-type="float">
            <text:p>4.54</text:p>
          </table:table-cell>
          <table:table-cell table:formula="of:=[.C175]+[.B176]" office:value-type="float" office:value="802.416056" calcext:value-type="float">
            <text:p>802.4</text:p>
          </table:table-cell>
          <table:table-cell table:formula="of:=[.D175]+3.01" office:value-type="float" office:value="517.719999999999" calcext:value-type="float">
            <text:p>517.719999999999</text:p>
          </table:table-cell>
          <table:table-cell table:formula="of:=(0.0312039503*[.B176]^2)+0.2307524608*[.B176]+1.1730058735" office:value-type="float" office:value="2.86378538753548" calcext:value-type="float">
            <text:p>2.86</text:p>
          </table:table-cell>
          <table:table-cell table:style-name="ce250" table:formula="of:=[.F175]+[.E176]" office:value-type="float" office:value="503.808301490313" calcext:value-type="float">
            <text:p>503.8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30" calcext:value-type="date">
            <text:p>1/30/18</text:p>
          </table:table-cell>
          <table:table-cell office:value-type="float" office:value="4.54" calcext:value-type="float">
            <text:p>4.54</text:p>
          </table:table-cell>
          <table:table-cell table:formula="of:=[.C176]+[.B177]" office:value-type="float" office:value="806.956056" calcext:value-type="float">
            <text:p>807.0</text:p>
          </table:table-cell>
          <table:table-cell table:formula="of:=[.D176]+3.01" office:value-type="float" office:value="520.729999999999" calcext:value-type="float">
            <text:p>520.729999999999</text:p>
          </table:table-cell>
          <table:table-cell table:formula="of:=(0.0312039503*[.B177]^2)+0.2307524608*[.B177]+1.1730058735" office:value-type="float" office:value="2.86378538753548" calcext:value-type="float">
            <text:p>2.86</text:p>
          </table:table-cell>
          <table:table-cell table:style-name="ce250" table:formula="of:=[.F176]+[.E177]" office:value-type="float" office:value="506.672086877849" calcext:value-type="float">
            <text:p>506.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1-31" calcext:value-type="date">
            <text:p>1/31/18</text:p>
          </table:table-cell>
          <table:table-cell office:value-type="float" office:value="4.54" calcext:value-type="float">
            <text:p>4.54</text:p>
          </table:table-cell>
          <table:table-cell table:formula="of:=[.C177]+[.B178]" office:value-type="float" office:value="811.496056" calcext:value-type="float">
            <text:p>811.5</text:p>
          </table:table-cell>
          <table:table-cell table:formula="of:=[.D177]+3.01" office:value-type="float" office:value="523.739999999999" calcext:value-type="float">
            <text:p>523.739999999999</text:p>
          </table:table-cell>
          <table:table-cell table:formula="of:=(0.0312039503*[.B178]^2)+0.2307524608*[.B178]+1.1730058735" office:value-type="float" office:value="2.86378538753548" calcext:value-type="float">
            <text:p>2.86</text:p>
          </table:table-cell>
          <table:table-cell table:style-name="ce250" table:formula="of:=[.F177]+[.E178]" office:value-type="float" office:value="509.535872265384" calcext:value-type="float">
            <text:p>509.5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1" calcext:value-type="date">
            <text:p>2/1/18</text:p>
          </table:table-cell>
          <table:table-cell office:value-type="float" office:value="4.54" calcext:value-type="float">
            <text:p>4.54</text:p>
          </table:table-cell>
          <table:table-cell table:formula="of:=[.C178]+[.B179]" office:value-type="float" office:value="816.036056" calcext:value-type="float">
            <text:p>816.0</text:p>
          </table:table-cell>
          <table:table-cell table:formula="of:=[.D178]+3.01" office:value-type="float" office:value="526.749999999999" calcext:value-type="float">
            <text:p>526.749999999999</text:p>
          </table:table-cell>
          <table:table-cell table:formula="of:=(0.0312039503*[.B179]^2)+0.2307524608*[.B179]+1.1730058735" office:value-type="float" office:value="2.86378538753548" calcext:value-type="float">
            <text:p>2.86</text:p>
          </table:table-cell>
          <table:table-cell table:style-name="ce250" table:formula="of:=[.F178]+[.E179]" office:value-type="float" office:value="512.39965765292" calcext:value-type="float">
            <text:p>512.4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2" calcext:value-type="date">
            <text:p>2/2/18</text:p>
          </table:table-cell>
          <table:table-cell office:value-type="float" office:value="4.54" calcext:value-type="float">
            <text:p>4.54</text:p>
          </table:table-cell>
          <table:table-cell table:formula="of:=[.C179]+[.B180]" office:value-type="float" office:value="820.576056" calcext:value-type="float">
            <text:p>820.6</text:p>
          </table:table-cell>
          <table:table-cell table:formula="of:=[.D179]+3.01" office:value-type="float" office:value="529.759999999999" calcext:value-type="float">
            <text:p>529.759999999999</text:p>
          </table:table-cell>
          <table:table-cell table:formula="of:=(0.0312039503*[.B180]^2)+0.2307524608*[.B180]+1.1730058735" office:value-type="float" office:value="2.86378538753548" calcext:value-type="float">
            <text:p>2.86</text:p>
          </table:table-cell>
          <table:table-cell table:style-name="ce250" table:formula="of:=[.F179]+[.E180]" office:value-type="float" office:value="515.263443040455" calcext:value-type="float">
            <text:p>515.3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3" calcext:value-type="date">
            <text:p>2/3/18</text:p>
          </table:table-cell>
          <table:table-cell office:value-type="float" office:value="4.54" calcext:value-type="float">
            <text:p>4.54</text:p>
          </table:table-cell>
          <table:table-cell table:formula="of:=[.C180]+[.B181]" office:value-type="float" office:value="825.116056" calcext:value-type="float">
            <text:p>825.1</text:p>
          </table:table-cell>
          <table:table-cell table:formula="of:=[.D180]+3.01" office:value-type="float" office:value="532.769999999999" calcext:value-type="float">
            <text:p>532.769999999999</text:p>
          </table:table-cell>
          <table:table-cell table:formula="of:=(0.0312039503*[.B181]^2)+0.2307524608*[.B181]+1.1730058735" office:value-type="float" office:value="2.86378538753548" calcext:value-type="float">
            <text:p>2.86</text:p>
          </table:table-cell>
          <table:table-cell table:style-name="ce250" table:formula="of:=[.F180]+[.E181]" office:value-type="float" office:value="518.127228427991" calcext:value-type="float">
            <text:p>518.1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4" calcext:value-type="date">
            <text:p>2/4/18</text:p>
          </table:table-cell>
          <table:table-cell office:value-type="float" office:value="4.54" calcext:value-type="float">
            <text:p>4.54</text:p>
          </table:table-cell>
          <table:table-cell table:formula="of:=[.C181]+[.B182]" office:value-type="float" office:value="829.656056" calcext:value-type="float">
            <text:p>829.7</text:p>
          </table:table-cell>
          <table:table-cell table:formula="of:=[.D181]+3.01" office:value-type="float" office:value="535.779999999999" calcext:value-type="float">
            <text:p>535.779999999999</text:p>
          </table:table-cell>
          <table:table-cell table:formula="of:=(0.0312039503*[.B182]^2)+0.2307524608*[.B182]+1.1730058735" office:value-type="float" office:value="2.86378538753548" calcext:value-type="float">
            <text:p>2.86</text:p>
          </table:table-cell>
          <table:table-cell table:style-name="ce250" table:formula="of:=[.F181]+[.E182]" office:value-type="float" office:value="520.991013815526" calcext:value-type="float">
            <text:p>521.0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5" calcext:value-type="date">
            <text:p>2/5/18</text:p>
          </table:table-cell>
          <table:table-cell office:value-type="float" office:value="4.54" calcext:value-type="float">
            <text:p>4.54</text:p>
          </table:table-cell>
          <table:table-cell table:formula="of:=[.C182]+[.B183]" office:value-type="float" office:value="834.196056" calcext:value-type="float">
            <text:p>834.2</text:p>
          </table:table-cell>
          <table:table-cell table:formula="of:=[.D182]+3.01" office:value-type="float" office:value="538.789999999999" calcext:value-type="float">
            <text:p>538.789999999999</text:p>
          </table:table-cell>
          <table:table-cell table:formula="of:=(0.0312039503*[.B183]^2)+0.2307524608*[.B183]+1.1730058735" office:value-type="float" office:value="2.86378538753548" calcext:value-type="float">
            <text:p>2.86</text:p>
          </table:table-cell>
          <table:table-cell table:style-name="ce250" table:formula="of:=[.F182]+[.E183]" office:value-type="float" office:value="523.854799203061" calcext:value-type="float">
            <text:p>523.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6" calcext:value-type="date">
            <text:p>2/6/18</text:p>
          </table:table-cell>
          <table:table-cell office:value-type="float" office:value="4.54" calcext:value-type="float">
            <text:p>4.54</text:p>
          </table:table-cell>
          <table:table-cell table:formula="of:=[.C183]+[.B184]" office:value-type="float" office:value="838.736056" calcext:value-type="float">
            <text:p>838.7</text:p>
          </table:table-cell>
          <table:table-cell table:formula="of:=[.D183]+3.01" office:value-type="float" office:value="541.799999999999" calcext:value-type="float">
            <text:p>541.799999999999</text:p>
          </table:table-cell>
          <table:table-cell table:formula="of:=(0.0312039503*[.B184]^2)+0.2307524608*[.B184]+1.1730058735" office:value-type="float" office:value="2.86378538753548" calcext:value-type="float">
            <text:p>2.86</text:p>
          </table:table-cell>
          <table:table-cell table:style-name="ce250" table:formula="of:=[.F183]+[.E184]" office:value-type="float" office:value="526.718584590597" calcext:value-type="float">
            <text:p>526.7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7" calcext:value-type="date">
            <text:p>2/7/18</text:p>
          </table:table-cell>
          <table:table-cell office:value-type="float" office:value="4.54" calcext:value-type="float">
            <text:p>4.54</text:p>
          </table:table-cell>
          <table:table-cell table:formula="of:=[.C184]+[.B185]" office:value-type="float" office:value="843.276056" calcext:value-type="float">
            <text:p>843.3</text:p>
          </table:table-cell>
          <table:table-cell table:formula="of:=[.D184]+3.01" office:value-type="float" office:value="544.809999999999" calcext:value-type="float">
            <text:p>544.809999999999</text:p>
          </table:table-cell>
          <table:table-cell table:formula="of:=(0.0312039503*[.B185]^2)+0.2307524608*[.B185]+1.1730058735" office:value-type="float" office:value="2.86378538753548" calcext:value-type="float">
            <text:p>2.86</text:p>
          </table:table-cell>
          <table:table-cell table:style-name="ce250" table:formula="of:=[.F184]+[.E185]" office:value-type="float" office:value="529.582369978132" calcext:value-type="float">
            <text:p>529.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8" calcext:value-type="date">
            <text:p>2/8/18</text:p>
          </table:table-cell>
          <table:table-cell office:value-type="float" office:value="4.54" calcext:value-type="float">
            <text:p>4.54</text:p>
          </table:table-cell>
          <table:table-cell table:formula="of:=[.C185]+[.B186]" office:value-type="float" office:value="847.816055999999" calcext:value-type="float">
            <text:p>847.8</text:p>
          </table:table-cell>
          <table:table-cell table:formula="of:=[.D185]+3.01" office:value-type="float" office:value="547.819999999999" calcext:value-type="float">
            <text:p>547.819999999999</text:p>
          </table:table-cell>
          <table:table-cell table:formula="of:=(0.0312039503*[.B186]^2)+0.2307524608*[.B186]+1.1730058735" office:value-type="float" office:value="2.86378538753548" calcext:value-type="float">
            <text:p>2.86</text:p>
          </table:table-cell>
          <table:table-cell table:style-name="ce250" table:formula="of:=[.F185]+[.E186]" office:value-type="float" office:value="532.446155365668" calcext:value-type="float">
            <text:p>532.4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09" calcext:value-type="date">
            <text:p>2/9/18</text:p>
          </table:table-cell>
          <table:table-cell office:value-type="float" office:value="4.54" calcext:value-type="float">
            <text:p>4.54</text:p>
          </table:table-cell>
          <table:table-cell table:formula="of:=[.C186]+[.B187]" office:value-type="float" office:value="852.356055999999" calcext:value-type="float">
            <text:p>852.4</text:p>
          </table:table-cell>
          <table:table-cell table:formula="of:=[.D186]+3.01" office:value-type="float" office:value="550.829999999999" calcext:value-type="float">
            <text:p>550.829999999999</text:p>
          </table:table-cell>
          <table:table-cell table:formula="of:=(0.0312039503*[.B187]^2)+0.2307524608*[.B187]+1.1730058735" office:value-type="float" office:value="2.86378538753548" calcext:value-type="float">
            <text:p>2.86</text:p>
          </table:table-cell>
          <table:table-cell table:style-name="ce250" table:formula="of:=[.F186]+[.E187]" office:value-type="float" office:value="535.309940753203" calcext:value-type="float">
            <text:p>535.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0" calcext:value-type="date">
            <text:p>2/10/18</text:p>
          </table:table-cell>
          <table:table-cell office:value-type="float" office:value="4.54" calcext:value-type="float">
            <text:p>4.54</text:p>
          </table:table-cell>
          <table:table-cell table:formula="of:=[.C187]+[.B188]" office:value-type="float" office:value="856.896055999999" calcext:value-type="float">
            <text:p>856.9</text:p>
          </table:table-cell>
          <table:table-cell table:formula="of:=[.D187]+3.01" office:value-type="float" office:value="553.839999999999" calcext:value-type="float">
            <text:p>553.839999999999</text:p>
          </table:table-cell>
          <table:table-cell table:formula="of:=(0.0312039503*[.B188]^2)+0.2307524608*[.B188]+1.1730058735" office:value-type="float" office:value="2.86378538753548" calcext:value-type="float">
            <text:p>2.86</text:p>
          </table:table-cell>
          <table:table-cell table:style-name="ce250" table:formula="of:=[.F187]+[.E188]" office:value-type="float" office:value="538.173726140739" calcext:value-type="float">
            <text:p>538.2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1" calcext:value-type="date">
            <text:p>2/11/18</text:p>
          </table:table-cell>
          <table:table-cell office:value-type="float" office:value="4.54" calcext:value-type="float">
            <text:p>4.54</text:p>
          </table:table-cell>
          <table:table-cell table:formula="of:=[.C188]+[.B189]" office:value-type="float" office:value="861.436055999999" calcext:value-type="float">
            <text:p>861.4</text:p>
          </table:table-cell>
          <table:table-cell table:formula="of:=[.D188]+3.01" office:value-type="float" office:value="556.849999999999" calcext:value-type="float">
            <text:p>556.849999999999</text:p>
          </table:table-cell>
          <table:table-cell table:formula="of:=(0.0312039503*[.B189]^2)+0.2307524608*[.B189]+1.1730058735" office:value-type="float" office:value="2.86378538753548" calcext:value-type="float">
            <text:p>2.86</text:p>
          </table:table-cell>
          <table:table-cell table:style-name="ce250" table:formula="of:=[.F188]+[.E189]" office:value-type="float" office:value="541.037511528274" calcext:value-type="float">
            <text:p>541.0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2" calcext:value-type="date">
            <text:p>2/12/18</text:p>
          </table:table-cell>
          <table:table-cell office:value-type="float" office:value="4.54" calcext:value-type="float">
            <text:p>4.54</text:p>
          </table:table-cell>
          <table:table-cell table:formula="of:=[.C189]+[.B190]" office:value-type="float" office:value="865.976055999999" calcext:value-type="float">
            <text:p>866.0</text:p>
          </table:table-cell>
          <table:table-cell table:formula="of:=[.D189]+3.01" office:value-type="float" office:value="559.859999999999" calcext:value-type="float">
            <text:p>559.859999999999</text:p>
          </table:table-cell>
          <table:table-cell table:formula="of:=(0.0312039503*[.B190]^2)+0.2307524608*[.B190]+1.1730058735" office:value-type="float" office:value="2.86378538753548" calcext:value-type="float">
            <text:p>2.86</text:p>
          </table:table-cell>
          <table:table-cell table:style-name="ce250" table:formula="of:=[.F189]+[.E190]" office:value-type="float" office:value="543.90129691581" calcext:value-type="float">
            <text:p>543.9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3" calcext:value-type="date">
            <text:p>2/13/18</text:p>
          </table:table-cell>
          <table:table-cell office:value-type="float" office:value="4.54" calcext:value-type="float">
            <text:p>4.54</text:p>
          </table:table-cell>
          <table:table-cell table:formula="of:=[.C190]+[.B191]" office:value-type="float" office:value="870.516055999999" calcext:value-type="float">
            <text:p>870.5</text:p>
          </table:table-cell>
          <table:table-cell table:formula="of:=[.D190]+3.01" office:value-type="float" office:value="562.869999999999" calcext:value-type="float">
            <text:p>562.869999999999</text:p>
          </table:table-cell>
          <table:table-cell table:formula="of:=(0.0312039503*[.B191]^2)+0.2307524608*[.B191]+1.1730058735" office:value-type="float" office:value="2.86378538753548" calcext:value-type="float">
            <text:p>2.86</text:p>
          </table:table-cell>
          <table:table-cell table:style-name="ce250" table:formula="of:=[.F190]+[.E191]" office:value-type="float" office:value="546.765082303345" calcext:value-type="float">
            <text:p>546.8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4" calcext:value-type="date">
            <text:p>2/14/18</text:p>
          </table:table-cell>
          <table:table-cell office:value-type="float" office:value="4.54" calcext:value-type="float">
            <text:p>4.54</text:p>
          </table:table-cell>
          <table:table-cell table:formula="of:=[.C191]+[.B192]" office:value-type="float" office:value="875.056055999999" calcext:value-type="float">
            <text:p>875.1</text:p>
          </table:table-cell>
          <table:table-cell table:formula="of:=[.D191]+3.01" office:value-type="float" office:value="565.879999999999" calcext:value-type="float">
            <text:p>565.879999999999</text:p>
          </table:table-cell>
          <table:table-cell table:formula="of:=(0.0312039503*[.B192]^2)+0.2307524608*[.B192]+1.1730058735" office:value-type="float" office:value="2.86378538753548" calcext:value-type="float">
            <text:p>2.86</text:p>
          </table:table-cell>
          <table:table-cell table:style-name="ce250" table:formula="of:=[.F191]+[.E192]" office:value-type="float" office:value="549.628867690881" calcext:value-type="float">
            <text:p>549.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5" calcext:value-type="date">
            <text:p>2/15/18</text:p>
          </table:table-cell>
          <table:table-cell office:value-type="float" office:value="4.54" calcext:value-type="float">
            <text:p>4.54</text:p>
          </table:table-cell>
          <table:table-cell table:formula="of:=[.C192]+[.B193]" office:value-type="float" office:value="879.596055999999" calcext:value-type="float">
            <text:p>879.6</text:p>
          </table:table-cell>
          <table:table-cell table:formula="of:=[.D192]+3.01" office:value-type="float" office:value="568.889999999999" calcext:value-type="float">
            <text:p>568.889999999999</text:p>
          </table:table-cell>
          <table:table-cell table:formula="of:=(0.0312039503*[.B193]^2)+0.2307524608*[.B193]+1.1730058735" office:value-type="float" office:value="2.86378538753548" calcext:value-type="float">
            <text:p>2.86</text:p>
          </table:table-cell>
          <table:table-cell table:style-name="ce250" table:formula="of:=[.F192]+[.E193]" office:value-type="float" office:value="552.492653078416" calcext:value-type="float">
            <text:p>552.5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6" calcext:value-type="date">
            <text:p>2/16/18</text:p>
          </table:table-cell>
          <table:table-cell office:value-type="float" office:value="4.54" calcext:value-type="float">
            <text:p>4.54</text:p>
          </table:table-cell>
          <table:table-cell table:formula="of:=[.C193]+[.B194]" office:value-type="float" office:value="884.136055999999" calcext:value-type="float">
            <text:p>884.1</text:p>
          </table:table-cell>
          <table:table-cell table:formula="of:=[.D193]+3.01" office:value-type="float" office:value="571.899999999999" calcext:value-type="float">
            <text:p>571.899999999999</text:p>
          </table:table-cell>
          <table:table-cell table:formula="of:=(0.0312039503*[.B194]^2)+0.2307524608*[.B194]+1.1730058735" office:value-type="float" office:value="2.86378538753548" calcext:value-type="float">
            <text:p>2.86</text:p>
          </table:table-cell>
          <table:table-cell table:style-name="ce250" table:formula="of:=[.F193]+[.E194]" office:value-type="float" office:value="555.356438465952" calcext:value-type="float">
            <text:p>555.4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7" calcext:value-type="date">
            <text:p>2/17/18</text:p>
          </table:table-cell>
          <table:table-cell office:value-type="float" office:value="4.54" calcext:value-type="float">
            <text:p>4.54</text:p>
          </table:table-cell>
          <table:table-cell table:formula="of:=[.C194]+[.B195]" office:value-type="float" office:value="888.676055999999" calcext:value-type="float">
            <text:p>888.7</text:p>
          </table:table-cell>
          <table:table-cell table:formula="of:=[.D194]+3.01" office:value-type="float" office:value="574.909999999999" calcext:value-type="float">
            <text:p>574.909999999999</text:p>
          </table:table-cell>
          <table:table-cell table:formula="of:=(0.0312039503*[.B195]^2)+0.2307524608*[.B195]+1.1730058735" office:value-type="float" office:value="2.86378538753548" calcext:value-type="float">
            <text:p>2.86</text:p>
          </table:table-cell>
          <table:table-cell table:style-name="ce250" table:formula="of:=[.F194]+[.E195]" office:value-type="float" office:value="558.220223853487" calcext:value-type="float">
            <text:p>558.2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8" calcext:value-type="date">
            <text:p>2/18/18</text:p>
          </table:table-cell>
          <table:table-cell office:value-type="float" office:value="4.54" calcext:value-type="float">
            <text:p>4.54</text:p>
          </table:table-cell>
          <table:table-cell table:formula="of:=[.C195]+[.B196]" office:value-type="float" office:value="893.216055999999" calcext:value-type="float">
            <text:p>893.2</text:p>
          </table:table-cell>
          <table:table-cell table:formula="of:=[.D195]+3.01" office:value-type="float" office:value="577.919999999999" calcext:value-type="float">
            <text:p>577.919999999999</text:p>
          </table:table-cell>
          <table:table-cell table:formula="of:=(0.0312039503*[.B196]^2)+0.2307524608*[.B196]+1.1730058735" office:value-type="float" office:value="2.86378538753548" calcext:value-type="float">
            <text:p>2.86</text:p>
          </table:table-cell>
          <table:table-cell table:style-name="ce250" table:formula="of:=[.F195]+[.E196]" office:value-type="float" office:value="561.084009241023" calcext:value-type="float">
            <text:p>561.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8"/>
        </table:table-row>
        <table:table-row table:style-name="ro2">
          <table:table-cell table:style-name="ce236" office:value-type="date" office:date-value="2018-02-19" calcext:value-type="date">
            <text:p>2/19/18</text:p>
          </table:table-cell>
          <table:table-cell office:value-type="float" office:value="4.54" calcext:value-type="float">
            <text:p>4.54</text:p>
          </table:table-cell>
          <table:table-cell table:formula="of:=[.C196]+[.B197]" office:value-type="float" office:value="897.756055999999" calcext:value-type="float">
            <text:p>897.8</text:p>
          </table:table-cell>
          <table:table-cell table:formula="of:=[.D196]+3.01" office:value-type="float" office:value="580.929999999999" calcext:value-type="float">
            <text:p>580.929999999999</text:p>
          </table:table-cell>
          <table:table-cell table:formula="of:=(0.0312039503*[.B197]^2)+0.2307524608*[.B197]+1.1730058735" office:value-type="float" office:value="2.86378538753548" calcext:value-type="float">
            <text:p>2.86</text:p>
          </table:table-cell>
          <table:table-cell table:style-name="ce250" table:formula="of:=[.F196]+[.E197]" office:value-type="float" office:value="563.947794628558" calcext:value-type="float">
            <text:p>563.9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28"/>
        </table:table-row>
        <table:table-row table:style-name="ro2" table:number-rows-repeated="65">
          <table:table-cell/>
          <table:table-cell table:style-name="ce236"/>
          <table:table-cell table:number-columns-repeated="34"/>
        </table:table-row>
        <table:table-row table:style-name="ro2" table:number-rows-repeated="1048313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B 2017" table:style-name="ta1">
        <table:table-column table:style-name="co3" table:number-columns-repeated="8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column table:style-name="co9" table:default-cell-style-name="Default"/>
        <table:table-column table:style-name="co3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2" table:default-cell-style-name="Default"/>
        <table:table-column table:style-name="co3" table:default-cell-style-name="ce250"/>
        <table:table-column table:style-name="co3" table:number-columns-repeated="981" table:default-cell-style-name="Default"/>
        <table:table-row table:style-name="ro2">
          <table:table-cell table:style-name="ce235" office:value-type="string" calcext:value-type="string">
            <text:p>Keldur</text:p>
          </table:table-cell>
          <table:table-cell table:style-name="ce235" office:value-type="string" calcext:value-type="string">
            <text:p>17SB1+2</text:p>
          </table:table-cell>
          <table:table-cell table:style-name="ce235" office:value-type="string" calcext:value-type="string">
            <text:p>Tveir krossar</text:p>
          </table:table-cell>
          <table:table-cell/>
          <table:table-cell table:style-name="ce245"/>
          <table:table-cell table:style-name="ce250"/>
          <table:table-cell table:number-columns-repeated="3"/>
          <table:table-cell table:style-name="ce235" office:value-type="string" calcext:value-type="string">
            <text:p>17SB3-18</text:p>
          </table:table-cell>
          <table:table-cell table:style-name="ce235" office:value-type="string" calcext:value-type="string">
            <text:p>15 krossar – misgóðir</text:p>
          </table:table-cell>
          <table:table-cell table:number-columns-repeated="8"/>
          <table:table-cell table:style-name="ce235" office:value-type="string" calcext:value-type="string">
            <text:p>17SB19-34</text:p>
          </table:table-cell>
          <table:table-cell table:style-name="ce235" office:value-type="string" calcext:value-type="string">
            <text:p>15 crosses – mostly junk</text:p>
          </table:table-cell>
          <table:table-cell table:number-columns-repeated="8"/>
          <table:table-cell table:style-name="ce73" office:value-type="string" calcext:value-type="string">
            <text:p>17SB19&amp;20-confusing – accidentally duplicate numbers – prefer not to use</text:p>
          </table:table-cell>
          <table:table-cell table:style-name="ce74" table:number-columns-repeated="8"/>
          <table:table-cell/>
          <table:table-cell table:style-name="ce235" office:value-type="string" calcext:value-type="string">
            <text:p>17SB35-39</text:p>
          </table:table-cell>
          <table:table-cell table:style-name="ce235" office:value-type="string" calcext:value-type="string">
            <text:p>5 crosses from fish stored at Keldur</text:p>
          </table:table-cell>
          <table:table-cell table:number-columns-repeated="982"/>
        </table:table-row>
        <table:table-row table:style-name="ro2">
          <table:table-cell table:style-name="ce235" table:number-columns-repeated="3"/>
          <table:table-cell/>
          <table:table-cell table:style-name="ce245"/>
          <table:table-cell table:style-name="ce250"/>
          <table:table-cell table:number-columns-repeated="13"/>
          <table:table-cell office:value-type="string" calcext:value-type="string">
            <text:p>Only 17SB20 was good, A handful (5-26 eggs alive in 31,32 and 33) rest junk</text:p>
          </table:table-cell>
          <table:table-cell table:number-columns-repeated="9"/>
          <table:table-cell table:style-name="ce74" table:number-columns-repeated="9"/>
          <table:table-cell table:number-columns-repeated="985"/>
        </table:table-row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/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 table:style-name="ce235"/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/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51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 table:number-columns-repeated="975"/>
        </table:table-row>
        <table:table-row table:style-name="ro2">
          <table:table-cell table:style-name="ce236" office:value-type="date" office:date-value="2017-09-03" calcext:value-type="date">
            <text:p>9/3/17</text:p>
          </table:table-cell>
          <table:table-cell table:style-name="ce242" office:value-type="float" office:value="4.961962" calcext:value-type="float">
            <text:p>4.961962</text:p>
          </table:table-cell>
          <table:table-cell office:value-type="float" office:value="0" calcext:value-type="float">
            <text:p>0</text:p>
          </table:table-cell>
          <table:table-cell table:formula="of:=[.C4]*2.8" office:value-type="float" office:value="0" calcext:value-type="float">
            <text:p>0</text:p>
          </table:table-cell>
          <table:table-cell table:style-name="ce245" table:formula="of:=(0.0312039503*[.B4]^2)+0.2307524608*[.B4]+1.1730058735" office:value-type="float" office:value="3.08626536294728" calcext:value-type="float">
            <text:p>3.09</text:p>
          </table:table-cell>
          <table:table-cell table:style-name="ce250" table:formula="of:=[.D4]*[.E4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36" office:value-type="date" office:date-value="2017-09-08" calcext:value-type="date">
            <text:p>9/8/17</text:p>
          </table:table-cell>
          <table:table-cell table:style-name="ce242" office:value-type="float" office:value="4.961962" calcext:value-type="float">
            <text:p>4.961962</text:p>
          </table:table-cell>
          <table:table-cell office:value-type="float" office:value="0" calcext:value-type="float">
            <text:p>0</text:p>
          </table:table-cell>
          <table:table-cell table:formula="of:=[.L4]*2.8" office:value-type="float" office:value="0" calcext:value-type="float">
            <text:p>0</text:p>
          </table:table-cell>
          <table:table-cell table:style-name="ce245" table:formula="of:=(0.0312039503*[.K4]^2)+0.2307524608*[.K4]+1.1730058735" office:value-type="float" office:value="3.08626536294728" calcext:value-type="float">
            <text:p>3.09</text:p>
          </table:table-cell>
          <table:table-cell table:style-name="ce250" table:formula="of:=[.M4]*[.N4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36" office:value-type="date" office:date-value="2017-09-15" calcext:value-type="date">
            <text:p>9/15/17</text:p>
          </table:table-cell>
          <table:table-cell table:style-name="ce52" office:value-type="float" office:value="4.765274" calcext:value-type="float">
            <text:p>4.765274</text:p>
          </table:table-cell>
          <table:table-cell office:value-type="float" office:value="0" calcext:value-type="float">
            <text:p>0</text:p>
          </table:table-cell>
          <table:table-cell table:formula="of:=[.V4]*2.8" office:value-type="float" office:value="0" calcext:value-type="float">
            <text:p>0</text:p>
          </table:table-cell>
          <table:table-cell table:style-name="ce245" table:formula="of:=(0.0312039503*[.U4]^2)+0.2307524608*[.U4]+1.1730058735" office:value-type="float" office:value="2.98117877055835" calcext:value-type="float">
            <text:p>2.98</text:p>
          </table:table-cell>
          <table:table-cell table:style-name="ce250" table:formula="of:=[.W4]*[.X4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36" office:value-type="date" office:date-value="2017-10-04" calcext:value-type="date">
            <text:p>10/4/17</text:p>
          </table:table-cell>
          <table:table-cell office:value-type="float" office:value="4.809496" calcext:value-type="float">
            <text:p>4.809496</text:p>
          </table:table-cell>
          <table:table-cell office:value-type="float" office:value="0" calcext:value-type="float">
            <text:p>0</text:p>
          </table:table-cell>
          <table:table-cell table:formula="of:=[.AF4]*2.8" office:value-type="float" office:value="0" calcext:value-type="float">
            <text:p>0</text:p>
          </table:table-cell>
          <table:table-cell table:style-name="ce245" table:formula="of:=(0.0312039503*[.AE4]^2)+0.2307524608*[.AE4]+1.1730058735" office:value-type="float" office:value="3.00459534144094" calcext:value-type="float">
            <text:p>3.00</text:p>
          </table:table-cell>
          <table:table-cell table:style-name="ce250" table:formula="of:=[.AG4]*[.AH4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236"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office:value-type="float" office:value="0" calcext:value-type="float">
            <text:p>0.0</text:p>
          </table:table-cell>
          <table:table-cell table:formula="of:=[.AP4]*2.8" office:value-type="float" office:value="0" calcext:value-type="float">
            <text:p>0</text:p>
          </table:table-cell>
          <table:table-cell table:style-name="ce245" table:formula="of:=(0.0312039503*[.AO4]^2)+0.2307524608*[.AO4]+1.1730058735" office:value-type="float" office:value="2.96832329280213" calcext:value-type="float">
            <text:p>2.97</text:p>
          </table:table-cell>
          <table:table-cell table:style-name="ce250" table:formula="of:=[.AQ4]*[.AR4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04" calcext:value-type="date">
            <text:p>9/4/17</text:p>
          </table:table-cell>
          <table:table-cell table:style-name="ce242" office:value-type="float" office:value="4.891379" calcext:value-type="float">
            <text:p>4.891379</text:p>
          </table:table-cell>
          <table:table-cell table:formula="of:=[.C4]+[.B5]" office:value-type="float" office:value="4.891379" calcext:value-type="float">
            <text:p>4.891379</text:p>
          </table:table-cell>
          <table:table-cell table:formula="of:=[.D4]+3.01" office:value-type="float" office:value="3.01" calcext:value-type="float">
            <text:p>3.01</text:p>
          </table:table-cell>
          <table:table-cell table:style-name="ce245" table:formula="of:=(0.0312039503*[.B5]^2)+0.2307524608*[.B5]+1.1730058735" office:value-type="float" office:value="3.04827648958298" calcext:value-type="float">
            <text:p>3.05</text:p>
          </table:table-cell>
          <table:table-cell table:style-name="ce250" table:formula="of:=[.F4]+[.E5]" office:value-type="float" office:value="3.04827648958298" calcext:value-type="float">
            <text:p>3.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37" office:value-type="date" office:date-value="2017-09-09" calcext:value-type="date">
            <text:p>9/9/17</text:p>
          </table:table-cell>
          <table:table-cell table:style-name="ce33" office:value-type="float" office:value="4.891379" calcext:value-type="float">
            <text:p>4.891379</text:p>
          </table:table-cell>
          <table:table-cell table:style-name="ce238" table:formula="of:=[.L4]+[.K5]" office:value-type="float" office:value="4.891379" calcext:value-type="float">
            <text:p>4.891379</text:p>
          </table:table-cell>
          <table:table-cell table:style-name="ce238" table:formula="of:=[.M4]+3.01" office:value-type="float" office:value="3.01" calcext:value-type="float">
            <text:p>3.01</text:p>
          </table:table-cell>
          <table:table-cell table:style-name="ce247" table:formula="of:=(0.0312039503*[.K5]^2)+0.2307524608*[.K5]+1.1730058735" office:value-type="float" office:value="3.04827648958298" calcext:value-type="float">
            <text:p>3.05</text:p>
          </table:table-cell>
          <table:table-cell table:style-name="ce252" table:formula="of:=[.O4]+[.N5]" office:value-type="float" office:value="3.04827648958298" calcext:value-type="float">
            <text:p>3.0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table:number-columns-repeated="2"/>
          <table:table-cell table:style-name="ce28" office:value-type="date" office:date-value="2017-09-16" calcext:value-type="date">
            <text:p>9/16/17</text:p>
          </table:table-cell>
          <table:table-cell table:style-name="ce53" office:value-type="float" office:value="4.76633" calcext:value-type="float">
            <text:p>4.76633</text:p>
          </table:table-cell>
          <table:table-cell table:style-name="ce32" table:formula="of:=[.V4]+[.U5]" office:value-type="float" office:value="4.76633" calcext:value-type="float">
            <text:p>4.76633</text:p>
          </table:table-cell>
          <table:table-cell table:style-name="ce32" table:formula="of:=[.W4]+3.01" office:value-type="float" office:value="3.01" calcext:value-type="float">
            <text:p>3.01</text:p>
          </table:table-cell>
          <table:table-cell table:style-name="ce38" table:formula="of:=(0.0312039503*[.U5]^2)+0.2307524608*[.U5]+1.1730058735" office:value-type="float" office:value="2.98173652458151" calcext:value-type="float">
            <text:p>2.98</text:p>
          </table:table-cell>
          <table:table-cell table:style-name="ce42" table:formula="of:=[.Y4]+[.X5]" office:value-type="float" office:value="2.98173652458151" calcext:value-type="float">
            <text:p>3.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236" office:value-type="date" office:date-value="2017-10-05" calcext:value-type="date">
            <text:p>10/5/17</text:p>
          </table:table-cell>
          <table:table-cell office:value-type="float" office:value="4.792725" calcext:value-type="float">
            <text:p>4.792725</text:p>
          </table:table-cell>
          <table:table-cell table:style-name="ce32" table:formula="of:=[.AF4]+[.AE5]" office:value-type="float" office:value="4.792725" calcext:value-type="float">
            <text:p>4.792725</text:p>
          </table:table-cell>
          <table:table-cell table:style-name="ce32" table:formula="of:=[.AG4]+3.01" office:value-type="float" office:value="3.01" calcext:value-type="float">
            <text:p>3.01</text:p>
          </table:table-cell>
          <table:table-cell table:style-name="ce38" table:formula="of:=(0.0312039503*[.AE5]^2)+0.2307524608*[.AE5]+1.1730058735" office:value-type="float" office:value="2.9957003436993" calcext:value-type="float">
            <text:p>3.00</text:p>
          </table:table-cell>
          <table:table-cell table:style-name="ce42" table:formula="of:=[.AI4]+[.AH5]" office:value-type="float" office:value="2.9957003436993" calcext:value-type="float">
            <text:p>3.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237" office:value-type="date" office:date-value="2017-10-15" calcext:value-type="date">
            <text:p>10/15/17</text:p>
          </table:table-cell>
          <table:table-cell table:style-name="ce57" office:value-type="float" office:value="4.738392" calcext:value-type="float">
            <text:p>4.738392</text:p>
          </table:table-cell>
          <table:table-cell table:style-name="ce252" table:formula="of:=[.AP4]+[.AO5]" office:value-type="float" office:value="4.738392" calcext:value-type="float">
            <text:p>4.7</text:p>
          </table:table-cell>
          <table:table-cell table:style-name="ce238" table:formula="of:=[.AQ4]+3.01" office:value-type="float" office:value="3.01" calcext:value-type="float">
            <text:p>3.01</text:p>
          </table:table-cell>
          <table:table-cell table:style-name="ce247" table:formula="of:=(0.0312039503*[.AO5]^2)+0.2307524608*[.AO5]+1.1730058735" office:value-type="float" office:value="2.9670037741525" calcext:value-type="float">
            <text:p>2.97</text:p>
          </table:table-cell>
          <table:table-cell table:style-name="ce252" table:formula="of:=[.AS4]+[.AR5]" office:value-type="float" office:value="2.9670037741525" calcext:value-type="float">
            <text:p>3.0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office:value-type="string" calcext:value-type="string">
            <text:p>Sampled 17SB35 (10 eggs each in RNAlater and EtOH)</text:p>
          </table:table-cell>
          <table:table-cell table:number-columns-repeated="975"/>
        </table:table-row>
        <table:table-row table:style-name="ro2">
          <table:table-cell table:style-name="ce236" office:value-type="date" office:date-value="2017-09-05" calcext:value-type="date">
            <text:p>9/5/17</text:p>
          </table:table-cell>
          <table:table-cell table:style-name="ce242" office:value-type="float" office:value="4.694317" calcext:value-type="float">
            <text:p>4.694317</text:p>
          </table:table-cell>
          <table:table-cell table:formula="of:=[.C5]+[.B6]" office:value-type="float" office:value="9.585696" calcext:value-type="float">
            <text:p>9.585696</text:p>
          </table:table-cell>
          <table:table-cell table:formula="of:=[.D5]+3.01" office:value-type="float" office:value="6.02" calcext:value-type="float">
            <text:p>6.02</text:p>
          </table:table-cell>
          <table:table-cell table:style-name="ce245" table:formula="of:=(0.0312039503*[.B6]^2)+0.2307524608*[.B6]+1.1730058735" office:value-type="float" office:value="2.9438604216645" calcext:value-type="float">
            <text:p>2.94</text:p>
          </table:table-cell>
          <table:table-cell table:style-name="ce250" table:formula="of:=[.F5]+[.E6]" office:value-type="float" office:value="5.99213691124747" calcext:value-type="float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36" office:value-type="date" office:date-value="2017-09-10" calcext:value-type="date">
            <text:p>9/10/17</text:p>
          </table:table-cell>
          <table:table-cell table:style-name="ce242" office:value-type="float" office:value="4.694317" calcext:value-type="float">
            <text:p>4.694317</text:p>
          </table:table-cell>
          <table:table-cell table:formula="of:=[.L5]+[.K6]" office:value-type="float" office:value="9.585696" calcext:value-type="float">
            <text:p>9.585696</text:p>
          </table:table-cell>
          <table:table-cell table:formula="of:=[.M5]+3.01" office:value-type="float" office:value="6.02" calcext:value-type="float">
            <text:p>6.02</text:p>
          </table:table-cell>
          <table:table-cell table:style-name="ce245" table:formula="of:=(0.0312039503*[.K6]^2)+0.2307524608*[.K6]+1.1730058735" office:value-type="float" office:value="2.9438604216645" calcext:value-type="float">
            <text:p>2.94</text:p>
          </table:table-cell>
          <table:table-cell table:style-name="ce250" table:formula="of:=[.O5]+[.N6]" office:value-type="float" office:value="5.99213691124747" calcext:value-type="float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8" office:value-type="date" office:date-value="2017-09-17" calcext:value-type="date">
            <text:p>9/17/17</text:p>
          </table:table-cell>
          <table:table-cell office:value-type="float" office:value="4.789543" calcext:value-type="float">
            <text:p>4.789543</text:p>
          </table:table-cell>
          <table:table-cell table:style-name="ce32" table:formula="of:=[.V5]+[.U6]" office:value-type="float" office:value="9.555873" calcext:value-type="float">
            <text:p>9.555873</text:p>
          </table:table-cell>
          <table:table-cell table:style-name="ce32" table:formula="of:=[.W5]+3.01" office:value-type="float" office:value="6.02" calcext:value-type="float">
            <text:p>6.02</text:p>
          </table:table-cell>
          <table:table-cell table:style-name="ce38" table:formula="of:=(0.0312039503*[.U6]^2)+0.2307524608*[.U6]+1.1730058735" office:value-type="float" office:value="2.99401465668591" calcext:value-type="float">
            <text:p>2.99</text:p>
          </table:table-cell>
          <table:table-cell table:style-name="ce42" table:formula="of:=[.Y5]+[.X6]" office:value-type="float" office:value="5.97575118126742" calcext:value-type="float">
            <text:p>6.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236" office:value-type="date" office:date-value="2017-10-06" calcext:value-type="date">
            <text:p>10/6/17</text:p>
          </table:table-cell>
          <table:table-cell office:value-type="float" office:value="4.787731" calcext:value-type="float">
            <text:p>4.787731</text:p>
          </table:table-cell>
          <table:table-cell table:formula="of:=[.AF5]+[.AE6]" office:value-type="float" office:value="9.580456" calcext:value-type="float">
            <text:p>9.580456</text:p>
          </table:table-cell>
          <table:table-cell table:formula="of:=[.AG5]+3.01" office:value-type="float" office:value="6.02" calcext:value-type="float">
            <text:p>6.02</text:p>
          </table:table-cell>
          <table:table-cell table:style-name="ce245" table:formula="of:=(0.0312039503*[.AE6]^2)+0.2307524608*[.AE6]+1.1730058735" office:value-type="float" office:value="2.99305501923413" calcext:value-type="float">
            <text:p>2.99</text:p>
          </table:table-cell>
          <table:table-cell table:style-name="ce250" table:formula="of:=[.AI5]+[.AH6]" office:value-type="float" office:value="5.98875536293343" calcext:value-type="float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8"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style-name="ce42" table:formula="of:=[.AP5]+[.AO6]" office:value-type="float" office:value="9.477964" calcext:value-type="float">
            <text:p>9.5</text:p>
          </table:table-cell>
          <table:table-cell table:style-name="ce32" table:formula="of:=[.AQ5]+3.01" office:value-type="float" office:value="6.02" calcext:value-type="float">
            <text:p>6.02</text:p>
          </table:table-cell>
          <table:table-cell table:style-name="ce38" table:formula="of:=(0.0312039503*[.AO6]^2)+0.2307524608*[.AO6]+1.1730058735" office:value-type="float" office:value="2.96762504695902" calcext:value-type="float">
            <text:p>2.97</text:p>
          </table:table-cell>
          <table:table-cell table:style-name="ce42" table:formula="of:=[.AS5]+[.AR6]" office:value-type="float" office:value="5.93462882111152" calcext:value-type="float">
            <text:p>5.9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06" calcext:value-type="date">
            <text:p>9/6/17</text:p>
          </table:table-cell>
          <table:table-cell table:style-name="ce242" office:value-type="float" office:value="4.682632" calcext:value-type="float">
            <text:p>4.682632</text:p>
          </table:table-cell>
          <table:table-cell table:formula="of:=[.C6]+[.B7]" office:value-type="float" office:value="14.268328" calcext:value-type="float">
            <text:p>14.268328</text:p>
          </table:table-cell>
          <table:table-cell table:formula="of:=[.D6]+3.01" office:value-type="float" office:value="9.03" calcext:value-type="float">
            <text:p>9.03</text:p>
          </table:table-cell>
          <table:table-cell table:style-name="ce245" table:formula="of:=(0.0312039503*[.B7]^2)+0.2307524608*[.B7]+1.1730058735" office:value-type="float" office:value="2.93774507327623" calcext:value-type="float">
            <text:p>2.94</text:p>
          </table:table-cell>
          <table:table-cell table:style-name="ce250" table:formula="of:=[.F6]+[.E7]" office:value-type="float" office:value="8.92988198452371" calcext:value-type="float">
            <text:p>8.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36" office:value-type="date" office:date-value="2017-09-11" calcext:value-type="date">
            <text:p>9/11/17</text:p>
          </table:table-cell>
          <table:table-cell table:style-name="ce52" office:value-type="float" office:value="4.757728" calcext:value-type="float">
            <text:p>4.757728</text:p>
          </table:table-cell>
          <table:table-cell table:formula="of:=[.L6]+[.K7]" office:value-type="float" office:value="14.343424" calcext:value-type="float">
            <text:p>14.343424</text:p>
          </table:table-cell>
          <table:table-cell table:formula="of:=[.M6]+3.01" office:value-type="float" office:value="9.03" calcext:value-type="float">
            <text:p>9.03</text:p>
          </table:table-cell>
          <table:table-cell table:style-name="ce245" table:formula="of:=(0.0312039503*[.K7]^2)+0.2307524608*[.K7]+1.1730058735" office:value-type="float" office:value="2.97719517873786" calcext:value-type="float">
            <text:p>2.98</text:p>
          </table:table-cell>
          <table:table-cell table:style-name="ce250" table:formula="of:=[.O6]+[.N7]" office:value-type="float" office:value="8.96933208998533" calcext:value-type="float">
            <text:p>9.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date" office:date-value="2017-09-18" calcext:value-type="date">
            <text:p>9/18/17</text:p>
          </table:table-cell>
          <table:table-cell office:value-type="float" office:value="4.789543" calcext:value-type="float">
            <text:p>4.789543</text:p>
          </table:table-cell>
          <table:table-cell table:style-name="ce32" table:formula="of:=[.V6]+[.U7]" office:value-type="float" office:value="14.345416" calcext:value-type="float">
            <text:p>14.345416</text:p>
          </table:table-cell>
          <table:table-cell table:style-name="ce32" table:formula="of:=[.W6]+3.01" office:value-type="float" office:value="9.03" calcext:value-type="float">
            <text:p>9.03</text:p>
          </table:table-cell>
          <table:table-cell table:style-name="ce38" table:formula="of:=(0.0312039503*[.U7]^2)+0.2307524608*[.U7]+1.1730058735" office:value-type="float" office:value="2.99401465668591" calcext:value-type="float">
            <text:p>2.99</text:p>
          </table:table-cell>
          <table:table-cell table:style-name="ce42" table:formula="of:=[.Y6]+[.X7]" office:value-type="float" office:value="8.96976583795332" calcext:value-type="float">
            <text:p>9.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236" office:value-type="date" office:date-value="2017-10-07" calcext:value-type="date">
            <text:p>10/7/17</text:p>
          </table:table-cell>
          <table:table-cell office:value-type="float" office:value="4.813077" calcext:value-type="float">
            <text:p>4.813077</text:p>
          </table:table-cell>
          <table:table-cell table:formula="of:=[.AF6]+[.AE7]" office:value-type="float" office:value="14.393533" calcext:value-type="float">
            <text:p>14.393533</text:p>
          </table:table-cell>
          <table:table-cell table:formula="of:=[.AG6]+3.01" office:value-type="float" office:value="9.03" calcext:value-type="float">
            <text:p>9.03</text:p>
          </table:table-cell>
          <table:table-cell table:style-name="ce245" table:formula="of:=(0.0312039503*[.AE7]^2)+0.2307524608*[.AE7]+1.1730058735" office:value-type="float" office:value="3.0064969052623" calcext:value-type="float">
            <text:p>3.01</text:p>
          </table:table-cell>
          <table:table-cell table:style-name="ce250" table:formula="of:=[.AI6]+[.AH7]" office:value-type="float" office:value="8.99525226819573" calcext:value-type="float">
            <text:p>9.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style-name="ce42" table:formula="of:=[.AP6]+[.AO7]" office:value-type="float" office:value="14.208542" calcext:value-type="float">
            <text:p>14.2</text:p>
          </table:table-cell>
          <table:table-cell table:style-name="ce32" table:formula="of:=[.AQ6]+3.01" office:value-type="float" office:value="9.03" calcext:value-type="float">
            <text:p>9.03</text:p>
          </table:table-cell>
          <table:table-cell table:style-name="ce38" table:formula="of:=(0.0312039503*[.AO7]^2)+0.2307524608*[.AO7]+1.1730058735" office:value-type="float" office:value="2.96289187755372" calcext:value-type="float">
            <text:p>2.96</text:p>
          </table:table-cell>
          <table:table-cell table:style-name="ce42" table:formula="of:=[.AS6]+[.AR7]" office:value-type="float" office:value="8.89752069866524" calcext:value-type="float">
            <text:p>8.9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07" calcext:value-type="date">
            <text:p>9/7/17</text:p>
          </table:table-cell>
          <table:table-cell table:style-name="ce242" office:value-type="float" office:value="4.69165" calcext:value-type="float">
            <text:p>4.69165</text:p>
          </table:table-cell>
          <table:table-cell table:formula="of:=[.C7]+[.B8]" office:value-type="float" office:value="18.959978" calcext:value-type="float">
            <text:p>18.959978</text:p>
          </table:table-cell>
          <table:table-cell table:formula="of:=[.D7]+3.01" office:value-type="float" office:value="12.04" calcext:value-type="float">
            <text:p>12.04</text:p>
          </table:table-cell>
          <table:table-cell table:style-name="ce245" table:formula="of:=(0.0312039503*[.B8]^2)+0.2307524608*[.B8]+1.1730058735" office:value-type="float" office:value="2.9424638958977" calcext:value-type="float">
            <text:p>2.94</text:p>
          </table:table-cell>
          <table:table-cell table:style-name="ce250" table:formula="of:=[.F7]+[.E8]" office:value-type="float" office:value="11.8723458804214" calcext:value-type="float">
            <text:p>11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36" office:value-type="date" office:date-value="2017-09-12" calcext:value-type="date">
            <text:p>9/12/17</text:p>
          </table:table-cell>
          <table:table-cell table:style-name="ce51" office:value-type="float" office:value="4.753806" calcext:value-type="float">
            <text:p>4.753806</text:p>
          </table:table-cell>
          <table:table-cell table:formula="of:=[.L7]+[.K8]" office:value-type="float" office:value="19.09723" calcext:value-type="float">
            <text:p>19.09723</text:p>
          </table:table-cell>
          <table:table-cell table:formula="of:=[.M7]+3.01" office:value-type="float" office:value="12.04" calcext:value-type="float">
            <text:p>12.04</text:p>
          </table:table-cell>
          <table:table-cell table:style-name="ce245" table:formula="of:=(0.0312039503*[.K8]^2)+0.2307524608*[.K8]+1.1730058735" office:value-type="float" office:value="2.97512612804962" calcext:value-type="float">
            <text:p>2.98</text:p>
          </table:table-cell>
          <table:table-cell table:style-name="ce250" table:formula="of:=[.O7]+[.N8]" office:value-type="float" office:value="11.944458218035" calcext:value-type="float">
            <text:p>11.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office:value-type="date" office:date-value="2017-09-19" calcext:value-type="date">
            <text:p>9/19/17</text:p>
          </table:table-cell>
          <table:table-cell office:value-type="float" office:value="4.807903" calcext:value-type="float">
            <text:p>4.807903</text:p>
          </table:table-cell>
          <table:table-cell table:style-name="ce32" table:formula="of:=[.V7]+[.U8]" office:value-type="float" office:value="19.153319" calcext:value-type="float">
            <text:p>19.153319</text:p>
          </table:table-cell>
          <table:table-cell table:style-name="ce32" table:formula="of:=[.W7]+3.01" office:value-type="float" office:value="12.04" calcext:value-type="float">
            <text:p>12.04</text:p>
          </table:table-cell>
          <table:table-cell table:style-name="ce38" table:formula="of:=(0.0312039503*[.U8]^2)+0.2307524608*[.U8]+1.1730058735" office:value-type="float" office:value="3.00374969213211" calcext:value-type="float">
            <text:p>3.00</text:p>
          </table:table-cell>
          <table:table-cell table:style-name="ce42" table:formula="of:=[.Y7]+[.X8]" office:value-type="float" office:value="11.9735155300854" calcext:value-type="float">
            <text:p>12.0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236" office:value-type="date" office:date-value="2017-10-08" calcext:value-type="date">
            <text:p>10/8/17</text:p>
          </table:table-cell>
          <table:table-cell office:value-type="float" office:value="4.816906" calcext:value-type="float">
            <text:p>4.816906</text:p>
          </table:table-cell>
          <table:table-cell table:formula="of:=[.AF7]+[.AE8]" office:value-type="float" office:value="19.210439" calcext:value-type="float">
            <text:p>19.210439</text:p>
          </table:table-cell>
          <table:table-cell table:formula="of:=[.AG7]+3.01" office:value-type="float" office:value="12.04" calcext:value-type="float">
            <text:p>12.04</text:p>
          </table:table-cell>
          <table:table-cell table:style-name="ce245" table:formula="of:=(0.0312039503*[.AE8]^2)+0.2307524608*[.AE8]+1.1730058735" office:value-type="float" office:value="3.00853104608802" calcext:value-type="float">
            <text:p>3.01</text:p>
          </table:table-cell>
          <table:table-cell table:style-name="ce250" table:formula="of:=[.AI7]+[.AH8]" office:value-type="float" office:value="12.0037833142838" calcext:value-type="float">
            <text:p>12.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office:value-type="date" office:date-value="2017-10-18" calcext:value-type="date">
            <text:p>10/18/17</text:p>
          </table:table-cell>
          <table:table-cell office:value-type="float" office:value="4.717568" calcext:value-type="float">
            <text:p>4.717568</text:p>
          </table:table-cell>
          <table:table-cell table:style-name="ce42" table:formula="of:=[.AP7]+[.AO8]" office:value-type="float" office:value="18.92611" calcext:value-type="float">
            <text:p>18.9</text:p>
          </table:table-cell>
          <table:table-cell table:style-name="ce32" table:formula="of:=[.AQ7]+3.01" office:value-type="float" office:value="12.04" calcext:value-type="float">
            <text:p>12.04</text:p>
          </table:table-cell>
          <table:table-cell table:style-name="ce38" table:formula="of:=(0.0312039503*[.AO8]^2)+0.2307524608*[.AO8]+1.1730058735" office:value-type="float" office:value="2.95605418662718" calcext:value-type="float">
            <text:p>2.96</text:p>
          </table:table-cell>
          <table:table-cell table:style-name="ce42" table:formula="of:=[.AS7]+[.AR8]" office:value-type="float" office:value="11.8535748852924" calcext:value-type="float">
            <text:p>11.9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08" calcext:value-type="date">
            <text:p>9/8/17</text:p>
          </table:table-cell>
          <table:table-cell table:style-name="ce52" office:value-type="float" office:value="4.720221" calcext:value-type="float">
            <text:p>4.720221</text:p>
          </table:table-cell>
          <table:table-cell table:formula="of:=[.C8]+[.B9]" office:value-type="float" office:value="23.680199" calcext:value-type="float">
            <text:p>23.680199</text:p>
          </table:table-cell>
          <table:table-cell table:formula="of:=[.D8]+3.01" office:value-type="float" office:value="15.05" calcext:value-type="float">
            <text:p>15.05</text:p>
          </table:table-cell>
          <table:table-cell table:style-name="ce245" table:formula="of:=(0.0312039503*[.B9]^2)+0.2307524608*[.B9]+1.1730058735" office:value-type="float" office:value="2.95744767158666" calcext:value-type="float">
            <text:p>2.96</text:p>
          </table:table-cell>
          <table:table-cell table:style-name="ce250" table:formula="of:=[.F8]+[.E9]" office:value-type="float" office:value="14.8297935520081" calcext:value-type="float">
            <text:p>14.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36" office:value-type="date" office:date-value="2017-09-13" calcext:value-type="date">
            <text:p>9/13/17</text:p>
          </table:table-cell>
          <table:table-cell table:style-name="ce51" office:value-type="float" office:value="4.761489" calcext:value-type="float">
            <text:p>4.761489</text:p>
          </table:table-cell>
          <table:table-cell table:formula="of:=[.L8]+[.K9]" office:value-type="float" office:value="23.858719" calcext:value-type="float">
            <text:p>23.858719</text:p>
          </table:table-cell>
          <table:table-cell table:formula="of:=[.M8]+3.01" office:value-type="float" office:value="15.05" calcext:value-type="float">
            <text:p>15.05</text:p>
          </table:table-cell>
          <table:table-cell table:style-name="ce245" table:formula="of:=(0.0312039503*[.K9]^2)+0.2307524608*[.K9]+1.1730058735" office:value-type="float" office:value="2.97918019555495" calcext:value-type="float">
            <text:p>2.98</text:p>
          </table:table-cell>
          <table:table-cell table:style-name="ce250" table:formula="of:=[.O8]+[.N9]" office:value-type="float" office:value="14.9236384135899" calcext:value-type="float">
            <text:p>14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8" office:value-type="date" office:date-value="2017-09-20" calcext:value-type="date">
            <text:p>9/20/17</text:p>
          </table:table-cell>
          <table:table-cell table:style-name="ce54" office:value-type="float" office:value="4.76811" calcext:value-type="float">
            <text:p>4.76811</text:p>
          </table:table-cell>
          <table:table-cell table:style-name="ce32" table:formula="of:=[.V8]+[.U9]" office:value-type="float" office:value="23.921429" calcext:value-type="float">
            <text:p>23.921429</text:p>
          </table:table-cell>
          <table:table-cell table:style-name="ce32" table:formula="of:=[.W8]+3.01" office:value-type="float" office:value="15.05" calcext:value-type="float">
            <text:p>15.05</text:p>
          </table:table-cell>
          <table:table-cell table:style-name="ce38" table:formula="of:=(0.0312039503*[.U9]^2)+0.2307524608*[.U9]+1.1730058735" office:value-type="float" office:value="2.98267683566331" calcext:value-type="float">
            <text:p>2.98</text:p>
          </table:table-cell>
          <table:table-cell table:style-name="ce42" table:formula="of:=[.Y8]+[.X9]" office:value-type="float" office:value="14.9561923657487" calcext:value-type="float">
            <text:p>15.0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236" office:value-type="date" office:date-value="2017-10-09" calcext:value-type="date">
            <text:p>10/9/17</text:p>
          </table:table-cell>
          <table:table-cell office:value-type="float" office:value="4.799609" calcext:value-type="float">
            <text:p>4.799609</text:p>
          </table:table-cell>
          <table:table-cell table:formula="of:=[.AF8]+[.AE9]" office:value-type="float" office:value="24.010048" calcext:value-type="float">
            <text:p>24.010048</text:p>
          </table:table-cell>
          <table:table-cell table:formula="of:=[.AG8]+3.01" office:value-type="float" office:value="15.05" calcext:value-type="float">
            <text:p>15.05</text:p>
          </table:table-cell>
          <table:table-cell table:style-name="ce245" table:formula="of:=(0.0312039503*[.AE9]^2)+0.2307524608*[.AE9]+1.1730058735" office:value-type="float" office:value="2.99934935366247" calcext:value-type="float">
            <text:p>3.00</text:p>
          </table:table-cell>
          <table:table-cell table:style-name="ce250" table:formula="of:=[.AI8]+[.AH9]" office:value-type="float" office:value="15.0031326679462" calcext:value-type="float">
            <text:p>15.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8" office:value-type="date" office:date-value="2017-10-19" calcext:value-type="date">
            <text:p>10/19/17</text:p>
          </table:table-cell>
          <table:table-cell office:value-type="float" office:value="4.702671" calcext:value-type="float">
            <text:p>4.702671</text:p>
          </table:table-cell>
          <table:table-cell table:style-name="ce42" table:formula="of:=[.AP8]+[.AO9]" office:value-type="float" office:value="23.628781" calcext:value-type="float">
            <text:p>23.6</text:p>
          </table:table-cell>
          <table:table-cell table:style-name="ce32" table:formula="of:=[.AQ8]+3.01" office:value-type="float" office:value="15.05" calcext:value-type="float">
            <text:p>15.05</text:p>
          </table:table-cell>
          <table:table-cell table:style-name="ce38" table:formula="of:=(0.0312039503*[.AO9]^2)+0.2307524608*[.AO9]+1.1730058735" office:value-type="float" office:value="2.94823771388806" calcext:value-type="float">
            <text:p>2.95</text:p>
          </table:table-cell>
          <table:table-cell table:style-name="ce42" table:formula="of:=[.AS8]+[.AR9]" office:value-type="float" office:value="14.8018125991805" calcext:value-type="float">
            <text:p>14.8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09" calcext:value-type="date">
            <text:p>9/9/17</text:p>
          </table:table-cell>
          <table:table-cell table:style-name="ce52" office:value-type="float" office:value="4.787729" calcext:value-type="float">
            <text:p>4.787729</text:p>
          </table:table-cell>
          <table:table-cell table:formula="of:=[.C9]+[.B10]" office:value-type="float" office:value="28.467928" calcext:value-type="float">
            <text:p>28.467928</text:p>
          </table:table-cell>
          <table:table-cell table:formula="of:=[.D9]+3.01" office:value-type="float" office:value="18.06" calcext:value-type="float">
            <text:p>18.06</text:p>
          </table:table-cell>
          <table:table-cell table:style-name="ce245" table:formula="of:=(0.0312039503*[.B10]^2)+0.2307524608*[.B10]+1.1730058735" office:value-type="float" office:value="2.99305396014485" calcext:value-type="float">
            <text:p>2.99</text:p>
          </table:table-cell>
          <table:table-cell table:style-name="ce250" table:formula="of:=[.F9]+[.E10]" office:value-type="float" office:value="17.8228475121529" calcext:value-type="float">
            <text:p>17.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36" office:value-type="date" office:date-value="2017-09-14" calcext:value-type="date">
            <text:p>9/14/17</text:p>
          </table:table-cell>
          <table:table-cell table:style-name="ce51" office:value-type="float" office:value="4.746" calcext:value-type="float">
            <text:p>4.746</text:p>
          </table:table-cell>
          <table:table-cell table:formula="of:=[.L9]+[.K10]" office:value-type="float" office:value="28.604719" calcext:value-type="float">
            <text:p>28.604719</text:p>
          </table:table-cell>
          <table:table-cell table:formula="of:=[.M9]+3.01" office:value-type="float" office:value="18.06" calcext:value-type="float">
            <text:p>18.06</text:p>
          </table:table-cell>
          <table:table-cell table:style-name="ce245" table:formula="of:=(0.0312039503*[.K10]^2)+0.2307524608*[.K10]+1.1730058735" office:value-type="float" office:value="2.97101093025235" calcext:value-type="float">
            <text:p>2.97</text:p>
          </table:table-cell>
          <table:table-cell table:style-name="ce250" table:formula="of:=[.O9]+[.N10]" office:value-type="float" office:value="17.8946493438423" calcext:value-type="float">
            <text:p>17.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date" office:date-value="2017-09-21" calcext:value-type="date">
            <text:p>9/21/17</text:p>
          </table:table-cell>
          <table:table-cell table:style-name="ce54" office:value-type="float" office:value="4.770864" calcext:value-type="float">
            <text:p>4.770864</text:p>
          </table:table-cell>
          <table:table-cell table:style-name="ce32" table:formula="of:=[.V9]+[.U10]" office:value-type="float" office:value="28.692293" calcext:value-type="float">
            <text:p>28.692293</text:p>
          </table:table-cell>
          <table:table-cell table:style-name="ce32" table:formula="of:=[.W9]+3.01" office:value-type="float" office:value="18.06" calcext:value-type="float">
            <text:p>18.06</text:p>
          </table:table-cell>
          <table:table-cell table:style-name="ce38" table:formula="of:=(0.0312039503*[.U10]^2)+0.2307524608*[.U10]+1.1730058735" office:value-type="float" office:value="2.98413206614921" calcext:value-type="float">
            <text:p>2.98</text:p>
          </table:table-cell>
          <table:table-cell table:style-name="ce42" table:formula="of:=[.Y9]+[.X10]" office:value-type="float" office:value="17.940324431898" calcext:value-type="float">
            <text:p>17.9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236" office:value-type="date" office:date-value="2017-10-10" calcext:value-type="date">
            <text:p>10/10/17</text:p>
          </table:table-cell>
          <table:table-cell office:value-type="float" office:value="4.772646" calcext:value-type="float">
            <text:p>4.772646</text:p>
          </table:table-cell>
          <table:table-cell table:formula="of:=[.AF9]+[.AE10]" office:value-type="float" office:value="28.782694" calcext:value-type="float">
            <text:p>28.782694</text:p>
          </table:table-cell>
          <table:table-cell table:formula="of:=[.AG9]+3.01" office:value-type="float" office:value="18.06" calcext:value-type="float">
            <text:p>18.06</text:p>
          </table:table-cell>
          <table:table-cell table:style-name="ce245" table:formula="of:=(0.0312039503*[.AE10]^2)+0.2307524608*[.AE10]+1.1730058735" office:value-type="float" office:value="2.98507393810165" calcext:value-type="float">
            <text:p>2.99</text:p>
          </table:table-cell>
          <table:table-cell table:style-name="ce250" table:formula="of:=[.AI9]+[.AH10]" office:value-type="float" office:value="17.9882066060479" calcext:value-type="float">
            <text:p>18.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date" office:date-value="2017-10-20" calcext:value-type="date">
            <text:p>10/20/17</text:p>
          </table:table-cell>
          <table:table-cell office:value-type="float" office:value="4.702114" calcext:value-type="float">
            <text:p>4.702114</text:p>
          </table:table-cell>
          <table:table-cell table:style-name="ce42" table:formula="of:=[.AP9]+[.AO10]" office:value-type="float" office:value="28.330895" calcext:value-type="float">
            <text:p>28.3</text:p>
          </table:table-cell>
          <table:table-cell table:style-name="ce32" table:formula="of:=[.AQ9]+3.01" office:value-type="float" office:value="18.06" calcext:value-type="float">
            <text:p>18.06</text:p>
          </table:table-cell>
          <table:table-cell table:style-name="ce38" table:formula="of:=(0.0312039503*[.AO10]^2)+0.2307524608*[.AO10]+1.1730058735" office:value-type="float" office:value="2.94794572395824" calcext:value-type="float">
            <text:p>2.95</text:p>
          </table:table-cell>
          <table:table-cell table:style-name="ce42" table:formula="of:=[.AS9]+[.AR10]" office:value-type="float" office:value="17.7497583231387" calcext:value-type="float">
            <text:p>17.7</text:p>
          </table:table-cell>
          <table:table-cell table:style-name="ce32"/>
          <table:table-cell table:style-name="ce32" office:value-type="float" office:value="6" calcext:value-type="float">
            <text:p>6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0" calcext:value-type="date">
            <text:p>9/10/17</text:p>
          </table:table-cell>
          <table:table-cell table:style-name="ce52" office:value-type="float" office:value="4.762727" calcext:value-type="float">
            <text:p>4.762727</text:p>
          </table:table-cell>
          <table:table-cell table:formula="of:=[.C10]+[.B11]" office:value-type="float" office:value="33.230655" calcext:value-type="float">
            <text:p>33.230655</text:p>
          </table:table-cell>
          <table:table-cell table:formula="of:=[.D10]+3.01" office:value-type="float" office:value="21.07" calcext:value-type="float">
            <text:p>21.07</text:p>
          </table:table-cell>
          <table:table-cell table:style-name="ce245" table:formula="of:=(0.0312039503*[.B11]^2)+0.2307524608*[.B11]+1.1730058735" office:value-type="float" office:value="2.97983379223686" calcext:value-type="float">
            <text:p>2.98</text:p>
          </table:table-cell>
          <table:table-cell table:style-name="ce250" table:formula="of:=[.F10]+[.E11]" office:value-type="float" office:value="20.8026813043898" calcext:value-type="float">
            <text:p>20.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36" office:value-type="date" office:date-value="2017-09-15" calcext:value-type="date">
            <text:p>9/15/17</text:p>
          </table:table-cell>
          <table:table-cell table:style-name="ce52" office:value-type="float" office:value="4.765274" calcext:value-type="float">
            <text:p>4.765274</text:p>
          </table:table-cell>
          <table:table-cell table:formula="of:=[.L10]+[.K11]" office:value-type="float" office:value="33.369993" calcext:value-type="float">
            <text:p>33.369993</text:p>
          </table:table-cell>
          <table:table-cell table:formula="of:=[.M10]+3.01" office:value-type="float" office:value="21.07" calcext:value-type="float">
            <text:p>21.07</text:p>
          </table:table-cell>
          <table:table-cell table:style-name="ce245" table:formula="of:=(0.0312039503*[.K11]^2)+0.2307524608*[.K11]+1.1730058735" office:value-type="float" office:value="2.98117877055835" calcext:value-type="float">
            <text:p>2.98</text:p>
          </table:table-cell>
          <table:table-cell table:style-name="ce250" table:formula="of:=[.O10]+[.N11]" office:value-type="float" office:value="20.8758281144006" calcext:value-type="float">
            <text:p>20.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date" office:date-value="2017-09-22" calcext:value-type="date">
            <text:p>9/22/17</text:p>
          </table:table-cell>
          <table:table-cell table:style-name="ce55" office:value-type="float" office:value="4.779937" calcext:value-type="float">
            <text:p>4.779937</text:p>
          </table:table-cell>
          <table:table-cell table:style-name="ce32" table:formula="of:=[.V10]+[.U11]" office:value-type="float" office:value="33.47223" calcext:value-type="float">
            <text:p>33.47223</text:p>
          </table:table-cell>
          <table:table-cell table:style-name="ce32" table:formula="of:=[.W10]+3.01" office:value-type="float" office:value="21.07" calcext:value-type="float">
            <text:p>21.07</text:p>
          </table:table-cell>
          <table:table-cell table:style-name="ce38" table:formula="of:=(0.0312039503*[.U11]^2)+0.2307524608*[.U11]+1.1730058735" office:value-type="float" office:value="2.98892964336215" calcext:value-type="float">
            <text:p>2.99</text:p>
          </table:table-cell>
          <table:table-cell table:style-name="ce42" table:formula="of:=[.Y10]+[.X11]" office:value-type="float" office:value="20.9292540752601" calcext:value-type="float">
            <text:p>20.9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number-columns-repeated="2"/>
          <table:table-cell table:style-name="ce236"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formula="of:=[.AF10]+[.AE11]" office:value-type="float" office:value="33.555739" calcext:value-type="float">
            <text:p>33.555739</text:p>
          </table:table-cell>
          <table:table-cell table:formula="of:=[.AG10]+3.01" office:value-type="float" office:value="21.07" calcext:value-type="float">
            <text:p>21.07</text:p>
          </table:table-cell>
          <table:table-cell table:style-name="ce245" table:formula="of:=(0.0312039503*[.AE11]^2)+0.2307524608*[.AE11]+1.1730058735" office:value-type="float" office:value="2.98528485577726" calcext:value-type="float">
            <text:p>2.99</text:p>
          </table:table-cell>
          <table:table-cell table:style-name="ce250" table:formula="of:=[.AI10]+[.AH11]" office:value-type="float" office:value="20.9734914618251" calcext:value-type="float">
            <text:p>21.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date" office:date-value="2017-10-21" calcext:value-type="date">
            <text:p>10/21/17</text:p>
          </table:table-cell>
          <table:table-cell office:value-type="float" office:value="4.666737" calcext:value-type="float">
            <text:p>4.666737</text:p>
          </table:table-cell>
          <table:table-cell table:style-name="ce42" table:formula="of:=[.AP10]+[.AO11]" office:value-type="float" office:value="32.997632" calcext:value-type="float">
            <text:p>33.0</text:p>
          </table:table-cell>
          <table:table-cell table:style-name="ce32" table:formula="of:=[.AQ10]+3.01" office:value-type="float" office:value="21.07" calcext:value-type="float">
            <text:p>21.07</text:p>
          </table:table-cell>
          <table:table-cell table:style-name="ce38" table:formula="of:=(0.0312039503*[.AO11]^2)+0.2307524608*[.AO11]+1.1730058735" office:value-type="float" office:value="2.92944009939281" calcext:value-type="float">
            <text:p>2.93</text:p>
          </table:table-cell>
          <table:table-cell table:style-name="ce42" table:formula="of:=[.AS10]+[.AR11]" office:value-type="float" office:value="20.6791984225315" calcext:value-type="float">
            <text:p>20.7</text:p>
          </table:table-cell>
          <table:table-cell table:style-name="ce32"/>
          <table:table-cell table:style-name="ce32" office:value-type="float" office:value="7" calcext:value-type="float">
            <text:p>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1" calcext:value-type="date">
            <text:p>9/11/17</text:p>
          </table:table-cell>
          <table:table-cell table:style-name="ce52" office:value-type="float" office:value="4.757728" calcext:value-type="float">
            <text:p>4.757728</text:p>
          </table:table-cell>
          <table:table-cell table:formula="of:=[.C11]+[.B12]" office:value-type="float" office:value="37.988383" calcext:value-type="float">
            <text:p>37.988383</text:p>
          </table:table-cell>
          <table:table-cell table:formula="of:=[.D11]+3.01" office:value-type="float" office:value="24.08" calcext:value-type="float">
            <text:p>24.08</text:p>
          </table:table-cell>
          <table:table-cell table:style-name="ce245" table:formula="of:=(0.0312039503*[.B12]^2)+0.2307524608*[.B12]+1.1730058735" office:value-type="float" office:value="2.97719517873786" calcext:value-type="float">
            <text:p>2.98</text:p>
          </table:table-cell>
          <table:table-cell table:style-name="ce250" table:formula="of:=[.F11]+[.E12]" office:value-type="float" office:value="23.7798764831276" calcext:value-type="float">
            <text:p>23.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36" office:value-type="date" office:date-value="2017-09-16" calcext:value-type="date">
            <text:p>9/16/17</text:p>
          </table:table-cell>
          <table:table-cell table:style-name="ce53" office:value-type="float" office:value="4.76633" calcext:value-type="float">
            <text:p>4.76633</text:p>
          </table:table-cell>
          <table:table-cell table:formula="of:=[.L11]+[.K12]" office:value-type="float" office:value="38.136323" calcext:value-type="float">
            <text:p>38.136323</text:p>
          </table:table-cell>
          <table:table-cell table:formula="of:=[.M11]+3.01" office:value-type="float" office:value="24.08" calcext:value-type="float">
            <text:p>24.08</text:p>
          </table:table-cell>
          <table:table-cell table:style-name="ce245" table:formula="of:=(0.0312039503*[.K12]^2)+0.2307524608*[.K12]+1.1730058735" office:value-type="float" office:value="2.98173652458151" calcext:value-type="float">
            <text:p>2.98</text:p>
          </table:table-cell>
          <table:table-cell table:style-name="ce250" table:formula="of:=[.O11]+[.N12]" office:value-type="float" office:value="23.8575646389821" calcext:value-type="float">
            <text:p>23.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8" office:value-type="date" office:date-value="2017-09-23" calcext:value-type="date">
            <text:p>9/23/17</text:p>
          </table:table-cell>
          <table:table-cell table:style-name="ce55" office:value-type="float" office:value="4.81915" calcext:value-type="float">
            <text:p>4.81915</text:p>
          </table:table-cell>
          <table:table-cell table:style-name="ce32" table:formula="of:=[.V11]+[.U12]" office:value-type="float" office:value="38.29138" calcext:value-type="float">
            <text:p>38.29138</text:p>
          </table:table-cell>
          <table:table-cell table:style-name="ce32" table:formula="of:=[.W11]+3.01" office:value-type="float" office:value="24.08" calcext:value-type="float">
            <text:p>24.08</text:p>
          </table:table-cell>
          <table:table-cell table:style-name="ce38" table:formula="of:=(0.0312039503*[.U12]^2)+0.2307524608*[.U12]+1.1730058735" office:value-type="float" office:value="3.00972358729014" calcext:value-type="float">
            <text:p>3.01</text:p>
          </table:table-cell>
          <table:table-cell table:style-name="ce42" table:formula="of:=[.Y11]+[.X12]" office:value-type="float" office:value="23.9389776625502" calcext:value-type="float">
            <text:p>23.9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number-columns-repeated="2"/>
          <table:table-cell table:style-name="ce236" office:value-type="date" office:date-value="2017-10-12" calcext:value-type="date">
            <text:p>10/12/17</text:p>
          </table:table-cell>
          <table:table-cell table:style-name="ce55" office:value-type="float" office:value="4.792827" calcext:value-type="float">
            <text:p>4.792827</text:p>
          </table:table-cell>
          <table:table-cell table:formula="of:=[.AF11]+[.AE12]" office:value-type="float" office:value="38.348566" calcext:value-type="float">
            <text:p>38.348566</text:p>
          </table:table-cell>
          <table:table-cell table:formula="of:=[.AG11]+3.01" office:value-type="float" office:value="24.08" calcext:value-type="float">
            <text:p>24.08</text:p>
          </table:table-cell>
          <table:table-cell table:style-name="ce245" table:formula="of:=(0.0312039503*[.AE12]^2)+0.2307524608*[.AE12]+1.1730058735" office:value-type="float" office:value="2.9957543893733" calcext:value-type="float">
            <text:p>3.00</text:p>
          </table:table-cell>
          <table:table-cell table:style-name="ce250" table:formula="of:=[.AI11]+[.AH12]" office:value-type="float" office:value="23.9692458511984" calcext:value-type="float">
            <text:p>24.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8"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style-name="ce42" table:formula="of:=[.AP11]+[.AO12]" office:value-type="float" office:value="37.669744" calcext:value-type="float">
            <text:p>37.7</text:p>
          </table:table-cell>
          <table:table-cell table:style-name="ce32" table:formula="of:=[.AQ11]+3.01" office:value-type="float" office:value="24.08" calcext:value-type="float">
            <text:p>24.08</text:p>
          </table:table-cell>
          <table:table-cell table:style-name="ce38" table:formula="of:=(0.0312039503*[.AO12]^2)+0.2307524608*[.AO12]+1.1730058735" office:value-type="float" office:value="2.93224671713741" calcext:value-type="float">
            <text:p>2.93</text:p>
          </table:table-cell>
          <table:table-cell table:style-name="ce42" table:formula="of:=[.AS11]+[.AR12]" office:value-type="float" office:value="23.6114451396689" calcext:value-type="float">
            <text:p>23.6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2" calcext:value-type="date">
            <text:p>9/12/17</text:p>
          </table:table-cell>
          <table:table-cell table:style-name="ce51" office:value-type="float" office:value="4.753806" calcext:value-type="float">
            <text:p>4.753806</text:p>
          </table:table-cell>
          <table:table-cell table:formula="of:=[.C12]+[.B13]" office:value-type="float" office:value="42.742189" calcext:value-type="float">
            <text:p>42.742189</text:p>
          </table:table-cell>
          <table:table-cell table:formula="of:=[.D12]+3.01" office:value-type="float" office:value="27.09" calcext:value-type="float">
            <text:p>27.09</text:p>
          </table:table-cell>
          <table:table-cell table:style-name="ce245" table:formula="of:=(0.0312039503*[.B13]^2)+0.2307524608*[.B13]+1.1730058735" office:value-type="float" office:value="2.97512612804962" calcext:value-type="float">
            <text:p>2.98</text:p>
          </table:table-cell>
          <table:table-cell table:style-name="ce250" table:formula="of:=[.F12]+[.E13]" office:value-type="float" office:value="26.7550026111773" calcext:value-type="float">
            <text:p>26.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36" office:value-type="date" office:date-value="2017-09-17" calcext:value-type="date">
            <text:p>9/17/17</text:p>
          </table:table-cell>
          <table:table-cell office:value-type="float" office:value="4.789543" calcext:value-type="float">
            <text:p>4.789543</text:p>
          </table:table-cell>
          <table:table-cell table:formula="of:=[.L12]+[.K13]" office:value-type="float" office:value="42.925866" calcext:value-type="float">
            <text:p>42.925866</text:p>
          </table:table-cell>
          <table:table-cell table:formula="of:=[.M12]+3.01" office:value-type="float" office:value="27.09" calcext:value-type="float">
            <text:p>27.09</text:p>
          </table:table-cell>
          <table:table-cell table:style-name="ce245" table:formula="of:=(0.0312039503*[.K13]^2)+0.2307524608*[.K13]+1.1730058735" office:value-type="float" office:value="2.99401465668591" calcext:value-type="float">
            <text:p>2.99</text:p>
          </table:table-cell>
          <table:table-cell table:style-name="ce250" table:formula="of:=[.O12]+[.N13]" office:value-type="float" office:value="26.851579295668" calcext:value-type="float">
            <text:p>26.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8" office:value-type="date" office:date-value="2017-09-24" calcext:value-type="date">
            <text:p>9/24/17</text:p>
          </table:table-cell>
          <table:table-cell table:style-name="ce55" office:value-type="float" office:value="4.843541" calcext:value-type="float">
            <text:p>4.843541</text:p>
          </table:table-cell>
          <table:table-cell table:style-name="ce32" table:formula="of:=[.V12]+[.U13]" office:value-type="float" office:value="43.134921" calcext:value-type="float">
            <text:p>43.134921</text:p>
          </table:table-cell>
          <table:table-cell table:style-name="ce32" table:formula="of:=[.W12]+3.01" office:value-type="float" office:value="27.09" calcext:value-type="float">
            <text:p>27.09</text:p>
          </table:table-cell>
          <table:table-cell table:style-name="ce38" table:formula="of:=(0.0312039503*[.U13]^2)+0.2307524608*[.U13]+1.1730058735" office:value-type="float" office:value="3.02270610169971" calcext:value-type="float">
            <text:p>3.02</text:p>
          </table:table-cell>
          <table:table-cell table:style-name="ce42" table:formula="of:=[.Y12]+[.X13]" office:value-type="float" office:value="26.96168376425" calcext:value-type="float">
            <text:p>27.0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number-columns-repeated="2"/>
          <table:table-cell table:style-name="ce236"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formula="of:=[.AF12]+[.AE13]" office:value-type="float" office:value="43.082981" calcext:value-type="float">
            <text:p>43.082981</text:p>
          </table:table-cell>
          <table:table-cell table:formula="of:=[.AG12]+3.01" office:value-type="float" office:value="27.09" calcext:value-type="float">
            <text:p>27.09</text:p>
          </table:table-cell>
          <table:table-cell table:style-name="ce245" table:formula="of:=(0.0312039503*[.AE13]^2)+0.2307524608*[.AE13]+1.1730058735" office:value-type="float" office:value="2.96491051416756" calcext:value-type="float">
            <text:p>2.96</text:p>
          </table:table-cell>
          <table:table-cell table:style-name="ce250" table:formula="of:=[.AI12]+[.AH13]" office:value-type="float" office:value="26.934156365366" calcext:value-type="float">
            <text:p>26.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8" office:value-type="date" office:date-value="2017-10-23" calcext:value-type="date">
            <text:p>10/23/17</text:p>
          </table:table-cell>
          <table:table-cell office:value-type="float" office:value="4.790855" calcext:value-type="float">
            <text:p>4.790855</text:p>
          </table:table-cell>
          <table:table-cell table:style-name="ce42" table:formula="of:=[.AP12]+[.AO13]" office:value-type="float" office:value="42.460599" calcext:value-type="float">
            <text:p>42.5</text:p>
          </table:table-cell>
          <table:table-cell table:style-name="ce32" table:formula="of:=[.AQ12]+3.01" office:value-type="float" office:value="27.09" calcext:value-type="float">
            <text:p>27.09</text:p>
          </table:table-cell>
          <table:table-cell table:style-name="ce38" table:formula="of:=(0.0312039503*[.AO13]^2)+0.2307524608*[.AO13]+1.1730058735" office:value-type="float" office:value="2.99470962141159" calcext:value-type="float">
            <text:p>2.99</text:p>
          </table:table-cell>
          <table:table-cell table:style-name="ce42" table:formula="of:=[.AS12]+[.AR13]" office:value-type="float" office:value="26.6061547610805" calcext:value-type="float">
            <text:p>26.6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3" calcext:value-type="date">
            <text:p>9/13/17</text:p>
          </table:table-cell>
          <table:table-cell table:style-name="ce51" office:value-type="float" office:value="4.761489" calcext:value-type="float">
            <text:p>4.761489</text:p>
          </table:table-cell>
          <table:table-cell table:formula="of:=[.C13]+[.B14]" office:value-type="float" office:value="47.503678" calcext:value-type="float">
            <text:p>47.503678</text:p>
          </table:table-cell>
          <table:table-cell table:formula="of:=[.D13]+3.01" office:value-type="float" office:value="30.1" calcext:value-type="float">
            <text:p>30.1</text:p>
          </table:table-cell>
          <table:table-cell table:style-name="ce245" table:formula="of:=(0.0312039503*[.B14]^2)+0.2307524608*[.B14]+1.1730058735" office:value-type="float" office:value="2.97918019555495" calcext:value-type="float">
            <text:p>2.98</text:p>
          </table:table-cell>
          <table:table-cell table:style-name="ce250" table:formula="of:=[.F13]+[.E14]" office:value-type="float" office:value="29.7341828067322" calcext:value-type="float">
            <text:p>29.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6" office:value-type="date" office:date-value="2017-09-18" calcext:value-type="date">
            <text:p>9/18/17</text:p>
          </table:table-cell>
          <table:table-cell office:value-type="float" office:value="4.789543" calcext:value-type="float">
            <text:p>4.789543</text:p>
          </table:table-cell>
          <table:table-cell table:formula="of:=[.L13]+[.K14]" office:value-type="float" office:value="47.715409" calcext:value-type="float">
            <text:p>47.715409</text:p>
          </table:table-cell>
          <table:table-cell table:formula="of:=[.M13]+3.01" office:value-type="float" office:value="30.1" calcext:value-type="float">
            <text:p>30.1</text:p>
          </table:table-cell>
          <table:table-cell table:style-name="ce245" table:formula="of:=(0.0312039503*[.K14]^2)+0.2307524608*[.K14]+1.1730058735" office:value-type="float" office:value="2.99401465668591" calcext:value-type="float">
            <text:p>2.99</text:p>
          </table:table-cell>
          <table:table-cell table:style-name="ce250" table:formula="of:=[.O13]+[.N14]" office:value-type="float" office:value="29.8455939523539" calcext:value-type="float">
            <text:p>29.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office:value-type="date" office:date-value="2017-09-25" calcext:value-type="date">
            <text:p>9/25/17</text:p>
          </table:table-cell>
          <table:table-cell office:value-type="float" office:value="4.821234" calcext:value-type="float">
            <text:p>4.821234</text:p>
          </table:table-cell>
          <table:table-cell table:style-name="ce32" table:formula="of:=[.V13]+[.U14]" office:value-type="float" office:value="47.956155" calcext:value-type="float">
            <text:p>47.956155</text:p>
          </table:table-cell>
          <table:table-cell table:style-name="ce32" table:formula="of:=[.W13]+3.01" office:value-type="float" office:value="30.1" calcext:value-type="float">
            <text:p>30.1</text:p>
          </table:table-cell>
          <table:table-cell table:style-name="ce38" table:formula="of:=(0.0312039503*[.U14]^2)+0.2307524608*[.U14]+1.1730058735" office:value-type="float" office:value="3.01083138026217" calcext:value-type="float">
            <text:p>3.01</text:p>
          </table:table-cell>
          <table:table-cell table:style-name="ce42" table:formula="of:=[.Y13]+[.X14]" office:value-type="float" office:value="29.9725151445121" calcext:value-type="float">
            <text:p>30.0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236"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AF13]+[.AE14]" office:value-type="float" office:value="47.823879" calcext:value-type="float">
            <text:p>47.823879</text:p>
          </table:table-cell>
          <table:table-cell table:formula="of:=[.AG13]+3.01" office:value-type="float" office:value="30.1" calcext:value-type="float">
            <text:p>30.1</text:p>
          </table:table-cell>
          <table:table-cell table:style-name="ce245" table:formula="of:=(0.0312039503*[.AE14]^2)+0.2307524608*[.AE14]+1.1730058735" office:value-type="float" office:value="2.96832329280213" calcext:value-type="float">
            <text:p>2.97</text:p>
          </table:table-cell>
          <table:table-cell table:style-name="ce250" table:formula="of:=[.AI13]+[.AH14]" office:value-type="float" office:value="29.9024796581681" calcext:value-type="float">
            <text:p>29.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style-name="ce42" table:formula="of:=[.AP13]+[.AO14]" office:value-type="float" office:value="47.186657" calcext:value-type="float">
            <text:p>47.2</text:p>
          </table:table-cell>
          <table:table-cell table:style-name="ce32" table:formula="of:=[.AQ13]+3.01" office:value-type="float" office:value="30.1" calcext:value-type="float">
            <text:p>30.1</text:p>
          </table:table-cell>
          <table:table-cell table:style-name="ce38" table:formula="of:=(0.0312039503*[.AO14]^2)+0.2307524608*[.AO14]+1.1730058735" office:value-type="float" office:value="2.96051509494404" calcext:value-type="float">
            <text:p>2.96</text:p>
          </table:table-cell>
          <table:table-cell table:style-name="ce42" table:formula="of:=[.AS13]+[.AR14]" office:value-type="float" office:value="29.5666698560246" calcext:value-type="float">
            <text:p>29.6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4" calcext:value-type="date">
            <text:p>9/14/17</text:p>
          </table:table-cell>
          <table:table-cell table:style-name="ce51" office:value-type="float" office:value="4.746" calcext:value-type="float">
            <text:p>4.746</text:p>
          </table:table-cell>
          <table:table-cell table:formula="of:=[.C14]+[.B15]" office:value-type="float" office:value="52.249678" calcext:value-type="float">
            <text:p>52.249678</text:p>
          </table:table-cell>
          <table:table-cell table:formula="of:=[.D14]+3.01" office:value-type="float" office:value="33.11" calcext:value-type="float">
            <text:p>33.11</text:p>
          </table:table-cell>
          <table:table-cell table:style-name="ce245" table:formula="of:=(0.0312039503*[.B15]^2)+0.2307524608*[.B15]+1.1730058735" office:value-type="float" office:value="2.97101093025235" calcext:value-type="float">
            <text:p>2.97</text:p>
          </table:table-cell>
          <table:table-cell table:style-name="ce250" table:formula="of:=[.F14]+[.E15]" office:value-type="float" office:value="32.7051937369846" calcext:value-type="float">
            <text:p>32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36" office:value-type="date" office:date-value="2017-09-19" calcext:value-type="date">
            <text:p>9/19/17</text:p>
          </table:table-cell>
          <table:table-cell office:value-type="float" office:value="4.807903" calcext:value-type="float">
            <text:p>4.807903</text:p>
          </table:table-cell>
          <table:table-cell table:formula="of:=[.L14]+[.K15]" office:value-type="float" office:value="52.523312" calcext:value-type="float">
            <text:p>52.523312</text:p>
          </table:table-cell>
          <table:table-cell table:formula="of:=[.M14]+3.01" office:value-type="float" office:value="33.11" calcext:value-type="float">
            <text:p>33.11</text:p>
          </table:table-cell>
          <table:table-cell table:style-name="ce245" table:formula="of:=(0.0312039503*[.K15]^2)+0.2307524608*[.K15]+1.1730058735" office:value-type="float" office:value="3.00374969213211" calcext:value-type="float">
            <text:p>3.00</text:p>
          </table:table-cell>
          <table:table-cell table:style-name="ce250" table:formula="of:=[.O14]+[.N15]" office:value-type="float" office:value="32.849343644486" calcext:value-type="float">
            <text:p>32.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office:value-type="date" office:date-value="2017-09-26" calcext:value-type="date">
            <text:p>9/26/17</text:p>
          </table:table-cell>
          <table:table-cell office:value-type="float" office:value="4.837014" calcext:value-type="float">
            <text:p>4.837014</text:p>
          </table:table-cell>
          <table:table-cell table:style-name="ce32" table:formula="of:=[.V14]+[.U15]" office:value-type="float" office:value="52.793169" calcext:value-type="float">
            <text:p>52.793169</text:p>
          </table:table-cell>
          <table:table-cell table:style-name="ce32" table:formula="of:=[.W14]+3.01" office:value-type="float" office:value="33.11" calcext:value-type="float">
            <text:p>33.11</text:p>
          </table:table-cell>
          <table:table-cell table:style-name="ce38" table:formula="of:=(0.0312039503*[.U15]^2)+0.2307524608*[.U15]+1.1730058735" office:value-type="float" office:value="3.0192283593349" calcext:value-type="float">
            <text:p>3.02</text:p>
          </table:table-cell>
          <table:table-cell table:style-name="ce42" table:formula="of:=[.Y14]+[.X15]" office:value-type="float" office:value="32.991743503847" calcext:value-type="float">
            <text:p>33.0</text:p>
          </table:table-cell>
          <table:table-cell table:style-name="ce32"/>
          <table:table-cell table:style-name="ce32" office:value-type="float" office:value="11" calcext:value-type="float">
            <text:p>11</text:p>
          </table:table-cell>
          <table:table-cell table:number-columns-repeated="2"/>
          <table:table-cell table:style-name="ce28" office:value-type="date" office:date-value="2017-10-15" calcext:value-type="date">
            <text:p>10/15/17</text:p>
          </table:table-cell>
          <table:table-cell table:style-name="ce54" office:value-type="float" office:value="4.738392" calcext:value-type="float">
            <text:p>4.738392</text:p>
          </table:table-cell>
          <table:table-cell table:formula="of:=[.AF14]+[.AE15]" office:value-type="float" office:value="52.562271" calcext:value-type="float">
            <text:p>52.562271</text:p>
          </table:table-cell>
          <table:table-cell table:formula="of:=[.AG14]+3.01" office:value-type="float" office:value="33.11" calcext:value-type="float">
            <text:p>33.11</text:p>
          </table:table-cell>
          <table:table-cell table:style-name="ce245" table:formula="of:=(0.0312039503*[.AE15]^2)+0.2307524608*[.AE15]+1.1730058735" office:value-type="float" office:value="2.9670037741525" calcext:value-type="float">
            <text:p>2.97</text:p>
          </table:table-cell>
          <table:table-cell table:style-name="ce250" table:formula="of:=[.AI14]+[.AH15]" office:value-type="float" office:value="32.8694834323206" calcext:value-type="float">
            <text:p>32.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style-name="ce42" table:formula="of:=[.AP14]+[.AO15]" office:value-type="float" office:value="51.931745" calcext:value-type="float">
            <text:p>51.9</text:p>
          </table:table-cell>
          <table:table-cell table:style-name="ce32" table:formula="of:=[.AQ14]+3.01" office:value-type="float" office:value="33.11" calcext:value-type="float">
            <text:p>33.11</text:p>
          </table:table-cell>
          <table:table-cell table:style-name="ce38" table:formula="of:=(0.0312039503*[.AO15]^2)+0.2307524608*[.AO15]+1.1730058735" office:value-type="float" office:value="2.97053038660043" calcext:value-type="float">
            <text:p>2.97</text:p>
          </table:table-cell>
          <table:table-cell table:style-name="ce42" table:formula="of:=[.AS14]+[.AR15]" office:value-type="float" office:value="32.537200242625" calcext:value-type="float">
            <text:p>32.5</text:p>
          </table:table-cell>
          <table:table-cell table:style-name="ce32"/>
          <table:table-cell table:style-name="ce32" office:value-type="float" office:value="11" calcext:value-type="float">
            <text:p>11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5" calcext:value-type="date">
            <text:p>9/15/17</text:p>
          </table:table-cell>
          <table:table-cell table:style-name="ce52" office:value-type="float" office:value="4.765274" calcext:value-type="float">
            <text:p>4.765274</text:p>
          </table:table-cell>
          <table:table-cell table:formula="of:=[.C15]+[.B16]" office:value-type="float" office:value="57.014952" calcext:value-type="float">
            <text:p>57.014952</text:p>
          </table:table-cell>
          <table:table-cell table:formula="of:=[.D15]+3.01" office:value-type="float" office:value="36.12" calcext:value-type="float">
            <text:p>36.12</text:p>
          </table:table-cell>
          <table:table-cell table:style-name="ce245" table:formula="of:=(0.0312039503*[.B16]^2)+0.2307524608*[.B16]+1.1730058735" office:value-type="float" office:value="2.98117877055835" calcext:value-type="float">
            <text:p>2.98</text:p>
          </table:table-cell>
          <table:table-cell table:style-name="ce250" table:formula="of:=[.F15]+[.E16]" office:value-type="float" office:value="35.6863725075429" calcext:value-type="float">
            <text:p>35.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36" office:value-type="date" office:date-value="2017-09-20" calcext:value-type="date">
            <text:p>9/20/17</text:p>
          </table:table-cell>
          <table:table-cell table:style-name="ce54" office:value-type="float" office:value="4.76811" calcext:value-type="float">
            <text:p>4.76811</text:p>
          </table:table-cell>
          <table:table-cell table:formula="of:=[.L15]+[.K16]" office:value-type="float" office:value="57.291422" calcext:value-type="float">
            <text:p>57.291422</text:p>
          </table:table-cell>
          <table:table-cell table:formula="of:=[.M15]+3.01" office:value-type="float" office:value="36.12" calcext:value-type="float">
            <text:p>36.12</text:p>
          </table:table-cell>
          <table:table-cell table:style-name="ce245" table:formula="of:=(0.0312039503*[.K16]^2)+0.2307524608*[.K16]+1.1730058735" office:value-type="float" office:value="2.98267683566331" calcext:value-type="float">
            <text:p>2.98</text:p>
          </table:table-cell>
          <table:table-cell table:style-name="ce250" table:formula="of:=[.O15]+[.N16]" office:value-type="float" office:value="35.8320204801494" calcext:value-type="float">
            <text:p>35.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office:value-type="date" office:date-value="2017-09-27" calcext:value-type="date">
            <text:p>9/27/17</text:p>
          </table:table-cell>
          <table:table-cell office:value-type="float" office:value="4.841681" calcext:value-type="float">
            <text:p>4.841681</text:p>
          </table:table-cell>
          <table:table-cell table:style-name="ce32" table:formula="of:=[.V15]+[.U16]" office:value-type="float" office:value="57.63485" calcext:value-type="float">
            <text:p>57.63485</text:p>
          </table:table-cell>
          <table:table-cell table:style-name="ce32" table:formula="of:=[.W15]+3.01" office:value-type="float" office:value="36.12" calcext:value-type="float">
            <text:p>36.12</text:p>
          </table:table-cell>
          <table:table-cell table:style-name="ce38" table:formula="of:=(0.0312039503*[.U16]^2)+0.2307524608*[.U16]+1.1730058735" office:value-type="float" office:value="3.02171477815679" calcext:value-type="float">
            <text:p>3.02</text:p>
          </table:table-cell>
          <table:table-cell table:style-name="ce42" table:formula="of:=[.Y15]+[.X16]" office:value-type="float" office:value="36.0134582820038" calcext:value-type="float">
            <text:p>36.0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236"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formula="of:=[.AF15]+[.AE16]" office:value-type="float" office:value="57.301843" calcext:value-type="float">
            <text:p>57.301843</text:p>
          </table:table-cell>
          <table:table-cell table:formula="of:=[.AG15]+3.01" office:value-type="float" office:value="36.12" calcext:value-type="float">
            <text:p>36.12</text:p>
          </table:table-cell>
          <table:table-cell table:style-name="ce245" table:formula="of:=(0.0312039503*[.AE16]^2)+0.2307524608*[.AE16]+1.1730058735" office:value-type="float" office:value="2.96762504695902" calcext:value-type="float">
            <text:p>2.97</text:p>
          </table:table-cell>
          <table:table-cell table:style-name="ce250" table:formula="of:=[.AI15]+[.AH16]" office:value-type="float" office:value="35.8371084792796" calcext:value-type="float">
            <text:p>35.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style-name="ce42" table:formula="of:=[.AP15]+[.AO16]" office:value-type="float" office:value="56.668123" calcext:value-type="float">
            <text:p>56.7</text:p>
          </table:table-cell>
          <table:table-cell table:style-name="ce32" table:formula="of:=[.AQ15]+3.01" office:value-type="float" office:value="36.12" calcext:value-type="float">
            <text:p>36.12</text:p>
          </table:table-cell>
          <table:table-cell table:style-name="ce38" table:formula="of:=(0.0312039503*[.AO16]^2)+0.2307524608*[.AO16]+1.1730058735" office:value-type="float" office:value="2.96594359908855" calcext:value-type="float">
            <text:p>2.97</text:p>
          </table:table-cell>
          <table:table-cell table:style-name="ce42" table:formula="of:=[.AS15]+[.AR16]" office:value-type="float" office:value="35.5031438417136" calcext:value-type="float">
            <text:p>35.5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6" calcext:value-type="date">
            <text:p>9/16/17</text:p>
          </table:table-cell>
          <table:table-cell table:style-name="ce53" office:value-type="float" office:value="4.76633" calcext:value-type="float">
            <text:p>4.76633</text:p>
          </table:table-cell>
          <table:table-cell table:formula="of:=[.C16]+[.B17]" office:value-type="float" office:value="61.781282" calcext:value-type="float">
            <text:p>61.781282</text:p>
          </table:table-cell>
          <table:table-cell table:formula="of:=[.D16]+3.01" office:value-type="float" office:value="39.13" calcext:value-type="float">
            <text:p>39.13</text:p>
          </table:table-cell>
          <table:table-cell table:style-name="ce245" table:formula="of:=(0.0312039503*[.B17]^2)+0.2307524608*[.B17]+1.1730058735" office:value-type="float" office:value="2.98173652458151" calcext:value-type="float">
            <text:p>2.98</text:p>
          </table:table-cell>
          <table:table-cell table:style-name="ce250" table:formula="of:=[.F16]+[.E17]" office:value-type="float" office:value="38.6681090321244" calcext:value-type="float">
            <text:p>38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36" office:value-type="date" office:date-value="2017-09-21" calcext:value-type="date">
            <text:p>9/21/17</text:p>
          </table:table-cell>
          <table:table-cell table:style-name="ce54" office:value-type="float" office:value="4.770864" calcext:value-type="float">
            <text:p>4.770864</text:p>
          </table:table-cell>
          <table:table-cell table:formula="of:=[.L16]+[.K17]" office:value-type="float" office:value="62.062286" calcext:value-type="float">
            <text:p>62.062286</text:p>
          </table:table-cell>
          <table:table-cell table:formula="of:=[.M16]+3.01" office:value-type="float" office:value="39.13" calcext:value-type="float">
            <text:p>39.13</text:p>
          </table:table-cell>
          <table:table-cell table:style-name="ce245" table:formula="of:=(0.0312039503*[.K17]^2)+0.2307524608*[.K17]+1.1730058735" office:value-type="float" office:value="2.98413206614921" calcext:value-type="float">
            <text:p>2.98</text:p>
          </table:table-cell>
          <table:table-cell table:style-name="ce250" table:formula="of:=[.O16]+[.N17]" office:value-type="float" office:value="38.8161525462986" calcext:value-type="float">
            <text:p>38.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office:value-type="date" office:date-value="2017-09-28" calcext:value-type="date">
            <text:p>9/28/17</text:p>
          </table:table-cell>
          <table:table-cell office:value-type="float" office:value="4.809748" calcext:value-type="float">
            <text:p>4.809748</text:p>
          </table:table-cell>
          <table:table-cell table:style-name="ce32" table:formula="of:=[.V16]+[.U17]" office:value-type="float" office:value="62.444598" calcext:value-type="float">
            <text:p>62.444598</text:p>
          </table:table-cell>
          <table:table-cell table:style-name="ce32" table:formula="of:=[.W16]+3.01" office:value-type="float" office:value="39.13" calcext:value-type="float">
            <text:p>39.13</text:p>
          </table:table-cell>
          <table:table-cell table:style-name="ce38" table:formula="of:=(0.0312039503*[.U17]^2)+0.2307524608*[.U17]+1.1730058735" office:value-type="float" office:value="3.00472913098081" calcext:value-type="float">
            <text:p>3.00</text:p>
          </table:table-cell>
          <table:table-cell table:style-name="ce42" table:formula="of:=[.Y16]+[.X17]" office:value-type="float" office:value="39.0181874129846" calcext:value-type="float">
            <text:p>39.0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236"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formula="of:=[.AF16]+[.AE17]" office:value-type="float" office:value="62.032421" calcext:value-type="float">
            <text:p>62.032421</text:p>
          </table:table-cell>
          <table:table-cell table:formula="of:=[.AG16]+3.01" office:value-type="float" office:value="39.13" calcext:value-type="float">
            <text:p>39.13</text:p>
          </table:table-cell>
          <table:table-cell table:style-name="ce245" table:formula="of:=(0.0312039503*[.AE17]^2)+0.2307524608*[.AE17]+1.1730058735" office:value-type="float" office:value="2.96289187755372" calcext:value-type="float">
            <text:p>2.96</text:p>
          </table:table-cell>
          <table:table-cell table:style-name="ce250" table:formula="of:=[.AI16]+[.AH17]" office:value-type="float" office:value="38.8000003568334" calcext:value-type="float">
            <text:p>38.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style-name="ce42" table:formula="of:=[.AP16]+[.AO17]" office:value-type="float" office:value="61.4132" calcext:value-type="float">
            <text:p>61.4</text:p>
          </table:table-cell>
          <table:table-cell table:style-name="ce32" table:formula="of:=[.AQ16]+3.01" office:value-type="float" office:value="39.13" calcext:value-type="float">
            <text:p>39.13</text:p>
          </table:table-cell>
          <table:table-cell table:style-name="ce38" table:formula="of:=(0.0312039503*[.AO17]^2)+0.2307524608*[.AO17]+1.1730058735" office:value-type="float" office:value="2.97052459088635" calcext:value-type="float">
            <text:p>2.97</text:p>
          </table:table-cell>
          <table:table-cell table:style-name="ce42" table:formula="of:=[.AS16]+[.AR17]" office:value-type="float" office:value="38.4736684325999" calcext:value-type="float">
            <text:p>38.5</text:p>
          </table:table-cell>
          <table:table-cell table:style-name="ce32"/>
          <table:table-cell table:style-name="ce32" office:value-type="float" office:value="13" calcext:value-type="float">
            <text:p>13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7" calcext:value-type="date">
            <text:p>9/17/17</text:p>
          </table:table-cell>
          <table:table-cell office:value-type="float" office:value="4.789543" calcext:value-type="float">
            <text:p>4.789543</text:p>
          </table:table-cell>
          <table:table-cell table:formula="of:=[.C17]+[.B18]" office:value-type="float" office:value="66.570825" calcext:value-type="float">
            <text:p>66.570825</text:p>
          </table:table-cell>
          <table:table-cell table:formula="of:=[.D17]+3.01" office:value-type="float" office:value="42.14" calcext:value-type="float">
            <text:p>42.14</text:p>
          </table:table-cell>
          <table:table-cell table:style-name="ce245" table:formula="of:=(0.0312039503*[.B18]^2)+0.2307524608*[.B18]+1.1730058735" office:value-type="float" office:value="2.99401465668591" calcext:value-type="float">
            <text:p>2.99</text:p>
          </table:table-cell>
          <table:table-cell table:style-name="ce250" table:formula="of:=[.F17]+[.E18]" office:value-type="float" office:value="41.6621236888103" calcext:value-type="float">
            <text:p>41.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36" office:value-type="date" office:date-value="2017-09-22" calcext:value-type="date">
            <text:p>9/22/17</text:p>
          </table:table-cell>
          <table:table-cell table:style-name="ce55" office:value-type="float" office:value="4.779937" calcext:value-type="float">
            <text:p>4.779937</text:p>
          </table:table-cell>
          <table:table-cell table:formula="of:=[.L17]+[.K18]" office:value-type="float" office:value="66.842223" calcext:value-type="float">
            <text:p>66.842223</text:p>
          </table:table-cell>
          <table:table-cell table:formula="of:=[.M17]+3.01" office:value-type="float" office:value="42.14" calcext:value-type="float">
            <text:p>42.14</text:p>
          </table:table-cell>
          <table:table-cell table:style-name="ce245" table:formula="of:=(0.0312039503*[.K18]^2)+0.2307524608*[.K18]+1.1730058735" office:value-type="float" office:value="2.98892964336215" calcext:value-type="float">
            <text:p>2.99</text:p>
          </table:table-cell>
          <table:table-cell table:style-name="ce250" table:formula="of:=[.O17]+[.N18]" office:value-type="float" office:value="41.8050821896607" calcext:value-type="float">
            <text:p>41.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office:value-type="date" office:date-value="2017-09-29" calcext:value-type="date">
            <text:p>9/29/17</text:p>
          </table:table-cell>
          <table:table-cell office:value-type="float" office:value="4.79232" calcext:value-type="float">
            <text:p>4.79232</text:p>
          </table:table-cell>
          <table:table-cell table:style-name="ce32" table:formula="of:=[.V17]+[.U18]" office:value-type="float" office:value="67.236918" calcext:value-type="float">
            <text:p>67.236918</text:p>
          </table:table-cell>
          <table:table-cell table:style-name="ce32" table:formula="of:=[.W17]+3.01" office:value-type="float" office:value="42.14" calcext:value-type="float">
            <text:p>42.14</text:p>
          </table:table-cell>
          <table:table-cell table:style-name="ce38" table:formula="of:=(0.0312039503*[.U18]^2)+0.2307524608*[.U18]+1.1730058735" office:value-type="float" office:value="2.99548575698922" calcext:value-type="float">
            <text:p>3.00</text:p>
          </table:table-cell>
          <table:table-cell table:style-name="ce42" table:formula="of:=[.Y17]+[.X18]" office:value-type="float" office:value="42.0136731699738" calcext:value-type="float">
            <text:p>42.0</text:p>
          </table:table-cell>
          <table:table-cell table:style-name="ce32"/>
          <table:table-cell table:style-name="ce32" office:value-type="float" office:value="14" calcext:value-type="float">
            <text:p>14</text:p>
          </table:table-cell>
          <table:table-cell table:number-columns-repeated="2"/>
          <table:table-cell table:style-name="ce236"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AF17]+[.AE18]" office:value-type="float" office:value="66.749989" calcext:value-type="float">
            <text:p>66.749989</text:p>
          </table:table-cell>
          <table:table-cell table:formula="of:=[.AG17]+3.01" office:value-type="float" office:value="42.14" calcext:value-type="float">
            <text:p>42.14</text:p>
          </table:table-cell>
          <table:table-cell table:style-name="ce245" table:formula="of:=(0.0312039503*[.AE18]^2)+0.2307524608*[.AE18]+1.1730058735" office:value-type="float" office:value="2.95605418662718" calcext:value-type="float">
            <text:p>2.96</text:p>
          </table:table-cell>
          <table:table-cell table:style-name="ce250" table:formula="of:=[.AI17]+[.AH18]" office:value-type="float" office:value="41.7560545434606" calcext:value-type="float">
            <text:p>41.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office:value-type="date" office:date-value="2017-10-28" calcext:value-type="date">
            <text:p>10/28/17</text:p>
          </table:table-cell>
          <table:table-cell office:value-type="float" office:value="4.749785" calcext:value-type="float">
            <text:p>4.749785</text:p>
          </table:table-cell>
          <table:table-cell table:style-name="ce42" table:formula="of:=[.AP17]+[.AO18]" office:value-type="float" office:value="66.162985" calcext:value-type="float">
            <text:p>66.2</text:p>
          </table:table-cell>
          <table:table-cell table:style-name="ce32" table:formula="of:=[.AQ17]+3.01" office:value-type="float" office:value="42.14" calcext:value-type="float">
            <text:p>42.14</text:p>
          </table:table-cell>
          <table:table-cell table:style-name="ce38" table:formula="of:=(0.0312039503*[.AO18]^2)+0.2307524608*[.AO18]+1.1730058735" office:value-type="float" office:value="2.97300584653859" calcext:value-type="float">
            <text:p>2.97</text:p>
          </table:table-cell>
          <table:table-cell table:style-name="ce42" table:formula="of:=[.AS17]+[.AR18]" office:value-type="float" office:value="41.4466742791385" calcext:value-type="float">
            <text:p>41.4</text:p>
          </table:table-cell>
          <table:table-cell table:style-name="ce32"/>
          <table:table-cell table:style-name="ce32" office:value-type="float" office:value="14" calcext:value-type="float">
            <text:p>14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8" calcext:value-type="date">
            <text:p>9/18/17</text:p>
          </table:table-cell>
          <table:table-cell office:value-type="float" office:value="4.789543" calcext:value-type="float">
            <text:p>4.789543</text:p>
          </table:table-cell>
          <table:table-cell table:formula="of:=[.C18]+[.B19]" office:value-type="float" office:value="71.360368" calcext:value-type="float">
            <text:p>71.360368</text:p>
          </table:table-cell>
          <table:table-cell table:formula="of:=[.D18]+3.01" office:value-type="float" office:value="45.15" calcext:value-type="float">
            <text:p>45.15</text:p>
          </table:table-cell>
          <table:table-cell table:style-name="ce245" table:formula="of:=(0.0312039503*[.B19]^2)+0.2307524608*[.B19]+1.1730058735" office:value-type="float" office:value="2.99401465668591" calcext:value-type="float">
            <text:p>2.99</text:p>
          </table:table-cell>
          <table:table-cell table:style-name="ce250" table:formula="of:=[.F18]+[.E19]" office:value-type="float" office:value="44.6561383454962" calcext:value-type="float">
            <text:p>44.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36" office:value-type="date" office:date-value="2017-09-23" calcext:value-type="date">
            <text:p>9/23/17</text:p>
          </table:table-cell>
          <table:table-cell table:style-name="ce55" office:value-type="float" office:value="4.81915" calcext:value-type="float">
            <text:p>4.81915</text:p>
          </table:table-cell>
          <table:table-cell table:formula="of:=[.L18]+[.K19]" office:value-type="float" office:value="71.661373" calcext:value-type="float">
            <text:p>71.661373</text:p>
          </table:table-cell>
          <table:table-cell table:formula="of:=[.M18]+3.01" office:value-type="float" office:value="45.15" calcext:value-type="float">
            <text:p>45.15</text:p>
          </table:table-cell>
          <table:table-cell table:style-name="ce245" table:formula="of:=(0.0312039503*[.K19]^2)+0.2307524608*[.K19]+1.1730058735" office:value-type="float" office:value="3.00972358729014" calcext:value-type="float">
            <text:p>3.01</text:p>
          </table:table-cell>
          <table:table-cell table:style-name="ce250" table:formula="of:=[.O18]+[.N19]" office:value-type="float" office:value="44.8148057769509" calcext:value-type="float">
            <text:p>44.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office:value-type="date" office:date-value="2017-09-30" calcext:value-type="date">
            <text:p>9/30/17</text:p>
          </table:table-cell>
          <table:table-cell office:value-type="float" office:value="4.83966" calcext:value-type="float">
            <text:p>4.83966</text:p>
          </table:table-cell>
          <table:table-cell table:style-name="ce32" table:formula="of:=[.V18]+[.U19]" office:value-type="float" office:value="72.076578" calcext:value-type="float">
            <text:p>72.076578</text:p>
          </table:table-cell>
          <table:table-cell table:style-name="ce32" table:formula="of:=[.W18]+3.01" office:value-type="float" office:value="45.15" calcext:value-type="float">
            <text:p>45.15</text:p>
          </table:table-cell>
          <table:table-cell table:style-name="ce38" table:formula="of:=(0.0312039503*[.U19]^2)+0.2307524608*[.U19]+1.1730058735" office:value-type="float" office:value="3.02063789124896" calcext:value-type="float">
            <text:p>3.02</text:p>
          </table:table-cell>
          <table:table-cell table:style-name="ce42" table:formula="of:=[.Y18]+[.X19]" office:value-type="float" office:value="45.0343110612228" calcext:value-type="float">
            <text:p>45.0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236" office:value-type="date" office:date-value="2017-10-19" calcext:value-type="date">
            <text:p>10/19/17</text:p>
          </table:table-cell>
          <table:table-cell table:style-name="ce32" office:value-type="float" office:value="4.702671" calcext:value-type="float">
            <text:p>4.702671</text:p>
          </table:table-cell>
          <table:table-cell table:formula="of:=[.AF18]+[.AE19]" office:value-type="float" office:value="71.45266" calcext:value-type="float">
            <text:p>71.45266</text:p>
          </table:table-cell>
          <table:table-cell table:formula="of:=[.AG18]+3.01" office:value-type="float" office:value="45.15" calcext:value-type="float">
            <text:p>45.15</text:p>
          </table:table-cell>
          <table:table-cell table:style-name="ce245" table:formula="of:=(0.0312039503*[.AE19]^2)+0.2307524608*[.AE19]+1.1730058735" office:value-type="float" office:value="2.94823771388806" calcext:value-type="float">
            <text:p>2.95</text:p>
          </table:table-cell>
          <table:table-cell table:style-name="ce250" table:formula="of:=[.AI18]+[.AH19]" office:value-type="float" office:value="44.7042922573486" calcext:value-type="float">
            <text:p>44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office:value-type="date" office:date-value="2017-10-29" calcext:value-type="date">
            <text:p>10/29/17</text:p>
          </table:table-cell>
          <table:table-cell table:style-name="ce75" table:formula="of:=['LB 2017'.B84]" office:value-type="float" office:value="4.708391" calcext:value-type="float">
            <text:p>4.708391</text:p>
          </table:table-cell>
          <table:table-cell table:style-name="ce42" table:formula="of:=[.AP18]+[.AO19]" office:value-type="float" office:value="70.871376" calcext:value-type="float">
            <text:p>70.9</text:p>
          </table:table-cell>
          <table:table-cell table:style-name="ce32" table:formula="of:=[.AQ18]+3.01" office:value-type="float" office:value="45.15" calcext:value-type="float">
            <text:p>45.15</text:p>
          </table:table-cell>
          <table:table-cell table:style-name="ce38" table:formula="of:=(0.0312039503*[.AO19]^2)+0.2307524608*[.AO19]+1.1730058735" office:value-type="float" office:value="2.95123736638229" calcext:value-type="float">
            <text:p>2.95</text:p>
          </table:table-cell>
          <table:table-cell table:style-name="ce42" table:formula="of:=[.AS18]+[.AR19]" office:value-type="float" office:value="44.3979116455208" calcext:value-type="float">
            <text:p>44.4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19" calcext:value-type="date">
            <text:p>9/19/17</text:p>
          </table:table-cell>
          <table:table-cell office:value-type="float" office:value="4.807903" calcext:value-type="float">
            <text:p>4.807903</text:p>
          </table:table-cell>
          <table:table-cell table:formula="of:=[.C19]+[.B20]" office:value-type="float" office:value="76.168271" calcext:value-type="float">
            <text:p>76.168271</text:p>
          </table:table-cell>
          <table:table-cell table:formula="of:=[.D19]+3.01" office:value-type="float" office:value="48.16" calcext:value-type="float">
            <text:p>48.16</text:p>
          </table:table-cell>
          <table:table-cell table:style-name="ce245" table:formula="of:=(0.0312039503*[.B20]^2)+0.2307524608*[.B20]+1.1730058735" office:value-type="float" office:value="3.00374969213211" calcext:value-type="float">
            <text:p>3.00</text:p>
          </table:table-cell>
          <table:table-cell table:style-name="ce250" table:formula="of:=[.F19]+[.E20]" office:value-type="float" office:value="47.6598880376283" calcext:value-type="float">
            <text:p>47.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36" office:value-type="date" office:date-value="2017-09-24" calcext:value-type="date">
            <text:p>9/24/17</text:p>
          </table:table-cell>
          <table:table-cell table:style-name="ce55" office:value-type="float" office:value="4.843541" calcext:value-type="float">
            <text:p>4.843541</text:p>
          </table:table-cell>
          <table:table-cell table:formula="of:=[.L19]+[.K20]" office:value-type="float" office:value="76.504914" calcext:value-type="float">
            <text:p>76.504914</text:p>
          </table:table-cell>
          <table:table-cell table:formula="of:=[.M19]+3.01" office:value-type="float" office:value="48.16" calcext:value-type="float">
            <text:p>48.16</text:p>
          </table:table-cell>
          <table:table-cell table:style-name="ce245" table:formula="of:=(0.0312039503*[.K20]^2)+0.2307524608*[.K20]+1.1730058735" office:value-type="float" office:value="3.02270610169971" calcext:value-type="float">
            <text:p>3.02</text:p>
          </table:table-cell>
          <table:table-cell table:style-name="ce250" table:formula="of:=[.O19]+[.N20]" office:value-type="float" office:value="47.8375118786506" calcext:value-type="float">
            <text:p>47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office:value-type="date" office:date-value="2017-10-01" calcext:value-type="date">
            <text:p>10/1/17</text:p>
          </table:table-cell>
          <table:table-cell office:value-type="float" office:value="4.854839" calcext:value-type="float">
            <text:p>4.854839</text:p>
          </table:table-cell>
          <table:table-cell table:style-name="ce32" table:formula="of:=[.V19]+[.U20]" office:value-type="float" office:value="76.931417" calcext:value-type="float">
            <text:p>76.931417</text:p>
          </table:table-cell>
          <table:table-cell table:style-name="ce32" table:formula="of:=[.W19]+3.01" office:value-type="float" office:value="48.16" calcext:value-type="float">
            <text:p>48.16</text:p>
          </table:table-cell>
          <table:table-cell table:style-name="ce38" table:formula="of:=(0.0312039503*[.U20]^2)+0.2307524608*[.U20]+1.1730058735" office:value-type="float" office:value="3.02873223151916" calcext:value-type="float">
            <text:p>3.03</text:p>
          </table:table-cell>
          <table:table-cell table:style-name="ce42" table:formula="of:=[.Y19]+[.X20]" office:value-type="float" office:value="48.063043292742" calcext:value-type="float">
            <text:p>48.1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number-columns-repeated="2"/>
          <table:table-cell table:style-name="ce236" office:value-type="date" office:date-value="2017-10-20" calcext:value-type="date">
            <text:p>10/20/17</text:p>
          </table:table-cell>
          <table:table-cell office:value-type="float" office:value="4.702114" calcext:value-type="float">
            <text:p>4.702114</text:p>
          </table:table-cell>
          <table:table-cell table:formula="of:=[.AF19]+[.AE20]" office:value-type="float" office:value="76.154774" calcext:value-type="float">
            <text:p>76.154774</text:p>
          </table:table-cell>
          <table:table-cell table:formula="of:=[.AG19]+3.01" office:value-type="float" office:value="48.16" calcext:value-type="float">
            <text:p>48.16</text:p>
          </table:table-cell>
          <table:table-cell table:style-name="ce245" table:formula="of:=(0.0312039503*[.AE20]^2)+0.2307524608*[.AE20]+1.1730058735" office:value-type="float" office:value="2.94794572395824" calcext:value-type="float">
            <text:p>2.95</text:p>
          </table:table-cell>
          <table:table-cell table:style-name="ce250" table:formula="of:=[.AI19]+[.AH20]" office:value-type="float" office:value="47.6522379813069" calcext:value-type="float">
            <text:p>47.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office:value-type="date" office:date-value="2017-10-30" calcext:value-type="date">
            <text:p>10/30/17</text:p>
          </table:table-cell>
          <table:table-cell table:style-name="ce75" table:formula="of:=['LB 2017'.B85]" office:value-type="float" office:value="4.712623" calcext:value-type="float">
            <text:p>4.712623</text:p>
          </table:table-cell>
          <table:table-cell table:style-name="ce42" table:formula="of:=[.AP19]+[.AO20]" office:value-type="float" office:value="75.583999" calcext:value-type="float">
            <text:p>75.6</text:p>
          </table:table-cell>
          <table:table-cell table:style-name="ce32" table:formula="of:=[.AQ19]+3.01" office:value-type="float" office:value="48.16" calcext:value-type="float">
            <text:p>48.16</text:p>
          </table:table-cell>
          <table:table-cell table:style-name="ce38" table:formula="of:=(0.0312039503*[.AO20]^2)+0.2307524608*[.AO20]+1.1730058735" office:value-type="float" office:value="2.95345800390873" calcext:value-type="float">
            <text:p>2.95</text:p>
          </table:table-cell>
          <table:table-cell table:style-name="ce42" table:formula="of:=[.AS19]+[.AR20]" office:value-type="float" office:value="47.3513696494295" calcext:value-type="float">
            <text:p>47.4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number-columns-repeated="976"/>
        </table:table-row>
        <table:table-row table:style-name="ro2">
          <table:table-cell table:style-name="ce30" office:value-type="date" office:date-value="2017-09-20" calcext:value-type="date">
            <text:p>9/20/17</text:p>
          </table:table-cell>
          <table:table-cell table:style-name="ce35" office:value-type="float" office:value="4.76811" calcext:value-type="float">
            <text:p>4.76811</text:p>
          </table:table-cell>
          <table:table-cell table:style-name="ce35" table:formula="of:=[.C20]+[.B21]" office:value-type="float" office:value="80.936381" calcext:value-type="float">
            <text:p>80.936381</text:p>
          </table:table-cell>
          <table:table-cell table:style-name="ce35" table:formula="of:=[.D20]+3.01" office:value-type="float" office:value="51.17" calcext:value-type="float">
            <text:p>51.17</text:p>
          </table:table-cell>
          <table:table-cell table:style-name="ce40" table:formula="of:=(0.0312039503*[.B21]^2)+0.2307524608*[.B21]+1.1730058735" office:value-type="float" office:value="2.98267683566331" calcext:value-type="float">
            <text:p>2.98</text:p>
          </table:table-cell>
          <table:table-cell table:style-name="ce44" table:formula="of:=[.F20]+[.E21]" office:value-type="float" office:value="50.6425648732917" calcext:value-type="float">
            <text:p>50.6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office:value-type="string" calcext:value-type="string">
            <text:p>Hefðum átt að taka sýni</text:p>
          </table:table-cell>
          <table:table-cell table:style-name="ce237" office:value-type="date" office:date-value="2017-09-25" calcext:value-type="date">
            <text:p>9/25/17</text:p>
          </table:table-cell>
          <table:table-cell table:style-name="ce238" office:value-type="float" office:value="4.821234" calcext:value-type="float">
            <text:p>4.821234</text:p>
          </table:table-cell>
          <table:table-cell table:style-name="ce238" table:formula="of:=[.L20]+[.K21]" office:value-type="float" office:value="81.326148" calcext:value-type="float">
            <text:p>81.326148</text:p>
          </table:table-cell>
          <table:table-cell table:style-name="ce238" table:formula="of:=[.M20]+3.01" office:value-type="float" office:value="51.17" calcext:value-type="float">
            <text:p>51.17</text:p>
          </table:table-cell>
          <table:table-cell table:style-name="ce247" table:formula="of:=(0.0312039503*[.K21]^2)+0.2307524608*[.K21]+1.1730058735" office:value-type="float" office:value="3.01083138026217" calcext:value-type="float">
            <text:p>3.01</text:p>
          </table:table-cell>
          <table:table-cell table:style-name="ce252" table:formula="of:=[.O20]+[.N21]" office:value-type="float" office:value="50.8483432589127" calcext:value-type="float">
            <text:p>50.8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Sýni tekin ~5 af hverju </text:p>
          </table:table-cell>
          <table:table-cell/>
          <table:table-cell table:style-name="ce237" office:value-type="date" office:date-value="2017-10-02" calcext:value-type="date">
            <text:p>10/2/17</text:p>
          </table:table-cell>
          <table:table-cell office:value-type="float" office:value="4.833117" calcext:value-type="float">
            <text:p>4.833117</text:p>
          </table:table-cell>
          <table:table-cell table:style-name="ce238" table:formula="of:=[.V20]+[.U21]" office:value-type="float" office:value="81.764534" calcext:value-type="float">
            <text:p>81.764534</text:p>
          </table:table-cell>
          <table:table-cell table:style-name="ce238" table:formula="of:=[.W20]+3.01" office:value-type="float" office:value="51.17" calcext:value-type="float">
            <text:p>51.17</text:p>
          </table:table-cell>
          <table:table-cell table:style-name="ce247" table:formula="of:=(0.0312039503*[.U21]^2)+0.2307524608*[.U21]+1.1730058735" office:value-type="float" office:value="3.01715321171426" calcext:value-type="float">
            <text:p>3.02</text:p>
          </table:table-cell>
          <table:table-cell table:style-name="ce252" table:formula="of:=[.Y20]+[.X21]" office:value-type="float" office:value="51.0801965044562" calcext:value-type="float">
            <text:p>51.1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table:number-columns-repeated="2"/>
          <table:table-cell table:style-name="ce168" office:value-type="date" office:date-value="2017-10-21" calcext:value-type="date">
            <text:p>10/21/17</text:p>
          </table:table-cell>
          <table:table-cell table:style-name="ce74" office:value-type="float" office:value="4.666737" calcext:value-type="float">
            <text:p>4.666737</text:p>
          </table:table-cell>
          <table:table-cell table:style-name="ce74" table:formula="of:=[.AF20]+[.AE21]" office:value-type="float" office:value="80.821511" calcext:value-type="float">
            <text:p>80.821511</text:p>
          </table:table-cell>
          <table:table-cell table:style-name="ce74" table:formula="of:=[.AG20]+3.01" office:value-type="float" office:value="51.17" calcext:value-type="float">
            <text:p>51.17</text:p>
          </table:table-cell>
          <table:table-cell table:style-name="ce171" table:formula="of:=(0.0312039503*[.AE21]^2)+0.2307524608*[.AE21]+1.1730058735" office:value-type="float" office:value="2.92944009939281" calcext:value-type="float">
            <text:p>2.93</text:p>
          </table:table-cell>
          <table:table-cell table:style-name="ce172" table:formula="of:=[.AI20]+[.AH21]" office:value-type="float" office:value="50.5816780806997" calcext:value-type="float">
            <text:p>50.6</text:p>
          </table:table-cell>
          <table:table-cell table:style-name="ce74"/>
          <table:table-cell table:style-name="ce74" office:value-type="float" office:value="17" calcext:value-type="float">
            <text:p>17</text:p>
          </table:table-cell>
          <table:table-cell office:value-type="string" calcext:value-type="string">
            <text:p>Not sample</text:p>
          </table:table-cell>
          <table:table-cell/>
          <table:table-cell table:style-name="ce237" office:value-type="date" office:date-value="2017-10-31" calcext:value-type="date">
            <text:p>10/31/17</text:p>
          </table:table-cell>
          <table:table-cell table:style-name="ce76" table:formula="of:=['LB 2017'.B86]" office:value-type="float" office:value="4.744958" calcext:value-type="float">
            <text:p>4.744958</text:p>
          </table:table-cell>
          <table:table-cell table:style-name="ce252" table:formula="of:=[.AP20]+[.AO21]" office:value-type="float" office:value="80.328957" calcext:value-type="float">
            <text:p>80.3</text:p>
          </table:table-cell>
          <table:table-cell table:style-name="ce238" table:formula="of:=[.AQ20]+3.01" office:value-type="float" office:value="51.17" calcext:value-type="float">
            <text:p>51.17</text:p>
          </table:table-cell>
          <table:table-cell table:style-name="ce247" table:formula="of:=(0.0312039503*[.AO21]^2)+0.2307524608*[.AO21]+1.1730058735" office:value-type="float" office:value="2.97046189228044" calcext:value-type="float">
            <text:p>2.97</text:p>
          </table:table-cell>
          <table:table-cell table:style-name="ce252" table:formula="of:=[.AS20]+[.AR21]" office:value-type="float" office:value="50.32183154171" calcext:value-type="float">
            <text:p>50.3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Sampled 17SB35 (10 eggs each in RNAlater and EtOH)</text:p>
          </table:table-cell>
          <table:table-cell table:number-columns-repeated="4"/>
          <table:table-cell office:value-type="string" calcext:value-type="string">
            <text:p>50 eggs in total in E+5</text:p>
          </table:table-cell>
          <table:table-cell table:number-columns-repeated="970"/>
        </table:table-row>
        <table:table-row table:style-name="ro2">
          <table:table-cell table:style-name="ce237" office:value-type="date" office:date-value="2017-09-21" calcext:value-type="date">
            <text:p>9/21/17</text:p>
          </table:table-cell>
          <table:table-cell table:style-name="ce238" office:value-type="float" office:value="4.770864" calcext:value-type="float">
            <text:p>4.770864</text:p>
          </table:table-cell>
          <table:table-cell table:style-name="ce238" table:formula="of:=[.C21]+[.B22]" office:value-type="float" office:value="85.707245" calcext:value-type="float">
            <text:p>85.707245</text:p>
          </table:table-cell>
          <table:table-cell table:style-name="ce238" table:formula="of:=[.D21]+3.01" office:value-type="float" office:value="54.18" calcext:value-type="float">
            <text:p>54.18</text:p>
          </table:table-cell>
          <table:table-cell table:style-name="ce247" table:formula="of:=(0.0312039503*[.B22]^2)+0.2307524608*[.B22]+1.1730058735" office:value-type="float" office:value="2.98413206614921" calcext:value-type="float">
            <text:p>2.98</text:p>
          </table:table-cell>
          <table:table-cell table:style-name="ce252" table:formula="of:=[.F21]+[.E22]" office:value-type="float" office:value="53.6266969394409" calcext:value-type="float">
            <text:p>53.6</text:p>
          </table:table-cell>
          <table:table-cell table:style-name="ce238"/>
          <table:table-cell table:style-name="ce238" office:value-type="float" office:value="18" calcext:value-type="float">
            <text:p>18</text:p>
          </table:table-cell>
          <table:table-cell office:value-type="string" calcext:value-type="string">
            <text:p>Sýni: 8 af 17SB1 7 af 17SB2 í EtOH og RNAl</text:p>
          </table:table-cell>
          <table:table-cell table:style-name="ce236" office:value-type="date" office:date-value="2017-09-26" calcext:value-type="date">
            <text:p>9/26/17</text:p>
          </table:table-cell>
          <table:table-cell office:value-type="float" office:value="4.837014" calcext:value-type="float">
            <text:p>4.837014</text:p>
          </table:table-cell>
          <table:table-cell table:formula="of:=[.L21]+[.K22]" office:value-type="float" office:value="86.163162" calcext:value-type="float">
            <text:p>86.163162</text:p>
          </table:table-cell>
          <table:table-cell table:formula="of:=[.M21]+3.01" office:value-type="float" office:value="54.18" calcext:value-type="float">
            <text:p>54.18</text:p>
          </table:table-cell>
          <table:table-cell table:style-name="ce245" table:formula="of:=(0.0312039503*[.K22]^2)+0.2307524608*[.K22]+1.1730058735" office:value-type="float" office:value="3.0192283593349" calcext:value-type="float">
            <text:p>3.02</text:p>
          </table:table-cell>
          <table:table-cell table:style-name="ce250" table:formula="of:=[.O21]+[.N22]" office:value-type="float" office:value="53.8675716182476" calcext:value-type="float">
            <text:p>53.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7SB3-6 í EtOH og RNAl</text:p>
          </table:table-cell>
          <table:table-cell/>
          <table:table-cell table:style-name="ce28" office:value-type="date" office:date-value="2017-10-03" calcext:value-type="date">
            <text:p>10/3/17</text:p>
          </table:table-cell>
          <table:table-cell office:value-type="float" office:value="4.814867" calcext:value-type="float">
            <text:p>4.814867</text:p>
          </table:table-cell>
          <table:table-cell table:style-name="ce32" table:formula="of:=[.V21]+[.U22]" office:value-type="float" office:value="86.579401" calcext:value-type="float">
            <text:p>86.579401</text:p>
          </table:table-cell>
          <table:table-cell table:style-name="ce32" table:formula="of:=[.W21]+3.01" office:value-type="float" office:value="54.18" calcext:value-type="float">
            <text:p>54.18</text:p>
          </table:table-cell>
          <table:table-cell table:style-name="ce38" table:formula="of:=(0.0312039503*[.U22]^2)+0.2307524608*[.U22]+1.1730058735" office:value-type="float" office:value="3.00744772166319" calcext:value-type="float">
            <text:p>3.01</text:p>
          </table:table-cell>
          <table:table-cell table:style-name="ce42" table:formula="of:=[.Y21]+[.X22]" office:value-type="float" office:value="54.0876442261194" calcext:value-type="float">
            <text:p>54.1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table:number-columns-repeated="2"/>
          <table:table-cell table:style-name="ce236"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formula="of:=[.AF21]+[.AE22]" office:value-type="float" office:value="85.493623" calcext:value-type="float">
            <text:p>85.493623</text:p>
          </table:table-cell>
          <table:table-cell table:formula="of:=[.AG21]+3.01" office:value-type="float" office:value="54.18" calcext:value-type="float">
            <text:p>54.18</text:p>
          </table:table-cell>
          <table:table-cell table:style-name="ce245" table:formula="of:=(0.0312039503*[.AE22]^2)+0.2307524608*[.AE22]+1.1730058735" office:value-type="float" office:value="2.93224671713741" calcext:value-type="float">
            <text:p>2.93</text:p>
          </table:table-cell>
          <table:table-cell table:style-name="ce250" table:formula="of:=[.AI21]+[.AH22]" office:value-type="float" office:value="53.5139247978371" calcext:value-type="float">
            <text:p>53.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office:value-type="date" office:date-value="2017-11-01" calcext:value-type="date">
            <text:p>11/1/17</text:p>
          </table:table-cell>
          <table:table-cell table:style-name="ce75" table:formula="of:=['LB 2017'.B87]" office:value-type="float" office:value="4.696126" calcext:value-type="float">
            <text:p>4.696126</text:p>
          </table:table-cell>
          <table:table-cell table:style-name="ce42" table:formula="of:=[.AP21]+[.AO22]" office:value-type="float" office:value="85.025083" calcext:value-type="float">
            <text:p>85.0</text:p>
          </table:table-cell>
          <table:table-cell table:style-name="ce32" table:formula="of:=[.AQ21]+3.01" office:value-type="float" office:value="54.18" calcext:value-type="float">
            <text:p>54.18</text:p>
          </table:table-cell>
          <table:table-cell table:style-name="ce38" table:formula="of:=(0.0312039503*[.AO22]^2)+0.2307524608*[.AO22]+1.1730058735" office:value-type="float" office:value="2.94480792408633" calcext:value-type="float">
            <text:p>2.94</text:p>
          </table:table-cell>
          <table:table-cell table:style-name="ce42" table:formula="of:=[.AS21]+[.AR22]" office:value-type="float" office:value="53.2666394657963" calcext:value-type="float">
            <text:p>53.3</text:p>
          </table:table-cell>
          <table:table-cell table:style-name="ce32"/>
          <table:table-cell table:style-name="ce32" office:value-type="float" office:value="18" calcext:value-type="float">
            <text:p>18</text:p>
          </table:table-cell>
          <table:table-cell office:value-type="string" calcext:value-type="string">
            <text:p>and 17SB36 (in E/R 5 each) --- Discard the cross was unfertilized</text:p>
          </table:table-cell>
          <table:table-cell table:number-columns-repeated="4"/>
          <table:table-cell office:value-type="string" calcext:value-type="string">
            <text:p>many probably unfertilized</text:p>
          </table:table-cell>
          <table:table-cell table:number-columns-repeated="970"/>
        </table:table-row>
        <table:table-row table:style-name="ro2">
          <table:table-cell table:style-name="ce236" office:value-type="date" office:date-value="2017-09-22" calcext:value-type="date">
            <text:p>9/22/17</text:p>
          </table:table-cell>
          <table:table-cell table:style-name="ce51" office:value-type="float" office:value="4.779937" calcext:value-type="float">
            <text:p>4.779937</text:p>
          </table:table-cell>
          <table:table-cell table:formula="of:=[.C22]+[.B23]" office:value-type="float" office:value="90.487182" calcext:value-type="float">
            <text:p>90.487182</text:p>
          </table:table-cell>
          <table:table-cell table:formula="of:=[.D22]+3.01" office:value-type="float" office:value="57.19" calcext:value-type="float">
            <text:p>57.19</text:p>
          </table:table-cell>
          <table:table-cell table:style-name="ce245" table:formula="of:=(0.0312039503*[.B23]^2)+0.2307524608*[.B23]+1.1730058735" office:value-type="float" office:value="2.98892964336215" calcext:value-type="float">
            <text:p>2.99</text:p>
          </table:table-cell>
          <table:table-cell table:style-name="ce250" table:formula="of:=[.F22]+[.E23]" office:value-type="float" office:value="56.615626582803" calcext:value-type="float">
            <text:p>56.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36" office:value-type="date" office:date-value="2017-09-27" calcext:value-type="date">
            <text:p>9/27/17</text:p>
          </table:table-cell>
          <table:table-cell office:value-type="float" office:value="4.841681" calcext:value-type="float">
            <text:p>4.841681</text:p>
          </table:table-cell>
          <table:table-cell table:formula="of:=[.L22]+[.K23]" office:value-type="float" office:value="91.004843" calcext:value-type="float">
            <text:p>91.004843</text:p>
          </table:table-cell>
          <table:table-cell table:formula="of:=[.M22]+3.01" office:value-type="float" office:value="57.19" calcext:value-type="float">
            <text:p>57.19</text:p>
          </table:table-cell>
          <table:table-cell table:style-name="ce245" table:formula="of:=(0.0312039503*[.K23]^2)+0.2307524608*[.K23]+1.1730058735" office:value-type="float" office:value="3.02171477815679" calcext:value-type="float">
            <text:p>3.02</text:p>
          </table:table-cell>
          <table:table-cell table:style-name="ce250" table:formula="of:=[.O22]+[.N23]" office:value-type="float" office:value="56.8892863964044" calcext:value-type="float">
            <text:p>56.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15" office:value-type="string" calcext:value-type="string">
            <text:p><text:s/></text:p>
          </table:table-cell>
          <table:table-cell/>
          <table:table-cell table:style-name="ce28" office:value-type="date" office:date-value="2017-10-04" calcext:value-type="date">
            <text:p>10/4/17</text:p>
          </table:table-cell>
          <table:table-cell office:value-type="float" office:value="4.809496" calcext:value-type="float">
            <text:p>4.809496</text:p>
          </table:table-cell>
          <table:table-cell table:style-name="ce32" table:formula="of:=[.V22]+[.U23]" office:value-type="float" office:value="91.388897" calcext:value-type="float">
            <text:p>91.388897</text:p>
          </table:table-cell>
          <table:table-cell table:style-name="ce32" table:formula="of:=[.W22]+3.01" office:value-type="float" office:value="57.19" calcext:value-type="float">
            <text:p>57.19</text:p>
          </table:table-cell>
          <table:table-cell table:style-name="ce38" table:formula="of:=(0.0312039503*[.U23]^2)+0.2307524608*[.U23]+1.1730058735" office:value-type="float" office:value="3.00459534144094" calcext:value-type="float">
            <text:p>3.00</text:p>
          </table:table-cell>
          <table:table-cell table:style-name="ce42" table:formula="of:=[.Y22]+[.X23]" office:value-type="float" office:value="57.0922395675604" calcext:value-type="float">
            <text:p>57.1</text:p>
          </table:table-cell>
          <table:table-cell table:style-name="ce32"/>
          <table:table-cell table:style-name="ce32" office:value-type="float" office:value="19" calcext:value-type="float">
            <text:p>19</text:p>
          </table:table-cell>
          <table:table-cell table:number-columns-repeated="2"/>
          <table:table-cell table:style-name="ce236" office:value-type="date" office:date-value="2017-10-23" calcext:value-type="date">
            <text:p>10/23/17</text:p>
          </table:table-cell>
          <table:table-cell office:value-type="float" office:value="4.790855" calcext:value-type="float">
            <text:p>4.790855</text:p>
          </table:table-cell>
          <table:table-cell table:formula="of:=[.AF22]+[.AE23]" office:value-type="float" office:value="90.284478" calcext:value-type="float">
            <text:p>90.284478</text:p>
          </table:table-cell>
          <table:table-cell table:formula="of:=[.AG22]+3.01" office:value-type="float" office:value="57.19" calcext:value-type="float">
            <text:p>57.19</text:p>
          </table:table-cell>
          <table:table-cell table:style-name="ce245" table:formula="of:=(0.0312039503*[.AE23]^2)+0.2307524608*[.AE23]+1.1730058735" office:value-type="float" office:value="2.99470962141159" calcext:value-type="float">
            <text:p>2.99</text:p>
          </table:table-cell>
          <table:table-cell table:style-name="ce250" table:formula="of:=[.AI22]+[.AH23]" office:value-type="float" office:value="56.5086344192487" calcext:value-type="float">
            <text:p>56.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style-name="ce28" office:value-type="date" office:date-value="2017-11-02" calcext:value-type="date">
            <text:p>11/2/17</text:p>
          </table:table-cell>
          <table:table-cell table:style-name="ce75" table:formula="of:=['LB 2017'.B88]" office:value-type="float" office:value="4.682611" calcext:value-type="float">
            <text:p>4.682611</text:p>
          </table:table-cell>
          <table:table-cell table:style-name="ce42" table:formula="of:=[.AP22]+[.AO23]" office:value-type="float" office:value="89.707694" calcext:value-type="float">
            <text:p>89.7</text:p>
          </table:table-cell>
          <table:table-cell table:style-name="ce32" table:formula="of:=[.AQ22]+3.01" office:value-type="float" office:value="57.19" calcext:value-type="float">
            <text:p>57.19</text:p>
          </table:table-cell>
          <table:table-cell table:style-name="ce38" table:formula="of:=(0.0312039503*[.AO23]^2)+0.2307524608*[.AO23]+1.1730058735" office:value-type="float" office:value="2.93773409059044" calcext:value-type="float">
            <text:p>2.94</text:p>
          </table:table-cell>
          <table:table-cell table:style-name="ce42" table:formula="of:=[.AS22]+[.AR23]" office:value-type="float" office:value="56.2043735563867" calcext:value-type="float">
            <text:p>56.2</text:p>
          </table:table-cell>
          <table:table-cell table:style-name="ce32"/>
          <table:table-cell table:style-name="ce3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Discard 17SB36 samples =&gt; 45</text:p>
          </table:table-cell>
          <table:table-cell table:number-columns-repeated="970"/>
        </table:table-row>
        <table:table-row table:style-name="ro2">
          <table:table-cell table:style-name="ce236" office:value-type="date" office:date-value="2017-09-23" calcext:value-type="date">
            <text:p>9/23/17</text:p>
          </table:table-cell>
          <table:table-cell table:style-name="ce51" office:value-type="float" office:value="4.81915" calcext:value-type="float">
            <text:p>4.81915</text:p>
          </table:table-cell>
          <table:table-cell table:formula="of:=[.C23]+[.B24]" office:value-type="float" office:value="95.306332" calcext:value-type="float">
            <text:p>95.306332</text:p>
          </table:table-cell>
          <table:table-cell table:formula="of:=[.D23]+3.01" office:value-type="float" office:value="60.2" calcext:value-type="float">
            <text:p>60.2</text:p>
          </table:table-cell>
          <table:table-cell table:style-name="ce245" table:formula="of:=(0.0312039503*[.B24]^2)+0.2307524608*[.B24]+1.1730058735" office:value-type="float" office:value="3.00972358729014" calcext:value-type="float">
            <text:p>3.01</text:p>
          </table:table-cell>
          <table:table-cell table:style-name="ce250" table:formula="of:=[.F23]+[.E24]" office:value-type="float" office:value="59.6253501700931" calcext:value-type="float">
            <text:p>59.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36" office:value-type="date" office:date-value="2017-09-28" calcext:value-type="date">
            <text:p>9/28/17</text:p>
          </table:table-cell>
          <table:table-cell office:value-type="float" office:value="4.809748" calcext:value-type="float">
            <text:p>4.809748</text:p>
          </table:table-cell>
          <table:table-cell table:formula="of:=[.L23]+[.K24]" office:value-type="float" office:value="95.814591" calcext:value-type="float">
            <text:p>95.814591</text:p>
          </table:table-cell>
          <table:table-cell table:formula="of:=[.M23]+3.01" office:value-type="float" office:value="60.2" calcext:value-type="float">
            <text:p>60.2</text:p>
          </table:table-cell>
          <table:table-cell table:style-name="ce245" table:formula="of:=(0.0312039503*[.K24]^2)+0.2307524608*[.K24]+1.1730058735" office:value-type="float" office:value="3.00472913098081" calcext:value-type="float">
            <text:p>3.00</text:p>
          </table:table-cell>
          <table:table-cell table:style-name="ce250" table:formula="of:=[.O23]+[.N24]" office:value-type="float" office:value="59.8940155273852" calcext:value-type="float">
            <text:p>59.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office:value-type="date" office:date-value="2017-10-05" calcext:value-type="date">
            <text:p>10/5/17</text:p>
          </table:table-cell>
          <table:table-cell office:value-type="float" office:value="4.792725" calcext:value-type="float">
            <text:p>4.792725</text:p>
          </table:table-cell>
          <table:table-cell table:style-name="ce32" table:formula="of:=[.V23]+[.U24]" office:value-type="float" office:value="96.181622" calcext:value-type="float">
            <text:p>96.181622</text:p>
          </table:table-cell>
          <table:table-cell table:style-name="ce32" table:formula="of:=[.W23]+3.01" office:value-type="float" office:value="60.2" calcext:value-type="float">
            <text:p>60.2</text:p>
          </table:table-cell>
          <table:table-cell table:style-name="ce38" table:formula="of:=(0.0312039503*[.U24]^2)+0.2307524608*[.U24]+1.1730058735" office:value-type="float" office:value="2.9957003436993" calcext:value-type="float">
            <text:p>3.00</text:p>
          </table:table-cell>
          <table:table-cell table:style-name="ce42" table:formula="of:=[.Y23]+[.X24]" office:value-type="float" office:value="60.0879399112597" calcext:value-type="float">
            <text:p>60.1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number-columns-repeated="2"/>
          <table:table-cell table:style-name="ce236"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formula="of:=[.AF23]+[.AE24]" office:value-type="float" office:value="95.010536" calcext:value-type="float">
            <text:p>95.010536</text:p>
          </table:table-cell>
          <table:table-cell table:formula="of:=[.AG23]+3.01" office:value-type="float" office:value="60.2" calcext:value-type="float">
            <text:p>60.2</text:p>
          </table:table-cell>
          <table:table-cell table:style-name="ce245" table:formula="of:=(0.0312039503*[.AE24]^2)+0.2307524608*[.AE24]+1.1730058735" office:value-type="float" office:value="2.96051509494404" calcext:value-type="float">
            <text:p>2.96</text:p>
          </table:table-cell>
          <table:table-cell table:style-name="ce250" table:formula="of:=[.AI23]+[.AH24]" office:value-type="float" office:value="59.4691495141927" calcext:value-type="float">
            <text:p>59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office:value-type="date" office:date-value="2017-11-03" calcext:value-type="date">
            <text:p>11/3/17</text:p>
          </table:table-cell>
          <table:table-cell table:style-name="ce75" table:formula="of:=['LB 2017'.B89]" office:value-type="float" office:value="4.67228" calcext:value-type="float">
            <text:p>4.67228</text:p>
          </table:table-cell>
          <table:table-cell table:style-name="ce42" table:formula="of:=[.AP23]+[.AO24]" office:value-type="float" office:value="94.379974" calcext:value-type="float">
            <text:p>94.4</text:p>
          </table:table-cell>
          <table:table-cell table:style-name="ce32" table:formula="of:=[.AQ23]+3.01" office:value-type="float" office:value="60.2" calcext:value-type="float">
            <text:p>60.2</text:p>
          </table:table-cell>
          <table:table-cell table:style-name="ce38" table:formula="of:=(0.0312039503*[.AO24]^2)+0.2307524608*[.AO24]+1.1730058735" office:value-type="float" office:value="2.93233446931734" calcext:value-type="float">
            <text:p>2.93</text:p>
          </table:table-cell>
          <table:table-cell table:style-name="ce42" table:formula="of:=[.AS23]+[.AR24]" office:value-type="float" office:value="59.1367080257041" calcext:value-type="float">
            <text:p>59.1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24" calcext:value-type="date">
            <text:p>9/24/17</text:p>
          </table:table-cell>
          <table:table-cell table:style-name="ce55" office:value-type="float" office:value="4.843541" calcext:value-type="float">
            <text:p>4.843541</text:p>
          </table:table-cell>
          <table:table-cell table:formula="of:=[.C24]+[.B25]" office:value-type="float" office:value="100.149873" calcext:value-type="float">
            <text:p>100.149873</text:p>
          </table:table-cell>
          <table:table-cell table:formula="of:=[.D24]+3.01" office:value-type="float" office:value="63.21" calcext:value-type="float">
            <text:p>63.21</text:p>
          </table:table-cell>
          <table:table-cell table:style-name="ce245" table:formula="of:=(0.0312039503*[.B25]^2)+0.2307524608*[.B25]+1.1730058735" office:value-type="float" office:value="3.02270610169971" calcext:value-type="float">
            <text:p>3.02</text:p>
          </table:table-cell>
          <table:table-cell table:style-name="ce250" table:formula="of:=[.F24]+[.E25]" office:value-type="float" office:value="62.6480562717929" calcext:value-type="float">
            <text:p>62.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36" office:value-type="date" office:date-value="2017-09-29" calcext:value-type="date">
            <text:p>9/29/17</text:p>
          </table:table-cell>
          <table:table-cell office:value-type="float" office:value="4.79232" calcext:value-type="float">
            <text:p>4.79232</text:p>
          </table:table-cell>
          <table:table-cell table:formula="of:=[.L24]+[.K25]" office:value-type="float" office:value="100.606911" calcext:value-type="float">
            <text:p>100.606911</text:p>
          </table:table-cell>
          <table:table-cell table:formula="of:=[.M24]+3.01" office:value-type="float" office:value="63.21" calcext:value-type="float">
            <text:p>63.21</text:p>
          </table:table-cell>
          <table:table-cell table:style-name="ce245" table:formula="of:=(0.0312039503*[.K25]^2)+0.2307524608*[.K25]+1.1730058735" office:value-type="float" office:value="2.99548575698922" calcext:value-type="float">
            <text:p>3.00</text:p>
          </table:table-cell>
          <table:table-cell table:style-name="ce250" table:formula="of:=[.O24]+[.N25]" office:value-type="float" office:value="62.8895012843744" calcext:value-type="float">
            <text:p>62.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ce28" office:value-type="date" office:date-value="2017-10-06" calcext:value-type="date">
            <text:p>10/6/17</text:p>
          </table:table-cell>
          <table:table-cell office:value-type="float" office:value="4.787731" calcext:value-type="float">
            <text:p>4.787731</text:p>
          </table:table-cell>
          <table:table-cell table:style-name="ce32" table:formula="of:=[.V24]+[.U25]" office:value-type="float" office:value="100.969353" calcext:value-type="float">
            <text:p>100.969353</text:p>
          </table:table-cell>
          <table:table-cell table:style-name="ce32" table:formula="of:=[.W24]+3.01" office:value-type="float" office:value="63.21" calcext:value-type="float">
            <text:p>63.21</text:p>
          </table:table-cell>
          <table:table-cell table:style-name="ce38" table:formula="of:=(0.0312039503*[.U25]^2)+0.2307524608*[.U25]+1.1730058735" office:value-type="float" office:value="2.99305501923413" calcext:value-type="float">
            <text:p>2.99</text:p>
          </table:table-cell>
          <table:table-cell table:style-name="ce42" table:formula="of:=[.Y24]+[.X25]" office:value-type="float" office:value="63.0809949304938" calcext:value-type="float">
            <text:p>63.1</text:p>
          </table:table-cell>
          <table:table-cell table:style-name="ce32"/>
          <table:table-cell table:style-name="ce32" office:value-type="float" office:value="21" calcext:value-type="float">
            <text:p>21</text:p>
          </table:table-cell>
          <table:table-cell table:number-columns-repeated="2"/>
          <table:table-cell table:style-name="ce236"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formula="of:=[.AF24]+[.AE25]" office:value-type="float" office:value="99.755624" calcext:value-type="float">
            <text:p>99.755624</text:p>
          </table:table-cell>
          <table:table-cell table:formula="of:=[.AG24]+3.01" office:value-type="float" office:value="63.21" calcext:value-type="float">
            <text:p>63.21</text:p>
          </table:table-cell>
          <table:table-cell table:style-name="ce245" table:formula="of:=(0.0312039503*[.AE25]^2)+0.2307524608*[.AE25]+1.1730058735" office:value-type="float" office:value="2.97053038660043" calcext:value-type="float">
            <text:p>2.97</text:p>
          </table:table-cell>
          <table:table-cell table:style-name="ce250" table:formula="of:=[.AI24]+[.AH25]" office:value-type="float" office:value="62.4396799007931" calcext:value-type="float">
            <text:p>62.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ce28" office:value-type="date" office:date-value="2017-11-04" calcext:value-type="date">
            <text:p>11/4/17</text:p>
          </table:table-cell>
          <table:table-cell table:style-name="ce75" table:formula="of:=['LB 2017'.B90]" office:value-type="float" office:value="4.647424" calcext:value-type="float">
            <text:p>4.647424</text:p>
          </table:table-cell>
          <table:table-cell table:style-name="ce42" table:formula="of:=[.AP24]+[.AO25]" office:value-type="float" office:value="99.027398" calcext:value-type="float">
            <text:p>99.0</text:p>
          </table:table-cell>
          <table:table-cell table:style-name="ce32" table:formula="of:=[.AQ24]+3.01" office:value-type="float" office:value="63.21" calcext:value-type="float">
            <text:p>63.21</text:p>
          </table:table-cell>
          <table:table-cell table:style-name="ce38" table:formula="of:=(0.0312039503*[.AO25]^2)+0.2307524608*[.AO25]+1.1730058735" office:value-type="float" office:value="2.91937047350861" calcext:value-type="float">
            <text:p>2.92</text:p>
          </table:table-cell>
          <table:table-cell table:style-name="ce42" table:formula="of:=[.AS24]+[.AR25]" office:value-type="float" office:value="62.0560784992127" calcext:value-type="float">
            <text:p>62.1</text:p>
          </table:table-cell>
          <table:table-cell table:style-name="ce32"/>
          <table:table-cell table:style-name="ce32" office:value-type="float" office:value="21" calcext:value-type="float">
            <text:p>21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25" calcext:value-type="date">
            <text:p>9/25/17</text:p>
          </table:table-cell>
          <table:table-cell office:value-type="float" office:value="4.821234" calcext:value-type="float">
            <text:p>4.821234</text:p>
          </table:table-cell>
          <table:table-cell table:formula="of:=[.C25]+[.B26]" office:value-type="float" office:value="104.971107" calcext:value-type="float">
            <text:p>104.971107</text:p>
          </table:table-cell>
          <table:table-cell table:formula="of:=[.D25]+3.01" office:value-type="float" office:value="66.22" calcext:value-type="float">
            <text:p>66.22</text:p>
          </table:table-cell>
          <table:table-cell table:style-name="ce245" table:formula="of:=(0.0312039503*[.B26]^2)+0.2307524608*[.B26]+1.1730058735" office:value-type="float" office:value="3.01083138026217" calcext:value-type="float">
            <text:p>3.01</text:p>
          </table:table-cell>
          <table:table-cell table:style-name="ce250" table:formula="of:=[.F25]+[.E26]" office:value-type="float" office:value="65.658887652055" calcext:value-type="float">
            <text:p>65.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36" office:value-type="date" office:date-value="2017-09-30" calcext:value-type="date">
            <text:p>9/30/17</text:p>
          </table:table-cell>
          <table:table-cell office:value-type="float" office:value="4.83966" calcext:value-type="float">
            <text:p>4.83966</text:p>
          </table:table-cell>
          <table:table-cell table:formula="of:=[.L25]+[.K26]" office:value-type="float" office:value="105.446571" calcext:value-type="float">
            <text:p>105.446571</text:p>
          </table:table-cell>
          <table:table-cell table:formula="of:=[.M25]+3.01" office:value-type="float" office:value="66.22" calcext:value-type="float">
            <text:p>66.22</text:p>
          </table:table-cell>
          <table:table-cell table:style-name="ce245" table:formula="of:=(0.0312039503*[.K26]^2)+0.2307524608*[.K26]+1.1730058735" office:value-type="float" office:value="3.02063789124896" calcext:value-type="float">
            <text:p>3.02</text:p>
          </table:table-cell>
          <table:table-cell table:style-name="ce250" table:formula="of:=[.O25]+[.N26]" office:value-type="float" office:value="65.9101391756234" calcext:value-type="float">
            <text:p>65.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ce28" office:value-type="date" office:date-value="2017-10-07" calcext:value-type="date">
            <text:p>10/7/17</text:p>
          </table:table-cell>
          <table:table-cell office:value-type="float" office:value="4.813077" calcext:value-type="float">
            <text:p>4.813077</text:p>
          </table:table-cell>
          <table:table-cell table:style-name="ce32" table:formula="of:=[.V25]+[.U26]" office:value-type="float" office:value="105.78243" calcext:value-type="float">
            <text:p>105.78243</text:p>
          </table:table-cell>
          <table:table-cell table:style-name="ce32" table:formula="of:=[.W25]+3.01" office:value-type="float" office:value="66.22" calcext:value-type="float">
            <text:p>66.22</text:p>
          </table:table-cell>
          <table:table-cell table:style-name="ce38" table:formula="of:=(0.0312039503*[.U26]^2)+0.2307524608*[.U26]+1.1730058735" office:value-type="float" office:value="3.0064969052623" calcext:value-type="float">
            <text:p>3.01</text:p>
          </table:table-cell>
          <table:table-cell table:style-name="ce42" table:formula="of:=[.Y25]+[.X26]" office:value-type="float" office:value="66.0874918357561" calcext:value-type="float">
            <text:p>66.1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number-columns-repeated="2"/>
          <table:table-cell table:style-name="ce236"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formula="of:=[.AF25]+[.AE26]" office:value-type="float" office:value="104.492002" calcext:value-type="float">
            <text:p>104.492002</text:p>
          </table:table-cell>
          <table:table-cell table:formula="of:=[.AG25]+3.01" office:value-type="float" office:value="66.22" calcext:value-type="float">
            <text:p>66.22</text:p>
          </table:table-cell>
          <table:table-cell table:style-name="ce245" table:formula="of:=(0.0312039503*[.AE26]^2)+0.2307524608*[.AE26]+1.1730058735" office:value-type="float" office:value="2.96594359908855" calcext:value-type="float">
            <text:p>2.97</text:p>
          </table:table-cell>
          <table:table-cell table:style-name="ce250" table:formula="of:=[.AI25]+[.AH26]" office:value-type="float" office:value="65.4056234998817" calcext:value-type="float">
            <text:p>65.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style-name="ce28" office:value-type="date" office:date-value="2017-11-05" calcext:value-type="date">
            <text:p>11/5/17</text:p>
          </table:table-cell>
          <table:table-cell table:style-name="ce75" table:formula="of:=['LB 2017'.B91]" office:value-type="float" office:value="4.647804" calcext:value-type="float">
            <text:p>4.647804</text:p>
          </table:table-cell>
          <table:table-cell table:style-name="ce42" table:formula="of:=[.AP25]+[.AO26]" office:value-type="float" office:value="103.675202" calcext:value-type="float">
            <text:p>103.7</text:p>
          </table:table-cell>
          <table:table-cell table:style-name="ce32" table:formula="of:=[.AQ25]+3.01" office:value-type="float" office:value="66.22" calcext:value-type="float">
            <text:p>66.22</text:p>
          </table:table-cell>
          <table:table-cell table:style-name="ce38" table:formula="of:=(0.0312039503*[.AO26]^2)+0.2307524608*[.AO26]+1.1730058735" office:value-type="float" office:value="2.91956837762008" calcext:value-type="float">
            <text:p>2.92</text:p>
          </table:table-cell>
          <table:table-cell table:style-name="ce42" table:formula="of:=[.AS25]+[.AR26]" office:value-type="float" office:value="64.9756468768327" calcext:value-type="float">
            <text:p>65.0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26" calcext:value-type="date">
            <text:p>9/26/17</text:p>
          </table:table-cell>
          <table:table-cell office:value-type="float" office:value="4.837014" calcext:value-type="float">
            <text:p>4.837014</text:p>
          </table:table-cell>
          <table:table-cell table:formula="of:=[.C26]+[.B27]" office:value-type="float" office:value="109.808121" calcext:value-type="float">
            <text:p>109.808121</text:p>
          </table:table-cell>
          <table:table-cell table:formula="of:=[.D26]+3.01" office:value-type="float" office:value="69.23" calcext:value-type="float">
            <text:p>69.23</text:p>
          </table:table-cell>
          <table:table-cell table:style-name="ce245" table:formula="of:=(0.0312039503*[.B27]^2)+0.2307524608*[.B27]+1.1730058735" office:value-type="float" office:value="3.0192283593349" calcext:value-type="float">
            <text:p>3.02</text:p>
          </table:table-cell>
          <table:table-cell table:style-name="ce250" table:formula="of:=[.F26]+[.E27]" office:value-type="float" office:value="68.6781160113899" calcext:value-type="float">
            <text:p>68.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36" office:value-type="date" office:date-value="2017-10-01" calcext:value-type="date">
            <text:p>10/1/17</text:p>
          </table:table-cell>
          <table:table-cell office:value-type="float" office:value="4.854839" calcext:value-type="float">
            <text:p>4.854839</text:p>
          </table:table-cell>
          <table:table-cell table:formula="of:=[.L26]+[.K27]" office:value-type="float" office:value="110.30141" calcext:value-type="float">
            <text:p>110.30141</text:p>
          </table:table-cell>
          <table:table-cell table:formula="of:=[.M26]+3.01" office:value-type="float" office:value="69.23" calcext:value-type="float">
            <text:p>69.23</text:p>
          </table:table-cell>
          <table:table-cell table:style-name="ce245" table:formula="of:=(0.0312039503*[.K27]^2)+0.2307524608*[.K27]+1.1730058735" office:value-type="float" office:value="3.02873223151916" calcext:value-type="float">
            <text:p>3.03</text:p>
          </table:table-cell>
          <table:table-cell table:style-name="ce250" table:formula="of:=[.O26]+[.N27]" office:value-type="float" office:value="68.9388714071426" calcext:value-type="float">
            <text:p>68.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28" office:value-type="date" office:date-value="2017-10-08" calcext:value-type="date">
            <text:p>10/8/17</text:p>
          </table:table-cell>
          <table:table-cell office:value-type="float" office:value="4.816906" calcext:value-type="float">
            <text:p>4.816906</text:p>
          </table:table-cell>
          <table:table-cell table:style-name="ce32" table:formula="of:=[.V26]+[.U27]" office:value-type="float" office:value="110.599336" calcext:value-type="float">
            <text:p>110.599336</text:p>
          </table:table-cell>
          <table:table-cell table:style-name="ce32" table:formula="of:=[.W26]+3.01" office:value-type="float" office:value="69.23" calcext:value-type="float">
            <text:p>69.23</text:p>
          </table:table-cell>
          <table:table-cell table:style-name="ce38" table:formula="of:=(0.0312039503*[.U27]^2)+0.2307524608*[.U27]+1.1730058735" office:value-type="float" office:value="3.00853104608802" calcext:value-type="float">
            <text:p>3.01</text:p>
          </table:table-cell>
          <table:table-cell table:style-name="ce42" table:formula="of:=[.Y26]+[.X27]" office:value-type="float" office:value="69.0960228818441" calcext:value-type="float">
            <text:p>69.1</text:p>
          </table:table-cell>
          <table:table-cell table:style-name="ce32"/>
          <table:table-cell table:style-name="ce32" office:value-type="float" office:value="23" calcext:value-type="float">
            <text:p>23</text:p>
          </table:table-cell>
          <table:table-cell table:number-columns-repeated="2"/>
          <table:table-cell table:style-name="ce236"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formula="of:=[.AF26]+[.AE27]" office:value-type="float" office:value="109.237079" calcext:value-type="float">
            <text:p>109.237079</text:p>
          </table:table-cell>
          <table:table-cell table:formula="of:=[.AG26]+3.01" office:value-type="float" office:value="69.23" calcext:value-type="float">
            <text:p>69.23</text:p>
          </table:table-cell>
          <table:table-cell table:style-name="ce245" table:formula="of:=(0.0312039503*[.AE27]^2)+0.2307524608*[.AE27]+1.1730058735" office:value-type="float" office:value="2.97052459088635" calcext:value-type="float">
            <text:p>2.97</text:p>
          </table:table-cell>
          <table:table-cell table:style-name="ce250" table:formula="of:=[.AI26]+[.AH27]" office:value-type="float" office:value="68.376148090768" calcext:value-type="float">
            <text:p>68.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28" office:value-type="date" office:date-value="2017-11-06" calcext:value-type="date">
            <text:p>11/6/17</text:p>
          </table:table-cell>
          <table:table-cell table:style-name="ce75" table:formula="of:=['LB 2017'.B92]" office:value-type="float" office:value="4.636866" calcext:value-type="float">
            <text:p>4.636866</text:p>
          </table:table-cell>
          <table:table-cell table:style-name="ce42" table:formula="of:=[.AP26]+[.AO27]" office:value-type="float" office:value="108.312068" calcext:value-type="float">
            <text:p>108.3</text:p>
          </table:table-cell>
          <table:table-cell table:style-name="ce32" table:formula="of:=[.AQ26]+3.01" office:value-type="float" office:value="69.23" calcext:value-type="float">
            <text:p>69.23</text:p>
          </table:table-cell>
          <table:table-cell table:style-name="ce38" table:formula="of:=(0.0312039503*[.AO27]^2)+0.2307524608*[.AO27]+1.1730058735" office:value-type="float" office:value="2.91387546754993" calcext:value-type="float">
            <text:p>2.91</text:p>
          </table:table-cell>
          <table:table-cell table:style-name="ce42" table:formula="of:=[.AS26]+[.AR27]" office:value-type="float" office:value="67.8895223443827" calcext:value-type="float">
            <text:p>67.9</text:p>
          </table:table-cell>
          <table:table-cell table:style-name="ce32"/>
          <table:table-cell table:style-name="ce32" office:value-type="float" office:value="23" calcext:value-type="float">
            <text:p>23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27" calcext:value-type="date">
            <text:p>9/27/17</text:p>
          </table:table-cell>
          <table:table-cell office:value-type="float" office:value="4.841681" calcext:value-type="float">
            <text:p>4.841681</text:p>
          </table:table-cell>
          <table:table-cell table:formula="of:=[.C27]+[.B28]" office:value-type="float" office:value="114.649802" calcext:value-type="float">
            <text:p>114.649802</text:p>
          </table:table-cell>
          <table:table-cell table:formula="of:=[.D27]+3.01" office:value-type="float" office:value="72.24" calcext:value-type="float">
            <text:p>72.24</text:p>
          </table:table-cell>
          <table:table-cell table:style-name="ce245" table:formula="of:=(0.0312039503*[.B28]^2)+0.2307524608*[.B28]+1.1730058735" office:value-type="float" office:value="3.02171477815679" calcext:value-type="float">
            <text:p>3.02</text:p>
          </table:table-cell>
          <table:table-cell table:style-name="ce250" table:formula="of:=[.F27]+[.E28]" office:value-type="float" office:value="71.6998307895467" calcext:value-type="float">
            <text:p>71.7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36" office:value-type="date" office:date-value="2017-10-02" calcext:value-type="date">
            <text:p>10/2/17</text:p>
          </table:table-cell>
          <table:table-cell office:value-type="float" office:value="4.833117" calcext:value-type="float">
            <text:p>4.833117</text:p>
          </table:table-cell>
          <table:table-cell table:formula="of:=[.L27]+[.K28]" office:value-type="float" office:value="115.134527" calcext:value-type="float">
            <text:p>115.134527</text:p>
          </table:table-cell>
          <table:table-cell table:formula="of:=[.M27]+3.01" office:value-type="float" office:value="72.24" calcext:value-type="float">
            <text:p>72.24</text:p>
          </table:table-cell>
          <table:table-cell table:style-name="ce245" table:formula="of:=(0.0312039503*[.K28]^2)+0.2307524608*[.K28]+1.1730058735" office:value-type="float" office:value="3.01715321171426" calcext:value-type="float">
            <text:p>3.02</text:p>
          </table:table-cell>
          <table:table-cell table:style-name="ce250" table:formula="of:=[.O27]+[.N28]" office:value-type="float" office:value="71.9560246188568" calcext:value-type="float">
            <text:p>72.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28" office:value-type="date" office:date-value="2017-10-09" calcext:value-type="date">
            <text:p>10/9/17</text:p>
          </table:table-cell>
          <table:table-cell office:value-type="float" office:value="4.799609" calcext:value-type="float">
            <text:p>4.799609</text:p>
          </table:table-cell>
          <table:table-cell table:style-name="ce32" table:formula="of:=[.V27]+[.U28]" office:value-type="float" office:value="115.398945" calcext:value-type="float">
            <text:p>115.398945</text:p>
          </table:table-cell>
          <table:table-cell table:style-name="ce32" table:formula="of:=[.W27]+3.01" office:value-type="float" office:value="72.24" calcext:value-type="float">
            <text:p>72.24</text:p>
          </table:table-cell>
          <table:table-cell table:style-name="ce38" table:formula="of:=(0.0312039503*[.U28]^2)+0.2307524608*[.U28]+1.1730058735" office:value-type="float" office:value="2.99934935366247" calcext:value-type="float">
            <text:p>3.00</text:p>
          </table:table-cell>
          <table:table-cell table:style-name="ce42" table:formula="of:=[.Y27]+[.X28]" office:value-type="float" office:value="72.0953722355066" calcext:value-type="float">
            <text:p>72.1</text:p>
          </table:table-cell>
          <table:table-cell table:style-name="ce32"/>
          <table:table-cell table:style-name="ce32" office:value-type="float" office:value="24" calcext:value-type="float">
            <text:p>24</text:p>
          </table:table-cell>
          <table:table-cell table:number-columns-repeated="2"/>
          <table:table-cell table:style-name="ce236" office:value-type="date" office:date-value="2017-10-28" calcext:value-type="date">
            <text:p>10/28/17</text:p>
          </table:table-cell>
          <table:table-cell office:value-type="float" office:value="4.749785" calcext:value-type="float">
            <text:p>4.749785</text:p>
          </table:table-cell>
          <table:table-cell table:formula="of:=[.AF27]+[.AE28]" office:value-type="float" office:value="113.986864" calcext:value-type="float">
            <text:p>113.986864</text:p>
          </table:table-cell>
          <table:table-cell table:formula="of:=[.AG27]+3.01" office:value-type="float" office:value="72.24" calcext:value-type="float">
            <text:p>72.24</text:p>
          </table:table-cell>
          <table:table-cell table:style-name="ce245" table:formula="of:=(0.0312039503*[.AE28]^2)+0.2307524608*[.AE28]+1.1730058735" office:value-type="float" office:value="2.97300584653859" calcext:value-type="float">
            <text:p>2.97</text:p>
          </table:table-cell>
          <table:table-cell table:style-name="ce250" table:formula="of:=[.AI27]+[.AH28]" office:value-type="float" office:value="71.3491539373066" calcext:value-type="float">
            <text:p>71.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28" office:value-type="date" office:date-value="2017-11-07" calcext:value-type="date">
            <text:p>11/7/17</text:p>
          </table:table-cell>
          <table:table-cell table:style-name="ce75" table:formula="of:=['LB 2017'.B93]" office:value-type="float" office:value="4.610637" calcext:value-type="float">
            <text:p>4.610637</text:p>
          </table:table-cell>
          <table:table-cell table:style-name="ce42" table:formula="of:=[.AP27]+[.AO28]" office:value-type="float" office:value="112.922705" calcext:value-type="float">
            <text:p>112.9</text:p>
          </table:table-cell>
          <table:table-cell table:style-name="ce32" table:formula="of:=[.AQ27]+3.01" office:value-type="float" office:value="72.24" calcext:value-type="float">
            <text:p>72.24</text:p>
          </table:table-cell>
          <table:table-cell table:style-name="ce38" table:formula="of:=(0.0312039503*[.AO28]^2)+0.2307524608*[.AO28]+1.1730058735" office:value-type="float" office:value="2.90025445710642" calcext:value-type="float">
            <text:p>2.90</text:p>
          </table:table-cell>
          <table:table-cell table:style-name="ce42" table:formula="of:=[.AS27]+[.AR28]" office:value-type="float" office:value="70.7897768014891" calcext:value-type="float">
            <text:p>70.8</text:p>
          </table:table-cell>
          <table:table-cell table:style-name="ce32"/>
          <table:table-cell table:style-name="ce32" office:value-type="float" office:value="24" calcext:value-type="float">
            <text:p>24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28" calcext:value-type="date">
            <text:p>9/28/17</text:p>
          </table:table-cell>
          <table:table-cell office:value-type="float" office:value="4.809748" calcext:value-type="float">
            <text:p>4.809748</text:p>
          </table:table-cell>
          <table:table-cell table:formula="of:=[.C28]+[.B29]" office:value-type="float" office:value="119.45955" calcext:value-type="float">
            <text:p>119.45955</text:p>
          </table:table-cell>
          <table:table-cell table:formula="of:=[.D28]+3.01" office:value-type="float" office:value="75.25" calcext:value-type="float">
            <text:p>75.25</text:p>
          </table:table-cell>
          <table:table-cell table:style-name="ce245" table:formula="of:=(0.0312039503*[.B29]^2)+0.2307524608*[.B29]+1.1730058735" office:value-type="float" office:value="3.00472913098081" calcext:value-type="float">
            <text:p>3.00</text:p>
          </table:table-cell>
          <table:table-cell table:style-name="ce250" table:formula="of:=[.F28]+[.E29]" office:value-type="float" office:value="74.7045599205275" calcext:value-type="float">
            <text:p>74.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36" office:value-type="date" office:date-value="2017-10-03" calcext:value-type="date">
            <text:p>10/3/17</text:p>
          </table:table-cell>
          <table:table-cell office:value-type="float" office:value="4.814867" calcext:value-type="float">
            <text:p>4.814867</text:p>
          </table:table-cell>
          <table:table-cell table:formula="of:=[.L28]+[.K29]" office:value-type="float" office:value="119.949394" calcext:value-type="float">
            <text:p>119.949394</text:p>
          </table:table-cell>
          <table:table-cell table:formula="of:=[.M28]+3.01" office:value-type="float" office:value="75.25" calcext:value-type="float">
            <text:p>75.25</text:p>
          </table:table-cell>
          <table:table-cell table:style-name="ce245" table:formula="of:=(0.0312039503*[.K29]^2)+0.2307524608*[.K29]+1.1730058735" office:value-type="float" office:value="3.00744772166319" calcext:value-type="float">
            <text:p>3.01</text:p>
          </table:table-cell>
          <table:table-cell table:style-name="ce250" table:formula="of:=[.O28]+[.N29]" office:value-type="float" office:value="74.96347234052" calcext:value-type="float">
            <text:p>75.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28" office:value-type="date" office:date-value="2017-10-10" calcext:value-type="date">
            <text:p>10/10/17</text:p>
          </table:table-cell>
          <table:table-cell office:value-type="float" office:value="4.772646" calcext:value-type="float">
            <text:p>4.772646</text:p>
          </table:table-cell>
          <table:table-cell table:style-name="ce32" table:formula="of:=[.V28]+[.U29]" office:value-type="float" office:value="120.171591" calcext:value-type="float">
            <text:p>120.171591</text:p>
          </table:table-cell>
          <table:table-cell table:style-name="ce32" table:formula="of:=[.W28]+3.01" office:value-type="float" office:value="75.25" calcext:value-type="float">
            <text:p>75.25</text:p>
          </table:table-cell>
          <table:table-cell table:style-name="ce38" table:formula="of:=(0.0312039503*[.U29]^2)+0.2307524608*[.U29]+1.1730058735" office:value-type="float" office:value="2.98507393810165" calcext:value-type="float">
            <text:p>2.99</text:p>
          </table:table-cell>
          <table:table-cell table:style-name="ce42" table:formula="of:=[.Y28]+[.X29]" office:value-type="float" office:value="75.0804461736082" calcext:value-type="float">
            <text:p>75.1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number-columns-repeated="2"/>
          <table:table-cell table:style-name="ce236" office:value-type="date" office:date-value="2017-10-29" calcext:value-type="date">
            <text:p>10/29/17</text:p>
          </table:table-cell>
          <table:table-cell table:style-name="ce54" table:formula="of:=['LB 2017'.B84]" office:value-type="float" office:value="4.708391" calcext:value-type="float">
            <text:p>4.708391</text:p>
          </table:table-cell>
          <table:table-cell table:formula="of:=[.AF28]+[.AE29]" office:value-type="float" office:value="118.695255" calcext:value-type="float">
            <text:p>118.695255</text:p>
          </table:table-cell>
          <table:table-cell table:formula="of:=[.AG28]+3.01" office:value-type="float" office:value="75.25" calcext:value-type="float">
            <text:p>75.25</text:p>
          </table:table-cell>
          <table:table-cell table:style-name="ce245" table:formula="of:=(0.0312039503*[.AE29]^2)+0.2307524608*[.AE29]+1.1730058735" office:value-type="float" office:value="2.95123736638229" calcext:value-type="float">
            <text:p>2.95</text:p>
          </table:table-cell>
          <table:table-cell table:style-name="ce250" table:formula="of:=[.AI28]+[.AH29]" office:value-type="float" office:value="74.3003913036889" calcext:value-type="float">
            <text:p>74.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28" office:value-type="date" office:date-value="2017-11-08" calcext:value-type="date">
            <text:p>11/8/17</text:p>
          </table:table-cell>
          <table:table-cell table:style-name="ce75" table:formula="of:=['LB 2017'.B94]" office:value-type="float" office:value="4.656367" calcext:value-type="float">
            <text:p>4.656367</text:p>
          </table:table-cell>
          <table:table-cell table:style-name="ce42" table:formula="of:=[.AP28]+[.AO29]" office:value-type="float" office:value="117.579072" calcext:value-type="float">
            <text:p>117.6</text:p>
          </table:table-cell>
          <table:table-cell table:style-name="ce32" table:formula="of:=[.AQ28]+3.01" office:value-type="float" office:value="75.25" calcext:value-type="float">
            <text:p>75.25</text:p>
          </table:table-cell>
          <table:table-cell table:style-name="ce38" table:formula="of:=(0.0312039503*[.AO29]^2)+0.2307524608*[.AO29]+1.1730058735" office:value-type="float" office:value="2.92403038009641" calcext:value-type="float">
            <text:p>2.92</text:p>
          </table:table-cell>
          <table:table-cell table:style-name="ce42" table:formula="of:=[.AS28]+[.AR29]" office:value-type="float" office:value="73.7138071815855" calcext:value-type="float">
            <text:p>73.7</text:p>
          </table:table-cell>
          <table:table-cell table:style-name="ce32"/>
          <table:table-cell table:style-name="ce32" office:value-type="float" office:value="25" calcext:value-type="float">
            <text:p>25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29" calcext:value-type="date">
            <text:p>9/29/17</text:p>
          </table:table-cell>
          <table:table-cell office:value-type="float" office:value="4.79232" calcext:value-type="float">
            <text:p>4.79232</text:p>
          </table:table-cell>
          <table:table-cell table:formula="of:=[.C29]+[.B30]" office:value-type="float" office:value="124.25187" calcext:value-type="float">
            <text:p>124.25187</text:p>
          </table:table-cell>
          <table:table-cell table:formula="of:=[.D29]+3.01" office:value-type="float" office:value="78.26" calcext:value-type="float">
            <text:p>78.26</text:p>
          </table:table-cell>
          <table:table-cell table:style-name="ce245" table:formula="of:=(0.0312039503*[.B30]^2)+0.2307524608*[.B30]+1.1730058735" office:value-type="float" office:value="2.99548575698922" calcext:value-type="float">
            <text:p>3.00</text:p>
          </table:table-cell>
          <table:table-cell table:style-name="ce250" table:formula="of:=[.F29]+[.E30]" office:value-type="float" office:value="77.7000456775167" calcext:value-type="float">
            <text:p>77.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36" office:value-type="date" office:date-value="2017-10-04" calcext:value-type="date">
            <text:p>10/4/17</text:p>
          </table:table-cell>
          <table:table-cell office:value-type="float" office:value="4.809496" calcext:value-type="float">
            <text:p>4.809496</text:p>
          </table:table-cell>
          <table:table-cell table:formula="of:=[.L29]+[.K30]" office:value-type="float" office:value="124.75889" calcext:value-type="float">
            <text:p>124.75889</text:p>
          </table:table-cell>
          <table:table-cell table:formula="of:=[.M29]+3.01" office:value-type="float" office:value="78.26" calcext:value-type="float">
            <text:p>78.26</text:p>
          </table:table-cell>
          <table:table-cell table:style-name="ce245" table:formula="of:=(0.0312039503*[.K30]^2)+0.2307524608*[.K30]+1.1730058735" office:value-type="float" office:value="3.00459534144094" calcext:value-type="float">
            <text:p>3.00</text:p>
          </table:table-cell>
          <table:table-cell table:style-name="ce250" table:formula="of:=[.O29]+[.N30]" office:value-type="float" office:value="77.9680676819609" calcext:value-type="float">
            <text:p>78.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style-name="ce28"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style-name="ce32" table:formula="of:=[.V29]+[.U30]" office:value-type="float" office:value="124.944636" calcext:value-type="float">
            <text:p>124.944636</text:p>
          </table:table-cell>
          <table:table-cell table:style-name="ce32" table:formula="of:=[.W29]+3.01" office:value-type="float" office:value="78.26" calcext:value-type="float">
            <text:p>78.26</text:p>
          </table:table-cell>
          <table:table-cell table:style-name="ce38" table:formula="of:=(0.0312039503*[.U30]^2)+0.2307524608*[.U30]+1.1730058735" office:value-type="float" office:value="2.98528485577726" calcext:value-type="float">
            <text:p>2.99</text:p>
          </table:table-cell>
          <table:table-cell table:style-name="ce42" table:formula="of:=[.Y29]+[.X30]" office:value-type="float" office:value="78.0657310293855" calcext:value-type="float">
            <text:p>78.1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number-columns-repeated="2"/>
          <table:table-cell table:style-name="ce236" office:value-type="date" office:date-value="2017-10-30" calcext:value-type="date">
            <text:p>10/30/17</text:p>
          </table:table-cell>
          <table:table-cell table:style-name="ce54" table:formula="of:=['LB 2017'.B85]" office:value-type="float" office:value="4.712623" calcext:value-type="float">
            <text:p>4.712623</text:p>
          </table:table-cell>
          <table:table-cell table:formula="of:=[.AF29]+[.AE30]" office:value-type="float" office:value="123.407878" calcext:value-type="float">
            <text:p>123.407878</text:p>
          </table:table-cell>
          <table:table-cell table:formula="of:=[.AG29]+3.01" office:value-type="float" office:value="78.26" calcext:value-type="float">
            <text:p>78.26</text:p>
          </table:table-cell>
          <table:table-cell table:style-name="ce245" table:formula="of:=(0.0312039503*[.AE30]^2)+0.2307524608*[.AE30]+1.1730058735" office:value-type="float" office:value="2.95345800390873" calcext:value-type="float">
            <text:p>2.95</text:p>
          </table:table-cell>
          <table:table-cell table:style-name="ce250" table:formula="of:=[.AI29]+[.AH30]" office:value-type="float" office:value="77.2538493075976" calcext:value-type="float">
            <text:p>77.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style-name="ce28" office:value-type="date" office:date-value="2017-11-09" calcext:value-type="date">
            <text:p>11/9/17</text:p>
          </table:table-cell>
          <table:table-cell table:style-name="ce75" table:formula="of:=['LB 2017'.B95]" office:value-type="float" office:value="4.635779" calcext:value-type="float">
            <text:p>4.635779</text:p>
          </table:table-cell>
          <table:table-cell table:style-name="ce42" table:formula="of:=[.AP29]+[.AO30]" office:value-type="float" office:value="122.214851" calcext:value-type="float">
            <text:p>122.2</text:p>
          </table:table-cell>
          <table:table-cell table:style-name="ce32" table:formula="of:=[.AQ29]+3.01" office:value-type="float" office:value="78.26" calcext:value-type="float">
            <text:p>78.26</text:p>
          </table:table-cell>
          <table:table-cell table:style-name="ce38" table:formula="of:=(0.0312039503*[.AO30]^2)+0.2307524608*[.AO30]+1.1730058735" office:value-type="float" office:value="2.91331012361694" calcext:value-type="float">
            <text:p>2.91</text:p>
          </table:table-cell>
          <table:table-cell table:style-name="ce42" table:formula="of:=[.AS29]+[.AR30]" office:value-type="float" office:value="76.6271173052024" calcext:value-type="float">
            <text:p>76.6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09-30" calcext:value-type="date">
            <text:p>9/30/17</text:p>
          </table:table-cell>
          <table:table-cell office:value-type="float" office:value="4.83966" calcext:value-type="float">
            <text:p>4.83966</text:p>
          </table:table-cell>
          <table:table-cell table:formula="of:=[.C30]+[.B31]" office:value-type="float" office:value="129.09153" calcext:value-type="float">
            <text:p>129.09153</text:p>
          </table:table-cell>
          <table:table-cell table:formula="of:=[.D30]+3.01" office:value-type="float" office:value="81.27" calcext:value-type="float">
            <text:p>81.27</text:p>
          </table:table-cell>
          <table:table-cell table:style-name="ce245" table:formula="of:=(0.0312039503*[.B31]^2)+0.2307524608*[.B31]+1.1730058735" office:value-type="float" office:value="3.02063789124896" calcext:value-type="float">
            <text:p>3.02</text:p>
          </table:table-cell>
          <table:table-cell table:style-name="ce250" table:formula="of:=[.F30]+[.E31]" office:value-type="float" office:value="80.7206835687657" calcext:value-type="float">
            <text:p>80.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236" office:value-type="date" office:date-value="2017-10-05" calcext:value-type="date">
            <text:p>10/5/17</text:p>
          </table:table-cell>
          <table:table-cell office:value-type="float" office:value="4.792725" calcext:value-type="float">
            <text:p>4.792725</text:p>
          </table:table-cell>
          <table:table-cell table:formula="of:=[.L30]+[.K31]" office:value-type="float" office:value="129.551615" calcext:value-type="float">
            <text:p>129.551615</text:p>
          </table:table-cell>
          <table:table-cell table:formula="of:=[.M30]+3.01" office:value-type="float" office:value="81.27" calcext:value-type="float">
            <text:p>81.27</text:p>
          </table:table-cell>
          <table:table-cell table:style-name="ce245" table:formula="of:=(0.0312039503*[.K31]^2)+0.2307524608*[.K31]+1.1730058735" office:value-type="float" office:value="2.9957003436993" calcext:value-type="float">
            <text:p>3.00</text:p>
          </table:table-cell>
          <table:table-cell table:style-name="ce250" table:formula="of:=[.O30]+[.N31]" office:value-type="float" office:value="80.9637680256602" calcext:value-type="float">
            <text:p>81.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style-name="ce28" office:value-type="date" office:date-value="2017-10-12" calcext:value-type="date">
            <text:p>10/12/17</text:p>
          </table:table-cell>
          <table:table-cell table:style-name="ce55" office:value-type="float" office:value="4.792827" calcext:value-type="float">
            <text:p>4.792827</text:p>
          </table:table-cell>
          <table:table-cell table:style-name="ce32" table:formula="of:=[.V30]+[.U31]" office:value-type="float" office:value="129.737463" calcext:value-type="float">
            <text:p>129.737463</text:p>
          </table:table-cell>
          <table:table-cell table:style-name="ce32" table:formula="of:=[.W30]+3.01" office:value-type="float" office:value="81.27" calcext:value-type="float">
            <text:p>81.27</text:p>
          </table:table-cell>
          <table:table-cell table:style-name="ce38" table:formula="of:=(0.0312039503*[.U31]^2)+0.2307524608*[.U31]+1.1730058735" office:value-type="float" office:value="2.9957543893733" calcext:value-type="float">
            <text:p>3.00</text:p>
          </table:table-cell>
          <table:table-cell table:style-name="ce42" table:formula="of:=[.Y30]+[.X31]" office:value-type="float" office:value="81.0614854187588" calcext:value-type="float">
            <text:p>81.1</text:p>
          </table:table-cell>
          <table:table-cell table:style-name="ce32"/>
          <table:table-cell table:style-name="ce32" office:value-type="float" office:value="27" calcext:value-type="float">
            <text:p>27</text:p>
          </table:table-cell>
          <table:table-cell table:number-columns-repeated="2"/>
          <table:table-cell table:style-name="ce236" office:value-type="date" office:date-value="2017-10-31" calcext:value-type="date">
            <text:p>10/31/17</text:p>
          </table:table-cell>
          <table:table-cell table:style-name="ce54" table:formula="of:=['LB 2017'.B86]" office:value-type="float" office:value="4.744958" calcext:value-type="float">
            <text:p>4.744958</text:p>
          </table:table-cell>
          <table:table-cell table:formula="of:=[.AF30]+[.AE31]" office:value-type="float" office:value="128.152836" calcext:value-type="float">
            <text:p>128.152836</text:p>
          </table:table-cell>
          <table:table-cell table:formula="of:=[.AG30]+3.01" office:value-type="float" office:value="81.27" calcext:value-type="float">
            <text:p>81.27</text:p>
          </table:table-cell>
          <table:table-cell table:style-name="ce245" table:formula="of:=(0.0312039503*[.AE31]^2)+0.2307524608*[.AE31]+1.1730058735" office:value-type="float" office:value="2.97046189228044" calcext:value-type="float">
            <text:p>2.97</text:p>
          </table:table-cell>
          <table:table-cell table:style-name="ce250" table:formula="of:=[.AI30]+[.AH31]" office:value-type="float" office:value="80.2243111998781" calcext:value-type="float">
            <text:p>80.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style-name="ce28" office:value-type="date" office:date-value="2017-11-10" calcext:value-type="date">
            <text:p>11/10/17</text:p>
          </table:table-cell>
          <table:table-cell table:style-name="ce75" table:formula="of:=['LB 2017'.B96]" office:value-type="float" office:value="4.630158" calcext:value-type="float">
            <text:p>4.630158</text:p>
          </table:table-cell>
          <table:table-cell table:style-name="ce42" table:formula="of:=[.AP30]+[.AO31]" office:value-type="float" office:value="126.845009" calcext:value-type="float">
            <text:p>126.8</text:p>
          </table:table-cell>
          <table:table-cell table:style-name="ce32" table:formula="of:=[.AQ30]+3.01" office:value-type="float" office:value="81.27" calcext:value-type="float">
            <text:p>81.27</text:p>
          </table:table-cell>
          <table:table-cell table:style-name="ce38" table:formula="of:=(0.0312039503*[.AO31]^2)+0.2307524608*[.AO31]+1.1730058735" office:value-type="float" office:value="2.91038784273346" calcext:value-type="float">
            <text:p>2.91</text:p>
          </table:table-cell>
          <table:table-cell table:style-name="ce42" table:formula="of:=[.AS30]+[.AR31]" office:value-type="float" office:value="79.5375051479359" calcext:value-type="float">
            <text:p>79.5</text:p>
          </table:table-cell>
          <table:table-cell table:style-name="ce32"/>
          <table:table-cell table:style-name="ce32" office:value-type="float" office:value="27" calcext:value-type="float">
            <text:p>2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01" calcext:value-type="date">
            <text:p>10/1/17</text:p>
          </table:table-cell>
          <table:table-cell office:value-type="float" office:value="4.854839" calcext:value-type="float">
            <text:p>4.854839</text:p>
          </table:table-cell>
          <table:table-cell table:formula="of:=[.C31]+[.B32]" office:value-type="float" office:value="133.946369" calcext:value-type="float">
            <text:p>133.946369</text:p>
          </table:table-cell>
          <table:table-cell table:formula="of:=[.D31]+3.01" office:value-type="float" office:value="84.28" calcext:value-type="float">
            <text:p>84.28</text:p>
          </table:table-cell>
          <table:table-cell table:style-name="ce245" table:formula="of:=(0.0312039503*[.B32]^2)+0.2307524608*[.B32]+1.1730058735" office:value-type="float" office:value="3.02873223151916" calcext:value-type="float">
            <text:p>3.03</text:p>
          </table:table-cell>
          <table:table-cell table:style-name="ce250" table:formula="of:=[.F31]+[.E32]" office:value-type="float" office:value="83.7494158002849" calcext:value-type="float">
            <text:p>83.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36" office:value-type="date" office:date-value="2017-10-06" calcext:value-type="date">
            <text:p>10/6/17</text:p>
          </table:table-cell>
          <table:table-cell office:value-type="float" office:value="4.787731" calcext:value-type="float">
            <text:p>4.787731</text:p>
          </table:table-cell>
          <table:table-cell table:formula="of:=[.L31]+[.K32]" office:value-type="float" office:value="134.339346" calcext:value-type="float">
            <text:p>134.339346</text:p>
          </table:table-cell>
          <table:table-cell table:formula="of:=[.M31]+3.01" office:value-type="float" office:value="84.28" calcext:value-type="float">
            <text:p>84.28</text:p>
          </table:table-cell>
          <table:table-cell table:style-name="ce245" table:formula="of:=(0.0312039503*[.K32]^2)+0.2307524608*[.K32]+1.1730058735" office:value-type="float" office:value="2.99305501923413" calcext:value-type="float">
            <text:p>2.99</text:p>
          </table:table-cell>
          <table:table-cell table:style-name="ce250" table:formula="of:=[.O31]+[.N32]" office:value-type="float" office:value="83.9568230448944" calcext:value-type="float">
            <text:p>84.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style-name="ce28"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style-name="ce32" table:formula="of:=[.V31]+[.U32]" office:value-type="float" office:value="134.471878" calcext:value-type="float">
            <text:p>134.471878</text:p>
          </table:table-cell>
          <table:table-cell table:style-name="ce32" table:formula="of:=[.W31]+3.01" office:value-type="float" office:value="84.28" calcext:value-type="float">
            <text:p>84.28</text:p>
          </table:table-cell>
          <table:table-cell table:style-name="ce38" table:formula="of:=(0.0312039503*[.U32]^2)+0.2307524608*[.U32]+1.1730058735" office:value-type="float" office:value="2.96491051416756" calcext:value-type="float">
            <text:p>2.96</text:p>
          </table:table-cell>
          <table:table-cell table:style-name="ce42" table:formula="of:=[.Y31]+[.X32]" office:value-type="float" office:value="84.0263959329264" calcext:value-type="float">
            <text:p>84.0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number-columns-repeated="2"/>
          <table:table-cell table:style-name="ce236" office:value-type="date" office:date-value="2017-11-01" calcext:value-type="date">
            <text:p>11/1/17</text:p>
          </table:table-cell>
          <table:table-cell table:style-name="ce54" table:formula="of:=['LB 2017'.B87]" office:value-type="float" office:value="4.696126" calcext:value-type="float">
            <text:p>4.696126</text:p>
          </table:table-cell>
          <table:table-cell table:formula="of:=[.AF31]+[.AE32]" office:value-type="float" office:value="132.848962" calcext:value-type="float">
            <text:p>132.848962</text:p>
          </table:table-cell>
          <table:table-cell table:formula="of:=[.AG31]+3.01" office:value-type="float" office:value="84.28" calcext:value-type="float">
            <text:p>84.28</text:p>
          </table:table-cell>
          <table:table-cell table:style-name="ce245" table:formula="of:=(0.0312039503*[.AE32]^2)+0.2307524608*[.AE32]+1.1730058735" office:value-type="float" office:value="2.94480792408633" calcext:value-type="float">
            <text:p>2.94</text:p>
          </table:table-cell>
          <table:table-cell table:style-name="ce250" table:formula="of:=[.AI31]+[.AH32]" office:value-type="float" office:value="83.1691191239644" calcext:value-type="float">
            <text:p>83.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style-name="ce28" office:value-type="date" office:date-value="2017-11-11" calcext:value-type="date">
            <text:p>11/11/17</text:p>
          </table:table-cell>
          <table:table-cell table:style-name="ce75" table:formula="of:=['LB 2017'.B97]" office:value-type="float" office:value="4.622869" calcext:value-type="float">
            <text:p>4.622869</text:p>
          </table:table-cell>
          <table:table-cell table:style-name="ce42" table:formula="of:=[.AP31]+[.AO32]" office:value-type="float" office:value="131.467878" calcext:value-type="float">
            <text:p>131.5</text:p>
          </table:table-cell>
          <table:table-cell table:style-name="ce32" table:formula="of:=[.AQ31]+3.01" office:value-type="float" office:value="84.28" calcext:value-type="float">
            <text:p>84.28</text:p>
          </table:table-cell>
          <table:table-cell table:style-name="ce38" table:formula="of:=(0.0312039503*[.AO32]^2)+0.2307524608*[.AO32]+1.1730058735" office:value-type="float" office:value="2.90660132782681" calcext:value-type="float">
            <text:p>2.91</text:p>
          </table:table-cell>
          <table:table-cell table:style-name="ce42" table:formula="of:=[.AS31]+[.AR32]" office:value-type="float" office:value="82.4441064757627" calcext:value-type="float">
            <text:p>82.4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02" calcext:value-type="date">
            <text:p>10/2/17</text:p>
          </table:table-cell>
          <table:table-cell office:value-type="float" office:value="4.833117" calcext:value-type="float">
            <text:p>4.833117</text:p>
          </table:table-cell>
          <table:table-cell table:formula="of:=[.C32]+[.B33]" office:value-type="float" office:value="138.779486" calcext:value-type="float">
            <text:p>138.779486</text:p>
          </table:table-cell>
          <table:table-cell table:formula="of:=[.D32]+3.01" office:value-type="float" office:value="87.29" calcext:value-type="float">
            <text:p>87.29</text:p>
          </table:table-cell>
          <table:table-cell table:style-name="ce245" table:formula="of:=(0.0312039503*[.B33]^2)+0.2307524608*[.B33]+1.1730058735" office:value-type="float" office:value="3.01715321171426" calcext:value-type="float">
            <text:p>3.02</text:p>
          </table:table-cell>
          <table:table-cell table:style-name="ce250" table:formula="of:=[.F32]+[.E33]" office:value-type="float" office:value="86.7665690119991" calcext:value-type="float">
            <text:p>86.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236" office:value-type="date" office:date-value="2017-10-07" calcext:value-type="date">
            <text:p>10/7/17</text:p>
          </table:table-cell>
          <table:table-cell office:value-type="float" office:value="4.813077" calcext:value-type="float">
            <text:p>4.813077</text:p>
          </table:table-cell>
          <table:table-cell table:formula="of:=[.L32]+[.K33]" office:value-type="float" office:value="139.152423" calcext:value-type="float">
            <text:p>139.152423</text:p>
          </table:table-cell>
          <table:table-cell table:formula="of:=[.M32]+3.01" office:value-type="float" office:value="87.29" calcext:value-type="float">
            <text:p>87.29</text:p>
          </table:table-cell>
          <table:table-cell table:style-name="ce245" table:formula="of:=(0.0312039503*[.K33]^2)+0.2307524608*[.K33]+1.1730058735" office:value-type="float" office:value="3.0064969052623" calcext:value-type="float">
            <text:p>3.01</text:p>
          </table:table-cell>
          <table:table-cell table:style-name="ce250" table:formula="of:=[.O32]+[.N33]" office:value-type="float" office:value="86.9633199501567" calcext:value-type="float">
            <text:p>87.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ce28"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style-name="ce32" table:formula="of:=[.V32]+[.U33]" office:value-type="float" office:value="139.212776" calcext:value-type="float">
            <text:p>139.212776</text:p>
          </table:table-cell>
          <table:table-cell table:style-name="ce32" table:formula="of:=[.W32]+3.01" office:value-type="float" office:value="87.29" calcext:value-type="float">
            <text:p>87.29</text:p>
          </table:table-cell>
          <table:table-cell table:style-name="ce38" table:formula="of:=(0.0312039503*[.U33]^2)+0.2307524608*[.U33]+1.1730058735" office:value-type="float" office:value="2.96832329280213" calcext:value-type="float">
            <text:p>2.97</text:p>
          </table:table-cell>
          <table:table-cell table:style-name="ce42" table:formula="of:=[.Y32]+[.X33]" office:value-type="float" office:value="86.9947192257285" calcext:value-type="float">
            <text:p>87.0</text:p>
          </table:table-cell>
          <table:table-cell table:style-name="ce32"/>
          <table:table-cell table:style-name="ce32" office:value-type="float" office:value="29" calcext:value-type="float">
            <text:p>29</text:p>
          </table:table-cell>
          <table:table-cell table:number-columns-repeated="2"/>
          <table:table-cell table:style-name="ce236" office:value-type="date" office:date-value="2017-11-02" calcext:value-type="date">
            <text:p>11/2/17</text:p>
          </table:table-cell>
          <table:table-cell table:style-name="ce54" table:formula="of:=['LB 2017'.B88]" office:value-type="float" office:value="4.682611" calcext:value-type="float">
            <text:p>4.682611</text:p>
          </table:table-cell>
          <table:table-cell table:formula="of:=[.AF32]+[.AE33]" office:value-type="float" office:value="137.531573" calcext:value-type="float">
            <text:p>137.531573</text:p>
          </table:table-cell>
          <table:table-cell table:formula="of:=[.AG32]+3.01" office:value-type="float" office:value="87.29" calcext:value-type="float">
            <text:p>87.29</text:p>
          </table:table-cell>
          <table:table-cell table:style-name="ce245" table:formula="of:=(0.0312039503*[.AE33]^2)+0.2307524608*[.AE33]+1.1730058735" office:value-type="float" office:value="2.93773409059044" calcext:value-type="float">
            <text:p>2.94</text:p>
          </table:table-cell>
          <table:table-cell table:style-name="ce250" table:formula="of:=[.AI32]+[.AH33]" office:value-type="float" office:value="86.1068532145549" calcext:value-type="float">
            <text:p>86.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style-name="ce28" office:value-type="date" office:date-value="2017-11-12" calcext:value-type="date">
            <text:p>11/12/17</text:p>
          </table:table-cell>
          <table:table-cell table:style-name="ce75" table:formula="of:=['LB 2017'.B98]" office:value-type="float" office:value="4.61758" calcext:value-type="float">
            <text:p>4.61758</text:p>
          </table:table-cell>
          <table:table-cell table:style-name="ce42" table:formula="of:=[.AP32]+[.AO33]" office:value-type="float" office:value="136.085458" calcext:value-type="float">
            <text:p>136.1</text:p>
          </table:table-cell>
          <table:table-cell table:style-name="ce32" table:formula="of:=[.AQ32]+3.01" office:value-type="float" office:value="87.29" calcext:value-type="float">
            <text:p>87.29</text:p>
          </table:table-cell>
          <table:table-cell table:style-name="ce38" table:formula="of:=(0.0312039503*[.AO33]^2)+0.2307524608*[.AO33]+1.1730058735" office:value-type="float" office:value="2.90385585567513" calcext:value-type="float">
            <text:p>2.90</text:p>
          </table:table-cell>
          <table:table-cell table:style-name="ce42" table:formula="of:=[.AS32]+[.AR33]" office:value-type="float" office:value="85.3479623314378" calcext:value-type="float">
            <text:p>85.3</text:p>
          </table:table-cell>
          <table:table-cell table:style-name="ce32"/>
          <table:table-cell table:style-name="ce32" office:value-type="float" office:value="29" calcext:value-type="float">
            <text:p>29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03" calcext:value-type="date">
            <text:p>10/3/17</text:p>
          </table:table-cell>
          <table:table-cell office:value-type="float" office:value="4.814867" calcext:value-type="float">
            <text:p>4.814867</text:p>
          </table:table-cell>
          <table:table-cell table:formula="of:=[.C33]+[.B34]" office:value-type="float" office:value="143.594353" calcext:value-type="float">
            <text:p>143.594353</text:p>
          </table:table-cell>
          <table:table-cell table:formula="of:=[.D33]+3.01" office:value-type="float" office:value="90.3000000000001" calcext:value-type="float">
            <text:p>90.3000000000001</text:p>
          </table:table-cell>
          <table:table-cell table:style-name="ce245" table:formula="of:=(0.0312039503*[.B34]^2)+0.2307524608*[.B34]+1.1730058735" office:value-type="float" office:value="3.00744772166319" calcext:value-type="float">
            <text:p>3.01</text:p>
          </table:table-cell>
          <table:table-cell table:style-name="ce250" table:formula="of:=[.F33]+[.E34]" office:value-type="float" office:value="89.7740167336623" calcext:value-type="float">
            <text:p>89.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36" office:value-type="date" office:date-value="2017-10-08" calcext:value-type="date">
            <text:p>10/8/17</text:p>
          </table:table-cell>
          <table:table-cell office:value-type="float" office:value="4.816906" calcext:value-type="float">
            <text:p>4.816906</text:p>
          </table:table-cell>
          <table:table-cell table:formula="of:=[.L33]+[.K34]" office:value-type="float" office:value="143.969329" calcext:value-type="float">
            <text:p>143.969329</text:p>
          </table:table-cell>
          <table:table-cell table:formula="of:=[.M33]+3.01" office:value-type="float" office:value="90.3000000000001" calcext:value-type="float">
            <text:p>90.3000000000001</text:p>
          </table:table-cell>
          <table:table-cell table:style-name="ce245" table:formula="of:=(0.0312039503*[.K34]^2)+0.2307524608*[.K34]+1.1730058735" office:value-type="float" office:value="3.00853104608802" calcext:value-type="float">
            <text:p>3.01</text:p>
          </table:table-cell>
          <table:table-cell table:style-name="ce250" table:formula="of:=[.O33]+[.N34]" office:value-type="float" office:value="89.9718509962447" calcext:value-type="float">
            <text:p>90.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style-name="ce28" office:value-type="date" office:date-value="2017-10-15" calcext:value-type="date">
            <text:p>10/15/17</text:p>
          </table:table-cell>
          <table:table-cell table:style-name="ce54" office:value-type="float" office:value="4.738392" calcext:value-type="float">
            <text:p>4.738392</text:p>
          </table:table-cell>
          <table:table-cell table:style-name="ce32" table:formula="of:=[.V33]+[.U34]" office:value-type="float" office:value="143.951168" calcext:value-type="float">
            <text:p>143.951168</text:p>
          </table:table-cell>
          <table:table-cell table:style-name="ce32" table:formula="of:=[.W33]+3.01" office:value-type="float" office:value="90.3" calcext:value-type="float">
            <text:p>90.3</text:p>
          </table:table-cell>
          <table:table-cell table:style-name="ce38" table:formula="of:=(0.0312039503*[.U34]^2)+0.2307524608*[.U34]+1.1730058735" office:value-type="float" office:value="2.9670037741525" calcext:value-type="float">
            <text:p>2.97</text:p>
          </table:table-cell>
          <table:table-cell table:style-name="ce42" table:formula="of:=[.Y33]+[.X34]" office:value-type="float" office:value="89.961722999881" calcext:value-type="float">
            <text:p>90.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number-columns-repeated="2"/>
          <table:table-cell table:style-name="ce236" office:value-type="date" office:date-value="2017-11-03" calcext:value-type="date">
            <text:p>11/3/17</text:p>
          </table:table-cell>
          <table:table-cell table:style-name="ce54" table:formula="of:=['LB 2017'.B89]" office:value-type="float" office:value="4.67228" calcext:value-type="float">
            <text:p>4.67228</text:p>
          </table:table-cell>
          <table:table-cell table:formula="of:=[.AF33]+[.AE34]" office:value-type="float" office:value="142.203853" calcext:value-type="float">
            <text:p>142.203853</text:p>
          </table:table-cell>
          <table:table-cell table:formula="of:=[.AG33]+3.01" office:value-type="float" office:value="90.3000000000001" calcext:value-type="float">
            <text:p>90.3000000000001</text:p>
          </table:table-cell>
          <table:table-cell table:style-name="ce245" table:formula="of:=(0.0312039503*[.AE34]^2)+0.2307524608*[.AE34]+1.1730058735" office:value-type="float" office:value="2.93233446931734" calcext:value-type="float">
            <text:p>2.93</text:p>
          </table:table-cell>
          <table:table-cell table:style-name="ce250" table:formula="of:=[.AI33]+[.AH34]" office:value-type="float" office:value="89.0391876838722" calcext:value-type="float">
            <text:p>89.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style-name="ce28" office:value-type="date" office:date-value="2017-11-13" calcext:value-type="date">
            <text:p>11/13/17</text:p>
          </table:table-cell>
          <table:table-cell table:style-name="ce75" table:formula="of:=['LB 2017'.B99]" office:value-type="float" office:value="4.625172" calcext:value-type="float">
            <text:p>4.625172</text:p>
          </table:table-cell>
          <table:table-cell table:style-name="ce42" table:formula="of:=[.AP33]+[.AO34]" office:value-type="float" office:value="140.71063" calcext:value-type="float">
            <text:p>140.7</text:p>
          </table:table-cell>
          <table:table-cell table:style-name="ce32" table:formula="of:=[.AQ33]+3.01" office:value-type="float" office:value="90.3" calcext:value-type="float">
            <text:p>90.3</text:p>
          </table:table-cell>
          <table:table-cell table:style-name="ce38" table:formula="of:=(0.0312039503*[.AO34]^2)+0.2307524608*[.AO34]+1.1730058735" office:value-type="float" office:value="2.90779733991726" calcext:value-type="float">
            <text:p>2.91</text:p>
          </table:table-cell>
          <table:table-cell table:style-name="ce42" table:formula="of:=[.AS33]+[.AR34]" office:value-type="float" office:value="88.2557596713551" calcext:value-type="float">
            <text:p>88.3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04" calcext:value-type="date">
            <text:p>10/4/17</text:p>
          </table:table-cell>
          <table:table-cell office:value-type="float" office:value="4.809496" calcext:value-type="float">
            <text:p>4.809496</text:p>
          </table:table-cell>
          <table:table-cell table:formula="of:=[.C34]+[.B35]" office:value-type="float" office:value="148.403849" calcext:value-type="float">
            <text:p>148.403849</text:p>
          </table:table-cell>
          <table:table-cell table:formula="of:=[.D34]+3.01" office:value-type="float" office:value="93.3100000000001" calcext:value-type="float">
            <text:p>93.3100000000001</text:p>
          </table:table-cell>
          <table:table-cell table:style-name="ce245" table:formula="of:=(0.0312039503*[.B35]^2)+0.2307524608*[.B35]+1.1730058735" office:value-type="float" office:value="3.00459534144094" calcext:value-type="float">
            <text:p>3.00</text:p>
          </table:table-cell>
          <table:table-cell table:style-name="ce250" table:formula="of:=[.F34]+[.E35]" office:value-type="float" office:value="92.7786120751032" calcext:value-type="float">
            <text:p>92.8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236" office:value-type="date" office:date-value="2017-10-09" calcext:value-type="date">
            <text:p>10/9/17</text:p>
          </table:table-cell>
          <table:table-cell office:value-type="float" office:value="4.799609" calcext:value-type="float">
            <text:p>4.799609</text:p>
          </table:table-cell>
          <table:table-cell table:formula="of:=[.L34]+[.K35]" office:value-type="float" office:value="148.768938" calcext:value-type="float">
            <text:p>148.768938</text:p>
          </table:table-cell>
          <table:table-cell table:formula="of:=[.M34]+3.01" office:value-type="float" office:value="93.3100000000001" calcext:value-type="float">
            <text:p>93.3100000000001</text:p>
          </table:table-cell>
          <table:table-cell table:style-name="ce245" table:formula="of:=(0.0312039503*[.K35]^2)+0.2307524608*[.K35]+1.1730058735" office:value-type="float" office:value="2.99934935366247" calcext:value-type="float">
            <text:p>3.00</text:p>
          </table:table-cell>
          <table:table-cell table:style-name="ce250" table:formula="of:=[.O34]+[.N35]" office:value-type="float" office:value="92.9712003499072" calcext:value-type="float">
            <text:p>93.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28"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style-name="ce32" table:formula="of:=[.V34]+[.U35]" office:value-type="float" office:value="148.69074" calcext:value-type="float">
            <text:p>148.69074</text:p>
          </table:table-cell>
          <table:table-cell table:style-name="ce32" table:formula="of:=[.W34]+3.01" office:value-type="float" office:value="93.31" calcext:value-type="float">
            <text:p>93.31</text:p>
          </table:table-cell>
          <table:table-cell table:style-name="ce38" table:formula="of:=(0.0312039503*[.U35]^2)+0.2307524608*[.U35]+1.1730058735" office:value-type="float" office:value="2.96762504695902" calcext:value-type="float">
            <text:p>2.97</text:p>
          </table:table-cell>
          <table:table-cell table:style-name="ce42" table:formula="of:=[.Y34]+[.X35]" office:value-type="float" office:value="92.92934804684" calcext:value-type="float">
            <text:p>92.9</text:p>
          </table:table-cell>
          <table:table-cell table:style-name="ce32"/>
          <table:table-cell table:style-name="ce32" office:value-type="float" office:value="31" calcext:value-type="float">
            <text:p>31</text:p>
          </table:table-cell>
          <table:table-cell table:number-columns-repeated="2"/>
          <table:table-cell table:style-name="ce236" office:value-type="date" office:date-value="2017-11-04" calcext:value-type="date">
            <text:p>11/4/17</text:p>
          </table:table-cell>
          <table:table-cell table:style-name="ce54" table:formula="of:=['LB 2017'.B90]" office:value-type="float" office:value="4.647424" calcext:value-type="float">
            <text:p>4.647424</text:p>
          </table:table-cell>
          <table:table-cell table:formula="of:=[.AF34]+[.AE35]" office:value-type="float" office:value="146.851277" calcext:value-type="float">
            <text:p>146.851277</text:p>
          </table:table-cell>
          <table:table-cell table:formula="of:=[.AG34]+3.01" office:value-type="float" office:value="93.3100000000001" calcext:value-type="float">
            <text:p>93.3100000000001</text:p>
          </table:table-cell>
          <table:table-cell table:style-name="ce245" table:formula="of:=(0.0312039503*[.AE35]^2)+0.2307524608*[.AE35]+1.1730058735" office:value-type="float" office:value="2.91937047350861" calcext:value-type="float">
            <text:p>2.92</text:p>
          </table:table-cell>
          <table:table-cell table:style-name="ce250" table:formula="of:=[.AI34]+[.AH35]" office:value-type="float" office:value="91.9585581573808" calcext:value-type="float">
            <text:p>92.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28" office:value-type="date" office:date-value="2017-11-14" calcext:value-type="date">
            <text:p>11/14/17</text:p>
          </table:table-cell>
          <table:table-cell table:style-name="ce75" table:formula="of:=['LB 2017'.B100]" office:value-type="float" office:value="4.617337" calcext:value-type="float">
            <text:p>4.617337</text:p>
          </table:table-cell>
          <table:table-cell table:style-name="ce42" table:formula="of:=[.AP34]+[.AO35]" office:value-type="float" office:value="145.327967" calcext:value-type="float">
            <text:p>145.3</text:p>
          </table:table-cell>
          <table:table-cell table:style-name="ce32" table:formula="of:=[.AQ34]+3.01" office:value-type="float" office:value="93.31" calcext:value-type="float">
            <text:p>93.31</text:p>
          </table:table-cell>
          <table:table-cell table:style-name="ce38" table:formula="of:=(0.0312039503*[.AO35]^2)+0.2307524608*[.AO35]+1.1730058735" office:value-type="float" office:value="2.90372975851562" calcext:value-type="float">
            <text:p>2.90</text:p>
          </table:table-cell>
          <table:table-cell table:style-name="ce42" table:formula="of:=[.AS34]+[.AR35]" office:value-type="float" office:value="91.1594894298707" calcext:value-type="float">
            <text:p>91.2</text:p>
          </table:table-cell>
          <table:table-cell table:style-name="ce32"/>
          <table:table-cell table:style-name="ce32" office:value-type="float" office:value="31" calcext:value-type="float">
            <text:p>31</text:p>
          </table:table-cell>
          <table:table-cell office:value-type="string" calcext:value-type="string">
            <text:p>Earmarked crosses 17SB36 and 38 for Kalina</text:p>
          </table:table-cell>
          <table:table-cell table:number-columns-repeated="975"/>
        </table:table-row>
        <table:table-row table:style-name="ro2">
          <table:table-cell table:style-name="ce236" office:value-type="date" office:date-value="2017-10-05" calcext:value-type="date">
            <text:p>10/5/17</text:p>
          </table:table-cell>
          <table:table-cell office:value-type="float" office:value="4.792725" calcext:value-type="float">
            <text:p>4.792725</text:p>
          </table:table-cell>
          <table:table-cell table:formula="of:=[.C35]+[.B36]" office:value-type="float" office:value="153.196574" calcext:value-type="float">
            <text:p>153.196574</text:p>
          </table:table-cell>
          <table:table-cell table:formula="of:=[.D35]+3.01" office:value-type="float" office:value="96.3200000000001" calcext:value-type="float">
            <text:p>96.3200000000001</text:p>
          </table:table-cell>
          <table:table-cell table:style-name="ce245" table:formula="of:=(0.0312039503*[.B36]^2)+0.2307524608*[.B36]+1.1730058735" office:value-type="float" office:value="2.9957003436993" calcext:value-type="float">
            <text:p>3.00</text:p>
          </table:table-cell>
          <table:table-cell table:style-name="ce250" table:formula="of:=[.F35]+[.E36]" office:value-type="float" office:value="95.7743124188025" calcext:value-type="float">
            <text:p>95.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36" office:value-type="date" office:date-value="2017-10-10" calcext:value-type="date">
            <text:p>10/10/17</text:p>
          </table:table-cell>
          <table:table-cell office:value-type="float" office:value="4.772646" calcext:value-type="float">
            <text:p>4.772646</text:p>
          </table:table-cell>
          <table:table-cell table:formula="of:=[.L35]+[.K36]" office:value-type="float" office:value="153.541584" calcext:value-type="float">
            <text:p>153.541584</text:p>
          </table:table-cell>
          <table:table-cell table:formula="of:=[.M35]+3.01" office:value-type="float" office:value="96.3200000000001" calcext:value-type="float">
            <text:p>96.3200000000001</text:p>
          </table:table-cell>
          <table:table-cell table:style-name="ce245" table:formula="of:=(0.0312039503*[.K36]^2)+0.2307524608*[.K36]+1.1730058735" office:value-type="float" office:value="2.98507393810165" calcext:value-type="float">
            <text:p>2.99</text:p>
          </table:table-cell>
          <table:table-cell table:style-name="ce250" table:formula="of:=[.O35]+[.N36]" office:value-type="float" office:value="95.9562742880088" calcext:value-type="float">
            <text:p>96.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28"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style-name="ce32" table:formula="of:=[.V35]+[.U36]" office:value-type="float" office:value="153.421318" calcext:value-type="float">
            <text:p>153.421318</text:p>
          </table:table-cell>
          <table:table-cell table:style-name="ce32" table:formula="of:=[.W35]+3.01" office:value-type="float" office:value="96.32" calcext:value-type="float">
            <text:p>96.32</text:p>
          </table:table-cell>
          <table:table-cell table:style-name="ce38" table:formula="of:=(0.0312039503*[.U36]^2)+0.2307524608*[.U36]+1.1730058735" office:value-type="float" office:value="2.96289187755372" calcext:value-type="float">
            <text:p>2.96</text:p>
          </table:table-cell>
          <table:table-cell table:style-name="ce42" table:formula="of:=[.Y35]+[.X36]" office:value-type="float" office:value="95.8922399243937" calcext:value-type="float">
            <text:p>95.9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number-columns-repeated="2"/>
          <table:table-cell table:style-name="ce236" office:value-type="date" office:date-value="2017-11-05" calcext:value-type="date">
            <text:p>11/5/17</text:p>
          </table:table-cell>
          <table:table-cell table:style-name="ce54" table:formula="of:=['LB 2017'.B91]" office:value-type="float" office:value="4.647804" calcext:value-type="float">
            <text:p>4.647804</text:p>
          </table:table-cell>
          <table:table-cell table:formula="of:=[.AF35]+[.AE36]" office:value-type="float" office:value="151.499081" calcext:value-type="float">
            <text:p>151.499081</text:p>
          </table:table-cell>
          <table:table-cell table:formula="of:=[.AG35]+3.01" office:value-type="float" office:value="96.3200000000001" calcext:value-type="float">
            <text:p>96.3200000000001</text:p>
          </table:table-cell>
          <table:table-cell table:style-name="ce245" table:formula="of:=(0.0312039503*[.AE36]^2)+0.2307524608*[.AE36]+1.1730058735" office:value-type="float" office:value="2.91956837762008" calcext:value-type="float">
            <text:p>2.92</text:p>
          </table:table-cell>
          <table:table-cell table:style-name="ce250" table:formula="of:=[.AI35]+[.AH36]" office:value-type="float" office:value="94.8781265350009" calcext:value-type="float">
            <text:p>94.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28" office:value-type="date" office:date-value="2017-11-15" calcext:value-type="date">
            <text:p>11/15/17</text:p>
          </table:table-cell>
          <table:table-cell table:style-name="ce75" table:formula="of:=['LB 2017'.B101]" office:value-type="float" office:value="4.627118" calcext:value-type="float">
            <text:p>4.627118</text:p>
          </table:table-cell>
          <table:table-cell table:style-name="ce42" table:formula="of:=[.AP35]+[.AO36]" office:value-type="float" office:value="149.955085" calcext:value-type="float">
            <text:p>150.0</text:p>
          </table:table-cell>
          <table:table-cell table:style-name="ce32" table:formula="of:=[.AQ35]+3.01" office:value-type="float" office:value="96.32" calcext:value-type="float">
            <text:p>96.32</text:p>
          </table:table-cell>
          <table:table-cell table:style-name="ce38" table:formula="of:=(0.0312039503*[.AO36]^2)+0.2307524608*[.AO36]+1.1730058735" office:value-type="float" office:value="2.90880820996876" calcext:value-type="float">
            <text:p>2.91</text:p>
          </table:table-cell>
          <table:table-cell table:style-name="ce42" table:formula="of:=[.AS35]+[.AR36]" office:value-type="float" office:value="94.0682976398395" calcext:value-type="float">
            <text:p>94.1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06" calcext:value-type="date">
            <text:p>10/6/17</text:p>
          </table:table-cell>
          <table:table-cell office:value-type="float" office:value="4.787731" calcext:value-type="float">
            <text:p>4.787731</text:p>
          </table:table-cell>
          <table:table-cell table:formula="of:=[.C36]+[.B37]" office:value-type="float" office:value="157.984305" calcext:value-type="float">
            <text:p>157.984305</text:p>
          </table:table-cell>
          <table:table-cell table:formula="of:=[.D36]+3.01" office:value-type="float" office:value="99.3300000000001" calcext:value-type="float">
            <text:p>99.3300000000001</text:p>
          </table:table-cell>
          <table:table-cell table:style-name="ce245" table:formula="of:=(0.0312039503*[.B37]^2)+0.2307524608*[.B37]+1.1730058735" office:value-type="float" office:value="2.99305501923413" calcext:value-type="float">
            <text:p>2.99</text:p>
          </table:table-cell>
          <table:table-cell table:style-name="ce250" table:formula="of:=[.F36]+[.E37]" office:value-type="float" office:value="98.7673674380367" calcext:value-type="float">
            <text:p>98.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8"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style-name="ce32" table:formula="of:=[.L36]+[.K37]" office:value-type="float" office:value="158.314629" calcext:value-type="float">
            <text:p>158.314629</text:p>
          </table:table-cell>
          <table:table-cell table:style-name="ce32" table:formula="of:=[.M36]+3.01" office:value-type="float" office:value="99.33" calcext:value-type="float">
            <text:p>99.33</text:p>
          </table:table-cell>
          <table:table-cell table:style-name="ce38" table:formula="of:=(0.0312039503*[.K37]^2)+0.2307524608*[.K37]+1.1730058735" office:value-type="float" office:value="2.98528485577726" calcext:value-type="float">
            <text:p>2.99</text:p>
          </table:table-cell>
          <table:table-cell table:style-name="ce42" table:formula="of:=[.O36]+[.N37]" office:value-type="float" office:value="98.9415591437861" calcext:value-type="float">
            <text:p>98.9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number-columns-repeated="2"/>
          <table:table-cell table:style-name="ce28"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style-name="ce32" table:formula="of:=[.V36]+[.U37]" office:value-type="float" office:value="158.138886" calcext:value-type="float">
            <text:p>158.138886</text:p>
          </table:table-cell>
          <table:table-cell table:style-name="ce32" table:formula="of:=[.W36]+3.01" office:value-type="float" office:value="99.33" calcext:value-type="float">
            <text:p>99.33</text:p>
          </table:table-cell>
          <table:table-cell table:style-name="ce38" table:formula="of:=(0.0312039503*[.U37]^2)+0.2307524608*[.U37]+1.1730058735" office:value-type="float" office:value="2.95605418662718" calcext:value-type="float">
            <text:p>2.96</text:p>
          </table:table-cell>
          <table:table-cell table:style-name="ce42" table:formula="of:=[.Y36]+[.X37]" office:value-type="float" office:value="98.8482941110209" calcext:value-type="float">
            <text:p>98.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number-columns-repeated="2"/>
          <table:table-cell table:style-name="ce236" office:value-type="date" office:date-value="2017-11-06" calcext:value-type="date">
            <text:p>11/6/17</text:p>
          </table:table-cell>
          <table:table-cell table:style-name="ce54" table:formula="of:=['LB 2017'.B92]" office:value-type="float" office:value="4.636866" calcext:value-type="float">
            <text:p>4.636866</text:p>
          </table:table-cell>
          <table:table-cell table:formula="of:=[.AF36]+[.AE37]" office:value-type="float" office:value="156.135947" calcext:value-type="float">
            <text:p>156.135947</text:p>
          </table:table-cell>
          <table:table-cell table:formula="of:=[.AG36]+3.01" office:value-type="float" office:value="99.3300000000001" calcext:value-type="float">
            <text:p>99.3300000000001</text:p>
          </table:table-cell>
          <table:table-cell table:style-name="ce245" table:formula="of:=(0.0312039503*[.AE37]^2)+0.2307524608*[.AE37]+1.1730058735" office:value-type="float" office:value="2.91387546754993" calcext:value-type="float">
            <text:p>2.91</text:p>
          </table:table-cell>
          <table:table-cell table:style-name="ce250" table:formula="of:=[.AI36]+[.AH37]" office:value-type="float" office:value="97.7920020025508" calcext:value-type="float">
            <text:p>97.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style-name="ce28" office:value-type="date" office:date-value="2017-11-16" calcext:value-type="date">
            <text:p>11/16/17</text:p>
          </table:table-cell>
          <table:table-cell table:style-name="ce75" table:formula="of:=['LB 2017'.B102]" office:value-type="float" office:value="4.619372" calcext:value-type="float">
            <text:p>4.619372</text:p>
          </table:table-cell>
          <table:table-cell table:style-name="ce42" table:formula="of:=[.AP36]+[.AO37]" office:value-type="float" office:value="154.574457" calcext:value-type="float">
            <text:p>154.6</text:p>
          </table:table-cell>
          <table:table-cell table:style-name="ce32" table:formula="of:=[.AQ36]+3.01" office:value-type="float" office:value="99.33" calcext:value-type="float">
            <text:p>99.33</text:p>
          </table:table-cell>
          <table:table-cell table:style-name="ce38" table:formula="of:=(0.0312039503*[.AO37]^2)+0.2307524608*[.AO37]+1.1730058735" office:value-type="float" office:value="2.90478587115379" calcext:value-type="float">
            <text:p>2.90</text:p>
          </table:table-cell>
          <table:table-cell table:style-name="ce42" table:formula="of:=[.AS36]+[.AR37]" office:value-type="float" office:value="96.9730835109933" calcext:value-type="float">
            <text:p>97.0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number-columns-repeated="976"/>
        </table:table-row>
        <table:table-row table:style-name="ro2">
          <table:table-cell table:style-name="ce237" office:value-type="date" office:date-value="2017-10-07" calcext:value-type="date">
            <text:p>10/7/17</text:p>
          </table:table-cell>
          <table:table-cell table:style-name="ce238" office:value-type="float" office:value="4.813077" calcext:value-type="float">
            <text:p>4.813077</text:p>
          </table:table-cell>
          <table:table-cell table:style-name="ce238" table:formula="of:=[.C37]+[.B38]" office:value-type="float" office:value="162.797382" calcext:value-type="float">
            <text:p>162.797382</text:p>
          </table:table-cell>
          <table:table-cell table:style-name="ce238" table:formula="of:=[.D37]+3.01" office:value-type="float" office:value="102.34" calcext:value-type="float">
            <text:p>102.34</text:p>
          </table:table-cell>
          <table:table-cell table:style-name="ce247" table:formula="of:=(0.0312039503*[.B38]^2)+0.2307524608*[.B38]+1.1730058735" office:value-type="float" office:value="3.0064969052623" calcext:value-type="float">
            <text:p>3.01</text:p>
          </table:table-cell>
          <table:table-cell table:style-name="ce252" table:formula="of:=[.F37]+[.E38]" office:value-type="float" office:value="101.773864343299" calcext:value-type="float">
            <text:p>101.8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Tókum ekki sýni!</text:p>
          </table:table-cell>
          <table:table-cell table:style-name="ce237" office:value-type="date" office:date-value="2017-10-12" calcext:value-type="date">
            <text:p>10/12/17</text:p>
          </table:table-cell>
          <table:table-cell table:style-name="ce57" office:value-type="float" office:value="4.792827" calcext:value-type="float">
            <text:p>4.792827</text:p>
          </table:table-cell>
          <table:table-cell table:style-name="ce238" table:formula="of:=[.L37]+[.K38]" office:value-type="float" office:value="163.107456" calcext:value-type="float">
            <text:p>163.107456</text:p>
          </table:table-cell>
          <table:table-cell table:style-name="ce238" table:formula="of:=[.M37]+3.01" office:value-type="float" office:value="102.34" calcext:value-type="float">
            <text:p>102.34</text:p>
          </table:table-cell>
          <table:table-cell table:style-name="ce247" table:formula="of:=(0.0312039503*[.K38]^2)+0.2307524608*[.K38]+1.1730058735" office:value-type="float" office:value="2.9957543893733" calcext:value-type="float">
            <text:p>3.00</text:p>
          </table:table-cell>
          <table:table-cell table:style-name="ce252" table:formula="of:=[.O37]+[.N38]" office:value-type="float" office:value="101.937313533159" calcext:value-type="float">
            <text:p>101.9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ýni af 17SB3,4,5,7 og 9</text:p>
          </table:table-cell>
          <table:table-cell/>
          <table:table-cell table:style-name="ce237" office:value-type="date" office:date-value="2017-10-19" calcext:value-type="date">
            <text:p>10/19/17</text:p>
          </table:table-cell>
          <table:table-cell table:style-name="ce238" office:value-type="float" office:value="4.702671" calcext:value-type="float">
            <text:p>4.702671</text:p>
          </table:table-cell>
          <table:table-cell table:style-name="ce238" table:formula="of:=[.V37]+[.U38]" office:value-type="float" office:value="162.841557" calcext:value-type="float">
            <text:p>162.841557</text:p>
          </table:table-cell>
          <table:table-cell table:style-name="ce238" table:formula="of:=[.W37]+3.01" office:value-type="float" office:value="102.34" calcext:value-type="float">
            <text:p>102.34</text:p>
          </table:table-cell>
          <table:table-cell table:style-name="ce247" table:formula="of:=(0.0312039503*[.U38]^2)+0.2307524608*[.U38]+1.1730058735" office:value-type="float" office:value="2.94823771388806" calcext:value-type="float">
            <text:p>2.95</text:p>
          </table:table-cell>
          <table:table-cell table:style-name="ce252" table:formula="of:=[.Y37]+[.X38]" office:value-type="float" office:value="101.796531824909" calcext:value-type="float">
            <text:p>101.8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ampled 17SB20 </text:p>
          </table:table-cell>
          <table:table-cell/>
          <table:table-cell table:style-name="ce168" office:value-type="date" office:date-value="2017-11-07" calcext:value-type="date">
            <text:p>11/7/17</text:p>
          </table:table-cell>
          <table:table-cell table:style-name="ce170" table:formula="of:=['LB 2017'.B93]" office:value-type="float" office:value="4.610637" calcext:value-type="float">
            <text:p>4.610637</text:p>
          </table:table-cell>
          <table:table-cell table:style-name="ce74" table:formula="of:=[.AF37]+[.AE38]" office:value-type="float" office:value="160.746584" calcext:value-type="float">
            <text:p>160.746584</text:p>
          </table:table-cell>
          <table:table-cell table:style-name="ce74" table:formula="of:=[.AG37]+3.01" office:value-type="float" office:value="102.34" calcext:value-type="float">
            <text:p>102.34</text:p>
          </table:table-cell>
          <table:table-cell table:style-name="ce171" table:formula="of:=(0.0312039503*[.AE38]^2)+0.2307524608*[.AE38]+1.1730058735" office:value-type="float" office:value="2.90025445710642" calcext:value-type="float">
            <text:p>2.90</text:p>
          </table:table-cell>
          <table:table-cell table:style-name="ce172" table:formula="of:=[.AI37]+[.AH38]" office:value-type="float" office:value="100.692256459657" calcext:value-type="float">
            <text:p>100.7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office:value-type="string" calcext:value-type="string">
            <text:p>Not sample</text:p>
          </table:table-cell>
          <table:table-cell/>
          <table:table-cell table:style-name="ce237" office:value-type="date" office:date-value="2017-11-17" calcext:value-type="date">
            <text:p>11/17/17</text:p>
          </table:table-cell>
          <table:table-cell table:style-name="ce76" table:formula="of:=['LB 2017'.B103]" office:value-type="float" office:value="4.597289" calcext:value-type="float">
            <text:p>4.597289</text:p>
          </table:table-cell>
          <table:table-cell table:style-name="ce252" table:formula="of:=[.AP37]+[.AO38]" office:value-type="float" office:value="159.171746" calcext:value-type="float">
            <text:p>159.2</text:p>
          </table:table-cell>
          <table:table-cell table:style-name="ce238" table:formula="of:=[.AQ37]+3.01" office:value-type="float" office:value="102.34" calcext:value-type="float">
            <text:p>102.34</text:p>
          </table:table-cell>
          <table:table-cell table:style-name="ce247" table:formula="of:=(0.0312039503*[.AO38]^2)+0.2307524608*[.AO38]+1.1730058735" office:value-type="float" office:value="2.89333917697564" calcext:value-type="float">
            <text:p>2.89</text:p>
          </table:table-cell>
          <table:table-cell table:style-name="ce252" table:formula="of:=[.AS37]+[.AR38]" office:value-type="float" office:value="99.8664226879689" calcext:value-type="float">
            <text:p>99.9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ampled 17SB35 (12 eggs each in E/R/P)</text:p>
          </table:table-cell>
          <table:table-cell table:number-columns-repeated="4"/>
          <table:table-cell office:value-type="string" calcext:value-type="string">
            <text:p>~50 in E ~45 in R ~30 in PFA</text:p>
          </table:table-cell>
          <table:table-cell table:number-columns-repeated="970"/>
        </table:table-row>
        <table:table-row table:style-name="ro2">
          <table:table-cell table:style-name="ce236" office:value-type="date" office:date-value="2017-10-08" calcext:value-type="date">
            <text:p>10/8/17</text:p>
          </table:table-cell>
          <table:table-cell office:value-type="float" office:value="4.816906" calcext:value-type="float">
            <text:p>4.816906</text:p>
          </table:table-cell>
          <table:table-cell table:formula="of:=[.C38]+[.B39]" office:value-type="float" office:value="167.614288" calcext:value-type="float">
            <text:p>167.614288</text:p>
          </table:table-cell>
          <table:table-cell table:formula="of:=[.D38]+3.01" office:value-type="float" office:value="105.35" calcext:value-type="float">
            <text:p>105.35</text:p>
          </table:table-cell>
          <table:table-cell table:style-name="ce245" table:formula="of:=(0.0312039503*[.B39]^2)+0.2307524608*[.B39]+1.1730058735" office:value-type="float" office:value="3.00853104608802" calcext:value-type="float">
            <text:p>3.01</text:p>
          </table:table-cell>
          <table:table-cell table:style-name="ce250" table:formula="of:=[.F38]+[.E39]" office:value-type="float" office:value="104.782395389387" calcext:value-type="float">
            <text:p>104.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36"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formula="of:=[.L38]+[.K39]" office:value-type="float" office:value="167.841871" calcext:value-type="float">
            <text:p>167.841871</text:p>
          </table:table-cell>
          <table:table-cell table:formula="of:=[.M38]+3.01" office:value-type="float" office:value="105.35" calcext:value-type="float">
            <text:p>105.35</text:p>
          </table:table-cell>
          <table:table-cell table:style-name="ce245" table:formula="of:=(0.0312039503*[.K39]^2)+0.2307524608*[.K39]+1.1730058735" office:value-type="float" office:value="2.96491051416756" calcext:value-type="float">
            <text:p>2.96</text:p>
          </table:table-cell>
          <table:table-cell table:style-name="ce250" table:formula="of:=[.O38]+[.N39]" office:value-type="float" office:value="104.902224047327" calcext:value-type="float">
            <text:p>104.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í RNAl, EtOH og PFA ~5-7</text:p>
          </table:table-cell>
          <table:table-cell/>
          <table:table-cell table:style-name="ce28" office:value-type="date" office:date-value="2017-10-20" calcext:value-type="date">
            <text:p>10/20/17</text:p>
          </table:table-cell>
          <table:table-cell office:value-type="float" office:value="4.702114" calcext:value-type="float">
            <text:p>4.702114</text:p>
          </table:table-cell>
          <table:table-cell table:style-name="ce32" table:formula="of:=[.V38]+[.U39]" office:value-type="float" office:value="167.543671" calcext:value-type="float">
            <text:p>167.543671</text:p>
          </table:table-cell>
          <table:table-cell table:style-name="ce32" table:formula="of:=[.W38]+3.01" office:value-type="float" office:value="105.35" calcext:value-type="float">
            <text:p>105.35</text:p>
          </table:table-cell>
          <table:table-cell table:style-name="ce38" table:formula="of:=(0.0312039503*[.U39]^2)+0.2307524608*[.U39]+1.1730058735" office:value-type="float" office:value="2.94794572395824" calcext:value-type="float">
            <text:p>2.95</text:p>
          </table:table-cell>
          <table:table-cell table:style-name="ce42" table:formula="of:=[.Y38]+[.X39]" office:value-type="float" office:value="104.744477548867" calcext:value-type="float">
            <text:p>104.7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10 each in EtOH and RNAlater</text:p>
          </table:table-cell>
          <table:table-cell/>
          <table:table-cell table:style-name="ce236" office:value-type="date" office:date-value="2017-11-08" calcext:value-type="date">
            <text:p>11/8/17</text:p>
          </table:table-cell>
          <table:table-cell table:style-name="ce54" table:formula="of:=['LB 2017'.B94]" office:value-type="float" office:value="4.656367" calcext:value-type="float">
            <text:p>4.656367</text:p>
          </table:table-cell>
          <table:table-cell table:formula="of:=[.AF38]+[.AE39]" office:value-type="float" office:value="165.402951" calcext:value-type="float">
            <text:p>165.402951</text:p>
          </table:table-cell>
          <table:table-cell table:formula="of:=[.AG38]+3.01" office:value-type="float" office:value="105.35" calcext:value-type="float">
            <text:p>105.35</text:p>
          </table:table-cell>
          <table:table-cell table:style-name="ce245" table:formula="of:=(0.0312039503*[.AE39]^2)+0.2307524608*[.AE39]+1.1730058735" office:value-type="float" office:value="2.92403038009641" calcext:value-type="float">
            <text:p>2.92</text:p>
          </table:table-cell>
          <table:table-cell table:style-name="ce250" table:formula="of:=[.AI38]+[.AH39]" office:value-type="float" office:value="103.616286839754" calcext:value-type="float">
            <text:p>103.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style-name="ce28" office:value-type="date" office:date-value="2017-11-18" calcext:value-type="date">
            <text:p>11/18/17</text:p>
          </table:table-cell>
          <table:table-cell table:style-name="ce75" table:formula="of:=['LB 2017'.B104]" office:value-type="float" office:value="4.565187" calcext:value-type="float">
            <text:p>4.565187</text:p>
          </table:table-cell>
          <table:table-cell table:style-name="ce42" table:formula="of:=[.AP38]+[.AO39]" office:value-type="float" office:value="163.736933" calcext:value-type="float">
            <text:p>163.7</text:p>
          </table:table-cell>
          <table:table-cell table:style-name="ce32" table:formula="of:=[.AQ38]+3.01" office:value-type="float" office:value="105.35" calcext:value-type="float">
            <text:p>105.35</text:p>
          </table:table-cell>
          <table:table-cell table:style-name="ce38" table:formula="of:=(0.0312039503*[.AO39]^2)+0.2307524608*[.AO39]+1.1730058735" office:value-type="float" office:value="2.87675342486024" calcext:value-type="float">
            <text:p>2.88</text:p>
          </table:table-cell>
          <table:table-cell table:style-name="ce42" table:formula="of:=[.AS38]+[.AR39]" office:value-type="float" office:value="102.743176112829" calcext:value-type="float">
            <text:p>102.7</text:p>
          </table:table-cell>
          <table:table-cell table:style-name="ce32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plus 5 eggs of 17SB37 in EtOH only </text:p>
          </table:table-cell>
          <table:table-cell table:number-columns-repeated="4"/>
          <table:table-cell office:value-type="string" calcext:value-type="string">
            <text:p>should have sampled more!!!</text:p>
          </table:table-cell>
          <table:table-cell table:number-columns-repeated="970"/>
        </table:table-row>
        <table:table-row table:style-name="ro2">
          <table:table-cell table:style-name="ce236" office:value-type="date" office:date-value="2017-10-09" calcext:value-type="date">
            <text:p>10/9/17</text:p>
          </table:table-cell>
          <table:table-cell office:value-type="float" office:value="4.799609" calcext:value-type="float">
            <text:p>4.799609</text:p>
          </table:table-cell>
          <table:table-cell table:formula="of:=[.C39]+[.B40]" office:value-type="float" office:value="172.413897" calcext:value-type="float">
            <text:p>172.413897</text:p>
          </table:table-cell>
          <table:table-cell table:formula="of:=[.D39]+3.01" office:value-type="float" office:value="108.36" calcext:value-type="float">
            <text:p>108.36</text:p>
          </table:table-cell>
          <table:table-cell table:style-name="ce245" table:formula="of:=(0.0312039503*[.B40]^2)+0.2307524608*[.B40]+1.1730058735" office:value-type="float" office:value="2.99934935366247" calcext:value-type="float">
            <text:p>3.00</text:p>
          </table:table-cell>
          <table:table-cell table:style-name="ce250" table:formula="of:=[.F39]+[.E40]" office:value-type="float" office:value="107.781744743049" calcext:value-type="float">
            <text:p>107.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36"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L39]+[.K40]" office:value-type="float" office:value="172.582769" calcext:value-type="float">
            <text:p>172.582769</text:p>
          </table:table-cell>
          <table:table-cell table:formula="of:=[.M39]+3.01" office:value-type="float" office:value="108.36" calcext:value-type="float">
            <text:p>108.36</text:p>
          </table:table-cell>
          <table:table-cell table:style-name="ce245" table:formula="of:=(0.0312039503*[.K40]^2)+0.2307524608*[.K40]+1.1730058735" office:value-type="float" office:value="2.96832329280213" calcext:value-type="float">
            <text:p>2.97</text:p>
          </table:table-cell>
          <table:table-cell table:style-name="ce250" table:formula="of:=[.O39]+[.N40]" office:value-type="float" office:value="107.870547340129" calcext:value-type="float">
            <text:p>107.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style-name="ce28" office:value-type="date" office:date-value="2017-10-21" calcext:value-type="date">
            <text:p>10/21/17</text:p>
          </table:table-cell>
          <table:table-cell office:value-type="float" office:value="4.666737" calcext:value-type="float">
            <text:p>4.666737</text:p>
          </table:table-cell>
          <table:table-cell table:style-name="ce32" table:formula="of:=[.V39]+[.U40]" office:value-type="float" office:value="172.210408" calcext:value-type="float">
            <text:p>172.210408</text:p>
          </table:table-cell>
          <table:table-cell table:style-name="ce32" table:formula="of:=[.W39]+3.01" office:value-type="float" office:value="108.36" calcext:value-type="float">
            <text:p>108.36</text:p>
          </table:table-cell>
          <table:table-cell table:style-name="ce38" table:formula="of:=(0.0312039503*[.U40]^2)+0.2307524608*[.U40]+1.1730058735" office:value-type="float" office:value="2.92944009939281" calcext:value-type="float">
            <text:p>2.93</text:p>
          </table:table-cell>
          <table:table-cell table:style-name="ce42" table:formula="of:=[.Y39]+[.X40]" office:value-type="float" office:value="107.67391764826" calcext:value-type="float">
            <text:p>107.7</text:p>
          </table:table-cell>
          <table:table-cell table:style-name="ce32"/>
          <table:table-cell table:style-name="ce32" office:value-type="float" office:value="36" calcext:value-type="float">
            <text:p>36</text:p>
          </table:table-cell>
          <table:table-cell table:number-columns-repeated="2"/>
          <table:table-cell table:style-name="ce236" office:value-type="date" office:date-value="2017-11-09" calcext:value-type="date">
            <text:p>11/9/17</text:p>
          </table:table-cell>
          <table:table-cell table:style-name="ce54" table:formula="of:=['LB 2017'.B95]" office:value-type="float" office:value="4.635779" calcext:value-type="float">
            <text:p>4.635779</text:p>
          </table:table-cell>
          <table:table-cell table:formula="of:=[.AF39]+[.AE40]" office:value-type="float" office:value="170.03873" calcext:value-type="float">
            <text:p>170.03873</text:p>
          </table:table-cell>
          <table:table-cell table:formula="of:=[.AG39]+3.01" office:value-type="float" office:value="108.36" calcext:value-type="float">
            <text:p>108.36</text:p>
          </table:table-cell>
          <table:table-cell table:style-name="ce245" table:formula="of:=(0.0312039503*[.AE40]^2)+0.2307524608*[.AE40]+1.1730058735" office:value-type="float" office:value="2.91331012361694" calcext:value-type="float">
            <text:p>2.91</text:p>
          </table:table-cell>
          <table:table-cell table:style-name="ce250" table:formula="of:=[.AI39]+[.AH40]" office:value-type="float" office:value="106.529596963371" calcext:value-type="float">
            <text:p>106.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table:style-name="ce28" office:value-type="date" office:date-value="2017-11-19" calcext:value-type="date">
            <text:p>11/19/17</text:p>
          </table:table-cell>
          <table:table-cell table:style-name="ce75" table:formula="of:=['LB 2017'.B105]" office:value-type="float" office:value="4.563286" calcext:value-type="float">
            <text:p>4.563286</text:p>
          </table:table-cell>
          <table:table-cell table:style-name="ce42" table:formula="of:=[.AP39]+[.AO40]" office:value-type="float" office:value="168.300219" calcext:value-type="float">
            <text:p>168.3</text:p>
          </table:table-cell>
          <table:table-cell table:style-name="ce32" table:formula="of:=[.AQ39]+3.01" office:value-type="float" office:value="108.36" calcext:value-type="float">
            <text:p>108.36</text:p>
          </table:table-cell>
          <table:table-cell table:style-name="ce38" table:formula="of:=(0.0312039503*[.AO40]^2)+0.2307524608*[.AO40]+1.1730058735" office:value-type="float" office:value="2.87577327519401" calcext:value-type="float">
            <text:p>2.88</text:p>
          </table:table-cell>
          <table:table-cell table:style-name="ce42" table:formula="of:=[.AS39]+[.AR40]" office:value-type="float" office:value="105.618949388023" calcext:value-type="float">
            <text:p>105.6</text:p>
          </table:table-cell>
          <table:table-cell table:style-name="ce32"/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NB --- 17SB37 is totally unfertilized =&gt; discard</text:p>
          </table:table-cell>
          <table:table-cell table:number-columns-repeated="4"/>
          <table:table-cell office:value-type="string" calcext:value-type="string">
            <text:p>Discard 17SB37 samples they were unfertilized</text:p>
          </table:table-cell>
          <table:table-cell table:number-columns-repeated="970"/>
        </table:table-row>
        <table:table-row table:style-name="ro2">
          <table:table-cell table:style-name="ce236" office:value-type="date" office:date-value="2017-10-10" calcext:value-type="date">
            <text:p>10/10/17</text:p>
          </table:table-cell>
          <table:table-cell office:value-type="float" office:value="4.772646" calcext:value-type="float">
            <text:p>4.772646</text:p>
          </table:table-cell>
          <table:table-cell table:formula="of:=[.C40]+[.B41]" office:value-type="float" office:value="177.186543" calcext:value-type="float">
            <text:p>177.186543</text:p>
          </table:table-cell>
          <table:table-cell table:formula="of:=[.D40]+3.01" office:value-type="float" office:value="111.37" calcext:value-type="float">
            <text:p>111.37</text:p>
          </table:table-cell>
          <table:table-cell table:style-name="ce245" table:formula="of:=(0.0312039503*[.B41]^2)+0.2307524608*[.B41]+1.1730058735" office:value-type="float" office:value="2.98507393810165" calcext:value-type="float">
            <text:p>2.99</text:p>
          </table:table-cell>
          <table:table-cell table:style-name="ce250" table:formula="of:=[.F40]+[.E41]" office:value-type="float" office:value="110.766818681151" calcext:value-type="float">
            <text:p>110.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style-name="ce236" office:value-type="date" office:date-value="2017-10-15" calcext:value-type="date">
            <text:p>10/15/17</text:p>
          </table:table-cell>
          <table:table-cell table:style-name="ce54" office:value-type="float" office:value="4.738392" calcext:value-type="float">
            <text:p>4.738392</text:p>
          </table:table-cell>
          <table:table-cell table:formula="of:=[.L40]+[.K41]" office:value-type="float" office:value="177.321161" calcext:value-type="float">
            <text:p>177.321161</text:p>
          </table:table-cell>
          <table:table-cell table:formula="of:=[.M40]+3.01" office:value-type="float" office:value="111.37" calcext:value-type="float">
            <text:p>111.37</text:p>
          </table:table-cell>
          <table:table-cell table:style-name="ce245" table:formula="of:=(0.0312039503*[.K41]^2)+0.2307524608*[.K41]+1.1730058735" office:value-type="float" office:value="2.9670037741525" calcext:value-type="float">
            <text:p>2.97</text:p>
          </table:table-cell>
          <table:table-cell table:style-name="ce250" table:formula="of:=[.O40]+[.N41]" office:value-type="float" office:value="110.837551114282" calcext:value-type="float">
            <text:p>110.8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style-name="ce28"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style-name="ce32" table:formula="of:=[.V40]+[.U41]" office:value-type="float" office:value="176.88252" calcext:value-type="float">
            <text:p>176.88252</text:p>
          </table:table-cell>
          <table:table-cell table:style-name="ce32" table:formula="of:=[.W40]+3.01" office:value-type="float" office:value="111.37" calcext:value-type="float">
            <text:p>111.37</text:p>
          </table:table-cell>
          <table:table-cell table:style-name="ce38" table:formula="of:=(0.0312039503*[.U41]^2)+0.2307524608*[.U41]+1.1730058735" office:value-type="float" office:value="2.93224671713741" calcext:value-type="float">
            <text:p>2.93</text:p>
          </table:table-cell>
          <table:table-cell table:style-name="ce42" table:formula="of:=[.Y40]+[.X41]" office:value-type="float" office:value="110.606164365397" calcext:value-type="float">
            <text:p>110.6</text:p>
          </table:table-cell>
          <table:table-cell table:style-name="ce32"/>
          <table:table-cell table:style-name="ce32" office:value-type="float" office:value="37" calcext:value-type="float">
            <text:p>37</text:p>
          </table:table-cell>
          <table:table-cell table:number-columns-repeated="2"/>
          <table:table-cell table:style-name="ce236" office:value-type="date" office:date-value="2017-11-10" calcext:value-type="date">
            <text:p>11/10/17</text:p>
          </table:table-cell>
          <table:table-cell table:style-name="ce54" table:formula="of:=['LB 2017'.B96]" office:value-type="float" office:value="4.630158" calcext:value-type="float">
            <text:p>4.630158</text:p>
          </table:table-cell>
          <table:table-cell table:formula="of:=[.AF40]+[.AE41]" office:value-type="float" office:value="174.668888" calcext:value-type="float">
            <text:p>174.668888</text:p>
          </table:table-cell>
          <table:table-cell table:formula="of:=[.AG40]+3.01" office:value-type="float" office:value="111.37" calcext:value-type="float">
            <text:p>111.37</text:p>
          </table:table-cell>
          <table:table-cell table:style-name="ce245" table:formula="of:=(0.0312039503*[.AE41]^2)+0.2307524608*[.AE41]+1.1730058735" office:value-type="float" office:value="2.91038784273346" calcext:value-type="float">
            <text:p>2.91</text:p>
          </table:table-cell>
          <table:table-cell table:style-name="ce250" table:formula="of:=[.AI40]+[.AH41]" office:value-type="float" office:value="109.439984806104" calcext:value-type="float">
            <text:p>109.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table:style-name="ce28" office:value-type="date" office:date-value="2017-11-20" calcext:value-type="date">
            <text:p>11/20/17</text:p>
          </table:table-cell>
          <table:table-cell table:style-name="ce75" table:formula="of:=['LB 2017'.B106]" office:value-type="float" office:value="4.553902" calcext:value-type="float">
            <text:p>4.553902</text:p>
          </table:table-cell>
          <table:table-cell table:style-name="ce42" table:formula="of:=[.AP40]+[.AO41]" office:value-type="float" office:value="172.854121" calcext:value-type="float">
            <text:p>172.9</text:p>
          </table:table-cell>
          <table:table-cell table:style-name="ce32" table:formula="of:=[.AQ40]+3.01" office:value-type="float" office:value="111.37" calcext:value-type="float">
            <text:p>111.37</text:p>
          </table:table-cell>
          <table:table-cell table:style-name="ce38" table:formula="of:=(0.0312039503*[.AO41]^2)+0.2307524608*[.AO41]+1.1730058735" office:value-type="float" office:value="2.87093821853482" calcext:value-type="float">
            <text:p>2.87</text:p>
          </table:table-cell>
          <table:table-cell table:style-name="ce42" table:formula="of:=[.AS40]+[.AR41]" office:value-type="float" office:value="108.489887606558" calcext:value-type="float">
            <text:p>108.5</text:p>
          </table:table-cell>
          <table:table-cell table:style-name="ce32"/>
          <table:table-cell table:style-name="ce32" office:value-type="float" office:value="37" calcext:value-type="float">
            <text:p>3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formula="of:=[.C41]+[.B42]" office:value-type="float" office:value="181.959588" calcext:value-type="float">
            <text:p>181.959588</text:p>
          </table:table-cell>
          <table:table-cell table:formula="of:=[.D41]+3.01" office:value-type="float" office:value="114.38" calcext:value-type="float">
            <text:p>114.38</text:p>
          </table:table-cell>
          <table:table-cell table:style-name="ce245" table:formula="of:=(0.0312039503*[.B42]^2)+0.2307524608*[.B42]+1.1730058735" office:value-type="float" office:value="2.98528485577726" calcext:value-type="float">
            <text:p>2.99</text:p>
          </table:table-cell>
          <table:table-cell table:style-name="ce250" table:formula="of:=[.F41]+[.E42]" office:value-type="float" office:value="113.752103536928" calcext:value-type="float">
            <text:p>113.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236"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formula="of:=[.L41]+[.K42]" office:value-type="float" office:value="182.060733" calcext:value-type="float">
            <text:p>182.060733</text:p>
          </table:table-cell>
          <table:table-cell table:formula="of:=[.M41]+3.01" office:value-type="float" office:value="114.38" calcext:value-type="float">
            <text:p>114.38</text:p>
          </table:table-cell>
          <table:table-cell table:style-name="ce245" table:formula="of:=(0.0312039503*[.K42]^2)+0.2307524608*[.K42]+1.1730058735" office:value-type="float" office:value="2.96762504695902" calcext:value-type="float">
            <text:p>2.97</text:p>
          </table:table-cell>
          <table:table-cell table:style-name="ce250" table:formula="of:=[.O41]+[.N42]" office:value-type="float" office:value="113.805176161241" calcext:value-type="float">
            <text:p>113.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style-name="ce28" office:value-type="date" office:date-value="2017-10-23" calcext:value-type="date">
            <text:p>10/23/17</text:p>
          </table:table-cell>
          <table:table-cell office:value-type="float" office:value="4.790855" calcext:value-type="float">
            <text:p>4.790855</text:p>
          </table:table-cell>
          <table:table-cell table:style-name="ce32" table:formula="of:=[.V41]+[.U42]" office:value-type="float" office:value="181.673375" calcext:value-type="float">
            <text:p>181.673375</text:p>
          </table:table-cell>
          <table:table-cell table:style-name="ce32" table:formula="of:=[.W41]+3.01" office:value-type="float" office:value="114.38" calcext:value-type="float">
            <text:p>114.38</text:p>
          </table:table-cell>
          <table:table-cell table:style-name="ce38" table:formula="of:=(0.0312039503*[.U42]^2)+0.2307524608*[.U42]+1.1730058735" office:value-type="float" office:value="2.99470962141159" calcext:value-type="float">
            <text:p>2.99</text:p>
          </table:table-cell>
          <table:table-cell table:style-name="ce42" table:formula="of:=[.Y41]+[.X42]" office:value-type="float" office:value="113.600873986809" calcext:value-type="float">
            <text:p>113.6</text:p>
          </table:table-cell>
          <table:table-cell table:style-name="ce32"/>
          <table:table-cell table:style-name="ce32" office:value-type="float" office:value="38" calcext:value-type="float">
            <text:p>38</text:p>
          </table:table-cell>
          <table:table-cell table:number-columns-repeated="2"/>
          <table:table-cell table:style-name="ce236" office:value-type="date" office:date-value="2017-11-11" calcext:value-type="date">
            <text:p>11/11/17</text:p>
          </table:table-cell>
          <table:table-cell table:style-name="ce54" table:formula="of:=['LB 2017'.B97]" office:value-type="float" office:value="4.622869" calcext:value-type="float">
            <text:p>4.622869</text:p>
          </table:table-cell>
          <table:table-cell table:formula="of:=[.AF41]+[.AE42]" office:value-type="float" office:value="179.291757" calcext:value-type="float">
            <text:p>179.291757</text:p>
          </table:table-cell>
          <table:table-cell table:formula="of:=[.AG41]+3.01" office:value-type="float" office:value="114.38" calcext:value-type="float">
            <text:p>114.38</text:p>
          </table:table-cell>
          <table:table-cell table:style-name="ce245" table:formula="of:=(0.0312039503*[.AE42]^2)+0.2307524608*[.AE42]+1.1730058735" office:value-type="float" office:value="2.90660132782681" calcext:value-type="float">
            <text:p>2.91</text:p>
          </table:table-cell>
          <table:table-cell table:style-name="ce250" table:formula="of:=[.AI41]+[.AH42]" office:value-type="float" office:value="112.346586133931" calcext:value-type="float">
            <text:p>112.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table:style-name="ce28" office:value-type="date" office:date-value="2017-11-21" calcext:value-type="date">
            <text:p>11/21/17</text:p>
          </table:table-cell>
          <table:table-cell table:style-name="ce75" table:formula="of:=['LB 2017'.B107]" office:value-type="float" office:value="4.552491" calcext:value-type="float">
            <text:p>4.552491</text:p>
          </table:table-cell>
          <table:table-cell table:style-name="ce42" table:formula="of:=[.AP41]+[.AO42]" office:value-type="float" office:value="177.406612" calcext:value-type="float">
            <text:p>177.4</text:p>
          </table:table-cell>
          <table:table-cell table:style-name="ce32" table:formula="of:=[.AQ41]+3.01" office:value-type="float" office:value="114.38" calcext:value-type="float">
            <text:p>114.38</text:p>
          </table:table-cell>
          <table:table-cell table:style-name="ce38" table:formula="of:=(0.0312039503*[.AO42]^2)+0.2307524608*[.AO42]+1.1730058735" office:value-type="float" office:value="2.87021168349444" calcext:value-type="float">
            <text:p>2.87</text:p>
          </table:table-cell>
          <table:table-cell table:style-name="ce42" table:formula="of:=[.AS41]+[.AR42]" office:value-type="float" office:value="111.360099290052" calcext:value-type="float">
            <text:p>111.4</text:p>
          </table:table-cell>
          <table:table-cell table:style-name="ce32"/>
          <table:table-cell table:style-name="ce32" office:value-type="float" office:value="38" calcext:value-type="float">
            <text:p>38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2" calcext:value-type="date">
            <text:p>10/12/17</text:p>
          </table:table-cell>
          <table:table-cell table:style-name="ce55" office:value-type="float" office:value="4.792827" calcext:value-type="float">
            <text:p>4.792827</text:p>
          </table:table-cell>
          <table:table-cell table:formula="of:=[.C42]+[.B43]" office:value-type="float" office:value="186.752415" calcext:value-type="float">
            <text:p>186.752415</text:p>
          </table:table-cell>
          <table:table-cell table:formula="of:=[.D42]+3.01" office:value-type="float" office:value="117.39" calcext:value-type="float">
            <text:p>117.39</text:p>
          </table:table-cell>
          <table:table-cell table:style-name="ce245" table:formula="of:=(0.0312039503*[.B43]^2)+0.2307524608*[.B43]+1.1730058735" office:value-type="float" office:value="2.9957543893733" calcext:value-type="float">
            <text:p>3.00</text:p>
          </table:table-cell>
          <table:table-cell table:style-name="ce250" table:formula="of:=[.F42]+[.E43]" office:value-type="float" office:value="116.747857926302" calcext:value-type="float">
            <text:p>116.7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236"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formula="of:=[.L42]+[.K43]" office:value-type="float" office:value="186.791311" calcext:value-type="float">
            <text:p>186.791311</text:p>
          </table:table-cell>
          <table:table-cell table:formula="of:=[.M42]+3.01" office:value-type="float" office:value="117.39" calcext:value-type="float">
            <text:p>117.39</text:p>
          </table:table-cell>
          <table:table-cell table:style-name="ce245" table:formula="of:=(0.0312039503*[.K43]^2)+0.2307524608*[.K43]+1.1730058735" office:value-type="float" office:value="2.96289187755372" calcext:value-type="float">
            <text:p>2.96</text:p>
          </table:table-cell>
          <table:table-cell table:style-name="ce250" table:formula="of:=[.O42]+[.N43]" office:value-type="float" office:value="116.768068038794" calcext:value-type="float">
            <text:p>116.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28"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style-name="ce32" table:formula="of:=[.V42]+[.U43]" office:value-type="float" office:value="186.399433" calcext:value-type="float">
            <text:p>186.399433</text:p>
          </table:table-cell>
          <table:table-cell table:style-name="ce32" table:formula="of:=[.W42]+3.01" office:value-type="float" office:value="117.39" calcext:value-type="float">
            <text:p>117.39</text:p>
          </table:table-cell>
          <table:table-cell table:style-name="ce38" table:formula="of:=(0.0312039503*[.U43]^2)+0.2307524608*[.U43]+1.1730058735" office:value-type="float" office:value="2.96051509494404" calcext:value-type="float">
            <text:p>2.96</text:p>
          </table:table-cell>
          <table:table-cell table:style-name="ce42" table:formula="of:=[.Y42]+[.X43]" office:value-type="float" office:value="116.561389081753" calcext:value-type="float">
            <text:p>116.6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number-columns-repeated="2"/>
          <table:table-cell table:style-name="ce236" office:value-type="date" office:date-value="2017-11-12" calcext:value-type="date">
            <text:p>11/12/17</text:p>
          </table:table-cell>
          <table:table-cell table:style-name="ce54" table:formula="of:=['LB 2017'.B98]" office:value-type="float" office:value="4.61758" calcext:value-type="float">
            <text:p>4.61758</text:p>
          </table:table-cell>
          <table:table-cell table:formula="of:=[.AF42]+[.AE43]" office:value-type="float" office:value="183.909337" calcext:value-type="float">
            <text:p>183.909337</text:p>
          </table:table-cell>
          <table:table-cell table:formula="of:=[.AG42]+3.01" office:value-type="float" office:value="117.39" calcext:value-type="float">
            <text:p>117.39</text:p>
          </table:table-cell>
          <table:table-cell table:style-name="ce245" table:formula="of:=(0.0312039503*[.AE43]^2)+0.2307524608*[.AE43]+1.1730058735" office:value-type="float" office:value="2.90385585567513" calcext:value-type="float">
            <text:p>2.90</text:p>
          </table:table-cell>
          <table:table-cell table:style-name="ce250" table:formula="of:=[.AI42]+[.AH43]" office:value-type="float" office:value="115.250441989606" calcext:value-type="float">
            <text:p>115.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28" office:value-type="date" office:date-value="2017-11-22" calcext:value-type="date">
            <text:p>11/22/17</text:p>
          </table:table-cell>
          <table:table-cell table:style-name="ce75" table:formula="of:=['LB 2017'.B108]" office:value-type="float" office:value="4.585199" calcext:value-type="float">
            <text:p>4.585199</text:p>
          </table:table-cell>
          <table:table-cell table:style-name="ce42" table:formula="of:=[.AP42]+[.AO43]" office:value-type="float" office:value="181.991811" calcext:value-type="float">
            <text:p>182.0</text:p>
          </table:table-cell>
          <table:table-cell table:style-name="ce32" table:formula="of:=[.AQ42]+3.01" office:value-type="float" office:value="117.39" calcext:value-type="float">
            <text:p>117.39</text:p>
          </table:table-cell>
          <table:table-cell table:style-name="ce38" table:formula="of:=(0.0312039503*[.AO43]^2)+0.2307524608*[.AO43]+1.1730058735" office:value-type="float" office:value="2.88708523324345" calcext:value-type="float">
            <text:p>2.89</text:p>
          </table:table-cell>
          <table:table-cell table:style-name="ce42" table:formula="of:=[.AS42]+[.AR43]" office:value-type="float" office:value="114.247184523296" calcext:value-type="float">
            <text:p>114.2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formula="of:=[.C43]+[.B44]" office:value-type="float" office:value="191.48683" calcext:value-type="float">
            <text:p>191.48683</text:p>
          </table:table-cell>
          <table:table-cell table:formula="of:=[.D43]+3.01" office:value-type="float" office:value="120.4" calcext:value-type="float">
            <text:p>120.4</text:p>
          </table:table-cell>
          <table:table-cell table:style-name="ce245" table:formula="of:=(0.0312039503*[.B44]^2)+0.2307524608*[.B44]+1.1730058735" office:value-type="float" office:value="2.96491051416756" calcext:value-type="float">
            <text:p>2.96</text:p>
          </table:table-cell>
          <table:table-cell table:style-name="ce250" table:formula="of:=[.F43]+[.E44]" office:value-type="float" office:value="119.712768440469" calcext:value-type="float">
            <text:p>119.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36"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L43]+[.K44]" office:value-type="float" office:value="191.508879" calcext:value-type="float">
            <text:p>191.508879</text:p>
          </table:table-cell>
          <table:table-cell table:formula="of:=[.M43]+3.01" office:value-type="float" office:value="120.4" calcext:value-type="float">
            <text:p>120.4</text:p>
          </table:table-cell>
          <table:table-cell table:style-name="ce245" table:formula="of:=(0.0312039503*[.K44]^2)+0.2307524608*[.K44]+1.1730058735" office:value-type="float" office:value="2.95605418662718" calcext:value-type="float">
            <text:p>2.96</text:p>
          </table:table-cell>
          <table:table-cell table:style-name="ce250" table:formula="of:=[.O43]+[.N44]" office:value-type="float" office:value="119.724122225421" calcext:value-type="float">
            <text:p>119.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ce28"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style-name="ce32" table:formula="of:=[.V43]+[.U44]" office:value-type="float" office:value="191.144521" calcext:value-type="float">
            <text:p>191.144521</text:p>
          </table:table-cell>
          <table:table-cell table:style-name="ce32" table:formula="of:=[.W43]+3.01" office:value-type="float" office:value="120.4" calcext:value-type="float">
            <text:p>120.4</text:p>
          </table:table-cell>
          <table:table-cell table:style-name="ce38" table:formula="of:=(0.0312039503*[.U44]^2)+0.2307524608*[.U44]+1.1730058735" office:value-type="float" office:value="2.97053038660043" calcext:value-type="float">
            <text:p>2.97</text:p>
          </table:table-cell>
          <table:table-cell table:style-name="ce42" table:formula="of:=[.Y43]+[.X44]" office:value-type="float" office:value="119.531919468353" calcext:value-type="float">
            <text:p>119.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number-columns-repeated="2"/>
          <table:table-cell table:style-name="ce236" office:value-type="date" office:date-value="2017-11-13" calcext:value-type="date">
            <text:p>11/13/17</text:p>
          </table:table-cell>
          <table:table-cell table:style-name="ce54" table:formula="of:=['LB 2017'.B99]" office:value-type="float" office:value="4.625172" calcext:value-type="float">
            <text:p>4.625172</text:p>
          </table:table-cell>
          <table:table-cell table:formula="of:=[.AF43]+[.AE44]" office:value-type="float" office:value="188.534509" calcext:value-type="float">
            <text:p>188.534509</text:p>
          </table:table-cell>
          <table:table-cell table:formula="of:=[.AG43]+3.01" office:value-type="float" office:value="120.4" calcext:value-type="float">
            <text:p>120.4</text:p>
          </table:table-cell>
          <table:table-cell table:style-name="ce245" table:formula="of:=(0.0312039503*[.AE44]^2)+0.2307524608*[.AE44]+1.1730058735" office:value-type="float" office:value="2.90779733991726" calcext:value-type="float">
            <text:p>2.91</text:p>
          </table:table-cell>
          <table:table-cell table:style-name="ce250" table:formula="of:=[.AI43]+[.AH44]" office:value-type="float" office:value="118.158239329523" calcext:value-type="float">
            <text:p>118.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ce28" office:value-type="date" office:date-value="2017-11-23" calcext:value-type="date">
            <text:p>11/23/17</text:p>
          </table:table-cell>
          <table:table-cell table:style-name="ce75" table:formula="of:=['LB 2017'.B109]" office:value-type="float" office:value="4.590313" calcext:value-type="float">
            <text:p>4.590313</text:p>
          </table:table-cell>
          <table:table-cell table:style-name="ce42" table:formula="of:=[.AP43]+[.AO44]" office:value-type="float" office:value="186.582124" calcext:value-type="float">
            <text:p>186.6</text:p>
          </table:table-cell>
          <table:table-cell table:style-name="ce32" table:formula="of:=[.AQ43]+3.01" office:value-type="float" office:value="120.4" calcext:value-type="float">
            <text:p>120.4</text:p>
          </table:table-cell>
          <table:table-cell table:style-name="ce38" table:formula="of:=(0.0312039503*[.AO44]^2)+0.2307524608*[.AO44]+1.1730058735" office:value-type="float" office:value="2.88972950202324" calcext:value-type="float">
            <text:p>2.89</text:p>
          </table:table-cell>
          <table:table-cell table:style-name="ce42" table:formula="of:=[.AS43]+[.AR44]" office:value-type="float" office:value="117.136914025319" calcext:value-type="float">
            <text:p>117.1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C44]+[.B45]" office:value-type="float" office:value="196.227728" calcext:value-type="float">
            <text:p>196.227728</text:p>
          </table:table-cell>
          <table:table-cell table:formula="of:=[.D44]+3.01" office:value-type="float" office:value="123.41" calcext:value-type="float">
            <text:p>123.41</text:p>
          </table:table-cell>
          <table:table-cell table:style-name="ce245" table:formula="of:=(0.0312039503*[.B45]^2)+0.2307524608*[.B45]+1.1730058735" office:value-type="float" office:value="2.96832329280213" calcext:value-type="float">
            <text:p>2.97</text:p>
          </table:table-cell>
          <table:table-cell table:style-name="ce250" table:formula="of:=[.F44]+[.E45]" office:value-type="float" office:value="122.681091733271" calcext:value-type="float">
            <text:p>122.7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style-name="ce236" office:value-type="date" office:date-value="2017-10-19" calcext:value-type="date">
            <text:p>10/19/17</text:p>
          </table:table-cell>
          <table:table-cell office:value-type="float" office:value="4.702671" calcext:value-type="float">
            <text:p>4.702671</text:p>
          </table:table-cell>
          <table:table-cell table:formula="of:=[.L44]+[.K45]" office:value-type="float" office:value="196.21155" calcext:value-type="float">
            <text:p>196.21155</text:p>
          </table:table-cell>
          <table:table-cell table:formula="of:=[.M44]+3.01" office:value-type="float" office:value="123.41" calcext:value-type="float">
            <text:p>123.41</text:p>
          </table:table-cell>
          <table:table-cell table:style-name="ce245" table:formula="of:=(0.0312039503*[.K45]^2)+0.2307524608*[.K45]+1.1730058735" office:value-type="float" office:value="2.94823771388806" calcext:value-type="float">
            <text:p>2.95</text:p>
          </table:table-cell>
          <table:table-cell table:style-name="ce250" table:formula="of:=[.O44]+[.N45]" office:value-type="float" office:value="122.67235993931" calcext:value-type="float">
            <text:p>122.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style-name="ce28"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style-name="ce32" table:formula="of:=[.V44]+[.U45]" office:value-type="float" office:value="195.880899" calcext:value-type="float">
            <text:p>195.880899</text:p>
          </table:table-cell>
          <table:table-cell table:style-name="ce32" table:formula="of:=[.W44]+3.01" office:value-type="float" office:value="123.41" calcext:value-type="float">
            <text:p>123.41</text:p>
          </table:table-cell>
          <table:table-cell table:style-name="ce38" table:formula="of:=(0.0312039503*[.U45]^2)+0.2307524608*[.U45]+1.1730058735" office:value-type="float" office:value="2.96594359908855" calcext:value-type="float">
            <text:p>2.97</text:p>
          </table:table-cell>
          <table:table-cell table:style-name="ce42" table:formula="of:=[.Y44]+[.X45]" office:value-type="float" office:value="122.497863067442" calcext:value-type="float">
            <text:p>122.5</text:p>
          </table:table-cell>
          <table:table-cell table:style-name="ce32"/>
          <table:table-cell table:style-name="ce32" office:value-type="float" office:value="41" calcext:value-type="float">
            <text:p>41</text:p>
          </table:table-cell>
          <table:table-cell table:number-columns-repeated="2"/>
          <table:table-cell table:style-name="ce236" office:value-type="date" office:date-value="2017-11-14" calcext:value-type="date">
            <text:p>11/14/17</text:p>
          </table:table-cell>
          <table:table-cell table:style-name="ce54" table:formula="of:=['LB 2017'.B100]" office:value-type="float" office:value="4.617337" calcext:value-type="float">
            <text:p>4.617337</text:p>
          </table:table-cell>
          <table:table-cell table:formula="of:=[.AF44]+[.AE45]" office:value-type="float" office:value="193.151846" calcext:value-type="float">
            <text:p>193.151846</text:p>
          </table:table-cell>
          <table:table-cell table:formula="of:=[.AG44]+3.01" office:value-type="float" office:value="123.41" calcext:value-type="float">
            <text:p>123.41</text:p>
          </table:table-cell>
          <table:table-cell table:style-name="ce245" table:formula="of:=(0.0312039503*[.AE45]^2)+0.2307524608*[.AE45]+1.1730058735" office:value-type="float" office:value="2.90372975851562" calcext:value-type="float">
            <text:p>2.90</text:p>
          </table:table-cell>
          <table:table-cell table:style-name="ce250" table:formula="of:=[.AI44]+[.AH45]" office:value-type="float" office:value="121.061969088039" calcext:value-type="float">
            <text:p>121.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style-name="ce28" office:value-type="date" office:date-value="2017-11-24" calcext:value-type="date">
            <text:p>11/24/17</text:p>
          </table:table-cell>
          <table:table-cell table:style-name="ce75" table:formula="of:=['LB 2017'.B110]" office:value-type="float" office:value="4.549637" calcext:value-type="float">
            <text:p>4.549637</text:p>
          </table:table-cell>
          <table:table-cell table:style-name="ce42" table:formula="of:=[.AP44]+[.AO45]" office:value-type="float" office:value="191.131761" calcext:value-type="float">
            <text:p>191.1</text:p>
          </table:table-cell>
          <table:table-cell table:style-name="ce32" table:formula="of:=[.AQ44]+3.01" office:value-type="float" office:value="123.41" calcext:value-type="float">
            <text:p>123.41</text:p>
          </table:table-cell>
          <table:table-cell table:style-name="ce38" table:formula="of:=(0.0312039503*[.AO45]^2)+0.2307524608*[.AO45]+1.1730058735" office:value-type="float" office:value="2.86874251618517" calcext:value-type="float">
            <text:p>2.87</text:p>
          </table:table-cell>
          <table:table-cell table:style-name="ce42" table:formula="of:=[.AS44]+[.AR45]" office:value-type="float" office:value="120.005656541504" calcext:value-type="float">
            <text:p>120.0</text:p>
          </table:table-cell>
          <table:table-cell table:style-name="ce32"/>
          <table:table-cell table:style-name="ce32" office:value-type="float" office:value="41" calcext:value-type="float">
            <text:p>41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5" calcext:value-type="date">
            <text:p>10/15/17</text:p>
          </table:table-cell>
          <table:table-cell table:style-name="ce54" office:value-type="float" office:value="4.738392" calcext:value-type="float">
            <text:p>4.738392</text:p>
          </table:table-cell>
          <table:table-cell table:formula="of:=[.C45]+[.B46]" office:value-type="float" office:value="200.96612" calcext:value-type="float">
            <text:p>200.96612</text:p>
          </table:table-cell>
          <table:table-cell table:formula="of:=[.D45]+3.01" office:value-type="float" office:value="126.42" calcext:value-type="float">
            <text:p>126.42</text:p>
          </table:table-cell>
          <table:table-cell table:style-name="ce245" table:formula="of:=(0.0312039503*[.B46]^2)+0.2307524608*[.B46]+1.1730058735" office:value-type="float" office:value="2.9670037741525" calcext:value-type="float">
            <text:p>2.97</text:p>
          </table:table-cell>
          <table:table-cell table:style-name="ce250" table:formula="of:=[.F45]+[.E46]" office:value-type="float" office:value="125.648095507424" calcext:value-type="float">
            <text:p>125.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236" office:value-type="date" office:date-value="2017-10-20" calcext:value-type="date">
            <text:p>10/20/17</text:p>
          </table:table-cell>
          <table:table-cell office:value-type="float" office:value="4.702114" calcext:value-type="float">
            <text:p>4.702114</text:p>
          </table:table-cell>
          <table:table-cell table:formula="of:=[.L45]+[.K46]" office:value-type="float" office:value="200.913664" calcext:value-type="float">
            <text:p>200.913664</text:p>
          </table:table-cell>
          <table:table-cell table:formula="of:=[.M45]+3.01" office:value-type="float" office:value="126.42" calcext:value-type="float">
            <text:p>126.42</text:p>
          </table:table-cell>
          <table:table-cell table:style-name="ce245" table:formula="of:=(0.0312039503*[.K46]^2)+0.2307524608*[.K46]+1.1730058735" office:value-type="float" office:value="2.94794572395824" calcext:value-type="float">
            <text:p>2.95</text:p>
          </table:table-cell>
          <table:table-cell table:style-name="ce250" table:formula="of:=[.O45]+[.N46]" office:value-type="float" office:value="125.620305663268" calcext:value-type="float">
            <text:p>125.6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28"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style-name="ce32" table:formula="of:=[.V45]+[.U46]" office:value-type="float" office:value="200.625976" calcext:value-type="float">
            <text:p>200.625976</text:p>
          </table:table-cell>
          <table:table-cell table:style-name="ce32" table:formula="of:=[.W45]+3.01" office:value-type="float" office:value="126.42" calcext:value-type="float">
            <text:p>126.42</text:p>
          </table:table-cell>
          <table:table-cell table:style-name="ce38" table:formula="of:=(0.0312039503*[.U46]^2)+0.2307524608*[.U46]+1.1730058735" office:value-type="float" office:value="2.97052459088635" calcext:value-type="float">
            <text:p>2.97</text:p>
          </table:table-cell>
          <table:table-cell table:style-name="ce42" table:formula="of:=[.Y45]+[.X46]" office:value-type="float" office:value="125.468387658328" calcext:value-type="float">
            <text:p>125.5</text:p>
          </table:table-cell>
          <table:table-cell table:style-name="ce32"/>
          <table:table-cell table:style-name="ce32" office:value-type="float" office:value="42" calcext:value-type="float">
            <text:p>42</text:p>
          </table:table-cell>
          <table:table-cell table:number-columns-repeated="2"/>
          <table:table-cell table:style-name="ce236" office:value-type="date" office:date-value="2017-11-15" calcext:value-type="date">
            <text:p>11/15/17</text:p>
          </table:table-cell>
          <table:table-cell table:style-name="ce54" table:formula="of:=['LB 2017'.B101]" office:value-type="float" office:value="4.627118" calcext:value-type="float">
            <text:p>4.627118</text:p>
          </table:table-cell>
          <table:table-cell table:formula="of:=[.AF45]+[.AE46]" office:value-type="float" office:value="197.778964" calcext:value-type="float">
            <text:p>197.778964</text:p>
          </table:table-cell>
          <table:table-cell table:formula="of:=[.AG45]+3.01" office:value-type="float" office:value="126.42" calcext:value-type="float">
            <text:p>126.42</text:p>
          </table:table-cell>
          <table:table-cell table:style-name="ce245" table:formula="of:=(0.0312039503*[.AE46]^2)+0.2307524608*[.AE46]+1.1730058735" office:value-type="float" office:value="2.90880820996876" calcext:value-type="float">
            <text:p>2.91</text:p>
          </table:table-cell>
          <table:table-cell table:style-name="ce250" table:formula="of:=[.AI45]+[.AH46]" office:value-type="float" office:value="123.970777298008" calcext:value-type="float">
            <text:p>124.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28" office:value-type="date" office:date-value="2017-11-25" calcext:value-type="date">
            <text:p>11/25/17</text:p>
          </table:table-cell>
          <table:table-cell table:style-name="ce75" table:formula="of:=['LB 2017'.B111]" office:value-type="float" office:value="4.542599" calcext:value-type="float">
            <text:p>4.542599</text:p>
          </table:table-cell>
          <table:table-cell table:style-name="ce42" table:formula="of:=[.AP45]+[.AO46]" office:value-type="float" office:value="195.67436" calcext:value-type="float">
            <text:p>195.7</text:p>
          </table:table-cell>
          <table:table-cell table:style-name="ce32" table:formula="of:=[.AQ45]+3.01" office:value-type="float" office:value="126.42" calcext:value-type="float">
            <text:p>126.42</text:p>
          </table:table-cell>
          <table:table-cell table:style-name="ce38" table:formula="of:=(0.0312039503*[.AO46]^2)+0.2307524608*[.AO46]+1.1730058735" office:value-type="float" office:value="2.86512170348439" calcext:value-type="float">
            <text:p>2.87</text:p>
          </table:table-cell>
          <table:table-cell table:style-name="ce42" table:formula="of:=[.AS45]+[.AR46]" office:value-type="float" office:value="122.870778244989" calcext:value-type="float">
            <text:p>122.9</text:p>
          </table:table-cell>
          <table:table-cell table:style-name="ce32"/>
          <table:table-cell table:style-name="ce32" office:value-type="float" office:value="42" calcext:value-type="float">
            <text:p>4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formula="of:=[.C46]+[.B47]" office:value-type="float" office:value="205.705692" calcext:value-type="float">
            <text:p>205.705692</text:p>
          </table:table-cell>
          <table:table-cell table:formula="of:=[.D46]+3.01" office:value-type="float" office:value="129.43" calcext:value-type="float">
            <text:p>129.43</text:p>
          </table:table-cell>
          <table:table-cell table:style-name="ce245" table:formula="of:=(0.0312039503*[.B47]^2)+0.2307524608*[.B47]+1.1730058735" office:value-type="float" office:value="2.96762504695902" calcext:value-type="float">
            <text:p>2.97</text:p>
          </table:table-cell>
          <table:table-cell table:style-name="ce250" table:formula="of:=[.F46]+[.E47]" office:value-type="float" office:value="128.615720554383" calcext:value-type="float">
            <text:p>128.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236" office:value-type="date" office:date-value="2017-10-21" calcext:value-type="date">
            <text:p>10/21/17</text:p>
          </table:table-cell>
          <table:table-cell office:value-type="float" office:value="4.666737" calcext:value-type="float">
            <text:p>4.666737</text:p>
          </table:table-cell>
          <table:table-cell table:formula="of:=[.L46]+[.K47]" office:value-type="float" office:value="205.580401" calcext:value-type="float">
            <text:p>205.580401</text:p>
          </table:table-cell>
          <table:table-cell table:formula="of:=[.M46]+3.01" office:value-type="float" office:value="129.43" calcext:value-type="float">
            <text:p>129.43</text:p>
          </table:table-cell>
          <table:table-cell table:style-name="ce245" table:formula="of:=(0.0312039503*[.K47]^2)+0.2307524608*[.K47]+1.1730058735" office:value-type="float" office:value="2.92944009939281" calcext:value-type="float">
            <text:p>2.93</text:p>
          </table:table-cell>
          <table:table-cell table:style-name="ce250" table:formula="of:=[.O46]+[.N47]" office:value-type="float" office:value="128.549745762661" calcext:value-type="float">
            <text:p>128.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table:style-name="ce28" office:value-type="date" office:date-value="2017-10-28" calcext:value-type="date">
            <text:p>10/28/17</text:p>
          </table:table-cell>
          <table:table-cell office:value-type="float" office:value="4.749785" calcext:value-type="float">
            <text:p>4.749785</text:p>
          </table:table-cell>
          <table:table-cell table:style-name="ce32" table:formula="of:=[.V46]+[.U47]" office:value-type="float" office:value="205.375761" calcext:value-type="float">
            <text:p>205.375761</text:p>
          </table:table-cell>
          <table:table-cell table:style-name="ce32" table:formula="of:=[.W46]+3.01" office:value-type="float" office:value="129.43" calcext:value-type="float">
            <text:p>129.43</text:p>
          </table:table-cell>
          <table:table-cell table:style-name="ce38" table:formula="of:=(0.0312039503*[.U47]^2)+0.2307524608*[.U47]+1.1730058735" office:value-type="float" office:value="2.97300584653859" calcext:value-type="float">
            <text:p>2.97</text:p>
          </table:table-cell>
          <table:table-cell table:style-name="ce42" table:formula="of:=[.Y46]+[.X47]" office:value-type="float" office:value="128.441393504867" calcext:value-type="float">
            <text:p>128.4</text:p>
          </table:table-cell>
          <table:table-cell table:style-name="ce32"/>
          <table:table-cell table:style-name="ce32" office:value-type="float" office:value="43" calcext:value-type="float">
            <text:p>43</text:p>
          </table:table-cell>
          <table:table-cell table:number-columns-repeated="2"/>
          <table:table-cell table:style-name="ce236" office:value-type="date" office:date-value="2017-11-16" calcext:value-type="date">
            <text:p>11/16/17</text:p>
          </table:table-cell>
          <table:table-cell table:style-name="ce54" table:formula="of:=['LB 2017'.B102]" office:value-type="float" office:value="4.619372" calcext:value-type="float">
            <text:p>4.619372</text:p>
          </table:table-cell>
          <table:table-cell table:formula="of:=[.AF46]+[.AE47]" office:value-type="float" office:value="202.398336" calcext:value-type="float">
            <text:p>202.398336</text:p>
          </table:table-cell>
          <table:table-cell table:formula="of:=[.AG46]+3.01" office:value-type="float" office:value="129.43" calcext:value-type="float">
            <text:p>129.43</text:p>
          </table:table-cell>
          <table:table-cell table:style-name="ce245" table:formula="of:=(0.0312039503*[.AE47]^2)+0.2307524608*[.AE47]+1.1730058735" office:value-type="float" office:value="2.90478587115379" calcext:value-type="float">
            <text:p>2.90</text:p>
          </table:table-cell>
          <table:table-cell table:style-name="ce250" table:formula="of:=[.AI46]+[.AH47]" office:value-type="float" office:value="126.875563169161" calcext:value-type="float">
            <text:p>126.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table:style-name="ce28" office:value-type="date" office:date-value="2017-11-26" calcext:value-type="date">
            <text:p>11/26/17</text:p>
          </table:table-cell>
          <table:table-cell table:style-name="ce75" table:formula="of:=['LB 2017'.B112]" office:value-type="float" office:value="4.545858" calcext:value-type="float">
            <text:p>4.545858</text:p>
          </table:table-cell>
          <table:table-cell table:style-name="ce42" table:formula="of:=[.AP46]+[.AO47]" office:value-type="float" office:value="200.220218" calcext:value-type="float">
            <text:p>200.2</text:p>
          </table:table-cell>
          <table:table-cell table:style-name="ce32" table:formula="of:=[.AQ46]+3.01" office:value-type="float" office:value="129.43" calcext:value-type="float">
            <text:p>129.43</text:p>
          </table:table-cell>
          <table:table-cell table:style-name="ce38" table:formula="of:=(0.0312039503*[.AO47]^2)+0.2307524608*[.AO47]+1.1730058735" office:value-type="float" office:value="2.86679796433771" calcext:value-type="float">
            <text:p>2.87</text:p>
          </table:table-cell>
          <table:table-cell table:style-name="ce42" table:formula="of:=[.AS46]+[.AR47]" office:value-type="float" office:value="125.737576209326" calcext:value-type="float">
            <text:p>125.7</text:p>
          </table:table-cell>
          <table:table-cell table:style-name="ce32"/>
          <table:table-cell table:style-name="ce32" office:value-type="float" office:value="43" calcext:value-type="float">
            <text:p>43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formula="of:=[.C47]+[.B48]" office:value-type="float" office:value="210.43627" calcext:value-type="float">
            <text:p>210.43627</text:p>
          </table:table-cell>
          <table:table-cell table:formula="of:=[.D47]+3.01" office:value-type="float" office:value="132.44" calcext:value-type="float">
            <text:p>132.44</text:p>
          </table:table-cell>
          <table:table-cell table:style-name="ce245" table:formula="of:=(0.0312039503*[.B48]^2)+0.2307524608*[.B48]+1.1730058735" office:value-type="float" office:value="2.96289187755372" calcext:value-type="float">
            <text:p>2.96</text:p>
          </table:table-cell>
          <table:table-cell table:style-name="ce250" table:formula="of:=[.F47]+[.E48]" office:value-type="float" office:value="131.578612431937" calcext:value-type="float">
            <text:p>131.6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style-name="ce236"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formula="of:=[.L47]+[.K48]" office:value-type="float" office:value="210.252513" calcext:value-type="float">
            <text:p>210.252513</text:p>
          </table:table-cell>
          <table:table-cell table:formula="of:=[.M47]+3.01" office:value-type="float" office:value="132.44" calcext:value-type="float">
            <text:p>132.44</text:p>
          </table:table-cell>
          <table:table-cell table:style-name="ce245" table:formula="of:=(0.0312039503*[.K48]^2)+0.2307524608*[.K48]+1.1730058735" office:value-type="float" office:value="2.93224671713741" calcext:value-type="float">
            <text:p>2.93</text:p>
          </table:table-cell>
          <table:table-cell table:style-name="ce250" table:formula="of:=[.O47]+[.N48]" office:value-type="float" office:value="131.481992479798" calcext:value-type="float">
            <text:p>131.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style-name="ce28" office:value-type="date" office:date-value="2017-10-29" calcext:value-type="date">
            <text:p>10/29/17</text:p>
          </table:table-cell>
          <table:table-cell table:formula="of:=['LB 2017'.B84]" office:value-type="float" office:value="4.708391" calcext:value-type="float">
            <text:p>4.708391</text:p>
          </table:table-cell>
          <table:table-cell table:style-name="ce32" table:formula="of:=[.V47]+[.U48]" office:value-type="float" office:value="210.084152" calcext:value-type="float">
            <text:p>210.084152</text:p>
          </table:table-cell>
          <table:table-cell table:style-name="ce32" table:formula="of:=[.W47]+3.01" office:value-type="float" office:value="132.44" calcext:value-type="float">
            <text:p>132.44</text:p>
          </table:table-cell>
          <table:table-cell table:style-name="ce38" table:formula="of:=(0.0312039503*[.U48]^2)+0.2307524608*[.U48]+1.1730058735" office:value-type="float" office:value="2.95123736638229" calcext:value-type="float">
            <text:p>2.95</text:p>
          </table:table-cell>
          <table:table-cell table:style-name="ce42" table:formula="of:=[.Y47]+[.X48]" office:value-type="float" office:value="131.392630871249" calcext:value-type="float">
            <text:p>131.4</text:p>
          </table:table-cell>
          <table:table-cell table:style-name="ce32"/>
          <table:table-cell table:style-name="ce32" office:value-type="float" office:value="44" calcext:value-type="float">
            <text:p>44</text:p>
          </table:table-cell>
          <table:table-cell table:style-name="ce32" table:number-columns-repeated="2"/>
          <table:table-cell table:style-name="ce236" office:value-type="date" office:date-value="2017-11-17" calcext:value-type="date">
            <text:p>11/17/17</text:p>
          </table:table-cell>
          <table:table-cell table:style-name="ce54" table:formula="of:=['LB 2017'.B103]" office:value-type="float" office:value="4.597289" calcext:value-type="float">
            <text:p>4.597289</text:p>
          </table:table-cell>
          <table:table-cell table:formula="of:=[.AF47]+[.AE48]" office:value-type="float" office:value="206.995625" calcext:value-type="float">
            <text:p>206.995625</text:p>
          </table:table-cell>
          <table:table-cell table:formula="of:=[.AG47]+3.01" office:value-type="float" office:value="132.44" calcext:value-type="float">
            <text:p>132.44</text:p>
          </table:table-cell>
          <table:table-cell table:style-name="ce245" table:formula="of:=(0.0312039503*[.AE48]^2)+0.2307524608*[.AE48]+1.1730058735" office:value-type="float" office:value="2.89333917697564" calcext:value-type="float">
            <text:p>2.89</text:p>
          </table:table-cell>
          <table:table-cell table:style-name="ce250" table:formula="of:=[.AI47]+[.AH48]" office:value-type="float" office:value="129.768902346137" calcext:value-type="float">
            <text:p>129.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style-name="ce28" office:value-type="date" office:date-value="2017-11-27" calcext:value-type="date">
            <text:p>11/27/17</text:p>
          </table:table-cell>
          <table:table-cell table:style-name="ce75" table:formula="of:=['LB 2017'.B113]" office:value-type="float" office:value="4.532747" calcext:value-type="float">
            <text:p>4.532747</text:p>
          </table:table-cell>
          <table:table-cell table:style-name="ce42" table:formula="of:=[.AP47]+[.AO48]" office:value-type="float" office:value="204.752965" calcext:value-type="float">
            <text:p>204.8</text:p>
          </table:table-cell>
          <table:table-cell table:style-name="ce32" table:formula="of:=[.AQ47]+3.01" office:value-type="float" office:value="132.44" calcext:value-type="float">
            <text:p>132.44</text:p>
          </table:table-cell>
          <table:table-cell table:style-name="ce38" table:formula="of:=(0.0312039503*[.AO48]^2)+0.2307524608*[.AO48]+1.1730058735" office:value-type="float" office:value="2.86005837540873" calcext:value-type="float">
            <text:p>2.86</text:p>
          </table:table-cell>
          <table:table-cell table:style-name="ce42" table:formula="of:=[.AS47]+[.AR48]" office:value-type="float" office:value="128.597634584735" calcext:value-type="float">
            <text:p>128.6</text:p>
          </table:table-cell>
          <table:table-cell table:style-name="ce32"/>
          <table:table-cell table:style-name="ce32" office:value-type="float" office:value="44" calcext:value-type="float">
            <text:p>44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C48]+[.B49]" office:value-type="float" office:value="215.153838" calcext:value-type="float">
            <text:p>215.153838</text:p>
          </table:table-cell>
          <table:table-cell table:formula="of:=[.D48]+3.01" office:value-type="float" office:value="135.45" calcext:value-type="float">
            <text:p>135.45</text:p>
          </table:table-cell>
          <table:table-cell table:style-name="ce245" table:formula="of:=(0.0312039503*[.B49]^2)+0.2307524608*[.B49]+1.1730058735" office:value-type="float" office:value="2.95605418662718" calcext:value-type="float">
            <text:p>2.96</text:p>
          </table:table-cell>
          <table:table-cell table:style-name="ce250" table:formula="of:=[.F48]+[.E49]" office:value-type="float" office:value="134.534666618564" calcext:value-type="float">
            <text:p>134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36" office:value-type="date" office:date-value="2017-10-23" calcext:value-type="date">
            <text:p>10/23/17</text:p>
          </table:table-cell>
          <table:table-cell office:value-type="float" office:value="4.790855" calcext:value-type="float">
            <text:p>4.790855</text:p>
          </table:table-cell>
          <table:table-cell table:formula="of:=[.L48]+[.K49]" office:value-type="float" office:value="215.043368" calcext:value-type="float">
            <text:p>215.043368</text:p>
          </table:table-cell>
          <table:table-cell table:formula="of:=[.M48]+3.01" office:value-type="float" office:value="135.45" calcext:value-type="float">
            <text:p>135.45</text:p>
          </table:table-cell>
          <table:table-cell table:style-name="ce245" table:formula="of:=(0.0312039503*[.K49]^2)+0.2307524608*[.K49]+1.1730058735" office:value-type="float" office:value="2.99470962141159" calcext:value-type="float">
            <text:p>2.99</text:p>
          </table:table-cell>
          <table:table-cell table:style-name="ce250" table:formula="of:=[.O48]+[.N49]" office:value-type="float" office:value="134.47670210121" calcext:value-type="float">
            <text:p>134.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style-name="ce28" office:value-type="date" office:date-value="2017-10-30" calcext:value-type="date">
            <text:p>10/30/17</text:p>
          </table:table-cell>
          <table:table-cell table:formula="of:=['LB 2017'.B85]" office:value-type="float" office:value="4.712623" calcext:value-type="float">
            <text:p>4.712623</text:p>
          </table:table-cell>
          <table:table-cell table:style-name="ce32" table:formula="of:=[.V48]+[.U49]" office:value-type="float" office:value="214.796775" calcext:value-type="float">
            <text:p>214.796775</text:p>
          </table:table-cell>
          <table:table-cell table:style-name="ce32" table:formula="of:=[.W48]+3.01" office:value-type="float" office:value="135.45" calcext:value-type="float">
            <text:p>135.45</text:p>
          </table:table-cell>
          <table:table-cell table:style-name="ce38" table:formula="of:=(0.0312039503*[.U49]^2)+0.2307524608*[.U49]+1.1730058735" office:value-type="float" office:value="2.95345800390873" calcext:value-type="float">
            <text:p>2.95</text:p>
          </table:table-cell>
          <table:table-cell table:style-name="ce42" table:formula="of:=[.Y48]+[.X49]" office:value-type="float" office:value="134.346088875158" calcext:value-type="float">
            <text:p>134.3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number-columns-repeated="2"/>
          <table:table-cell table:style-name="ce236" office:value-type="date" office:date-value="2017-11-18" calcext:value-type="date">
            <text:p>11/18/17</text:p>
          </table:table-cell>
          <table:table-cell table:style-name="ce54" table:formula="of:=['LB 2017'.B104]" office:value-type="float" office:value="4.565187" calcext:value-type="float">
            <text:p>4.565187</text:p>
          </table:table-cell>
          <table:table-cell table:formula="of:=[.AF48]+[.AE49]" office:value-type="float" office:value="211.560812" calcext:value-type="float">
            <text:p>211.560812</text:p>
          </table:table-cell>
          <table:table-cell table:formula="of:=[.AG48]+3.01" office:value-type="float" office:value="135.45" calcext:value-type="float">
            <text:p>135.45</text:p>
          </table:table-cell>
          <table:table-cell table:style-name="ce245" table:formula="of:=(0.0312039503*[.AE49]^2)+0.2307524608*[.AE49]+1.1730058735" office:value-type="float" office:value="2.87675342486024" calcext:value-type="float">
            <text:p>2.88</text:p>
          </table:table-cell>
          <table:table-cell table:style-name="ce250" table:formula="of:=[.AI48]+[.AH49]" office:value-type="float" office:value="132.645655770997" calcext:value-type="float">
            <text:p>132.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style-name="ce28" office:value-type="date" office:date-value="2017-11-28" calcext:value-type="date">
            <text:p>11/28/17</text:p>
          </table:table-cell>
          <table:table-cell table:style-name="ce75" table:formula="of:=['LB 2017'.B114]" office:value-type="float" office:value="4.523631" calcext:value-type="float">
            <text:p>4.523631</text:p>
          </table:table-cell>
          <table:table-cell table:style-name="ce42" table:formula="of:=[.AP48]+[.AO49]" office:value-type="float" office:value="209.276596" calcext:value-type="float">
            <text:p>209.3</text:p>
          </table:table-cell>
          <table:table-cell table:style-name="ce32" table:formula="of:=[.AQ48]+3.01" office:value-type="float" office:value="135.45" calcext:value-type="float">
            <text:p>135.45</text:p>
          </table:table-cell>
          <table:table-cell table:style-name="ce38" table:formula="of:=(0.0312039503*[.AO49]^2)+0.2307524608*[.AO49]+1.1730058735" office:value-type="float" office:value="2.85537870206178" calcext:value-type="float">
            <text:p>2.86</text:p>
          </table:table-cell>
          <table:table-cell table:style-name="ce42" table:formula="of:=[.AS48]+[.AR49]" office:value-type="float" office:value="131.453013286797" calcext:value-type="float">
            <text:p>131.5</text:p>
          </table:table-cell>
          <table:table-cell table:style-name="ce32"/>
          <table:table-cell table:style-name="ce32" office:value-type="float" office:value="45" calcext:value-type="float">
            <text:p>45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19" calcext:value-type="date">
            <text:p>10/19/17</text:p>
          </table:table-cell>
          <table:table-cell office:value-type="float" office:value="4.702671" calcext:value-type="float">
            <text:p>4.702671</text:p>
          </table:table-cell>
          <table:table-cell table:formula="of:=[.C49]+[.B50]" office:value-type="float" office:value="219.856509" calcext:value-type="float">
            <text:p>219.856509</text:p>
          </table:table-cell>
          <table:table-cell table:formula="of:=[.D49]+3.01" office:value-type="float" office:value="138.46" calcext:value-type="float">
            <text:p>138.46</text:p>
          </table:table-cell>
          <table:table-cell table:style-name="ce245" table:formula="of:=(0.0312039503*[.B50]^2)+0.2307524608*[.B50]+1.1730058735" office:value-type="float" office:value="2.94823771388806" calcext:value-type="float">
            <text:p>2.95</text:p>
          </table:table-cell>
          <table:table-cell table:style-name="ce250" table:formula="of:=[.F49]+[.E50]" office:value-type="float" office:value="137.482904332452" calcext:value-type="float">
            <text:p>137.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style-name="ce236"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formula="of:=[.L49]+[.K50]" office:value-type="float" office:value="219.769426" calcext:value-type="float">
            <text:p>219.769426</text:p>
          </table:table-cell>
          <table:table-cell table:formula="of:=[.M49]+3.01" office:value-type="float" office:value="138.46" calcext:value-type="float">
            <text:p>138.46</text:p>
          </table:table-cell>
          <table:table-cell table:style-name="ce245" table:formula="of:=(0.0312039503*[.K50]^2)+0.2307524608*[.K50]+1.1730058735" office:value-type="float" office:value="2.96051509494404" calcext:value-type="float">
            <text:p>2.96</text:p>
          </table:table-cell>
          <table:table-cell table:style-name="ce250" table:formula="of:=[.O49]+[.N50]" office:value-type="float" office:value="137.437217196154" calcext:value-type="float">
            <text:p>137.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28" office:value-type="date" office:date-value="2017-10-31" calcext:value-type="date">
            <text:p>10/31/17</text:p>
          </table:table-cell>
          <table:table-cell table:formula="of:=['LB 2017'.B86]" office:value-type="float" office:value="4.744958" calcext:value-type="float">
            <text:p>4.744958</text:p>
          </table:table-cell>
          <table:table-cell table:style-name="ce32" table:formula="of:=[.V49]+[.U50]" office:value-type="float" office:value="219.541733" calcext:value-type="float">
            <text:p>219.541733</text:p>
          </table:table-cell>
          <table:table-cell table:style-name="ce32" table:formula="of:=[.W49]+3.01" office:value-type="float" office:value="138.46" calcext:value-type="float">
            <text:p>138.46</text:p>
          </table:table-cell>
          <table:table-cell table:style-name="ce38" table:formula="of:=(0.0312039503*[.U50]^2)+0.2307524608*[.U50]+1.1730058735" office:value-type="float" office:value="2.97046189228044" calcext:value-type="float">
            <text:p>2.97</text:p>
          </table:table-cell>
          <table:table-cell table:style-name="ce42" table:formula="of:=[.Y49]+[.X50]" office:value-type="float" office:value="137.316550767438" calcext:value-type="float">
            <text:p>137.3</text:p>
          </table:table-cell>
          <table:table-cell table:style-name="ce32"/>
          <table:table-cell table:style-name="ce32" office:value-type="float" office:value="46" calcext:value-type="float">
            <text:p>46</text:p>
          </table:table-cell>
          <table:table-cell table:number-columns-repeated="2"/>
          <table:table-cell table:style-name="ce236" office:value-type="date" office:date-value="2017-11-19" calcext:value-type="date">
            <text:p>11/19/17</text:p>
          </table:table-cell>
          <table:table-cell table:style-name="ce54" table:formula="of:=['LB 2017'.B105]" office:value-type="float" office:value="4.563286" calcext:value-type="float">
            <text:p>4.563286</text:p>
          </table:table-cell>
          <table:table-cell table:formula="of:=[.AF49]+[.AE50]" office:value-type="float" office:value="216.124098" calcext:value-type="float">
            <text:p>216.124098</text:p>
          </table:table-cell>
          <table:table-cell table:formula="of:=[.AG49]+3.01" office:value-type="float" office:value="138.46" calcext:value-type="float">
            <text:p>138.46</text:p>
          </table:table-cell>
          <table:table-cell table:style-name="ce245" table:formula="of:=(0.0312039503*[.AE50]^2)+0.2307524608*[.AE50]+1.1730058735" office:value-type="float" office:value="2.87577327519401" calcext:value-type="float">
            <text:p>2.88</text:p>
          </table:table-cell>
          <table:table-cell table:style-name="ce250" table:formula="of:=[.AI49]+[.AH50]" office:value-type="float" office:value="135.521429046191" calcext:value-type="float">
            <text:p>135.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28" office:value-type="date" office:date-value="2017-11-29" calcext:value-type="date">
            <text:p>11/29/17</text:p>
          </table:table-cell>
          <table:table-cell table:style-name="ce75" table:formula="of:=['LB 2017'.B115]" office:value-type="float" office:value="4.538817" calcext:value-type="float">
            <text:p>4.538817</text:p>
          </table:table-cell>
          <table:table-cell table:style-name="ce42" table:formula="of:=[.AP49]+[.AO50]" office:value-type="float" office:value="213.815413" calcext:value-type="float">
            <text:p>213.8</text:p>
          </table:table-cell>
          <table:table-cell table:style-name="ce32" table:formula="of:=[.AQ49]+3.01" office:value-type="float" office:value="138.46" calcext:value-type="float">
            <text:p>138.46</text:p>
          </table:table-cell>
          <table:table-cell table:style-name="ce38" table:formula="of:=(0.0312039503*[.AO50]^2)+0.2307524608*[.AO50]+1.1730058735" office:value-type="float" office:value="2.86317726944324" calcext:value-type="float">
            <text:p>2.86</text:p>
          </table:table-cell>
          <table:table-cell table:style-name="ce42" table:formula="of:=[.AS49]+[.AR50]" office:value-type="float" office:value="134.31619055624" calcext:value-type="float">
            <text:p>134.3</text:p>
          </table:table-cell>
          <table:table-cell table:style-name="ce32"/>
          <table:table-cell table:style-name="ce32" office:value-type="float" office:value="46" calcext:value-type="float">
            <text:p>46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0" calcext:value-type="date">
            <text:p>10/20/17</text:p>
          </table:table-cell>
          <table:table-cell office:value-type="float" office:value="4.702114" calcext:value-type="float">
            <text:p>4.702114</text:p>
          </table:table-cell>
          <table:table-cell table:formula="of:=[.C50]+[.B51]" office:value-type="float" office:value="224.558623" calcext:value-type="float">
            <text:p>224.558623</text:p>
          </table:table-cell>
          <table:table-cell table:formula="of:=[.D50]+3.01" office:value-type="float" office:value="141.47" calcext:value-type="float">
            <text:p>141.47</text:p>
          </table:table-cell>
          <table:table-cell table:style-name="ce245" table:formula="of:=(0.0312039503*[.B51]^2)+0.2307524608*[.B51]+1.1730058735" office:value-type="float" office:value="2.94794572395824" calcext:value-type="float">
            <text:p>2.95</text:p>
          </table:table-cell>
          <table:table-cell table:style-name="ce250" table:formula="of:=[.F50]+[.E51]" office:value-type="float" office:value="140.43085005641" calcext:value-type="float">
            <text:p>140.4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style-name="ce236"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formula="of:=[.L50]+[.K51]" office:value-type="float" office:value="224.514514" calcext:value-type="float">
            <text:p>224.514514</text:p>
          </table:table-cell>
          <table:table-cell table:formula="of:=[.M50]+3.01" office:value-type="float" office:value="141.47" calcext:value-type="float">
            <text:p>141.47</text:p>
          </table:table-cell>
          <table:table-cell table:style-name="ce245" table:formula="of:=(0.0312039503*[.K51]^2)+0.2307524608*[.K51]+1.1730058735" office:value-type="float" office:value="2.97053038660043" calcext:value-type="float">
            <text:p>2.97</text:p>
          </table:table-cell>
          <table:table-cell table:style-name="ce250" table:formula="of:=[.O50]+[.N51]" office:value-type="float" office:value="140.407747582754" calcext:value-type="float">
            <text:p>140.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28" office:value-type="date" office:date-value="2017-11-01" calcext:value-type="date">
            <text:p>11/1/17</text:p>
          </table:table-cell>
          <table:table-cell table:formula="of:=['LB 2017'.B87]" office:value-type="float" office:value="4.696126" calcext:value-type="float">
            <text:p>4.696126</text:p>
          </table:table-cell>
          <table:table-cell table:style-name="ce32" table:formula="of:=[.V50]+[.U51]" office:value-type="float" office:value="224.237859" calcext:value-type="float">
            <text:p>224.237859</text:p>
          </table:table-cell>
          <table:table-cell table:style-name="ce32" table:formula="of:=[.W50]+3.01" office:value-type="float" office:value="141.47" calcext:value-type="float">
            <text:p>141.47</text:p>
          </table:table-cell>
          <table:table-cell table:style-name="ce38" table:formula="of:=(0.0312039503*[.U51]^2)+0.2307524608*[.U51]+1.1730058735" office:value-type="float" office:value="2.94480792408633" calcext:value-type="float">
            <text:p>2.94</text:p>
          </table:table-cell>
          <table:table-cell table:style-name="ce42" table:formula="of:=[.Y50]+[.X51]" office:value-type="float" office:value="140.261358691525" calcext:value-type="float">
            <text:p>140.3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number-columns-repeated="2"/>
          <table:table-cell table:style-name="ce236" office:value-type="date" office:date-value="2017-11-20" calcext:value-type="date">
            <text:p>11/20/17</text:p>
          </table:table-cell>
          <table:table-cell table:style-name="ce54" table:formula="of:=['LB 2017'.B106]" office:value-type="float" office:value="4.553902" calcext:value-type="float">
            <text:p>4.553902</text:p>
          </table:table-cell>
          <table:table-cell table:formula="of:=[.AF50]+[.AE51]" office:value-type="float" office:value="220.678" calcext:value-type="float">
            <text:p>220.678</text:p>
          </table:table-cell>
          <table:table-cell table:formula="of:=[.AG50]+3.01" office:value-type="float" office:value="141.47" calcext:value-type="float">
            <text:p>141.47</text:p>
          </table:table-cell>
          <table:table-cell table:style-name="ce245" table:formula="of:=(0.0312039503*[.AE51]^2)+0.2307524608*[.AE51]+1.1730058735" office:value-type="float" office:value="2.87093821853482" calcext:value-type="float">
            <text:p>2.87</text:p>
          </table:table-cell>
          <table:table-cell table:style-name="ce250" table:formula="of:=[.AI50]+[.AH51]" office:value-type="float" office:value="138.392367264726" calcext:value-type="float">
            <text:p>138.4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28" office:value-type="date" office:date-value="2017-11-30" calcext:value-type="date">
            <text:p>11/30/17</text:p>
          </table:table-cell>
          <table:table-cell table:style-name="ce75" table:formula="of:=['LB 2017'.B116]" office:value-type="float" office:value="4.547457" calcext:value-type="float">
            <text:p>4.547457</text:p>
          </table:table-cell>
          <table:table-cell table:style-name="ce42" table:formula="of:=[.AP50]+[.AO51]" office:value-type="float" office:value="218.36287" calcext:value-type="float">
            <text:p>218.4</text:p>
          </table:table-cell>
          <table:table-cell table:style-name="ce32" table:formula="of:=[.AQ50]+3.01" office:value-type="float" office:value="141.47" calcext:value-type="float">
            <text:p>141.47</text:p>
          </table:table-cell>
          <table:table-cell table:style-name="ce38" table:formula="of:=(0.0312039503*[.AO51]^2)+0.2307524608*[.AO51]+1.1730058735" office:value-type="float" office:value="2.86762064953409" calcext:value-type="float">
            <text:p>2.87</text:p>
          </table:table-cell>
          <table:table-cell table:style-name="ce42" table:formula="of:=[.AS50]+[.AR51]" office:value-type="float" office:value="137.183811205774" calcext:value-type="float">
            <text:p>137.2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1" calcext:value-type="date">
            <text:p>10/21/17</text:p>
          </table:table-cell>
          <table:table-cell office:value-type="float" office:value="4.666737" calcext:value-type="float">
            <text:p>4.666737</text:p>
          </table:table-cell>
          <table:table-cell table:formula="of:=[.C51]+[.B52]" office:value-type="float" office:value="229.22536" calcext:value-type="float">
            <text:p>229.22536</text:p>
          </table:table-cell>
          <table:table-cell table:formula="of:=[.D51]+3.01" office:value-type="float" office:value="144.48" calcext:value-type="float">
            <text:p>144.48</text:p>
          </table:table-cell>
          <table:table-cell table:style-name="ce245" table:formula="of:=(0.0312039503*[.B52]^2)+0.2307524608*[.B52]+1.1730058735" office:value-type="float" office:value="2.92944009939281" calcext:value-type="float">
            <text:p>2.93</text:p>
          </table:table-cell>
          <table:table-cell table:style-name="ce250" table:formula="of:=[.F51]+[.E52]" office:value-type="float" office:value="143.360290155803" calcext:value-type="float">
            <text:p>143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236"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formula="of:=[.L51]+[.K52]" office:value-type="float" office:value="229.250892" calcext:value-type="float">
            <text:p>229.250892</text:p>
          </table:table-cell>
          <table:table-cell table:formula="of:=[.M51]+3.01" office:value-type="float" office:value="144.48" calcext:value-type="float">
            <text:p>144.48</text:p>
          </table:table-cell>
          <table:table-cell table:style-name="ce245" table:formula="of:=(0.0312039503*[.K52]^2)+0.2307524608*[.K52]+1.1730058735" office:value-type="float" office:value="2.96594359908855" calcext:value-type="float">
            <text:p>2.97</text:p>
          </table:table-cell>
          <table:table-cell table:style-name="ce250" table:formula="of:=[.O51]+[.N52]" office:value-type="float" office:value="143.373691181843" calcext:value-type="float">
            <text:p>143.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28" office:value-type="date" office:date-value="2017-11-02" calcext:value-type="date">
            <text:p>11/2/17</text:p>
          </table:table-cell>
          <table:table-cell table:formula="of:=['LB 2017'.B88]" office:value-type="float" office:value="4.682611" calcext:value-type="float">
            <text:p>4.682611</text:p>
          </table:table-cell>
          <table:table-cell table:style-name="ce32" table:formula="of:=[.V51]+[.U52]" office:value-type="float" office:value="228.92047" calcext:value-type="float">
            <text:p>228.92047</text:p>
          </table:table-cell>
          <table:table-cell table:style-name="ce32" table:formula="of:=[.W51]+3.01" office:value-type="float" office:value="144.48" calcext:value-type="float">
            <text:p>144.48</text:p>
          </table:table-cell>
          <table:table-cell table:style-name="ce38" table:formula="of:=(0.0312039503*[.U52]^2)+0.2307524608*[.U52]+1.1730058735" office:value-type="float" office:value="2.93773409059044" calcext:value-type="float">
            <text:p>2.94</text:p>
          </table:table-cell>
          <table:table-cell table:style-name="ce42" table:formula="of:=[.Y51]+[.X52]" office:value-type="float" office:value="143.199092782115" calcext:value-type="float">
            <text:p>143.2</text:p>
          </table:table-cell>
          <table:table-cell table:style-name="ce32"/>
          <table:table-cell table:style-name="ce32" office:value-type="float" office:value="48" calcext:value-type="float">
            <text:p>48</text:p>
          </table:table-cell>
          <table:table-cell table:number-columns-repeated="2"/>
          <table:table-cell table:style-name="ce236" office:value-type="date" office:date-value="2017-11-21" calcext:value-type="date">
            <text:p>11/21/17</text:p>
          </table:table-cell>
          <table:table-cell table:style-name="ce54" table:formula="of:=['LB 2017'.B107]" office:value-type="float" office:value="4.552491" calcext:value-type="float">
            <text:p>4.552491</text:p>
          </table:table-cell>
          <table:table-cell table:formula="of:=[.AF51]+[.AE52]" office:value-type="float" office:value="225.230491" calcext:value-type="float">
            <text:p>225.230491</text:p>
          </table:table-cell>
          <table:table-cell table:formula="of:=[.AG51]+3.01" office:value-type="float" office:value="144.48" calcext:value-type="float">
            <text:p>144.48</text:p>
          </table:table-cell>
          <table:table-cell table:style-name="ce245" table:formula="of:=(0.0312039503*[.AE52]^2)+0.2307524608*[.AE52]+1.1730058735" office:value-type="float" office:value="2.87021168349444" calcext:value-type="float">
            <text:p>2.87</text:p>
          </table:table-cell>
          <table:table-cell table:style-name="ce250" table:formula="of:=[.AI51]+[.AH52]" office:value-type="float" office:value="141.262578948221" calcext:value-type="float">
            <text:p>141.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28" office:value-type="date" office:date-value="2017-12-01" calcext:value-type="date">
            <text:p>12/1/17</text:p>
          </table:table-cell>
          <table:table-cell table:style-name="ce75" table:formula="of:=['LB 2017'.B117]" office:value-type="float" office:value="4.55373" calcext:value-type="float">
            <text:p>4.55373</text:p>
          </table:table-cell>
          <table:table-cell table:style-name="ce42" table:formula="of:=[.AP51]+[.AO52]" office:value-type="float" office:value="222.9166" calcext:value-type="float">
            <text:p>222.9</text:p>
          </table:table-cell>
          <table:table-cell table:style-name="ce32" table:formula="of:=[.AQ51]+3.01" office:value-type="float" office:value="144.48" calcext:value-type="float">
            <text:p>144.48</text:p>
          </table:table-cell>
          <table:table-cell table:style-name="ce38" table:formula="of:=(0.0312039503*[.AO52]^2)+0.2307524608*[.AO52]+1.1730058735" office:value-type="float" office:value="2.87084964772701" calcext:value-type="float">
            <text:p>2.87</text:p>
          </table:table-cell>
          <table:table-cell table:style-name="ce42" table:formula="of:=[.AS51]+[.AR52]" office:value-type="float" office:value="140.054660853501" calcext:value-type="float">
            <text:p>140.1</text:p>
          </table:table-cell>
          <table:table-cell table:style-name="ce32"/>
          <table:table-cell table:style-name="ce32" office:value-type="float" office:value="48" calcext:value-type="float">
            <text:p>48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formula="of:=[.C52]+[.B53]" office:value-type="float" office:value="233.897472" calcext:value-type="float">
            <text:p>233.897472</text:p>
          </table:table-cell>
          <table:table-cell table:formula="of:=[.D52]+3.01" office:value-type="float" office:value="147.49" calcext:value-type="float">
            <text:p>147.49</text:p>
          </table:table-cell>
          <table:table-cell table:style-name="ce245" table:formula="of:=(0.0312039503*[.B53]^2)+0.2307524608*[.B53]+1.1730058735" office:value-type="float" office:value="2.93224671713741" calcext:value-type="float">
            <text:p>2.93</text:p>
          </table:table-cell>
          <table:table-cell table:style-name="ce250" table:formula="of:=[.F52]+[.E53]" office:value-type="float" office:value="146.29253687294" calcext:value-type="float">
            <text:p>146.3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style-name="ce236"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formula="of:=[.L52]+[.K53]" office:value-type="float" office:value="233.995969" calcext:value-type="float">
            <text:p>233.995969</text:p>
          </table:table-cell>
          <table:table-cell table:formula="of:=[.M52]+3.01" office:value-type="float" office:value="147.49" calcext:value-type="float">
            <text:p>147.49</text:p>
          </table:table-cell>
          <table:table-cell table:style-name="ce245" table:formula="of:=(0.0312039503*[.K53]^2)+0.2307524608*[.K53]+1.1730058735" office:value-type="float" office:value="2.97052459088635" calcext:value-type="float">
            <text:p>2.97</text:p>
          </table:table-cell>
          <table:table-cell table:style-name="ce250" table:formula="of:=[.O52]+[.N53]" office:value-type="float" office:value="146.344215772729" calcext:value-type="float">
            <text:p>146.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28" office:value-type="date" office:date-value="2017-11-03" calcext:value-type="date">
            <text:p>11/3/17</text:p>
          </table:table-cell>
          <table:table-cell table:formula="of:=['LB 2017'.B89]" office:value-type="float" office:value="4.67228" calcext:value-type="float">
            <text:p>4.67228</text:p>
          </table:table-cell>
          <table:table-cell table:style-name="ce32" table:formula="of:=[.V52]+[.U53]" office:value-type="float" office:value="233.59275" calcext:value-type="float">
            <text:p>233.59275</text:p>
          </table:table-cell>
          <table:table-cell table:style-name="ce32" table:formula="of:=[.W52]+3.01" office:value-type="float" office:value="147.49" calcext:value-type="float">
            <text:p>147.49</text:p>
          </table:table-cell>
          <table:table-cell table:style-name="ce38" table:formula="of:=(0.0312039503*[.U53]^2)+0.2307524608*[.U53]+1.1730058735" office:value-type="float" office:value="2.93233446931734" calcext:value-type="float">
            <text:p>2.93</text:p>
          </table:table-cell>
          <table:table-cell table:style-name="ce42" table:formula="of:=[.Y52]+[.X53]" office:value-type="float" office:value="146.131427251433" calcext:value-type="float">
            <text:p>146.1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number-columns-repeated="2"/>
          <table:table-cell table:style-name="ce236" office:value-type="date" office:date-value="2017-11-22" calcext:value-type="date">
            <text:p>11/22/17</text:p>
          </table:table-cell>
          <table:table-cell table:style-name="ce54" table:formula="of:=['LB 2017'.B108]" office:value-type="float" office:value="4.585199" calcext:value-type="float">
            <text:p>4.585199</text:p>
          </table:table-cell>
          <table:table-cell table:formula="of:=[.AF52]+[.AE53]" office:value-type="float" office:value="229.81569" calcext:value-type="float">
            <text:p>229.81569</text:p>
          </table:table-cell>
          <table:table-cell table:formula="of:=[.AG52]+3.01" office:value-type="float" office:value="147.49" calcext:value-type="float">
            <text:p>147.49</text:p>
          </table:table-cell>
          <table:table-cell table:style-name="ce245" table:formula="of:=(0.0312039503*[.AE53]^2)+0.2307524608*[.AE53]+1.1730058735" office:value-type="float" office:value="2.88708523324345" calcext:value-type="float">
            <text:p>2.89</text:p>
          </table:table-cell>
          <table:table-cell table:style-name="ce250" table:formula="of:=[.AI52]+[.AH53]" office:value-type="float" office:value="144.149664181464" calcext:value-type="float">
            <text:p>144.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28" office:value-type="date" office:date-value="2017-12-02" calcext:value-type="date">
            <text:p>12/2/17</text:p>
          </table:table-cell>
          <table:table-cell table:style-name="ce75" table:formula="of:=['LB 2017'.B118]" office:value-type="float" office:value="4.56565" calcext:value-type="float">
            <text:p>4.56565</text:p>
          </table:table-cell>
          <table:table-cell table:style-name="ce42" table:formula="of:=[.AP52]+[.AO53]" office:value-type="float" office:value="227.48225" calcext:value-type="float">
            <text:p>227.5</text:p>
          </table:table-cell>
          <table:table-cell table:style-name="ce32" table:formula="of:=[.AQ52]+3.01" office:value-type="float" office:value="147.49" calcext:value-type="float">
            <text:p>147.49</text:p>
          </table:table-cell>
          <table:table-cell table:style-name="ce38" table:formula="of:=(0.0312039503*[.AO53]^2)+0.2307524608*[.AO53]+1.1730058735" office:value-type="float" office:value="2.87699218036876" calcext:value-type="float">
            <text:p>2.88</text:p>
          </table:table-cell>
          <table:table-cell table:style-name="ce42" table:formula="of:=[.AS52]+[.AR53]" office:value-type="float" office:value="142.93165303387" calcext:value-type="float">
            <text:p>142.9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 table:number-columns-repeated="976"/>
        </table:table-row>
        <table:table-row table:style-name="ro2">
          <table:table-cell table:style-name="ce237" office:value-type="date" office:date-value="2017-10-23" calcext:value-type="date">
            <text:p>10/23/17</text:p>
          </table:table-cell>
          <table:table-cell table:style-name="ce238" office:value-type="float" office:value="4.790855" calcext:value-type="float">
            <text:p>4.790855</text:p>
          </table:table-cell>
          <table:table-cell table:style-name="ce238" table:formula="of:=[.C53]+[.B54]" office:value-type="float" office:value="238.688327" calcext:value-type="float">
            <text:p>238.688327</text:p>
          </table:table-cell>
          <table:table-cell table:style-name="ce238" table:formula="of:=[.D53]+3.01" office:value-type="float" office:value="150.5" calcext:value-type="float">
            <text:p>150.5</text:p>
          </table:table-cell>
          <table:table-cell table:style-name="ce247" table:formula="of:=(0.0312039503*[.B54]^2)+0.2307524608*[.B54]+1.1730058735" office:value-type="float" office:value="2.99470962141159" calcext:value-type="float">
            <text:p>2.99</text:p>
          </table:table-cell>
          <table:table-cell table:style-name="ce252" table:formula="of:=[.F53]+[.E54]" office:value-type="float" office:value="149.287246494352" calcext:value-type="float">
            <text:p>149.3</text:p>
          </table:table-cell>
          <table:table-cell table:style-name="ce238"/>
          <table:table-cell table:style-name="ce238" office:value-type="float" office:value="50" calcext:value-type="float">
            <text:p>50</text:p>
          </table:table-cell>
          <table:table-cell office:value-type="string" calcext:value-type="string">
            <text:p>Samples of both 17SB1 and 17SB2 <text:s/>in E/R/P</text:p>
          </table:table-cell>
          <table:table-cell table:style-name="ce28" office:value-type="date" office:date-value="2017-10-28" calcext:value-type="date">
            <text:p>10/28/17</text:p>
          </table:table-cell>
          <table:table-cell table:style-name="ce32" office:value-type="float" office:value="4.749785" calcext:value-type="float">
            <text:p>4.749785</text:p>
          </table:table-cell>
          <table:table-cell table:style-name="ce32" table:formula="of:=[.L53]+[.K54]" office:value-type="float" office:value="238.745754" calcext:value-type="float">
            <text:p>238.745754</text:p>
          </table:table-cell>
          <table:table-cell table:style-name="ce32" table:formula="of:=[.M53]+3.01" office:value-type="float" office:value="150.5" calcext:value-type="float">
            <text:p>150.5</text:p>
          </table:table-cell>
          <table:table-cell table:style-name="ce38" table:formula="of:=(0.0312039503*[.K54]^2)+0.2307524608*[.K54]+1.1730058735" office:value-type="float" office:value="2.97300584653859" calcext:value-type="float">
            <text:p>2.97</text:p>
          </table:table-cell>
          <table:table-cell table:style-name="ce42" table:formula="of:=[.O53]+[.N54]" office:value-type="float" office:value="149.317221619268" calcext:value-type="float">
            <text:p>149.3</text:p>
          </table:table-cell>
          <table:table-cell table:style-name="ce38" table:formula="of:=[.O54]-150" office:value-type="float" office:value="-0.68277838073243" calcext:value-type="float">
            <text:p>-0.68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2"/>
          <table:table-cell table:style-name="ce237" office:value-type="date" office:date-value="2017-11-04" calcext:value-type="date">
            <text:p>11/4/17</text:p>
          </table:table-cell>
          <table:table-cell table:style-name="ce238" table:formula="of:=['LB 2017'.B90]" office:value-type="float" office:value="4.647424" calcext:value-type="float">
            <text:p>4.647424</text:p>
          </table:table-cell>
          <table:table-cell table:style-name="ce238" table:formula="of:=[.V53]+[.U54]" office:value-type="float" office:value="238.240174" calcext:value-type="float">
            <text:p>238.240174</text:p>
          </table:table-cell>
          <table:table-cell table:style-name="ce238" table:formula="of:=[.W53]+3.01" office:value-type="float" office:value="150.5" calcext:value-type="float">
            <text:p>150.5</text:p>
          </table:table-cell>
          <table:table-cell table:style-name="ce247" table:formula="of:=(0.0312039503*[.U54]^2)+0.2307524608*[.U54]+1.1730058735" office:value-type="float" office:value="2.91937047350861" calcext:value-type="float">
            <text:p>2.92</text:p>
          </table:table-cell>
          <table:table-cell table:style-name="ce252" table:formula="of:=[.Y53]+[.X54]" office:value-type="float" office:value="149.050797724941" calcext:value-type="float">
            <text:p>149.1</text:p>
          </table:table-cell>
          <table:table-cell table:style-name="ce238"/>
          <table:table-cell table:style-name="ce238" office:value-type="float" office:value="50" calcext:value-type="float">
            <text:p>50</text:p>
          </table:table-cell>
          <table:table-cell office:value-type="string" calcext:value-type="string">
            <text:p>Sampled 17SB20</text:p>
          </table:table-cell>
          <table:table-cell/>
          <table:table-cell table:style-name="ce28" office:value-type="date" office:date-value="2017-11-23" calcext:value-type="date">
            <text:p>11/23/17</text:p>
          </table:table-cell>
          <table:table-cell table:style-name="ce54" table:formula="of:=['LB 2017'.B109]" office:value-type="float" office:value="4.590313" calcext:value-type="float">
            <text:p>4.590313</text:p>
          </table:table-cell>
          <table:table-cell table:style-name="ce32" table:formula="of:=[.AF53]+[.AE54]" office:value-type="float" office:value="234.406003" calcext:value-type="float">
            <text:p>234.406003</text:p>
          </table:table-cell>
          <table:table-cell table:style-name="ce32" table:formula="of:=[.AG53]+3.01" office:value-type="float" office:value="150.5" calcext:value-type="float">
            <text:p>150.5</text:p>
          </table:table-cell>
          <table:table-cell table:style-name="ce38" table:formula="of:=(0.0312039503*[.AE54]^2)+0.2307524608*[.AE54]+1.1730058735" office:value-type="float" office:value="2.88972950202324" calcext:value-type="float">
            <text:p>2.89</text:p>
          </table:table-cell>
          <table:table-cell table:style-name="ce42" table:formula="of:=[.AI53]+[.AH54]" office:value-type="float" office:value="147.039393683487" calcext:value-type="float">
            <text:p>147.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number-columns-repeated="2"/>
          <table:table-cell table:style-name="ce28" office:value-type="date" office:date-value="2017-12-03" calcext:value-type="date">
            <text:p>12/3/17</text:p>
          </table:table-cell>
          <table:table-cell table:style-name="ce75" table:formula="of:=['LB 2017'.B119]" office:value-type="float" office:value="4.561725" calcext:value-type="float">
            <text:p>4.561725</text:p>
          </table:table-cell>
          <table:table-cell table:style-name="ce42" table:formula="of:=[.AP53]+[.AO54]" office:value-type="float" office:value="232.043975" calcext:value-type="float">
            <text:p>232.0</text:p>
          </table:table-cell>
          <table:table-cell table:style-name="ce32" table:formula="of:=[.AQ53]+3.01" office:value-type="float" office:value="150.5" calcext:value-type="float">
            <text:p>150.5</text:p>
          </table:table-cell>
          <table:table-cell table:style-name="ce38" table:formula="of:=(0.0312039503*[.AO54]^2)+0.2307524608*[.AO54]+1.1730058735" office:value-type="float" office:value="2.87496859709833" calcext:value-type="float">
            <text:p>2.87</text:p>
          </table:table-cell>
          <table:table-cell table:style-name="ce42" table:formula="of:=[.AS53]+[.AR54]" office:value-type="float" office:value="145.806621630968" calcext:value-type="float">
            <text:p>145.8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number-columns-repeated="976"/>
        </table:table-row>
        <table:table-row table:style-name="ro2">
          <table:table-cell table:style-name="ce28"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style-name="ce32" table:formula="of:=[.C54]+[.B55]" office:value-type="float" office:value="243.414385" calcext:value-type="float">
            <text:p>243.414385</text:p>
          </table:table-cell>
          <table:table-cell table:style-name="ce32" table:formula="of:=[.D54]+3.01" office:value-type="float" office:value="153.51" calcext:value-type="float">
            <text:p>153.51</text:p>
          </table:table-cell>
          <table:table-cell table:style-name="ce38" table:formula="of:=(0.0312039503*[.B55]^2)+0.2307524608*[.B55]+1.1730058735" office:value-type="float" office:value="2.96051509494404" calcext:value-type="float">
            <text:p>2.96</text:p>
          </table:table-cell>
          <table:table-cell table:style-name="ce42" table:formula="of:=[.F54]+[.E55]" office:value-type="float" office:value="152.247761589296" calcext:value-type="float">
            <text:p>152.2</text:p>
          </table:table-cell>
          <table:table-cell table:style-name="ce32"/>
          <table:table-cell table:style-name="ce32" office:value-type="float" office:value="51" calcext:value-type="float">
            <text:p>51</text:p>
          </table:table-cell>
          <table:table-cell office:value-type="string" calcext:value-type="string">
            <text:p>17SB1 : 10E/10R/7PFA</text:p>
          </table:table-cell>
          <table:table-cell table:style-name="ce237" office:value-type="date" office:date-value="2017-10-29" calcext:value-type="date">
            <text:p>10/29/17</text:p>
          </table:table-cell>
          <table:table-cell table:style-name="ce238" table:formula="of:=['LB 2017'.B84]" office:value-type="float" office:value="4.708391" calcext:value-type="float">
            <text:p>4.708391</text:p>
          </table:table-cell>
          <table:table-cell table:style-name="ce238" table:formula="of:=[.L54]+[.K55]" office:value-type="float" office:value="243.454145" calcext:value-type="float">
            <text:p>243.454145</text:p>
          </table:table-cell>
          <table:table-cell table:style-name="ce238" table:formula="of:=[.M54]+3.01" office:value-type="float" office:value="153.51" calcext:value-type="float">
            <text:p>153.51</text:p>
          </table:table-cell>
          <table:table-cell table:style-name="ce247" table:formula="of:=(0.0312039503*[.K55]^2)+0.2307524608*[.K55]+1.1730058735" office:value-type="float" office:value="2.95123736638229" calcext:value-type="float">
            <text:p>2.95</text:p>
          </table:table-cell>
          <table:table-cell table:style-name="ce252" table:formula="of:=[.O54]+[.N55]" office:value-type="float" office:value="152.26845898565" calcext:value-type="float">
            <text:p>152.3</text:p>
          </table:table-cell>
          <table:table-cell table:style-name="ce247" table:formula="of:=[.O55]-150" office:value-type="float" office:value="2.26845898564986" calcext:value-type="float">
            <text:p>2.27</text:p>
          </table:table-cell>
          <table:table-cell table:style-name="ce238" office:value-type="float" office:value="51" calcext:value-type="float">
            <text:p>51</text:p>
          </table:table-cell>
          <table:table-cell office:value-type="string" calcext:value-type="string">
            <text:p>Samples in E/R/P</text:p>
          </table:table-cell>
          <table:table-cell/>
          <table:table-cell table:style-name="ce28" office:value-type="date" office:date-value="2017-11-05" calcext:value-type="date">
            <text:p>11/5/17</text:p>
          </table:table-cell>
          <table:table-cell table:style-name="ce32" table:formula="of:=['LB 2017'.B91]" office:value-type="float" office:value="4.647804" calcext:value-type="float">
            <text:p>4.647804</text:p>
          </table:table-cell>
          <table:table-cell table:style-name="ce32" table:formula="of:=[.V54]+[.U55]" office:value-type="float" office:value="242.887978" calcext:value-type="float">
            <text:p>242.887978</text:p>
          </table:table-cell>
          <table:table-cell table:style-name="ce32" table:formula="of:=[.W54]+3.01" office:value-type="float" office:value="153.51" calcext:value-type="float">
            <text:p>153.51</text:p>
          </table:table-cell>
          <table:table-cell table:style-name="ce38" table:formula="of:=(0.0312039503*[.U55]^2)+0.2307524608*[.U55]+1.1730058735" office:value-type="float" office:value="2.91956837762008" calcext:value-type="float">
            <text:p>2.92</text:p>
          </table:table-cell>
          <table:table-cell table:style-name="ce42" table:formula="of:=[.Y54]+[.X55]" office:value-type="float" office:value="151.970366102561" calcext:value-type="float">
            <text:p>152.0</text:p>
          </table:table-cell>
          <table:table-cell table:style-name="ce32"/>
          <table:table-cell table:style-name="ce32" office:value-type="float" office:value="51" calcext:value-type="float">
            <text:p>51</text:p>
          </table:table-cell>
          <table:table-cell office:value-type="string" calcext:value-type="string">
            <text:p>10 each in E/R/P</text:p>
          </table:table-cell>
          <table:table-cell/>
          <table:table-cell table:style-name="ce168" office:value-type="date" office:date-value="2017-11-24" calcext:value-type="date">
            <text:p>11/24/17</text:p>
          </table:table-cell>
          <table:table-cell table:style-name="ce170" table:formula="of:=['LB 2017'.B110]" office:value-type="float" office:value="4.549637" calcext:value-type="float">
            <text:p>4.549637</text:p>
          </table:table-cell>
          <table:table-cell table:style-name="ce74" table:formula="of:=[.AF54]+[.AE55]" office:value-type="float" office:value="238.95564" calcext:value-type="float">
            <text:p>238.95564</text:p>
          </table:table-cell>
          <table:table-cell table:style-name="ce74" table:formula="of:=[.AG54]+3.01" office:value-type="float" office:value="153.51" calcext:value-type="float">
            <text:p>153.51</text:p>
          </table:table-cell>
          <table:table-cell table:style-name="ce171" table:formula="of:=(0.0312039503*[.AE55]^2)+0.2307524608*[.AE55]+1.1730058735" office:value-type="float" office:value="2.86874251618517" calcext:value-type="float">
            <text:p>2.87</text:p>
          </table:table-cell>
          <table:table-cell table:style-name="ce172" table:formula="of:=[.AI54]+[.AH55]" office:value-type="float" office:value="149.908136199672" calcext:value-type="float">
            <text:p>149.9</text:p>
          </table:table-cell>
          <table:table-cell table:style-name="ce74"/>
          <table:table-cell table:style-name="ce74" office:value-type="float" office:value="51" calcext:value-type="float">
            <text:p>51</text:p>
          </table:table-cell>
          <table:table-cell office:value-type="string" calcext:value-type="string">
            <text:p>Not sample</text:p>
          </table:table-cell>
          <table:table-cell/>
          <table:table-cell table:style-name="ce237" office:value-type="date" office:date-value="2017-12-04" calcext:value-type="date">
            <text:p>12/4/17</text:p>
          </table:table-cell>
          <table:table-cell table:style-name="ce76" table:formula="of:=['LB 2017'.B120]" office:value-type="float" office:value="4.552608" calcext:value-type="float">
            <text:p>4.552608</text:p>
          </table:table-cell>
          <table:table-cell table:style-name="ce252" table:formula="of:=[.AP54]+[.AO55]" office:value-type="float" office:value="236.596583" calcext:value-type="float">
            <text:p>236.6</text:p>
          </table:table-cell>
          <table:table-cell table:style-name="ce238" table:formula="of:=[.AQ54]+3.01" office:value-type="float" office:value="153.51" calcext:value-type="float">
            <text:p>153.51</text:p>
          </table:table-cell>
          <table:table-cell table:style-name="ce247" table:formula="of:=(0.0312039503*[.AO55]^2)+0.2307524608*[.AO55]+1.1730058735" office:value-type="float" office:value="2.87027192299398" calcext:value-type="float">
            <text:p>2.87</text:p>
          </table:table-cell>
          <table:table-cell table:style-name="ce252" table:formula="of:=[.AS54]+[.AR55]" office:value-type="float" office:value="148.676893553962" calcext:value-type="float">
            <text:p>148.7</text:p>
          </table:table-cell>
          <table:table-cell table:style-name="ce247" table:formula="of:=[.AS55]-150" office:value-type="float" office:value="-1.32310644603768" calcext:value-type="float">
            <text:p>-1.32</text:p>
          </table:table-cell>
          <table:table-cell table:style-name="ce238" office:value-type="float" office:value="51" calcext:value-type="float">
            <text:p>51</text:p>
          </table:table-cell>
          <table:table-cell office:value-type="string" calcext:value-type="string">
            <text:p>Sampled 17SB35 (16E/16R/16P)</text:p>
          </table:table-cell>
          <table:table-cell table:number-columns-repeated="4"/>
          <table:table-cell office:value-type="string" calcext:value-type="string">
            <text:p>Total 63 each in E and &amp; 60 in PFA</text:p>
          </table:table-cell>
          <table:table-cell table:number-columns-repeated="970"/>
        </table:table-row>
        <table:table-row table:style-name="ro2">
          <table:table-cell table:style-name="ce28"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style-name="ce32" table:formula="of:=[.C55]+[.B56]" office:value-type="float" office:value="248.159473" calcext:value-type="float">
            <text:p>248.159473</text:p>
          </table:table-cell>
          <table:table-cell table:style-name="ce32" table:formula="of:=[.D55]+3.01" office:value-type="float" office:value="156.52" calcext:value-type="float">
            <text:p>156.52</text:p>
          </table:table-cell>
          <table:table-cell table:style-name="ce38" table:formula="of:=(0.0312039503*[.B56]^2)+0.2307524608*[.B56]+1.1730058735" office:value-type="float" office:value="2.97053038660043" calcext:value-type="float">
            <text:p>2.97</text:p>
          </table:table-cell>
          <table:table-cell table:style-name="ce42" table:formula="of:=[.F55]+[.E56]" office:value-type="float" office:value="155.218291975896" calcext:value-type="float">
            <text:p>155.2</text:p>
          </table:table-cell>
          <table:table-cell table:style-name="ce32"/>
          <table:table-cell table:style-name="ce32" office:value-type="float" office:value="52" calcext:value-type="float">
            <text:p>52</text:p>
          </table:table-cell>
          <table:table-cell office:value-type="string" calcext:value-type="string">
            <text:p>17SB2 : 7E/7R/7PFA</text:p>
          </table:table-cell>
          <table:table-cell table:style-name="ce236" office:value-type="date" office:date-value="2017-10-30" calcext:value-type="date">
            <text:p>10/30/17</text:p>
          </table:table-cell>
          <table:table-cell table:style-name="ce32" table:formula="of:=['LB 2017'.B85]" office:value-type="float" office:value="4.712623" calcext:value-type="float">
            <text:p>4.712623</text:p>
          </table:table-cell>
          <table:table-cell table:formula="of:=[.L55]+[.K56]" office:value-type="float" office:value="248.166768" calcext:value-type="float">
            <text:p>248.166768</text:p>
          </table:table-cell>
          <table:table-cell table:formula="of:=[.M55]+3.01" office:value-type="float" office:value="156.52" calcext:value-type="float">
            <text:p>156.52</text:p>
          </table:table-cell>
          <table:table-cell table:style-name="ce245" table:formula="of:=(0.0312039503*[.K56]^2)+0.2307524608*[.K56]+1.1730058735" office:value-type="float" office:value="2.95345800390873" calcext:value-type="float">
            <text:p>2.95</text:p>
          </table:table-cell>
          <table:table-cell table:style-name="ce250" table:formula="of:=[.O55]+[.N56]" office:value-type="float" office:value="155.221916989559" calcext:value-type="float">
            <text:p>155.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17SB3 E/R/P 5 in each</text:p>
          </table:table-cell>
          <table:table-cell/>
          <table:table-cell table:style-name="ce28" office:value-type="date" office:date-value="2017-11-06" calcext:value-type="date">
            <text:p>11/6/17</text:p>
          </table:table-cell>
          <table:table-cell table:formula="of:=['LB 2017'.B92]" office:value-type="float" office:value="4.636866" calcext:value-type="float">
            <text:p>4.636866</text:p>
          </table:table-cell>
          <table:table-cell table:style-name="ce32" table:formula="of:=[.V55]+[.U56]" office:value-type="float" office:value="247.524844" calcext:value-type="float">
            <text:p>247.524844</text:p>
          </table:table-cell>
          <table:table-cell table:style-name="ce32" table:formula="of:=[.W55]+3.01" office:value-type="float" office:value="156.52" calcext:value-type="float">
            <text:p>156.52</text:p>
          </table:table-cell>
          <table:table-cell table:style-name="ce38" table:formula="of:=(0.0312039503*[.U56]^2)+0.2307524608*[.U56]+1.1730058735" office:value-type="float" office:value="2.91387546754993" calcext:value-type="float">
            <text:p>2.91</text:p>
          </table:table-cell>
          <table:table-cell table:style-name="ce42" table:formula="of:=[.Y55]+[.X56]" office:value-type="float" office:value="154.884241570111" calcext:value-type="float">
            <text:p>154.9</text:p>
          </table:table-cell>
          <table:table-cell table:style-name="ce32"/>
          <table:table-cell table:style-name="ce32" office:value-type="float" office:value="52" calcext:value-type="float">
            <text:p>52</text:p>
          </table:table-cell>
          <table:table-cell office:value-type="string" calcext:value-type="string">
            <text:p>~100 eggs left</text:p>
          </table:table-cell>
          <table:table-cell/>
          <table:table-cell table:style-name="ce236" office:value-type="date" office:date-value="2017-11-25" calcext:value-type="date">
            <text:p>11/25/17</text:p>
          </table:table-cell>
          <table:table-cell table:style-name="ce54" table:formula="of:=['LB 2017'.B111]" office:value-type="float" office:value="4.542599" calcext:value-type="float">
            <text:p>4.542599</text:p>
          </table:table-cell>
          <table:table-cell table:formula="of:=[.AF55]+[.AE56]" office:value-type="float" office:value="243.498239" calcext:value-type="float">
            <text:p>243.498239</text:p>
          </table:table-cell>
          <table:table-cell table:formula="of:=[.AG55]+3.01" office:value-type="float" office:value="156.52" calcext:value-type="float">
            <text:p>156.52</text:p>
          </table:table-cell>
          <table:table-cell table:style-name="ce245" table:formula="of:=(0.0312039503*[.AE56]^2)+0.2307524608*[.AE56]+1.1730058735" office:value-type="float" office:value="2.86512170348439" calcext:value-type="float">
            <text:p>2.87</text:p>
          </table:table-cell>
          <table:table-cell table:style-name="ce250" table:formula="of:=[.AI55]+[.AH56]" office:value-type="float" office:value="152.773257903157" calcext:value-type="float">
            <text:p>152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table:style-name="ce28" office:value-type="date" office:date-value="2017-12-05" calcext:value-type="date">
            <text:p>12/5/17</text:p>
          </table:table-cell>
          <table:table-cell table:style-name="ce75" table:formula="of:=['LB 2017'.B121]" office:value-type="float" office:value="4.553082" calcext:value-type="float">
            <text:p>4.553082</text:p>
          </table:table-cell>
          <table:table-cell table:style-name="ce42" table:formula="of:=[.AP55]+[.AO56]" office:value-type="float" office:value="241.149665" calcext:value-type="float">
            <text:p>241.1</text:p>
          </table:table-cell>
          <table:table-cell table:style-name="ce32" table:formula="of:=[.AQ55]+3.01" office:value-type="float" office:value="156.52" calcext:value-type="float">
            <text:p>156.52</text:p>
          </table:table-cell>
          <table:table-cell table:style-name="ce38" table:formula="of:=(0.0312039503*[.AO56]^2)+0.2307524608*[.AO56]+1.1730058735" office:value-type="float" office:value="2.87051597893855" calcext:value-type="float">
            <text:p>2.87</text:p>
          </table:table-cell>
          <table:table-cell table:style-name="ce42" table:formula="of:=[.AS55]+[.AR56]" office:value-type="float" office:value="151.547409532901" calcext:value-type="float">
            <text:p>151.5</text:p>
          </table:table-cell>
          <table:table-cell table:style-name="ce38" table:formula="of:=[.AS56]-150" office:value-type="float" office:value="1.54740953290087" calcext:value-type="float">
            <text:p>1.55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formula="of:=[.C56]+[.B57]" office:value-type="float" office:value="252.895851" calcext:value-type="float">
            <text:p>252.895851</text:p>
          </table:table-cell>
          <table:table-cell table:formula="of:=[.D56]+3.01" office:value-type="float" office:value="159.53" calcext:value-type="float">
            <text:p>159.53</text:p>
          </table:table-cell>
          <table:table-cell table:style-name="ce245" table:formula="of:=(0.0312039503*[.B57]^2)+0.2307524608*[.B57]+1.1730058735" office:value-type="float" office:value="2.96594359908855" calcext:value-type="float">
            <text:p>2.97</text:p>
          </table:table-cell>
          <table:table-cell table:style-name="ce250" table:formula="of:=[.F56]+[.E57]" office:value-type="float" office:value="158.184235574985" calcext:value-type="float">
            <text:p>158.2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style-name="ce236" office:value-type="date" office:date-value="2017-10-31" calcext:value-type="date">
            <text:p>10/31/17</text:p>
          </table:table-cell>
          <table:table-cell table:style-name="ce32" table:formula="of:=['LB 2017'.B86]" office:value-type="float" office:value="4.744958" calcext:value-type="float">
            <text:p>4.744958</text:p>
          </table:table-cell>
          <table:table-cell table:formula="of:=[.L56]+[.K57]" office:value-type="float" office:value="252.911726" calcext:value-type="float">
            <text:p>252.911726</text:p>
          </table:table-cell>
          <table:table-cell table:formula="of:=[.M56]+3.01" office:value-type="float" office:value="159.53" calcext:value-type="float">
            <text:p>159.53</text:p>
          </table:table-cell>
          <table:table-cell table:style-name="ce245" table:formula="of:=(0.0312039503*[.K57]^2)+0.2307524608*[.K57]+1.1730058735" office:value-type="float" office:value="2.97046189228044" calcext:value-type="float">
            <text:p>2.97</text:p>
          </table:table-cell>
          <table:table-cell table:style-name="ce250" table:formula="of:=[.O56]+[.N57]" office:value-type="float" office:value="158.192378881839" calcext:value-type="float">
            <text:p>158.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SB4 E/R/P 5 in each</text:p>
          </table:table-cell>
          <table:table-cell/>
          <table:table-cell table:style-name="ce28" office:value-type="date" office:date-value="2017-11-07" calcext:value-type="date">
            <text:p>11/7/17</text:p>
          </table:table-cell>
          <table:table-cell table:formula="of:=['LB 2017'.B93]" office:value-type="float" office:value="4.610637" calcext:value-type="float">
            <text:p>4.610637</text:p>
          </table:table-cell>
          <table:table-cell table:style-name="ce32" table:formula="of:=[.V56]+[.U57]" office:value-type="float" office:value="252.135481" calcext:value-type="float">
            <text:p>252.135481</text:p>
          </table:table-cell>
          <table:table-cell table:style-name="ce32" table:formula="of:=[.W56]+3.01" office:value-type="float" office:value="159.53" calcext:value-type="float">
            <text:p>159.53</text:p>
          </table:table-cell>
          <table:table-cell table:style-name="ce38" table:formula="of:=(0.0312039503*[.U57]^2)+0.2307524608*[.U57]+1.1730058735" office:value-type="float" office:value="2.90025445710642" calcext:value-type="float">
            <text:p>2.90</text:p>
          </table:table-cell>
          <table:table-cell table:style-name="ce42" table:formula="of:=[.Y56]+[.X57]" office:value-type="float" office:value="157.784496027218" calcext:value-type="float">
            <text:p>157.8</text:p>
          </table:table-cell>
          <table:table-cell table:style-name="ce32"/>
          <table:table-cell table:style-name="ce32" office:value-type="float" office:value="53" calcext:value-type="float">
            <text:p>53</text:p>
          </table:table-cell>
          <table:table-cell office:value-type="string" calcext:value-type="string">
            <text:p>17SB31 9 eggs left</text:p>
          </table:table-cell>
          <table:table-cell/>
          <table:table-cell table:style-name="ce236" office:value-type="date" office:date-value="2017-11-26" calcext:value-type="date">
            <text:p>11/26/17</text:p>
          </table:table-cell>
          <table:table-cell table:style-name="ce54" table:formula="of:=['LB 2017'.B112]" office:value-type="float" office:value="4.545858" calcext:value-type="float">
            <text:p>4.545858</text:p>
          </table:table-cell>
          <table:table-cell table:formula="of:=[.AF56]+[.AE57]" office:value-type="float" office:value="248.044097" calcext:value-type="float">
            <text:p>248.044097</text:p>
          </table:table-cell>
          <table:table-cell table:formula="of:=[.AG56]+3.01" office:value-type="float" office:value="159.53" calcext:value-type="float">
            <text:p>159.53</text:p>
          </table:table-cell>
          <table:table-cell table:style-name="ce245" table:formula="of:=(0.0312039503*[.AE57]^2)+0.2307524608*[.AE57]+1.1730058735" office:value-type="float" office:value="2.86679796433771" calcext:value-type="float">
            <text:p>2.87</text:p>
          </table:table-cell>
          <table:table-cell table:style-name="ce250" table:formula="of:=[.AI56]+[.AH57]" office:value-type="float" office:value="155.640055867495" calcext:value-type="float">
            <text:p>155.6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table:style-name="ce28" office:value-type="date" office:date-value="2017-12-06" calcext:value-type="date">
            <text:p>12/6/17</text:p>
          </table:table-cell>
          <table:table-cell table:style-name="ce75" table:formula="of:=['LB 2017'.B122]" office:value-type="float" office:value="4.543106" calcext:value-type="float">
            <text:p>4.543106</text:p>
          </table:table-cell>
          <table:table-cell table:style-name="ce42" table:formula="of:=[.AP56]+[.AO57]" office:value-type="float" office:value="245.692771" calcext:value-type="float">
            <text:p>245.7</text:p>
          </table:table-cell>
          <table:table-cell table:style-name="ce32" table:formula="of:=[.AQ56]+3.01" office:value-type="float" office:value="159.53" calcext:value-type="float">
            <text:p>159.53</text:p>
          </table:table-cell>
          <table:table-cell table:style-name="ce38" table:formula="of:=(0.0312039503*[.AO57]^2)+0.2307524608*[.AO57]+1.1730058735" office:value-type="float" office:value="2.86538243449485" calcext:value-type="float">
            <text:p>2.87</text:p>
          </table:table-cell>
          <table:table-cell table:style-name="ce42" table:formula="of:=[.AS56]+[.AR57]" office:value-type="float" office:value="154.412791967396" calcext:value-type="float">
            <text:p>154.4</text:p>
          </table:table-cell>
          <table:table-cell table:style-name="ce32"/>
          <table:table-cell table:style-name="ce32" office:value-type="float" office:value="53" calcext:value-type="float">
            <text:p>53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formula="of:=[.C57]+[.B58]" office:value-type="float" office:value="257.640928" calcext:value-type="float">
            <text:p>257.640928</text:p>
          </table:table-cell>
          <table:table-cell table:formula="of:=[.D57]+3.01" office:value-type="float" office:value="162.54" calcext:value-type="float">
            <text:p>162.54</text:p>
          </table:table-cell>
          <table:table-cell table:style-name="ce245" table:formula="of:=(0.0312039503*[.B58]^2)+0.2307524608*[.B58]+1.1730058735" office:value-type="float" office:value="2.97052459088635" calcext:value-type="float">
            <text:p>2.97</text:p>
          </table:table-cell>
          <table:table-cell table:style-name="ce250" table:formula="of:=[.F57]+[.E58]" office:value-type="float" office:value="161.154760165871" calcext:value-type="float">
            <text:p>161.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style-name="ce236" office:value-type="date" office:date-value="2017-11-01" calcext:value-type="date">
            <text:p>11/1/17</text:p>
          </table:table-cell>
          <table:table-cell table:style-name="ce32" table:formula="of:=['LB 2017'.B87]" office:value-type="float" office:value="4.696126" calcext:value-type="float">
            <text:p>4.696126</text:p>
          </table:table-cell>
          <table:table-cell table:formula="of:=[.L57]+[.K58]" office:value-type="float" office:value="257.607852" calcext:value-type="float">
            <text:p>257.607852</text:p>
          </table:table-cell>
          <table:table-cell table:formula="of:=[.M57]+3.01" office:value-type="float" office:value="162.54" calcext:value-type="float">
            <text:p>162.54</text:p>
          </table:table-cell>
          <table:table-cell table:style-name="ce245" table:formula="of:=(0.0312039503*[.K58]^2)+0.2307524608*[.K58]+1.1730058735" office:value-type="float" office:value="2.94480792408633" calcext:value-type="float">
            <text:p>2.94</text:p>
          </table:table-cell>
          <table:table-cell table:style-name="ce250" table:formula="of:=[.O57]+[.N58]" office:value-type="float" office:value="161.137186805925" calcext:value-type="float">
            <text:p>161.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7SB6 E/R/P 5 in each</text:p>
          </table:table-cell>
          <table:table-cell/>
          <table:table-cell table:style-name="ce28" office:value-type="date" office:date-value="2017-11-08" calcext:value-type="date">
            <text:p>11/8/17</text:p>
          </table:table-cell>
          <table:table-cell table:formula="of:=['LB 2017'.B94]" office:value-type="float" office:value="4.656367" calcext:value-type="float">
            <text:p>4.656367</text:p>
          </table:table-cell>
          <table:table-cell table:style-name="ce32" table:formula="of:=[.V57]+[.U58]" office:value-type="float" office:value="256.791848" calcext:value-type="float">
            <text:p>256.791848</text:p>
          </table:table-cell>
          <table:table-cell table:style-name="ce32" table:formula="of:=[.W57]+3.01" office:value-type="float" office:value="162.54" calcext:value-type="float">
            <text:p>162.54</text:p>
          </table:table-cell>
          <table:table-cell table:style-name="ce38" table:formula="of:=(0.0312039503*[.U58]^2)+0.2307524608*[.U58]+1.1730058735" office:value-type="float" office:value="2.92403038009641" calcext:value-type="float">
            <text:p>2.92</text:p>
          </table:table-cell>
          <table:table-cell table:style-name="ce42" table:formula="of:=[.Y57]+[.X58]" office:value-type="float" office:value="160.708526407314" calcext:value-type="float">
            <text:p>160.7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17SB32 5 eggs left</text:p>
          </table:table-cell>
          <table:table-cell/>
          <table:table-cell table:style-name="ce236" office:value-type="date" office:date-value="2017-11-27" calcext:value-type="date">
            <text:p>11/27/17</text:p>
          </table:table-cell>
          <table:table-cell table:style-name="ce54" table:formula="of:=['LB 2017'.B113]" office:value-type="float" office:value="4.532747" calcext:value-type="float">
            <text:p>4.532747</text:p>
          </table:table-cell>
          <table:table-cell table:formula="of:=[.AF57]+[.AE58]" office:value-type="float" office:value="252.576844" calcext:value-type="float">
            <text:p>252.576844</text:p>
          </table:table-cell>
          <table:table-cell table:formula="of:=[.AG57]+3.01" office:value-type="float" office:value="162.54" calcext:value-type="float">
            <text:p>162.54</text:p>
          </table:table-cell>
          <table:table-cell table:style-name="ce245" table:formula="of:=(0.0312039503*[.AE58]^2)+0.2307524608*[.AE58]+1.1730058735" office:value-type="float" office:value="2.86005837540873" calcext:value-type="float">
            <text:p>2.86</text:p>
          </table:table-cell>
          <table:table-cell table:style-name="ce250" table:formula="of:=[.AI57]+[.AH58]" office:value-type="float" office:value="158.500114242903" calcext:value-type="float">
            <text:p>158.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table:style-name="ce28" office:value-type="date" office:date-value="2017-12-07" calcext:value-type="date">
            <text:p>12/7/17</text:p>
          </table:table-cell>
          <table:table-cell table:style-name="ce75" table:formula="of:=['LB 2017'.B123]" office:value-type="float" office:value="4.53" calcext:value-type="float">
            <text:p>4.53</text:p>
          </table:table-cell>
          <table:table-cell table:style-name="ce42" table:formula="of:=[.AP57]+[.AO58]" office:value-type="float" office:value="250.222771" calcext:value-type="float">
            <text:p>250.2</text:p>
          </table:table-cell>
          <table:table-cell table:style-name="ce32" table:formula="of:=[.AQ57]+3.01" office:value-type="float" office:value="162.54" calcext:value-type="float">
            <text:p>162.54</text:p>
          </table:table-cell>
          <table:table-cell table:style-name="ce38" table:formula="of:=(0.0312039503*[.AO58]^2)+0.2307524608*[.AO58]+1.1730058735" office:value-type="float" office:value="2.85864766463527" calcext:value-type="float">
            <text:p>2.86</text:p>
          </table:table-cell>
          <table:table-cell table:style-name="ce42" table:formula="of:=[.AS57]+[.AR58]" office:value-type="float" office:value="157.271439632031" calcext:value-type="float">
            <text:p>157.3</text:p>
          </table:table-cell>
          <table:table-cell table:style-name="ce32"/>
          <table:table-cell table:style-name="ce32" office:value-type="float" office:value="54" calcext:value-type="float">
            <text:p>54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8" calcext:value-type="date">
            <text:p>10/28/17</text:p>
          </table:table-cell>
          <table:table-cell office:value-type="float" office:value="4.749785" calcext:value-type="float">
            <text:p>4.749785</text:p>
          </table:table-cell>
          <table:table-cell table:formula="of:=[.C58]+[.B59]" office:value-type="float" office:value="262.390713" calcext:value-type="float">
            <text:p>262.390713</text:p>
          </table:table-cell>
          <table:table-cell table:formula="of:=[.D58]+3.01" office:value-type="float" office:value="165.55" calcext:value-type="float">
            <text:p>165.55</text:p>
          </table:table-cell>
          <table:table-cell table:style-name="ce245" table:formula="of:=(0.0312039503*[.B59]^2)+0.2307524608*[.B59]+1.1730058735" office:value-type="float" office:value="2.97300584653859" calcext:value-type="float">
            <text:p>2.97</text:p>
          </table:table-cell>
          <table:table-cell table:style-name="ce250" table:formula="of:=[.F58]+[.E59]" office:value-type="float" office:value="164.12776601241" calcext:value-type="float">
            <text:p>164.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style-name="ce236" office:value-type="date" office:date-value="2017-11-02" calcext:value-type="date">
            <text:p>11/2/17</text:p>
          </table:table-cell>
          <table:table-cell table:style-name="ce32" table:formula="of:=['LB 2017'.B88]" office:value-type="float" office:value="4.682611" calcext:value-type="float">
            <text:p>4.682611</text:p>
          </table:table-cell>
          <table:table-cell table:formula="of:=[.L58]+[.K59]" office:value-type="float" office:value="262.290463" calcext:value-type="float">
            <text:p>262.290463</text:p>
          </table:table-cell>
          <table:table-cell table:formula="of:=[.M58]+3.01" office:value-type="float" office:value="165.55" calcext:value-type="float">
            <text:p>165.55</text:p>
          </table:table-cell>
          <table:table-cell table:style-name="ce245" table:formula="of:=(0.0312039503*[.K59]^2)+0.2307524608*[.K59]+1.1730058735" office:value-type="float" office:value="2.93773409059044" calcext:value-type="float">
            <text:p>2.94</text:p>
          </table:table-cell>
          <table:table-cell table:style-name="ce250" table:formula="of:=[.O58]+[.N59]" office:value-type="float" office:value="164.074920896516" calcext:value-type="float">
            <text:p>164.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7SB8 E/R 5 in each no PFA</text:p>
          </table:table-cell>
          <table:table-cell/>
          <table:table-cell table:style-name="ce28" office:value-type="date" office:date-value="2017-11-09" calcext:value-type="date">
            <text:p>11/9/17</text:p>
          </table:table-cell>
          <table:table-cell table:formula="of:=['LB 2017'.B95]" office:value-type="float" office:value="4.635779" calcext:value-type="float">
            <text:p>4.635779</text:p>
          </table:table-cell>
          <table:table-cell table:style-name="ce32" table:formula="of:=[.V58]+[.U59]" office:value-type="float" office:value="261.427627" calcext:value-type="float">
            <text:p>261.427627</text:p>
          </table:table-cell>
          <table:table-cell table:style-name="ce32" table:formula="of:=[.W58]+3.01" office:value-type="float" office:value="165.55" calcext:value-type="float">
            <text:p>165.55</text:p>
          </table:table-cell>
          <table:table-cell table:style-name="ce38" table:formula="of:=(0.0312039503*[.U59]^2)+0.2307524608*[.U59]+1.1730058735" office:value-type="float" office:value="2.91331012361694" calcext:value-type="float">
            <text:p>2.91</text:p>
          </table:table-cell>
          <table:table-cell table:style-name="ce42" table:formula="of:=[.Y58]+[.X59]" office:value-type="float" office:value="163.621836530931" calcext:value-type="float">
            <text:p>163.6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office:value-type="string" calcext:value-type="string">
            <text:p>17SB33 26 eggs left</text:p>
          </table:table-cell>
          <table:table-cell/>
          <table:table-cell table:style-name="ce236" office:value-type="date" office:date-value="2017-11-28" calcext:value-type="date">
            <text:p>11/28/17</text:p>
          </table:table-cell>
          <table:table-cell table:style-name="ce54" table:formula="of:=['LB 2017'.B114]" office:value-type="float" office:value="4.523631" calcext:value-type="float">
            <text:p>4.523631</text:p>
          </table:table-cell>
          <table:table-cell table:formula="of:=[.AF58]+[.AE59]" office:value-type="float" office:value="257.100475" calcext:value-type="float">
            <text:p>257.100475</text:p>
          </table:table-cell>
          <table:table-cell table:formula="of:=[.AG58]+3.01" office:value-type="float" office:value="165.55" calcext:value-type="float">
            <text:p>165.55</text:p>
          </table:table-cell>
          <table:table-cell table:style-name="ce245" table:formula="of:=(0.0312039503*[.AE59]^2)+0.2307524608*[.AE59]+1.1730058735" office:value-type="float" office:value="2.85537870206178" calcext:value-type="float">
            <text:p>2.86</text:p>
          </table:table-cell>
          <table:table-cell table:style-name="ce250" table:formula="of:=[.AI58]+[.AH59]" office:value-type="float" office:value="161.355492944965" calcext:value-type="float">
            <text:p>161.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table:style-name="ce28" office:value-type="date" office:date-value="2017-12-08" calcext:value-type="date">
            <text:p>12/8/17</text:p>
          </table:table-cell>
          <table:table-cell table:style-name="ce75" table:formula="of:=['LB 2017'.B124]" office:value-type="float" office:value="4.520735" calcext:value-type="float">
            <text:p>4.520735</text:p>
          </table:table-cell>
          <table:table-cell table:style-name="ce42" table:formula="of:=[.AP58]+[.AO59]" office:value-type="float" office:value="254.743506" calcext:value-type="float">
            <text:p>254.7</text:p>
          </table:table-cell>
          <table:table-cell table:style-name="ce32" table:formula="of:=[.AQ58]+3.01" office:value-type="float" office:value="165.55" calcext:value-type="float">
            <text:p>165.55</text:p>
          </table:table-cell>
          <table:table-cell table:style-name="ce38" table:formula="of:=(0.0312039503*[.AO59]^2)+0.2307524608*[.AO59]+1.1730058735" office:value-type="float" office:value="2.85389313396834" calcext:value-type="float">
            <text:p>2.85</text:p>
          </table:table-cell>
          <table:table-cell table:style-name="ce42" table:formula="of:=[.AS58]+[.AR59]" office:value-type="float" office:value="160.125332765999" calcext:value-type="float">
            <text:p>160.1</text:p>
          </table:table-cell>
          <table:table-cell table:style-name="ce32"/>
          <table:table-cell table:style-name="ce32" office:value-type="float" office:value="55" calcext:value-type="float">
            <text:p>55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29" calcext:value-type="date">
            <text:p>10/29/17</text:p>
          </table:table-cell>
          <table:table-cell table:style-name="ce51" table:formula="of:=['LB 2017'.B84]" office:value-type="float" office:value="4.708391" calcext:value-type="float">
            <text:p>4.708391</text:p>
          </table:table-cell>
          <table:table-cell table:formula="of:=[.C59]+[.B60]" office:value-type="float" office:value="267.099104" calcext:value-type="float">
            <text:p>267.099104</text:p>
          </table:table-cell>
          <table:table-cell table:formula="of:=[.D59]+3.01" office:value-type="float" office:value="168.56" calcext:value-type="float">
            <text:p>168.56</text:p>
          </table:table-cell>
          <table:table-cell table:style-name="ce245" table:formula="of:=(0.0312039503*[.B60]^2)+0.2307524608*[.B60]+1.1730058735" office:value-type="float" office:value="2.95123736638229" calcext:value-type="float">
            <text:p>2.95</text:p>
          </table:table-cell>
          <table:table-cell table:style-name="ce250" table:formula="of:=[.F59]+[.E60]" office:value-type="float" office:value="167.079003378792" calcext:value-type="float">
            <text:p>167.1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style-name="ce236" office:value-type="date" office:date-value="2017-11-03" calcext:value-type="date">
            <text:p>11/3/17</text:p>
          </table:table-cell>
          <table:table-cell table:style-name="ce32" table:formula="of:=['LB 2017'.B89]" office:value-type="float" office:value="4.67228" calcext:value-type="float">
            <text:p>4.67228</text:p>
          </table:table-cell>
          <table:table-cell table:formula="of:=[.L59]+[.K60]" office:value-type="float" office:value="266.962743" calcext:value-type="float">
            <text:p>266.962743</text:p>
          </table:table-cell>
          <table:table-cell table:formula="of:=[.M59]+3.01" office:value-type="float" office:value="168.56" calcext:value-type="float">
            <text:p>168.56</text:p>
          </table:table-cell>
          <table:table-cell table:style-name="ce245" table:formula="of:=(0.0312039503*[.K60]^2)+0.2307524608*[.K60]+1.1730058735" office:value-type="float" office:value="2.93233446931734" calcext:value-type="float">
            <text:p>2.93</text:p>
          </table:table-cell>
          <table:table-cell table:style-name="ce250" table:formula="of:=[.O59]+[.N60]" office:value-type="float" office:value="167.007255365833" calcext:value-type="float">
            <text:p>167.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7SB17 PFA only 5 eggs</text:p>
          </table:table-cell>
          <table:table-cell/>
          <table:table-cell table:style-name="ce28" office:value-type="date" office:date-value="2017-11-10" calcext:value-type="date">
            <text:p>11/10/17</text:p>
          </table:table-cell>
          <table:table-cell table:formula="of:=['LB 2017'.B96]" office:value-type="float" office:value="4.630158" calcext:value-type="float">
            <text:p>4.630158</text:p>
          </table:table-cell>
          <table:table-cell table:style-name="ce32" table:formula="of:=[.V59]+[.U60]" office:value-type="float" office:value="266.057785" calcext:value-type="float">
            <text:p>266.057785</text:p>
          </table:table-cell>
          <table:table-cell table:style-name="ce32" table:formula="of:=[.W59]+3.01" office:value-type="float" office:value="168.56" calcext:value-type="float">
            <text:p>168.56</text:p>
          </table:table-cell>
          <table:table-cell table:style-name="ce38" table:formula="of:=(0.0312039503*[.U60]^2)+0.2307524608*[.U60]+1.1730058735" office:value-type="float" office:value="2.91038784273346" calcext:value-type="float">
            <text:p>2.91</text:p>
          </table:table-cell>
          <table:table-cell table:style-name="ce42" table:formula="of:=[.Y59]+[.X60]" office:value-type="float" office:value="166.532224373664" calcext:value-type="float">
            <text:p>166.5</text:p>
          </table:table-cell>
          <table:table-cell table:style-name="ce32"/>
          <table:table-cell table:style-name="ce32" office:value-type="float" office:value="56" calcext:value-type="float">
            <text:p>56</text:p>
          </table:table-cell>
          <table:table-cell table:number-columns-repeated="2"/>
          <table:table-cell table:style-name="ce236" office:value-type="date" office:date-value="2017-11-29" calcext:value-type="date">
            <text:p>11/29/17</text:p>
          </table:table-cell>
          <table:table-cell table:style-name="ce54" table:formula="of:=['LB 2017'.B115]" office:value-type="float" office:value="4.538817" calcext:value-type="float">
            <text:p>4.538817</text:p>
          </table:table-cell>
          <table:table-cell table:formula="of:=[.AF59]+[.AE60]" office:value-type="float" office:value="261.639292" calcext:value-type="float">
            <text:p>261.639292</text:p>
          </table:table-cell>
          <table:table-cell table:formula="of:=[.AG59]+3.01" office:value-type="float" office:value="168.56" calcext:value-type="float">
            <text:p>168.56</text:p>
          </table:table-cell>
          <table:table-cell table:style-name="ce245" table:formula="of:=(0.0312039503*[.AE60]^2)+0.2307524608*[.AE60]+1.1730058735" office:value-type="float" office:value="2.86317726944324" calcext:value-type="float">
            <text:p>2.86</text:p>
          </table:table-cell>
          <table:table-cell table:style-name="ce250" table:formula="of:=[.AI59]+[.AH60]" office:value-type="float" office:value="164.218670214408" calcext:value-type="float">
            <text:p>164.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table:style-name="ce28" office:value-type="date" office:date-value="2017-12-09" calcext:value-type="date">
            <text:p>12/9/17</text:p>
          </table:table-cell>
          <table:table-cell table:style-name="ce75" table:formula="of:=['LB 2017'.B125]" office:value-type="float" office:value="4.517019" calcext:value-type="float">
            <text:p>4.517019</text:p>
          </table:table-cell>
          <table:table-cell table:style-name="ce42" table:formula="of:=[.AP59]+[.AO60]" office:value-type="float" office:value="259.260525" calcext:value-type="float">
            <text:p>259.3</text:p>
          </table:table-cell>
          <table:table-cell table:style-name="ce32" table:formula="of:=[.AQ59]+3.01" office:value-type="float" office:value="168.56" calcext:value-type="float">
            <text:p>168.56</text:p>
          </table:table-cell>
          <table:table-cell table:style-name="ce38" table:formula="of:=(0.0312039503*[.AO60]^2)+0.2307524608*[.AO60]+1.1730058735" office:value-type="float" office:value="2.85198769518741" calcext:value-type="float">
            <text:p>2.85</text:p>
          </table:table-cell>
          <table:table-cell table:style-name="ce42" table:formula="of:=[.AS59]+[.AR60]" office:value-type="float" office:value="162.977320461187" calcext:value-type="float">
            <text:p>163.0</text:p>
          </table:table-cell>
          <table:table-cell table:style-name="ce32"/>
          <table:table-cell table:style-name="ce32" office:value-type="float" office:value="56" calcext:value-type="float">
            <text:p>56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30" calcext:value-type="date">
            <text:p>10/30/17</text:p>
          </table:table-cell>
          <table:table-cell table:style-name="ce51" table:formula="of:=['LB 2017'.B85]" office:value-type="float" office:value="4.712623" calcext:value-type="float">
            <text:p>4.712623</text:p>
          </table:table-cell>
          <table:table-cell table:formula="of:=[.C60]+[.B61]" office:value-type="float" office:value="271.811727" calcext:value-type="float">
            <text:p>271.811727</text:p>
          </table:table-cell>
          <table:table-cell table:formula="of:=[.D60]+3.01" office:value-type="float" office:value="171.57" calcext:value-type="float">
            <text:p>171.57</text:p>
          </table:table-cell>
          <table:table-cell table:style-name="ce245" table:formula="of:=(0.0312039503*[.B61]^2)+0.2307524608*[.B61]+1.1730058735" office:value-type="float" office:value="2.95345800390873" calcext:value-type="float">
            <text:p>2.95</text:p>
          </table:table-cell>
          <table:table-cell table:style-name="ce250" table:formula="of:=[.F60]+[.E61]" office:value-type="float" office:value="170.032461382701" calcext:value-type="float">
            <text:p>170.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style-name="ce236" office:value-type="date" office:date-value="2017-11-04" calcext:value-type="date">
            <text:p>11/4/17</text:p>
          </table:table-cell>
          <table:table-cell table:style-name="ce32" table:formula="of:=['LB 2017'.B90]" office:value-type="float" office:value="4.647424" calcext:value-type="float">
            <text:p>4.647424</text:p>
          </table:table-cell>
          <table:table-cell table:formula="of:=[.L60]+[.K61]" office:value-type="float" office:value="271.610167" calcext:value-type="float">
            <text:p>271.610167</text:p>
          </table:table-cell>
          <table:table-cell table:formula="of:=[.M60]+3.01" office:value-type="float" office:value="171.57" calcext:value-type="float">
            <text:p>171.57</text:p>
          </table:table-cell>
          <table:table-cell table:style-name="ce245" table:formula="of:=(0.0312039503*[.K61]^2)+0.2307524608*[.K61]+1.1730058735" office:value-type="float" office:value="2.91937047350861" calcext:value-type="float">
            <text:p>2.92</text:p>
          </table:table-cell>
          <table:table-cell table:style-name="ce250" table:formula="of:=[.O60]+[.N61]" office:value-type="float" office:value="169.926625839342" calcext:value-type="float">
            <text:p>169.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28" office:value-type="date" office:date-value="2017-11-11" calcext:value-type="date">
            <text:p>11/11/17</text:p>
          </table:table-cell>
          <table:table-cell table:formula="of:=['LB 2017'.B97]" office:value-type="float" office:value="4.622869" calcext:value-type="float">
            <text:p>4.622869</text:p>
          </table:table-cell>
          <table:table-cell table:style-name="ce32" table:formula="of:=[.V60]+[.U61]" office:value-type="float" office:value="270.680654" calcext:value-type="float">
            <text:p>270.680654</text:p>
          </table:table-cell>
          <table:table-cell table:style-name="ce32" table:formula="of:=[.W60]+3.01" office:value-type="float" office:value="171.57" calcext:value-type="float">
            <text:p>171.57</text:p>
          </table:table-cell>
          <table:table-cell table:style-name="ce38" table:formula="of:=(0.0312039503*[.U61]^2)+0.2307524608*[.U61]+1.1730058735" office:value-type="float" office:value="2.90660132782681" calcext:value-type="float">
            <text:p>2.91</text:p>
          </table:table-cell>
          <table:table-cell table:style-name="ce42" table:formula="of:=[.Y60]+[.X61]" office:value-type="float" office:value="169.438825701491" calcext:value-type="float">
            <text:p>169.4</text:p>
          </table:table-cell>
          <table:table-cell table:style-name="ce32"/>
          <table:table-cell table:style-name="ce32" office:value-type="float" office:value="57" calcext:value-type="float">
            <text:p>57</text:p>
          </table:table-cell>
          <table:table-cell table:number-columns-repeated="2"/>
          <table:table-cell table:style-name="ce236" office:value-type="date" office:date-value="2017-11-30" calcext:value-type="date">
            <text:p>11/30/17</text:p>
          </table:table-cell>
          <table:table-cell table:style-name="ce54" table:formula="of:=['LB 2017'.B116]" office:value-type="float" office:value="4.547457" calcext:value-type="float">
            <text:p>4.547457</text:p>
          </table:table-cell>
          <table:table-cell table:formula="of:=[.AF60]+[.AE61]" office:value-type="float" office:value="266.186749" calcext:value-type="float">
            <text:p>266.186749</text:p>
          </table:table-cell>
          <table:table-cell table:formula="of:=[.AG60]+3.01" office:value-type="float" office:value="171.57" calcext:value-type="float">
            <text:p>171.57</text:p>
          </table:table-cell>
          <table:table-cell table:style-name="ce245" table:formula="of:=(0.0312039503*[.AE61]^2)+0.2307524608*[.AE61]+1.1730058735" office:value-type="float" office:value="2.86762064953409" calcext:value-type="float">
            <text:p>2.87</text:p>
          </table:table-cell>
          <table:table-cell table:style-name="ce250" table:formula="of:=[.AI60]+[.AH61]" office:value-type="float" office:value="167.086290863942" calcext:value-type="float">
            <text:p>167.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28" office:value-type="date" office:date-value="2017-12-10" calcext:value-type="date">
            <text:p>12/10/17</text:p>
          </table:table-cell>
          <table:table-cell table:style-name="ce75" table:formula="of:=['LB 2017'.B126]" office:value-type="float" office:value="4.517461" calcext:value-type="float">
            <text:p>4.517461</text:p>
          </table:table-cell>
          <table:table-cell table:style-name="ce42" table:formula="of:=[.AP60]+[.AO61]" office:value-type="float" office:value="263.777986" calcext:value-type="float">
            <text:p>263.8</text:p>
          </table:table-cell>
          <table:table-cell table:style-name="ce32" table:formula="of:=[.AQ60]+3.01" office:value-type="float" office:value="171.57" calcext:value-type="float">
            <text:p>171.57</text:p>
          </table:table-cell>
          <table:table-cell table:style-name="ce38" table:formula="of:=(0.0312039503*[.AO61]^2)+0.2307524608*[.AO61]+1.1730058735" office:value-type="float" office:value="2.85221429264257" calcext:value-type="float">
            <text:p>2.85</text:p>
          </table:table-cell>
          <table:table-cell table:style-name="ce42" table:formula="of:=[.AS60]+[.AR61]" office:value-type="float" office:value="165.829534753829" calcext:value-type="float">
            <text:p>165.8</text:p>
          </table:table-cell>
          <table:table-cell table:style-name="ce32"/>
          <table:table-cell table:style-name="ce32" office:value-type="float" office:value="57" calcext:value-type="float">
            <text:p>5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0-31" calcext:value-type="date">
            <text:p>10/31/17</text:p>
          </table:table-cell>
          <table:table-cell table:style-name="ce51" table:formula="of:=['LB 2017'.B86]" office:value-type="float" office:value="4.744958" calcext:value-type="float">
            <text:p>4.744958</text:p>
          </table:table-cell>
          <table:table-cell table:formula="of:=[.C61]+[.B62]" office:value-type="float" office:value="276.556685" calcext:value-type="float">
            <text:p>276.556685</text:p>
          </table:table-cell>
          <table:table-cell table:formula="of:=[.D61]+3.01" office:value-type="float" office:value="174.58" calcext:value-type="float">
            <text:p>174.58</text:p>
          </table:table-cell>
          <table:table-cell table:style-name="ce245" table:formula="of:=(0.0312039503*[.B62]^2)+0.2307524608*[.B62]+1.1730058735" office:value-type="float" office:value="2.97046189228044" calcext:value-type="float">
            <text:p>2.97</text:p>
          </table:table-cell>
          <table:table-cell table:style-name="ce250" table:formula="of:=[.F61]+[.E62]" office:value-type="float" office:value="173.002923274981" calcext:value-type="float">
            <text:p>173.0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style-name="ce236" office:value-type="date" office:date-value="2017-11-05" calcext:value-type="date">
            <text:p>11/5/17</text:p>
          </table:table-cell>
          <table:table-cell table:style-name="ce32" table:formula="of:=['LB 2017'.B91]" office:value-type="float" office:value="4.647804" calcext:value-type="float">
            <text:p>4.647804</text:p>
          </table:table-cell>
          <table:table-cell table:formula="of:=[.L61]+[.K62]" office:value-type="float" office:value="276.257971" calcext:value-type="float">
            <text:p>276.257971</text:p>
          </table:table-cell>
          <table:table-cell table:formula="of:=[.M61]+3.01" office:value-type="float" office:value="174.58" calcext:value-type="float">
            <text:p>174.58</text:p>
          </table:table-cell>
          <table:table-cell table:style-name="ce245" table:formula="of:=(0.0312039503*[.K62]^2)+0.2307524608*[.K62]+1.1730058735" office:value-type="float" office:value="2.91956837762008" calcext:value-type="float">
            <text:p>2.92</text:p>
          </table:table-cell>
          <table:table-cell table:style-name="ce250" table:formula="of:=[.O61]+[.N62]" office:value-type="float" office:value="172.846194216962" calcext:value-type="float">
            <text:p>172.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28" office:value-type="date" office:date-value="2017-11-12" calcext:value-type="date">
            <text:p>11/12/17</text:p>
          </table:table-cell>
          <table:table-cell table:formula="of:=['LB 2017'.B98]" office:value-type="float" office:value="4.61758" calcext:value-type="float">
            <text:p>4.61758</text:p>
          </table:table-cell>
          <table:table-cell table:style-name="ce32" table:formula="of:=[.V61]+[.U62]" office:value-type="float" office:value="275.298234" calcext:value-type="float">
            <text:p>275.298234</text:p>
          </table:table-cell>
          <table:table-cell table:style-name="ce32" table:formula="of:=[.W61]+3.01" office:value-type="float" office:value="174.58" calcext:value-type="float">
            <text:p>174.58</text:p>
          </table:table-cell>
          <table:table-cell table:style-name="ce38" table:formula="of:=(0.0312039503*[.U62]^2)+0.2307524608*[.U62]+1.1730058735" office:value-type="float" office:value="2.90385585567513" calcext:value-type="float">
            <text:p>2.90</text:p>
          </table:table-cell>
          <table:table-cell table:style-name="ce42" table:formula="of:=[.Y61]+[.X62]" office:value-type="float" office:value="172.342681557166" calcext:value-type="float">
            <text:p>172.3</text:p>
          </table:table-cell>
          <table:table-cell table:style-name="ce32"/>
          <table:table-cell table:style-name="ce32" office:value-type="float" office:value="58" calcext:value-type="float">
            <text:p>58</text:p>
          </table:table-cell>
          <table:table-cell table:number-columns-repeated="2"/>
          <table:table-cell table:style-name="ce236" office:value-type="date" office:date-value="2017-12-01" calcext:value-type="date">
            <text:p>12/1/17</text:p>
          </table:table-cell>
          <table:table-cell table:style-name="ce54" table:formula="of:=['LB 2017'.B117]" office:value-type="float" office:value="4.55373" calcext:value-type="float">
            <text:p>4.55373</text:p>
          </table:table-cell>
          <table:table-cell table:formula="of:=[.AF61]+[.AE62]" office:value-type="float" office:value="270.740479" calcext:value-type="float">
            <text:p>270.740479</text:p>
          </table:table-cell>
          <table:table-cell table:formula="of:=[.AG61]+3.01" office:value-type="float" office:value="174.58" calcext:value-type="float">
            <text:p>174.58</text:p>
          </table:table-cell>
          <table:table-cell table:style-name="ce245" table:formula="of:=(0.0312039503*[.AE62]^2)+0.2307524608*[.AE62]+1.1730058735" office:value-type="float" office:value="2.87084964772701" calcext:value-type="float">
            <text:p>2.87</text:p>
          </table:table-cell>
          <table:table-cell table:style-name="ce250" table:formula="of:=[.AI61]+[.AH62]" office:value-type="float" office:value="169.957140511669" calcext:value-type="float">
            <text:p>170.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28" office:value-type="date" office:date-value="2017-12-11" calcext:value-type="date">
            <text:p>12/11/17</text:p>
          </table:table-cell>
          <table:table-cell table:style-name="ce75" table:formula="of:=['LB 2017'.B127]" office:value-type="float" office:value="4.535494" calcext:value-type="float">
            <text:p>4.535494</text:p>
          </table:table-cell>
          <table:table-cell table:style-name="ce42" table:formula="of:=[.AP61]+[.AO62]" office:value-type="float" office:value="268.31348" calcext:value-type="float">
            <text:p>268.3</text:p>
          </table:table-cell>
          <table:table-cell table:style-name="ce32" table:formula="of:=[.AQ61]+3.01" office:value-type="float" office:value="174.58" calcext:value-type="float">
            <text:p>174.58</text:p>
          </table:table-cell>
          <table:table-cell table:style-name="ce38" table:formula="of:=(0.0312039503*[.AO62]^2)+0.2307524608*[.AO62]+1.1730058735" office:value-type="float" office:value="2.86146955711278" calcext:value-type="float">
            <text:p>2.86</text:p>
          </table:table-cell>
          <table:table-cell table:style-name="ce42" table:formula="of:=[.AS61]+[.AR62]" office:value-type="float" office:value="168.691004310942" calcext:value-type="float">
            <text:p>168.7</text:p>
          </table:table-cell>
          <table:table-cell table:style-name="ce32"/>
          <table:table-cell table:style-name="ce32" office:value-type="float" office:value="58" calcext:value-type="float">
            <text:p>58</text:p>
          </table:table-cell>
          <table:table-cell office:value-type="string" calcext:value-type="string">
            <text:p>17SB35 – Gave 20 eggs to Quentin to take to Verið</text:p>
          </table:table-cell>
          <table:table-cell table:number-columns-repeated="975"/>
        </table:table-row>
        <table:table-row table:style-name="ro2">
          <table:table-cell table:style-name="ce236" office:value-type="date" office:date-value="2017-11-01" calcext:value-type="date">
            <text:p>11/1/17</text:p>
          </table:table-cell>
          <table:table-cell table:style-name="ce51" table:formula="of:=['LB 2017'.B87]" office:value-type="float" office:value="4.696126" calcext:value-type="float">
            <text:p>4.696126</text:p>
          </table:table-cell>
          <table:table-cell table:formula="of:=[.C62]+[.B63]" office:value-type="float" office:value="281.252811" calcext:value-type="float">
            <text:p>281.252811</text:p>
          </table:table-cell>
          <table:table-cell table:formula="of:=[.D62]+3.01" office:value-type="float" office:value="177.59" calcext:value-type="float">
            <text:p>177.59</text:p>
          </table:table-cell>
          <table:table-cell table:style-name="ce245" table:formula="of:=(0.0312039503*[.B63]^2)+0.2307524608*[.B63]+1.1730058735" office:value-type="float" office:value="2.94480792408633" calcext:value-type="float">
            <text:p>2.94</text:p>
          </table:table-cell>
          <table:table-cell table:style-name="ce250" table:formula="of:=[.F62]+[.E63]" office:value-type="float" office:value="175.947731199068" calcext:value-type="float">
            <text:p>175.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style-name="ce236" office:value-type="date" office:date-value="2017-11-06" calcext:value-type="date">
            <text:p>11/6/17</text:p>
          </table:table-cell>
          <table:table-cell table:style-name="ce32" table:formula="of:=['LB 2017'.B92]" office:value-type="float" office:value="4.636866" calcext:value-type="float">
            <text:p>4.636866</text:p>
          </table:table-cell>
          <table:table-cell table:formula="of:=[.L62]+[.K63]" office:value-type="float" office:value="280.894837" calcext:value-type="float">
            <text:p>280.894837</text:p>
          </table:table-cell>
          <table:table-cell table:formula="of:=[.M62]+3.01" office:value-type="float" office:value="177.59" calcext:value-type="float">
            <text:p>177.59</text:p>
          </table:table-cell>
          <table:table-cell table:style-name="ce245" table:formula="of:=(0.0312039503*[.K63]^2)+0.2307524608*[.K63]+1.1730058735" office:value-type="float" office:value="2.91387546754993" calcext:value-type="float">
            <text:p>2.91</text:p>
          </table:table-cell>
          <table:table-cell table:style-name="ce250" table:formula="of:=[.O62]+[.N63]" office:value-type="float" office:value="175.760069684512" calcext:value-type="float">
            <text:p>175.8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28" office:value-type="date" office:date-value="2017-11-13" calcext:value-type="date">
            <text:p>11/13/17</text:p>
          </table:table-cell>
          <table:table-cell table:formula="of:=['LB 2017'.B99]" office:value-type="float" office:value="4.625172" calcext:value-type="float">
            <text:p>4.625172</text:p>
          </table:table-cell>
          <table:table-cell table:style-name="ce32" table:formula="of:=[.V62]+[.U63]" office:value-type="float" office:value="279.923406" calcext:value-type="float">
            <text:p>279.923406</text:p>
          </table:table-cell>
          <table:table-cell table:style-name="ce32" table:formula="of:=[.W62]+3.01" office:value-type="float" office:value="177.59" calcext:value-type="float">
            <text:p>177.59</text:p>
          </table:table-cell>
          <table:table-cell table:style-name="ce38" table:formula="of:=(0.0312039503*[.U63]^2)+0.2307524608*[.U63]+1.1730058735" office:value-type="float" office:value="2.90779733991726" calcext:value-type="float">
            <text:p>2.91</text:p>
          </table:table-cell>
          <table:table-cell table:style-name="ce42" table:formula="of:=[.Y62]+[.X63]" office:value-type="float" office:value="175.250478897084" calcext:value-type="float">
            <text:p>175.3</text:p>
          </table:table-cell>
          <table:table-cell table:style-name="ce32"/>
          <table:table-cell table:style-name="ce32" office:value-type="float" office:value="59" calcext:value-type="float">
            <text:p>59</text:p>
          </table:table-cell>
          <table:table-cell table:number-columns-repeated="2"/>
          <table:table-cell table:style-name="ce236" office:value-type="date" office:date-value="2017-12-02" calcext:value-type="date">
            <text:p>12/2/17</text:p>
          </table:table-cell>
          <table:table-cell table:style-name="ce54" table:formula="of:=['LB 2017'.B118]" office:value-type="float" office:value="4.56565" calcext:value-type="float">
            <text:p>4.56565</text:p>
          </table:table-cell>
          <table:table-cell table:formula="of:=[.AF62]+[.AE63]" office:value-type="float" office:value="275.306129" calcext:value-type="float">
            <text:p>275.306129</text:p>
          </table:table-cell>
          <table:table-cell table:formula="of:=[.AG62]+3.01" office:value-type="float" office:value="177.59" calcext:value-type="float">
            <text:p>177.59</text:p>
          </table:table-cell>
          <table:table-cell table:style-name="ce245" table:formula="of:=(0.0312039503*[.AE63]^2)+0.2307524608*[.AE63]+1.1730058735" office:value-type="float" office:value="2.87699218036876" calcext:value-type="float">
            <text:p>2.88</text:p>
          </table:table-cell>
          <table:table-cell table:style-name="ce250" table:formula="of:=[.AI62]+[.AH63]" office:value-type="float" office:value="172.834132692038" calcext:value-type="float">
            <text:p>172.8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28" office:value-type="date" office:date-value="2017-12-12" calcext:value-type="date">
            <text:p>12/12/17</text:p>
          </table:table-cell>
          <table:table-cell table:style-name="ce75" table:formula="of:=['LB 2017'.B128]" office:value-type="float" office:value="4.555738" calcext:value-type="float">
            <text:p>4.555738</text:p>
          </table:table-cell>
          <table:table-cell table:style-name="ce42" table:formula="of:=[.AP62]+[.AO63]" office:value-type="float" office:value="272.869218" calcext:value-type="float">
            <text:p>272.9</text:p>
          </table:table-cell>
          <table:table-cell table:style-name="ce32" table:formula="of:=[.AQ62]+3.01" office:value-type="float" office:value="177.59" calcext:value-type="float">
            <text:p>177.59</text:p>
          </table:table-cell>
          <table:table-cell table:style-name="ce38" table:formula="of:=(0.0312039503*[.AO63]^2)+0.2307524608*[.AO63]+1.1730058735" office:value-type="float" office:value="2.87188377545285" calcext:value-type="float">
            <text:p>2.87</text:p>
          </table:table-cell>
          <table:table-cell table:style-name="ce42" table:formula="of:=[.AS62]+[.AR63]" office:value-type="float" office:value="171.562888086395" calcext:value-type="float">
            <text:p>171.6</text:p>
          </table:table-cell>
          <table:table-cell table:style-name="ce32"/>
          <table:table-cell table:style-name="ce32" office:value-type="float" office:value="59" calcext:value-type="float">
            <text:p>59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02" calcext:value-type="date">
            <text:p>11/2/17</text:p>
          </table:table-cell>
          <table:table-cell table:style-name="ce51" table:formula="of:=['LB 2017'.B88]" office:value-type="float" office:value="4.682611" calcext:value-type="float">
            <text:p>4.682611</text:p>
          </table:table-cell>
          <table:table-cell table:formula="of:=[.C63]+[.B64]" office:value-type="float" office:value="285.935422" calcext:value-type="float">
            <text:p>285.935422</text:p>
          </table:table-cell>
          <table:table-cell table:formula="of:=[.D63]+3.01" office:value-type="float" office:value="180.6" calcext:value-type="float">
            <text:p>180.6</text:p>
          </table:table-cell>
          <table:table-cell table:style-name="ce245" table:formula="of:=(0.0312039503*[.B64]^2)+0.2307524608*[.B64]+1.1730058735" office:value-type="float" office:value="2.93773409059044" calcext:value-type="float">
            <text:p>2.94</text:p>
          </table:table-cell>
          <table:table-cell table:style-name="ce250" table:formula="of:=[.F63]+[.E64]" office:value-type="float" office:value="178.885465289658" calcext:value-type="float">
            <text:p>178.9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236" office:value-type="date" office:date-value="2017-11-07" calcext:value-type="date">
            <text:p>11/7/17</text:p>
          </table:table-cell>
          <table:table-cell table:style-name="ce32" table:formula="of:=['LB 2017'.B93]" office:value-type="float" office:value="4.610637" calcext:value-type="float">
            <text:p>4.610637</text:p>
          </table:table-cell>
          <table:table-cell table:formula="of:=[.L63]+[.K64]" office:value-type="float" office:value="285.505474" calcext:value-type="float">
            <text:p>285.505474</text:p>
          </table:table-cell>
          <table:table-cell table:formula="of:=[.M63]+3.01" office:value-type="float" office:value="180.6" calcext:value-type="float">
            <text:p>180.6</text:p>
          </table:table-cell>
          <table:table-cell table:style-name="ce245" table:formula="of:=(0.0312039503*[.K64]^2)+0.2307524608*[.K64]+1.1730058735" office:value-type="float" office:value="2.90025445710642" calcext:value-type="float">
            <text:p>2.90</text:p>
          </table:table-cell>
          <table:table-cell table:style-name="ce250" table:formula="of:=[.O63]+[.N64]" office:value-type="float" office:value="178.660324141618" calcext:value-type="float">
            <text:p>178.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ce28" office:value-type="date" office:date-value="2017-11-14" calcext:value-type="date">
            <text:p>11/14/17</text:p>
          </table:table-cell>
          <table:table-cell table:formula="of:=['LB 2017'.B100]" office:value-type="float" office:value="4.617337" calcext:value-type="float">
            <text:p>4.617337</text:p>
          </table:table-cell>
          <table:table-cell table:style-name="ce32" table:formula="of:=[.V63]+[.U64]" office:value-type="float" office:value="284.540743" calcext:value-type="float">
            <text:p>284.540743</text:p>
          </table:table-cell>
          <table:table-cell table:style-name="ce32" table:formula="of:=[.W63]+3.01" office:value-type="float" office:value="180.6" calcext:value-type="float">
            <text:p>180.6</text:p>
          </table:table-cell>
          <table:table-cell table:style-name="ce38" table:formula="of:=(0.0312039503*[.U64]^2)+0.2307524608*[.U64]+1.1730058735" office:value-type="float" office:value="2.90372975851562" calcext:value-type="float">
            <text:p>2.90</text:p>
          </table:table-cell>
          <table:table-cell table:style-name="ce42" table:formula="of:=[.Y63]+[.X64]" office:value-type="float" office:value="178.154208655599" calcext:value-type="float">
            <text:p>178.2</text:p>
          </table:table-cell>
          <table:table-cell table:style-name="ce32"/>
          <table:table-cell table:style-name="ce32" office:value-type="float" office:value="60" calcext:value-type="float">
            <text:p>60</text:p>
          </table:table-cell>
          <table:table-cell table:number-columns-repeated="2"/>
          <table:table-cell table:style-name="ce236" office:value-type="date" office:date-value="2017-12-03" calcext:value-type="date">
            <text:p>12/3/17</text:p>
          </table:table-cell>
          <table:table-cell table:style-name="ce54" table:formula="of:=['LB 2017'.B119]" office:value-type="float" office:value="4.561725" calcext:value-type="float">
            <text:p>4.561725</text:p>
          </table:table-cell>
          <table:table-cell table:formula="of:=[.AF63]+[.AE64]" office:value-type="float" office:value="279.867854" calcext:value-type="float">
            <text:p>279.867854</text:p>
          </table:table-cell>
          <table:table-cell table:formula="of:=[.AG63]+3.01" office:value-type="float" office:value="180.6" calcext:value-type="float">
            <text:p>180.6</text:p>
          </table:table-cell>
          <table:table-cell table:style-name="ce245" table:formula="of:=(0.0312039503*[.AE64]^2)+0.2307524608*[.AE64]+1.1730058735" office:value-type="float" office:value="2.87496859709833" calcext:value-type="float">
            <text:p>2.87</text:p>
          </table:table-cell>
          <table:table-cell table:style-name="ce250" table:formula="of:=[.AI63]+[.AH64]" office:value-type="float" office:value="175.709101289137" calcext:value-type="float">
            <text:p>175.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ce28" office:value-type="date" office:date-value="2017-12-13" calcext:value-type="date">
            <text:p>12/13/17</text:p>
          </table:table-cell>
          <table:table-cell table:style-name="ce75" table:formula="of:=['LB 2017'.B129]" office:value-type="float" office:value="4.550271" calcext:value-type="float">
            <text:p>4.550271</text:p>
          </table:table-cell>
          <table:table-cell table:style-name="ce42" table:formula="of:=[.AP63]+[.AO64]" office:value-type="float" office:value="277.419489" calcext:value-type="float">
            <text:p>277.4</text:p>
          </table:table-cell>
          <table:table-cell table:style-name="ce32" table:formula="of:=[.AQ63]+3.01" office:value-type="float" office:value="180.6" calcext:value-type="float">
            <text:p>180.6</text:p>
          </table:table-cell>
          <table:table-cell table:style-name="ce38" table:formula="of:=(0.0312039503*[.AO64]^2)+0.2307524608*[.AO64]+1.1730058735" office:value-type="float" office:value="2.86906883949611" calcext:value-type="float">
            <text:p>2.87</text:p>
          </table:table-cell>
          <table:table-cell table:style-name="ce42" table:formula="of:=[.AS63]+[.AR64]" office:value-type="float" office:value="174.431956925891" calcext:value-type="float">
            <text:p>174.4</text:p>
          </table:table-cell>
          <table:table-cell table:style-name="ce32"/>
          <table:table-cell table:style-name="ce32" office:value-type="float" office:value="60" calcext:value-type="float">
            <text:p>60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03" calcext:value-type="date">
            <text:p>11/3/17</text:p>
          </table:table-cell>
          <table:table-cell table:style-name="ce51" table:formula="of:=['LB 2017'.B89]" office:value-type="float" office:value="4.67228" calcext:value-type="float">
            <text:p>4.67228</text:p>
          </table:table-cell>
          <table:table-cell table:formula="of:=[.C64]+[.B65]" office:value-type="float" office:value="290.607702" calcext:value-type="float">
            <text:p>290.607702</text:p>
          </table:table-cell>
          <table:table-cell table:formula="of:=[.D64]+3.01" office:value-type="float" office:value="183.61" calcext:value-type="float">
            <text:p>183.61</text:p>
          </table:table-cell>
          <table:table-cell table:style-name="ce245" table:formula="of:=(0.0312039503*[.B65]^2)+0.2307524608*[.B65]+1.1730058735" office:value-type="float" office:value="2.93233446931734" calcext:value-type="float">
            <text:p>2.93</text:p>
          </table:table-cell>
          <table:table-cell table:style-name="ce250" table:formula="of:=[.F64]+[.E65]" office:value-type="float" office:value="181.817799758975" calcext:value-type="float">
            <text:p>181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ce236" office:value-type="date" office:date-value="2017-11-08" calcext:value-type="date">
            <text:p>11/8/17</text:p>
          </table:table-cell>
          <table:table-cell table:style-name="ce32" table:formula="of:=['LB 2017'.B94]" office:value-type="float" office:value="4.656367" calcext:value-type="float">
            <text:p>4.656367</text:p>
          </table:table-cell>
          <table:table-cell table:formula="of:=[.L64]+[.K65]" office:value-type="float" office:value="290.161841" calcext:value-type="float">
            <text:p>290.161841</text:p>
          </table:table-cell>
          <table:table-cell table:formula="of:=[.M64]+3.01" office:value-type="float" office:value="183.61" calcext:value-type="float">
            <text:p>183.61</text:p>
          </table:table-cell>
          <table:table-cell table:style-name="ce245" table:formula="of:=(0.0312039503*[.K65]^2)+0.2307524608*[.K65]+1.1730058735" office:value-type="float" office:value="2.92403038009641" calcext:value-type="float">
            <text:p>2.92</text:p>
          </table:table-cell>
          <table:table-cell table:style-name="ce250" table:formula="of:=[.O64]+[.N65]" office:value-type="float" office:value="181.584354521715" calcext:value-type="float">
            <text:p>181.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style-name="ce28" office:value-type="date" office:date-value="2017-11-15" calcext:value-type="date">
            <text:p>11/15/17</text:p>
          </table:table-cell>
          <table:table-cell table:formula="of:=['LB 2017'.B101]" office:value-type="float" office:value="4.627118" calcext:value-type="float">
            <text:p>4.627118</text:p>
          </table:table-cell>
          <table:table-cell table:style-name="ce32" table:formula="of:=[.V64]+[.U65]" office:value-type="float" office:value="289.167861" calcext:value-type="float">
            <text:p>289.167861</text:p>
          </table:table-cell>
          <table:table-cell table:style-name="ce32" table:formula="of:=[.W64]+3.01" office:value-type="float" office:value="183.61" calcext:value-type="float">
            <text:p>183.61</text:p>
          </table:table-cell>
          <table:table-cell table:style-name="ce38" table:formula="of:=(0.0312039503*[.U65]^2)+0.2307524608*[.U65]+1.1730058735" office:value-type="float" office:value="2.90880820996876" calcext:value-type="float">
            <text:p>2.91</text:p>
          </table:table-cell>
          <table:table-cell table:style-name="ce42" table:formula="of:=[.Y64]+[.X65]" office:value-type="float" office:value="181.063016865568" calcext:value-type="float">
            <text:p>181.1</text:p>
          </table:table-cell>
          <table:table-cell table:style-name="ce32"/>
          <table:table-cell table:style-name="ce32" office:value-type="float" office:value="61" calcext:value-type="float">
            <text:p>61</text:p>
          </table:table-cell>
          <table:table-cell table:number-columns-repeated="2"/>
          <table:table-cell table:style-name="ce236" office:value-type="date" office:date-value="2017-12-04" calcext:value-type="date">
            <text:p>12/4/17</text:p>
          </table:table-cell>
          <table:table-cell table:style-name="ce54" table:formula="of:=['LB 2017'.B120]" office:value-type="float" office:value="4.552608" calcext:value-type="float">
            <text:p>4.552608</text:p>
          </table:table-cell>
          <table:table-cell table:formula="of:=[.AF64]+[.AE65]" office:value-type="float" office:value="284.420462" calcext:value-type="float">
            <text:p>284.420462</text:p>
          </table:table-cell>
          <table:table-cell table:formula="of:=[.AG64]+3.01" office:value-type="float" office:value="183.61" calcext:value-type="float">
            <text:p>183.61</text:p>
          </table:table-cell>
          <table:table-cell table:style-name="ce245" table:formula="of:=(0.0312039503*[.AE65]^2)+0.2307524608*[.AE65]+1.1730058735" office:value-type="float" office:value="2.87027192299398" calcext:value-type="float">
            <text:p>2.87</text:p>
          </table:table-cell>
          <table:table-cell table:style-name="ce250" table:formula="of:=[.AI64]+[.AH65]" office:value-type="float" office:value="178.579373212131" calcext:value-type="float">
            <text:p>178.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table:style-name="ce28" office:value-type="date" office:date-value="2017-12-14" calcext:value-type="date">
            <text:p>12/14/17</text:p>
          </table:table-cell>
          <table:table-cell table:style-name="ce75" table:formula="of:=['LB 2017'.B130]" office:value-type="float" office:value="4.550875" calcext:value-type="float">
            <text:p>4.550875</text:p>
          </table:table-cell>
          <table:table-cell table:style-name="ce42" table:formula="of:=[.AP64]+[.AO65]" office:value-type="float" office:value="281.970364" calcext:value-type="float">
            <text:p>282.0</text:p>
          </table:table-cell>
          <table:table-cell table:style-name="ce32" table:formula="of:=[.AQ64]+3.01" office:value-type="float" office:value="183.61" calcext:value-type="float">
            <text:p>183.61</text:p>
          </table:table-cell>
          <table:table-cell table:style-name="ce38" table:formula="of:=(0.0312039503*[.AO65]^2)+0.2307524608*[.AO65]+1.1730058735" office:value-type="float" office:value="2.86937974497374" calcext:value-type="float">
            <text:p>2.87</text:p>
          </table:table-cell>
          <table:table-cell table:style-name="ce42" table:formula="of:=[.AS64]+[.AR65]" office:value-type="float" office:value="177.301336670865" calcext:value-type="float">
            <text:p>177.3</text:p>
          </table:table-cell>
          <table:table-cell table:style-name="ce32"/>
          <table:table-cell table:style-name="ce32" office:value-type="float" office:value="61" calcext:value-type="float">
            <text:p>61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04" calcext:value-type="date">
            <text:p>11/4/17</text:p>
          </table:table-cell>
          <table:table-cell table:style-name="ce51" table:formula="of:=['LB 2017'.B90]" office:value-type="float" office:value="4.647424" calcext:value-type="float">
            <text:p>4.647424</text:p>
          </table:table-cell>
          <table:table-cell table:formula="of:=[.C65]+[.B66]" office:value-type="float" office:value="295.255126" calcext:value-type="float">
            <text:p>295.255126</text:p>
          </table:table-cell>
          <table:table-cell table:formula="of:=[.D65]+3.01" office:value-type="float" office:value="186.62" calcext:value-type="float">
            <text:p>186.62</text:p>
          </table:table-cell>
          <table:table-cell table:style-name="ce245" table:formula="of:=(0.0312039503*[.B66]^2)+0.2307524608*[.B66]+1.1730058735" office:value-type="float" office:value="2.91937047350861" calcext:value-type="float">
            <text:p>2.92</text:p>
          </table:table-cell>
          <table:table-cell table:style-name="ce250" table:formula="of:=[.F65]+[.E66]" office:value-type="float" office:value="184.737170232484" calcext:value-type="float">
            <text:p>184.7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style-name="ce236" office:value-type="date" office:date-value="2017-11-09" calcext:value-type="date">
            <text:p>11/9/17</text:p>
          </table:table-cell>
          <table:table-cell table:style-name="ce32" table:formula="of:=['LB 2017'.B95]" office:value-type="float" office:value="4.635779" calcext:value-type="float">
            <text:p>4.635779</text:p>
          </table:table-cell>
          <table:table-cell table:formula="of:=[.L65]+[.K66]" office:value-type="float" office:value="294.79762" calcext:value-type="float">
            <text:p>294.79762</text:p>
          </table:table-cell>
          <table:table-cell table:formula="of:=[.M65]+3.01" office:value-type="float" office:value="186.62" calcext:value-type="float">
            <text:p>186.62</text:p>
          </table:table-cell>
          <table:table-cell table:style-name="ce245" table:formula="of:=(0.0312039503*[.K66]^2)+0.2307524608*[.K66]+1.1730058735" office:value-type="float" office:value="2.91331012361694" calcext:value-type="float">
            <text:p>2.91</text:p>
          </table:table-cell>
          <table:table-cell table:style-name="ce250" table:formula="of:=[.O65]+[.N66]" office:value-type="float" office:value="184.497664645331" calcext:value-type="float">
            <text:p>184.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table:style-name="ce28" office:value-type="date" office:date-value="2017-11-16" calcext:value-type="date">
            <text:p>11/16/17</text:p>
          </table:table-cell>
          <table:table-cell table:formula="of:=['LB 2017'.B102]" office:value-type="float" office:value="4.619372" calcext:value-type="float">
            <text:p>4.619372</text:p>
          </table:table-cell>
          <table:table-cell table:style-name="ce32" table:formula="of:=[.V65]+[.U66]" office:value-type="float" office:value="293.787233" calcext:value-type="float">
            <text:p>293.787233</text:p>
          </table:table-cell>
          <table:table-cell table:style-name="ce32" table:formula="of:=[.W65]+3.01" office:value-type="float" office:value="186.62" calcext:value-type="float">
            <text:p>186.62</text:p>
          </table:table-cell>
          <table:table-cell table:style-name="ce38" table:formula="of:=(0.0312039503*[.U66]^2)+0.2307524608*[.U66]+1.1730058735" office:value-type="float" office:value="2.90478587115379" calcext:value-type="float">
            <text:p>2.90</text:p>
          </table:table-cell>
          <table:table-cell table:style-name="ce42" table:formula="of:=[.Y65]+[.X66]" office:value-type="float" office:value="183.967802736722" calcext:value-type="float">
            <text:p>184.0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number-columns-repeated="2"/>
          <table:table-cell table:style-name="ce236" office:value-type="date" office:date-value="2017-12-05" calcext:value-type="date">
            <text:p>12/5/17</text:p>
          </table:table-cell>
          <table:table-cell table:style-name="ce54" table:formula="of:=['LB 2017'.B121]" office:value-type="float" office:value="4.553082" calcext:value-type="float">
            <text:p>4.553082</text:p>
          </table:table-cell>
          <table:table-cell table:formula="of:=[.AF65]+[.AE66]" office:value-type="float" office:value="288.973544" calcext:value-type="float">
            <text:p>288.973544</text:p>
          </table:table-cell>
          <table:table-cell table:formula="of:=[.AG65]+3.01" office:value-type="float" office:value="186.62" calcext:value-type="float">
            <text:p>186.62</text:p>
          </table:table-cell>
          <table:table-cell table:style-name="ce245" table:formula="of:=(0.0312039503*[.AE66]^2)+0.2307524608*[.AE66]+1.1730058735" office:value-type="float" office:value="2.87051597893855" calcext:value-type="float">
            <text:p>2.87</text:p>
          </table:table-cell>
          <table:table-cell table:style-name="ce250" table:formula="of:=[.AI65]+[.AH66]" office:value-type="float" office:value="181.449889191069" calcext:value-type="float">
            <text:p>181.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table:style-name="ce28" office:value-type="date" office:date-value="2017-12-15" calcext:value-type="date">
            <text:p>12/15/17</text:p>
          </table:table-cell>
          <table:table-cell table:style-name="ce75" table:formula="of:=['LB 2017'.B131]" office:value-type="float" office:value="4.554902" calcext:value-type="float">
            <text:p>4.554902</text:p>
          </table:table-cell>
          <table:table-cell table:style-name="ce42" table:formula="of:=[.AP65]+[.AO66]" office:value-type="float" office:value="286.525266" calcext:value-type="float">
            <text:p>286.5</text:p>
          </table:table-cell>
          <table:table-cell table:style-name="ce32" table:formula="of:=[.AQ65]+3.01" office:value-type="float" office:value="186.62" calcext:value-type="float">
            <text:p>186.62</text:p>
          </table:table-cell>
          <table:table-cell table:style-name="ce38" table:formula="of:=(0.0312039503*[.AO66]^2)+0.2307524608*[.AO66]+1.1730058735" office:value-type="float" office:value="2.87145320166293" calcext:value-type="float">
            <text:p>2.87</text:p>
          </table:table-cell>
          <table:table-cell table:style-name="ce42" table:formula="of:=[.AS65]+[.AR66]" office:value-type="float" office:value="180.172789872528" calcext:value-type="float">
            <text:p>180.2</text:p>
          </table:table-cell>
          <table:table-cell table:style-name="ce32"/>
          <table:table-cell table:style-name="ce32" office:value-type="float" office:value="62" calcext:value-type="float">
            <text:p>6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05" calcext:value-type="date">
            <text:p>11/5/17</text:p>
          </table:table-cell>
          <table:table-cell table:style-name="ce51" table:formula="of:=['LB 2017'.B91]" office:value-type="float" office:value="4.647804" calcext:value-type="float">
            <text:p>4.647804</text:p>
          </table:table-cell>
          <table:table-cell table:formula="of:=[.C66]+[.B67]" office:value-type="float" office:value="299.90293" calcext:value-type="float">
            <text:p>299.90293</text:p>
          </table:table-cell>
          <table:table-cell table:formula="of:=[.D66]+3.01" office:value-type="float" office:value="189.63" calcext:value-type="float">
            <text:p>189.63</text:p>
          </table:table-cell>
          <table:table-cell table:style-name="ce245" table:formula="of:=(0.0312039503*[.B67]^2)+0.2307524608*[.B67]+1.1730058735" office:value-type="float" office:value="2.91956837762008" calcext:value-type="float">
            <text:p>2.92</text:p>
          </table:table-cell>
          <table:table-cell table:style-name="ce250" table:formula="of:=[.F66]+[.E67]" office:value-type="float" office:value="187.656738610104" calcext:value-type="float">
            <text:p>187.7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236" office:value-type="date" office:date-value="2017-11-10" calcext:value-type="date">
            <text:p>11/10/17</text:p>
          </table:table-cell>
          <table:table-cell table:style-name="ce32" table:formula="of:=['LB 2017'.B96]" office:value-type="float" office:value="4.630158" calcext:value-type="float">
            <text:p>4.630158</text:p>
          </table:table-cell>
          <table:table-cell table:formula="of:=[.L66]+[.K67]" office:value-type="float" office:value="299.427778" calcext:value-type="float">
            <text:p>299.427778</text:p>
          </table:table-cell>
          <table:table-cell table:formula="of:=[.M66]+3.01" office:value-type="float" office:value="189.63" calcext:value-type="float">
            <text:p>189.63</text:p>
          </table:table-cell>
          <table:table-cell table:style-name="ce245" table:formula="of:=(0.0312039503*[.K67]^2)+0.2307524608*[.K67]+1.1730058735" office:value-type="float" office:value="2.91038784273346" calcext:value-type="float">
            <text:p>2.91</text:p>
          </table:table-cell>
          <table:table-cell table:style-name="ce250" table:formula="of:=[.O66]+[.N67]" office:value-type="float" office:value="187.408052488065" calcext:value-type="float">
            <text:p>187.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ce28" office:value-type="date" office:date-value="2017-11-17" calcext:value-type="date">
            <text:p>11/17/17</text:p>
          </table:table-cell>
          <table:table-cell table:formula="of:=['LB 2017'.B103]" office:value-type="float" office:value="4.597289" calcext:value-type="float">
            <text:p>4.597289</text:p>
          </table:table-cell>
          <table:table-cell table:style-name="ce32" table:formula="of:=[.V66]+[.U67]" office:value-type="float" office:value="298.384522" calcext:value-type="float">
            <text:p>298.384522</text:p>
          </table:table-cell>
          <table:table-cell table:style-name="ce32" table:formula="of:=[.W66]+3.01" office:value-type="float" office:value="189.63" calcext:value-type="float">
            <text:p>189.63</text:p>
          </table:table-cell>
          <table:table-cell table:style-name="ce38" table:formula="of:=(0.0312039503*[.U67]^2)+0.2307524608*[.U67]+1.1730058735" office:value-type="float" office:value="2.89333917697564" calcext:value-type="float">
            <text:p>2.89</text:p>
          </table:table-cell>
          <table:table-cell table:style-name="ce42" table:formula="of:=[.Y66]+[.X67]" office:value-type="float" office:value="186.861141913697" calcext:value-type="float">
            <text:p>186.9</text:p>
          </table:table-cell>
          <table:table-cell table:style-name="ce32"/>
          <table:table-cell table:style-name="ce32" office:value-type="float" office:value="63" calcext:value-type="float">
            <text:p>63</text:p>
          </table:table-cell>
          <table:table-cell table:number-columns-repeated="2"/>
          <table:table-cell table:style-name="ce236" office:value-type="date" office:date-value="2017-12-06" calcext:value-type="date">
            <text:p>12/6/17</text:p>
          </table:table-cell>
          <table:table-cell table:style-name="ce54" table:formula="of:=['LB 2017'.B122]" office:value-type="float" office:value="4.543106" calcext:value-type="float">
            <text:p>4.543106</text:p>
          </table:table-cell>
          <table:table-cell table:formula="of:=[.AF66]+[.AE67]" office:value-type="float" office:value="293.51665" calcext:value-type="float">
            <text:p>293.51665</text:p>
          </table:table-cell>
          <table:table-cell table:formula="of:=[.AG66]+3.01" office:value-type="float" office:value="189.63" calcext:value-type="float">
            <text:p>189.63</text:p>
          </table:table-cell>
          <table:table-cell table:style-name="ce245" table:formula="of:=(0.0312039503*[.AE67]^2)+0.2307524608*[.AE67]+1.1730058735" office:value-type="float" office:value="2.86538243449485" calcext:value-type="float">
            <text:p>2.87</text:p>
          </table:table-cell>
          <table:table-cell table:style-name="ce250" table:formula="of:=[.AI66]+[.AH67]" office:value-type="float" office:value="184.315271625564" calcext:value-type="float">
            <text:p>184.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ce28" office:value-type="date" office:date-value="2017-12-16" calcext:value-type="date">
            <text:p>12/16/17</text:p>
          </table:table-cell>
          <table:table-cell table:style-name="ce75" table:formula="of:=['LB 2017'.B132]" office:value-type="float" office:value="4.551657" calcext:value-type="float">
            <text:p>4.551657</text:p>
          </table:table-cell>
          <table:table-cell table:style-name="ce42" table:formula="of:=[.AP66]+[.AO67]" office:value-type="float" office:value="291.076923" calcext:value-type="float">
            <text:p>291.1</text:p>
          </table:table-cell>
          <table:table-cell table:style-name="ce32" table:formula="of:=[.AQ66]+3.01" office:value-type="float" office:value="189.63" calcext:value-type="float">
            <text:p>189.63</text:p>
          </table:table-cell>
          <table:table-cell table:style-name="ce38" table:formula="of:=(0.0312039503*[.AO67]^2)+0.2307524608*[.AO67]+1.1730058735" office:value-type="float" office:value="2.86978230873378" calcext:value-type="float">
            <text:p>2.87</text:p>
          </table:table-cell>
          <table:table-cell table:style-name="ce42" table:formula="of:=[.AS66]+[.AR67]" office:value-type="float" office:value="183.042572181262" calcext:value-type="float">
            <text:p>183.0</text:p>
          </table:table-cell>
          <table:table-cell table:style-name="ce32"/>
          <table:table-cell table:style-name="ce3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17SB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06" calcext:value-type="date">
            <text:p>11/6/17</text:p>
          </table:table-cell>
          <table:table-cell table:style-name="ce51" table:formula="of:=['LB 2017'.B92]" office:value-type="float" office:value="4.636866" calcext:value-type="float">
            <text:p>4.636866</text:p>
          </table:table-cell>
          <table:table-cell table:formula="of:=[.C67]+[.B68]" office:value-type="float" office:value="304.539796" calcext:value-type="float">
            <text:p>304.539796</text:p>
          </table:table-cell>
          <table:table-cell table:formula="of:=[.D67]+3.01" office:value-type="float" office:value="192.64" calcext:value-type="float">
            <text:p>192.64</text:p>
          </table:table-cell>
          <table:table-cell table:style-name="ce245" table:formula="of:=(0.0312039503*[.B68]^2)+0.2307524608*[.B68]+1.1730058735" office:value-type="float" office:value="2.91387546754993" calcext:value-type="float">
            <text:p>2.91</text:p>
          </table:table-cell>
          <table:table-cell table:style-name="ce250" table:formula="of:=[.F67]+[.E68]" office:value-type="float" office:value="190.570614077654" calcext:value-type="float">
            <text:p>190.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236" office:value-type="date" office:date-value="2017-11-11" calcext:value-type="date">
            <text:p>11/11/17</text:p>
          </table:table-cell>
          <table:table-cell table:style-name="ce32" table:formula="of:=['LB 2017'.B97]" office:value-type="float" office:value="4.622869" calcext:value-type="float">
            <text:p>4.622869</text:p>
          </table:table-cell>
          <table:table-cell table:formula="of:=[.L67]+[.K68]" office:value-type="float" office:value="304.050647" calcext:value-type="float">
            <text:p>304.050647</text:p>
          </table:table-cell>
          <table:table-cell table:formula="of:=[.M67]+3.01" office:value-type="float" office:value="192.64" calcext:value-type="float">
            <text:p>192.64</text:p>
          </table:table-cell>
          <table:table-cell table:style-name="ce245" table:formula="of:=(0.0312039503*[.K68]^2)+0.2307524608*[.K68]+1.1730058735" office:value-type="float" office:value="2.90660132782681" calcext:value-type="float">
            <text:p>2.91</text:p>
          </table:table-cell>
          <table:table-cell table:style-name="ce250" table:formula="of:=[.O67]+[.N68]" office:value-type="float" office:value="190.314653815892" calcext:value-type="float">
            <text:p>190.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style-name="ce28" office:value-type="date" office:date-value="2017-11-18" calcext:value-type="date">
            <text:p>11/18/17</text:p>
          </table:table-cell>
          <table:table-cell table:formula="of:=['LB 2017'.B104]" office:value-type="float" office:value="4.565187" calcext:value-type="float">
            <text:p>4.565187</text:p>
          </table:table-cell>
          <table:table-cell table:style-name="ce32" table:formula="of:=[.V67]+[.U68]" office:value-type="float" office:value="302.949709" calcext:value-type="float">
            <text:p>302.949709</text:p>
          </table:table-cell>
          <table:table-cell table:style-name="ce32" table:formula="of:=[.W67]+3.01" office:value-type="float" office:value="192.64" calcext:value-type="float">
            <text:p>192.64</text:p>
          </table:table-cell>
          <table:table-cell table:style-name="ce38" table:formula="of:=(0.0312039503*[.U68]^2)+0.2307524608*[.U68]+1.1730058735" office:value-type="float" office:value="2.87675342486024" calcext:value-type="float">
            <text:p>2.88</text:p>
          </table:table-cell>
          <table:table-cell table:style-name="ce42" table:formula="of:=[.Y67]+[.X68]" office:value-type="float" office:value="189.737895338558" calcext:value-type="float">
            <text:p>189.7</text:p>
          </table:table-cell>
          <table:table-cell table:style-name="ce32"/>
          <table:table-cell table:style-name="ce32" office:value-type="float" office:value="64" calcext:value-type="float">
            <text:p>64</text:p>
          </table:table-cell>
          <table:table-cell table:number-columns-repeated="2"/>
          <table:table-cell table:style-name="ce236" office:value-type="date" office:date-value="2017-12-07" calcext:value-type="date">
            <text:p>12/7/17</text:p>
          </table:table-cell>
          <table:table-cell table:style-name="ce54" table:formula="of:=['LB 2017'.B123]" office:value-type="float" office:value="4.53" calcext:value-type="float">
            <text:p>4.53</text:p>
          </table:table-cell>
          <table:table-cell table:formula="of:=[.AF67]+[.AE68]" office:value-type="float" office:value="298.04665" calcext:value-type="float">
            <text:p>298.04665</text:p>
          </table:table-cell>
          <table:table-cell table:formula="of:=[.AG67]+3.01" office:value-type="float" office:value="192.64" calcext:value-type="float">
            <text:p>192.64</text:p>
          </table:table-cell>
          <table:table-cell table:style-name="ce245" table:formula="of:=(0.0312039503*[.AE68]^2)+0.2307524608*[.AE68]+1.1730058735" office:value-type="float" office:value="2.85864766463527" calcext:value-type="float">
            <text:p>2.86</text:p>
          </table:table-cell>
          <table:table-cell table:style-name="ce250" table:formula="of:=[.AI67]+[.AH68]" office:value-type="float" office:value="187.173919290199" calcext:value-type="float">
            <text:p>187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style-name="ce28" office:value-type="date" office:date-value="2017-12-17" calcext:value-type="date">
            <text:p>12/17/17</text:p>
          </table:table-cell>
          <table:table-cell table:style-name="ce75" table:formula="of:=['LB 2017'.B133]" office:value-type="float" office:value="4.555562" calcext:value-type="float">
            <text:p>4.555562</text:p>
          </table:table-cell>
          <table:table-cell table:style-name="ce42" table:formula="of:=[.AP67]+[.AO68]" office:value-type="float" office:value="295.632485" calcext:value-type="float">
            <text:p>295.6</text:p>
          </table:table-cell>
          <table:table-cell table:style-name="ce32" table:formula="of:=[.AQ67]+3.01" office:value-type="float" office:value="192.64" calcext:value-type="float">
            <text:p>192.64</text:p>
          </table:table-cell>
          <table:table-cell table:style-name="ce38" table:formula="of:=(0.0312039503*[.AO68]^2)+0.2307524608*[.AO68]+1.1730058735" office:value-type="float" office:value="2.87179312471453" calcext:value-type="float">
            <text:p>2.87</text:p>
          </table:table-cell>
          <table:table-cell table:style-name="ce42" table:formula="of:=[.AS67]+[.AR68]" office:value-type="float" office:value="185.914365305976" calcext:value-type="float">
            <text:p>185.9</text:p>
          </table:table-cell>
          <table:table-cell table:style-name="ce32"/>
          <table:table-cell table:style-name="ce32"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17SB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07" calcext:value-type="date">
            <text:p>11/7/17</text:p>
          </table:table-cell>
          <table:table-cell table:style-name="ce51" table:formula="of:=['LB 2017'.B93]" office:value-type="float" office:value="4.610637" calcext:value-type="float">
            <text:p>4.610637</text:p>
          </table:table-cell>
          <table:table-cell table:formula="of:=[.C68]+[.B69]" office:value-type="float" office:value="309.150433" calcext:value-type="float">
            <text:p>309.150433</text:p>
          </table:table-cell>
          <table:table-cell table:formula="of:=[.D68]+3.01" office:value-type="float" office:value="195.65" calcext:value-type="float">
            <text:p>195.65</text:p>
          </table:table-cell>
          <table:table-cell table:style-name="ce245" table:formula="of:=(0.0312039503*[.B69]^2)+0.2307524608*[.B69]+1.1730058735" office:value-type="float" office:value="2.90025445710642" calcext:value-type="float">
            <text:p>2.90</text:p>
          </table:table-cell>
          <table:table-cell table:style-name="ce250" table:formula="of:=[.F68]+[.E69]" office:value-type="float" office:value="193.47086853476" calcext:value-type="float">
            <text:p>193.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style-name="ce236" office:value-type="date" office:date-value="2017-11-12" calcext:value-type="date">
            <text:p>11/12/17</text:p>
          </table:table-cell>
          <table:table-cell table:style-name="ce32" table:formula="of:=['LB 2017'.B98]" office:value-type="float" office:value="4.61758" calcext:value-type="float">
            <text:p>4.61758</text:p>
          </table:table-cell>
          <table:table-cell table:formula="of:=[.L68]+[.K69]" office:value-type="float" office:value="308.668227" calcext:value-type="float">
            <text:p>308.668227</text:p>
          </table:table-cell>
          <table:table-cell table:formula="of:=[.M68]+3.01" office:value-type="float" office:value="195.65" calcext:value-type="float">
            <text:p>195.65</text:p>
          </table:table-cell>
          <table:table-cell table:style-name="ce245" table:formula="of:=(0.0312039503*[.K69]^2)+0.2307524608*[.K69]+1.1730058735" office:value-type="float" office:value="2.90385585567513" calcext:value-type="float">
            <text:p>2.90</text:p>
          </table:table-cell>
          <table:table-cell table:style-name="ce250" table:formula="of:=[.O68]+[.N69]" office:value-type="float" office:value="193.218509671567" calcext:value-type="float">
            <text:p>193.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style-name="ce28" office:value-type="date" office:date-value="2017-11-19" calcext:value-type="date">
            <text:p>11/19/17</text:p>
          </table:table-cell>
          <table:table-cell table:formula="of:=['LB 2017'.B105]" office:value-type="float" office:value="4.563286" calcext:value-type="float">
            <text:p>4.563286</text:p>
          </table:table-cell>
          <table:table-cell table:style-name="ce32" table:formula="of:=[.V68]+[.U69]" office:value-type="float" office:value="307.512995" calcext:value-type="float">
            <text:p>307.512995</text:p>
          </table:table-cell>
          <table:table-cell table:style-name="ce32" table:formula="of:=[.W68]+3.01" office:value-type="float" office:value="195.65" calcext:value-type="float">
            <text:p>195.65</text:p>
          </table:table-cell>
          <table:table-cell table:style-name="ce38" table:formula="of:=(0.0312039503*[.U69]^2)+0.2307524608*[.U69]+1.1730058735" office:value-type="float" office:value="2.87577327519401" calcext:value-type="float">
            <text:p>2.88</text:p>
          </table:table-cell>
          <table:table-cell table:style-name="ce42" table:formula="of:=[.Y68]+[.X69]" office:value-type="float" office:value="192.613668613752" calcext:value-type="float">
            <text:p>192.6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number-columns-repeated="2"/>
          <table:table-cell table:style-name="ce236" office:value-type="date" office:date-value="2017-12-08" calcext:value-type="date">
            <text:p>12/8/17</text:p>
          </table:table-cell>
          <table:table-cell table:style-name="ce54" table:formula="of:=['LB 2017'.B124]" office:value-type="float" office:value="4.520735" calcext:value-type="float">
            <text:p>4.520735</text:p>
          </table:table-cell>
          <table:table-cell table:formula="of:=[.AF68]+[.AE69]" office:value-type="float" office:value="302.567385" calcext:value-type="float">
            <text:p>302.567385</text:p>
          </table:table-cell>
          <table:table-cell table:formula="of:=[.AG68]+3.01" office:value-type="float" office:value="195.65" calcext:value-type="float">
            <text:p>195.65</text:p>
          </table:table-cell>
          <table:table-cell table:style-name="ce245" table:formula="of:=(0.0312039503*[.AE69]^2)+0.2307524608*[.AE69]+1.1730058735" office:value-type="float" office:value="2.85389313396834" calcext:value-type="float">
            <text:p>2.85</text:p>
          </table:table-cell>
          <table:table-cell table:style-name="ce250" table:formula="of:=[.AI68]+[.AH69]" office:value-type="float" office:value="190.027812424168" calcext:value-type="float">
            <text:p>190.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table:style-name="ce28" office:value-type="date" office:date-value="2017-12-18" calcext:value-type="date">
            <text:p>12/18/17</text:p>
          </table:table-cell>
          <table:table-cell table:style-name="ce75" table:formula="of:=['LB 2017'.B134]" office:value-type="float" office:value="4.473203" calcext:value-type="float">
            <text:p>4.473203</text:p>
          </table:table-cell>
          <table:table-cell table:style-name="ce42" table:formula="of:=[.AP68]+[.AO69]" office:value-type="float" office:value="300.105688" calcext:value-type="float">
            <text:p>300.1</text:p>
          </table:table-cell>
          <table:table-cell table:style-name="ce32" table:formula="of:=[.AQ68]+3.01" office:value-type="float" office:value="195.65" calcext:value-type="float">
            <text:p>195.65</text:p>
          </table:table-cell>
          <table:table-cell table:style-name="ce38" table:formula="of:=(0.0312039503*[.AO69]^2)+0.2307524608*[.AO69]+1.1730058735" office:value-type="float" office:value="2.82958532358519" calcext:value-type="float">
            <text:p>2.83</text:p>
          </table:table-cell>
          <table:table-cell table:style-name="ce42" table:formula="of:=[.AS68]+[.AR69]" office:value-type="float" office:value="188.743950629561" calcext:value-type="float">
            <text:p>188.7</text:p>
          </table:table-cell>
          <table:table-cell table:style-name="ce32"/>
          <table:table-cell table:style-name="ce32" office:value-type="float" office:value="65" calcext:value-type="float">
            <text:p>65</text:p>
          </table:table-cell>
          <table:table-cell table:number-columns-repeated="2"/>
          <table:table-cell table:style-name="ce32"/>
          <table:table-cell table:number-columns-repeated="5"/>
          <table:table-cell office:value-type="string" calcext:value-type="string">
            <text:p>17SB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08" calcext:value-type="date">
            <text:p>11/8/17</text:p>
          </table:table-cell>
          <table:table-cell table:style-name="ce51" table:formula="of:=['LB 2017'.B94]" office:value-type="float" office:value="4.656367" calcext:value-type="float">
            <text:p>4.656367</text:p>
          </table:table-cell>
          <table:table-cell table:formula="of:=[.C69]+[.B70]" office:value-type="float" office:value="313.8068" calcext:value-type="float">
            <text:p>313.8068</text:p>
          </table:table-cell>
          <table:table-cell table:formula="of:=[.D69]+3.01" office:value-type="float" office:value="198.66" calcext:value-type="float">
            <text:p>198.66</text:p>
          </table:table-cell>
          <table:table-cell table:style-name="ce245" table:formula="of:=(0.0312039503*[.B70]^2)+0.2307524608*[.B70]+1.1730058735" office:value-type="float" office:value="2.92403038009641" calcext:value-type="float">
            <text:p>2.92</text:p>
          </table:table-cell>
          <table:table-cell table:style-name="ce250" table:formula="of:=[.F69]+[.E70]" office:value-type="float" office:value="196.394898914857" calcext:value-type="float">
            <text:p>196.4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style-name="ce236" office:value-type="date" office:date-value="2017-11-13" calcext:value-type="date">
            <text:p>11/13/17</text:p>
          </table:table-cell>
          <table:table-cell table:style-name="ce32" table:formula="of:=['LB 2017'.B99]" office:value-type="float" office:value="4.625172" calcext:value-type="float">
            <text:p>4.625172</text:p>
          </table:table-cell>
          <table:table-cell table:formula="of:=[.L69]+[.K70]" office:value-type="float" office:value="313.293399" calcext:value-type="float">
            <text:p>313.293399</text:p>
          </table:table-cell>
          <table:table-cell table:formula="of:=[.M69]+3.01" office:value-type="float" office:value="198.66" calcext:value-type="float">
            <text:p>198.66</text:p>
          </table:table-cell>
          <table:table-cell table:style-name="ce245" table:formula="of:=(0.0312039503*[.K70]^2)+0.2307524608*[.K70]+1.1730058735" office:value-type="float" office:value="2.90779733991726" calcext:value-type="float">
            <text:p>2.91</text:p>
          </table:table-cell>
          <table:table-cell table:style-name="ce250" table:formula="of:=[.O69]+[.N70]" office:value-type="float" office:value="196.126307011484" calcext:value-type="float">
            <text:p>196.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table:style-name="ce28" office:value-type="date" office:date-value="2017-11-20" calcext:value-type="date">
            <text:p>11/20/17</text:p>
          </table:table-cell>
          <table:table-cell table:formula="of:=['LB 2017'.B106]" office:value-type="float" office:value="4.553902" calcext:value-type="float">
            <text:p>4.553902</text:p>
          </table:table-cell>
          <table:table-cell table:style-name="ce32" table:formula="of:=[.V69]+[.U70]" office:value-type="float" office:value="312.066897" calcext:value-type="float">
            <text:p>312.066897</text:p>
          </table:table-cell>
          <table:table-cell table:style-name="ce32" table:formula="of:=[.W69]+3.01" office:value-type="float" office:value="198.66" calcext:value-type="float">
            <text:p>198.66</text:p>
          </table:table-cell>
          <table:table-cell table:style-name="ce38" table:formula="of:=(0.0312039503*[.U70]^2)+0.2307524608*[.U70]+1.1730058735" office:value-type="float" office:value="2.87093821853482" calcext:value-type="float">
            <text:p>2.87</text:p>
          </table:table-cell>
          <table:table-cell table:style-name="ce42" table:formula="of:=[.Y69]+[.X70]" office:value-type="float" office:value="195.484606832286" calcext:value-type="float">
            <text:p>195.5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number-columns-repeated="2"/>
          <table:table-cell table:style-name="ce236" office:value-type="date" office:date-value="2017-12-09" calcext:value-type="date">
            <text:p>12/9/17</text:p>
          </table:table-cell>
          <table:table-cell table:style-name="ce54" table:formula="of:=['LB 2017'.B125]" office:value-type="float" office:value="4.517019" calcext:value-type="float">
            <text:p>4.517019</text:p>
          </table:table-cell>
          <table:table-cell table:formula="of:=[.AF69]+[.AE70]" office:value-type="float" office:value="307.084404" calcext:value-type="float">
            <text:p>307.084404</text:p>
          </table:table-cell>
          <table:table-cell table:formula="of:=[.AG69]+3.01" office:value-type="float" office:value="198.66" calcext:value-type="float">
            <text:p>198.66</text:p>
          </table:table-cell>
          <table:table-cell table:style-name="ce245" table:formula="of:=(0.0312039503*[.AE70]^2)+0.2307524608*[.AE70]+1.1730058735" office:value-type="float" office:value="2.85198769518741" calcext:value-type="float">
            <text:p>2.85</text:p>
          </table:table-cell>
          <table:table-cell table:style-name="ce250" table:formula="of:=[.AI69]+[.AH70]" office:value-type="float" office:value="192.879800119355" calcext:value-type="float">
            <text:p>192.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table:style-name="ce28" office:value-type="date" office:date-value="2017-12-19" calcext:value-type="date">
            <text:p>12/19/17</text:p>
          </table:table-cell>
          <table:table-cell table:style-name="ce75" table:formula="of:=['LB 2017'.B135]" office:value-type="float" office:value="4.553031" calcext:value-type="float">
            <text:p>4.553031</text:p>
          </table:table-cell>
          <table:table-cell table:style-name="ce42" table:formula="of:=[.AP69]+[.AO70]" office:value-type="float" office:value="304.658719" calcext:value-type="float">
            <text:p>304.7</text:p>
          </table:table-cell>
          <table:table-cell table:style-name="ce32" table:formula="of:=[.AQ69]+3.01" office:value-type="float" office:value="198.66" calcext:value-type="float">
            <text:p>198.66</text:p>
          </table:table-cell>
          <table:table-cell table:style-name="ce38" table:formula="of:=(0.0312039503*[.AO70]^2)+0.2307524608*[.AO70]+1.1730058735" office:value-type="float" office:value="2.87048971908148" calcext:value-type="float">
            <text:p>2.87</text:p>
          </table:table-cell>
          <table:table-cell table:style-name="ce42" table:formula="of:=[.AS69]+[.AR70]" office:value-type="float" office:value="191.614440348643" calcext:value-type="float">
            <text:p>191.6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17SB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2">
          <table:table-cell table:style-name="ce237" office:value-type="date" office:date-value="2017-11-09" calcext:value-type="date">
            <text:p>11/9/17</text:p>
          </table:table-cell>
          <table:table-cell table:style-name="ce50" table:formula="of:=['LB 2017'.B95]" office:value-type="float" office:value="4.635779" calcext:value-type="float">
            <text:p>4.635779</text:p>
          </table:table-cell>
          <table:table-cell table:style-name="ce238" table:formula="of:=[.C70]+[.B71]" office:value-type="float" office:value="318.442579" calcext:value-type="float">
            <text:p>318.442579</text:p>
          </table:table-cell>
          <table:table-cell table:style-name="ce238" table:formula="of:=[.D70]+3.01" office:value-type="float" office:value="201.67" calcext:value-type="float">
            <text:p>201.67</text:p>
          </table:table-cell>
          <table:table-cell table:style-name="ce247" table:formula="of:=(0.0312039503*[.B71]^2)+0.2307524608*[.B71]+1.1730058735" office:value-type="float" office:value="2.91331012361694" calcext:value-type="float">
            <text:p>2.91</text:p>
          </table:table-cell>
          <table:table-cell table:style-name="ce252" table:formula="of:=[.F70]+[.E71]" office:value-type="float" office:value="199.308209038474" calcext:value-type="float">
            <text:p>199.3</text:p>
          </table:table-cell>
          <table:table-cell table:style-name="ce238"/>
          <table:table-cell table:style-name="ce238" office:value-type="float" office:value="67" calcext:value-type="float">
            <text:p>67</text:p>
          </table:table-cell>
          <table:table-cell office:value-type="string" calcext:value-type="string">
            <text:p>Sampled both 17SB1 and 17SB2</text:p>
          </table:table-cell>
          <table:table-cell table:style-name="ce237" office:value-type="date" office:date-value="2017-11-14" calcext:value-type="date">
            <text:p>11/14/17</text:p>
          </table:table-cell>
          <table:table-cell table:style-name="ce238" table:formula="of:=['LB 2017'.B100]" office:value-type="float" office:value="4.617337" calcext:value-type="float">
            <text:p>4.617337</text:p>
          </table:table-cell>
          <table:table-cell table:style-name="ce238" table:formula="of:=[.L70]+[.K71]" office:value-type="float" office:value="317.910736" calcext:value-type="float">
            <text:p>317.910736</text:p>
          </table:table-cell>
          <table:table-cell table:style-name="ce238" table:formula="of:=[.M70]+3.01" office:value-type="float" office:value="201.67" calcext:value-type="float">
            <text:p>201.67</text:p>
          </table:table-cell>
          <table:table-cell table:style-name="ce247" table:formula="of:=(0.0312039503*[.K71]^2)+0.2307524608*[.K71]+1.1730058735" office:value-type="float" office:value="2.90372975851562" calcext:value-type="float">
            <text:p>2.90</text:p>
          </table:table-cell>
          <table:table-cell table:style-name="ce252" table:formula="of:=[.O70]+[.N71]" office:value-type="float" office:value="199.03003677" calcext:value-type="float">
            <text:p>199.0</text:p>
          </table:table-cell>
          <table:table-cell table:style-name="ce247" table:formula="of:=[.O71]-200" office:value-type="float" office:value="-0.969963230000246" calcext:value-type="float">
            <text:p>-0.97</text:p>
          </table:table-cell>
          <table:table-cell table:style-name="ce238" office:value-type="float" office:value="67" calcext:value-type="float">
            <text:p>67</text:p>
          </table:table-cell>
          <table:table-cell office:value-type="string" calcext:value-type="string">
            <text:p>Samples in E/R/P</text:p>
          </table:table-cell>
          <table:table-cell/>
          <table:table-cell table:style-name="ce28" office:value-type="date" office:date-value="2017-11-21" calcext:value-type="date">
            <text:p>11/21/17</text:p>
          </table:table-cell>
          <table:table-cell table:style-name="ce32" table:formula="of:=['LB 2017'.B107]" office:value-type="float" office:value="4.552491" calcext:value-type="float">
            <text:p>4.552491</text:p>
          </table:table-cell>
          <table:table-cell table:style-name="ce32" table:formula="of:=[.V70]+[.U71]" office:value-type="float" office:value="316.619388" calcext:value-type="float">
            <text:p>316.619388</text:p>
          </table:table-cell>
          <table:table-cell table:style-name="ce32" table:formula="of:=[.W70]+3.01" office:value-type="float" office:value="201.67" calcext:value-type="float">
            <text:p>201.67</text:p>
          </table:table-cell>
          <table:table-cell table:style-name="ce38" table:formula="of:=(0.0312039503*[.U71]^2)+0.2307524608*[.U71]+1.1730058735" office:value-type="float" office:value="2.87021168349444" calcext:value-type="float">
            <text:p>2.87</text:p>
          </table:table-cell>
          <table:table-cell table:style-name="ce42" table:formula="of:=[.Y70]+[.X71]" office:value-type="float" office:value="198.354818515781" calcext:value-type="float">
            <text:p>198.4</text:p>
          </table:table-cell>
          <table:table-cell table:style-name="ce38" table:formula="of:=[.Y71]-200" office:value-type="float" office:value="-1.64518148421914" calcext:value-type="float">
            <text:p>-1.65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2"/>
          <table:table-cell table:style-name="ce28" office:value-type="date" office:date-value="2017-12-10" calcext:value-type="date">
            <text:p>12/10/17</text:p>
          </table:table-cell>
          <table:table-cell table:style-name="ce54" table:formula="of:=['LB 2017'.B126]" office:value-type="float" office:value="4.517461" calcext:value-type="float">
            <text:p>4.517461</text:p>
          </table:table-cell>
          <table:table-cell table:style-name="ce32" table:formula="of:=[.AF70]+[.AE71]" office:value-type="float" office:value="311.601865" calcext:value-type="float">
            <text:p>311.601865</text:p>
          </table:table-cell>
          <table:table-cell table:style-name="ce32" table:formula="of:=[.AG70]+3.01" office:value-type="float" office:value="201.67" calcext:value-type="float">
            <text:p>201.67</text:p>
          </table:table-cell>
          <table:table-cell table:style-name="ce38" table:formula="of:=(0.0312039503*[.AE71]^2)+0.2307524608*[.AE71]+1.1730058735" office:value-type="float" office:value="2.85221429264257" calcext:value-type="float">
            <text:p>2.85</text:p>
          </table:table-cell>
          <table:table-cell table:style-name="ce42" table:formula="of:=[.AI70]+[.AH71]" office:value-type="float" office:value="195.732014411997" calcext:value-type="float">
            <text:p>195.7</text:p>
          </table:table-cell>
          <table:table-cell table:style-name="ce32"/>
          <table:table-cell table:style-name="ce32" office:value-type="float" office:value="67" calcext:value-type="float">
            <text:p>67</text:p>
          </table:table-cell>
          <table:table-cell table:number-columns-repeated="2"/>
          <table:table-cell table:style-name="ce28" office:value-type="date" office:date-value="2017-12-20" calcext:value-type="date">
            <text:p>12/20/17</text:p>
          </table:table-cell>
          <table:table-cell table:style-name="ce75" table:formula="of:=['LB 2017'.B136]" office:value-type="float" office:value="4.542943" calcext:value-type="float">
            <text:p>4.542943</text:p>
          </table:table-cell>
          <table:table-cell table:style-name="ce42" table:formula="of:=[.AP70]+[.AO71]" office:value-type="float" office:value="309.201662" calcext:value-type="float">
            <text:p>309.2</text:p>
          </table:table-cell>
          <table:table-cell table:style-name="ce32" table:formula="of:=[.AQ70]+3.01" office:value-type="float" office:value="201.67" calcext:value-type="float">
            <text:p>201.67</text:p>
          </table:table-cell>
          <table:table-cell table:style-name="ce38" table:formula="of:=(0.0312039503*[.AO71]^2)+0.2307524608*[.AO71]+1.1730058735" office:value-type="float" office:value="2.86529860798245" calcext:value-type="float">
            <text:p>2.87</text:p>
          </table:table-cell>
          <table:table-cell table:style-name="ce42" table:formula="of:=[.AS70]+[.AR71]" office:value-type="float" office:value="194.479738956625" calcext:value-type="float">
            <text:p>194.5</text:p>
          </table:table-cell>
          <table:table-cell table:style-name="ce32"/>
          <table:table-cell table:style-name="ce32"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17SB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 table:style-name="ce28" office:value-type="date" office:date-value="2017-11-10" calcext:value-type="date">
            <text:p>11/10/17</text:p>
          </table:table-cell>
          <table:table-cell table:style-name="ce51" table:formula="of:=['LB 2017'.B96]" office:value-type="float" office:value="4.630158" calcext:value-type="float">
            <text:p>4.630158</text:p>
          </table:table-cell>
          <table:table-cell table:style-name="ce32" table:formula="of:=[.C71]+[.B72]" office:value-type="float" office:value="323.072737" calcext:value-type="float">
            <text:p>323.072737</text:p>
          </table:table-cell>
          <table:table-cell table:style-name="ce32" table:formula="of:=[.D71]+3.01" office:value-type="float" office:value="204.68" calcext:value-type="float">
            <text:p>204.68</text:p>
          </table:table-cell>
          <table:table-cell table:style-name="ce38" table:formula="of:=(0.0312039503*[.B72]^2)+0.2307524608*[.B72]+1.1730058735" office:value-type="float" office:value="2.91038784273346" calcext:value-type="float">
            <text:p>2.91</text:p>
          </table:table-cell>
          <table:table-cell table:style-name="ce42" table:formula="of:=[.F71]+[.E72]" office:value-type="float" office:value="202.218596881207" calcext:value-type="float">
            <text:p>202.2</text:p>
          </table:table-cell>
          <table:table-cell table:style-name="ce32"/>
          <table:table-cell table:style-name="ce32" office:value-type="float" office:value="68" calcext:value-type="float">
            <text:p>68</text:p>
          </table:table-cell>
          <table:table-cell table:style-name="ce32" office:value-type="string" calcext:value-type="string">
            <text:p>10E/10R/6PFA</text:p>
          </table:table-cell>
          <table:table-cell table:style-name="ce28" office:value-type="date" office:date-value="2017-11-15" calcext:value-type="date">
            <text:p>11/15/17</text:p>
          </table:table-cell>
          <table:table-cell table:style-name="ce32" table:formula="of:=['LB 2017'.B101]" office:value-type="float" office:value="4.627118" calcext:value-type="float">
            <text:p>4.627118</text:p>
          </table:table-cell>
          <table:table-cell table:style-name="ce32" table:formula="of:=[.L71]+[.K72]" office:value-type="float" office:value="322.537854" calcext:value-type="float">
            <text:p>322.537854</text:p>
          </table:table-cell>
          <table:table-cell table:style-name="ce32" table:formula="of:=[.M71]+3.01" office:value-type="float" office:value="204.68" calcext:value-type="float">
            <text:p>204.68</text:p>
          </table:table-cell>
          <table:table-cell table:style-name="ce38" table:formula="of:=(0.0312039503*[.K72]^2)+0.2307524608*[.K72]+1.1730058735" office:value-type="float" office:value="2.90880820996876" calcext:value-type="float">
            <text:p>2.91</text:p>
          </table:table-cell>
          <table:table-cell table:style-name="ce42" table:formula="of:=[.O71]+[.N72]" office:value-type="float" office:value="201.938844979969" calcext:value-type="float">
            <text:p>201.9</text:p>
          </table:table-cell>
          <table:table-cell table:style-name="ce38" table:formula="of:=[.O72]-200" office:value-type="float" office:value="1.93884497996851" calcext:value-type="float">
            <text:p>1.94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string" calcext:value-type="string">
            <text:p>17SB3 7E/7R/5P</text:p>
          </table:table-cell>
          <table:table-cell table:style-name="ce32"/>
          <table:table-cell table:style-name="ce237" office:value-type="date" office:date-value="2017-11-22" calcext:value-type="date">
            <text:p>11/22/17</text:p>
          </table:table-cell>
          <table:table-cell table:style-name="ce238" table:formula="of:=['LB 2017'.B108]" office:value-type="float" office:value="4.585199" calcext:value-type="float">
            <text:p>4.585199</text:p>
          </table:table-cell>
          <table:table-cell table:style-name="ce238" table:formula="of:=[.V71]+[.U72]" office:value-type="float" office:value="321.204587" calcext:value-type="float">
            <text:p>321.204587</text:p>
          </table:table-cell>
          <table:table-cell table:style-name="ce238" table:formula="of:=[.W71]+3.01" office:value-type="float" office:value="204.68" calcext:value-type="float">
            <text:p>204.68</text:p>
          </table:table-cell>
          <table:table-cell table:style-name="ce247" table:formula="of:=(0.0312039503*[.U72]^2)+0.2307524608*[.U72]+1.1730058735" office:value-type="float" office:value="2.88708523324345" calcext:value-type="float">
            <text:p>2.89</text:p>
          </table:table-cell>
          <table:table-cell table:style-name="ce252" table:formula="of:=[.Y71]+[.X72]" office:value-type="float" office:value="201.241903749024" calcext:value-type="float">
            <text:p>201.2</text:p>
          </table:table-cell>
          <table:table-cell table:style-name="ce247" table:formula="of:=[.Y72]-200" office:value-type="float" office:value="1.24190374902432" calcext:value-type="float">
            <text:p>1.24</text:p>
          </table:table-cell>
          <table:table-cell table:style-name="ce238" office:value-type="float" office:value="68" calcext:value-type="float">
            <text:p>68</text:p>
          </table:table-cell>
          <table:table-cell table:style-name="ce32" office:value-type="string" calcext:value-type="string">
            <text:p>Sampled</text:p>
          </table:table-cell>
          <table:table-cell table:style-name="ce32"/>
          <table:table-cell table:style-name="ce28" office:value-type="date" office:date-value="2017-12-11" calcext:value-type="date">
            <text:p>12/11/17</text:p>
          </table:table-cell>
          <table:table-cell table:style-name="ce54" table:formula="of:=['LB 2017'.B127]" office:value-type="float" office:value="4.535494" calcext:value-type="float">
            <text:p>4.535494</text:p>
          </table:table-cell>
          <table:table-cell table:style-name="ce32" table:formula="of:=[.AF71]+[.AE72]" office:value-type="float" office:value="316.137359" calcext:value-type="float">
            <text:p>316.137359</text:p>
          </table:table-cell>
          <table:table-cell table:style-name="ce32" table:formula="of:=[.AG71]+3.01" office:value-type="float" office:value="204.68" calcext:value-type="float">
            <text:p>204.68</text:p>
          </table:table-cell>
          <table:table-cell table:style-name="ce38" table:formula="of:=(0.0312039503*[.AE72]^2)+0.2307524608*[.AE72]+1.1730058735" office:value-type="float" office:value="2.86146955711278" calcext:value-type="float">
            <text:p>2.86</text:p>
          </table:table-cell>
          <table:table-cell table:style-name="ce42" table:formula="of:=[.AI71]+[.AH72]" office:value-type="float" office:value="198.59348396911" calcext:value-type="float">
            <text:p>198.6</text:p>
          </table:table-cell>
          <table:table-cell table:style-name="ce32"/>
          <table:table-cell table:style-name="ce32" office:value-type="float" office:value="68" calcext:value-type="float">
            <text:p>68</text:p>
          </table:table-cell>
          <table:table-cell office:value-type="string" calcext:value-type="string">
            <text:p>Moved to Hólar</text:p>
          </table:table-cell>
          <table:table-cell table:style-name="ce32"/>
          <table:table-cell table:style-name="ce28" office:value-type="date" office:date-value="2017-12-21" calcext:value-type="date">
            <text:p>12/21/17</text:p>
          </table:table-cell>
          <table:table-cell table:style-name="ce75" table:formula="of:=['LB 2017'.B137]" office:value-type="float" office:value="4.457813" calcext:value-type="float">
            <text:p>4.457813</text:p>
          </table:table-cell>
          <table:table-cell table:style-name="ce42" table:formula="of:=[.AP71]+[.AO72]" office:value-type="float" office:value="313.659475" calcext:value-type="float">
            <text:p>313.7</text:p>
          </table:table-cell>
          <table:table-cell table:style-name="ce32" table:formula="of:=[.AQ71]+3.01" office:value-type="float" office:value="204.68" calcext:value-type="float">
            <text:p>204.68</text:p>
          </table:table-cell>
          <table:table-cell table:style-name="ce38" table:formula="of:=(0.0312039503*[.AO72]^2)+0.2307524608*[.AO72]+1.1730058735" office:value-type="float" office:value="2.82174511216063" calcext:value-type="float">
            <text:p>2.82</text:p>
          </table:table-cell>
          <table:table-cell table:style-name="ce42" table:formula="of:=[.AS71]+[.AR72]" office:value-type="float" office:value="197.301484068786" calcext:value-type="float">
            <text:p>197.3</text:p>
          </table:table-cell>
          <table:table-cell table:style-name="ce38" table:formula="of:=[.AS72]-200" office:value-type="float" office:value="-2.69851593121419" calcext:value-type="float">
            <text:p>-2.70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number-columns-repeated="2"/>
          <table:table-cell/>
          <table:table-cell table:style-name="ce32" table:number-columns-repeated="5"/>
          <table:table-cell office:value-type="string" calcext:value-type="string">
            <text:p>17SB8</text:p>
          </table:table-cell>
          <table:table-cell table:number-columns-repeated="3" table:style-name="ce32" office:value-type="float" office:value="7" calcext:value-type="float">
            <text:p>7</text:p>
          </table:table-cell>
          <table:table-cell table:style-name="ce32" table:number-columns-repeated="964"/>
        </table:table-row>
        <table:table-row table:style-name="ro2">
          <table:table-cell table:style-name="ce28" office:value-type="date" office:date-value="2017-11-11" calcext:value-type="date">
            <text:p>11/11/17</text:p>
          </table:table-cell>
          <table:table-cell table:style-name="ce51" table:formula="of:=['LB 2017'.B97]" office:value-type="float" office:value="4.622869" calcext:value-type="float">
            <text:p>4.622869</text:p>
          </table:table-cell>
          <table:table-cell table:style-name="ce32" table:formula="of:=[.C72]+[.B73]" office:value-type="float" office:value="327.695606" calcext:value-type="float">
            <text:p>327.695606</text:p>
          </table:table-cell>
          <table:table-cell table:style-name="ce32" table:formula="of:=[.D72]+3.01" office:value-type="float" office:value="207.69" calcext:value-type="float">
            <text:p>207.69</text:p>
          </table:table-cell>
          <table:table-cell table:style-name="ce38" table:formula="of:=(0.0312039503*[.B73]^2)+0.2307524608*[.B73]+1.1730058735" office:value-type="float" office:value="2.90660132782681" calcext:value-type="float">
            <text:p>2.91</text:p>
          </table:table-cell>
          <table:table-cell table:style-name="ce42" table:formula="of:=[.F72]+[.E73]" office:value-type="float" office:value="205.125198209034" calcext:value-type="float">
            <text:p>205.1</text:p>
          </table:table-cell>
          <table:table-cell table:style-name="ce32"/>
          <table:table-cell table:style-name="ce32" office:value-type="float" office:value="69" calcext:value-type="float">
            <text:p>69</text:p>
          </table:table-cell>
          <table:table-cell/>
          <table:table-cell table:style-name="ce236" office:value-type="date" office:date-value="2017-11-16" calcext:value-type="date">
            <text:p>11/16/17</text:p>
          </table:table-cell>
          <table:table-cell table:style-name="ce32" table:formula="of:=['LB 2017'.B102]" office:value-type="float" office:value="4.619372" calcext:value-type="float">
            <text:p>4.619372</text:p>
          </table:table-cell>
          <table:table-cell table:formula="of:=[.L72]+[.K73]" office:value-type="float" office:value="327.157226" calcext:value-type="float">
            <text:p>327.157226</text:p>
          </table:table-cell>
          <table:table-cell table:formula="of:=[.M72]+3.01" office:value-type="float" office:value="207.69" calcext:value-type="float">
            <text:p>207.69</text:p>
          </table:table-cell>
          <table:table-cell table:style-name="ce245" table:formula="of:=(0.0312039503*[.K73]^2)+0.2307524608*[.K73]+1.1730058735" office:value-type="float" office:value="2.90478587115379" calcext:value-type="float">
            <text:p>2.90</text:p>
          </table:table-cell>
          <table:table-cell table:style-name="ce250" table:formula="of:=[.O72]+[.N73]" office:value-type="float" office:value="204.843630851122" calcext:value-type="float">
            <text:p>204.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17SB4 7E/7R/5P</text:p>
          </table:table-cell>
          <table:table-cell/>
          <table:table-cell table:style-name="ce28" office:value-type="date" office:date-value="2017-11-23" calcext:value-type="date">
            <text:p>11/23/17</text:p>
          </table:table-cell>
          <table:table-cell table:formula="of:=['LB 2017'.B109]" office:value-type="float" office:value="4.590313" calcext:value-type="float">
            <text:p>4.590313</text:p>
          </table:table-cell>
          <table:table-cell table:style-name="ce32" table:formula="of:=[.V72]+[.U73]" office:value-type="float" office:value="325.7949" calcext:value-type="float">
            <text:p>325.7949</text:p>
          </table:table-cell>
          <table:table-cell table:style-name="ce32" table:formula="of:=[.W72]+3.01" office:value-type="float" office:value="207.69" calcext:value-type="float">
            <text:p>207.69</text:p>
          </table:table-cell>
          <table:table-cell table:style-name="ce38" table:formula="of:=(0.0312039503*[.U73]^2)+0.2307524608*[.U73]+1.1730058735" office:value-type="float" office:value="2.88972950202324" calcext:value-type="float">
            <text:p>2.89</text:p>
          </table:table-cell>
          <table:table-cell table:style-name="ce42" table:formula="of:=[.Y72]+[.X73]" office:value-type="float" office:value="204.131633251048" calcext:value-type="float">
            <text:p>204.1</text:p>
          </table:table-cell>
          <table:table-cell table:style-name="ce32"/>
          <table:table-cell table:style-name="ce32" office:value-type="float" office:value="69" calcext:value-type="float">
            <text:p>69</text:p>
          </table:table-cell>
          <table:table-cell office:value-type="string" calcext:value-type="string">
            <text:p>17SB20 10E/10R/10P</text:p>
          </table:table-cell>
          <table:table-cell/>
          <table:table-cell table:style-name="ce168" office:value-type="date" office:date-value="2017-12-12" calcext:value-type="date">
            <text:p>12/12/17</text:p>
          </table:table-cell>
          <table:table-cell table:style-name="ce170" table:formula="of:=['LB 2017'.B128]" office:value-type="float" office:value="4.555738" calcext:value-type="float">
            <text:p>4.555738</text:p>
          </table:table-cell>
          <table:table-cell table:style-name="ce74" table:formula="of:=[.AF72]+[.AE73]" office:value-type="float" office:value="320.693097" calcext:value-type="float">
            <text:p>320.693097</text:p>
          </table:table-cell>
          <table:table-cell table:style-name="ce74" table:formula="of:=[.AG72]+3.01" office:value-type="float" office:value="207.69" calcext:value-type="float">
            <text:p>207.69</text:p>
          </table:table-cell>
          <table:table-cell table:style-name="ce171" table:formula="of:=(0.0312039503*[.AE73]^2)+0.2307524608*[.AE73]+1.1730058735" office:value-type="float" office:value="2.87188377545285" calcext:value-type="float">
            <text:p>2.87</text:p>
          </table:table-cell>
          <table:table-cell table:style-name="ce172" table:formula="of:=[.AI72]+[.AH73]" office:value-type="float" office:value="201.465367744563" calcext:value-type="float">
            <text:p>201.5</text:p>
          </table:table-cell>
          <table:table-cell table:style-name="ce74"/>
          <table:table-cell table:style-name="ce74" office:value-type="float" office:value="69" calcext:value-type="float">
            <text:p>69</text:p>
          </table:table-cell>
          <table:table-cell office:value-type="string" calcext:value-type="string">
            <text:p>Not sample</text:p>
          </table:table-cell>
          <table:table-cell/>
          <table:table-cell table:style-name="ce237" office:value-type="date" office:date-value="2017-12-22" calcext:value-type="date">
            <text:p>12/22/17</text:p>
          </table:table-cell>
          <table:table-cell table:style-name="ce76" table:formula="of:=['LB 2017'.B138]" office:value-type="float" office:value="4.542028" calcext:value-type="float">
            <text:p>4.542028</text:p>
          </table:table-cell>
          <table:table-cell table:style-name="ce252" table:formula="of:=[.AP72]+[.AO73]" office:value-type="float" office:value="318.201503" calcext:value-type="float">
            <text:p>318.2</text:p>
          </table:table-cell>
          <table:table-cell table:style-name="ce238" table:formula="of:=[.AQ72]+3.01" office:value-type="float" office:value="207.69" calcext:value-type="float">
            <text:p>207.69</text:p>
          </table:table-cell>
          <table:table-cell table:style-name="ce247" table:formula="of:=(0.0312039503*[.AO73]^2)+0.2307524608*[.AO73]+1.1730058735" office:value-type="float" office:value="2.86482807889086" calcext:value-type="float">
            <text:p>2.86</text:p>
          </table:table-cell>
          <table:table-cell table:style-name="ce252" table:formula="of:=[.AS72]+[.AR73]" office:value-type="float" office:value="200.166312147677" calcext:value-type="float">
            <text:p>200.2</text:p>
          </table:table-cell>
          <table:table-cell table:style-name="ce247" table:formula="of:=[.AS73]-200" office:value-type="float" office:value="0.166312147676678" calcext:value-type="float">
            <text:p>0.17</text:p>
          </table:table-cell>
          <table:table-cell table:style-name="ce238" office:value-type="float" office:value="69" calcext:value-type="float">
            <text:p>69</text:p>
          </table:table-cell>
          <table:table-cell office:value-type="string" calcext:value-type="string">
            <text:p>Sampled 17SB35 (20E/20R/22P)</text:p>
          </table:table-cell>
          <table:table-cell table:number-columns-repeated="4"/>
          <table:table-cell office:value-type="string" calcext:value-type="string">
            <text:p>Total at 200: 90E/87R/77P</text:p>
          </table:table-cell>
          <table:table-cell table:number-columns-repeated="2"/>
          <table:table-cell office:value-type="string" calcext:value-type="string">
            <text:p>17SB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2" calcext:value-type="date">
            <text:p>11/12/17</text:p>
          </table:table-cell>
          <table:table-cell table:style-name="ce51" table:formula="of:=['LB 2017'.B98]" office:value-type="float" office:value="4.61758" calcext:value-type="float">
            <text:p>4.61758</text:p>
          </table:table-cell>
          <table:table-cell table:formula="of:=[.C73]+[.B74]" office:value-type="float" office:value="332.313186" calcext:value-type="float">
            <text:p>332.313186</text:p>
          </table:table-cell>
          <table:table-cell table:formula="of:=[.D73]+3.01" office:value-type="float" office:value="210.7" calcext:value-type="float">
            <text:p>210.7</text:p>
          </table:table-cell>
          <table:table-cell table:style-name="ce245" table:formula="of:=(0.0312039503*[.B74]^2)+0.2307524608*[.B74]+1.1730058735" office:value-type="float" office:value="2.90385585567513" calcext:value-type="float">
            <text:p>2.90</text:p>
          </table:table-cell>
          <table:table-cell table:style-name="ce250" table:formula="of:=[.F73]+[.E74]" office:value-type="float" office:value="208.029054064709" calcext:value-type="float">
            <text:p>208.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style-name="ce236" office:value-type="date" office:date-value="2017-11-17" calcext:value-type="date">
            <text:p>11/17/17</text:p>
          </table:table-cell>
          <table:table-cell table:style-name="ce32" table:formula="of:=['LB 2017'.B103]" office:value-type="float" office:value="4.597289" calcext:value-type="float">
            <text:p>4.597289</text:p>
          </table:table-cell>
          <table:table-cell table:formula="of:=[.L73]+[.K74]" office:value-type="float" office:value="331.754515" calcext:value-type="float">
            <text:p>331.754515</text:p>
          </table:table-cell>
          <table:table-cell table:formula="of:=[.M73]+3.01" office:value-type="float" office:value="210.7" calcext:value-type="float">
            <text:p>210.7</text:p>
          </table:table-cell>
          <table:table-cell table:style-name="ce245" table:formula="of:=(0.0312039503*[.K74]^2)+0.2307524608*[.K74]+1.1730058735" office:value-type="float" office:value="2.89333917697564" calcext:value-type="float">
            <text:p>2.89</text:p>
          </table:table-cell>
          <table:table-cell table:style-name="ce250" table:formula="of:=[.O73]+[.N74]" office:value-type="float" office:value="207.736970028098" calcext:value-type="float">
            <text:p>207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7SB7 5E/5R</text:p>
          </table:table-cell>
          <table:table-cell/>
          <table:table-cell table:style-name="ce28" office:value-type="date" office:date-value="2017-11-24" calcext:value-type="date">
            <text:p>11/24/17</text:p>
          </table:table-cell>
          <table:table-cell table:formula="of:=['LB 2017'.B110]" office:value-type="float" office:value="4.549637" calcext:value-type="float">
            <text:p>4.549637</text:p>
          </table:table-cell>
          <table:table-cell table:style-name="ce32" table:formula="of:=[.V73]+[.U74]" office:value-type="float" office:value="330.344537" calcext:value-type="float">
            <text:p>330.344537</text:p>
          </table:table-cell>
          <table:table-cell table:style-name="ce32" table:formula="of:=[.W73]+3.01" office:value-type="float" office:value="210.7" calcext:value-type="float">
            <text:p>210.7</text:p>
          </table:table-cell>
          <table:table-cell table:style-name="ce38" table:formula="of:=(0.0312039503*[.U74]^2)+0.2307524608*[.U74]+1.1730058735" office:value-type="float" office:value="2.86874251618517" calcext:value-type="float">
            <text:p>2.87</text:p>
          </table:table-cell>
          <table:table-cell table:style-name="ce42" table:formula="of:=[.Y73]+[.X74]" office:value-type="float" office:value="207.000375767233" calcext:value-type="float">
            <text:p>207.0</text:p>
          </table:table-cell>
          <table:table-cell table:style-name="ce32"/>
          <table:table-cell table:style-name="ce32" office:value-type="float" office:value="70" calcext:value-type="float">
            <text:p>70</text:p>
          </table:table-cell>
          <table:table-cell office:value-type="string" calcext:value-type="string">
            <text:p>17SB31 All dead</text:p>
          </table:table-cell>
          <table:table-cell/>
          <table:table-cell table:style-name="ce236" office:value-type="date" office:date-value="2017-12-13" calcext:value-type="date">
            <text:p>12/13/17</text:p>
          </table:table-cell>
          <table:table-cell table:style-name="ce54" table:formula="of:=['LB 2017'.B129]" office:value-type="float" office:value="4.550271" calcext:value-type="float">
            <text:p>4.550271</text:p>
          </table:table-cell>
          <table:table-cell table:formula="of:=[.AF73]+[.AE74]" office:value-type="float" office:value="325.243368" calcext:value-type="float">
            <text:p>325.243368</text:p>
          </table:table-cell>
          <table:table-cell table:formula="of:=[.AG73]+3.01" office:value-type="float" office:value="210.7" calcext:value-type="float">
            <text:p>210.7</text:p>
          </table:table-cell>
          <table:table-cell table:style-name="ce245" table:formula="of:=(0.0312039503*[.AE74]^2)+0.2307524608*[.AE74]+1.1730058735" office:value-type="float" office:value="2.86906883949611" calcext:value-type="float">
            <text:p>2.87</text:p>
          </table:table-cell>
          <table:table-cell table:style-name="ce250" table:formula="of:=[.AI73]+[.AH74]" office:value-type="float" office:value="204.334436584059" calcext:value-type="float">
            <text:p>204.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28" office:value-type="date" office:date-value="2017-12-23" calcext:value-type="date">
            <text:p>12/23/17</text:p>
          </table:table-cell>
          <table:table-cell table:style-name="ce75" table:formula="of:=['LB 2017'.B139]" office:value-type="float" office:value="4.556979" calcext:value-type="float">
            <text:p>4.556979</text:p>
          </table:table-cell>
          <table:table-cell table:style-name="ce42" table:formula="of:=[.AP73]+[.AO74]" office:value-type="float" office:value="322.758482" calcext:value-type="float">
            <text:p>322.8</text:p>
          </table:table-cell>
          <table:table-cell table:style-name="ce32" table:formula="of:=[.AQ73]+3.01" office:value-type="float" office:value="210.7" calcext:value-type="float">
            <text:p>210.7</text:p>
          </table:table-cell>
          <table:table-cell table:style-name="ce38" table:formula="of:=(0.0312039503*[.AO74]^2)+0.2307524608*[.AO74]+1.1730058735" office:value-type="float" office:value="2.87252302104225" calcext:value-type="float">
            <text:p>2.87</text:p>
          </table:table-cell>
          <table:table-cell table:style-name="ce42" table:formula="of:=[.AS73]+[.AR74]" office:value-type="float" office:value="203.038835168719" calcext:value-type="float">
            <text:p>203.0</text:p>
          </table:table-cell>
          <table:table-cell table:style-name="ce32"/>
          <table:table-cell table:style-name="ce32" office:value-type="float" office:value="70" calcext:value-type="float">
            <text:p>70</text:p>
          </table:table-cell>
          <table:table-cell office:value-type="string" calcext:value-type="string">
            <text:p>one dead and 8 unfertilized removed</text:p>
          </table:table-cell>
          <table:table-cell table:number-columns-repeated="7"/>
          <table:table-cell office:value-type="string" calcext:value-type="string">
            <text:p>17SB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3" calcext:value-type="date">
            <text:p>11/13/17</text:p>
          </table:table-cell>
          <table:table-cell table:style-name="ce51" table:formula="of:=['LB 2017'.B99]" office:value-type="float" office:value="4.625172" calcext:value-type="float">
            <text:p>4.625172</text:p>
          </table:table-cell>
          <table:table-cell table:formula="of:=[.C74]+[.B75]" office:value-type="float" office:value="336.938358" calcext:value-type="float">
            <text:p>336.938358</text:p>
          </table:table-cell>
          <table:table-cell table:formula="of:=[.D74]+3.01" office:value-type="float" office:value="213.71" calcext:value-type="float">
            <text:p>213.71</text:p>
          </table:table-cell>
          <table:table-cell table:style-name="ce245" table:formula="of:=(0.0312039503*[.B75]^2)+0.2307524608*[.B75]+1.1730058735" office:value-type="float" office:value="2.90779733991726" calcext:value-type="float">
            <text:p>2.91</text:p>
          </table:table-cell>
          <table:table-cell table:style-name="ce250" table:formula="of:=[.F74]+[.E75]" office:value-type="float" office:value="210.936851404626" calcext:value-type="float">
            <text:p>210.9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style-name="ce236" office:value-type="date" office:date-value="2017-11-18" calcext:value-type="date">
            <text:p>11/18/17</text:p>
          </table:table-cell>
          <table:table-cell table:style-name="ce32" table:formula="of:=['LB 2017'.B104]" office:value-type="float" office:value="4.565187" calcext:value-type="float">
            <text:p>4.565187</text:p>
          </table:table-cell>
          <table:table-cell table:formula="of:=[.L74]+[.K75]" office:value-type="float" office:value="336.319702" calcext:value-type="float">
            <text:p>336.319702</text:p>
          </table:table-cell>
          <table:table-cell table:formula="of:=[.M74]+3.01" office:value-type="float" office:value="213.71" calcext:value-type="float">
            <text:p>213.71</text:p>
          </table:table-cell>
          <table:table-cell table:style-name="ce245" table:formula="of:=(0.0312039503*[.K75]^2)+0.2307524608*[.K75]+1.1730058735" office:value-type="float" office:value="2.87675342486024" calcext:value-type="float">
            <text:p>2.88</text:p>
          </table:table-cell>
          <table:table-cell table:style-name="ce250" table:formula="of:=[.O74]+[.N75]" office:value-type="float" office:value="210.613723452958" calcext:value-type="float">
            <text:p>210.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SB8 7 each E/R/P</text:p>
          </table:table-cell>
          <table:table-cell/>
          <table:table-cell table:style-name="ce28" office:value-type="date" office:date-value="2017-11-25" calcext:value-type="date">
            <text:p>11/25/17</text:p>
          </table:table-cell>
          <table:table-cell table:formula="of:=['LB 2017'.B111]" office:value-type="float" office:value="4.542599" calcext:value-type="float">
            <text:p>4.542599</text:p>
          </table:table-cell>
          <table:table-cell table:style-name="ce32" table:formula="of:=[.V74]+[.U75]" office:value-type="float" office:value="334.887136" calcext:value-type="float">
            <text:p>334.887136</text:p>
          </table:table-cell>
          <table:table-cell table:style-name="ce32" table:formula="of:=[.W74]+3.01" office:value-type="float" office:value="213.71" calcext:value-type="float">
            <text:p>213.71</text:p>
          </table:table-cell>
          <table:table-cell table:style-name="ce38" table:formula="of:=(0.0312039503*[.U75]^2)+0.2307524608*[.U75]+1.1730058735" office:value-type="float" office:value="2.86512170348439" calcext:value-type="float">
            <text:p>2.87</text:p>
          </table:table-cell>
          <table:table-cell table:style-name="ce42" table:formula="of:=[.Y74]+[.X75]" office:value-type="float" office:value="209.865497470717" calcext:value-type="float">
            <text:p>209.9</text:p>
          </table:table-cell>
          <table:table-cell table:style-name="ce32"/>
          <table:table-cell table:style-name="ce32" office:value-type="float" office:value="71" calcext:value-type="float">
            <text:p>71</text:p>
          </table:table-cell>
          <table:table-cell office:value-type="string" calcext:value-type="string">
            <text:p>17SB32 4 in RNAlater</text:p>
          </table:table-cell>
          <table:table-cell/>
          <table:table-cell table:style-name="ce236" office:value-type="date" office:date-value="2017-12-14" calcext:value-type="date">
            <text:p>12/14/17</text:p>
          </table:table-cell>
          <table:table-cell table:style-name="ce54" table:formula="of:=['LB 2017'.B130]" office:value-type="float" office:value="4.550875" calcext:value-type="float">
            <text:p>4.550875</text:p>
          </table:table-cell>
          <table:table-cell table:formula="of:=[.AF74]+[.AE75]" office:value-type="float" office:value="329.794243" calcext:value-type="float">
            <text:p>329.794243</text:p>
          </table:table-cell>
          <table:table-cell table:formula="of:=[.AG74]+3.01" office:value-type="float" office:value="213.71" calcext:value-type="float">
            <text:p>213.71</text:p>
          </table:table-cell>
          <table:table-cell table:style-name="ce245" table:formula="of:=(0.0312039503*[.AE75]^2)+0.2307524608*[.AE75]+1.1730058735" office:value-type="float" office:value="2.86937974497374" calcext:value-type="float">
            <text:p>2.87</text:p>
          </table:table-cell>
          <table:table-cell table:style-name="ce250" table:formula="of:=[.AI74]+[.AH75]" office:value-type="float" office:value="207.203816329033" calcext:value-type="float">
            <text:p>207.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table:style-name="ce28" office:value-type="date" office:date-value="2017-12-24" calcext:value-type="date">
            <text:p>12/24/17</text:p>
          </table:table-cell>
          <table:table-cell table:style-name="ce75" table:formula="of:=['LB 2017'.B140]" office:value-type="float" office:value="4.55731" calcext:value-type="float">
            <text:p>4.55731</text:p>
          </table:table-cell>
          <table:table-cell table:style-name="ce42" table:formula="of:=[.AP74]+[.AO75]" office:value-type="float" office:value="327.315792" calcext:value-type="float">
            <text:p>327.3</text:p>
          </table:table-cell>
          <table:table-cell table:style-name="ce32" table:formula="of:=[.AQ74]+3.01" office:value-type="float" office:value="213.71" calcext:value-type="float">
            <text:p>213.71</text:p>
          </table:table-cell>
          <table:table-cell table:style-name="ce38" table:formula="of:=(0.0312039503*[.AO75]^2)+0.2307524608*[.AO75]+1.1730058735" office:value-type="float" office:value="2.87269353710951" calcext:value-type="float">
            <text:p>2.87</text:p>
          </table:table-cell>
          <table:table-cell table:style-name="ce42" table:formula="of:=[.AS74]+[.AR75]" office:value-type="float" office:value="205.911528705828" calcext:value-type="float">
            <text:p>205.9</text:p>
          </table:table-cell>
          <table:table-cell table:style-name="ce32"/>
          <table:table-cell table:style-name="ce32" office:value-type="float" office:value="71" calcext:value-type="float">
            <text:p>71</text:p>
          </table:table-cell>
          <table:table-cell office:value-type="string" calcext:value-type="string">
            <text:p>plenty left for next two timepoints</text:p>
          </table:table-cell>
          <table:table-cell table:number-columns-repeated="7"/>
          <table:table-cell office:value-type="string" calcext:value-type="string">
            <text:p>17SB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4" calcext:value-type="date">
            <text:p>11/14/17</text:p>
          </table:table-cell>
          <table:table-cell table:style-name="ce51" table:formula="of:=['LB 2017'.B100]" office:value-type="float" office:value="4.617337" calcext:value-type="float">
            <text:p>4.617337</text:p>
          </table:table-cell>
          <table:table-cell table:formula="of:=[.C75]+[.B76]" office:value-type="float" office:value="341.555695" calcext:value-type="float">
            <text:p>341.555695</text:p>
          </table:table-cell>
          <table:table-cell table:formula="of:=[.D75]+3.01" office:value-type="float" office:value="216.72" calcext:value-type="float">
            <text:p>216.72</text:p>
          </table:table-cell>
          <table:table-cell table:style-name="ce245" table:formula="of:=(0.0312039503*[.B76]^2)+0.2307524608*[.B76]+1.1730058735" office:value-type="float" office:value="2.90372975851562" calcext:value-type="float">
            <text:p>2.90</text:p>
          </table:table-cell>
          <table:table-cell table:style-name="ce250" table:formula="of:=[.F75]+[.E76]" office:value-type="float" office:value="213.840581163142" calcext:value-type="float">
            <text:p>213.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style-name="ce236" office:value-type="date" office:date-value="2017-11-19" calcext:value-type="date">
            <text:p>11/19/17</text:p>
          </table:table-cell>
          <table:table-cell table:style-name="ce32" table:formula="of:=['LB 2017'.B105]" office:value-type="float" office:value="4.563286" calcext:value-type="float">
            <text:p>4.563286</text:p>
          </table:table-cell>
          <table:table-cell table:formula="of:=[.L75]+[.K76]" office:value-type="float" office:value="340.882988" calcext:value-type="float">
            <text:p>340.882988</text:p>
          </table:table-cell>
          <table:table-cell table:formula="of:=[.M75]+3.01" office:value-type="float" office:value="216.72" calcext:value-type="float">
            <text:p>216.72</text:p>
          </table:table-cell>
          <table:table-cell table:style-name="ce245" table:formula="of:=(0.0312039503*[.K76]^2)+0.2307524608*[.K76]+1.1730058735" office:value-type="float" office:value="2.87577327519401" calcext:value-type="float">
            <text:p>2.88</text:p>
          </table:table-cell>
          <table:table-cell table:style-name="ce250" table:formula="of:=[.O75]+[.N76]" office:value-type="float" office:value="213.489496728152" calcext:value-type="float">
            <text:p>213.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SB16 7E/7R/8P</text:p>
          </table:table-cell>
          <table:table-cell/>
          <table:table-cell table:style-name="ce28" office:value-type="date" office:date-value="2017-11-26" calcext:value-type="date">
            <text:p>11/26/17</text:p>
          </table:table-cell>
          <table:table-cell table:formula="of:=['LB 2017'.B112]" office:value-type="float" office:value="4.545858" calcext:value-type="float">
            <text:p>4.545858</text:p>
          </table:table-cell>
          <table:table-cell table:style-name="ce32" table:formula="of:=[.V75]+[.U76]" office:value-type="float" office:value="339.432994" calcext:value-type="float">
            <text:p>339.432994</text:p>
          </table:table-cell>
          <table:table-cell table:style-name="ce32" table:formula="of:=[.W75]+3.01" office:value-type="float" office:value="216.72" calcext:value-type="float">
            <text:p>216.72</text:p>
          </table:table-cell>
          <table:table-cell table:style-name="ce38" table:formula="of:=(0.0312039503*[.U76]^2)+0.2307524608*[.U76]+1.1730058735" office:value-type="float" office:value="2.86679796433771" calcext:value-type="float">
            <text:p>2.87</text:p>
          </table:table-cell>
          <table:table-cell table:style-name="ce42" table:formula="of:=[.Y75]+[.X76]" office:value-type="float" office:value="212.732295435055" calcext:value-type="float">
            <text:p>212.7</text:p>
          </table:table-cell>
          <table:table-cell table:style-name="ce32"/>
          <table:table-cell table:style-name="ce32" office:value-type="float" office:value="72" calcext:value-type="float">
            <text:p>72</text:p>
          </table:table-cell>
          <table:table-cell office:value-type="string" calcext:value-type="string">
            <text:p>17SB33 7E + 7PFA</text:p>
          </table:table-cell>
          <table:table-cell/>
          <table:table-cell table:style-name="ce236" office:value-type="date" office:date-value="2017-12-15" calcext:value-type="date">
            <text:p>12/15/17</text:p>
          </table:table-cell>
          <table:table-cell table:style-name="ce54" table:formula="of:=['LB 2017'.B131]" office:value-type="float" office:value="4.554902" calcext:value-type="float">
            <text:p>4.554902</text:p>
          </table:table-cell>
          <table:table-cell table:formula="of:=[.AF75]+[.AE76]" office:value-type="float" office:value="334.349145" calcext:value-type="float">
            <text:p>334.349145</text:p>
          </table:table-cell>
          <table:table-cell table:formula="of:=[.AG75]+3.01" office:value-type="float" office:value="216.72" calcext:value-type="float">
            <text:p>216.72</text:p>
          </table:table-cell>
          <table:table-cell table:style-name="ce245" table:formula="of:=(0.0312039503*[.AE76]^2)+0.2307524608*[.AE76]+1.1730058735" office:value-type="float" office:value="2.87145320166293" calcext:value-type="float">
            <text:p>2.87</text:p>
          </table:table-cell>
          <table:table-cell table:style-name="ce250" table:formula="of:=[.AI75]+[.AH76]" office:value-type="float" office:value="210.075269530696" calcext:value-type="float">
            <text:p>210.1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style-name="ce28" office:value-type="date" office:date-value="2017-12-25" calcext:value-type="date">
            <text:p>12/25/17</text:p>
          </table:table-cell>
          <table:table-cell table:style-name="ce75" table:formula="of:=['LB 2017'.B141]" office:value-type="float" office:value="4.472939" calcext:value-type="float">
            <text:p>4.472939</text:p>
          </table:table-cell>
          <table:table-cell table:style-name="ce42" table:formula="of:=[.AP75]+[.AO76]" office:value-type="float" office:value="331.788731" calcext:value-type="float">
            <text:p>331.8</text:p>
          </table:table-cell>
          <table:table-cell table:style-name="ce32" table:formula="of:=[.AQ75]+3.01" office:value-type="float" office:value="216.72" calcext:value-type="float">
            <text:p>216.72</text:p>
          </table:table-cell>
          <table:table-cell table:style-name="ce38" table:formula="of:=(0.0312039503*[.AO76]^2)+0.2307524608*[.AO76]+1.1730058735" office:value-type="float" office:value="2.82945070802337" calcext:value-type="float">
            <text:p>2.83</text:p>
          </table:table-cell>
          <table:table-cell table:style-name="ce42" table:formula="of:=[.AS75]+[.AR76]" office:value-type="float" office:value="208.740979413852" calcext:value-type="float">
            <text:p>208.7</text:p>
          </table:table-cell>
          <table:table-cell table:style-name="ce32"/>
          <table:table-cell table:style-name="ce32"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17SB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5" calcext:value-type="date">
            <text:p>11/15/17</text:p>
          </table:table-cell>
          <table:table-cell table:style-name="ce51" table:formula="of:=['LB 2017'.B101]" office:value-type="float" office:value="4.627118" calcext:value-type="float">
            <text:p>4.627118</text:p>
          </table:table-cell>
          <table:table-cell table:formula="of:=[.C76]+[.B77]" office:value-type="float" office:value="346.182813" calcext:value-type="float">
            <text:p>346.182813</text:p>
          </table:table-cell>
          <table:table-cell table:formula="of:=[.D76]+3.01" office:value-type="float" office:value="219.73" calcext:value-type="float">
            <text:p>219.73</text:p>
          </table:table-cell>
          <table:table-cell table:style-name="ce245" table:formula="of:=(0.0312039503*[.B77]^2)+0.2307524608*[.B77]+1.1730058735" office:value-type="float" office:value="2.90880820996876" calcext:value-type="float">
            <text:p>2.91</text:p>
          </table:table-cell>
          <table:table-cell table:style-name="ce250" table:formula="of:=[.F76]+[.E77]" office:value-type="float" office:value="216.749389373111" calcext:value-type="float">
            <text:p>216.7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table:style-name="ce236" office:value-type="date" office:date-value="2017-11-20" calcext:value-type="date">
            <text:p>11/20/17</text:p>
          </table:table-cell>
          <table:table-cell table:style-name="ce32" table:formula="of:=['LB 2017'.B106]" office:value-type="float" office:value="4.553902" calcext:value-type="float">
            <text:p>4.553902</text:p>
          </table:table-cell>
          <table:table-cell table:formula="of:=[.L76]+[.K77]" office:value-type="float" office:value="345.43689" calcext:value-type="float">
            <text:p>345.43689</text:p>
          </table:table-cell>
          <table:table-cell table:formula="of:=[.M76]+3.01" office:value-type="float" office:value="219.73" calcext:value-type="float">
            <text:p>219.73</text:p>
          </table:table-cell>
          <table:table-cell table:style-name="ce245" table:formula="of:=(0.0312039503*[.K77]^2)+0.2307524608*[.K77]+1.1730058735" office:value-type="float" office:value="2.87093821853482" calcext:value-type="float">
            <text:p>2.87</text:p>
          </table:table-cell>
          <table:table-cell table:style-name="ce250" table:formula="of:=[.O76]+[.N77]" office:value-type="float" office:value="216.360434946687" calcext:value-type="float">
            <text:p>216.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7SB17 1 in PFA</text:p>
          </table:table-cell>
          <table:table-cell/>
          <table:table-cell table:style-name="ce28" office:value-type="date" office:date-value="2017-11-27" calcext:value-type="date">
            <text:p>11/27/17</text:p>
          </table:table-cell>
          <table:table-cell table:formula="of:=['LB 2017'.B113]" office:value-type="float" office:value="4.532747" calcext:value-type="float">
            <text:p>4.532747</text:p>
          </table:table-cell>
          <table:table-cell table:style-name="ce32" table:formula="of:=[.V76]+[.U77]" office:value-type="float" office:value="343.965741" calcext:value-type="float">
            <text:p>343.965741</text:p>
          </table:table-cell>
          <table:table-cell table:style-name="ce32" table:formula="of:=[.W76]+3.01" office:value-type="float" office:value="219.73" calcext:value-type="float">
            <text:p>219.73</text:p>
          </table:table-cell>
          <table:table-cell table:style-name="ce38" table:formula="of:=(0.0312039503*[.U77]^2)+0.2307524608*[.U77]+1.1730058735" office:value-type="float" office:value="2.86005837540873" calcext:value-type="float">
            <text:p>2.86</text:p>
          </table:table-cell>
          <table:table-cell table:style-name="ce42" table:formula="of:=[.Y76]+[.X77]" office:value-type="float" office:value="215.592353810464" calcext:value-type="float">
            <text:p>215.6</text:p>
          </table:table-cell>
          <table:table-cell table:style-name="ce32"/>
          <table:table-cell table:style-name="ce32" office:value-type="float" office:value="73" calcext:value-type="float">
            <text:p>73</text:p>
          </table:table-cell>
          <table:table-cell office:value-type="string" calcext:value-type="string">
            <text:p>all gone except 17SB20</text:p>
          </table:table-cell>
          <table:table-cell/>
          <table:table-cell table:style-name="ce236" office:value-type="date" office:date-value="2017-12-16" calcext:value-type="date">
            <text:p>12/16/17</text:p>
          </table:table-cell>
          <table:table-cell table:style-name="ce54" table:formula="of:=['LB 2017'.B132]" office:value-type="float" office:value="4.551657" calcext:value-type="float">
            <text:p>4.551657</text:p>
          </table:table-cell>
          <table:table-cell table:formula="of:=[.AF76]+[.AE77]" office:value-type="float" office:value="338.900802" calcext:value-type="float">
            <text:p>338.900802</text:p>
          </table:table-cell>
          <table:table-cell table:formula="of:=[.AG76]+3.01" office:value-type="float" office:value="219.73" calcext:value-type="float">
            <text:p>219.73</text:p>
          </table:table-cell>
          <table:table-cell table:style-name="ce245" table:formula="of:=(0.0312039503*[.AE77]^2)+0.2307524608*[.AE77]+1.1730058735" office:value-type="float" office:value="2.86978230873378" calcext:value-type="float">
            <text:p>2.87</text:p>
          </table:table-cell>
          <table:table-cell table:style-name="ce250" table:formula="of:=[.AI76]+[.AH77]" office:value-type="float" office:value="212.94505183943" calcext:value-type="float">
            <text:p>212.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table:style-name="ce28" office:value-type="date" office:date-value="2017-12-26" calcext:value-type="date">
            <text:p>12/26/17</text:p>
          </table:table-cell>
          <table:table-cell table:style-name="ce75" table:formula="of:=['LB 2017'.B142]" office:value-type="float" office:value="4.552215" calcext:value-type="float">
            <text:p>4.552215</text:p>
          </table:table-cell>
          <table:table-cell table:style-name="ce42" table:formula="of:=[.AP76]+[.AO77]" office:value-type="float" office:value="336.340946" calcext:value-type="float">
            <text:p>336.3</text:p>
          </table:table-cell>
          <table:table-cell table:style-name="ce32" table:formula="of:=[.AQ76]+3.01" office:value-type="float" office:value="219.73" calcext:value-type="float">
            <text:p>219.73</text:p>
          </table:table-cell>
          <table:table-cell table:style-name="ce38" table:formula="of:=(0.0312039503*[.AO77]^2)+0.2307524608*[.AO77]+1.1730058735" office:value-type="float" office:value="2.87006958344424" calcext:value-type="float">
            <text:p>2.87</text:p>
          </table:table-cell>
          <table:table-cell table:style-name="ce42" table:formula="of:=[.AS76]+[.AR77]" office:value-type="float" office:value="211.611048997296" calcext:value-type="float">
            <text:p>211.6</text:p>
          </table:table-cell>
          <table:table-cell table:style-name="ce32"/>
          <table:table-cell table:style-name="ce32"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17SB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6" calcext:value-type="date">
            <text:p>11/16/17</text:p>
          </table:table-cell>
          <table:table-cell table:style-name="ce51" table:formula="of:=['LB 2017'.B102]" office:value-type="float" office:value="4.619372" calcext:value-type="float">
            <text:p>4.619372</text:p>
          </table:table-cell>
          <table:table-cell table:formula="of:=[.C77]+[.B78]" office:value-type="float" office:value="350.802185" calcext:value-type="float">
            <text:p>350.802185</text:p>
          </table:table-cell>
          <table:table-cell table:formula="of:=[.D77]+3.01" office:value-type="float" office:value="222.74" calcext:value-type="float">
            <text:p>222.74</text:p>
          </table:table-cell>
          <table:table-cell table:style-name="ce245" table:formula="of:=(0.0312039503*[.B78]^2)+0.2307524608*[.B78]+1.1730058735" office:value-type="float" office:value="2.90478587115379" calcext:value-type="float">
            <text:p>2.90</text:p>
          </table:table-cell>
          <table:table-cell table:style-name="ce250" table:formula="of:=[.F77]+[.E78]" office:value-type="float" office:value="219.654175244265" calcext:value-type="float">
            <text:p>219.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style-name="ce236" office:value-type="date" office:date-value="2017-11-21" calcext:value-type="date">
            <text:p>11/21/17</text:p>
          </table:table-cell>
          <table:table-cell table:style-name="ce32" table:formula="of:=['LB 2017'.B107]" office:value-type="float" office:value="4.552491" calcext:value-type="float">
            <text:p>4.552491</text:p>
          </table:table-cell>
          <table:table-cell table:formula="of:=[.L77]+[.K78]" office:value-type="float" office:value="349.989381" calcext:value-type="float">
            <text:p>349.989381</text:p>
          </table:table-cell>
          <table:table-cell table:formula="of:=[.M77]+3.01" office:value-type="float" office:value="222.74" calcext:value-type="float">
            <text:p>222.74</text:p>
          </table:table-cell>
          <table:table-cell table:style-name="ce245" table:formula="of:=(0.0312039503*[.K78]^2)+0.2307524608*[.K78]+1.1730058735" office:value-type="float" office:value="2.87021168349444" calcext:value-type="float">
            <text:p>2.87</text:p>
          </table:table-cell>
          <table:table-cell table:style-name="ce250" table:formula="of:=[.O77]+[.N78]" office:value-type="float" office:value="219.230646630181" calcext:value-type="float">
            <text:p>219.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table:style-name="ce28" office:value-type="date" office:date-value="2017-11-28" calcext:value-type="date">
            <text:p>11/28/17</text:p>
          </table:table-cell>
          <table:table-cell table:formula="of:=['LB 2017'.B114]" office:value-type="float" office:value="4.523631" calcext:value-type="float">
            <text:p>4.523631</text:p>
          </table:table-cell>
          <table:table-cell table:style-name="ce32" table:formula="of:=[.V77]+[.U78]" office:value-type="float" office:value="348.489372" calcext:value-type="float">
            <text:p>348.489372</text:p>
          </table:table-cell>
          <table:table-cell table:style-name="ce32" table:formula="of:=[.W77]+3.01" office:value-type="float" office:value="222.74" calcext:value-type="float">
            <text:p>222.74</text:p>
          </table:table-cell>
          <table:table-cell table:style-name="ce38" table:formula="of:=(0.0312039503*[.U78]^2)+0.2307524608*[.U78]+1.1730058735" office:value-type="float" office:value="2.85537870206178" calcext:value-type="float">
            <text:p>2.86</text:p>
          </table:table-cell>
          <table:table-cell table:style-name="ce42" table:formula="of:=[.Y77]+[.X78]" office:value-type="float" office:value="218.447732512525" calcext:value-type="float">
            <text:p>218.4</text:p>
          </table:table-cell>
          <table:table-cell table:style-name="ce32"/>
          <table:table-cell table:style-name="ce32" office:value-type="float" office:value="74" calcext:value-type="float">
            <text:p>74</text:p>
          </table:table-cell>
          <table:table-cell table:number-columns-repeated="2"/>
          <table:table-cell table:style-name="ce236" office:value-type="date" office:date-value="2017-12-17" calcext:value-type="date">
            <text:p>12/17/17</text:p>
          </table:table-cell>
          <table:table-cell table:style-name="ce54" table:formula="of:=['LB 2017'.B133]" office:value-type="float" office:value="4.555562" calcext:value-type="float">
            <text:p>4.555562</text:p>
          </table:table-cell>
          <table:table-cell table:formula="of:=[.AF77]+[.AE78]" office:value-type="float" office:value="343.456364" calcext:value-type="float">
            <text:p>343.456364</text:p>
          </table:table-cell>
          <table:table-cell table:formula="of:=[.AG77]+3.01" office:value-type="float" office:value="222.74" calcext:value-type="float">
            <text:p>222.74</text:p>
          </table:table-cell>
          <table:table-cell table:style-name="ce245" table:formula="of:=(0.0312039503*[.AE78]^2)+0.2307524608*[.AE78]+1.1730058735" office:value-type="float" office:value="2.87179312471453" calcext:value-type="float">
            <text:p>2.87</text:p>
          </table:table-cell>
          <table:table-cell table:style-name="ce250" table:formula="of:=[.AI77]+[.AH78]" office:value-type="float" office:value="215.816844964144" calcext:value-type="float">
            <text:p>215.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  <table:table-cell table:style-name="ce28" office:value-type="date" office:date-value="2017-12-27" calcext:value-type="date">
            <text:p>12/27/17</text:p>
          </table:table-cell>
          <table:table-cell table:style-name="ce75" table:formula="of:=['LB 2017'.B143]" office:value-type="float" office:value="4.551164" calcext:value-type="float">
            <text:p>4.551164</text:p>
          </table:table-cell>
          <table:table-cell table:style-name="ce42" table:formula="of:=[.AP77]+[.AO78]" office:value-type="float" office:value="340.89211" calcext:value-type="float">
            <text:p>340.9</text:p>
          </table:table-cell>
          <table:table-cell table:style-name="ce32" table:formula="of:=[.AQ77]+3.01" office:value-type="float" office:value="222.74" calcext:value-type="float">
            <text:p>222.74</text:p>
          </table:table-cell>
          <table:table-cell table:style-name="ce38" table:formula="of:=(0.0312039503*[.AO78]^2)+0.2307524608*[.AO78]+1.1730058735" office:value-type="float" office:value="2.86952851409139" calcext:value-type="float">
            <text:p>2.87</text:p>
          </table:table-cell>
          <table:table-cell table:style-name="ce42" table:formula="of:=[.AS77]+[.AR78]" office:value-type="float" office:value="214.480577511387" calcext:value-type="float">
            <text:p>214.5</text:p>
          </table:table-cell>
          <table:table-cell table:style-name="ce32"/>
          <table:table-cell table:style-name="ce32"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17SB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7" calcext:value-type="date">
            <text:p>11/17/17</text:p>
          </table:table-cell>
          <table:table-cell table:style-name="ce51" table:formula="of:=['LB 2017'.B103]" office:value-type="float" office:value="4.597289" calcext:value-type="float">
            <text:p>4.597289</text:p>
          </table:table-cell>
          <table:table-cell table:formula="of:=[.C78]+[.B79]" office:value-type="float" office:value="355.399474" calcext:value-type="float">
            <text:p>355.399474</text:p>
          </table:table-cell>
          <table:table-cell table:formula="of:=[.D78]+3.01" office:value-type="float" office:value="225.75" calcext:value-type="float">
            <text:p>225.75</text:p>
          </table:table-cell>
          <table:table-cell table:style-name="ce245" table:formula="of:=(0.0312039503*[.B79]^2)+0.2307524608*[.B79]+1.1730058735" office:value-type="float" office:value="2.89333917697564" calcext:value-type="float">
            <text:p>2.89</text:p>
          </table:table-cell>
          <table:table-cell table:style-name="ce250" table:formula="of:=[.F78]+[.E79]" office:value-type="float" office:value="222.54751442124" calcext:value-type="float">
            <text:p>222.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style-name="ce236" office:value-type="date" office:date-value="2017-11-22" calcext:value-type="date">
            <text:p>11/22/17</text:p>
          </table:table-cell>
          <table:table-cell table:style-name="ce32" table:formula="of:=['LB 2017'.B108]" office:value-type="float" office:value="4.585199" calcext:value-type="float">
            <text:p>4.585199</text:p>
          </table:table-cell>
          <table:table-cell table:formula="of:=[.L78]+[.K79]" office:value-type="float" office:value="354.57458" calcext:value-type="float">
            <text:p>354.57458</text:p>
          </table:table-cell>
          <table:table-cell table:formula="of:=[.M78]+3.01" office:value-type="float" office:value="225.75" calcext:value-type="float">
            <text:p>225.75</text:p>
          </table:table-cell>
          <table:table-cell table:style-name="ce245" table:formula="of:=(0.0312039503*[.K79]^2)+0.2307524608*[.K79]+1.1730058735" office:value-type="float" office:value="2.88708523324345" calcext:value-type="float">
            <text:p>2.89</text:p>
          </table:table-cell>
          <table:table-cell table:style-name="ce250" table:formula="of:=[.O78]+[.N79]" office:value-type="float" office:value="222.117731863425" calcext:value-type="float">
            <text:p>222.1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style-name="ce28" office:value-type="date" office:date-value="2017-11-29" calcext:value-type="date">
            <text:p>11/29/17</text:p>
          </table:table-cell>
          <table:table-cell table:formula="of:=['LB 2017'.B115]" office:value-type="float" office:value="4.538817" calcext:value-type="float">
            <text:p>4.538817</text:p>
          </table:table-cell>
          <table:table-cell table:style-name="ce32" table:formula="of:=[.V78]+[.U79]" office:value-type="float" office:value="353.028189" calcext:value-type="float">
            <text:p>353.028189</text:p>
          </table:table-cell>
          <table:table-cell table:style-name="ce32" table:formula="of:=[.W78]+3.01" office:value-type="float" office:value="225.75" calcext:value-type="float">
            <text:p>225.75</text:p>
          </table:table-cell>
          <table:table-cell table:style-name="ce38" table:formula="of:=(0.0312039503*[.U79]^2)+0.2307524608*[.U79]+1.1730058735" office:value-type="float" office:value="2.86317726944324" calcext:value-type="float">
            <text:p>2.86</text:p>
          </table:table-cell>
          <table:table-cell table:style-name="ce42" table:formula="of:=[.Y78]+[.X79]" office:value-type="float" office:value="221.310909781969" calcext:value-type="float">
            <text:p>221.3</text:p>
          </table:table-cell>
          <table:table-cell table:style-name="ce32"/>
          <table:table-cell table:style-name="ce32" office:value-type="float" office:value="75" calcext:value-type="float">
            <text:p>75</text:p>
          </table:table-cell>
          <table:table-cell table:number-columns-repeated="2"/>
          <table:table-cell table:style-name="ce236" office:value-type="date" office:date-value="2017-12-18" calcext:value-type="date">
            <text:p>12/18/17</text:p>
          </table:table-cell>
          <table:table-cell table:style-name="ce54" table:formula="of:=['LB 2017'.B134]" office:value-type="float" office:value="4.473203" calcext:value-type="float">
            <text:p>4.473203</text:p>
          </table:table-cell>
          <table:table-cell table:formula="of:=[.AF78]+[.AE79]" office:value-type="float" office:value="347.929567" calcext:value-type="float">
            <text:p>347.929567</text:p>
          </table:table-cell>
          <table:table-cell table:formula="of:=[.AG78]+3.01" office:value-type="float" office:value="225.75" calcext:value-type="float">
            <text:p>225.75</text:p>
          </table:table-cell>
          <table:table-cell table:style-name="ce245" table:formula="of:=(0.0312039503*[.AE79]^2)+0.2307524608*[.AE79]+1.1730058735" office:value-type="float" office:value="2.82958532358519" calcext:value-type="float">
            <text:p>2.83</text:p>
          </table:table-cell>
          <table:table-cell table:style-name="ce250" table:formula="of:=[.AI78]+[.AH79]" office:value-type="float" office:value="218.646430287729" calcext:value-type="float">
            <text:p>218.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  <table:table-cell table:style-name="ce28" office:value-type="date" office:date-value="2017-12-28" calcext:value-type="date">
            <text:p>12/28/17</text:p>
          </table:table-cell>
          <table:table-cell table:style-name="ce75" table:formula="of:=['LB 2017'.B144]" office:value-type="float" office:value="4.540817" calcext:value-type="float">
            <text:p>4.540817</text:p>
          </table:table-cell>
          <table:table-cell table:style-name="ce42" table:formula="of:=[.AP78]+[.AO79]" office:value-type="float" office:value="345.432927" calcext:value-type="float">
            <text:p>345.4</text:p>
          </table:table-cell>
          <table:table-cell table:style-name="ce32" table:formula="of:=[.AQ78]+3.01" office:value-type="float" office:value="225.75" calcext:value-type="float">
            <text:p>225.75</text:p>
          </table:table-cell>
          <table:table-cell table:style-name="ce38" table:formula="of:=(0.0312039503*[.AO79]^2)+0.2307524608*[.AO79]+1.1730058735" office:value-type="float" office:value="2.86420541526099" calcext:value-type="float">
            <text:p>2.86</text:p>
          </table:table-cell>
          <table:table-cell table:style-name="ce42" table:formula="of:=[.AS78]+[.AR79]" office:value-type="float" office:value="217.344782926648" calcext:value-type="float">
            <text:p>217.3</text:p>
          </table:table-cell>
          <table:table-cell table:style-name="ce32"/>
          <table:table-cell table:style-name="ce32"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Summa</text:p>
          </table:table-cell>
          <table:table-cell table:formula="of:=SUM([.BE67:.BE78])" office:value-type="float" office:value="90" calcext:value-type="float">
            <text:p>90</text:p>
          </table:table-cell>
          <table:table-cell table:formula="of:=SUM([.BF67:.BF78])" office:value-type="float" office:value="87" calcext:value-type="float">
            <text:p>87</text:p>
          </table:table-cell>
          <table:table-cell table:formula="of:=SUM([.BG67:.BG78])" office:value-type="float" office:value="77" calcext:value-type="float">
            <text:p>77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18" calcext:value-type="date">
            <text:p>11/18/17</text:p>
          </table:table-cell>
          <table:table-cell table:style-name="ce51" table:formula="of:=['LB 2017'.B104]" office:value-type="float" office:value="4.565187" calcext:value-type="float">
            <text:p>4.565187</text:p>
          </table:table-cell>
          <table:table-cell table:formula="of:=[.C79]+[.B80]" office:value-type="float" office:value="359.964661" calcext:value-type="float">
            <text:p>359.964661</text:p>
          </table:table-cell>
          <table:table-cell table:formula="of:=[.D79]+3.01" office:value-type="float" office:value="228.76" calcext:value-type="float">
            <text:p>228.76</text:p>
          </table:table-cell>
          <table:table-cell table:style-name="ce245" table:formula="of:=(0.0312039503*[.B80]^2)+0.2307524608*[.B80]+1.1730058735" office:value-type="float" office:value="2.87675342486024" calcext:value-type="float">
            <text:p>2.88</text:p>
          </table:table-cell>
          <table:table-cell table:style-name="ce250" table:formula="of:=[.F79]+[.E80]" office:value-type="float" office:value="225.424267846101" calcext:value-type="float">
            <text:p>225.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236" office:value-type="date" office:date-value="2017-11-23" calcext:value-type="date">
            <text:p>11/23/17</text:p>
          </table:table-cell>
          <table:table-cell table:style-name="ce32" table:formula="of:=['LB 2017'.B109]" office:value-type="float" office:value="4.590313" calcext:value-type="float">
            <text:p>4.590313</text:p>
          </table:table-cell>
          <table:table-cell table:formula="of:=[.L79]+[.K80]" office:value-type="float" office:value="359.164893" calcext:value-type="float">
            <text:p>359.164893</text:p>
          </table:table-cell>
          <table:table-cell table:formula="of:=[.M79]+3.01" office:value-type="float" office:value="228.76" calcext:value-type="float">
            <text:p>228.76</text:p>
          </table:table-cell>
          <table:table-cell table:style-name="ce245" table:formula="of:=(0.0312039503*[.K80]^2)+0.2307524608*[.K80]+1.1730058735" office:value-type="float" office:value="2.88972950202324" calcext:value-type="float">
            <text:p>2.89</text:p>
          </table:table-cell>
          <table:table-cell table:style-name="ce250" table:formula="of:=[.O79]+[.N80]" office:value-type="float" office:value="225.007461365448" calcext:value-type="float">
            <text:p>225.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table:style-name="ce28" office:value-type="date" office:date-value="2017-11-30" calcext:value-type="date">
            <text:p>11/30/17</text:p>
          </table:table-cell>
          <table:table-cell table:formula="of:=['LB 2017'.B116]" office:value-type="float" office:value="4.547457" calcext:value-type="float">
            <text:p>4.547457</text:p>
          </table:table-cell>
          <table:table-cell table:style-name="ce32" table:formula="of:=[.V79]+[.U80]" office:value-type="float" office:value="357.575646" calcext:value-type="float">
            <text:p>357.575646</text:p>
          </table:table-cell>
          <table:table-cell table:style-name="ce32" table:formula="of:=[.W79]+3.01" office:value-type="float" office:value="228.76" calcext:value-type="float">
            <text:p>228.76</text:p>
          </table:table-cell>
          <table:table-cell table:style-name="ce38" table:formula="of:=(0.0312039503*[.U80]^2)+0.2307524608*[.U80]+1.1730058735" office:value-type="float" office:value="2.86762064953409" calcext:value-type="float">
            <text:p>2.87</text:p>
          </table:table-cell>
          <table:table-cell table:style-name="ce42" table:formula="of:=[.Y79]+[.X80]" office:value-type="float" office:value="224.178530431503" calcext:value-type="float">
            <text:p>224.2</text:p>
          </table:table-cell>
          <table:table-cell table:style-name="ce32"/>
          <table:table-cell table:style-name="ce32" office:value-type="float" office:value="76" calcext:value-type="float">
            <text:p>76</text:p>
          </table:table-cell>
          <table:table-cell table:number-columns-repeated="2"/>
          <table:table-cell table:style-name="ce236" office:value-type="date" office:date-value="2017-12-19" calcext:value-type="date">
            <text:p>12/19/17</text:p>
          </table:table-cell>
          <table:table-cell table:style-name="ce54" table:formula="of:=['LB 2017'.B135]" office:value-type="float" office:value="4.553031" calcext:value-type="float">
            <text:p>4.553031</text:p>
          </table:table-cell>
          <table:table-cell table:formula="of:=[.AF79]+[.AE80]" office:value-type="float" office:value="352.482598" calcext:value-type="float">
            <text:p>352.482598</text:p>
          </table:table-cell>
          <table:table-cell table:formula="of:=[.AG79]+3.01" office:value-type="float" office:value="228.76" calcext:value-type="float">
            <text:p>228.76</text:p>
          </table:table-cell>
          <table:table-cell table:style-name="ce245" table:formula="of:=(0.0312039503*[.AE80]^2)+0.2307524608*[.AE80]+1.1730058735" office:value-type="float" office:value="2.87048971908148" calcext:value-type="float">
            <text:p>2.87</text:p>
          </table:table-cell>
          <table:table-cell table:style-name="ce250" table:formula="of:=[.AI79]+[.AH80]" office:value-type="float" office:value="221.516920006811" calcext:value-type="float">
            <text:p>221.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/>
          <table:table-cell table:style-name="ce28" office:value-type="date" office:date-value="2017-12-29" calcext:value-type="date">
            <text:p>12/29/17</text:p>
          </table:table-cell>
          <table:table-cell table:style-name="ce75" table:formula="of:=['LB 2017'.B145]" office:value-type="float" office:value="4.542177" calcext:value-type="float">
            <text:p>4.542177</text:p>
          </table:table-cell>
          <table:table-cell table:style-name="ce42" table:formula="of:=[.AP79]+[.AO80]" office:value-type="float" office:value="349.975104" calcext:value-type="float">
            <text:p>350.0</text:p>
          </table:table-cell>
          <table:table-cell table:style-name="ce32" table:formula="of:=[.AQ79]+3.01" office:value-type="float" office:value="228.76" calcext:value-type="float">
            <text:p>228.76</text:p>
          </table:table-cell>
          <table:table-cell table:style-name="ce38" table:formula="of:=(0.0312039503*[.AO80]^2)+0.2307524608*[.AO80]+1.1730058735" office:value-type="float" office:value="2.86490469700664" calcext:value-type="float">
            <text:p>2.86</text:p>
          </table:table-cell>
          <table:table-cell table:style-name="ce42" table:formula="of:=[.AS79]+[.AR80]" office:value-type="float" office:value="220.209687623655" calcext:value-type="float">
            <text:p>220.2</text:p>
          </table:table-cell>
          <table:table-cell table:style-name="ce32"/>
          <table:table-cell table:style-name="ce32" office:value-type="float" office:value="76" calcext:value-type="float">
            <text:p>76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19" calcext:value-type="date">
            <text:p>11/19/17</text:p>
          </table:table-cell>
          <table:table-cell table:style-name="ce51" table:formula="of:=['LB 2017'.B105]" office:value-type="float" office:value="4.563286" calcext:value-type="float">
            <text:p>4.563286</text:p>
          </table:table-cell>
          <table:table-cell table:formula="of:=[.C80]+[.B81]" office:value-type="float" office:value="364.527947" calcext:value-type="float">
            <text:p>364.527947</text:p>
          </table:table-cell>
          <table:table-cell table:formula="of:=[.D80]+3.01" office:value-type="float" office:value="231.77" calcext:value-type="float">
            <text:p>231.77</text:p>
          </table:table-cell>
          <table:table-cell table:style-name="ce245" table:formula="of:=(0.0312039503*[.B81]^2)+0.2307524608*[.B81]+1.1730058735" office:value-type="float" office:value="2.87577327519401" calcext:value-type="float">
            <text:p>2.88</text:p>
          </table:table-cell>
          <table:table-cell table:style-name="ce250" table:formula="of:=[.F80]+[.E81]" office:value-type="float" office:value="228.300041121295" calcext:value-type="float">
            <text:p>228.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style-name="ce236" office:value-type="date" office:date-value="2017-11-24" calcext:value-type="date">
            <text:p>11/24/17</text:p>
          </table:table-cell>
          <table:table-cell table:style-name="ce32" table:formula="of:=['LB 2017'.B110]" office:value-type="float" office:value="4.549637" calcext:value-type="float">
            <text:p>4.549637</text:p>
          </table:table-cell>
          <table:table-cell table:formula="of:=[.L80]+[.K81]" office:value-type="float" office:value="363.71453" calcext:value-type="float">
            <text:p>363.71453</text:p>
          </table:table-cell>
          <table:table-cell table:formula="of:=[.M80]+3.01" office:value-type="float" office:value="231.77" calcext:value-type="float">
            <text:p>231.77</text:p>
          </table:table-cell>
          <table:table-cell table:style-name="ce245" table:formula="of:=(0.0312039503*[.K81]^2)+0.2307524608*[.K81]+1.1730058735" office:value-type="float" office:value="2.86874251618517" calcext:value-type="float">
            <text:p>2.87</text:p>
          </table:table-cell>
          <table:table-cell table:style-name="ce250" table:formula="of:=[.O80]+[.N81]" office:value-type="float" office:value="227.876203881633" calcext:value-type="float">
            <text:p>227.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table:style-name="ce28" office:value-type="date" office:date-value="2017-12-01" calcext:value-type="date">
            <text:p>12/1/17</text:p>
          </table:table-cell>
          <table:table-cell table:formula="of:=['LB 2017'.B117]" office:value-type="float" office:value="4.55373" calcext:value-type="float">
            <text:p>4.55373</text:p>
          </table:table-cell>
          <table:table-cell table:style-name="ce32" table:formula="of:=[.V80]+[.U81]" office:value-type="float" office:value="362.129376" calcext:value-type="float">
            <text:p>362.129376</text:p>
          </table:table-cell>
          <table:table-cell table:style-name="ce32" table:formula="of:=[.W80]+3.01" office:value-type="float" office:value="231.77" calcext:value-type="float">
            <text:p>231.77</text:p>
          </table:table-cell>
          <table:table-cell table:style-name="ce38" table:formula="of:=(0.0312039503*[.U81]^2)+0.2307524608*[.U81]+1.1730058735" office:value-type="float" office:value="2.87084964772701" calcext:value-type="float">
            <text:p>2.87</text:p>
          </table:table-cell>
          <table:table-cell table:style-name="ce42" table:formula="of:=[.Y80]+[.X81]" office:value-type="float" office:value="227.04938007923" calcext:value-type="float">
            <text:p>227.0</text:p>
          </table:table-cell>
          <table:table-cell table:style-name="ce32"/>
          <table:table-cell table:style-name="ce32" office:value-type="float" office:value="77" calcext:value-type="float">
            <text:p>77</text:p>
          </table:table-cell>
          <table:table-cell table:number-columns-repeated="2"/>
          <table:table-cell table:style-name="ce236" office:value-type="date" office:date-value="2017-12-20" calcext:value-type="date">
            <text:p>12/20/17</text:p>
          </table:table-cell>
          <table:table-cell table:style-name="ce54" table:formula="of:=['LB 2017'.B136]" office:value-type="float" office:value="4.542943" calcext:value-type="float">
            <text:p>4.542943</text:p>
          </table:table-cell>
          <table:table-cell table:formula="of:=[.AF80]+[.AE81]" office:value-type="float" office:value="357.025541" calcext:value-type="float">
            <text:p>357.025541</text:p>
          </table:table-cell>
          <table:table-cell table:formula="of:=[.AG80]+3.01" office:value-type="float" office:value="231.77" calcext:value-type="float">
            <text:p>231.77</text:p>
          </table:table-cell>
          <table:table-cell table:style-name="ce245" table:formula="of:=(0.0312039503*[.AE81]^2)+0.2307524608*[.AE81]+1.1730058735" office:value-type="float" office:value="2.86529860798245" calcext:value-type="float">
            <text:p>2.87</text:p>
          </table:table-cell>
          <table:table-cell table:style-name="ce250" table:formula="of:=[.AI80]+[.AH81]" office:value-type="float" office:value="224.382218614793" calcext:value-type="float">
            <text:p>224.4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  <table:table-cell table:style-name="ce28" office:value-type="date" office:date-value="2017-12-30" calcext:value-type="date">
            <text:p>12/30/17</text:p>
          </table:table-cell>
          <table:table-cell table:style-name="ce75" table:formula="of:=['LB 2017'.B146]" office:value-type="float" office:value="4.528988" calcext:value-type="float">
            <text:p>4.528988</text:p>
          </table:table-cell>
          <table:table-cell table:style-name="ce42" table:formula="of:=[.AP80]+[.AO81]" office:value-type="float" office:value="354.504092" calcext:value-type="float">
            <text:p>354.5</text:p>
          </table:table-cell>
          <table:table-cell table:style-name="ce32" table:formula="of:=[.AQ80]+3.01" office:value-type="float" office:value="231.77" calcext:value-type="float">
            <text:p>231.77</text:p>
          </table:table-cell>
          <table:table-cell table:style-name="ce38" table:formula="of:=(0.0312039503*[.AO81]^2)+0.2307524608*[.AO81]+1.1730058735" office:value-type="float" office:value="2.85812807481908" calcext:value-type="float">
            <text:p>2.86</text:p>
          </table:table-cell>
          <table:table-cell table:style-name="ce42" table:formula="of:=[.AS80]+[.AR81]" office:value-type="float" office:value="223.067815698474" calcext:value-type="float">
            <text:p>223.1</text:p>
          </table:table-cell>
          <table:table-cell table:style-name="ce32"/>
          <table:table-cell table:style-name="ce32" office:value-type="float" office:value="77" calcext:value-type="float">
            <text:p>7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20" calcext:value-type="date">
            <text:p>11/20/17</text:p>
          </table:table-cell>
          <table:table-cell table:style-name="ce51" table:formula="of:=['LB 2017'.B106]" office:value-type="float" office:value="4.553902" calcext:value-type="float">
            <text:p>4.553902</text:p>
          </table:table-cell>
          <table:table-cell table:formula="of:=[.C81]+[.B82]" office:value-type="float" office:value="369.081849" calcext:value-type="float">
            <text:p>369.081849</text:p>
          </table:table-cell>
          <table:table-cell table:formula="of:=[.D81]+3.01" office:value-type="float" office:value="234.78" calcext:value-type="float">
            <text:p>234.78</text:p>
          </table:table-cell>
          <table:table-cell table:style-name="ce245" table:formula="of:=(0.0312039503*[.B82]^2)+0.2307524608*[.B82]+1.1730058735" office:value-type="float" office:value="2.87093821853482" calcext:value-type="float">
            <text:p>2.87</text:p>
          </table:table-cell>
          <table:table-cell table:style-name="ce250" table:formula="of:=[.F81]+[.E82]" office:value-type="float" office:value="231.170979339829" calcext:value-type="float">
            <text:p>231.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style-name="ce236" office:value-type="date" office:date-value="2017-11-25" calcext:value-type="date">
            <text:p>11/25/17</text:p>
          </table:table-cell>
          <table:table-cell table:style-name="ce32" table:formula="of:=['LB 2017'.B111]" office:value-type="float" office:value="4.542599" calcext:value-type="float">
            <text:p>4.542599</text:p>
          </table:table-cell>
          <table:table-cell table:formula="of:=[.L81]+[.K82]" office:value-type="float" office:value="368.257129" calcext:value-type="float">
            <text:p>368.257129</text:p>
          </table:table-cell>
          <table:table-cell table:formula="of:=[.M81]+3.01" office:value-type="float" office:value="234.78" calcext:value-type="float">
            <text:p>234.78</text:p>
          </table:table-cell>
          <table:table-cell table:style-name="ce245" table:formula="of:=(0.0312039503*[.K82]^2)+0.2307524608*[.K82]+1.1730058735" office:value-type="float" office:value="2.86512170348439" calcext:value-type="float">
            <text:p>2.87</text:p>
          </table:table-cell>
          <table:table-cell table:style-name="ce250" table:formula="of:=[.O81]+[.N82]" office:value-type="float" office:value="230.741325585118" calcext:value-type="float">
            <text:p>230.7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table:style-name="ce28" office:value-type="date" office:date-value="2017-12-02" calcext:value-type="date">
            <text:p>12/2/17</text:p>
          </table:table-cell>
          <table:table-cell table:formula="of:=['LB 2017'.B118]" office:value-type="float" office:value="4.56565" calcext:value-type="float">
            <text:p>4.56565</text:p>
          </table:table-cell>
          <table:table-cell table:style-name="ce32" table:formula="of:=[.V81]+[.U82]" office:value-type="float" office:value="366.695026" calcext:value-type="float">
            <text:p>366.695026</text:p>
          </table:table-cell>
          <table:table-cell table:style-name="ce32" table:formula="of:=[.W81]+3.01" office:value-type="float" office:value="234.78" calcext:value-type="float">
            <text:p>234.78</text:p>
          </table:table-cell>
          <table:table-cell table:style-name="ce38" table:formula="of:=(0.0312039503*[.U82]^2)+0.2307524608*[.U82]+1.1730058735" office:value-type="float" office:value="2.87699218036876" calcext:value-type="float">
            <text:p>2.88</text:p>
          </table:table-cell>
          <table:table-cell table:style-name="ce42" table:formula="of:=[.Y81]+[.X82]" office:value-type="float" office:value="229.926372259598" calcext:value-type="float">
            <text:p>229.9</text:p>
          </table:table-cell>
          <table:table-cell table:style-name="ce32"/>
          <table:table-cell table:style-name="ce32" office:value-type="float" office:value="78" calcext:value-type="float">
            <text:p>78</text:p>
          </table:table-cell>
          <table:table-cell table:number-columns-repeated="2"/>
          <table:table-cell table:style-name="ce236" office:value-type="date" office:date-value="2017-12-21" calcext:value-type="date">
            <text:p>12/21/17</text:p>
          </table:table-cell>
          <table:table-cell table:style-name="ce54" table:formula="of:=['LB 2017'.B137]" office:value-type="float" office:value="4.457813" calcext:value-type="float">
            <text:p>4.457813</text:p>
          </table:table-cell>
          <table:table-cell table:formula="of:=[.AF81]+[.AE82]" office:value-type="float" office:value="361.483354" calcext:value-type="float">
            <text:p>361.483354</text:p>
          </table:table-cell>
          <table:table-cell table:formula="of:=[.AG81]+3.01" office:value-type="float" office:value="234.78" calcext:value-type="float">
            <text:p>234.78</text:p>
          </table:table-cell>
          <table:table-cell table:style-name="ce245" table:formula="of:=(0.0312039503*[.AE82]^2)+0.2307524608*[.AE82]+1.1730058735" office:value-type="float" office:value="2.82174511216063" calcext:value-type="float">
            <text:p>2.82</text:p>
          </table:table-cell>
          <table:table-cell table:style-name="ce250" table:formula="of:=[.AI81]+[.AH82]" office:value-type="float" office:value="227.203963726954" calcext:value-type="float">
            <text:p>227.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  <table:table-cell table:style-name="ce28" office:value-type="date" office:date-value="2017-12-31" calcext:value-type="date">
            <text:p>12/31/17</text:p>
          </table:table-cell>
          <table:table-cell table:style-name="ce75" table:formula="of:=['LB 2017'.B147]" office:value-type="float" office:value="4.530805" calcext:value-type="float">
            <text:p>4.530805</text:p>
          </table:table-cell>
          <table:table-cell table:style-name="ce42" table:formula="of:=[.AP81]+[.AO82]" office:value-type="float" office:value="359.034897" calcext:value-type="float">
            <text:p>359.0</text:p>
          </table:table-cell>
          <table:table-cell table:style-name="ce32" table:formula="of:=[.AQ81]+3.01" office:value-type="float" office:value="234.78" calcext:value-type="float">
            <text:p>234.78</text:p>
          </table:table-cell>
          <table:table-cell table:style-name="ce38" table:formula="of:=(0.0312039503*[.AO82]^2)+0.2307524608*[.AO82]+1.1730058735" office:value-type="float" office:value="2.85906102035788" calcext:value-type="float">
            <text:p>2.86</text:p>
          </table:table-cell>
          <table:table-cell table:style-name="ce42" table:formula="of:=[.AS81]+[.AR82]" office:value-type="float" office:value="225.926876718832" calcext:value-type="float">
            <text:p>225.9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21" calcext:value-type="date">
            <text:p>11/21/17</text:p>
          </table:table-cell>
          <table:table-cell table:style-name="ce51" table:formula="of:=['LB 2017'.B107]" office:value-type="float" office:value="4.552491" calcext:value-type="float">
            <text:p>4.552491</text:p>
          </table:table-cell>
          <table:table-cell table:formula="of:=[.C82]+[.B83]" office:value-type="float" office:value="373.63434" calcext:value-type="float">
            <text:p>373.63434</text:p>
          </table:table-cell>
          <table:table-cell table:formula="of:=[.D82]+3.01" office:value-type="float" office:value="237.79" calcext:value-type="float">
            <text:p>237.79</text:p>
          </table:table-cell>
          <table:table-cell table:style-name="ce245" table:formula="of:=(0.0312039503*[.B83]^2)+0.2307524608*[.B83]+1.1730058735" office:value-type="float" office:value="2.87021168349444" calcext:value-type="float">
            <text:p>2.87</text:p>
          </table:table-cell>
          <table:table-cell table:style-name="ce250" table:formula="of:=[.F82]+[.E83]" office:value-type="float" office:value="234.041191023324" calcext:value-type="float">
            <text:p>234.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style-name="ce236" office:value-type="date" office:date-value="2017-11-26" calcext:value-type="date">
            <text:p>11/26/17</text:p>
          </table:table-cell>
          <table:table-cell table:style-name="ce32" table:formula="of:=['LB 2017'.B112]" office:value-type="float" office:value="4.545858" calcext:value-type="float">
            <text:p>4.545858</text:p>
          </table:table-cell>
          <table:table-cell table:formula="of:=[.L82]+[.K83]" office:value-type="float" office:value="372.802987" calcext:value-type="float">
            <text:p>372.802987</text:p>
          </table:table-cell>
          <table:table-cell table:formula="of:=[.M82]+3.01" office:value-type="float" office:value="237.79" calcext:value-type="float">
            <text:p>237.79</text:p>
          </table:table-cell>
          <table:table-cell table:style-name="ce245" table:formula="of:=(0.0312039503*[.K83]^2)+0.2307524608*[.K83]+1.1730058735" office:value-type="float" office:value="2.86679796433771" calcext:value-type="float">
            <text:p>2.87</text:p>
          </table:table-cell>
          <table:table-cell table:style-name="ce250" table:formula="of:=[.O82]+[.N83]" office:value-type="float" office:value="233.608123549455" calcext:value-type="float">
            <text:p>233.6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table:style-name="ce28" office:value-type="date" office:date-value="2017-12-03" calcext:value-type="date">
            <text:p>12/3/17</text:p>
          </table:table-cell>
          <table:table-cell table:formula="of:=['LB 2017'.B119]" office:value-type="float" office:value="4.561725" calcext:value-type="float">
            <text:p>4.561725</text:p>
          </table:table-cell>
          <table:table-cell table:style-name="ce32" table:formula="of:=[.V82]+[.U83]" office:value-type="float" office:value="371.256751" calcext:value-type="float">
            <text:p>371.256751</text:p>
          </table:table-cell>
          <table:table-cell table:style-name="ce32" table:formula="of:=[.W82]+3.01" office:value-type="float" office:value="237.79" calcext:value-type="float">
            <text:p>237.79</text:p>
          </table:table-cell>
          <table:table-cell table:style-name="ce38" table:formula="of:=(0.0312039503*[.U83]^2)+0.2307524608*[.U83]+1.1730058735" office:value-type="float" office:value="2.87496859709833" calcext:value-type="float">
            <text:p>2.87</text:p>
          </table:table-cell>
          <table:table-cell table:style-name="ce42" table:formula="of:=[.Y82]+[.X83]" office:value-type="float" office:value="232.801340856697" calcext:value-type="float">
            <text:p>232.8</text:p>
          </table:table-cell>
          <table:table-cell table:style-name="ce32"/>
          <table:table-cell table:style-name="ce32" office:value-type="float" office:value="79" calcext:value-type="float">
            <text:p>79</text:p>
          </table:table-cell>
          <table:table-cell table:number-columns-repeated="2"/>
          <table:table-cell table:style-name="ce236" office:value-type="date" office:date-value="2017-12-22" calcext:value-type="date">
            <text:p>12/22/17</text:p>
          </table:table-cell>
          <table:table-cell table:style-name="ce54" table:formula="of:=['LB 2017'.B138]" office:value-type="float" office:value="4.542028" calcext:value-type="float">
            <text:p>4.542028</text:p>
          </table:table-cell>
          <table:table-cell table:formula="of:=[.AF82]+[.AE83]" office:value-type="float" office:value="366.025382" calcext:value-type="float">
            <text:p>366.025382</text:p>
          </table:table-cell>
          <table:table-cell table:formula="of:=[.AG82]+3.01" office:value-type="float" office:value="237.79" calcext:value-type="float">
            <text:p>237.79</text:p>
          </table:table-cell>
          <table:table-cell table:style-name="ce245" table:formula="of:=(0.0312039503*[.AE83]^2)+0.2307524608*[.AE83]+1.1730058735" office:value-type="float" office:value="2.86482807889086" calcext:value-type="float">
            <text:p>2.86</text:p>
          </table:table-cell>
          <table:table-cell table:style-name="ce250" table:formula="of:=[.AI82]+[.AH83]" office:value-type="float" office:value="230.068791805845" calcext:value-type="float">
            <text:p>230.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table:style-name="ce28" office:value-type="date" office:date-value="2018-01-01" calcext:value-type="date">
            <text:p>1/1/18</text:p>
          </table:table-cell>
          <table:table-cell table:style-name="ce75" table:formula="of:=['LB 2017'.B148]" office:value-type="float" office:value="4.522019" calcext:value-type="float">
            <text:p>4.522019</text:p>
          </table:table-cell>
          <table:table-cell table:style-name="ce42" table:formula="of:=[.AP82]+[.AO83]" office:value-type="float" office:value="363.556916" calcext:value-type="float">
            <text:p>363.6</text:p>
          </table:table-cell>
          <table:table-cell table:style-name="ce32" table:formula="of:=[.AQ82]+3.01" office:value-type="float" office:value="237.79" calcext:value-type="float">
            <text:p>237.79</text:p>
          </table:table-cell>
          <table:table-cell table:style-name="ce38" table:formula="of:=(0.0312039503*[.AO83]^2)+0.2307524608*[.AO83]+1.1730058735" office:value-type="float" office:value="2.85455172595397" calcext:value-type="float">
            <text:p>2.85</text:p>
          </table:table-cell>
          <table:table-cell table:style-name="ce42" table:formula="of:=[.AS82]+[.AR83]" office:value-type="float" office:value="228.781428444786" calcext:value-type="float">
            <text:p>228.8</text:p>
          </table:table-cell>
          <table:table-cell table:style-name="ce32"/>
          <table:table-cell table:style-name="ce32" office:value-type="float" office:value="79" calcext:value-type="float">
            <text:p>79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1-22" calcext:value-type="date">
            <text:p>11/22/17</text:p>
          </table:table-cell>
          <table:table-cell table:style-name="ce51" table:formula="of:=['LB 2017'.B108]" office:value-type="float" office:value="4.585199" calcext:value-type="float">
            <text:p>4.585199</text:p>
          </table:table-cell>
          <table:table-cell table:formula="of:=[.C83]+[.B84]" office:value-type="float" office:value="378.219539" calcext:value-type="float">
            <text:p>378.219539</text:p>
          </table:table-cell>
          <table:table-cell table:formula="of:=[.D83]+3.01" office:value-type="float" office:value="240.8" calcext:value-type="float">
            <text:p>240.8</text:p>
          </table:table-cell>
          <table:table-cell table:style-name="ce245" table:formula="of:=(0.0312039503*[.B84]^2)+0.2307524608*[.B84]+1.1730058735" office:value-type="float" office:value="2.88708523324345" calcext:value-type="float">
            <text:p>2.89</text:p>
          </table:table-cell>
          <table:table-cell table:style-name="ce250" table:formula="of:=[.F83]+[.E84]" office:value-type="float" office:value="236.928276256567" calcext:value-type="float">
            <text:p>236.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236" office:value-type="date" office:date-value="2017-11-27" calcext:value-type="date">
            <text:p>11/27/17</text:p>
          </table:table-cell>
          <table:table-cell table:style-name="ce32" table:formula="of:=['LB 2017'.B113]" office:value-type="float" office:value="4.532747" calcext:value-type="float">
            <text:p>4.532747</text:p>
          </table:table-cell>
          <table:table-cell table:formula="of:=[.L83]+[.K84]" office:value-type="float" office:value="377.335734" calcext:value-type="float">
            <text:p>377.335734</text:p>
          </table:table-cell>
          <table:table-cell table:formula="of:=[.M83]+3.01" office:value-type="float" office:value="240.8" calcext:value-type="float">
            <text:p>240.8</text:p>
          </table:table-cell>
          <table:table-cell table:style-name="ce245" table:formula="of:=(0.0312039503*[.K84]^2)+0.2307524608*[.K84]+1.1730058735" office:value-type="float" office:value="2.86005837540873" calcext:value-type="float">
            <text:p>2.86</text:p>
          </table:table-cell>
          <table:table-cell table:style-name="ce250" table:formula="of:=[.O83]+[.N84]" office:value-type="float" office:value="236.468181924864" calcext:value-type="float">
            <text:p>236.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style-name="ce28" office:value-type="date" office:date-value="2017-12-04" calcext:value-type="date">
            <text:p>12/4/17</text:p>
          </table:table-cell>
          <table:table-cell table:formula="of:=['LB 2017'.B120]" office:value-type="float" office:value="4.552608" calcext:value-type="float">
            <text:p>4.552608</text:p>
          </table:table-cell>
          <table:table-cell table:style-name="ce32" table:formula="of:=[.V83]+[.U84]" office:value-type="float" office:value="375.809359" calcext:value-type="float">
            <text:p>375.809359</text:p>
          </table:table-cell>
          <table:table-cell table:style-name="ce32" table:formula="of:=[.W83]+3.01" office:value-type="float" office:value="240.8" calcext:value-type="float">
            <text:p>240.8</text:p>
          </table:table-cell>
          <table:table-cell table:style-name="ce38" table:formula="of:=(0.0312039503*[.U84]^2)+0.2307524608*[.U84]+1.1730058735" office:value-type="float" office:value="2.87027192299398" calcext:value-type="float">
            <text:p>2.87</text:p>
          </table:table-cell>
          <table:table-cell table:style-name="ce42" table:formula="of:=[.Y83]+[.X84]" office:value-type="float" office:value="235.671612779691" calcext:value-type="float">
            <text:p>235.7</text:p>
          </table:table-cell>
          <table:table-cell table:style-name="ce32"/>
          <table:table-cell table:style-name="ce32" office:value-type="float" office:value="80" calcext:value-type="float">
            <text:p>80</text:p>
          </table:table-cell>
          <table:table-cell table:number-columns-repeated="2"/>
          <table:table-cell table:style-name="ce236" office:value-type="date" office:date-value="2017-12-23" calcext:value-type="date">
            <text:p>12/23/17</text:p>
          </table:table-cell>
          <table:table-cell table:style-name="ce54" table:formula="of:=['LB 2017'.B139]" office:value-type="float" office:value="4.556979" calcext:value-type="float">
            <text:p>4.556979</text:p>
          </table:table-cell>
          <table:table-cell table:formula="of:=[.AF83]+[.AE84]" office:value-type="float" office:value="370.582361" calcext:value-type="float">
            <text:p>370.582361</text:p>
          </table:table-cell>
          <table:table-cell table:formula="of:=[.AG83]+3.01" office:value-type="float" office:value="240.8" calcext:value-type="float">
            <text:p>240.8</text:p>
          </table:table-cell>
          <table:table-cell table:style-name="ce245" table:formula="of:=(0.0312039503*[.AE84]^2)+0.2307524608*[.AE84]+1.1730058735" office:value-type="float" office:value="2.87252302104225" calcext:value-type="float">
            <text:p>2.87</text:p>
          </table:table-cell>
          <table:table-cell table:style-name="ce250" table:formula="of:=[.AI83]+[.AH84]" office:value-type="float" office:value="232.941314826887" calcext:value-type="float">
            <text:p>232.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table:style-name="ce28" office:value-type="date" office:date-value="2018-01-02" calcext:value-type="date">
            <text:p>1/2/18</text:p>
          </table:table-cell>
          <table:table-cell table:style-name="ce75" table:formula="of:=['LB 2017'.B149]" office:value-type="float" office:value="4.526403" calcext:value-type="float">
            <text:p>4.526403</text:p>
          </table:table-cell>
          <table:table-cell table:style-name="ce42" table:formula="of:=[.AP83]+[.AO84]" office:value-type="float" office:value="368.083319" calcext:value-type="float">
            <text:p>368.1</text:p>
          </table:table-cell>
          <table:table-cell table:style-name="ce32" table:formula="of:=[.AQ83]+3.01" office:value-type="float" office:value="240.8" calcext:value-type="float">
            <text:p>240.8</text:p>
          </table:table-cell>
          <table:table-cell table:style-name="ce38" table:formula="of:=(0.0312039503*[.AO84]^2)+0.2307524608*[.AO84]+1.1730058735" office:value-type="float" office:value="2.85680115184363" calcext:value-type="float">
            <text:p>2.86</text:p>
          </table:table-cell>
          <table:table-cell table:style-name="ce42" table:formula="of:=[.AS83]+[.AR84]" office:value-type="float" office:value="231.63822959663" calcext:value-type="float">
            <text:p>231.6</text:p>
          </table:table-cell>
          <table:table-cell table:style-name="ce32"/>
          <table:table-cell table:style-name="ce32"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17SB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23" calcext:value-type="date">
            <text:p>11/23/17</text:p>
          </table:table-cell>
          <table:table-cell table:style-name="ce51" table:formula="of:=['LB 2017'.B109]" office:value-type="float" office:value="4.590313" calcext:value-type="float">
            <text:p>4.590313</text:p>
          </table:table-cell>
          <table:table-cell table:formula="of:=[.C84]+[.B85]" office:value-type="float" office:value="382.809852" calcext:value-type="float">
            <text:p>382.809852</text:p>
          </table:table-cell>
          <table:table-cell table:formula="of:=[.D84]+3.01" office:value-type="float" office:value="243.81" calcext:value-type="float">
            <text:p>243.81</text:p>
          </table:table-cell>
          <table:table-cell table:style-name="ce245" table:formula="of:=(0.0312039503*[.B85]^2)+0.2307524608*[.B85]+1.1730058735" office:value-type="float" office:value="2.88972950202324" calcext:value-type="float">
            <text:p>2.89</text:p>
          </table:table-cell>
          <table:table-cell table:style-name="ce250" table:formula="of:=[.F84]+[.E85]" office:value-type="float" office:value="239.81800575859" calcext:value-type="float">
            <text:p>239.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style-name="ce236" office:value-type="date" office:date-value="2017-11-28" calcext:value-type="date">
            <text:p>11/28/17</text:p>
          </table:table-cell>
          <table:table-cell table:style-name="ce32" table:formula="of:=['LB 2017'.B114]" office:value-type="float" office:value="4.523631" calcext:value-type="float">
            <text:p>4.523631</text:p>
          </table:table-cell>
          <table:table-cell table:formula="of:=[.L84]+[.K85]" office:value-type="float" office:value="381.859365" calcext:value-type="float">
            <text:p>381.859365</text:p>
          </table:table-cell>
          <table:table-cell table:formula="of:=[.M84]+3.01" office:value-type="float" office:value="243.81" calcext:value-type="float">
            <text:p>243.81</text:p>
          </table:table-cell>
          <table:table-cell table:style-name="ce245" table:formula="of:=(0.0312039503*[.K85]^2)+0.2307524608*[.K85]+1.1730058735" office:value-type="float" office:value="2.85537870206178" calcext:value-type="float">
            <text:p>2.86</text:p>
          </table:table-cell>
          <table:table-cell table:style-name="ce250" table:formula="of:=[.O84]+[.N85]" office:value-type="float" office:value="239.323560626926" calcext:value-type="float">
            <text:p>239.3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style-name="ce28" office:value-type="date" office:date-value="2017-12-05" calcext:value-type="date">
            <text:p>12/5/17</text:p>
          </table:table-cell>
          <table:table-cell table:formula="of:=['LB 2017'.B121]" office:value-type="float" office:value="4.553082" calcext:value-type="float">
            <text:p>4.553082</text:p>
          </table:table-cell>
          <table:table-cell table:style-name="ce32" table:formula="of:=[.V84]+[.U85]" office:value-type="float" office:value="380.362441" calcext:value-type="float">
            <text:p>380.362441</text:p>
          </table:table-cell>
          <table:table-cell table:style-name="ce32" table:formula="of:=[.W84]+3.01" office:value-type="float" office:value="243.81" calcext:value-type="float">
            <text:p>243.81</text:p>
          </table:table-cell>
          <table:table-cell table:style-name="ce38" table:formula="of:=(0.0312039503*[.U85]^2)+0.2307524608*[.U85]+1.1730058735" office:value-type="float" office:value="2.87051597893855" calcext:value-type="float">
            <text:p>2.87</text:p>
          </table:table-cell>
          <table:table-cell table:style-name="ce42" table:formula="of:=[.Y84]+[.X85]" office:value-type="float" office:value="238.542128758629" calcext:value-type="float">
            <text:p>238.5</text:p>
          </table:table-cell>
          <table:table-cell table:style-name="ce32"/>
          <table:table-cell table:style-name="ce32" office:value-type="float" office:value="81" calcext:value-type="float">
            <text:p>81</text:p>
          </table:table-cell>
          <table:table-cell table:number-columns-repeated="2"/>
          <table:table-cell table:style-name="ce236" office:value-type="date" office:date-value="2017-12-24" calcext:value-type="date">
            <text:p>12/24/17</text:p>
          </table:table-cell>
          <table:table-cell table:style-name="ce54" table:formula="of:=['LB 2017'.B140]" office:value-type="float" office:value="4.55731" calcext:value-type="float">
            <text:p>4.55731</text:p>
          </table:table-cell>
          <table:table-cell table:formula="of:=[.AF84]+[.AE85]" office:value-type="float" office:value="375.139671" calcext:value-type="float">
            <text:p>375.139671</text:p>
          </table:table-cell>
          <table:table-cell table:formula="of:=[.AG84]+3.01" office:value-type="float" office:value="243.81" calcext:value-type="float">
            <text:p>243.81</text:p>
          </table:table-cell>
          <table:table-cell table:style-name="ce245" table:formula="of:=(0.0312039503*[.AE85]^2)+0.2307524608*[.AE85]+1.1730058735" office:value-type="float" office:value="2.87269353710951" calcext:value-type="float">
            <text:p>2.87</text:p>
          </table:table-cell>
          <table:table-cell table:style-name="ce250" table:formula="of:=[.AI84]+[.AH85]" office:value-type="float" office:value="235.814008363997" calcext:value-type="float">
            <text:p>235.8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/>
          <table:table-cell table:style-name="ce28" office:value-type="date" office:date-value="2018-01-03" calcext:value-type="date">
            <text:p>1/3/18</text:p>
          </table:table-cell>
          <table:table-cell table:style-name="ce75" table:formula="of:=['LB 2017'.B150]" office:value-type="float" office:value="4.525922" calcext:value-type="float">
            <text:p>4.525922</text:p>
          </table:table-cell>
          <table:table-cell table:style-name="ce42" table:formula="of:=[.AP84]+[.AO85]" office:value-type="float" office:value="372.609241" calcext:value-type="float">
            <text:p>372.6</text:p>
          </table:table-cell>
          <table:table-cell table:style-name="ce32" table:formula="of:=[.AQ84]+3.01" office:value-type="float" office:value="243.81" calcext:value-type="float">
            <text:p>243.81</text:p>
          </table:table-cell>
          <table:table-cell table:style-name="ce38" table:formula="of:=(0.0312039503*[.AO85]^2)+0.2307524608*[.AO85]+1.1730058735" office:value-type="float" office:value="2.85655429265797" calcext:value-type="float">
            <text:p>2.86</text:p>
          </table:table-cell>
          <table:table-cell table:style-name="ce42" table:formula="of:=[.AS84]+[.AR85]" office:value-type="float" office:value="234.494783889288" calcext:value-type="float">
            <text:p>234.5</text:p>
          </table:table-cell>
          <table:table-cell table:style-name="ce32"/>
          <table:table-cell table:style-name="ce32" office:value-type="float" office:value="81" calcext:value-type="float">
            <text:p>81</text:p>
          </table:table-cell>
          <table:table-cell table:number-columns-repeated="2"/>
          <table:table-cell table:style-name="ce32"/>
          <table:table-cell table:number-columns-repeated="5"/>
          <table:table-cell office:value-type="string" calcext:value-type="string">
            <text:p>17SB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24" calcext:value-type="date">
            <text:p>11/24/17</text:p>
          </table:table-cell>
          <table:table-cell table:style-name="ce51" table:formula="of:=['LB 2017'.B110]" office:value-type="float" office:value="4.549637" calcext:value-type="float">
            <text:p>4.549637</text:p>
          </table:table-cell>
          <table:table-cell table:formula="of:=[.C85]+[.B86]" office:value-type="float" office:value="387.359489" calcext:value-type="float">
            <text:p>387.359489</text:p>
          </table:table-cell>
          <table:table-cell table:formula="of:=[.D85]+3.01" office:value-type="float" office:value="246.82" calcext:value-type="float">
            <text:p>246.82</text:p>
          </table:table-cell>
          <table:table-cell table:style-name="ce245" table:formula="of:=(0.0312039503*[.B86]^2)+0.2307524608*[.B86]+1.1730058735" office:value-type="float" office:value="2.86874251618517" calcext:value-type="float">
            <text:p>2.87</text:p>
          </table:table-cell>
          <table:table-cell table:style-name="ce250" table:formula="of:=[.F85]+[.E86]" office:value-type="float" office:value="242.686748274776" calcext:value-type="float">
            <text:p>242.7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style-name="ce236" office:value-type="date" office:date-value="2017-11-29" calcext:value-type="date">
            <text:p>11/29/17</text:p>
          </table:table-cell>
          <table:table-cell table:style-name="ce32" table:formula="of:=['LB 2017'.B115]" office:value-type="float" office:value="4.538817" calcext:value-type="float">
            <text:p>4.538817</text:p>
          </table:table-cell>
          <table:table-cell table:formula="of:=[.L85]+[.K86]" office:value-type="float" office:value="386.398182" calcext:value-type="float">
            <text:p>386.398182</text:p>
          </table:table-cell>
          <table:table-cell table:formula="of:=[.M85]+3.01" office:value-type="float" office:value="246.82" calcext:value-type="float">
            <text:p>246.82</text:p>
          </table:table-cell>
          <table:table-cell table:style-name="ce245" table:formula="of:=(0.0312039503*[.K86]^2)+0.2307524608*[.K86]+1.1730058735" office:value-type="float" office:value="2.86317726944324" calcext:value-type="float">
            <text:p>2.86</text:p>
          </table:table-cell>
          <table:table-cell table:style-name="ce250" table:formula="of:=[.O85]+[.N86]" office:value-type="float" office:value="242.186737896369" calcext:value-type="float">
            <text:p>242.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style-name="ce28" office:value-type="date" office:date-value="2017-12-06" calcext:value-type="date">
            <text:p>12/6/17</text:p>
          </table:table-cell>
          <table:table-cell table:formula="of:=['LB 2017'.B122]" office:value-type="float" office:value="4.543106" calcext:value-type="float">
            <text:p>4.543106</text:p>
          </table:table-cell>
          <table:table-cell table:style-name="ce32" table:formula="of:=[.V85]+[.U86]" office:value-type="float" office:value="384.905547" calcext:value-type="float">
            <text:p>384.905547</text:p>
          </table:table-cell>
          <table:table-cell table:style-name="ce32" table:formula="of:=[.W85]+3.01" office:value-type="float" office:value="246.82" calcext:value-type="float">
            <text:p>246.82</text:p>
          </table:table-cell>
          <table:table-cell table:style-name="ce38" table:formula="of:=(0.0312039503*[.U86]^2)+0.2307524608*[.U86]+1.1730058735" office:value-type="float" office:value="2.86538243449485" calcext:value-type="float">
            <text:p>2.87</text:p>
          </table:table-cell>
          <table:table-cell table:style-name="ce42" table:formula="of:=[.Y85]+[.X86]" office:value-type="float" office:value="241.407511193124" calcext:value-type="float">
            <text:p>241.4</text:p>
          </table:table-cell>
          <table:table-cell table:style-name="ce32"/>
          <table:table-cell table:style-name="ce32" office:value-type="float" office:value="82" calcext:value-type="float">
            <text:p>82</text:p>
          </table:table-cell>
          <table:table-cell table:number-columns-repeated="2"/>
          <table:table-cell table:style-name="ce236" office:value-type="date" office:date-value="2017-12-25" calcext:value-type="date">
            <text:p>12/25/17</text:p>
          </table:table-cell>
          <table:table-cell table:style-name="ce54" table:formula="of:=['LB 2017'.B141]" office:value-type="float" office:value="4.472939" calcext:value-type="float">
            <text:p>4.472939</text:p>
          </table:table-cell>
          <table:table-cell table:formula="of:=[.AF85]+[.AE86]" office:value-type="float" office:value="379.61261" calcext:value-type="float">
            <text:p>379.61261</text:p>
          </table:table-cell>
          <table:table-cell table:formula="of:=[.AG85]+3.01" office:value-type="float" office:value="246.82" calcext:value-type="float">
            <text:p>246.82</text:p>
          </table:table-cell>
          <table:table-cell table:style-name="ce245" table:formula="of:=(0.0312039503*[.AE86]^2)+0.2307524608*[.AE86]+1.1730058735" office:value-type="float" office:value="2.82945070802337" calcext:value-type="float">
            <text:p>2.83</text:p>
          </table:table-cell>
          <table:table-cell table:style-name="ce250" table:formula="of:=[.AI85]+[.AH86]" office:value-type="float" office:value="238.64345907202" calcext:value-type="float">
            <text:p>238.6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table:style-name="ce28" office:value-type="date" office:date-value="2018-01-04" calcext:value-type="date">
            <text:p>1/4/18</text:p>
          </table:table-cell>
          <table:table-cell table:style-name="ce75" table:formula="of:=['LB 2017'.B151]" office:value-type="float" office:value="4.523663" calcext:value-type="float">
            <text:p>4.523663</text:p>
          </table:table-cell>
          <table:table-cell table:style-name="ce42" table:formula="of:=[.AP85]+[.AO86]" office:value-type="float" office:value="377.132904" calcext:value-type="float">
            <text:p>377.1</text:p>
          </table:table-cell>
          <table:table-cell table:style-name="ce32" table:formula="of:=[.AQ85]+3.01" office:value-type="float" office:value="246.82" calcext:value-type="float">
            <text:p>246.82</text:p>
          </table:table-cell>
          <table:table-cell table:style-name="ce38" table:formula="of:=(0.0312039503*[.AO86]^2)+0.2307524608*[.AO86]+1.1730058735" office:value-type="float" office:value="2.85539512010252" calcext:value-type="float">
            <text:p>2.86</text:p>
          </table:table-cell>
          <table:table-cell table:style-name="ce42" table:formula="of:=[.AS85]+[.AR86]" office:value-type="float" office:value="237.35017900939" calcext:value-type="float">
            <text:p>237.4</text:p>
          </table:table-cell>
          <table:table-cell table:style-name="ce32"/>
          <table:table-cell table:style-name="ce32"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17SB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25" calcext:value-type="date">
            <text:p>11/25/17</text:p>
          </table:table-cell>
          <table:table-cell table:style-name="ce51" table:formula="of:=['LB 2017'.B111]" office:value-type="float" office:value="4.542599" calcext:value-type="float">
            <text:p>4.542599</text:p>
          </table:table-cell>
          <table:table-cell table:formula="of:=[.C86]+[.B87]" office:value-type="float" office:value="391.902088" calcext:value-type="float">
            <text:p>391.902088</text:p>
          </table:table-cell>
          <table:table-cell table:formula="of:=[.D86]+3.01" office:value-type="float" office:value="249.83" calcext:value-type="float">
            <text:p>249.83</text:p>
          </table:table-cell>
          <table:table-cell table:style-name="ce245" table:formula="of:=(0.0312039503*[.B87]^2)+0.2307524608*[.B87]+1.1730058735" office:value-type="float" office:value="2.86512170348439" calcext:value-type="float">
            <text:p>2.87</text:p>
          </table:table-cell>
          <table:table-cell table:style-name="ce250" table:formula="of:=[.F86]+[.E87]" office:value-type="float" office:value="245.55186997826" calcext:value-type="float">
            <text:p>245.6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style-name="ce236" office:value-type="date" office:date-value="2017-11-30" calcext:value-type="date">
            <text:p>11/30/17</text:p>
          </table:table-cell>
          <table:table-cell table:style-name="ce32" table:formula="of:=['LB 2017'.B116]" office:value-type="float" office:value="4.547457" calcext:value-type="float">
            <text:p>4.547457</text:p>
          </table:table-cell>
          <table:table-cell table:formula="of:=[.L86]+[.K87]" office:value-type="float" office:value="390.945639" calcext:value-type="float">
            <text:p>390.945639</text:p>
          </table:table-cell>
          <table:table-cell table:formula="of:=[.M86]+3.01" office:value-type="float" office:value="249.83" calcext:value-type="float">
            <text:p>249.83</text:p>
          </table:table-cell>
          <table:table-cell table:style-name="ce245" table:formula="of:=(0.0312039503*[.K87]^2)+0.2307524608*[.K87]+1.1730058735" office:value-type="float" office:value="2.86762064953409" calcext:value-type="float">
            <text:p>2.87</text:p>
          </table:table-cell>
          <table:table-cell table:style-name="ce250" table:formula="of:=[.O86]+[.N87]" office:value-type="float" office:value="245.054358545903" calcext:value-type="float">
            <text:p>245.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table:style-name="ce28" office:value-type="date" office:date-value="2017-12-07" calcext:value-type="date">
            <text:p>12/7/17</text:p>
          </table:table-cell>
          <table:table-cell table:formula="of:=['LB 2017'.B123]" office:value-type="float" office:value="4.53" calcext:value-type="float">
            <text:p>4.53</text:p>
          </table:table-cell>
          <table:table-cell table:style-name="ce32" table:formula="of:=[.V86]+[.U87]" office:value-type="float" office:value="389.435547" calcext:value-type="float">
            <text:p>389.435547</text:p>
          </table:table-cell>
          <table:table-cell table:style-name="ce32" table:formula="of:=[.W86]+3.01" office:value-type="float" office:value="249.83" calcext:value-type="float">
            <text:p>249.83</text:p>
          </table:table-cell>
          <table:table-cell table:style-name="ce38" table:formula="of:=(0.0312039503*[.U87]^2)+0.2307524608*[.U87]+1.1730058735" office:value-type="float" office:value="2.85864766463527" calcext:value-type="float">
            <text:p>2.86</text:p>
          </table:table-cell>
          <table:table-cell table:style-name="ce42" table:formula="of:=[.Y86]+[.X87]" office:value-type="float" office:value="244.266158857759" calcext:value-type="float">
            <text:p>244.3</text:p>
          </table:table-cell>
          <table:table-cell table:style-name="ce32"/>
          <table:table-cell table:style-name="ce32" office:value-type="float" office:value="83" calcext:value-type="float">
            <text:p>83</text:p>
          </table:table-cell>
          <table:table-cell table:number-columns-repeated="2"/>
          <table:table-cell table:style-name="ce236" office:value-type="date" office:date-value="2017-12-26" calcext:value-type="date">
            <text:p>12/26/17</text:p>
          </table:table-cell>
          <table:table-cell table:style-name="ce54" table:formula="of:=['LB 2017'.B142]" office:value-type="float" office:value="4.552215" calcext:value-type="float">
            <text:p>4.552215</text:p>
          </table:table-cell>
          <table:table-cell table:formula="of:=[.AF86]+[.AE87]" office:value-type="float" office:value="384.164825" calcext:value-type="float">
            <text:p>384.164825</text:p>
          </table:table-cell>
          <table:table-cell table:formula="of:=[.AG86]+3.01" office:value-type="float" office:value="249.83" calcext:value-type="float">
            <text:p>249.83</text:p>
          </table:table-cell>
          <table:table-cell table:style-name="ce245" table:formula="of:=(0.0312039503*[.AE87]^2)+0.2307524608*[.AE87]+1.1730058735" office:value-type="float" office:value="2.87006958344424" calcext:value-type="float">
            <text:p>2.87</text:p>
          </table:table-cell>
          <table:table-cell table:style-name="ce250" table:formula="of:=[.AI86]+[.AH87]" office:value-type="float" office:value="241.513528655464" calcext:value-type="float">
            <text:p>241.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table:style-name="ce28" office:value-type="date" office:date-value="2018-01-05" calcext:value-type="date">
            <text:p>1/5/18</text:p>
          </table:table-cell>
          <table:table-cell table:style-name="ce75" table:formula="of:=['LB 2017'.B152]" office:value-type="float" office:value="4.521851" calcext:value-type="float">
            <text:p>4.521851</text:p>
          </table:table-cell>
          <table:table-cell table:style-name="ce42" table:formula="of:=[.AP86]+[.AO87]" office:value-type="float" office:value="381.654755" calcext:value-type="float">
            <text:p>381.7</text:p>
          </table:table-cell>
          <table:table-cell table:style-name="ce32" table:formula="of:=[.AQ86]+3.01" office:value-type="float" office:value="249.83" calcext:value-type="float">
            <text:p>249.83</text:p>
          </table:table-cell>
          <table:table-cell table:style-name="ce38" table:formula="of:=(0.0312039503*[.AO87]^2)+0.2307524608*[.AO87]+1.1730058735" office:value-type="float" office:value="2.85446554918959" calcext:value-type="float">
            <text:p>2.85</text:p>
          </table:table-cell>
          <table:table-cell table:style-name="ce42" table:formula="of:=[.AS86]+[.AR87]" office:value-type="float" office:value="240.20464455858" calcext:value-type="float">
            <text:p>240.2</text:p>
          </table:table-cell>
          <table:table-cell table:style-name="ce32"/>
          <table:table-cell table:style-name="ce32"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17SB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gone</text:p>
          </table:table-cell>
          <table:table-cell table:number-columns-repeated="963"/>
        </table:table-row>
        <table:table-row table:style-name="ro2">
          <table:table-cell table:style-name="ce237" office:value-type="date" office:date-value="2017-11-26" calcext:value-type="date">
            <text:p>11/26/17</text:p>
          </table:table-cell>
          <table:table-cell table:style-name="ce50" table:formula="of:=['LB 2017'.B112]" office:value-type="float" office:value="4.545858" calcext:value-type="float">
            <text:p>4.545858</text:p>
          </table:table-cell>
          <table:table-cell table:style-name="ce238" table:formula="of:=[.C87]+[.B88]" office:value-type="float" office:value="396.447946" calcext:value-type="float">
            <text:p>396.447946</text:p>
          </table:table-cell>
          <table:table-cell table:style-name="ce238" table:formula="of:=[.D87]+3.01" office:value-type="float" office:value="252.84" calcext:value-type="float">
            <text:p>252.84</text:p>
          </table:table-cell>
          <table:table-cell table:style-name="ce247" table:formula="of:=(0.0312039503*[.B88]^2)+0.2307524608*[.B88]+1.1730058735" office:value-type="float" office:value="2.86679796433771" calcext:value-type="float">
            <text:p>2.87</text:p>
          </table:table-cell>
          <table:table-cell table:style-name="ce252" table:formula="of:=[.F87]+[.E88]" office:value-type="float" office:value="248.418667942598" calcext:value-type="float">
            <text:p>248.4</text:p>
          </table:table-cell>
          <table:table-cell table:style-name="ce247" table:formula="of:=[.F88]-250" office:value-type="float" office:value="-1.58133205740225" calcext:value-type="float">
            <text:p>-1.58</text:p>
          </table:table-cell>
          <table:table-cell table:style-name="ce238" office:value-type="float" office:value="84" calcext:value-type="float">
            <text:p>84</text:p>
          </table:table-cell>
          <table:table-cell table:style-name="ce32" office:value-type="string" calcext:value-type="string">
            <text:p>Sampled both in the evening of 26/11</text:p>
          </table:table-cell>
          <table:table-cell table:style-name="ce28" office:value-type="date" office:date-value="2017-12-01" calcext:value-type="date">
            <text:p>12/1/17</text:p>
          </table:table-cell>
          <table:table-cell table:style-name="ce32" table:formula="of:=['LB 2017'.B117]" office:value-type="float" office:value="4.55373" calcext:value-type="float">
            <text:p>4.55373</text:p>
          </table:table-cell>
          <table:table-cell table:style-name="ce32" table:formula="of:=[.L87]+[.K88]" office:value-type="float" office:value="395.499369" calcext:value-type="float">
            <text:p>395.499369</text:p>
          </table:table-cell>
          <table:table-cell table:style-name="ce32" table:formula="of:=[.M87]+3.01" office:value-type="float" office:value="252.84" calcext:value-type="float">
            <text:p>252.84</text:p>
          </table:table-cell>
          <table:table-cell table:style-name="ce38" table:formula="of:=(0.0312039503*[.K88]^2)+0.2307524608*[.K88]+1.1730058735" office:value-type="float" office:value="2.87084964772701" calcext:value-type="float">
            <text:p>2.87</text:p>
          </table:table-cell>
          <table:table-cell table:style-name="ce42" table:formula="of:=[.O87]+[.N88]" office:value-type="float" office:value="247.92520819363" calcext:value-type="float">
            <text:p>247.9</text:p>
          </table:table-cell>
          <table:table-cell table:style-name="ce38" table:formula="of:=[.O88]-250" office:value-type="float" office:value="-2.07479180636972" calcext:value-type="float">
            <text:p>-2.07</text:p>
          </table:table-cell>
          <table:table-cell table:style-name="ce32" office:value-type="float" office:value="84" calcext:value-type="float">
            <text:p>84</text:p>
          </table:table-cell>
          <table:table-cell table:style-name="ce32" table:number-columns-repeated="2"/>
          <table:table-cell table:style-name="ce28" office:value-type="date" office:date-value="2017-12-08" calcext:value-type="date">
            <text:p>12/8/17</text:p>
          </table:table-cell>
          <table:table-cell table:style-name="ce32" table:formula="of:=['LB 2017'.B124]" office:value-type="float" office:value="4.520735" calcext:value-type="float">
            <text:p>4.520735</text:p>
          </table:table-cell>
          <table:table-cell table:style-name="ce32" table:formula="of:=[.V87]+[.U88]" office:value-type="float" office:value="393.956282" calcext:value-type="float">
            <text:p>393.956282</text:p>
          </table:table-cell>
          <table:table-cell table:style-name="ce32" table:formula="of:=[.W87]+3.01" office:value-type="float" office:value="252.84" calcext:value-type="float">
            <text:p>252.84</text:p>
          </table:table-cell>
          <table:table-cell table:style-name="ce38" table:formula="of:=(0.0312039503*[.U88]^2)+0.2307524608*[.U88]+1.1730058735" office:value-type="float" office:value="2.85389313396834" calcext:value-type="float">
            <text:p>2.85</text:p>
          </table:table-cell>
          <table:table-cell table:style-name="ce42" table:formula="of:=[.Y87]+[.X88]" office:value-type="float" office:value="247.120051991728" calcext:value-type="float">
            <text:p>247.1</text:p>
          </table:table-cell>
          <table:table-cell table:style-name="ce38" table:formula="of:=[.Y88]-250" office:value-type="float" office:value="-2.87994800827221" calcext:value-type="float">
            <text:p>-2.88</text:p>
          </table:table-cell>
          <table:table-cell table:style-name="ce32" office:value-type="float" office:value="84" calcext:value-type="float">
            <text:p>84</text:p>
          </table:table-cell>
          <table:table-cell table:style-name="ce32" table:number-columns-repeated="2"/>
          <table:table-cell table:style-name="ce28" office:value-type="date" office:date-value="2017-12-27" calcext:value-type="date">
            <text:p>12/27/17</text:p>
          </table:table-cell>
          <table:table-cell table:style-name="ce54" table:formula="of:=['LB 2017'.B143]" office:value-type="float" office:value="4.551164" calcext:value-type="float">
            <text:p>4.551164</text:p>
          </table:table-cell>
          <table:table-cell table:style-name="ce32" table:formula="of:=[.AF87]+[.AE88]" office:value-type="float" office:value="388.715989" calcext:value-type="float">
            <text:p>388.715989</text:p>
          </table:table-cell>
          <table:table-cell table:style-name="ce32" table:formula="of:=[.AG87]+3.01" office:value-type="float" office:value="252.84" calcext:value-type="float">
            <text:p>252.84</text:p>
          </table:table-cell>
          <table:table-cell table:style-name="ce38" table:formula="of:=(0.0312039503*[.AE88]^2)+0.2307524608*[.AE88]+1.1730058735" office:value-type="float" office:value="2.86952851409139" calcext:value-type="float">
            <text:p>2.87</text:p>
          </table:table-cell>
          <table:table-cell table:style-name="ce42" table:formula="of:=[.AI87]+[.AH88]" office:value-type="float" office:value="244.383057169556" calcext:value-type="float">
            <text:p>244.4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/>
          <table:table-cell table:style-name="ce32"/>
          <table:table-cell table:style-name="ce28" office:value-type="date" office:date-value="2018-01-06" calcext:value-type="date">
            <text:p>1/6/18</text:p>
          </table:table-cell>
          <table:table-cell table:style-name="ce75" table:formula="of:=['LB 2017'.B153]" office:value-type="float" office:value="4.540121" calcext:value-type="float">
            <text:p>4.540121</text:p>
          </table:table-cell>
          <table:table-cell table:style-name="ce42" table:formula="of:=[.AP87]+[.AO88]" office:value-type="float" office:value="386.194876" calcext:value-type="float">
            <text:p>386.2</text:p>
          </table:table-cell>
          <table:table-cell table:style-name="ce32" table:formula="of:=[.AQ87]+3.01" office:value-type="float" office:value="252.84" calcext:value-type="float">
            <text:p>252.84</text:p>
          </table:table-cell>
          <table:table-cell table:style-name="ce38" table:formula="of:=(0.0312039503*[.AO88]^2)+0.2307524608*[.AO88]+1.1730058735" office:value-type="float" office:value="2.86384759219621" calcext:value-type="float">
            <text:p>2.86</text:p>
          </table:table-cell>
          <table:table-cell table:style-name="ce42" table:formula="of:=[.AS87]+[.AR88]" office:value-type="float" office:value="243.068492150776" calcext:value-type="float">
            <text:p>243.1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 table:style-name="ce32" table:number-columns-repeated="2"/>
          <table:table-cell/>
          <table:table-cell table:style-name="ce32" table:number-columns-repeated="5"/>
          <table:table-cell table:style-name="ce32" office:value-type="string" calcext:value-type="string">
            <text:p>17SB8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gone</text:p>
          </table:table-cell>
          <table:table-cell table:style-name="ce32" table:number-columns-repeated="963"/>
        </table:table-row>
        <table:table-row table:style-name="ro2">
          <table:table-cell table:style-name="ce31" office:value-type="date" office:date-value="2017-11-27" calcext:value-type="date">
            <text:p>11/27/17</text:p>
          </table:table-cell>
          <table:table-cell table:style-name="ce161" table:formula="of:=['LB 2017'.B113]" office:value-type="float" office:value="4.532747" calcext:value-type="float">
            <text:p>4.532747</text:p>
          </table:table-cell>
          <table:table-cell table:style-name="ce36" table:formula="of:=[.C88]+[.B89]" office:value-type="float" office:value="400.980693" calcext:value-type="float">
            <text:p>400.980693</text:p>
          </table:table-cell>
          <table:table-cell table:style-name="ce36" table:formula="of:=[.D88]+3.01" office:value-type="float" office:value="255.85" calcext:value-type="float">
            <text:p>255.85</text:p>
          </table:table-cell>
          <table:table-cell table:style-name="ce41" table:formula="of:=(0.0312039503*[.B89]^2)+0.2307524608*[.B89]+1.1730058735" office:value-type="float" office:value="2.86005837540873" calcext:value-type="float">
            <text:p>2.86</text:p>
          </table:table-cell>
          <table:table-cell table:style-name="ce45" table:formula="of:=[.F88]+[.E89]" office:value-type="float" office:value="251.278726318006" calcext:value-type="float">
            <text:p>251.3</text:p>
          </table:table-cell>
          <table:table-cell table:style-name="ce41" table:formula="of:=[.F89]-250" office:value-type="float" office:value="1.27872631800648" calcext:value-type="float">
            <text:p>1.28</text:p>
          </table:table-cell>
          <table:table-cell table:style-name="ce36" office:value-type="float" office:value="85" calcext:value-type="float">
            <text:p>85</text:p>
          </table:table-cell>
          <table:table-cell table:style-name="ce32" office:value-type="string" calcext:value-type="string">
            <text:p>17SB1 : 10E/10R/10PFA</text:p>
          </table:table-cell>
          <table:table-cell table:style-name="ce237" office:value-type="date" office:date-value="2017-12-02" calcext:value-type="date">
            <text:p>12/2/17</text:p>
          </table:table-cell>
          <table:table-cell table:style-name="ce238" table:formula="of:=['LB 2017'.B118]" office:value-type="float" office:value="4.56565" calcext:value-type="float">
            <text:p>4.56565</text:p>
          </table:table-cell>
          <table:table-cell table:style-name="ce238" table:formula="of:=[.L88]+[.K89]" office:value-type="float" office:value="400.065019" calcext:value-type="float">
            <text:p>400.065019</text:p>
          </table:table-cell>
          <table:table-cell table:style-name="ce238" table:formula="of:=[.M88]+3.01" office:value-type="float" office:value="255.85" calcext:value-type="float">
            <text:p>255.85</text:p>
          </table:table-cell>
          <table:table-cell table:style-name="ce247" table:formula="of:=(0.0312039503*[.K89]^2)+0.2307524608*[.K89]+1.1730058735" office:value-type="float" office:value="2.87699218036876" calcext:value-type="float">
            <text:p>2.88</text:p>
          </table:table-cell>
          <table:table-cell table:style-name="ce252" table:formula="of:=[.O88]+[.N89]" office:value-type="float" office:value="250.802200373999" calcext:value-type="float">
            <text:p>250.8</text:p>
          </table:table-cell>
          <table:table-cell table:style-name="ce247" table:formula="of:=[.O89]-250" office:value-type="float" office:value="0.802200373999057" calcext:value-type="float">
            <text:p>0.80</text:p>
          </table:table-cell>
          <table:table-cell table:style-name="ce238" office:value-type="float" office:value="85" calcext:value-type="float">
            <text:p>85</text:p>
          </table:table-cell>
          <table:table-cell table:style-name="ce32" office:value-type="string" calcext:value-type="string">
            <text:p>Samples in E/R/P</text:p>
          </table:table-cell>
          <table:table-cell table:style-name="ce32"/>
          <table:table-cell table:style-name="ce237" office:value-type="date" office:date-value="2017-12-09" calcext:value-type="date">
            <text:p>12/9/17</text:p>
          </table:table-cell>
          <table:table-cell table:style-name="ce238" table:formula="of:=['LB 2017'.B125]" office:value-type="float" office:value="4.517019" calcext:value-type="float">
            <text:p>4.517019</text:p>
          </table:table-cell>
          <table:table-cell table:style-name="ce238" table:formula="of:=[.V88]+[.U89]" office:value-type="float" office:value="398.473301" calcext:value-type="float">
            <text:p>398.473301</text:p>
          </table:table-cell>
          <table:table-cell table:style-name="ce238" table:formula="of:=[.W88]+3.01" office:value-type="float" office:value="255.85" calcext:value-type="float">
            <text:p>255.85</text:p>
          </table:table-cell>
          <table:table-cell table:style-name="ce247" table:formula="of:=(0.0312039503*[.U89]^2)+0.2307524608*[.U89]+1.1730058735" office:value-type="float" office:value="2.85198769518741" calcext:value-type="float">
            <text:p>2.85</text:p>
          </table:table-cell>
          <table:table-cell table:style-name="ce252" table:formula="of:=[.Y88]+[.X89]" office:value-type="float" office:value="249.972039686915" calcext:value-type="float">
            <text:p>250.0</text:p>
          </table:table-cell>
          <table:table-cell table:style-name="ce247" table:formula="of:=[.Y89]-250" office:value-type="float" office:value="-0.0279603130848045" calcext:value-type="float">
            <text:p>-0.03</text:p>
          </table:table-cell>
          <table:table-cell table:style-name="ce238" office:value-type="float" office:value="85" calcext:value-type="float">
            <text:p>85</text:p>
          </table:table-cell>
          <table:table-cell table:style-name="ce32" office:value-type="string" calcext:value-type="string">
            <text:p>Sampled 17SB20</text:p>
          </table:table-cell>
          <table:table-cell table:style-name="ce32"/>
          <table:table-cell table:style-name="ce28" office:value-type="date" office:date-value="2017-12-28" calcext:value-type="date">
            <text:p>12/28/17</text:p>
          </table:table-cell>
          <table:table-cell table:style-name="ce54" table:formula="of:=['LB 2017'.B144]" office:value-type="float" office:value="4.540817" calcext:value-type="float">
            <text:p>4.540817</text:p>
          </table:table-cell>
          <table:table-cell table:style-name="ce32" table:formula="of:=[.AF88]+[.AE89]" office:value-type="float" office:value="393.256806" calcext:value-type="float">
            <text:p>393.256806</text:p>
          </table:table-cell>
          <table:table-cell table:style-name="ce32" table:formula="of:=[.AG88]+3.01" office:value-type="float" office:value="255.85" calcext:value-type="float">
            <text:p>255.85</text:p>
          </table:table-cell>
          <table:table-cell table:style-name="ce38" table:formula="of:=(0.0312039503*[.AE89]^2)+0.2307524608*[.AE89]+1.1730058735" office:value-type="float" office:value="2.86420541526099" calcext:value-type="float">
            <text:p>2.86</text:p>
          </table:table-cell>
          <table:table-cell table:style-name="ce42" table:formula="of:=[.AI88]+[.AH89]" office:value-type="float" office:value="247.247262584817" calcext:value-type="float">
            <text:p>247.2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/>
          <table:table-cell table:style-name="ce32"/>
          <table:table-cell table:style-name="ce28" office:value-type="date" office:date-value="2018-01-07" calcext:value-type="date">
            <text:p>1/7/18</text:p>
          </table:table-cell>
          <table:table-cell table:style-name="ce75" table:formula="of:=['LB 2017'.B154]" office:value-type="float" office:value="4.52934" calcext:value-type="float">
            <text:p>4.52934</text:p>
          </table:table-cell>
          <table:table-cell table:style-name="ce42" table:formula="of:=[.AP88]+[.AO89]" office:value-type="float" office:value="390.724216" calcext:value-type="float">
            <text:p>390.7</text:p>
          </table:table-cell>
          <table:table-cell table:style-name="ce32" table:formula="of:=[.AQ88]+3.01" office:value-type="float" office:value="255.85" calcext:value-type="float">
            <text:p>255.85</text:p>
          </table:table-cell>
          <table:table-cell table:style-name="ce38" table:formula="of:=(0.0312039503*[.AO89]^2)+0.2307524608*[.AO89]+1.1730058735" office:value-type="float" office:value="2.85830879446237" calcext:value-type="float">
            <text:p>2.86</text:p>
          </table:table-cell>
          <table:table-cell table:style-name="ce42" table:formula="of:=[.AS88]+[.AR89]" office:value-type="float" office:value="245.926800945238" calcext:value-type="float">
            <text:p>245.9</text:p>
          </table:table-cell>
          <table:table-cell table:style-name="ce38" table:formula="of:=[.AS89]-250" office:value-type="float" office:value="-4.07319905476174" calcext:value-type="float">
            <text:p>-4.07</text:p>
          </table:table-cell>
          <table:table-cell table:style-name="ce32" office:value-type="float" office:value="85" calcext:value-type="float">
            <text:p>85</text:p>
          </table:table-cell>
          <table:table-cell table:style-name="ce32" table:number-columns-repeated="2"/>
          <table:table-cell/>
          <table:table-cell table:style-name="ce32" table:number-columns-repeated="5"/>
          <table:table-cell table:style-name="ce32" office:value-type="string" calcext:value-type="string">
            <text:p>17SB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table:number-columns-repeated="964"/>
        </table:table-row>
        <table:table-row table:style-name="ro2">
          <table:table-cell table:style-name="ce28" office:value-type="date" office:date-value="2017-11-28" calcext:value-type="date">
            <text:p>11/28/17</text:p>
          </table:table-cell>
          <table:table-cell table:style-name="ce51" table:formula="of:=['LB 2017'.B114]" office:value-type="float" office:value="4.523631" calcext:value-type="float">
            <text:p>4.523631</text:p>
          </table:table-cell>
          <table:table-cell table:style-name="ce32" table:formula="of:=[.C89]+[.B90]" office:value-type="float" office:value="405.504324" calcext:value-type="float">
            <text:p>405.504324</text:p>
          </table:table-cell>
          <table:table-cell table:style-name="ce32" table:formula="of:=[.D89]+3.01" office:value-type="float" office:value="258.86" calcext:value-type="float">
            <text:p>258.86</text:p>
          </table:table-cell>
          <table:table-cell table:style-name="ce38" table:formula="of:=(0.0312039503*[.B90]^2)+0.2307524608*[.B90]+1.1730058735" office:value-type="float" office:value="2.85537870206178" calcext:value-type="float">
            <text:p>2.86</text:p>
          </table:table-cell>
          <table:table-cell table:style-name="ce42" table:formula="of:=[.F89]+[.E90]" office:value-type="float" office:value="254.134105020068" calcext:value-type="float">
            <text:p>254.1</text:p>
          </table:table-cell>
          <table:table-cell table:style-name="ce32"/>
          <table:table-cell table:style-name="ce32" office:value-type="float" office:value="86" calcext:value-type="float">
            <text:p>86</text:p>
          </table:table-cell>
          <table:table-cell office:value-type="string" calcext:value-type="string">
            <text:p>17SB2 : 8E/8R/7PFA</text:p>
          </table:table-cell>
          <table:table-cell table:style-name="ce236" office:value-type="date" office:date-value="2017-12-03" calcext:value-type="date">
            <text:p>12/3/17</text:p>
          </table:table-cell>
          <table:table-cell table:style-name="ce32" table:formula="of:=['LB 2017'.B119]" office:value-type="float" office:value="4.561725" calcext:value-type="float">
            <text:p>4.561725</text:p>
          </table:table-cell>
          <table:table-cell table:formula="of:=[.L89]+[.K90]" office:value-type="float" office:value="404.626744" calcext:value-type="float">
            <text:p>404.626744</text:p>
          </table:table-cell>
          <table:table-cell table:formula="of:=[.M89]+3.01" office:value-type="float" office:value="258.86" calcext:value-type="float">
            <text:p>258.86</text:p>
          </table:table-cell>
          <table:table-cell table:style-name="ce245" table:formula="of:=(0.0312039503*[.K90]^2)+0.2307524608*[.K90]+1.1730058735" office:value-type="float" office:value="2.87496859709833" calcext:value-type="float">
            <text:p>2.87</text:p>
          </table:table-cell>
          <table:table-cell table:style-name="ce250" table:formula="of:=[.O89]+[.N90]" office:value-type="float" office:value="253.677168971097" calcext:value-type="float">
            <text:p>253.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17SB3 10E/10R/10P</text:p>
          </table:table-cell>
          <table:table-cell/>
          <table:table-cell table:style-name="ce28" office:value-type="date" office:date-value="2017-12-10" calcext:value-type="date">
            <text:p>12/10/17</text:p>
          </table:table-cell>
          <table:table-cell table:formula="of:=['LB 2017'.B126]" office:value-type="float" office:value="4.517461" calcext:value-type="float">
            <text:p>4.517461</text:p>
          </table:table-cell>
          <table:table-cell table:style-name="ce32" table:formula="of:=[.V89]+[.U90]" office:value-type="float" office:value="402.990762" calcext:value-type="float">
            <text:p>402.990762</text:p>
          </table:table-cell>
          <table:table-cell table:style-name="ce32" table:formula="of:=[.W89]+3.01" office:value-type="float" office:value="258.86" calcext:value-type="float">
            <text:p>258.86</text:p>
          </table:table-cell>
          <table:table-cell table:style-name="ce38" table:formula="of:=(0.0312039503*[.U90]^2)+0.2307524608*[.U90]+1.1730058735" office:value-type="float" office:value="2.85221429264257" calcext:value-type="float">
            <text:p>2.85</text:p>
          </table:table-cell>
          <table:table-cell table:style-name="ce42" table:formula="of:=[.Y89]+[.X90]" office:value-type="float" office:value="252.824253979558" calcext:value-type="float">
            <text:p>252.8</text:p>
          </table:table-cell>
          <table:table-cell table:style-name="ce32"/>
          <table:table-cell table:style-name="ce32" office:value-type="float" office:value="86" calcext:value-type="float">
            <text:p>86</text:p>
          </table:table-cell>
          <table:table-cell office:value-type="string" calcext:value-type="string">
            <text:p>in E/R/P 15 eggs each</text:p>
          </table:table-cell>
          <table:table-cell/>
          <table:table-cell table:style-name="ce168" office:value-type="date" office:date-value="2017-12-29" calcext:value-type="date">
            <text:p>12/29/17</text:p>
          </table:table-cell>
          <table:table-cell table:style-name="ce170" table:formula="of:=['LB 2017'.B145]" office:value-type="float" office:value="4.542177" calcext:value-type="float">
            <text:p>4.542177</text:p>
          </table:table-cell>
          <table:table-cell table:style-name="ce74" table:formula="of:=[.AF89]+[.AE90]" office:value-type="float" office:value="397.798983" calcext:value-type="float">
            <text:p>397.798983</text:p>
          </table:table-cell>
          <table:table-cell table:style-name="ce74" table:formula="of:=[.AG89]+3.01" office:value-type="float" office:value="258.86" calcext:value-type="float">
            <text:p>258.86</text:p>
          </table:table-cell>
          <table:table-cell table:style-name="ce171" table:formula="of:=(0.0312039503*[.AE90]^2)+0.2307524608*[.AE90]+1.1730058735" office:value-type="float" office:value="2.86490469700664" calcext:value-type="float">
            <text:p>2.86</text:p>
          </table:table-cell>
          <table:table-cell table:style-name="ce172" table:formula="of:=[.AI89]+[.AH90]" office:value-type="float" office:value="250.112167281823" calcext:value-type="float">
            <text:p>250.1</text:p>
          </table:table-cell>
          <table:table-cell table:style-name="ce74"/>
          <table:table-cell table:style-name="ce74" office:value-type="float" office:value="86" calcext:value-type="float">
            <text:p>86</text:p>
          </table:table-cell>
          <table:table-cell office:value-type="string" calcext:value-type="string">
            <text:p>Not sample</text:p>
          </table:table-cell>
          <table:table-cell/>
          <table:table-cell table:style-name="ce237" office:value-type="date" office:date-value="2018-01-08" calcext:value-type="date">
            <text:p>1/8/18</text:p>
          </table:table-cell>
          <table:table-cell table:style-name="ce76" table:formula="of:=['LB 2017'.B155]" office:value-type="float" office:value="4.541957" calcext:value-type="float">
            <text:p>4.541957</text:p>
          </table:table-cell>
          <table:table-cell table:style-name="ce252" table:formula="of:=[.AP89]+[.AO90]" office:value-type="float" office:value="395.266173" calcext:value-type="float">
            <text:p>395.3</text:p>
          </table:table-cell>
          <table:table-cell table:style-name="ce238" table:formula="of:=[.AQ89]+3.01" office:value-type="float" office:value="258.86" calcext:value-type="float">
            <text:p>258.86</text:p>
          </table:table-cell>
          <table:table-cell table:style-name="ce247" table:formula="of:=(0.0312039503*[.AO90]^2)+0.2307524608*[.AO90]+1.1730058735" office:value-type="float" office:value="2.86479157007478" calcext:value-type="float">
            <text:p>2.86</text:p>
          </table:table-cell>
          <table:table-cell table:style-name="ce252" table:formula="of:=[.AS89]+[.AR90]" office:value-type="float" office:value="248.791592515313" calcext:value-type="float">
            <text:p>248.8</text:p>
          </table:table-cell>
          <table:table-cell table:style-name="ce247" table:formula="of:=[.AS90]-250" office:value-type="float" office:value="-1.20840748468697" calcext:value-type="float">
            <text:p>-1.21</text:p>
          </table:table-cell>
          <table:table-cell table:style-name="ce238" office:value-type="float" office:value="86" calcext:value-type="float">
            <text:p>86</text:p>
          </table:table-cell>
          <table:table-cell office:value-type="string" calcext:value-type="string">
            <text:p>Sampled 17SB35 (20E/20R/20P)</text:p>
          </table:table-cell>
          <table:table-cell table:number-columns-repeated="4"/>
          <table:table-cell office:value-type="string" calcext:value-type="string">
            <text:p>Total at 250: 91E/91R/99P</text:p>
          </table:table-cell>
          <table:table-cell table:number-columns-repeated="2"/>
          <table:table-cell office:value-type="string" calcext:value-type="string">
            <text:p>17SB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29" calcext:value-type="date">
            <text:p>11/29/17</text:p>
          </table:table-cell>
          <table:table-cell table:style-name="ce51" table:formula="of:=['LB 2017'.B115]" office:value-type="float" office:value="4.538817" calcext:value-type="float">
            <text:p>4.538817</text:p>
          </table:table-cell>
          <table:table-cell table:formula="of:=[.C90]+[.B91]" office:value-type="float" office:value="410.043141" calcext:value-type="float">
            <text:p>410.043141</text:p>
          </table:table-cell>
          <table:table-cell table:formula="of:=[.D90]+3.01" office:value-type="float" office:value="261.87" calcext:value-type="float">
            <text:p>261.87</text:p>
          </table:table-cell>
          <table:table-cell table:style-name="ce245" table:formula="of:=(0.0312039503*[.B91]^2)+0.2307524608*[.B91]+1.1730058735" office:value-type="float" office:value="2.86317726944324" calcext:value-type="float">
            <text:p>2.86</text:p>
          </table:table-cell>
          <table:table-cell table:style-name="ce250" table:formula="of:=[.F90]+[.E91]" office:value-type="float" office:value="256.997282289511" calcext:value-type="float">
            <text:p>257.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ne fish hatched in 1 and 4 in 2</text:p>
          </table:table-cell>
          <table:table-cell table:style-name="ce236" office:value-type="date" office:date-value="2017-12-04" calcext:value-type="date">
            <text:p>12/4/17</text:p>
          </table:table-cell>
          <table:table-cell table:style-name="ce32" table:formula="of:=['LB 2017'.B120]" office:value-type="float" office:value="4.552608" calcext:value-type="float">
            <text:p>4.552608</text:p>
          </table:table-cell>
          <table:table-cell table:formula="of:=[.L90]+[.K91]" office:value-type="float" office:value="409.179352" calcext:value-type="float">
            <text:p>409.179352</text:p>
          </table:table-cell>
          <table:table-cell table:formula="of:=[.M90]+3.01" office:value-type="float" office:value="261.87" calcext:value-type="float">
            <text:p>261.87</text:p>
          </table:table-cell>
          <table:table-cell table:style-name="ce245" table:formula="of:=(0.0312039503*[.K91]^2)+0.2307524608*[.K91]+1.1730058735" office:value-type="float" office:value="2.87027192299398" calcext:value-type="float">
            <text:p>2.87</text:p>
          </table:table-cell>
          <table:table-cell table:style-name="ce250" table:formula="of:=[.O90]+[.N91]" office:value-type="float" office:value="256.547440894091" calcext:value-type="float">
            <text:p>256.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17SB4 7E/7R/7P all gone</text:p>
          </table:table-cell>
          <table:table-cell/>
          <table:table-cell table:style-name="ce28" office:value-type="date" office:date-value="2017-12-11" calcext:value-type="date">
            <text:p>12/11/17</text:p>
          </table:table-cell>
          <table:table-cell table:formula="of:=['LB 2017'.B127]" office:value-type="float" office:value="4.535494" calcext:value-type="float">
            <text:p>4.535494</text:p>
          </table:table-cell>
          <table:table-cell table:style-name="ce32" table:formula="of:=[.V90]+[.U91]" office:value-type="float" office:value="407.526256" calcext:value-type="float">
            <text:p>407.526256</text:p>
          </table:table-cell>
          <table:table-cell table:style-name="ce32" table:formula="of:=[.W90]+3.01" office:value-type="float" office:value="261.87" calcext:value-type="float">
            <text:p>261.87</text:p>
          </table:table-cell>
          <table:table-cell table:style-name="ce38" table:formula="of:=(0.0312039503*[.U91]^2)+0.2307524608*[.U91]+1.1730058735" office:value-type="float" office:value="2.86146955711278" calcext:value-type="float">
            <text:p>2.86</text:p>
          </table:table-cell>
          <table:table-cell table:style-name="ce42" table:formula="of:=[.Y90]+[.X91]" office:value-type="float" office:value="255.685723536671" calcext:value-type="float">
            <text:p>255.7</text:p>
          </table:table-cell>
          <table:table-cell table:style-name="ce32"/>
          <table:table-cell table:style-name="ce32" office:value-type="float" office:value="87" calcext:value-type="float">
            <text:p>87</text:p>
          </table:table-cell>
          <table:table-cell office:value-type="string" calcext:value-type="string">
            <text:p>3 unfertilized / arrested dev eggs</text:p>
          </table:table-cell>
          <table:table-cell/>
          <table:table-cell table:style-name="ce236" office:value-type="date" office:date-value="2017-12-30" calcext:value-type="date">
            <text:p>12/30/17</text:p>
          </table:table-cell>
          <table:table-cell table:style-name="ce54" table:formula="of:=['LB 2017'.B146]" office:value-type="float" office:value="4.528988" calcext:value-type="float">
            <text:p>4.528988</text:p>
          </table:table-cell>
          <table:table-cell table:formula="of:=[.AF90]+[.AE91]" office:value-type="float" office:value="402.327971" calcext:value-type="float">
            <text:p>402.327971</text:p>
          </table:table-cell>
          <table:table-cell table:formula="of:=[.AG90]+3.01" office:value-type="float" office:value="261.87" calcext:value-type="float">
            <text:p>261.87</text:p>
          </table:table-cell>
          <table:table-cell table:style-name="ce245" table:formula="of:=(0.0312039503*[.AE91]^2)+0.2307524608*[.AE91]+1.1730058735" office:value-type="float" office:value="2.85812807481908" calcext:value-type="float">
            <text:p>2.86</text:p>
          </table:table-cell>
          <table:table-cell table:style-name="ce250" table:formula="of:=[.AI90]+[.AH91]" office:value-type="float" office:value="252.970295356642" calcext:value-type="float">
            <text:p>253.0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table:style-name="ce28" office:value-type="date" office:date-value="2018-01-09" calcext:value-type="date">
            <text:p>1/9/18</text:p>
          </table:table-cell>
          <table:table-cell table:style-name="ce75" table:formula="of:=['LB 2017'.B156]" office:value-type="float" office:value="4.55416" calcext:value-type="float">
            <text:p>4.55416</text:p>
          </table:table-cell>
          <table:table-cell table:style-name="ce42" table:formula="of:=[.AP90]+[.AO91]" office:value-type="float" office:value="399.820333" calcext:value-type="float">
            <text:p>399.8</text:p>
          </table:table-cell>
          <table:table-cell table:style-name="ce32" table:formula="of:=[.AQ90]+3.01" office:value-type="float" office:value="261.87" calcext:value-type="float">
            <text:p>261.87</text:p>
          </table:table-cell>
          <table:table-cell table:style-name="ce38" table:formula="of:=(0.0312039503*[.AO91]^2)+0.2307524608*[.AO91]+1.1730058735" office:value-type="float" office:value="2.87107107820832" calcext:value-type="float">
            <text:p>2.87</text:p>
          </table:table-cell>
          <table:table-cell table:style-name="ce42" table:formula="of:=[.AS90]+[.AR91]" office:value-type="float" office:value="251.662663593521" calcext:value-type="float">
            <text:p>251.7</text:p>
          </table:table-cell>
          <table:table-cell table:style-name="ce38" table:formula="of:=[.AS91]-250" office:value-type="float" office:value="1.66266359352136" calcext:value-type="float">
            <text:p>1.66</text:p>
          </table:table-cell>
          <table:table-cell table:style-name="ce32" office:value-type="float" office:value="87" calcext:value-type="float">
            <text:p>87</text:p>
          </table:table-cell>
          <table:table-cell office:value-type="string" calcext:value-type="string">
            <text:p>No mortalities – none hatched yet</text:p>
          </table:table-cell>
          <table:table-cell table:number-columns-repeated="7"/>
          <table:table-cell office:value-type="string" calcext:value-type="string">
            <text:p>17SB1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1-30" calcext:value-type="date">
            <text:p>11/30/17</text:p>
          </table:table-cell>
          <table:table-cell table:style-name="ce51" table:formula="of:=['LB 2017'.B116]" office:value-type="float" office:value="4.547457" calcext:value-type="float">
            <text:p>4.547457</text:p>
          </table:table-cell>
          <table:table-cell table:formula="of:=[.C91]+[.B92]" office:value-type="float" office:value="414.590598" calcext:value-type="float">
            <text:p>414.590598</text:p>
          </table:table-cell>
          <table:table-cell table:formula="of:=[.D91]+3.01" office:value-type="float" office:value="264.88" calcext:value-type="float">
            <text:p>264.88</text:p>
          </table:table-cell>
          <table:table-cell table:style-name="ce245" table:formula="of:=(0.0312039503*[.B92]^2)+0.2307524608*[.B92]+1.1730058735" office:value-type="float" office:value="2.86762064953409" calcext:value-type="float">
            <text:p>2.87</text:p>
          </table:table-cell>
          <table:table-cell table:style-name="ce250" table:formula="of:=[.F91]+[.E92]" office:value-type="float" office:value="259.864902939046" calcext:value-type="float">
            <text:p>259.9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style-name="ce236" office:value-type="date" office:date-value="2017-12-05" calcext:value-type="date">
            <text:p>12/5/17</text:p>
          </table:table-cell>
          <table:table-cell table:style-name="ce32" table:formula="of:=['LB 2017'.B121]" office:value-type="float" office:value="4.553082" calcext:value-type="float">
            <text:p>4.553082</text:p>
          </table:table-cell>
          <table:table-cell table:formula="of:=[.L91]+[.K92]" office:value-type="float" office:value="413.732434" calcext:value-type="float">
            <text:p>413.732434</text:p>
          </table:table-cell>
          <table:table-cell table:formula="of:=[.M91]+3.01" office:value-type="float" office:value="264.88" calcext:value-type="float">
            <text:p>264.88</text:p>
          </table:table-cell>
          <table:table-cell table:style-name="ce245" table:formula="of:=(0.0312039503*[.K92]^2)+0.2307524608*[.K92]+1.1730058735" office:value-type="float" office:value="2.87051597893855" calcext:value-type="float">
            <text:p>2.87</text:p>
          </table:table-cell>
          <table:table-cell table:style-name="ce250" table:formula="of:=[.O91]+[.N92]" office:value-type="float" office:value="259.41795687303" calcext:value-type="float">
            <text:p>259.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7SB8 4E/4R/8P all gone 11 unfertilized</text:p>
          </table:table-cell>
          <table:table-cell/>
          <table:table-cell table:style-name="ce28" office:value-type="date" office:date-value="2017-12-12" calcext:value-type="date">
            <text:p>12/12/17</text:p>
          </table:table-cell>
          <table:table-cell table:formula="of:=['LB 2017'.B128]" office:value-type="float" office:value="4.555738" calcext:value-type="float">
            <text:p>4.555738</text:p>
          </table:table-cell>
          <table:table-cell table:style-name="ce32" table:formula="of:=[.V91]+[.U92]" office:value-type="float" office:value="412.081994" calcext:value-type="float">
            <text:p>412.081994</text:p>
          </table:table-cell>
          <table:table-cell table:style-name="ce32" table:formula="of:=[.W91]+3.01" office:value-type="float" office:value="264.88" calcext:value-type="float">
            <text:p>264.88</text:p>
          </table:table-cell>
          <table:table-cell table:style-name="ce38" table:formula="of:=(0.0312039503*[.U92]^2)+0.2307524608*[.U92]+1.1730058735" office:value-type="float" office:value="2.87188377545285" calcext:value-type="float">
            <text:p>2.87</text:p>
          </table:table-cell>
          <table:table-cell table:style-name="ce42" table:formula="of:=[.Y91]+[.X92]" office:value-type="float" office:value="258.557607312123" calcext:value-type="float">
            <text:p>258.6</text:p>
          </table:table-cell>
          <table:table-cell table:style-name="ce32"/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10 eggs left to see hatching date</text:p>
          </table:table-cell>
          <table:table-cell/>
          <table:table-cell table:style-name="ce236" office:value-type="date" office:date-value="2017-12-31" calcext:value-type="date">
            <text:p>12/31/17</text:p>
          </table:table-cell>
          <table:table-cell table:style-name="ce54" table:formula="of:=['LB 2017'.B147]" office:value-type="float" office:value="4.530805" calcext:value-type="float">
            <text:p>4.530805</text:p>
          </table:table-cell>
          <table:table-cell table:formula="of:=[.AF91]+[.AE92]" office:value-type="float" office:value="406.858776" calcext:value-type="float">
            <text:p>406.858776</text:p>
          </table:table-cell>
          <table:table-cell table:formula="of:=[.AG91]+3.01" office:value-type="float" office:value="264.88" calcext:value-type="float">
            <text:p>264.88</text:p>
          </table:table-cell>
          <table:table-cell table:style-name="ce245" table:formula="of:=(0.0312039503*[.AE92]^2)+0.2307524608*[.AE92]+1.1730058735" office:value-type="float" office:value="2.85906102035788" calcext:value-type="float">
            <text:p>2.86</text:p>
          </table:table-cell>
          <table:table-cell table:style-name="ce250" table:formula="of:=[.AI91]+[.AH92]" office:value-type="float" office:value="255.829356377" calcext:value-type="float">
            <text:p>255.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table:style-name="ce28" office:value-type="date" office:date-value="2018-01-10" calcext:value-type="date">
            <text:p>1/10/18</text:p>
          </table:table-cell>
          <table:table-cell table:style-name="ce75" table:formula="of:=['LB 2017'.B157]" office:value-type="float" office:value="4.556861" calcext:value-type="float">
            <text:p>4.556861</text:p>
          </table:table-cell>
          <table:table-cell table:style-name="ce42" table:formula="of:=[.AP91]+[.AO92]" office:value-type="float" office:value="404.377194" calcext:value-type="float">
            <text:p>404.4</text:p>
          </table:table-cell>
          <table:table-cell table:style-name="ce32" table:formula="of:=[.AQ91]+3.01" office:value-type="float" office:value="264.88" calcext:value-type="float">
            <text:p>264.88</text:p>
          </table:table-cell>
          <table:table-cell table:style-name="ce38" table:formula="of:=(0.0312039503*[.AO92]^2)+0.2307524608*[.AO92]+1.1730058735" office:value-type="float" office:value="2.87246223449024" calcext:value-type="float">
            <text:p>2.87</text:p>
          </table:table-cell>
          <table:table-cell table:style-name="ce42" table:formula="of:=[.AS91]+[.AR92]" office:value-type="float" office:value="254.535125828012" calcext:value-type="float">
            <text:p>254.5</text:p>
          </table:table-cell>
          <table:table-cell table:style-name="ce32"/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&gt;100 eggs left</text:p>
          </table:table-cell>
          <table:table-cell table:number-columns-repeated="7"/>
          <table:table-cell office:value-type="string" calcext:value-type="string">
            <text:p>17SB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10 eggs left</text:p>
          </table:table-cell>
          <table:table-cell table:number-columns-repeated="963"/>
        </table:table-row>
        <table:table-row table:style-name="ro2">
          <table:table-cell table:style-name="ce236" office:value-type="date" office:date-value="2017-12-01" calcext:value-type="date">
            <text:p>12/1/17</text:p>
          </table:table-cell>
          <table:table-cell table:style-name="ce51" table:formula="of:=['LB 2017'.B117]" office:value-type="float" office:value="4.55373" calcext:value-type="float">
            <text:p>4.55373</text:p>
          </table:table-cell>
          <table:table-cell table:formula="of:=[.C92]+[.B93]" office:value-type="float" office:value="419.144328" calcext:value-type="float">
            <text:p>419.144328</text:p>
          </table:table-cell>
          <table:table-cell table:formula="of:=[.D92]+3.01" office:value-type="float" office:value="267.89" calcext:value-type="float">
            <text:p>267.89</text:p>
          </table:table-cell>
          <table:table-cell table:style-name="ce245" table:formula="of:=(0.0312039503*[.B93]^2)+0.2307524608*[.B93]+1.1730058735" office:value-type="float" office:value="2.87084964772701" calcext:value-type="float">
            <text:p>2.87</text:p>
          </table:table-cell>
          <table:table-cell table:style-name="ce250" table:formula="of:=[.F92]+[.E93]" office:value-type="float" office:value="262.735752586773" calcext:value-type="float">
            <text:p>262.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style-name="ce236" office:value-type="date" office:date-value="2017-12-06" calcext:value-type="date">
            <text:p>12/6/17</text:p>
          </table:table-cell>
          <table:table-cell table:style-name="ce32" table:formula="of:=['LB 2017'.B122]" office:value-type="float" office:value="4.543106" calcext:value-type="float">
            <text:p>4.543106</text:p>
          </table:table-cell>
          <table:table-cell table:formula="of:=[.L92]+[.K93]" office:value-type="float" office:value="418.27554" calcext:value-type="float">
            <text:p>418.27554</text:p>
          </table:table-cell>
          <table:table-cell table:formula="of:=[.M92]+3.01" office:value-type="float" office:value="267.89" calcext:value-type="float">
            <text:p>267.89</text:p>
          </table:table-cell>
          <table:table-cell table:style-name="ce245" table:formula="of:=(0.0312039503*[.K93]^2)+0.2307524608*[.K93]+1.1730058735" office:value-type="float" office:value="2.86538243449485" calcext:value-type="float">
            <text:p>2.87</text:p>
          </table:table-cell>
          <table:table-cell table:style-name="ce250" table:formula="of:=[.O92]+[.N93]" office:value-type="float" office:value="262.283339307525" calcext:value-type="float">
            <text:p>262.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7SB9 10E/10R/10P</text:p>
          </table:table-cell>
          <table:table-cell/>
          <table:table-cell table:style-name="ce28" office:value-type="date" office:date-value="2017-12-13" calcext:value-type="date">
            <text:p>12/13/17</text:p>
          </table:table-cell>
          <table:table-cell table:formula="of:=['LB 2017'.B129]" office:value-type="float" office:value="4.550271" calcext:value-type="float">
            <text:p>4.550271</text:p>
          </table:table-cell>
          <table:table-cell table:style-name="ce32" table:formula="of:=[.V92]+[.U93]" office:value-type="float" office:value="416.632265" calcext:value-type="float">
            <text:p>416.632265</text:p>
          </table:table-cell>
          <table:table-cell table:style-name="ce32" table:formula="of:=[.W92]+3.01" office:value-type="float" office:value="267.89" calcext:value-type="float">
            <text:p>267.89</text:p>
          </table:table-cell>
          <table:table-cell table:style-name="ce38" table:formula="of:=(0.0312039503*[.U93]^2)+0.2307524608*[.U93]+1.1730058735" office:value-type="float" office:value="2.86906883949611" calcext:value-type="float">
            <text:p>2.87</text:p>
          </table:table-cell>
          <table:table-cell table:style-name="ce42" table:formula="of:=[.Y92]+[.X93]" office:value-type="float" office:value="261.426676151619" calcext:value-type="float">
            <text:p>261.4</text:p>
          </table:table-cell>
          <table:table-cell table:style-name="ce32"/>
          <table:table-cell table:style-name="ce32" office:value-type="float" office:value="89" calcext:value-type="float">
            <text:p>89</text:p>
          </table:table-cell>
          <table:table-cell office:value-type="string" calcext:value-type="string">
            <text:p>(none hatched yet)</text:p>
          </table:table-cell>
          <table:table-cell/>
          <table:table-cell table:style-name="ce236" office:value-type="date" office:date-value="2018-01-01" calcext:value-type="date">
            <text:p>1/1/18</text:p>
          </table:table-cell>
          <table:table-cell table:style-name="ce54" table:formula="of:=['LB 2017'.B148]" office:value-type="float" office:value="4.522019" calcext:value-type="float">
            <text:p>4.522019</text:p>
          </table:table-cell>
          <table:table-cell table:formula="of:=[.AF92]+[.AE93]" office:value-type="float" office:value="411.380795" calcext:value-type="float">
            <text:p>411.380795</text:p>
          </table:table-cell>
          <table:table-cell table:formula="of:=[.AG92]+3.01" office:value-type="float" office:value="267.89" calcext:value-type="float">
            <text:p>267.89</text:p>
          </table:table-cell>
          <table:table-cell table:style-name="ce245" table:formula="of:=(0.0312039503*[.AE93]^2)+0.2307524608*[.AE93]+1.1730058735" office:value-type="float" office:value="2.85455172595397" calcext:value-type="float">
            <text:p>2.85</text:p>
          </table:table-cell>
          <table:table-cell table:style-name="ce250" table:formula="of:=[.AI92]+[.AH93]" office:value-type="float" office:value="258.683908102954" calcext:value-type="float">
            <text:p>258.7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table:style-name="ce28" office:value-type="date" office:date-value="2018-01-11" calcext:value-type="date">
            <text:p>1/11/18</text:p>
          </table:table-cell>
          <table:table-cell table:style-name="ce75" table:formula="of:=['LB 2017'.B158]" office:value-type="float" office:value="4.554354" calcext:value-type="float">
            <text:p>4.554354</text:p>
          </table:table-cell>
          <table:table-cell table:style-name="ce42" table:formula="of:=[.AP92]+[.AO93]" office:value-type="float" office:value="408.931548" calcext:value-type="float">
            <text:p>408.9</text:p>
          </table:table-cell>
          <table:table-cell table:style-name="ce32" table:formula="of:=[.AQ92]+3.01" office:value-type="float" office:value="267.89" calcext:value-type="float">
            <text:p>267.89</text:p>
          </table:table-cell>
          <table:table-cell table:style-name="ce38" table:formula="of:=(0.0312039503*[.AO93]^2)+0.2307524608*[.AO93]+1.1730058735" office:value-type="float" office:value="2.87117098317964" calcext:value-type="float">
            <text:p>2.87</text:p>
          </table:table-cell>
          <table:table-cell table:style-name="ce42" table:formula="of:=[.AS92]+[.AR93]" office:value-type="float" office:value="257.406296811191" calcext:value-type="float">
            <text:p>257.4</text:p>
          </table:table-cell>
          <table:table-cell table:style-name="ce32"/>
          <table:table-cell table:style-name="ce32"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17SB3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2-02" calcext:value-type="date">
            <text:p>12/2/17</text:p>
          </table:table-cell>
          <table:table-cell table:style-name="ce51" table:formula="of:=['LB 2017'.B118]" office:value-type="float" office:value="4.56565" calcext:value-type="float">
            <text:p>4.56565</text:p>
          </table:table-cell>
          <table:table-cell table:formula="of:=[.C93]+[.B94]" office:value-type="float" office:value="423.709978" calcext:value-type="float">
            <text:p>423.709978</text:p>
          </table:table-cell>
          <table:table-cell table:formula="of:=[.D93]+3.01" office:value-type="float" office:value="270.9" calcext:value-type="float">
            <text:p>270.9</text:p>
          </table:table-cell>
          <table:table-cell table:style-name="ce245" table:formula="of:=(0.0312039503*[.B94]^2)+0.2307524608*[.B94]+1.1730058735" office:value-type="float" office:value="2.87699218036876" calcext:value-type="float">
            <text:p>2.88</text:p>
          </table:table-cell>
          <table:table-cell table:style-name="ce250" table:formula="of:=[.F93]+[.E94]" office:value-type="float" office:value="265.612744767141" calcext:value-type="float">
            <text:p>265.6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style-name="ce236" office:value-type="date" office:date-value="2017-12-07" calcext:value-type="date">
            <text:p>12/7/17</text:p>
          </table:table-cell>
          <table:table-cell table:style-name="ce32" table:formula="of:=['LB 2017'.B123]" office:value-type="float" office:value="4.53" calcext:value-type="float">
            <text:p>4.53</text:p>
          </table:table-cell>
          <table:table-cell table:formula="of:=[.L93]+[.K94]" office:value-type="float" office:value="422.80554" calcext:value-type="float">
            <text:p>422.80554</text:p>
          </table:table-cell>
          <table:table-cell table:formula="of:=[.M93]+3.01" office:value-type="float" office:value="270.9" calcext:value-type="float">
            <text:p>270.9</text:p>
          </table:table-cell>
          <table:table-cell table:style-name="ce245" table:formula="of:=(0.0312039503*[.K94]^2)+0.2307524608*[.K94]+1.1730058735" office:value-type="float" office:value="2.85864766463527" calcext:value-type="float">
            <text:p>2.86</text:p>
          </table:table-cell>
          <table:table-cell table:style-name="ce250" table:formula="of:=[.O93]+[.N94]" office:value-type="float" office:value="265.14198697216" calcext:value-type="float">
            <text:p>265.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7SB11 5 in PFA only</text:p>
          </table:table-cell>
          <table:table-cell/>
          <table:table-cell table:style-name="ce28" office:value-type="date" office:date-value="2017-12-14" calcext:value-type="date">
            <text:p>12/14/17</text:p>
          </table:table-cell>
          <table:table-cell table:formula="of:=['LB 2017'.B130]" office:value-type="float" office:value="4.550875" calcext:value-type="float">
            <text:p>4.550875</text:p>
          </table:table-cell>
          <table:table-cell table:style-name="ce32" table:formula="of:=[.V93]+[.U94]" office:value-type="float" office:value="421.18314" calcext:value-type="float">
            <text:p>421.18314</text:p>
          </table:table-cell>
          <table:table-cell table:style-name="ce32" table:formula="of:=[.W93]+3.01" office:value-type="float" office:value="270.9" calcext:value-type="float">
            <text:p>270.9</text:p>
          </table:table-cell>
          <table:table-cell table:style-name="ce38" table:formula="of:=(0.0312039503*[.U94]^2)+0.2307524608*[.U94]+1.1730058735" office:value-type="float" office:value="2.86937974497374" calcext:value-type="float">
            <text:p>2.87</text:p>
          </table:table-cell>
          <table:table-cell table:style-name="ce42" table:formula="of:=[.Y93]+[.X94]" office:value-type="float" office:value="264.296055896593" calcext:value-type="float">
            <text:p>264.3</text:p>
          </table:table-cell>
          <table:table-cell table:style-name="ce32"/>
          <table:table-cell table:style-name="ce32" office:value-type="float" office:value="90" calcext:value-type="float">
            <text:p>90</text:p>
          </table:table-cell>
          <table:table-cell table:number-columns-repeated="2"/>
          <table:table-cell table:style-name="ce236" office:value-type="date" office:date-value="2018-01-02" calcext:value-type="date">
            <text:p>1/2/18</text:p>
          </table:table-cell>
          <table:table-cell table:style-name="ce54" table:formula="of:=['LB 2017'.B149]" office:value-type="float" office:value="4.526403" calcext:value-type="float">
            <text:p>4.526403</text:p>
          </table:table-cell>
          <table:table-cell table:formula="of:=[.AF93]+[.AE94]" office:value-type="float" office:value="415.907198" calcext:value-type="float">
            <text:p>415.907198</text:p>
          </table:table-cell>
          <table:table-cell table:formula="of:=[.AG93]+3.01" office:value-type="float" office:value="270.9" calcext:value-type="float">
            <text:p>270.9</text:p>
          </table:table-cell>
          <table:table-cell table:style-name="ce245" table:formula="of:=(0.0312039503*[.AE94]^2)+0.2307524608*[.AE94]+1.1730058735" office:value-type="float" office:value="2.85680115184363" calcext:value-type="float">
            <text:p>2.86</text:p>
          </table:table-cell>
          <table:table-cell table:style-name="ce250" table:formula="of:=[.AI93]+[.AH94]" office:value-type="float" office:value="261.540709254798" calcext:value-type="float">
            <text:p>261.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28" office:value-type="date" office:date-value="2018-01-12" calcext:value-type="date">
            <text:p>1/12/18</text:p>
          </table:table-cell>
          <table:table-cell table:style-name="ce75" table:formula="of:=['LB 2017'.B159]" office:value-type="float" office:value="4.553818" calcext:value-type="float">
            <text:p>4.553818</text:p>
          </table:table-cell>
          <table:table-cell table:style-name="ce42" table:formula="of:=[.AP93]+[.AO94]" office:value-type="float" office:value="413.485366" calcext:value-type="float">
            <text:p>413.5</text:p>
          </table:table-cell>
          <table:table-cell table:style-name="ce32" table:formula="of:=[.AQ93]+3.01" office:value-type="float" office:value="270.9" calcext:value-type="float">
            <text:p>270.9</text:p>
          </table:table-cell>
          <table:table-cell table:style-name="ce38" table:formula="of:=(0.0312039503*[.AO94]^2)+0.2307524608*[.AO94]+1.1730058735" office:value-type="float" office:value="2.87089496279337" calcext:value-type="float">
            <text:p>2.87</text:p>
          </table:table-cell>
          <table:table-cell table:style-name="ce42" table:formula="of:=[.AS93]+[.AR94]" office:value-type="float" office:value="260.277191773985" calcext:value-type="float">
            <text:p>260.3</text:p>
          </table:table-cell>
          <table:table-cell table:style-name="ce32"/>
          <table:table-cell table:style-name="ce32" office:value-type="float" office:value="90" calcext:value-type="float">
            <text:p>90</text:p>
          </table:table-cell>
          <table:table-cell table:number-columns-repeated="9"/>
          <table:table-cell table:formula="of:=SUM([.BE84:.BE93])" office:value-type="float" office:value="91" calcext:value-type="float">
            <text:p>91</text:p>
          </table:table-cell>
          <table:table-cell table:formula="of:=SUM([.BF84:.BF93])" office:value-type="float" office:value="91" calcext:value-type="float">
            <text:p>91</text:p>
          </table:table-cell>
          <table:table-cell table:formula="of:=SUM([.BG84:.BG93])" office:value-type="float" office:value="99" calcext:value-type="float">
            <text:p>99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2-03" calcext:value-type="date">
            <text:p>12/3/17</text:p>
          </table:table-cell>
          <table:table-cell table:style-name="ce51" table:formula="of:=['LB 2017'.B119]" office:value-type="float" office:value="4.561725" calcext:value-type="float">
            <text:p>4.561725</text:p>
          </table:table-cell>
          <table:table-cell table:formula="of:=[.C94]+[.B95]" office:value-type="float" office:value="428.271703" calcext:value-type="float">
            <text:p>428.271703</text:p>
          </table:table-cell>
          <table:table-cell table:formula="of:=[.D94]+3.01" office:value-type="float" office:value="273.91" calcext:value-type="float">
            <text:p>273.91</text:p>
          </table:table-cell>
          <table:table-cell table:style-name="ce245" table:formula="of:=(0.0312039503*[.B95]^2)+0.2307524608*[.B95]+1.1730058735" office:value-type="float" office:value="2.87496859709833" calcext:value-type="float">
            <text:p>2.87</text:p>
          </table:table-cell>
          <table:table-cell table:style-name="ce250" table:formula="of:=[.F94]+[.E95]" office:value-type="float" office:value="268.48771336424" calcext:value-type="float">
            <text:p>268.5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style-name="ce236" office:value-type="date" office:date-value="2017-12-08" calcext:value-type="date">
            <text:p>12/8/17</text:p>
          </table:table-cell>
          <table:table-cell table:style-name="ce32" table:formula="of:=['LB 2017'.B124]" office:value-type="float" office:value="4.520735" calcext:value-type="float">
            <text:p>4.520735</text:p>
          </table:table-cell>
          <table:table-cell table:formula="of:=[.L94]+[.K95]" office:value-type="float" office:value="427.326275" calcext:value-type="float">
            <text:p>427.326275</text:p>
          </table:table-cell>
          <table:table-cell table:formula="of:=[.M94]+3.01" office:value-type="float" office:value="273.91" calcext:value-type="float">
            <text:p>273.91</text:p>
          </table:table-cell>
          <table:table-cell table:style-name="ce245" table:formula="of:=(0.0312039503*[.K95]^2)+0.2307524608*[.K95]+1.1730058735" office:value-type="float" office:value="2.85389313396834" calcext:value-type="float">
            <text:p>2.85</text:p>
          </table:table-cell>
          <table:table-cell table:style-name="ce250" table:formula="of:=[.O94]+[.N95]" office:value-type="float" office:value="267.995880106128" calcext:value-type="float">
            <text:p>268.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17SB13 7E/7R/7P</text:p>
          </table:table-cell>
          <table:table-cell/>
          <table:table-cell table:style-name="ce28" office:value-type="date" office:date-value="2017-12-15" calcext:value-type="date">
            <text:p>12/15/17</text:p>
          </table:table-cell>
          <table:table-cell table:formula="of:=['LB 2017'.B131]" office:value-type="float" office:value="4.554902" calcext:value-type="float">
            <text:p>4.554902</text:p>
          </table:table-cell>
          <table:table-cell table:style-name="ce32" table:formula="of:=[.V94]+[.U95]" office:value-type="float" office:value="425.738042" calcext:value-type="float">
            <text:p>425.738042</text:p>
          </table:table-cell>
          <table:table-cell table:style-name="ce32" table:formula="of:=[.W94]+3.01" office:value-type="float" office:value="273.91" calcext:value-type="float">
            <text:p>273.91</text:p>
          </table:table-cell>
          <table:table-cell table:style-name="ce38" table:formula="of:=(0.0312039503*[.U95]^2)+0.2307524608*[.U95]+1.1730058735" office:value-type="float" office:value="2.87145320166293" calcext:value-type="float">
            <text:p>2.87</text:p>
          </table:table-cell>
          <table:table-cell table:style-name="ce42" table:formula="of:=[.Y94]+[.X95]" office:value-type="float" office:value="267.167509098256" calcext:value-type="float">
            <text:p>267.2</text:p>
          </table:table-cell>
          <table:table-cell table:style-name="ce32"/>
          <table:table-cell table:style-name="ce32" office:value-type="float" office:value="91" calcext:value-type="float">
            <text:p>91</text:p>
          </table:table-cell>
          <table:table-cell table:number-columns-repeated="2"/>
          <table:table-cell table:style-name="ce236" office:value-type="date" office:date-value="2018-01-03" calcext:value-type="date">
            <text:p>1/3/18</text:p>
          </table:table-cell>
          <table:table-cell table:style-name="ce54" table:formula="of:=['LB 2017'.B150]" office:value-type="float" office:value="4.525922" calcext:value-type="float">
            <text:p>4.525922</text:p>
          </table:table-cell>
          <table:table-cell table:formula="of:=[.AF94]+[.AE95]" office:value-type="float" office:value="420.43312" calcext:value-type="float">
            <text:p>420.43312</text:p>
          </table:table-cell>
          <table:table-cell table:formula="of:=[.AG94]+3.01" office:value-type="float" office:value="273.91" calcext:value-type="float">
            <text:p>273.91</text:p>
          </table:table-cell>
          <table:table-cell table:style-name="ce245" table:formula="of:=(0.0312039503*[.AE95]^2)+0.2307524608*[.AE95]+1.1730058735" office:value-type="float" office:value="2.85655429265797" calcext:value-type="float">
            <text:p>2.86</text:p>
          </table:table-cell>
          <table:table-cell table:style-name="ce250" table:formula="of:=[.AI94]+[.AH95]" office:value-type="float" office:value="264.397263547456" calcext:value-type="float">
            <text:p>264.4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style-name="ce28" office:value-type="date" office:date-value="2018-01-13" calcext:value-type="date">
            <text:p>1/13/18</text:p>
          </table:table-cell>
          <table:table-cell table:style-name="ce75" table:formula="of:=['LB 2017'.B160]" office:value-type="float" office:value="4.558534" calcext:value-type="float">
            <text:p>4.558534</text:p>
          </table:table-cell>
          <table:table-cell table:style-name="ce42" table:formula="of:=[.AP94]+[.AO95]" office:value-type="float" office:value="418.0439" calcext:value-type="float">
            <text:p>418.0</text:p>
          </table:table-cell>
          <table:table-cell table:style-name="ce32" table:formula="of:=[.AQ94]+3.01" office:value-type="float" office:value="273.91" calcext:value-type="float">
            <text:p>273.91</text:p>
          </table:table-cell>
          <table:table-cell table:style-name="ce38" table:formula="of:=(0.0312039503*[.AO95]^2)+0.2307524608*[.AO95]+1.1730058735" office:value-type="float" office:value="2.87332414534151" calcext:value-type="float">
            <text:p>2.87</text:p>
          </table:table-cell>
          <table:table-cell table:style-name="ce42" table:formula="of:=[.AS94]+[.AR95]" office:value-type="float" office:value="263.150515919326" calcext:value-type="float">
            <text:p>263.2</text:p>
          </table:table-cell>
          <table:table-cell table:style-name="ce32"/>
          <table:table-cell table:style-name="ce32" office:value-type="float" office:value="91" calcext:value-type="float">
            <text:p>91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04" calcext:value-type="date">
            <text:p>12/4/17</text:p>
          </table:table-cell>
          <table:table-cell table:style-name="ce51" table:formula="of:=['LB 2017'.B120]" office:value-type="float" office:value="4.552608" calcext:value-type="float">
            <text:p>4.552608</text:p>
          </table:table-cell>
          <table:table-cell table:formula="of:=[.C95]+[.B96]" office:value-type="float" office:value="432.824311" calcext:value-type="float">
            <text:p>432.824311</text:p>
          </table:table-cell>
          <table:table-cell table:formula="of:=[.D95]+3.01" office:value-type="float" office:value="276.92" calcext:value-type="float">
            <text:p>276.92</text:p>
          </table:table-cell>
          <table:table-cell table:style-name="ce245" table:formula="of:=(0.0312039503*[.B96]^2)+0.2307524608*[.B96]+1.1730058735" office:value-type="float" office:value="2.87027192299398" calcext:value-type="float">
            <text:p>2.87</text:p>
          </table:table-cell>
          <table:table-cell table:style-name="ce250" table:formula="of:=[.F95]+[.E96]" office:value-type="float" office:value="271.357985287234" calcext:value-type="float">
            <text:p>271.4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style-name="ce236" office:value-type="date" office:date-value="2017-12-09" calcext:value-type="date">
            <text:p>12/9/17</text:p>
          </table:table-cell>
          <table:table-cell table:style-name="ce32" table:formula="of:=['LB 2017'.B125]" office:value-type="float" office:value="4.517019" calcext:value-type="float">
            <text:p>4.517019</text:p>
          </table:table-cell>
          <table:table-cell table:formula="of:=[.L95]+[.K96]" office:value-type="float" office:value="431.843294" calcext:value-type="float">
            <text:p>431.843294</text:p>
          </table:table-cell>
          <table:table-cell table:formula="of:=[.M95]+3.01" office:value-type="float" office:value="276.92" calcext:value-type="float">
            <text:p>276.92</text:p>
          </table:table-cell>
          <table:table-cell table:style-name="ce245" table:formula="of:=(0.0312039503*[.K96]^2)+0.2307524608*[.K96]+1.1730058735" office:value-type="float" office:value="2.85198769518741" calcext:value-type="float">
            <text:p>2.85</text:p>
          </table:table-cell>
          <table:table-cell table:style-name="ce250" table:formula="of:=[.O95]+[.N96]" office:value-type="float" office:value="270.847867801316" calcext:value-type="float">
            <text:p>270.8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style-name="ce28" office:value-type="date" office:date-value="2017-12-16" calcext:value-type="date">
            <text:p>12/16/17</text:p>
          </table:table-cell>
          <table:table-cell table:formula="of:=['LB 2017'.B132]" office:value-type="float" office:value="4.551657" calcext:value-type="float">
            <text:p>4.551657</text:p>
          </table:table-cell>
          <table:table-cell table:style-name="ce32" table:formula="of:=[.V95]+[.U96]" office:value-type="float" office:value="430.289699" calcext:value-type="float">
            <text:p>430.289699</text:p>
          </table:table-cell>
          <table:table-cell table:style-name="ce32" table:formula="of:=[.W95]+3.01" office:value-type="float" office:value="276.92" calcext:value-type="float">
            <text:p>276.92</text:p>
          </table:table-cell>
          <table:table-cell table:style-name="ce38" table:formula="of:=(0.0312039503*[.U96]^2)+0.2307524608*[.U96]+1.1730058735" office:value-type="float" office:value="2.86978230873378" calcext:value-type="float">
            <text:p>2.87</text:p>
          </table:table-cell>
          <table:table-cell table:style-name="ce42" table:formula="of:=[.Y95]+[.X96]" office:value-type="float" office:value="270.03729140699" calcext:value-type="float">
            <text:p>270.0</text:p>
          </table:table-cell>
          <table:table-cell table:style-name="ce32"/>
          <table:table-cell table:style-name="ce32" office:value-type="float" office:value="92" calcext:value-type="float">
            <text:p>92</text:p>
          </table:table-cell>
          <table:table-cell table:number-columns-repeated="2"/>
          <table:table-cell table:style-name="ce236" office:value-type="date" office:date-value="2018-01-04" calcext:value-type="date">
            <text:p>1/4/18</text:p>
          </table:table-cell>
          <table:table-cell table:style-name="ce54" table:formula="of:=['LB 2017'.B151]" office:value-type="float" office:value="4.523663" calcext:value-type="float">
            <text:p>4.523663</text:p>
          </table:table-cell>
          <table:table-cell table:formula="of:=[.AF95]+[.AE96]" office:value-type="float" office:value="424.956783" calcext:value-type="float">
            <text:p>424.956783</text:p>
          </table:table-cell>
          <table:table-cell table:formula="of:=[.AG95]+3.01" office:value-type="float" office:value="276.92" calcext:value-type="float">
            <text:p>276.92</text:p>
          </table:table-cell>
          <table:table-cell table:style-name="ce245" table:formula="of:=(0.0312039503*[.AE96]^2)+0.2307524608*[.AE96]+1.1730058735" office:value-type="float" office:value="2.85539512010252" calcext:value-type="float">
            <text:p>2.86</text:p>
          </table:table-cell>
          <table:table-cell table:style-name="ce250" table:formula="of:=[.AI95]+[.AH96]" office:value-type="float" office:value="267.252658667558" calcext:value-type="float">
            <text:p>267.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/>
          <table:table-cell table:style-name="ce28" office:value-type="date" office:date-value="2018-01-14" calcext:value-type="date">
            <text:p>1/14/18</text:p>
          </table:table-cell>
          <table:table-cell table:style-name="ce75" table:formula="of:=['LB 2017'.B161]" office:value-type="float" office:value="4.560379" calcext:value-type="float">
            <text:p>4.560379</text:p>
          </table:table-cell>
          <table:table-cell table:style-name="ce42" table:formula="of:=[.AP95]+[.AO96]" office:value-type="float" office:value="422.604279" calcext:value-type="float">
            <text:p>422.6</text:p>
          </table:table-cell>
          <table:table-cell table:style-name="ce32" table:formula="of:=[.AQ95]+3.01" office:value-type="float" office:value="276.92" calcext:value-type="float">
            <text:p>276.92</text:p>
          </table:table-cell>
          <table:table-cell table:style-name="ce38" table:formula="of:=(0.0312039503*[.AO96]^2)+0.2307524608*[.AO96]+1.1730058735" office:value-type="float" office:value="2.87427487120102" calcext:value-type="float">
            <text:p>2.87</text:p>
          </table:table-cell>
          <table:table-cell table:style-name="ce42" table:formula="of:=[.AS95]+[.AR96]" office:value-type="float" office:value="266.024790790527" calcext:value-type="float">
            <text:p>266.0</text:p>
          </table:table-cell>
          <table:table-cell table:style-name="ce32"/>
          <table:table-cell table:style-name="ce32" office:value-type="float" office:value="92" calcext:value-type="float">
            <text:p>92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05" calcext:value-type="date">
            <text:p>12/5/17</text:p>
          </table:table-cell>
          <table:table-cell table:style-name="ce51" table:formula="of:=['LB 2017'.B121]" office:value-type="float" office:value="4.553082" calcext:value-type="float">
            <text:p>4.553082</text:p>
          </table:table-cell>
          <table:table-cell table:formula="of:=[.C96]+[.B97]" office:value-type="float" office:value="437.377393" calcext:value-type="float">
            <text:p>437.377393</text:p>
          </table:table-cell>
          <table:table-cell table:formula="of:=[.D96]+3.01" office:value-type="float" office:value="279.93" calcext:value-type="float">
            <text:p>279.93</text:p>
          </table:table-cell>
          <table:table-cell table:style-name="ce245" table:formula="of:=(0.0312039503*[.B97]^2)+0.2307524608*[.B97]+1.1730058735" office:value-type="float" office:value="2.87051597893855" calcext:value-type="float">
            <text:p>2.87</text:p>
          </table:table-cell>
          <table:table-cell table:style-name="ce250" table:formula="of:=[.F96]+[.E97]" office:value-type="float" office:value="274.228501266172" calcext:value-type="float">
            <text:p>274.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style-name="ce236" office:value-type="date" office:date-value="2017-12-10" calcext:value-type="date">
            <text:p>12/10/17</text:p>
          </table:table-cell>
          <table:table-cell table:style-name="ce32" table:formula="of:=['LB 2017'.B126]" office:value-type="float" office:value="4.517461" calcext:value-type="float">
            <text:p>4.517461</text:p>
          </table:table-cell>
          <table:table-cell table:formula="of:=[.L96]+[.K97]" office:value-type="float" office:value="436.360755" calcext:value-type="float">
            <text:p>436.360755</text:p>
          </table:table-cell>
          <table:table-cell table:formula="of:=[.M96]+3.01" office:value-type="float" office:value="279.93" calcext:value-type="float">
            <text:p>279.93</text:p>
          </table:table-cell>
          <table:table-cell table:style-name="ce245" table:formula="of:=(0.0312039503*[.K97]^2)+0.2307524608*[.K97]+1.1730058735" office:value-type="float" office:value="2.85221429264257" calcext:value-type="float">
            <text:p>2.85</text:p>
          </table:table-cell>
          <table:table-cell table:style-name="ce250" table:formula="of:=[.O96]+[.N97]" office:value-type="float" office:value="273.700082093958" calcext:value-type="float">
            <text:p>273.7</text:p>
          </table:table-cell>
          <table:table-cell/>
          <table:table-cell table:style-name="ce314" office:value-type="float" office:value="93" calcext:value-type="float">
            <text:p>93</text:p>
          </table:table-cell>
          <table:table-cell table:style-name="ce314" office:value-type="string" calcext:value-type="string">
            <text:p>17SB18 hatched but not 17SB17</text:p>
          </table:table-cell>
          <table:table-cell/>
          <table:table-cell table:style-name="ce28" office:value-type="date" office:date-value="2017-12-17" calcext:value-type="date">
            <text:p>12/17/17</text:p>
          </table:table-cell>
          <table:table-cell table:formula="of:=['LB 2017'.B133]" office:value-type="float" office:value="4.555562" calcext:value-type="float">
            <text:p>4.555562</text:p>
          </table:table-cell>
          <table:table-cell table:style-name="ce32" table:formula="of:=[.V96]+[.U97]" office:value-type="float" office:value="434.845261" calcext:value-type="float">
            <text:p>434.845261</text:p>
          </table:table-cell>
          <table:table-cell table:style-name="ce32" table:formula="of:=[.W96]+3.01" office:value-type="float" office:value="279.93" calcext:value-type="float">
            <text:p>279.93</text:p>
          </table:table-cell>
          <table:table-cell table:style-name="ce38" table:formula="of:=(0.0312039503*[.U97]^2)+0.2307524608*[.U97]+1.1730058735" office:value-type="float" office:value="2.87179312471453" calcext:value-type="float">
            <text:p>2.87</text:p>
          </table:table-cell>
          <table:table-cell table:style-name="ce42" table:formula="of:=[.Y96]+[.X97]" office:value-type="float" office:value="272.909084531704" calcext:value-type="float">
            <text:p>272.9</text:p>
          </table:table-cell>
          <table:table-cell table:style-name="ce32"/>
          <table:table-cell table:style-name="ce32" office:value-type="float" office:value="93" calcext:value-type="float">
            <text:p>93</text:p>
          </table:table-cell>
          <table:table-cell table:number-columns-repeated="2"/>
          <table:table-cell table:style-name="ce236" office:value-type="date" office:date-value="2018-01-05" calcext:value-type="date">
            <text:p>1/5/18</text:p>
          </table:table-cell>
          <table:table-cell table:style-name="ce54" table:formula="of:=['LB 2017'.B152]" office:value-type="float" office:value="4.521851" calcext:value-type="float">
            <text:p>4.521851</text:p>
          </table:table-cell>
          <table:table-cell table:formula="of:=[.AF96]+[.AE97]" office:value-type="float" office:value="429.478634" calcext:value-type="float">
            <text:p>429.478634</text:p>
          </table:table-cell>
          <table:table-cell table:formula="of:=[.AG96]+3.01" office:value-type="float" office:value="279.93" calcext:value-type="float">
            <text:p>279.93</text:p>
          </table:table-cell>
          <table:table-cell table:style-name="ce245" table:formula="of:=(0.0312039503*[.AE97]^2)+0.2307524608*[.AE97]+1.1730058735" office:value-type="float" office:value="2.85446554918959" calcext:value-type="float">
            <text:p>2.85</text:p>
          </table:table-cell>
          <table:table-cell table:style-name="ce250" table:formula="of:=[.AI96]+[.AH97]" office:value-type="float" office:value="270.107124216748" calcext:value-type="float">
            <text:p>270.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  <table:table-cell table:style-name="ce28" office:value-type="date" office:date-value="2018-01-15" calcext:value-type="date">
            <text:p>1/15/18</text:p>
          </table:table-cell>
          <table:table-cell table:style-name="ce75" table:formula="of:=['LB 2017'.B162]" office:value-type="float" office:value="4.567664" calcext:value-type="float">
            <text:p>4.567664</text:p>
          </table:table-cell>
          <table:table-cell table:style-name="ce42" table:formula="of:=[.AP96]+[.AO97]" office:value-type="float" office:value="427.171943" calcext:value-type="float">
            <text:p>427.2</text:p>
          </table:table-cell>
          <table:table-cell table:style-name="ce32" table:formula="of:=[.AQ96]+3.01" office:value-type="float" office:value="279.93" calcext:value-type="float">
            <text:p>279.93</text:p>
          </table:table-cell>
          <table:table-cell table:style-name="ce38" table:formula="of:=(0.0312039503*[.AO97]^2)+0.2307524608*[.AO97]+1.1730058735" office:value-type="float" office:value="2.87803089671374" calcext:value-type="float">
            <text:p>2.88</text:p>
          </table:table-cell>
          <table:table-cell table:style-name="ce42" table:formula="of:=[.AS96]+[.AR97]" office:value-type="float" office:value="268.902821687241" calcext:value-type="float">
            <text:p>268.9</text:p>
          </table:table-cell>
          <table:table-cell table:style-name="ce32"/>
          <table:table-cell table:style-name="ce32" office:value-type="float" office:value="93" calcext:value-type="float">
            <text:p>93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06" calcext:value-type="date">
            <text:p>12/6/17</text:p>
          </table:table-cell>
          <table:table-cell table:style-name="ce51" table:formula="of:=['LB 2017'.B122]" office:value-type="float" office:value="4.543106" calcext:value-type="float">
            <text:p>4.543106</text:p>
          </table:table-cell>
          <table:table-cell table:formula="of:=[.C97]+[.B98]" office:value-type="float" office:value="441.920499" calcext:value-type="float">
            <text:p>441.920499</text:p>
          </table:table-cell>
          <table:table-cell table:formula="of:=[.D97]+3.01" office:value-type="float" office:value="282.94" calcext:value-type="float">
            <text:p>282.94</text:p>
          </table:table-cell>
          <table:table-cell table:style-name="ce245" table:formula="of:=(0.0312039503*[.B98]^2)+0.2307524608*[.B98]+1.1730058735" office:value-type="float" office:value="2.86538243449485" calcext:value-type="float">
            <text:p>2.87</text:p>
          </table:table-cell>
          <table:table-cell table:style-name="ce250" table:formula="of:=[.F97]+[.E98]" office:value-type="float" office:value="277.093883700667" calcext:value-type="float">
            <text:p>277.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style-name="ce236" office:value-type="date" office:date-value="2017-12-11" calcext:value-type="date">
            <text:p>12/11/17</text:p>
          </table:table-cell>
          <table:table-cell table:style-name="ce32" table:formula="of:=['LB 2017'.B127]" office:value-type="float" office:value="4.535494" calcext:value-type="float">
            <text:p>4.535494</text:p>
          </table:table-cell>
          <table:table-cell table:formula="of:=[.L97]+[.K98]" office:value-type="float" office:value="440.896249" calcext:value-type="float">
            <text:p>440.896249</text:p>
          </table:table-cell>
          <table:table-cell table:formula="of:=[.M97]+3.01" office:value-type="float" office:value="282.94" calcext:value-type="float">
            <text:p>282.94</text:p>
          </table:table-cell>
          <table:table-cell table:style-name="ce245" table:formula="of:=(0.0312039503*[.K98]^2)+0.2307524608*[.K98]+1.1730058735" office:value-type="float" office:value="2.86146955711278" calcext:value-type="float">
            <text:p>2.86</text:p>
          </table:table-cell>
          <table:table-cell table:style-name="ce250" table:formula="of:=[.O97]+[.N98]" office:value-type="float" office:value="276.561551651071" calcext:value-type="float">
            <text:p>276.6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314" office:value-type="string" calcext:value-type="string">
            <text:p>They have not been sampled yet</text:p>
          </table:table-cell>
          <table:table-cell/>
          <table:table-cell table:style-name="ce28" office:value-type="date" office:date-value="2017-12-18" calcext:value-type="date">
            <text:p>12/18/17</text:p>
          </table:table-cell>
          <table:table-cell table:formula="of:=['LB 2017'.B134]" office:value-type="float" office:value="4.473203" calcext:value-type="float">
            <text:p>4.473203</text:p>
          </table:table-cell>
          <table:table-cell table:style-name="ce32" table:formula="of:=[.V97]+[.U98]" office:value-type="float" office:value="439.318464" calcext:value-type="float">
            <text:p>439.318464</text:p>
          </table:table-cell>
          <table:table-cell table:style-name="ce32" table:formula="of:=[.W97]+3.01" office:value-type="float" office:value="282.94" calcext:value-type="float">
            <text:p>282.94</text:p>
          </table:table-cell>
          <table:table-cell table:style-name="ce38" table:formula="of:=(0.0312039503*[.U98]^2)+0.2307524608*[.U98]+1.1730058735" office:value-type="float" office:value="2.82958532358519" calcext:value-type="float">
            <text:p>2.83</text:p>
          </table:table-cell>
          <table:table-cell table:style-name="ce42" table:formula="of:=[.Y97]+[.X98]" office:value-type="float" office:value="275.73866985529" calcext:value-type="float">
            <text:p>275.7</text:p>
          </table:table-cell>
          <table:table-cell table:style-name="ce32"/>
          <table:table-cell table:style-name="ce32" office:value-type="float" office:value="94" calcext:value-type="float">
            <text:p>94</text:p>
          </table:table-cell>
          <table:table-cell table:number-columns-repeated="2"/>
          <table:table-cell table:style-name="ce236" office:value-type="date" office:date-value="2018-01-06" calcext:value-type="date">
            <text:p>1/6/18</text:p>
          </table:table-cell>
          <table:table-cell table:style-name="ce54" table:formula="of:=['LB 2017'.B153]" office:value-type="float" office:value="4.540121" calcext:value-type="float">
            <text:p>4.540121</text:p>
          </table:table-cell>
          <table:table-cell table:formula="of:=[.AF97]+[.AE98]" office:value-type="float" office:value="434.018755" calcext:value-type="float">
            <text:p>434.018755</text:p>
          </table:table-cell>
          <table:table-cell table:formula="of:=[.AG97]+3.01" office:value-type="float" office:value="282.94" calcext:value-type="float">
            <text:p>282.94</text:p>
          </table:table-cell>
          <table:table-cell table:style-name="ce245" table:formula="of:=(0.0312039503*[.AE98]^2)+0.2307524608*[.AE98]+1.1730058735" office:value-type="float" office:value="2.86384759219621" calcext:value-type="float">
            <text:p>2.86</text:p>
          </table:table-cell>
          <table:table-cell table:style-name="ce250" table:formula="of:=[.AI97]+[.AH98]" office:value-type="float" office:value="272.970971808944" calcext:value-type="float">
            <text:p>273.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table:style-name="ce28" office:value-type="date" office:date-value="2018-01-16" calcext:value-type="date">
            <text:p>1/16/18</text:p>
          </table:table-cell>
          <table:table-cell table:style-name="ce75" table:formula="of:=['LB 2017'.B163]" office:value-type="float" office:value="4.53469" calcext:value-type="float">
            <text:p>4.53469</text:p>
          </table:table-cell>
          <table:table-cell table:style-name="ce42" table:formula="of:=[.AP97]+[.AO98]" office:value-type="float" office:value="431.706633" calcext:value-type="float">
            <text:p>431.7</text:p>
          </table:table-cell>
          <table:table-cell table:style-name="ce32" table:formula="of:=[.AQ97]+3.01" office:value-type="float" office:value="282.94" calcext:value-type="float">
            <text:p>282.94</text:p>
          </table:table-cell>
          <table:table-cell table:style-name="ce38" table:formula="of:=(0.0312039503*[.AO98]^2)+0.2307524608*[.AO98]+1.1730058735" office:value-type="float" office:value="2.86105647957541" calcext:value-type="float">
            <text:p>2.86</text:p>
          </table:table-cell>
          <table:table-cell table:style-name="ce42" table:formula="of:=[.AS97]+[.AR98]" office:value-type="float" office:value="271.763878166816" calcext:value-type="float">
            <text:p>271.8</text:p>
          </table:table-cell>
          <table:table-cell table:style-name="ce32"/>
          <table:table-cell table:style-name="ce32" office:value-type="float" office:value="94" calcext:value-type="float">
            <text:p>94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07" calcext:value-type="date">
            <text:p>12/7/17</text:p>
          </table:table-cell>
          <table:table-cell table:style-name="ce51" table:formula="of:=['LB 2017'.B123]" office:value-type="float" office:value="4.53" calcext:value-type="float">
            <text:p>4.53</text:p>
          </table:table-cell>
          <table:table-cell table:formula="of:=[.C98]+[.B99]" office:value-type="float" office:value="446.450499" calcext:value-type="float">
            <text:p>446.450499</text:p>
          </table:table-cell>
          <table:table-cell table:formula="of:=[.D98]+3.01" office:value-type="float" office:value="285.95" calcext:value-type="float">
            <text:p>285.95</text:p>
          </table:table-cell>
          <table:table-cell table:style-name="ce245" table:formula="of:=(0.0312039503*[.B99]^2)+0.2307524608*[.B99]+1.1730058735" office:value-type="float" office:value="2.85864766463527" calcext:value-type="float">
            <text:p>2.86</text:p>
          </table:table-cell>
          <table:table-cell table:style-name="ce250" table:formula="of:=[.F98]+[.E99]" office:value-type="float" office:value="279.952531365302" calcext:value-type="float">
            <text:p>280.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style-name="ce236" office:value-type="date" office:date-value="2017-12-12" calcext:value-type="date">
            <text:p>12/12/17</text:p>
          </table:table-cell>
          <table:table-cell table:style-name="ce32" table:formula="of:=['LB 2017'.B128]" office:value-type="float" office:value="4.555738" calcext:value-type="float">
            <text:p>4.555738</text:p>
          </table:table-cell>
          <table:table-cell table:formula="of:=[.L98]+[.K99]" office:value-type="float" office:value="445.451987" calcext:value-type="float">
            <text:p>445.451987</text:p>
          </table:table-cell>
          <table:table-cell table:formula="of:=[.M98]+3.01" office:value-type="float" office:value="285.95" calcext:value-type="float">
            <text:p>285.95</text:p>
          </table:table-cell>
          <table:table-cell table:style-name="ce245" table:formula="of:=(0.0312039503*[.K99]^2)+0.2307524608*[.K99]+1.1730058735" office:value-type="float" office:value="2.87188377545285" calcext:value-type="float">
            <text:p>2.87</text:p>
          </table:table-cell>
          <table:table-cell table:style-name="ce250" table:formula="of:=[.O98]+[.N99]" office:value-type="float" office:value="279.433435426524" calcext:value-type="float">
            <text:p>279.4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314" office:value-type="string" calcext:value-type="string">
            <text:p>because they were mistaken for</text:p>
          </table:table-cell>
          <table:table-cell/>
          <table:table-cell table:style-name="ce28" office:value-type="date" office:date-value="2017-12-19" calcext:value-type="date">
            <text:p>12/19/17</text:p>
          </table:table-cell>
          <table:table-cell table:formula="of:=['LB 2017'.B135]" office:value-type="float" office:value="4.553031" calcext:value-type="float">
            <text:p>4.553031</text:p>
          </table:table-cell>
          <table:table-cell table:style-name="ce32" table:formula="of:=[.V98]+[.U99]" office:value-type="float" office:value="443.871495" calcext:value-type="float">
            <text:p>443.871495</text:p>
          </table:table-cell>
          <table:table-cell table:style-name="ce32" table:formula="of:=[.W98]+3.01" office:value-type="float" office:value="285.95" calcext:value-type="float">
            <text:p>285.95</text:p>
          </table:table-cell>
          <table:table-cell table:style-name="ce38" table:formula="of:=(0.0312039503*[.U99]^2)+0.2307524608*[.U99]+1.1730058735" office:value-type="float" office:value="2.87048971908148" calcext:value-type="float">
            <text:p>2.87</text:p>
          </table:table-cell>
          <table:table-cell table:style-name="ce42" table:formula="of:=[.Y98]+[.X99]" office:value-type="float" office:value="278.609159574371" calcext:value-type="float">
            <text:p>278.6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number-columns-repeated="2"/>
          <table:table-cell table:style-name="ce236" office:value-type="date" office:date-value="2018-01-07" calcext:value-type="date">
            <text:p>1/7/18</text:p>
          </table:table-cell>
          <table:table-cell table:style-name="ce54" table:formula="of:=['LB 2017'.B154]" office:value-type="float" office:value="4.52934" calcext:value-type="float">
            <text:p>4.52934</text:p>
          </table:table-cell>
          <table:table-cell table:formula="of:=[.AF98]+[.AE99]" office:value-type="float" office:value="438.548095" calcext:value-type="float">
            <text:p>438.548095</text:p>
          </table:table-cell>
          <table:table-cell table:formula="of:=[.AG98]+3.01" office:value-type="float" office:value="285.95" calcext:value-type="float">
            <text:p>285.95</text:p>
          </table:table-cell>
          <table:table-cell table:style-name="ce245" table:formula="of:=(0.0312039503*[.AE99]^2)+0.2307524608*[.AE99]+1.1730058735" office:value-type="float" office:value="2.85830879446237" calcext:value-type="float">
            <text:p>2.86</text:p>
          </table:table-cell>
          <table:table-cell table:style-name="ce250" table:formula="of:=[.AI98]+[.AH99]" office:value-type="float" office:value="275.829280603406" calcext:value-type="float">
            <text:p>275.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  <table:table-cell table:style-name="ce28" office:value-type="date" office:date-value="2018-01-17" calcext:value-type="date">
            <text:p>1/17/18</text:p>
          </table:table-cell>
          <table:table-cell table:style-name="ce75" table:formula="of:=['LB 2017'.B164]" office:value-type="float" office:value="4.50791" calcext:value-type="float">
            <text:p>4.50791</text:p>
          </table:table-cell>
          <table:table-cell table:style-name="ce42" table:formula="of:=[.AP98]+[.AO99]" office:value-type="float" office:value="436.214543" calcext:value-type="float">
            <text:p>436.2</text:p>
          </table:table-cell>
          <table:table-cell table:style-name="ce32" table:formula="of:=[.AQ98]+3.01" office:value-type="float" office:value="285.95" calcext:value-type="float">
            <text:p>285.95</text:p>
          </table:table-cell>
          <table:table-cell table:style-name="ce38" table:formula="of:=(0.0312039503*[.AO99]^2)+0.2307524608*[.AO99]+1.1730058735" office:value-type="float" office:value="2.84732055423367" calcext:value-type="float">
            <text:p>2.85</text:p>
          </table:table-cell>
          <table:table-cell table:style-name="ce42" table:formula="of:=[.AS98]+[.AR99]" office:value-type="float" office:value="274.61119872105" calcext:value-type="float">
            <text:p>274.6</text:p>
          </table:table-cell>
          <table:table-cell table:style-name="ce32"/>
          <table:table-cell table:style-name="ce32" office:value-type="float" office:value="95" calcext:value-type="float">
            <text:p>95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08" calcext:value-type="date">
            <text:p>12/8/17</text:p>
          </table:table-cell>
          <table:table-cell table:style-name="ce51" table:formula="of:=['LB 2017'.B124]" office:value-type="float" office:value="4.520735" calcext:value-type="float">
            <text:p>4.520735</text:p>
          </table:table-cell>
          <table:table-cell table:formula="of:=[.C99]+[.B100]" office:value-type="float" office:value="450.971234" calcext:value-type="float">
            <text:p>450.971234</text:p>
          </table:table-cell>
          <table:table-cell table:formula="of:=[.D99]+3.01" office:value-type="float" office:value="288.96" calcext:value-type="float">
            <text:p>288.96</text:p>
          </table:table-cell>
          <table:table-cell table:style-name="ce245" table:formula="of:=(0.0312039503*[.B100]^2)+0.2307524608*[.B100]+1.1730058735" office:value-type="float" office:value="2.85389313396834" calcext:value-type="float">
            <text:p>2.85</text:p>
          </table:table-cell>
          <table:table-cell table:style-name="ce250" table:formula="of:=[.F99]+[.E100]" office:value-type="float" office:value="282.806424499271" calcext:value-type="float">
            <text:p>282.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style-name="ce236" office:value-type="date" office:date-value="2017-12-13" calcext:value-type="date">
            <text:p>12/13/17</text:p>
          </table:table-cell>
          <table:table-cell table:style-name="ce32" table:formula="of:=['LB 2017'.B129]" office:value-type="float" office:value="4.550271" calcext:value-type="float">
            <text:p>4.550271</text:p>
          </table:table-cell>
          <table:table-cell table:formula="of:=[.L99]+[.K100]" office:value-type="float" office:value="450.002258" calcext:value-type="float">
            <text:p>450.002258</text:p>
          </table:table-cell>
          <table:table-cell table:formula="of:=[.M99]+3.01" office:value-type="float" office:value="288.96" calcext:value-type="float">
            <text:p>288.96</text:p>
          </table:table-cell>
          <table:table-cell table:style-name="ce245" table:formula="of:=(0.0312039503*[.K100]^2)+0.2307524608*[.K100]+1.1730058735" office:value-type="float" office:value="2.86906883949611" calcext:value-type="float">
            <text:p>2.87</text:p>
          </table:table-cell>
          <table:table-cell table:style-name="ce250" table:formula="of:=[.O99]+[.N100]" office:value-type="float" office:value="282.30250426602" calcext:value-type="float">
            <text:p>282.3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314" office:value-type="string" calcext:value-type="string">
            <text:p>Kalina reserved crosses</text:p>
          </table:table-cell>
          <table:table-cell/>
          <table:table-cell table:style-name="ce28" office:value-type="date" office:date-value="2017-12-20" calcext:value-type="date">
            <text:p>12/20/17</text:p>
          </table:table-cell>
          <table:table-cell table:formula="of:=['LB 2017'.B136]" office:value-type="float" office:value="4.542943" calcext:value-type="float">
            <text:p>4.542943</text:p>
          </table:table-cell>
          <table:table-cell table:style-name="ce32" table:formula="of:=[.V99]+[.U100]" office:value-type="float" office:value="448.414438" calcext:value-type="float">
            <text:p>448.414438</text:p>
          </table:table-cell>
          <table:table-cell table:style-name="ce32" table:formula="of:=[.W99]+3.01" office:value-type="float" office:value="288.96" calcext:value-type="float">
            <text:p>288.96</text:p>
          </table:table-cell>
          <table:table-cell table:style-name="ce38" table:formula="of:=(0.0312039503*[.U100]^2)+0.2307524608*[.U100]+1.1730058735" office:value-type="float" office:value="2.86529860798245" calcext:value-type="float">
            <text:p>2.87</text:p>
          </table:table-cell>
          <table:table-cell table:style-name="ce42" table:formula="of:=[.Y99]+[.X100]" office:value-type="float" office:value="281.474458182354" calcext:value-type="float">
            <text:p>281.5</text:p>
          </table:table-cell>
          <table:table-cell table:style-name="ce32"/>
          <table:table-cell table:style-name="ce32" office:value-type="float" office:value="96" calcext:value-type="float">
            <text:p>96</text:p>
          </table:table-cell>
          <table:table-cell table:number-columns-repeated="2"/>
          <table:table-cell table:style-name="ce236" office:value-type="date" office:date-value="2018-01-08" calcext:value-type="date">
            <text:p>1/8/18</text:p>
          </table:table-cell>
          <table:table-cell table:style-name="ce54" table:formula="of:=['LB 2017'.B155]" office:value-type="float" office:value="4.541957" calcext:value-type="float">
            <text:p>4.541957</text:p>
          </table:table-cell>
          <table:table-cell table:formula="of:=[.AF99]+[.AE100]" office:value-type="float" office:value="443.090052" calcext:value-type="float">
            <text:p>443.090052</text:p>
          </table:table-cell>
          <table:table-cell table:formula="of:=[.AG99]+3.01" office:value-type="float" office:value="288.96" calcext:value-type="float">
            <text:p>288.96</text:p>
          </table:table-cell>
          <table:table-cell table:style-name="ce245" table:formula="of:=(0.0312039503*[.AE100]^2)+0.2307524608*[.AE100]+1.1730058735" office:value-type="float" office:value="2.86479157007478" calcext:value-type="float">
            <text:p>2.86</text:p>
          </table:table-cell>
          <table:table-cell table:style-name="ce250" table:formula="of:=[.AI99]+[.AH100]" office:value-type="float" office:value="278.694072173481" calcext:value-type="float">
            <text:p>278.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table:style-name="ce28" office:value-type="date" office:date-value="2018-01-18" calcext:value-type="date">
            <text:p>1/18/18</text:p>
          </table:table-cell>
          <table:table-cell table:style-name="ce75" table:formula="of:=['LB 2017'.B165]" office:value-type="float" office:value="4.508959" calcext:value-type="float">
            <text:p>4.508959</text:p>
          </table:table-cell>
          <table:table-cell table:style-name="ce42" table:formula="of:=[.AP99]+[.AO100]" office:value-type="float" office:value="440.723502" calcext:value-type="float">
            <text:p>440.7</text:p>
          </table:table-cell>
          <table:table-cell table:style-name="ce32" table:formula="of:=[.AQ99]+3.01" office:value-type="float" office:value="288.96" calcext:value-type="float">
            <text:p>288.96</text:p>
          </table:table-cell>
          <table:table-cell table:style-name="ce38" table:formula="of:=(0.0312039503*[.AO100]^2)+0.2307524608*[.AO100]+1.1730058735" office:value-type="float" office:value="2.84785776223186" calcext:value-type="float">
            <text:p>2.85</text:p>
          </table:table-cell>
          <table:table-cell table:style-name="ce42" table:formula="of:=[.AS99]+[.AR100]" office:value-type="float" office:value="277.459056483282" calcext:value-type="float">
            <text:p>277.5</text:p>
          </table:table-cell>
          <table:table-cell table:style-name="ce32"/>
          <table:table-cell table:style-name="ce32" office:value-type="float" office:value="96" calcext:value-type="float">
            <text:p>96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09" calcext:value-type="date">
            <text:p>12/9/17</text:p>
          </table:table-cell>
          <table:table-cell table:style-name="ce51" table:formula="of:=['LB 2017'.B125]" office:value-type="float" office:value="4.517019" calcext:value-type="float">
            <text:p>4.517019</text:p>
          </table:table-cell>
          <table:table-cell table:formula="of:=[.C100]+[.B101]" office:value-type="float" office:value="455.488253" calcext:value-type="float">
            <text:p>455.488253</text:p>
          </table:table-cell>
          <table:table-cell table:formula="of:=[.D100]+3.01" office:value-type="float" office:value="291.97" calcext:value-type="float">
            <text:p>291.97</text:p>
          </table:table-cell>
          <table:table-cell table:style-name="ce245" table:formula="of:=(0.0312039503*[.B101]^2)+0.2307524608*[.B101]+1.1730058735" office:value-type="float" office:value="2.85198769518741" calcext:value-type="float">
            <text:p>2.85</text:p>
          </table:table-cell>
          <table:table-cell table:style-name="ce250" table:formula="of:=[.F100]+[.E101]" office:value-type="float" office:value="285.658412194458" calcext:value-type="float">
            <text:p>285.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style-name="ce236" office:value-type="date" office:date-value="2017-12-14" calcext:value-type="date">
            <text:p>12/14/17</text:p>
          </table:table-cell>
          <table:table-cell table:style-name="ce32" table:formula="of:=['LB 2017'.B130]" office:value-type="float" office:value="4.550875" calcext:value-type="float">
            <text:p>4.550875</text:p>
          </table:table-cell>
          <table:table-cell table:formula="of:=[.L100]+[.K101]" office:value-type="float" office:value="454.553133" calcext:value-type="float">
            <text:p>454.553133</text:p>
          </table:table-cell>
          <table:table-cell table:formula="of:=[.M100]+3.01" office:value-type="float" office:value="291.97" calcext:value-type="float">
            <text:p>291.97</text:p>
          </table:table-cell>
          <table:table-cell table:style-name="ce245" table:formula="of:=(0.0312039503*[.K101]^2)+0.2307524608*[.K101]+1.1730058735" office:value-type="float" office:value="2.86937974497374" calcext:value-type="float">
            <text:p>2.87</text:p>
          </table:table-cell>
          <table:table-cell table:style-name="ce250" table:formula="of:=[.O100]+[.N101]" office:value-type="float" office:value="285.171884010994" calcext:value-type="float">
            <text:p>285.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style-name="ce28" office:value-type="date" office:date-value="2017-12-21" calcext:value-type="date">
            <text:p>12/21/17</text:p>
          </table:table-cell>
          <table:table-cell table:formula="of:=['LB 2017'.B137]" office:value-type="float" office:value="4.457813" calcext:value-type="float">
            <text:p>4.457813</text:p>
          </table:table-cell>
          <table:table-cell table:style-name="ce32" table:formula="of:=[.V100]+[.U101]" office:value-type="float" office:value="452.872251" calcext:value-type="float">
            <text:p>452.872251</text:p>
          </table:table-cell>
          <table:table-cell table:style-name="ce32" table:formula="of:=[.W100]+3.01" office:value-type="float" office:value="291.97" calcext:value-type="float">
            <text:p>291.97</text:p>
          </table:table-cell>
          <table:table-cell table:style-name="ce38" table:formula="of:=(0.0312039503*[.U101]^2)+0.2307524608*[.U101]+1.1730058735" office:value-type="float" office:value="2.82174511216063" calcext:value-type="float">
            <text:p>2.82</text:p>
          </table:table-cell>
          <table:table-cell table:style-name="ce42" table:formula="of:=[.Y100]+[.X101]" office:value-type="float" office:value="284.296203294514" calcext:value-type="float">
            <text:p>284.3</text:p>
          </table:table-cell>
          <table:table-cell table:style-name="ce32"/>
          <table:table-cell table:style-name="ce32" office:value-type="float" office:value="97" calcext:value-type="float">
            <text:p>97</text:p>
          </table:table-cell>
          <table:table-cell table:number-columns-repeated="2"/>
          <table:table-cell table:style-name="ce236" office:value-type="date" office:date-value="2018-01-09" calcext:value-type="date">
            <text:p>1/9/18</text:p>
          </table:table-cell>
          <table:table-cell table:style-name="ce54" table:formula="of:=['LB 2017'.B156]" office:value-type="float" office:value="4.55416" calcext:value-type="float">
            <text:p>4.55416</text:p>
          </table:table-cell>
          <table:table-cell table:formula="of:=[.AF100]+[.AE101]" office:value-type="float" office:value="447.644212" calcext:value-type="float">
            <text:p>447.644212</text:p>
          </table:table-cell>
          <table:table-cell table:formula="of:=[.AG100]+3.01" office:value-type="float" office:value="291.97" calcext:value-type="float">
            <text:p>291.97</text:p>
          </table:table-cell>
          <table:table-cell table:style-name="ce245" table:formula="of:=(0.0312039503*[.AE101]^2)+0.2307524608*[.AE101]+1.1730058735" office:value-type="float" office:value="2.87107107820832" calcext:value-type="float">
            <text:p>2.87</text:p>
          </table:table-cell>
          <table:table-cell table:style-name="ce250" table:formula="of:=[.AI100]+[.AH101]" office:value-type="float" office:value="281.565143251689" calcext:value-type="float">
            <text:p>281.6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style-name="ce28" office:value-type="date" office:date-value="2018-01-19" calcext:value-type="date">
            <text:p>1/19/18</text:p>
          </table:table-cell>
          <table:table-cell table:style-name="ce75" table:formula="of:=['LB 2017'.B166]" office:value-type="float" office:value="4.492462" calcext:value-type="float">
            <text:p>4.492462</text:p>
          </table:table-cell>
          <table:table-cell table:style-name="ce42" table:formula="of:=[.AP100]+[.AO101]" office:value-type="float" office:value="445.215964" calcext:value-type="float">
            <text:p>445.2</text:p>
          </table:table-cell>
          <table:table-cell table:style-name="ce32" table:formula="of:=[.AQ100]+3.01" office:value-type="float" office:value="291.97" calcext:value-type="float">
            <text:p>291.97</text:p>
          </table:table-cell>
          <table:table-cell table:style-name="ce38" table:formula="of:=(0.0312039503*[.AO101]^2)+0.2307524608*[.AO101]+1.1730058735" office:value-type="float" office:value="2.83941736328275" calcext:value-type="float">
            <text:p>2.84</text:p>
          </table:table-cell>
          <table:table-cell table:style-name="ce42" table:formula="of:=[.AS100]+[.AR101]" office:value-type="float" office:value="280.298473846565" calcext:value-type="float">
            <text:p>280.3</text:p>
          </table:table-cell>
          <table:table-cell table:style-name="ce32"/>
          <table:table-cell table:style-name="ce32" office:value-type="float" office:value="97" calcext:value-type="float">
            <text:p>97</text:p>
          </table:table-cell>
          <table:table-cell table:number-columns-repeated="976"/>
        </table:table-row>
        <table:table-row table:style-name="ro2">
          <table:table-cell table:style-name="ce236" office:value-type="date" office:date-value="2017-12-10" calcext:value-type="date">
            <text:p>12/10/17</text:p>
          </table:table-cell>
          <table:table-cell table:style-name="ce51" table:formula="of:=['LB 2017'.B126]" office:value-type="float" office:value="4.517461" calcext:value-type="float">
            <text:p>4.517461</text:p>
          </table:table-cell>
          <table:table-cell table:formula="of:=[.C101]+[.B102]" office:value-type="float" office:value="460.005714" calcext:value-type="float">
            <text:p>460.005714</text:p>
          </table:table-cell>
          <table:table-cell table:formula="of:=[.D101]+3.01" office:value-type="float" office:value="294.98" calcext:value-type="float">
            <text:p>294.98</text:p>
          </table:table-cell>
          <table:table-cell table:style-name="ce245" table:formula="of:=(0.0312039503*[.B102]^2)+0.2307524608*[.B102]+1.1730058735" office:value-type="float" office:value="2.85221429264257" calcext:value-type="float">
            <text:p>2.85</text:p>
          </table:table-cell>
          <table:table-cell table:style-name="ce250" table:formula="of:=[.F101]+[.E102]" office:value-type="float" office:value="288.510626487101" calcext:value-type="float">
            <text:p>288.5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style-name="ce236" office:value-type="date" office:date-value="2017-12-15" calcext:value-type="date">
            <text:p>12/15/17</text:p>
          </table:table-cell>
          <table:table-cell table:style-name="ce32" table:formula="of:=['LB 2017'.B131]" office:value-type="float" office:value="4.554902" calcext:value-type="float">
            <text:p>4.554902</text:p>
          </table:table-cell>
          <table:table-cell table:formula="of:=[.L101]+[.K102]" office:value-type="float" office:value="459.108035" calcext:value-type="float">
            <text:p>459.108035</text:p>
          </table:table-cell>
          <table:table-cell table:formula="of:=[.M101]+3.01" office:value-type="float" office:value="294.98" calcext:value-type="float">
            <text:p>294.98</text:p>
          </table:table-cell>
          <table:table-cell table:style-name="ce245" table:formula="of:=(0.0312039503*[.K102]^2)+0.2307524608*[.K102]+1.1730058735" office:value-type="float" office:value="2.87145320166293" calcext:value-type="float">
            <text:p>2.87</text:p>
          </table:table-cell>
          <table:table-cell table:style-name="ce250" table:formula="of:=[.O101]+[.N102]" office:value-type="float" office:value="288.043337212657" calcext:value-type="float">
            <text:p>288.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table:style-name="ce28" office:value-type="date" office:date-value="2017-12-22" calcext:value-type="date">
            <text:p>12/22/17</text:p>
          </table:table-cell>
          <table:table-cell table:formula="of:=['LB 2017'.B138]" office:value-type="float" office:value="4.542028" calcext:value-type="float">
            <text:p>4.542028</text:p>
          </table:table-cell>
          <table:table-cell table:style-name="ce32" table:formula="of:=[.V101]+[.U102]" office:value-type="float" office:value="457.414279" calcext:value-type="float">
            <text:p>457.414279</text:p>
          </table:table-cell>
          <table:table-cell table:style-name="ce32" table:formula="of:=[.W101]+3.01" office:value-type="float" office:value="294.98" calcext:value-type="float">
            <text:p>294.98</text:p>
          </table:table-cell>
          <table:table-cell table:style-name="ce38" table:formula="of:=(0.0312039503*[.U102]^2)+0.2307524608*[.U102]+1.1730058735" office:value-type="float" office:value="2.86482807889086" calcext:value-type="float">
            <text:p>2.86</text:p>
          </table:table-cell>
          <table:table-cell table:style-name="ce42" table:formula="of:=[.Y101]+[.X102]" office:value-type="float" office:value="287.161031373405" calcext:value-type="float">
            <text:p>287.2</text:p>
          </table:table-cell>
          <table:table-cell table:style-name="ce32"/>
          <table:table-cell table:style-name="ce32" office:value-type="float" office:value="98" calcext:value-type="float">
            <text:p>98</text:p>
          </table:table-cell>
          <table:table-cell table:number-columns-repeated="2"/>
          <table:table-cell table:style-name="ce236" office:value-type="date" office:date-value="2018-01-10" calcext:value-type="date">
            <text:p>1/10/18</text:p>
          </table:table-cell>
          <table:table-cell table:style-name="ce54" table:formula="of:=['LB 2017'.B157]" office:value-type="float" office:value="4.556861" calcext:value-type="float">
            <text:p>4.556861</text:p>
          </table:table-cell>
          <table:table-cell table:formula="of:=[.AF101]+[.AE102]" office:value-type="float" office:value="452.201073" calcext:value-type="float">
            <text:p>452.201073</text:p>
          </table:table-cell>
          <table:table-cell table:formula="of:=[.AG101]+3.01" office:value-type="float" office:value="294.98" calcext:value-type="float">
            <text:p>294.98</text:p>
          </table:table-cell>
          <table:table-cell table:style-name="ce245" table:formula="of:=(0.0312039503*[.AE102]^2)+0.2307524608*[.AE102]+1.1730058735" office:value-type="float" office:value="2.87246223449024" calcext:value-type="float">
            <text:p>2.87</text:p>
          </table:table-cell>
          <table:table-cell table:style-name="ce250" table:formula="of:=[.AI101]+[.AH102]" office:value-type="float" office:value="284.43760548618" calcext:value-type="float">
            <text:p>284.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/>
          <table:table-cell table:style-name="ce28" office:value-type="date" office:date-value="2018-01-20" calcext:value-type="date">
            <text:p>1/20/18</text:p>
          </table:table-cell>
          <table:table-cell table:style-name="ce75" table:formula="of:=['LB 2017'.B167]" office:value-type="float" office:value="4.497659" calcext:value-type="float">
            <text:p>4.497659</text:p>
          </table:table-cell>
          <table:table-cell table:style-name="ce42" table:formula="of:=[.AP101]+[.AO102]" office:value-type="float" office:value="449.713623" calcext:value-type="float">
            <text:p>449.7</text:p>
          </table:table-cell>
          <table:table-cell table:style-name="ce32" table:formula="of:=[.AQ101]+3.01" office:value-type="float" office:value="294.98" calcext:value-type="float">
            <text:p>294.98</text:p>
          </table:table-cell>
          <table:table-cell table:style-name="ce38" table:formula="of:=(0.0312039503*[.AO102]^2)+0.2307524608*[.AO102]+1.1730058735" office:value-type="float" office:value="2.84207448414181" calcext:value-type="float">
            <text:p>2.84</text:p>
          </table:table-cell>
          <table:table-cell table:style-name="ce42" table:formula="of:=[.AS101]+[.AR102]" office:value-type="float" office:value="283.140548330706" calcext:value-type="float">
            <text:p>283.1</text:p>
          </table:table-cell>
          <table:table-cell table:style-name="ce32"/>
          <table:table-cell table:style-name="ce32" office:value-type="float" office:value="98" calcext:value-type="float">
            <text:p>98</text:p>
          </table:table-cell>
          <table:table-cell table:number-columns-repeated="8"/>
          <table:table-cell table:style-name="ce32" office:value-type="string" calcext:value-type="string">
            <text:p>17SB1 16E/16R/21PF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2-11" calcext:value-type="date">
            <text:p>12/11/17</text:p>
          </table:table-cell>
          <table:table-cell table:style-name="ce51" table:formula="of:=['LB 2017'.B127]" office:value-type="float" office:value="4.535494" calcext:value-type="float">
            <text:p>4.535494</text:p>
          </table:table-cell>
          <table:table-cell table:formula="of:=[.C102]+[.B103]" office:value-type="float" office:value="464.541208" calcext:value-type="float">
            <text:p>464.541208</text:p>
          </table:table-cell>
          <table:table-cell table:formula="of:=[.D102]+3.01" office:value-type="float" office:value="297.99" calcext:value-type="float">
            <text:p>297.99</text:p>
          </table:table-cell>
          <table:table-cell table:style-name="ce245" table:formula="of:=(0.0312039503*[.B103]^2)+0.2307524608*[.B103]+1.1730058735" office:value-type="float" office:value="2.86146955711278" calcext:value-type="float">
            <text:p>2.86</text:p>
          </table:table-cell>
          <table:table-cell table:style-name="ce250" table:formula="of:=[.F102]+[.E103]" office:value-type="float" office:value="291.372096044213" calcext:value-type="float">
            <text:p>291.4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236" office:value-type="date" office:date-value="2017-12-16" calcext:value-type="date">
            <text:p>12/16/17</text:p>
          </table:table-cell>
          <table:table-cell table:style-name="ce32" table:formula="of:=['LB 2017'.B132]" office:value-type="float" office:value="4.551657" calcext:value-type="float">
            <text:p>4.551657</text:p>
          </table:table-cell>
          <table:table-cell table:formula="of:=[.L102]+[.K103]" office:value-type="float" office:value="463.659692" calcext:value-type="float">
            <text:p>463.659692</text:p>
          </table:table-cell>
          <table:table-cell table:formula="of:=[.M102]+3.01" office:value-type="float" office:value="297.99" calcext:value-type="float">
            <text:p>297.99</text:p>
          </table:table-cell>
          <table:table-cell table:style-name="ce245" table:formula="of:=(0.0312039503*[.K103]^2)+0.2307524608*[.K103]+1.1730058735" office:value-type="float" office:value="2.86978230873378" calcext:value-type="float">
            <text:p>2.87</text:p>
          </table:table-cell>
          <table:table-cell table:style-name="ce250" table:formula="of:=[.O102]+[.N103]" office:value-type="float" office:value="290.91311952139" calcext:value-type="float">
            <text:p>290.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table:style-name="ce28" office:value-type="date" office:date-value="2017-12-23" calcext:value-type="date">
            <text:p>12/23/17</text:p>
          </table:table-cell>
          <table:table-cell table:formula="of:=['LB 2017'.B139]" office:value-type="float" office:value="4.556979" calcext:value-type="float">
            <text:p>4.556979</text:p>
          </table:table-cell>
          <table:table-cell table:style-name="ce32" table:formula="of:=[.V102]+[.U103]" office:value-type="float" office:value="461.971258" calcext:value-type="float">
            <text:p>461.971258</text:p>
          </table:table-cell>
          <table:table-cell table:style-name="ce32" table:formula="of:=[.W102]+3.01" office:value-type="float" office:value="297.99" calcext:value-type="float">
            <text:p>297.99</text:p>
          </table:table-cell>
          <table:table-cell table:style-name="ce38" table:formula="of:=(0.0312039503*[.U103]^2)+0.2307524608*[.U103]+1.1730058735" office:value-type="float" office:value="2.87252302104225" calcext:value-type="float">
            <text:p>2.87</text:p>
          </table:table-cell>
          <table:table-cell table:style-name="ce42" table:formula="of:=[.Y102]+[.X103]" office:value-type="float" office:value="290.033554394447" calcext:value-type="float">
            <text:p>290.0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number-columns-repeated="2"/>
          <table:table-cell table:style-name="ce236" office:value-type="date" office:date-value="2018-01-11" calcext:value-type="date">
            <text:p>1/11/18</text:p>
          </table:table-cell>
          <table:table-cell table:style-name="ce54" table:formula="of:=['LB 2017'.B158]" office:value-type="float" office:value="4.554354" calcext:value-type="float">
            <text:p>4.554354</text:p>
          </table:table-cell>
          <table:table-cell table:formula="of:=[.AF102]+[.AE103]" office:value-type="float" office:value="456.755427" calcext:value-type="float">
            <text:p>456.755427</text:p>
          </table:table-cell>
          <table:table-cell table:formula="of:=[.AG102]+3.01" office:value-type="float" office:value="297.99" calcext:value-type="float">
            <text:p>297.99</text:p>
          </table:table-cell>
          <table:table-cell table:style-name="ce245" table:formula="of:=(0.0312039503*[.AE103]^2)+0.2307524608*[.AE103]+1.1730058735" office:value-type="float" office:value="2.87117098317964" calcext:value-type="float">
            <text:p>2.87</text:p>
          </table:table-cell>
          <table:table-cell table:style-name="ce250" table:formula="of:=[.AI102]+[.AH103]" office:value-type="float" office:value="287.308776469359" calcext:value-type="float">
            <text:p>287.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table:style-name="ce28" office:value-type="date" office:date-value="2018-01-21" calcext:value-type="date">
            <text:p>1/21/18</text:p>
          </table:table-cell>
          <table:table-cell table:style-name="ce75" table:formula="of:=['LB 2017'.B168]" office:value-type="float" office:value="4.494132" calcext:value-type="float">
            <text:p>4.494132</text:p>
          </table:table-cell>
          <table:table-cell table:style-name="ce42" table:formula="of:=[.AP102]+[.AO103]" office:value-type="float" office:value="454.207755" calcext:value-type="float">
            <text:p>454.2</text:p>
          </table:table-cell>
          <table:table-cell table:style-name="ce32" table:formula="of:=[.AQ102]+3.01" office:value-type="float" office:value="297.99" calcext:value-type="float">
            <text:p>297.99</text:p>
          </table:table-cell>
          <table:table-cell table:style-name="ce38" table:formula="of:=(0.0312039503*[.AO103]^2)+0.2307524608*[.AO103]+1.1730058735" office:value-type="float" office:value="2.84027101667063" calcext:value-type="float">
            <text:p>2.84</text:p>
          </table:table-cell>
          <table:table-cell table:style-name="ce42" table:formula="of:=[.AS102]+[.AR103]" office:value-type="float" office:value="285.980819347377" calcext:value-type="float">
            <text:p>286.0</text:p>
          </table:table-cell>
          <table:table-cell table:style-name="ce32"/>
          <table:table-cell table:style-name="ce32"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17SB2 11E/11R/10PF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964"/>
        </table:table-row>
        <table:table-row table:style-name="ro2">
          <table:table-cell table:style-name="ce236" office:value-type="date" office:date-value="2017-12-12" calcext:value-type="date">
            <text:p>12/12/17</text:p>
          </table:table-cell>
          <table:table-cell table:style-name="ce51" table:formula="of:=['LB 2017'.B128]" office:value-type="float" office:value="4.555738" calcext:value-type="float">
            <text:p>4.555738</text:p>
          </table:table-cell>
          <table:table-cell table:formula="of:=[.C103]+[.B104]" office:value-type="float" office:value="469.096946" calcext:value-type="float">
            <text:p>469.096946</text:p>
          </table:table-cell>
          <table:table-cell table:formula="of:=[.D103]+3.01" office:value-type="float" office:value="301" calcext:value-type="float">
            <text:p>301</text:p>
          </table:table-cell>
          <table:table-cell table:style-name="ce245" table:formula="of:=(0.0312039503*[.B104]^2)+0.2307524608*[.B104]+1.1730058735" office:value-type="float" office:value="2.87188377545285" calcext:value-type="float">
            <text:p>2.87</text:p>
          </table:table-cell>
          <table:table-cell table:style-name="ce250" table:formula="of:=[.F103]+[.E104]" office:value-type="float" office:value="294.243979819666" calcext:value-type="float">
            <text:p>294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236" office:value-type="date" office:date-value="2017-12-17" calcext:value-type="date">
            <text:p>12/17/17</text:p>
          </table:table-cell>
          <table:table-cell table:style-name="ce32" table:formula="of:=['LB 2017'.B133]" office:value-type="float" office:value="4.555562" calcext:value-type="float">
            <text:p>4.555562</text:p>
          </table:table-cell>
          <table:table-cell table:formula="of:=[.L103]+[.K104]" office:value-type="float" office:value="468.215254" calcext:value-type="float">
            <text:p>468.215254</text:p>
          </table:table-cell>
          <table:table-cell table:formula="of:=[.M103]+3.01" office:value-type="float" office:value="301" calcext:value-type="float">
            <text:p>301</text:p>
          </table:table-cell>
          <table:table-cell table:style-name="ce245" table:formula="of:=(0.0312039503*[.K104]^2)+0.2307524608*[.K104]+1.1730058735" office:value-type="float" office:value="2.87179312471453" calcext:value-type="float">
            <text:p>2.87</text:p>
          </table:table-cell>
          <table:table-cell table:style-name="ce250" table:formula="of:=[.O103]+[.N104]" office:value-type="float" office:value="293.784912646105" calcext:value-type="float">
            <text:p>293.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8" office:value-type="date" office:date-value="2017-12-24" calcext:value-type="date">
            <text:p>12/24/17</text:p>
          </table:table-cell>
          <table:table-cell table:formula="of:=['LB 2017'.B140]" office:value-type="float" office:value="4.55731" calcext:value-type="float">
            <text:p>4.55731</text:p>
          </table:table-cell>
          <table:table-cell table:style-name="ce32" table:formula="of:=[.V103]+[.U104]" office:value-type="float" office:value="466.528568" calcext:value-type="float">
            <text:p>466.528568</text:p>
          </table:table-cell>
          <table:table-cell table:style-name="ce32" table:formula="of:=[.W103]+3.01" office:value-type="float" office:value="301" calcext:value-type="float">
            <text:p>301</text:p>
          </table:table-cell>
          <table:table-cell table:style-name="ce38" table:formula="of:=(0.0312039503*[.U104]^2)+0.2307524608*[.U104]+1.1730058735" office:value-type="float" office:value="2.87269353710951" calcext:value-type="float">
            <text:p>2.87</text:p>
          </table:table-cell>
          <table:table-cell table:style-name="ce42" table:formula="of:=[.Y103]+[.X104]" office:value-type="float" office:value="292.906247931557" calcext:value-type="float">
            <text:p>292.9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number-columns-repeated="2"/>
          <table:table-cell table:style-name="ce28" office:value-type="date" office:date-value="2018-01-12" calcext:value-type="date">
            <text:p>1/12/18</text:p>
          </table:table-cell>
          <table:table-cell table:style-name="ce54" table:formula="of:=['LB 2017'.B159]" office:value-type="float" office:value="4.553818" calcext:value-type="float">
            <text:p>4.553818</text:p>
          </table:table-cell>
          <table:table-cell table:style-name="ce32" table:formula="of:=[.AF103]+[.AE104]" office:value-type="float" office:value="461.309245" calcext:value-type="float">
            <text:p>461.309245</text:p>
          </table:table-cell>
          <table:table-cell table:style-name="ce32" table:formula="of:=[.AG103]+3.01" office:value-type="float" office:value="301" calcext:value-type="float">
            <text:p>301</text:p>
          </table:table-cell>
          <table:table-cell table:style-name="ce38" table:formula="of:=(0.0312039503*[.AE104]^2)+0.2307524608*[.AE104]+1.1730058735" office:value-type="float" office:value="2.87089496279337" calcext:value-type="float">
            <text:p>2.87</text:p>
          </table:table-cell>
          <table:table-cell table:style-name="ce42" table:formula="of:=[.AI103]+[.AH104]" office:value-type="float" office:value="290.179671432153" calcext:value-type="float">
            <text:p>290.2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number-columns-repeated="2"/>
          <table:table-cell table:style-name="ce28" office:value-type="date" office:date-value="2018-01-22" calcext:value-type="date">
            <text:p>1/22/18</text:p>
          </table:table-cell>
          <table:table-cell table:style-name="ce75" table:formula="of:=['LB 2017'.B169]" office:value-type="float" office:value="4.330141" calcext:value-type="float">
            <text:p>4.330141</text:p>
          </table:table-cell>
          <table:table-cell table:style-name="ce42" table:formula="of:=[.AP103]+[.AO104]" office:value-type="float" office:value="458.537896" calcext:value-type="float">
            <text:p>458.5</text:p>
          </table:table-cell>
          <table:table-cell table:style-name="ce32" table:formula="of:=[.AQ103]+3.01" office:value-type="float" office:value="301" calcext:value-type="float">
            <text:p>301</text:p>
          </table:table-cell>
          <table:table-cell table:style-name="ce38" table:formula="of:=(0.0312039503*[.AO104]^2)+0.2307524608*[.AO104]+1.1730058735" office:value-type="float" office:value="2.75727441115656" calcext:value-type="float">
            <text:p>2.76</text:p>
          </table:table-cell>
          <table:table-cell table:style-name="ce42" table:formula="of:=[.AS103]+[.AR104]" office:value-type="float" office:value="288.738093758534" calcext:value-type="float">
            <text:p>288.7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17SB3 12E/11R/12P – Finishe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64"/>
        </table:table-row>
        <table:table-row table:style-name="ro2">
          <table:table-cell table:style-name="ce28" office:value-type="date" office:date-value="2017-12-13" calcext:value-type="date">
            <text:p>12/13/17</text:p>
          </table:table-cell>
          <table:table-cell table:style-name="ce164" table:formula="of:=['LB 2017'.B129]" office:value-type="float" office:value="4.550271" calcext:value-type="float">
            <text:p>4.550271</text:p>
          </table:table-cell>
          <table:table-cell table:style-name="ce32" table:formula="of:=[.C104]+[.B105]" office:value-type="float" office:value="473.647217" calcext:value-type="float">
            <text:p>473.647217</text:p>
          </table:table-cell>
          <table:table-cell table:style-name="ce32" table:formula="of:=[.D104]+3.01" office:value-type="float" office:value="304.01" calcext:value-type="float">
            <text:p>304.01</text:p>
          </table:table-cell>
          <table:table-cell table:style-name="ce38" table:formula="of:=(0.0312039503*[.B105]^2)+0.2307524608*[.B105]+1.1730058735" office:value-type="float" office:value="2.86906883949611" calcext:value-type="float">
            <text:p>2.87</text:p>
          </table:table-cell>
          <table:table-cell table:style-name="ce42" table:formula="of:=[.F104]+[.E105]" office:value-type="float" office:value="297.113048659162" calcext:value-type="float">
            <text:p>297.1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/>
          <table:table-cell table:style-name="ce28" office:value-type="date" office:date-value="2017-12-18" calcext:value-type="date">
            <text:p>12/18/17</text:p>
          </table:table-cell>
          <table:table-cell table:style-name="ce32" table:formula="of:=['LB 2017'.B134]" office:value-type="float" office:value="4.473203" calcext:value-type="float">
            <text:p>4.473203</text:p>
          </table:table-cell>
          <table:table-cell table:style-name="ce32" table:formula="of:=[.L104]+[.K105]" office:value-type="float" office:value="472.688457" calcext:value-type="float">
            <text:p>472.688457</text:p>
          </table:table-cell>
          <table:table-cell table:style-name="ce32" table:formula="of:=[.M104]+3.01" office:value-type="float" office:value="304.01" calcext:value-type="float">
            <text:p>304.01</text:p>
          </table:table-cell>
          <table:table-cell table:style-name="ce38" table:formula="of:=(0.0312039503*[.K105]^2)+0.2307524608*[.K105]+1.1730058735" office:value-type="float" office:value="2.82958532358519" calcext:value-type="float">
            <text:p>2.83</text:p>
          </table:table-cell>
          <table:table-cell table:style-name="ce42" table:formula="of:=[.O104]+[.N105]" office:value-type="float" office:value="296.61449796969" calcext:value-type="float">
            <text:p>296.6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number-columns-repeated="2"/>
          <table:table-cell table:style-name="ce28" office:value-type="date" office:date-value="2017-12-25" calcext:value-type="date">
            <text:p>12/25/17</text:p>
          </table:table-cell>
          <table:table-cell table:style-name="ce32" table:formula="of:=['LB 2017'.B141]" office:value-type="float" office:value="4.472939" calcext:value-type="float">
            <text:p>4.472939</text:p>
          </table:table-cell>
          <table:table-cell table:style-name="ce32" table:formula="of:=[.V104]+[.U105]" office:value-type="float" office:value="471.001507" calcext:value-type="float">
            <text:p>471.001507</text:p>
          </table:table-cell>
          <table:table-cell table:style-name="ce32" table:formula="of:=[.W104]+3.01" office:value-type="float" office:value="304.01" calcext:value-type="float">
            <text:p>304.01</text:p>
          </table:table-cell>
          <table:table-cell table:style-name="ce38" table:formula="of:=(0.0312039503*[.U105]^2)+0.2307524608*[.U105]+1.1730058735" office:value-type="float" office:value="2.82945070802337" calcext:value-type="float">
            <text:p>2.83</text:p>
          </table:table-cell>
          <table:table-cell table:style-name="ce42" table:formula="of:=[.Y104]+[.X105]" office:value-type="float" office:value="295.73569863958" calcext:value-type="float">
            <text:p>295.7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number-columns-repeated="2"/>
          <table:table-cell table:style-name="ce28" office:value-type="date" office:date-value="2018-01-13" calcext:value-type="date">
            <text:p>1/13/18</text:p>
          </table:table-cell>
          <table:table-cell table:style-name="ce54" table:formula="of:=['LB 2017'.B160]" office:value-type="float" office:value="4.558534" calcext:value-type="float">
            <text:p>4.558534</text:p>
          </table:table-cell>
          <table:table-cell table:style-name="ce32" table:formula="of:=[.AF104]+[.AE105]" office:value-type="float" office:value="465.867779" calcext:value-type="float">
            <text:p>465.867779</text:p>
          </table:table-cell>
          <table:table-cell table:style-name="ce32" table:formula="of:=[.AG104]+3.01" office:value-type="float" office:value="304.01" calcext:value-type="float">
            <text:p>304.01</text:p>
          </table:table-cell>
          <table:table-cell table:style-name="ce38" table:formula="of:=(0.0312039503*[.AE105]^2)+0.2307524608*[.AE105]+1.1730058735" office:value-type="float" office:value="2.87332414534151" calcext:value-type="float">
            <text:p>2.87</text:p>
          </table:table-cell>
          <table:table-cell table:style-name="ce42" table:formula="of:=[.AI104]+[.AH105]" office:value-type="float" office:value="293.052995577494" calcext:value-type="float">
            <text:p>293.1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number-columns-repeated="2"/>
          <table:table-cell table:style-name="ce28" office:value-type="date" office:date-value="2018-01-23" calcext:value-type="date">
            <text:p>1/23/18</text:p>
          </table:table-cell>
          <table:table-cell table:style-name="ce75" table:formula="of:=['LB 2017'.B170]" office:value-type="float" office:value="4.18" calcext:value-type="float">
            <text:p>4.18</text:p>
          </table:table-cell>
          <table:table-cell table:style-name="ce42" table:formula="of:=[.AP104]+[.AO105]" office:value-type="float" office:value="462.717896" calcext:value-type="float">
            <text:p>462.7</text:p>
          </table:table-cell>
          <table:table-cell table:style-name="ce32" table:formula="of:=[.AQ104]+3.01" office:value-type="float" office:value="304.01" calcext:value-type="float">
            <text:p>304.01</text:p>
          </table:table-cell>
          <table:table-cell table:style-name="ce38" table:formula="of:=(0.0312039503*[.AO105]^2)+0.2307524608*[.AO105]+1.1730058735" office:value-type="float" office:value="2.68275906086572" calcext:value-type="float">
            <text:p>2.68</text:p>
          </table:table-cell>
          <table:table-cell table:style-name="ce42" table:formula="of:=[.AS104]+[.AR105]" office:value-type="float" office:value="291.420852819399" calcext:value-type="float">
            <text:p>291.4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17SB5 10E/10R/8P – Finished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64"/>
        </table:table-row>
        <table:table-row table:style-name="ro2">
          <table:table-cell table:style-name="ce237" office:value-type="date" office:date-value="2017-12-14" calcext:value-type="date">
            <text:p>12/14/17</text:p>
          </table:table-cell>
          <table:table-cell table:style-name="ce50" table:formula="of:=['LB 2017'.B130]" office:value-type="float" office:value="4.550875" calcext:value-type="float">
            <text:p>4.550875</text:p>
          </table:table-cell>
          <table:table-cell table:style-name="ce238" table:formula="of:=[.C105]+[.B106]" office:value-type="float" office:value="478.198092" calcext:value-type="float">
            <text:p>478.198092</text:p>
          </table:table-cell>
          <table:table-cell table:style-name="ce238" table:formula="of:=[.D105]+3.01" office:value-type="float" office:value="307.02" calcext:value-type="float">
            <text:p>307.02</text:p>
          </table:table-cell>
          <table:table-cell table:style-name="ce247" table:formula="of:=(0.0312039503*[.B106]^2)+0.2307524608*[.B106]+1.1730058735" office:value-type="float" office:value="2.86937974497374" calcext:value-type="float">
            <text:p>2.87</text:p>
          </table:table-cell>
          <table:table-cell table:style-name="ce252" table:formula="of:=[.F105]+[.E106]" office:value-type="float" office:value="299.982428404136" calcext:value-type="float">
            <text:p>300.0</text:p>
          </table:table-cell>
          <table:table-cell table:style-name="ce247" table:formula="of:=[.F106]-300" office:value-type="float" office:value="-0.0175715958638421" calcext:value-type="float">
            <text:p>-0.02</text:p>
          </table:table-cell>
          <table:table-cell table:style-name="ce238" office:value-type="float" office:value="102" calcext:value-type="float">
            <text:p>102</text:p>
          </table:table-cell>
          <table:table-cell table:style-name="ce32" office:value-type="string" calcext:value-type="string">
            <text:p>Sampled both 17SB1 and 17SB2</text:p>
          </table:table-cell>
          <table:table-cell table:style-name="ce237" office:value-type="date" office:date-value="2017-12-19" calcext:value-type="date">
            <text:p>12/19/17</text:p>
          </table:table-cell>
          <table:table-cell table:style-name="ce238" table:formula="of:=['LB 2017'.B135]" office:value-type="float" office:value="4.553031" calcext:value-type="float">
            <text:p>4.553031</text:p>
          </table:table-cell>
          <table:table-cell table:style-name="ce238" table:formula="of:=[.L105]+[.K106]" office:value-type="float" office:value="477.241488" calcext:value-type="float">
            <text:p>477.241488</text:p>
          </table:table-cell>
          <table:table-cell table:style-name="ce238" table:formula="of:=[.M105]+3.01" office:value-type="float" office:value="307.02" calcext:value-type="float">
            <text:p>307.02</text:p>
          </table:table-cell>
          <table:table-cell table:style-name="ce247" table:formula="of:=(0.0312039503*[.K106]^2)+0.2307524608*[.K106]+1.1730058735" office:value-type="float" office:value="2.87048971908148" calcext:value-type="float">
            <text:p>2.87</text:p>
          </table:table-cell>
          <table:table-cell table:style-name="ce252" table:formula="of:=[.O105]+[.N106]" office:value-type="float" office:value="299.484987688772" calcext:value-type="float">
            <text:p>299.5</text:p>
          </table:table-cell>
          <table:table-cell table:style-name="ce247" table:formula="of:=[.O106]-300" office:value-type="float" office:value="-0.515012311228247" calcext:value-type="float">
            <text:p>-0.52</text:p>
          </table:table-cell>
          <table:table-cell table:style-name="ce238" office:value-type="float" office:value="102" calcext:value-type="float">
            <text:p>102</text:p>
          </table:table-cell>
          <table:table-cell table:style-name="ce32" office:value-type="string" calcext:value-type="string">
            <text:p>Samples in E/R/P</text:p>
          </table:table-cell>
          <table:table-cell table:style-name="ce32"/>
          <table:table-cell table:style-name="ce237" office:value-type="date" office:date-value="2017-12-26" calcext:value-type="date">
            <text:p>12/26/17</text:p>
          </table:table-cell>
          <table:table-cell table:style-name="ce238" table:formula="of:=['LB 2017'.B142]" office:value-type="float" office:value="4.552215" calcext:value-type="float">
            <text:p>4.552215</text:p>
          </table:table-cell>
          <table:table-cell table:style-name="ce238" table:formula="of:=[.V105]+[.U106]" office:value-type="float" office:value="475.553722" calcext:value-type="float">
            <text:p>475.553722</text:p>
          </table:table-cell>
          <table:table-cell table:style-name="ce238" table:formula="of:=[.W105]+3.01" office:value-type="float" office:value="307.02" calcext:value-type="float">
            <text:p>307.02</text:p>
          </table:table-cell>
          <table:table-cell table:style-name="ce247" table:formula="of:=(0.0312039503*[.U106]^2)+0.2307524608*[.U106]+1.1730058735" office:value-type="float" office:value="2.87006958344424" calcext:value-type="float">
            <text:p>2.87</text:p>
          </table:table-cell>
          <table:table-cell table:style-name="ce252" table:formula="of:=[.Y105]+[.X106]" office:value-type="float" office:value="298.605768223024" calcext:value-type="float">
            <text:p>298.6</text:p>
          </table:table-cell>
          <table:table-cell table:style-name="ce247" table:formula="of:=[.Y106]-300" office:value-type="float" office:value="-1.39423177697557" calcext:value-type="float">
            <text:p>-1.39</text:p>
          </table:table-cell>
          <table:table-cell table:style-name="ce238" office:value-type="float" office:value="102" calcext:value-type="float">
            <text:p>102</text:p>
          </table:table-cell>
          <table:table-cell table:style-name="ce32" office:value-type="string" calcext:value-type="string">
            <text:p>Sampled 17SB20</text:p>
          </table:table-cell>
          <table:table-cell table:style-name="ce32"/>
          <table:table-cell table:style-name="ce28" office:value-type="date" office:date-value="2018-01-14" calcext:value-type="date">
            <text:p>1/14/18</text:p>
          </table:table-cell>
          <table:table-cell table:style-name="ce54" table:formula="of:=['LB 2017'.B161]" office:value-type="float" office:value="4.560379" calcext:value-type="float">
            <text:p>4.560379</text:p>
          </table:table-cell>
          <table:table-cell table:style-name="ce32" table:formula="of:=[.AF105]+[.AE106]" office:value-type="float" office:value="470.428158" calcext:value-type="float">
            <text:p>470.428158</text:p>
          </table:table-cell>
          <table:table-cell table:style-name="ce32" table:formula="of:=[.AG105]+3.01" office:value-type="float" office:value="307.02" calcext:value-type="float">
            <text:p>307.02</text:p>
          </table:table-cell>
          <table:table-cell table:style-name="ce38" table:formula="of:=(0.0312039503*[.AE106]^2)+0.2307524608*[.AE106]+1.1730058735" office:value-type="float" office:value="2.87427487120102" calcext:value-type="float">
            <text:p>2.87</text:p>
          </table:table-cell>
          <table:table-cell table:style-name="ce42" table:formula="of:=[.AI105]+[.AH106]" office:value-type="float" office:value="295.927270448695" calcext:value-type="float">
            <text:p>295.9</text:p>
          </table:table-cell>
          <table:table-cell table:style-name="ce32"/>
          <table:table-cell table:style-name="ce32" office:value-type="float" office:value="102" calcext:value-type="float">
            <text:p>102</text:p>
          </table:table-cell>
          <table:table-cell/>
          <table:table-cell table:style-name="ce32"/>
          <table:table-cell table:style-name="ce28" office:value-type="date" office:date-value="2018-01-24" calcext:value-type="date">
            <text:p>1/24/18</text:p>
          </table:table-cell>
          <table:table-cell table:style-name="ce75" table:formula="of:=['LB 2017'.B171]" office:value-type="float" office:value="4.54" calcext:value-type="float">
            <text:p>4.54</text:p>
          </table:table-cell>
          <table:table-cell table:style-name="ce42" table:formula="of:=[.AP105]+[.AO106]" office:value-type="float" office:value="467.257896" calcext:value-type="float">
            <text:p>467.3</text:p>
          </table:table-cell>
          <table:table-cell table:style-name="ce32" table:formula="of:=[.AQ105]+3.01" office:value-type="float" office:value="307.02" calcext:value-type="float">
            <text:p>307.02</text:p>
          </table:table-cell>
          <table:table-cell table:style-name="ce38" table:formula="of:=(0.0312039503*[.AO106]^2)+0.2307524608*[.AO106]+1.1730058735" office:value-type="float" office:value="2.86378538753548" calcext:value-type="float">
            <text:p>2.86</text:p>
          </table:table-cell>
          <table:table-cell table:style-name="ce42" table:formula="of:=[.AS105]+[.AR106]" office:value-type="float" office:value="294.284638206935" calcext:value-type="float">
            <text:p>294.3</text:p>
          </table:table-cell>
          <table:table-cell table:style-name="ce32"/>
          <table:table-cell table:style-name="ce32" office:value-type="float" office:value="102" calcext:value-type="float">
            <text:p>102</text:p>
          </table:table-cell>
          <table:table-cell table:style-name="ce32" table:number-columns-repeated="8"/>
          <table:table-cell office:value-type="string" calcext:value-type="string">
            <text:p>17SB6 11E/11R/11P – Finished</text:p>
          </table:table-cell>
          <table:table-cell table:number-columns-repeated="3" table:style-name="ce32" office:value-type="float" office:value="11" calcext:value-type="float">
            <text:p>11</text:p>
          </table:table-cell>
          <table:table-cell table:style-name="ce32" table:number-columns-repeated="964"/>
        </table:table-row>
        <table:table-row table:style-name="ro2">
          <table:table-cell table:style-name="ce168" office:value-type="date" office:date-value="2017-12-15" calcext:value-type="date">
            <text:p>12/15/17</text:p>
          </table:table-cell>
          <table:table-cell table:style-name="ce178" table:formula="of:=['LB 2017'.B131]" office:value-type="float" office:value="4.554902" calcext:value-type="float">
            <text:p>4.554902</text:p>
          </table:table-cell>
          <table:table-cell table:style-name="ce74" table:formula="of:=[.C106]+[.B107]" office:value-type="float" office:value="482.752994" calcext:value-type="float">
            <text:p>482.752994</text:p>
          </table:table-cell>
          <table:table-cell table:style-name="ce74" table:formula="of:=[.D106]+3.01" office:value-type="float" office:value="310.03" calcext:value-type="float">
            <text:p>310.03</text:p>
          </table:table-cell>
          <table:table-cell table:style-name="ce171" table:formula="of:=(0.0312039503*[.B107]^2)+0.2307524608*[.B107]+1.1730058735" office:value-type="float" office:value="2.87145320166293" calcext:value-type="float">
            <text:p>2.87</text:p>
          </table:table-cell>
          <table:table-cell table:style-name="ce172" table:formula="of:=[.F106]+[.E107]" office:value-type="float" office:value="302.853881605799" calcext:value-type="float">
            <text:p>302.9</text:p>
          </table:table-cell>
          <table:table-cell table:style-name="ce74"/>
          <table:table-cell table:style-name="ce74" office:value-type="float" office:value="103" calcext:value-type="float">
            <text:p>103</text:p>
          </table:table-cell>
          <table:table-cell table:style-name="ce32" office:value-type="string" calcext:value-type="string">
            <text:p>17SB1 : 16E/16R/21PFA</text:p>
          </table:table-cell>
          <table:table-cell table:style-name="ce236" office:value-type="date" office:date-value="2017-12-20" calcext:value-type="date">
            <text:p>12/20/17</text:p>
          </table:table-cell>
          <table:table-cell table:style-name="ce32" table:formula="of:=['LB 2017'.B136]" office:value-type="float" office:value="4.542943" calcext:value-type="float">
            <text:p>4.542943</text:p>
          </table:table-cell>
          <table:table-cell table:formula="of:=[.L106]+[.K107]" office:value-type="float" office:value="481.784431" calcext:value-type="float">
            <text:p>481.784431</text:p>
          </table:table-cell>
          <table:table-cell table:formula="of:=[.M106]+3.01" office:value-type="float" office:value="310.03" calcext:value-type="float">
            <text:p>310.03</text:p>
          </table:table-cell>
          <table:table-cell table:style-name="ce245" table:formula="of:=(0.0312039503*[.K107]^2)+0.2307524608*[.K107]+1.1730058735" office:value-type="float" office:value="2.86529860798245" calcext:value-type="float">
            <text:p>2.87</text:p>
          </table:table-cell>
          <table:table-cell table:style-name="ce250" table:formula="of:=[.O106]+[.N107]" office:value-type="float" office:value="302.350286296754" calcext:value-type="float">
            <text:p>302.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17SB3 12E/11R/12P – Finished</text:p>
          </table:table-cell>
          <table:table-cell/>
          <table:table-cell table:style-name="ce49" office:value-type="date" office:date-value="2017-12-27" calcext:value-type="date">
            <text:p>12/27/17</text:p>
          </table:table-cell>
          <table:table-cell table:style-name="ce58" table:formula="of:=['LB 2017'.B143]" office:value-type="float" office:value="4.551164" calcext:value-type="float">
            <text:p>4.551164</text:p>
          </table:table-cell>
          <table:table-cell table:style-name="ce58" table:formula="of:=[.V106]+[.U107]" office:value-type="float" office:value="480.104886" calcext:value-type="float">
            <text:p>480.104886</text:p>
          </table:table-cell>
          <table:table-cell table:style-name="ce58" table:formula="of:=[.W106]+3.01" office:value-type="float" office:value="310.03" calcext:value-type="float">
            <text:p>310.03</text:p>
          </table:table-cell>
          <table:table-cell table:style-name="ce65" table:formula="of:=(0.0312039503*[.U107]^2)+0.2307524608*[.U107]+1.1730058735" office:value-type="float" office:value="2.86952851409139" calcext:value-type="float">
            <text:p>2.87</text:p>
          </table:table-cell>
          <table:table-cell table:style-name="ce62" table:formula="of:=[.Y106]+[.X107]" office:value-type="float" office:value="301.475296737116" calcext:value-type="float">
            <text:p>301.5</text:p>
          </table:table-cell>
          <table:table-cell table:style-name="ce247" table:formula="of:=[.Y107]-300" office:value-type="float" office:value="1.4752967371158" calcext:value-type="float">
            <text:p>1.48</text:p>
          </table:table-cell>
          <table:table-cell table:style-name="ce58" office:value-type="float" office:value="103" calcext:value-type="float">
            <text:p>103</text:p>
          </table:table-cell>
          <table:table-cell office:value-type="string" calcext:value-type="string">
            <text:p>6 in EtOH 4 in RNAlater</text:p>
          </table:table-cell>
          <table:table-cell/>
          <table:table-cell table:style-name="ce168" office:value-type="date" office:date-value="2018-01-15" calcext:value-type="date">
            <text:p>1/15/18</text:p>
          </table:table-cell>
          <table:table-cell table:style-name="ce170" table:formula="of:=['LB 2017'.B162]" office:value-type="float" office:value="4.567664" calcext:value-type="float">
            <text:p>4.567664</text:p>
          </table:table-cell>
          <table:table-cell table:style-name="ce74" table:formula="of:=[.AF106]+[.AE107]" office:value-type="float" office:value="474.995822" calcext:value-type="float">
            <text:p>474.995822</text:p>
          </table:table-cell>
          <table:table-cell table:style-name="ce74" table:formula="of:=[.AG106]+3.01" office:value-type="float" office:value="310.03" calcext:value-type="float">
            <text:p>310.03</text:p>
          </table:table-cell>
          <table:table-cell table:style-name="ce171" table:formula="of:=(0.0312039503*[.AE107]^2)+0.2307524608*[.AE107]+1.1730058735" office:value-type="float" office:value="2.87803089671374" calcext:value-type="float">
            <text:p>2.88</text:p>
          </table:table-cell>
          <table:table-cell table:style-name="ce172" table:formula="of:=[.AI106]+[.AH107]" office:value-type="float" office:value="298.805301345409" calcext:value-type="float">
            <text:p>298.8</text:p>
          </table:table-cell>
          <table:table-cell table:style-name="ce171" table:formula="of:=[.AI107]-300" office:value-type="float" office:value="-1.19469865459098" calcext:value-type="float">
            <text:p>-1.19</text:p>
          </table:table-cell>
          <table:table-cell table:style-name="ce74" office:value-type="float" office:value="103" calcext:value-type="float">
            <text:p>103</text:p>
          </table:table-cell>
          <table:table-cell office:value-type="string" calcext:value-type="string">
            <text:p>Not sample</text:p>
          </table:table-cell>
          <table:table-cell/>
          <table:table-cell table:style-name="ce28" office:value-type="date" office:date-value="2018-01-25" calcext:value-type="date">
            <text:p>1/25/18</text:p>
          </table:table-cell>
          <table:table-cell table:style-name="ce75" table:formula="of:=['LB 2017'.B172]" office:value-type="float" office:value="4.54" calcext:value-type="float">
            <text:p>4.54</text:p>
          </table:table-cell>
          <table:table-cell table:style-name="ce42" table:formula="of:=[.AP106]+[.AO107]" office:value-type="float" office:value="471.797896" calcext:value-type="float">
            <text:p>471.8</text:p>
          </table:table-cell>
          <table:table-cell table:style-name="ce32" table:formula="of:=[.AQ106]+3.01" office:value-type="float" office:value="310.03" calcext:value-type="float">
            <text:p>310.03</text:p>
          </table:table-cell>
          <table:table-cell table:style-name="ce38" table:formula="of:=(0.0312039503*[.AO107]^2)+0.2307524608*[.AO107]+1.1730058735" office:value-type="float" office:value="2.86378538753548" calcext:value-type="float">
            <text:p>2.86</text:p>
          </table:table-cell>
          <table:table-cell table:style-name="ce42" table:formula="of:=[.AS106]+[.AR107]" office:value-type="float" office:value="297.14842359447" calcext:value-type="float">
            <text:p>297.1</text:p>
          </table:table-cell>
          <table:table-cell table:style-name="ce38" table:formula="of:=[.AS107]-300" office:value-type="float" office:value="-2.85157640552978" calcext:value-type="float">
            <text:p>-2.85</text:p>
          </table:table-cell>
          <table:table-cell table:style-name="ce32"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17SB9 17E/17R/17P – Finished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964"/>
        </table:table-row>
        <table:table-row table:style-name="ro2">
          <table:table-cell table:style-name="ce168" office:value-type="date" office:date-value="2017-12-16" calcext:value-type="date">
            <text:p>12/16/17</text:p>
          </table:table-cell>
          <table:table-cell table:style-name="ce178" table:formula="of:=['LB 2017'.B132]" office:value-type="float" office:value="4.551657" calcext:value-type="float">
            <text:p>4.551657</text:p>
          </table:table-cell>
          <table:table-cell table:style-name="ce74" table:formula="of:=[.C107]+[.B108]" office:value-type="float" office:value="487.304651" calcext:value-type="float">
            <text:p>487.304651</text:p>
          </table:table-cell>
          <table:table-cell table:style-name="ce74" table:formula="of:=[.D107]+3.01" office:value-type="float" office:value="313.039999999999" calcext:value-type="float">
            <text:p>313.039999999999</text:p>
          </table:table-cell>
          <table:table-cell table:style-name="ce171" table:formula="of:=(0.0312039503*[.B108]^2)+0.2307524608*[.B108]+1.1730058735" office:value-type="float" office:value="2.86978230873378" calcext:value-type="float">
            <text:p>2.87</text:p>
          </table:table-cell>
          <table:table-cell table:style-name="ce172" table:formula="of:=[.F107]+[.E108]" office:value-type="float" office:value="305.723663914533" calcext:value-type="float">
            <text:p>305.7</text:p>
          </table:table-cell>
          <table:table-cell table:style-name="ce74"/>
          <table:table-cell table:style-name="ce74" office:value-type="float" office:value="104" calcext:value-type="float">
            <text:p>104</text:p>
          </table:table-cell>
          <table:table-cell office:value-type="string" calcext:value-type="string">
            <text:p>17SB2 : 11E/11R/10PFA</text:p>
          </table:table-cell>
          <table:table-cell table:style-name="ce236" office:value-type="date" office:date-value="2017-12-21" calcext:value-type="date">
            <text:p>12/21/17</text:p>
          </table:table-cell>
          <table:table-cell table:style-name="ce32" table:formula="of:=['LB 2017'.B137]" office:value-type="float" office:value="4.457813" calcext:value-type="float">
            <text:p>4.457813</text:p>
          </table:table-cell>
          <table:table-cell table:formula="of:=[.L107]+[.K108]" office:value-type="float" office:value="486.242244" calcext:value-type="float">
            <text:p>486.242244</text:p>
          </table:table-cell>
          <table:table-cell table:formula="of:=[.M107]+3.01" office:value-type="float" office:value="313.04" calcext:value-type="float">
            <text:p>313.04</text:p>
          </table:table-cell>
          <table:table-cell table:style-name="ce245" table:formula="of:=(0.0312039503*[.K108]^2)+0.2307524608*[.K108]+1.1730058735" office:value-type="float" office:value="2.82174511216063" calcext:value-type="float">
            <text:p>2.82</text:p>
          </table:table-cell>
          <table:table-cell table:style-name="ce250" table:formula="of:=[.O107]+[.N108]" office:value-type="float" office:value="305.172031408915" calcext:value-type="float">
            <text:p>305.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17SB5 10E/10R/8P – Finished</text:p>
          </table:table-cell>
          <table:table-cell/>
          <table:table-cell table:style-name="ce28" office:value-type="date" office:date-value="2017-12-28" calcext:value-type="date">
            <text:p>12/28/17</text:p>
          </table:table-cell>
          <table:table-cell table:formula="of:=['LB 2017'.B144]" office:value-type="float" office:value="4.540817" calcext:value-type="float">
            <text:p>4.540817</text:p>
          </table:table-cell>
          <table:table-cell table:style-name="ce32" table:formula="of:=[.V107]+[.U108]" office:value-type="float" office:value="484.645703" calcext:value-type="float">
            <text:p>484.645703</text:p>
          </table:table-cell>
          <table:table-cell table:style-name="ce32" table:formula="of:=[.W107]+3.01" office:value-type="float" office:value="313.039999999999" calcext:value-type="float">
            <text:p>313.039999999999</text:p>
          </table:table-cell>
          <table:table-cell table:style-name="ce38" table:formula="of:=(0.0312039503*[.U108]^2)+0.2307524608*[.U108]+1.1730058735" office:value-type="float" office:value="2.86420541526099" calcext:value-type="float">
            <text:p>2.86</text:p>
          </table:table-cell>
          <table:table-cell table:style-name="ce42" table:formula="of:=[.Y107]+[.X108]" office:value-type="float" office:value="304.339502152377" calcext:value-type="float">
            <text:p>304.3</text:p>
          </table:table-cell>
          <table:table-cell table:style-name="ce32"/>
          <table:table-cell table:style-name="ce32" office:value-type="float" office:value="104" calcext:value-type="float">
            <text:p>104</text:p>
          </table:table-cell>
          <table:table-cell office:value-type="string" calcext:value-type="string">
            <text:p>All were hatched</text:p>
          </table:table-cell>
          <table:table-cell/>
          <table:table-cell table:style-name="ce168" office:value-type="date" office:date-value="2018-01-16" calcext:value-type="date">
            <text:p>1/16/18</text:p>
          </table:table-cell>
          <table:table-cell table:style-name="ce170" table:formula="of:=['LB 2017'.B163]" office:value-type="float" office:value="4.53469" calcext:value-type="float">
            <text:p>4.53469</text:p>
          </table:table-cell>
          <table:table-cell table:style-name="ce74" table:formula="of:=[.AF107]+[.AE108]" office:value-type="float" office:value="479.530512" calcext:value-type="float">
            <text:p>479.530512</text:p>
          </table:table-cell>
          <table:table-cell table:style-name="ce74" table:formula="of:=[.AG107]+3.01" office:value-type="float" office:value="313.039999999999" calcext:value-type="float">
            <text:p>313.039999999999</text:p>
          </table:table-cell>
          <table:table-cell table:style-name="ce171" table:formula="of:=(0.0312039503*[.AE108]^2)+0.2307524608*[.AE108]+1.1730058735" office:value-type="float" office:value="2.86105647957541" calcext:value-type="float">
            <text:p>2.86</text:p>
          </table:table-cell>
          <table:table-cell table:style-name="ce172" table:formula="of:=[.AI107]+[.AH108]" office:value-type="float" office:value="301.666357824984" calcext:value-type="float">
            <text:p>301.7</text:p>
          </table:table-cell>
          <table:table-cell table:style-name="ce171" table:formula="of:=[.AI108]-300" office:value-type="float" office:value="1.66635782498446" calcext:value-type="float">
            <text:p>1.67</text:p>
          </table:table-cell>
          <table:table-cell table:style-name="ce74" office:value-type="float" office:value="104" calcext:value-type="float">
            <text:p>104</text:p>
          </table:table-cell>
          <table:table-cell table:number-columns-repeated="2"/>
          <table:table-cell table:style-name="ce237" office:value-type="date" office:date-value="2018-01-26" calcext:value-type="date">
            <text:p>1/26/18</text:p>
          </table:table-cell>
          <table:table-cell table:style-name="ce76" table:formula="of:=['LB 2017'.B173]" office:value-type="float" office:value="4.54" calcext:value-type="float">
            <text:p>4.54</text:p>
          </table:table-cell>
          <table:table-cell table:style-name="ce252" table:formula="of:=[.AP107]+[.AO108]" office:value-type="float" office:value="476.337896" calcext:value-type="float">
            <text:p>476.3</text:p>
          </table:table-cell>
          <table:table-cell table:style-name="ce238" table:formula="of:=[.AQ107]+3.01" office:value-type="float" office:value="313.039999999999" calcext:value-type="float">
            <text:p>313.039999999999</text:p>
          </table:table-cell>
          <table:table-cell table:style-name="ce247" table:formula="of:=(0.0312039503*[.AO108]^2)+0.2307524608*[.AO108]+1.1730058735" office:value-type="float" office:value="2.86378538753548" calcext:value-type="float">
            <text:p>2.86</text:p>
          </table:table-cell>
          <table:table-cell table:style-name="ce252" table:formula="of:=[.AS107]+[.AR108]" office:value-type="float" office:value="300.012208982006" calcext:value-type="float">
            <text:p>300.0</text:p>
          </table:table-cell>
          <table:table-cell table:style-name="ce247" table:formula="of:=[.AS108]-300" office:value-type="float" office:value="0.0122089820056885" calcext:value-type="float">
            <text:p>0.01</text:p>
          </table:table-cell>
          <table:table-cell table:style-name="ce238" office:value-type="float" office:value="104" calcext:value-type="float">
            <text:p>104</text:p>
          </table:table-cell>
          <table:table-cell table:number-columns-repeated="5"/>
          <table:table-cell office:value-type="string" calcext:value-type="string">
            <text:p>Already sampled 83E/80R/81P</text:p>
          </table:table-cell>
          <table:table-cell table:number-columns-repeated="2"/>
          <table:table-cell office:value-type="string" calcext:value-type="string">
            <text:p>17SB20 6E/4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 table:style-name="ce168" office:value-type="date" office:date-value="2017-12-17" calcext:value-type="date">
            <text:p>12/17/17</text:p>
          </table:table-cell>
          <table:table-cell table:style-name="ce178" table:formula="of:=['LB 2017'.B133]" office:value-type="float" office:value="4.555562" calcext:value-type="float">
            <text:p>4.555562</text:p>
          </table:table-cell>
          <table:table-cell table:style-name="ce74" table:formula="of:=[.C108]+[.B109]" office:value-type="float" office:value="491.860213" calcext:value-type="float">
            <text:p>491.860213</text:p>
          </table:table-cell>
          <table:table-cell table:style-name="ce74" table:formula="of:=[.D108]+3.01" office:value-type="float" office:value="316.049999999999" calcext:value-type="float">
            <text:p>316.049999999999</text:p>
          </table:table-cell>
          <table:table-cell table:style-name="ce171" table:formula="of:=(0.0312039503*[.B109]^2)+0.2307524608*[.B109]+1.1730058735" office:value-type="float" office:value="2.87179312471453" calcext:value-type="float">
            <text:p>2.87</text:p>
          </table:table-cell>
          <table:table-cell table:style-name="ce172" table:formula="of:=[.F108]+[.E109]" office:value-type="float" office:value="308.595457039247" calcext:value-type="float">
            <text:p>308.6</text:p>
          </table:table-cell>
          <table:table-cell table:style-name="ce74"/>
          <table:table-cell table:style-name="ce74" office:value-type="float" office:value="105" calcext:value-type="float">
            <text:p>105</text:p>
          </table:table-cell>
          <table:table-cell office:value-type="string" calcext:value-type="string">
            <text:p>All fish were hatched</text:p>
          </table:table-cell>
          <table:table-cell table:style-name="ce236" office:value-type="date" office:date-value="2017-12-22" calcext:value-type="date">
            <text:p>12/22/17</text:p>
          </table:table-cell>
          <table:table-cell table:style-name="ce32" table:formula="of:=['LB 2017'.B138]" office:value-type="float" office:value="4.542028" calcext:value-type="float">
            <text:p>4.542028</text:p>
          </table:table-cell>
          <table:table-cell table:formula="of:=[.L108]+[.K109]" office:value-type="float" office:value="490.784272" calcext:value-type="float">
            <text:p>490.784272</text:p>
          </table:table-cell>
          <table:table-cell table:formula="of:=[.M108]+3.01" office:value-type="float" office:value="316.05" calcext:value-type="float">
            <text:p>316.05</text:p>
          </table:table-cell>
          <table:table-cell table:style-name="ce245" table:formula="of:=(0.0312039503*[.K109]^2)+0.2307524608*[.K109]+1.1730058735" office:value-type="float" office:value="2.86482807889086" calcext:value-type="float">
            <text:p>2.86</text:p>
          </table:table-cell>
          <table:table-cell table:style-name="ce250" table:formula="of:=[.O108]+[.N109]" office:value-type="float" office:value="308.036859487806" calcext:value-type="float">
            <text:p>308.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17SB6 11E/11R/11P – Finished</text:p>
          </table:table-cell>
          <table:table-cell/>
          <table:table-cell table:style-name="ce168" office:value-type="date" office:date-value="2017-12-29" calcext:value-type="date">
            <text:p>12/29/17</text:p>
          </table:table-cell>
          <table:table-cell table:style-name="ce74" table:formula="of:=['LB 2017'.B145]" office:value-type="float" office:value="4.542177" calcext:value-type="float">
            <text:p>4.542177</text:p>
          </table:table-cell>
          <table:table-cell table:style-name="ce74" table:formula="of:=[.V108]+[.U109]" office:value-type="float" office:value="489.18788" calcext:value-type="float">
            <text:p>489.18788</text:p>
          </table:table-cell>
          <table:table-cell table:style-name="ce74" table:formula="of:=[.W108]+3.01" office:value-type="float" office:value="316.049999999999" calcext:value-type="float">
            <text:p>316.049999999999</text:p>
          </table:table-cell>
          <table:table-cell table:style-name="ce171" table:formula="of:=(0.0312039503*[.U109]^2)+0.2307524608*[.U109]+1.1730058735" office:value-type="float" office:value="2.86490469700664" calcext:value-type="float">
            <text:p>2.86</text:p>
          </table:table-cell>
          <table:table-cell table:style-name="ce172" table:formula="of:=[.Y108]+[.X109]" office:value-type="float" office:value="307.204406849383" calcext:value-type="float">
            <text:p>307.2</text:p>
          </table:table-cell>
          <table:table-cell table:style-name="ce74"/>
          <table:table-cell table:style-name="ce74" office:value-type="float" office:value="105" calcext:value-type="float">
            <text:p>105</text:p>
          </table:table-cell>
          <table:table-cell office:value-type="string" calcext:value-type="string">
            <text:p>Drop of PhoxEtOH for RNAlater samples</text:p>
          </table:table-cell>
          <table:table-cell/>
          <table:table-cell table:style-name="ce236" office:value-type="date" office:date-value="2018-01-17" calcext:value-type="date">
            <text:p>1/17/18</text:p>
          </table:table-cell>
          <table:table-cell table:style-name="ce54" table:formula="of:=['LB 2017'.B164]" office:value-type="float" office:value="4.50791" calcext:value-type="float">
            <text:p>4.50791</text:p>
          </table:table-cell>
          <table:table-cell table:formula="of:=[.AF108]+[.AE109]" office:value-type="float" office:value="484.038422" calcext:value-type="float">
            <text:p>484.038422</text:p>
          </table:table-cell>
          <table:table-cell table:formula="of:=[.AG108]+3.01" office:value-type="float" office:value="316.049999999999" calcext:value-type="float">
            <text:p>316.049999999999</text:p>
          </table:table-cell>
          <table:table-cell table:style-name="ce245" table:formula="of:=(0.0312039503*[.AE109]^2)+0.2307524608*[.AE109]+1.1730058735" office:value-type="float" office:value="2.84732055423367" calcext:value-type="float">
            <text:p>2.85</text:p>
          </table:table-cell>
          <table:table-cell table:style-name="ce250" table:formula="of:=[.AI108]+[.AH109]" office:value-type="float" office:value="304.513678379218" calcext:value-type="float">
            <text:p>304.5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table:style-name="ce28" office:value-type="date" office:date-value="2018-01-27" calcext:value-type="date">
            <text:p>1/27/18</text:p>
          </table:table-cell>
          <table:table-cell table:style-name="ce75" table:formula="of:=['LB 2017'.B174]" office:value-type="float" office:value="4.54" calcext:value-type="float">
            <text:p>4.54</text:p>
          </table:table-cell>
          <table:table-cell table:style-name="ce42" table:formula="of:=[.AP108]+[.AO109]" office:value-type="float" office:value="480.877896" calcext:value-type="float">
            <text:p>480.9</text:p>
          </table:table-cell>
          <table:table-cell table:style-name="ce32" table:formula="of:=[.AQ108]+3.01" office:value-type="float" office:value="316.049999999999" calcext:value-type="float">
            <text:p>316.049999999999</text:p>
          </table:table-cell>
          <table:table-cell table:style-name="ce38" table:formula="of:=(0.0312039503*[.AO109]^2)+0.2307524608*[.AO109]+1.1730058735" office:value-type="float" office:value="2.86378538753548" calcext:value-type="float">
            <text:p>2.86</text:p>
          </table:table-cell>
          <table:table-cell table:style-name="ce42" table:formula="of:=[.AS108]+[.AR109]" office:value-type="float" office:value="302.875994369541" calcext:value-type="float">
            <text:p>302.9</text:p>
          </table:table-cell>
          <table:table-cell table:style-name="ce38"/>
          <table:table-cell table:style-name="ce32" office:value-type="float" office:value="105" calcext:value-type="float">
            <text:p>105</text:p>
          </table:table-cell>
          <table:table-cell table:number-columns-repeated="976"/>
        </table:table-row>
        <table:table-row table:style-name="ro2">
          <table:table-cell table:style-name="ce168" office:value-type="date" office:date-value="2017-12-18" calcext:value-type="date">
            <text:p>12/18/17</text:p>
          </table:table-cell>
          <table:table-cell table:style-name="ce178" table:formula="of:=['LB 2017'.B134]" office:value-type="float" office:value="4.473203" calcext:value-type="float">
            <text:p>4.473203</text:p>
          </table:table-cell>
          <table:table-cell table:style-name="ce74" table:formula="of:=[.C109]+[.B110]" office:value-type="float" office:value="496.333416" calcext:value-type="float">
            <text:p>496.333416</text:p>
          </table:table-cell>
          <table:table-cell table:style-name="ce74" table:formula="of:=[.D109]+3.01" office:value-type="float" office:value="319.059999999999" calcext:value-type="float">
            <text:p>319.059999999999</text:p>
          </table:table-cell>
          <table:table-cell table:style-name="ce171" table:formula="of:=(0.0312039503*[.B110]^2)+0.2307524608*[.B110]+1.1730058735" office:value-type="float" office:value="2.82958532358519" calcext:value-type="float">
            <text:p>2.83</text:p>
          </table:table-cell>
          <table:table-cell table:style-name="ce172" table:formula="of:=[.F109]+[.E110]" office:value-type="float" office:value="311.425042362833" calcext:value-type="float">
            <text:p>311.4</text:p>
          </table:table-cell>
          <table:table-cell table:style-name="ce74"/>
          <table:table-cell table:style-name="ce74" office:value-type="float" office:value="106" calcext:value-type="float">
            <text:p>106</text:p>
          </table:table-cell>
          <table:table-cell office:value-type="string" calcext:value-type="string">
            <text:p>for 17SB2: one drop of PhenoxyEtOH into ~7 ml in the 15 ml falcon</text:p>
          </table:table-cell>
          <table:table-cell table:style-name="ce236" office:value-type="date" office:date-value="2017-12-23" calcext:value-type="date">
            <text:p>12/23/17</text:p>
          </table:table-cell>
          <table:table-cell table:style-name="ce32" table:formula="of:=['LB 2017'.B139]" office:value-type="float" office:value="4.556979" calcext:value-type="float">
            <text:p>4.556979</text:p>
          </table:table-cell>
          <table:table-cell table:formula="of:=[.L109]+[.K110]" office:value-type="float" office:value="495.341251" calcext:value-type="float">
            <text:p>495.341251</text:p>
          </table:table-cell>
          <table:table-cell table:formula="of:=[.M109]+3.01" office:value-type="float" office:value="319.06" calcext:value-type="float">
            <text:p>319.06</text:p>
          </table:table-cell>
          <table:table-cell table:style-name="ce245" table:formula="of:=(0.0312039503*[.K110]^2)+0.2307524608*[.K110]+1.1730058735" office:value-type="float" office:value="2.87252302104225" calcext:value-type="float">
            <text:p>2.87</text:p>
          </table:table-cell>
          <table:table-cell table:style-name="ce250" table:formula="of:=[.O109]+[.N110]" office:value-type="float" office:value="310.909382508848" calcext:value-type="float">
            <text:p>310.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17SB9 17E/17R/17P – Finished</text:p>
          </table:table-cell>
          <table:table-cell/>
          <table:table-cell table:style-name="ce168" office:value-type="date" office:date-value="2017-12-30" calcext:value-type="date">
            <text:p>12/30/17</text:p>
          </table:table-cell>
          <table:table-cell table:style-name="ce74" table:formula="of:=['LB 2017'.B146]" office:value-type="float" office:value="4.528988" calcext:value-type="float">
            <text:p>4.528988</text:p>
          </table:table-cell>
          <table:table-cell table:style-name="ce74" table:formula="of:=[.V109]+[.U110]" office:value-type="float" office:value="493.716868" calcext:value-type="float">
            <text:p>493.716868</text:p>
          </table:table-cell>
          <table:table-cell table:style-name="ce74" table:formula="of:=[.W109]+3.01" office:value-type="float" office:value="319.059999999999" calcext:value-type="float">
            <text:p>319.059999999999</text:p>
          </table:table-cell>
          <table:table-cell table:style-name="ce171" table:formula="of:=(0.0312039503*[.U110]^2)+0.2307524608*[.U110]+1.1730058735" office:value-type="float" office:value="2.85812807481908" calcext:value-type="float">
            <text:p>2.86</text:p>
          </table:table-cell>
          <table:table-cell table:style-name="ce172" table:formula="of:=[.Y109]+[.X110]" office:value-type="float" office:value="310.062534924202" calcext:value-type="float">
            <text:p>310.1</text:p>
          </table:table-cell>
          <table:table-cell table:style-name="ce74"/>
          <table:table-cell table:style-name="ce74" office:value-type="float" office:value="106" calcext:value-type="float">
            <text:p>106</text:p>
          </table:table-cell>
          <table:table-cell table:number-columns-repeated="12"/>
          <table:table-cell table:style-name="ce28" office:value-type="date" office:date-value="2018-01-28" calcext:value-type="date">
            <text:p>1/28/18</text:p>
          </table:table-cell>
          <table:table-cell table:style-name="ce75" table:formula="of:=['LB 2017'.B175]" office:value-type="float" office:value="4.54" calcext:value-type="float">
            <text:p>4.54</text:p>
          </table:table-cell>
          <table:table-cell table:style-name="ce42" table:formula="of:=[.AP109]+[.AO110]" office:value-type="float" office:value="485.417896" calcext:value-type="float">
            <text:p>485.4</text:p>
          </table:table-cell>
          <table:table-cell table:style-name="ce32" table:formula="of:=[.AQ109]+3.01" office:value-type="float" office:value="319.059999999999" calcext:value-type="float">
            <text:p>319.059999999999</text:p>
          </table:table-cell>
          <table:table-cell table:style-name="ce38" table:formula="of:=(0.0312039503*[.AO110]^2)+0.2307524608*[.AO110]+1.1730058735" office:value-type="float" office:value="2.86378538753548" calcext:value-type="float">
            <text:p>2.86</text:p>
          </table:table-cell>
          <table:table-cell table:style-name="ce42" table:formula="of:=[.AS109]+[.AR110]" office:value-type="float" office:value="305.739779757077" calcext:value-type="float">
            <text:p>305.7</text:p>
          </table:table-cell>
          <table:table-cell table:style-name="ce38"/>
          <table:table-cell table:style-name="ce32"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Summa</text:p>
          </table:table-cell>
          <table:table-cell table:formula="of:=SUM([.BE102:.BE109])" office:value-type="float" office:value="83" calcext:value-type="float">
            <text:p>83</text:p>
          </table:table-cell>
          <table:table-cell table:formula="of:=SUM([.BF102:.BF109])" office:value-type="float" office:value="80" calcext:value-type="float">
            <text:p>80</text:p>
          </table:table-cell>
          <table:table-cell table:formula="of:=SUM([.BG102:.BG109])" office:value-type="float" office:value="81" calcext:value-type="float">
            <text:p>81</text:p>
          </table:table-cell>
          <table:table-cell table:number-columns-repeated="964"/>
        </table:table-row>
        <table:table-row table:style-name="ro2">
          <table:table-cell table:style-name="ce168" office:value-type="date" office:date-value="2017-12-19" calcext:value-type="date">
            <text:p>12/19/17</text:p>
          </table:table-cell>
          <table:table-cell table:style-name="ce178" table:formula="of:=['LB 2017'.B135]" office:value-type="float" office:value="4.553031" calcext:value-type="float">
            <text:p>4.553031</text:p>
          </table:table-cell>
          <table:table-cell table:style-name="ce74" table:formula="of:=[.C110]+[.B111]" office:value-type="float" office:value="500.886447" calcext:value-type="float">
            <text:p>500.886447</text:p>
          </table:table-cell>
          <table:table-cell table:style-name="ce74" table:formula="of:=[.D110]+3.01" office:value-type="float" office:value="322.069999999999" calcext:value-type="float">
            <text:p>322.069999999999</text:p>
          </table:table-cell>
          <table:table-cell table:style-name="ce171" table:formula="of:=(0.0312039503*[.B111]^2)+0.2307524608*[.B111]+1.1730058735" office:value-type="float" office:value="2.87048971908148" calcext:value-type="float">
            <text:p>2.87</text:p>
          </table:table-cell>
          <table:table-cell table:style-name="ce172" table:formula="of:=[.F110]+[.E111]" office:value-type="float" office:value="314.295532081914" calcext:value-type="float">
            <text:p>314.3</text:p>
          </table:table-cell>
          <table:table-cell table:style-name="ce74"/>
          <table:table-cell table:style-name="ce74" office:value-type="float" office:value="107" calcext:value-type="float">
            <text:p>107</text:p>
          </table:table-cell>
          <table:table-cell office:value-type="string" calcext:value-type="string">
            <text:p>poured away and added RNA later directly</text:p>
          </table:table-cell>
          <table:table-cell table:style-name="ce236" office:value-type="date" office:date-value="2017-12-24" calcext:value-type="date">
            <text:p>12/24/17</text:p>
          </table:table-cell>
          <table:table-cell table:style-name="ce32" table:formula="of:=['LB 2017'.B140]" office:value-type="float" office:value="4.55731" calcext:value-type="float">
            <text:p>4.55731</text:p>
          </table:table-cell>
          <table:table-cell table:formula="of:=[.L110]+[.K111]" office:value-type="float" office:value="499.898561" calcext:value-type="float">
            <text:p>499.898561</text:p>
          </table:table-cell>
          <table:table-cell table:formula="of:=[.M110]+3.01" office:value-type="float" office:value="322.07" calcext:value-type="float">
            <text:p>322.07</text:p>
          </table:table-cell>
          <table:table-cell table:style-name="ce245" table:formula="of:=(0.0312039503*[.K111]^2)+0.2307524608*[.K111]+1.1730058735" office:value-type="float" office:value="2.87269353710951" calcext:value-type="float">
            <text:p>2.87</text:p>
          </table:table-cell>
          <table:table-cell table:style-name="ce250" table:formula="of:=[.O110]+[.N111]" office:value-type="float" office:value="313.782076045957" calcext:value-type="float">
            <text:p>313.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11/13/17 and 18 left for later</text:p>
          </table:table-cell>
          <table:table-cell/>
          <table:table-cell table:style-name="ce168" office:value-type="date" office:date-value="2017-12-31" calcext:value-type="date">
            <text:p>12/31/17</text:p>
          </table:table-cell>
          <table:table-cell table:style-name="ce74" table:formula="of:=['LB 2017'.B147]" office:value-type="float" office:value="4.530805" calcext:value-type="float">
            <text:p>4.530805</text:p>
          </table:table-cell>
          <table:table-cell table:style-name="ce74" table:formula="of:=[.V110]+[.U111]" office:value-type="float" office:value="498.247673" calcext:value-type="float">
            <text:p>498.247673</text:p>
          </table:table-cell>
          <table:table-cell table:style-name="ce74" table:formula="of:=[.W110]+3.01" office:value-type="float" office:value="322.069999999999" calcext:value-type="float">
            <text:p>322.069999999999</text:p>
          </table:table-cell>
          <table:table-cell table:style-name="ce171" table:formula="of:=(0.0312039503*[.U111]^2)+0.2307524608*[.U111]+1.1730058735" office:value-type="float" office:value="2.85906102035788" calcext:value-type="float">
            <text:p>2.86</text:p>
          </table:table-cell>
          <table:table-cell table:style-name="ce172" table:formula="of:=[.Y110]+[.X111]" office:value-type="float" office:value="312.92159594456" calcext:value-type="float">
            <text:p>312.9</text:p>
          </table:table-cell>
          <table:table-cell table:style-name="ce74"/>
          <table:table-cell table:style-name="ce74" office:value-type="float" office:value="107" calcext:value-type="float">
            <text:p>107</text:p>
          </table:table-cell>
          <table:table-cell table:number-columns-repeated="12"/>
          <table:table-cell table:style-name="ce28" office:value-type="date" office:date-value="2018-01-29" calcext:value-type="date">
            <text:p>1/29/18</text:p>
          </table:table-cell>
          <table:table-cell table:style-name="ce75" table:formula="of:=['LB 2017'.B176]" office:value-type="float" office:value="4.54" calcext:value-type="float">
            <text:p>4.54</text:p>
          </table:table-cell>
          <table:table-cell table:style-name="ce42" table:formula="of:=[.AP110]+[.AO111]" office:value-type="float" office:value="489.957896" calcext:value-type="float">
            <text:p>490.0</text:p>
          </table:table-cell>
          <table:table-cell table:style-name="ce32" table:formula="of:=[.AQ110]+3.01" office:value-type="float" office:value="322.069999999999" calcext:value-type="float">
            <text:p>322.069999999999</text:p>
          </table:table-cell>
          <table:table-cell table:style-name="ce38" table:formula="of:=(0.0312039503*[.AO111]^2)+0.2307524608*[.AO111]+1.1730058735" office:value-type="float" office:value="2.86378538753548" calcext:value-type="float">
            <text:p>2.86</text:p>
          </table:table-cell>
          <table:table-cell table:style-name="ce42" table:formula="of:=[.AS110]+[.AR111]" office:value-type="float" office:value="308.603565144612" calcext:value-type="float">
            <text:p>308.6</text:p>
          </table:table-cell>
          <table:table-cell table:style-name="ce38"/>
          <table:table-cell table:style-name="ce32" office:value-type="float" office:value="107" calcext:value-type="float">
            <text:p>107</text:p>
          </table:table-cell>
          <table:table-cell table:number-columns-repeated="976"/>
        </table:table-row>
        <table:table-row table:style-name="ro2">
          <table:table-cell table:style-name="ce168" office:value-type="date" office:date-value="2017-12-20" calcext:value-type="date">
            <text:p>12/20/17</text:p>
          </table:table-cell>
          <table:table-cell table:style-name="ce178" table:formula="of:=['LB 2017'.B136]" office:value-type="float" office:value="4.542943" calcext:value-type="float">
            <text:p>4.542943</text:p>
          </table:table-cell>
          <table:table-cell table:style-name="ce74" table:formula="of:=[.C111]+[.B112]" office:value-type="float" office:value="505.42939" calcext:value-type="float">
            <text:p>505.42939</text:p>
          </table:table-cell>
          <table:table-cell table:style-name="ce74" table:formula="of:=[.D111]+3.01" office:value-type="float" office:value="325.079999999999" calcext:value-type="float">
            <text:p>325.079999999999</text:p>
          </table:table-cell>
          <table:table-cell table:style-name="ce171" table:formula="of:=(0.0312039503*[.B112]^2)+0.2307524608*[.B112]+1.1730058735" office:value-type="float" office:value="2.86529860798245" calcext:value-type="float">
            <text:p>2.87</text:p>
          </table:table-cell>
          <table:table-cell table:style-name="ce172" table:formula="of:=[.F111]+[.E112]" office:value-type="float" office:value="317.160830689896" calcext:value-type="float">
            <text:p>317.2</text:p>
          </table:table-cell>
          <table:table-cell table:style-name="ce74"/>
          <table:table-cell table:style-name="ce74" office:value-type="float" office:value="108" calcext:value-type="float">
            <text:p>108</text:p>
          </table:table-cell>
          <table:table-cell office:value-type="string" calcext:value-type="string">
            <text:p>washed PFA samples 1x with water before adding PFA</text:p>
          </table:table-cell>
          <table:table-cell table:style-name="ce236" office:value-type="date" office:date-value="2017-12-25" calcext:value-type="date">
            <text:p>12/25/17</text:p>
          </table:table-cell>
          <table:table-cell table:style-name="ce32" table:formula="of:=['LB 2017'.B141]" office:value-type="float" office:value="4.472939" calcext:value-type="float">
            <text:p>4.472939</text:p>
          </table:table-cell>
          <table:table-cell table:formula="of:=[.L111]+[.K112]" office:value-type="float" office:value="504.3715" calcext:value-type="float">
            <text:p>504.3715</text:p>
          </table:table-cell>
          <table:table-cell table:formula="of:=[.M111]+3.01" office:value-type="float" office:value="325.08" calcext:value-type="float">
            <text:p>325.08</text:p>
          </table:table-cell>
          <table:table-cell table:style-name="ce245" table:formula="of:=(0.0312039503*[.K112]^2)+0.2307524608*[.K112]+1.1730058735" office:value-type="float" office:value="2.82945070802337" calcext:value-type="float">
            <text:p>2.83</text:p>
          </table:table-cell>
          <table:table-cell table:style-name="ce250" table:formula="of:=[.O111]+[.N112]" office:value-type="float" office:value="316.611526753981" calcext:value-type="float">
            <text:p>316.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ot very many left in 11 and 13</text:p>
          </table:table-cell>
          <table:table-cell/>
          <table:table-cell table:style-name="ce168" office:value-type="date" office:date-value="2018-01-01" calcext:value-type="date">
            <text:p>1/1/18</text:p>
          </table:table-cell>
          <table:table-cell table:style-name="ce74" table:formula="of:=['LB 2017'.B148]" office:value-type="float" office:value="4.522019" calcext:value-type="float">
            <text:p>4.522019</text:p>
          </table:table-cell>
          <table:table-cell table:style-name="ce74" table:formula="of:=[.V111]+[.U112]" office:value-type="float" office:value="502.769692" calcext:value-type="float">
            <text:p>502.769692</text:p>
          </table:table-cell>
          <table:table-cell table:style-name="ce74" table:formula="of:=[.W111]+3.01" office:value-type="float" office:value="325.079999999999" calcext:value-type="float">
            <text:p>325.079999999999</text:p>
          </table:table-cell>
          <table:table-cell table:style-name="ce171" table:formula="of:=(0.0312039503*[.U112]^2)+0.2307524608*[.U112]+1.1730058735" office:value-type="float" office:value="2.85455172595397" calcext:value-type="float">
            <text:p>2.85</text:p>
          </table:table-cell>
          <table:table-cell table:style-name="ce172" table:formula="of:=[.Y111]+[.X112]" office:value-type="float" office:value="315.776147670514" calcext:value-type="float">
            <text:p>315.8</text:p>
          </table:table-cell>
          <table:table-cell table:style-name="ce74"/>
          <table:table-cell table:style-name="ce74" office:value-type="float" office:value="108" calcext:value-type="float">
            <text:p>108</text:p>
          </table:table-cell>
          <table:table-cell table:number-columns-repeated="12"/>
          <table:table-cell table:style-name="ce28" office:value-type="date" office:date-value="2018-01-30" calcext:value-type="date">
            <text:p>1/30/18</text:p>
          </table:table-cell>
          <table:table-cell table:style-name="ce75" table:formula="of:=['LB 2017'.B177]" office:value-type="float" office:value="4.54" calcext:value-type="float">
            <text:p>4.54</text:p>
          </table:table-cell>
          <table:table-cell table:style-name="ce42" table:formula="of:=[.AP111]+[.AO112]" office:value-type="float" office:value="494.497896" calcext:value-type="float">
            <text:p>494.5</text:p>
          </table:table-cell>
          <table:table-cell table:style-name="ce32" table:formula="of:=[.AQ111]+3.01" office:value-type="float" office:value="325.079999999999" calcext:value-type="float">
            <text:p>325.079999999999</text:p>
          </table:table-cell>
          <table:table-cell table:style-name="ce38" table:formula="of:=(0.0312039503*[.AO112]^2)+0.2307524608*[.AO112]+1.1730058735" office:value-type="float" office:value="2.86378538753548" calcext:value-type="float">
            <text:p>2.86</text:p>
          </table:table-cell>
          <table:table-cell table:style-name="ce42" table:formula="of:=[.AS111]+[.AR112]" office:value-type="float" office:value="311.467350532148" calcext:value-type="float">
            <text:p>311.5</text:p>
          </table:table-cell>
          <table:table-cell table:style-name="ce38"/>
          <table:table-cell table:style-name="ce32" office:value-type="float" office:value="108" calcext:value-type="float">
            <text:p>108</text:p>
          </table:table-cell>
          <table:table-cell table:number-columns-repeated="976"/>
        </table:table-row>
        <table:table-row table:style-name="ro2">
          <table:table-cell table:style-name="ce168" office:value-type="date" office:date-value="2017-12-21" calcext:value-type="date">
            <text:p>12/21/17</text:p>
          </table:table-cell>
          <table:table-cell table:style-name="ce178" table:formula="of:=['LB 2017'.B137]" office:value-type="float" office:value="4.457813" calcext:value-type="float">
            <text:p>4.457813</text:p>
          </table:table-cell>
          <table:table-cell table:style-name="ce74" table:formula="of:=[.C112]+[.B113]" office:value-type="float" office:value="509.887203" calcext:value-type="float">
            <text:p>509.887203</text:p>
          </table:table-cell>
          <table:table-cell table:style-name="ce74" table:formula="of:=[.D112]+3.01" office:value-type="float" office:value="328.089999999999" calcext:value-type="float">
            <text:p>328.089999999999</text:p>
          </table:table-cell>
          <table:table-cell table:style-name="ce171" table:formula="of:=(0.0312039503*[.B113]^2)+0.2307524608*[.B113]+1.1730058735" office:value-type="float" office:value="2.82174511216063" calcext:value-type="float">
            <text:p>2.82</text:p>
          </table:table-cell>
          <table:table-cell table:style-name="ce172" table:formula="of:=[.F112]+[.E113]" office:value-type="float" office:value="319.982575802057" calcext:value-type="float">
            <text:p>320.0</text:p>
          </table:table-cell>
          <table:table-cell table:style-name="ce74"/>
          <table:table-cell table:style-name="ce74" office:value-type="float" office:value="109" calcext:value-type="float">
            <text:p>109</text:p>
          </table:table-cell>
          <table:table-cell table:style-name="ce314" office:value-type="string" calcext:value-type="string">
            <text:p>Finished all – nothing left</text:p>
          </table:table-cell>
          <table:table-cell table:style-name="ce236" office:value-type="date" office:date-value="2017-12-26" calcext:value-type="date">
            <text:p>12/26/17</text:p>
          </table:table-cell>
          <table:table-cell table:style-name="ce32" table:formula="of:=['LB 2017'.B142]" office:value-type="float" office:value="4.552215" calcext:value-type="float">
            <text:p>4.552215</text:p>
          </table:table-cell>
          <table:table-cell table:formula="of:=[.L112]+[.K113]" office:value-type="float" office:value="508.923715" calcext:value-type="float">
            <text:p>508.923715</text:p>
          </table:table-cell>
          <table:table-cell table:formula="of:=[.M112]+3.01" office:value-type="float" office:value="328.09" calcext:value-type="float">
            <text:p>328.09</text:p>
          </table:table-cell>
          <table:table-cell table:style-name="ce245" table:formula="of:=(0.0312039503*[.K113]^2)+0.2307524608*[.K113]+1.1730058735" office:value-type="float" office:value="2.87006958344424" calcext:value-type="float">
            <text:p>2.87</text:p>
          </table:table-cell>
          <table:table-cell table:style-name="ce250" table:formula="of:=[.O112]+[.N113]" office:value-type="float" office:value="319.481596337425" calcext:value-type="float">
            <text:p>319.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FA samples euthanized with a drop of PhEtOH</text:p>
          </table:table-cell>
          <table:table-cell/>
          <table:table-cell table:style-name="ce168"/>
          <table:table-cell table:style-name="ce74" table:number-columns-repeated="3"/>
          <table:table-cell table:style-name="ce171"/>
          <table:table-cell table:style-name="ce172"/>
          <table:table-cell table:style-name="ce74" table:number-columns-repeated="2"/>
          <table:table-cell table:number-columns-repeated="12"/>
          <table:table-cell table:style-name="ce28" office:value-type="date" office:date-value="2018-01-31" calcext:value-type="date">
            <text:p>1/31/18</text:p>
          </table:table-cell>
          <table:table-cell table:style-name="ce75" table:formula="of:=['LB 2017'.B178]" office:value-type="float" office:value="4.54" calcext:value-type="float">
            <text:p>4.54</text:p>
          </table:table-cell>
          <table:table-cell table:style-name="ce42" table:formula="of:=[.AP112]+[.AO113]" office:value-type="float" office:value="499.037896" calcext:value-type="float">
            <text:p>499.0</text:p>
          </table:table-cell>
          <table:table-cell table:style-name="ce32" table:formula="of:=[.AQ112]+3.01" office:value-type="float" office:value="328.089999999999" calcext:value-type="float">
            <text:p>328.089999999999</text:p>
          </table:table-cell>
          <table:table-cell table:style-name="ce38" table:formula="of:=(0.0312039503*[.AO113]^2)+0.2307524608*[.AO113]+1.1730058735" office:value-type="float" office:value="2.86378538753548" calcext:value-type="float">
            <text:p>2.86</text:p>
          </table:table-cell>
          <table:table-cell table:style-name="ce42" table:formula="of:=[.AS112]+[.AR113]" office:value-type="float" office:value="314.331135919683" calcext:value-type="float">
            <text:p>314.3</text:p>
          </table:table-cell>
          <table:table-cell table:style-name="ce38"/>
          <table:table-cell table:style-name="ce32" office:value-type="float" office:value="109" calcext:value-type="float">
            <text:p>109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7-12-27" calcext:value-type="date">
            <text:p>12/27/17</text:p>
          </table:table-cell>
          <table:table-cell table:style-name="ce32" table:formula="of:=['LB 2017'.B143]" office:value-type="float" office:value="4.551164" calcext:value-type="float">
            <text:p>4.551164</text:p>
          </table:table-cell>
          <table:table-cell table:formula="of:=[.L113]+[.K114]" office:value-type="float" office:value="513.474879" calcext:value-type="float">
            <text:p>513.474879</text:p>
          </table:table-cell>
          <table:table-cell table:formula="of:=[.M113]+3.01" office:value-type="float" office:value="331.1" calcext:value-type="float">
            <text:p>331.1</text:p>
          </table:table-cell>
          <table:table-cell table:style-name="ce245" table:formula="of:=(0.0312039503*[.K114]^2)+0.2307524608*[.K114]+1.1730058735" office:value-type="float" office:value="2.86952851409139" calcext:value-type="float">
            <text:p>2.87</text:p>
          </table:table-cell>
          <table:table-cell table:style-name="ce250" table:formula="of:=[.O113]+[.N114]" office:value-type="float" office:value="322.351124851516" calcext:value-type="float">
            <text:p>322.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2"/>
          <table:table-cell table:style-name="ce28" office:value-type="date" office:date-value="2018-02-01" calcext:value-type="date">
            <text:p>2/1/18</text:p>
          </table:table-cell>
          <table:table-cell table:style-name="ce75" table:formula="of:=['LB 2017'.B179]" office:value-type="float" office:value="4.54" calcext:value-type="float">
            <text:p>4.54</text:p>
          </table:table-cell>
          <table:table-cell table:style-name="ce42" table:formula="of:=[.AP113]+[.AO114]" office:value-type="float" office:value="503.577896" calcext:value-type="float">
            <text:p>503.6</text:p>
          </table:table-cell>
          <table:table-cell table:style-name="ce32" table:formula="of:=[.AQ113]+3.01" office:value-type="float" office:value="331.099999999999" calcext:value-type="float">
            <text:p>331.099999999999</text:p>
          </table:table-cell>
          <table:table-cell table:style-name="ce38" table:formula="of:=(0.0312039503*[.AO114]^2)+0.2307524608*[.AO114]+1.1730058735" office:value-type="float" office:value="2.86378538753548" calcext:value-type="float">
            <text:p>2.86</text:p>
          </table:table-cell>
          <table:table-cell table:style-name="ce42" table:formula="of:=[.AS113]+[.AR114]" office:value-type="float" office:value="317.194921307219" calcext:value-type="float">
            <text:p>317.2</text:p>
          </table:table-cell>
          <table:table-cell table:style-name="ce38"/>
          <table:table-cell table:style-name="ce32" office:value-type="float" office:value="110" calcext:value-type="float">
            <text:p>110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7-12-28" calcext:value-type="date">
            <text:p>12/28/17</text:p>
          </table:table-cell>
          <table:table-cell table:style-name="ce32" table:formula="of:=['LB 2017'.B144]" office:value-type="float" office:value="4.540817" calcext:value-type="float">
            <text:p>4.540817</text:p>
          </table:table-cell>
          <table:table-cell table:formula="of:=[.L114]+[.K115]" office:value-type="float" office:value="518.015696" calcext:value-type="float">
            <text:p>518.015696</text:p>
          </table:table-cell>
          <table:table-cell table:formula="of:=[.M114]+3.01" office:value-type="float" office:value="334.11" calcext:value-type="float">
            <text:p>334.11</text:p>
          </table:table-cell>
          <table:table-cell table:style-name="ce245" table:formula="of:=(0.0312039503*[.K115]^2)+0.2307524608*[.K115]+1.1730058735" office:value-type="float" office:value="2.86420541526099" calcext:value-type="float">
            <text:p>2.86</text:p>
          </table:table-cell>
          <table:table-cell table:style-name="ce250" table:formula="of:=[.O114]+[.N115]" office:value-type="float" office:value="325.215330266777" calcext:value-type="float">
            <text:p>325.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2"/>
          <table:table-cell table:style-name="ce28" office:value-type="date" office:date-value="2018-02-02" calcext:value-type="date">
            <text:p>2/2/18</text:p>
          </table:table-cell>
          <table:table-cell table:style-name="ce75" table:formula="of:=['LB 2017'.B180]" office:value-type="float" office:value="4.54" calcext:value-type="float">
            <text:p>4.54</text:p>
          </table:table-cell>
          <table:table-cell table:style-name="ce42" table:formula="of:=[.AP114]+[.AO115]" office:value-type="float" office:value="508.117896" calcext:value-type="float">
            <text:p>508.1</text:p>
          </table:table-cell>
          <table:table-cell table:style-name="ce32" table:formula="of:=[.AQ114]+3.01" office:value-type="float" office:value="334.109999999999" calcext:value-type="float">
            <text:p>334.109999999999</text:p>
          </table:table-cell>
          <table:table-cell table:style-name="ce38" table:formula="of:=(0.0312039503*[.AO115]^2)+0.2307524608*[.AO115]+1.1730058735" office:value-type="float" office:value="2.86378538753548" calcext:value-type="float">
            <text:p>2.86</text:p>
          </table:table-cell>
          <table:table-cell table:style-name="ce42" table:formula="of:=[.AS114]+[.AR115]" office:value-type="float" office:value="320.058706694754" calcext:value-type="float">
            <text:p>320.1</text:p>
          </table:table-cell>
          <table:table-cell table:style-name="ce38"/>
          <table:table-cell table:style-name="ce32" office:value-type="float" office:value="111" calcext:value-type="float">
            <text:p>111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7-12-29" calcext:value-type="date">
            <text:p>12/29/17</text:p>
          </table:table-cell>
          <table:table-cell table:style-name="ce32" table:formula="of:=['LB 2017'.B145]" office:value-type="float" office:value="4.542177" calcext:value-type="float">
            <text:p>4.542177</text:p>
          </table:table-cell>
          <table:table-cell table:formula="of:=[.L115]+[.K116]" office:value-type="float" office:value="522.557873" calcext:value-type="float">
            <text:p>522.557873</text:p>
          </table:table-cell>
          <table:table-cell table:formula="of:=[.M115]+3.01" office:value-type="float" office:value="337.12" calcext:value-type="float">
            <text:p>337.12</text:p>
          </table:table-cell>
          <table:table-cell table:style-name="ce245" table:formula="of:=(0.0312039503*[.K116]^2)+0.2307524608*[.K116]+1.1730058735" office:value-type="float" office:value="2.86490469700664" calcext:value-type="float">
            <text:p>2.86</text:p>
          </table:table-cell>
          <table:table-cell table:style-name="ce250" table:formula="of:=[.O115]+[.N116]" office:value-type="float" office:value="328.080234963784" calcext:value-type="float">
            <text:p>328.1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2"/>
          <table:table-cell table:style-name="ce28" office:value-type="date" office:date-value="2018-02-03" calcext:value-type="date">
            <text:p>2/3/18</text:p>
          </table:table-cell>
          <table:table-cell table:style-name="ce75" table:formula="of:=['LB 2017'.B181]" office:value-type="float" office:value="4.54" calcext:value-type="float">
            <text:p>4.54</text:p>
          </table:table-cell>
          <table:table-cell table:style-name="ce42" table:formula="of:=[.AP115]+[.AO116]" office:value-type="float" office:value="512.657896" calcext:value-type="float">
            <text:p>512.7</text:p>
          </table:table-cell>
          <table:table-cell table:style-name="ce32" table:formula="of:=[.AQ115]+3.01" office:value-type="float" office:value="337.119999999999" calcext:value-type="float">
            <text:p>337.119999999999</text:p>
          </table:table-cell>
          <table:table-cell table:style-name="ce38" table:formula="of:=(0.0312039503*[.AO116]^2)+0.2307524608*[.AO116]+1.1730058735" office:value-type="float" office:value="2.86378538753548" calcext:value-type="float">
            <text:p>2.86</text:p>
          </table:table-cell>
          <table:table-cell table:style-name="ce42" table:formula="of:=[.AS115]+[.AR116]" office:value-type="float" office:value="322.922492082289" calcext:value-type="float">
            <text:p>322.9</text:p>
          </table:table-cell>
          <table:table-cell table:style-name="ce38"/>
          <table:table-cell table:style-name="ce32" office:value-type="float" office:value="112" calcext:value-type="float">
            <text:p>112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7-12-30" calcext:value-type="date">
            <text:p>12/30/17</text:p>
          </table:table-cell>
          <table:table-cell table:style-name="ce32" table:formula="of:=['LB 2017'.B146]" office:value-type="float" office:value="4.528988" calcext:value-type="float">
            <text:p>4.528988</text:p>
          </table:table-cell>
          <table:table-cell table:formula="of:=[.L116]+[.K117]" office:value-type="float" office:value="527.086861" calcext:value-type="float">
            <text:p>527.086861</text:p>
          </table:table-cell>
          <table:table-cell table:formula="of:=[.M116]+3.01" office:value-type="float" office:value="340.13" calcext:value-type="float">
            <text:p>340.13</text:p>
          </table:table-cell>
          <table:table-cell table:style-name="ce245" table:formula="of:=(0.0312039503*[.K117]^2)+0.2307524608*[.K117]+1.1730058735" office:value-type="float" office:value="2.85812807481908" calcext:value-type="float">
            <text:p>2.86</text:p>
          </table:table-cell>
          <table:table-cell table:style-name="ce250" table:formula="of:=[.O116]+[.N117]" office:value-type="float" office:value="330.938363038603" calcext:value-type="float">
            <text:p>330.9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2"/>
          <table:table-cell table:style-name="ce28" office:value-type="date" office:date-value="2018-02-04" calcext:value-type="date">
            <text:p>2/4/18</text:p>
          </table:table-cell>
          <table:table-cell table:style-name="ce75" table:formula="of:=['LB 2017'.B182]" office:value-type="float" office:value="4.54" calcext:value-type="float">
            <text:p>4.54</text:p>
          </table:table-cell>
          <table:table-cell table:style-name="ce42" table:formula="of:=[.AP116]+[.AO117]" office:value-type="float" office:value="517.197896" calcext:value-type="float">
            <text:p>517.2</text:p>
          </table:table-cell>
          <table:table-cell table:style-name="ce32" table:formula="of:=[.AQ116]+3.01" office:value-type="float" office:value="340.129999999999" calcext:value-type="float">
            <text:p>340.129999999999</text:p>
          </table:table-cell>
          <table:table-cell table:style-name="ce38" table:formula="of:=(0.0312039503*[.AO117]^2)+0.2307524608*[.AO117]+1.1730058735" office:value-type="float" office:value="2.86378538753548" calcext:value-type="float">
            <text:p>2.86</text:p>
          </table:table-cell>
          <table:table-cell table:style-name="ce42" table:formula="of:=[.AS116]+[.AR117]" office:value-type="float" office:value="325.786277469825" calcext:value-type="float">
            <text:p>325.8</text:p>
          </table:table-cell>
          <table:table-cell table:style-name="ce38"/>
          <table:table-cell table:style-name="ce32" office:value-type="float" office:value="113" calcext:value-type="float">
            <text:p>113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7-12-31" calcext:value-type="date">
            <text:p>12/31/17</text:p>
          </table:table-cell>
          <table:table-cell table:style-name="ce32" table:formula="of:=['LB 2017'.B147]" office:value-type="float" office:value="4.530805" calcext:value-type="float">
            <text:p>4.530805</text:p>
          </table:table-cell>
          <table:table-cell table:formula="of:=[.L117]+[.K118]" office:value-type="float" office:value="531.617666" calcext:value-type="float">
            <text:p>531.617666</text:p>
          </table:table-cell>
          <table:table-cell table:formula="of:=[.M117]+3.01" office:value-type="float" office:value="343.14" calcext:value-type="float">
            <text:p>343.14</text:p>
          </table:table-cell>
          <table:table-cell table:style-name="ce245" table:formula="of:=(0.0312039503*[.K118]^2)+0.2307524608*[.K118]+1.1730058735" office:value-type="float" office:value="2.85906102035788" calcext:value-type="float">
            <text:p>2.86</text:p>
          </table:table-cell>
          <table:table-cell table:style-name="ce250" table:formula="of:=[.O117]+[.N118]" office:value-type="float" office:value="333.797424058961" calcext:value-type="float">
            <text:p>333.8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2"/>
          <table:table-cell table:style-name="ce28" office:value-type="date" office:date-value="2018-02-05" calcext:value-type="date">
            <text:p>2/5/18</text:p>
          </table:table-cell>
          <table:table-cell table:style-name="ce75" table:formula="of:=['LB 2017'.B183]" office:value-type="float" office:value="4.54" calcext:value-type="float">
            <text:p>4.54</text:p>
          </table:table-cell>
          <table:table-cell table:style-name="ce42" table:formula="of:=[.AP117]+[.AO118]" office:value-type="float" office:value="521.737896" calcext:value-type="float">
            <text:p>521.7</text:p>
          </table:table-cell>
          <table:table-cell table:style-name="ce32" table:formula="of:=[.AQ117]+3.01" office:value-type="float" office:value="343.139999999999" calcext:value-type="float">
            <text:p>343.139999999999</text:p>
          </table:table-cell>
          <table:table-cell table:style-name="ce38" table:formula="of:=(0.0312039503*[.AO118]^2)+0.2307524608*[.AO118]+1.1730058735" office:value-type="float" office:value="2.86378538753548" calcext:value-type="float">
            <text:p>2.86</text:p>
          </table:table-cell>
          <table:table-cell table:style-name="ce42" table:formula="of:=[.AS117]+[.AR118]" office:value-type="float" office:value="328.65006285736" calcext:value-type="float">
            <text:p>328.7</text:p>
          </table:table-cell>
          <table:table-cell table:style-name="ce38"/>
          <table:table-cell table:style-name="ce32" office:value-type="float" office:value="114" calcext:value-type="float">
            <text:p>114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01" calcext:value-type="date">
            <text:p>1/1/18</text:p>
          </table:table-cell>
          <table:table-cell table:style-name="ce32" table:formula="of:=['LB 2017'.B148]" office:value-type="float" office:value="4.522019" calcext:value-type="float">
            <text:p>4.522019</text:p>
          </table:table-cell>
          <table:table-cell table:formula="of:=[.L118]+[.K119]" office:value-type="float" office:value="536.139685" calcext:value-type="float">
            <text:p>536.139685</text:p>
          </table:table-cell>
          <table:table-cell table:formula="of:=[.M118]+3.01" office:value-type="float" office:value="346.15" calcext:value-type="float">
            <text:p>346.15</text:p>
          </table:table-cell>
          <table:table-cell table:style-name="ce245" table:formula="of:=(0.0312039503*[.K119]^2)+0.2307524608*[.K119]+1.1730058735" office:value-type="float" office:value="2.85455172595397" calcext:value-type="float">
            <text:p>2.85</text:p>
          </table:table-cell>
          <table:table-cell table:style-name="ce250" table:formula="of:=[.O118]+[.N119]" office:value-type="float" office:value="336.651975784915" calcext:value-type="float">
            <text:p>336.7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2"/>
          <table:table-cell table:style-name="ce28" office:value-type="date" office:date-value="2018-02-06" calcext:value-type="date">
            <text:p>2/6/18</text:p>
          </table:table-cell>
          <table:table-cell table:style-name="ce75" table:formula="of:=['LB 2017'.B184]" office:value-type="float" office:value="4.54" calcext:value-type="float">
            <text:p>4.54</text:p>
          </table:table-cell>
          <table:table-cell table:style-name="ce42" table:formula="of:=[.AP118]+[.AO119]" office:value-type="float" office:value="526.277896" calcext:value-type="float">
            <text:p>526.3</text:p>
          </table:table-cell>
          <table:table-cell table:style-name="ce32" table:formula="of:=[.AQ118]+3.01" office:value-type="float" office:value="346.149999999999" calcext:value-type="float">
            <text:p>346.149999999999</text:p>
          </table:table-cell>
          <table:table-cell table:style-name="ce38" table:formula="of:=(0.0312039503*[.AO119]^2)+0.2307524608*[.AO119]+1.1730058735" office:value-type="float" office:value="2.86378538753548" calcext:value-type="float">
            <text:p>2.86</text:p>
          </table:table-cell>
          <table:table-cell table:style-name="ce42" table:formula="of:=[.AS118]+[.AR119]" office:value-type="float" office:value="331.513848244896" calcext:value-type="float">
            <text:p>331.5</text:p>
          </table:table-cell>
          <table:table-cell table:style-name="ce38"/>
          <table:table-cell table:style-name="ce32" office:value-type="float" office:value="115" calcext:value-type="float">
            <text:p>115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02" calcext:value-type="date">
            <text:p>1/2/18</text:p>
          </table:table-cell>
          <table:table-cell table:style-name="ce32" table:formula="of:=['LB 2017'.B149]" office:value-type="float" office:value="4.526403" calcext:value-type="float">
            <text:p>4.526403</text:p>
          </table:table-cell>
          <table:table-cell table:formula="of:=[.L119]+[.K120]" office:value-type="float" office:value="540.666088" calcext:value-type="float">
            <text:p>540.666088</text:p>
          </table:table-cell>
          <table:table-cell table:formula="of:=[.M119]+3.01" office:value-type="float" office:value="349.16" calcext:value-type="float">
            <text:p>349.16</text:p>
          </table:table-cell>
          <table:table-cell table:style-name="ce245" table:formula="of:=(0.0312039503*[.K120]^2)+0.2307524608*[.K120]+1.1730058735" office:value-type="float" office:value="2.85680115184363" calcext:value-type="float">
            <text:p>2.86</text:p>
          </table:table-cell>
          <table:table-cell table:style-name="ce250" table:formula="of:=[.O119]+[.N120]" office:value-type="float" office:value="339.508776936759" calcext:value-type="float">
            <text:p>339.5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2"/>
          <table:table-cell table:style-name="ce28" office:value-type="date" office:date-value="2018-02-07" calcext:value-type="date">
            <text:p>2/7/18</text:p>
          </table:table-cell>
          <table:table-cell table:style-name="ce75" table:formula="of:=['LB 2017'.B185]" office:value-type="float" office:value="4.54" calcext:value-type="float">
            <text:p>4.54</text:p>
          </table:table-cell>
          <table:table-cell table:style-name="ce42" table:formula="of:=[.AP119]+[.AO120]" office:value-type="float" office:value="530.817896" calcext:value-type="float">
            <text:p>530.8</text:p>
          </table:table-cell>
          <table:table-cell table:style-name="ce32" table:formula="of:=[.AQ119]+3.01" office:value-type="float" office:value="349.159999999999" calcext:value-type="float">
            <text:p>349.159999999999</text:p>
          </table:table-cell>
          <table:table-cell table:style-name="ce38" table:formula="of:=(0.0312039503*[.AO120]^2)+0.2307524608*[.AO120]+1.1730058735" office:value-type="float" office:value="2.86378538753548" calcext:value-type="float">
            <text:p>2.86</text:p>
          </table:table-cell>
          <table:table-cell table:style-name="ce42" table:formula="of:=[.AS119]+[.AR120]" office:value-type="float" office:value="334.377633632431" calcext:value-type="float">
            <text:p>334.4</text:p>
          </table:table-cell>
          <table:table-cell table:style-name="ce38"/>
          <table:table-cell table:style-name="ce32" office:value-type="float" office:value="116" calcext:value-type="float">
            <text:p>116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03" calcext:value-type="date">
            <text:p>1/3/18</text:p>
          </table:table-cell>
          <table:table-cell table:style-name="ce32" table:formula="of:=['LB 2017'.B150]" office:value-type="float" office:value="4.525922" calcext:value-type="float">
            <text:p>4.525922</text:p>
          </table:table-cell>
          <table:table-cell table:formula="of:=[.L120]+[.K121]" office:value-type="float" office:value="545.19201" calcext:value-type="float">
            <text:p>545.19201</text:p>
          </table:table-cell>
          <table:table-cell table:formula="of:=[.M120]+3.01" office:value-type="float" office:value="352.17" calcext:value-type="float">
            <text:p>352.17</text:p>
          </table:table-cell>
          <table:table-cell table:style-name="ce245" table:formula="of:=(0.0312039503*[.K121]^2)+0.2307524608*[.K121]+1.1730058735" office:value-type="float" office:value="2.85655429265797" calcext:value-type="float">
            <text:p>2.86</text:p>
          </table:table-cell>
          <table:table-cell table:style-name="ce250" table:formula="of:=[.O120]+[.N121]" office:value-type="float" office:value="342.365331229417" calcext:value-type="float">
            <text:p>342.4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2"/>
          <table:table-cell table:style-name="ce28" office:value-type="date" office:date-value="2018-02-08" calcext:value-type="date">
            <text:p>2/8/18</text:p>
          </table:table-cell>
          <table:table-cell table:style-name="ce75" table:formula="of:=['LB 2017'.B186]" office:value-type="float" office:value="4.54" calcext:value-type="float">
            <text:p>4.54</text:p>
          </table:table-cell>
          <table:table-cell table:style-name="ce42" table:formula="of:=[.AP120]+[.AO121]" office:value-type="float" office:value="535.357896" calcext:value-type="float">
            <text:p>535.4</text:p>
          </table:table-cell>
          <table:table-cell table:style-name="ce32" table:formula="of:=[.AQ120]+3.01" office:value-type="float" office:value="352.169999999999" calcext:value-type="float">
            <text:p>352.169999999999</text:p>
          </table:table-cell>
          <table:table-cell table:style-name="ce38" table:formula="of:=(0.0312039503*[.AO121]^2)+0.2307524608*[.AO121]+1.1730058735" office:value-type="float" office:value="2.86378538753548" calcext:value-type="float">
            <text:p>2.86</text:p>
          </table:table-cell>
          <table:table-cell table:style-name="ce42" table:formula="of:=[.AS120]+[.AR121]" office:value-type="float" office:value="337.241419019967" calcext:value-type="float">
            <text:p>337.2</text:p>
          </table:table-cell>
          <table:table-cell table:style-name="ce38"/>
          <table:table-cell table:style-name="ce32" office:value-type="float" office:value="117" calcext:value-type="float">
            <text:p>117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04" calcext:value-type="date">
            <text:p>1/4/18</text:p>
          </table:table-cell>
          <table:table-cell table:style-name="ce32" table:formula="of:=['LB 2017'.B151]" office:value-type="float" office:value="4.523663" calcext:value-type="float">
            <text:p>4.523663</text:p>
          </table:table-cell>
          <table:table-cell table:formula="of:=[.L121]+[.K122]" office:value-type="float" office:value="549.715673" calcext:value-type="float">
            <text:p>549.715673</text:p>
          </table:table-cell>
          <table:table-cell table:formula="of:=[.M121]+3.01" office:value-type="float" office:value="355.18" calcext:value-type="float">
            <text:p>355.18</text:p>
          </table:table-cell>
          <table:table-cell table:style-name="ce245" table:formula="of:=(0.0312039503*[.K122]^2)+0.2307524608*[.K122]+1.1730058735" office:value-type="float" office:value="2.85539512010252" calcext:value-type="float">
            <text:p>2.86</text:p>
          </table:table-cell>
          <table:table-cell table:style-name="ce250" table:formula="of:=[.O121]+[.N122]" office:value-type="float" office:value="345.220726349519" calcext:value-type="float">
            <text:p>345.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2"/>
          <table:table-cell table:style-name="ce28" office:value-type="date" office:date-value="2018-02-09" calcext:value-type="date">
            <text:p>2/9/18</text:p>
          </table:table-cell>
          <table:table-cell table:style-name="ce75" table:formula="of:=['LB 2017'.B187]" office:value-type="float" office:value="4.54" calcext:value-type="float">
            <text:p>4.54</text:p>
          </table:table-cell>
          <table:table-cell table:style-name="ce42" table:formula="of:=[.AP121]+[.AO122]" office:value-type="float" office:value="539.897896" calcext:value-type="float">
            <text:p>539.9</text:p>
          </table:table-cell>
          <table:table-cell table:style-name="ce32" table:formula="of:=[.AQ121]+3.01" office:value-type="float" office:value="355.179999999999" calcext:value-type="float">
            <text:p>355.179999999999</text:p>
          </table:table-cell>
          <table:table-cell table:style-name="ce38" table:formula="of:=(0.0312039503*[.AO122]^2)+0.2307524608*[.AO122]+1.1730058735" office:value-type="float" office:value="2.86378538753548" calcext:value-type="float">
            <text:p>2.86</text:p>
          </table:table-cell>
          <table:table-cell table:style-name="ce42" table:formula="of:=[.AS121]+[.AR122]" office:value-type="float" office:value="340.105204407502" calcext:value-type="float">
            <text:p>340.1</text:p>
          </table:table-cell>
          <table:table-cell table:style-name="ce38"/>
          <table:table-cell table:style-name="ce32" office:value-type="float" office:value="118" calcext:value-type="float">
            <text:p>118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8"/>
          <table:table-cell table:style-name="ce32"/>
          <table:table-cell/>
          <table:table-cell table:style-name="ce236" office:value-type="date" office:date-value="2018-01-05" calcext:value-type="date">
            <text:p>1/5/18</text:p>
          </table:table-cell>
          <table:table-cell table:style-name="ce32" table:formula="of:=['LB 2017'.B152]" office:value-type="float" office:value="4.521851" calcext:value-type="float">
            <text:p>4.521851</text:p>
          </table:table-cell>
          <table:table-cell table:formula="of:=[.L122]+[.K123]" office:value-type="float" office:value="554.237524" calcext:value-type="float">
            <text:p>554.237524</text:p>
          </table:table-cell>
          <table:table-cell table:formula="of:=[.M122]+3.01" office:value-type="float" office:value="358.19" calcext:value-type="float">
            <text:p>358.19</text:p>
          </table:table-cell>
          <table:table-cell table:style-name="ce245" table:formula="of:=(0.0312039503*[.K123]^2)+0.2307524608*[.K123]+1.1730058735" office:value-type="float" office:value="2.85446554918959" calcext:value-type="float">
            <text:p>2.85</text:p>
          </table:table-cell>
          <table:table-cell table:style-name="ce250" table:formula="of:=[.O122]+[.N123]" office:value-type="float" office:value="348.075191898709" calcext:value-type="float">
            <text:p>348.1</text:p>
          </table:table-cell>
          <table:table-cell table:style-name="ce38" table:formula="of:=[.O123]-350" office:value-type="float" office:value="-1.92480810129132" calcext:value-type="float">
            <text:p>-1.92</text:p>
          </table:table-cell>
          <table:table-cell office:value-type="float" office:value="119" calcext:value-type="float">
            <text:p>119</text:p>
          </table:table-cell>
          <table:table-cell table:number-columns-repeated="22"/>
          <table:table-cell table:style-name="ce28" office:value-type="date" office:date-value="2018-02-10" calcext:value-type="date">
            <text:p>2/10/18</text:p>
          </table:table-cell>
          <table:table-cell table:style-name="ce75" table:formula="of:=['LB 2017'.B188]" office:value-type="float" office:value="4.54" calcext:value-type="float">
            <text:p>4.54</text:p>
          </table:table-cell>
          <table:table-cell table:style-name="ce42" table:formula="of:=[.AP122]+[.AO123]" office:value-type="float" office:value="544.437896" calcext:value-type="float">
            <text:p>544.4</text:p>
          </table:table-cell>
          <table:table-cell table:style-name="ce32" table:formula="of:=[.AQ122]+3.01" office:value-type="float" office:value="358.189999999999" calcext:value-type="float">
            <text:p>358.189999999999</text:p>
          </table:table-cell>
          <table:table-cell table:style-name="ce38" table:formula="of:=(0.0312039503*[.AO123]^2)+0.2307524608*[.AO123]+1.1730058735" office:value-type="float" office:value="2.86378538753548" calcext:value-type="float">
            <text:p>2.86</text:p>
          </table:table-cell>
          <table:table-cell table:style-name="ce42" table:formula="of:=[.AS122]+[.AR123]" office:value-type="float" office:value="342.968989795038" calcext:value-type="float">
            <text:p>343.0</text:p>
          </table:table-cell>
          <table:table-cell table:style-name="ce38"/>
          <table:table-cell table:style-name="ce32" office:value-type="float" office:value="119" calcext:value-type="float">
            <text:p>119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8"/>
          <table:table-cell table:style-name="ce32"/>
          <table:table-cell/>
          <table:table-cell table:style-name="ce237" office:value-type="date" office:date-value="2018-01-06" calcext:value-type="date">
            <text:p>1/6/18</text:p>
          </table:table-cell>
          <table:table-cell table:style-name="ce238" table:formula="of:=['LB 2017'.B153]" office:value-type="float" office:value="4.540121" calcext:value-type="float">
            <text:p>4.540121</text:p>
          </table:table-cell>
          <table:table-cell table:style-name="ce238" table:formula="of:=[.L123]+[.K124]" office:value-type="float" office:value="558.777645" calcext:value-type="float">
            <text:p>558.777645</text:p>
          </table:table-cell>
          <table:table-cell table:style-name="ce238" table:formula="of:=[.M123]+3.01" office:value-type="float" office:value="361.199999999999" calcext:value-type="float">
            <text:p>361.199999999999</text:p>
          </table:table-cell>
          <table:table-cell table:style-name="ce247" table:formula="of:=(0.0312039503*[.K124]^2)+0.2307524608*[.K124]+1.1730058735" office:value-type="float" office:value="2.86384759219621" calcext:value-type="float">
            <text:p>2.86</text:p>
          </table:table-cell>
          <table:table-cell table:style-name="ce252" table:formula="of:=[.O123]+[.N124]" office:value-type="float" office:value="350.939039490905" calcext:value-type="float">
            <text:p>350.9</text:p>
          </table:table-cell>
          <table:table-cell table:style-name="ce247" table:formula="of:=[.O124]-350" office:value-type="float" office:value="0.939039490904918" calcext:value-type="float">
            <text:p>0.94</text:p>
          </table:table-cell>
          <table:table-cell table:style-name="ce238" office:value-type="float" office:value="120" calcext:value-type="float">
            <text:p>120</text:p>
          </table:table-cell>
          <table:table-cell office:value-type="string" calcext:value-type="string">
            <text:p>Samples in E/R/P</text:p>
          </table:table-cell>
          <table:table-cell table:number-columns-repeated="21"/>
          <table:table-cell table:style-name="ce28" office:value-type="date" office:date-value="2018-02-11" calcext:value-type="date">
            <text:p>2/11/18</text:p>
          </table:table-cell>
          <table:table-cell table:style-name="ce75" table:formula="of:=['LB 2017'.B189]" office:value-type="float" office:value="4.54" calcext:value-type="float">
            <text:p>4.54</text:p>
          </table:table-cell>
          <table:table-cell table:style-name="ce42" table:formula="of:=[.AP123]+[.AO124]" office:value-type="float" office:value="548.977896" calcext:value-type="float">
            <text:p>549.0</text:p>
          </table:table-cell>
          <table:table-cell table:style-name="ce32" table:formula="of:=[.AQ123]+3.01" office:value-type="float" office:value="361.199999999999" calcext:value-type="float">
            <text:p>361.199999999999</text:p>
          </table:table-cell>
          <table:table-cell table:style-name="ce38" table:formula="of:=(0.0312039503*[.AO124]^2)+0.2307524608*[.AO124]+1.1730058735" office:value-type="float" office:value="2.86378538753548" calcext:value-type="float">
            <text:p>2.86</text:p>
          </table:table-cell>
          <table:table-cell table:style-name="ce42" table:formula="of:=[.AS123]+[.AR124]" office:value-type="float" office:value="345.832775182573" calcext:value-type="float">
            <text:p>345.8</text:p>
          </table:table-cell>
          <table:table-cell table:style-name="ce38"/>
          <table:table-cell table:style-name="ce32" office:value-type="float" office:value="120" calcext:value-type="float">
            <text:p>120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8"/>
          <table:table-cell table:style-name="ce32"/>
          <table:table-cell/>
          <table:table-cell table:style-name="ce236" office:value-type="date" office:date-value="2018-01-07" calcext:value-type="date">
            <text:p>1/7/18</text:p>
          </table:table-cell>
          <table:table-cell table:style-name="ce32" table:formula="of:=['LB 2017'.B154]" office:value-type="float" office:value="4.52934" calcext:value-type="float">
            <text:p>4.52934</text:p>
          </table:table-cell>
          <table:table-cell table:formula="of:=[.L124]+[.K125]" office:value-type="float" office:value="563.306985" calcext:value-type="float">
            <text:p>563.306985</text:p>
          </table:table-cell>
          <table:table-cell table:formula="of:=[.M124]+3.01" office:value-type="float" office:value="364.209999999999" calcext:value-type="float">
            <text:p>364.209999999999</text:p>
          </table:table-cell>
          <table:table-cell table:style-name="ce245" table:formula="of:=(0.0312039503*[.K125]^2)+0.2307524608*[.K125]+1.1730058735" office:value-type="float" office:value="2.85830879446237" calcext:value-type="float">
            <text:p>2.86</text:p>
          </table:table-cell>
          <table:table-cell table:style-name="ce250" table:formula="of:=[.O124]+[.N125]" office:value-type="float" office:value="353.797348285367" calcext:value-type="float">
            <text:p>353.8</text:p>
          </table:table-cell>
          <table:table-cell table:style-name="ce38" table:formula="of:=[.O125]-350" office:value-type="float" office:value="3.79734828536726" calcext:value-type="float">
            <text:p>3.8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1 and 13 ~ 25 fish in each – left for later</text:p>
          </table:table-cell>
          <table:table-cell table:number-columns-repeated="21"/>
          <table:table-cell table:style-name="ce237" office:value-type="date" office:date-value="2018-02-12" calcext:value-type="date">
            <text:p>2/12/18</text:p>
          </table:table-cell>
          <table:table-cell table:style-name="ce76" table:formula="of:=['LB 2017'.B190]" office:value-type="float" office:value="4.54" calcext:value-type="float">
            <text:p>4.54</text:p>
          </table:table-cell>
          <table:table-cell table:style-name="ce252" table:formula="of:=[.AP124]+[.AO125]" office:value-type="float" office:value="553.517896" calcext:value-type="float">
            <text:p>553.5</text:p>
          </table:table-cell>
          <table:table-cell table:style-name="ce238" table:formula="of:=[.AQ124]+3.01" office:value-type="float" office:value="364.209999999999" calcext:value-type="float">
            <text:p>364.209999999999</text:p>
          </table:table-cell>
          <table:table-cell table:style-name="ce247" table:formula="of:=(0.0312039503*[.AO125]^2)+0.2307524608*[.AO125]+1.1730058735" office:value-type="float" office:value="2.86378538753548" calcext:value-type="float">
            <text:p>2.86</text:p>
          </table:table-cell>
          <table:table-cell table:style-name="ce252" table:formula="of:=[.AS124]+[.AR125]" office:value-type="float" office:value="348.696560570109" calcext:value-type="float">
            <text:p>348.7</text:p>
          </table:table-cell>
          <table:table-cell table:style-name="ce247"/>
          <table:table-cell table:style-name="ce238"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Already sampled 30E/19R/30P</text:p>
          </table:table-cell>
          <table:table-cell table:number-columns-repeated="2"/>
          <table:table-cell office:value-type="string" calcext:value-type="string">
            <text:p>17SB17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964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08" calcext:value-type="date">
            <text:p>1/8/18</text:p>
          </table:table-cell>
          <table:table-cell table:style-name="ce32" table:formula="of:=['LB 2017'.B155]" office:value-type="float" office:value="4.541957" calcext:value-type="float">
            <text:p>4.541957</text:p>
          </table:table-cell>
          <table:table-cell table:formula="of:=[.L125]+[.K126]" office:value-type="float" office:value="567.848942" calcext:value-type="float">
            <text:p>567.848942</text:p>
          </table:table-cell>
          <table:table-cell table:formula="of:=[.M125]+3.01" office:value-type="float" office:value="367.219999999999" calcext:value-type="float">
            <text:p>367.219999999999</text:p>
          </table:table-cell>
          <table:table-cell table:style-name="ce245" table:formula="of:=(0.0312039503*[.K126]^2)+0.2307524608*[.K126]+1.1730058735" office:value-type="float" office:value="2.86479157007478" calcext:value-type="float">
            <text:p>2.86</text:p>
          </table:table-cell>
          <table:table-cell table:style-name="ce250" table:formula="of:=[.O125]+[.N126]" office:value-type="float" office:value="356.662139855442" calcext:value-type="float">
            <text:p>356.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17SB17 15E/15R/15P &gt;30 left</text:p>
          </table:table-cell>
          <table:table-cell table:number-columns-repeated="21"/>
          <table:table-cell table:style-name="ce28" office:value-type="date" office:date-value="2018-02-13" calcext:value-type="date">
            <text:p>2/13/18</text:p>
          </table:table-cell>
          <table:table-cell table:style-name="ce75" table:formula="of:=['LB 2017'.B191]" office:value-type="float" office:value="4.54" calcext:value-type="float">
            <text:p>4.54</text:p>
          </table:table-cell>
          <table:table-cell table:style-name="ce42" table:formula="of:=[.AP125]+[.AO126]" office:value-type="float" office:value="558.057896" calcext:value-type="float">
            <text:p>558.1</text:p>
          </table:table-cell>
          <table:table-cell table:style-name="ce32" table:formula="of:=[.AQ125]+3.01" office:value-type="float" office:value="367.219999999999" calcext:value-type="float">
            <text:p>367.219999999999</text:p>
          </table:table-cell>
          <table:table-cell table:style-name="ce38" table:formula="of:=(0.0312039503*[.AO126]^2)+0.2307524608*[.AO126]+1.1730058735" office:value-type="float" office:value="2.86378538753548" calcext:value-type="float">
            <text:p>2.86</text:p>
          </table:table-cell>
          <table:table-cell table:style-name="ce42" table:formula="of:=[.AS125]+[.AR126]" office:value-type="float" office:value="351.560345957644" calcext:value-type="float">
            <text:p>351.6</text:p>
          </table:table-cell>
          <table:table-cell table:style-name="ce38"/>
          <table:table-cell table:style-name="ce32"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17SB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64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09" calcext:value-type="date">
            <text:p>1/9/18</text:p>
          </table:table-cell>
          <table:table-cell table:style-name="ce32" table:formula="of:=['LB 2017'.B156]" office:value-type="float" office:value="4.55416" calcext:value-type="float">
            <text:p>4.55416</text:p>
          </table:table-cell>
          <table:table-cell table:formula="of:=[.L126]+[.K127]" office:value-type="float" office:value="572.403102" calcext:value-type="float">
            <text:p>572.403102</text:p>
          </table:table-cell>
          <table:table-cell table:formula="of:=[.M126]+3.01" office:value-type="float" office:value="370.229999999999" calcext:value-type="float">
            <text:p>370.229999999999</text:p>
          </table:table-cell>
          <table:table-cell table:style-name="ce245" table:formula="of:=(0.0312039503*[.K127]^2)+0.2307524608*[.K127]+1.1730058735" office:value-type="float" office:value="2.87107107820832" calcext:value-type="float">
            <text:p>2.87</text:p>
          </table:table-cell>
          <table:table-cell table:style-name="ce250" table:formula="of:=[.O126]+[.N127]" office:value-type="float" office:value="359.53321093365" calcext:value-type="float">
            <text:p>359.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17SB18 15E/14R/15P – Finished</text:p>
          </table:table-cell>
          <table:table-cell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14" calcext:value-type="date">
            <text:p>2/14/18</text:p>
          </table:table-cell>
          <table:table-cell table:style-name="ce75" table:formula="of:=['LB 2017'.B192]" office:value-type="float" office:value="4.54" calcext:value-type="float">
            <text:p>4.54</text:p>
          </table:table-cell>
          <table:table-cell table:style-name="ce42" table:formula="of:=[.AP126]+[.AO127]" office:value-type="float" office:value="562.597896" calcext:value-type="float">
            <text:p>562.6</text:p>
          </table:table-cell>
          <table:table-cell table:style-name="ce32" table:formula="of:=[.AQ126]+3.01" office:value-type="float" office:value="370.229999999999" calcext:value-type="float">
            <text:p>370.229999999999</text:p>
          </table:table-cell>
          <table:table-cell table:style-name="ce38" table:formula="of:=(0.0312039503*[.AO127]^2)+0.2307524608*[.AO127]+1.1730058735" office:value-type="float" office:value="2.86378538753548" calcext:value-type="float">
            <text:p>2.86</text:p>
          </table:table-cell>
          <table:table-cell table:style-name="ce42" table:formula="of:=[.AS126]+[.AR127]" office:value-type="float" office:value="354.42413134518" calcext:value-type="float">
            <text:p>354.4</text:p>
          </table:table-cell>
          <table:table-cell table:style-name="ce38"/>
          <table:table-cell table:style-name="ce32" office:value-type="float" office:value="123" calcext:value-type="float">
            <text:p>123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0" calcext:value-type="date">
            <text:p>1/10/18</text:p>
          </table:table-cell>
          <table:table-cell table:style-name="ce32" table:formula="of:=['LB 2017'.B157]" office:value-type="float" office:value="4.556861" calcext:value-type="float">
            <text:p>4.556861</text:p>
          </table:table-cell>
          <table:table-cell table:formula="of:=[.L127]+[.K128]" office:value-type="float" office:value="576.959963" calcext:value-type="float">
            <text:p>576.959963</text:p>
          </table:table-cell>
          <table:table-cell table:formula="of:=[.M127]+3.01" office:value-type="float" office:value="373.239999999999" calcext:value-type="float">
            <text:p>373.239999999999</text:p>
          </table:table-cell>
          <table:table-cell table:style-name="ce245" table:formula="of:=(0.0312039503*[.K128]^2)+0.2307524608*[.K128]+1.1730058735" office:value-type="float" office:value="2.87246223449024" calcext:value-type="float">
            <text:p>2.87</text:p>
          </table:table-cell>
          <table:table-cell table:style-name="ce250" table:formula="of:=[.O127]+[.N128]" office:value-type="float" office:value="362.405673168141" calcext:value-type="float">
            <text:p>362.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15" calcext:value-type="date">
            <text:p>2/15/18</text:p>
          </table:table-cell>
          <table:table-cell table:style-name="ce75" table:formula="of:=['LB 2017'.B193]" office:value-type="float" office:value="4.54" calcext:value-type="float">
            <text:p>4.54</text:p>
          </table:table-cell>
          <table:table-cell table:style-name="ce42" table:formula="of:=[.AP127]+[.AO128]" office:value-type="float" office:value="567.137896" calcext:value-type="float">
            <text:p>567.1</text:p>
          </table:table-cell>
          <table:table-cell table:style-name="ce32" table:formula="of:=[.AQ127]+3.01" office:value-type="float" office:value="373.239999999999" calcext:value-type="float">
            <text:p>373.239999999999</text:p>
          </table:table-cell>
          <table:table-cell table:style-name="ce38" table:formula="of:=(0.0312039503*[.AO128]^2)+0.2307524608*[.AO128]+1.1730058735" office:value-type="float" office:value="2.86378538753548" calcext:value-type="float">
            <text:p>2.86</text:p>
          </table:table-cell>
          <table:table-cell table:style-name="ce42" table:formula="of:=[.AS127]+[.AR128]" office:value-type="float" office:value="357.287916732715" calcext:value-type="float">
            <text:p>357.3</text:p>
          </table:table-cell>
          <table:table-cell table:style-name="ce38"/>
          <table:table-cell table:style-name="ce32" office:value-type="float" office:value="124" calcext:value-type="float">
            <text:p>124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1" calcext:value-type="date">
            <text:p>1/11/18</text:p>
          </table:table-cell>
          <table:table-cell table:style-name="ce32" table:formula="of:=['LB 2017'.B158]" office:value-type="float" office:value="4.554354" calcext:value-type="float">
            <text:p>4.554354</text:p>
          </table:table-cell>
          <table:table-cell table:formula="of:=[.L128]+[.K129]" office:value-type="float" office:value="581.514317" calcext:value-type="float">
            <text:p>581.514317</text:p>
          </table:table-cell>
          <table:table-cell table:formula="of:=[.M128]+3.01" office:value-type="float" office:value="376.249999999999" calcext:value-type="float">
            <text:p>376.249999999999</text:p>
          </table:table-cell>
          <table:table-cell table:style-name="ce245" table:formula="of:=(0.0312039503*[.K129]^2)+0.2307524608*[.K129]+1.1730058735" office:value-type="float" office:value="2.87117098317964" calcext:value-type="float">
            <text:p>2.87</text:p>
          </table:table-cell>
          <table:table-cell table:style-name="ce250" table:formula="of:=[.O128]+[.N129]" office:value-type="float" office:value="365.27684415132" calcext:value-type="float">
            <text:p>365.3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16" calcext:value-type="date">
            <text:p>2/16/18</text:p>
          </table:table-cell>
          <table:table-cell table:style-name="ce75" table:formula="of:=['LB 2017'.B194]" office:value-type="float" office:value="4.54" calcext:value-type="float">
            <text:p>4.54</text:p>
          </table:table-cell>
          <table:table-cell table:style-name="ce42" table:formula="of:=[.AP128]+[.AO129]" office:value-type="float" office:value="571.677896" calcext:value-type="float">
            <text:p>571.7</text:p>
          </table:table-cell>
          <table:table-cell table:style-name="ce32" table:formula="of:=[.AQ128]+3.01" office:value-type="float" office:value="376.249999999999" calcext:value-type="float">
            <text:p>376.249999999999</text:p>
          </table:table-cell>
          <table:table-cell table:style-name="ce38" table:formula="of:=(0.0312039503*[.AO129]^2)+0.2307524608*[.AO129]+1.1730058735" office:value-type="float" office:value="2.86378538753548" calcext:value-type="float">
            <text:p>2.86</text:p>
          </table:table-cell>
          <table:table-cell table:style-name="ce42" table:formula="of:=[.AS128]+[.AR129]" office:value-type="float" office:value="360.151702120251" calcext:value-type="float">
            <text:p>360.2</text:p>
          </table:table-cell>
          <table:table-cell table:style-name="ce38"/>
          <table:table-cell table:style-name="ce32" office:value-type="float" office:value="125" calcext:value-type="float">
            <text:p>125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2" calcext:value-type="date">
            <text:p>1/12/18</text:p>
          </table:table-cell>
          <table:table-cell table:style-name="ce32" table:formula="of:=['LB 2017'.B159]" office:value-type="float" office:value="4.553818" calcext:value-type="float">
            <text:p>4.553818</text:p>
          </table:table-cell>
          <table:table-cell table:formula="of:=[.L129]+[.K130]" office:value-type="float" office:value="586.068135" calcext:value-type="float">
            <text:p>586.068135</text:p>
          </table:table-cell>
          <table:table-cell table:formula="of:=[.M129]+3.01" office:value-type="float" office:value="379.259999999999" calcext:value-type="float">
            <text:p>379.259999999999</text:p>
          </table:table-cell>
          <table:table-cell table:style-name="ce245" table:formula="of:=(0.0312039503*[.K130]^2)+0.2307524608*[.K130]+1.1730058735" office:value-type="float" office:value="2.87089496279337" calcext:value-type="float">
            <text:p>2.87</text:p>
          </table:table-cell>
          <table:table-cell table:style-name="ce250" table:formula="of:=[.O129]+[.N130]" office:value-type="float" office:value="368.147739114114" calcext:value-type="float">
            <text:p>368.1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17" calcext:value-type="date">
            <text:p>2/17/18</text:p>
          </table:table-cell>
          <table:table-cell table:style-name="ce75" table:formula="of:=['LB 2017'.B195]" office:value-type="float" office:value="4.54" calcext:value-type="float">
            <text:p>4.54</text:p>
          </table:table-cell>
          <table:table-cell table:style-name="ce42" table:formula="of:=[.AP129]+[.AO130]" office:value-type="float" office:value="576.217896" calcext:value-type="float">
            <text:p>576.2</text:p>
          </table:table-cell>
          <table:table-cell table:style-name="ce32" table:formula="of:=[.AQ129]+3.01" office:value-type="float" office:value="379.259999999999" calcext:value-type="float">
            <text:p>379.259999999999</text:p>
          </table:table-cell>
          <table:table-cell table:style-name="ce38" table:formula="of:=(0.0312039503*[.AO130]^2)+0.2307524608*[.AO130]+1.1730058735" office:value-type="float" office:value="2.86378538753548" calcext:value-type="float">
            <text:p>2.86</text:p>
          </table:table-cell>
          <table:table-cell table:style-name="ce42" table:formula="of:=[.AS129]+[.AR130]" office:value-type="float" office:value="363.015487507786" calcext:value-type="float">
            <text:p>363.0</text:p>
          </table:table-cell>
          <table:table-cell table:style-name="ce38"/>
          <table:table-cell table:style-name="ce32" office:value-type="float" office:value="126" calcext:value-type="float">
            <text:p>126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3" calcext:value-type="date">
            <text:p>1/13/18</text:p>
          </table:table-cell>
          <table:table-cell table:style-name="ce32" table:formula="of:=['LB 2017'.B160]" office:value-type="float" office:value="4.558534" calcext:value-type="float">
            <text:p>4.558534</text:p>
          </table:table-cell>
          <table:table-cell table:formula="of:=[.L130]+[.K131]" office:value-type="float" office:value="590.626669" calcext:value-type="float">
            <text:p>590.626669</text:p>
          </table:table-cell>
          <table:table-cell table:formula="of:=[.M130]+3.01" office:value-type="float" office:value="382.269999999999" calcext:value-type="float">
            <text:p>382.269999999999</text:p>
          </table:table-cell>
          <table:table-cell table:style-name="ce245" table:formula="of:=(0.0312039503*[.K131]^2)+0.2307524608*[.K131]+1.1730058735" office:value-type="float" office:value="2.87332414534151" calcext:value-type="float">
            <text:p>2.87</text:p>
          </table:table-cell>
          <table:table-cell table:style-name="ce250" table:formula="of:=[.O130]+[.N131]" office:value-type="float" office:value="371.021063259455" calcext:value-type="float">
            <text:p>371.0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18" calcext:value-type="date">
            <text:p>2/18/18</text:p>
          </table:table-cell>
          <table:table-cell table:style-name="ce75" table:formula="of:=['LB 2017'.B196]" office:value-type="float" office:value="4.54" calcext:value-type="float">
            <text:p>4.54</text:p>
          </table:table-cell>
          <table:table-cell table:style-name="ce42" table:formula="of:=[.AP130]+[.AO131]" office:value-type="float" office:value="580.757896" calcext:value-type="float">
            <text:p>580.8</text:p>
          </table:table-cell>
          <table:table-cell table:style-name="ce32" table:formula="of:=[.AQ130]+3.01" office:value-type="float" office:value="382.269999999999" calcext:value-type="float">
            <text:p>382.269999999999</text:p>
          </table:table-cell>
          <table:table-cell table:style-name="ce38" table:formula="of:=(0.0312039503*[.AO131]^2)+0.2307524608*[.AO131]+1.1730058735" office:value-type="float" office:value="2.86378538753548" calcext:value-type="float">
            <text:p>2.86</text:p>
          </table:table-cell>
          <table:table-cell table:style-name="ce42" table:formula="of:=[.AS130]+[.AR131]" office:value-type="float" office:value="365.879272895322" calcext:value-type="float">
            <text:p>365.9</text:p>
          </table:table-cell>
          <table:table-cell table:style-name="ce38"/>
          <table:table-cell table:style-name="ce32" office:value-type="float" office:value="127" calcext:value-type="float">
            <text:p>127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4" calcext:value-type="date">
            <text:p>1/14/18</text:p>
          </table:table-cell>
          <table:table-cell table:style-name="ce32" table:formula="of:=['LB 2017'.B161]" office:value-type="float" office:value="4.560379" calcext:value-type="float">
            <text:p>4.560379</text:p>
          </table:table-cell>
          <table:table-cell table:formula="of:=[.L131]+[.K132]" office:value-type="float" office:value="595.187048" calcext:value-type="float">
            <text:p>595.187048</text:p>
          </table:table-cell>
          <table:table-cell table:formula="of:=[.M131]+3.01" office:value-type="float" office:value="385.279999999999" calcext:value-type="float">
            <text:p>385.279999999999</text:p>
          </table:table-cell>
          <table:table-cell table:style-name="ce245" table:formula="of:=(0.0312039503*[.K132]^2)+0.2307524608*[.K132]+1.1730058735" office:value-type="float" office:value="2.87427487120102" calcext:value-type="float">
            <text:p>2.87</text:p>
          </table:table-cell>
          <table:table-cell table:style-name="ce250" table:formula="of:=[.O131]+[.N132]" office:value-type="float" office:value="373.895338130656" calcext:value-type="float">
            <text:p>373.9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19" calcext:value-type="date">
            <text:p>2/19/18</text:p>
          </table:table-cell>
          <table:table-cell table:style-name="ce75" table:formula="of:=['LB 2017'.B197]" office:value-type="float" office:value="4.54" calcext:value-type="float">
            <text:p>4.54</text:p>
          </table:table-cell>
          <table:table-cell table:style-name="ce42" table:formula="of:=[.AP131]+[.AO132]" office:value-type="float" office:value="585.297896" calcext:value-type="float">
            <text:p>585.3</text:p>
          </table:table-cell>
          <table:table-cell table:style-name="ce32" table:formula="of:=[.AQ131]+3.01" office:value-type="float" office:value="385.279999999999" calcext:value-type="float">
            <text:p>385.279999999999</text:p>
          </table:table-cell>
          <table:table-cell table:style-name="ce38" table:formula="of:=(0.0312039503*[.AO132]^2)+0.2307524608*[.AO132]+1.1730058735" office:value-type="float" office:value="2.86378538753548" calcext:value-type="float">
            <text:p>2.86</text:p>
          </table:table-cell>
          <table:table-cell table:style-name="ce42" table:formula="of:=[.AS131]+[.AR132]" office:value-type="float" office:value="368.743058282857" calcext:value-type="float">
            <text:p>368.7</text:p>
          </table:table-cell>
          <table:table-cell table:style-name="ce38"/>
          <table:table-cell table:style-name="ce32" office:value-type="float" office:value="128" calcext:value-type="float">
            <text:p>128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5" calcext:value-type="date">
            <text:p>1/15/18</text:p>
          </table:table-cell>
          <table:table-cell table:style-name="ce32" table:formula="of:=['LB 2017'.B162]" office:value-type="float" office:value="4.567664" calcext:value-type="float">
            <text:p>4.567664</text:p>
          </table:table-cell>
          <table:table-cell table:formula="of:=[.L132]+[.K133]" office:value-type="float" office:value="599.754712" calcext:value-type="float">
            <text:p>599.754712</text:p>
          </table:table-cell>
          <table:table-cell table:formula="of:=[.M132]+3.01" office:value-type="float" office:value="388.289999999999" calcext:value-type="float">
            <text:p>388.289999999999</text:p>
          </table:table-cell>
          <table:table-cell table:style-name="ce245" table:formula="of:=(0.0312039503*[.K133]^2)+0.2307524608*[.K133]+1.1730058735" office:value-type="float" office:value="2.87803089671374" calcext:value-type="float">
            <text:p>2.88</text:p>
          </table:table-cell>
          <table:table-cell table:style-name="ce250" table:formula="of:=[.O132]+[.N133]" office:value-type="float" office:value="376.77336902737" calcext:value-type="float">
            <text:p>376.8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0" calcext:value-type="date">
            <text:p>2/20/18</text:p>
          </table:table-cell>
          <table:table-cell table:style-name="ce75" table:formula="of:=['LB 2017'.B198]" office:value-type="float" office:value="0" calcext:value-type="float">
            <text:p>0</text:p>
          </table:table-cell>
          <table:table-cell table:style-name="ce42" table:formula="of:=[.AP132]+[.AO133]" office:value-type="float" office:value="585.297896" calcext:value-type="float">
            <text:p>585.3</text:p>
          </table:table-cell>
          <table:table-cell table:style-name="ce32" table:formula="of:=[.AQ132]+3.01" office:value-type="float" office:value="388.289999999999" calcext:value-type="float">
            <text:p>388.289999999999</text:p>
          </table:table-cell>
          <table:table-cell table:style-name="ce38" table:formula="of:=(0.0312039503*[.AO133]^2)+0.2307524608*[.AO133]+1.1730058735" office:value-type="float" office:value="1.1730058735" calcext:value-type="float">
            <text:p>1.17</text:p>
          </table:table-cell>
          <table:table-cell table:style-name="ce42" table:formula="of:=[.AS132]+[.AR133]" office:value-type="float" office:value="369.916064156357" calcext:value-type="float">
            <text:p>369.9</text:p>
          </table:table-cell>
          <table:table-cell table:style-name="ce38"/>
          <table:table-cell table:style-name="ce32" office:value-type="float" office:value="129" calcext:value-type="float">
            <text:p>129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6" calcext:value-type="date">
            <text:p>1/16/18</text:p>
          </table:table-cell>
          <table:table-cell table:style-name="ce32" table:formula="of:=['LB 2017'.B163]" office:value-type="float" office:value="4.53469" calcext:value-type="float">
            <text:p>4.53469</text:p>
          </table:table-cell>
          <table:table-cell table:formula="of:=[.L133]+[.K134]" office:value-type="float" office:value="604.289402" calcext:value-type="float">
            <text:p>604.289402</text:p>
          </table:table-cell>
          <table:table-cell table:formula="of:=[.M133]+3.01" office:value-type="float" office:value="391.299999999999" calcext:value-type="float">
            <text:p>391.299999999999</text:p>
          </table:table-cell>
          <table:table-cell table:style-name="ce245" table:formula="of:=(0.0312039503*[.K134]^2)+0.2307524608*[.K134]+1.1730058735" office:value-type="float" office:value="2.86105647957541" calcext:value-type="float">
            <text:p>2.86</text:p>
          </table:table-cell>
          <table:table-cell table:style-name="ce250" table:formula="of:=[.O133]+[.N134]" office:value-type="float" office:value="379.634425506945" calcext:value-type="float">
            <text:p>379.6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1" calcext:value-type="date">
            <text:p>2/21/18</text:p>
          </table:table-cell>
          <table:table-cell table:style-name="ce75" table:formula="of:=['LB 2017'.B199]" office:value-type="float" office:value="0" calcext:value-type="float">
            <text:p>0</text:p>
          </table:table-cell>
          <table:table-cell table:style-name="ce42" table:formula="of:=[.AP133]+[.AO134]" office:value-type="float" office:value="585.297896" calcext:value-type="float">
            <text:p>585.3</text:p>
          </table:table-cell>
          <table:table-cell table:style-name="ce32" table:formula="of:=[.AQ133]+3.01" office:value-type="float" office:value="391.299999999999" calcext:value-type="float">
            <text:p>391.299999999999</text:p>
          </table:table-cell>
          <table:table-cell table:style-name="ce38" table:formula="of:=(0.0312039503*[.AO134]^2)+0.2307524608*[.AO134]+1.1730058735" office:value-type="float" office:value="1.1730058735" calcext:value-type="float">
            <text:p>1.17</text:p>
          </table:table-cell>
          <table:table-cell table:style-name="ce42" table:formula="of:=[.AS133]+[.AR134]" office:value-type="float" office:value="371.089070029857" calcext:value-type="float">
            <text:p>371.1</text:p>
          </table:table-cell>
          <table:table-cell table:style-name="ce38"/>
          <table:table-cell table:style-name="ce32" office:value-type="float" office:value="130" calcext:value-type="float">
            <text:p>130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7" calcext:value-type="date">
            <text:p>1/17/18</text:p>
          </table:table-cell>
          <table:table-cell table:style-name="ce32" table:formula="of:=['LB 2017'.B164]" office:value-type="float" office:value="4.50791" calcext:value-type="float">
            <text:p>4.50791</text:p>
          </table:table-cell>
          <table:table-cell table:formula="of:=[.L134]+[.K135]" office:value-type="float" office:value="608.797312" calcext:value-type="float">
            <text:p>608.797312</text:p>
          </table:table-cell>
          <table:table-cell table:formula="of:=[.M134]+3.01" office:value-type="float" office:value="394.309999999999" calcext:value-type="float">
            <text:p>394.309999999999</text:p>
          </table:table-cell>
          <table:table-cell table:style-name="ce245" table:formula="of:=(0.0312039503*[.K135]^2)+0.2307524608*[.K135]+1.1730058735" office:value-type="float" office:value="2.84732055423367" calcext:value-type="float">
            <text:p>2.85</text:p>
          </table:table-cell>
          <table:table-cell table:style-name="ce250" table:formula="of:=[.O134]+[.N135]" office:value-type="float" office:value="382.481746061179" calcext:value-type="float">
            <text:p>382.5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2" calcext:value-type="date">
            <text:p>2/22/18</text:p>
          </table:table-cell>
          <table:table-cell table:style-name="ce75" table:formula="of:=['LB 2017'.B200]" office:value-type="float" office:value="0" calcext:value-type="float">
            <text:p>0</text:p>
          </table:table-cell>
          <table:table-cell table:style-name="ce42" table:formula="of:=[.AP134]+[.AO135]" office:value-type="float" office:value="585.297896" calcext:value-type="float">
            <text:p>585.3</text:p>
          </table:table-cell>
          <table:table-cell table:style-name="ce32" table:formula="of:=[.AQ134]+3.01" office:value-type="float" office:value="394.309999999999" calcext:value-type="float">
            <text:p>394.309999999999</text:p>
          </table:table-cell>
          <table:table-cell table:style-name="ce38" table:formula="of:=(0.0312039503*[.AO135]^2)+0.2307524608*[.AO135]+1.1730058735" office:value-type="float" office:value="1.1730058735" calcext:value-type="float">
            <text:p>1.17</text:p>
          </table:table-cell>
          <table:table-cell table:style-name="ce42" table:formula="of:=[.AS134]+[.AR135]" office:value-type="float" office:value="372.262075903357" calcext:value-type="float">
            <text:p>372.3</text:p>
          </table:table-cell>
          <table:table-cell table:style-name="ce38"/>
          <table:table-cell table:style-name="ce32" office:value-type="float" office:value="131" calcext:value-type="float">
            <text:p>131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8" calcext:value-type="date">
            <text:p>1/18/18</text:p>
          </table:table-cell>
          <table:table-cell table:style-name="ce32" table:formula="of:=['LB 2017'.B165]" office:value-type="float" office:value="4.508959" calcext:value-type="float">
            <text:p>4.508959</text:p>
          </table:table-cell>
          <table:table-cell table:formula="of:=[.L135]+[.K136]" office:value-type="float" office:value="613.306271" calcext:value-type="float">
            <text:p>613.306271</text:p>
          </table:table-cell>
          <table:table-cell table:formula="of:=[.M135]+3.01" office:value-type="float" office:value="397.319999999999" calcext:value-type="float">
            <text:p>397.319999999999</text:p>
          </table:table-cell>
          <table:table-cell table:style-name="ce245" table:formula="of:=(0.0312039503*[.K136]^2)+0.2307524608*[.K136]+1.1730058735" office:value-type="float" office:value="2.84785776223186" calcext:value-type="float">
            <text:p>2.85</text:p>
          </table:table-cell>
          <table:table-cell table:style-name="ce250" table:formula="of:=[.O135]+[.N136]" office:value-type="float" office:value="385.329603823411" calcext:value-type="float">
            <text:p>385.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3" calcext:value-type="date">
            <text:p>2/23/18</text:p>
          </table:table-cell>
          <table:table-cell table:style-name="ce75" table:formula="of:=['LB 2017'.B201]" office:value-type="float" office:value="0" calcext:value-type="float">
            <text:p>0</text:p>
          </table:table-cell>
          <table:table-cell table:style-name="ce42" table:formula="of:=[.AP135]+[.AO136]" office:value-type="float" office:value="585.297896" calcext:value-type="float">
            <text:p>585.3</text:p>
          </table:table-cell>
          <table:table-cell table:style-name="ce32" table:formula="of:=[.AQ135]+3.01" office:value-type="float" office:value="397.319999999999" calcext:value-type="float">
            <text:p>397.319999999999</text:p>
          </table:table-cell>
          <table:table-cell table:style-name="ce38" table:formula="of:=(0.0312039503*[.AO136]^2)+0.2307524608*[.AO136]+1.1730058735" office:value-type="float" office:value="1.1730058735" calcext:value-type="float">
            <text:p>1.17</text:p>
          </table:table-cell>
          <table:table-cell table:style-name="ce42" table:formula="of:=[.AS135]+[.AR136]" office:value-type="float" office:value="373.435081776857" calcext:value-type="float">
            <text:p>373.4</text:p>
          </table:table-cell>
          <table:table-cell table:style-name="ce38"/>
          <table:table-cell table:style-name="ce32" office:value-type="float" office:value="132" calcext:value-type="float">
            <text:p>132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19" calcext:value-type="date">
            <text:p>1/19/18</text:p>
          </table:table-cell>
          <table:table-cell table:style-name="ce32" table:formula="of:=['LB 2017'.B166]" office:value-type="float" office:value="4.492462" calcext:value-type="float">
            <text:p>4.492462</text:p>
          </table:table-cell>
          <table:table-cell table:formula="of:=[.L136]+[.K137]" office:value-type="float" office:value="617.798733" calcext:value-type="float">
            <text:p>617.798733</text:p>
          </table:table-cell>
          <table:table-cell table:formula="of:=[.M136]+3.01" office:value-type="float" office:value="400.329999999999" calcext:value-type="float">
            <text:p>400.329999999999</text:p>
          </table:table-cell>
          <table:table-cell table:style-name="ce245" table:formula="of:=(0.0312039503*[.K137]^2)+0.2307524608*[.K137]+1.1730058735" office:value-type="float" office:value="2.83941736328275" calcext:value-type="float">
            <text:p>2.84</text:p>
          </table:table-cell>
          <table:table-cell table:style-name="ce250" table:formula="of:=[.O136]+[.N137]" office:value-type="float" office:value="388.169021186694" calcext:value-type="float">
            <text:p>388.2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4" calcext:value-type="date">
            <text:p>2/24/18</text:p>
          </table:table-cell>
          <table:table-cell table:style-name="ce75" table:formula="of:=['LB 2017'.B202]" office:value-type="float" office:value="0" calcext:value-type="float">
            <text:p>0</text:p>
          </table:table-cell>
          <table:table-cell table:style-name="ce42" table:formula="of:=[.AP136]+[.AO137]" office:value-type="float" office:value="585.297896" calcext:value-type="float">
            <text:p>585.3</text:p>
          </table:table-cell>
          <table:table-cell table:style-name="ce32" table:formula="of:=[.AQ136]+3.01" office:value-type="float" office:value="400.329999999999" calcext:value-type="float">
            <text:p>400.329999999999</text:p>
          </table:table-cell>
          <table:table-cell table:style-name="ce38" table:formula="of:=(0.0312039503*[.AO137]^2)+0.2307524608*[.AO137]+1.1730058735" office:value-type="float" office:value="1.1730058735" calcext:value-type="float">
            <text:p>1.17</text:p>
          </table:table-cell>
          <table:table-cell table:style-name="ce42" table:formula="of:=[.AS136]+[.AR137]" office:value-type="float" office:value="374.608087650357" calcext:value-type="float">
            <text:p>374.6</text:p>
          </table:table-cell>
          <table:table-cell table:style-name="ce38"/>
          <table:table-cell table:style-name="ce32" office:value-type="float" office:value="133" calcext:value-type="float">
            <text:p>133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20" calcext:value-type="date">
            <text:p>1/20/18</text:p>
          </table:table-cell>
          <table:table-cell table:style-name="ce32" table:formula="of:=['LB 2017'.B167]" office:value-type="float" office:value="4.497659" calcext:value-type="float">
            <text:p>4.497659</text:p>
          </table:table-cell>
          <table:table-cell table:formula="of:=[.L137]+[.K138]" office:value-type="float" office:value="622.296392" calcext:value-type="float">
            <text:p>622.296392</text:p>
          </table:table-cell>
          <table:table-cell table:formula="of:=[.M137]+3.01" office:value-type="float" office:value="403.339999999999" calcext:value-type="float">
            <text:p>403.339999999999</text:p>
          </table:table-cell>
          <table:table-cell table:style-name="ce245" table:formula="of:=(0.0312039503*[.K138]^2)+0.2307524608*[.K138]+1.1730058735" office:value-type="float" office:value="2.84207448414181" calcext:value-type="float">
            <text:p>2.84</text:p>
          </table:table-cell>
          <table:table-cell table:style-name="ce250" table:formula="of:=[.O137]+[.N138]" office:value-type="float" office:value="391.011095670835" calcext:value-type="float">
            <text:p>391.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5" calcext:value-type="date">
            <text:p>2/25/18</text:p>
          </table:table-cell>
          <table:table-cell table:style-name="ce75" table:formula="of:=['LB 2017'.B203]" office:value-type="float" office:value="0" calcext:value-type="float">
            <text:p>0</text:p>
          </table:table-cell>
          <table:table-cell table:style-name="ce42" table:formula="of:=[.AP137]+[.AO138]" office:value-type="float" office:value="585.297896" calcext:value-type="float">
            <text:p>585.3</text:p>
          </table:table-cell>
          <table:table-cell table:style-name="ce32" table:formula="of:=[.AQ137]+3.01" office:value-type="float" office:value="403.339999999999" calcext:value-type="float">
            <text:p>403.339999999999</text:p>
          </table:table-cell>
          <table:table-cell table:style-name="ce38" table:formula="of:=(0.0312039503*[.AO138]^2)+0.2307524608*[.AO138]+1.1730058735" office:value-type="float" office:value="1.1730058735" calcext:value-type="float">
            <text:p>1.17</text:p>
          </table:table-cell>
          <table:table-cell table:style-name="ce42" table:formula="of:=[.AS137]+[.AR138]" office:value-type="float" office:value="375.781093523857" calcext:value-type="float">
            <text:p>375.8</text:p>
          </table:table-cell>
          <table:table-cell table:style-name="ce38"/>
          <table:table-cell table:style-name="ce32" office:value-type="float" office:value="134" calcext:value-type="float">
            <text:p>134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21" calcext:value-type="date">
            <text:p>1/21/18</text:p>
          </table:table-cell>
          <table:table-cell table:style-name="ce32" table:formula="of:=['LB 2017'.B168]" office:value-type="float" office:value="4.494132" calcext:value-type="float">
            <text:p>4.494132</text:p>
          </table:table-cell>
          <table:table-cell table:formula="of:=[.L138]+[.K139]" office:value-type="float" office:value="626.790524" calcext:value-type="float">
            <text:p>626.790524</text:p>
          </table:table-cell>
          <table:table-cell table:formula="of:=[.M138]+3.01" office:value-type="float" office:value="406.349999999999" calcext:value-type="float">
            <text:p>406.349999999999</text:p>
          </table:table-cell>
          <table:table-cell table:style-name="ce245" table:formula="of:=(0.0312039503*[.K139]^2)+0.2307524608*[.K139]+1.1730058735" office:value-type="float" office:value="2.84027101667063" calcext:value-type="float">
            <text:p>2.84</text:p>
          </table:table-cell>
          <table:table-cell table:style-name="ce250" table:formula="of:=[.O138]+[.N139]" office:value-type="float" office:value="393.851366687506" calcext:value-type="float">
            <text:p>393.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6" calcext:value-type="date">
            <text:p>2/26/18</text:p>
          </table:table-cell>
          <table:table-cell table:style-name="ce75" table:formula="of:=['LB 2017'.B204]" office:value-type="float" office:value="0" calcext:value-type="float">
            <text:p>0</text:p>
          </table:table-cell>
          <table:table-cell table:style-name="ce42" table:formula="of:=[.AP138]+[.AO139]" office:value-type="float" office:value="585.297896" calcext:value-type="float">
            <text:p>585.3</text:p>
          </table:table-cell>
          <table:table-cell table:style-name="ce32" table:formula="of:=[.AQ138]+3.01" office:value-type="float" office:value="406.349999999999" calcext:value-type="float">
            <text:p>406.349999999999</text:p>
          </table:table-cell>
          <table:table-cell table:style-name="ce38" table:formula="of:=(0.0312039503*[.AO139]^2)+0.2307524608*[.AO139]+1.1730058735" office:value-type="float" office:value="1.1730058735" calcext:value-type="float">
            <text:p>1.17</text:p>
          </table:table-cell>
          <table:table-cell table:style-name="ce42" table:formula="of:=[.AS138]+[.AR139]" office:value-type="float" office:value="376.954099397357" calcext:value-type="float">
            <text:p>377.0</text:p>
          </table:table-cell>
          <table:table-cell table:style-name="ce38"/>
          <table:table-cell table:style-name="ce32" office:value-type="float" office:value="135" calcext:value-type="float">
            <text:p>135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22" calcext:value-type="date">
            <text:p>1/22/18</text:p>
          </table:table-cell>
          <table:table-cell table:style-name="ce32" table:formula="of:=['LB 2017'.B169]" office:value-type="float" office:value="4.330141" calcext:value-type="float">
            <text:p>4.330141</text:p>
          </table:table-cell>
          <table:table-cell table:formula="of:=[.L139]+[.K140]" office:value-type="float" office:value="631.120665" calcext:value-type="float">
            <text:p>631.120665</text:p>
          </table:table-cell>
          <table:table-cell table:formula="of:=[.M139]+3.01" office:value-type="float" office:value="409.359999999999" calcext:value-type="float">
            <text:p>409.359999999999</text:p>
          </table:table-cell>
          <table:table-cell table:style-name="ce245" table:formula="of:=(0.0312039503*[.K140]^2)+0.2307524608*[.K140]+1.1730058735" office:value-type="float" office:value="2.75727441115656" calcext:value-type="float">
            <text:p>2.76</text:p>
          </table:table-cell>
          <table:table-cell table:style-name="ce250" table:formula="of:=[.O139]+[.N140]" office:value-type="float" office:value="396.608641098663" calcext:value-type="float">
            <text:p>396.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7" calcext:value-type="date">
            <text:p>2/27/18</text:p>
          </table:table-cell>
          <table:table-cell table:style-name="ce75" table:formula="of:=['LB 2017'.B205]" office:value-type="float" office:value="0" calcext:value-type="float">
            <text:p>0</text:p>
          </table:table-cell>
          <table:table-cell table:style-name="ce42" table:formula="of:=[.AP139]+[.AO140]" office:value-type="float" office:value="585.297896" calcext:value-type="float">
            <text:p>585.3</text:p>
          </table:table-cell>
          <table:table-cell table:style-name="ce32" table:formula="of:=[.AQ139]+3.01" office:value-type="float" office:value="409.359999999999" calcext:value-type="float">
            <text:p>409.359999999999</text:p>
          </table:table-cell>
          <table:table-cell table:style-name="ce38" table:formula="of:=(0.0312039503*[.AO140]^2)+0.2307524608*[.AO140]+1.1730058735" office:value-type="float" office:value="1.1730058735" calcext:value-type="float">
            <text:p>1.17</text:p>
          </table:table-cell>
          <table:table-cell table:style-name="ce42" table:formula="of:=[.AS139]+[.AR140]" office:value-type="float" office:value="378.127105270857" calcext:value-type="float">
            <text:p>378.1</text:p>
          </table:table-cell>
          <table:table-cell table:style-name="ce38"/>
          <table:table-cell table:style-name="ce32" office:value-type="float" office:value="136" calcext:value-type="float">
            <text:p>136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7" office:value-type="date" office:date-value="2018-01-23" calcext:value-type="date">
            <text:p>1/23/18</text:p>
          </table:table-cell>
          <table:table-cell table:style-name="ce238" table:formula="of:=['LB 2017'.B170]" office:value-type="float" office:value="4.18" calcext:value-type="float">
            <text:p>4.18</text:p>
          </table:table-cell>
          <table:table-cell table:style-name="ce238" table:formula="of:=[.L140]+[.K141]" office:value-type="float" office:value="635.300665" calcext:value-type="float">
            <text:p>635.300665</text:p>
          </table:table-cell>
          <table:table-cell table:style-name="ce238" table:formula="of:=[.M140]+3.01" office:value-type="float" office:value="412.369999999999" calcext:value-type="float">
            <text:p>412.369999999999</text:p>
          </table:table-cell>
          <table:table-cell table:style-name="ce247" table:formula="of:=(0.0312039503*[.K141]^2)+0.2307524608*[.K141]+1.1730058735" office:value-type="float" office:value="2.68275906086572" calcext:value-type="float">
            <text:p>2.68</text:p>
          </table:table-cell>
          <table:table-cell table:style-name="ce252" table:formula="of:=[.O140]+[.N141]" office:value-type="float" office:value="399.291400159528" calcext:value-type="float">
            <text:p>399.3</text:p>
          </table:table-cell>
          <table:table-cell table:style-name="ce238"/>
          <table:table-cell table:style-name="ce238" office:value-type="float" office:value="137" calcext:value-type="float">
            <text:p>137</text:p>
          </table:table-cell>
          <table:table-cell office:value-type="string" calcext:value-type="string">
            <text:p><text:s text:c="23"/></text:p>
          </table:table-cell>
          <table:table-cell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2-28" calcext:value-type="date">
            <text:p>2/28/18</text:p>
          </table:table-cell>
          <table:table-cell table:style-name="ce75" table:formula="of:=['LB 2017'.B206]" office:value-type="float" office:value="0" calcext:value-type="float">
            <text:p>0</text:p>
          </table:table-cell>
          <table:table-cell table:style-name="ce42" table:formula="of:=[.AP140]+[.AO141]" office:value-type="float" office:value="585.297896" calcext:value-type="float">
            <text:p>585.3</text:p>
          </table:table-cell>
          <table:table-cell table:style-name="ce32" table:formula="of:=[.AQ140]+3.01" office:value-type="float" office:value="412.369999999999" calcext:value-type="float">
            <text:p>412.369999999999</text:p>
          </table:table-cell>
          <table:table-cell table:style-name="ce38" table:formula="of:=(0.0312039503*[.AO141]^2)+0.2307524608*[.AO141]+1.1730058735" office:value-type="float" office:value="1.1730058735" calcext:value-type="float">
            <text:p>1.17</text:p>
          </table:table-cell>
          <table:table-cell table:style-name="ce42" table:formula="of:=[.AS140]+[.AR141]" office:value-type="float" office:value="379.300111144357" calcext:value-type="float">
            <text:p>379.3</text:p>
          </table:table-cell>
          <table:table-cell table:style-name="ce38"/>
          <table:table-cell table:style-name="ce32" office:value-type="float" office:value="137" calcext:value-type="float">
            <text:p>137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49" office:value-type="date" office:date-value="2018-01-24" calcext:value-type="date">
            <text:p>1/24/18</text:p>
          </table:table-cell>
          <table:table-cell table:style-name="ce58" table:formula="of:=['LB 2017'.B171]" office:value-type="float" office:value="4.54" calcext:value-type="float">
            <text:p>4.54</text:p>
          </table:table-cell>
          <table:table-cell table:style-name="ce58" table:formula="of:=[.L141]+[.K142]" office:value-type="float" office:value="639.840665" calcext:value-type="float">
            <text:p>639.840665</text:p>
          </table:table-cell>
          <table:table-cell table:style-name="ce58" table:formula="of:=[.M141]+3.01" office:value-type="float" office:value="415.379999999999" calcext:value-type="float">
            <text:p>415.379999999999</text:p>
          </table:table-cell>
          <table:table-cell table:style-name="ce65" table:formula="of:=(0.0312039503*[.K142]^2)+0.2307524608*[.K142]+1.1730058735" office:value-type="float" office:value="2.86378538753548" calcext:value-type="float">
            <text:p>2.86</text:p>
          </table:table-cell>
          <table:table-cell table:style-name="ce62" table:formula="of:=[.O141]+[.N142]" office:value-type="float" office:value="402.155185547064" calcext:value-type="float">
            <text:p>402.2</text:p>
          </table:table-cell>
          <table:table-cell table:style-name="ce58"/>
          <table:table-cell table:style-name="ce58" office:value-type="float" office:value="138" calcext:value-type="float">
            <text:p>138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3-01" calcext:value-type="date">
            <text:p>3/1/18</text:p>
          </table:table-cell>
          <table:table-cell table:style-name="ce75" table:formula="of:=['LB 2017'.B207]" office:value-type="float" office:value="0" calcext:value-type="float">
            <text:p>0</text:p>
          </table:table-cell>
          <table:table-cell table:style-name="ce42" table:formula="of:=[.AP141]+[.AO142]" office:value-type="float" office:value="585.297896" calcext:value-type="float">
            <text:p>585.3</text:p>
          </table:table-cell>
          <table:table-cell table:style-name="ce32" table:formula="of:=[.AQ141]+3.01" office:value-type="float" office:value="415.379999999999" calcext:value-type="float">
            <text:p>415.379999999999</text:p>
          </table:table-cell>
          <table:table-cell table:style-name="ce38" table:formula="of:=(0.0312039503*[.AO142]^2)+0.2307524608*[.AO142]+1.1730058735" office:value-type="float" office:value="1.1730058735" calcext:value-type="float">
            <text:p>1.17</text:p>
          </table:table-cell>
          <table:table-cell table:style-name="ce42" table:formula="of:=[.AS141]+[.AR142]" office:value-type="float" office:value="380.473117017857" calcext:value-type="float">
            <text:p>380.5</text:p>
          </table:table-cell>
          <table:table-cell table:style-name="ce38"/>
          <table:table-cell table:style-name="ce32" office:value-type="float" office:value="138" calcext:value-type="float">
            <text:p>138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25" calcext:value-type="date">
            <text:p>1/25/18</text:p>
          </table:table-cell>
          <table:table-cell table:style-name="ce32" table:formula="of:=['LB 2017'.B172]" office:value-type="float" office:value="4.54" calcext:value-type="float">
            <text:p>4.54</text:p>
          </table:table-cell>
          <table:table-cell table:formula="of:=[.L142]+[.K143]" office:value-type="float" office:value="644.380665" calcext:value-type="float">
            <text:p>644.380665</text:p>
          </table:table-cell>
          <table:table-cell table:formula="of:=[.M142]+3.01" office:value-type="float" office:value="418.389999999999" calcext:value-type="float">
            <text:p>418.389999999999</text:p>
          </table:table-cell>
          <table:table-cell table:style-name="ce245" table:formula="of:=(0.0312039503*[.K143]^2)+0.2307524608*[.K143]+1.1730058735" office:value-type="float" office:value="2.86378538753548" calcext:value-type="float">
            <text:p>2.86</text:p>
          </table:table-cell>
          <table:table-cell table:style-name="ce250" table:formula="of:=[.O142]+[.N143]" office:value-type="float" office:value="405.018970934599" calcext:value-type="float">
            <text:p>405.0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3-02" calcext:value-type="date">
            <text:p>3/2/18</text:p>
          </table:table-cell>
          <table:table-cell table:style-name="ce75" table:formula="of:=['LB 2017'.B208]" office:value-type="float" office:value="0" calcext:value-type="float">
            <text:p>0</text:p>
          </table:table-cell>
          <table:table-cell table:style-name="ce42" table:formula="of:=[.AP142]+[.AO143]" office:value-type="float" office:value="585.297896" calcext:value-type="float">
            <text:p>585.3</text:p>
          </table:table-cell>
          <table:table-cell table:style-name="ce32" table:formula="of:=[.AQ142]+3.01" office:value-type="float" office:value="418.389999999999" calcext:value-type="float">
            <text:p>418.389999999999</text:p>
          </table:table-cell>
          <table:table-cell table:style-name="ce38" table:formula="of:=(0.0312039503*[.AO143]^2)+0.2307524608*[.AO143]+1.1730058735" office:value-type="float" office:value="1.1730058735" calcext:value-type="float">
            <text:p>1.17</text:p>
          </table:table-cell>
          <table:table-cell table:style-name="ce42" table:formula="of:=[.AS142]+[.AR143]" office:value-type="float" office:value="381.646122891357" calcext:value-type="float">
            <text:p>381.6</text:p>
          </table:table-cell>
          <table:table-cell table:style-name="ce38"/>
          <table:table-cell table:style-name="ce32" office:value-type="float" office:value="139" calcext:value-type="float">
            <text:p>139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26" calcext:value-type="date">
            <text:p>1/26/18</text:p>
          </table:table-cell>
          <table:table-cell table:style-name="ce32" table:formula="of:=['LB 2017'.B173]" office:value-type="float" office:value="4.54" calcext:value-type="float">
            <text:p>4.54</text:p>
          </table:table-cell>
          <table:table-cell table:formula="of:=[.L143]+[.K144]" office:value-type="float" office:value="648.920665" calcext:value-type="float">
            <text:p>648.920665</text:p>
          </table:table-cell>
          <table:table-cell table:formula="of:=[.M143]+3.01" office:value-type="float" office:value="421.399999999999" calcext:value-type="float">
            <text:p>421.399999999999</text:p>
          </table:table-cell>
          <table:table-cell table:style-name="ce245" table:formula="of:=(0.0312039503*[.K144]^2)+0.2307524608*[.K144]+1.1730058735" office:value-type="float" office:value="2.86378538753548" calcext:value-type="float">
            <text:p>2.86</text:p>
          </table:table-cell>
          <table:table-cell table:style-name="ce250" table:formula="of:=[.O143]+[.N144]" office:value-type="float" office:value="407.882756322135" calcext:value-type="float">
            <text:p>407.9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12"/>
          <table:table-cell table:style-name="ce28" office:value-type="date" office:date-value="2018-03-03" calcext:value-type="date">
            <text:p>3/3/18</text:p>
          </table:table-cell>
          <table:table-cell table:style-name="ce75" table:formula="of:=['LB 2017'.B209]" office:value-type="float" office:value="0" calcext:value-type="float">
            <text:p>0</text:p>
          </table:table-cell>
          <table:table-cell table:style-name="ce42" table:formula="of:=[.AP143]+[.AO144]" office:value-type="float" office:value="585.297896" calcext:value-type="float">
            <text:p>585.3</text:p>
          </table:table-cell>
          <table:table-cell table:style-name="ce32" table:formula="of:=[.AQ143]+3.01" office:value-type="float" office:value="421.399999999999" calcext:value-type="float">
            <text:p>421.399999999999</text:p>
          </table:table-cell>
          <table:table-cell table:style-name="ce38" table:formula="of:=(0.0312039503*[.AO144]^2)+0.2307524608*[.AO144]+1.1730058735" office:value-type="float" office:value="1.1730058735" calcext:value-type="float">
            <text:p>1.17</text:p>
          </table:table-cell>
          <table:table-cell table:style-name="ce42" table:formula="of:=[.AS143]+[.AR144]" office:value-type="float" office:value="382.819128764857" calcext:value-type="float">
            <text:p>382.8</text:p>
          </table:table-cell>
          <table:table-cell table:style-name="ce38"/>
          <table:table-cell table:style-name="ce32" office:value-type="float" office:value="140" calcext:value-type="float">
            <text:p>140</text:p>
          </table:table-cell>
          <table:table-cell table:number-columns-repeated="976"/>
        </table:table-row>
        <table:table-row table:style-name="ro2">
          <table:table-cell table:style-name="ce28"/>
          <table:table-cell table:style-name="ce164"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/>
          <table:table-cell table:style-name="ce236" office:value-type="date" office:date-value="2018-01-27" calcext:value-type="date">
            <text:p>1/27/18</text:p>
          </table:table-cell>
          <table:table-cell table:style-name="ce32" table:formula="of:=['LB 2017'.B174]" office:value-type="float" office:value="4.54" calcext:value-type="float">
            <text:p>4.54</text:p>
          </table:table-cell>
          <table:table-cell table:formula="of:=[.L144]+[.K145]" office:value-type="float" office:value="653.460665" calcext:value-type="float">
            <text:p>653.460665</text:p>
          </table:table-cell>
          <table:table-cell table:formula="of:=[.M144]+3.01" office:value-type="float" office:value="424.409999999999" calcext:value-type="float">
            <text:p>424.409999999999</text:p>
          </table:table-cell>
          <table:table-cell table:style-name="ce245" table:formula="of:=(0.0312039503*[.K145]^2)+0.2307524608*[.K145]+1.1730058735" office:value-type="float" office:value="2.86378538753548" calcext:value-type="float">
            <text:p>2.86</text:p>
          </table:table-cell>
          <table:table-cell table:style-name="ce250" table:formula="of:=[.O144]+[.N145]" office:value-type="float" office:value="410.74654170967" calcext:value-type="float">
            <text:p>410.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table:style-name="ce28"/>
          <table:table-cell/>
          <table:table-cell table:style-name="ce32" table:number-columns-repeated="2"/>
          <table:table-cell table:style-name="ce38"/>
          <table:table-cell table:style-name="ce42"/>
          <table:table-cell table:style-name="ce32" table:number-columns-repeated="2"/>
          <table:table-cell table:number-columns-repeated="996"/>
        </table:table-row>
        <table:table-row table:style-name="ro2" table:number-rows-repeated="10484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L 2017" table:style-name="ta1">
        <table:table-column table:style-name="co3" table:default-cell-style-name="ce236"/>
        <table:table-column table:style-name="co3" table:number-columns-repeated="3" table:default-cell-style-name="Default"/>
        <table:table-column table:style-name="co3" table:default-cell-style-name="ce245"/>
        <table:table-column table:style-name="co3" table:default-cell-style-name="ce250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ce236"/>
        <table:table-column table:style-name="co3" table:default-cell-style-name="ce54"/>
        <table:table-column table:style-name="co3" table:number-columns-repeated="2" table:default-cell-style-name="Default"/>
        <table:table-column table:style-name="co3" table:default-cell-style-name="ce245"/>
        <table:table-column table:style-name="co3" table:default-cell-style-name="ce250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ce78"/>
        <table:table-column table:style-name="co3" table:number-columns-repeated="3" table:default-cell-style-name="ce32"/>
        <table:table-column table:style-name="co3" table:default-cell-style-name="ce38"/>
        <table:table-column table:style-name="co3" table:default-cell-style-name="ce42"/>
        <table:table-column table:style-name="co3" table:number-columns-repeated="2" table:default-cell-style-name="ce32"/>
        <table:table-column table:style-name="co14" table:default-cell-style-name="Default"/>
        <table:table-column table:style-name="co3" table:default-cell-style-name="ce236"/>
        <table:table-column table:style-name="co3" table:default-cell-style-name="ce82"/>
        <table:table-column table:style-name="co3" table:number-columns-repeated="2" table:default-cell-style-name="Default"/>
        <table:table-column table:style-name="co3" table:default-cell-style-name="ce245"/>
        <table:table-column table:style-name="co3" table:default-cell-style-name="ce250"/>
        <table:table-column table:style-name="co3" table:number-columns-repeated="18" table:default-cell-style-name="Default"/>
        <table:table-row table:style-name="ro2">
          <table:table-cell table:style-name="ce235" office:value-type="string" calcext:value-type="string">
            <text:p>17PL3,4,5,7,8,9,10,11</text:p>
          </table:table-cell>
          <table:table-cell/>
          <table:table-cell table:style-name="ce235"/>
          <table:table-cell table:number-columns-repeated="6"/>
          <table:table-cell table:style-name="ce235" office:value-type="string" calcext:value-type="string">
            <text:p>17PL13-16+19-22</text:p>
          </table:table-cell>
          <table:table-cell table:style-name="ce235"/>
          <table:table-cell table:number-columns-repeated="2"/>
          <table:table-cell table:style-name="Default" table:number-columns-repeated="2"/>
          <table:table-cell table:number-columns-repeated="3"/>
          <table:table-cell table:style-name="ce235" office:value-type="string" calcext:value-type="string">
            <text:p>17PL23-26,29-35</text:p>
          </table:table-cell>
          <table:table-cell table:style-name="ce235"/>
          <table:table-cell table:style-name="ce235" office:value-type="string" calcext:value-type="string">
            <text:p>Crosses 23-26+30 earmarked for Epi project.</text:p>
          </table:table-cell>
          <table:table-cell table:style-name="Default" table:number-columns-repeated="5"/>
          <table:table-cell/>
          <table:table-cell table:style-name="ce235" office:value-type="string" calcext:value-type="string">
            <text:p>Sic crosses: 17PL50-17PL55 - made Oct. 21.</text:p>
          </table:table-cell>
          <table:table-cell table:style-name="ce235" table:number-columns-repeated="2"/>
          <table:table-cell table:number-columns-repeated="21"/>
        </table:table-row>
        <table:table-row table:style-name="ro2">
          <table:table-cell table:style-name="ce77" office:value-type="string" calcext:value-type="string">
            <text:p>NB. Also made hybrids: 17PLSB1,2,3,4 + 17SBPL1,2</text:p>
          </table:table-cell>
          <table:table-cell table:style-name="ce235" table:number-columns-repeated="2"/>
          <table:table-cell table:number-columns-repeated="6"/>
          <table:table-cell table:style-name="ce77" office:value-type="string" calcext:value-type="string">
            <text:p>NB. Also made hybrids: 17PLSB5,6,7,8,9 + 17SBPL3 and two dwarf crosses 17SB19-20</text:p>
          </table:table-cell>
          <table:table-cell table:style-name="ce235"/>
          <table:table-cell table:number-columns-repeated="2"/>
          <table:table-cell table:style-name="Default" table:number-columns-repeated="2"/>
          <table:table-cell table:number-columns-repeated="3"/>
          <table:table-cell table:style-name="ce77" office:value-type="string" calcext:value-type="string">
            <text:p>NB. Also made hybrids: 17PLSB10+11</text:p>
          </table:table-cell>
          <table:table-cell table:style-name="ce235"/>
          <table:table-cell table:style-name="Default" table:number-columns-repeated="6"/>
          <table:table-cell/>
          <table:table-cell table:style-name="ce77" office:value-type="string" calcext:value-type="string">
            <text:p>Plus three hybrids: 17SBPL6+7 (for Kalina) and 17PLPI1 (for Arnar)</text:p>
          </table:table-cell>
          <table:table-cell table:style-name="ce235" table:number-columns-repeated="2"/>
          <table:table-cell table:number-columns-repeated="21"/>
        </table:table-row>
        <table:table-row table:style-name="ro2">
          <table:table-cell table:style-name="ce77" office:value-type="string" calcext:value-type="string">
            <text:p>Sperm samples from some 5 PL males</text:p>
          </table:table-cell>
          <table:table-cell table:style-name="ce235" table:number-columns-repeated="2"/>
          <table:table-cell table:number-columns-repeated="6"/>
          <table:table-cell table:style-name="ce235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35" table:number-columns-repeated="2"/>
          <table:table-cell table:style-name="Default" table:number-columns-repeated="6"/>
          <table:table-cell/>
          <table:table-cell table:style-name="ce235" table:number-columns-repeated="3"/>
          <table:table-cell table:number-columns-repeated="21"/>
        </table:table-row>
        <table:table-row table:style-name="ro2">
          <table:table-cell table:style-name="ce235" table:number-columns-repeated="3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ce235" table:number-columns-repeated="3"/>
          <table:table-cell table:number-columns-repeated="21"/>
        </table:table-row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 table:style-name="Default"/>
          <table:table-cell table:style-name="ce235" office:value-type="string" calcext:value-type="string">
            <text:p>Dagur</text:p>
          </table:table-cell>
          <table:table-cell table:style-name="ce235" office:value-type="string" calcext:value-type="string">
            <text:p>Comment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number-columns-repeated="16"/>
        </table:table-row>
        <table:table-row table:style-name="ro2">
          <table:table-cell office:value-type="date" office:date-value="2017-10-03" calcext:value-type="date">
            <text:p>10/3/17</text:p>
          </table:table-cell>
          <table:table-cell office:value-type="float" office:value="4.814867" calcext:value-type="float">
            <text:p>4.814867</text:p>
          </table:table-cell>
          <table:table-cell office:value-type="float" office:value="0" calcext:value-type="float">
            <text:p>0</text:p>
          </table:table-cell>
          <table:table-cell table:formula="of:=[.C6]*2.8" office:value-type="float" office:value="0" calcext:value-type="float">
            <text:p>0</text:p>
          </table:table-cell>
          <table:table-cell table:formula="of:=(0.0312039503*[.B6]^2)+0.2307524608*[.B6]+1.1730058735" office:value-type="float" office:value="3.00744772166319" calcext:value-type="float">
            <text:p>3.01</text:p>
          </table:table-cell>
          <table:table-cell table:formula="of:=[.D6]*[.E6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date" office:date-value="2017-10-04" calcext:value-type="date">
            <text:p>10/4/17</text:p>
          </table:table-cell>
          <table:table-cell table:style-name="Default" office:value-type="float" office:value="4.809496" calcext:value-type="float">
            <text:p>4.809496</text:p>
          </table:table-cell>
          <table:table-cell office:value-type="float" office:value="0" calcext:value-type="float">
            <text:p>0</text:p>
          </table:table-cell>
          <table:table-cell table:formula="of:=[.L6]*2.8" office:value-type="float" office:value="0" calcext:value-type="float">
            <text:p>0</text:p>
          </table:table-cell>
          <table:table-cell table:formula="of:=(0.0312039503*[.K6]^2)+0.2307524608*[.K6]+1.1730058735" office:value-type="float" office:value="3.00459534144094" calcext:value-type="float">
            <text:p>3.00</text:p>
          </table:table-cell>
          <table:table-cell table:formula="of:=[.M6]*[.N6]"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date" office:date-value="2017-10-12" calcext:value-type="date">
            <text:p>10/12/17</text:p>
          </table:table-cell>
          <table:table-cell table:style-name="ce54" office:value-type="float" office:value="4.753806" calcext:value-type="float">
            <text:p>4.753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U6]*2.8" office:value-type="float" office:value="0" calcext:value-type="float">
            <text:p>0</text:p>
          </table:table-cell>
          <table:table-cell table:style-name="ce245" table:formula="of:=(0.0312039503*[.T6]^2)+0.2307524608*[.T6]+1.1730058735" office:value-type="float" office:value="2.97512612804962" calcext:value-type="float">
            <text:p>2.98</text:p>
          </table:table-cell>
          <table:table-cell table:style-name="ce250" table:formula="of:=[.V6]*[.W6]" office:value-type="float" office:value="0" calcext:value-type="float">
            <text:p>0.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amples for one cross taken by AP</text:p>
          </table:table-cell>
          <table:table-cell table:style-name="ce237" office:value-type="date" office:date-value="2017-10-21" calcext:value-type="date">
            <text:p>10/21/17</text:p>
          </table:table-cell>
          <table:table-cell table:style-name="ce33" table:formula="of:=['LB 2017'.B76]" office:value-type="float" office:value="4.666737" calcext:value-type="float">
            <text:p>4.666737</text:p>
          </table:table-cell>
          <table:table-cell table:style-name="ce238" office:value-type="float" office:value="0" calcext:value-type="float">
            <text:p>0</text:p>
          </table:table-cell>
          <table:table-cell table:style-name="ce238" table:formula="of:=[.AD6]*2.8" office:value-type="float" office:value="0" calcext:value-type="float">
            <text:p>0</text:p>
          </table:table-cell>
          <table:table-cell table:style-name="ce247" table:formula="of:=(0.0312039503*[.AC6]^2)+0.2307524608*[.AC6]+1.1730058735" office:value-type="float" office:value="2.92944009939281" calcext:value-type="float">
            <text:p>2.93</text:p>
          </table:table-cell>
          <table:table-cell table:style-name="ce252" table:formula="of:=[.AE6]*[.AF6]" office:value-type="float" office:value="0" calcext:value-type="float">
            <text:p>0.0</text:p>
          </table:table-cell>
          <table:table-cell table:style-name="ce238"/>
          <table:table-cell table:style-name="ce238" office:value-type="float" office:value="0" calcext:value-type="float">
            <text:p>0</text:p>
          </table:table-cell>
          <table:table-cell office:value-type="string" calcext:value-type="string">
            <text:p>Sampled unfertilised eggs into EtOH and RNAlater <text:s/>and sperm on ice -&gt; -80°C</text:p>
          </table:table-cell>
          <table:table-cell table:number-columns-repeated="15"/>
        </table:table-row>
        <table:table-row table:style-name="ro2">
          <table:table-cell table:style-name="ce49" office:value-type="date" office:date-value="2017-10-04" calcext:value-type="date">
            <text:p>10/4/17</text:p>
          </table:table-cell>
          <table:table-cell table:style-name="ce58" office:value-type="float" office:value="4.809496" calcext:value-type="float">
            <text:p>4.809496</text:p>
          </table:table-cell>
          <table:table-cell table:style-name="ce58" table:formula="of:=[.C6]+[.B7]" office:value-type="float" office:value="4.809496" calcext:value-type="float">
            <text:p>4.809496</text:p>
          </table:table-cell>
          <table:table-cell table:style-name="ce58" table:formula="of:=[.D6]+3.01" office:value-type="float" office:value="3.01" calcext:value-type="float">
            <text:p>3.01</text:p>
          </table:table-cell>
          <table:table-cell table:style-name="ce65" table:formula="of:=(0.0312039503*[.B7]^2)+0.2307524608*[.B7]+1.1730058735" office:value-type="float" office:value="3.00459534144094" calcext:value-type="float">
            <text:p>3.00</text:p>
          </table:table-cell>
          <table:table-cell table:style-name="ce62" table:formula="of:=[.F6]+[.E7]" office:value-type="float" office:value="3.00459534144094" calcext:value-type="float">
            <text:p>3.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Sampled 17PL4,8,11</text:p>
          </table:table-cell>
          <table:table-cell office:value-type="date" office:date-value="2017-10-05" calcext:value-type="date">
            <text:p>10/5/17</text:p>
          </table:table-cell>
          <table:table-cell table:style-name="Default" office:value-type="float" office:value="4.792725" calcext:value-type="float">
            <text:p>4.792725</text:p>
          </table:table-cell>
          <table:table-cell table:style-name="ce32" table:formula="of:=[.L6]+[.K7]" office:value-type="float" office:value="4.792725" calcext:value-type="float">
            <text:p>4.792725</text:p>
          </table:table-cell>
          <table:table-cell table:style-name="ce32" table:formula="of:=[.M6]+3.01" office:value-type="float" office:value="3.01" calcext:value-type="float">
            <text:p>3.01</text:p>
          </table:table-cell>
          <table:table-cell table:style-name="ce38" table:formula="of:=(0.0312039503*[.K7]^2)+0.2307524608*[.K7]+1.1730058735" office:value-type="float" office:value="2.9957003436993" calcext:value-type="float">
            <text:p>3.00</text:p>
          </table:table-cell>
          <table:table-cell table:style-name="ce42" table:formula="of:=[.O6]+[.N7]" office:value-type="float" office:value="2.9957003436993" calcext:value-type="float">
            <text:p>3.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/>
          <table:table-cell table:style-name="ce79" office:value-type="date" office:date-value="2017-10-13" calcext:value-type="date">
            <text:p>10/13/17</text:p>
          </table:table-cell>
          <table:table-cell table:style-name="ce57" office:value-type="float" office:value="4.761489" calcext:value-type="float">
            <text:p>4.761489</text:p>
          </table:table-cell>
          <table:table-cell table:style-name="ce238" table:formula="of:=[.U6]+[.T7]" office:value-type="float" office:value="4.761489" calcext:value-type="float">
            <text:p>4.761489</text:p>
          </table:table-cell>
          <table:table-cell table:style-name="ce238" table:formula="of:=[.V6]+3.01" office:value-type="float" office:value="3.01" calcext:value-type="float">
            <text:p>3.01</text:p>
          </table:table-cell>
          <table:table-cell table:style-name="ce247" table:formula="of:=(0.0312039503*[.T7]^2)+0.2307524608*[.T7]+1.1730058735" office:value-type="float" office:value="2.97918019555495" calcext:value-type="float">
            <text:p>2.98</text:p>
          </table:table-cell>
          <table:table-cell table:style-name="ce252" table:formula="of:=[.X6]+[.W7]" office:value-type="float" office:value="2.97918019555495" calcext:value-type="float">
            <text:p>3.0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office:value-type="string" calcext:value-type="string">
            <text:p>no samples at 1 day</text:p>
          </table:table-cell>
          <table:table-cell table:style-name="ce237" office:value-type="date" office:date-value="2017-10-22" calcext:value-type="date">
            <text:p>10/22/17</text:p>
          </table:table-cell>
          <table:table-cell table:style-name="ce33" table:formula="of:=['LB 2017'.B77]" office:value-type="float" office:value="4.672112" calcext:value-type="float">
            <text:p>4.672112</text:p>
          </table:table-cell>
          <table:table-cell table:style-name="ce238" table:formula="of:=[.AD6]+[.AC7]" office:value-type="float" office:value="4.672112" calcext:value-type="float">
            <text:p>4.672112</text:p>
          </table:table-cell>
          <table:table-cell table:style-name="ce238" table:formula="of:=[.AE6]+3.01" office:value-type="float" office:value="3.01" calcext:value-type="float">
            <text:p>3.01</text:p>
          </table:table-cell>
          <table:table-cell table:style-name="ce247" table:formula="of:=(0.0312039503*[.AC7]^2)+0.2307524608*[.AC7]+1.1730058735" office:value-type="float" office:value="2.93224671713741" calcext:value-type="float">
            <text:p>2.93</text:p>
          </table:table-cell>
          <table:table-cell table:style-name="ce252" table:formula="of:=[.AG6]+[.AF7]" office:value-type="float" office:value="2.93224671713741" calcext:value-type="float">
            <text:p>2.9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office:value-type="string" calcext:value-type="string">
            <text:p>Sampled 50,52,53 and 54 in E &amp; R (5-7 eggs each)</text:p>
          </table:table-cell>
          <table:table-cell table:number-columns-repeated="15"/>
        </table:table-row>
        <table:table-row table:style-name="ro2">
          <table:table-cell office:value-type="date" office:date-value="2017-10-05" calcext:value-type="date">
            <text:p>10/5/17</text:p>
          </table:table-cell>
          <table:table-cell office:value-type="float" office:value="4.792725" calcext:value-type="float">
            <text:p>4.792725</text:p>
          </table:table-cell>
          <table:table-cell table:formula="of:=[.C7]+[.B8]" office:value-type="float" office:value="9.602221" calcext:value-type="float">
            <text:p>9.602221</text:p>
          </table:table-cell>
          <table:table-cell table:formula="of:=[.D7]+3.01" office:value-type="float" office:value="6.02" calcext:value-type="float">
            <text:p>6.02</text:p>
          </table:table-cell>
          <table:table-cell table:formula="of:=(0.0312039503*[.B8]^2)+0.2307524608*[.B8]+1.1730058735" office:value-type="float" office:value="2.9957003436993" calcext:value-type="float">
            <text:p>3.00</text:p>
          </table:table-cell>
          <table:table-cell table:formula="of:=[.F7]+[.E8]" office:value-type="float" office:value="6.00029568514024" calcext:value-type="float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tOH and RNAlater</text:p>
          </table:table-cell>
          <table:table-cell office:value-type="date" office:date-value="2017-10-06" calcext:value-type="date">
            <text:p>10/6/17</text:p>
          </table:table-cell>
          <table:table-cell table:style-name="Default" office:value-type="float" office:value="4.787731" calcext:value-type="float">
            <text:p>4.787731</text:p>
          </table:table-cell>
          <table:table-cell table:formula="of:=[.L7]+[.K8]" office:value-type="float" office:value="9.580456" calcext:value-type="float">
            <text:p>9.580456</text:p>
          </table:table-cell>
          <table:table-cell table:formula="of:=[.M7]+3.01" office:value-type="float" office:value="6.02" calcext:value-type="float">
            <text:p>6.02</text:p>
          </table:table-cell>
          <table:table-cell table:formula="of:=(0.0312039503*[.K8]^2)+0.2307524608*[.K8]+1.1730058735" office:value-type="float" office:value="2.99305501923413" calcext:value-type="float">
            <text:p>2.99</text:p>
          </table:table-cell>
          <table:table-cell table:formula="of:=[.O7]+[.N8]" office:value-type="float" office:value="5.98875536293343" calcext:value-type="float">
            <text:p>6.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U7]+[.T8]" office:value-type="float" office:value="9.502387" calcext:value-type="float">
            <text:p>9.502387</text:p>
          </table:table-cell>
          <table:table-cell table:formula="of:=[.V7]+3.01" office:value-type="float" office:value="6.02" calcext:value-type="float">
            <text:p>6.02</text:p>
          </table:table-cell>
          <table:table-cell table:formula="of:=(0.0312039503*[.T8]^2)+0.2307524608*[.T8]+1.1730058735" office:value-type="float" office:value="2.96832329280213" calcext:value-type="float">
            <text:p>2.97</text:p>
          </table:table-cell>
          <table:table-cell table:formula="of:=[.X7]+[.W8]" office:value-type="float" office:value="5.94750348835708" calcext:value-type="float">
            <text:p>5.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date" office:date-value="2017-10-23" calcext:value-type="date">
            <text:p>10/23/17</text:p>
          </table:table-cell>
          <table:table-cell table:formula="of:=['LB 2017'.B78]" office:value-type="float" office:value="4.790855" calcext:value-type="float">
            <text:p>4.790855</text:p>
          </table:table-cell>
          <table:table-cell table:formula="of:=[.AD7]+[.AC8]" office:value-type="float" office:value="9.462967" calcext:value-type="float">
            <text:p>9.462967</text:p>
          </table:table-cell>
          <table:table-cell table:formula="of:=[.AE7]+3.01" office:value-type="float" office:value="6.02" calcext:value-type="float">
            <text:p>6.02</text:p>
          </table:table-cell>
          <table:table-cell table:formula="of:=(0.0312039503*[.AC8]^2)+0.2307524608*[.AC8]+1.1730058735" office:value-type="float" office:value="2.99470962141159" calcext:value-type="float">
            <text:p>2.99</text:p>
          </table:table-cell>
          <table:table-cell table:formula="of:=[.AG7]+[.AF8]" office:value-type="float" office:value="5.926956338549" calcext:value-type="float">
            <text:p>5.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date" office:date-value="2017-10-06" calcext:value-type="date">
            <text:p>10/6/17</text:p>
          </table:table-cell>
          <table:table-cell office:value-type="float" office:value="4.787731" calcext:value-type="float">
            <text:p>4.787731</text:p>
          </table:table-cell>
          <table:table-cell table:formula="of:=[.C8]+[.B9]" office:value-type="float" office:value="14.389952" calcext:value-type="float">
            <text:p>14.389952</text:p>
          </table:table-cell>
          <table:table-cell table:formula="of:=[.D8]+3.01" office:value-type="float" office:value="9.03" calcext:value-type="float">
            <text:p>9.03</text:p>
          </table:table-cell>
          <table:table-cell table:formula="of:=(0.0312039503*[.B9]^2)+0.2307524608*[.B9]+1.1730058735" office:value-type="float" office:value="2.99305501923413" calcext:value-type="float">
            <text:p>2.99</text:p>
          </table:table-cell>
          <table:table-cell table:formula="of:=[.F8]+[.E9]" office:value-type="float" office:value="8.99335070437436" calcext:value-type="float">
            <text:p>9.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date" office:date-value="2017-10-07" calcext:value-type="date">
            <text:p>10/7/17</text:p>
          </table:table-cell>
          <table:table-cell table:style-name="Default" office:value-type="float" office:value="4.813077" calcext:value-type="float">
            <text:p>4.813077</text:p>
          </table:table-cell>
          <table:table-cell table:formula="of:=[.L8]+[.K9]" office:value-type="float" office:value="14.393533" calcext:value-type="float">
            <text:p>14.393533</text:p>
          </table:table-cell>
          <table:table-cell table:formula="of:=[.M8]+3.01" office:value-type="float" office:value="9.03" calcext:value-type="float">
            <text:p>9.03</text:p>
          </table:table-cell>
          <table:table-cell table:formula="of:=(0.0312039503*[.K9]^2)+0.2307524608*[.K9]+1.1730058735" office:value-type="float" office:value="3.0064969052623" calcext:value-type="float">
            <text:p>3.01</text:p>
          </table:table-cell>
          <table:table-cell table:formula="of:=[.O8]+[.N9]" office:value-type="float" office:value="8.99525226819573" calcext:value-type="float">
            <text:p>9.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date" office:date-value="2017-10-15" calcext:value-type="date">
            <text:p>10/15/17</text:p>
          </table:table-cell>
          <table:table-cell table:style-name="ce54" office:value-type="float" office:value="4.738392" calcext:value-type="float">
            <text:p>4.738392</text:p>
          </table:table-cell>
          <table:table-cell table:formula="of:=[.U8]+[.T9]" office:value-type="float" office:value="14.240779" calcext:value-type="float">
            <text:p>14.240779</text:p>
          </table:table-cell>
          <table:table-cell table:formula="of:=[.V8]+3.01" office:value-type="float" office:value="9.03" calcext:value-type="float">
            <text:p>9.03</text:p>
          </table:table-cell>
          <table:table-cell table:formula="of:=(0.0312039503*[.T9]^2)+0.2307524608*[.T9]+1.1730058735" office:value-type="float" office:value="2.9670037741525" calcext:value-type="float">
            <text:p>2.97</text:p>
          </table:table-cell>
          <table:table-cell table:formula="of:=[.X8]+[.W9]" office:value-type="float" office:value="8.91450726250959" calcext:value-type="float">
            <text:p>8.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date" office:date-value="2017-10-24" calcext:value-type="date">
            <text:p>10/24/17</text:p>
          </table:table-cell>
          <table:table-cell table:formula="of:=['LB 2017'.B79]" office:value-type="float" office:value="4.726058" calcext:value-type="float">
            <text:p>4.726058</text:p>
          </table:table-cell>
          <table:table-cell table:formula="of:=[.AD8]+[.AC9]" office:value-type="float" office:value="14.189025" calcext:value-type="float">
            <text:p>14.189025</text:p>
          </table:table-cell>
          <table:table-cell table:formula="of:=[.AE8]+3.01" office:value-type="float" office:value="9.03" calcext:value-type="float">
            <text:p>9.03</text:p>
          </table:table-cell>
          <table:table-cell table:formula="of:=(0.0312039503*[.AC9]^2)+0.2307524608*[.AC9]+1.1730058735" office:value-type="float" office:value="2.96051509494404" calcext:value-type="float">
            <text:p>2.96</text:p>
          </table:table-cell>
          <table:table-cell table:formula="of:=[.AG8]+[.AF9]" office:value-type="float" office:value="8.88747143349304" calcext:value-type="float">
            <text:p>8.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2">
          <table:table-cell office:value-type="date" office:date-value="2017-10-07" calcext:value-type="date">
            <text:p>10/7/17</text:p>
          </table:table-cell>
          <table:table-cell office:value-type="float" office:value="4.813077" calcext:value-type="float">
            <text:p>4.813077</text:p>
          </table:table-cell>
          <table:table-cell table:formula="of:=[.C9]+[.B10]" office:value-type="float" office:value="19.203029" calcext:value-type="float">
            <text:p>19.203029</text:p>
          </table:table-cell>
          <table:table-cell table:formula="of:=[.D9]+3.01" office:value-type="float" office:value="12.04" calcext:value-type="float">
            <text:p>12.04</text:p>
          </table:table-cell>
          <table:table-cell table:formula="of:=(0.0312039503*[.B10]^2)+0.2307524608*[.B10]+1.1730058735" office:value-type="float" office:value="3.0064969052623" calcext:value-type="float">
            <text:p>3.01</text:p>
          </table:table-cell>
          <table:table-cell table:formula="of:=[.F9]+[.E10]" office:value-type="float" office:value="11.9998476096367" calcext:value-type="float">
            <text:p>12.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date" office:date-value="2017-10-08" calcext:value-type="date">
            <text:p>10/8/17</text:p>
          </table:table-cell>
          <table:table-cell table:style-name="Default" office:value-type="float" office:value="4.816906" calcext:value-type="float">
            <text:p>4.816906</text:p>
          </table:table-cell>
          <table:table-cell table:formula="of:=[.L9]+[.K10]" office:value-type="float" office:value="19.210439" calcext:value-type="float">
            <text:p>19.210439</text:p>
          </table:table-cell>
          <table:table-cell table:formula="of:=[.M9]+3.01" office:value-type="float" office:value="12.04" calcext:value-type="float">
            <text:p>12.04</text:p>
          </table:table-cell>
          <table:table-cell table:formula="of:=(0.0312039503*[.K10]^2)+0.2307524608*[.K10]+1.1730058735" office:value-type="float" office:value="3.00853104608802" calcext:value-type="float">
            <text:p>3.01</text:p>
          </table:table-cell>
          <table:table-cell table:formula="of:=[.O9]+[.N10]" office:value-type="float" office:value="12.0037833142838" calcext:value-type="float">
            <text:p>12.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date" office:date-value="2017-10-16" calcext:value-type="date">
            <text:p>10/16/17</text:p>
          </table:table-cell>
          <table:table-cell office:value-type="float" office:value="4.739572" calcext:value-type="float">
            <text:p>4.739572</text:p>
          </table:table-cell>
          <table:table-cell table:formula="of:=[.U9]+[.T10]" office:value-type="float" office:value="18.980351" calcext:value-type="float">
            <text:p>18.980351</text:p>
          </table:table-cell>
          <table:table-cell table:formula="of:=[.V9]+3.01" office:value-type="float" office:value="12.04" calcext:value-type="float">
            <text:p>12.04</text:p>
          </table:table-cell>
          <table:table-cell table:formula="of:=(0.0312039503*[.T10]^2)+0.2307524608*[.T10]+1.1730058735" office:value-type="float" office:value="2.96762504695902" calcext:value-type="float">
            <text:p>2.97</text:p>
          </table:table-cell>
          <table:table-cell table:formula="of:=[.X9]+[.W10]" office:value-type="float" office:value="11.8821323094686" calcext:value-type="float">
            <text:p>11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date" office:date-value="2017-10-25" calcext:value-type="date">
            <text:p>10/25/17</text:p>
          </table:table-cell>
          <table:table-cell table:formula="of:=['LB 2017'.B80]" office:value-type="float" office:value="4.745088" calcext:value-type="float">
            <text:p>4.745088</text:p>
          </table:table-cell>
          <table:table-cell table:formula="of:=[.AD9]+[.AC10]" office:value-type="float" office:value="18.934113" calcext:value-type="float">
            <text:p>18.934113</text:p>
          </table:table-cell>
          <table:table-cell table:formula="of:=[.AE9]+3.01" office:value-type="float" office:value="12.04" calcext:value-type="float">
            <text:p>12.04</text:p>
          </table:table-cell>
          <table:table-cell table:formula="of:=(0.0312039503*[.AC10]^2)+0.2307524608*[.AC10]+1.1730058735" office:value-type="float" office:value="2.97053038660043" calcext:value-type="float">
            <text:p>2.97</text:p>
          </table:table-cell>
          <table:table-cell table:formula="of:=[.AG9]+[.AF10]" office:value-type="float" office:value="11.8580018200935" calcext:value-type="float">
            <text:p>11.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2">
          <table:table-cell office:value-type="date" office:date-value="2017-10-08" calcext:value-type="date">
            <text:p>10/8/17</text:p>
          </table:table-cell>
          <table:table-cell office:value-type="float" office:value="4.816906" calcext:value-type="float">
            <text:p>4.816906</text:p>
          </table:table-cell>
          <table:table-cell table:formula="of:=[.C10]+[.B11]" office:value-type="float" office:value="24.019935" calcext:value-type="float">
            <text:p>24.019935</text:p>
          </table:table-cell>
          <table:table-cell table:formula="of:=[.D10]+3.01" office:value-type="float" office:value="15.05" calcext:value-type="float">
            <text:p>15.05</text:p>
          </table:table-cell>
          <table:table-cell table:formula="of:=(0.0312039503*[.B11]^2)+0.2307524608*[.B11]+1.1730058735" office:value-type="float" office:value="3.00853104608802" calcext:value-type="float">
            <text:p>3.01</text:p>
          </table:table-cell>
          <table:table-cell table:formula="of:=[.F10]+[.E11]" office:value-type="float" office:value="15.0083786557247" calcext:value-type="float">
            <text:p>15.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date" office:date-value="2017-10-09" calcext:value-type="date">
            <text:p>10/9/17</text:p>
          </table:table-cell>
          <table:table-cell table:style-name="Default" office:value-type="float" office:value="4.799609" calcext:value-type="float">
            <text:p>4.799609</text:p>
          </table:table-cell>
          <table:table-cell table:formula="of:=[.L10]+[.K11]" office:value-type="float" office:value="24.010048" calcext:value-type="float">
            <text:p>24.010048</text:p>
          </table:table-cell>
          <table:table-cell table:formula="of:=[.M10]+3.01" office:value-type="float" office:value="15.05" calcext:value-type="float">
            <text:p>15.05</text:p>
          </table:table-cell>
          <table:table-cell table:formula="of:=(0.0312039503*[.K11]^2)+0.2307524608*[.K11]+1.1730058735" office:value-type="float" office:value="2.99934935366247" calcext:value-type="float">
            <text:p>3.00</text:p>
          </table:table-cell>
          <table:table-cell table:formula="of:=[.O10]+[.N11]" office:value-type="float" office:value="15.0031326679462" calcext:value-type="float">
            <text:p>15.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date" office:date-value="2017-10-17" calcext:value-type="date">
            <text:p>10/17/17</text:p>
          </table:table-cell>
          <table:table-cell table:style-name="Default" office:value-type="float" office:value="4.730578" calcext:value-type="float">
            <text:p>4.730578</text:p>
          </table:table-cell>
          <table:table-cell table:formula="of:=[.U10]+[.T11]" office:value-type="float" office:value="23.710929" calcext:value-type="float">
            <text:p>23.710929</text:p>
          </table:table-cell>
          <table:table-cell table:formula="of:=[.V10]+3.01" office:value-type="float" office:value="15.05" calcext:value-type="float">
            <text:p>15.05</text:p>
          </table:table-cell>
          <table:table-cell table:formula="of:=(0.0312039503*[.T11]^2)+0.2307524608*[.T11]+1.1730058735" office:value-type="float" office:value="2.96289187755372" calcext:value-type="float">
            <text:p>2.96</text:p>
          </table:table-cell>
          <table:table-cell table:formula="of:=[.X10]+[.W11]" office:value-type="float" office:value="14.8450241870223" calcext:value-type="float">
            <text:p>14.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date" office:date-value="2017-10-26" calcext:value-type="date">
            <text:p>10/26/17</text:p>
          </table:table-cell>
          <table:table-cell table:formula="of:=['LB 2017'.B81]" office:value-type="float" office:value="4.736378" calcext:value-type="float">
            <text:p>4.736378</text:p>
          </table:table-cell>
          <table:table-cell table:formula="of:=[.AD10]+[.AC11]" office:value-type="float" office:value="23.670491" calcext:value-type="float">
            <text:p>23.670491</text:p>
          </table:table-cell>
          <table:table-cell table:formula="of:=[.AE10]+3.01" office:value-type="float" office:value="15.05" calcext:value-type="float">
            <text:p>15.05</text:p>
          </table:table-cell>
          <table:table-cell table:formula="of:=(0.0312039503*[.AC11]^2)+0.2307524608*[.AC11]+1.1730058735" office:value-type="float" office:value="2.96594359908855" calcext:value-type="float">
            <text:p>2.97</text:p>
          </table:table-cell>
          <table:table-cell table:formula="of:=[.AG10]+[.AF11]" office:value-type="float" office:value="14.823945419182" calcext:value-type="float">
            <text:p>14.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office:value-type="date" office:date-value="2017-10-09" calcext:value-type="date">
            <text:p>10/9/17</text:p>
          </table:table-cell>
          <table:table-cell office:value-type="float" office:value="4.799609" calcext:value-type="float">
            <text:p>4.799609</text:p>
          </table:table-cell>
          <table:table-cell table:formula="of:=[.C11]+[.B12]" office:value-type="float" office:value="28.819544" calcext:value-type="float">
            <text:p>28.819544</text:p>
          </table:table-cell>
          <table:table-cell table:formula="of:=[.D11]+3.01" office:value-type="float" office:value="18.06" calcext:value-type="float">
            <text:p>18.06</text:p>
          </table:table-cell>
          <table:table-cell table:formula="of:=(0.0312039503*[.B12]^2)+0.2307524608*[.B12]+1.1730058735" office:value-type="float" office:value="2.99934935366247" calcext:value-type="float">
            <text:p>3.00</text:p>
          </table:table-cell>
          <table:table-cell table:formula="of:=[.F11]+[.E12]" office:value-type="float" office:value="18.0077280093872" calcext:value-type="float">
            <text:p>18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date" office:date-value="2017-10-10" calcext:value-type="date">
            <text:p>10/10/17</text:p>
          </table:table-cell>
          <table:table-cell table:style-name="Default" office:value-type="float" office:value="4.772646" calcext:value-type="float">
            <text:p>4.772646</text:p>
          </table:table-cell>
          <table:table-cell table:formula="of:=[.L11]+[.K12]" office:value-type="float" office:value="28.782694" calcext:value-type="float">
            <text:p>28.782694</text:p>
          </table:table-cell>
          <table:table-cell table:formula="of:=[.M11]+3.01" office:value-type="float" office:value="18.06" calcext:value-type="float">
            <text:p>18.06</text:p>
          </table:table-cell>
          <table:table-cell table:formula="of:=(0.0312039503*[.K12]^2)+0.2307524608*[.K12]+1.1730058735" office:value-type="float" office:value="2.98507393810165" calcext:value-type="float">
            <text:p>2.99</text:p>
          </table:table-cell>
          <table:table-cell table:formula="of:=[.O11]+[.N12]" office:value-type="float" office:value="17.9882066060479" calcext:value-type="float">
            <text:p>18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U11]+[.T12]" office:value-type="float" office:value="28.428497" calcext:value-type="float">
            <text:p>28.428497</text:p>
          </table:table-cell>
          <table:table-cell table:formula="of:=[.V11]+3.01" office:value-type="float" office:value="18.06" calcext:value-type="float">
            <text:p>18.06</text:p>
          </table:table-cell>
          <table:table-cell table:formula="of:=(0.0312039503*[.T12]^2)+0.2307524608*[.T12]+1.1730058735" office:value-type="float" office:value="2.95605418662718" calcext:value-type="float">
            <text:p>2.96</text:p>
          </table:table-cell>
          <table:table-cell table:formula="of:=[.X11]+[.W12]" office:value-type="float" office:value="17.8010783736495" calcext:value-type="float">
            <text:p>17.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date" office:date-value="2017-10-27" calcext:value-type="date">
            <text:p>10/27/17</text:p>
          </table:table-cell>
          <table:table-cell table:formula="of:=['LB 2017'.B82]" office:value-type="float" office:value="4.745077" calcext:value-type="float">
            <text:p>4.745077</text:p>
          </table:table-cell>
          <table:table-cell table:formula="of:=[.AD11]+[.AC12]" office:value-type="float" office:value="28.415568" calcext:value-type="float">
            <text:p>28.415568</text:p>
          </table:table-cell>
          <table:table-cell table:formula="of:=[.AE11]+3.01" office:value-type="float" office:value="18.06" calcext:value-type="float">
            <text:p>18.06</text:p>
          </table:table-cell>
          <table:table-cell table:formula="of:=(0.0312039503*[.AC12]^2)+0.2307524608*[.AC12]+1.1730058735" office:value-type="float" office:value="2.97052459088635" calcext:value-type="float">
            <text:p>2.97</text:p>
          </table:table-cell>
          <table:table-cell table:formula="of:=[.AG11]+[.AF12]" office:value-type="float" office:value="17.7944700100684" calcext:value-type="float">
            <text:p>17.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2">
          <table:table-cell office:value-type="date" office:date-value="2017-10-10" calcext:value-type="date">
            <text:p>10/10/17</text:p>
          </table:table-cell>
          <table:table-cell office:value-type="float" office:value="4.772646" calcext:value-type="float">
            <text:p>4.772646</text:p>
          </table:table-cell>
          <table:table-cell table:formula="of:=[.C12]+[.B13]" office:value-type="float" office:value="33.59219" calcext:value-type="float">
            <text:p>33.59219</text:p>
          </table:table-cell>
          <table:table-cell table:formula="of:=[.D12]+3.01" office:value-type="float" office:value="21.07" calcext:value-type="float">
            <text:p>21.07</text:p>
          </table:table-cell>
          <table:table-cell table:formula="of:=(0.0312039503*[.B13]^2)+0.2307524608*[.B13]+1.1730058735" office:value-type="float" office:value="2.98507393810165" calcext:value-type="float">
            <text:p>2.99</text:p>
          </table:table-cell>
          <table:table-cell table:formula="of:=[.F12]+[.E13]" office:value-type="float" office:value="20.9928019474888" calcext:value-type="float">
            <text:p>21.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formula="of:=[.L12]+[.K13]" office:value-type="float" office:value="33.555739" calcext:value-type="float">
            <text:p>33.555739</text:p>
          </table:table-cell>
          <table:table-cell table:formula="of:=[.M12]+3.01" office:value-type="float" office:value="21.07" calcext:value-type="float">
            <text:p>21.07</text:p>
          </table:table-cell>
          <table:table-cell table:formula="of:=(0.0312039503*[.K13]^2)+0.2307524608*[.K13]+1.1730058735" office:value-type="float" office:value="2.98528485577726" calcext:value-type="float">
            <text:p>2.99</text:p>
          </table:table-cell>
          <table:table-cell table:formula="of:=[.O12]+[.N13]" office:value-type="float" office:value="20.9734914618251" calcext:value-type="float">
            <text:p>21.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0" office:value-type="date" office:date-value="2017-10-19" calcext:value-type="date">
            <text:p>10/19/17</text:p>
          </table:table-cell>
          <table:table-cell office:value-type="float" office:value="4.702671" calcext:value-type="float">
            <text:p>4.702671</text:p>
          </table:table-cell>
          <table:table-cell table:formula="of:=[.U12]+[.T13]" office:value-type="float" office:value="33.131168" calcext:value-type="float">
            <text:p>33.131168</text:p>
          </table:table-cell>
          <table:table-cell table:formula="of:=[.V12]+3.01" office:value-type="float" office:value="21.07" calcext:value-type="float">
            <text:p>21.07</text:p>
          </table:table-cell>
          <table:table-cell table:formula="of:=(0.0312039503*[.T13]^2)+0.2307524608*[.T13]+1.1730058735" office:value-type="float" office:value="2.94823771388806" calcext:value-type="float">
            <text:p>2.95</text:p>
          </table:table-cell>
          <table:table-cell table:formula="of:=[.X12]+[.W13]" office:value-type="float" office:value="20.7493160875376" calcext:value-type="float">
            <text:p>20.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date" office:date-value="2017-10-28" calcext:value-type="date">
            <text:p>10/28/17</text:p>
          </table:table-cell>
          <table:table-cell table:formula="of:=['LB 2017'.B83]" office:value-type="float" office:value="4.749785" calcext:value-type="float">
            <text:p>4.749785</text:p>
          </table:table-cell>
          <table:table-cell table:formula="of:=[.AD12]+[.AC13]" office:value-type="float" office:value="33.165353" calcext:value-type="float">
            <text:p>33.165353</text:p>
          </table:table-cell>
          <table:table-cell table:formula="of:=[.AE12]+3.01" office:value-type="float" office:value="21.07" calcext:value-type="float">
            <text:p>21.07</text:p>
          </table:table-cell>
          <table:table-cell table:formula="of:=(0.0312039503*[.AC13]^2)+0.2307524608*[.AC13]+1.1730058735" office:value-type="float" office:value="2.97300584653859" calcext:value-type="float">
            <text:p>2.97</text:p>
          </table:table-cell>
          <table:table-cell table:formula="of:=[.AG12]+[.AF13]" office:value-type="float" office:value="20.767475856607" calcext:value-type="float">
            <text:p>20.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2">
          <table:table-cell office:value-type="date" office:date-value="2017-10-11" calcext:value-type="date">
            <text:p>10/11/17</text:p>
          </table:table-cell>
          <table:table-cell table:style-name="ce55" office:value-type="float" office:value="4.773045" calcext:value-type="float">
            <text:p>4.773045</text:p>
          </table:table-cell>
          <table:table-cell table:formula="of:=[.C13]+[.B14]" office:value-type="float" office:value="38.365235" calcext:value-type="float">
            <text:p>38.365235</text:p>
          </table:table-cell>
          <table:table-cell table:formula="of:=[.D13]+3.01" office:value-type="float" office:value="24.08" calcext:value-type="float">
            <text:p>24.08</text:p>
          </table:table-cell>
          <table:table-cell table:formula="of:=(0.0312039503*[.B14]^2)+0.2307524608*[.B14]+1.1730058735" office:value-type="float" office:value="2.98528485577726" calcext:value-type="float">
            <text:p>2.99</text:p>
          </table:table-cell>
          <table:table-cell table:formula="of:=[.F13]+[.E14]" office:value-type="float" office:value="23.9780868032661" calcext:value-type="float">
            <text:p>24.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date" office:date-value="2017-10-12" calcext:value-type="date">
            <text:p>10/12/17</text:p>
          </table:table-cell>
          <table:table-cell table:style-name="ce55" office:value-type="float" office:value="4.792827" calcext:value-type="float">
            <text:p>4.792827</text:p>
          </table:table-cell>
          <table:table-cell table:formula="of:=[.L13]+[.K14]" office:value-type="float" office:value="38.348566" calcext:value-type="float">
            <text:p>38.348566</text:p>
          </table:table-cell>
          <table:table-cell table:formula="of:=[.M13]+3.01" office:value-type="float" office:value="24.08" calcext:value-type="float">
            <text:p>24.08</text:p>
          </table:table-cell>
          <table:table-cell table:formula="of:=(0.0312039503*[.K14]^2)+0.2307524608*[.K14]+1.1730058735" office:value-type="float" office:value="2.9957543893733" calcext:value-type="float">
            <text:p>3.00</text:p>
          </table:table-cell>
          <table:table-cell table:formula="of:=[.O13]+[.N14]" office:value-type="float" office:value="23.9692458511984" calcext:value-type="float">
            <text:p>24.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0" office:value-type="date" office:date-value="2017-10-20" calcext:value-type="date">
            <text:p>10/20/17</text:p>
          </table:table-cell>
          <table:table-cell table:style-name="Default" office:value-type="float" office:value="4.702114" calcext:value-type="float">
            <text:p>4.702114</text:p>
          </table:table-cell>
          <table:table-cell table:formula="of:=[.U13]+[.T14]" office:value-type="float" office:value="37.833282" calcext:value-type="float">
            <text:p>37.833282</text:p>
          </table:table-cell>
          <table:table-cell table:formula="of:=[.V13]+3.01" office:value-type="float" office:value="24.08" calcext:value-type="float">
            <text:p>24.08</text:p>
          </table:table-cell>
          <table:table-cell table:formula="of:=(0.0312039503*[.T14]^2)+0.2307524608*[.T14]+1.1730058735" office:value-type="float" office:value="2.94794572395824" calcext:value-type="float">
            <text:p>2.95</text:p>
          </table:table-cell>
          <table:table-cell table:formula="of:=[.X13]+[.W14]" office:value-type="float" office:value="23.6972618114958" calcext:value-type="float">
            <text:p>23.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date" office:date-value="2017-10-29" calcext:value-type="date">
            <text:p>10/29/17</text:p>
          </table:table-cell>
          <table:table-cell table:formula="of:=['LB 2017'.B84]" office:value-type="float" office:value="4.708391" calcext:value-type="float">
            <text:p>4.708391</text:p>
          </table:table-cell>
          <table:table-cell table:formula="of:=[.AD13]+[.AC14]" office:value-type="float" office:value="37.873744" calcext:value-type="float">
            <text:p>37.873744</text:p>
          </table:table-cell>
          <table:table-cell table:formula="of:=[.AE13]+3.01" office:value-type="float" office:value="24.08" calcext:value-type="float">
            <text:p>24.08</text:p>
          </table:table-cell>
          <table:table-cell table:formula="of:=(0.0312039503*[.AC14]^2)+0.2307524608*[.AC14]+1.1730058735" office:value-type="float" office:value="2.95123736638229" calcext:value-type="float">
            <text:p>2.95</text:p>
          </table:table-cell>
          <table:table-cell table:formula="of:=[.AG13]+[.AF14]" office:value-type="float" office:value="23.7187132229892" calcext:value-type="float">
            <text:p>23.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2">
          <table:table-cell office:value-type="date" office:date-value="2017-10-12" calcext:value-type="date">
            <text:p>10/12/17</text:p>
          </table:table-cell>
          <table:table-cell table:style-name="ce55" office:value-type="float" office:value="4.792827" calcext:value-type="float">
            <text:p>4.792827</text:p>
          </table:table-cell>
          <table:table-cell table:formula="of:=[.C14]+[.B15]" office:value-type="float" office:value="43.158062" calcext:value-type="float">
            <text:p>43.158062</text:p>
          </table:table-cell>
          <table:table-cell table:formula="of:=[.D14]+3.01" office:value-type="float" office:value="27.09" calcext:value-type="float">
            <text:p>27.09</text:p>
          </table:table-cell>
          <table:table-cell table:formula="of:=(0.0312039503*[.B15]^2)+0.2307524608*[.B15]+1.1730058735" office:value-type="float" office:value="2.9957543893733" calcext:value-type="float">
            <text:p>3.00</text:p>
          </table:table-cell>
          <table:table-cell table:formula="of:=[.F14]+[.E15]" office:value-type="float" office:value="26.9738411926394" calcext:value-type="float">
            <text:p>27.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formula="of:=[.L14]+[.K15]" office:value-type="float" office:value="43.082981" calcext:value-type="float">
            <text:p>43.082981</text:p>
          </table:table-cell>
          <table:table-cell table:formula="of:=[.M14]+3.01" office:value-type="float" office:value="27.09" calcext:value-type="float">
            <text:p>27.09</text:p>
          </table:table-cell>
          <table:table-cell table:formula="of:=(0.0312039503*[.K15]^2)+0.2307524608*[.K15]+1.1730058735" office:value-type="float" office:value="2.96491051416756" calcext:value-type="float">
            <text:p>2.96</text:p>
          </table:table-cell>
          <table:table-cell table:formula="of:=[.O14]+[.N15]" office:value-type="float" office:value="26.934156365366" calcext:value-type="float">
            <text:p>26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80" office:value-type="date" office:date-value="2017-10-21" calcext:value-type="date">
            <text:p>10/21/17</text:p>
          </table:table-cell>
          <table:table-cell table:style-name="Default" office:value-type="float" office:value="4.666737" calcext:value-type="float">
            <text:p>4.666737</text:p>
          </table:table-cell>
          <table:table-cell table:formula="of:=[.U14]+[.T15]" office:value-type="float" office:value="42.500019" calcext:value-type="float">
            <text:p>42.500019</text:p>
          </table:table-cell>
          <table:table-cell table:formula="of:=[.V14]+3.01" office:value-type="float" office:value="27.09" calcext:value-type="float">
            <text:p>27.09</text:p>
          </table:table-cell>
          <table:table-cell table:formula="of:=(0.0312039503*[.T15]^2)+0.2307524608*[.T15]+1.1730058735" office:value-type="float" office:value="2.92944009939281" calcext:value-type="float">
            <text:p>2.93</text:p>
          </table:table-cell>
          <table:table-cell table:formula="of:=[.X14]+[.W15]" office:value-type="float" office:value="26.6267019108886" calcext:value-type="float">
            <text:p>26.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date" office:date-value="2017-10-30" calcext:value-type="date">
            <text:p>10/30/17</text:p>
          </table:table-cell>
          <table:table-cell table:formula="of:=['LB 2017'.B85]" office:value-type="float" office:value="4.712623" calcext:value-type="float">
            <text:p>4.712623</text:p>
          </table:table-cell>
          <table:table-cell table:formula="of:=[.AD14]+[.AC15]" office:value-type="float" office:value="42.586367" calcext:value-type="float">
            <text:p>42.586367</text:p>
          </table:table-cell>
          <table:table-cell table:formula="of:=[.AE14]+3.01" office:value-type="float" office:value="27.09" calcext:value-type="float">
            <text:p>27.09</text:p>
          </table:table-cell>
          <table:table-cell table:formula="of:=(0.0312039503*[.AC15]^2)+0.2307524608*[.AC15]+1.1730058735" office:value-type="float" office:value="2.95345800390873" calcext:value-type="float">
            <text:p>2.95</text:p>
          </table:table-cell>
          <table:table-cell table:formula="of:=[.AG14]+[.AF15]" office:value-type="float" office:value="26.672171226898" calcext:value-type="float">
            <text:p>26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2">
          <table:table-cell office:value-type="date" office:date-value="2017-10-13" calcext:value-type="date">
            <text:p>10/13/17</text:p>
          </table:table-cell>
          <table:table-cell table:style-name="ce55" office:value-type="float" office:value="4.734415" calcext:value-type="float">
            <text:p>4.734415</text:p>
          </table:table-cell>
          <table:table-cell table:formula="of:=[.C15]+[.B16]" office:value-type="float" office:value="47.892477" calcext:value-type="float">
            <text:p>47.892477</text:p>
          </table:table-cell>
          <table:table-cell table:formula="of:=[.D15]+3.01" office:value-type="float" office:value="30.1" calcext:value-type="float">
            <text:p>30.1</text:p>
          </table:table-cell>
          <table:table-cell table:formula="of:=(0.0312039503*[.B16]^2)+0.2307524608*[.B16]+1.1730058735" office:value-type="float" office:value="2.96491051416756" calcext:value-type="float">
            <text:p>2.96</text:p>
          </table:table-cell>
          <table:table-cell table:formula="of:=[.F15]+[.E16]" office:value-type="float" office:value="29.9387517068069" calcext:value-type="float">
            <text:p>29.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L15]+[.K16]" office:value-type="float" office:value="47.823879" calcext:value-type="float">
            <text:p>47.823879</text:p>
          </table:table-cell>
          <table:table-cell table:formula="of:=[.M15]+3.01" office:value-type="float" office:value="30.1" calcext:value-type="float">
            <text:p>30.1</text:p>
          </table:table-cell>
          <table:table-cell table:formula="of:=(0.0312039503*[.K16]^2)+0.2307524608*[.K16]+1.1730058735" office:value-type="float" office:value="2.96832329280213" calcext:value-type="float">
            <text:p>2.97</text:p>
          </table:table-cell>
          <table:table-cell table:formula="of:=[.O15]+[.N16]" office:value-type="float" office:value="29.9024796581681" calcext:value-type="float">
            <text:p>29.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date" office:date-value="2017-10-22" calcext:value-type="date">
            <text:p>10/22/17</text:p>
          </table:table-cell>
          <table:table-cell table:style-name="Default" office:value-type="float" office:value="4.672112" calcext:value-type="float">
            <text:p>4.672112</text:p>
          </table:table-cell>
          <table:table-cell table:formula="of:=[.U15]+[.T16]" office:value-type="float" office:value="47.172131" calcext:value-type="float">
            <text:p>47.172131</text:p>
          </table:table-cell>
          <table:table-cell table:formula="of:=[.V15]+3.01" office:value-type="float" office:value="30.1" calcext:value-type="float">
            <text:p>30.1</text:p>
          </table:table-cell>
          <table:table-cell table:formula="of:=(0.0312039503*[.T16]^2)+0.2307524608*[.T16]+1.1730058735" office:value-type="float" office:value="2.93224671713741" calcext:value-type="float">
            <text:p>2.93</text:p>
          </table:table-cell>
          <table:table-cell table:formula="of:=[.X15]+[.W16]" office:value-type="float" office:value="29.558948628026" calcext:value-type="float">
            <text:p>29.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date" office:date-value="2017-10-31" calcext:value-type="date">
            <text:p>10/31/17</text:p>
          </table:table-cell>
          <table:table-cell table:formula="of:=['LB 2017'.B86]" office:value-type="float" office:value="4.744958" calcext:value-type="float">
            <text:p>4.744958</text:p>
          </table:table-cell>
          <table:table-cell table:formula="of:=[.AD15]+[.AC16]" office:value-type="float" office:value="47.331325" calcext:value-type="float">
            <text:p>47.331325</text:p>
          </table:table-cell>
          <table:table-cell table:formula="of:=[.AE15]+3.01" office:value-type="float" office:value="30.1" calcext:value-type="float">
            <text:p>30.1</text:p>
          </table:table-cell>
          <table:table-cell table:formula="of:=(0.0312039503*[.AC16]^2)+0.2307524608*[.AC16]+1.1730058735" office:value-type="float" office:value="2.97046189228044" calcext:value-type="float">
            <text:p>2.97</text:p>
          </table:table-cell>
          <table:table-cell table:formula="of:=[.AG15]+[.AF16]" office:value-type="float" office:value="29.6426331191784" calcext:value-type="float">
            <text:p>29.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office:value-type="date" office:date-value="2017-10-14" calcext:value-type="date">
            <text:p>10/14/17</text:p>
          </table:table-cell>
          <table:table-cell table:style-name="ce55" office:value-type="float" office:value="4.740898" calcext:value-type="float">
            <text:p>4.740898</text:p>
          </table:table-cell>
          <table:table-cell table:formula="of:=[.C16]+[.B17]" office:value-type="float" office:value="52.633375" calcext:value-type="float">
            <text:p>52.633375</text:p>
          </table:table-cell>
          <table:table-cell table:formula="of:=[.D16]+3.01" office:value-type="float" office:value="33.11" calcext:value-type="float">
            <text:p>33.11</text:p>
          </table:table-cell>
          <table:table-cell table:formula="of:=(0.0312039503*[.B17]^2)+0.2307524608*[.B17]+1.1730058735" office:value-type="float" office:value="2.96832329280213" calcext:value-type="float">
            <text:p>2.97</text:p>
          </table:table-cell>
          <table:table-cell table:formula="of:=[.F16]+[.E17]" office:value-type="float" office:value="32.9070749996091" calcext:value-type="float">
            <text:p>32.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8" office:value-type="date" office:date-value="2017-10-15" calcext:value-type="date">
            <text:p>10/15/17</text:p>
          </table:table-cell>
          <table:table-cell office:value-type="float" office:value="4.738392" calcext:value-type="float">
            <text:p>4.738392</text:p>
          </table:table-cell>
          <table:table-cell table:formula="of:=[.L16]+[.K17]" office:value-type="float" office:value="52.562271" calcext:value-type="float">
            <text:p>52.562271</text:p>
          </table:table-cell>
          <table:table-cell table:formula="of:=[.M16]+3.01" office:value-type="float" office:value="33.11" calcext:value-type="float">
            <text:p>33.11</text:p>
          </table:table-cell>
          <table:table-cell table:formula="of:=(0.0312039503*[.K17]^2)+0.2307524608*[.K17]+1.1730058735" office:value-type="float" office:value="2.9670037741525" calcext:value-type="float">
            <text:p>2.97</text:p>
          </table:table-cell>
          <table:table-cell table:formula="of:=[.O16]+[.N17]" office:value-type="float" office:value="32.8694834323206" calcext:value-type="float">
            <text:p>32.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date" office:date-value="2017-10-23" calcext:value-type="date">
            <text:p>10/23/17</text:p>
          </table:table-cell>
          <table:table-cell table:style-name="Default" office:value-type="float" office:value="4.790855" calcext:value-type="float">
            <text:p>4.790855</text:p>
          </table:table-cell>
          <table:table-cell table:formula="of:=[.U16]+[.T17]" office:value-type="float" office:value="51.962986" calcext:value-type="float">
            <text:p>51.962986</text:p>
          </table:table-cell>
          <table:table-cell table:formula="of:=[.V16]+3.01" office:value-type="float" office:value="33.11" calcext:value-type="float">
            <text:p>33.11</text:p>
          </table:table-cell>
          <table:table-cell table:formula="of:=(0.0312039503*[.T17]^2)+0.2307524608*[.T17]+1.1730058735" office:value-type="float" office:value="2.99470962141159" calcext:value-type="float">
            <text:p>2.99</text:p>
          </table:table-cell>
          <table:table-cell table:formula="of:=[.X16]+[.W17]" office:value-type="float" office:value="32.5536582494376" calcext:value-type="float">
            <text:p>32.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date" office:date-value="2017-11-01" calcext:value-type="date">
            <text:p>11/1/17</text:p>
          </table:table-cell>
          <table:table-cell table:formula="of:=['LB 2017'.B87]" office:value-type="float" office:value="4.696126" calcext:value-type="float">
            <text:p>4.696126</text:p>
          </table:table-cell>
          <table:table-cell table:formula="of:=[.AD16]+[.AC17]" office:value-type="float" office:value="52.027451" calcext:value-type="float">
            <text:p>52.027451</text:p>
          </table:table-cell>
          <table:table-cell table:formula="of:=[.AE16]+3.01" office:value-type="float" office:value="33.11" calcext:value-type="float">
            <text:p>33.11</text:p>
          </table:table-cell>
          <table:table-cell table:formula="of:=(0.0312039503*[.AC17]^2)+0.2307524608*[.AC17]+1.1730058735" office:value-type="float" office:value="2.94480792408633" calcext:value-type="float">
            <text:p>2.94</text:p>
          </table:table-cell>
          <table:table-cell table:formula="of:=[.AG16]+[.AF17]" office:value-type="float" office:value="32.5874410432647" calcext:value-type="float">
            <text:p>32.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2">
          <table:table-cell office:value-type="date" office:date-value="2017-10-15" calcext:value-type="date">
            <text:p>10/15/17</text:p>
          </table:table-cell>
          <table:table-cell table:style-name="ce54" office:value-type="float" office:value="4.738392" calcext:value-type="float">
            <text:p>4.738392</text:p>
          </table:table-cell>
          <table:table-cell table:formula="of:=[.C17]+[.B18]" office:value-type="float" office:value="57.371767" calcext:value-type="float">
            <text:p>57.371767</text:p>
          </table:table-cell>
          <table:table-cell table:formula="of:=[.D17]+3.01" office:value-type="float" office:value="36.12" calcext:value-type="float">
            <text:p>36.12</text:p>
          </table:table-cell>
          <table:table-cell table:formula="of:=(0.0312039503*[.B18]^2)+0.2307524608*[.B18]+1.1730058735" office:value-type="float" office:value="2.9670037741525" calcext:value-type="float">
            <text:p>2.97</text:p>
          </table:table-cell>
          <table:table-cell table:formula="of:=[.F17]+[.E18]" office:value-type="float" office:value="35.8740787737616" calcext:value-type="float">
            <text:p>3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formula="of:=[.L17]+[.K18]" office:value-type="float" office:value="57.301843" calcext:value-type="float">
            <text:p>57.301843</text:p>
          </table:table-cell>
          <table:table-cell table:formula="of:=[.M17]+3.01" office:value-type="float" office:value="36.12" calcext:value-type="float">
            <text:p>36.12</text:p>
          </table:table-cell>
          <table:table-cell table:formula="of:=(0.0312039503*[.K18]^2)+0.2307524608*[.K18]+1.1730058735" office:value-type="float" office:value="2.96762504695902" calcext:value-type="float">
            <text:p>2.97</text:p>
          </table:table-cell>
          <table:table-cell table:formula="of:=[.O17]+[.N18]" office:value-type="float" office:value="35.8371084792796" calcext:value-type="float">
            <text:p>35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date" office:date-value="2017-10-24" calcext:value-type="date">
            <text:p>10/24/17</text:p>
          </table:table-cell>
          <table:table-cell table:style-name="Default" office:value-type="float" office:value="4.726058" calcext:value-type="float">
            <text:p>4.726058</text:p>
          </table:table-cell>
          <table:table-cell table:formula="of:=[.U17]+[.T18]" office:value-type="float" office:value="56.689044" calcext:value-type="float">
            <text:p>56.689044</text:p>
          </table:table-cell>
          <table:table-cell table:formula="of:=[.V17]+3.01" office:value-type="float" office:value="36.12" calcext:value-type="float">
            <text:p>36.12</text:p>
          </table:table-cell>
          <table:table-cell table:formula="of:=(0.0312039503*[.T18]^2)+0.2307524608*[.T18]+1.1730058735" office:value-type="float" office:value="2.96051509494404" calcext:value-type="float">
            <text:p>2.96</text:p>
          </table:table-cell>
          <table:table-cell table:formula="of:=[.X17]+[.W18]" office:value-type="float" office:value="35.5141733443817" calcext:value-type="float">
            <text:p>35.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date" office:date-value="2017-11-02" calcext:value-type="date">
            <text:p>11/2/17</text:p>
          </table:table-cell>
          <table:table-cell table:formula="of:=['LB 2017'.B88]" office:value-type="float" office:value="4.682611" calcext:value-type="float">
            <text:p>4.682611</text:p>
          </table:table-cell>
          <table:table-cell table:formula="of:=[.AD17]+[.AC18]" office:value-type="float" office:value="56.710062" calcext:value-type="float">
            <text:p>56.710062</text:p>
          </table:table-cell>
          <table:table-cell table:formula="of:=[.AE17]+3.01" office:value-type="float" office:value="36.12" calcext:value-type="float">
            <text:p>36.12</text:p>
          </table:table-cell>
          <table:table-cell table:formula="of:=(0.0312039503*[.AC18]^2)+0.2307524608*[.AC18]+1.1730058735" office:value-type="float" office:value="2.93773409059044" calcext:value-type="float">
            <text:p>2.94</text:p>
          </table:table-cell>
          <table:table-cell table:formula="of:=[.AG17]+[.AF18]" office:value-type="float" office:value="35.5251751338552" calcext:value-type="float">
            <text:p>35.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office:value-type="date" office:date-value="2017-10-16" calcext:value-type="date">
            <text:p>10/16/17</text:p>
          </table:table-cell>
          <table:table-cell table:style-name="ce32" office:value-type="float" office:value="4.739572" calcext:value-type="float">
            <text:p>4.739572</text:p>
          </table:table-cell>
          <table:table-cell table:formula="of:=[.C18]+[.B19]" office:value-type="float" office:value="62.111339" calcext:value-type="float">
            <text:p>62.111339</text:p>
          </table:table-cell>
          <table:table-cell table:formula="of:=[.D18]+3.01" office:value-type="float" office:value="39.13" calcext:value-type="float">
            <text:p>39.13</text:p>
          </table:table-cell>
          <table:table-cell table:formula="of:=(0.0312039503*[.B19]^2)+0.2307524608*[.B19]+1.1730058735" office:value-type="float" office:value="2.96762504695902" calcext:value-type="float">
            <text:p>2.97</text:p>
          </table:table-cell>
          <table:table-cell table:formula="of:=[.F18]+[.E19]" office:value-type="float" office:value="38.8417038207206" calcext:value-type="float">
            <text:p>38.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date" office:date-value="2017-10-17" calcext:value-type="date">
            <text:p>10/17/17</text:p>
          </table:table-cell>
          <table:table-cell table:style-name="Default" office:value-type="float" office:value="4.730578" calcext:value-type="float">
            <text:p>4.730578</text:p>
          </table:table-cell>
          <table:table-cell table:formula="of:=[.L18]+[.K19]" office:value-type="float" office:value="62.032421" calcext:value-type="float">
            <text:p>62.032421</text:p>
          </table:table-cell>
          <table:table-cell table:formula="of:=[.M18]+3.01" office:value-type="float" office:value="39.13" calcext:value-type="float">
            <text:p>39.13</text:p>
          </table:table-cell>
          <table:table-cell table:formula="of:=(0.0312039503*[.K19]^2)+0.2307524608*[.K19]+1.1730058735" office:value-type="float" office:value="2.96289187755372" calcext:value-type="float">
            <text:p>2.96</text:p>
          </table:table-cell>
          <table:table-cell table:formula="of:=[.O18]+[.N19]" office:value-type="float" office:value="38.8000003568334" calcext:value-type="float">
            <text:p>38.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date" office:date-value="2017-10-25" calcext:value-type="date">
            <text:p>10/25/17</text:p>
          </table:table-cell>
          <table:table-cell table:style-name="Default" office:value-type="float" office:value="4.745088" calcext:value-type="float">
            <text:p>4.745088</text:p>
          </table:table-cell>
          <table:table-cell table:formula="of:=[.U18]+[.T19]" office:value-type="float" office:value="61.434132" calcext:value-type="float">
            <text:p>61.434132</text:p>
          </table:table-cell>
          <table:table-cell table:formula="of:=[.V18]+3.01" office:value-type="float" office:value="39.13" calcext:value-type="float">
            <text:p>39.13</text:p>
          </table:table-cell>
          <table:table-cell table:formula="of:=(0.0312039503*[.T19]^2)+0.2307524608*[.T19]+1.1730058735" office:value-type="float" office:value="2.97053038660043" calcext:value-type="float">
            <text:p>2.97</text:p>
          </table:table-cell>
          <table:table-cell table:formula="of:=[.X18]+[.W19]" office:value-type="float" office:value="38.4847037309821" calcext:value-type="float">
            <text:p>38.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date" office:date-value="2017-11-03" calcext:value-type="date">
            <text:p>11/3/17</text:p>
          </table:table-cell>
          <table:table-cell table:formula="of:=['LB 2017'.B89]" office:value-type="float" office:value="4.67228" calcext:value-type="float">
            <text:p>4.67228</text:p>
          </table:table-cell>
          <table:table-cell table:formula="of:=[.AD18]+[.AC19]" office:value-type="float" office:value="61.382342" calcext:value-type="float">
            <text:p>61.382342</text:p>
          </table:table-cell>
          <table:table-cell table:formula="of:=[.AE18]+3.01" office:value-type="float" office:value="39.13" calcext:value-type="float">
            <text:p>39.13</text:p>
          </table:table-cell>
          <table:table-cell table:formula="of:=(0.0312039503*[.AC19]^2)+0.2307524608*[.AC19]+1.1730058735" office:value-type="float" office:value="2.93233446931734" calcext:value-type="float">
            <text:p>2.93</text:p>
          </table:table-cell>
          <table:table-cell table:formula="of:=[.AG18]+[.AF19]" office:value-type="float" office:value="38.4575096031725" calcext:value-type="float">
            <text:p>38.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2">
          <table:table-cell office:value-type="date" office:date-value="2017-10-17" calcext:value-type="date">
            <text:p>10/17/17</text:p>
          </table:table-cell>
          <table:table-cell office:value-type="float" office:value="4.730578" calcext:value-type="float">
            <text:p>4.730578</text:p>
          </table:table-cell>
          <table:table-cell table:formula="of:=[.C19]+[.B20]" office:value-type="float" office:value="66.841917" calcext:value-type="float">
            <text:p>66.841917</text:p>
          </table:table-cell>
          <table:table-cell table:formula="of:=[.D19]+3.01" office:value-type="float" office:value="42.14" calcext:value-type="float">
            <text:p>42.14</text:p>
          </table:table-cell>
          <table:table-cell table:formula="of:=(0.0312039503*[.B20]^2)+0.2307524608*[.B20]+1.1730058735" office:value-type="float" office:value="2.96289187755372" calcext:value-type="float">
            <text:p>2.96</text:p>
          </table:table-cell>
          <table:table-cell table:formula="of:=[.F19]+[.E20]" office:value-type="float" office:value="41.8045956982743" calcext:value-type="float">
            <text:p>41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L19]+[.K20]" office:value-type="float" office:value="66.749989" calcext:value-type="float">
            <text:p>66.749989</text:p>
          </table:table-cell>
          <table:table-cell table:formula="of:=[.M19]+3.01" office:value-type="float" office:value="42.14" calcext:value-type="float">
            <text:p>42.14</text:p>
          </table:table-cell>
          <table:table-cell table:formula="of:=(0.0312039503*[.K20]^2)+0.2307524608*[.K20]+1.1730058735" office:value-type="float" office:value="2.95605418662718" calcext:value-type="float">
            <text:p>2.96</text:p>
          </table:table-cell>
          <table:table-cell table:formula="of:=[.O19]+[.N20]" office:value-type="float" office:value="41.7560545434606" calcext:value-type="float">
            <text:p>41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date" office:date-value="2017-10-26" calcext:value-type="date">
            <text:p>10/26/17</text:p>
          </table:table-cell>
          <table:table-cell table:style-name="Default" office:value-type="float" office:value="4.736378" calcext:value-type="float">
            <text:p>4.736378</text:p>
          </table:table-cell>
          <table:table-cell table:formula="of:=[.U19]+[.T20]" office:value-type="float" office:value="66.17051" calcext:value-type="float">
            <text:p>66.17051</text:p>
          </table:table-cell>
          <table:table-cell table:formula="of:=[.V19]+3.01" office:value-type="float" office:value="42.14" calcext:value-type="float">
            <text:p>42.14</text:p>
          </table:table-cell>
          <table:table-cell table:formula="of:=(0.0312039503*[.T20]^2)+0.2307524608*[.T20]+1.1730058735" office:value-type="float" office:value="2.96594359908855" calcext:value-type="float">
            <text:p>2.97</text:p>
          </table:table-cell>
          <table:table-cell table:formula="of:=[.X19]+[.W20]" office:value-type="float" office:value="41.4506473300706" calcext:value-type="float">
            <text:p>41.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date" office:date-value="2017-11-04" calcext:value-type="date">
            <text:p>11/4/17</text:p>
          </table:table-cell>
          <table:table-cell table:formula="of:=['LB 2017'.B90]" office:value-type="float" office:value="4.647424" calcext:value-type="float">
            <text:p>4.647424</text:p>
          </table:table-cell>
          <table:table-cell table:formula="of:=[.AD19]+[.AC20]" office:value-type="float" office:value="66.029766" calcext:value-type="float">
            <text:p>66.029766</text:p>
          </table:table-cell>
          <table:table-cell table:formula="of:=[.AE19]+3.01" office:value-type="float" office:value="42.14" calcext:value-type="float">
            <text:p>42.14</text:p>
          </table:table-cell>
          <table:table-cell table:formula="of:=(0.0312039503*[.AC20]^2)+0.2307524608*[.AC20]+1.1730058735" office:value-type="float" office:value="2.91937047350861" calcext:value-type="float">
            <text:p>2.92</text:p>
          </table:table-cell>
          <table:table-cell table:formula="of:=[.AG19]+[.AF20]" office:value-type="float" office:value="41.3768800766811" calcext:value-type="float">
            <text:p>41.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2">
          <table:table-cell office:value-type="date" office:date-value="2017-10-18" calcext:value-type="date">
            <text:p>10/18/17</text:p>
          </table:table-cell>
          <table:table-cell table:style-name="ce59" office:value-type="float" office:value="4.717568" calcext:value-type="float">
            <text:p>4.717568</text:p>
          </table:table-cell>
          <table:table-cell table:formula="of:=[.C20]+[.B21]" office:value-type="float" office:value="71.559485" calcext:value-type="float">
            <text:p>71.559485</text:p>
          </table:table-cell>
          <table:table-cell table:formula="of:=[.D20]+3.01" office:value-type="float" office:value="45.15" calcext:value-type="float">
            <text:p>45.15</text:p>
          </table:table-cell>
          <table:table-cell table:formula="of:=(0.0312039503*[.B21]^2)+0.2307524608*[.B21]+1.1730058735" office:value-type="float" office:value="2.95605418662718" calcext:value-type="float">
            <text:p>2.96</text:p>
          </table:table-cell>
          <table:table-cell table:formula="of:=[.F20]+[.E21]" office:value-type="float" office:value="44.7606498849015" calcext:value-type="float">
            <text:p>4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date" office:date-value="2017-10-19" calcext:value-type="date">
            <text:p>10/19/17</text:p>
          </table:table-cell>
          <table:table-cell table:style-name="Default" office:value-type="float" office:value="4.702671" calcext:value-type="float">
            <text:p>4.702671</text:p>
          </table:table-cell>
          <table:table-cell table:formula="of:=[.L20]+[.K21]" office:value-type="float" office:value="71.45266" calcext:value-type="float">
            <text:p>71.45266</text:p>
          </table:table-cell>
          <table:table-cell table:formula="of:=[.M20]+3.01" office:value-type="float" office:value="45.15" calcext:value-type="float">
            <text:p>45.15</text:p>
          </table:table-cell>
          <table:table-cell table:formula="of:=(0.0312039503*[.K21]^2)+0.2307524608*[.K21]+1.1730058735" office:value-type="float" office:value="2.94823771388806" calcext:value-type="float">
            <text:p>2.95</text:p>
          </table:table-cell>
          <table:table-cell table:formula="of:=[.O20]+[.N21]" office:value-type="float" office:value="44.7042922573486" calcext:value-type="float">
            <text:p>44.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date" office:date-value="2017-10-27" calcext:value-type="date">
            <text:p>10/27/17</text:p>
          </table:table-cell>
          <table:table-cell table:style-name="Default" office:value-type="float" office:value="4.745077" calcext:value-type="float">
            <text:p>4.745077</text:p>
          </table:table-cell>
          <table:table-cell table:formula="of:=[.U20]+[.T21]" office:value-type="float" office:value="70.915587" calcext:value-type="float">
            <text:p>70.915587</text:p>
          </table:table-cell>
          <table:table-cell table:formula="of:=[.V20]+3.01" office:value-type="float" office:value="45.15" calcext:value-type="float">
            <text:p>45.15</text:p>
          </table:table-cell>
          <table:table-cell table:formula="of:=(0.0312039503*[.T21]^2)+0.2307524608*[.T21]+1.1730058735" office:value-type="float" office:value="2.97052459088635" calcext:value-type="float">
            <text:p>2.97</text:p>
          </table:table-cell>
          <table:table-cell table:formula="of:=[.X20]+[.W21]" office:value-type="float" office:value="44.421171920957" calcext:value-type="float">
            <text:p>44.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date" office:date-value="2017-11-05" calcext:value-type="date">
            <text:p>11/5/17</text:p>
          </table:table-cell>
          <table:table-cell table:formula="of:=['LB 2017'.B91]" office:value-type="float" office:value="4.647804" calcext:value-type="float">
            <text:p>4.647804</text:p>
          </table:table-cell>
          <table:table-cell table:formula="of:=[.AD20]+[.AC21]" office:value-type="float" office:value="70.67757" calcext:value-type="float">
            <text:p>70.67757</text:p>
          </table:table-cell>
          <table:table-cell table:formula="of:=[.AE20]+3.01" office:value-type="float" office:value="45.15" calcext:value-type="float">
            <text:p>45.15</text:p>
          </table:table-cell>
          <table:table-cell table:formula="of:=(0.0312039503*[.AC21]^2)+0.2307524608*[.AC21]+1.1730058735" office:value-type="float" office:value="2.91956837762008" calcext:value-type="float">
            <text:p>2.92</text:p>
          </table:table-cell>
          <table:table-cell table:formula="of:=[.AG20]+[.AF21]" office:value-type="float" office:value="44.2964484543012" calcext:value-type="float">
            <text:p>44.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2">
          <table:table-cell office:value-type="date" office:date-value="2017-10-19" calcext:value-type="date">
            <text:p>10/19/17</text:p>
          </table:table-cell>
          <table:table-cell office:value-type="float" office:value="4.702671" calcext:value-type="float">
            <text:p>4.702671</text:p>
          </table:table-cell>
          <table:table-cell table:formula="of:=[.C21]+[.B22]" office:value-type="float" office:value="76.262156" calcext:value-type="float">
            <text:p>76.262156</text:p>
          </table:table-cell>
          <table:table-cell table:formula="of:=[.D21]+3.01" office:value-type="float" office:value="48.16" calcext:value-type="float">
            <text:p>48.16</text:p>
          </table:table-cell>
          <table:table-cell table:formula="of:=(0.0312039503*[.B22]^2)+0.2307524608*[.B22]+1.1730058735" office:value-type="float" office:value="2.94823771388806" calcext:value-type="float">
            <text:p>2.95</text:p>
          </table:table-cell>
          <table:table-cell table:formula="of:=[.F21]+[.E22]" office:value-type="float" office:value="47.7088875987895" calcext:value-type="float">
            <text:p>47.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date" office:date-value="2017-10-20" calcext:value-type="date">
            <text:p>10/20/17</text:p>
          </table:table-cell>
          <table:table-cell table:style-name="Default" office:value-type="float" office:value="4.702114" calcext:value-type="float">
            <text:p>4.702114</text:p>
          </table:table-cell>
          <table:table-cell table:formula="of:=[.L21]+[.K22]" office:value-type="float" office:value="76.154774" calcext:value-type="float">
            <text:p>76.154774</text:p>
          </table:table-cell>
          <table:table-cell table:formula="of:=[.M21]+3.01" office:value-type="float" office:value="48.16" calcext:value-type="float">
            <text:p>48.16</text:p>
          </table:table-cell>
          <table:table-cell table:formula="of:=(0.0312039503*[.K22]^2)+0.2307524608*[.K22]+1.1730058735" office:value-type="float" office:value="2.94794572395824" calcext:value-type="float">
            <text:p>2.95</text:p>
          </table:table-cell>
          <table:table-cell table:formula="of:=[.O21]+[.N22]" office:value-type="float" office:value="47.6522379813069" calcext:value-type="float">
            <text:p>47.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date" office:date-value="2017-10-28" calcext:value-type="date">
            <text:p>10/28/17</text:p>
          </table:table-cell>
          <table:table-cell table:style-name="Default" office:value-type="float" office:value="4.749785" calcext:value-type="float">
            <text:p>4.749785</text:p>
          </table:table-cell>
          <table:table-cell table:formula="of:=[.U21]+[.T22]" office:value-type="float" office:value="75.665372" calcext:value-type="float">
            <text:p>75.665372</text:p>
          </table:table-cell>
          <table:table-cell table:formula="of:=[.V21]+3.01" office:value-type="float" office:value="48.16" calcext:value-type="float">
            <text:p>48.16</text:p>
          </table:table-cell>
          <table:table-cell table:formula="of:=(0.0312039503*[.T22]^2)+0.2307524608*[.T22]+1.1730058735" office:value-type="float" office:value="2.97300584653859" calcext:value-type="float">
            <text:p>2.97</text:p>
          </table:table-cell>
          <table:table-cell table:formula="of:=[.X21]+[.W22]" office:value-type="float" office:value="47.3941777674956" calcext:value-type="float">
            <text:p>47.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date" office:date-value="2017-11-06" calcext:value-type="date">
            <text:p>11/6/17</text:p>
          </table:table-cell>
          <table:table-cell table:formula="of:=['LB 2017'.B92]" office:value-type="float" office:value="4.636866" calcext:value-type="float">
            <text:p>4.636866</text:p>
          </table:table-cell>
          <table:table-cell table:formula="of:=[.AD21]+[.AC22]" office:value-type="float" office:value="75.314436" calcext:value-type="float">
            <text:p>75.314436</text:p>
          </table:table-cell>
          <table:table-cell table:formula="of:=[.AE21]+3.01" office:value-type="float" office:value="48.16" calcext:value-type="float">
            <text:p>48.16</text:p>
          </table:table-cell>
          <table:table-cell table:formula="of:=(0.0312039503*[.AC22]^2)+0.2307524608*[.AC22]+1.1730058735" office:value-type="float" office:value="2.91387546754993" calcext:value-type="float">
            <text:p>2.91</text:p>
          </table:table-cell>
          <table:table-cell table:formula="of:=[.AG21]+[.AF22]" office:value-type="float" office:value="47.2103239218511" calcext:value-type="float">
            <text:p>47.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2">
          <table:table-cell table:style-name="ce237" office:value-type="date" office:date-value="2017-10-20" calcext:value-type="date">
            <text:p>10/20/17</text:p>
          </table:table-cell>
          <table:table-cell table:style-name="ce238" office:value-type="float" office:value="4.702114" calcext:value-type="float">
            <text:p>4.702114</text:p>
          </table:table-cell>
          <table:table-cell table:style-name="ce238" table:formula="of:=[.C22]+[.B23]" office:value-type="float" office:value="80.96427" calcext:value-type="float">
            <text:p>80.96427</text:p>
          </table:table-cell>
          <table:table-cell table:style-name="ce238" table:formula="of:=[.D22]+3.01" office:value-type="float" office:value="51.17" calcext:value-type="float">
            <text:p>51.17</text:p>
          </table:table-cell>
          <table:table-cell table:style-name="ce247" table:formula="of:=(0.0312039503*[.B23]^2)+0.2307524608*[.B23]+1.1730058735" office:value-type="float" office:value="2.94794572395824" calcext:value-type="float">
            <text:p>2.95</text:p>
          </table:table-cell>
          <table:table-cell table:style-name="ce252" table:formula="of:=[.F22]+[.E23]" office:value-type="float" office:value="50.6568333227478" calcext:value-type="float">
            <text:p>50.7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table:style-name="ce32" office:value-type="string" calcext:value-type="string">
            <text:p>Sample ! 4,7,8,11</text:p>
          </table:table-cell>
          <table:table-cell table:style-name="ce237" office:value-type="date" office:date-value="2017-10-21" calcext:value-type="date">
            <text:p>10/21/17</text:p>
          </table:table-cell>
          <table:table-cell table:style-name="ce238" office:value-type="float" office:value="4.666737" calcext:value-type="float">
            <text:p>4.666737</text:p>
          </table:table-cell>
          <table:table-cell table:style-name="ce238" table:formula="of:=[.L22]+[.K23]" office:value-type="float" office:value="80.821511" calcext:value-type="float">
            <text:p>80.821511</text:p>
          </table:table-cell>
          <table:table-cell table:style-name="ce238" table:formula="of:=[.M22]+3.01" office:value-type="float" office:value="51.17" calcext:value-type="float">
            <text:p>51.17</text:p>
          </table:table-cell>
          <table:table-cell table:style-name="ce247" table:formula="of:=(0.0312039503*[.K23]^2)+0.2307524608*[.K23]+1.1730058735" office:value-type="float" office:value="2.92944009939281" calcext:value-type="float">
            <text:p>2.93</text:p>
          </table:table-cell>
          <table:table-cell table:style-name="ce252" table:formula="of:=[.O22]+[.N23]" office:value-type="float" office:value="50.5816780806997" calcext:value-type="float">
            <text:p>50.6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Not sampled</text:p>
          </table:table-cell>
          <table:table-cell table:style-name="ce79" office:value-type="date" office:date-value="2017-10-29" calcext:value-type="date">
            <text:p>10/29/17</text:p>
          </table:table-cell>
          <table:table-cell table:style-name="ce238" table:formula="of:=['LB 2017'.B84]" office:value-type="float" office:value="4.708391" calcext:value-type="float">
            <text:p>4.708391</text:p>
          </table:table-cell>
          <table:table-cell table:style-name="ce238" table:formula="of:=[.U22]+[.T23]" office:value-type="float" office:value="80.373763" calcext:value-type="float">
            <text:p>80.373763</text:p>
          </table:table-cell>
          <table:table-cell table:style-name="ce238" table:formula="of:=[.V22]+3.01" office:value-type="float" office:value="51.17" calcext:value-type="float">
            <text:p>51.17</text:p>
          </table:table-cell>
          <table:table-cell table:style-name="ce247" table:formula="of:=(0.0312039503*[.T23]^2)+0.2307524608*[.T23]+1.1730058735" office:value-type="float" office:value="2.95123736638229" calcext:value-type="float">
            <text:p>2.95</text:p>
          </table:table-cell>
          <table:table-cell table:style-name="ce252" table:formula="of:=[.X22]+[.W23]" office:value-type="float" office:value="50.3454151338779" calcext:value-type="float">
            <text:p>50.3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Sampled 17PL23,24,25,26 E/R 5 each</text:p>
          </table:table-cell>
          <table:table-cell table:style-name="ce237" office:value-type="date" office:date-value="2017-11-07" calcext:value-type="date">
            <text:p>11/7/17</text:p>
          </table:table-cell>
          <table:table-cell table:style-name="ce33" table:formula="of:=['LB 2017'.B93]" office:value-type="float" office:value="4.610637" calcext:value-type="float">
            <text:p>4.610637</text:p>
          </table:table-cell>
          <table:table-cell table:style-name="ce238" table:formula="of:=[.AD22]+[.AC23]" office:value-type="float" office:value="79.925073" calcext:value-type="float">
            <text:p>79.925073</text:p>
          </table:table-cell>
          <table:table-cell table:style-name="ce238" table:formula="of:=[.AE22]+3.01" office:value-type="float" office:value="51.17" calcext:value-type="float">
            <text:p>51.17</text:p>
          </table:table-cell>
          <table:table-cell table:style-name="ce247" table:formula="of:=(0.0312039503*[.AC23]^2)+0.2307524608*[.AC23]+1.1730058735" office:value-type="float" office:value="2.90025445710642" calcext:value-type="float">
            <text:p>2.90</text:p>
          </table:table-cell>
          <table:table-cell table:style-name="ce252" table:formula="of:=[.AG22]+[.AF23]" office:value-type="float" office:value="50.1105783789576" calcext:value-type="float">
            <text:p>50.1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Sampled: 17PL50 10E/10/R</text:p>
          </table:table-cell>
          <table:table-cell table:number-columns-repeated="2"/>
          <table:table-cell office:value-type="string" calcext:value-type="string">
            <text:p>so =&gt; 72 eggs each in EtOH and RNAlater at 50ts</text:p>
          </table:table-cell>
          <table:table-cell table:number-columns-repeated="12"/>
        </table:table-row>
        <table:table-row table:style-name="ro2">
          <table:table-cell office:value-type="date" office:date-value="2017-10-21" calcext:value-type="date">
            <text:p>10/21/17</text:p>
          </table:table-cell>
          <table:table-cell office:value-type="float" office:value="4.666737" calcext:value-type="float">
            <text:p>4.666737</text:p>
          </table:table-cell>
          <table:table-cell table:formula="of:=[.C23]+[.B24]" office:value-type="float" office:value="85.631007" calcext:value-type="float">
            <text:p>85.631007</text:p>
          </table:table-cell>
          <table:table-cell table:formula="of:=[.D23]+3.01" office:value-type="float" office:value="54.18" calcext:value-type="float">
            <text:p>54.18</text:p>
          </table:table-cell>
          <table:table-cell table:formula="of:=(0.0312039503*[.B24]^2)+0.2307524608*[.B24]+1.1730058735" office:value-type="float" office:value="2.92944009939281" calcext:value-type="float">
            <text:p>2.93</text:p>
          </table:table-cell>
          <table:table-cell table:formula="of:=[.F23]+[.E24]" office:value-type="float" office:value="53.5862734221406" calcext:value-type="float">
            <text:p>53.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7PL4 E/R 15 each</text:p>
          </table:table-cell>
          <table:table-cell office:value-type="date" office:date-value="2017-10-22" calcext:value-type="date">
            <text:p>10/22/17</text:p>
          </table:table-cell>
          <table:table-cell table:style-name="Default" office:value-type="float" office:value="4.672112" calcext:value-type="float">
            <text:p>4.672112</text:p>
          </table:table-cell>
          <table:table-cell table:formula="of:=[.L23]+[.K24]" office:value-type="float" office:value="85.493623" calcext:value-type="float">
            <text:p>85.493623</text:p>
          </table:table-cell>
          <table:table-cell table:formula="of:=[.M23]+3.01" office:value-type="float" office:value="54.18" calcext:value-type="float">
            <text:p>54.18</text:p>
          </table:table-cell>
          <table:table-cell table:formula="of:=(0.0312039503*[.K24]^2)+0.2307524608*[.K24]+1.1730058735" office:value-type="float" office:value="2.93224671713741" calcext:value-type="float">
            <text:p>2.93</text:p>
          </table:table-cell>
          <table:table-cell table:formula="of:=[.O23]+[.N24]" office:value-type="float" office:value="53.5139247978371" calcext:value-type="float">
            <text:p>53.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date" office:date-value="2017-10-30" calcext:value-type="date">
            <text:p>10/30/17</text:p>
          </table:table-cell>
          <table:table-cell table:formula="of:=['LB 2017'.B85]" office:value-type="float" office:value="4.712623" calcext:value-type="float">
            <text:p>4.712623</text:p>
          </table:table-cell>
          <table:table-cell table:formula="of:=[.U23]+[.T24]" office:value-type="float" office:value="85.086386" calcext:value-type="float">
            <text:p>85.086386</text:p>
          </table:table-cell>
          <table:table-cell table:formula="of:=[.V23]+3.01" office:value-type="float" office:value="54.18" calcext:value-type="float">
            <text:p>54.18</text:p>
          </table:table-cell>
          <table:table-cell table:formula="of:=(0.0312039503*[.T24]^2)+0.2307524608*[.T24]+1.1730058735" office:value-type="float" office:value="2.95345800390873" calcext:value-type="float">
            <text:p>2.95</text:p>
          </table:table-cell>
          <table:table-cell table:formula="of:=[.X23]+[.W24]" office:value-type="float" office:value="53.2988731377866" calcext:value-type="float">
            <text:p>53.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date" office:date-value="2017-11-08" calcext:value-type="date">
            <text:p>11/8/17</text:p>
          </table:table-cell>
          <table:table-cell table:formula="of:=['LB 2017'.B94]" office:value-type="float" office:value="4.656367" calcext:value-type="float">
            <text:p>4.656367</text:p>
          </table:table-cell>
          <table:table-cell table:formula="of:=[.AD23]+[.AC24]" office:value-type="float" office:value="84.58144" calcext:value-type="float">
            <text:p>84.58144</text:p>
          </table:table-cell>
          <table:table-cell table:formula="of:=[.AE23]+3.01" office:value-type="float" office:value="54.18" calcext:value-type="float">
            <text:p>54.18</text:p>
          </table:table-cell>
          <table:table-cell table:formula="of:=(0.0312039503*[.AC24]^2)+0.2307524608*[.AC24]+1.1730058735" office:value-type="float" office:value="2.92403038009641" calcext:value-type="float">
            <text:p>2.92</text:p>
          </table:table-cell>
          <table:table-cell table:formula="of:=[.AG23]+[.AF24]" office:value-type="float" office:value="53.034608759054" calcext:value-type="float">
            <text:p>53.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eft the others alone</text:p>
          </table:table-cell>
          <table:table-cell table:number-columns-repeated="15"/>
        </table:table-row>
        <table:table-row table:style-name="ro2">
          <table:table-cell office:value-type="date" office:date-value="2017-10-22" calcext:value-type="date">
            <text:p>10/22/17</text:p>
          </table:table-cell>
          <table:table-cell office:value-type="float" office:value="4.672112" calcext:value-type="float">
            <text:p>4.672112</text:p>
          </table:table-cell>
          <table:table-cell table:formula="of:=[.C24]+[.B25]" office:value-type="float" office:value="90.303119" calcext:value-type="float">
            <text:p>90.303119</text:p>
          </table:table-cell>
          <table:table-cell table:formula="of:=[.D24]+3.01" office:value-type="float" office:value="57.19" calcext:value-type="float">
            <text:p>57.19</text:p>
          </table:table-cell>
          <table:table-cell table:formula="of:=(0.0312039503*[.B25]^2)+0.2307524608*[.B25]+1.1730058735" office:value-type="float" office:value="2.93224671713741" calcext:value-type="float">
            <text:p>2.93</text:p>
          </table:table-cell>
          <table:table-cell table:formula="of:=[.F24]+[.E25]" office:value-type="float" office:value="56.518520139278" calcext:value-type="float">
            <text:p>56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7PL7 E/R 10 each</text:p>
          </table:table-cell>
          <table:table-cell office:value-type="date" office:date-value="2017-10-23" calcext:value-type="date">
            <text:p>10/23/17</text:p>
          </table:table-cell>
          <table:table-cell table:style-name="Default" office:value-type="float" office:value="4.790855" calcext:value-type="float">
            <text:p>4.790855</text:p>
          </table:table-cell>
          <table:table-cell table:formula="of:=[.L24]+[.K25]" office:value-type="float" office:value="90.284478" calcext:value-type="float">
            <text:p>90.284478</text:p>
          </table:table-cell>
          <table:table-cell table:formula="of:=[.M24]+3.01" office:value-type="float" office:value="57.19" calcext:value-type="float">
            <text:p>57.19</text:p>
          </table:table-cell>
          <table:table-cell table:formula="of:=(0.0312039503*[.K25]^2)+0.2307524608*[.K25]+1.1730058735" office:value-type="float" office:value="2.99470962141159" calcext:value-type="float">
            <text:p>2.99</text:p>
          </table:table-cell>
          <table:table-cell table:formula="of:=[.O24]+[.N25]" office:value-type="float" office:value="56.5086344192487" calcext:value-type="float">
            <text:p>56.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date" office:date-value="2017-10-31" calcext:value-type="date">
            <text:p>10/31/17</text:p>
          </table:table-cell>
          <table:table-cell table:formula="of:=['LB 2017'.B86]" office:value-type="float" office:value="4.744958" calcext:value-type="float">
            <text:p>4.744958</text:p>
          </table:table-cell>
          <table:table-cell table:formula="of:=[.U24]+[.T25]" office:value-type="float" office:value="89.831344" calcext:value-type="float">
            <text:p>89.831344</text:p>
          </table:table-cell>
          <table:table-cell table:formula="of:=[.V24]+3.01" office:value-type="float" office:value="57.19" calcext:value-type="float">
            <text:p>57.19</text:p>
          </table:table-cell>
          <table:table-cell table:formula="of:=(0.0312039503*[.T25]^2)+0.2307524608*[.T25]+1.1730058735" office:value-type="float" office:value="2.97046189228044" calcext:value-type="float">
            <text:p>2.97</text:p>
          </table:table-cell>
          <table:table-cell table:formula="of:=[.X24]+[.W25]" office:value-type="float" office:value="56.269335030067" calcext:value-type="float">
            <text:p>56.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date" office:date-value="2017-11-09" calcext:value-type="date">
            <text:p>11/9/17</text:p>
          </table:table-cell>
          <table:table-cell table:formula="of:=['LB 2017'.B95]" office:value-type="float" office:value="4.635779" calcext:value-type="float">
            <text:p>4.635779</text:p>
          </table:table-cell>
          <table:table-cell table:formula="of:=[.AD24]+[.AC25]" office:value-type="float" office:value="89.217219" calcext:value-type="float">
            <text:p>89.217219</text:p>
          </table:table-cell>
          <table:table-cell table:formula="of:=[.AE24]+3.01" office:value-type="float" office:value="57.19" calcext:value-type="float">
            <text:p>57.19</text:p>
          </table:table-cell>
          <table:table-cell table:formula="of:=(0.0312039503*[.AC25]^2)+0.2307524608*[.AC25]+1.1730058735" office:value-type="float" office:value="2.91331012361694" calcext:value-type="float">
            <text:p>2.91</text:p>
          </table:table-cell>
          <table:table-cell table:formula="of:=[.AG24]+[.AF25]" office:value-type="float" office:value="55.9479188826709" calcext:value-type="float">
            <text:p>55.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6"/>
        </table:table-row>
        <table:table-row table:style-name="ro2">
          <table:table-cell office:value-type="date" office:date-value="2017-10-23" calcext:value-type="date">
            <text:p>10/23/17</text:p>
          </table:table-cell>
          <table:table-cell office:value-type="float" office:value="4.790855" calcext:value-type="float">
            <text:p>4.790855</text:p>
          </table:table-cell>
          <table:table-cell table:formula="of:=[.C25]+[.B26]" office:value-type="float" office:value="95.093974" calcext:value-type="float">
            <text:p>95.093974</text:p>
          </table:table-cell>
          <table:table-cell table:formula="of:=[.D25]+3.01" office:value-type="float" office:value="60.2" calcext:value-type="float">
            <text:p>60.2</text:p>
          </table:table-cell>
          <table:table-cell table:formula="of:=(0.0312039503*[.B26]^2)+0.2307524608*[.B26]+1.1730058735" office:value-type="float" office:value="2.99470962141159" calcext:value-type="float">
            <text:p>2.99</text:p>
          </table:table-cell>
          <table:table-cell table:formula="of:=[.F25]+[.E26]" office:value-type="float" office:value="59.5132297606896" calcext:value-type="float">
            <text:p>5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7PL8 E/R 10 each</text:p>
          </table:table-cell>
          <table:table-cell office:value-type="date" office:date-value="2017-10-24" calcext:value-type="date">
            <text:p>10/24/17</text:p>
          </table:table-cell>
          <table:table-cell table:style-name="Default" office:value-type="float" office:value="4.726058" calcext:value-type="float">
            <text:p>4.726058</text:p>
          </table:table-cell>
          <table:table-cell table:formula="of:=[.L25]+[.K26]" office:value-type="float" office:value="95.010536" calcext:value-type="float">
            <text:p>95.010536</text:p>
          </table:table-cell>
          <table:table-cell table:formula="of:=[.M25]+3.01" office:value-type="float" office:value="60.2" calcext:value-type="float">
            <text:p>60.2</text:p>
          </table:table-cell>
          <table:table-cell table:formula="of:=(0.0312039503*[.K26]^2)+0.2307524608*[.K26]+1.1730058735" office:value-type="float" office:value="2.96051509494404" calcext:value-type="float">
            <text:p>2.96</text:p>
          </table:table-cell>
          <table:table-cell table:formula="of:=[.O25]+[.N26]" office:value-type="float" office:value="59.4691495141927" calcext:value-type="float">
            <text:p>5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6/11/17 counted by Kalina</text:p>
          </table:table-cell>
          <table:table-cell office:value-type="date" office:date-value="2017-11-01" calcext:value-type="date">
            <text:p>11/1/17</text:p>
          </table:table-cell>
          <table:table-cell table:formula="of:=['LB 2017'.B87]" office:value-type="float" office:value="4.696126" calcext:value-type="float">
            <text:p>4.696126</text:p>
          </table:table-cell>
          <table:table-cell table:formula="of:=[.U25]+[.T26]" office:value-type="float" office:value="94.52747" calcext:value-type="float">
            <text:p>94.52747</text:p>
          </table:table-cell>
          <table:table-cell table:formula="of:=[.V25]+3.01" office:value-type="float" office:value="60.2" calcext:value-type="float">
            <text:p>60.2</text:p>
          </table:table-cell>
          <table:table-cell table:formula="of:=(0.0312039503*[.T26]^2)+0.2307524608*[.T26]+1.1730058735" office:value-type="float" office:value="2.94480792408633" calcext:value-type="float">
            <text:p>2.94</text:p>
          </table:table-cell>
          <table:table-cell table:formula="of:=[.X25]+[.W26]" office:value-type="float" office:value="59.2141429541534" calcext:value-type="float">
            <text:p>59.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date" office:date-value="2017-11-10" calcext:value-type="date">
            <text:p>11/10/17</text:p>
          </table:table-cell>
          <table:table-cell table:formula="of:=['LB 2017'.B96]" office:value-type="float" office:value="4.630158" calcext:value-type="float">
            <text:p>4.630158</text:p>
          </table:table-cell>
          <table:table-cell table:formula="of:=[.AD25]+[.AC26]" office:value-type="float" office:value="93.847377" calcext:value-type="float">
            <text:p>93.847377</text:p>
          </table:table-cell>
          <table:table-cell table:formula="of:=[.AE25]+3.01" office:value-type="float" office:value="60.2" calcext:value-type="float">
            <text:p>60.2</text:p>
          </table:table-cell>
          <table:table-cell table:formula="of:=(0.0312039503*[.AC26]^2)+0.2307524608*[.AC26]+1.1730058735" office:value-type="float" office:value="2.91038784273346" calcext:value-type="float">
            <text:p>2.91</text:p>
          </table:table-cell>
          <table:table-cell table:formula="of:=[.AG25]+[.AF26]" office:value-type="float" office:value="58.8583067254044" calcext:value-type="float">
            <text:p>58.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2">
          <table:table-cell office:value-type="date" office:date-value="2017-10-24" calcext:value-type="date">
            <text:p>10/24/17</text:p>
          </table:table-cell>
          <table:table-cell office:value-type="float" office:value="4.726058" calcext:value-type="float">
            <text:p>4.726058</text:p>
          </table:table-cell>
          <table:table-cell table:formula="of:=[.C26]+[.B27]" office:value-type="float" office:value="99.820032" calcext:value-type="float">
            <text:p>99.820032</text:p>
          </table:table-cell>
          <table:table-cell table:formula="of:=[.D26]+3.01" office:value-type="float" office:value="63.21" calcext:value-type="float">
            <text:p>63.21</text:p>
          </table:table-cell>
          <table:table-cell table:formula="of:=(0.0312039503*[.B27]^2)+0.2307524608*[.B27]+1.1730058735" office:value-type="float" office:value="2.96051509494404" calcext:value-type="float">
            <text:p>2.96</text:p>
          </table:table-cell>
          <table:table-cell table:formula="of:=[.F26]+[.E27]" office:value-type="float" office:value="62.4737448556336" calcext:value-type="float">
            <text:p>62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7PL11 E/R 7 each</text:p>
          </table:table-cell>
          <table:table-cell office:value-type="date" office:date-value="2017-10-25" calcext:value-type="date">
            <text:p>10/25/17</text:p>
          </table:table-cell>
          <table:table-cell table:style-name="Default" office:value-type="float" office:value="4.745088" calcext:value-type="float">
            <text:p>4.745088</text:p>
          </table:table-cell>
          <table:table-cell table:formula="of:=[.L26]+[.K27]" office:value-type="float" office:value="99.755624" calcext:value-type="float">
            <text:p>99.755624</text:p>
          </table:table-cell>
          <table:table-cell table:formula="of:=[.M26]+3.01" office:value-type="float" office:value="63.21" calcext:value-type="float">
            <text:p>63.21</text:p>
          </table:table-cell>
          <table:table-cell table:formula="of:=(0.0312039503*[.K27]^2)+0.2307524608*[.K27]+1.1730058735" office:value-type="float" office:value="2.97053038660043" calcext:value-type="float">
            <text:p>2.97</text:p>
          </table:table-cell>
          <table:table-cell table:formula="of:=[.O26]+[.N27]" office:value-type="float" office:value="62.4396799007931" calcext:value-type="float">
            <text:p>62.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date" office:date-value="2017-11-02" calcext:value-type="date">
            <text:p>11/2/17</text:p>
          </table:table-cell>
          <table:table-cell table:formula="of:=['LB 2017'.B88]" office:value-type="float" office:value="4.682611" calcext:value-type="float">
            <text:p>4.682611</text:p>
          </table:table-cell>
          <table:table-cell table:formula="of:=[.U26]+[.T27]" office:value-type="float" office:value="99.210081" calcext:value-type="float">
            <text:p>99.210081</text:p>
          </table:table-cell>
          <table:table-cell table:formula="of:=[.V26]+3.01" office:value-type="float" office:value="63.21" calcext:value-type="float">
            <text:p>63.21</text:p>
          </table:table-cell>
          <table:table-cell table:formula="of:=(0.0312039503*[.T27]^2)+0.2307524608*[.T27]+1.1730058735" office:value-type="float" office:value="2.93773409059044" calcext:value-type="float">
            <text:p>2.94</text:p>
          </table:table-cell>
          <table:table-cell table:formula="of:=[.X26]+[.W27]" office:value-type="float" office:value="62.1518770447438" calcext:value-type="float">
            <text:p>62.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date" office:date-value="2017-11-11" calcext:value-type="date">
            <text:p>11/11/17</text:p>
          </table:table-cell>
          <table:table-cell table:formula="of:=['LB 2017'.B97]" office:value-type="float" office:value="4.622869" calcext:value-type="float">
            <text:p>4.622869</text:p>
          </table:table-cell>
          <table:table-cell table:formula="of:=[.AD26]+[.AC27]" office:value-type="float" office:value="98.470246" calcext:value-type="float">
            <text:p>98.470246</text:p>
          </table:table-cell>
          <table:table-cell table:formula="of:=[.AE26]+3.01" office:value-type="float" office:value="63.21" calcext:value-type="float">
            <text:p>63.21</text:p>
          </table:table-cell>
          <table:table-cell table:formula="of:=(0.0312039503*[.AC27]^2)+0.2307524608*[.AC27]+1.1730058735" office:value-type="float" office:value="2.90660132782681" calcext:value-type="float">
            <text:p>2.91</text:p>
          </table:table-cell>
          <table:table-cell table:formula="of:=[.AG26]+[.AF27]" office:value-type="float" office:value="61.7649080532312" calcext:value-type="float">
            <text:p>61.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2">
          <table:table-cell office:value-type="date" office:date-value="2017-10-25" calcext:value-type="date">
            <text:p>10/25/17</text:p>
          </table:table-cell>
          <table:table-cell office:value-type="float" office:value="4.745088" calcext:value-type="float">
            <text:p>4.745088</text:p>
          </table:table-cell>
          <table:table-cell table:formula="of:=[.C27]+[.B28]" office:value-type="float" office:value="104.56512" calcext:value-type="float">
            <text:p>104.56512</text:p>
          </table:table-cell>
          <table:table-cell table:formula="of:=[.D27]+3.01" office:value-type="float" office:value="66.22" calcext:value-type="float">
            <text:p>66.22</text:p>
          </table:table-cell>
          <table:table-cell table:formula="of:=(0.0312039503*[.B28]^2)+0.2307524608*[.B28]+1.1730058735" office:value-type="float" office:value="2.97053038660043" calcext:value-type="float">
            <text:p>2.97</text:p>
          </table:table-cell>
          <table:table-cell table:formula="of:=[.F27]+[.E28]" office:value-type="float" office:value="65.4442752422341" calcext:value-type="float">
            <text:p>65.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date" office:date-value="2017-10-26" calcext:value-type="date">
            <text:p>10/26/17</text:p>
          </table:table-cell>
          <table:table-cell table:style-name="Default" office:value-type="float" office:value="4.736378" calcext:value-type="float">
            <text:p>4.736378</text:p>
          </table:table-cell>
          <table:table-cell table:formula="of:=[.L27]+[.K28]" office:value-type="float" office:value="104.492002" calcext:value-type="float">
            <text:p>104.492002</text:p>
          </table:table-cell>
          <table:table-cell table:formula="of:=[.M27]+3.01" office:value-type="float" office:value="66.22" calcext:value-type="float">
            <text:p>66.22</text:p>
          </table:table-cell>
          <table:table-cell table:formula="of:=(0.0312039503*[.K28]^2)+0.2307524608*[.K28]+1.1730058735" office:value-type="float" office:value="2.96594359908855" calcext:value-type="float">
            <text:p>2.97</text:p>
          </table:table-cell>
          <table:table-cell table:formula="of:=[.O27]+[.N28]" office:value-type="float" office:value="65.4056234998817" calcext:value-type="float">
            <text:p>65.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date" office:date-value="2017-11-03" calcext:value-type="date">
            <text:p>11/3/17</text:p>
          </table:table-cell>
          <table:table-cell table:formula="of:=['LB 2017'.B89]" office:value-type="float" office:value="4.67228" calcext:value-type="float">
            <text:p>4.67228</text:p>
          </table:table-cell>
          <table:table-cell table:formula="of:=[.U27]+[.T28]" office:value-type="float" office:value="103.882361" calcext:value-type="float">
            <text:p>103.882361</text:p>
          </table:table-cell>
          <table:table-cell table:formula="of:=[.V27]+3.01" office:value-type="float" office:value="66.22" calcext:value-type="float">
            <text:p>66.22</text:p>
          </table:table-cell>
          <table:table-cell table:formula="of:=(0.0312039503*[.T28]^2)+0.2307524608*[.T28]+1.1730058735" office:value-type="float" office:value="2.93233446931734" calcext:value-type="float">
            <text:p>2.93</text:p>
          </table:table-cell>
          <table:table-cell table:formula="of:=[.X27]+[.W28]" office:value-type="float" office:value="65.0842115140611" calcext:value-type="float">
            <text:p>65.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date" office:date-value="2017-11-12" calcext:value-type="date">
            <text:p>11/12/17</text:p>
          </table:table-cell>
          <table:table-cell table:formula="of:=['LB 2017'.B98]" office:value-type="float" office:value="4.61758" calcext:value-type="float">
            <text:p>4.61758</text:p>
          </table:table-cell>
          <table:table-cell table:formula="of:=[.AD27]+[.AC28]" office:value-type="float" office:value="103.087826" calcext:value-type="float">
            <text:p>103.087826</text:p>
          </table:table-cell>
          <table:table-cell table:formula="of:=[.AE27]+3.01" office:value-type="float" office:value="66.22" calcext:value-type="float">
            <text:p>66.22</text:p>
          </table:table-cell>
          <table:table-cell table:formula="of:=(0.0312039503*[.AC28]^2)+0.2307524608*[.AC28]+1.1730058735" office:value-type="float" office:value="2.90385585567513" calcext:value-type="float">
            <text:p>2.90</text:p>
          </table:table-cell>
          <table:table-cell table:formula="of:=[.AG27]+[.AF28]" office:value-type="float" office:value="64.6687639089063" calcext:value-type="float">
            <text:p>64.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6"/>
        </table:table-row>
        <table:table-row table:style-name="ro2">
          <table:table-cell office:value-type="date" office:date-value="2017-10-26" calcext:value-type="date">
            <text:p>10/26/17</text:p>
          </table:table-cell>
          <table:table-cell office:value-type="float" office:value="4.736378" calcext:value-type="float">
            <text:p>4.736378</text:p>
          </table:table-cell>
          <table:table-cell table:formula="of:=[.C28]+[.B29]" office:value-type="float" office:value="109.301498" calcext:value-type="float">
            <text:p>109.301498</text:p>
          </table:table-cell>
          <table:table-cell table:formula="of:=[.D28]+3.01" office:value-type="float" office:value="69.23" calcext:value-type="float">
            <text:p>69.23</text:p>
          </table:table-cell>
          <table:table-cell table:formula="of:=(0.0312039503*[.B29]^2)+0.2307524608*[.B29]+1.1730058735" office:value-type="float" office:value="2.96594359908855" calcext:value-type="float">
            <text:p>2.97</text:p>
          </table:table-cell>
          <table:table-cell table:formula="of:=[.F28]+[.E29]" office:value-type="float" office:value="68.4102188413226" calcext:value-type="float">
            <text:p>68.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date" office:date-value="2017-10-27" calcext:value-type="date">
            <text:p>10/27/17</text:p>
          </table:table-cell>
          <table:table-cell table:style-name="Default" office:value-type="float" office:value="4.745077" calcext:value-type="float">
            <text:p>4.745077</text:p>
          </table:table-cell>
          <table:table-cell table:formula="of:=[.L28]+[.K29]" office:value-type="float" office:value="109.237079" calcext:value-type="float">
            <text:p>109.237079</text:p>
          </table:table-cell>
          <table:table-cell table:formula="of:=[.M28]+3.01" office:value-type="float" office:value="69.23" calcext:value-type="float">
            <text:p>69.23</text:p>
          </table:table-cell>
          <table:table-cell table:formula="of:=(0.0312039503*[.K29]^2)+0.2307524608*[.K29]+1.1730058735" office:value-type="float" office:value="2.97052459088635" calcext:value-type="float">
            <text:p>2.97</text:p>
          </table:table-cell>
          <table:table-cell table:formula="of:=[.O28]+[.N29]" office:value-type="float" office:value="68.376148090768" calcext:value-type="float">
            <text:p>68.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date" office:date-value="2017-11-04" calcext:value-type="date">
            <text:p>11/4/17</text:p>
          </table:table-cell>
          <table:table-cell table:formula="of:=['LB 2017'.B90]" office:value-type="float" office:value="4.647424" calcext:value-type="float">
            <text:p>4.647424</text:p>
          </table:table-cell>
          <table:table-cell table:formula="of:=[.U28]+[.T29]" office:value-type="float" office:value="108.529785" calcext:value-type="float">
            <text:p>108.529785</text:p>
          </table:table-cell>
          <table:table-cell table:formula="of:=[.V28]+3.01" office:value-type="float" office:value="69.23" calcext:value-type="float">
            <text:p>69.23</text:p>
          </table:table-cell>
          <table:table-cell table:formula="of:=(0.0312039503*[.T29]^2)+0.2307524608*[.T29]+1.1730058735" office:value-type="float" office:value="2.91937047350861" calcext:value-type="float">
            <text:p>2.92</text:p>
          </table:table-cell>
          <table:table-cell table:formula="of:=[.X28]+[.W29]" office:value-type="float" office:value="68.0035819875697" calcext:value-type="float">
            <text:p>68.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date" office:date-value="2017-11-13" calcext:value-type="date">
            <text:p>11/13/17</text:p>
          </table:table-cell>
          <table:table-cell table:formula="of:=['LB 2017'.B99]" office:value-type="float" office:value="4.625172" calcext:value-type="float">
            <text:p>4.625172</text:p>
          </table:table-cell>
          <table:table-cell table:formula="of:=[.AD28]+[.AC29]" office:value-type="float" office:value="107.712998" calcext:value-type="float">
            <text:p>107.712998</text:p>
          </table:table-cell>
          <table:table-cell table:formula="of:=[.AE28]+3.01" office:value-type="float" office:value="69.23" calcext:value-type="float">
            <text:p>69.23</text:p>
          </table:table-cell>
          <table:table-cell table:formula="of:=(0.0312039503*[.AC29]^2)+0.2307524608*[.AC29]+1.1730058735" office:value-type="float" office:value="2.90779733991726" calcext:value-type="float">
            <text:p>2.91</text:p>
          </table:table-cell>
          <table:table-cell table:formula="of:=[.AG28]+[.AF29]" office:value-type="float" office:value="67.5765612488236" calcext:value-type="float">
            <text:p>67.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"/>
        </table:table-row>
        <table:table-row table:style-name="ro2">
          <table:table-cell office:value-type="date" office:date-value="2017-10-27" calcext:value-type="date">
            <text:p>10/27/17</text:p>
          </table:table-cell>
          <table:table-cell office:value-type="float" office:value="4.745077" calcext:value-type="float">
            <text:p>4.745077</text:p>
          </table:table-cell>
          <table:table-cell table:formula="of:=[.C29]+[.B30]" office:value-type="float" office:value="114.046575" calcext:value-type="float">
            <text:p>114.046575</text:p>
          </table:table-cell>
          <table:table-cell table:formula="of:=[.D29]+3.01" office:value-type="float" office:value="72.24" calcext:value-type="float">
            <text:p>72.24</text:p>
          </table:table-cell>
          <table:table-cell table:formula="of:=(0.0312039503*[.B30]^2)+0.2307524608*[.B30]+1.1730058735" office:value-type="float" office:value="2.97052459088635" calcext:value-type="float">
            <text:p>2.97</text:p>
          </table:table-cell>
          <table:table-cell table:formula="of:=[.F29]+[.E30]" office:value-type="float" office:value="71.380743432209" calcext:value-type="float">
            <text:p>71.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date" office:date-value="2017-10-28" calcext:value-type="date">
            <text:p>10/28/17</text:p>
          </table:table-cell>
          <table:table-cell table:style-name="Default" office:value-type="float" office:value="4.749785" calcext:value-type="float">
            <text:p>4.749785</text:p>
          </table:table-cell>
          <table:table-cell table:formula="of:=[.L29]+[.K30]" office:value-type="float" office:value="113.986864" calcext:value-type="float">
            <text:p>113.986864</text:p>
          </table:table-cell>
          <table:table-cell table:formula="of:=[.M29]+3.01" office:value-type="float" office:value="72.24" calcext:value-type="float">
            <text:p>72.24</text:p>
          </table:table-cell>
          <table:table-cell table:formula="of:=(0.0312039503*[.K30]^2)+0.2307524608*[.K30]+1.1730058735" office:value-type="float" office:value="2.97300584653859" calcext:value-type="float">
            <text:p>2.97</text:p>
          </table:table-cell>
          <table:table-cell table:formula="of:=[.O29]+[.N30]" office:value-type="float" office:value="71.3491539373066" calcext:value-type="float">
            <text:p>71.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date" office:date-value="2017-11-05" calcext:value-type="date">
            <text:p>11/5/17</text:p>
          </table:table-cell>
          <table:table-cell table:formula="of:=['LB 2017'.B91]" office:value-type="float" office:value="4.647804" calcext:value-type="float">
            <text:p>4.647804</text:p>
          </table:table-cell>
          <table:table-cell table:formula="of:=[.U29]+[.T30]" office:value-type="float" office:value="113.177589" calcext:value-type="float">
            <text:p>113.177589</text:p>
          </table:table-cell>
          <table:table-cell table:formula="of:=[.V29]+3.01" office:value-type="float" office:value="72.24" calcext:value-type="float">
            <text:p>72.24</text:p>
          </table:table-cell>
          <table:table-cell table:formula="of:=(0.0312039503*[.T30]^2)+0.2307524608*[.T30]+1.1730058735" office:value-type="float" office:value="2.91956837762008" calcext:value-type="float">
            <text:p>2.92</text:p>
          </table:table-cell>
          <table:table-cell table:formula="of:=[.X29]+[.W30]" office:value-type="float" office:value="70.9231503651898" calcext:value-type="float">
            <text:p>70.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date" office:date-value="2017-11-14" calcext:value-type="date">
            <text:p>11/14/17</text:p>
          </table:table-cell>
          <table:table-cell table:formula="of:=['LB 2017'.B100]" office:value-type="float" office:value="4.617337" calcext:value-type="float">
            <text:p>4.617337</text:p>
          </table:table-cell>
          <table:table-cell table:formula="of:=[.AD29]+[.AC30]" office:value-type="float" office:value="112.330335" calcext:value-type="float">
            <text:p>112.330335</text:p>
          </table:table-cell>
          <table:table-cell table:formula="of:=[.AE29]+3.01" office:value-type="float" office:value="72.24" calcext:value-type="float">
            <text:p>72.24</text:p>
          </table:table-cell>
          <table:table-cell table:formula="of:=(0.0312039503*[.AC30]^2)+0.2307524608*[.AC30]+1.1730058735" office:value-type="float" office:value="2.90372975851562" calcext:value-type="float">
            <text:p>2.90</text:p>
          </table:table-cell>
          <table:table-cell table:formula="of:=[.AG29]+[.AF30]" office:value-type="float" office:value="70.4802910073392" calcext:value-type="float">
            <text:p>70.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2">
          <table:table-cell office:value-type="date" office:date-value="2017-10-28" calcext:value-type="date">
            <text:p>10/28/17</text:p>
          </table:table-cell>
          <table:table-cell office:value-type="float" office:value="4.749785" calcext:value-type="float">
            <text:p>4.749785</text:p>
          </table:table-cell>
          <table:table-cell table:formula="of:=[.C30]+[.B31]" office:value-type="float" office:value="118.79636" calcext:value-type="float">
            <text:p>118.79636</text:p>
          </table:table-cell>
          <table:table-cell table:formula="of:=[.D30]+3.01" office:value-type="float" office:value="75.25" calcext:value-type="float">
            <text:p>75.25</text:p>
          </table:table-cell>
          <table:table-cell table:formula="of:=(0.0312039503*[.B31]^2)+0.2307524608*[.B31]+1.1730058735" office:value-type="float" office:value="2.97300584653859" calcext:value-type="float">
            <text:p>2.97</text:p>
          </table:table-cell>
          <table:table-cell table:formula="of:=[.F30]+[.E31]" office:value-type="float" office:value="74.3537492787476" calcext:value-type="float">
            <text:p>74.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date" office:date-value="2017-10-29" calcext:value-type="date">
            <text:p>10/29/17</text:p>
          </table:table-cell>
          <table:table-cell table:formula="of:=['LB 2017'.B84]" office:value-type="float" office:value="4.708391" calcext:value-type="float">
            <text:p>4.708391</text:p>
          </table:table-cell>
          <table:table-cell table:formula="of:=[.L30]+[.K31]" office:value-type="float" office:value="118.695255" calcext:value-type="float">
            <text:p>118.695255</text:p>
          </table:table-cell>
          <table:table-cell table:formula="of:=[.M30]+3.01" office:value-type="float" office:value="75.25" calcext:value-type="float">
            <text:p>75.25</text:p>
          </table:table-cell>
          <table:table-cell table:formula="of:=(0.0312039503*[.K31]^2)+0.2307524608*[.K31]+1.1730058735" office:value-type="float" office:value="2.95123736638229" calcext:value-type="float">
            <text:p>2.95</text:p>
          </table:table-cell>
          <table:table-cell table:formula="of:=[.O30]+[.N31]" office:value-type="float" office:value="74.3003913036889" calcext:value-type="float">
            <text:p>74.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date" office:date-value="2017-11-06" calcext:value-type="date">
            <text:p>11/6/17</text:p>
          </table:table-cell>
          <table:table-cell table:formula="of:=['LB 2017'.B92]" office:value-type="float" office:value="4.636866" calcext:value-type="float">
            <text:p>4.636866</text:p>
          </table:table-cell>
          <table:table-cell table:formula="of:=[.U30]+[.T31]" office:value-type="float" office:value="117.814455" calcext:value-type="float">
            <text:p>117.814455</text:p>
          </table:table-cell>
          <table:table-cell table:formula="of:=[.V30]+3.01" office:value-type="float" office:value="75.25" calcext:value-type="float">
            <text:p>75.25</text:p>
          </table:table-cell>
          <table:table-cell table:formula="of:=(0.0312039503*[.T31]^2)+0.2307524608*[.T31]+1.1730058735" office:value-type="float" office:value="2.91387546754993" calcext:value-type="float">
            <text:p>2.91</text:p>
          </table:table-cell>
          <table:table-cell table:formula="of:=[.X30]+[.W31]" office:value-type="float" office:value="73.8370258327398" calcext:value-type="float">
            <text:p>73.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date" office:date-value="2017-11-15" calcext:value-type="date">
            <text:p>11/15/17</text:p>
          </table:table-cell>
          <table:table-cell table:formula="of:=['LB 2017'.B101]" office:value-type="float" office:value="4.627118" calcext:value-type="float">
            <text:p>4.627118</text:p>
          </table:table-cell>
          <table:table-cell table:formula="of:=[.AD30]+[.AC31]" office:value-type="float" office:value="116.957453" calcext:value-type="float">
            <text:p>116.957453</text:p>
          </table:table-cell>
          <table:table-cell table:formula="of:=[.AE30]+3.01" office:value-type="float" office:value="75.25" calcext:value-type="float">
            <text:p>75.25</text:p>
          </table:table-cell>
          <table:table-cell table:formula="of:=(0.0312039503*[.AC31]^2)+0.2307524608*[.AC31]+1.1730058735" office:value-type="float" office:value="2.90880820996876" calcext:value-type="float">
            <text:p>2.91</text:p>
          </table:table-cell>
          <table:table-cell table:formula="of:=[.AG30]+[.AF31]" office:value-type="float" office:value="73.389099217308" calcext:value-type="float">
            <text:p>73.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2">
          <table:table-cell office:value-type="date" office:date-value="2017-10-29" calcext:value-type="date">
            <text:p>10/29/17</text:p>
          </table:table-cell>
          <table:table-cell table:formula="of:=['LB 2017'.B84]" office:value-type="float" office:value="4.708391" calcext:value-type="float">
            <text:p>4.708391</text:p>
          </table:table-cell>
          <table:table-cell table:formula="of:=[.C31]+[.B32]" office:value-type="float" office:value="123.504751" calcext:value-type="float">
            <text:p>123.504751</text:p>
          </table:table-cell>
          <table:table-cell table:formula="of:=[.D31]+3.01" office:value-type="float" office:value="78.26" calcext:value-type="float">
            <text:p>78.26</text:p>
          </table:table-cell>
          <table:table-cell table:formula="of:=(0.0312039503*[.B32]^2)+0.2307524608*[.B32]+1.1730058735" office:value-type="float" office:value="2.95123736638229" calcext:value-type="float">
            <text:p>2.95</text:p>
          </table:table-cell>
          <table:table-cell table:formula="of:=[.F31]+[.E32]" office:value-type="float" office:value="77.3049866451298" calcext:value-type="float">
            <text:p>77.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date" office:date-value="2017-10-30" calcext:value-type="date">
            <text:p>10/30/17</text:p>
          </table:table-cell>
          <table:table-cell table:formula="of:=['LB 2017'.B85]" office:value-type="float" office:value="4.712623" calcext:value-type="float">
            <text:p>4.712623</text:p>
          </table:table-cell>
          <table:table-cell table:formula="of:=[.L31]+[.K32]" office:value-type="float" office:value="123.407878" calcext:value-type="float">
            <text:p>123.407878</text:p>
          </table:table-cell>
          <table:table-cell table:formula="of:=[.M31]+3.01" office:value-type="float" office:value="78.26" calcext:value-type="float">
            <text:p>78.26</text:p>
          </table:table-cell>
          <table:table-cell table:formula="of:=(0.0312039503*[.K32]^2)+0.2307524608*[.K32]+1.1730058735" office:value-type="float" office:value="2.95345800390873" calcext:value-type="float">
            <text:p>2.95</text:p>
          </table:table-cell>
          <table:table-cell table:formula="of:=[.O31]+[.N32]" office:value-type="float" office:value="77.2538493075976" calcext:value-type="float">
            <text:p>77.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80" office:value-type="date" office:date-value="2017-11-07" calcext:value-type="date">
            <text:p>11/7/17</text:p>
          </table:table-cell>
          <table:table-cell table:formula="of:=['LB 2017'.B93]" office:value-type="float" office:value="4.610637" calcext:value-type="float">
            <text:p>4.610637</text:p>
          </table:table-cell>
          <table:table-cell table:formula="of:=[.U31]+[.T32]" office:value-type="float" office:value="122.425092" calcext:value-type="float">
            <text:p>122.425092</text:p>
          </table:table-cell>
          <table:table-cell table:formula="of:=[.V31]+3.01" office:value-type="float" office:value="78.26" calcext:value-type="float">
            <text:p>78.26</text:p>
          </table:table-cell>
          <table:table-cell table:formula="of:=(0.0312039503*[.T32]^2)+0.2307524608*[.T32]+1.1730058735" office:value-type="float" office:value="2.90025445710642" calcext:value-type="float">
            <text:p>2.90</text:p>
          </table:table-cell>
          <table:table-cell table:formula="of:=[.X31]+[.W32]" office:value-type="float" office:value="76.7372802898462" calcext:value-type="float">
            <text:p>76.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date" office:date-value="2017-11-16" calcext:value-type="date">
            <text:p>11/16/17</text:p>
          </table:table-cell>
          <table:table-cell table:formula="of:=['LB 2017'.B102]" office:value-type="float" office:value="4.619372" calcext:value-type="float">
            <text:p>4.619372</text:p>
          </table:table-cell>
          <table:table-cell table:formula="of:=[.AD31]+[.AC32]" office:value-type="float" office:value="121.576825" calcext:value-type="float">
            <text:p>121.576825</text:p>
          </table:table-cell>
          <table:table-cell table:formula="of:=[.AE31]+3.01" office:value-type="float" office:value="78.26" calcext:value-type="float">
            <text:p>78.26</text:p>
          </table:table-cell>
          <table:table-cell table:formula="of:=(0.0312039503*[.AC32]^2)+0.2307524608*[.AC32]+1.1730058735" office:value-type="float" office:value="2.90478587115379" calcext:value-type="float">
            <text:p>2.90</text:p>
          </table:table-cell>
          <table:table-cell table:formula="of:=[.AG31]+[.AF32]" office:value-type="float" office:value="76.2938850884617" calcext:value-type="float">
            <text:p>76.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2">
          <table:table-cell office:value-type="date" office:date-value="2017-10-30" calcext:value-type="date">
            <text:p>10/30/17</text:p>
          </table:table-cell>
          <table:table-cell table:formula="of:=['LB 2017'.B85]" office:value-type="float" office:value="4.712623" calcext:value-type="float">
            <text:p>4.712623</text:p>
          </table:table-cell>
          <table:table-cell table:formula="of:=[.C32]+[.B33]" office:value-type="float" office:value="128.217374" calcext:value-type="float">
            <text:p>128.217374</text:p>
          </table:table-cell>
          <table:table-cell table:formula="of:=[.D32]+3.01" office:value-type="float" office:value="81.27" calcext:value-type="float">
            <text:p>81.27</text:p>
          </table:table-cell>
          <table:table-cell table:formula="of:=(0.0312039503*[.B33]^2)+0.2307524608*[.B33]+1.1730058735" office:value-type="float" office:value="2.95345800390873" calcext:value-type="float">
            <text:p>2.95</text:p>
          </table:table-cell>
          <table:table-cell table:formula="of:=[.F32]+[.E33]" office:value-type="float" office:value="80.2584446490386" calcext:value-type="float">
            <text:p>80.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date" office:date-value="2017-10-31" calcext:value-type="date">
            <text:p>10/31/17</text:p>
          </table:table-cell>
          <table:table-cell table:formula="of:=['LB 2017'.B86]" office:value-type="float" office:value="4.744958" calcext:value-type="float">
            <text:p>4.744958</text:p>
          </table:table-cell>
          <table:table-cell table:formula="of:=[.L32]+[.K33]" office:value-type="float" office:value="128.152836" calcext:value-type="float">
            <text:p>128.152836</text:p>
          </table:table-cell>
          <table:table-cell table:formula="of:=[.M32]+3.01" office:value-type="float" office:value="81.27" calcext:value-type="float">
            <text:p>81.27</text:p>
          </table:table-cell>
          <table:table-cell table:formula="of:=(0.0312039503*[.K33]^2)+0.2307524608*[.K33]+1.1730058735" office:value-type="float" office:value="2.97046189228044" calcext:value-type="float">
            <text:p>2.97</text:p>
          </table:table-cell>
          <table:table-cell table:formula="of:=[.O32]+[.N33]" office:value-type="float" office:value="80.2243111998781" calcext:value-type="float">
            <text:p>80.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date" office:date-value="2017-11-08" calcext:value-type="date">
            <text:p>11/8/17</text:p>
          </table:table-cell>
          <table:table-cell table:formula="of:=['LB 2017'.B94]" office:value-type="float" office:value="4.656367" calcext:value-type="float">
            <text:p>4.656367</text:p>
          </table:table-cell>
          <table:table-cell table:formula="of:=[.U32]+[.T33]" office:value-type="float" office:value="127.081459" calcext:value-type="float">
            <text:p>127.081459</text:p>
          </table:table-cell>
          <table:table-cell table:formula="of:=[.V32]+3.01" office:value-type="float" office:value="81.27" calcext:value-type="float">
            <text:p>81.27</text:p>
          </table:table-cell>
          <table:table-cell table:formula="of:=(0.0312039503*[.T33]^2)+0.2307524608*[.T33]+1.1730058735" office:value-type="float" office:value="2.92403038009641" calcext:value-type="float">
            <text:p>2.92</text:p>
          </table:table-cell>
          <table:table-cell table:formula="of:=[.X32]+[.W33]" office:value-type="float" office:value="79.6613106699426" calcext:value-type="float">
            <text:p>79.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date" office:date-value="2017-11-17" calcext:value-type="date">
            <text:p>11/17/17</text:p>
          </table:table-cell>
          <table:table-cell table:formula="of:=['LB 2017'.B103]" office:value-type="float" office:value="4.597289" calcext:value-type="float">
            <text:p>4.597289</text:p>
          </table:table-cell>
          <table:table-cell table:formula="of:=[.AD32]+[.AC33]" office:value-type="float" office:value="126.174114" calcext:value-type="float">
            <text:p>126.174114</text:p>
          </table:table-cell>
          <table:table-cell table:formula="of:=[.AE32]+3.01" office:value-type="float" office:value="81.27" calcext:value-type="float">
            <text:p>81.27</text:p>
          </table:table-cell>
          <table:table-cell table:formula="of:=(0.0312039503*[.AC33]^2)+0.2307524608*[.AC33]+1.1730058735" office:value-type="float" office:value="2.89333917697564" calcext:value-type="float">
            <text:p>2.89</text:p>
          </table:table-cell>
          <table:table-cell table:formula="of:=[.AG32]+[.AF33]" office:value-type="float" office:value="79.1872242654374" calcext:value-type="float">
            <text:p>79.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2">
          <table:table-cell office:value-type="date" office:date-value="2017-10-31" calcext:value-type="date">
            <text:p>10/31/17</text:p>
          </table:table-cell>
          <table:table-cell table:formula="of:=['LB 2017'.B86]" office:value-type="float" office:value="4.744958" calcext:value-type="float">
            <text:p>4.744958</text:p>
          </table:table-cell>
          <table:table-cell table:formula="of:=[.C33]+[.B34]" office:value-type="float" office:value="132.962332" calcext:value-type="float">
            <text:p>132.962332</text:p>
          </table:table-cell>
          <table:table-cell table:formula="of:=[.D33]+3.01" office:value-type="float" office:value="84.28" calcext:value-type="float">
            <text:p>84.28</text:p>
          </table:table-cell>
          <table:table-cell table:formula="of:=(0.0312039503*[.B34]^2)+0.2307524608*[.B34]+1.1730058735" office:value-type="float" office:value="2.97046189228044" calcext:value-type="float">
            <text:p>2.97</text:p>
          </table:table-cell>
          <table:table-cell table:formula="of:=[.F33]+[.E34]" office:value-type="float" office:value="83.228906541319" calcext:value-type="float">
            <text:p>83.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date" office:date-value="2017-11-01" calcext:value-type="date">
            <text:p>11/1/17</text:p>
          </table:table-cell>
          <table:table-cell table:formula="of:=['LB 2017'.B87]" office:value-type="float" office:value="4.696126" calcext:value-type="float">
            <text:p>4.696126</text:p>
          </table:table-cell>
          <table:table-cell table:formula="of:=[.L33]+[.K34]" office:value-type="float" office:value="132.848962" calcext:value-type="float">
            <text:p>132.848962</text:p>
          </table:table-cell>
          <table:table-cell table:formula="of:=[.M33]+3.01" office:value-type="float" office:value="84.28" calcext:value-type="float">
            <text:p>84.28</text:p>
          </table:table-cell>
          <table:table-cell table:formula="of:=(0.0312039503*[.K34]^2)+0.2307524608*[.K34]+1.1730058735" office:value-type="float" office:value="2.94480792408633" calcext:value-type="float">
            <text:p>2.94</text:p>
          </table:table-cell>
          <table:table-cell table:formula="of:=[.O33]+[.N34]" office:value-type="float" office:value="83.1691191239644" calcext:value-type="float">
            <text:p>83.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date" office:date-value="2017-11-09" calcext:value-type="date">
            <text:p>11/9/17</text:p>
          </table:table-cell>
          <table:table-cell table:formula="of:=['LB 2017'.B95]" office:value-type="float" office:value="4.635779" calcext:value-type="float">
            <text:p>4.635779</text:p>
          </table:table-cell>
          <table:table-cell table:formula="of:=[.U33]+[.T34]" office:value-type="float" office:value="131.717238" calcext:value-type="float">
            <text:p>131.717238</text:p>
          </table:table-cell>
          <table:table-cell table:formula="of:=[.V33]+3.01" office:value-type="float" office:value="84.28" calcext:value-type="float">
            <text:p>84.28</text:p>
          </table:table-cell>
          <table:table-cell table:formula="of:=(0.0312039503*[.T34]^2)+0.2307524608*[.T34]+1.1730058735" office:value-type="float" office:value="2.91331012361694" calcext:value-type="float">
            <text:p>2.91</text:p>
          </table:table-cell>
          <table:table-cell table:formula="of:=[.X33]+[.W34]" office:value-type="float" office:value="82.5746207935595" calcext:value-type="float">
            <text:p>82.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date" office:date-value="2017-11-18" calcext:value-type="date">
            <text:p>11/18/17</text:p>
          </table:table-cell>
          <table:table-cell table:formula="of:=['LB 2017'.B104]" office:value-type="float" office:value="4.565187" calcext:value-type="float">
            <text:p>4.565187</text:p>
          </table:table-cell>
          <table:table-cell table:formula="of:=[.AD33]+[.AC34]" office:value-type="float" office:value="130.739301" calcext:value-type="float">
            <text:p>130.739301</text:p>
          </table:table-cell>
          <table:table-cell table:formula="of:=[.AE33]+3.01" office:value-type="float" office:value="84.28" calcext:value-type="float">
            <text:p>84.28</text:p>
          </table:table-cell>
          <table:table-cell table:formula="of:=(0.0312039503*[.AC34]^2)+0.2307524608*[.AC34]+1.1730058735" office:value-type="float" office:value="2.87675342486024" calcext:value-type="float">
            <text:p>2.88</text:p>
          </table:table-cell>
          <table:table-cell table:formula="of:=[.AG33]+[.AF34]" office:value-type="float" office:value="82.0639776902976" calcext:value-type="float">
            <text:p>82.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6"/>
        </table:table-row>
        <table:table-row table:style-name="ro2">
          <table:table-cell office:value-type="date" office:date-value="2017-11-01" calcext:value-type="date">
            <text:p>11/1/17</text:p>
          </table:table-cell>
          <table:table-cell table:formula="of:=['LB 2017'.B87]" office:value-type="float" office:value="4.696126" calcext:value-type="float">
            <text:p>4.696126</text:p>
          </table:table-cell>
          <table:table-cell table:formula="of:=[.C34]+[.B35]" office:value-type="float" office:value="137.658458" calcext:value-type="float">
            <text:p>137.658458</text:p>
          </table:table-cell>
          <table:table-cell table:formula="of:=[.D34]+3.01" office:value-type="float" office:value="87.29" calcext:value-type="float">
            <text:p>87.29</text:p>
          </table:table-cell>
          <table:table-cell table:formula="of:=(0.0312039503*[.B35]^2)+0.2307524608*[.B35]+1.1730058735" office:value-type="float" office:value="2.94480792408633" calcext:value-type="float">
            <text:p>2.94</text:p>
          </table:table-cell>
          <table:table-cell table:formula="of:=[.F34]+[.E35]" office:value-type="float" office:value="86.1737144654053" calcext:value-type="float">
            <text:p>86.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date" office:date-value="2017-11-02" calcext:value-type="date">
            <text:p>11/2/17</text:p>
          </table:table-cell>
          <table:table-cell table:formula="of:=['LB 2017'.B88]" office:value-type="float" office:value="4.682611" calcext:value-type="float">
            <text:p>4.682611</text:p>
          </table:table-cell>
          <table:table-cell table:formula="of:=[.L34]+[.K35]" office:value-type="float" office:value="137.531573" calcext:value-type="float">
            <text:p>137.531573</text:p>
          </table:table-cell>
          <table:table-cell table:formula="of:=[.M34]+3.01" office:value-type="float" office:value="87.29" calcext:value-type="float">
            <text:p>87.29</text:p>
          </table:table-cell>
          <table:table-cell table:formula="of:=(0.0312039503*[.K35]^2)+0.2307524608*[.K35]+1.1730058735" office:value-type="float" office:value="2.93773409059044" calcext:value-type="float">
            <text:p>2.94</text:p>
          </table:table-cell>
          <table:table-cell table:formula="of:=[.O34]+[.N35]" office:value-type="float" office:value="86.1068532145549" calcext:value-type="float">
            <text:p>86.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date" office:date-value="2017-11-10" calcext:value-type="date">
            <text:p>11/10/17</text:p>
          </table:table-cell>
          <table:table-cell table:formula="of:=['LB 2017'.B96]" office:value-type="float" office:value="4.630158" calcext:value-type="float">
            <text:p>4.630158</text:p>
          </table:table-cell>
          <table:table-cell table:formula="of:=[.U34]+[.T35]" office:value-type="float" office:value="136.347396" calcext:value-type="float">
            <text:p>136.347396</text:p>
          </table:table-cell>
          <table:table-cell table:formula="of:=[.V34]+3.01" office:value-type="float" office:value="87.29" calcext:value-type="float">
            <text:p>87.29</text:p>
          </table:table-cell>
          <table:table-cell table:formula="of:=(0.0312039503*[.T35]^2)+0.2307524608*[.T35]+1.1730058735" office:value-type="float" office:value="2.91038784273346" calcext:value-type="float">
            <text:p>2.91</text:p>
          </table:table-cell>
          <table:table-cell table:formula="of:=[.X34]+[.W35]" office:value-type="float" office:value="85.485008636293" calcext:value-type="float">
            <text:p>85.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date" office:date-value="2017-11-19" calcext:value-type="date">
            <text:p>11/19/17</text:p>
          </table:table-cell>
          <table:table-cell table:formula="of:=['LB 2017'.B105]" office:value-type="float" office:value="4.563286" calcext:value-type="float">
            <text:p>4.563286</text:p>
          </table:table-cell>
          <table:table-cell table:formula="of:=[.AD34]+[.AC35]" office:value-type="float" office:value="135.302587" calcext:value-type="float">
            <text:p>135.302587</text:p>
          </table:table-cell>
          <table:table-cell table:formula="of:=[.AE34]+3.01" office:value-type="float" office:value="87.29" calcext:value-type="float">
            <text:p>87.29</text:p>
          </table:table-cell>
          <table:table-cell table:formula="of:=(0.0312039503*[.AC35]^2)+0.2307524608*[.AC35]+1.1730058735" office:value-type="float" office:value="2.87577327519401" calcext:value-type="float">
            <text:p>2.88</text:p>
          </table:table-cell>
          <table:table-cell table:formula="of:=[.AG34]+[.AF35]" office:value-type="float" office:value="84.9397509654916" calcext:value-type="float">
            <text:p>84.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6"/>
        </table:table-row>
        <table:table-row table:style-name="ro2">
          <table:table-cell office:value-type="date" office:date-value="2017-11-02" calcext:value-type="date">
            <text:p>11/2/17</text:p>
          </table:table-cell>
          <table:table-cell table:formula="of:=['LB 2017'.B88]" office:value-type="float" office:value="4.682611" calcext:value-type="float">
            <text:p>4.682611</text:p>
          </table:table-cell>
          <table:table-cell table:formula="of:=[.C35]+[.B36]" office:value-type="float" office:value="142.341069" calcext:value-type="float">
            <text:p>142.341069</text:p>
          </table:table-cell>
          <table:table-cell table:formula="of:=[.D35]+3.01" office:value-type="float" office:value="90.3000000000001" calcext:value-type="float">
            <text:p>90.3000000000001</text:p>
          </table:table-cell>
          <table:table-cell table:formula="of:=(0.0312039503*[.B36]^2)+0.2307524608*[.B36]+1.1730058735" office:value-type="float" office:value="2.93773409059044" calcext:value-type="float">
            <text:p>2.94</text:p>
          </table:table-cell>
          <table:table-cell table:formula="of:=[.F35]+[.E36]" office:value-type="float" office:value="89.1114485559958" calcext:value-type="float">
            <text:p>89.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date" office:date-value="2017-11-03" calcext:value-type="date">
            <text:p>11/3/17</text:p>
          </table:table-cell>
          <table:table-cell table:formula="of:=['LB 2017'.B89]" office:value-type="float" office:value="4.67228" calcext:value-type="float">
            <text:p>4.67228</text:p>
          </table:table-cell>
          <table:table-cell table:formula="of:=[.L35]+[.K36]" office:value-type="float" office:value="142.203853" calcext:value-type="float">
            <text:p>142.203853</text:p>
          </table:table-cell>
          <table:table-cell table:formula="of:=[.M35]+3.01" office:value-type="float" office:value="90.3000000000001" calcext:value-type="float">
            <text:p>90.3000000000001</text:p>
          </table:table-cell>
          <table:table-cell table:formula="of:=(0.0312039503*[.K36]^2)+0.2307524608*[.K36]+1.1730058735" office:value-type="float" office:value="2.93233446931734" calcext:value-type="float">
            <text:p>2.93</text:p>
          </table:table-cell>
          <table:table-cell table:formula="of:=[.O35]+[.N36]" office:value-type="float" office:value="89.0391876838722" calcext:value-type="float">
            <text:p>89.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date" office:date-value="2017-11-11" calcext:value-type="date">
            <text:p>11/11/17</text:p>
          </table:table-cell>
          <table:table-cell table:formula="of:=['LB 2017'.B97]" office:value-type="float" office:value="4.622869" calcext:value-type="float">
            <text:p>4.622869</text:p>
          </table:table-cell>
          <table:table-cell table:formula="of:=[.U35]+[.T36]" office:value-type="float" office:value="140.970265" calcext:value-type="float">
            <text:p>140.970265</text:p>
          </table:table-cell>
          <table:table-cell table:formula="of:=[.V35]+3.01" office:value-type="float" office:value="90.3000000000001" calcext:value-type="float">
            <text:p>90.3000000000001</text:p>
          </table:table-cell>
          <table:table-cell table:formula="of:=(0.0312039503*[.T36]^2)+0.2307524608*[.T36]+1.1730058735" office:value-type="float" office:value="2.90660132782681" calcext:value-type="float">
            <text:p>2.91</text:p>
          </table:table-cell>
          <table:table-cell table:formula="of:=[.X35]+[.W36]" office:value-type="float" office:value="88.3916099641198" calcext:value-type="float">
            <text:p>88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date" office:date-value="2017-11-20" calcext:value-type="date">
            <text:p>11/20/17</text:p>
          </table:table-cell>
          <table:table-cell table:formula="of:=['LB 2017'.B106]" office:value-type="float" office:value="4.553902" calcext:value-type="float">
            <text:p>4.553902</text:p>
          </table:table-cell>
          <table:table-cell table:formula="of:=[.AD35]+[.AC36]" office:value-type="float" office:value="139.856489" calcext:value-type="float">
            <text:p>139.856489</text:p>
          </table:table-cell>
          <table:table-cell table:formula="of:=[.AE35]+3.01" office:value-type="float" office:value="90.3000000000001" calcext:value-type="float">
            <text:p>90.3000000000001</text:p>
          </table:table-cell>
          <table:table-cell table:formula="of:=(0.0312039503*[.AC36]^2)+0.2307524608*[.AC36]+1.1730058735" office:value-type="float" office:value="2.87093821853482" calcext:value-type="float">
            <text:p>2.87</text:p>
          </table:table-cell>
          <table:table-cell table:formula="of:=[.AG35]+[.AF36]" office:value-type="float" office:value="87.8106891840264" calcext:value-type="float">
            <text:p>87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2">
          <table:table-cell office:value-type="date" office:date-value="2017-11-03" calcext:value-type="date">
            <text:p>11/3/17</text:p>
          </table:table-cell>
          <table:table-cell table:formula="of:=['LB 2017'.B89]" office:value-type="float" office:value="4.67228" calcext:value-type="float">
            <text:p>4.67228</text:p>
          </table:table-cell>
          <table:table-cell table:formula="of:=[.C36]+[.B37]" office:value-type="float" office:value="147.013349" calcext:value-type="float">
            <text:p>147.013349</text:p>
          </table:table-cell>
          <table:table-cell table:formula="of:=[.D36]+3.01" office:value-type="float" office:value="93.3100000000001" calcext:value-type="float">
            <text:p>93.3100000000001</text:p>
          </table:table-cell>
          <table:table-cell table:formula="of:=(0.0312039503*[.B37]^2)+0.2307524608*[.B37]+1.1730058735" office:value-type="float" office:value="2.93233446931734" calcext:value-type="float">
            <text:p>2.93</text:p>
          </table:table-cell>
          <table:table-cell table:formula="of:=[.F36]+[.E37]" office:value-type="float" office:value="92.0437830253131" calcext:value-type="float">
            <text:p>92.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date" office:date-value="2017-11-04" calcext:value-type="date">
            <text:p>11/4/17</text:p>
          </table:table-cell>
          <table:table-cell table:formula="of:=['LB 2017'.B90]" office:value-type="float" office:value="4.647424" calcext:value-type="float">
            <text:p>4.647424</text:p>
          </table:table-cell>
          <table:table-cell table:formula="of:=[.L36]+[.K37]" office:value-type="float" office:value="146.851277" calcext:value-type="float">
            <text:p>146.851277</text:p>
          </table:table-cell>
          <table:table-cell table:formula="of:=[.M36]+3.01" office:value-type="float" office:value="93.3100000000001" calcext:value-type="float">
            <text:p>93.3100000000001</text:p>
          </table:table-cell>
          <table:table-cell table:formula="of:=(0.0312039503*[.K37]^2)+0.2307524608*[.K37]+1.1730058735" office:value-type="float" office:value="2.91937047350861" calcext:value-type="float">
            <text:p>2.92</text:p>
          </table:table-cell>
          <table:table-cell table:formula="of:=[.O36]+[.N37]" office:value-type="float" office:value="91.9585581573808" calcext:value-type="float">
            <text:p>92.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date" office:date-value="2017-11-12" calcext:value-type="date">
            <text:p>11/12/17</text:p>
          </table:table-cell>
          <table:table-cell table:formula="of:=['LB 2017'.B98]" office:value-type="float" office:value="4.61758" calcext:value-type="float">
            <text:p>4.61758</text:p>
          </table:table-cell>
          <table:table-cell table:formula="of:=[.U36]+[.T37]" office:value-type="float" office:value="145.587845" calcext:value-type="float">
            <text:p>145.587845</text:p>
          </table:table-cell>
          <table:table-cell table:formula="of:=[.V36]+3.01" office:value-type="float" office:value="93.3100000000001" calcext:value-type="float">
            <text:p>93.3100000000001</text:p>
          </table:table-cell>
          <table:table-cell table:formula="of:=(0.0312039503*[.T37]^2)+0.2307524608*[.T37]+1.1730058735" office:value-type="float" office:value="2.90385585567513" calcext:value-type="float">
            <text:p>2.90</text:p>
          </table:table-cell>
          <table:table-cell table:formula="of:=[.X36]+[.W37]" office:value-type="float" office:value="91.2954658197949" calcext:value-type="float">
            <text:p>91.3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date" office:date-value="2017-11-21" calcext:value-type="date">
            <text:p>11/21/17</text:p>
          </table:table-cell>
          <table:table-cell table:formula="of:=['LB 2017'.B107]" office:value-type="float" office:value="4.552491" calcext:value-type="float">
            <text:p>4.552491</text:p>
          </table:table-cell>
          <table:table-cell table:formula="of:=[.AD36]+[.AC37]" office:value-type="float" office:value="144.40898" calcext:value-type="float">
            <text:p>144.40898</text:p>
          </table:table-cell>
          <table:table-cell table:formula="of:=[.AE36]+3.01" office:value-type="float" office:value="93.3100000000001" calcext:value-type="float">
            <text:p>93.3100000000001</text:p>
          </table:table-cell>
          <table:table-cell table:formula="of:=(0.0312039503*[.AC37]^2)+0.2307524608*[.AC37]+1.1730058735" office:value-type="float" office:value="2.87021168349444" calcext:value-type="float">
            <text:p>2.87</text:p>
          </table:table-cell>
          <table:table-cell table:formula="of:=[.AG36]+[.AF37]" office:value-type="float" office:value="90.6809008675209" calcext:value-type="float">
            <text:p>90.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2">
          <table:table-cell office:value-type="date" office:date-value="2017-11-04" calcext:value-type="date">
            <text:p>11/4/17</text:p>
          </table:table-cell>
          <table:table-cell table:formula="of:=['LB 2017'.B90]" office:value-type="float" office:value="4.647424" calcext:value-type="float">
            <text:p>4.647424</text:p>
          </table:table-cell>
          <table:table-cell table:formula="of:=[.C37]+[.B38]" office:value-type="float" office:value="151.660773" calcext:value-type="float">
            <text:p>151.660773</text:p>
          </table:table-cell>
          <table:table-cell table:formula="of:=[.D37]+3.01" office:value-type="float" office:value="96.3200000000001" calcext:value-type="float">
            <text:p>96.3200000000001</text:p>
          </table:table-cell>
          <table:table-cell table:formula="of:=(0.0312039503*[.B38]^2)+0.2307524608*[.B38]+1.1730058735" office:value-type="float" office:value="2.91937047350861" calcext:value-type="float">
            <text:p>2.92</text:p>
          </table:table-cell>
          <table:table-cell table:formula="of:=[.F37]+[.E38]" office:value-type="float" office:value="94.9631534988217" calcext:value-type="float">
            <text:p>95.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date" office:date-value="2017-11-05" calcext:value-type="date">
            <text:p>11/5/17</text:p>
          </table:table-cell>
          <table:table-cell table:formula="of:=['LB 2017'.B91]" office:value-type="float" office:value="4.647804" calcext:value-type="float">
            <text:p>4.647804</text:p>
          </table:table-cell>
          <table:table-cell table:formula="of:=[.L37]+[.K38]" office:value-type="float" office:value="151.499081" calcext:value-type="float">
            <text:p>151.499081</text:p>
          </table:table-cell>
          <table:table-cell table:formula="of:=[.M37]+3.01" office:value-type="float" office:value="96.3200000000001" calcext:value-type="float">
            <text:p>96.3200000000001</text:p>
          </table:table-cell>
          <table:table-cell table:formula="of:=(0.0312039503*[.K38]^2)+0.2307524608*[.K38]+1.1730058735" office:value-type="float" office:value="2.91956837762008" calcext:value-type="float">
            <text:p>2.92</text:p>
          </table:table-cell>
          <table:table-cell table:formula="of:=[.O37]+[.N38]" office:value-type="float" office:value="94.8781265350009" calcext:value-type="float">
            <text:p>94.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date" office:date-value="2017-11-13" calcext:value-type="date">
            <text:p>11/13/17</text:p>
          </table:table-cell>
          <table:table-cell table:formula="of:=['LB 2017'.B99]" office:value-type="float" office:value="4.625172" calcext:value-type="float">
            <text:p>4.625172</text:p>
          </table:table-cell>
          <table:table-cell table:formula="of:=[.U37]+[.T38]" office:value-type="float" office:value="150.213017" calcext:value-type="float">
            <text:p>150.213017</text:p>
          </table:table-cell>
          <table:table-cell table:formula="of:=[.V37]+3.01" office:value-type="float" office:value="96.3200000000001" calcext:value-type="float">
            <text:p>96.3200000000001</text:p>
          </table:table-cell>
          <table:table-cell table:formula="of:=(0.0312039503*[.T38]^2)+0.2307524608*[.T38]+1.1730058735" office:value-type="float" office:value="2.90779733991726" calcext:value-type="float">
            <text:p>2.91</text:p>
          </table:table-cell>
          <table:table-cell table:formula="of:=[.X37]+[.W38]" office:value-type="float" office:value="94.2032631597122" calcext:value-type="float">
            <text:p>94.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date" office:date-value="2017-11-22" calcext:value-type="date">
            <text:p>11/22/17</text:p>
          </table:table-cell>
          <table:table-cell table:formula="of:=['LB 2017'.B108]" office:value-type="float" office:value="4.585199" calcext:value-type="float">
            <text:p>4.585199</text:p>
          </table:table-cell>
          <table:table-cell table:formula="of:=[.AD37]+[.AC38]" office:value-type="float" office:value="148.994179" calcext:value-type="float">
            <text:p>148.994179</text:p>
          </table:table-cell>
          <table:table-cell table:formula="of:=[.AE37]+3.01" office:value-type="float" office:value="96.3200000000001" calcext:value-type="float">
            <text:p>96.3200000000001</text:p>
          </table:table-cell>
          <table:table-cell table:formula="of:=(0.0312039503*[.AC38]^2)+0.2307524608*[.AC38]+1.1730058735" office:value-type="float" office:value="2.88708523324345" calcext:value-type="float">
            <text:p>2.89</text:p>
          </table:table-cell>
          <table:table-cell table:formula="of:=[.AG37]+[.AF38]" office:value-type="float" office:value="93.5679861007643" calcext:value-type="float">
            <text:p>93.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2">
          <table:table-cell office:value-type="date" office:date-value="2017-11-05" calcext:value-type="date">
            <text:p>11/5/17</text:p>
          </table:table-cell>
          <table:table-cell table:formula="of:=['LB 2017'.B91]" office:value-type="float" office:value="4.647804" calcext:value-type="float">
            <text:p>4.647804</text:p>
          </table:table-cell>
          <table:table-cell table:formula="of:=[.C38]+[.B39]" office:value-type="float" office:value="156.308577" calcext:value-type="float">
            <text:p>156.308577</text:p>
          </table:table-cell>
          <table:table-cell table:formula="of:=[.D38]+3.01" office:value-type="float" office:value="99.3300000000001" calcext:value-type="float">
            <text:p>99.3300000000001</text:p>
          </table:table-cell>
          <table:table-cell table:formula="of:=(0.0312039503*[.B39]^2)+0.2307524608*[.B39]+1.1730058735" office:value-type="float" office:value="2.91956837762008" calcext:value-type="float">
            <text:p>2.92</text:p>
          </table:table-cell>
          <table:table-cell table:formula="of:=[.F38]+[.E39]" office:value-type="float" office:value="97.8827218764418" calcext:value-type="float">
            <text:p>97.9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date" office:date-value="2017-11-06" calcext:value-type="date">
            <text:p>11/6/17</text:p>
          </table:table-cell>
          <table:table-cell table:formula="of:=['LB 2017'.B92]" office:value-type="float" office:value="4.636866" calcext:value-type="float">
            <text:p>4.636866</text:p>
          </table:table-cell>
          <table:table-cell table:formula="of:=[.L38]+[.K39]" office:value-type="float" office:value="156.135947" calcext:value-type="float">
            <text:p>156.135947</text:p>
          </table:table-cell>
          <table:table-cell table:formula="of:=[.M38]+3.01" office:value-type="float" office:value="99.3300000000001" calcext:value-type="float">
            <text:p>99.3300000000001</text:p>
          </table:table-cell>
          <table:table-cell table:formula="of:=(0.0312039503*[.K39]^2)+0.2307524608*[.K39]+1.1730058735" office:value-type="float" office:value="2.91387546754993" calcext:value-type="float">
            <text:p>2.91</text:p>
          </table:table-cell>
          <table:table-cell table:formula="of:=[.O38]+[.N39]" office:value-type="float" office:value="97.7920020025508" calcext:value-type="float">
            <text:p>97.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80" office:value-type="date" office:date-value="2017-11-14" calcext:value-type="date">
            <text:p>11/14/17</text:p>
          </table:table-cell>
          <table:table-cell table:formula="of:=['LB 2017'.B100]" office:value-type="float" office:value="4.617337" calcext:value-type="float">
            <text:p>4.617337</text:p>
          </table:table-cell>
          <table:table-cell table:formula="of:=[.U38]+[.T39]" office:value-type="float" office:value="154.830354" calcext:value-type="float">
            <text:p>154.830354</text:p>
          </table:table-cell>
          <table:table-cell table:formula="of:=[.V38]+3.01" office:value-type="float" office:value="99.3300000000001" calcext:value-type="float">
            <text:p>99.3300000000001</text:p>
          </table:table-cell>
          <table:table-cell table:formula="of:=(0.0312039503*[.T39]^2)+0.2307524608*[.T39]+1.1730058735" office:value-type="float" office:value="2.90372975851562" calcext:value-type="float">
            <text:p>2.90</text:p>
          </table:table-cell>
          <table:table-cell table:formula="of:=[.X38]+[.W39]" office:value-type="float" office:value="97.1069929182278" calcext:value-type="float">
            <text:p>97.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date" office:date-value="2017-11-23" calcext:value-type="date">
            <text:p>11/23/17</text:p>
          </table:table-cell>
          <table:table-cell table:formula="of:=['LB 2017'.B109]" office:value-type="float" office:value="4.590313" calcext:value-type="float">
            <text:p>4.590313</text:p>
          </table:table-cell>
          <table:table-cell table:formula="of:=[.AD38]+[.AC39]" office:value-type="float" office:value="153.584492" calcext:value-type="float">
            <text:p>153.584492</text:p>
          </table:table-cell>
          <table:table-cell table:formula="of:=[.AE38]+3.01" office:value-type="float" office:value="99.3300000000001" calcext:value-type="float">
            <text:p>99.3300000000001</text:p>
          </table:table-cell>
          <table:table-cell table:formula="of:=(0.0312039503*[.AC39]^2)+0.2307524608*[.AC39]+1.1730058735" office:value-type="float" office:value="2.88972950202324" calcext:value-type="float">
            <text:p>2.89</text:p>
          </table:table-cell>
          <table:table-cell table:formula="of:=[.AG38]+[.AF39]" office:value-type="float" office:value="96.4577156027876" calcext:value-type="float">
            <text:p>96.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2">
          <table:table-cell table:style-name="ce237" office:value-type="date" office:date-value="2017-11-06" calcext:value-type="date">
            <text:p>11/6/17</text:p>
          </table:table-cell>
          <table:table-cell table:style-name="ce238" table:formula="of:=['LB 2017'.B92]" office:value-type="float" office:value="4.636866" calcext:value-type="float">
            <text:p>4.636866</text:p>
          </table:table-cell>
          <table:table-cell table:style-name="ce238" table:formula="of:=[.C39]+[.B40]" office:value-type="float" office:value="160.945443" calcext:value-type="float">
            <text:p>160.945443</text:p>
          </table:table-cell>
          <table:table-cell table:style-name="ce238" table:formula="of:=[.D39]+3.01" office:value-type="float" office:value="102.34" calcext:value-type="float">
            <text:p>102.34</text:p>
          </table:table-cell>
          <table:table-cell table:style-name="ce247" table:formula="of:=(0.0312039503*[.B40]^2)+0.2307524608*[.B40]+1.1730058735" office:value-type="float" office:value="2.91387546754993" calcext:value-type="float">
            <text:p>2.91</text:p>
          </table:table-cell>
          <table:table-cell table:style-name="ce252" table:formula="of:=[.F39]+[.E40]" office:value-type="float" office:value="100.796597343992" calcext:value-type="float">
            <text:p>100.8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table:style-name="ce32" office:value-type="string" calcext:value-type="string">
            <text:p>Sample 4,7,8</text:p>
          </table:table-cell>
          <table:table-cell table:style-name="ce237" office:value-type="date" office:date-value="2017-11-07" calcext:value-type="date">
            <text:p>11/7/17</text:p>
          </table:table-cell>
          <table:table-cell table:style-name="ce57" table:formula="of:=['LB 2017'.B93]" office:value-type="float" office:value="4.610637" calcext:value-type="float">
            <text:p>4.610637</text:p>
          </table:table-cell>
          <table:table-cell table:style-name="ce238" table:formula="of:=[.L39]+[.K40]" office:value-type="float" office:value="160.746584" calcext:value-type="float">
            <text:p>160.746584</text:p>
          </table:table-cell>
          <table:table-cell table:style-name="ce238" table:formula="of:=[.M39]+3.01" office:value-type="float" office:value="102.34" calcext:value-type="float">
            <text:p>102.34</text:p>
          </table:table-cell>
          <table:table-cell table:style-name="ce247" table:formula="of:=(0.0312039503*[.K40]^2)+0.2307524608*[.K40]+1.1730058735" office:value-type="float" office:value="2.90025445710642" calcext:value-type="float">
            <text:p>2.90</text:p>
          </table:table-cell>
          <table:table-cell table:style-name="ce252" table:formula="of:=[.O39]+[.N40]" office:value-type="float" office:value="100.692256459657" calcext:value-type="float">
            <text:p>100.7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ampled 17PL13 10 each E/R/P</text:p>
          </table:table-cell>
          <table:table-cell table:style-name="ce79" office:value-type="date" office:date-value="2017-11-15" calcext:value-type="date">
            <text:p>11/15/17</text:p>
          </table:table-cell>
          <table:table-cell table:style-name="ce238" table:formula="of:=['LB 2017'.B101]" office:value-type="float" office:value="4.627118" calcext:value-type="float">
            <text:p>4.627118</text:p>
          </table:table-cell>
          <table:table-cell table:style-name="ce238" table:formula="of:=[.U39]+[.T40]" office:value-type="float" office:value="159.457472" calcext:value-type="float">
            <text:p>159.457472</text:p>
          </table:table-cell>
          <table:table-cell table:style-name="ce238" table:formula="of:=[.V39]+3.01" office:value-type="float" office:value="102.34" calcext:value-type="float">
            <text:p>102.34</text:p>
          </table:table-cell>
          <table:table-cell table:style-name="ce247" table:formula="of:=(0.0312039503*[.T40]^2)+0.2307524608*[.T40]+1.1730058735" office:value-type="float" office:value="2.90880820996876" calcext:value-type="float">
            <text:p>2.91</text:p>
          </table:table-cell>
          <table:table-cell table:style-name="ce252" table:formula="of:=[.X39]+[.W40]" office:value-type="float" office:value="100.015801128197" calcext:value-type="float">
            <text:p>100.0</text:p>
          </table:table-cell>
          <table:table-cell table:style-name="ce238"/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ampling day</text:p>
          </table:table-cell>
          <table:table-cell table:style-name="ce237" office:value-type="date" office:date-value="2017-11-24" calcext:value-type="date">
            <text:p>11/24/17</text:p>
          </table:table-cell>
          <table:table-cell table:style-name="ce33" table:formula="of:=['LB 2017'.B110]" office:value-type="float" office:value="4.549637" calcext:value-type="float">
            <text:p>4.549637</text:p>
          </table:table-cell>
          <table:table-cell table:style-name="ce238" table:formula="of:=[.AD39]+[.AC40]" office:value-type="float" office:value="158.134129" calcext:value-type="float">
            <text:p>158.134129</text:p>
          </table:table-cell>
          <table:table-cell table:style-name="ce238" table:formula="of:=[.AE39]+3.01" office:value-type="float" office:value="102.34" calcext:value-type="float">
            <text:p>102.34</text:p>
          </table:table-cell>
          <table:table-cell table:style-name="ce247" table:formula="of:=(0.0312039503*[.AC40]^2)+0.2307524608*[.AC40]+1.1730058735" office:value-type="float" office:value="2.86874251618517" calcext:value-type="float">
            <text:p>2.87</text:p>
          </table:table-cell>
          <table:table-cell table:style-name="ce252" table:formula="of:=[.AG39]+[.AF40]" office:value-type="float" office:value="99.3264581189727" calcext:value-type="float">
            <text:p>99.3</text:p>
          </table:table-cell>
          <table:table-cell table:style-name="ce247" table:formula="of:=[.AG40]-100" office:value-type="float" office:value="-0.673541881027276" calcext:value-type="float">
            <text:p>-0.67</text:p>
          </table:table-cell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ampling</text:p>
          </table:table-cell>
          <table:table-cell table:number-columns-repeated="2"/>
          <table:table-cell office:value-type="string" calcext:value-type="string">
            <text:p>so =&gt; 122 eggs each in E/R/P at 100ts</text:p>
          </table:table-cell>
          <table:table-cell table:number-columns-repeated="12"/>
        </table:table-row>
        <table:table-row table:style-name="ro2">
          <table:table-cell office:value-type="date" office:date-value="2017-11-07" calcext:value-type="date">
            <text:p>11/7/17</text:p>
          </table:table-cell>
          <table:table-cell table:formula="of:=['LB 2017'.B93]" office:value-type="float" office:value="4.610637" calcext:value-type="float">
            <text:p>4.610637</text:p>
          </table:table-cell>
          <table:table-cell table:formula="of:=[.C40]+[.B41]" office:value-type="float" office:value="165.55608" calcext:value-type="float">
            <text:p>165.55608</text:p>
          </table:table-cell>
          <table:table-cell table:formula="of:=[.D40]+3.01" office:value-type="float" office:value="105.35" calcext:value-type="float">
            <text:p>105.35</text:p>
          </table:table-cell>
          <table:table-cell table:formula="of:=(0.0312039503*[.B41]^2)+0.2307524608*[.B41]+1.1730058735" office:value-type="float" office:value="2.90025445710642" calcext:value-type="float">
            <text:p>2.90</text:p>
          </table:table-cell>
          <table:table-cell table:formula="of:=[.F40]+[.E41]" office:value-type="float" office:value="103.696851801098" calcext:value-type="float">
            <text:p>103.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17PL4 15E/15R/10P</text:p>
          </table:table-cell>
          <table:table-cell office:value-type="date" office:date-value="2017-11-08" calcext:value-type="date">
            <text:p>11/8/17</text:p>
          </table:table-cell>
          <table:table-cell table:formula="of:=['LB 2017'.B94]" office:value-type="float" office:value="4.656367" calcext:value-type="float">
            <text:p>4.656367</text:p>
          </table:table-cell>
          <table:table-cell table:formula="of:=[.L40]+[.K41]" office:value-type="float" office:value="165.402951" calcext:value-type="float">
            <text:p>165.402951</text:p>
          </table:table-cell>
          <table:table-cell table:formula="of:=[.M40]+3.01" office:value-type="float" office:value="105.35" calcext:value-type="float">
            <text:p>105.35</text:p>
          </table:table-cell>
          <table:table-cell table:formula="of:=(0.0312039503*[.K41]^2)+0.2307524608*[.K41]+1.1730058735" office:value-type="float" office:value="2.92403038009641" calcext:value-type="float">
            <text:p>2.92</text:p>
          </table:table-cell>
          <table:table-cell table:formula="of:=[.O40]+[.N41]" office:value-type="float" office:value="103.616286839754" calcext:value-type="float">
            <text:p>103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alina earmarked 5 crosses for herslf</text:p>
          </table:table-cell>
          <table:table-cell office:value-type="date" office:date-value="2017-11-16" calcext:value-type="date">
            <text:p>11/16/17</text:p>
          </table:table-cell>
          <table:table-cell table:formula="of:=['LB 2017'.B102]" office:value-type="float" office:value="4.619372" calcext:value-type="float">
            <text:p>4.619372</text:p>
          </table:table-cell>
          <table:table-cell table:formula="of:=[.U40]+[.T41]" office:value-type="float" office:value="164.076844" calcext:value-type="float">
            <text:p>164.076844</text:p>
          </table:table-cell>
          <table:table-cell table:formula="of:=[.V40]+3.01" office:value-type="float" office:value="105.35" calcext:value-type="float">
            <text:p>105.35</text:p>
          </table:table-cell>
          <table:table-cell table:formula="of:=(0.0312039503*[.T41]^2)+0.2307524608*[.T41]+1.1730058735" office:value-type="float" office:value="2.90478587115379" calcext:value-type="float">
            <text:p>2.90</text:p>
          </table:table-cell>
          <table:table-cell table:formula="of:=[.X40]+[.W41]" office:value-type="float" office:value="102.92058699935" calcext:value-type="float">
            <text:p>102.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ldrei</text:p>
          </table:table-cell>
          <table:table-cell office:value-type="date" office:date-value="2017-11-25" calcext:value-type="date">
            <text:p>11/25/17</text:p>
          </table:table-cell>
          <table:table-cell table:formula="of:=['LB 2017'.B111]" office:value-type="float" office:value="4.542599" calcext:value-type="float">
            <text:p>4.542599</text:p>
          </table:table-cell>
          <table:table-cell table:formula="of:=[.AD40]+[.AC41]" office:value-type="float" office:value="162.676728" calcext:value-type="float">
            <text:p>162.676728</text:p>
          </table:table-cell>
          <table:table-cell table:formula="of:=[.AE40]+3.01" office:value-type="float" office:value="105.35" calcext:value-type="float">
            <text:p>105.35</text:p>
          </table:table-cell>
          <table:table-cell table:formula="of:=(0.0312039503*[.AC41]^2)+0.2307524608*[.AC41]+1.1730058735" office:value-type="float" office:value="2.86512170348439" calcext:value-type="float">
            <text:p>2.87</text:p>
          </table:table-cell>
          <table:table-cell table:formula="of:=[.AG40]+[.AF41]" office:value-type="float" office:value="102.191579822457" calcext:value-type="float">
            <text:p>102.2</text:p>
          </table:table-cell>
          <table:table-cell table:style-name="ce38" table:formula="of:=[.AG41]-100" office:value-type="float" office:value="2.19157982245711" calcext:value-type="float">
            <text:p>2.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PL50 7 each in E/R/P</text:p>
          </table:table-cell>
          <table:table-cell table:number-columns-repeated="15"/>
        </table:table-row>
        <table:table-row table:style-name="ro2">
          <table:table-cell office:value-type="date" office:date-value="2017-11-08" calcext:value-type="date">
            <text:p>11/8/17</text:p>
          </table:table-cell>
          <table:table-cell table:formula="of:=['LB 2017'.B94]" office:value-type="float" office:value="4.656367" calcext:value-type="float">
            <text:p>4.656367</text:p>
          </table:table-cell>
          <table:table-cell table:formula="of:=[.C41]+[.B42]" office:value-type="float" office:value="170.212447" calcext:value-type="float">
            <text:p>170.212447</text:p>
          </table:table-cell>
          <table:table-cell table:formula="of:=[.D41]+3.01" office:value-type="float" office:value="108.36" calcext:value-type="float">
            <text:p>108.36</text:p>
          </table:table-cell>
          <table:table-cell table:formula="of:=(0.0312039503*[.B42]^2)+0.2307524608*[.B42]+1.1730058735" office:value-type="float" office:value="2.92403038009641" calcext:value-type="float">
            <text:p>2.92</text:p>
          </table:table-cell>
          <table:table-cell table:formula="of:=[.F41]+[.E42]" office:value-type="float" office:value="106.620882181195" calcext:value-type="float">
            <text:p>106.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7PL7 10E/10R/5P</text:p>
          </table:table-cell>
          <table:table-cell office:value-type="date" office:date-value="2017-11-09" calcext:value-type="date">
            <text:p>11/9/17</text:p>
          </table:table-cell>
          <table:table-cell table:formula="of:=['LB 2017'.B95]" office:value-type="float" office:value="4.635779" calcext:value-type="float">
            <text:p>4.635779</text:p>
          </table:table-cell>
          <table:table-cell table:formula="of:=[.L41]+[.K42]" office:value-type="float" office:value="170.03873" calcext:value-type="float">
            <text:p>170.03873</text:p>
          </table:table-cell>
          <table:table-cell table:formula="of:=[.M41]+3.01" office:value-type="float" office:value="108.36" calcext:value-type="float">
            <text:p>108.36</text:p>
          </table:table-cell>
          <table:table-cell table:formula="of:=(0.0312039503*[.K42]^2)+0.2307524608*[.K42]+1.1730058735" office:value-type="float" office:value="2.91331012361694" calcext:value-type="float">
            <text:p>2.91</text:p>
          </table:table-cell>
          <table:table-cell table:formula="of:=[.O41]+[.N42]" office:value-type="float" office:value="106.529596963371" calcext:value-type="float">
            <text:p>106.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date" office:date-value="2017-11-17" calcext:value-type="date">
            <text:p>11/17/17</text:p>
          </table:table-cell>
          <table:table-cell table:formula="of:=['LB 2017'.B103]" office:value-type="float" office:value="4.597289" calcext:value-type="float">
            <text:p>4.597289</text:p>
          </table:table-cell>
          <table:table-cell table:formula="of:=[.U41]+[.T42]" office:value-type="float" office:value="168.674133" calcext:value-type="float">
            <text:p>168.674133</text:p>
          </table:table-cell>
          <table:table-cell table:formula="of:=[.V41]+3.01" office:value-type="float" office:value="108.36" calcext:value-type="float">
            <text:p>108.36</text:p>
          </table:table-cell>
          <table:table-cell table:formula="of:=(0.0312039503*[.T42]^2)+0.2307524608*[.T42]+1.1730058735" office:value-type="float" office:value="2.89333917697564" calcext:value-type="float">
            <text:p>2.89</text:p>
          </table:table-cell>
          <table:table-cell table:formula="of:=[.X41]+[.W42]" office:value-type="float" office:value="105.813926176326" calcext:value-type="float">
            <text:p>105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7PL26 12E/10R/10P</text:p>
          </table:table-cell>
          <table:table-cell office:value-type="date" office:date-value="2017-11-26" calcext:value-type="date">
            <text:p>11/26/17</text:p>
          </table:table-cell>
          <table:table-cell table:formula="of:=['LB 2017'.B112]" office:value-type="float" office:value="4.545858" calcext:value-type="float">
            <text:p>4.545858</text:p>
          </table:table-cell>
          <table:table-cell table:formula="of:=[.AD41]+[.AC42]" office:value-type="float" office:value="167.222586" calcext:value-type="float">
            <text:p>167.222586</text:p>
          </table:table-cell>
          <table:table-cell table:formula="of:=[.AE41]+3.01" office:value-type="float" office:value="108.36" calcext:value-type="float">
            <text:p>108.36</text:p>
          </table:table-cell>
          <table:table-cell table:formula="of:=(0.0312039503*[.AC42]^2)+0.2307524608*[.AC42]+1.1730058735" office:value-type="float" office:value="2.86679796433771" calcext:value-type="float">
            <text:p>2.87</text:p>
          </table:table-cell>
          <table:table-cell table:formula="of:=[.AG41]+[.AF42]" office:value-type="float" office:value="105.058377786795" calcext:value-type="float">
            <text:p>105.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7PL52 7 each in E/R/P</text:p>
          </table:table-cell>
          <table:table-cell table:number-columns-repeated="15"/>
        </table:table-row>
        <table:table-row table:style-name="ro2">
          <table:table-cell office:value-type="date" office:date-value="2017-11-09" calcext:value-type="date">
            <text:p>11/9/17</text:p>
          </table:table-cell>
          <table:table-cell table:formula="of:=['LB 2017'.B95]" office:value-type="float" office:value="4.635779" calcext:value-type="float">
            <text:p>4.635779</text:p>
          </table:table-cell>
          <table:table-cell table:formula="of:=[.C42]+[.B43]" office:value-type="float" office:value="174.848226" calcext:value-type="float">
            <text:p>174.848226</text:p>
          </table:table-cell>
          <table:table-cell table:formula="of:=[.D42]+3.01" office:value-type="float" office:value="111.37" calcext:value-type="float">
            <text:p>111.37</text:p>
          </table:table-cell>
          <table:table-cell table:formula="of:=(0.0312039503*[.B43]^2)+0.2307524608*[.B43]+1.1730058735" office:value-type="float" office:value="2.91331012361694" calcext:value-type="float">
            <text:p>2.91</text:p>
          </table:table-cell>
          <table:table-cell table:formula="of:=[.F42]+[.E43]" office:value-type="float" office:value="109.534192304812" calcext:value-type="float">
            <text:p>109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17PL8 10E/10R/10P</text:p>
          </table:table-cell>
          <table:table-cell office:value-type="date" office:date-value="2017-11-10" calcext:value-type="date">
            <text:p>11/10/17</text:p>
          </table:table-cell>
          <table:table-cell table:formula="of:=['LB 2017'.B96]" office:value-type="float" office:value="4.630158" calcext:value-type="float">
            <text:p>4.630158</text:p>
          </table:table-cell>
          <table:table-cell table:formula="of:=[.L42]+[.K43]" office:value-type="float" office:value="174.668888" calcext:value-type="float">
            <text:p>174.668888</text:p>
          </table:table-cell>
          <table:table-cell table:formula="of:=[.M42]+3.01" office:value-type="float" office:value="111.37" calcext:value-type="float">
            <text:p>111.37</text:p>
          </table:table-cell>
          <table:table-cell table:formula="of:=(0.0312039503*[.K43]^2)+0.2307524608*[.K43]+1.1730058735" office:value-type="float" office:value="2.91038784273346" calcext:value-type="float">
            <text:p>2.91</text:p>
          </table:table-cell>
          <table:table-cell table:formula="of:=[.O42]+[.N43]" office:value-type="float" office:value="109.439984806104" calcext:value-type="float">
            <text:p>109.4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date" office:date-value="2017-11-18" calcext:value-type="date">
            <text:p>11/18/17</text:p>
          </table:table-cell>
          <table:table-cell table:formula="of:=['LB 2017'.B104]" office:value-type="float" office:value="4.565187" calcext:value-type="float">
            <text:p>4.565187</text:p>
          </table:table-cell>
          <table:table-cell table:formula="of:=[.U42]+[.T43]" office:value-type="float" office:value="173.23932" calcext:value-type="float">
            <text:p>173.23932</text:p>
          </table:table-cell>
          <table:table-cell table:formula="of:=[.V42]+3.01" office:value-type="float" office:value="111.37" calcext:value-type="float">
            <text:p>111.37</text:p>
          </table:table-cell>
          <table:table-cell table:formula="of:=(0.0312039503*[.T43]^2)+0.2307524608*[.T43]+1.1730058735" office:value-type="float" office:value="2.87675342486024" calcext:value-type="float">
            <text:p>2.88</text:p>
          </table:table-cell>
          <table:table-cell table:formula="of:=[.X42]+[.W43]" office:value-type="float" office:value="108.690679601186" calcext:value-type="float">
            <text:p>108.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17PL30 12E/12R/12P</text:p>
          </table:table-cell>
          <table:table-cell office:value-type="date" office:date-value="2017-11-27" calcext:value-type="date">
            <text:p>11/27/17</text:p>
          </table:table-cell>
          <table:table-cell table:formula="of:=['LB 2017'.B113]" office:value-type="float" office:value="4.532747" calcext:value-type="float">
            <text:p>4.532747</text:p>
          </table:table-cell>
          <table:table-cell table:formula="of:=[.AD42]+[.AC43]" office:value-type="float" office:value="171.755333" calcext:value-type="float">
            <text:p>171.755333</text:p>
          </table:table-cell>
          <table:table-cell table:formula="of:=[.AE42]+3.01" office:value-type="float" office:value="111.37" calcext:value-type="float">
            <text:p>111.37</text:p>
          </table:table-cell>
          <table:table-cell table:formula="of:=(0.0312039503*[.AC43]^2)+0.2307524608*[.AC43]+1.1730058735" office:value-type="float" office:value="2.86005837540873" calcext:value-type="float">
            <text:p>2.86</text:p>
          </table:table-cell>
          <table:table-cell table:formula="of:=[.AG42]+[.AF43]" office:value-type="float" office:value="107.918436162204" calcext:value-type="float">
            <text:p>107.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17PL54 7 each in E/R/P</text:p>
          </table:table-cell>
          <table:table-cell table:number-columns-repeated="15"/>
        </table:table-row>
        <table:table-row table:style-name="ro2">
          <table:table-cell office:value-type="date" office:date-value="2017-11-10" calcext:value-type="date">
            <text:p>11/10/17</text:p>
          </table:table-cell>
          <table:table-cell table:formula="of:=['LB 2017'.B96]" office:value-type="float" office:value="4.630158" calcext:value-type="float">
            <text:p>4.630158</text:p>
          </table:table-cell>
          <table:table-cell table:formula="of:=[.C43]+[.B44]" office:value-type="float" office:value="179.478384" calcext:value-type="float">
            <text:p>179.478384</text:p>
          </table:table-cell>
          <table:table-cell table:formula="of:=[.D43]+3.01" office:value-type="float" office:value="114.38" calcext:value-type="float">
            <text:p>114.38</text:p>
          </table:table-cell>
          <table:table-cell table:formula="of:=(0.0312039503*[.B44]^2)+0.2307524608*[.B44]+1.1730058735" office:value-type="float" office:value="2.91038784273346" calcext:value-type="float">
            <text:p>2.91</text:p>
          </table:table-cell>
          <table:table-cell table:formula="of:=[.F43]+[.E44]" office:value-type="float" office:value="112.444580147545" calcext:value-type="float">
            <text:p>112.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ery few eggls left of most: estimated </text:p>
          </table:table-cell>
          <table:table-cell office:value-type="date" office:date-value="2017-11-11" calcext:value-type="date">
            <text:p>11/11/17</text:p>
          </table:table-cell>
          <table:table-cell table:formula="of:=['LB 2017'.B97]" office:value-type="float" office:value="4.622869" calcext:value-type="float">
            <text:p>4.622869</text:p>
          </table:table-cell>
          <table:table-cell table:formula="of:=[.L43]+[.K44]" office:value-type="float" office:value="179.291757" calcext:value-type="float">
            <text:p>179.291757</text:p>
          </table:table-cell>
          <table:table-cell table:formula="of:=[.M43]+3.01" office:value-type="float" office:value="114.38" calcext:value-type="float">
            <text:p>114.38</text:p>
          </table:table-cell>
          <table:table-cell table:formula="of:=(0.0312039503*[.K44]^2)+0.2307524608*[.K44]+1.1730058735" office:value-type="float" office:value="2.90660132782681" calcext:value-type="float">
            <text:p>2.91</text:p>
          </table:table-cell>
          <table:table-cell table:formula="of:=[.O43]+[.N44]" office:value-type="float" office:value="112.346586133931" calcext:value-type="float">
            <text:p>112.3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date" office:date-value="2017-11-19" calcext:value-type="date">
            <text:p>11/19/17</text:p>
          </table:table-cell>
          <table:table-cell table:formula="of:=['LB 2017'.B105]" office:value-type="float" office:value="4.563286" calcext:value-type="float">
            <text:p>4.563286</text:p>
          </table:table-cell>
          <table:table-cell table:formula="of:=[.U43]+[.T44]" office:value-type="float" office:value="177.802606" calcext:value-type="float">
            <text:p>177.802606</text:p>
          </table:table-cell>
          <table:table-cell table:formula="of:=[.V43]+3.01" office:value-type="float" office:value="114.38" calcext:value-type="float">
            <text:p>114.38</text:p>
          </table:table-cell>
          <table:table-cell table:formula="of:=(0.0312039503*[.T44]^2)+0.2307524608*[.T44]+1.1730058735" office:value-type="float" office:value="2.87577327519401" calcext:value-type="float">
            <text:p>2.88</text:p>
          </table:table-cell>
          <table:table-cell table:formula="of:=[.X43]+[.W44]" office:value-type="float" office:value="111.56645287638" calcext:value-type="float">
            <text:p>111.6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315" office:value-type="string" calcext:value-type="string">
            <text:p>17PL32 12E/12R/12P</text:p>
          </table:table-cell>
          <table:table-cell office:value-type="date" office:date-value="2017-11-28" calcext:value-type="date">
            <text:p>11/28/17</text:p>
          </table:table-cell>
          <table:table-cell table:formula="of:=['LB 2017'.B114]" office:value-type="float" office:value="4.523631" calcext:value-type="float">
            <text:p>4.523631</text:p>
          </table:table-cell>
          <table:table-cell table:formula="of:=[.AD43]+[.AC44]" office:value-type="float" office:value="176.278964" calcext:value-type="float">
            <text:p>176.278964</text:p>
          </table:table-cell>
          <table:table-cell table:formula="of:=[.AE43]+3.01" office:value-type="float" office:value="114.38" calcext:value-type="float">
            <text:p>114.38</text:p>
          </table:table-cell>
          <table:table-cell table:formula="of:=(0.0312039503*[.AC44]^2)+0.2307524608*[.AC44]+1.1730058735" office:value-type="float" office:value="2.85537870206178" calcext:value-type="float">
            <text:p>2.86</text:p>
          </table:table-cell>
          <table:table-cell table:formula="of:=[.AG43]+[.AF44]" office:value-type="float" office:value="110.773814864265" calcext:value-type="float">
            <text:p>110.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table:formula="of:=['LB 2017'.B97]" office:value-type="float" office:value="4.622869" calcext:value-type="float">
            <text:p>4.622869</text:p>
          </table:table-cell>
          <table:table-cell table:formula="of:=[.C44]+[.B45]" office:value-type="float" office:value="184.101253" calcext:value-type="float">
            <text:p>184.101253</text:p>
          </table:table-cell>
          <table:table-cell table:formula="of:=[.D44]+3.01" office:value-type="float" office:value="117.39" calcext:value-type="float">
            <text:p>117.39</text:p>
          </table:table-cell>
          <table:table-cell table:formula="of:=(0.0312039503*[.B45]^2)+0.2307524608*[.B45]+1.1730058735" office:value-type="float" office:value="2.90660132782681" calcext:value-type="float">
            <text:p>2.91</text:p>
          </table:table-cell>
          <table:table-cell table:formula="of:=[.F44]+[.E45]" office:value-type="float" office:value="115.351181475372" calcext:value-type="float">
            <text:p>115.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17PL3 ~30</text:p>
          </table:table-cell>
          <table:table-cell office:value-type="date" office:date-value="2017-11-12" calcext:value-type="date">
            <text:p>11/12/17</text:p>
          </table:table-cell>
          <table:table-cell table:formula="of:=['LB 2017'.B98]" office:value-type="float" office:value="4.61758" calcext:value-type="float">
            <text:p>4.61758</text:p>
          </table:table-cell>
          <table:table-cell table:formula="of:=[.L44]+[.K45]" office:value-type="float" office:value="183.909337" calcext:value-type="float">
            <text:p>183.909337</text:p>
          </table:table-cell>
          <table:table-cell table:formula="of:=[.M44]+3.01" office:value-type="float" office:value="117.39" calcext:value-type="float">
            <text:p>117.39</text:p>
          </table:table-cell>
          <table:table-cell table:formula="of:=(0.0312039503*[.K45]^2)+0.2307524608*[.K45]+1.1730058735" office:value-type="float" office:value="2.90385585567513" calcext:value-type="float">
            <text:p>2.90</text:p>
          </table:table-cell>
          <table:table-cell table:formula="of:=[.O44]+[.N45]" office:value-type="float" office:value="115.250441989606" calcext:value-type="float">
            <text:p>115.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date" office:date-value="2017-11-20" calcext:value-type="date">
            <text:p>11/20/17</text:p>
          </table:table-cell>
          <table:table-cell table:formula="of:=['LB 2017'.B106]" office:value-type="float" office:value="4.553902" calcext:value-type="float">
            <text:p>4.553902</text:p>
          </table:table-cell>
          <table:table-cell table:formula="of:=[.U44]+[.T45]" office:value-type="float" office:value="182.356508" calcext:value-type="float">
            <text:p>182.356508</text:p>
          </table:table-cell>
          <table:table-cell table:formula="of:=[.V44]+3.01" office:value-type="float" office:value="117.39" calcext:value-type="float">
            <text:p>117.39</text:p>
          </table:table-cell>
          <table:table-cell table:formula="of:=(0.0312039503*[.T45]^2)+0.2307524608*[.T45]+1.1730058735" office:value-type="float" office:value="2.87093821853482" calcext:value-type="float">
            <text:p>2.87</text:p>
          </table:table-cell>
          <table:table-cell table:formula="of:=[.X44]+[.W45]" office:value-type="float" office:value="114.437391094915" calcext:value-type="float">
            <text:p>114.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17PL34 12E/12R/12P</text:p>
          </table:table-cell>
          <table:table-cell office:value-type="date" office:date-value="2017-11-29" calcext:value-type="date">
            <text:p>11/29/17</text:p>
          </table:table-cell>
          <table:table-cell table:formula="of:=['LB 2017'.B115]" office:value-type="float" office:value="4.538817" calcext:value-type="float">
            <text:p>4.538817</text:p>
          </table:table-cell>
          <table:table-cell table:formula="of:=[.AD44]+[.AC45]" office:value-type="float" office:value="180.817781" calcext:value-type="float">
            <text:p>180.817781</text:p>
          </table:table-cell>
          <table:table-cell table:formula="of:=[.AE44]+3.01" office:value-type="float" office:value="117.39" calcext:value-type="float">
            <text:p>117.39</text:p>
          </table:table-cell>
          <table:table-cell table:formula="of:=(0.0312039503*[.AC45]^2)+0.2307524608*[.AC45]+1.1730058735" office:value-type="float" office:value="2.86317726944324" calcext:value-type="float">
            <text:p>2.86</text:p>
          </table:table-cell>
          <table:table-cell table:formula="of:=[.AG44]+[.AF45]" office:value-type="float" office:value="113.636992133709" calcext:value-type="float">
            <text:p>113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table:formula="of:=['LB 2017'.B98]" office:value-type="float" office:value="4.61758" calcext:value-type="float">
            <text:p>4.61758</text:p>
          </table:table-cell>
          <table:table-cell table:formula="of:=[.C45]+[.B46]" office:value-type="float" office:value="188.718833" calcext:value-type="float">
            <text:p>188.718833</text:p>
          </table:table-cell>
          <table:table-cell table:formula="of:=[.D45]+3.01" office:value-type="float" office:value="120.4" calcext:value-type="float">
            <text:p>120.4</text:p>
          </table:table-cell>
          <table:table-cell table:formula="of:=(0.0312039503*[.B46]^2)+0.2307524608*[.B46]+1.1730058735" office:value-type="float" office:value="2.90385585567513" calcext:value-type="float">
            <text:p>2.90</text:p>
          </table:table-cell>
          <table:table-cell table:formula="of:=[.F45]+[.E46]" office:value-type="float" office:value="118.255037331047" calcext:value-type="float">
            <text:p>118.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7PL4 ~60</text:p>
          </table:table-cell>
          <table:table-cell office:value-type="date" office:date-value="2017-11-13" calcext:value-type="date">
            <text:p>11/13/17</text:p>
          </table:table-cell>
          <table:table-cell table:formula="of:=['LB 2017'.B99]" office:value-type="float" office:value="4.625172" calcext:value-type="float">
            <text:p>4.625172</text:p>
          </table:table-cell>
          <table:table-cell table:formula="of:=[.L45]+[.K46]" office:value-type="float" office:value="188.534509" calcext:value-type="float">
            <text:p>188.534509</text:p>
          </table:table-cell>
          <table:table-cell table:formula="of:=[.M45]+3.01" office:value-type="float" office:value="120.4" calcext:value-type="float">
            <text:p>120.4</text:p>
          </table:table-cell>
          <table:table-cell table:formula="of:=(0.0312039503*[.K46]^2)+0.2307524608*[.K46]+1.1730058735" office:value-type="float" office:value="2.90779733991726" calcext:value-type="float">
            <text:p>2.91</text:p>
          </table:table-cell>
          <table:table-cell table:formula="of:=[.O45]+[.N46]" office:value-type="float" office:value="118.158239329523" calcext:value-type="float">
            <text:p>118.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date" office:date-value="2017-11-21" calcext:value-type="date">
            <text:p>11/21/17</text:p>
          </table:table-cell>
          <table:table-cell table:formula="of:=['LB 2017'.B107]" office:value-type="float" office:value="4.552491" calcext:value-type="float">
            <text:p>4.552491</text:p>
          </table:table-cell>
          <table:table-cell table:formula="of:=[.U45]+[.T46]" office:value-type="float" office:value="186.908999" calcext:value-type="float">
            <text:p>186.908999</text:p>
          </table:table-cell>
          <table:table-cell table:formula="of:=[.V45]+3.01" office:value-type="float" office:value="120.4" calcext:value-type="float">
            <text:p>120.4</text:p>
          </table:table-cell>
          <table:table-cell table:formula="of:=(0.0312039503*[.T46]^2)+0.2307524608*[.T46]+1.1730058735" office:value-type="float" office:value="2.87021168349444" calcext:value-type="float">
            <text:p>2.87</text:p>
          </table:table-cell>
          <table:table-cell table:formula="of:=[.X45]+[.W46]" office:value-type="float" office:value="117.307602778409" calcext:value-type="float">
            <text:p>117.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date" office:date-value="2017-11-30" calcext:value-type="date">
            <text:p>11/30/17</text:p>
          </table:table-cell>
          <table:table-cell table:formula="of:=['LB 2017'.B116]" office:value-type="float" office:value="4.547457" calcext:value-type="float">
            <text:p>4.547457</text:p>
          </table:table-cell>
          <table:table-cell table:formula="of:=[.AD45]+[.AC46]" office:value-type="float" office:value="185.365238" calcext:value-type="float">
            <text:p>185.365238</text:p>
          </table:table-cell>
          <table:table-cell table:formula="of:=[.AE45]+3.01" office:value-type="float" office:value="120.4" calcext:value-type="float">
            <text:p>120.4</text:p>
          </table:table-cell>
          <table:table-cell table:formula="of:=(0.0312039503*[.AC46]^2)+0.2307524608*[.AC46]+1.1730058735" office:value-type="float" office:value="2.86762064953409" calcext:value-type="float">
            <text:p>2.87</text:p>
          </table:table-cell>
          <table:table-cell table:formula="of:=[.AG45]+[.AF46]" office:value-type="float" office:value="116.504612783243" calcext:value-type="float">
            <text:p>116.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2">
          <table:table-cell office:value-type="date" office:date-value="2017-11-13" calcext:value-type="date">
            <text:p>11/13/17</text:p>
          </table:table-cell>
          <table:table-cell table:formula="of:=['LB 2017'.B99]" office:value-type="float" office:value="4.625172" calcext:value-type="float">
            <text:p>4.625172</text:p>
          </table:table-cell>
          <table:table-cell table:formula="of:=[.C46]+[.B47]" office:value-type="float" office:value="193.344005" calcext:value-type="float">
            <text:p>193.344005</text:p>
          </table:table-cell>
          <table:table-cell table:formula="of:=[.D46]+3.01" office:value-type="float" office:value="123.41" calcext:value-type="float">
            <text:p>123.41</text:p>
          </table:table-cell>
          <table:table-cell table:formula="of:=(0.0312039503*[.B47]^2)+0.2307524608*[.B47]+1.1730058735" office:value-type="float" office:value="2.90779733991726" calcext:value-type="float">
            <text:p>2.91</text:p>
          </table:table-cell>
          <table:table-cell table:formula="of:=[.F46]+[.E47]" office:value-type="float" office:value="121.162834670964" calcext:value-type="float">
            <text:p>121.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7PL5 ~40</text:p>
          </table:table-cell>
          <table:table-cell office:value-type="date" office:date-value="2017-11-14" calcext:value-type="date">
            <text:p>11/14/17</text:p>
          </table:table-cell>
          <table:table-cell table:formula="of:=['LB 2017'.B100]" office:value-type="float" office:value="4.617337" calcext:value-type="float">
            <text:p>4.617337</text:p>
          </table:table-cell>
          <table:table-cell table:formula="of:=[.L46]+[.K47]" office:value-type="float" office:value="193.151846" calcext:value-type="float">
            <text:p>193.151846</text:p>
          </table:table-cell>
          <table:table-cell table:formula="of:=[.M46]+3.01" office:value-type="float" office:value="123.41" calcext:value-type="float">
            <text:p>123.41</text:p>
          </table:table-cell>
          <table:table-cell table:formula="of:=(0.0312039503*[.K47]^2)+0.2307524608*[.K47]+1.1730058735" office:value-type="float" office:value="2.90372975851562" calcext:value-type="float">
            <text:p>2.90</text:p>
          </table:table-cell>
          <table:table-cell table:formula="of:=[.O46]+[.N47]" office:value-type="float" office:value="121.061969088039" calcext:value-type="float">
            <text:p>121.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date" office:date-value="2017-11-22" calcext:value-type="date">
            <text:p>11/22/17</text:p>
          </table:table-cell>
          <table:table-cell table:formula="of:=['LB 2017'.B108]" office:value-type="float" office:value="4.585199" calcext:value-type="float">
            <text:p>4.585199</text:p>
          </table:table-cell>
          <table:table-cell table:formula="of:=[.U46]+[.T47]" office:value-type="float" office:value="191.494198" calcext:value-type="float">
            <text:p>191.494198</text:p>
          </table:table-cell>
          <table:table-cell table:formula="of:=[.V46]+3.01" office:value-type="float" office:value="123.41" calcext:value-type="float">
            <text:p>123.41</text:p>
          </table:table-cell>
          <table:table-cell table:formula="of:=(0.0312039503*[.T47]^2)+0.2307524608*[.T47]+1.1730058735" office:value-type="float" office:value="2.88708523324345" calcext:value-type="float">
            <text:p>2.89</text:p>
          </table:table-cell>
          <table:table-cell table:formula="of:=[.X46]+[.W47]" office:value-type="float" office:value="120.194688011653" calcext:value-type="float">
            <text:p>120.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date" office:date-value="2017-12-01" calcext:value-type="date">
            <text:p>12/1/17</text:p>
          </table:table-cell>
          <table:table-cell table:formula="of:=['LB 2017'.B117]" office:value-type="float" office:value="4.55373" calcext:value-type="float">
            <text:p>4.55373</text:p>
          </table:table-cell>
          <table:table-cell table:formula="of:=[.AD46]+[.AC47]" office:value-type="float" office:value="189.918968" calcext:value-type="float">
            <text:p>189.918968</text:p>
          </table:table-cell>
          <table:table-cell table:formula="of:=[.AE46]+3.01" office:value-type="float" office:value="123.41" calcext:value-type="float">
            <text:p>123.41</text:p>
          </table:table-cell>
          <table:table-cell table:formula="of:=(0.0312039503*[.AC47]^2)+0.2307524608*[.AC47]+1.1730058735" office:value-type="float" office:value="2.87084964772701" calcext:value-type="float">
            <text:p>2.87</text:p>
          </table:table-cell>
          <table:table-cell table:formula="of:=[.AG46]+[.AF47]" office:value-type="float" office:value="119.37546243097" calcext:value-type="float">
            <text:p>119.4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table:formula="of:=['LB 2017'.B100]" office:value-type="float" office:value="4.617337" calcext:value-type="float">
            <text:p>4.617337</text:p>
          </table:table-cell>
          <table:table-cell table:formula="of:=[.C47]+[.B48]" office:value-type="float" office:value="197.961342" calcext:value-type="float">
            <text:p>197.961342</text:p>
          </table:table-cell>
          <table:table-cell table:formula="of:=[.D47]+3.01" office:value-type="float" office:value="126.42" calcext:value-type="float">
            <text:p>126.42</text:p>
          </table:table-cell>
          <table:table-cell table:formula="of:=(0.0312039503*[.B48]^2)+0.2307524608*[.B48]+1.1730058735" office:value-type="float" office:value="2.90372975851562" calcext:value-type="float">
            <text:p>2.90</text:p>
          </table:table-cell>
          <table:table-cell table:formula="of:=[.F47]+[.E48]" office:value-type="float" office:value="124.06656442948" calcext:value-type="float">
            <text:p>124.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17PL7 ~30</text:p>
          </table:table-cell>
          <table:table-cell office:value-type="date" office:date-value="2017-11-15" calcext:value-type="date">
            <text:p>11/15/17</text:p>
          </table:table-cell>
          <table:table-cell table:formula="of:=['LB 2017'.B101]" office:value-type="float" office:value="4.627118" calcext:value-type="float">
            <text:p>4.627118</text:p>
          </table:table-cell>
          <table:table-cell table:formula="of:=[.L47]+[.K48]" office:value-type="float" office:value="197.778964" calcext:value-type="float">
            <text:p>197.778964</text:p>
          </table:table-cell>
          <table:table-cell table:formula="of:=[.M47]+3.01" office:value-type="float" office:value="126.42" calcext:value-type="float">
            <text:p>126.42</text:p>
          </table:table-cell>
          <table:table-cell table:formula="of:=(0.0312039503*[.K48]^2)+0.2307524608*[.K48]+1.1730058735" office:value-type="float" office:value="2.90880820996876" calcext:value-type="float">
            <text:p>2.91</text:p>
          </table:table-cell>
          <table:table-cell table:formula="of:=[.O47]+[.N48]" office:value-type="float" office:value="123.970777298008" calcext:value-type="float">
            <text:p>124.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date" office:date-value="2017-11-23" calcext:value-type="date">
            <text:p>11/23/17</text:p>
          </table:table-cell>
          <table:table-cell table:formula="of:=['LB 2017'.B109]" office:value-type="float" office:value="4.590313" calcext:value-type="float">
            <text:p>4.590313</text:p>
          </table:table-cell>
          <table:table-cell table:formula="of:=[.U47]+[.T48]" office:value-type="float" office:value="196.084511" calcext:value-type="float">
            <text:p>196.084511</text:p>
          </table:table-cell>
          <table:table-cell table:formula="of:=[.V47]+3.01" office:value-type="float" office:value="126.42" calcext:value-type="float">
            <text:p>126.42</text:p>
          </table:table-cell>
          <table:table-cell table:formula="of:=(0.0312039503*[.T48]^2)+0.2307524608*[.T48]+1.1730058735" office:value-type="float" office:value="2.88972950202324" calcext:value-type="float">
            <text:p>2.89</text:p>
          </table:table-cell>
          <table:table-cell table:formula="of:=[.X47]+[.W48]" office:value-type="float" office:value="123.084417513676" calcext:value-type="float">
            <text:p>123.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date" office:date-value="2017-12-02" calcext:value-type="date">
            <text:p>12/2/17</text:p>
          </table:table-cell>
          <table:table-cell table:formula="of:=['LB 2017'.B118]" office:value-type="float" office:value="4.56565" calcext:value-type="float">
            <text:p>4.56565</text:p>
          </table:table-cell>
          <table:table-cell table:formula="of:=[.AD47]+[.AC48]" office:value-type="float" office:value="194.484618" calcext:value-type="float">
            <text:p>194.484618</text:p>
          </table:table-cell>
          <table:table-cell table:formula="of:=[.AE47]+3.01" office:value-type="float" office:value="126.42" calcext:value-type="float">
            <text:p>126.42</text:p>
          </table:table-cell>
          <table:table-cell table:formula="of:=(0.0312039503*[.AC48]^2)+0.2307524608*[.AC48]+1.1730058735" office:value-type="float" office:value="2.87699218036876" calcext:value-type="float">
            <text:p>2.88</text:p>
          </table:table-cell>
          <table:table-cell table:formula="of:=[.AG47]+[.AF48]" office:value-type="float" office:value="122.252454611338" calcext:value-type="float">
            <text:p>122.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2">
          <table:table-cell office:value-type="date" office:date-value="2017-11-15" calcext:value-type="date">
            <text:p>11/15/17</text:p>
          </table:table-cell>
          <table:table-cell table:formula="of:=['LB 2017'.B101]" office:value-type="float" office:value="4.627118" calcext:value-type="float">
            <text:p>4.627118</text:p>
          </table:table-cell>
          <table:table-cell table:formula="of:=[.C48]+[.B49]" office:value-type="float" office:value="202.58846" calcext:value-type="float">
            <text:p>202.58846</text:p>
          </table:table-cell>
          <table:table-cell table:formula="of:=[.D48]+3.01" office:value-type="float" office:value="129.43" calcext:value-type="float">
            <text:p>129.43</text:p>
          </table:table-cell>
          <table:table-cell table:formula="of:=(0.0312039503*[.B49]^2)+0.2307524608*[.B49]+1.1730058735" office:value-type="float" office:value="2.90880820996876" calcext:value-type="float">
            <text:p>2.91</text:p>
          </table:table-cell>
          <table:table-cell table:formula="of:=[.F48]+[.E49]" office:value-type="float" office:value="126.975372639449" calcext:value-type="float">
            <text:p>127.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17PL8 ~40</text:p>
          </table:table-cell>
          <table:table-cell office:value-type="date" office:date-value="2017-11-16" calcext:value-type="date">
            <text:p>11/16/17</text:p>
          </table:table-cell>
          <table:table-cell table:formula="of:=['LB 2017'.B102]" office:value-type="float" office:value="4.619372" calcext:value-type="float">
            <text:p>4.619372</text:p>
          </table:table-cell>
          <table:table-cell table:formula="of:=[.L48]+[.K49]" office:value-type="float" office:value="202.398336" calcext:value-type="float">
            <text:p>202.398336</text:p>
          </table:table-cell>
          <table:table-cell table:formula="of:=[.M48]+3.01" office:value-type="float" office:value="129.43" calcext:value-type="float">
            <text:p>129.43</text:p>
          </table:table-cell>
          <table:table-cell table:formula="of:=(0.0312039503*[.K49]^2)+0.2307524608*[.K49]+1.1730058735" office:value-type="float" office:value="2.90478587115379" calcext:value-type="float">
            <text:p>2.90</text:p>
          </table:table-cell>
          <table:table-cell table:formula="of:=[.O48]+[.N49]" office:value-type="float" office:value="126.875563169161" calcext:value-type="float">
            <text:p>126.9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date" office:date-value="2017-11-24" calcext:value-type="date">
            <text:p>11/24/17</text:p>
          </table:table-cell>
          <table:table-cell table:formula="of:=['LB 2017'.B110]" office:value-type="float" office:value="4.549637" calcext:value-type="float">
            <text:p>4.549637</text:p>
          </table:table-cell>
          <table:table-cell table:formula="of:=[.U48]+[.T49]" office:value-type="float" office:value="200.634148" calcext:value-type="float">
            <text:p>200.634148</text:p>
          </table:table-cell>
          <table:table-cell table:formula="of:=[.V48]+3.01" office:value-type="float" office:value="129.43" calcext:value-type="float">
            <text:p>129.43</text:p>
          </table:table-cell>
          <table:table-cell table:formula="of:=(0.0312039503*[.T49]^2)+0.2307524608*[.T49]+1.1730058735" office:value-type="float" office:value="2.86874251618517" calcext:value-type="float">
            <text:p>2.87</text:p>
          </table:table-cell>
          <table:table-cell table:formula="of:=[.X48]+[.W49]" office:value-type="float" office:value="125.953160029861" calcext:value-type="float">
            <text:p>126.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date" office:date-value="2017-12-03" calcext:value-type="date">
            <text:p>12/3/17</text:p>
          </table:table-cell>
          <table:table-cell table:formula="of:=['LB 2017'.B119]" office:value-type="float" office:value="4.561725" calcext:value-type="float">
            <text:p>4.561725</text:p>
          </table:table-cell>
          <table:table-cell table:formula="of:=[.AD48]+[.AC49]" office:value-type="float" office:value="199.046343" calcext:value-type="float">
            <text:p>199.046343</text:p>
          </table:table-cell>
          <table:table-cell table:formula="of:=[.AE48]+3.01" office:value-type="float" office:value="129.43" calcext:value-type="float">
            <text:p>129.43</text:p>
          </table:table-cell>
          <table:table-cell table:formula="of:=(0.0312039503*[.AC49]^2)+0.2307524608*[.AC49]+1.1730058735" office:value-type="float" office:value="2.87496859709833" calcext:value-type="float">
            <text:p>2.87</text:p>
          </table:table-cell>
          <table:table-cell table:formula="of:=[.AG48]+[.AF49]" office:value-type="float" office:value="125.127423208437" calcext:value-type="float">
            <text:p>125.1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314" office:value-type="string" calcext:value-type="string">
            <text:p>INFO 12/12/17</text:p>
          </table:table-cell>
          <table:table-cell table:number-columns-repeated="15"/>
        </table:table-row>
        <table:table-row table:style-name="ro2">
          <table:table-cell office:value-type="date" office:date-value="2017-11-16" calcext:value-type="date">
            <text:p>11/16/17</text:p>
          </table:table-cell>
          <table:table-cell table:formula="of:=['LB 2017'.B102]" office:value-type="float" office:value="4.619372" calcext:value-type="float">
            <text:p>4.619372</text:p>
          </table:table-cell>
          <table:table-cell table:formula="of:=[.C49]+[.B50]" office:value-type="float" office:value="207.207832" calcext:value-type="float">
            <text:p>207.207832</text:p>
          </table:table-cell>
          <table:table-cell table:formula="of:=[.D49]+3.01" office:value-type="float" office:value="132.44" calcext:value-type="float">
            <text:p>132.44</text:p>
          </table:table-cell>
          <table:table-cell table:formula="of:=(0.0312039503*[.B50]^2)+0.2307524608*[.B50]+1.1730058735" office:value-type="float" office:value="2.90478587115379" calcext:value-type="float">
            <text:p>2.90</text:p>
          </table:table-cell>
          <table:table-cell table:formula="of:=[.F49]+[.E50]" office:value-type="float" office:value="129.880158510602" calcext:value-type="float">
            <text:p>129.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17PL11 ~65</text:p>
          </table:table-cell>
          <table:table-cell office:value-type="date" office:date-value="2017-11-17" calcext:value-type="date">
            <text:p>11/17/17</text:p>
          </table:table-cell>
          <table:table-cell table:formula="of:=['LB 2017'.B103]" office:value-type="float" office:value="4.597289" calcext:value-type="float">
            <text:p>4.597289</text:p>
          </table:table-cell>
          <table:table-cell table:formula="of:=[.L49]+[.K50]" office:value-type="float" office:value="206.995625" calcext:value-type="float">
            <text:p>206.995625</text:p>
          </table:table-cell>
          <table:table-cell table:formula="of:=[.M49]+3.01" office:value-type="float" office:value="132.44" calcext:value-type="float">
            <text:p>132.44</text:p>
          </table:table-cell>
          <table:table-cell table:formula="of:=(0.0312039503*[.K50]^2)+0.2307524608*[.K50]+1.1730058735" office:value-type="float" office:value="2.89333917697564" calcext:value-type="float">
            <text:p>2.89</text:p>
          </table:table-cell>
          <table:table-cell table:formula="of:=[.O49]+[.N50]" office:value-type="float" office:value="129.768902346137" calcext:value-type="float">
            <text:p>129.8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date" office:date-value="2017-11-25" calcext:value-type="date">
            <text:p>11/25/17</text:p>
          </table:table-cell>
          <table:table-cell table:formula="of:=['LB 2017'.B111]" office:value-type="float" office:value="4.542599" calcext:value-type="float">
            <text:p>4.542599</text:p>
          </table:table-cell>
          <table:table-cell table:formula="of:=[.U49]+[.T50]" office:value-type="float" office:value="205.176747" calcext:value-type="float">
            <text:p>205.176747</text:p>
          </table:table-cell>
          <table:table-cell table:formula="of:=[.V49]+3.01" office:value-type="float" office:value="132.44" calcext:value-type="float">
            <text:p>132.44</text:p>
          </table:table-cell>
          <table:table-cell table:formula="of:=(0.0312039503*[.T50]^2)+0.2307524608*[.T50]+1.1730058735" office:value-type="float" office:value="2.86512170348439" calcext:value-type="float">
            <text:p>2.87</text:p>
          </table:table-cell>
          <table:table-cell table:formula="of:=[.X49]+[.W50]" office:value-type="float" office:value="128.818281733346" calcext:value-type="float">
            <text:p>128.8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date" office:date-value="2017-12-04" calcext:value-type="date">
            <text:p>12/4/17</text:p>
          </table:table-cell>
          <table:table-cell table:formula="of:=['LB 2017'.B120]" office:value-type="float" office:value="4.552608" calcext:value-type="float">
            <text:p>4.552608</text:p>
          </table:table-cell>
          <table:table-cell table:formula="of:=[.AD49]+[.AC50]" office:value-type="float" office:value="203.598951" calcext:value-type="float">
            <text:p>203.598951</text:p>
          </table:table-cell>
          <table:table-cell table:formula="of:=[.AE49]+3.01" office:value-type="float" office:value="132.44" calcext:value-type="float">
            <text:p>132.44</text:p>
          </table:table-cell>
          <table:table-cell table:formula="of:=(0.0312039503*[.AC50]^2)+0.2307524608*[.AC50]+1.1730058735" office:value-type="float" office:value="2.87027192299398" calcext:value-type="float">
            <text:p>2.87</text:p>
          </table:table-cell>
          <table:table-cell table:formula="of:=[.AG49]+[.AF50]" office:value-type="float" office:value="127.997695131431" calcext:value-type="float">
            <text:p>128.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17PL50 almost half not eyed 12/12 -&gt; unfertilized</text:p>
          </table:table-cell>
          <table:table-cell table:number-columns-repeated="15"/>
        </table:table-row>
        <table:table-row table:style-name="ro2">
          <table:table-cell office:value-type="date" office:date-value="2017-11-17" calcext:value-type="date">
            <text:p>11/17/17</text:p>
          </table:table-cell>
          <table:table-cell table:formula="of:=['LB 2017'.B103]" office:value-type="float" office:value="4.597289" calcext:value-type="float">
            <text:p>4.597289</text:p>
          </table:table-cell>
          <table:table-cell table:formula="of:=[.C50]+[.B51]" office:value-type="float" office:value="211.805121" calcext:value-type="float">
            <text:p>211.805121</text:p>
          </table:table-cell>
          <table:table-cell table:formula="of:=[.D50]+3.01" office:value-type="float" office:value="135.45" calcext:value-type="float">
            <text:p>135.45</text:p>
          </table:table-cell>
          <table:table-cell table:formula="of:=(0.0312039503*[.B51]^2)+0.2307524608*[.B51]+1.1730058735" office:value-type="float" office:value="2.89333917697564" calcext:value-type="float">
            <text:p>2.89</text:p>
          </table:table-cell>
          <table:table-cell table:formula="of:=[.F50]+[.E51]" office:value-type="float" office:value="132.773497687578" calcext:value-type="float">
            <text:p>132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ery rough estimates</text:p>
          </table:table-cell>
          <table:table-cell office:value-type="date" office:date-value="2017-11-18" calcext:value-type="date">
            <text:p>11/18/17</text:p>
          </table:table-cell>
          <table:table-cell table:formula="of:=['LB 2017'.B104]" office:value-type="float" office:value="4.565187" calcext:value-type="float">
            <text:p>4.565187</text:p>
          </table:table-cell>
          <table:table-cell table:formula="of:=[.L50]+[.K51]" office:value-type="float" office:value="211.560812" calcext:value-type="float">
            <text:p>211.560812</text:p>
          </table:table-cell>
          <table:table-cell table:formula="of:=[.M50]+3.01" office:value-type="float" office:value="135.45" calcext:value-type="float">
            <text:p>135.45</text:p>
          </table:table-cell>
          <table:table-cell table:formula="of:=(0.0312039503*[.K51]^2)+0.2307524608*[.K51]+1.1730058735" office:value-type="float" office:value="2.87675342486024" calcext:value-type="float">
            <text:p>2.88</text:p>
          </table:table-cell>
          <table:table-cell table:formula="of:=[.O50]+[.N51]" office:value-type="float" office:value="132.645655770997" calcext:value-type="float">
            <text:p>132.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date" office:date-value="2017-11-26" calcext:value-type="date">
            <text:p>11/26/17</text:p>
          </table:table-cell>
          <table:table-cell table:formula="of:=['LB 2017'.B112]" office:value-type="float" office:value="4.545858" calcext:value-type="float">
            <text:p>4.545858</text:p>
          </table:table-cell>
          <table:table-cell table:formula="of:=[.U50]+[.T51]" office:value-type="float" office:value="209.722605" calcext:value-type="float">
            <text:p>209.722605</text:p>
          </table:table-cell>
          <table:table-cell table:formula="of:=[.V50]+3.01" office:value-type="float" office:value="135.45" calcext:value-type="float">
            <text:p>135.45</text:p>
          </table:table-cell>
          <table:table-cell table:formula="of:=(0.0312039503*[.T51]^2)+0.2307524608*[.T51]+1.1730058735" office:value-type="float" office:value="2.86679796433771" calcext:value-type="float">
            <text:p>2.87</text:p>
          </table:table-cell>
          <table:table-cell table:formula="of:=[.X50]+[.W51]" office:value-type="float" office:value="131.685079697683" calcext:value-type="float">
            <text:p>131.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date" office:date-value="2017-12-05" calcext:value-type="date">
            <text:p>12/5/17</text:p>
          </table:table-cell>
          <table:table-cell table:formula="of:=['LB 2017'.B121]" office:value-type="float" office:value="4.553082" calcext:value-type="float">
            <text:p>4.553082</text:p>
          </table:table-cell>
          <table:table-cell table:formula="of:=[.AD50]+[.AC51]" office:value-type="float" office:value="208.152033" calcext:value-type="float">
            <text:p>208.152033</text:p>
          </table:table-cell>
          <table:table-cell table:formula="of:=[.AE50]+3.01" office:value-type="float" office:value="135.45" calcext:value-type="float">
            <text:p>135.45</text:p>
          </table:table-cell>
          <table:table-cell table:formula="of:=(0.0312039503*[.AC51]^2)+0.2307524608*[.AC51]+1.1730058735" office:value-type="float" office:value="2.87051597893855" calcext:value-type="float">
            <text:p>2.87</text:p>
          </table:table-cell>
          <table:table-cell table:formula="of:=[.AG50]+[.AF51]" office:value-type="float" office:value="130.868211110369" calcext:value-type="float">
            <text:p>130.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7PL51 more than half not eyed 12/12 -&gt; unfertilized</text:p>
          </table:table-cell>
          <table:table-cell table:number-columns-repeated="15"/>
        </table:table-row>
        <table:table-row table:style-name="ro2">
          <table:table-cell office:value-type="date" office:date-value="2017-11-18" calcext:value-type="date">
            <text:p>11/18/17</text:p>
          </table:table-cell>
          <table:table-cell table:formula="of:=['LB 2017'.B104]" office:value-type="float" office:value="4.565187" calcext:value-type="float">
            <text:p>4.565187</text:p>
          </table:table-cell>
          <table:table-cell table:formula="of:=[.C51]+[.B52]" office:value-type="float" office:value="216.370308" calcext:value-type="float">
            <text:p>216.370308</text:p>
          </table:table-cell>
          <table:table-cell table:formula="of:=[.D51]+3.01" office:value-type="float" office:value="138.46" calcext:value-type="float">
            <text:p>138.46</text:p>
          </table:table-cell>
          <table:table-cell table:formula="of:=(0.0312039503*[.B52]^2)+0.2307524608*[.B52]+1.1730058735" office:value-type="float" office:value="2.87675342486024" calcext:value-type="float">
            <text:p>2.88</text:p>
          </table:table-cell>
          <table:table-cell table:formula="of:=[.F51]+[.E52]" office:value-type="float" office:value="135.650251112438" calcext:value-type="float">
            <text:p>135.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date" office:date-value="2017-11-19" calcext:value-type="date">
            <text:p>11/19/17</text:p>
          </table:table-cell>
          <table:table-cell table:formula="of:=['LB 2017'.B105]" office:value-type="float" office:value="4.563286" calcext:value-type="float">
            <text:p>4.563286</text:p>
          </table:table-cell>
          <table:table-cell table:formula="of:=[.L51]+[.K52]" office:value-type="float" office:value="216.124098" calcext:value-type="float">
            <text:p>216.124098</text:p>
          </table:table-cell>
          <table:table-cell table:formula="of:=[.M51]+3.01" office:value-type="float" office:value="138.46" calcext:value-type="float">
            <text:p>138.46</text:p>
          </table:table-cell>
          <table:table-cell table:formula="of:=(0.0312039503*[.K52]^2)+0.2307524608*[.K52]+1.1730058735" office:value-type="float" office:value="2.87577327519401" calcext:value-type="float">
            <text:p>2.88</text:p>
          </table:table-cell>
          <table:table-cell table:formula="of:=[.O51]+[.N52]" office:value-type="float" office:value="135.521429046191" calcext:value-type="float">
            <text:p>135.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date" office:date-value="2017-11-27" calcext:value-type="date">
            <text:p>11/27/17</text:p>
          </table:table-cell>
          <table:table-cell table:formula="of:=['LB 2017'.B113]" office:value-type="float" office:value="4.532747" calcext:value-type="float">
            <text:p>4.532747</text:p>
          </table:table-cell>
          <table:table-cell table:formula="of:=[.U51]+[.T52]" office:value-type="float" office:value="214.255352" calcext:value-type="float">
            <text:p>214.255352</text:p>
          </table:table-cell>
          <table:table-cell table:formula="of:=[.V51]+3.01" office:value-type="float" office:value="138.46" calcext:value-type="float">
            <text:p>138.46</text:p>
          </table:table-cell>
          <table:table-cell table:formula="of:=(0.0312039503*[.T52]^2)+0.2307524608*[.T52]+1.1730058735" office:value-type="float" office:value="2.86005837540873" calcext:value-type="float">
            <text:p>2.86</text:p>
          </table:table-cell>
          <table:table-cell table:formula="of:=[.X51]+[.W52]" office:value-type="float" office:value="134.545138073092" calcext:value-type="float">
            <text:p>134.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date" office:date-value="2017-12-06" calcext:value-type="date">
            <text:p>12/6/17</text:p>
          </table:table-cell>
          <table:table-cell table:formula="of:=['LB 2017'.B122]" office:value-type="float" office:value="4.543106" calcext:value-type="float">
            <text:p>4.543106</text:p>
          </table:table-cell>
          <table:table-cell table:formula="of:=[.AD51]+[.AC52]" office:value-type="float" office:value="212.695139" calcext:value-type="float">
            <text:p>212.695139</text:p>
          </table:table-cell>
          <table:table-cell table:formula="of:=[.AE51]+3.01" office:value-type="float" office:value="138.46" calcext:value-type="float">
            <text:p>138.46</text:p>
          </table:table-cell>
          <table:table-cell table:formula="of:=(0.0312039503*[.AC52]^2)+0.2307524608*[.AC52]+1.1730058735" office:value-type="float" office:value="2.86538243449485" calcext:value-type="float">
            <text:p>2.87</text:p>
          </table:table-cell>
          <table:table-cell table:formula="of:=[.AG51]+[.AF52]" office:value-type="float" office:value="133.733593544864" calcext:value-type="float">
            <text:p>133.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7PL52 more than half not eyed 12/12 -&gt; unfertilized</text:p>
          </table:table-cell>
          <table:table-cell table:number-columns-repeated="15"/>
        </table:table-row>
        <table:table-row table:style-name="ro2">
          <table:table-cell office:value-type="date" office:date-value="2017-11-19" calcext:value-type="date">
            <text:p>11/19/17</text:p>
          </table:table-cell>
          <table:table-cell table:formula="of:=['LB 2017'.B105]" office:value-type="float" office:value="4.563286" calcext:value-type="float">
            <text:p>4.563286</text:p>
          </table:table-cell>
          <table:table-cell table:formula="of:=[.C52]+[.B53]" office:value-type="float" office:value="220.933594" calcext:value-type="float">
            <text:p>220.933594</text:p>
          </table:table-cell>
          <table:table-cell table:formula="of:=[.D52]+3.01" office:value-type="float" office:value="141.47" calcext:value-type="float">
            <text:p>141.47</text:p>
          </table:table-cell>
          <table:table-cell table:formula="of:=(0.0312039503*[.B53]^2)+0.2307524608*[.B53]+1.1730058735" office:value-type="float" office:value="2.87577327519401" calcext:value-type="float">
            <text:p>2.88</text:p>
          </table:table-cell>
          <table:table-cell table:formula="of:=[.F52]+[.E53]" office:value-type="float" office:value="138.526024387632" calcext:value-type="float">
            <text:p>138.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date" office:date-value="2017-11-20" calcext:value-type="date">
            <text:p>11/20/17</text:p>
          </table:table-cell>
          <table:table-cell table:formula="of:=['LB 2017'.B106]" office:value-type="float" office:value="4.553902" calcext:value-type="float">
            <text:p>4.553902</text:p>
          </table:table-cell>
          <table:table-cell table:formula="of:=[.L52]+[.K53]" office:value-type="float" office:value="220.678" calcext:value-type="float">
            <text:p>220.678</text:p>
          </table:table-cell>
          <table:table-cell table:formula="of:=[.M52]+3.01" office:value-type="float" office:value="141.47" calcext:value-type="float">
            <text:p>141.47</text:p>
          </table:table-cell>
          <table:table-cell table:formula="of:=(0.0312039503*[.K53]^2)+0.2307524608*[.K53]+1.1730058735" office:value-type="float" office:value="2.87093821853482" calcext:value-type="float">
            <text:p>2.87</text:p>
          </table:table-cell>
          <table:table-cell table:formula="of:=[.O52]+[.N53]" office:value-type="float" office:value="138.392367264726" calcext:value-type="float">
            <text:p>138.4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date" office:date-value="2017-11-28" calcext:value-type="date">
            <text:p>11/28/17</text:p>
          </table:table-cell>
          <table:table-cell table:formula="of:=['LB 2017'.B114]" office:value-type="float" office:value="4.523631" calcext:value-type="float">
            <text:p>4.523631</text:p>
          </table:table-cell>
          <table:table-cell table:formula="of:=[.U52]+[.T53]" office:value-type="float" office:value="218.778983" calcext:value-type="float">
            <text:p>218.778983</text:p>
          </table:table-cell>
          <table:table-cell table:formula="of:=[.V52]+3.01" office:value-type="float" office:value="141.47" calcext:value-type="float">
            <text:p>141.47</text:p>
          </table:table-cell>
          <table:table-cell table:formula="of:=(0.0312039503*[.T53]^2)+0.2307524608*[.T53]+1.1730058735" office:value-type="float" office:value="2.85537870206178" calcext:value-type="float">
            <text:p>2.86</text:p>
          </table:table-cell>
          <table:table-cell table:formula="of:=[.X52]+[.W53]" office:value-type="float" office:value="137.400516775154" calcext:value-type="float">
            <text:p>137.4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date" office:date-value="2017-12-07" calcext:value-type="date">
            <text:p>12/7/17</text:p>
          </table:table-cell>
          <table:table-cell table:formula="of:=['LB 2017'.B123]" office:value-type="float" office:value="4.53" calcext:value-type="float">
            <text:p>4.53</text:p>
          </table:table-cell>
          <table:table-cell table:formula="of:=[.AD52]+[.AC53]" office:value-type="float" office:value="217.225139" calcext:value-type="float">
            <text:p>217.225139</text:p>
          </table:table-cell>
          <table:table-cell table:formula="of:=[.AE52]+3.01" office:value-type="float" office:value="141.47" calcext:value-type="float">
            <text:p>141.47</text:p>
          </table:table-cell>
          <table:table-cell table:formula="of:=(0.0312039503*[.AC53]^2)+0.2307524608*[.AC53]+1.1730058735" office:value-type="float" office:value="2.85864766463527" calcext:value-type="float">
            <text:p>2.86</text:p>
          </table:table-cell>
          <table:table-cell table:formula="of:=[.AG52]+[.AF53]" office:value-type="float" office:value="136.592241209499" calcext:value-type="float">
            <text:p>136.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17PL53 more than 90% eyed 12/12 -&gt; good</text:p>
          </table:table-cell>
          <table:table-cell table:number-columns-repeated="15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table:formula="of:=['LB 2017'.B106]" office:value-type="float" office:value="4.553902" calcext:value-type="float">
            <text:p>4.553902</text:p>
          </table:table-cell>
          <table:table-cell table:formula="of:=[.C53]+[.B54]" office:value-type="float" office:value="225.487496" calcext:value-type="float">
            <text:p>225.487496</text:p>
          </table:table-cell>
          <table:table-cell table:formula="of:=[.D53]+3.01" office:value-type="float" office:value="144.48" calcext:value-type="float">
            <text:p>144.48</text:p>
          </table:table-cell>
          <table:table-cell table:formula="of:=(0.0312039503*[.B54]^2)+0.2307524608*[.B54]+1.1730058735" office:value-type="float" office:value="2.87093821853482" calcext:value-type="float">
            <text:p>2.87</text:p>
          </table:table-cell>
          <table:table-cell table:formula="of:=[.F53]+[.E54]" office:value-type="float" office:value="141.396962606167" calcext:value-type="float">
            <text:p>141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date" office:date-value="2017-11-21" calcext:value-type="date">
            <text:p>11/21/17</text:p>
          </table:table-cell>
          <table:table-cell table:formula="of:=['LB 2017'.B107]" office:value-type="float" office:value="4.552491" calcext:value-type="float">
            <text:p>4.552491</text:p>
          </table:table-cell>
          <table:table-cell table:formula="of:=[.L53]+[.K54]" office:value-type="float" office:value="225.230491" calcext:value-type="float">
            <text:p>225.230491</text:p>
          </table:table-cell>
          <table:table-cell table:formula="of:=[.M53]+3.01" office:value-type="float" office:value="144.48" calcext:value-type="float">
            <text:p>144.48</text:p>
          </table:table-cell>
          <table:table-cell table:formula="of:=(0.0312039503*[.K54]^2)+0.2307524608*[.K54]+1.1730058735" office:value-type="float" office:value="2.87021168349444" calcext:value-type="float">
            <text:p>2.87</text:p>
          </table:table-cell>
          <table:table-cell table:formula="of:=[.O53]+[.N54]" office:value-type="float" office:value="141.262578948221" calcext:value-type="float">
            <text:p>141.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date" office:date-value="2017-11-29" calcext:value-type="date">
            <text:p>11/29/17</text:p>
          </table:table-cell>
          <table:table-cell table:formula="of:=['LB 2017'.B115]" office:value-type="float" office:value="4.538817" calcext:value-type="float">
            <text:p>4.538817</text:p>
          </table:table-cell>
          <table:table-cell table:formula="of:=[.U53]+[.T54]" office:value-type="float" office:value="223.3178" calcext:value-type="float">
            <text:p>223.3178</text:p>
          </table:table-cell>
          <table:table-cell table:formula="of:=[.V53]+3.01" office:value-type="float" office:value="144.48" calcext:value-type="float">
            <text:p>144.48</text:p>
          </table:table-cell>
          <table:table-cell table:formula="of:=(0.0312039503*[.T54]^2)+0.2307524608*[.T54]+1.1730058735" office:value-type="float" office:value="2.86317726944324" calcext:value-type="float">
            <text:p>2.86</text:p>
          </table:table-cell>
          <table:table-cell table:formula="of:=[.X53]+[.W54]" office:value-type="float" office:value="140.263694044597" calcext:value-type="float">
            <text:p>140.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date" office:date-value="2017-12-08" calcext:value-type="date">
            <text:p>12/8/17</text:p>
          </table:table-cell>
          <table:table-cell table:formula="of:=['LB 2017'.B124]" office:value-type="float" office:value="4.520735" calcext:value-type="float">
            <text:p>4.520735</text:p>
          </table:table-cell>
          <table:table-cell table:formula="of:=[.AD53]+[.AC54]" office:value-type="float" office:value="221.745874" calcext:value-type="float">
            <text:p>221.745874</text:p>
          </table:table-cell>
          <table:table-cell table:formula="of:=[.AE53]+3.01" office:value-type="float" office:value="144.48" calcext:value-type="float">
            <text:p>144.48</text:p>
          </table:table-cell>
          <table:table-cell table:formula="of:=(0.0312039503*[.AC54]^2)+0.2307524608*[.AC54]+1.1730058735" office:value-type="float" office:value="2.85389313396834" calcext:value-type="float">
            <text:p>2.85</text:p>
          </table:table-cell>
          <table:table-cell table:formula="of:=[.AG53]+[.AF54]" office:value-type="float" office:value="139.446134343468" calcext:value-type="float">
            <text:p>139.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17PL54 almost 100% fertilized 12/12-&gt; good</text:p>
          </table:table-cell>
          <table:table-cell table:number-columns-repeated="15"/>
        </table:table-row>
        <table:table-row table:style-name="ro2">
          <table:table-cell table:style-name="ce28" office:value-type="date" office:date-value="2017-11-21" calcext:value-type="date">
            <text:p>11/21/17</text:p>
          </table:table-cell>
          <table:table-cell table:style-name="ce32" table:formula="of:=['LB 2017'.B107]" office:value-type="float" office:value="4.552491" calcext:value-type="float">
            <text:p>4.552491</text:p>
          </table:table-cell>
          <table:table-cell table:style-name="ce32" table:formula="of:=[.C54]+[.B55]" office:value-type="float" office:value="230.039987" calcext:value-type="float">
            <text:p>230.039987</text:p>
          </table:table-cell>
          <table:table-cell table:style-name="ce32" table:formula="of:=[.D54]+3.01" office:value-type="float" office:value="147.49" calcext:value-type="float">
            <text:p>147.49</text:p>
          </table:table-cell>
          <table:table-cell table:style-name="ce38" table:formula="of:=(0.0312039503*[.B55]^2)+0.2307524608*[.B55]+1.1730058735" office:value-type="float" office:value="2.87021168349444" calcext:value-type="float">
            <text:p>2.87</text:p>
          </table:table-cell>
          <table:table-cell table:style-name="ce42" table:formula="of:=[.F54]+[.E55]" office:value-type="float" office:value="144.267174289662" calcext:value-type="float">
            <text:p>144.3</text:p>
          </table:table-cell>
          <table:table-cell table:style-name="ce32"/>
          <table:table-cell table:style-name="ce32" office:value-type="float" office:value="49" calcext:value-type="float">
            <text:p>49</text:p>
          </table:table-cell>
          <table:table-cell/>
          <table:table-cell office:value-type="date" office:date-value="2017-11-22" calcext:value-type="date">
            <text:p>11/22/17</text:p>
          </table:table-cell>
          <table:table-cell table:formula="of:=['LB 2017'.B108]" office:value-type="float" office:value="4.585199" calcext:value-type="float">
            <text:p>4.585199</text:p>
          </table:table-cell>
          <table:table-cell table:formula="of:=[.L54]+[.K55]" office:value-type="float" office:value="229.81569" calcext:value-type="float">
            <text:p>229.81569</text:p>
          </table:table-cell>
          <table:table-cell table:formula="of:=[.M54]+3.01" office:value-type="float" office:value="147.49" calcext:value-type="float">
            <text:p>147.49</text:p>
          </table:table-cell>
          <table:table-cell table:formula="of:=(0.0312039503*[.K55]^2)+0.2307524608*[.K55]+1.1730058735" office:value-type="float" office:value="2.88708523324345" calcext:value-type="float">
            <text:p>2.89</text:p>
          </table:table-cell>
          <table:table-cell table:formula="of:=[.O54]+[.N55]" office:value-type="float" office:value="144.149664181464" calcext:value-type="float">
            <text:p>144.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date" office:date-value="2017-11-30" calcext:value-type="date">
            <text:p>11/30/17</text:p>
          </table:table-cell>
          <table:table-cell table:formula="of:=['LB 2017'.B116]" office:value-type="float" office:value="4.547457" calcext:value-type="float">
            <text:p>4.547457</text:p>
          </table:table-cell>
          <table:table-cell table:formula="of:=[.U54]+[.T55]" office:value-type="float" office:value="227.865257" calcext:value-type="float">
            <text:p>227.865257</text:p>
          </table:table-cell>
          <table:table-cell table:formula="of:=[.V54]+3.01" office:value-type="float" office:value="147.49" calcext:value-type="float">
            <text:p>147.49</text:p>
          </table:table-cell>
          <table:table-cell table:formula="of:=(0.0312039503*[.T55]^2)+0.2307524608*[.T55]+1.1730058735" office:value-type="float" office:value="2.86762064953409" calcext:value-type="float">
            <text:p>2.87</text:p>
          </table:table-cell>
          <table:table-cell table:formula="of:=[.X54]+[.W55]" office:value-type="float" office:value="143.131314694131" calcext:value-type="float">
            <text:p>143.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date" office:date-value="2017-12-09" calcext:value-type="date">
            <text:p>12/9/17</text:p>
          </table:table-cell>
          <table:table-cell table:formula="of:=['LB 2017'.B125]" office:value-type="float" office:value="4.517019" calcext:value-type="float">
            <text:p>4.517019</text:p>
          </table:table-cell>
          <table:table-cell table:formula="of:=[.AD54]+[.AC55]" office:value-type="float" office:value="226.262893" calcext:value-type="float">
            <text:p>226.262893</text:p>
          </table:table-cell>
          <table:table-cell table:formula="of:=[.AE54]+3.01" office:value-type="float" office:value="147.49" calcext:value-type="float">
            <text:p>147.49</text:p>
          </table:table-cell>
          <table:table-cell table:formula="of:=(0.0312039503*[.AC55]^2)+0.2307524608*[.AC55]+1.1730058735" office:value-type="float" office:value="2.85198769518741" calcext:value-type="float">
            <text:p>2.85</text:p>
          </table:table-cell>
          <table:table-cell table:formula="of:=[.AG54]+[.AF55]" office:value-type="float" office:value="142.298122038655" calcext:value-type="float">
            <text:p>142.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17PL55 about half not eyed 12/12 -&gt; unfertilized</text:p>
          </table:table-cell>
          <table:table-cell table:number-columns-repeated="15"/>
        </table:table-row>
        <table:table-row table:style-name="ro2">
          <table:table-cell table:style-name="ce28" office:value-type="date" office:date-value="2017-11-22" calcext:value-type="date">
            <text:p>11/22/17</text:p>
          </table:table-cell>
          <table:table-cell table:style-name="ce32" table:formula="of:=['LB 2017'.B108]" office:value-type="float" office:value="4.585199" calcext:value-type="float">
            <text:p>4.585199</text:p>
          </table:table-cell>
          <table:table-cell table:style-name="ce32" table:formula="of:=[.C55]+[.B56]" office:value-type="float" office:value="234.625186" calcext:value-type="float">
            <text:p>234.625186</text:p>
          </table:table-cell>
          <table:table-cell table:style-name="ce32" table:formula="of:=[.D55]+3.01" office:value-type="float" office:value="150.5" calcext:value-type="float">
            <text:p>150.5</text:p>
          </table:table-cell>
          <table:table-cell table:style-name="ce38" table:formula="of:=(0.0312039503*[.B56]^2)+0.2307524608*[.B56]+1.1730058735" office:value-type="float" office:value="2.88708523324345" calcext:value-type="float">
            <text:p>2.89</text:p>
          </table:table-cell>
          <table:table-cell table:style-name="ce42" table:formula="of:=[.F55]+[.E56]" office:value-type="float" office:value="147.154259522905" calcext:value-type="float">
            <text:p>147.2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28" office:value-type="date" office:date-value="2017-11-23" calcext:value-type="date">
            <text:p>11/23/17</text:p>
          </table:table-cell>
          <table:table-cell table:formula="of:=['LB 2017'.B109]" office:value-type="float" office:value="4.590313" calcext:value-type="float">
            <text:p>4.590313</text:p>
          </table:table-cell>
          <table:table-cell table:style-name="ce32" table:formula="of:=[.L55]+[.K56]" office:value-type="float" office:value="234.406003" calcext:value-type="float">
            <text:p>234.406003</text:p>
          </table:table-cell>
          <table:table-cell table:style-name="ce32" table:formula="of:=[.M55]+3.01" office:value-type="float" office:value="150.5" calcext:value-type="float">
            <text:p>150.5</text:p>
          </table:table-cell>
          <table:table-cell table:style-name="ce38" table:formula="of:=(0.0312039503*[.K56]^2)+0.2307524608*[.K56]+1.1730058735" office:value-type="float" office:value="2.88972950202324" calcext:value-type="float">
            <text:p>2.89</text:p>
          </table:table-cell>
          <table:table-cell table:style-name="ce42" table:formula="of:=[.O55]+[.N56]" office:value-type="float" office:value="147.039393683487" calcext:value-type="float">
            <text:p>147.0</text:p>
          </table:table-cell>
          <table:table-cell table:style-name="ce38" table:formula="of:=[.O56]-150" office:value-type="float" office:value="-2.96060631651272" calcext:value-type="float">
            <text:p>-2.96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table:style-name="ce80" office:value-type="date" office:date-value="2017-12-01" calcext:value-type="date">
            <text:p>12/1/17</text:p>
          </table:table-cell>
          <table:table-cell table:formula="of:=['LB 2017'.B117]" office:value-type="float" office:value="4.55373" calcext:value-type="float">
            <text:p>4.55373</text:p>
          </table:table-cell>
          <table:table-cell table:formula="of:=[.U55]+[.T56]" office:value-type="float" office:value="232.418987" calcext:value-type="float">
            <text:p>232.418987</text:p>
          </table:table-cell>
          <table:table-cell table:formula="of:=[.V55]+3.01" office:value-type="float" office:value="150.5" calcext:value-type="float">
            <text:p>150.5</text:p>
          </table:table-cell>
          <table:table-cell table:formula="of:=(0.0312039503*[.T56]^2)+0.2307524608*[.T56]+1.1730058735" office:value-type="float" office:value="2.87084964772701" calcext:value-type="float">
            <text:p>2.87</text:p>
          </table:table-cell>
          <table:table-cell table:formula="of:=[.X55]+[.W56]" office:value-type="float" office:value="146.002164341858" calcext:value-type="float">
            <text:p>146.0</text:p>
          </table:table-cell>
          <table:table-cell table:style-name="ce38"/>
          <table:table-cell office:value-type="float" office:value="50" calcext:value-type="float">
            <text:p>50</text:p>
          </table:table-cell>
          <table:table-cell/>
          <table:table-cell office:value-type="date" office:date-value="2017-12-10" calcext:value-type="date">
            <text:p>12/10/17</text:p>
          </table:table-cell>
          <table:table-cell table:formula="of:=['LB 2017'.B126]" office:value-type="float" office:value="4.517461" calcext:value-type="float">
            <text:p>4.517461</text:p>
          </table:table-cell>
          <table:table-cell table:formula="of:=[.AD55]+[.AC56]" office:value-type="float" office:value="230.780354" calcext:value-type="float">
            <text:p>230.780354</text:p>
          </table:table-cell>
          <table:table-cell table:formula="of:=[.AE55]+3.01" office:value-type="float" office:value="150.5" calcext:value-type="float">
            <text:p>150.5</text:p>
          </table:table-cell>
          <table:table-cell table:formula="of:=(0.0312039503*[.AC56]^2)+0.2307524608*[.AC56]+1.1730058735" office:value-type="float" office:value="2.85221429264257" calcext:value-type="float">
            <text:p>2.85</text:p>
          </table:table-cell>
          <table:table-cell table:formula="of:=[.AG55]+[.AF56]" office:value-type="float" office:value="145.150336331298" calcext:value-type="float">
            <text:p>14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table:style-name="ce237" office:value-type="date" office:date-value="2017-11-23" calcext:value-type="date">
            <text:p>11/23/17</text:p>
          </table:table-cell>
          <table:table-cell table:style-name="ce238" table:formula="of:=['LB 2017'.B109]" office:value-type="float" office:value="4.590313" calcext:value-type="float">
            <text:p>4.590313</text:p>
          </table:table-cell>
          <table:table-cell table:style-name="ce238" table:formula="of:=[.C56]+[.B57]" office:value-type="float" office:value="239.215499" calcext:value-type="float">
            <text:p>239.215499</text:p>
          </table:table-cell>
          <table:table-cell table:style-name="ce238" table:formula="of:=[.D56]+3.01" office:value-type="float" office:value="153.51" calcext:value-type="float">
            <text:p>153.51</text:p>
          </table:table-cell>
          <table:table-cell table:style-name="ce247" table:formula="of:=(0.0312039503*[.B57]^2)+0.2307524608*[.B57]+1.1730058735" office:value-type="float" office:value="2.88972950202324" calcext:value-type="float">
            <text:p>2.89</text:p>
          </table:table-cell>
          <table:table-cell table:style-name="ce252" table:formula="of:=[.F56]+[.E57]" office:value-type="float" office:value="150.043989024928" calcext:value-type="float">
            <text:p>150.0</text:p>
          </table:table-cell>
          <table:table-cell table:style-name="ce238"/>
          <table:table-cell table:style-name="ce238" office:value-type="float" office:value="51" calcext:value-type="float">
            <text:p>51</text:p>
          </table:table-cell>
          <table:table-cell office:value-type="string" calcext:value-type="string">
            <text:p>Sample 3/4/5/7/8/11</text:p>
          </table:table-cell>
          <table:table-cell table:style-name="ce237" office:value-type="date" office:date-value="2017-11-24" calcext:value-type="date">
            <text:p>11/24/17</text:p>
          </table:table-cell>
          <table:table-cell table:style-name="ce57" table:formula="of:=['LB 2017'.B110]" office:value-type="float" office:value="4.549637" calcext:value-type="float">
            <text:p>4.549637</text:p>
          </table:table-cell>
          <table:table-cell table:style-name="ce238" table:formula="of:=[.L56]+[.K57]" office:value-type="float" office:value="238.95564" calcext:value-type="float">
            <text:p>238.95564</text:p>
          </table:table-cell>
          <table:table-cell table:style-name="ce238" table:formula="of:=[.M56]+3.01" office:value-type="float" office:value="153.51" calcext:value-type="float">
            <text:p>153.51</text:p>
          </table:table-cell>
          <table:table-cell table:style-name="ce247" table:formula="of:=(0.0312039503*[.K57]^2)+0.2307524608*[.K57]+1.1730058735" office:value-type="float" office:value="2.86874251618517" calcext:value-type="float">
            <text:p>2.87</text:p>
          </table:table-cell>
          <table:table-cell table:style-name="ce252" table:formula="of:=[.O56]+[.N57]" office:value-type="float" office:value="149.908136199672" calcext:value-type="float">
            <text:p>149.9</text:p>
          </table:table-cell>
          <table:table-cell table:style-name="ce247" table:formula="of:=[.O57]-150" office:value-type="float" office:value="-0.0918638003275589" calcext:value-type="float">
            <text:p>-0.09</text:p>
          </table:table-cell>
          <table:table-cell table:style-name="ce238" office:value-type="float" office:value="51" calcext:value-type="float">
            <text:p>51</text:p>
          </table:table-cell>
          <table:table-cell office:value-type="string" calcext:value-type="string">
            <text:p>Sampled 13 and 20</text:p>
          </table:table-cell>
          <table:table-cell table:style-name="ce79" office:value-type="date" office:date-value="2017-12-02" calcext:value-type="date">
            <text:p>12/2/17</text:p>
          </table:table-cell>
          <table:table-cell table:style-name="ce238" table:formula="of:=['LB 2017'.B118]" office:value-type="float" office:value="4.56565" calcext:value-type="float">
            <text:p>4.56565</text:p>
          </table:table-cell>
          <table:table-cell table:style-name="ce238" table:formula="of:=[.U56]+[.T57]" office:value-type="float" office:value="236.984637" calcext:value-type="float">
            <text:p>236.984637</text:p>
          </table:table-cell>
          <table:table-cell table:style-name="ce238" table:formula="of:=[.V56]+3.01" office:value-type="float" office:value="153.51" calcext:value-type="float">
            <text:p>153.51</text:p>
          </table:table-cell>
          <table:table-cell table:style-name="ce247" table:formula="of:=(0.0312039503*[.T57]^2)+0.2307524608*[.T57]+1.1730058735" office:value-type="float" office:value="2.87699218036876" calcext:value-type="float">
            <text:p>2.88</text:p>
          </table:table-cell>
          <table:table-cell table:style-name="ce252" table:formula="of:=[.X56]+[.W57]" office:value-type="float" office:value="148.879156522227" calcext:value-type="float">
            <text:p>148.9</text:p>
          </table:table-cell>
          <table:table-cell table:style-name="ce247" table:formula="of:=[.X57]-150" office:value-type="float" office:value="-1.12084347777295" calcext:value-type="float">
            <text:p>-1.12</text:p>
          </table:table-cell>
          <table:table-cell table:style-name="ce238" office:value-type="float" office:value="51" calcext:value-type="float">
            <text:p>51</text:p>
          </table:table-cell>
          <table:table-cell office:value-type="string" calcext:value-type="string">
            <text:p>Sampled </text:p>
          </table:table-cell>
          <table:table-cell table:style-name="ce49" office:value-type="date" office:date-value="2017-12-11" calcext:value-type="date">
            <text:p>12/11/17</text:p>
          </table:table-cell>
          <table:table-cell table:style-name="ce83" table:formula="of:=['LB 2017'.B127]" office:value-type="float" office:value="4.535494" calcext:value-type="float">
            <text:p>4.535494</text:p>
          </table:table-cell>
          <table:table-cell table:style-name="ce58" table:formula="of:=[.AD56]+[.AC57]" office:value-type="float" office:value="235.315848" calcext:value-type="float">
            <text:p>235.315848</text:p>
          </table:table-cell>
          <table:table-cell table:style-name="ce58" table:formula="of:=[.AE56]+3.01" office:value-type="float" office:value="153.51" calcext:value-type="float">
            <text:p>153.51</text:p>
          </table:table-cell>
          <table:table-cell table:style-name="ce65" table:formula="of:=(0.0312039503*[.AC57]^2)+0.2307524608*[.AC57]+1.1730058735" office:value-type="float" office:value="2.86146955711278" calcext:value-type="float">
            <text:p>2.86</text:p>
          </table:table-cell>
          <table:table-cell table:style-name="ce62" table:formula="of:=[.AG56]+[.AF57]" office:value-type="float" office:value="148.011805888411" calcext:value-type="float">
            <text:p>148.0</text:p>
          </table:table-cell>
          <table:table-cell table:style-name="ce65" table:formula="of:=[.AG57]-150" office:value-type="float" office:value="-1.98819411158951" calcext:value-type="float">
            <text:p>-1.99</text:p>
          </table:table-cell>
          <table:table-cell table:style-name="ce58" office:value-type="float" office:value="51" calcext:value-type="float">
            <text:p>51</text:p>
          </table:table-cell>
          <table:table-cell table:number-columns-repeated="16"/>
        </table:table-row>
        <table:table-row table:style-name="ro2">
          <table:table-cell office:value-type="date" office:date-value="2017-11-24" calcext:value-type="date">
            <text:p>11/24/17</text:p>
          </table:table-cell>
          <table:table-cell table:formula="of:=['LB 2017'.B110]" office:value-type="float" office:value="4.549637" calcext:value-type="float">
            <text:p>4.549637</text:p>
          </table:table-cell>
          <table:table-cell table:formula="of:=[.C57]+[.B58]" office:value-type="float" office:value="243.765136" calcext:value-type="float">
            <text:p>243.765136</text:p>
          </table:table-cell>
          <table:table-cell table:formula="of:=[.D57]+3.01" office:value-type="float" office:value="156.52" calcext:value-type="float">
            <text:p>156.52</text:p>
          </table:table-cell>
          <table:table-cell table:formula="of:=(0.0312039503*[.B58]^2)+0.2307524608*[.B58]+1.1730058735" office:value-type="float" office:value="2.86874251618517" calcext:value-type="float">
            <text:p>2.87</text:p>
          </table:table-cell>
          <table:table-cell table:formula="of:=[.F57]+[.E58]" office:value-type="float" office:value="152.912731541113" calcext:value-type="float">
            <text:p>152.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17PL3 Not sampled – 3 dead</text:p>
          </table:table-cell>
          <table:table-cell office:value-type="date" office:date-value="2017-11-25" calcext:value-type="date">
            <text:p>11/25/17</text:p>
          </table:table-cell>
          <table:table-cell table:formula="of:=['LB 2017'.B111]" office:value-type="float" office:value="4.542599" calcext:value-type="float">
            <text:p>4.542599</text:p>
          </table:table-cell>
          <table:table-cell table:formula="of:=[.L57]+[.K58]" office:value-type="float" office:value="243.498239" calcext:value-type="float">
            <text:p>243.498239</text:p>
          </table:table-cell>
          <table:table-cell table:formula="of:=[.M57]+3.01" office:value-type="float" office:value="156.52" calcext:value-type="float">
            <text:p>156.52</text:p>
          </table:table-cell>
          <table:table-cell table:formula="of:=(0.0312039503*[.K58]^2)+0.2307524608*[.K58]+1.1730058735" office:value-type="float" office:value="2.86512170348439" calcext:value-type="float">
            <text:p>2.87</text:p>
          </table:table-cell>
          <table:table-cell table:formula="of:=[.O57]+[.N58]" office:value-type="float" office:value="152.773257903157" calcext:value-type="float">
            <text:p>152.8</text:p>
          </table:table-cell>
          <table:table-cell table:style-name="ce38" table:formula="of:=[.O58]-150" office:value-type="float" office:value="2.77325790315683" calcext:value-type="float">
            <text:p>2.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PL13 7 each in E/R/P</text:p>
          </table:table-cell>
          <table:table-cell office:value-type="date" office:date-value="2017-12-03" calcext:value-type="date">
            <text:p>12/3/17</text:p>
          </table:table-cell>
          <table:table-cell table:formula="of:=['LB 2017'.B119]" office:value-type="float" office:value="4.561725" calcext:value-type="float">
            <text:p>4.561725</text:p>
          </table:table-cell>
          <table:table-cell table:formula="of:=[.U57]+[.T58]" office:value-type="float" office:value="241.546362" calcext:value-type="float">
            <text:p>241.546362</text:p>
          </table:table-cell>
          <table:table-cell table:formula="of:=[.V57]+3.01" office:value-type="float" office:value="156.52" calcext:value-type="float">
            <text:p>156.52</text:p>
          </table:table-cell>
          <table:table-cell table:formula="of:=(0.0312039503*[.T58]^2)+0.2307524608*[.T58]+1.1730058735" office:value-type="float" office:value="2.87496859709833" calcext:value-type="float">
            <text:p>2.87</text:p>
          </table:table-cell>
          <table:table-cell table:formula="of:=[.X57]+[.W58]" office:value-type="float" office:value="151.754125119325" calcext:value-type="float">
            <text:p>151.8</text:p>
          </table:table-cell>
          <table:table-cell table:style-name="ce38" table:formula="of:=[.X58]-150" office:value-type="float" office:value="1.75412511932538" calcext:value-type="float">
            <text:p>1.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PL23 10E/10R/10P</text:p>
          </table:table-cell>
          <table:table-cell table:style-name="ce237" office:value-type="date" office:date-value="2017-12-12" calcext:value-type="date">
            <text:p>12/12/17</text:p>
          </table:table-cell>
          <table:table-cell table:style-name="ce33" table:formula="of:=['LB 2017'.B128]" office:value-type="float" office:value="4.555738" calcext:value-type="float">
            <text:p>4.555738</text:p>
          </table:table-cell>
          <table:table-cell table:style-name="ce238" table:formula="of:=[.AD57]+[.AC58]" office:value-type="float" office:value="239.871586" calcext:value-type="float">
            <text:p>239.871586</text:p>
          </table:table-cell>
          <table:table-cell table:style-name="ce238" table:formula="of:=[.AE57]+3.01" office:value-type="float" office:value="156.52" calcext:value-type="float">
            <text:p>156.52</text:p>
          </table:table-cell>
          <table:table-cell table:style-name="ce247" table:formula="of:=(0.0312039503*[.AC58]^2)+0.2307524608*[.AC58]+1.1730058735" office:value-type="float" office:value="2.87188377545285" calcext:value-type="float">
            <text:p>2.87</text:p>
          </table:table-cell>
          <table:table-cell table:style-name="ce252" table:formula="of:=[.AG57]+[.AF58]" office:value-type="float" office:value="150.883689663863" calcext:value-type="float">
            <text:p>150.9</text:p>
          </table:table-cell>
          <table:table-cell table:style-name="ce247" table:formula="of:=[.AG58]-150" office:value-type="float" office:value="0.88368966386335" calcext:value-type="float">
            <text:p>0.88</text:p>
          </table:table-cell>
          <table:table-cell table:style-name="ce238" office:value-type="float" office:value="52" calcext:value-type="float">
            <text:p>52</text:p>
          </table:table-cell>
          <table:table-cell office:value-type="string" calcext:value-type="string">
            <text:p>Sampled </text:p>
          </table:table-cell>
          <table:table-cell table:number-columns-repeated="2"/>
          <table:table-cell office:value-type="string" calcext:value-type="string">
            <text:p>so =&gt; 150 in E/R 158P at 150 ts</text:p>
          </table:table-cell>
          <table:table-cell table:number-columns-repeated="12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table:formula="of:=['LB 2017'.B111]" office:value-type="float" office:value="4.542599" calcext:value-type="float">
            <text:p>4.542599</text:p>
          </table:table-cell>
          <table:table-cell table:formula="of:=[.C58]+[.B59]" office:value-type="float" office:value="248.307735" calcext:value-type="float">
            <text:p>248.307735</text:p>
          </table:table-cell>
          <table:table-cell table:formula="of:=[.D58]+3.01" office:value-type="float" office:value="159.53" calcext:value-type="float">
            <text:p>159.53</text:p>
          </table:table-cell>
          <table:table-cell table:formula="of:=(0.0312039503*[.B59]^2)+0.2307524608*[.B59]+1.1730058735" office:value-type="float" office:value="2.86512170348439" calcext:value-type="float">
            <text:p>2.87</text:p>
          </table:table-cell>
          <table:table-cell table:formula="of:=[.F58]+[.E59]" office:value-type="float" office:value="155.777853244598" calcext:value-type="float">
            <text:p>155.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PL4 12E/12R/10P</text:p>
          </table:table-cell>
          <table:table-cell office:value-type="date" office:date-value="2017-11-26" calcext:value-type="date">
            <text:p>11/26/17</text:p>
          </table:table-cell>
          <table:table-cell table:formula="of:=['LB 2017'.B112]" office:value-type="float" office:value="4.545858" calcext:value-type="float">
            <text:p>4.545858</text:p>
          </table:table-cell>
          <table:table-cell table:formula="of:=[.L58]+[.K59]" office:value-type="float" office:value="248.044097" calcext:value-type="float">
            <text:p>248.044097</text:p>
          </table:table-cell>
          <table:table-cell table:formula="of:=[.M58]+3.01" office:value-type="float" office:value="159.53" calcext:value-type="float">
            <text:p>159.53</text:p>
          </table:table-cell>
          <table:table-cell table:formula="of:=(0.0312039503*[.K59]^2)+0.2307524608*[.K59]+1.1730058735" office:value-type="float" office:value="2.86679796433771" calcext:value-type="float">
            <text:p>2.87</text:p>
          </table:table-cell>
          <table:table-cell table:formula="of:=[.O58]+[.N59]" office:value-type="float" office:value="155.640055867495" calcext:value-type="float">
            <text:p>155.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PL20 7 each in E/R/P</text:p>
          </table:table-cell>
          <table:table-cell office:value-type="date" office:date-value="2017-12-04" calcext:value-type="date">
            <text:p>12/4/17</text:p>
          </table:table-cell>
          <table:table-cell table:formula="of:=['LB 2017'.B120]" office:value-type="float" office:value="4.552608" calcext:value-type="float">
            <text:p>4.552608</text:p>
          </table:table-cell>
          <table:table-cell table:formula="of:=[.U58]+[.T59]" office:value-type="float" office:value="246.09897" calcext:value-type="float">
            <text:p>246.09897</text:p>
          </table:table-cell>
          <table:table-cell table:formula="of:=[.V58]+3.01" office:value-type="float" office:value="159.53" calcext:value-type="float">
            <text:p>159.53</text:p>
          </table:table-cell>
          <table:table-cell table:formula="of:=(0.0312039503*[.T59]^2)+0.2307524608*[.T59]+1.1730058735" office:value-type="float" office:value="2.87027192299398" calcext:value-type="float">
            <text:p>2.87</text:p>
          </table:table-cell>
          <table:table-cell table:formula="of:=[.X58]+[.W59]" office:value-type="float" office:value="154.624397042319" calcext:value-type="float">
            <text:p>154.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PL25 10E/10R/10P</text:p>
          </table:table-cell>
          <table:table-cell office:value-type="date" office:date-value="2017-12-13" calcext:value-type="date">
            <text:p>12/13/17</text:p>
          </table:table-cell>
          <table:table-cell table:formula="of:=['LB 2017'.B129]" office:value-type="float" office:value="4.550271" calcext:value-type="float">
            <text:p>4.550271</text:p>
          </table:table-cell>
          <table:table-cell table:formula="of:=[.AD58]+[.AC59]" office:value-type="float" office:value="244.421857" calcext:value-type="float">
            <text:p>244.421857</text:p>
          </table:table-cell>
          <table:table-cell table:formula="of:=[.AE58]+3.01" office:value-type="float" office:value="159.53" calcext:value-type="float">
            <text:p>159.53</text:p>
          </table:table-cell>
          <table:table-cell table:formula="of:=(0.0312039503*[.AC59]^2)+0.2307524608*[.AC59]+1.1730058735" office:value-type="float" office:value="2.86906883949611" calcext:value-type="float">
            <text:p>2.87</text:p>
          </table:table-cell>
          <table:table-cell table:formula="of:=[.AG58]+[.AF59]" office:value-type="float" office:value="153.752758503359" calcext:value-type="float">
            <text:p>153.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PL50 10E/10R/12P</text:p>
          </table:table-cell>
          <table:table-cell table:number-columns-repeated="15"/>
        </table:table-row>
        <table:table-row table:style-name="ro2">
          <table:table-cell office:value-type="date" office:date-value="2017-11-26" calcext:value-type="date">
            <text:p>11/26/17</text:p>
          </table:table-cell>
          <table:table-cell table:formula="of:=['LB 2017'.B112]" office:value-type="float" office:value="4.545858" calcext:value-type="float">
            <text:p>4.545858</text:p>
          </table:table-cell>
          <table:table-cell table:formula="of:=[.C59]+[.B60]" office:value-type="float" office:value="252.853593" calcext:value-type="float">
            <text:p>252.853593</text:p>
          </table:table-cell>
          <table:table-cell table:formula="of:=[.D59]+3.01" office:value-type="float" office:value="162.54" calcext:value-type="float">
            <text:p>162.54</text:p>
          </table:table-cell>
          <table:table-cell table:formula="of:=(0.0312039503*[.B60]^2)+0.2307524608*[.B60]+1.1730058735" office:value-type="float" office:value="2.86679796433771" calcext:value-type="float">
            <text:p>2.87</text:p>
          </table:table-cell>
          <table:table-cell table:formula="of:=[.F59]+[.E60]" office:value-type="float" office:value="158.644651208936" calcext:value-type="float">
            <text:p>158.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7PL5 8E/8R – 17 dead – 3 unfertilized</text:p>
          </table:table-cell>
          <table:table-cell office:value-type="date" office:date-value="2017-11-27" calcext:value-type="date">
            <text:p>11/27/17</text:p>
          </table:table-cell>
          <table:table-cell table:formula="of:=['LB 2017'.B113]" office:value-type="float" office:value="4.532747" calcext:value-type="float">
            <text:p>4.532747</text:p>
          </table:table-cell>
          <table:table-cell table:formula="of:=[.L59]+[.K60]" office:value-type="float" office:value="252.576844" calcext:value-type="float">
            <text:p>252.576844</text:p>
          </table:table-cell>
          <table:table-cell table:formula="of:=[.M59]+3.01" office:value-type="float" office:value="162.54" calcext:value-type="float">
            <text:p>162.54</text:p>
          </table:table-cell>
          <table:table-cell table:formula="of:=(0.0312039503*[.K60]^2)+0.2307524608*[.K60]+1.1730058735" office:value-type="float" office:value="2.86005837540873" calcext:value-type="float">
            <text:p>2.86</text:p>
          </table:table-cell>
          <table:table-cell table:formula="of:=[.O59]+[.N60]" office:value-type="float" office:value="158.500114242903" calcext:value-type="float">
            <text:p>158.5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32"/>
          <table:table-cell office:value-type="date" office:date-value="2017-12-05" calcext:value-type="date">
            <text:p>12/5/17</text:p>
          </table:table-cell>
          <table:table-cell table:formula="of:=['LB 2017'.B121]" office:value-type="float" office:value="4.553082" calcext:value-type="float">
            <text:p>4.553082</text:p>
          </table:table-cell>
          <table:table-cell table:formula="of:=[.U59]+[.T60]" office:value-type="float" office:value="250.652052" calcext:value-type="float">
            <text:p>250.652052</text:p>
          </table:table-cell>
          <table:table-cell table:formula="of:=[.V59]+3.01" office:value-type="float" office:value="162.54" calcext:value-type="float">
            <text:p>162.54</text:p>
          </table:table-cell>
          <table:table-cell table:formula="of:=(0.0312039503*[.T60]^2)+0.2307524608*[.T60]+1.1730058735" office:value-type="float" office:value="2.87051597893855" calcext:value-type="float">
            <text:p>2.87</text:p>
          </table:table-cell>
          <table:table-cell table:formula="of:=[.X59]+[.W60]" office:value-type="float" office:value="157.494913021258" calcext:value-type="float">
            <text:p>157.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7PL26 10E/10R/10P </text:p>
          </table:table-cell>
          <table:table-cell office:value-type="date" office:date-value="2017-12-14" calcext:value-type="date">
            <text:p>12/14/17</text:p>
          </table:table-cell>
          <table:table-cell table:formula="of:=['LB 2017'.B130]" office:value-type="float" office:value="4.550875" calcext:value-type="float">
            <text:p>4.550875</text:p>
          </table:table-cell>
          <table:table-cell table:formula="of:=[.AD59]+[.AC60]" office:value-type="float" office:value="248.972732" calcext:value-type="float">
            <text:p>248.972732</text:p>
          </table:table-cell>
          <table:table-cell table:formula="of:=[.AE59]+3.01" office:value-type="float" office:value="162.54" calcext:value-type="float">
            <text:p>162.54</text:p>
          </table:table-cell>
          <table:table-cell table:formula="of:=(0.0312039503*[.AC60]^2)+0.2307524608*[.AC60]+1.1730058735" office:value-type="float" office:value="2.86937974497374" calcext:value-type="float">
            <text:p>2.87</text:p>
          </table:table-cell>
          <table:table-cell table:formula="of:=[.AG59]+[.AF60]" office:value-type="float" office:value="156.622138248333" calcext:value-type="float">
            <text:p>156.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7PL51 not sampled &lt;40 left, half unfertilized</text:p>
          </table:table-cell>
          <table:table-cell table:number-columns-repeated="15"/>
        </table:table-row>
        <table:table-row table:style-name="ro2">
          <table:table-cell office:value-type="date" office:date-value="2017-11-27" calcext:value-type="date">
            <text:p>11/27/17</text:p>
          </table:table-cell>
          <table:table-cell table:formula="of:=['LB 2017'.B113]" office:value-type="float" office:value="4.532747" calcext:value-type="float">
            <text:p>4.532747</text:p>
          </table:table-cell>
          <table:table-cell table:formula="of:=[.C60]+[.B61]" office:value-type="float" office:value="257.38634" calcext:value-type="float">
            <text:p>257.38634</text:p>
          </table:table-cell>
          <table:table-cell table:formula="of:=[.D60]+3.01" office:value-type="float" office:value="165.55" calcext:value-type="float">
            <text:p>165.55</text:p>
          </table:table-cell>
          <table:table-cell table:formula="of:=(0.0312039503*[.B61]^2)+0.2307524608*[.B61]+1.1730058735" office:value-type="float" office:value="2.86005837540873" calcext:value-type="float">
            <text:p>2.86</text:p>
          </table:table-cell>
          <table:table-cell table:formula="of:=[.F60]+[.E61]" office:value-type="float" office:value="161.504709584344" calcext:value-type="float">
            <text:p>161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7PL7 Not sampled – half unfertilized</text:p>
          </table:table-cell>
          <table:table-cell office:value-type="date" office:date-value="2017-11-28" calcext:value-type="date">
            <text:p>11/28/17</text:p>
          </table:table-cell>
          <table:table-cell table:formula="of:=['LB 2017'.B114]" office:value-type="float" office:value="4.523631" calcext:value-type="float">
            <text:p>4.523631</text:p>
          </table:table-cell>
          <table:table-cell table:formula="of:=[.L60]+[.K61]" office:value-type="float" office:value="257.100475" calcext:value-type="float">
            <text:p>257.100475</text:p>
          </table:table-cell>
          <table:table-cell table:formula="of:=[.M60]+3.01" office:value-type="float" office:value="165.55" calcext:value-type="float">
            <text:p>165.55</text:p>
          </table:table-cell>
          <table:table-cell table:formula="of:=(0.0312039503*[.K61]^2)+0.2307524608*[.K61]+1.1730058735" office:value-type="float" office:value="2.85537870206178" calcext:value-type="float">
            <text:p>2.86</text:p>
          </table:table-cell>
          <table:table-cell table:formula="of:=[.O60]+[.N61]" office:value-type="float" office:value="161.355492944965" calcext:value-type="float">
            <text:p>161.4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date" office:date-value="2017-12-06" calcext:value-type="date">
            <text:p>12/6/17</text:p>
          </table:table-cell>
          <table:table-cell table:formula="of:=['LB 2017'.B122]" office:value-type="float" office:value="4.543106" calcext:value-type="float">
            <text:p>4.543106</text:p>
          </table:table-cell>
          <table:table-cell table:formula="of:=[.U60]+[.T61]" office:value-type="float" office:value="255.195158" calcext:value-type="float">
            <text:p>255.195158</text:p>
          </table:table-cell>
          <table:table-cell table:formula="of:=[.V60]+3.01" office:value-type="float" office:value="165.55" calcext:value-type="float">
            <text:p>165.55</text:p>
          </table:table-cell>
          <table:table-cell table:formula="of:=(0.0312039503*[.T61]^2)+0.2307524608*[.T61]+1.1730058735" office:value-type="float" office:value="2.86538243449485" calcext:value-type="float">
            <text:p>2.87</text:p>
          </table:table-cell>
          <table:table-cell table:formula="of:=[.X60]+[.W61]" office:value-type="float" office:value="160.360295455753" calcext:value-type="float">
            <text:p>160.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... 1/4 of cross unfertilized (11 trown away)</text:p>
          </table:table-cell>
          <table:table-cell office:value-type="date" office:date-value="2017-12-15" calcext:value-type="date">
            <text:p>12/15/17</text:p>
          </table:table-cell>
          <table:table-cell table:formula="of:=['LB 2017'.B131]" office:value-type="float" office:value="4.554902" calcext:value-type="float">
            <text:p>4.554902</text:p>
          </table:table-cell>
          <table:table-cell table:formula="of:=[.AD60]+[.AC61]" office:value-type="float" office:value="253.527634" calcext:value-type="float">
            <text:p>253.527634</text:p>
          </table:table-cell>
          <table:table-cell table:formula="of:=[.AE60]+3.01" office:value-type="float" office:value="165.55" calcext:value-type="float">
            <text:p>165.55</text:p>
          </table:table-cell>
          <table:table-cell table:formula="of:=(0.0312039503*[.AC61]^2)+0.2307524608*[.AC61]+1.1730058735" office:value-type="float" office:value="2.87145320166293" calcext:value-type="float">
            <text:p>2.87</text:p>
          </table:table-cell>
          <table:table-cell table:formula="of:=[.AG60]+[.AF61]" office:value-type="float" office:value="159.493591449996" calcext:value-type="float">
            <text:p>159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7PL52 10E/10R/10P</text:p>
          </table:table-cell>
          <table:table-cell table:number-columns-repeated="15"/>
        </table:table-row>
        <table:table-row table:style-name="ro2">
          <table:table-cell office:value-type="date" office:date-value="2017-11-28" calcext:value-type="date">
            <text:p>11/28/17</text:p>
          </table:table-cell>
          <table:table-cell table:formula="of:=['LB 2017'.B114]" office:value-type="float" office:value="4.523631" calcext:value-type="float">
            <text:p>4.523631</text:p>
          </table:table-cell>
          <table:table-cell table:formula="of:=[.C61]+[.B62]" office:value-type="float" office:value="261.909971" calcext:value-type="float">
            <text:p>261.909971</text:p>
          </table:table-cell>
          <table:table-cell table:formula="of:=[.D61]+3.01" office:value-type="float" office:value="168.56" calcext:value-type="float">
            <text:p>168.56</text:p>
          </table:table-cell>
          <table:table-cell table:formula="of:=(0.0312039503*[.B62]^2)+0.2307524608*[.B62]+1.1730058735" office:value-type="float" office:value="2.85537870206178" calcext:value-type="float">
            <text:p>2.86</text:p>
          </table:table-cell>
          <table:table-cell table:formula="of:=[.F61]+[.E62]" office:value-type="float" office:value="164.360088286406" calcext:value-type="float">
            <text:p>164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7PL8 6E/6R/6P – 2 unfertilized</text:p>
          </table:table-cell>
          <table:table-cell office:value-type="date" office:date-value="2017-11-29" calcext:value-type="date">
            <text:p>11/29/17</text:p>
          </table:table-cell>
          <table:table-cell table:formula="of:=['LB 2017'.B115]" office:value-type="float" office:value="4.538817" calcext:value-type="float">
            <text:p>4.538817</text:p>
          </table:table-cell>
          <table:table-cell table:formula="of:=[.L61]+[.K62]" office:value-type="float" office:value="261.639292" calcext:value-type="float">
            <text:p>261.639292</text:p>
          </table:table-cell>
          <table:table-cell table:formula="of:=[.M61]+3.01" office:value-type="float" office:value="168.56" calcext:value-type="float">
            <text:p>168.56</text:p>
          </table:table-cell>
          <table:table-cell table:formula="of:=(0.0312039503*[.K62]^2)+0.2307524608*[.K62]+1.1730058735" office:value-type="float" office:value="2.86317726944324" calcext:value-type="float">
            <text:p>2.86</text:p>
          </table:table-cell>
          <table:table-cell table:formula="of:=[.O61]+[.N62]" office:value-type="float" office:value="164.218670214408" calcext:value-type="float">
            <text:p>164.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date" office:date-value="2017-12-07" calcext:value-type="date">
            <text:p>12/7/17</text:p>
          </table:table-cell>
          <table:table-cell table:formula="of:=['LB 2017'.B123]" office:value-type="float" office:value="4.53" calcext:value-type="float">
            <text:p>4.53</text:p>
          </table:table-cell>
          <table:table-cell table:formula="of:=[.U61]+[.T62]" office:value-type="float" office:value="259.725158" calcext:value-type="float">
            <text:p>259.725158</text:p>
          </table:table-cell>
          <table:table-cell table:formula="of:=[.V61]+3.01" office:value-type="float" office:value="168.56" calcext:value-type="float">
            <text:p>168.56</text:p>
          </table:table-cell>
          <table:table-cell table:formula="of:=(0.0312039503*[.T62]^2)+0.2307524608*[.T62]+1.1730058735" office:value-type="float" office:value="2.85864766463527" calcext:value-type="float">
            <text:p>2.86</text:p>
          </table:table-cell>
          <table:table-cell table:formula="of:=[.X61]+[.W62]" office:value-type="float" office:value="163.218943120388" calcext:value-type="float">
            <text:p>163.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7PL29 15E/15R/15P </text:p>
          </table:table-cell>
          <table:table-cell office:value-type="date" office:date-value="2017-12-16" calcext:value-type="date">
            <text:p>12/16/17</text:p>
          </table:table-cell>
          <table:table-cell table:formula="of:=['LB 2017'.B132]" office:value-type="float" office:value="4.551657" calcext:value-type="float">
            <text:p>4.551657</text:p>
          </table:table-cell>
          <table:table-cell table:formula="of:=[.AD61]+[.AC62]" office:value-type="float" office:value="258.079291" calcext:value-type="float">
            <text:p>258.079291</text:p>
          </table:table-cell>
          <table:table-cell table:formula="of:=[.AE61]+3.01" office:value-type="float" office:value="168.56" calcext:value-type="float">
            <text:p>168.56</text:p>
          </table:table-cell>
          <table:table-cell table:formula="of:=(0.0312039503*[.AC62]^2)+0.2307524608*[.AC62]+1.1730058735" office:value-type="float" office:value="2.86978230873378" calcext:value-type="float">
            <text:p>2.87</text:p>
          </table:table-cell>
          <table:table-cell table:formula="of:=[.AG61]+[.AF62]" office:value-type="float" office:value="162.36337375873" calcext:value-type="float">
            <text:p>162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7PL53 10E/10R/15P</text:p>
          </table:table-cell>
          <table:table-cell table:number-columns-repeated="15"/>
        </table:table-row>
        <table:table-row table:style-name="ro2">
          <table:table-cell office:value-type="date" office:date-value="2017-11-29" calcext:value-type="date">
            <text:p>11/29/17</text:p>
          </table:table-cell>
          <table:table-cell table:formula="of:=['LB 2017'.B115]" office:value-type="float" office:value="4.538817" calcext:value-type="float">
            <text:p>4.538817</text:p>
          </table:table-cell>
          <table:table-cell table:formula="of:=[.C62]+[.B63]" office:value-type="float" office:value="266.448788" calcext:value-type="float">
            <text:p>266.448788</text:p>
          </table:table-cell>
          <table:table-cell table:formula="of:=[.D62]+3.01" office:value-type="float" office:value="171.57" calcext:value-type="float">
            <text:p>171.57</text:p>
          </table:table-cell>
          <table:table-cell table:formula="of:=(0.0312039503*[.B63]^2)+0.2307524608*[.B63]+1.1730058735" office:value-type="float" office:value="2.86317726944324" calcext:value-type="float">
            <text:p>2.86</text:p>
          </table:table-cell>
          <table:table-cell table:formula="of:=[.F62]+[.E63]" office:value-type="float" office:value="167.223265555849" calcext:value-type="float">
            <text:p>167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7PL11 5E/5R/5P – 2dead – 1/3 unfertilized</text:p>
          </table:table-cell>
          <table:table-cell office:value-type="date" office:date-value="2017-11-30" calcext:value-type="date">
            <text:p>11/30/17</text:p>
          </table:table-cell>
          <table:table-cell table:formula="of:=['LB 2017'.B116]" office:value-type="float" office:value="4.547457" calcext:value-type="float">
            <text:p>4.547457</text:p>
          </table:table-cell>
          <table:table-cell table:formula="of:=[.L62]+[.K63]" office:value-type="float" office:value="266.186749" calcext:value-type="float">
            <text:p>266.186749</text:p>
          </table:table-cell>
          <table:table-cell table:formula="of:=[.M62]+3.01" office:value-type="float" office:value="171.57" calcext:value-type="float">
            <text:p>171.57</text:p>
          </table:table-cell>
          <table:table-cell table:formula="of:=(0.0312039503*[.K63]^2)+0.2307524608*[.K63]+1.1730058735" office:value-type="float" office:value="2.86762064953409" calcext:value-type="float">
            <text:p>2.87</text:p>
          </table:table-cell>
          <table:table-cell table:formula="of:=[.O62]+[.N63]" office:value-type="float" office:value="167.086290863942" calcext:value-type="float">
            <text:p>167.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date" office:date-value="2017-12-08" calcext:value-type="date">
            <text:p>12/8/17</text:p>
          </table:table-cell>
          <table:table-cell table:formula="of:=['LB 2017'.B124]" office:value-type="float" office:value="4.520735" calcext:value-type="float">
            <text:p>4.520735</text:p>
          </table:table-cell>
          <table:table-cell table:formula="of:=[.U62]+[.T63]" office:value-type="float" office:value="264.245893" calcext:value-type="float">
            <text:p>264.245893</text:p>
          </table:table-cell>
          <table:table-cell table:formula="of:=[.V62]+3.01" office:value-type="float" office:value="171.57" calcext:value-type="float">
            <text:p>171.57</text:p>
          </table:table-cell>
          <table:table-cell table:formula="of:=(0.0312039503*[.T63]^2)+0.2307524608*[.T63]+1.1730058735" office:value-type="float" office:value="2.85389313396834" calcext:value-type="float">
            <text:p>2.85</text:p>
          </table:table-cell>
          <table:table-cell table:formula="of:=[.X62]+[.W63]" office:value-type="float" office:value="166.072836254356" calcext:value-type="float">
            <text:p>166.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7PL30 10E/10R/10P (2 unfertilized)</text:p>
          </table:table-cell>
          <table:table-cell office:value-type="date" office:date-value="2017-12-17" calcext:value-type="date">
            <text:p>12/17/17</text:p>
          </table:table-cell>
          <table:table-cell table:formula="of:=['LB 2017'.B133]" office:value-type="float" office:value="4.555562" calcext:value-type="float">
            <text:p>4.555562</text:p>
          </table:table-cell>
          <table:table-cell table:formula="of:=[.AD62]+[.AC63]" office:value-type="float" office:value="262.634853" calcext:value-type="float">
            <text:p>262.634853</text:p>
          </table:table-cell>
          <table:table-cell table:formula="of:=[.AE62]+3.01" office:value-type="float" office:value="171.57" calcext:value-type="float">
            <text:p>171.57</text:p>
          </table:table-cell>
          <table:table-cell table:formula="of:=(0.0312039503*[.AC63]^2)+0.2307524608*[.AC63]+1.1730058735" office:value-type="float" office:value="2.87179312471453" calcext:value-type="float">
            <text:p>2.87</text:p>
          </table:table-cell>
          <table:table-cell table:formula="of:=[.AG62]+[.AF63]" office:value-type="float" office:value="165.235166883444" calcext:value-type="float">
            <text:p>165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7PL54 10E/10R/10P</text:p>
          </table:table-cell>
          <table:table-cell table:number-columns-repeated="15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table:formula="of:=['LB 2017'.B116]" office:value-type="float" office:value="4.547457" calcext:value-type="float">
            <text:p>4.547457</text:p>
          </table:table-cell>
          <table:table-cell table:formula="of:=[.C63]+[.B64]" office:value-type="float" office:value="270.996245" calcext:value-type="float">
            <text:p>270.996245</text:p>
          </table:table-cell>
          <table:table-cell table:formula="of:=[.D63]+3.01" office:value-type="float" office:value="174.58" calcext:value-type="float">
            <text:p>174.58</text:p>
          </table:table-cell>
          <table:table-cell table:formula="of:=(0.0312039503*[.B64]^2)+0.2307524608*[.B64]+1.1730058735" office:value-type="float" office:value="2.86762064953409" calcext:value-type="float">
            <text:p>2.87</text:p>
          </table:table-cell>
          <table:table-cell table:formula="of:=[.F63]+[.E64]" office:value-type="float" office:value="170.090886205383" calcext:value-type="float">
            <text:p>170.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t much left of most of these crosses</text:p>
          </table:table-cell>
          <table:table-cell office:value-type="date" office:date-value="2017-12-01" calcext:value-type="date">
            <text:p>12/1/17</text:p>
          </table:table-cell>
          <table:table-cell table:formula="of:=['LB 2017'.B117]" office:value-type="float" office:value="4.55373" calcext:value-type="float">
            <text:p>4.55373</text:p>
          </table:table-cell>
          <table:table-cell table:formula="of:=[.L63]+[.K64]" office:value-type="float" office:value="270.740479" calcext:value-type="float">
            <text:p>270.740479</text:p>
          </table:table-cell>
          <table:table-cell table:formula="of:=[.M63]+3.01" office:value-type="float" office:value="174.58" calcext:value-type="float">
            <text:p>174.58</text:p>
          </table:table-cell>
          <table:table-cell table:formula="of:=(0.0312039503*[.K64]^2)+0.2307524608*[.K64]+1.1730058735" office:value-type="float" office:value="2.87084964772701" calcext:value-type="float">
            <text:p>2.87</text:p>
          </table:table-cell>
          <table:table-cell table:formula="of:=[.O63]+[.N64]" office:value-type="float" office:value="169.957140511669" calcext:value-type="float">
            <text:p>170.0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date" office:date-value="2017-12-09" calcext:value-type="date">
            <text:p>12/9/17</text:p>
          </table:table-cell>
          <table:table-cell table:formula="of:=['LB 2017'.B125]" office:value-type="float" office:value="4.517019" calcext:value-type="float">
            <text:p>4.517019</text:p>
          </table:table-cell>
          <table:table-cell table:formula="of:=[.U63]+[.T64]" office:value-type="float" office:value="268.762912" calcext:value-type="float">
            <text:p>268.762912</text:p>
          </table:table-cell>
          <table:table-cell table:formula="of:=[.V63]+3.01" office:value-type="float" office:value="174.58" calcext:value-type="float">
            <text:p>174.58</text:p>
          </table:table-cell>
          <table:table-cell table:formula="of:=(0.0312039503*[.T64]^2)+0.2307524608*[.T64]+1.1730058735" office:value-type="float" office:value="2.85198769518741" calcext:value-type="float">
            <text:p>2.85</text:p>
          </table:table-cell>
          <table:table-cell table:formula="of:=[.X63]+[.W64]" office:value-type="float" office:value="168.924823949544" calcext:value-type="float">
            <text:p>168.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7PL35 7 in PFA – rest unfertilized</text:p>
          </table:table-cell>
          <table:table-cell office:value-type="date" office:date-value="2017-12-18" calcext:value-type="date">
            <text:p>12/18/17</text:p>
          </table:table-cell>
          <table:table-cell table:formula="of:=['LB 2017'.B134]" office:value-type="float" office:value="4.473203" calcext:value-type="float">
            <text:p>4.473203</text:p>
          </table:table-cell>
          <table:table-cell table:formula="of:=[.AD63]+[.AC64]" office:value-type="float" office:value="267.108056" calcext:value-type="float">
            <text:p>267.108056</text:p>
          </table:table-cell>
          <table:table-cell table:formula="of:=[.AE63]+3.01" office:value-type="float" office:value="174.58" calcext:value-type="float">
            <text:p>174.58</text:p>
          </table:table-cell>
          <table:table-cell table:formula="of:=(0.0312039503*[.AC64]^2)+0.2307524608*[.AC64]+1.1730058735" office:value-type="float" office:value="2.82958532358519" calcext:value-type="float">
            <text:p>2.83</text:p>
          </table:table-cell>
          <table:table-cell table:formula="of:=[.AG63]+[.AF64]" office:value-type="float" office:value="168.06475220703" calcext:value-type="float">
            <text:p>168.1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315" office:value-type="string" calcext:value-type="string">
            <text:p>17PL55 10E/10R/12P</text:p>
          </table:table-cell>
          <table:table-cell table:number-columns-repeated="15"/>
        </table:table-row>
        <table:table-row table:style-name="ro2">
          <table:table-cell office:value-type="date" office:date-value="2017-12-01" calcext:value-type="date">
            <text:p>12/1/17</text:p>
          </table:table-cell>
          <table:table-cell table:formula="of:=['LB 2017'.B117]" office:value-type="float" office:value="4.55373" calcext:value-type="float">
            <text:p>4.55373</text:p>
          </table:table-cell>
          <table:table-cell table:formula="of:=[.C64]+[.B65]" office:value-type="float" office:value="275.549975" calcext:value-type="float">
            <text:p>275.549975</text:p>
          </table:table-cell>
          <table:table-cell table:formula="of:=[.D64]+3.01" office:value-type="float" office:value="177.59" calcext:value-type="float">
            <text:p>177.59</text:p>
          </table:table-cell>
          <table:table-cell table:formula="of:=(0.0312039503*[.B65]^2)+0.2307524608*[.B65]+1.1730058735" office:value-type="float" office:value="2.87084964772701" calcext:value-type="float">
            <text:p>2.87</text:p>
          </table:table-cell>
          <table:table-cell table:formula="of:=[.F64]+[.E65]" office:value-type="float" office:value="172.96173585311" calcext:value-type="float">
            <text:p>173.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date" office:date-value="2017-12-02" calcext:value-type="date">
            <text:p>12/2/17</text:p>
          </table:table-cell>
          <table:table-cell table:formula="of:=['LB 2017'.B118]" office:value-type="float" office:value="4.56565" calcext:value-type="float">
            <text:p>4.56565</text:p>
          </table:table-cell>
          <table:table-cell table:formula="of:=[.L64]+[.K65]" office:value-type="float" office:value="275.306129" calcext:value-type="float">
            <text:p>275.306129</text:p>
          </table:table-cell>
          <table:table-cell table:formula="of:=[.M64]+3.01" office:value-type="float" office:value="177.59" calcext:value-type="float">
            <text:p>177.59</text:p>
          </table:table-cell>
          <table:table-cell table:formula="of:=(0.0312039503*[.K65]^2)+0.2307524608*[.K65]+1.1730058735" office:value-type="float" office:value="2.87699218036876" calcext:value-type="float">
            <text:p>2.88</text:p>
          </table:table-cell>
          <table:table-cell table:formula="of:=[.O64]+[.N65]" office:value-type="float" office:value="172.834132692038" calcext:value-type="float">
            <text:p>172.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date" office:date-value="2017-12-10" calcext:value-type="date">
            <text:p>12/10/17</text:p>
          </table:table-cell>
          <table:table-cell table:formula="of:=['LB 2017'.B126]" office:value-type="float" office:value="4.517461" calcext:value-type="float">
            <text:p>4.517461</text:p>
          </table:table-cell>
          <table:table-cell table:formula="of:=[.U64]+[.T65]" office:value-type="float" office:value="273.280373" calcext:value-type="float">
            <text:p>273.280373</text:p>
          </table:table-cell>
          <table:table-cell table:formula="of:=[.V64]+3.01" office:value-type="float" office:value="177.59" calcext:value-type="float">
            <text:p>177.59</text:p>
          </table:table-cell>
          <table:table-cell table:formula="of:=(0.0312039503*[.T65]^2)+0.2307524608*[.T65]+1.1730058735" office:value-type="float" office:value="2.85221429264257" calcext:value-type="float">
            <text:p>2.85</text:p>
          </table:table-cell>
          <table:table-cell table:formula="of:=[.X64]+[.W65]" office:value-type="float" office:value="171.777038242186" calcext:value-type="float">
            <text:p>171.8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314" office:value-type="string" calcext:value-type="string">
            <text:p>some crosses have not been touched</text:p>
          </table:table-cell>
          <table:table-cell office:value-type="date" office:date-value="2017-12-19" calcext:value-type="date">
            <text:p>12/19/17</text:p>
          </table:table-cell>
          <table:table-cell table:formula="of:=['LB 2017'.B135]" office:value-type="float" office:value="4.553031" calcext:value-type="float">
            <text:p>4.553031</text:p>
          </table:table-cell>
          <table:table-cell table:formula="of:=[.AD64]+[.AC65]" office:value-type="float" office:value="271.661087" calcext:value-type="float">
            <text:p>271.661087</text:p>
          </table:table-cell>
          <table:table-cell table:formula="of:=[.AE64]+3.01" office:value-type="float" office:value="177.59" calcext:value-type="float">
            <text:p>177.59</text:p>
          </table:table-cell>
          <table:table-cell table:formula="of:=(0.0312039503*[.AC65]^2)+0.2307524608*[.AC65]+1.1730058735" office:value-type="float" office:value="2.87048971908148" calcext:value-type="float">
            <text:p>2.87</text:p>
          </table:table-cell>
          <table:table-cell table:formula="of:=[.AG64]+[.AF65]" office:value-type="float" office:value="170.935241926111" calcext:value-type="float">
            <text:p>170.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2">
          <table:table-cell office:value-type="date" office:date-value="2017-12-02" calcext:value-type="date">
            <text:p>12/2/17</text:p>
          </table:table-cell>
          <table:table-cell table:formula="of:=['LB 2017'.B118]" office:value-type="float" office:value="4.56565" calcext:value-type="float">
            <text:p>4.56565</text:p>
          </table:table-cell>
          <table:table-cell table:formula="of:=[.C65]+[.B66]" office:value-type="float" office:value="280.115625" calcext:value-type="float">
            <text:p>280.115625</text:p>
          </table:table-cell>
          <table:table-cell table:formula="of:=[.D65]+3.01" office:value-type="float" office:value="180.6" calcext:value-type="float">
            <text:p>180.6</text:p>
          </table:table-cell>
          <table:table-cell table:formula="of:=(0.0312039503*[.B66]^2)+0.2307524608*[.B66]+1.1730058735" office:value-type="float" office:value="2.87699218036876" calcext:value-type="float">
            <text:p>2.88</text:p>
          </table:table-cell>
          <table:table-cell table:formula="of:=[.F65]+[.E66]" office:value-type="float" office:value="175.838728033479" calcext:value-type="float">
            <text:p>175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* 17PL3 all dead * was it ever fertilized?</text:p>
          </table:table-cell>
          <table:table-cell office:value-type="date" office:date-value="2017-12-03" calcext:value-type="date">
            <text:p>12/3/17</text:p>
          </table:table-cell>
          <table:table-cell table:formula="of:=['LB 2017'.B119]" office:value-type="float" office:value="4.561725" calcext:value-type="float">
            <text:p>4.561725</text:p>
          </table:table-cell>
          <table:table-cell table:formula="of:=[.L65]+[.K66]" office:value-type="float" office:value="279.867854" calcext:value-type="float">
            <text:p>279.867854</text:p>
          </table:table-cell>
          <table:table-cell table:formula="of:=[.M65]+3.01" office:value-type="float" office:value="180.6" calcext:value-type="float">
            <text:p>180.6</text:p>
          </table:table-cell>
          <table:table-cell table:formula="of:=(0.0312039503*[.K66]^2)+0.2307524608*[.K66]+1.1730058735" office:value-type="float" office:value="2.87496859709833" calcext:value-type="float">
            <text:p>2.87</text:p>
          </table:table-cell>
          <table:table-cell table:formula="of:=[.O65]+[.N66]" office:value-type="float" office:value="175.709101289137" calcext:value-type="float">
            <text:p>175.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date" office:date-value="2017-12-11" calcext:value-type="date">
            <text:p>12/11/17</text:p>
          </table:table-cell>
          <table:table-cell table:formula="of:=['LB 2017'.B127]" office:value-type="float" office:value="4.535494" calcext:value-type="float">
            <text:p>4.535494</text:p>
          </table:table-cell>
          <table:table-cell table:formula="of:=[.U65]+[.T66]" office:value-type="float" office:value="277.815867" calcext:value-type="float">
            <text:p>277.815867</text:p>
          </table:table-cell>
          <table:table-cell table:formula="of:=[.V65]+3.01" office:value-type="float" office:value="180.6" calcext:value-type="float">
            <text:p>180.6</text:p>
          </table:table-cell>
          <table:table-cell table:formula="of:=(0.0312039503*[.T66]^2)+0.2307524608*[.T66]+1.1730058735" office:value-type="float" office:value="2.86146955711278" calcext:value-type="float">
            <text:p>2.86</text:p>
          </table:table-cell>
          <table:table-cell table:formula="of:=[.X65]+[.W66]" office:value-type="float" office:value="174.638507799299" calcext:value-type="float">
            <text:p>174.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date" office:date-value="2017-12-20" calcext:value-type="date">
            <text:p>12/20/17</text:p>
          </table:table-cell>
          <table:table-cell table:formula="of:=['LB 2017'.B136]" office:value-type="float" office:value="4.542943" calcext:value-type="float">
            <text:p>4.542943</text:p>
          </table:table-cell>
          <table:table-cell table:formula="of:=[.AD65]+[.AC66]" office:value-type="float" office:value="276.20403" calcext:value-type="float">
            <text:p>276.20403</text:p>
          </table:table-cell>
          <table:table-cell table:formula="of:=[.AE65]+3.01" office:value-type="float" office:value="180.6" calcext:value-type="float">
            <text:p>180.6</text:p>
          </table:table-cell>
          <table:table-cell table:formula="of:=(0.0312039503*[.AC66]^2)+0.2307524608*[.AC66]+1.1730058735" office:value-type="float" office:value="2.86529860798245" calcext:value-type="float">
            <text:p>2.87</text:p>
          </table:table-cell>
          <table:table-cell table:formula="of:=[.AG65]+[.AF66]" office:value-type="float" office:value="173.800540534094" calcext:value-type="float">
            <text:p>17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--- 17PL52 removed 2 dead and 17 unfertilized 20/12 -- Crappy cross</text:p>
          </table:table-cell>
          <table:table-cell table:number-columns-repeated="15"/>
        </table:table-row>
        <table:table-row table:style-name="ro2">
          <table:table-cell office:value-type="date" office:date-value="2017-12-03" calcext:value-type="date">
            <text:p>12/3/17</text:p>
          </table:table-cell>
          <table:table-cell table:formula="of:=['LB 2017'.B119]" office:value-type="float" office:value="4.561725" calcext:value-type="float">
            <text:p>4.561725</text:p>
          </table:table-cell>
          <table:table-cell table:formula="of:=[.C66]+[.B67]" office:value-type="float" office:value="284.67735" calcext:value-type="float">
            <text:p>284.67735</text:p>
          </table:table-cell>
          <table:table-cell table:formula="of:=[.D66]+3.01" office:value-type="float" office:value="183.61" calcext:value-type="float">
            <text:p>183.61</text:p>
          </table:table-cell>
          <table:table-cell table:formula="of:=(0.0312039503*[.B67]^2)+0.2307524608*[.B67]+1.1730058735" office:value-type="float" office:value="2.87496859709833" calcext:value-type="float">
            <text:p>2.87</text:p>
          </table:table-cell>
          <table:table-cell table:formula="of:=[.F66]+[.E67]" office:value-type="float" office:value="178.713696630577" calcext:value-type="float">
            <text:p>178.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date" office:date-value="2017-12-04" calcext:value-type="date">
            <text:p>12/4/17</text:p>
          </table:table-cell>
          <table:table-cell table:formula="of:=['LB 2017'.B120]" office:value-type="float" office:value="4.552608" calcext:value-type="float">
            <text:p>4.552608</text:p>
          </table:table-cell>
          <table:table-cell table:formula="of:=[.L66]+[.K67]" office:value-type="float" office:value="284.420462" calcext:value-type="float">
            <text:p>284.420462</text:p>
          </table:table-cell>
          <table:table-cell table:formula="of:=[.M66]+3.01" office:value-type="float" office:value="183.61" calcext:value-type="float">
            <text:p>183.61</text:p>
          </table:table-cell>
          <table:table-cell table:formula="of:=(0.0312039503*[.K67]^2)+0.2307524608*[.K67]+1.1730058735" office:value-type="float" office:value="2.87027192299398" calcext:value-type="float">
            <text:p>2.87</text:p>
          </table:table-cell>
          <table:table-cell table:formula="of:=[.O66]+[.N67]" office:value-type="float" office:value="178.579373212131" calcext:value-type="float">
            <text:p>178.6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date" office:date-value="2017-12-12" calcext:value-type="date">
            <text:p>12/12/17</text:p>
          </table:table-cell>
          <table:table-cell table:formula="of:=['LB 2017'.B128]" office:value-type="float" office:value="4.555738" calcext:value-type="float">
            <text:p>4.555738</text:p>
          </table:table-cell>
          <table:table-cell table:formula="of:=[.U66]+[.T67]" office:value-type="float" office:value="282.371605" calcext:value-type="float">
            <text:p>282.371605</text:p>
          </table:table-cell>
          <table:table-cell table:formula="of:=[.V66]+3.01" office:value-type="float" office:value="183.61" calcext:value-type="float">
            <text:p>183.61</text:p>
          </table:table-cell>
          <table:table-cell table:formula="of:=(0.0312039503*[.T67]^2)+0.2307524608*[.T67]+1.1730058735" office:value-type="float" office:value="2.87188377545285" calcext:value-type="float">
            <text:p>2.87</text:p>
          </table:table-cell>
          <table:table-cell table:formula="of:=[.X66]+[.W67]" office:value-type="float" office:value="177.510391574752" calcext:value-type="float">
            <text:p>177.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date" office:date-value="2017-12-21" calcext:value-type="date">
            <text:p>12/21/17</text:p>
          </table:table-cell>
          <table:table-cell table:formula="of:=['LB 2017'.B137]" office:value-type="float" office:value="4.457813" calcext:value-type="float">
            <text:p>4.457813</text:p>
          </table:table-cell>
          <table:table-cell table:formula="of:=[.AD66]+[.AC67]" office:value-type="float" office:value="280.661843" calcext:value-type="float">
            <text:p>280.661843</text:p>
          </table:table-cell>
          <table:table-cell table:formula="of:=[.AE66]+3.01" office:value-type="float" office:value="183.61" calcext:value-type="float">
            <text:p>183.61</text:p>
          </table:table-cell>
          <table:table-cell table:formula="of:=(0.0312039503*[.AC67]^2)+0.2307524608*[.AC67]+1.1730058735" office:value-type="float" office:value="2.82174511216063" calcext:value-type="float">
            <text:p>2.82</text:p>
          </table:table-cell>
          <table:table-cell table:formula="of:=[.AG66]+[.AF67]" office:value-type="float" office:value="176.622285646254" calcext:value-type="float">
            <text:p>176.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2">
          <table:table-cell office:value-type="date" office:date-value="2017-12-04" calcext:value-type="date">
            <text:p>12/4/17</text:p>
          </table:table-cell>
          <table:table-cell table:formula="of:=['LB 2017'.B120]" office:value-type="float" office:value="4.552608" calcext:value-type="float">
            <text:p>4.552608</text:p>
          </table:table-cell>
          <table:table-cell table:formula="of:=[.C67]+[.B68]" office:value-type="float" office:value="289.229958" calcext:value-type="float">
            <text:p>289.229958</text:p>
          </table:table-cell>
          <table:table-cell table:formula="of:=[.D67]+3.01" office:value-type="float" office:value="186.62" calcext:value-type="float">
            <text:p>186.62</text:p>
          </table:table-cell>
          <table:table-cell table:formula="of:=(0.0312039503*[.B68]^2)+0.2307524608*[.B68]+1.1730058735" office:value-type="float" office:value="2.87027192299398" calcext:value-type="float">
            <text:p>2.87</text:p>
          </table:table-cell>
          <table:table-cell table:formula="of:=[.F67]+[.E68]" office:value-type="float" office:value="181.583968553571" calcext:value-type="float">
            <text:p>181.6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date" office:date-value="2017-12-05" calcext:value-type="date">
            <text:p>12/5/17</text:p>
          </table:table-cell>
          <table:table-cell table:formula="of:=['LB 2017'.B121]" office:value-type="float" office:value="4.553082" calcext:value-type="float">
            <text:p>4.553082</text:p>
          </table:table-cell>
          <table:table-cell table:formula="of:=[.L67]+[.K68]" office:value-type="float" office:value="288.973544" calcext:value-type="float">
            <text:p>288.973544</text:p>
          </table:table-cell>
          <table:table-cell table:formula="of:=[.M67]+3.01" office:value-type="float" office:value="186.62" calcext:value-type="float">
            <text:p>186.62</text:p>
          </table:table-cell>
          <table:table-cell table:formula="of:=(0.0312039503*[.K68]^2)+0.2307524608*[.K68]+1.1730058735" office:value-type="float" office:value="2.87051597893855" calcext:value-type="float">
            <text:p>2.87</text:p>
          </table:table-cell>
          <table:table-cell table:formula="of:=[.O67]+[.N68]" office:value-type="float" office:value="181.449889191069" calcext:value-type="float">
            <text:p>181.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date" office:date-value="2017-12-13" calcext:value-type="date">
            <text:p>12/13/17</text:p>
          </table:table-cell>
          <table:table-cell table:formula="of:=['LB 2017'.B129]" office:value-type="float" office:value="4.550271" calcext:value-type="float">
            <text:p>4.550271</text:p>
          </table:table-cell>
          <table:table-cell table:formula="of:=[.U67]+[.T68]" office:value-type="float" office:value="286.921876" calcext:value-type="float">
            <text:p>286.921876</text:p>
          </table:table-cell>
          <table:table-cell table:formula="of:=[.V67]+3.01" office:value-type="float" office:value="186.62" calcext:value-type="float">
            <text:p>186.62</text:p>
          </table:table-cell>
          <table:table-cell table:formula="of:=(0.0312039503*[.T68]^2)+0.2307524608*[.T68]+1.1730058735" office:value-type="float" office:value="2.86906883949611" calcext:value-type="float">
            <text:p>2.87</text:p>
          </table:table-cell>
          <table:table-cell table:formula="of:=[.X67]+[.W68]" office:value-type="float" office:value="180.379460414248" calcext:value-type="float">
            <text:p>180.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date" office:date-value="2017-12-22" calcext:value-type="date">
            <text:p>12/22/17</text:p>
          </table:table-cell>
          <table:table-cell table:formula="of:=['LB 2017'.B138]" office:value-type="float" office:value="4.542028" calcext:value-type="float">
            <text:p>4.542028</text:p>
          </table:table-cell>
          <table:table-cell table:formula="of:=[.AD67]+[.AC68]" office:value-type="float" office:value="285.203871" calcext:value-type="float">
            <text:p>285.203871</text:p>
          </table:table-cell>
          <table:table-cell table:formula="of:=[.AE67]+3.01" office:value-type="float" office:value="186.62" calcext:value-type="float">
            <text:p>186.62</text:p>
          </table:table-cell>
          <table:table-cell table:formula="of:=(0.0312039503*[.AC68]^2)+0.2307524608*[.AC68]+1.1730058735" office:value-type="float" office:value="2.86482807889086" calcext:value-type="float">
            <text:p>2.86</text:p>
          </table:table-cell>
          <table:table-cell table:formula="of:=[.AG67]+[.AF68]" office:value-type="float" office:value="179.487113725145" calcext:value-type="float">
            <text:p>179.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2">
          <table:table-cell office:value-type="date" office:date-value="2017-12-05" calcext:value-type="date">
            <text:p>12/5/17</text:p>
          </table:table-cell>
          <table:table-cell table:formula="of:=['LB 2017'.B121]" office:value-type="float" office:value="4.553082" calcext:value-type="float">
            <text:p>4.553082</text:p>
          </table:table-cell>
          <table:table-cell table:formula="of:=[.C68]+[.B69]" office:value-type="float" office:value="293.78304" calcext:value-type="float">
            <text:p>293.78304</text:p>
          </table:table-cell>
          <table:table-cell table:formula="of:=[.D68]+3.01" office:value-type="float" office:value="189.63" calcext:value-type="float">
            <text:p>189.63</text:p>
          </table:table-cell>
          <table:table-cell table:formula="of:=(0.0312039503*[.B69]^2)+0.2307524608*[.B69]+1.1730058735" office:value-type="float" office:value="2.87051597893855" calcext:value-type="float">
            <text:p>2.87</text:p>
          </table:table-cell>
          <table:table-cell table:formula="of:=[.F68]+[.E69]" office:value-type="float" office:value="184.45448453251" calcext:value-type="float">
            <text:p>184.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date" office:date-value="2017-12-06" calcext:value-type="date">
            <text:p>12/6/17</text:p>
          </table:table-cell>
          <table:table-cell table:formula="of:=['LB 2017'.B122]" office:value-type="float" office:value="4.543106" calcext:value-type="float">
            <text:p>4.543106</text:p>
          </table:table-cell>
          <table:table-cell table:formula="of:=[.L68]+[.K69]" office:value-type="float" office:value="293.51665" calcext:value-type="float">
            <text:p>293.51665</text:p>
          </table:table-cell>
          <table:table-cell table:formula="of:=[.M68]+3.01" office:value-type="float" office:value="189.63" calcext:value-type="float">
            <text:p>189.63</text:p>
          </table:table-cell>
          <table:table-cell table:formula="of:=(0.0312039503*[.K69]^2)+0.2307524608*[.K69]+1.1730058735" office:value-type="float" office:value="2.86538243449485" calcext:value-type="float">
            <text:p>2.87</text:p>
          </table:table-cell>
          <table:table-cell table:formula="of:=[.O68]+[.N69]" office:value-type="float" office:value="184.315271625564" calcext:value-type="float">
            <text:p>184.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date" office:date-value="2017-12-14" calcext:value-type="date">
            <text:p>12/14/17</text:p>
          </table:table-cell>
          <table:table-cell table:formula="of:=['LB 2017'.B130]" office:value-type="float" office:value="4.550875" calcext:value-type="float">
            <text:p>4.550875</text:p>
          </table:table-cell>
          <table:table-cell table:formula="of:=[.U68]+[.T69]" office:value-type="float" office:value="291.472751" calcext:value-type="float">
            <text:p>291.472751</text:p>
          </table:table-cell>
          <table:table-cell table:formula="of:=[.V68]+3.01" office:value-type="float" office:value="189.63" calcext:value-type="float">
            <text:p>189.63</text:p>
          </table:table-cell>
          <table:table-cell table:formula="of:=(0.0312039503*[.T69]^2)+0.2307524608*[.T69]+1.1730058735" office:value-type="float" office:value="2.86937974497374" calcext:value-type="float">
            <text:p>2.87</text:p>
          </table:table-cell>
          <table:table-cell table:formula="of:=[.X68]+[.W69]" office:value-type="float" office:value="183.248840159222" calcext:value-type="float">
            <text:p>183.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date" office:date-value="2017-12-23" calcext:value-type="date">
            <text:p>12/23/17</text:p>
          </table:table-cell>
          <table:table-cell table:formula="of:=['LB 2017'.B139]" office:value-type="float" office:value="4.556979" calcext:value-type="float">
            <text:p>4.556979</text:p>
          </table:table-cell>
          <table:table-cell table:formula="of:=[.AD68]+[.AC69]" office:value-type="float" office:value="289.76085" calcext:value-type="float">
            <text:p>289.76085</text:p>
          </table:table-cell>
          <table:table-cell table:formula="of:=[.AE68]+3.01" office:value-type="float" office:value="189.63" calcext:value-type="float">
            <text:p>189.63</text:p>
          </table:table-cell>
          <table:table-cell table:formula="of:=(0.0312039503*[.AC69]^2)+0.2307524608*[.AC69]+1.1730058735" office:value-type="float" office:value="2.87252302104225" calcext:value-type="float">
            <text:p>2.87</text:p>
          </table:table-cell>
          <table:table-cell table:formula="of:=[.AG68]+[.AF69]" office:value-type="float" office:value="182.359636746187" calcext:value-type="float">
            <text:p>182.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2">
          <table:table-cell office:value-type="date" office:date-value="2017-12-06" calcext:value-type="date">
            <text:p>12/6/17</text:p>
          </table:table-cell>
          <table:table-cell table:formula="of:=['LB 2017'.B122]" office:value-type="float" office:value="4.543106" calcext:value-type="float">
            <text:p>4.543106</text:p>
          </table:table-cell>
          <table:table-cell table:formula="of:=[.C69]+[.B70]" office:value-type="float" office:value="298.326146" calcext:value-type="float">
            <text:p>298.326146</text:p>
          </table:table-cell>
          <table:table-cell table:formula="of:=[.D69]+3.01" office:value-type="float" office:value="192.64" calcext:value-type="float">
            <text:p>192.64</text:p>
          </table:table-cell>
          <table:table-cell table:formula="of:=(0.0312039503*[.B70]^2)+0.2307524608*[.B70]+1.1730058735" office:value-type="float" office:value="2.86538243449485" calcext:value-type="float">
            <text:p>2.87</text:p>
          </table:table-cell>
          <table:table-cell table:formula="of:=[.F69]+[.E70]" office:value-type="float" office:value="187.319866967005" calcext:value-type="float">
            <text:p>187.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date" office:date-value="2017-12-07" calcext:value-type="date">
            <text:p>12/7/17</text:p>
          </table:table-cell>
          <table:table-cell table:formula="of:=['LB 2017'.B123]" office:value-type="float" office:value="4.53" calcext:value-type="float">
            <text:p>4.53</text:p>
          </table:table-cell>
          <table:table-cell table:formula="of:=[.L69]+[.K70]" office:value-type="float" office:value="298.04665" calcext:value-type="float">
            <text:p>298.04665</text:p>
          </table:table-cell>
          <table:table-cell table:formula="of:=[.M69]+3.01" office:value-type="float" office:value="192.64" calcext:value-type="float">
            <text:p>192.64</text:p>
          </table:table-cell>
          <table:table-cell table:formula="of:=(0.0312039503*[.K70]^2)+0.2307524608*[.K70]+1.1730058735" office:value-type="float" office:value="2.85864766463527" calcext:value-type="float">
            <text:p>2.86</text:p>
          </table:table-cell>
          <table:table-cell table:formula="of:=[.O69]+[.N70]" office:value-type="float" office:value="187.173919290199" calcext:value-type="float">
            <text:p>187.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date" office:date-value="2017-12-15" calcext:value-type="date">
            <text:p>12/15/17</text:p>
          </table:table-cell>
          <table:table-cell table:formula="of:=['LB 2017'.B131]" office:value-type="float" office:value="4.554902" calcext:value-type="float">
            <text:p>4.554902</text:p>
          </table:table-cell>
          <table:table-cell table:formula="of:=[.U69]+[.T70]" office:value-type="float" office:value="296.027653" calcext:value-type="float">
            <text:p>296.027653</text:p>
          </table:table-cell>
          <table:table-cell table:formula="of:=[.V69]+3.01" office:value-type="float" office:value="192.64" calcext:value-type="float">
            <text:p>192.64</text:p>
          </table:table-cell>
          <table:table-cell table:formula="of:=(0.0312039503*[.T70]^2)+0.2307524608*[.T70]+1.1730058735" office:value-type="float" office:value="2.87145320166293" calcext:value-type="float">
            <text:p>2.87</text:p>
          </table:table-cell>
          <table:table-cell table:formula="of:=[.X69]+[.W70]" office:value-type="float" office:value="186.120293360885" calcext:value-type="float">
            <text:p>186.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date" office:date-value="2017-12-24" calcext:value-type="date">
            <text:p>12/24/17</text:p>
          </table:table-cell>
          <table:table-cell table:formula="of:=['LB 2017'.B140]" office:value-type="float" office:value="4.55731" calcext:value-type="float">
            <text:p>4.55731</text:p>
          </table:table-cell>
          <table:table-cell table:formula="of:=[.AD69]+[.AC70]" office:value-type="float" office:value="294.31816" calcext:value-type="float">
            <text:p>294.31816</text:p>
          </table:table-cell>
          <table:table-cell table:formula="of:=[.AE69]+3.01" office:value-type="float" office:value="192.64" calcext:value-type="float">
            <text:p>192.64</text:p>
          </table:table-cell>
          <table:table-cell table:formula="of:=(0.0312039503*[.AC70]^2)+0.2307524608*[.AC70]+1.1730058735" office:value-type="float" office:value="2.87269353710951" calcext:value-type="float">
            <text:p>2.87</text:p>
          </table:table-cell>
          <table:table-cell table:formula="of:=[.AG69]+[.AF70]" office:value-type="float" office:value="185.232330283297" calcext:value-type="float">
            <text:p>185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2">
          <table:table-cell office:value-type="date" office:date-value="2017-12-07" calcext:value-type="date">
            <text:p>12/7/17</text:p>
          </table:table-cell>
          <table:table-cell table:formula="of:=['LB 2017'.B123]" office:value-type="float" office:value="4.53" calcext:value-type="float">
            <text:p>4.53</text:p>
          </table:table-cell>
          <table:table-cell table:formula="of:=[.C70]+[.B71]" office:value-type="float" office:value="302.856146" calcext:value-type="float">
            <text:p>302.856146</text:p>
          </table:table-cell>
          <table:table-cell table:formula="of:=[.D70]+3.01" office:value-type="float" office:value="195.65" calcext:value-type="float">
            <text:p>195.65</text:p>
          </table:table-cell>
          <table:table-cell table:formula="of:=(0.0312039503*[.B71]^2)+0.2307524608*[.B71]+1.1730058735" office:value-type="float" office:value="2.85864766463527" calcext:value-type="float">
            <text:p>2.86</text:p>
          </table:table-cell>
          <table:table-cell table:formula="of:=[.F70]+[.E71]" office:value-type="float" office:value="190.17851463164" calcext:value-type="float">
            <text:p>190.2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date" office:date-value="2017-12-08" calcext:value-type="date">
            <text:p>12/8/17</text:p>
          </table:table-cell>
          <table:table-cell table:formula="of:=['LB 2017'.B124]" office:value-type="float" office:value="4.520735" calcext:value-type="float">
            <text:p>4.520735</text:p>
          </table:table-cell>
          <table:table-cell table:formula="of:=[.L70]+[.K71]" office:value-type="float" office:value="302.567385" calcext:value-type="float">
            <text:p>302.567385</text:p>
          </table:table-cell>
          <table:table-cell table:formula="of:=[.M70]+3.01" office:value-type="float" office:value="195.65" calcext:value-type="float">
            <text:p>195.65</text:p>
          </table:table-cell>
          <table:table-cell table:formula="of:=(0.0312039503*[.K71]^2)+0.2307524608*[.K71]+1.1730058735" office:value-type="float" office:value="2.85389313396834" calcext:value-type="float">
            <text:p>2.85</text:p>
          </table:table-cell>
          <table:table-cell table:formula="of:=[.O70]+[.N71]" office:value-type="float" office:value="190.027812424168" calcext:value-type="float">
            <text:p>190.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date" office:date-value="2017-12-16" calcext:value-type="date">
            <text:p>12/16/17</text:p>
          </table:table-cell>
          <table:table-cell table:formula="of:=['LB 2017'.B132]" office:value-type="float" office:value="4.551657" calcext:value-type="float">
            <text:p>4.551657</text:p>
          </table:table-cell>
          <table:table-cell table:formula="of:=[.U70]+[.T71]" office:value-type="float" office:value="300.57931" calcext:value-type="float">
            <text:p>300.57931</text:p>
          </table:table-cell>
          <table:table-cell table:formula="of:=[.V70]+3.01" office:value-type="float" office:value="195.65" calcext:value-type="float">
            <text:p>195.65</text:p>
          </table:table-cell>
          <table:table-cell table:formula="of:=(0.0312039503*[.T71]^2)+0.2307524608*[.T71]+1.1730058735" office:value-type="float" office:value="2.86978230873378" calcext:value-type="float">
            <text:p>2.87</text:p>
          </table:table-cell>
          <table:table-cell table:formula="of:=[.X70]+[.W71]" office:value-type="float" office:value="188.990075669619" calcext:value-type="float">
            <text:p>189.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date" office:date-value="2017-12-25" calcext:value-type="date">
            <text:p>12/25/17</text:p>
          </table:table-cell>
          <table:table-cell table:formula="of:=['LB 2017'.B141]" office:value-type="float" office:value="4.472939" calcext:value-type="float">
            <text:p>4.472939</text:p>
          </table:table-cell>
          <table:table-cell table:formula="of:=[.AD70]+[.AC71]" office:value-type="float" office:value="298.791099" calcext:value-type="float">
            <text:p>298.791099</text:p>
          </table:table-cell>
          <table:table-cell table:formula="of:=[.AE70]+3.01" office:value-type="float" office:value="195.65" calcext:value-type="float">
            <text:p>195.65</text:p>
          </table:table-cell>
          <table:table-cell table:formula="of:=(0.0312039503*[.AC71]^2)+0.2307524608*[.AC71]+1.1730058735" office:value-type="float" office:value="2.82945070802337" calcext:value-type="float">
            <text:p>2.83</text:p>
          </table:table-cell>
          <table:table-cell table:formula="of:=[.AG70]+[.AF71]" office:value-type="float" office:value="188.06178099132" calcext:value-type="float">
            <text:p>188.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2">
          <table:table-cell office:value-type="date" office:date-value="2017-12-08" calcext:value-type="date">
            <text:p>12/8/17</text:p>
          </table:table-cell>
          <table:table-cell table:formula="of:=['LB 2017'.B124]" office:value-type="float" office:value="4.520735" calcext:value-type="float">
            <text:p>4.520735</text:p>
          </table:table-cell>
          <table:table-cell table:formula="of:=[.C71]+[.B72]" office:value-type="float" office:value="307.376881" calcext:value-type="float">
            <text:p>307.376881</text:p>
          </table:table-cell>
          <table:table-cell table:formula="of:=[.D71]+3.01" office:value-type="float" office:value="198.66" calcext:value-type="float">
            <text:p>198.66</text:p>
          </table:table-cell>
          <table:table-cell table:formula="of:=(0.0312039503*[.B72]^2)+0.2307524608*[.B72]+1.1730058735" office:value-type="float" office:value="2.85389313396834" calcext:value-type="float">
            <text:p>2.85</text:p>
          </table:table-cell>
          <table:table-cell table:formula="of:=[.F71]+[.E72]" office:value-type="float" office:value="193.032407765608" calcext:value-type="float">
            <text:p>193.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date" office:date-value="2017-12-09" calcext:value-type="date">
            <text:p>12/9/17</text:p>
          </table:table-cell>
          <table:table-cell table:formula="of:=['LB 2017'.B125]" office:value-type="float" office:value="4.517019" calcext:value-type="float">
            <text:p>4.517019</text:p>
          </table:table-cell>
          <table:table-cell table:formula="of:=[.L71]+[.K72]" office:value-type="float" office:value="307.084404" calcext:value-type="float">
            <text:p>307.084404</text:p>
          </table:table-cell>
          <table:table-cell table:formula="of:=[.M71]+3.01" office:value-type="float" office:value="198.66" calcext:value-type="float">
            <text:p>198.66</text:p>
          </table:table-cell>
          <table:table-cell table:formula="of:=(0.0312039503*[.K72]^2)+0.2307524608*[.K72]+1.1730058735" office:value-type="float" office:value="2.85198769518741" calcext:value-type="float">
            <text:p>2.85</text:p>
          </table:table-cell>
          <table:table-cell table:formula="of:=[.O71]+[.N72]" office:value-type="float" office:value="192.879800119355" calcext:value-type="float">
            <text:p>192.9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style-name="ce80" office:value-type="date" office:date-value="2017-12-17" calcext:value-type="date">
            <text:p>12/17/17</text:p>
          </table:table-cell>
          <table:table-cell table:formula="of:=['LB 2017'.B133]" office:value-type="float" office:value="4.555562" calcext:value-type="float">
            <text:p>4.555562</text:p>
          </table:table-cell>
          <table:table-cell table:formula="of:=[.U71]+[.T72]" office:value-type="float" office:value="305.134872" calcext:value-type="float">
            <text:p>305.134872</text:p>
          </table:table-cell>
          <table:table-cell table:formula="of:=[.V71]+3.01" office:value-type="float" office:value="198.66" calcext:value-type="float">
            <text:p>198.66</text:p>
          </table:table-cell>
          <table:table-cell table:formula="of:=(0.0312039503*[.T72]^2)+0.2307524608*[.T72]+1.1730058735" office:value-type="float" office:value="2.87179312471453" calcext:value-type="float">
            <text:p>2.87</text:p>
          </table:table-cell>
          <table:table-cell table:formula="of:=[.X71]+[.W72]" office:value-type="float" office:value="191.861868794333" calcext:value-type="float">
            <text:p>191.9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style-name="ce28" office:value-type="date" office:date-value="2017-12-26" calcext:value-type="date">
            <text:p>12/26/17</text:p>
          </table:table-cell>
          <table:table-cell table:formula="of:=['LB 2017'.B142]" office:value-type="float" office:value="4.552215" calcext:value-type="float">
            <text:p>4.552215</text:p>
          </table:table-cell>
          <table:table-cell table:style-name="ce32" table:formula="of:=[.AD71]+[.AC72]" office:value-type="float" office:value="303.343314" calcext:value-type="float">
            <text:p>303.343314</text:p>
          </table:table-cell>
          <table:table-cell table:style-name="ce32" table:formula="of:=[.AE71]+3.01" office:value-type="float" office:value="198.66" calcext:value-type="float">
            <text:p>198.66</text:p>
          </table:table-cell>
          <table:table-cell table:style-name="ce38" table:formula="of:=(0.0312039503*[.AC72]^2)+0.2307524608*[.AC72]+1.1730058735" office:value-type="float" office:value="2.87006958344424" calcext:value-type="float">
            <text:p>2.87</text:p>
          </table:table-cell>
          <table:table-cell table:style-name="ce42" table:formula="of:=[.AG71]+[.AF72]" office:value-type="float" office:value="190.931850574764" calcext:value-type="float">
            <text:p>190.9</text:p>
          </table:table-cell>
          <table:table-cell table:style-name="ce32"/>
          <table:table-cell table:style-name="ce32" office:value-type="float" office:value="66" calcext:value-type="float">
            <text:p>66</text:p>
          </table:table-cell>
          <table:table-cell table:number-columns-repeated="16"/>
        </table:table-row>
        <table:table-row table:style-name="ro2">
          <table:table-cell table:style-name="ce28" office:value-type="date" office:date-value="2017-12-09" calcext:value-type="date">
            <text:p>12/9/17</text:p>
          </table:table-cell>
          <table:table-cell table:style-name="ce32" table:formula="of:=['LB 2017'.B125]" office:value-type="float" office:value="4.517019" calcext:value-type="float">
            <text:p>4.517019</text:p>
          </table:table-cell>
          <table:table-cell table:style-name="ce32" table:formula="of:=[.C72]+[.B73]" office:value-type="float" office:value="311.8939" calcext:value-type="float">
            <text:p>311.8939</text:p>
          </table:table-cell>
          <table:table-cell table:style-name="ce32" table:formula="of:=[.D72]+3.01" office:value-type="float" office:value="201.67" calcext:value-type="float">
            <text:p>201.67</text:p>
          </table:table-cell>
          <table:table-cell table:style-name="ce38" table:formula="of:=(0.0312039503*[.B73]^2)+0.2307524608*[.B73]+1.1730058735" office:value-type="float" office:value="2.85198769518741" calcext:value-type="float">
            <text:p>2.85</text:p>
          </table:table-cell>
          <table:table-cell table:style-name="ce42" table:formula="of:=[.F72]+[.E73]" office:value-type="float" office:value="195.884395460796" calcext:value-type="float">
            <text:p>195.9</text:p>
          </table:table-cell>
          <table:table-cell table:style-name="ce32"/>
          <table:table-cell table:style-name="ce32" office:value-type="float" office:value="67" calcext:value-type="float">
            <text:p>67</text:p>
          </table:table-cell>
          <table:table-cell table:style-name="ce32"/>
          <table:table-cell table:style-name="ce28" office:value-type="date" office:date-value="2017-12-10" calcext:value-type="date">
            <text:p>12/10/17</text:p>
          </table:table-cell>
          <table:table-cell table:formula="of:=['LB 2017'.B126]" office:value-type="float" office:value="4.517461" calcext:value-type="float">
            <text:p>4.517461</text:p>
          </table:table-cell>
          <table:table-cell table:style-name="ce32" table:formula="of:=[.L72]+[.K73]" office:value-type="float" office:value="311.601865" calcext:value-type="float">
            <text:p>311.601865</text:p>
          </table:table-cell>
          <table:table-cell table:style-name="ce32" table:formula="of:=[.M72]+3.01" office:value-type="float" office:value="201.67" calcext:value-type="float">
            <text:p>201.67</text:p>
          </table:table-cell>
          <table:table-cell table:style-name="ce38" table:formula="of:=(0.0312039503*[.K73]^2)+0.2307524608*[.K73]+1.1730058735" office:value-type="float" office:value="2.85221429264257" calcext:value-type="float">
            <text:p>2.85</text:p>
          </table:table-cell>
          <table:table-cell table:style-name="ce42" table:formula="of:=[.O72]+[.N73]" office:value-type="float" office:value="195.732014411997" calcext:value-type="float">
            <text:p>195.7</text:p>
          </table:table-cell>
          <table:table-cell table:style-name="ce32"/>
          <table:table-cell table:style-name="ce32" office:value-type="float" office:value="67" calcext:value-type="float">
            <text:p>67</text:p>
          </table:table-cell>
          <table:table-cell/>
          <table:table-cell table:style-name="ce80" office:value-type="date" office:date-value="2017-12-18" calcext:value-type="date">
            <text:p>12/18/17</text:p>
          </table:table-cell>
          <table:table-cell table:formula="of:=['LB 2017'.B134]" office:value-type="float" office:value="4.473203" calcext:value-type="float">
            <text:p>4.473203</text:p>
          </table:table-cell>
          <table:table-cell table:formula="of:=[.U72]+[.T73]" office:value-type="float" office:value="309.608075" calcext:value-type="float">
            <text:p>309.608075</text:p>
          </table:table-cell>
          <table:table-cell table:formula="of:=[.V72]+3.01" office:value-type="float" office:value="201.67" calcext:value-type="float">
            <text:p>201.67</text:p>
          </table:table-cell>
          <table:table-cell table:formula="of:=(0.0312039503*[.T73]^2)+0.2307524608*[.T73]+1.1730058735" office:value-type="float" office:value="2.82958532358519" calcext:value-type="float">
            <text:p>2.83</text:p>
          </table:table-cell>
          <table:table-cell table:formula="of:=[.X72]+[.W73]" office:value-type="float" office:value="194.691454117918" calcext:value-type="float">
            <text:p>194.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style-name="ce28" office:value-type="date" office:date-value="2017-12-27" calcext:value-type="date">
            <text:p>12/27/17</text:p>
          </table:table-cell>
          <table:table-cell table:formula="of:=['LB 2017'.B143]" office:value-type="float" office:value="4.551164" calcext:value-type="float">
            <text:p>4.551164</text:p>
          </table:table-cell>
          <table:table-cell table:style-name="ce32" table:formula="of:=[.AD72]+[.AC73]" office:value-type="float" office:value="307.894478" calcext:value-type="float">
            <text:p>307.894478</text:p>
          </table:table-cell>
          <table:table-cell table:style-name="ce32" table:formula="of:=[.AE72]+3.01" office:value-type="float" office:value="201.67" calcext:value-type="float">
            <text:p>201.67</text:p>
          </table:table-cell>
          <table:table-cell table:style-name="ce38" table:formula="of:=(0.0312039503*[.AC73]^2)+0.2307524608*[.AC73]+1.1730058735" office:value-type="float" office:value="2.86952851409139" calcext:value-type="float">
            <text:p>2.87</text:p>
          </table:table-cell>
          <table:table-cell table:style-name="ce42" table:formula="of:=[.AG72]+[.AF73]" office:value-type="float" office:value="193.801379088856" calcext:value-type="float">
            <text:p>193.8</text:p>
          </table:table-cell>
          <table:table-cell table:style-name="ce32"/>
          <table:table-cell table:style-name="ce32" office:value-type="float" office:value="67" calcext:value-type="float">
            <text:p>67</text:p>
          </table:table-cell>
          <table:table-cell table:number-columns-repeated="16"/>
        </table:table-row>
        <table:table-row table:style-name="ro2">
          <table:table-cell table:style-name="ce237" office:value-type="date" office:date-value="2017-12-10" calcext:value-type="date">
            <text:p>12/10/17</text:p>
          </table:table-cell>
          <table:table-cell table:style-name="ce238" table:formula="of:=['LB 2017'.B126]" office:value-type="float" office:value="4.517461" calcext:value-type="float">
            <text:p>4.517461</text:p>
          </table:table-cell>
          <table:table-cell table:style-name="ce238" table:formula="of:=[.C73]+[.B74]" office:value-type="float" office:value="316.411361" calcext:value-type="float">
            <text:p>316.411361</text:p>
          </table:table-cell>
          <table:table-cell table:style-name="ce238" table:formula="of:=[.D73]+3.01" office:value-type="float" office:value="204.68" calcext:value-type="float">
            <text:p>204.68</text:p>
          </table:table-cell>
          <table:table-cell table:style-name="ce247" table:formula="of:=(0.0312039503*[.B74]^2)+0.2307524608*[.B74]+1.1730058735" office:value-type="float" office:value="2.85221429264257" calcext:value-type="float">
            <text:p>2.85</text:p>
          </table:table-cell>
          <table:table-cell table:style-name="ce252" table:formula="of:=[.F73]+[.E74]" office:value-type="float" office:value="198.736609753438" calcext:value-type="float">
            <text:p>198.7</text:p>
          </table:table-cell>
          <table:table-cell table:style-name="ce247" table:formula="of:=[.F74]-200" office:value-type="float" office:value="-1.26339024656156" calcext:value-type="float">
            <text:p>-1.26</text:p>
          </table:table-cell>
          <table:table-cell table:style-name="ce238" office:value-type="float" office:value="68" calcext:value-type="float">
            <text:p>68</text:p>
          </table:table-cell>
          <table:table-cell office:value-type="string" calcext:value-type="string">
            <text:p>Sampled 4/7/8/11</text:p>
          </table:table-cell>
          <table:table-cell table:style-name="ce237" office:value-type="date" office:date-value="2017-12-11" calcext:value-type="date">
            <text:p>12/11/17</text:p>
          </table:table-cell>
          <table:table-cell table:style-name="ce57" table:formula="of:=['LB 2017'.B127]" office:value-type="float" office:value="4.535494" calcext:value-type="float">
            <text:p>4.535494</text:p>
          </table:table-cell>
          <table:table-cell table:style-name="ce238" table:formula="of:=[.L73]+[.K74]" office:value-type="float" office:value="316.137359" calcext:value-type="float">
            <text:p>316.137359</text:p>
          </table:table-cell>
          <table:table-cell table:style-name="ce238" table:formula="of:=[.M73]+3.01" office:value-type="float" office:value="204.68" calcext:value-type="float">
            <text:p>204.68</text:p>
          </table:table-cell>
          <table:table-cell table:style-name="ce247" table:formula="of:=(0.0312039503*[.K74]^2)+0.2307524608*[.K74]+1.1730058735" office:value-type="float" office:value="2.86146955711278" calcext:value-type="float">
            <text:p>2.86</text:p>
          </table:table-cell>
          <table:table-cell table:style-name="ce252" table:formula="of:=[.O73]+[.N74]" office:value-type="float" office:value="198.59348396911" calcext:value-type="float">
            <text:p>198.6</text:p>
          </table:table-cell>
          <table:table-cell table:style-name="ce247" table:formula="of:=[.O74]-200" office:value-type="float" office:value="-1.40651603088975" calcext:value-type="float">
            <text:p>-1.41</text:p>
          </table:table-cell>
          <table:table-cell table:style-name="ce238" office:value-type="float" office:value="68" calcext:value-type="float">
            <text:p>68</text:p>
          </table:table-cell>
          <table:table-cell office:value-type="string" calcext:value-type="string">
            <text:p>Sampled 13 and 20 + (18 and 22 for PFA)</text:p>
          </table:table-cell>
          <table:table-cell table:style-name="ce189" office:value-type="date" office:date-value="2017-12-19" calcext:value-type="date">
            <text:p>12/19/17</text:p>
          </table:table-cell>
          <table:table-cell table:style-name="ce36" table:formula="of:=['LB 2017'.B135]" office:value-type="float" office:value="4.553031" calcext:value-type="float">
            <text:p>4.553031</text:p>
          </table:table-cell>
          <table:table-cell table:style-name="ce36" table:formula="of:=[.U73]+[.T74]" office:value-type="float" office:value="314.161106" calcext:value-type="float">
            <text:p>314.161106</text:p>
          </table:table-cell>
          <table:table-cell table:style-name="ce36" table:formula="of:=[.V73]+3.01" office:value-type="float" office:value="204.68" calcext:value-type="float">
            <text:p>204.68</text:p>
          </table:table-cell>
          <table:table-cell table:style-name="ce41" table:formula="of:=(0.0312039503*[.T74]^2)+0.2307524608*[.T74]+1.1730058735" office:value-type="float" office:value="2.87048971908148" calcext:value-type="float">
            <text:p>2.87</text:p>
          </table:table-cell>
          <table:table-cell table:style-name="ce45" table:formula="of:=[.X73]+[.W74]" office:value-type="float" office:value="197.561943837" calcext:value-type="float">
            <text:p>197.6</text:p>
          </table:table-cell>
          <table:table-cell table:style-name="ce41" table:formula="of:=[.X74]-200" office:value-type="float" office:value="-2.4380561630002" calcext:value-type="float">
            <text:p>-2.44</text:p>
          </table:table-cell>
          <table:table-cell table:style-name="ce36" office:value-type="float" office:value="68" calcext:value-type="float">
            <text:p>68</text:p>
          </table:table-cell>
          <table:table-cell/>
          <table:table-cell table:style-name="ce28" office:value-type="date" office:date-value="2017-12-28" calcext:value-type="date">
            <text:p>12/28/17</text:p>
          </table:table-cell>
          <table:table-cell table:formula="of:=['LB 2017'.B144]" office:value-type="float" office:value="4.540817" calcext:value-type="float">
            <text:p>4.540817</text:p>
          </table:table-cell>
          <table:table-cell table:style-name="ce32" table:formula="of:=[.AD73]+[.AC74]" office:value-type="float" office:value="312.435295" calcext:value-type="float">
            <text:p>312.435295</text:p>
          </table:table-cell>
          <table:table-cell table:style-name="ce32" table:formula="of:=[.AE73]+3.01" office:value-type="float" office:value="204.68" calcext:value-type="float">
            <text:p>204.68</text:p>
          </table:table-cell>
          <table:table-cell table:style-name="ce38" table:formula="of:=(0.0312039503*[.AC74]^2)+0.2307524608*[.AC74]+1.1730058735" office:value-type="float" office:value="2.86420541526099" calcext:value-type="float">
            <text:p>2.86</text:p>
          </table:table-cell>
          <table:table-cell table:style-name="ce42" table:formula="of:=[.AG73]+[.AF74]" office:value-type="float" office:value="196.665584504117" calcext:value-type="float">
            <text:p>196.7</text:p>
          </table:table-cell>
          <table:table-cell table:style-name="ce32"/>
          <table:table-cell table:style-name="ce32" office:value-type="float" office:value="68" calcext:value-type="float">
            <text:p>68</text:p>
          </table:table-cell>
          <table:table-cell table:number-columns-repeated="6"/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office:value-type="date" office:date-value="2017-12-11" calcext:value-type="date">
            <text:p>12/11/17</text:p>
          </table:table-cell>
          <table:table-cell table:formula="of:=['LB 2017'.B127]" office:value-type="float" office:value="4.535494" calcext:value-type="float">
            <text:p>4.535494</text:p>
          </table:table-cell>
          <table:table-cell table:formula="of:=[.C74]+[.B75]" office:value-type="float" office:value="320.946855" calcext:value-type="float">
            <text:p>320.946855</text:p>
          </table:table-cell>
          <table:table-cell table:formula="of:=[.D74]+3.01" office:value-type="float" office:value="207.69" calcext:value-type="float">
            <text:p>207.69</text:p>
          </table:table-cell>
          <table:table-cell table:formula="of:=(0.0312039503*[.B75]^2)+0.2307524608*[.B75]+1.1730058735" office:value-type="float" office:value="2.86146955711278" calcext:value-type="float">
            <text:p>2.86</text:p>
          </table:table-cell>
          <table:table-cell table:formula="of:=[.F74]+[.E75]" office:value-type="float" office:value="201.598079310551" calcext:value-type="float">
            <text:p>201.6</text:p>
          </table:table-cell>
          <table:table-cell table:style-name="ce38" table:formula="of:=[.F75]-200" office:value-type="float" office:value="1.59807931055121" calcext:value-type="float">
            <text:p>1.6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PL4 16E/16R/16P – clean 4 unfertilized - &gt;60 left</text:p>
          </table:table-cell>
          <table:table-cell office:value-type="date" office:date-value="2017-12-12" calcext:value-type="date">
            <text:p>12/12/17</text:p>
          </table:table-cell>
          <table:table-cell table:formula="of:=['LB 2017'.B128]" office:value-type="float" office:value="4.555738" calcext:value-type="float">
            <text:p>4.555738</text:p>
          </table:table-cell>
          <table:table-cell table:formula="of:=[.L74]+[.K75]" office:value-type="float" office:value="320.693097" calcext:value-type="float">
            <text:p>320.693097</text:p>
          </table:table-cell>
          <table:table-cell table:formula="of:=[.M74]+3.01" office:value-type="float" office:value="207.69" calcext:value-type="float">
            <text:p>207.69</text:p>
          </table:table-cell>
          <table:table-cell table:formula="of:=(0.0312039503*[.K75]^2)+0.2307524608*[.K75]+1.1730058735" office:value-type="float" office:value="2.87188377545285" calcext:value-type="float">
            <text:p>2.87</text:p>
          </table:table-cell>
          <table:table-cell table:formula="of:=[.O74]+[.N75]" office:value-type="float" office:value="201.465367744563" calcext:value-type="float">
            <text:p>201.5</text:p>
          </table:table-cell>
          <table:table-cell table:style-name="ce38" table:formula="of:=[.O75]-200" office:value-type="float" office:value="1.46536774456311" calcext:value-type="float">
            <text:p>1.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PL13 15E15/R/15P Removed 25 unfertilized ~45 left</text:p>
          </table:table-cell>
          <table:table-cell table:style-name="ce79" office:value-type="date" office:date-value="2017-12-20" calcext:value-type="date">
            <text:p>12/20/17</text:p>
          </table:table-cell>
          <table:table-cell table:style-name="ce238" table:formula="of:=['LB 2017'.B136]" office:value-type="float" office:value="4.542943" calcext:value-type="float">
            <text:p>4.542943</text:p>
          </table:table-cell>
          <table:table-cell table:style-name="ce238" table:formula="of:=[.U74]+[.T75]" office:value-type="float" office:value="318.704049" calcext:value-type="float">
            <text:p>318.704049</text:p>
          </table:table-cell>
          <table:table-cell table:style-name="ce238" table:formula="of:=[.V74]+3.01" office:value-type="float" office:value="207.69" calcext:value-type="float">
            <text:p>207.69</text:p>
          </table:table-cell>
          <table:table-cell table:style-name="ce247" table:formula="of:=(0.0312039503*[.T75]^2)+0.2307524608*[.T75]+1.1730058735" office:value-type="float" office:value="2.86529860798245" calcext:value-type="float">
            <text:p>2.87</text:p>
          </table:table-cell>
          <table:table-cell table:style-name="ce252" table:formula="of:=[.X74]+[.W75]" office:value-type="float" office:value="200.427242444982" calcext:value-type="float">
            <text:p>200.4</text:p>
          </table:table-cell>
          <table:table-cell table:style-name="ce247" table:formula="of:=[.X75]-200" office:value-type="float" office:value="0.427242444982255" calcext:value-type="float">
            <text:p>0.43</text:p>
          </table:table-cell>
          <table:table-cell table:style-name="ce238" office:value-type="float" office:value="69" calcext:value-type="float">
            <text:p>69</text:p>
          </table:table-cell>
          <table:table-cell office:value-type="string" calcext:value-type="string">
            <text:p>Sampling day</text:p>
          </table:table-cell>
          <table:table-cell table:style-name="ce237" office:value-type="date" office:date-value="2017-12-29" calcext:value-type="date">
            <text:p>12/29/17</text:p>
          </table:table-cell>
          <table:table-cell table:style-name="ce33" table:formula="of:=['LB 2017'.B145]" office:value-type="float" office:value="4.542177" calcext:value-type="float">
            <text:p>4.542177</text:p>
          </table:table-cell>
          <table:table-cell table:style-name="ce238" table:formula="of:=[.AD74]+[.AC75]" office:value-type="float" office:value="316.977472" calcext:value-type="float">
            <text:p>316.977472</text:p>
          </table:table-cell>
          <table:table-cell table:style-name="ce238" table:formula="of:=[.AE74]+3.01" office:value-type="float" office:value="207.69" calcext:value-type="float">
            <text:p>207.69</text:p>
          </table:table-cell>
          <table:table-cell table:style-name="ce247" table:formula="of:=(0.0312039503*[.AC75]^2)+0.2307524608*[.AC75]+1.1730058735" office:value-type="float" office:value="2.86490469700664" calcext:value-type="float">
            <text:p>2.86</text:p>
          </table:table-cell>
          <table:table-cell table:style-name="ce252" table:formula="of:=[.AG74]+[.AF75]" office:value-type="float" office:value="199.530489201123" calcext:value-type="float">
            <text:p>199.5</text:p>
          </table:table-cell>
          <table:table-cell table:style-name="ce247" table:formula="of:=[.AG75]-200" office:value-type="float" office:value="-0.469510798876541" calcext:value-type="float">
            <text:p>-0.47</text:p>
          </table:table-cell>
          <table:table-cell table:style-name="ce238" office:value-type="float" office:value="69" calcext:value-type="float">
            <text:p>69</text:p>
          </table:table-cell>
          <table:table-cell office:value-type="string" calcext:value-type="string">
            <text:p>Sampled </text:p>
          </table:table-cell>
          <table:table-cell table:number-columns-repeated="2"/>
          <table:table-cell office:value-type="string" calcext:value-type="string">
            <text:p>until now:</text:p>
          </table:table-cell>
          <table:table-cell/>
          <table:table-cell office:value-type="string" calcext:value-type="string">
            <text:p>17PL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date" office:date-value="2017-12-12" calcext:value-type="date">
            <text:p>12/12/17</text:p>
          </table:table-cell>
          <table:table-cell table:formula="of:=['LB 2017'.B128]" office:value-type="float" office:value="4.555738" calcext:value-type="float">
            <text:p>4.555738</text:p>
          </table:table-cell>
          <table:table-cell table:formula="of:=[.C75]+[.B76]" office:value-type="float" office:value="325.502593" calcext:value-type="float">
            <text:p>325.502593</text:p>
          </table:table-cell>
          <table:table-cell table:formula="of:=[.D75]+3.01" office:value-type="float" office:value="210.7" calcext:value-type="float">
            <text:p>210.7</text:p>
          </table:table-cell>
          <table:table-cell table:formula="of:=(0.0312039503*[.B76]^2)+0.2307524608*[.B76]+1.1730058735" office:value-type="float" office:value="2.87188377545285" calcext:value-type="float">
            <text:p>2.87</text:p>
          </table:table-cell>
          <table:table-cell table:formula="of:=[.F75]+[.E76]" office:value-type="float" office:value="204.469963086004" calcext:value-type="float">
            <text:p>204.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7PL7 8E/7R – Last eggs, finished!</text:p>
          </table:table-cell>
          <table:table-cell office:value-type="date" office:date-value="2017-12-13" calcext:value-type="date">
            <text:p>12/13/17</text:p>
          </table:table-cell>
          <table:table-cell table:formula="of:=['LB 2017'.B129]" office:value-type="float" office:value="4.550271" calcext:value-type="float">
            <text:p>4.550271</text:p>
          </table:table-cell>
          <table:table-cell table:formula="of:=[.L75]+[.K76]" office:value-type="float" office:value="325.243368" calcext:value-type="float">
            <text:p>325.243368</text:p>
          </table:table-cell>
          <table:table-cell table:formula="of:=[.M75]+3.01" office:value-type="float" office:value="210.7" calcext:value-type="float">
            <text:p>210.7</text:p>
          </table:table-cell>
          <table:table-cell table:formula="of:=(0.0312039503*[.K76]^2)+0.2307524608*[.K76]+1.1730058735" office:value-type="float" office:value="2.86906883949611" calcext:value-type="float">
            <text:p>2.87</text:p>
          </table:table-cell>
          <table:table-cell table:formula="of:=[.O75]+[.N76]" office:value-type="float" office:value="204.334436584059" calcext:value-type="float">
            <text:p>204.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7PL20 15E15/R/15P Removed 39 unfertilized ~100 left</text:p>
          </table:table-cell>
          <table:table-cell office:value-type="date" office:date-value="2017-12-21" calcext:value-type="date">
            <text:p>12/21/17</text:p>
          </table:table-cell>
          <table:table-cell table:formula="of:=['LB 2017'.B137]" office:value-type="float" office:value="4.457813" calcext:value-type="float">
            <text:p>4.457813</text:p>
          </table:table-cell>
          <table:table-cell table:formula="of:=[.U75]+[.T76]" office:value-type="float" office:value="323.161862" calcext:value-type="float">
            <text:p>323.161862</text:p>
          </table:table-cell>
          <table:table-cell table:formula="of:=[.V75]+3.01" office:value-type="float" office:value="210.7" calcext:value-type="float">
            <text:p>210.7</text:p>
          </table:table-cell>
          <table:table-cell table:formula="of:=(0.0312039503*[.T76]^2)+0.2307524608*[.T76]+1.1730058735" office:value-type="float" office:value="2.82174511216063" calcext:value-type="float">
            <text:p>2.82</text:p>
          </table:table-cell>
          <table:table-cell table:formula="of:=[.X75]+[.W76]" office:value-type="float" office:value="203.248987557143" calcext:value-type="float">
            <text:p>203.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17PL23 12E/12R/12P ~60 left</text:p>
          </table:table-cell>
          <table:table-cell office:value-type="date" office:date-value="2017-12-30" calcext:value-type="date">
            <text:p>12/30/17</text:p>
          </table:table-cell>
          <table:table-cell table:formula="of:=['LB 2017'.B146]" office:value-type="float" office:value="4.528988" calcext:value-type="float">
            <text:p>4.528988</text:p>
          </table:table-cell>
          <table:table-cell table:formula="of:=[.AD75]+[.AC76]" office:value-type="float" office:value="321.50646" calcext:value-type="float">
            <text:p>321.50646</text:p>
          </table:table-cell>
          <table:table-cell table:formula="of:=[.AE75]+3.01" office:value-type="float" office:value="210.7" calcext:value-type="float">
            <text:p>210.7</text:p>
          </table:table-cell>
          <table:table-cell table:formula="of:=(0.0312039503*[.AC76]^2)+0.2307524608*[.AC76]+1.1730058735" office:value-type="float" office:value="2.85812807481908" calcext:value-type="float">
            <text:p>2.86</text:p>
          </table:table-cell>
          <table:table-cell table:formula="of:=[.AG75]+[.AF76]" office:value-type="float" office:value="202.388617275943" calcext:value-type="float">
            <text:p>202.4</text:p>
          </table:table-cell>
          <table:table-cell table:style-name="ce38" table:formula="of:=[.AG76]-200" office:value-type="float" office:value="2.38861727594255" calcext:value-type="float">
            <text:p>2.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PL50 8E/8R/8P</text:p>
          </table:table-cell>
          <table:table-cell table:number-columns-repeated="4"/>
          <table:table-cell office:value-type="string" calcext:value-type="string">
            <text:p>17PL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table:formula="of:=['LB 2017'.B129]" office:value-type="float" office:value="4.550271" calcext:value-type="float">
            <text:p>4.550271</text:p>
          </table:table-cell>
          <table:table-cell table:formula="of:=[.C76]+[.B77]" office:value-type="float" office:value="330.052864" calcext:value-type="float">
            <text:p>330.052864</text:p>
          </table:table-cell>
          <table:table-cell table:formula="of:=[.D76]+3.01" office:value-type="float" office:value="213.71" calcext:value-type="float">
            <text:p>213.71</text:p>
          </table:table-cell>
          <table:table-cell table:formula="of:=(0.0312039503*[.B77]^2)+0.2307524608*[.B77]+1.1730058735" office:value-type="float" office:value="2.86906883949611" calcext:value-type="float">
            <text:p>2.87</text:p>
          </table:table-cell>
          <table:table-cell table:formula="of:=[.F76]+[.E77]" office:value-type="float" office:value="207.3390319255" calcext:value-type="float">
            <text:p>207.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PL8 15E/15R/17P-3unf- finished!</text:p>
          </table:table-cell>
          <table:table-cell office:value-type="date" office:date-value="2017-12-14" calcext:value-type="date">
            <text:p>12/14/17</text:p>
          </table:table-cell>
          <table:table-cell table:formula="of:=['LB 2017'.B130]" office:value-type="float" office:value="4.550875" calcext:value-type="float">
            <text:p>4.550875</text:p>
          </table:table-cell>
          <table:table-cell table:formula="of:=[.L76]+[.K77]" office:value-type="float" office:value="329.794243" calcext:value-type="float">
            <text:p>329.794243</text:p>
          </table:table-cell>
          <table:table-cell table:formula="of:=[.M76]+3.01" office:value-type="float" office:value="213.71" calcext:value-type="float">
            <text:p>213.71</text:p>
          </table:table-cell>
          <table:table-cell table:formula="of:=(0.0312039503*[.K77]^2)+0.2307524608*[.K77]+1.1730058735" office:value-type="float" office:value="2.86937974497374" calcext:value-type="float">
            <text:p>2.87</text:p>
          </table:table-cell>
          <table:table-cell table:formula="of:=[.O76]+[.N77]" office:value-type="float" office:value="207.203816329033" calcext:value-type="float">
            <text:p>207.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PL18(?) 30 in PFA ~40 left</text:p>
          </table:table-cell>
          <table:table-cell office:value-type="date" office:date-value="2017-12-22" calcext:value-type="date">
            <text:p>12/22/17</text:p>
          </table:table-cell>
          <table:table-cell table:formula="of:=['LB 2017'.B138]" office:value-type="float" office:value="4.542028" calcext:value-type="float">
            <text:p>4.542028</text:p>
          </table:table-cell>
          <table:table-cell table:formula="of:=[.U76]+[.T77]" office:value-type="float" office:value="327.70389" calcext:value-type="float">
            <text:p>327.70389</text:p>
          </table:table-cell>
          <table:table-cell table:formula="of:=[.V76]+3.01" office:value-type="float" office:value="213.71" calcext:value-type="float">
            <text:p>213.71</text:p>
          </table:table-cell>
          <table:table-cell table:formula="of:=(0.0312039503*[.T77]^2)+0.2307524608*[.T77]+1.1730058735" office:value-type="float" office:value="2.86482807889086" calcext:value-type="float">
            <text:p>2.86</text:p>
          </table:table-cell>
          <table:table-cell table:formula="of:=[.X76]+[.W77]" office:value-type="float" office:value="206.113815636034" calcext:value-type="float">
            <text:p>206.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PL24 6E/0R/8P (4 dead 11 unf) – Finished</text:p>
          </table:table-cell>
          <table:table-cell office:value-type="date" office:date-value="2017-12-31" calcext:value-type="date">
            <text:p>12/31/17</text:p>
          </table:table-cell>
          <table:table-cell table:formula="of:=['LB 2017'.B147]" office:value-type="float" office:value="4.530805" calcext:value-type="float">
            <text:p>4.530805</text:p>
          </table:table-cell>
          <table:table-cell table:formula="of:=[.AD76]+[.AC77]" office:value-type="float" office:value="326.037265" calcext:value-type="float">
            <text:p>326.037265</text:p>
          </table:table-cell>
          <table:table-cell table:formula="of:=[.AE76]+3.01" office:value-type="float" office:value="213.71" calcext:value-type="float">
            <text:p>213.71</text:p>
          </table:table-cell>
          <table:table-cell table:formula="of:=(0.0312039503*[.AC77]^2)+0.2307524608*[.AC77]+1.1730058735" office:value-type="float" office:value="2.85906102035788" calcext:value-type="float">
            <text:p>2.86</text:p>
          </table:table-cell>
          <table:table-cell table:formula="of:=[.AG76]+[.AF77]" office:value-type="float" office:value="205.2476782963" calcext:value-type="float">
            <text:p>205.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PL51 5E/5R/6P – 7 dead - 4 unf – all gone</text:p>
          </table:table-cell>
          <table:table-cell table:number-columns-repeated="4"/>
          <table:table-cell office:value-type="string" calcext:value-type="string">
            <text:p>17PL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table:formula="of:=['LB 2017'.B130]" office:value-type="float" office:value="4.550875" calcext:value-type="float">
            <text:p>4.550875</text:p>
          </table:table-cell>
          <table:table-cell table:formula="of:=[.C77]+[.B78]" office:value-type="float" office:value="334.603739" calcext:value-type="float">
            <text:p>334.603739</text:p>
          </table:table-cell>
          <table:table-cell table:formula="of:=[.D77]+3.01" office:value-type="float" office:value="216.72" calcext:value-type="float">
            <text:p>216.72</text:p>
          </table:table-cell>
          <table:table-cell table:formula="of:=(0.0312039503*[.B78]^2)+0.2307524608*[.B78]+1.1730058735" office:value-type="float" office:value="2.86937974497374" calcext:value-type="float">
            <text:p>2.87</text:p>
          </table:table-cell>
          <table:table-cell table:formula="of:=[.F77]+[.E78]" office:value-type="float" office:value="210.208411670474" calcext:value-type="float">
            <text:p>210.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PL11 6E/6R/6P -27 eggs left</text:p>
          </table:table-cell>
          <table:table-cell office:value-type="date" office:date-value="2017-12-15" calcext:value-type="date">
            <text:p>12/15/17</text:p>
          </table:table-cell>
          <table:table-cell table:formula="of:=['LB 2017'.B131]" office:value-type="float" office:value="4.554902" calcext:value-type="float">
            <text:p>4.554902</text:p>
          </table:table-cell>
          <table:table-cell table:formula="of:=[.L77]+[.K78]" office:value-type="float" office:value="334.349145" calcext:value-type="float">
            <text:p>334.349145</text:p>
          </table:table-cell>
          <table:table-cell table:formula="of:=[.M77]+3.01" office:value-type="float" office:value="216.72" calcext:value-type="float">
            <text:p>216.72</text:p>
          </table:table-cell>
          <table:table-cell table:formula="of:=(0.0312039503*[.K78]^2)+0.2307524608*[.K78]+1.1730058735" office:value-type="float" office:value="2.87145320166293" calcext:value-type="float">
            <text:p>2.87</text:p>
          </table:table-cell>
          <table:table-cell table:formula="of:=[.O77]+[.N78]" office:value-type="float" office:value="210.075269530696" calcext:value-type="float">
            <text:p>210.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PL22 10 in PFA ~10 left</text:p>
          </table:table-cell>
          <table:table-cell office:value-type="date" office:date-value="2017-12-23" calcext:value-type="date">
            <text:p>12/23/17</text:p>
          </table:table-cell>
          <table:table-cell table:formula="of:=['LB 2017'.B139]" office:value-type="float" office:value="4.556979" calcext:value-type="float">
            <text:p>4.556979</text:p>
          </table:table-cell>
          <table:table-cell table:formula="of:=[.U77]+[.T78]" office:value-type="float" office:value="332.260869" calcext:value-type="float">
            <text:p>332.260869</text:p>
          </table:table-cell>
          <table:table-cell table:formula="of:=[.V77]+3.01" office:value-type="float" office:value="216.72" calcext:value-type="float">
            <text:p>216.72</text:p>
          </table:table-cell>
          <table:table-cell table:formula="of:=(0.0312039503*[.T78]^2)+0.2307524608*[.T78]+1.1730058735" office:value-type="float" office:value="2.87252302104225" calcext:value-type="float">
            <text:p>2.87</text:p>
          </table:table-cell>
          <table:table-cell table:formula="of:=[.X77]+[.W78]" office:value-type="float" office:value="208.986338657076" calcext:value-type="float">
            <text:p>209.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PL25 10E/10R/10P (1 dead 3 unf) ~60 left</text:p>
          </table:table-cell>
          <table:table-cell office:value-type="date" office:date-value="2018-01-01" calcext:value-type="date">
            <text:p>1/1/18</text:p>
          </table:table-cell>
          <table:table-cell table:formula="of:=['LB 2017'.B148]" office:value-type="float" office:value="4.522019" calcext:value-type="float">
            <text:p>4.522019</text:p>
          </table:table-cell>
          <table:table-cell table:formula="of:=[.AD77]+[.AC78]" office:value-type="float" office:value="330.559284" calcext:value-type="float">
            <text:p>330.559284</text:p>
          </table:table-cell>
          <table:table-cell table:formula="of:=[.AE77]+3.01" office:value-type="float" office:value="216.72" calcext:value-type="float">
            <text:p>216.72</text:p>
          </table:table-cell>
          <table:table-cell table:formula="of:=(0.0312039503*[.AC78]^2)+0.2307524608*[.AC78]+1.1730058735" office:value-type="float" office:value="2.85455172595397" calcext:value-type="float">
            <text:p>2.85</text:p>
          </table:table-cell>
          <table:table-cell table:formula="of:=[.AG77]+[.AF78]" office:value-type="float" office:value="208.102230022254" calcext:value-type="float">
            <text:p>208.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PL52 10E/10R/10P ~ 60 left</text:p>
          </table:table-cell>
          <table:table-cell table:number-columns-repeated="4"/>
          <table:table-cell office:value-type="string" calcext:value-type="string">
            <text:p>17PL1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table:formula="of:=['LB 2017'.B131]" office:value-type="float" office:value="4.554902" calcext:value-type="float">
            <text:p>4.554902</text:p>
          </table:table-cell>
          <table:table-cell table:formula="of:=[.C78]+[.B79]" office:value-type="float" office:value="339.158641" calcext:value-type="float">
            <text:p>339.158641</text:p>
          </table:table-cell>
          <table:table-cell table:formula="of:=[.D78]+3.01" office:value-type="float" office:value="219.73" calcext:value-type="float">
            <text:p>219.73</text:p>
          </table:table-cell>
          <table:table-cell table:formula="of:=(0.0312039503*[.B79]^2)+0.2307524608*[.B79]+1.1730058735" office:value-type="float" office:value="2.87145320166293" calcext:value-type="float">
            <text:p>2.87</text:p>
          </table:table-cell>
          <table:table-cell table:formula="of:=[.F78]+[.E79]" office:value-type="float" office:value="213.079864872137" calcext:value-type="float">
            <text:p>213.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date" office:date-value="2017-12-16" calcext:value-type="date">
            <text:p>12/16/17</text:p>
          </table:table-cell>
          <table:table-cell table:formula="of:=['LB 2017'.B132]" office:value-type="float" office:value="4.551657" calcext:value-type="float">
            <text:p>4.551657</text:p>
          </table:table-cell>
          <table:table-cell table:formula="of:=[.L78]+[.K79]" office:value-type="float" office:value="338.900802" calcext:value-type="float">
            <text:p>338.900802</text:p>
          </table:table-cell>
          <table:table-cell table:formula="of:=[.M78]+3.01" office:value-type="float" office:value="219.73" calcext:value-type="float">
            <text:p>219.73</text:p>
          </table:table-cell>
          <table:table-cell table:formula="of:=(0.0312039503*[.K79]^2)+0.2307524608*[.K79]+1.1730058735" office:value-type="float" office:value="2.86978230873378" calcext:value-type="float">
            <text:p>2.87</text:p>
          </table:table-cell>
          <table:table-cell table:formula="of:=[.O78]+[.N79]" office:value-type="float" office:value="212.94505183943" calcext:value-type="float">
            <text:p>212.9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314" office:value-type="string" calcext:value-type="string">
            <text:p><text:s/>Kalina moved sibling crosses to Hólar</text:p>
          </table:table-cell>
          <table:table-cell office:value-type="date" office:date-value="2017-12-24" calcext:value-type="date">
            <text:p>12/24/17</text:p>
          </table:table-cell>
          <table:table-cell table:formula="of:=['LB 2017'.B140]" office:value-type="float" office:value="4.55731" calcext:value-type="float">
            <text:p>4.55731</text:p>
          </table:table-cell>
          <table:table-cell table:formula="of:=[.U78]+[.T79]" office:value-type="float" office:value="336.818179" calcext:value-type="float">
            <text:p>336.818179</text:p>
          </table:table-cell>
          <table:table-cell table:formula="of:=[.V78]+3.01" office:value-type="float" office:value="219.73" calcext:value-type="float">
            <text:p>219.73</text:p>
          </table:table-cell>
          <table:table-cell table:formula="of:=(0.0312039503*[.T79]^2)+0.2307524608*[.T79]+1.1730058735" office:value-type="float" office:value="2.87269353710951" calcext:value-type="float">
            <text:p>2.87</text:p>
          </table:table-cell>
          <table:table-cell table:formula="of:=[.X78]+[.W79]" office:value-type="float" office:value="211.859032194185" calcext:value-type="float">
            <text:p>211.9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32" office:value-type="string" calcext:value-type="string">
            <text:p>17PL26 10E/10R/12P (5 dead 33 unf) ~60 left</text:p>
          </table:table-cell>
          <table:table-cell office:value-type="date" office:date-value="2018-01-02" calcext:value-type="date">
            <text:p>1/2/18</text:p>
          </table:table-cell>
          <table:table-cell table:formula="of:=['LB 2017'.B149]" office:value-type="float" office:value="4.526403" calcext:value-type="float">
            <text:p>4.526403</text:p>
          </table:table-cell>
          <table:table-cell table:formula="of:=[.AD78]+[.AC79]" office:value-type="float" office:value="335.085687" calcext:value-type="float">
            <text:p>335.085687</text:p>
          </table:table-cell>
          <table:table-cell table:formula="of:=[.AE78]+3.01" office:value-type="float" office:value="219.73" calcext:value-type="float">
            <text:p>219.73</text:p>
          </table:table-cell>
          <table:table-cell table:formula="of:=(0.0312039503*[.AC79]^2)+0.2307524608*[.AC79]+1.1730058735" office:value-type="float" office:value="2.85680115184363" calcext:value-type="float">
            <text:p>2.86</text:p>
          </table:table-cell>
          <table:table-cell table:formula="of:=[.AG78]+[.AF79]" office:value-type="float" office:value="210.959031174098" calcext:value-type="float">
            <text:p>211.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7PL53 10E/10R/15P – 2 unf ~ 60 left</text:p>
          </table:table-cell>
          <table:table-cell table:number-columns-repeated="4"/>
          <table:table-cell office:value-type="string" calcext:value-type="string">
            <text:p>17PL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date" office:date-value="2017-12-16" calcext:value-type="date">
            <text:p>12/16/17</text:p>
          </table:table-cell>
          <table:table-cell table:formula="of:=['LB 2017'.B132]" office:value-type="float" office:value="4.551657" calcext:value-type="float">
            <text:p>4.551657</text:p>
          </table:table-cell>
          <table:table-cell table:formula="of:=[.C79]+[.B80]" office:value-type="float" office:value="343.710298" calcext:value-type="float">
            <text:p>343.710298</text:p>
          </table:table-cell>
          <table:table-cell table:formula="of:=[.D79]+3.01" office:value-type="float" office:value="222.74" calcext:value-type="float">
            <text:p>222.74</text:p>
          </table:table-cell>
          <table:table-cell table:formula="of:=(0.0312039503*[.B80]^2)+0.2307524608*[.B80]+1.1730058735" office:value-type="float" office:value="2.86978230873378" calcext:value-type="float">
            <text:p>2.87</text:p>
          </table:table-cell>
          <table:table-cell table:formula="of:=[.F79]+[.E80]" office:value-type="float" office:value="215.949647180871" calcext:value-type="float">
            <text:p>215.9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date" office:date-value="2017-12-17" calcext:value-type="date">
            <text:p>12/17/17</text:p>
          </table:table-cell>
          <table:table-cell table:formula="of:=['LB 2017'.B133]" office:value-type="float" office:value="4.555562" calcext:value-type="float">
            <text:p>4.555562</text:p>
          </table:table-cell>
          <table:table-cell table:formula="of:=[.L79]+[.K80]" office:value-type="float" office:value="343.456364" calcext:value-type="float">
            <text:p>343.456364</text:p>
          </table:table-cell>
          <table:table-cell table:formula="of:=[.M79]+3.01" office:value-type="float" office:value="222.74" calcext:value-type="float">
            <text:p>222.74</text:p>
          </table:table-cell>
          <table:table-cell table:formula="of:=(0.0312039503*[.K80]^2)+0.2307524608*[.K80]+1.1730058735" office:value-type="float" office:value="2.87179312471453" calcext:value-type="float">
            <text:p>2.87</text:p>
          </table:table-cell>
          <table:table-cell table:formula="of:=[.O79]+[.N80]" office:value-type="float" office:value="215.816844964144" calcext:value-type="float">
            <text:p>215.8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date" office:date-value="2017-12-25" calcext:value-type="date">
            <text:p>12/25/17</text:p>
          </table:table-cell>
          <table:table-cell table:formula="of:=['LB 2017'.B141]" office:value-type="float" office:value="4.472939" calcext:value-type="float">
            <text:p>4.472939</text:p>
          </table:table-cell>
          <table:table-cell table:formula="of:=[.U79]+[.T80]" office:value-type="float" office:value="341.291118" calcext:value-type="float">
            <text:p>341.291118</text:p>
          </table:table-cell>
          <table:table-cell table:formula="of:=[.V79]+3.01" office:value-type="float" office:value="222.74" calcext:value-type="float">
            <text:p>222.74</text:p>
          </table:table-cell>
          <table:table-cell table:formula="of:=(0.0312039503*[.T80]^2)+0.2307524608*[.T80]+1.1730058735" office:value-type="float" office:value="2.82945070802337" calcext:value-type="float">
            <text:p>2.83</text:p>
          </table:table-cell>
          <table:table-cell table:formula="of:=[.X79]+[.W80]" office:value-type="float" office:value="214.688482902209" calcext:value-type="float">
            <text:p>214.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17PL29 12E/12R/12P &gt;80 left</text:p>
          </table:table-cell>
          <table:table-cell office:value-type="date" office:date-value="2018-01-03" calcext:value-type="date">
            <text:p>1/3/18</text:p>
          </table:table-cell>
          <table:table-cell table:formula="of:=['LB 2017'.B150]" office:value-type="float" office:value="4.525922" calcext:value-type="float">
            <text:p>4.525922</text:p>
          </table:table-cell>
          <table:table-cell table:formula="of:=[.AD79]+[.AC80]" office:value-type="float" office:value="339.611609" calcext:value-type="float">
            <text:p>339.611609</text:p>
          </table:table-cell>
          <table:table-cell table:formula="of:=[.AE79]+3.01" office:value-type="float" office:value="222.74" calcext:value-type="float">
            <text:p>222.74</text:p>
          </table:table-cell>
          <table:table-cell table:formula="of:=(0.0312039503*[.AC80]^2)+0.2307524608*[.AC80]+1.1730058735" office:value-type="float" office:value="2.85655429265797" calcext:value-type="float">
            <text:p>2.86</text:p>
          </table:table-cell>
          <table:table-cell table:formula="of:=[.AG79]+[.AF80]" office:value-type="float" office:value="213.815585466756" calcext:value-type="float">
            <text:p>213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17PL54 10E/10R/10P ~ 60 remain</text:p>
          </table:table-cell>
          <table:table-cell table:number-columns-repeated="4"/>
          <table:table-cell office:value-type="string" calcext:value-type="string">
            <text:p>17PL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office:value-type="date" office:date-value="2017-12-17" calcext:value-type="date">
            <text:p>12/17/17</text:p>
          </table:table-cell>
          <table:table-cell table:formula="of:=['LB 2017'.B133]" office:value-type="float" office:value="4.555562" calcext:value-type="float">
            <text:p>4.555562</text:p>
          </table:table-cell>
          <table:table-cell table:formula="of:=[.C80]+[.B81]" office:value-type="float" office:value="348.26586" calcext:value-type="float">
            <text:p>348.26586</text:p>
          </table:table-cell>
          <table:table-cell table:formula="of:=[.D80]+3.01" office:value-type="float" office:value="225.75" calcext:value-type="float">
            <text:p>225.75</text:p>
          </table:table-cell>
          <table:table-cell table:formula="of:=(0.0312039503*[.B81]^2)+0.2307524608*[.B81]+1.1730058735" office:value-type="float" office:value="2.87179312471453" calcext:value-type="float">
            <text:p>2.87</text:p>
          </table:table-cell>
          <table:table-cell table:formula="of:=[.F80]+[.E81]" office:value-type="float" office:value="218.821440305585" calcext:value-type="float">
            <text:p>218.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date" office:date-value="2017-12-18" calcext:value-type="date">
            <text:p>12/18/17</text:p>
          </table:table-cell>
          <table:table-cell table:formula="of:=['LB 2017'.B134]" office:value-type="float" office:value="4.473203" calcext:value-type="float">
            <text:p>4.473203</text:p>
          </table:table-cell>
          <table:table-cell table:formula="of:=[.L80]+[.K81]" office:value-type="float" office:value="347.929567" calcext:value-type="float">
            <text:p>347.929567</text:p>
          </table:table-cell>
          <table:table-cell table:formula="of:=[.M80]+3.01" office:value-type="float" office:value="225.75" calcext:value-type="float">
            <text:p>225.75</text:p>
          </table:table-cell>
          <table:table-cell table:formula="of:=(0.0312039503*[.K81]^2)+0.2307524608*[.K81]+1.1730058735" office:value-type="float" office:value="2.82958532358519" calcext:value-type="float">
            <text:p>2.83</text:p>
          </table:table-cell>
          <table:table-cell table:formula="of:=[.O80]+[.N81]" office:value-type="float" office:value="218.646430287729" calcext:value-type="float">
            <text:p>218.6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date" office:date-value="2017-12-26" calcext:value-type="date">
            <text:p>12/26/17</text:p>
          </table:table-cell>
          <table:table-cell table:formula="of:=['LB 2017'.B142]" office:value-type="float" office:value="4.552215" calcext:value-type="float">
            <text:p>4.552215</text:p>
          </table:table-cell>
          <table:table-cell table:formula="of:=[.U80]+[.T81]" office:value-type="float" office:value="345.843333" calcext:value-type="float">
            <text:p>345.843333</text:p>
          </table:table-cell>
          <table:table-cell table:formula="of:=[.V80]+3.01" office:value-type="float" office:value="225.75" calcext:value-type="float">
            <text:p>225.75</text:p>
          </table:table-cell>
          <table:table-cell table:formula="of:=(0.0312039503*[.T81]^2)+0.2307524608*[.T81]+1.1730058735" office:value-type="float" office:value="2.87006958344424" calcext:value-type="float">
            <text:p>2.87</text:p>
          </table:table-cell>
          <table:table-cell table:formula="of:=[.X80]+[.W81]" office:value-type="float" office:value="217.558552485653" calcext:value-type="float">
            <text:p>217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7PL30 16E/16R/18P (2 dead 2 unf) ~70 left</text:p>
          </table:table-cell>
          <table:table-cell office:value-type="date" office:date-value="2018-01-04" calcext:value-type="date">
            <text:p>1/4/18</text:p>
          </table:table-cell>
          <table:table-cell table:formula="of:=['LB 2017'.B151]" office:value-type="float" office:value="4.523663" calcext:value-type="float">
            <text:p>4.523663</text:p>
          </table:table-cell>
          <table:table-cell table:formula="of:=[.AD80]+[.AC81]" office:value-type="float" office:value="344.135272" calcext:value-type="float">
            <text:p>344.135272</text:p>
          </table:table-cell>
          <table:table-cell table:formula="of:=[.AE80]+3.01" office:value-type="float" office:value="225.75" calcext:value-type="float">
            <text:p>225.75</text:p>
          </table:table-cell>
          <table:table-cell table:formula="of:=(0.0312039503*[.AC81]^2)+0.2307524608*[.AC81]+1.1730058735" office:value-type="float" office:value="2.85539512010252" calcext:value-type="float">
            <text:p>2.86</text:p>
          </table:table-cell>
          <table:table-cell table:formula="of:=[.AG80]+[.AF81]" office:value-type="float" office:value="216.670980586858" calcext:value-type="float">
            <text:p>216.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7PL55 8E/8R/8P – 6 unf ~50 left</text:p>
          </table:table-cell>
          <table:table-cell table:number-columns-repeated="4"/>
          <table:table-cell office:value-type="string" calcext:value-type="string">
            <text:p>17PL2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table:formula="of:=['LB 2017'.B134]" office:value-type="float" office:value="4.473203" calcext:value-type="float">
            <text:p>4.473203</text:p>
          </table:table-cell>
          <table:table-cell table:formula="of:=[.C81]+[.B82]" office:value-type="float" office:value="352.739063" calcext:value-type="float">
            <text:p>352.739063</text:p>
          </table:table-cell>
          <table:table-cell table:formula="of:=[.D81]+3.01" office:value-type="float" office:value="228.76" calcext:value-type="float">
            <text:p>228.76</text:p>
          </table:table-cell>
          <table:table-cell table:formula="of:=(0.0312039503*[.B82]^2)+0.2307524608*[.B82]+1.1730058735" office:value-type="float" office:value="2.82958532358519" calcext:value-type="float">
            <text:p>2.83</text:p>
          </table:table-cell>
          <table:table-cell table:formula="of:=[.F81]+[.E82]" office:value-type="float" office:value="221.65102562917" calcext:value-type="float">
            <text:p>221.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date" office:date-value="2017-12-19" calcext:value-type="date">
            <text:p>12/19/17</text:p>
          </table:table-cell>
          <table:table-cell table:formula="of:=['LB 2017'.B135]" office:value-type="float" office:value="4.553031" calcext:value-type="float">
            <text:p>4.553031</text:p>
          </table:table-cell>
          <table:table-cell table:formula="of:=[.L81]+[.K82]" office:value-type="float" office:value="352.482598" calcext:value-type="float">
            <text:p>352.482598</text:p>
          </table:table-cell>
          <table:table-cell table:formula="of:=[.M81]+3.01" office:value-type="float" office:value="228.76" calcext:value-type="float">
            <text:p>228.76</text:p>
          </table:table-cell>
          <table:table-cell table:formula="of:=(0.0312039503*[.K82]^2)+0.2307524608*[.K82]+1.1730058735" office:value-type="float" office:value="2.87048971908148" calcext:value-type="float">
            <text:p>2.87</text:p>
          </table:table-cell>
          <table:table-cell table:formula="of:=[.O81]+[.N82]" office:value-type="float" office:value="221.516920006811" calcext:value-type="float">
            <text:p>221.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date" office:date-value="2017-12-27" calcext:value-type="date">
            <text:p>12/27/17</text:p>
          </table:table-cell>
          <table:table-cell table:formula="of:=['LB 2017'.B143]" office:value-type="float" office:value="4.551164" calcext:value-type="float">
            <text:p>4.551164</text:p>
          </table:table-cell>
          <table:table-cell table:formula="of:=[.U81]+[.T82]" office:value-type="float" office:value="350.394497" calcext:value-type="float">
            <text:p>350.394497</text:p>
          </table:table-cell>
          <table:table-cell table:formula="of:=[.V81]+3.01" office:value-type="float" office:value="228.76" calcext:value-type="float">
            <text:p>228.76</text:p>
          </table:table-cell>
          <table:table-cell table:formula="of:=(0.0312039503*[.T82]^2)+0.2307524608*[.T82]+1.1730058735" office:value-type="float" office:value="2.86952851409139" calcext:value-type="float">
            <text:p>2.87</text:p>
          </table:table-cell>
          <table:table-cell table:formula="of:=[.X81]+[.W82]" office:value-type="float" office:value="220.428080999744" calcext:value-type="float">
            <text:p>220.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17PL31 15E/15R/15P (removed 2 unf) ~50 left</text:p>
          </table:table-cell>
          <table:table-cell office:value-type="date" office:date-value="2018-01-05" calcext:value-type="date">
            <text:p>1/5/18</text:p>
          </table:table-cell>
          <table:table-cell table:formula="of:=['LB 2017'.B152]" office:value-type="float" office:value="4.521851" calcext:value-type="float">
            <text:p>4.521851</text:p>
          </table:table-cell>
          <table:table-cell table:formula="of:=[.AD81]+[.AC82]" office:value-type="float" office:value="348.657123" calcext:value-type="float">
            <text:p>348.657123</text:p>
          </table:table-cell>
          <table:table-cell table:formula="of:=[.AE81]+3.01" office:value-type="float" office:value="228.76" calcext:value-type="float">
            <text:p>228.76</text:p>
          </table:table-cell>
          <table:table-cell table:formula="of:=(0.0312039503*[.AC82]^2)+0.2307524608*[.AC82]+1.1730058735" office:value-type="float" office:value="2.85446554918959" calcext:value-type="float">
            <text:p>2.85</text:p>
          </table:table-cell>
          <table:table-cell table:formula="of:=[.AG81]+[.AF82]" office:value-type="float" office:value="219.525446136048" calcext:value-type="float">
            <text:p>219.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5"/>
          <table:table-cell office:value-type="string" calcext:value-type="string">
            <text:p>17PL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table:formula="of:=['LB 2017'.B135]" office:value-type="float" office:value="4.553031" calcext:value-type="float">
            <text:p>4.553031</text:p>
          </table:table-cell>
          <table:table-cell table:formula="of:=[.C82]+[.B83]" office:value-type="float" office:value="357.292094" calcext:value-type="float">
            <text:p>357.292094</text:p>
          </table:table-cell>
          <table:table-cell table:formula="of:=[.D82]+3.01" office:value-type="float" office:value="231.77" calcext:value-type="float">
            <text:p>231.77</text:p>
          </table:table-cell>
          <table:table-cell table:formula="of:=(0.0312039503*[.B83]^2)+0.2307524608*[.B83]+1.1730058735" office:value-type="float" office:value="2.87048971908148" calcext:value-type="float">
            <text:p>2.87</text:p>
          </table:table-cell>
          <table:table-cell table:formula="of:=[.F82]+[.E83]" office:value-type="float" office:value="224.521515348252" calcext:value-type="float">
            <text:p>224.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date" office:date-value="2017-12-20" calcext:value-type="date">
            <text:p>12/20/17</text:p>
          </table:table-cell>
          <table:table-cell table:formula="of:=['LB 2017'.B136]" office:value-type="float" office:value="4.542943" calcext:value-type="float">
            <text:p>4.542943</text:p>
          </table:table-cell>
          <table:table-cell table:formula="of:=[.L82]+[.K83]" office:value-type="float" office:value="357.025541" calcext:value-type="float">
            <text:p>357.025541</text:p>
          </table:table-cell>
          <table:table-cell table:formula="of:=[.M82]+3.01" office:value-type="float" office:value="231.77" calcext:value-type="float">
            <text:p>231.77</text:p>
          </table:table-cell>
          <table:table-cell table:formula="of:=(0.0312039503*[.K83]^2)+0.2307524608*[.K83]+1.1730058735" office:value-type="float" office:value="2.86529860798245" calcext:value-type="float">
            <text:p>2.87</text:p>
          </table:table-cell>
          <table:table-cell table:formula="of:=[.O82]+[.N83]" office:value-type="float" office:value="224.382218614793" calcext:value-type="float">
            <text:p>224.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date" office:date-value="2017-12-28" calcext:value-type="date">
            <text:p>12/28/17</text:p>
          </table:table-cell>
          <table:table-cell table:formula="of:=['LB 2017'.B144]" office:value-type="float" office:value="4.540817" calcext:value-type="float">
            <text:p>4.540817</text:p>
          </table:table-cell>
          <table:table-cell table:formula="of:=[.U82]+[.T83]" office:value-type="float" office:value="354.935314" calcext:value-type="float">
            <text:p>354.935314</text:p>
          </table:table-cell>
          <table:table-cell table:formula="of:=[.V82]+3.01" office:value-type="float" office:value="231.77" calcext:value-type="float">
            <text:p>231.77</text:p>
          </table:table-cell>
          <table:table-cell table:formula="of:=(0.0312039503*[.T83]^2)+0.2307524608*[.T83]+1.1730058735" office:value-type="float" office:value="2.86420541526099" calcext:value-type="float">
            <text:p>2.86</text:p>
          </table:table-cell>
          <table:table-cell table:formula="of:=[.X82]+[.W83]" office:value-type="float" office:value="223.292286415005" calcext:value-type="float">
            <text:p>223.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17PL32 10E/10R/10P ~60 left</text:p>
          </table:table-cell>
          <table:table-cell office:value-type="date" office:date-value="2018-01-06" calcext:value-type="date">
            <text:p>1/6/18</text:p>
          </table:table-cell>
          <table:table-cell table:formula="of:=['LB 2017'.B153]" office:value-type="float" office:value="4.540121" calcext:value-type="float">
            <text:p>4.540121</text:p>
          </table:table-cell>
          <table:table-cell table:formula="of:=[.AD82]+[.AC83]" office:value-type="float" office:value="353.197244" calcext:value-type="float">
            <text:p>353.197244</text:p>
          </table:table-cell>
          <table:table-cell table:formula="of:=[.AE82]+3.01" office:value-type="float" office:value="231.77" calcext:value-type="float">
            <text:p>231.77</text:p>
          </table:table-cell>
          <table:table-cell table:formula="of:=(0.0312039503*[.AC83]^2)+0.2307524608*[.AC83]+1.1730058735" office:value-type="float" office:value="2.86384759219621" calcext:value-type="float">
            <text:p>2.86</text:p>
          </table:table-cell>
          <table:table-cell table:formula="of:=[.AG82]+[.AF83]" office:value-type="float" office:value="222.389293728244" calcext:value-type="float">
            <text:p>222.4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/>
          <table:table-cell office:value-type="string" calcext:value-type="string">
            <text:p>17PL23 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2017-12-20" calcext:value-type="date">
            <text:p>12/20/17</text:p>
          </table:table-cell>
          <table:table-cell table:formula="of:=['LB 2017'.B136]" office:value-type="float" office:value="4.542943" calcext:value-type="float">
            <text:p>4.542943</text:p>
          </table:table-cell>
          <table:table-cell table:formula="of:=[.C83]+[.B84]" office:value-type="float" office:value="361.835037" calcext:value-type="float">
            <text:p>361.835037</text:p>
          </table:table-cell>
          <table:table-cell table:formula="of:=[.D83]+3.01" office:value-type="float" office:value="234.78" calcext:value-type="float">
            <text:p>234.78</text:p>
          </table:table-cell>
          <table:table-cell table:formula="of:=(0.0312039503*[.B84]^2)+0.2307524608*[.B84]+1.1730058735" office:value-type="float" office:value="2.86529860798245" calcext:value-type="float">
            <text:p>2.87</text:p>
          </table:table-cell>
          <table:table-cell table:formula="of:=[.F83]+[.E84]" office:value-type="float" office:value="227.386813956234" calcext:value-type="float">
            <text:p>227.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date" office:date-value="2017-12-21" calcext:value-type="date">
            <text:p>12/21/17</text:p>
          </table:table-cell>
          <table:table-cell table:formula="of:=['LB 2017'.B137]" office:value-type="float" office:value="4.457813" calcext:value-type="float">
            <text:p>4.457813</text:p>
          </table:table-cell>
          <table:table-cell table:formula="of:=[.L83]+[.K84]" office:value-type="float" office:value="361.483354" calcext:value-type="float">
            <text:p>361.483354</text:p>
          </table:table-cell>
          <table:table-cell table:formula="of:=[.M83]+3.01" office:value-type="float" office:value="234.78" calcext:value-type="float">
            <text:p>234.78</text:p>
          </table:table-cell>
          <table:table-cell table:formula="of:=(0.0312039503*[.K84]^2)+0.2307524608*[.K84]+1.1730058735" office:value-type="float" office:value="2.82174511216063" calcext:value-type="float">
            <text:p>2.82</text:p>
          </table:table-cell>
          <table:table-cell table:formula="of:=[.O83]+[.N84]" office:value-type="float" office:value="227.203963726954" calcext:value-type="float">
            <text:p>227.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date" office:date-value="2017-12-29" calcext:value-type="date">
            <text:p>12/29/17</text:p>
          </table:table-cell>
          <table:table-cell table:formula="of:=['LB 2017'.B145]" office:value-type="float" office:value="4.542177" calcext:value-type="float">
            <text:p>4.542177</text:p>
          </table:table-cell>
          <table:table-cell table:formula="of:=[.U83]+[.T84]" office:value-type="float" office:value="359.477491" calcext:value-type="float">
            <text:p>359.477491</text:p>
          </table:table-cell>
          <table:table-cell table:formula="of:=[.V83]+3.01" office:value-type="float" office:value="234.78" calcext:value-type="float">
            <text:p>234.78</text:p>
          </table:table-cell>
          <table:table-cell table:formula="of:=(0.0312039503*[.T84]^2)+0.2307524608*[.T84]+1.1730058735" office:value-type="float" office:value="2.86490469700664" calcext:value-type="float">
            <text:p>2.86</text:p>
          </table:table-cell>
          <table:table-cell table:formula="of:=[.X83]+[.W84]" office:value-type="float" office:value="226.157191112012" calcext:value-type="float">
            <text:p>226.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17PL33 (rem 2 dead 2 unf) – not sampled</text:p>
          </table:table-cell>
          <table:table-cell office:value-type="date" office:date-value="2018-01-07" calcext:value-type="date">
            <text:p>1/7/18</text:p>
          </table:table-cell>
          <table:table-cell table:formula="of:=['LB 2017'.B154]" office:value-type="float" office:value="4.52934" calcext:value-type="float">
            <text:p>4.52934</text:p>
          </table:table-cell>
          <table:table-cell table:formula="of:=[.AD83]+[.AC84]" office:value-type="float" office:value="357.726584" calcext:value-type="float">
            <text:p>357.726584</text:p>
          </table:table-cell>
          <table:table-cell table:formula="of:=[.AE83]+3.01" office:value-type="float" office:value="234.78" calcext:value-type="float">
            <text:p>234.78</text:p>
          </table:table-cell>
          <table:table-cell table:formula="of:=(0.0312039503*[.AC84]^2)+0.2307524608*[.AC84]+1.1730058735" office:value-type="float" office:value="2.85830879446237" calcext:value-type="float">
            <text:p>2.86</text:p>
          </table:table-cell>
          <table:table-cell table:formula="of:=[.AG83]+[.AF84]" office:value-type="float" office:value="225.247602522707" calcext:value-type="float">
            <text:p>225.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"/>
          <table:table-cell office:value-type="string" calcext:value-type="string">
            <text:p>17PL24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table:formula="of:=['LB 2017'.B137]" office:value-type="float" office:value="4.457813" calcext:value-type="float">
            <text:p>4.457813</text:p>
          </table:table-cell>
          <table:table-cell table:formula="of:=[.C84]+[.B85]" office:value-type="float" office:value="366.29285" calcext:value-type="float">
            <text:p>366.29285</text:p>
          </table:table-cell>
          <table:table-cell table:formula="of:=[.D84]+3.01" office:value-type="float" office:value="237.79" calcext:value-type="float">
            <text:p>237.79</text:p>
          </table:table-cell>
          <table:table-cell table:formula="of:=(0.0312039503*[.B85]^2)+0.2307524608*[.B85]+1.1730058735" office:value-type="float" office:value="2.82174511216063" calcext:value-type="float">
            <text:p>2.82</text:p>
          </table:table-cell>
          <table:table-cell table:formula="of:=[.F84]+[.E85]" office:value-type="float" office:value="230.208559068395" calcext:value-type="float">
            <text:p>230.2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date" office:date-value="2017-12-22" calcext:value-type="date">
            <text:p>12/22/17</text:p>
          </table:table-cell>
          <table:table-cell table:formula="of:=['LB 2017'.B138]" office:value-type="float" office:value="4.542028" calcext:value-type="float">
            <text:p>4.542028</text:p>
          </table:table-cell>
          <table:table-cell table:formula="of:=[.L84]+[.K85]" office:value-type="float" office:value="366.025382" calcext:value-type="float">
            <text:p>366.025382</text:p>
          </table:table-cell>
          <table:table-cell table:formula="of:=[.M84]+3.01" office:value-type="float" office:value="237.79" calcext:value-type="float">
            <text:p>237.79</text:p>
          </table:table-cell>
          <table:table-cell table:formula="of:=(0.0312039503*[.K85]^2)+0.2307524608*[.K85]+1.1730058735" office:value-type="float" office:value="2.86482807889086" calcext:value-type="float">
            <text:p>2.86</text:p>
          </table:table-cell>
          <table:table-cell table:formula="of:=[.O84]+[.N85]" office:value-type="float" office:value="230.068791805845" calcext:value-type="float">
            <text:p>230.1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date" office:date-value="2017-12-30" calcext:value-type="date">
            <text:p>12/30/17</text:p>
          </table:table-cell>
          <table:table-cell table:formula="of:=['LB 2017'.B146]" office:value-type="float" office:value="4.528988" calcext:value-type="float">
            <text:p>4.528988</text:p>
          </table:table-cell>
          <table:table-cell table:formula="of:=[.U84]+[.T85]" office:value-type="float" office:value="364.006479" calcext:value-type="float">
            <text:p>364.006479</text:p>
          </table:table-cell>
          <table:table-cell table:formula="of:=[.V84]+3.01" office:value-type="float" office:value="237.79" calcext:value-type="float">
            <text:p>237.79</text:p>
          </table:table-cell>
          <table:table-cell table:formula="of:=(0.0312039503*[.T85]^2)+0.2307524608*[.T85]+1.1730058735" office:value-type="float" office:value="2.85812807481908" calcext:value-type="float">
            <text:p>2.86</text:p>
          </table:table-cell>
          <table:table-cell table:formula="of:=[.X84]+[.W85]" office:value-type="float" office:value="229.015319186831" calcext:value-type="float">
            <text:p>229.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7PL34 12E/12R/16P (2 unf) ~100 left</text:p>
          </table:table-cell>
          <table:table-cell office:value-type="date" office:date-value="2018-01-08" calcext:value-type="date">
            <text:p>1/8/18</text:p>
          </table:table-cell>
          <table:table-cell table:formula="of:=['LB 2017'.B155]" office:value-type="float" office:value="4.541957" calcext:value-type="float">
            <text:p>4.541957</text:p>
          </table:table-cell>
          <table:table-cell table:formula="of:=[.AD84]+[.AC85]" office:value-type="float" office:value="362.268541" calcext:value-type="float">
            <text:p>362.268541</text:p>
          </table:table-cell>
          <table:table-cell table:formula="of:=[.AE84]+3.01" office:value-type="float" office:value="237.79" calcext:value-type="float">
            <text:p>237.79</text:p>
          </table:table-cell>
          <table:table-cell table:formula="of:=(0.0312039503*[.AC85]^2)+0.2307524608*[.AC85]+1.1730058735" office:value-type="float" office:value="2.86479157007478" calcext:value-type="float">
            <text:p>2.86</text:p>
          </table:table-cell>
          <table:table-cell table:formula="of:=[.AG84]+[.AF85]" office:value-type="float" office:value="228.112394092781" calcext:value-type="float">
            <text:p>228.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5"/>
          <table:table-cell office:value-type="string" calcext:value-type="string">
            <text:p>17PL2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table:formula="of:=['LB 2017'.B138]" office:value-type="float" office:value="4.542028" calcext:value-type="float">
            <text:p>4.542028</text:p>
          </table:table-cell>
          <table:table-cell table:formula="of:=[.C85]+[.B86]" office:value-type="float" office:value="370.834878" calcext:value-type="float">
            <text:p>370.834878</text:p>
          </table:table-cell>
          <table:table-cell table:formula="of:=[.D85]+3.01" office:value-type="float" office:value="240.8" calcext:value-type="float">
            <text:p>240.8</text:p>
          </table:table-cell>
          <table:table-cell table:formula="of:=(0.0312039503*[.B86]^2)+0.2307524608*[.B86]+1.1730058735" office:value-type="float" office:value="2.86482807889086" calcext:value-type="float">
            <text:p>2.86</text:p>
          </table:table-cell>
          <table:table-cell table:formula="of:=[.F85]+[.E86]" office:value-type="float" office:value="233.073387147286" calcext:value-type="float">
            <text:p>233.1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date" office:date-value="2017-12-23" calcext:value-type="date">
            <text:p>12/23/17</text:p>
          </table:table-cell>
          <table:table-cell table:formula="of:=['LB 2017'.B139]" office:value-type="float" office:value="4.556979" calcext:value-type="float">
            <text:p>4.556979</text:p>
          </table:table-cell>
          <table:table-cell table:formula="of:=[.L85]+[.K86]" office:value-type="float" office:value="370.582361" calcext:value-type="float">
            <text:p>370.582361</text:p>
          </table:table-cell>
          <table:table-cell table:formula="of:=[.M85]+3.01" office:value-type="float" office:value="240.8" calcext:value-type="float">
            <text:p>240.8</text:p>
          </table:table-cell>
          <table:table-cell table:formula="of:=(0.0312039503*[.K86]^2)+0.2307524608*[.K86]+1.1730058735" office:value-type="float" office:value="2.87252302104225" calcext:value-type="float">
            <text:p>2.87</text:p>
          </table:table-cell>
          <table:table-cell table:formula="of:=[.O85]+[.N86]" office:value-type="float" office:value="232.941314826887" calcext:value-type="float">
            <text:p>232.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date" office:date-value="2017-12-31" calcext:value-type="date">
            <text:p>12/31/17</text:p>
          </table:table-cell>
          <table:table-cell table:formula="of:=['LB 2017'.B147]" office:value-type="float" office:value="4.530805" calcext:value-type="float">
            <text:p>4.530805</text:p>
          </table:table-cell>
          <table:table-cell table:formula="of:=[.U85]+[.T86]" office:value-type="float" office:value="368.537284" calcext:value-type="float">
            <text:p>368.537284</text:p>
          </table:table-cell>
          <table:table-cell table:formula="of:=[.V85]+3.01" office:value-type="float" office:value="240.8" calcext:value-type="float">
            <text:p>240.8</text:p>
          </table:table-cell>
          <table:table-cell table:formula="of:=(0.0312039503*[.T86]^2)+0.2307524608*[.T86]+1.1730058735" office:value-type="float" office:value="2.85906102035788" calcext:value-type="float">
            <text:p>2.86</text:p>
          </table:table-cell>
          <table:table-cell table:formula="of:=[.X85]+[.W86]" office:value-type="float" office:value="231.874380207189" calcext:value-type="float">
            <text:p>231.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date" office:date-value="2018-01-09" calcext:value-type="date">
            <text:p>1/9/18</text:p>
          </table:table-cell>
          <table:table-cell table:formula="of:=['LB 2017'.B156]" office:value-type="float" office:value="4.55416" calcext:value-type="float">
            <text:p>4.55416</text:p>
          </table:table-cell>
          <table:table-cell table:formula="of:=[.AD85]+[.AC86]" office:value-type="float" office:value="366.822701" calcext:value-type="float">
            <text:p>366.822701</text:p>
          </table:table-cell>
          <table:table-cell table:formula="of:=[.AE85]+3.01" office:value-type="float" office:value="240.8" calcext:value-type="float">
            <text:p>240.8</text:p>
          </table:table-cell>
          <table:table-cell table:formula="of:=(0.0312039503*[.AC86]^2)+0.2307524608*[.AC86]+1.1730058735" office:value-type="float" office:value="2.87107107820832" calcext:value-type="float">
            <text:p>2.87</text:p>
          </table:table-cell>
          <table:table-cell table:formula="of:=[.AG85]+[.AF86]" office:value-type="float" office:value="230.98346517099" calcext:value-type="float">
            <text:p>231.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/>
          <table:table-cell table:style-name="ce32" office:value-type="string" calcext:value-type="string">
            <text:p>17PL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table:formula="of:=['LB 2017'.B139]" office:value-type="float" office:value="4.556979" calcext:value-type="float">
            <text:p>4.556979</text:p>
          </table:table-cell>
          <table:table-cell table:formula="of:=[.C86]+[.B87]" office:value-type="float" office:value="375.391857" calcext:value-type="float">
            <text:p>375.391857</text:p>
          </table:table-cell>
          <table:table-cell table:formula="of:=[.D86]+3.01" office:value-type="float" office:value="243.81" calcext:value-type="float">
            <text:p>243.81</text:p>
          </table:table-cell>
          <table:table-cell table:formula="of:=(0.0312039503*[.B87]^2)+0.2307524608*[.B87]+1.1730058735" office:value-type="float" office:value="2.87252302104225" calcext:value-type="float">
            <text:p>2.87</text:p>
          </table:table-cell>
          <table:table-cell table:formula="of:=[.F86]+[.E87]" office:value-type="float" office:value="235.945910168328" calcext:value-type="float">
            <text:p>235.9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date" office:date-value="2017-12-24" calcext:value-type="date">
            <text:p>12/24/17</text:p>
          </table:table-cell>
          <table:table-cell table:formula="of:=['LB 2017'.B140]" office:value-type="float" office:value="4.55731" calcext:value-type="float">
            <text:p>4.55731</text:p>
          </table:table-cell>
          <table:table-cell table:formula="of:=[.L86]+[.K87]" office:value-type="float" office:value="375.139671" calcext:value-type="float">
            <text:p>375.139671</text:p>
          </table:table-cell>
          <table:table-cell table:formula="of:=[.M86]+3.01" office:value-type="float" office:value="243.81" calcext:value-type="float">
            <text:p>243.81</text:p>
          </table:table-cell>
          <table:table-cell table:formula="of:=(0.0312039503*[.K87]^2)+0.2307524608*[.K87]+1.1730058735" office:value-type="float" office:value="2.87269353710951" calcext:value-type="float">
            <text:p>2.87</text:p>
          </table:table-cell>
          <table:table-cell table:formula="of:=[.O86]+[.N87]" office:value-type="float" office:value="235.814008363997" calcext:value-type="float">
            <text:p>235.8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32"/>
          <table:table-cell table:style-name="ce80" office:value-type="date" office:date-value="2018-01-01" calcext:value-type="date">
            <text:p>1/1/18</text:p>
          </table:table-cell>
          <table:table-cell table:formula="of:=['LB 2017'.B148]" office:value-type="float" office:value="4.522019" calcext:value-type="float">
            <text:p>4.522019</text:p>
          </table:table-cell>
          <table:table-cell table:formula="of:=[.U86]+[.T87]" office:value-type="float" office:value="373.059303" calcext:value-type="float">
            <text:p>373.059303</text:p>
          </table:table-cell>
          <table:table-cell table:formula="of:=[.V86]+3.01" office:value-type="float" office:value="243.81" calcext:value-type="float">
            <text:p>243.81</text:p>
          </table:table-cell>
          <table:table-cell table:formula="of:=(0.0312039503*[.T87]^2)+0.2307524608*[.T87]+1.1730058735" office:value-type="float" office:value="2.85455172595397" calcext:value-type="float">
            <text:p>2.85</text:p>
          </table:table-cell>
          <table:table-cell table:formula="of:=[.X86]+[.W87]" office:value-type="float" office:value="234.728931933143" calcext:value-type="float">
            <text:p>234.7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32"/>
          <table:table-cell office:value-type="date" office:date-value="2018-01-10" calcext:value-type="date">
            <text:p>1/10/18</text:p>
          </table:table-cell>
          <table:table-cell table:formula="of:=['LB 2017'.B157]" office:value-type="float" office:value="4.556861" calcext:value-type="float">
            <text:p>4.556861</text:p>
          </table:table-cell>
          <table:table-cell table:formula="of:=[.AD86]+[.AC87]" office:value-type="float" office:value="371.379562" calcext:value-type="float">
            <text:p>371.379562</text:p>
          </table:table-cell>
          <table:table-cell table:formula="of:=[.AE86]+3.01" office:value-type="float" office:value="243.81" calcext:value-type="float">
            <text:p>243.81</text:p>
          </table:table-cell>
          <table:table-cell table:formula="of:=(0.0312039503*[.AC87]^2)+0.2307524608*[.AC87]+1.1730058735" office:value-type="float" office:value="2.87246223449024" calcext:value-type="float">
            <text:p>2.87</text:p>
          </table:table-cell>
          <table:table-cell table:formula="of:=[.AG86]+[.AF87]" office:value-type="float" office:value="233.85592740548" calcext:value-type="float">
            <text:p>233.9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"/>
          <table:table-cell office:value-type="string" calcext:value-type="string">
            <text:p>17PL29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date" office:date-value="2017-12-24" calcext:value-type="date">
            <text:p>12/24/17</text:p>
          </table:table-cell>
          <table:table-cell table:formula="of:=['LB 2017'.B140]" office:value-type="float" office:value="4.55731" calcext:value-type="float">
            <text:p>4.55731</text:p>
          </table:table-cell>
          <table:table-cell table:formula="of:=[.C87]+[.B88]" office:value-type="float" office:value="379.949167" calcext:value-type="float">
            <text:p>379.949167</text:p>
          </table:table-cell>
          <table:table-cell table:formula="of:=[.D87]+3.01" office:value-type="float" office:value="246.82" calcext:value-type="float">
            <text:p>246.82</text:p>
          </table:table-cell>
          <table:table-cell table:formula="of:=(0.0312039503*[.B88]^2)+0.2307524608*[.B88]+1.1730058735" office:value-type="float" office:value="2.87269353710951" calcext:value-type="float">
            <text:p>2.87</text:p>
          </table:table-cell>
          <table:table-cell table:formula="of:=[.F87]+[.E88]" office:value-type="float" office:value="238.818603705438" calcext:value-type="float">
            <text:p>238.8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date" office:date-value="2017-12-25" calcext:value-type="date">
            <text:p>12/25/17</text:p>
          </table:table-cell>
          <table:table-cell table:formula="of:=['LB 2017'.B141]" office:value-type="float" office:value="4.472939" calcext:value-type="float">
            <text:p>4.472939</text:p>
          </table:table-cell>
          <table:table-cell table:formula="of:=[.L87]+[.K88]" office:value-type="float" office:value="379.61261" calcext:value-type="float">
            <text:p>379.61261</text:p>
          </table:table-cell>
          <table:table-cell table:formula="of:=[.M87]+3.01" office:value-type="float" office:value="246.82" calcext:value-type="float">
            <text:p>246.82</text:p>
          </table:table-cell>
          <table:table-cell table:formula="of:=(0.0312039503*[.K88]^2)+0.2307524608*[.K88]+1.1730058735" office:value-type="float" office:value="2.82945070802337" calcext:value-type="float">
            <text:p>2.83</text:p>
          </table:table-cell>
          <table:table-cell table:formula="of:=[.O87]+[.N88]" office:value-type="float" office:value="238.64345907202" calcext:value-type="float">
            <text:p>238.6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32"/>
          <table:table-cell table:style-name="ce80" office:value-type="date" office:date-value="2018-01-02" calcext:value-type="date">
            <text:p>1/2/18</text:p>
          </table:table-cell>
          <table:table-cell table:formula="of:=['LB 2017'.B149]" office:value-type="float" office:value="4.526403" calcext:value-type="float">
            <text:p>4.526403</text:p>
          </table:table-cell>
          <table:table-cell table:formula="of:=[.U87]+[.T88]" office:value-type="float" office:value="377.585706" calcext:value-type="float">
            <text:p>377.585706</text:p>
          </table:table-cell>
          <table:table-cell table:formula="of:=[.V87]+3.01" office:value-type="float" office:value="246.82" calcext:value-type="float">
            <text:p>246.82</text:p>
          </table:table-cell>
          <table:table-cell table:formula="of:=(0.0312039503*[.T88]^2)+0.2307524608*[.T88]+1.1730058735" office:value-type="float" office:value="2.85680115184363" calcext:value-type="float">
            <text:p>2.86</text:p>
          </table:table-cell>
          <table:table-cell table:formula="of:=[.X87]+[.W88]" office:value-type="float" office:value="237.585733084987" calcext:value-type="float">
            <text:p>237.6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32"/>
          <table:table-cell office:value-type="date" office:date-value="2018-01-11" calcext:value-type="date">
            <text:p>1/11/18</text:p>
          </table:table-cell>
          <table:table-cell table:formula="of:=['LB 2017'.B158]" office:value-type="float" office:value="4.554354" calcext:value-type="float">
            <text:p>4.554354</text:p>
          </table:table-cell>
          <table:table-cell table:formula="of:=[.AD87]+[.AC88]" office:value-type="float" office:value="375.933916" calcext:value-type="float">
            <text:p>375.933916</text:p>
          </table:table-cell>
          <table:table-cell table:formula="of:=[.AE87]+3.01" office:value-type="float" office:value="246.82" calcext:value-type="float">
            <text:p>246.82</text:p>
          </table:table-cell>
          <table:table-cell table:formula="of:=(0.0312039503*[.AC88]^2)+0.2307524608*[.AC88]+1.1730058735" office:value-type="float" office:value="2.87117098317964" calcext:value-type="float">
            <text:p>2.87</text:p>
          </table:table-cell>
          <table:table-cell table:formula="of:=[.AG87]+[.AF88]" office:value-type="float" office:value="236.72709838866" calcext:value-type="float">
            <text:p>236.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5"/>
          <table:table-cell office:value-type="string" calcext:value-type="string">
            <text:p>17PL3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table:formula="of:=['LB 2017'.B141]" office:value-type="float" office:value="4.472939" calcext:value-type="float">
            <text:p>4.472939</text:p>
          </table:table-cell>
          <table:table-cell table:formula="of:=[.C88]+[.B89]" office:value-type="float" office:value="384.422106" calcext:value-type="float">
            <text:p>384.422106</text:p>
          </table:table-cell>
          <table:table-cell table:formula="of:=[.D88]+3.01" office:value-type="float" office:value="249.83" calcext:value-type="float">
            <text:p>249.83</text:p>
          </table:table-cell>
          <table:table-cell table:formula="of:=(0.0312039503*[.B89]^2)+0.2307524608*[.B89]+1.1730058735" office:value-type="float" office:value="2.82945070802337" calcext:value-type="float">
            <text:p>2.83</text:p>
          </table:table-cell>
          <table:table-cell table:formula="of:=[.F88]+[.E89]" office:value-type="float" office:value="241.648054413461" calcext:value-type="float">
            <text:p>241.6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date" office:date-value="2017-12-26" calcext:value-type="date">
            <text:p>12/26/17</text:p>
          </table:table-cell>
          <table:table-cell table:formula="of:=['LB 2017'.B142]" office:value-type="float" office:value="4.552215" calcext:value-type="float">
            <text:p>4.552215</text:p>
          </table:table-cell>
          <table:table-cell table:formula="of:=[.L88]+[.K89]" office:value-type="float" office:value="384.164825" calcext:value-type="float">
            <text:p>384.164825</text:p>
          </table:table-cell>
          <table:table-cell table:formula="of:=[.M88]+3.01" office:value-type="float" office:value="249.83" calcext:value-type="float">
            <text:p>249.83</text:p>
          </table:table-cell>
          <table:table-cell table:formula="of:=(0.0312039503*[.K89]^2)+0.2307524608*[.K89]+1.1730058735" office:value-type="float" office:value="2.87006958344424" calcext:value-type="float">
            <text:p>2.87</text:p>
          </table:table-cell>
          <table:table-cell table:formula="of:=[.O88]+[.N89]" office:value-type="float" office:value="241.513528655464" calcext:value-type="float">
            <text:p>241.5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32"/>
          <table:table-cell table:style-name="ce80" office:value-type="date" office:date-value="2018-01-03" calcext:value-type="date">
            <text:p>1/3/18</text:p>
          </table:table-cell>
          <table:table-cell table:formula="of:=['LB 2017'.B150]" office:value-type="float" office:value="4.525922" calcext:value-type="float">
            <text:p>4.525922</text:p>
          </table:table-cell>
          <table:table-cell table:formula="of:=[.U88]+[.T89]" office:value-type="float" office:value="382.111628" calcext:value-type="float">
            <text:p>382.111628</text:p>
          </table:table-cell>
          <table:table-cell table:formula="of:=[.V88]+3.01" office:value-type="float" office:value="249.83" calcext:value-type="float">
            <text:p>249.83</text:p>
          </table:table-cell>
          <table:table-cell table:formula="of:=(0.0312039503*[.T89]^2)+0.2307524608*[.T89]+1.1730058735" office:value-type="float" office:value="2.85655429265797" calcext:value-type="float">
            <text:p>2.86</text:p>
          </table:table-cell>
          <table:table-cell table:formula="of:=[.X88]+[.W89]" office:value-type="float" office:value="240.442287377645" calcext:value-type="float">
            <text:p>240.4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32"/>
          <table:table-cell table:style-name="ce28" office:value-type="date" office:date-value="2018-01-12" calcext:value-type="date">
            <text:p>1/12/18</text:p>
          </table:table-cell>
          <table:table-cell table:formula="of:=['LB 2017'.B159]" office:value-type="float" office:value="4.553818" calcext:value-type="float">
            <text:p>4.553818</text:p>
          </table:table-cell>
          <table:table-cell table:style-name="ce32" table:formula="of:=[.AD88]+[.AC89]" office:value-type="float" office:value="380.487734" calcext:value-type="float">
            <text:p>380.487734</text:p>
          </table:table-cell>
          <table:table-cell table:style-name="ce32" table:formula="of:=[.AE88]+3.01" office:value-type="float" office:value="249.83" calcext:value-type="float">
            <text:p>249.83</text:p>
          </table:table-cell>
          <table:table-cell table:style-name="ce38" table:formula="of:=(0.0312039503*[.AC89]^2)+0.2307524608*[.AC89]+1.1730058735" office:value-type="float" office:value="2.87089496279337" calcext:value-type="float">
            <text:p>2.87</text:p>
          </table:table-cell>
          <table:table-cell table:style-name="ce42" table:formula="of:=[.AG88]+[.AF89]" office:value-type="float" office:value="239.597993351453" calcext:value-type="float">
            <text:p>239.6</text:p>
          </table:table-cell>
          <table:table-cell table:style-name="ce32"/>
          <table:table-cell table:style-name="ce32" office:value-type="float" office:value="83" calcext:value-type="float">
            <text:p>83</text:p>
          </table:table-cell>
          <table:table-cell table:style-name="ce32"/>
          <table:table-cell table:number-columns-repeated="4"/>
          <table:table-cell office:value-type="string" calcext:value-type="string">
            <text:p>17PL3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7"/>
        </table:table-row>
        <table:table-row table:style-name="ro2">
          <table:table-cell table:style-name="ce28" office:value-type="date" office:date-value="2017-12-26" calcext:value-type="date">
            <text:p>12/26/17</text:p>
          </table:table-cell>
          <table:table-cell table:style-name="ce32" table:formula="of:=['LB 2017'.B142]" office:value-type="float" office:value="4.552215" calcext:value-type="float">
            <text:p>4.552215</text:p>
          </table:table-cell>
          <table:table-cell table:style-name="ce32" table:formula="of:=[.C89]+[.B90]" office:value-type="float" office:value="388.974321" calcext:value-type="float">
            <text:p>388.974321</text:p>
          </table:table-cell>
          <table:table-cell table:style-name="ce32" table:formula="of:=[.D89]+3.01" office:value-type="float" office:value="252.84" calcext:value-type="float">
            <text:p>252.84</text:p>
          </table:table-cell>
          <table:table-cell table:style-name="ce38" table:formula="of:=(0.0312039503*[.B90]^2)+0.2307524608*[.B90]+1.1730058735" office:value-type="float" office:value="2.87006958344424" calcext:value-type="float">
            <text:p>2.87</text:p>
          </table:table-cell>
          <table:table-cell table:style-name="ce42" table:formula="of:=[.F89]+[.E90]" office:value-type="float" office:value="244.518123996905" calcext:value-type="float">
            <text:p>244.5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 table:style-name="ce32"/>
          <table:table-cell table:style-name="ce28" office:value-type="date" office:date-value="2017-12-27" calcext:value-type="date">
            <text:p>12/27/17</text:p>
          </table:table-cell>
          <table:table-cell table:formula="of:=['LB 2017'.B143]" office:value-type="float" office:value="4.551164" calcext:value-type="float">
            <text:p>4.551164</text:p>
          </table:table-cell>
          <table:table-cell table:style-name="ce32" table:formula="of:=[.L89]+[.K90]" office:value-type="float" office:value="388.715989" calcext:value-type="float">
            <text:p>388.715989</text:p>
          </table:table-cell>
          <table:table-cell table:style-name="ce32" table:formula="of:=[.M89]+3.01" office:value-type="float" office:value="252.84" calcext:value-type="float">
            <text:p>252.84</text:p>
          </table:table-cell>
          <table:table-cell table:style-name="ce38" table:formula="of:=(0.0312039503*[.K90]^2)+0.2307524608*[.K90]+1.1730058735" office:value-type="float" office:value="2.86952851409139" calcext:value-type="float">
            <text:p>2.87</text:p>
          </table:table-cell>
          <table:table-cell table:style-name="ce42" table:formula="of:=[.O89]+[.N90]" office:value-type="float" office:value="244.383057169556" calcext:value-type="float">
            <text:p>244.4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/>
          <table:table-cell table:style-name="ce80" office:value-type="date" office:date-value="2018-01-04" calcext:value-type="date">
            <text:p>1/4/18</text:p>
          </table:table-cell>
          <table:table-cell table:formula="of:=['LB 2017'.B151]" office:value-type="float" office:value="4.523663" calcext:value-type="float">
            <text:p>4.523663</text:p>
          </table:table-cell>
          <table:table-cell table:formula="of:=[.U89]+[.T90]" office:value-type="float" office:value="386.635291" calcext:value-type="float">
            <text:p>386.635291</text:p>
          </table:table-cell>
          <table:table-cell table:formula="of:=[.V89]+3.01" office:value-type="float" office:value="252.84" calcext:value-type="float">
            <text:p>252.84</text:p>
          </table:table-cell>
          <table:table-cell table:formula="of:=(0.0312039503*[.T90]^2)+0.2307524608*[.T90]+1.1730058735" office:value-type="float" office:value="2.85539512010252" calcext:value-type="float">
            <text:p>2.86</text:p>
          </table:table-cell>
          <table:table-cell table:formula="of:=[.X89]+[.W90]" office:value-type="float" office:value="243.297682497747" calcext:value-type="float">
            <text:p>243.3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32"/>
          <table:table-cell table:style-name="ce28" office:value-type="date" office:date-value="2018-01-13" calcext:value-type="date">
            <text:p>1/13/18</text:p>
          </table:table-cell>
          <table:table-cell table:formula="of:=['LB 2017'.B160]" office:value-type="float" office:value="4.558534" calcext:value-type="float">
            <text:p>4.558534</text:p>
          </table:table-cell>
          <table:table-cell table:style-name="ce32" table:formula="of:=[.AD89]+[.AC90]" office:value-type="float" office:value="385.046268" calcext:value-type="float">
            <text:p>385.046268</text:p>
          </table:table-cell>
          <table:table-cell table:style-name="ce32" table:formula="of:=[.AE89]+3.01" office:value-type="float" office:value="252.84" calcext:value-type="float">
            <text:p>252.84</text:p>
          </table:table-cell>
          <table:table-cell table:style-name="ce38" table:formula="of:=(0.0312039503*[.AC90]^2)+0.2307524608*[.AC90]+1.1730058735" office:value-type="float" office:value="2.87332414534151" calcext:value-type="float">
            <text:p>2.87</text:p>
          </table:table-cell>
          <table:table-cell table:style-name="ce42" table:formula="of:=[.AG89]+[.AF90]" office:value-type="float" office:value="242.471317496795" calcext:value-type="float">
            <text:p>242.5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 table:style-name="ce32"/>
          <table:table-cell table:number-columns-repeated="4"/>
          <table:table-cell office:value-type="string" calcext:value-type="string">
            <text:p>17PL3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style-name="ce28" office:value-type="date" office:date-value="2017-12-27" calcext:value-type="date">
            <text:p>12/27/17</text:p>
          </table:table-cell>
          <table:table-cell table:style-name="ce32" table:formula="of:=['LB 2017'.B143]" office:value-type="float" office:value="4.551164" calcext:value-type="float">
            <text:p>4.551164</text:p>
          </table:table-cell>
          <table:table-cell table:style-name="ce32" table:formula="of:=[.C90]+[.B91]" office:value-type="float" office:value="393.525485" calcext:value-type="float">
            <text:p>393.525485</text:p>
          </table:table-cell>
          <table:table-cell table:style-name="ce32" table:formula="of:=[.D90]+3.01" office:value-type="float" office:value="255.85" calcext:value-type="float">
            <text:p>255.85</text:p>
          </table:table-cell>
          <table:table-cell table:style-name="ce38" table:formula="of:=(0.0312039503*[.B91]^2)+0.2307524608*[.B91]+1.1730058735" office:value-type="float" office:value="2.86952851409139" calcext:value-type="float">
            <text:p>2.87</text:p>
          </table:table-cell>
          <table:table-cell table:style-name="ce42" table:formula="of:=[.F90]+[.E91]" office:value-type="float" office:value="247.387652510997" calcext:value-type="float">
            <text:p>247.4</text:p>
          </table:table-cell>
          <table:table-cell table:style-name="ce38" table:formula="of:=[.F91]-250" office:value-type="float" office:value="-2.61234748900344" calcext:value-type="float">
            <text:p>-2.61</text:p>
          </table:table-cell>
          <table:table-cell table:style-name="ce32" office:value-type="float" office:value="85" calcext:value-type="float">
            <text:p>85</text:p>
          </table:table-cell>
          <table:table-cell/>
          <table:table-cell office:value-type="date" office:date-value="2017-12-28" calcext:value-type="date">
            <text:p>12/28/17</text:p>
          </table:table-cell>
          <table:table-cell table:formula="of:=['LB 2017'.B144]" office:value-type="float" office:value="4.540817" calcext:value-type="float">
            <text:p>4.540817</text:p>
          </table:table-cell>
          <table:table-cell table:formula="of:=[.L90]+[.K91]" office:value-type="float" office:value="393.256806" calcext:value-type="float">
            <text:p>393.256806</text:p>
          </table:table-cell>
          <table:table-cell table:formula="of:=[.M90]+3.01" office:value-type="float" office:value="255.85" calcext:value-type="float">
            <text:p>255.85</text:p>
          </table:table-cell>
          <table:table-cell table:formula="of:=(0.0312039503*[.K91]^2)+0.2307524608*[.K91]+1.1730058735" office:value-type="float" office:value="2.86420541526099" calcext:value-type="float">
            <text:p>2.86</text:p>
          </table:table-cell>
          <table:table-cell table:formula="of:=[.O90]+[.N91]" office:value-type="float" office:value="247.247262584817" calcext:value-type="float">
            <text:p>247.2</text:p>
          </table:table-cell>
          <table:table-cell table:style-name="ce38" table:formula="of:=[.O91]-250" office:value-type="float" office:value="-2.75273741518342" calcext:value-type="float">
            <text:p>-2.75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80" office:value-type="date" office:date-value="2018-01-05" calcext:value-type="date">
            <text:p>1/5/18</text:p>
          </table:table-cell>
          <table:table-cell table:formula="of:=['LB 2017'.B152]" office:value-type="float" office:value="4.521851" calcext:value-type="float">
            <text:p>4.521851</text:p>
          </table:table-cell>
          <table:table-cell table:formula="of:=[.U90]+[.T91]" office:value-type="float" office:value="391.157142" calcext:value-type="float">
            <text:p>391.157142</text:p>
          </table:table-cell>
          <table:table-cell table:formula="of:=[.V90]+3.01" office:value-type="float" office:value="255.85" calcext:value-type="float">
            <text:p>255.85</text:p>
          </table:table-cell>
          <table:table-cell table:formula="of:=(0.0312039503*[.T91]^2)+0.2307524608*[.T91]+1.1730058735" office:value-type="float" office:value="2.85446554918959" calcext:value-type="float">
            <text:p>2.85</text:p>
          </table:table-cell>
          <table:table-cell table:formula="of:=[.X90]+[.W91]" office:value-type="float" office:value="246.152148046937" calcext:value-type="float">
            <text:p>246.2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32"/>
          <table:table-cell table:style-name="ce28" office:value-type="date" office:date-value="2018-01-14" calcext:value-type="date">
            <text:p>1/14/18</text:p>
          </table:table-cell>
          <table:table-cell table:formula="of:=['LB 2017'.B161]" office:value-type="float" office:value="4.560379" calcext:value-type="float">
            <text:p>4.560379</text:p>
          </table:table-cell>
          <table:table-cell table:style-name="ce32" table:formula="of:=[.AD90]+[.AC91]" office:value-type="float" office:value="389.606647" calcext:value-type="float">
            <text:p>389.606647</text:p>
          </table:table-cell>
          <table:table-cell table:style-name="ce32" table:formula="of:=[.AE90]+3.01" office:value-type="float" office:value="255.85" calcext:value-type="float">
            <text:p>255.85</text:p>
          </table:table-cell>
          <table:table-cell table:style-name="ce38" table:formula="of:=(0.0312039503*[.AC91]^2)+0.2307524608*[.AC91]+1.1730058735" office:value-type="float" office:value="2.87427487120102" calcext:value-type="float">
            <text:p>2.87</text:p>
          </table:table-cell>
          <table:table-cell table:style-name="ce42" table:formula="of:=[.AG90]+[.AF91]" office:value-type="float" office:value="245.345592367996" calcext:value-type="float">
            <text:p>245.3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style-name="ce32"/>
          <table:table-cell table:number-columns-repeated="4"/>
          <table:table-cell office:value-type="string" calcext:value-type="string">
            <text:p>17PL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style-name="ce237" office:value-type="date" office:date-value="2017-12-28" calcext:value-type="date">
            <text:p>12/28/17</text:p>
          </table:table-cell>
          <table:table-cell table:style-name="ce238" table:formula="of:=['LB 2017'.B144]" office:value-type="float" office:value="4.540817" calcext:value-type="float">
            <text:p>4.540817</text:p>
          </table:table-cell>
          <table:table-cell table:style-name="ce238" table:formula="of:=[.C91]+[.B92]" office:value-type="float" office:value="398.066302" calcext:value-type="float">
            <text:p>398.066302</text:p>
          </table:table-cell>
          <table:table-cell table:style-name="ce238" table:formula="of:=[.D91]+3.01" office:value-type="float" office:value="258.86" calcext:value-type="float">
            <text:p>258.86</text:p>
          </table:table-cell>
          <table:table-cell table:style-name="ce247" table:formula="of:=(0.0312039503*[.B92]^2)+0.2307524608*[.B92]+1.1730058735" office:value-type="float" office:value="2.86420541526099" calcext:value-type="float">
            <text:p>2.86</text:p>
          </table:table-cell>
          <table:table-cell table:style-name="ce252" table:formula="of:=[.F91]+[.E92]" office:value-type="float" office:value="250.251857926258" calcext:value-type="float">
            <text:p>250.3</text:p>
          </table:table-cell>
          <table:table-cell table:style-name="ce247" table:formula="of:=[.F92]-250" office:value-type="float" office:value="0.251857926257543" calcext:value-type="float">
            <text:p>0.25</text:p>
          </table:table-cell>
          <table:table-cell table:style-name="ce238" office:value-type="float" office:value="86" calcext:value-type="float">
            <text:p>86</text:p>
          </table:table-cell>
          <table:table-cell office:value-type="string" calcext:value-type="string">
            <text:p>Sampled </text:p>
          </table:table-cell>
          <table:table-cell table:style-name="ce237" office:value-type="date" office:date-value="2017-12-29" calcext:value-type="date">
            <text:p>12/29/17</text:p>
          </table:table-cell>
          <table:table-cell table:style-name="ce57" table:formula="of:=['LB 2017'.B145]" office:value-type="float" office:value="4.542177" calcext:value-type="float">
            <text:p>4.542177</text:p>
          </table:table-cell>
          <table:table-cell table:style-name="ce238" table:formula="of:=[.L91]+[.K92]" office:value-type="float" office:value="397.798983" calcext:value-type="float">
            <text:p>397.798983</text:p>
          </table:table-cell>
          <table:table-cell table:style-name="ce238" table:formula="of:=[.M91]+3.01" office:value-type="float" office:value="258.86" calcext:value-type="float">
            <text:p>258.86</text:p>
          </table:table-cell>
          <table:table-cell table:style-name="ce247" table:formula="of:=(0.0312039503*[.K92]^2)+0.2307524608*[.K92]+1.1730058735" office:value-type="float" office:value="2.86490469700664" calcext:value-type="float">
            <text:p>2.86</text:p>
          </table:table-cell>
          <table:table-cell table:style-name="ce252" table:formula="of:=[.O91]+[.N92]" office:value-type="float" office:value="250.112167281823" calcext:value-type="float">
            <text:p>250.1</text:p>
          </table:table-cell>
          <table:table-cell table:style-name="ce247" table:formula="of:=[.O92]-250" office:value-type="float" office:value="0.112167281823218" calcext:value-type="float">
            <text:p>0.11</text:p>
          </table:table-cell>
          <table:table-cell table:style-name="ce238" office:value-type="float" office:value="86" calcext:value-type="float">
            <text:p>86</text:p>
          </table:table-cell>
          <table:table-cell office:value-type="string" calcext:value-type="string">
            <text:p>Sampled</text:p>
          </table:table-cell>
          <table:table-cell table:style-name="ce79" office:value-type="date" office:date-value="2018-01-06" calcext:value-type="date">
            <text:p>1/6/18</text:p>
          </table:table-cell>
          <table:table-cell table:style-name="ce238" table:formula="of:=['LB 2017'.B153]" office:value-type="float" office:value="4.540121" calcext:value-type="float">
            <text:p>4.540121</text:p>
          </table:table-cell>
          <table:table-cell table:style-name="ce238" table:formula="of:=[.U91]+[.T92]" office:value-type="float" office:value="395.697263" calcext:value-type="float">
            <text:p>395.697263</text:p>
          </table:table-cell>
          <table:table-cell table:style-name="ce238" table:formula="of:=[.V91]+3.01" office:value-type="float" office:value="258.86" calcext:value-type="float">
            <text:p>258.86</text:p>
          </table:table-cell>
          <table:table-cell table:style-name="ce247" table:formula="of:=(0.0312039503*[.T92]^2)+0.2307524608*[.T92]+1.1730058735" office:value-type="float" office:value="2.86384759219621" calcext:value-type="float">
            <text:p>2.86</text:p>
          </table:table-cell>
          <table:table-cell table:style-name="ce252" table:formula="of:=[.X91]+[.W92]" office:value-type="float" office:value="249.015995639133" calcext:value-type="float">
            <text:p>249.0</text:p>
          </table:table-cell>
          <table:table-cell table:style-name="ce247" table:formula="of:=[.X92]-250" office:value-type="float" office:value="-0.984004360867061" calcext:value-type="float">
            <text:p>-0.98</text:p>
          </table:table-cell>
          <table:table-cell table:style-name="ce238" office:value-type="float" office:value="86" calcext:value-type="float">
            <text:p>86</text:p>
          </table:table-cell>
          <table:table-cell table:style-name="ce32" office:value-type="string" calcext:value-type="string">
            <text:p>Sampled </text:p>
          </table:table-cell>
          <table:table-cell table:style-name="ce31" office:value-type="date" office:date-value="2018-01-15" calcext:value-type="date">
            <text:p>1/15/18</text:p>
          </table:table-cell>
          <table:table-cell table:style-name="ce192" table:formula="of:=['LB 2017'.B162]" office:value-type="float" office:value="4.567664" calcext:value-type="float">
            <text:p>4.567664</text:p>
          </table:table-cell>
          <table:table-cell table:style-name="ce36" table:formula="of:=[.AD91]+[.AC92]" office:value-type="float" office:value="394.174311" calcext:value-type="float">
            <text:p>394.174311</text:p>
          </table:table-cell>
          <table:table-cell table:style-name="ce36" table:formula="of:=[.AE91]+3.01" office:value-type="float" office:value="258.86" calcext:value-type="float">
            <text:p>258.86</text:p>
          </table:table-cell>
          <table:table-cell table:style-name="ce41" table:formula="of:=(0.0312039503*[.AC92]^2)+0.2307524608*[.AC92]+1.1730058735" office:value-type="float" office:value="2.87803089671374" calcext:value-type="float">
            <text:p>2.88</text:p>
          </table:table-cell>
          <table:table-cell table:style-name="ce45" table:formula="of:=[.AG91]+[.AF92]" office:value-type="float" office:value="248.223623264709" calcext:value-type="float">
            <text:p>248.2</text:p>
          </table:table-cell>
          <table:table-cell table:style-name="ce41" table:formula="of:=[.AG92]-250" office:value-type="float" office:value="-1.77637673529071" calcext:value-type="float">
            <text:p>-1.78</text:p>
          </table:table-cell>
          <table:table-cell table:style-name="ce36" office:value-type="float" office:value="86" calcext:value-type="float">
            <text:p>86</text:p>
          </table:table-cell>
          <table:table-cell table:style-name="ce32"/>
          <table:table-cell table:number-columns-repeated="12"/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date" office:date-value="2017-12-29" calcext:value-type="date">
            <text:p>12/29/17</text:p>
          </table:table-cell>
          <table:table-cell table:formula="of:=['LB 2017'.B145]" office:value-type="float" office:value="4.542177" calcext:value-type="float">
            <text:p>4.542177</text:p>
          </table:table-cell>
          <table:table-cell table:formula="of:=[.C92]+[.B93]" office:value-type="float" office:value="402.608479" calcext:value-type="float">
            <text:p>402.608479</text:p>
          </table:table-cell>
          <table:table-cell table:formula="of:=[.D92]+3.01" office:value-type="float" office:value="261.87" calcext:value-type="float">
            <text:p>261.87</text:p>
          </table:table-cell>
          <table:table-cell table:formula="of:=(0.0312039503*[.B93]^2)+0.2307524608*[.B93]+1.1730058735" office:value-type="float" office:value="2.86490469700664" calcext:value-type="float">
            <text:p>2.86</text:p>
          </table:table-cell>
          <table:table-cell table:formula="of:=[.F92]+[.E93]" office:value-type="float" office:value="253.116762623264" calcext:value-type="float">
            <text:p>253.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17PL4 12E/12R/12P <text:s/>&gt;40 left</text:p>
          </table:table-cell>
          <table:table-cell office:value-type="date" office:date-value="2017-12-30" calcext:value-type="date">
            <text:p>12/30/17</text:p>
          </table:table-cell>
          <table:table-cell table:formula="of:=['LB 2017'.B146]" office:value-type="float" office:value="4.528988" calcext:value-type="float">
            <text:p>4.528988</text:p>
          </table:table-cell>
          <table:table-cell table:formula="of:=[.L92]+[.K93]" office:value-type="float" office:value="402.327971" calcext:value-type="float">
            <text:p>402.327971</text:p>
          </table:table-cell>
          <table:table-cell table:formula="of:=[.M92]+3.01" office:value-type="float" office:value="261.87" calcext:value-type="float">
            <text:p>261.87</text:p>
          </table:table-cell>
          <table:table-cell table:formula="of:=(0.0312039503*[.K93]^2)+0.2307524608*[.K93]+1.1730058735" office:value-type="float" office:value="2.85812807481908" calcext:value-type="float">
            <text:p>2.86</text:p>
          </table:table-cell>
          <table:table-cell table:formula="of:=[.O92]+[.N93]" office:value-type="float" office:value="252.970295356642" calcext:value-type="float">
            <text:p>253.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17PL13 12E/10R/10P – all gone</text:p>
          </table:table-cell>
          <table:table-cell office:value-type="date" office:date-value="2018-01-07" calcext:value-type="date">
            <text:p>1/7/18</text:p>
          </table:table-cell>
          <table:table-cell table:formula="of:=['LB 2017'.B154]" office:value-type="float" office:value="4.52934" calcext:value-type="float">
            <text:p>4.52934</text:p>
          </table:table-cell>
          <table:table-cell table:formula="of:=[.U92]+[.T93]" office:value-type="float" office:value="400.226603" calcext:value-type="float">
            <text:p>400.226603</text:p>
          </table:table-cell>
          <table:table-cell table:formula="of:=[.V92]+3.01" office:value-type="float" office:value="261.87" calcext:value-type="float">
            <text:p>261.87</text:p>
          </table:table-cell>
          <table:table-cell table:formula="of:=(0.0312039503*[.T93]^2)+0.2307524608*[.T93]+1.1730058735" office:value-type="float" office:value="2.85830879446237" calcext:value-type="float">
            <text:p>2.86</text:p>
          </table:table-cell>
          <table:table-cell table:formula="of:=[.X92]+[.W93]" office:value-type="float" office:value="251.874304433595" calcext:value-type="float">
            <text:p>251.9</text:p>
          </table:table-cell>
          <table:table-cell table:style-name="ce247" table:formula="of:=[.X93]-250" office:value-type="float" office:value="1.87430443359531" calcext:value-type="float">
            <text:p>1.87</text:p>
          </table:table-cell>
          <table:table-cell office:value-type="float" office:value="87" calcext:value-type="float">
            <text:p>87</text:p>
          </table:table-cell>
          <table:table-cell table:style-name="ce32" office:value-type="string" calcext:value-type="string">
            <text:p>17PL23 Not sampled</text:p>
          </table:table-cell>
          <table:table-cell table:style-name="ce237" office:value-type="date" office:date-value="2018-01-16" calcext:value-type="date">
            <text:p>1/16/18</text:p>
          </table:table-cell>
          <table:table-cell table:style-name="ce33" table:formula="of:=['LB 2017'.B163]" office:value-type="float" office:value="4.53469" calcext:value-type="float">
            <text:p>4.53469</text:p>
          </table:table-cell>
          <table:table-cell table:style-name="ce238" table:formula="of:=[.AD92]+[.AC93]" office:value-type="float" office:value="398.709001" calcext:value-type="float">
            <text:p>398.709001</text:p>
          </table:table-cell>
          <table:table-cell table:style-name="ce238" table:formula="of:=[.AE92]+3.01" office:value-type="float" office:value="261.87" calcext:value-type="float">
            <text:p>261.87</text:p>
          </table:table-cell>
          <table:table-cell table:style-name="ce247" table:formula="of:=(0.0312039503*[.AC93]^2)+0.2307524608*[.AC93]+1.1730058735" office:value-type="float" office:value="2.86105647957541" calcext:value-type="float">
            <text:p>2.86</text:p>
          </table:table-cell>
          <table:table-cell table:style-name="ce252" table:formula="of:=[.AG92]+[.AF93]" office:value-type="float" office:value="251.084679744285" calcext:value-type="float">
            <text:p>251.1</text:p>
          </table:table-cell>
          <table:table-cell table:style-name="ce247" table:formula="of:=[.AG93]-250" office:value-type="float" office:value="1.0846797442847" calcext:value-type="float">
            <text:p>1.08</text:p>
          </table:table-cell>
          <table:table-cell table:style-name="ce238" office:value-type="float" office:value="87" calcext:value-type="float">
            <text:p>87</text:p>
          </table:table-cell>
          <table:table-cell table:style-name="ce32" office:value-type="string" calcext:value-type="string">
            <text:p>Sampled</text:p>
          </table:table-cell>
          <table:table-cell table:number-columns-repeated="9"/>
          <table:table-cell office:value-type="string" calcext:value-type="string">
            <text:p>until now at 250:</text:p>
          </table:table-cell>
          <table:table-cell/>
          <table:table-cell office:value-type="string" calcext:value-type="string">
            <text:p>17PL4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17-12-30" calcext:value-type="date">
            <text:p>12/30/17</text:p>
          </table:table-cell>
          <table:table-cell table:formula="of:=['LB 2017'.B146]" office:value-type="float" office:value="4.528988" calcext:value-type="float">
            <text:p>4.528988</text:p>
          </table:table-cell>
          <table:table-cell table:formula="of:=[.C93]+[.B94]" office:value-type="float" office:value="407.137467" calcext:value-type="float">
            <text:p>407.137467</text:p>
          </table:table-cell>
          <table:table-cell table:formula="of:=[.D93]+3.01" office:value-type="float" office:value="264.88" calcext:value-type="float">
            <text:p>264.88</text:p>
          </table:table-cell>
          <table:table-cell table:formula="of:=(0.0312039503*[.B94]^2)+0.2307524608*[.B94]+1.1730058735" office:value-type="float" office:value="2.85812807481908" calcext:value-type="float">
            <text:p>2.86</text:p>
          </table:table-cell>
          <table:table-cell table:formula="of:=[.F93]+[.E94]" office:value-type="float" office:value="255.974890698083" calcext:value-type="float">
            <text:p>256.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7PL11 8E/8R/8P + 1 dead – all gone</text:p>
          </table:table-cell>
          <table:table-cell office:value-type="date" office:date-value="2017-12-31" calcext:value-type="date">
            <text:p>12/31/17</text:p>
          </table:table-cell>
          <table:table-cell table:formula="of:=['LB 2017'.B147]" office:value-type="float" office:value="4.530805" calcext:value-type="float">
            <text:p>4.530805</text:p>
          </table:table-cell>
          <table:table-cell table:formula="of:=[.L93]+[.K94]" office:value-type="float" office:value="406.858776" calcext:value-type="float">
            <text:p>406.858776</text:p>
          </table:table-cell>
          <table:table-cell table:formula="of:=[.M93]+3.01" office:value-type="float" office:value="264.88" calcext:value-type="float">
            <text:p>264.88</text:p>
          </table:table-cell>
          <table:table-cell table:formula="of:=(0.0312039503*[.K94]^2)+0.2307524608*[.K94]+1.1730058735" office:value-type="float" office:value="2.85906102035788" calcext:value-type="float">
            <text:p>2.86</text:p>
          </table:table-cell>
          <table:table-cell table:formula="of:=[.O93]+[.N94]" office:value-type="float" office:value="255.829356377" calcext:value-type="float">
            <text:p>255.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7PL18 15 in PFA only</text:p>
          </table:table-cell>
          <table:table-cell office:value-type="date" office:date-value="2018-01-08" calcext:value-type="date">
            <text:p>1/8/18</text:p>
          </table:table-cell>
          <table:table-cell table:formula="of:=['LB 2017'.B155]" office:value-type="float" office:value="4.541957" calcext:value-type="float">
            <text:p>4.541957</text:p>
          </table:table-cell>
          <table:table-cell table:formula="of:=[.U93]+[.T94]" office:value-type="float" office:value="404.76856" calcext:value-type="float">
            <text:p>404.76856</text:p>
          </table:table-cell>
          <table:table-cell table:formula="of:=[.V93]+3.01" office:value-type="float" office:value="264.88" calcext:value-type="float">
            <text:p>264.88</text:p>
          </table:table-cell>
          <table:table-cell table:formula="of:=(0.0312039503*[.T94]^2)+0.2307524608*[.T94]+1.1730058735" office:value-type="float" office:value="2.86479157007478" calcext:value-type="float">
            <text:p>2.86</text:p>
          </table:table-cell>
          <table:table-cell table:formula="of:=[.X93]+[.W94]" office:value-type="float" office:value="254.73909600367" calcext:value-type="float">
            <text:p>254.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7PL25 8E/8R/8P ~30 left</text:p>
          </table:table-cell>
          <table:table-cell office:value-type="date" office:date-value="2018-01-17" calcext:value-type="date">
            <text:p>1/17/18</text:p>
          </table:table-cell>
          <table:table-cell table:formula="of:=['LB 2017'.B164]" office:value-type="float" office:value="4.50791" calcext:value-type="float">
            <text:p>4.50791</text:p>
          </table:table-cell>
          <table:table-cell table:formula="of:=[.AD93]+[.AC94]" office:value-type="float" office:value="403.216911" calcext:value-type="float">
            <text:p>403.216911</text:p>
          </table:table-cell>
          <table:table-cell table:formula="of:=[.AE93]+3.01" office:value-type="float" office:value="264.88" calcext:value-type="float">
            <text:p>264.88</text:p>
          </table:table-cell>
          <table:table-cell table:formula="of:=(0.0312039503*[.AC94]^2)+0.2307524608*[.AC94]+1.1730058735" office:value-type="float" office:value="2.84732055423367" calcext:value-type="float">
            <text:p>2.85</text:p>
          </table:table-cell>
          <table:table-cell table:formula="of:=[.AG93]+[.AF94]" office:value-type="float" office:value="253.932000298518" calcext:value-type="float">
            <text:p>253.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7PL53 15E/15R/15P</text:p>
          </table:table-cell>
          <table:table-cell table:number-columns-repeated="11"/>
          <table:table-cell office:value-type="string" calcext:value-type="string">
            <text:p>17PL1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17-12-31" calcext:value-type="date">
            <text:p>12/31/17</text:p>
          </table:table-cell>
          <table:table-cell table:formula="of:=['LB 2017'.B147]" office:value-type="float" office:value="4.530805" calcext:value-type="float">
            <text:p>4.530805</text:p>
          </table:table-cell>
          <table:table-cell table:formula="of:=[.C94]+[.B95]" office:value-type="float" office:value="411.668272" calcext:value-type="float">
            <text:p>411.668272</text:p>
          </table:table-cell>
          <table:table-cell table:formula="of:=[.D94]+3.01" office:value-type="float" office:value="267.89" calcext:value-type="float">
            <text:p>267.89</text:p>
          </table:table-cell>
          <table:table-cell table:formula="of:=(0.0312039503*[.B95]^2)+0.2307524608*[.B95]+1.1730058735" office:value-type="float" office:value="2.85906102035788" calcext:value-type="float">
            <text:p>2.86</text:p>
          </table:table-cell>
          <table:table-cell table:formula="of:=[.F94]+[.E95]" office:value-type="float" office:value="258.833951718441" calcext:value-type="float">
            <text:p>258.8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date" office:date-value="2018-01-01" calcext:value-type="date">
            <text:p>1/1/18</text:p>
          </table:table-cell>
          <table:table-cell table:formula="of:=['LB 2017'.B148]" office:value-type="float" office:value="4.522019" calcext:value-type="float">
            <text:p>4.522019</text:p>
          </table:table-cell>
          <table:table-cell table:formula="of:=[.L94]+[.K95]" office:value-type="float" office:value="411.380795" calcext:value-type="float">
            <text:p>411.380795</text:p>
          </table:table-cell>
          <table:table-cell table:formula="of:=[.M94]+3.01" office:value-type="float" office:value="267.89" calcext:value-type="float">
            <text:p>267.89</text:p>
          </table:table-cell>
          <table:table-cell table:formula="of:=(0.0312039503*[.K95]^2)+0.2307524608*[.K95]+1.1730058735" office:value-type="float" office:value="2.85455172595397" calcext:value-type="float">
            <text:p>2.85</text:p>
          </table:table-cell>
          <table:table-cell table:formula="of:=[.O94]+[.N95]" office:value-type="float" office:value="258.683908102954" calcext:value-type="float">
            <text:p>258.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7PL20 15E15/R/15P ~45 left</text:p>
          </table:table-cell>
          <table:table-cell office:value-type="date" office:date-value="2018-01-09" calcext:value-type="date">
            <text:p>1/9/18</text:p>
          </table:table-cell>
          <table:table-cell table:formula="of:=['LB 2017'.B156]" office:value-type="float" office:value="4.55416" calcext:value-type="float">
            <text:p>4.55416</text:p>
          </table:table-cell>
          <table:table-cell table:formula="of:=[.U94]+[.T95]" office:value-type="float" office:value="409.32272" calcext:value-type="float">
            <text:p>409.32272</text:p>
          </table:table-cell>
          <table:table-cell table:formula="of:=[.V94]+3.01" office:value-type="float" office:value="267.89" calcext:value-type="float">
            <text:p>267.89</text:p>
          </table:table-cell>
          <table:table-cell table:formula="of:=(0.0312039503*[.T95]^2)+0.2307524608*[.T95]+1.1730058735" office:value-type="float" office:value="2.87107107820832" calcext:value-type="float">
            <text:p>2.87</text:p>
          </table:table-cell>
          <table:table-cell table:formula="of:=[.X94]+[.W95]" office:value-type="float" office:value="257.610167081878" calcext:value-type="float">
            <text:p>257.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7PL26 10E/10R/10P ~40 left – 1 hatched already</text:p>
          </table:table-cell>
          <table:table-cell office:value-type="date" office:date-value="2018-01-18" calcext:value-type="date">
            <text:p>1/18/18</text:p>
          </table:table-cell>
          <table:table-cell table:formula="of:=['LB 2017'.B165]" office:value-type="float" office:value="4.508959" calcext:value-type="float">
            <text:p>4.508959</text:p>
          </table:table-cell>
          <table:table-cell table:formula="of:=[.AD94]+[.AC95]" office:value-type="float" office:value="407.72587" calcext:value-type="float">
            <text:p>407.72587</text:p>
          </table:table-cell>
          <table:table-cell table:formula="of:=[.AE94]+3.01" office:value-type="float" office:value="267.89" calcext:value-type="float">
            <text:p>267.89</text:p>
          </table:table-cell>
          <table:table-cell table:formula="of:=(0.0312039503*[.AC95]^2)+0.2307524608*[.AC95]+1.1730058735" office:value-type="float" office:value="2.84785776223186" calcext:value-type="float">
            <text:p>2.85</text:p>
          </table:table-cell>
          <table:table-cell table:formula="of:=[.AG94]+[.AF95]" office:value-type="float" office:value="256.77985806075" calcext:value-type="float">
            <text:p>256.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7PL54 10E/10R/10P</text:p>
          </table:table-cell>
          <table:table-cell table:number-columns-repeated="4"/>
          <table:table-cell office:value-type="string" calcext:value-type="string">
            <text:p>Summ</text:p>
          </table:table-cell>
          <table:table-cell table:formula="of:=SUM([.AP75:.AP94])" office:value-type="float" office:value="178" calcext:value-type="float">
            <text:p>178</text:p>
          </table:table-cell>
          <table:table-cell table:formula="of:=SUM([.AQ75:.AQ94])" office:value-type="float" office:value="171" calcext:value-type="float">
            <text:p>171</text:p>
          </table:table-cell>
          <table:table-cell table:formula="of:=SUM([.AR75:.AR94])" office:value-type="float" office:value="222" calcext:value-type="float">
            <text:p>222</text:p>
          </table:table-cell>
          <table:table-cell table:number-columns-repeated="3"/>
          <table:table-cell office:value-type="string" calcext:value-type="string">
            <text:p>17PL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18-01-01" calcext:value-type="date">
            <text:p>1/1/18</text:p>
          </table:table-cell>
          <table:table-cell table:formula="of:=['LB 2017'.B148]" office:value-type="float" office:value="4.522019" calcext:value-type="float">
            <text:p>4.522019</text:p>
          </table:table-cell>
          <table:table-cell table:formula="of:=[.C95]+[.B96]" office:value-type="float" office:value="416.190291" calcext:value-type="float">
            <text:p>416.190291</text:p>
          </table:table-cell>
          <table:table-cell table:formula="of:=[.D95]+3.01" office:value-type="float" office:value="270.9" calcext:value-type="float">
            <text:p>270.9</text:p>
          </table:table-cell>
          <table:table-cell table:formula="of:=(0.0312039503*[.B96]^2)+0.2307524608*[.B96]+1.1730058735" office:value-type="float" office:value="2.85455172595397" calcext:value-type="float">
            <text:p>2.85</text:p>
          </table:table-cell>
          <table:table-cell table:formula="of:=[.F95]+[.E96]" office:value-type="float" office:value="261.688503444395" calcext:value-type="float">
            <text:p>261.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date" office:date-value="2018-01-02" calcext:value-type="date">
            <text:p>1/2/18</text:p>
          </table:table-cell>
          <table:table-cell table:formula="of:=['LB 2017'.B149]" office:value-type="float" office:value="4.526403" calcext:value-type="float">
            <text:p>4.526403</text:p>
          </table:table-cell>
          <table:table-cell table:formula="of:=[.L95]+[.K96]" office:value-type="float" office:value="415.907198" calcext:value-type="float">
            <text:p>415.907198</text:p>
          </table:table-cell>
          <table:table-cell table:formula="of:=[.M95]+3.01" office:value-type="float" office:value="270.9" calcext:value-type="float">
            <text:p>270.9</text:p>
          </table:table-cell>
          <table:table-cell table:formula="of:=(0.0312039503*[.K96]^2)+0.2307524608*[.K96]+1.1730058735" office:value-type="float" office:value="2.85680115184363" calcext:value-type="float">
            <text:p>2.86</text:p>
          </table:table-cell>
          <table:table-cell table:formula="of:=[.O95]+[.N96]" office:value-type="float" office:value="261.540709254798" calcext:value-type="float">
            <text:p>261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7PL22 not sampled – 13 left</text:p>
          </table:table-cell>
          <table:table-cell office:value-type="date" office:date-value="2018-01-10" calcext:value-type="date">
            <text:p>1/10/18</text:p>
          </table:table-cell>
          <table:table-cell table:formula="of:=['LB 2017'.B157]" office:value-type="float" office:value="4.556861" calcext:value-type="float">
            <text:p>4.556861</text:p>
          </table:table-cell>
          <table:table-cell table:formula="of:=[.U95]+[.T96]" office:value-type="float" office:value="413.879581" calcext:value-type="float">
            <text:p>413.879581</text:p>
          </table:table-cell>
          <table:table-cell table:formula="of:=[.V95]+3.01" office:value-type="float" office:value="270.9" calcext:value-type="float">
            <text:p>270.9</text:p>
          </table:table-cell>
          <table:table-cell table:formula="of:=(0.0312039503*[.T96]^2)+0.2307524608*[.T96]+1.1730058735" office:value-type="float" office:value="2.87246223449024" calcext:value-type="float">
            <text:p>2.87</text:p>
          </table:table-cell>
          <table:table-cell table:formula="of:=[.X95]+[.W96]" office:value-type="float" office:value="260.482629316369" calcext:value-type="float">
            <text:p>260.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7PL29 12E/12R/12P &gt;60 left</text:p>
          </table:table-cell>
          <table:table-cell office:value-type="date" office:date-value="2018-01-19" calcext:value-type="date">
            <text:p>1/19/18</text:p>
          </table:table-cell>
          <table:table-cell table:formula="of:=['LB 2017'.B166]" office:value-type="float" office:value="4.492462" calcext:value-type="float">
            <text:p>4.492462</text:p>
          </table:table-cell>
          <table:table-cell table:formula="of:=[.AD95]+[.AC96]" office:value-type="float" office:value="412.218332" calcext:value-type="float">
            <text:p>412.218332</text:p>
          </table:table-cell>
          <table:table-cell table:formula="of:=[.AE95]+3.01" office:value-type="float" office:value="270.9" calcext:value-type="float">
            <text:p>270.9</text:p>
          </table:table-cell>
          <table:table-cell table:formula="of:=(0.0312039503*[.AC96]^2)+0.2307524608*[.AC96]+1.1730058735" office:value-type="float" office:value="2.83941736328275" calcext:value-type="float">
            <text:p>2.84</text:p>
          </table:table-cell>
          <table:table-cell table:formula="of:=[.AG95]+[.AF96]" office:value-type="float" office:value="259.619275424033" calcext:value-type="float">
            <text:p>259.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B! Hatching just starting. Nothing hatched in most crosses.</text:p>
          </table:table-cell>
          <table:table-cell table:number-columns-repeated="11"/>
          <table:table-cell office:value-type="string" calcext:value-type="string">
            <text:p>17PL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date" office:date-value="2018-01-02" calcext:value-type="date">
            <text:p>1/2/18</text:p>
          </table:table-cell>
          <table:table-cell table:formula="of:=['LB 2017'.B149]" office:value-type="float" office:value="4.526403" calcext:value-type="float">
            <text:p>4.526403</text:p>
          </table:table-cell>
          <table:table-cell table:formula="of:=[.C96]+[.B97]" office:value-type="float" office:value="420.716694" calcext:value-type="float">
            <text:p>420.716694</text:p>
          </table:table-cell>
          <table:table-cell table:formula="of:=[.D96]+3.01" office:value-type="float" office:value="273.91" calcext:value-type="float">
            <text:p>273.91</text:p>
          </table:table-cell>
          <table:table-cell table:formula="of:=(0.0312039503*[.B97]^2)+0.2307524608*[.B97]+1.1730058735" office:value-type="float" office:value="2.85680115184363" calcext:value-type="float">
            <text:p>2.86</text:p>
          </table:table-cell>
          <table:table-cell table:formula="of:=[.F96]+[.E97]" office:value-type="float" office:value="264.545304596239" calcext:value-type="float">
            <text:p>264.5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date" office:date-value="2018-01-03" calcext:value-type="date">
            <text:p>1/3/18</text:p>
          </table:table-cell>
          <table:table-cell table:formula="of:=['LB 2017'.B150]" office:value-type="float" office:value="4.525922" calcext:value-type="float">
            <text:p>4.525922</text:p>
          </table:table-cell>
          <table:table-cell table:formula="of:=[.L96]+[.K97]" office:value-type="float" office:value="420.43312" calcext:value-type="float">
            <text:p>420.43312</text:p>
          </table:table-cell>
          <table:table-cell table:formula="of:=[.M96]+3.01" office:value-type="float" office:value="273.91" calcext:value-type="float">
            <text:p>273.91</text:p>
          </table:table-cell>
          <table:table-cell table:formula="of:=(0.0312039503*[.K97]^2)+0.2307524608*[.K97]+1.1730058735" office:value-type="float" office:value="2.85655429265797" calcext:value-type="float">
            <text:p>2.86</text:p>
          </table:table-cell>
          <table:table-cell table:formula="of:=[.O96]+[.N97]" office:value-type="float" office:value="264.397263547456" calcext:value-type="float">
            <text:p>264.4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date" office:date-value="2018-01-11" calcext:value-type="date">
            <text:p>1/11/18</text:p>
          </table:table-cell>
          <table:table-cell table:formula="of:=['LB 2017'.B158]" office:value-type="float" office:value="4.554354" calcext:value-type="float">
            <text:p>4.554354</text:p>
          </table:table-cell>
          <table:table-cell table:formula="of:=[.U96]+[.T97]" office:value-type="float" office:value="418.433935" calcext:value-type="float">
            <text:p>418.433935</text:p>
          </table:table-cell>
          <table:table-cell table:formula="of:=[.V96]+3.01" office:value-type="float" office:value="273.91" calcext:value-type="float">
            <text:p>273.91</text:p>
          </table:table-cell>
          <table:table-cell table:formula="of:=(0.0312039503*[.T97]^2)+0.2307524608*[.T97]+1.1730058735" office:value-type="float" office:value="2.87117098317964" calcext:value-type="float">
            <text:p>2.87</text:p>
          </table:table-cell>
          <table:table-cell table:formula="of:=[.X96]+[.W97]" office:value-type="float" office:value="263.353800299548" calcext:value-type="float">
            <text:p>263.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17PL30 15E/15R/16P (rem 1 unf) &gt;60 left</text:p>
          </table:table-cell>
          <table:table-cell office:value-type="date" office:date-value="2018-01-20" calcext:value-type="date">
            <text:p>1/20/18</text:p>
          </table:table-cell>
          <table:table-cell table:formula="of:=['LB 2017'.B167]" office:value-type="float" office:value="4.497659" calcext:value-type="float">
            <text:p>4.497659</text:p>
          </table:table-cell>
          <table:table-cell table:formula="of:=[.AD96]+[.AC97]" office:value-type="float" office:value="416.715991" calcext:value-type="float">
            <text:p>416.715991</text:p>
          </table:table-cell>
          <table:table-cell table:formula="of:=[.AE96]+3.01" office:value-type="float" office:value="273.91" calcext:value-type="float">
            <text:p>273.91</text:p>
          </table:table-cell>
          <table:table-cell table:formula="of:=(0.0312039503*[.AC97]^2)+0.2307524608*[.AC97]+1.1730058735" office:value-type="float" office:value="2.84207448414181" calcext:value-type="float">
            <text:p>2.84</text:p>
          </table:table-cell>
          <table:table-cell table:formula="of:=[.AG96]+[.AF97]" office:value-type="float" office:value="262.461349908175" calcext:value-type="float">
            <text:p>262.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there seems to be quite some variability based on egg size</text:p>
          </table:table-cell>
          <table:table-cell table:number-columns-repeated="11"/>
          <table:table-cell office:value-type="string" calcext:value-type="string">
            <text:p>17PL2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office:value-type="date" office:date-value="2018-01-03" calcext:value-type="date">
            <text:p>1/3/18</text:p>
          </table:table-cell>
          <table:table-cell table:formula="of:=['LB 2017'.B150]" office:value-type="float" office:value="4.525922" calcext:value-type="float">
            <text:p>4.525922</text:p>
          </table:table-cell>
          <table:table-cell table:formula="of:=[.C97]+[.B98]" office:value-type="float" office:value="425.242616" calcext:value-type="float">
            <text:p>425.242616</text:p>
          </table:table-cell>
          <table:table-cell table:formula="of:=[.D97]+3.01" office:value-type="float" office:value="276.92" calcext:value-type="float">
            <text:p>276.92</text:p>
          </table:table-cell>
          <table:table-cell table:formula="of:=(0.0312039503*[.B98]^2)+0.2307524608*[.B98]+1.1730058735" office:value-type="float" office:value="2.85655429265797" calcext:value-type="float">
            <text:p>2.86</text:p>
          </table:table-cell>
          <table:table-cell table:formula="of:=[.F97]+[.E98]" office:value-type="float" office:value="267.401858888897" calcext:value-type="float">
            <text:p>267.4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date" office:date-value="2018-01-04" calcext:value-type="date">
            <text:p>1/4/18</text:p>
          </table:table-cell>
          <table:table-cell table:formula="of:=['LB 2017'.B151]" office:value-type="float" office:value="4.523663" calcext:value-type="float">
            <text:p>4.523663</text:p>
          </table:table-cell>
          <table:table-cell table:formula="of:=[.L97]+[.K98]" office:value-type="float" office:value="424.956783" calcext:value-type="float">
            <text:p>424.956783</text:p>
          </table:table-cell>
          <table:table-cell table:formula="of:=[.M97]+3.01" office:value-type="float" office:value="276.92" calcext:value-type="float">
            <text:p>276.92</text:p>
          </table:table-cell>
          <table:table-cell table:formula="of:=(0.0312039503*[.K98]^2)+0.2307524608*[.K98]+1.1730058735" office:value-type="float" office:value="2.85539512010252" calcext:value-type="float">
            <text:p>2.86</text:p>
          </table:table-cell>
          <table:table-cell table:formula="of:=[.O97]+[.N98]" office:value-type="float" office:value="267.252658667558" calcext:value-type="float">
            <text:p>267.3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date" office:date-value="2018-01-12" calcext:value-type="date">
            <text:p>1/12/18</text:p>
          </table:table-cell>
          <table:table-cell table:formula="of:=['LB 2017'.B159]" office:value-type="float" office:value="4.553818" calcext:value-type="float">
            <text:p>4.553818</text:p>
          </table:table-cell>
          <table:table-cell table:formula="of:=[.U97]+[.T98]" office:value-type="float" office:value="422.987753" calcext:value-type="float">
            <text:p>422.987753</text:p>
          </table:table-cell>
          <table:table-cell table:formula="of:=[.V97]+3.01" office:value-type="float" office:value="276.92" calcext:value-type="float">
            <text:p>276.92</text:p>
          </table:table-cell>
          <table:table-cell table:formula="of:=(0.0312039503*[.T98]^2)+0.2307524608*[.T98]+1.1730058735" office:value-type="float" office:value="2.87089496279337" calcext:value-type="float">
            <text:p>2.87</text:p>
          </table:table-cell>
          <table:table-cell table:formula="of:=[.X97]+[.W98]" office:value-type="float" office:value="266.224695262342" calcext:value-type="float">
            <text:p>266.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17PL31 15E/10R/10P (rem 3 dead) ~60 left</text:p>
          </table:table-cell>
          <table:table-cell office:value-type="date" office:date-value="2018-01-21" calcext:value-type="date">
            <text:p>1/21/18</text:p>
          </table:table-cell>
          <table:table-cell table:formula="of:=['LB 2017'.B168]" office:value-type="float" office:value="4.494132" calcext:value-type="float">
            <text:p>4.494132</text:p>
          </table:table-cell>
          <table:table-cell table:formula="of:=[.AD97]+[.AC98]" office:value-type="float" office:value="421.210123" calcext:value-type="float">
            <text:p>421.210123</text:p>
          </table:table-cell>
          <table:table-cell table:formula="of:=[.AE97]+3.01" office:value-type="float" office:value="276.92" calcext:value-type="float">
            <text:p>276.92</text:p>
          </table:table-cell>
          <table:table-cell table:formula="of:=(0.0312039503*[.AC98]^2)+0.2307524608*[.AC98]+1.1730058735" office:value-type="float" office:value="2.84027101667063" calcext:value-type="float">
            <text:p>2.84</text:p>
          </table:table-cell>
          <table:table-cell table:formula="of:=[.AG97]+[.AF98]" office:value-type="float" office:value="265.301620924845" calcext:value-type="float">
            <text:p>265.3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style-name="ce32" office:value-type="string" calcext:value-type="string">
            <text:p>17PL23 Not sample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date" office:date-value="2018-01-04" calcext:value-type="date">
            <text:p>1/4/18</text:p>
          </table:table-cell>
          <table:table-cell table:formula="of:=['LB 2017'.B151]" office:value-type="float" office:value="4.523663" calcext:value-type="float">
            <text:p>4.523663</text:p>
          </table:table-cell>
          <table:table-cell table:formula="of:=[.C98]+[.B99]" office:value-type="float" office:value="429.766279" calcext:value-type="float">
            <text:p>429.766279</text:p>
          </table:table-cell>
          <table:table-cell table:formula="of:=[.D98]+3.01" office:value-type="float" office:value="279.93" calcext:value-type="float">
            <text:p>279.93</text:p>
          </table:table-cell>
          <table:table-cell table:formula="of:=(0.0312039503*[.B99]^2)+0.2307524608*[.B99]+1.1730058735" office:value-type="float" office:value="2.85539512010252" calcext:value-type="float">
            <text:p>2.86</text:p>
          </table:table-cell>
          <table:table-cell table:formula="of:=[.F98]+[.E99]" office:value-type="float" office:value="270.257254008999" calcext:value-type="float">
            <text:p>270.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date" office:date-value="2018-01-05" calcext:value-type="date">
            <text:p>1/5/18</text:p>
          </table:table-cell>
          <table:table-cell table:formula="of:=['LB 2017'.B152]" office:value-type="float" office:value="4.521851" calcext:value-type="float">
            <text:p>4.521851</text:p>
          </table:table-cell>
          <table:table-cell table:formula="of:=[.L98]+[.K99]" office:value-type="float" office:value="429.478634" calcext:value-type="float">
            <text:p>429.478634</text:p>
          </table:table-cell>
          <table:table-cell table:formula="of:=[.M98]+3.01" office:value-type="float" office:value="279.93" calcext:value-type="float">
            <text:p>279.93</text:p>
          </table:table-cell>
          <table:table-cell table:formula="of:=(0.0312039503*[.K99]^2)+0.2307524608*[.K99]+1.1730058735" office:value-type="float" office:value="2.85446554918959" calcext:value-type="float">
            <text:p>2.85</text:p>
          </table:table-cell>
          <table:table-cell table:formula="of:=[.O98]+[.N99]" office:value-type="float" office:value="270.107124216748" calcext:value-type="float">
            <text:p>270.1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date" office:date-value="2018-01-13" calcext:value-type="date">
            <text:p>1/13/18</text:p>
          </table:table-cell>
          <table:table-cell table:formula="of:=['LB 2017'.B160]" office:value-type="float" office:value="4.558534" calcext:value-type="float">
            <text:p>4.558534</text:p>
          </table:table-cell>
          <table:table-cell table:formula="of:=[.U98]+[.T99]" office:value-type="float" office:value="427.546287" calcext:value-type="float">
            <text:p>427.546287</text:p>
          </table:table-cell>
          <table:table-cell table:formula="of:=[.V98]+3.01" office:value-type="float" office:value="279.93" calcext:value-type="float">
            <text:p>279.93</text:p>
          </table:table-cell>
          <table:table-cell table:formula="of:=(0.0312039503*[.T99]^2)+0.2307524608*[.T99]+1.1730058735" office:value-type="float" office:value="2.87332414534151" calcext:value-type="float">
            <text:p>2.87</text:p>
          </table:table-cell>
          <table:table-cell table:formula="of:=[.X98]+[.W99]" office:value-type="float" office:value="269.098019407683" calcext:value-type="float">
            <text:p>269.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17PL32 10E/10R/10P ~40 left</text:p>
          </table:table-cell>
          <table:table-cell office:value-type="date" office:date-value="2018-01-22" calcext:value-type="date">
            <text:p>1/22/18</text:p>
          </table:table-cell>
          <table:table-cell table:formula="of:=['LB 2017'.B169]" office:value-type="float" office:value="4.330141" calcext:value-type="float">
            <text:p>4.330141</text:p>
          </table:table-cell>
          <table:table-cell table:formula="of:=[.AD98]+[.AC99]" office:value-type="float" office:value="425.540264" calcext:value-type="float">
            <text:p>425.540264</text:p>
          </table:table-cell>
          <table:table-cell table:formula="of:=[.AE98]+3.01" office:value-type="float" office:value="279.93" calcext:value-type="float">
            <text:p>279.93</text:p>
          </table:table-cell>
          <table:table-cell table:formula="of:=(0.0312039503*[.AC99]^2)+0.2307524608*[.AC99]+1.1730058735" office:value-type="float" office:value="2.75727441115656" calcext:value-type="float">
            <text:p>2.76</text:p>
          </table:table-cell>
          <table:table-cell table:formula="of:=[.AG98]+[.AF99]" office:value-type="float" office:value="268.058895336002" calcext:value-type="float">
            <text:p>268.1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17PL25 8E/8R/8P ~30 left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18-01-05" calcext:value-type="date">
            <text:p>1/5/18</text:p>
          </table:table-cell>
          <table:table-cell table:formula="of:=['LB 2017'.B152]" office:value-type="float" office:value="4.521851" calcext:value-type="float">
            <text:p>4.521851</text:p>
          </table:table-cell>
          <table:table-cell table:formula="of:=[.C99]+[.B100]" office:value-type="float" office:value="434.28813" calcext:value-type="float">
            <text:p>434.28813</text:p>
          </table:table-cell>
          <table:table-cell table:formula="of:=[.D99]+3.01" office:value-type="float" office:value="282.94" calcext:value-type="float">
            <text:p>282.94</text:p>
          </table:table-cell>
          <table:table-cell table:formula="of:=(0.0312039503*[.B100]^2)+0.2307524608*[.B100]+1.1730058735" office:value-type="float" office:value="2.85446554918959" calcext:value-type="float">
            <text:p>2.85</text:p>
          </table:table-cell>
          <table:table-cell table:formula="of:=[.F99]+[.E100]" office:value-type="float" office:value="273.111719558189" calcext:value-type="float">
            <text:p>273.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date" office:date-value="2018-01-06" calcext:value-type="date">
            <text:p>1/6/18</text:p>
          </table:table-cell>
          <table:table-cell table:formula="of:=['LB 2017'.B153]" office:value-type="float" office:value="4.540121" calcext:value-type="float">
            <text:p>4.540121</text:p>
          </table:table-cell>
          <table:table-cell table:formula="of:=[.L99]+[.K100]" office:value-type="float" office:value="434.018755" calcext:value-type="float">
            <text:p>434.018755</text:p>
          </table:table-cell>
          <table:table-cell table:formula="of:=[.M99]+3.01" office:value-type="float" office:value="282.94" calcext:value-type="float">
            <text:p>282.94</text:p>
          </table:table-cell>
          <table:table-cell table:formula="of:=(0.0312039503*[.K100]^2)+0.2307524608*[.K100]+1.1730058735" office:value-type="float" office:value="2.86384759219621" calcext:value-type="float">
            <text:p>2.86</text:p>
          </table:table-cell>
          <table:table-cell table:formula="of:=[.O99]+[.N100]" office:value-type="float" office:value="272.970971808944" calcext:value-type="float">
            <text:p>273.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date" office:date-value="2018-01-14" calcext:value-type="date">
            <text:p>1/14/18</text:p>
          </table:table-cell>
          <table:table-cell table:formula="of:=['LB 2017'.B161]" office:value-type="float" office:value="4.560379" calcext:value-type="float">
            <text:p>4.560379</text:p>
          </table:table-cell>
          <table:table-cell table:formula="of:=[.U99]+[.T100]" office:value-type="float" office:value="432.106666" calcext:value-type="float">
            <text:p>432.106666</text:p>
          </table:table-cell>
          <table:table-cell table:formula="of:=[.V99]+3.01" office:value-type="float" office:value="282.94" calcext:value-type="float">
            <text:p>282.94</text:p>
          </table:table-cell>
          <table:table-cell table:formula="of:=(0.0312039503*[.T100]^2)+0.2307524608*[.T100]+1.1730058735" office:value-type="float" office:value="2.87427487120102" calcext:value-type="float">
            <text:p>2.87</text:p>
          </table:table-cell>
          <table:table-cell table:formula="of:=[.X99]+[.W100]" office:value-type="float" office:value="271.972294278884" calcext:value-type="float">
            <text:p>272.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17PL33 12E/12R/12P ~55 left</text:p>
          </table:table-cell>
          <table:table-cell office:value-type="date" office:date-value="2018-01-23" calcext:value-type="date">
            <text:p>1/23/18</text:p>
          </table:table-cell>
          <table:table-cell table:formula="of:=['LB 2017'.B170]" office:value-type="float" office:value="4.18" calcext:value-type="float">
            <text:p>4.18</text:p>
          </table:table-cell>
          <table:table-cell table:formula="of:=[.AD99]+[.AC100]" office:value-type="float" office:value="429.720264" calcext:value-type="float">
            <text:p>429.720264</text:p>
          </table:table-cell>
          <table:table-cell table:formula="of:=[.AE99]+3.01" office:value-type="float" office:value="282.94" calcext:value-type="float">
            <text:p>282.94</text:p>
          </table:table-cell>
          <table:table-cell table:formula="of:=(0.0312039503*[.AC100]^2)+0.2307524608*[.AC100]+1.1730058735" office:value-type="float" office:value="2.68275906086572" calcext:value-type="float">
            <text:p>2.68</text:p>
          </table:table-cell>
          <table:table-cell table:formula="of:=[.AG99]+[.AF100]" office:value-type="float" office:value="270.741654396867" calcext:value-type="float">
            <text:p>270.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17PL26 10E/10R/10P ~40 left – 1 hatched already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18-01-06" calcext:value-type="date">
            <text:p>1/6/18</text:p>
          </table:table-cell>
          <table:table-cell table:formula="of:=['LB 2017'.B153]" office:value-type="float" office:value="4.540121" calcext:value-type="float">
            <text:p>4.540121</text:p>
          </table:table-cell>
          <table:table-cell table:formula="of:=[.C100]+[.B101]" office:value-type="float" office:value="438.828251" calcext:value-type="float">
            <text:p>438.828251</text:p>
          </table:table-cell>
          <table:table-cell table:formula="of:=[.D100]+3.01" office:value-type="float" office:value="285.95" calcext:value-type="float">
            <text:p>285.95</text:p>
          </table:table-cell>
          <table:table-cell table:formula="of:=(0.0312039503*[.B101]^2)+0.2307524608*[.B101]+1.1730058735" office:value-type="float" office:value="2.86384759219621" calcext:value-type="float">
            <text:p>2.86</text:p>
          </table:table-cell>
          <table:table-cell table:formula="of:=[.F100]+[.E101]" office:value-type="float" office:value="275.975567150385" calcext:value-type="float">
            <text:p>276.0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date" office:date-value="2018-01-07" calcext:value-type="date">
            <text:p>1/7/18</text:p>
          </table:table-cell>
          <table:table-cell table:formula="of:=['LB 2017'.B154]" office:value-type="float" office:value="4.52934" calcext:value-type="float">
            <text:p>4.52934</text:p>
          </table:table-cell>
          <table:table-cell table:formula="of:=[.L100]+[.K101]" office:value-type="float" office:value="438.548095" calcext:value-type="float">
            <text:p>438.548095</text:p>
          </table:table-cell>
          <table:table-cell table:formula="of:=[.M100]+3.01" office:value-type="float" office:value="285.95" calcext:value-type="float">
            <text:p>285.95</text:p>
          </table:table-cell>
          <table:table-cell table:formula="of:=(0.0312039503*[.K101]^2)+0.2307524608*[.K101]+1.1730058735" office:value-type="float" office:value="2.85830879446237" calcext:value-type="float">
            <text:p>2.86</text:p>
          </table:table-cell>
          <table:table-cell table:formula="of:=[.O100]+[.N101]" office:value-type="float" office:value="275.829280603406" calcext:value-type="float">
            <text:p>275.8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date" office:date-value="2018-01-15" calcext:value-type="date">
            <text:p>1/15/18</text:p>
          </table:table-cell>
          <table:table-cell table:formula="of:=['LB 2017'.B162]" office:value-type="float" office:value="4.567664" calcext:value-type="float">
            <text:p>4.567664</text:p>
          </table:table-cell>
          <table:table-cell table:formula="of:=[.U100]+[.T101]" office:value-type="float" office:value="436.67433" calcext:value-type="float">
            <text:p>436.67433</text:p>
          </table:table-cell>
          <table:table-cell table:formula="of:=[.V100]+3.01" office:value-type="float" office:value="285.95" calcext:value-type="float">
            <text:p>285.95</text:p>
          </table:table-cell>
          <table:table-cell table:formula="of:=(0.0312039503*[.T101]^2)+0.2307524608*[.T101]+1.1730058735" office:value-type="float" office:value="2.87803089671374" calcext:value-type="float">
            <text:p>2.88</text:p>
          </table:table-cell>
          <table:table-cell table:formula="of:=[.X100]+[.W101]" office:value-type="float" office:value="274.850325175598" calcext:value-type="float">
            <text:p>274.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17PL34 15E/15R/15P ~50 left</text:p>
          </table:table-cell>
          <table:table-cell office:value-type="date" office:date-value="2018-01-24" calcext:value-type="date">
            <text:p>1/24/18</text:p>
          </table:table-cell>
          <table:table-cell table:formula="of:=['LB 2017'.B171]" office:value-type="float" office:value="4.54" calcext:value-type="float">
            <text:p>4.54</text:p>
          </table:table-cell>
          <table:table-cell table:formula="of:=[.AD100]+[.AC101]" office:value-type="float" office:value="434.260264" calcext:value-type="float">
            <text:p>434.260264</text:p>
          </table:table-cell>
          <table:table-cell table:formula="of:=[.AE100]+3.01" office:value-type="float" office:value="285.95" calcext:value-type="float">
            <text:p>285.95</text:p>
          </table:table-cell>
          <table:table-cell table:formula="of:=(0.0312039503*[.AC101]^2)+0.2307524608*[.AC101]+1.1730058735" office:value-type="float" office:value="2.86378538753548" calcext:value-type="float">
            <text:p>2.86</text:p>
          </table:table-cell>
          <table:table-cell table:formula="of:=[.AG100]+[.AF101]" office:value-type="float" office:value="273.605439784403" calcext:value-type="float">
            <text:p>273.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17PL29 12E/12R/12P &gt;60 left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18-01-07" calcext:value-type="date">
            <text:p>1/7/18</text:p>
          </table:table-cell>
          <table:table-cell table:formula="of:=['LB 2017'.B154]" office:value-type="float" office:value="4.52934" calcext:value-type="float">
            <text:p>4.52934</text:p>
          </table:table-cell>
          <table:table-cell table:formula="of:=[.C101]+[.B102]" office:value-type="float" office:value="443.357591" calcext:value-type="float">
            <text:p>443.357591</text:p>
          </table:table-cell>
          <table:table-cell table:formula="of:=[.D101]+3.01" office:value-type="float" office:value="288.96" calcext:value-type="float">
            <text:p>288.96</text:p>
          </table:table-cell>
          <table:table-cell table:formula="of:=(0.0312039503*[.B102]^2)+0.2307524608*[.B102]+1.1730058735" office:value-type="float" office:value="2.85830879446237" calcext:value-type="float">
            <text:p>2.86</text:p>
          </table:table-cell>
          <table:table-cell table:formula="of:=[.F101]+[.E102]" office:value-type="float" office:value="278.833875944847" calcext:value-type="float">
            <text:p>278.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date" office:date-value="2018-01-08" calcext:value-type="date">
            <text:p>1/8/18</text:p>
          </table:table-cell>
          <table:table-cell table:formula="of:=['LB 2017'.B155]" office:value-type="float" office:value="4.541957" calcext:value-type="float">
            <text:p>4.541957</text:p>
          </table:table-cell>
          <table:table-cell table:formula="of:=[.L101]+[.K102]" office:value-type="float" office:value="443.090052" calcext:value-type="float">
            <text:p>443.090052</text:p>
          </table:table-cell>
          <table:table-cell table:formula="of:=[.M101]+3.01" office:value-type="float" office:value="288.96" calcext:value-type="float">
            <text:p>288.96</text:p>
          </table:table-cell>
          <table:table-cell table:formula="of:=(0.0312039503*[.K102]^2)+0.2307524608*[.K102]+1.1730058735" office:value-type="float" office:value="2.86479157007478" calcext:value-type="float">
            <text:p>2.86</text:p>
          </table:table-cell>
          <table:table-cell table:formula="of:=[.O101]+[.N102]" office:value-type="float" office:value="278.694072173481" calcext:value-type="float">
            <text:p>278.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date" office:date-value="2018-01-16" calcext:value-type="date">
            <text:p>1/16/18</text:p>
          </table:table-cell>
          <table:table-cell table:formula="of:=['LB 2017'.B163]" office:value-type="float" office:value="4.53469" calcext:value-type="float">
            <text:p>4.53469</text:p>
          </table:table-cell>
          <table:table-cell table:formula="of:=[.U101]+[.T102]" office:value-type="float" office:value="441.20902" calcext:value-type="float">
            <text:p>441.20902</text:p>
          </table:table-cell>
          <table:table-cell table:formula="of:=[.V101]+3.01" office:value-type="float" office:value="288.96" calcext:value-type="float">
            <text:p>288.96</text:p>
          </table:table-cell>
          <table:table-cell table:formula="of:=(0.0312039503*[.T102]^2)+0.2307524608*[.T102]+1.1730058735" office:value-type="float" office:value="2.86105647957541" calcext:value-type="float">
            <text:p>2.86</text:p>
          </table:table-cell>
          <table:table-cell table:formula="of:=[.X101]+[.W102]" office:value-type="float" office:value="277.711381655173" calcext:value-type="float">
            <text:p>277.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date" office:date-value="2018-01-25" calcext:value-type="date">
            <text:p>1/25/18</text:p>
          </table:table-cell>
          <table:table-cell table:formula="of:=['LB 2017'.B172]" office:value-type="float" office:value="4.54" calcext:value-type="float">
            <text:p>4.54</text:p>
          </table:table-cell>
          <table:table-cell table:formula="of:=[.AD101]+[.AC102]" office:value-type="float" office:value="438.800264" calcext:value-type="float">
            <text:p>438.800264</text:p>
          </table:table-cell>
          <table:table-cell table:formula="of:=[.AE101]+3.01" office:value-type="float" office:value="288.96" calcext:value-type="float">
            <text:p>288.96</text:p>
          </table:table-cell>
          <table:table-cell table:formula="of:=(0.0312039503*[.AC102]^2)+0.2307524608*[.AC102]+1.1730058735" office:value-type="float" office:value="2.86378538753548" calcext:value-type="float">
            <text:p>2.86</text:p>
          </table:table-cell>
          <table:table-cell table:formula="of:=[.AG101]+[.AF102]" office:value-type="float" office:value="276.469225171938" calcext:value-type="float">
            <text:p>276.5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17PL30 15E/15R/16P (rem 1 unf) &gt;60 lef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18-01-08" calcext:value-type="date">
            <text:p>1/8/18</text:p>
          </table:table-cell>
          <table:table-cell table:formula="of:=['LB 2017'.B155]" office:value-type="float" office:value="4.541957" calcext:value-type="float">
            <text:p>4.541957</text:p>
          </table:table-cell>
          <table:table-cell table:formula="of:=[.C102]+[.B103]" office:value-type="float" office:value="447.899548" calcext:value-type="float">
            <text:p>447.899548</text:p>
          </table:table-cell>
          <table:table-cell table:formula="of:=[.D102]+3.01" office:value-type="float" office:value="291.97" calcext:value-type="float">
            <text:p>291.97</text:p>
          </table:table-cell>
          <table:table-cell table:formula="of:=(0.0312039503*[.B103]^2)+0.2307524608*[.B103]+1.1730058735" office:value-type="float" office:value="2.86479157007478" calcext:value-type="float">
            <text:p>2.86</text:p>
          </table:table-cell>
          <table:table-cell table:formula="of:=[.F102]+[.E103]" office:value-type="float" office:value="281.698667514922" calcext:value-type="float">
            <text:p>281.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date" office:date-value="2018-01-09" calcext:value-type="date">
            <text:p>1/9/18</text:p>
          </table:table-cell>
          <table:table-cell table:formula="of:=['LB 2017'.B156]" office:value-type="float" office:value="4.55416" calcext:value-type="float">
            <text:p>4.55416</text:p>
          </table:table-cell>
          <table:table-cell table:formula="of:=[.L102]+[.K103]" office:value-type="float" office:value="447.644212" calcext:value-type="float">
            <text:p>447.644212</text:p>
          </table:table-cell>
          <table:table-cell table:formula="of:=[.M102]+3.01" office:value-type="float" office:value="291.97" calcext:value-type="float">
            <text:p>291.97</text:p>
          </table:table-cell>
          <table:table-cell table:formula="of:=(0.0312039503*[.K103]^2)+0.2307524608*[.K103]+1.1730058735" office:value-type="float" office:value="2.87107107820832" calcext:value-type="float">
            <text:p>2.87</text:p>
          </table:table-cell>
          <table:table-cell table:formula="of:=[.O102]+[.N103]" office:value-type="float" office:value="281.565143251689" calcext:value-type="float">
            <text:p>281.6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date" office:date-value="2018-01-17" calcext:value-type="date">
            <text:p>1/17/18</text:p>
          </table:table-cell>
          <table:table-cell table:formula="of:=['LB 2017'.B164]" office:value-type="float" office:value="4.50791" calcext:value-type="float">
            <text:p>4.50791</text:p>
          </table:table-cell>
          <table:table-cell table:formula="of:=[.U102]+[.T103]" office:value-type="float" office:value="445.71693" calcext:value-type="float">
            <text:p>445.71693</text:p>
          </table:table-cell>
          <table:table-cell table:formula="of:=[.V102]+3.01" office:value-type="float" office:value="291.97" calcext:value-type="float">
            <text:p>291.97</text:p>
          </table:table-cell>
          <table:table-cell table:formula="of:=(0.0312039503*[.T103]^2)+0.2307524608*[.T103]+1.1730058735" office:value-type="float" office:value="2.84732055423367" calcext:value-type="float">
            <text:p>2.85</text:p>
          </table:table-cell>
          <table:table-cell table:formula="of:=[.X102]+[.W103]" office:value-type="float" office:value="280.558702209407" calcext:value-type="float">
            <text:p>280.6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date" office:date-value="2018-01-26" calcext:value-type="date">
            <text:p>1/26/18</text:p>
          </table:table-cell>
          <table:table-cell table:formula="of:=['LB 2017'.B173]" office:value-type="float" office:value="4.54" calcext:value-type="float">
            <text:p>4.54</text:p>
          </table:table-cell>
          <table:table-cell table:formula="of:=[.AD102]+[.AC103]" office:value-type="float" office:value="443.340264" calcext:value-type="float">
            <text:p>443.340264</text:p>
          </table:table-cell>
          <table:table-cell table:formula="of:=[.AE102]+3.01" office:value-type="float" office:value="291.97" calcext:value-type="float">
            <text:p>291.97</text:p>
          </table:table-cell>
          <table:table-cell table:formula="of:=(0.0312039503*[.AC103]^2)+0.2307524608*[.AC103]+1.1730058735" office:value-type="float" office:value="2.86378538753548" calcext:value-type="float">
            <text:p>2.86</text:p>
          </table:table-cell>
          <table:table-cell table:formula="of:=[.AG102]+[.AF103]" office:value-type="float" office:value="279.333010559474" calcext:value-type="float">
            <text:p>279.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17PL31 15E/10R/10P (rem 3 dead) ~60 lef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18-01-09" calcext:value-type="date">
            <text:p>1/9/18</text:p>
          </table:table-cell>
          <table:table-cell table:formula="of:=['LB 2017'.B156]" office:value-type="float" office:value="4.55416" calcext:value-type="float">
            <text:p>4.55416</text:p>
          </table:table-cell>
          <table:table-cell table:formula="of:=[.C103]+[.B104]" office:value-type="float" office:value="452.453708" calcext:value-type="float">
            <text:p>452.453708</text:p>
          </table:table-cell>
          <table:table-cell table:formula="of:=[.D103]+3.01" office:value-type="float" office:value="294.98" calcext:value-type="float">
            <text:p>294.98</text:p>
          </table:table-cell>
          <table:table-cell table:formula="of:=(0.0312039503*[.B104]^2)+0.2307524608*[.B104]+1.1730058735" office:value-type="float" office:value="2.87107107820832" calcext:value-type="float">
            <text:p>2.87</text:p>
          </table:table-cell>
          <table:table-cell table:formula="of:=[.F103]+[.E104]" office:value-type="float" office:value="284.56973859313" calcext:value-type="float">
            <text:p>284.6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date" office:date-value="2018-01-10" calcext:value-type="date">
            <text:p>1/10/18</text:p>
          </table:table-cell>
          <table:table-cell table:formula="of:=['LB 2017'.B157]" office:value-type="float" office:value="4.556861" calcext:value-type="float">
            <text:p>4.556861</text:p>
          </table:table-cell>
          <table:table-cell table:formula="of:=[.L103]+[.K104]" office:value-type="float" office:value="452.201073" calcext:value-type="float">
            <text:p>452.201073</text:p>
          </table:table-cell>
          <table:table-cell table:formula="of:=[.M103]+3.01" office:value-type="float" office:value="294.98" calcext:value-type="float">
            <text:p>294.98</text:p>
          </table:table-cell>
          <table:table-cell table:formula="of:=(0.0312039503*[.K104]^2)+0.2307524608*[.K104]+1.1730058735" office:value-type="float" office:value="2.87246223449024" calcext:value-type="float">
            <text:p>2.87</text:p>
          </table:table-cell>
          <table:table-cell table:formula="of:=[.O103]+[.N104]" office:value-type="float" office:value="284.43760548618" calcext:value-type="float">
            <text:p>284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date" office:date-value="2018-01-18" calcext:value-type="date">
            <text:p>1/18/18</text:p>
          </table:table-cell>
          <table:table-cell table:formula="of:=['LB 2017'.B165]" office:value-type="float" office:value="4.508959" calcext:value-type="float">
            <text:p>4.508959</text:p>
          </table:table-cell>
          <table:table-cell table:formula="of:=[.U103]+[.T104]" office:value-type="float" office:value="450.225889" calcext:value-type="float">
            <text:p>450.225889</text:p>
          </table:table-cell>
          <table:table-cell table:formula="of:=[.V103]+3.01" office:value-type="float" office:value="294.98" calcext:value-type="float">
            <text:p>294.98</text:p>
          </table:table-cell>
          <table:table-cell table:formula="of:=(0.0312039503*[.T104]^2)+0.2307524608*[.T104]+1.1730058735" office:value-type="float" office:value="2.84785776223186" calcext:value-type="float">
            <text:p>2.85</text:p>
          </table:table-cell>
          <table:table-cell table:formula="of:=[.X103]+[.W104]" office:value-type="float" office:value="283.406559971639" calcext:value-type="float">
            <text:p>283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date" office:date-value="2018-01-27" calcext:value-type="date">
            <text:p>1/27/18</text:p>
          </table:table-cell>
          <table:table-cell table:formula="of:=['LB 2017'.B174]" office:value-type="float" office:value="4.54" calcext:value-type="float">
            <text:p>4.54</text:p>
          </table:table-cell>
          <table:table-cell table:formula="of:=[.AD103]+[.AC104]" office:value-type="float" office:value="447.880264" calcext:value-type="float">
            <text:p>447.880264</text:p>
          </table:table-cell>
          <table:table-cell table:formula="of:=[.AE103]+3.01" office:value-type="float" office:value="294.98" calcext:value-type="float">
            <text:p>294.98</text:p>
          </table:table-cell>
          <table:table-cell table:formula="of:=(0.0312039503*[.AC104]^2)+0.2307524608*[.AC104]+1.1730058735" office:value-type="float" office:value="2.86378538753548" calcext:value-type="float">
            <text:p>2.86</text:p>
          </table:table-cell>
          <table:table-cell table:formula="of:=[.AG103]+[.AF104]" office:value-type="float" office:value="282.196795947009" calcext:value-type="float">
            <text:p>282.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17PL32 10E/10R/10P ~40 left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18-01-10" calcext:value-type="date">
            <text:p>1/10/18</text:p>
          </table:table-cell>
          <table:table-cell table:formula="of:=['LB 2017'.B157]" office:value-type="float" office:value="4.556861" calcext:value-type="float">
            <text:p>4.556861</text:p>
          </table:table-cell>
          <table:table-cell table:formula="of:=[.C104]+[.B105]" office:value-type="float" office:value="457.010569" calcext:value-type="float">
            <text:p>457.010569</text:p>
          </table:table-cell>
          <table:table-cell table:formula="of:=[.D104]+3.01" office:value-type="float" office:value="297.99" calcext:value-type="float">
            <text:p>297.99</text:p>
          </table:table-cell>
          <table:table-cell table:formula="of:=(0.0312039503*[.B105]^2)+0.2307524608*[.B105]+1.1730058735" office:value-type="float" office:value="2.87246223449024" calcext:value-type="float">
            <text:p>2.87</text:p>
          </table:table-cell>
          <table:table-cell table:formula="of:=[.F104]+[.E105]" office:value-type="float" office:value="287.442200827621" calcext:value-type="float">
            <text:p>287.4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18-01-11" calcext:value-type="date">
            <text:p>1/11/18</text:p>
          </table:table-cell>
          <table:table-cell table:formula="of:=['LB 2017'.B158]" office:value-type="float" office:value="4.554354" calcext:value-type="float">
            <text:p>4.554354</text:p>
          </table:table-cell>
          <table:table-cell table:formula="of:=[.L104]+[.K105]" office:value-type="float" office:value="456.755427" calcext:value-type="float">
            <text:p>456.755427</text:p>
          </table:table-cell>
          <table:table-cell table:formula="of:=[.M104]+3.01" office:value-type="float" office:value="297.99" calcext:value-type="float">
            <text:p>297.99</text:p>
          </table:table-cell>
          <table:table-cell table:formula="of:=(0.0312039503*[.K105]^2)+0.2307524608*[.K105]+1.1730058735" office:value-type="float" office:value="2.87117098317964" calcext:value-type="float">
            <text:p>2.87</text:p>
          </table:table-cell>
          <table:table-cell table:formula="of:=[.O104]+[.N105]" office:value-type="float" office:value="287.308776469359" calcext:value-type="float">
            <text:p>287.3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18-01-19" calcext:value-type="date">
            <text:p>1/19/18</text:p>
          </table:table-cell>
          <table:table-cell table:formula="of:=['LB 2017'.B166]" office:value-type="float" office:value="4.492462" calcext:value-type="float">
            <text:p>4.492462</text:p>
          </table:table-cell>
          <table:table-cell table:formula="of:=[.U104]+[.T105]" office:value-type="float" office:value="454.718351" calcext:value-type="float">
            <text:p>454.718351</text:p>
          </table:table-cell>
          <table:table-cell table:formula="of:=[.V104]+3.01" office:value-type="float" office:value="297.99" calcext:value-type="float">
            <text:p>297.99</text:p>
          </table:table-cell>
          <table:table-cell table:formula="of:=(0.0312039503*[.T105]^2)+0.2307524608*[.T105]+1.1730058735" office:value-type="float" office:value="2.83941736328275" calcext:value-type="float">
            <text:p>2.84</text:p>
          </table:table-cell>
          <table:table-cell table:formula="of:=[.X104]+[.W105]" office:value-type="float" office:value="286.245977334922" calcext:value-type="float">
            <text:p>286.2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18-01-28" calcext:value-type="date">
            <text:p>1/28/18</text:p>
          </table:table-cell>
          <table:table-cell table:formula="of:=['LB 2017'.B175]" office:value-type="float" office:value="4.54" calcext:value-type="float">
            <text:p>4.54</text:p>
          </table:table-cell>
          <table:table-cell table:formula="of:=[.AD104]+[.AC105]" office:value-type="float" office:value="452.420264" calcext:value-type="float">
            <text:p>452.420264</text:p>
          </table:table-cell>
          <table:table-cell table:formula="of:=[.AE104]+3.01" office:value-type="float" office:value="297.99" calcext:value-type="float">
            <text:p>297.99</text:p>
          </table:table-cell>
          <table:table-cell table:formula="of:=(0.0312039503*[.AC105]^2)+0.2307524608*[.AC105]+1.1730058735" office:value-type="float" office:value="2.86378538753548" calcext:value-type="float">
            <text:p>2.86</text:p>
          </table:table-cell>
          <table:table-cell table:formula="of:=[.AG104]+[.AF105]" office:value-type="float" office:value="285.060581334545" calcext:value-type="float">
            <text:p>285.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17PL33 12E/12R/12P ~55 left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2">
          <table:table-cell table:style-name="ce28" office:value-type="date" office:date-value="2018-01-11" calcext:value-type="date">
            <text:p>1/11/18</text:p>
          </table:table-cell>
          <table:table-cell table:style-name="ce32" table:formula="of:=['LB 2017'.B158]" office:value-type="float" office:value="4.554354" calcext:value-type="float">
            <text:p>4.554354</text:p>
          </table:table-cell>
          <table:table-cell table:style-name="ce32" table:formula="of:=[.C105]+[.B106]" office:value-type="float" office:value="461.564923" calcext:value-type="float">
            <text:p>461.564923</text:p>
          </table:table-cell>
          <table:table-cell table:style-name="ce32" table:formula="of:=[.D105]+3.01" office:value-type="float" office:value="301" calcext:value-type="float">
            <text:p>301</text:p>
          </table:table-cell>
          <table:table-cell table:style-name="ce38" table:formula="of:=(0.0312039503*[.B106]^2)+0.2307524608*[.B106]+1.1730058735" office:value-type="float" office:value="2.87117098317964" calcext:value-type="float">
            <text:p>2.87</text:p>
          </table:table-cell>
          <table:table-cell table:style-name="ce42" table:formula="of:=[.F105]+[.E106]" office:value-type="float" office:value="290.3133718108" calcext:value-type="float">
            <text:p>290.3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/>
          <table:table-cell table:style-name="ce28" office:value-type="date" office:date-value="2018-01-12" calcext:value-type="date">
            <text:p>1/12/18</text:p>
          </table:table-cell>
          <table:table-cell table:formula="of:=['LB 2017'.B159]" office:value-type="float" office:value="4.553818" calcext:value-type="float">
            <text:p>4.553818</text:p>
          </table:table-cell>
          <table:table-cell table:style-name="ce32" table:formula="of:=[.L105]+[.K106]" office:value-type="float" office:value="461.309245" calcext:value-type="float">
            <text:p>461.309245</text:p>
          </table:table-cell>
          <table:table-cell table:style-name="ce32" table:formula="of:=[.M105]+3.01" office:value-type="float" office:value="301" calcext:value-type="float">
            <text:p>301</text:p>
          </table:table-cell>
          <table:table-cell table:style-name="ce38" table:formula="of:=(0.0312039503*[.K106]^2)+0.2307524608*[.K106]+1.1730058735" office:value-type="float" office:value="2.87089496279337" calcext:value-type="float">
            <text:p>2.87</text:p>
          </table:table-cell>
          <table:table-cell table:style-name="ce42" table:formula="of:=[.O105]+[.N106]" office:value-type="float" office:value="290.179671432153" calcext:value-type="float">
            <text:p>290.2</text:p>
          </table:table-cell>
          <table:table-cell table:style-name="ce32"/>
          <table:table-cell table:style-name="ce32" office:value-type="float" office:value="100" calcext:value-type="float">
            <text:p>100</text:p>
          </table:table-cell>
          <table:table-cell/>
          <table:table-cell table:style-name="ce80" office:value-type="date" office:date-value="2018-01-20" calcext:value-type="date">
            <text:p>1/20/18</text:p>
          </table:table-cell>
          <table:table-cell table:formula="of:=['LB 2017'.B167]" office:value-type="float" office:value="4.497659" calcext:value-type="float">
            <text:p>4.497659</text:p>
          </table:table-cell>
          <table:table-cell table:formula="of:=[.U105]+[.T106]" office:value-type="float" office:value="459.21601" calcext:value-type="float">
            <text:p>459.21601</text:p>
          </table:table-cell>
          <table:table-cell table:formula="of:=[.V105]+3.01" office:value-type="float" office:value="301" calcext:value-type="float">
            <text:p>301</text:p>
          </table:table-cell>
          <table:table-cell table:formula="of:=(0.0312039503*[.T106]^2)+0.2307524608*[.T106]+1.1730058735" office:value-type="float" office:value="2.84207448414181" calcext:value-type="float">
            <text:p>2.84</text:p>
          </table:table-cell>
          <table:table-cell table:formula="of:=[.X105]+[.W106]" office:value-type="float" office:value="289.088051819063" calcext:value-type="float">
            <text:p>289.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date" office:date-value="2018-01-29" calcext:value-type="date">
            <text:p>1/29/18</text:p>
          </table:table-cell>
          <table:table-cell table:formula="of:=['LB 2017'.B176]" office:value-type="float" office:value="4.54" calcext:value-type="float">
            <text:p>4.54</text:p>
          </table:table-cell>
          <table:table-cell table:formula="of:=[.AD105]+[.AC106]" office:value-type="float" office:value="456.960264" calcext:value-type="float">
            <text:p>456.960264</text:p>
          </table:table-cell>
          <table:table-cell table:formula="of:=[.AE105]+3.01" office:value-type="float" office:value="301" calcext:value-type="float">
            <text:p>301</text:p>
          </table:table-cell>
          <table:table-cell table:formula="of:=(0.0312039503*[.AC106]^2)+0.2307524608*[.AC106]+1.1730058735" office:value-type="float" office:value="2.86378538753548" calcext:value-type="float">
            <text:p>2.86</text:p>
          </table:table-cell>
          <table:table-cell table:formula="of:=[.AG105]+[.AF106]" office:value-type="float" office:value="287.92436672208" calcext:value-type="float">
            <text:p>287.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17PL34 15E/15R/15P ~50 left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2">
          <table:table-cell table:style-name="ce28" office:value-type="date" office:date-value="2018-01-12" calcext:value-type="date">
            <text:p>1/12/18</text:p>
          </table:table-cell>
          <table:table-cell table:style-name="ce32" table:formula="of:=['LB 2017'.B159]" office:value-type="float" office:value="4.553818" calcext:value-type="float">
            <text:p>4.553818</text:p>
          </table:table-cell>
          <table:table-cell table:style-name="ce32" table:formula="of:=[.C106]+[.B107]" office:value-type="float" office:value="466.118741" calcext:value-type="float">
            <text:p>466.118741</text:p>
          </table:table-cell>
          <table:table-cell table:style-name="ce32" table:formula="of:=[.D106]+3.01" office:value-type="float" office:value="304.01" calcext:value-type="float">
            <text:p>304.01</text:p>
          </table:table-cell>
          <table:table-cell table:style-name="ce38" table:formula="of:=(0.0312039503*[.B107]^2)+0.2307524608*[.B107]+1.1730058735" office:value-type="float" office:value="2.87089496279337" calcext:value-type="float">
            <text:p>2.87</text:p>
          </table:table-cell>
          <table:table-cell table:style-name="ce42" table:formula="of:=[.F106]+[.E107]" office:value-type="float" office:value="293.184266773594" calcext:value-type="float">
            <text:p>293.2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/>
          <table:table-cell table:style-name="ce28" office:value-type="date" office:date-value="2018-01-13" calcext:value-type="date">
            <text:p>1/13/18</text:p>
          </table:table-cell>
          <table:table-cell table:formula="of:=['LB 2017'.B160]" office:value-type="float" office:value="4.558534" calcext:value-type="float">
            <text:p>4.558534</text:p>
          </table:table-cell>
          <table:table-cell table:style-name="ce32" table:formula="of:=[.L106]+[.K107]" office:value-type="float" office:value="465.867779" calcext:value-type="float">
            <text:p>465.867779</text:p>
          </table:table-cell>
          <table:table-cell table:style-name="ce32" table:formula="of:=[.M106]+3.01" office:value-type="float" office:value="304.01" calcext:value-type="float">
            <text:p>304.01</text:p>
          </table:table-cell>
          <table:table-cell table:style-name="ce38" table:formula="of:=(0.0312039503*[.K107]^2)+0.2307524608*[.K107]+1.1730058735" office:value-type="float" office:value="2.87332414534151" calcext:value-type="float">
            <text:p>2.87</text:p>
          </table:table-cell>
          <table:table-cell table:style-name="ce42" table:formula="of:=[.O106]+[.N107]" office:value-type="float" office:value="293.052995577494" calcext:value-type="float">
            <text:p>293.1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/>
          <table:table-cell table:style-name="ce80" office:value-type="date" office:date-value="2018-01-21" calcext:value-type="date">
            <text:p>1/21/18</text:p>
          </table:table-cell>
          <table:table-cell table:formula="of:=['LB 2017'.B168]" office:value-type="float" office:value="4.494132" calcext:value-type="float">
            <text:p>4.494132</text:p>
          </table:table-cell>
          <table:table-cell table:formula="of:=[.U106]+[.T107]" office:value-type="float" office:value="463.710142" calcext:value-type="float">
            <text:p>463.710142</text:p>
          </table:table-cell>
          <table:table-cell table:formula="of:=[.V106]+3.01" office:value-type="float" office:value="304.01" calcext:value-type="float">
            <text:p>304.01</text:p>
          </table:table-cell>
          <table:table-cell table:formula="of:=(0.0312039503*[.T107]^2)+0.2307524608*[.T107]+1.1730058735" office:value-type="float" office:value="2.84027101667063" calcext:value-type="float">
            <text:p>2.84</text:p>
          </table:table-cell>
          <table:table-cell table:formula="of:=[.X106]+[.W107]" office:value-type="float" office:value="291.928322835734" calcext:value-type="float">
            <text:p>291.9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style-name="ce28" office:value-type="date" office:date-value="2018-01-30" calcext:value-type="date">
            <text:p>1/30/18</text:p>
          </table:table-cell>
          <table:table-cell table:formula="of:=['LB 2017'.B177]" office:value-type="float" office:value="4.54" calcext:value-type="float">
            <text:p>4.54</text:p>
          </table:table-cell>
          <table:table-cell table:style-name="ce32" table:formula="of:=[.AD106]+[.AC107]" office:value-type="float" office:value="461.500264" calcext:value-type="float">
            <text:p>461.500264</text:p>
          </table:table-cell>
          <table:table-cell table:style-name="ce32" table:formula="of:=[.AE106]+3.01" office:value-type="float" office:value="304.01" calcext:value-type="float">
            <text:p>304.01</text:p>
          </table:table-cell>
          <table:table-cell table:style-name="ce38" table:formula="of:=(0.0312039503*[.AC107]^2)+0.2307524608*[.AC107]+1.1730058735" office:value-type="float" office:value="2.86378538753548" calcext:value-type="float">
            <text:p>2.86</text:p>
          </table:table-cell>
          <table:table-cell table:style-name="ce42" table:formula="of:=[.AG106]+[.AF107]" office:value-type="float" office:value="290.788152109616" calcext:value-type="float">
            <text:p>290.8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number-columns-repeated="16"/>
        </table:table-row>
        <table:table-row table:style-name="ro2">
          <table:table-cell table:style-name="ce28" office:value-type="date" office:date-value="2018-01-13" calcext:value-type="date">
            <text:p>1/13/18</text:p>
          </table:table-cell>
          <table:table-cell table:style-name="ce32" table:formula="of:=['LB 2017'.B160]" office:value-type="float" office:value="4.558534" calcext:value-type="float">
            <text:p>4.558534</text:p>
          </table:table-cell>
          <table:table-cell table:style-name="ce32" table:formula="of:=[.C107]+[.B108]" office:value-type="float" office:value="470.677275" calcext:value-type="float">
            <text:p>470.677275</text:p>
          </table:table-cell>
          <table:table-cell table:style-name="ce32" table:formula="of:=[.D107]+3.01" office:value-type="float" office:value="307.02" calcext:value-type="float">
            <text:p>307.02</text:p>
          </table:table-cell>
          <table:table-cell table:style-name="ce38" table:formula="of:=(0.0312039503*[.B108]^2)+0.2307524608*[.B108]+1.1730058735" office:value-type="float" office:value="2.87332414534151" calcext:value-type="float">
            <text:p>2.87</text:p>
          </table:table-cell>
          <table:table-cell table:style-name="ce42" table:formula="of:=[.F107]+[.E108]" office:value-type="float" office:value="296.057590918935" calcext:value-type="float">
            <text:p>296.1</text:p>
          </table:table-cell>
          <table:table-cell table:style-name="ce32"/>
          <table:table-cell table:style-name="ce32" office:value-type="float" office:value="102" calcext:value-type="float">
            <text:p>102</text:p>
          </table:table-cell>
          <table:table-cell/>
          <table:table-cell office:value-type="date" office:date-value="2018-01-14" calcext:value-type="date">
            <text:p>1/14/18</text:p>
          </table:table-cell>
          <table:table-cell table:formula="of:=['LB 2017'.B161]" office:value-type="float" office:value="4.560379" calcext:value-type="float">
            <text:p>4.560379</text:p>
          </table:table-cell>
          <table:table-cell table:formula="of:=[.L107]+[.K108]" office:value-type="float" office:value="470.428158" calcext:value-type="float">
            <text:p>470.428158</text:p>
          </table:table-cell>
          <table:table-cell table:formula="of:=[.M107]+3.01" office:value-type="float" office:value="307.02" calcext:value-type="float">
            <text:p>307.02</text:p>
          </table:table-cell>
          <table:table-cell table:formula="of:=(0.0312039503*[.K108]^2)+0.2307524608*[.K108]+1.1730058735" office:value-type="float" office:value="2.87427487120102" calcext:value-type="float">
            <text:p>2.87</text:p>
          </table:table-cell>
          <table:table-cell table:formula="of:=[.O107]+[.N108]" office:value-type="float" office:value="295.927270448695" calcext:value-type="float">
            <text:p>295.9</text:p>
          </table:table-cell>
          <table:table-cell table:style-name="ce38" table:formula="of:=[.O108]-300" office:value-type="float" office:value="-4.07272955130475" calcext:value-type="float">
            <text:p>-4.07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80" office:value-type="date" office:date-value="2018-01-22" calcext:value-type="date">
            <text:p>1/22/18</text:p>
          </table:table-cell>
          <table:table-cell table:formula="of:=['LB 2017'.B169]" office:value-type="float" office:value="4.330141" calcext:value-type="float">
            <text:p>4.330141</text:p>
          </table:table-cell>
          <table:table-cell table:formula="of:=[.U107]+[.T108]" office:value-type="float" office:value="468.040283" calcext:value-type="float">
            <text:p>468.040283</text:p>
          </table:table-cell>
          <table:table-cell table:formula="of:=[.V107]+3.01" office:value-type="float" office:value="307.02" calcext:value-type="float">
            <text:p>307.02</text:p>
          </table:table-cell>
          <table:table-cell table:formula="of:=(0.0312039503*[.T108]^2)+0.2307524608*[.T108]+1.1730058735" office:value-type="float" office:value="2.75727441115656" calcext:value-type="float">
            <text:p>2.76</text:p>
          </table:table-cell>
          <table:table-cell table:formula="of:=[.X107]+[.W108]" office:value-type="float" office:value="294.685597246891" calcext:value-type="float">
            <text:p>294.7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date" office:date-value="2018-01-31" calcext:value-type="date">
            <text:p>1/31/18</text:p>
          </table:table-cell>
          <table:table-cell table:formula="of:=['LB 2017'.B178]" office:value-type="float" office:value="4.54" calcext:value-type="float">
            <text:p>4.54</text:p>
          </table:table-cell>
          <table:table-cell table:formula="of:=[.AD107]+[.AC108]" office:value-type="float" office:value="466.040264" calcext:value-type="float">
            <text:p>466.040264</text:p>
          </table:table-cell>
          <table:table-cell table:formula="of:=[.AE107]+3.01" office:value-type="float" office:value="307.02" calcext:value-type="float">
            <text:p>307.02</text:p>
          </table:table-cell>
          <table:table-cell table:formula="of:=(0.0312039503*[.AC108]^2)+0.2307524608*[.AC108]+1.1730058735" office:value-type="float" office:value="2.86378538753548" calcext:value-type="float">
            <text:p>2.86</text:p>
          </table:table-cell>
          <table:table-cell table:formula="of:=[.AG107]+[.AF108]" office:value-type="float" office:value="293.651937497151" calcext:value-type="float">
            <text:p>293.7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3"/>
          <table:table-cell table:formula="of:=SUM([.AW93:.AW107])" office:value-type="float" office:value="144" calcext:value-type="float">
            <text:p>144</text:p>
          </table:table-cell>
          <table:table-cell table:formula="of:=SUM([.AX93:.AX107])" office:value-type="float" office:value="137" calcext:value-type="float">
            <text:p>137</text:p>
          </table:table-cell>
          <table:table-cell table:formula="of:=SUM([.AY93:.AY107])" office:value-type="float" office:value="153" calcext:value-type="float">
            <text:p>153</text:p>
          </table:table-cell>
        </table:table-row>
        <table:table-row table:style-name="ro2">
          <table:table-cell table:style-name="ce237" office:value-type="date" office:date-value="2018-01-14" calcext:value-type="date">
            <text:p>1/14/18</text:p>
          </table:table-cell>
          <table:table-cell table:style-name="ce238" table:formula="of:=['LB 2017'.B161]" office:value-type="float" office:value="4.560379" calcext:value-type="float">
            <text:p>4.560379</text:p>
          </table:table-cell>
          <table:table-cell table:style-name="ce238" table:formula="of:=[.C108]+[.B109]" office:value-type="float" office:value="475.237654" calcext:value-type="float">
            <text:p>475.237654</text:p>
          </table:table-cell>
          <table:table-cell table:style-name="ce238" table:formula="of:=[.D108]+3.01" office:value-type="float" office:value="310.03" calcext:value-type="float">
            <text:p>310.03</text:p>
          </table:table-cell>
          <table:table-cell table:style-name="ce247" table:formula="of:=(0.0312039503*[.B109]^2)+0.2307524608*[.B109]+1.1730058735" office:value-type="float" office:value="2.87427487120102" calcext:value-type="float">
            <text:p>2.87</text:p>
          </table:table-cell>
          <table:table-cell table:style-name="ce252" table:formula="of:=[.F108]+[.E109]" office:value-type="float" office:value="298.931865790136" calcext:value-type="float">
            <text:p>298.9</text:p>
          </table:table-cell>
          <table:table-cell table:style-name="ce247" table:formula="of:=[.F109]-300" office:value-type="float" office:value="-1.06813420986379" calcext:value-type="float">
            <text:p>-1.07</text:p>
          </table:table-cell>
          <table:table-cell table:style-name="ce238" office:value-type="float" office:value="103" calcext:value-type="float">
            <text:p>103</text:p>
          </table:table-cell>
          <table:table-cell office:value-type="string" calcext:value-type="string">
            <text:p>Sampled <text:s/></text:p>
          </table:table-cell>
          <table:table-cell table:style-name="ce49" office:value-type="date" office:date-value="2018-01-15" calcext:value-type="date">
            <text:p>1/15/18</text:p>
          </table:table-cell>
          <table:table-cell table:style-name="ce197" table:formula="of:=['LB 2017'.B162]" office:value-type="float" office:value="4.567664" calcext:value-type="float">
            <text:p>4.567664</text:p>
          </table:table-cell>
          <table:table-cell table:style-name="ce58" table:formula="of:=[.L108]+[.K109]" office:value-type="float" office:value="474.995822" calcext:value-type="float">
            <text:p>474.995822</text:p>
          </table:table-cell>
          <table:table-cell table:style-name="ce58" table:formula="of:=[.M108]+3.01" office:value-type="float" office:value="310.03" calcext:value-type="float">
            <text:p>310.03</text:p>
          </table:table-cell>
          <table:table-cell table:style-name="ce65" table:formula="of:=(0.0312039503*[.K109]^2)+0.2307524608*[.K109]+1.1730058735" office:value-type="float" office:value="2.87803089671374" calcext:value-type="float">
            <text:p>2.88</text:p>
          </table:table-cell>
          <table:table-cell table:style-name="ce62" table:formula="of:=[.O108]+[.N109]" office:value-type="float" office:value="298.805301345409" calcext:value-type="float">
            <text:p>298.8</text:p>
          </table:table-cell>
          <table:table-cell table:style-name="ce65" table:formula="of:=[.O109]-300" office:value-type="float" office:value="-1.19469865459098" calcext:value-type="float">
            <text:p>-1.19</text:p>
          </table:table-cell>
          <table:table-cell table:style-name="ce58" office:value-type="float" office:value="103" calcext:value-type="float">
            <text:p>103</text:p>
          </table:table-cell>
          <table:table-cell/>
          <table:table-cell office:value-type="date" office:date-value="2018-01-23" calcext:value-type="date">
            <text:p>1/23/18</text:p>
          </table:table-cell>
          <table:table-cell table:formula="of:=['LB 2017'.B170]" office:value-type="float" office:value="4.18" calcext:value-type="float">
            <text:p>4.18</text:p>
          </table:table-cell>
          <table:table-cell table:formula="of:=[.U108]+[.T109]" office:value-type="float" office:value="472.220283" calcext:value-type="float">
            <text:p>472.220283</text:p>
          </table:table-cell>
          <table:table-cell table:formula="of:=[.V108]+3.01" office:value-type="float" office:value="310.03" calcext:value-type="float">
            <text:p>310.03</text:p>
          </table:table-cell>
          <table:table-cell table:formula="of:=(0.0312039503*[.T109]^2)+0.2307524608*[.T109]+1.1730058735" office:value-type="float" office:value="2.68275906086572" calcext:value-type="float">
            <text:p>2.68</text:p>
          </table:table-cell>
          <table:table-cell table:formula="of:=[.X108]+[.W109]" office:value-type="float" office:value="297.368356307756" calcext:value-type="float">
            <text:p>297.4</text:p>
          </table:table-cell>
          <table:table-cell table:style-name="ce38" table:formula="of:=[.X109]-300" office:value-type="float" office:value="-2.63164369224376" calcext:value-type="float">
            <text:p>-2.6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date" office:date-value="2018-02-01" calcext:value-type="date">
            <text:p>2/1/18</text:p>
          </table:table-cell>
          <table:table-cell table:formula="of:=['LB 2017'.B179]" office:value-type="float" office:value="4.54" calcext:value-type="float">
            <text:p>4.54</text:p>
          </table:table-cell>
          <table:table-cell table:formula="of:=[.AD108]+[.AC109]" office:value-type="float" office:value="470.580264" calcext:value-type="float">
            <text:p>470.580264</text:p>
          </table:table-cell>
          <table:table-cell table:formula="of:=[.AE108]+3.01" office:value-type="float" office:value="310.03" calcext:value-type="float">
            <text:p>310.03</text:p>
          </table:table-cell>
          <table:table-cell table:formula="of:=(0.0312039503*[.AC109]^2)+0.2307524608*[.AC109]+1.1730058735" office:value-type="float" office:value="2.86378538753548" calcext:value-type="float">
            <text:p>2.86</text:p>
          </table:table-cell>
          <table:table-cell table:formula="of:=[.AG108]+[.AF109]" office:value-type="float" office:value="296.515722884686" calcext:value-type="float">
            <text:p>296.5</text:p>
          </table:table-cell>
          <table:table-cell table:style-name="ce38" table:formula="of:=[.AG109]-300" office:value-type="float" office:value="-3.48427711531349" calcext:value-type="float">
            <text:p>-3.48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2">
          <table:table-cell office:value-type="date" office:date-value="2018-01-15" calcext:value-type="date">
            <text:p>1/15/18</text:p>
          </table:table-cell>
          <table:table-cell table:formula="of:=['LB 2017'.B162]" office:value-type="float" office:value="4.567664" calcext:value-type="float">
            <text:p>4.567664</text:p>
          </table:table-cell>
          <table:table-cell table:formula="of:=[.C109]+[.B110]" office:value-type="float" office:value="479.805318" calcext:value-type="float">
            <text:p>479.805318</text:p>
          </table:table-cell>
          <table:table-cell table:formula="of:=[.D109]+3.01" office:value-type="float" office:value="313.04" calcext:value-type="float">
            <text:p>313.04</text:p>
          </table:table-cell>
          <table:table-cell table:formula="of:=(0.0312039503*[.B110]^2)+0.2307524608*[.B110]+1.1730058735" office:value-type="float" office:value="2.87803089671374" calcext:value-type="float">
            <text:p>2.88</text:p>
          </table:table-cell>
          <table:table-cell table:formula="of:=[.F109]+[.E110]" office:value-type="float" office:value="301.80989668685" calcext:value-type="float">
            <text:p>301.8</text:p>
          </table:table-cell>
          <table:table-cell table:style-name="ce38" table:formula="of:=[.F110]-300" office:value-type="float" office:value="1.80989668684998" calcext:value-type="float">
            <text:p>1.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PL4 12E/15R/12P</text:p>
          </table:table-cell>
          <table:table-cell table:style-name="ce237" office:value-type="date" office:date-value="2018-01-16" calcext:value-type="date">
            <text:p>1/16/18</text:p>
          </table:table-cell>
          <table:table-cell table:style-name="ce57" table:formula="of:=['LB 2017'.B163]" office:value-type="float" office:value="4.53469" calcext:value-type="float">
            <text:p>4.53469</text:p>
          </table:table-cell>
          <table:table-cell table:style-name="ce238" table:formula="of:=[.L109]+[.K110]" office:value-type="float" office:value="479.530512" calcext:value-type="float">
            <text:p>479.530512</text:p>
          </table:table-cell>
          <table:table-cell table:style-name="ce238" table:formula="of:=[.M109]+3.01" office:value-type="float" office:value="313.039999999999" calcext:value-type="float">
            <text:p>313.039999999999</text:p>
          </table:table-cell>
          <table:table-cell table:style-name="ce247" table:formula="of:=(0.0312039503*[.K110]^2)+0.2307524608*[.K110]+1.1730058735" office:value-type="float" office:value="2.86105647957541" calcext:value-type="float">
            <text:p>2.86</text:p>
          </table:table-cell>
          <table:table-cell table:style-name="ce252" table:formula="of:=[.O109]+[.N110]" office:value-type="float" office:value="301.666357824984" calcext:value-type="float">
            <text:p>301.7</text:p>
          </table:table-cell>
          <table:table-cell table:style-name="ce247" table:formula="of:=[.O110]-300" office:value-type="float" office:value="1.66635782498446" calcext:value-type="float">
            <text:p>1.67</text:p>
          </table:table-cell>
          <table:table-cell table:style-name="ce238" office:value-type="float" office:value="104" calcext:value-type="float">
            <text:p>104</text:p>
          </table:table-cell>
          <table:table-cell office:value-type="string" calcext:value-type="string">
            <text:p>Sampled</text:p>
          </table:table-cell>
          <table:table-cell table:style-name="ce79" office:value-type="date" office:date-value="2018-01-24" calcext:value-type="date">
            <text:p>1/24/18</text:p>
          </table:table-cell>
          <table:table-cell table:style-name="ce238" table:formula="of:=['LB 2017'.B171]" office:value-type="float" office:value="4.54" calcext:value-type="float">
            <text:p>4.54</text:p>
          </table:table-cell>
          <table:table-cell table:style-name="ce238" table:formula="of:=[.U109]+[.T110]" office:value-type="float" office:value="476.760283" calcext:value-type="float">
            <text:p>476.760283</text:p>
          </table:table-cell>
          <table:table-cell table:style-name="ce238" table:formula="of:=[.V109]+3.01" office:value-type="float" office:value="313.039999999999" calcext:value-type="float">
            <text:p>313.039999999999</text:p>
          </table:table-cell>
          <table:table-cell table:style-name="ce247" table:formula="of:=(0.0312039503*[.T110]^2)+0.2307524608*[.T110]+1.1730058735" office:value-type="float" office:value="2.86378538753548" calcext:value-type="float">
            <text:p>2.86</text:p>
          </table:table-cell>
          <table:table-cell table:style-name="ce252" table:formula="of:=[.X109]+[.W110]" office:value-type="float" office:value="300.232141695292" calcext:value-type="float">
            <text:p>300.2</text:p>
          </table:table-cell>
          <table:table-cell table:style-name="ce247" table:formula="of:=[.X110]-300" office:value-type="float" office:value="0.232141695291716" calcext:value-type="float">
            <text:p>0.23</text:p>
          </table:table-cell>
          <table:table-cell table:style-name="ce238" office:value-type="float" office:value="104" calcext:value-type="float">
            <text:p>104</text:p>
          </table:table-cell>
          <table:table-cell/>
          <table:table-cell table:style-name="ce237" office:value-type="date" office:date-value="2018-02-02" calcext:value-type="date">
            <text:p>2/2/18</text:p>
          </table:table-cell>
          <table:table-cell table:style-name="ce33" table:formula="of:=['LB 2017'.B180]" office:value-type="float" office:value="4.54" calcext:value-type="float">
            <text:p>4.54</text:p>
          </table:table-cell>
          <table:table-cell table:style-name="ce238" table:formula="of:=[.AD109]+[.AC110]" office:value-type="float" office:value="475.120264" calcext:value-type="float">
            <text:p>475.120264</text:p>
          </table:table-cell>
          <table:table-cell table:style-name="ce238" table:formula="of:=[.AE109]+3.01" office:value-type="float" office:value="313.039999999999" calcext:value-type="float">
            <text:p>313.039999999999</text:p>
          </table:table-cell>
          <table:table-cell table:style-name="ce247" table:formula="of:=(0.0312039503*[.AC110]^2)+0.2307524608*[.AC110]+1.1730058735" office:value-type="float" office:value="2.86378538753548" calcext:value-type="float">
            <text:p>2.86</text:p>
          </table:table-cell>
          <table:table-cell table:style-name="ce252" table:formula="of:=[.AG109]+[.AF110]" office:value-type="float" office:value="299.379508272222" calcext:value-type="float">
            <text:p>299.4</text:p>
          </table:table-cell>
          <table:table-cell table:style-name="ce247" table:formula="of:=[.AG110]-300" office:value-type="float" office:value="-0.620491727778017" calcext:value-type="float">
            <text:p>-0.62</text:p>
          </table:table-cell>
          <table:table-cell table:style-name="ce238" office:value-type="float" office:value="104" calcext:value-type="float">
            <text:p>104</text:p>
          </table:table-cell>
          <table:table-cell table:number-columns-repeated="16"/>
        </table:table-row>
        <table:table-row table:style-name="ro2">
          <table:table-cell office:value-type="date" office:date-value="2018-01-16" calcext:value-type="date">
            <text:p>1/16/18</text:p>
          </table:table-cell>
          <table:table-cell table:formula="of:=['LB 2017'.B163]" office:value-type="float" office:value="4.53469" calcext:value-type="float">
            <text:p>4.53469</text:p>
          </table:table-cell>
          <table:table-cell table:formula="of:=[.C110]+[.B111]" office:value-type="float" office:value="484.340008" calcext:value-type="float">
            <text:p>484.340008</text:p>
          </table:table-cell>
          <table:table-cell table:formula="of:=[.D110]+3.01" office:value-type="float" office:value="316.05" calcext:value-type="float">
            <text:p>316.05</text:p>
          </table:table-cell>
          <table:table-cell table:formula="of:=(0.0312039503*[.B111]^2)+0.2307524608*[.B111]+1.1730058735" office:value-type="float" office:value="2.86105647957541" calcext:value-type="float">
            <text:p>2.86</text:p>
          </table:table-cell>
          <table:table-cell table:formula="of:=[.F110]+[.E111]" office:value-type="float" office:value="304.670953166425" calcext:value-type="float">
            <text:p>304.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euthanized in PhEtOH</text:p>
          </table:table-cell>
          <table:table-cell office:value-type="date" office:date-value="2018-01-17" calcext:value-type="date">
            <text:p>1/17/18</text:p>
          </table:table-cell>
          <table:table-cell table:formula="of:=['LB 2017'.B164]" office:value-type="float" office:value="4.50791" calcext:value-type="float">
            <text:p>4.50791</text:p>
          </table:table-cell>
          <table:table-cell table:formula="of:=[.L110]+[.K111]" office:value-type="float" office:value="484.038422" calcext:value-type="float">
            <text:p>484.038422</text:p>
          </table:table-cell>
          <table:table-cell table:formula="of:=[.M110]+3.01" office:value-type="float" office:value="316.049999999999" calcext:value-type="float">
            <text:p>316.049999999999</text:p>
          </table:table-cell>
          <table:table-cell table:formula="of:=(0.0312039503*[.K111]^2)+0.2307524608*[.K111]+1.1730058735" office:value-type="float" office:value="2.84732055423367" calcext:value-type="float">
            <text:p>2.85</text:p>
          </table:table-cell>
          <table:table-cell table:formula="of:=[.O110]+[.N111]" office:value-type="float" office:value="304.513678379218" calcext:value-type="float">
            <text:p>304.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17PL18 10E/10R/10P – 1 dead – 27 left</text:p>
          </table:table-cell>
          <table:table-cell office:value-type="date" office:date-value="2018-01-25" calcext:value-type="date">
            <text:p>1/25/18</text:p>
          </table:table-cell>
          <table:table-cell table:formula="of:=['LB 2017'.B172]" office:value-type="float" office:value="4.54" calcext:value-type="float">
            <text:p>4.54</text:p>
          </table:table-cell>
          <table:table-cell table:formula="of:=[.U110]+[.T111]" office:value-type="float" office:value="481.300283" calcext:value-type="float">
            <text:p>481.300283</text:p>
          </table:table-cell>
          <table:table-cell table:formula="of:=[.V110]+3.01" office:value-type="float" office:value="316.049999999999" calcext:value-type="float">
            <text:p>316.049999999999</text:p>
          </table:table-cell>
          <table:table-cell table:formula="of:=(0.0312039503*[.T111]^2)+0.2307524608*[.T111]+1.1730058735" office:value-type="float" office:value="2.86378538753548" calcext:value-type="float">
            <text:p>2.86</text:p>
          </table:table-cell>
          <table:table-cell table:formula="of:=[.X110]+[.W111]" office:value-type="float" office:value="303.095927082827" calcext:value-type="float">
            <text:p>303.1</text:p>
          </table:table-cell>
          <table:table-cell table:style-name="ce38" table:formula="of:=[.X111]-300" office:value-type="float" office:value="3.09592708282719" calcext:value-type="float">
            <text:p>3.1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date" office:date-value="2018-02-03" calcext:value-type="date">
            <text:p>2/3/18</text:p>
          </table:table-cell>
          <table:table-cell table:formula="of:=['LB 2017'.B181]" office:value-type="float" office:value="4.54" calcext:value-type="float">
            <text:p>4.54</text:p>
          </table:table-cell>
          <table:table-cell table:formula="of:=[.AD110]+[.AC111]" office:value-type="float" office:value="479.660264" calcext:value-type="float">
            <text:p>479.660264</text:p>
          </table:table-cell>
          <table:table-cell table:formula="of:=[.AE110]+3.01" office:value-type="float" office:value="316.049999999999" calcext:value-type="float">
            <text:p>316.049999999999</text:p>
          </table:table-cell>
          <table:table-cell table:formula="of:=(0.0312039503*[.AC111]^2)+0.2307524608*[.AC111]+1.1730058735" office:value-type="float" office:value="2.86378538753548" calcext:value-type="float">
            <text:p>2.86</text:p>
          </table:table-cell>
          <table:table-cell table:formula="of:=[.AG110]+[.AF111]" office:value-type="float" office:value="302.243293659757" calcext:value-type="float">
            <text:p>302.2</text:p>
          </table:table-cell>
          <table:table-cell table:style-name="ce38" table:formula="of:=[.AG111]-300" office:value-type="float" office:value="2.24329365975746" calcext:value-type="float">
            <text:p>2.24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2">
          <table:table-cell office:value-type="date" office:date-value="2018-01-17" calcext:value-type="date">
            <text:p>1/17/18</text:p>
          </table:table-cell>
          <table:table-cell table:formula="of:=['LB 2017'.B164]" office:value-type="float" office:value="4.50791" calcext:value-type="float">
            <text:p>4.50791</text:p>
          </table:table-cell>
          <table:table-cell table:formula="of:=[.C111]+[.B112]" office:value-type="float" office:value="488.847918" calcext:value-type="float">
            <text:p>488.847918</text:p>
          </table:table-cell>
          <table:table-cell table:formula="of:=[.D111]+3.01" office:value-type="float" office:value="319.06" calcext:value-type="float">
            <text:p>319.06</text:p>
          </table:table-cell>
          <table:table-cell table:formula="of:=(0.0312039503*[.B112]^2)+0.2307524608*[.B112]+1.1730058735" office:value-type="float" office:value="2.84732055423367" calcext:value-type="float">
            <text:p>2.85</text:p>
          </table:table-cell>
          <table:table-cell table:formula="of:=[.F111]+[.E112]" office:value-type="float" office:value="307.518273720659" calcext:value-type="float">
            <text:p>307.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&gt;30 left</text:p>
          </table:table-cell>
          <table:table-cell office:value-type="date" office:date-value="2018-01-18" calcext:value-type="date">
            <text:p>1/18/18</text:p>
          </table:table-cell>
          <table:table-cell table:formula="of:=['LB 2017'.B165]" office:value-type="float" office:value="4.508959" calcext:value-type="float">
            <text:p>4.508959</text:p>
          </table:table-cell>
          <table:table-cell table:formula="of:=[.L111]+[.K112]" office:value-type="float" office:value="488.547381" calcext:value-type="float">
            <text:p>488.547381</text:p>
          </table:table-cell>
          <table:table-cell table:formula="of:=[.M111]+3.01" office:value-type="float" office:value="319.059999999999" calcext:value-type="float">
            <text:p>319.059999999999</text:p>
          </table:table-cell>
          <table:table-cell table:formula="of:=(0.0312039503*[.K112]^2)+0.2307524608*[.K112]+1.1730058735" office:value-type="float" office:value="2.84785776223186" calcext:value-type="float">
            <text:p>2.85</text:p>
          </table:table-cell>
          <table:table-cell table:formula="of:=[.O111]+[.N112]" office:value-type="float" office:value="307.36153614145" calcext:value-type="float">
            <text:p>307.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17PL20 15E15/R/15P All gone</text:p>
          </table:table-cell>
          <table:table-cell office:value-type="date" office:date-value="2018-01-26" calcext:value-type="date">
            <text:p>1/26/18</text:p>
          </table:table-cell>
          <table:table-cell table:formula="of:=['LB 2017'.B173]" office:value-type="float" office:value="4.54" calcext:value-type="float">
            <text:p>4.54</text:p>
          </table:table-cell>
          <table:table-cell table:formula="of:=[.U111]+[.T112]" office:value-type="float" office:value="485.840283" calcext:value-type="float">
            <text:p>485.840283</text:p>
          </table:table-cell>
          <table:table-cell table:formula="of:=[.V111]+3.01" office:value-type="float" office:value="319.059999999999" calcext:value-type="float">
            <text:p>319.059999999999</text:p>
          </table:table-cell>
          <table:table-cell table:formula="of:=(0.0312039503*[.T112]^2)+0.2307524608*[.T112]+1.1730058735" office:value-type="float" office:value="2.86378538753548" calcext:value-type="float">
            <text:p>2.86</text:p>
          </table:table-cell>
          <table:table-cell table:formula="of:=[.X111]+[.W112]" office:value-type="float" office:value="305.959712470363" calcext:value-type="float">
            <text:p>306.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date" office:date-value="2018-02-04" calcext:value-type="date">
            <text:p>2/4/18</text:p>
          </table:table-cell>
          <table:table-cell table:formula="of:=['LB 2017'.B182]" office:value-type="float" office:value="4.54" calcext:value-type="float">
            <text:p>4.54</text:p>
          </table:table-cell>
          <table:table-cell table:formula="of:=[.AD111]+[.AC112]" office:value-type="float" office:value="484.200264" calcext:value-type="float">
            <text:p>484.200264</text:p>
          </table:table-cell>
          <table:table-cell table:formula="of:=[.AE111]+3.01" office:value-type="float" office:value="319.059999999999" calcext:value-type="float">
            <text:p>319.059999999999</text:p>
          </table:table-cell>
          <table:table-cell table:formula="of:=(0.0312039503*[.AC112]^2)+0.2307524608*[.AC112]+1.1730058735" office:value-type="float" office:value="2.86378538753548" calcext:value-type="float">
            <text:p>2.86</text:p>
          </table:table-cell>
          <table:table-cell table:formula="of:=[.AG111]+[.AF112]" office:value-type="float" office:value="305.107079047293" calcext:value-type="float">
            <text:p>305.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2">
          <table:table-cell office:value-type="date" office:date-value="2018-01-18" calcext:value-type="date">
            <text:p>1/18/18</text:p>
          </table:table-cell>
          <table:table-cell table:formula="of:=['LB 2017'.B165]" office:value-type="float" office:value="4.508959" calcext:value-type="float">
            <text:p>4.508959</text:p>
          </table:table-cell>
          <table:table-cell table:formula="of:=[.C112]+[.B113]" office:value-type="float" office:value="493.356877" calcext:value-type="float">
            <text:p>493.356877</text:p>
          </table:table-cell>
          <table:table-cell table:formula="of:=[.D112]+3.01" office:value-type="float" office:value="322.07" calcext:value-type="float">
            <text:p>322.07</text:p>
          </table:table-cell>
          <table:table-cell table:formula="of:=(0.0312039503*[.B113]^2)+0.2307524608*[.B113]+1.1730058735" office:value-type="float" office:value="2.84785776223186" calcext:value-type="float">
            <text:p>2.85</text:p>
          </table:table-cell>
          <table:table-cell table:formula="of:=[.F112]+[.E113]" office:value-type="float" office:value="310.366131482891" calcext:value-type="float">
            <text:p>310.4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date" office:date-value="2018-01-19" calcext:value-type="date">
            <text:p>1/19/18</text:p>
          </table:table-cell>
          <table:table-cell table:formula="of:=['LB 2017'.B166]" office:value-type="float" office:value="4.492462" calcext:value-type="float">
            <text:p>4.492462</text:p>
          </table:table-cell>
          <table:table-cell table:formula="of:=[.L112]+[.K113]" office:value-type="float" office:value="493.039843" calcext:value-type="float">
            <text:p>493.039843</text:p>
          </table:table-cell>
          <table:table-cell table:formula="of:=[.M112]+3.01" office:value-type="float" office:value="322.069999999999" calcext:value-type="float">
            <text:p>322.069999999999</text:p>
          </table:table-cell>
          <table:table-cell table:formula="of:=(0.0312039503*[.K113]^2)+0.2307524608*[.K113]+1.1730058735" office:value-type="float" office:value="2.83941736328275" calcext:value-type="float">
            <text:p>2.84</text:p>
          </table:table-cell>
          <table:table-cell table:formula="of:=[.O112]+[.N113]" office:value-type="float" office:value="310.200953504733" calcext:value-type="float">
            <text:p>310.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17PL22 not sampled – 13 left</text:p>
          </table:table-cell>
          <table:table-cell office:value-type="date" office:date-value="2018-01-27" calcext:value-type="date">
            <text:p>1/27/18</text:p>
          </table:table-cell>
          <table:table-cell table:formula="of:=['LB 2017'.B174]" office:value-type="float" office:value="4.54" calcext:value-type="float">
            <text:p>4.54</text:p>
          </table:table-cell>
          <table:table-cell table:formula="of:=[.U112]+[.T113]" office:value-type="float" office:value="490.380283" calcext:value-type="float">
            <text:p>490.380283</text:p>
          </table:table-cell>
          <table:table-cell table:formula="of:=[.V112]+3.01" office:value-type="float" office:value="322.069999999999" calcext:value-type="float">
            <text:p>322.069999999999</text:p>
          </table:table-cell>
          <table:table-cell table:formula="of:=(0.0312039503*[.T113]^2)+0.2307524608*[.T113]+1.1730058735" office:value-type="float" office:value="2.86378538753548" calcext:value-type="float">
            <text:p>2.86</text:p>
          </table:table-cell>
          <table:table-cell table:formula="of:=[.X112]+[.W113]" office:value-type="float" office:value="308.823497857898" calcext:value-type="float">
            <text:p>308.8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date" office:date-value="2018-02-05" calcext:value-type="date">
            <text:p>2/5/18</text:p>
          </table:table-cell>
          <table:table-cell table:formula="of:=['LB 2017'.B183]" office:value-type="float" office:value="4.54" calcext:value-type="float">
            <text:p>4.54</text:p>
          </table:table-cell>
          <table:table-cell table:formula="of:=[.AD112]+[.AC113]" office:value-type="float" office:value="488.740264" calcext:value-type="float">
            <text:p>488.740264</text:p>
          </table:table-cell>
          <table:table-cell table:formula="of:=[.AE112]+3.01" office:value-type="float" office:value="322.069999999999" calcext:value-type="float">
            <text:p>322.069999999999</text:p>
          </table:table-cell>
          <table:table-cell table:formula="of:=(0.0312039503*[.AC113]^2)+0.2307524608*[.AC113]+1.1730058735" office:value-type="float" office:value="2.86378538753548" calcext:value-type="float">
            <text:p>2.86</text:p>
          </table:table-cell>
          <table:table-cell table:formula="of:=[.AG112]+[.AF113]" office:value-type="float" office:value="307.970864434828" calcext:value-type="float">
            <text:p>308.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2">
          <table:table-cell office:value-type="date" office:date-value="2018-01-19" calcext:value-type="date">
            <text:p>1/19/18</text:p>
          </table:table-cell>
          <table:table-cell table:formula="of:=['LB 2017'.B166]" office:value-type="float" office:value="4.492462" calcext:value-type="float">
            <text:p>4.492462</text:p>
          </table:table-cell>
          <table:table-cell table:formula="of:=[.C113]+[.B114]" office:value-type="float" office:value="497.849339" calcext:value-type="float">
            <text:p>497.849339</text:p>
          </table:table-cell>
          <table:table-cell table:formula="of:=[.D113]+3.01" office:value-type="float" office:value="325.08" calcext:value-type="float">
            <text:p>325.08</text:p>
          </table:table-cell>
          <table:table-cell table:formula="of:=(0.0312039503*[.B114]^2)+0.2307524608*[.B114]+1.1730058735" office:value-type="float" office:value="2.83941736328275" calcext:value-type="float">
            <text:p>2.84</text:p>
          </table:table-cell>
          <table:table-cell table:formula="of:=[.F113]+[.E114]" office:value-type="float" office:value="313.205548846174" calcext:value-type="float">
            <text:p>313.2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date" office:date-value="2018-01-20" calcext:value-type="date">
            <text:p>1/20/18</text:p>
          </table:table-cell>
          <table:table-cell table:formula="of:=['LB 2017'.B167]" office:value-type="float" office:value="4.497659" calcext:value-type="float">
            <text:p>4.497659</text:p>
          </table:table-cell>
          <table:table-cell table:formula="of:=[.L113]+[.K114]" office:value-type="float" office:value="497.537502" calcext:value-type="float">
            <text:p>497.537502</text:p>
          </table:table-cell>
          <table:table-cell table:formula="of:=[.M113]+3.01" office:value-type="float" office:value="325.079999999999" calcext:value-type="float">
            <text:p>325.079999999999</text:p>
          </table:table-cell>
          <table:table-cell table:formula="of:=(0.0312039503*[.K114]^2)+0.2307524608*[.K114]+1.1730058735" office:value-type="float" office:value="2.84207448414181" calcext:value-type="float">
            <text:p>2.84</text:p>
          </table:table-cell>
          <table:table-cell table:formula="of:=[.O113]+[.N114]" office:value-type="float" office:value="313.043027988874" calcext:value-type="float">
            <text:p>313.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euthanized in PhEtOH</text:p>
          </table:table-cell>
          <table:table-cell office:value-type="date" office:date-value="2018-01-28" calcext:value-type="date">
            <text:p>1/28/18</text:p>
          </table:table-cell>
          <table:table-cell table:formula="of:=['LB 2017'.B175]" office:value-type="float" office:value="4.54" calcext:value-type="float">
            <text:p>4.54</text:p>
          </table:table-cell>
          <table:table-cell table:formula="of:=[.U113]+[.T114]" office:value-type="float" office:value="494.920283" calcext:value-type="float">
            <text:p>494.920283</text:p>
          </table:table-cell>
          <table:table-cell table:formula="of:=[.V113]+3.01" office:value-type="float" office:value="325.079999999999" calcext:value-type="float">
            <text:p>325.079999999999</text:p>
          </table:table-cell>
          <table:table-cell table:formula="of:=(0.0312039503*[.T114]^2)+0.2307524608*[.T114]+1.1730058735" office:value-type="float" office:value="2.86378538753548" calcext:value-type="float">
            <text:p>2.86</text:p>
          </table:table-cell>
          <table:table-cell table:formula="of:=[.X113]+[.W114]" office:value-type="float" office:value="311.687283245434" calcext:value-type="float">
            <text:p>311.7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date" office:date-value="2018-02-06" calcext:value-type="date">
            <text:p>2/6/18</text:p>
          </table:table-cell>
          <table:table-cell table:formula="of:=['LB 2017'.B184]" office:value-type="float" office:value="4.54" calcext:value-type="float">
            <text:p>4.54</text:p>
          </table:table-cell>
          <table:table-cell table:formula="of:=[.AD113]+[.AC114]" office:value-type="float" office:value="493.280264" calcext:value-type="float">
            <text:p>493.280264</text:p>
          </table:table-cell>
          <table:table-cell table:formula="of:=[.AE113]+3.01" office:value-type="float" office:value="325.079999999999" calcext:value-type="float">
            <text:p>325.079999999999</text:p>
          </table:table-cell>
          <table:table-cell table:formula="of:=(0.0312039503*[.AC114]^2)+0.2307524608*[.AC114]+1.1730058735" office:value-type="float" office:value="2.86378538753548" calcext:value-type="float">
            <text:p>2.86</text:p>
          </table:table-cell>
          <table:table-cell table:formula="of:=[.AG113]+[.AF114]" office:value-type="float" office:value="310.834649822364" calcext:value-type="float">
            <text:p>310.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2">
          <table:table-cell office:value-type="date" office:date-value="2018-01-20" calcext:value-type="date">
            <text:p>1/20/18</text:p>
          </table:table-cell>
          <table:table-cell table:formula="of:=['LB 2017'.B167]" office:value-type="float" office:value="4.497659" calcext:value-type="float">
            <text:p>4.497659</text:p>
          </table:table-cell>
          <table:table-cell table:formula="of:=[.C114]+[.B115]" office:value-type="float" office:value="502.346998" calcext:value-type="float">
            <text:p>502.346998</text:p>
          </table:table-cell>
          <table:table-cell table:formula="of:=[.D114]+3.01" office:value-type="float" office:value="328.09" calcext:value-type="float">
            <text:p>328.09</text:p>
          </table:table-cell>
          <table:table-cell table:formula="of:=(0.0312039503*[.B115]^2)+0.2307524608*[.B115]+1.1730058735" office:value-type="float" office:value="2.84207448414181" calcext:value-type="float">
            <text:p>2.84</text:p>
          </table:table-cell>
          <table:table-cell table:formula="of:=[.F114]+[.E115]" office:value-type="float" office:value="316.047623330315" calcext:value-type="float">
            <text:p>316.0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date" office:date-value="2018-01-21" calcext:value-type="date">
            <text:p>1/21/18</text:p>
          </table:table-cell>
          <table:table-cell table:formula="of:=['LB 2017'.B168]" office:value-type="float" office:value="4.494132" calcext:value-type="float">
            <text:p>4.494132</text:p>
          </table:table-cell>
          <table:table-cell table:formula="of:=[.L114]+[.K115]" office:value-type="float" office:value="502.031634" calcext:value-type="float">
            <text:p>502.031634</text:p>
          </table:table-cell>
          <table:table-cell table:formula="of:=[.M114]+3.01" office:value-type="float" office:value="328.089999999999" calcext:value-type="float">
            <text:p>328.089999999999</text:p>
          </table:table-cell>
          <table:table-cell table:formula="of:=(0.0312039503*[.K115]^2)+0.2307524608*[.K115]+1.1730058735" office:value-type="float" office:value="2.84027101667063" calcext:value-type="float">
            <text:p>2.84</text:p>
          </table:table-cell>
          <table:table-cell table:formula="of:=[.O114]+[.N115]" office:value-type="float" office:value="315.883299005545" calcext:value-type="float">
            <text:p>315.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date" office:date-value="2018-01-29" calcext:value-type="date">
            <text:p>1/29/18</text:p>
          </table:table-cell>
          <table:table-cell table:formula="of:=['LB 2017'.B176]" office:value-type="float" office:value="4.54" calcext:value-type="float">
            <text:p>4.54</text:p>
          </table:table-cell>
          <table:table-cell table:formula="of:=[.U114]+[.T115]" office:value-type="float" office:value="499.460283" calcext:value-type="float">
            <text:p>499.460283</text:p>
          </table:table-cell>
          <table:table-cell table:formula="of:=[.V114]+3.01" office:value-type="float" office:value="328.089999999999" calcext:value-type="float">
            <text:p>328.089999999999</text:p>
          </table:table-cell>
          <table:table-cell table:formula="of:=(0.0312039503*[.T115]^2)+0.2307524608*[.T115]+1.1730058735" office:value-type="float" office:value="2.86378538753548" calcext:value-type="float">
            <text:p>2.86</text:p>
          </table:table-cell>
          <table:table-cell table:formula="of:=[.X114]+[.W115]" office:value-type="float" office:value="314.551068632969" calcext:value-type="float">
            <text:p>314.6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date" office:date-value="2018-02-07" calcext:value-type="date">
            <text:p>2/7/18</text:p>
          </table:table-cell>
          <table:table-cell table:formula="of:=['LB 2017'.B185]" office:value-type="float" office:value="4.54" calcext:value-type="float">
            <text:p>4.54</text:p>
          </table:table-cell>
          <table:table-cell table:formula="of:=[.AD114]+[.AC115]" office:value-type="float" office:value="497.820264" calcext:value-type="float">
            <text:p>497.820264</text:p>
          </table:table-cell>
          <table:table-cell table:formula="of:=[.AE114]+3.01" office:value-type="float" office:value="328.089999999999" calcext:value-type="float">
            <text:p>328.089999999999</text:p>
          </table:table-cell>
          <table:table-cell table:formula="of:=(0.0312039503*[.AC115]^2)+0.2307524608*[.AC115]+1.1730058735" office:value-type="float" office:value="2.86378538753548" calcext:value-type="float">
            <text:p>2.86</text:p>
          </table:table-cell>
          <table:table-cell table:formula="of:=[.AG114]+[.AF115]" office:value-type="float" office:value="313.698435209899" calcext:value-type="float">
            <text:p>313.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2">
          <table:table-cell office:value-type="date" office:date-value="2018-01-21" calcext:value-type="date">
            <text:p>1/21/18</text:p>
          </table:table-cell>
          <table:table-cell table:formula="of:=['LB 2017'.B168]" office:value-type="float" office:value="4.494132" calcext:value-type="float">
            <text:p>4.494132</text:p>
          </table:table-cell>
          <table:table-cell table:formula="of:=[.C115]+[.B116]" office:value-type="float" office:value="506.84113" calcext:value-type="float">
            <text:p>506.84113</text:p>
          </table:table-cell>
          <table:table-cell table:formula="of:=[.D115]+3.01" office:value-type="float" office:value="331.1" calcext:value-type="float">
            <text:p>331.1</text:p>
          </table:table-cell>
          <table:table-cell table:formula="of:=(0.0312039503*[.B116]^2)+0.2307524608*[.B116]+1.1730058735" office:value-type="float" office:value="2.84027101667063" calcext:value-type="float">
            <text:p>2.84</text:p>
          </table:table-cell>
          <table:table-cell table:formula="of:=[.F115]+[.E116]" office:value-type="float" office:value="318.887894346986" calcext:value-type="float">
            <text:p>318.9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date" office:date-value="2018-01-22" calcext:value-type="date">
            <text:p>1/22/18</text:p>
          </table:table-cell>
          <table:table-cell table:formula="of:=['LB 2017'.B169]" office:value-type="float" office:value="4.330141" calcext:value-type="float">
            <text:p>4.330141</text:p>
          </table:table-cell>
          <table:table-cell table:formula="of:=[.L115]+[.K116]" office:value-type="float" office:value="506.361775" calcext:value-type="float">
            <text:p>506.361775</text:p>
          </table:table-cell>
          <table:table-cell table:formula="of:=[.M115]+3.01" office:value-type="float" office:value="331.099999999999" calcext:value-type="float">
            <text:p>331.099999999999</text:p>
          </table:table-cell>
          <table:table-cell table:formula="of:=(0.0312039503*[.K116]^2)+0.2307524608*[.K116]+1.1730058735" office:value-type="float" office:value="2.75727441115656" calcext:value-type="float">
            <text:p>2.76</text:p>
          </table:table-cell>
          <table:table-cell table:formula="of:=[.O115]+[.N116]" office:value-type="float" office:value="318.640573416702" calcext:value-type="float">
            <text:p>318.6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date" office:date-value="2018-01-30" calcext:value-type="date">
            <text:p>1/30/18</text:p>
          </table:table-cell>
          <table:table-cell table:formula="of:=['LB 2017'.B177]" office:value-type="float" office:value="4.54" calcext:value-type="float">
            <text:p>4.54</text:p>
          </table:table-cell>
          <table:table-cell table:formula="of:=[.U115]+[.T116]" office:value-type="float" office:value="504.000283" calcext:value-type="float">
            <text:p>504.000283</text:p>
          </table:table-cell>
          <table:table-cell table:formula="of:=[.V115]+3.01" office:value-type="float" office:value="331.099999999999" calcext:value-type="float">
            <text:p>331.099999999999</text:p>
          </table:table-cell>
          <table:table-cell table:formula="of:=(0.0312039503*[.T116]^2)+0.2307524608*[.T116]+1.1730058735" office:value-type="float" office:value="2.86378538753548" calcext:value-type="float">
            <text:p>2.86</text:p>
          </table:table-cell>
          <table:table-cell table:formula="of:=[.X115]+[.W116]" office:value-type="float" office:value="317.414854020505" calcext:value-type="float">
            <text:p>317.4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date" office:date-value="2018-02-08" calcext:value-type="date">
            <text:p>2/8/18</text:p>
          </table:table-cell>
          <table:table-cell table:formula="of:=['LB 2017'.B186]" office:value-type="float" office:value="4.54" calcext:value-type="float">
            <text:p>4.54</text:p>
          </table:table-cell>
          <table:table-cell table:formula="of:=[.AD115]+[.AC116]" office:value-type="float" office:value="502.360264" calcext:value-type="float">
            <text:p>502.360264</text:p>
          </table:table-cell>
          <table:table-cell table:formula="of:=[.AE115]+3.01" office:value-type="float" office:value="331.099999999999" calcext:value-type="float">
            <text:p>331.099999999999</text:p>
          </table:table-cell>
          <table:table-cell table:formula="of:=(0.0312039503*[.AC116]^2)+0.2307524608*[.AC116]+1.1730058735" office:value-type="float" office:value="2.86378538753548" calcext:value-type="float">
            <text:p>2.86</text:p>
          </table:table-cell>
          <table:table-cell table:formula="of:=[.AG115]+[.AF116]" office:value-type="float" office:value="316.562220597435" calcext:value-type="float">
            <text:p>316.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2">
          <table:table-cell office:value-type="date" office:date-value="2018-01-22" calcext:value-type="date">
            <text:p>1/22/18</text:p>
          </table:table-cell>
          <table:table-cell table:formula="of:=['LB 2017'.B169]" office:value-type="float" office:value="4.330141" calcext:value-type="float">
            <text:p>4.330141</text:p>
          </table:table-cell>
          <table:table-cell table:formula="of:=[.C116]+[.B117]" office:value-type="float" office:value="511.171271" calcext:value-type="float">
            <text:p>511.171271</text:p>
          </table:table-cell>
          <table:table-cell table:formula="of:=[.D116]+3.01" office:value-type="float" office:value="334.11" calcext:value-type="float">
            <text:p>334.11</text:p>
          </table:table-cell>
          <table:table-cell table:formula="of:=(0.0312039503*[.B117]^2)+0.2307524608*[.B117]+1.1730058735" office:value-type="float" office:value="2.75727441115656" calcext:value-type="float">
            <text:p>2.76</text:p>
          </table:table-cell>
          <table:table-cell table:formula="of:=[.F116]+[.E117]" office:value-type="float" office:value="321.645168758143" calcext:value-type="float">
            <text:p>321.6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date" office:date-value="2018-01-23" calcext:value-type="date">
            <text:p>1/23/18</text:p>
          </table:table-cell>
          <table:table-cell table:formula="of:=['LB 2017'.B170]" office:value-type="float" office:value="4.18" calcext:value-type="float">
            <text:p>4.18</text:p>
          </table:table-cell>
          <table:table-cell table:formula="of:=[.L116]+[.K117]" office:value-type="float" office:value="510.541775" calcext:value-type="float">
            <text:p>510.541775</text:p>
          </table:table-cell>
          <table:table-cell table:formula="of:=[.M116]+3.01" office:value-type="float" office:value="334.109999999999" calcext:value-type="float">
            <text:p>334.109999999999</text:p>
          </table:table-cell>
          <table:table-cell table:formula="of:=(0.0312039503*[.K117]^2)+0.2307524608*[.K117]+1.1730058735" office:value-type="float" office:value="2.68275906086572" calcext:value-type="float">
            <text:p>2.68</text:p>
          </table:table-cell>
          <table:table-cell table:formula="of:=[.O116]+[.N117]" office:value-type="float" office:value="321.323332477567" calcext:value-type="float">
            <text:p>321.3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date" office:date-value="2018-01-31" calcext:value-type="date">
            <text:p>1/31/18</text:p>
          </table:table-cell>
          <table:table-cell table:formula="of:=['LB 2017'.B178]" office:value-type="float" office:value="4.54" calcext:value-type="float">
            <text:p>4.54</text:p>
          </table:table-cell>
          <table:table-cell table:formula="of:=[.U116]+[.T117]" office:value-type="float" office:value="508.540283" calcext:value-type="float">
            <text:p>508.540283</text:p>
          </table:table-cell>
          <table:table-cell table:formula="of:=[.V116]+3.01" office:value-type="float" office:value="334.109999999999" calcext:value-type="float">
            <text:p>334.109999999999</text:p>
          </table:table-cell>
          <table:table-cell table:formula="of:=(0.0312039503*[.T117]^2)+0.2307524608*[.T117]+1.1730058735" office:value-type="float" office:value="2.86378538753548" calcext:value-type="float">
            <text:p>2.86</text:p>
          </table:table-cell>
          <table:table-cell table:formula="of:=[.X116]+[.W117]" office:value-type="float" office:value="320.27863940804" calcext:value-type="float">
            <text:p>320.3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date" office:date-value="2018-02-09" calcext:value-type="date">
            <text:p>2/9/18</text:p>
          </table:table-cell>
          <table:table-cell table:formula="of:=['LB 2017'.B187]" office:value-type="float" office:value="4.54" calcext:value-type="float">
            <text:p>4.54</text:p>
          </table:table-cell>
          <table:table-cell table:formula="of:=[.AD116]+[.AC117]" office:value-type="float" office:value="506.900264" calcext:value-type="float">
            <text:p>506.900264</text:p>
          </table:table-cell>
          <table:table-cell table:formula="of:=[.AE116]+3.01" office:value-type="float" office:value="334.109999999999" calcext:value-type="float">
            <text:p>334.109999999999</text:p>
          </table:table-cell>
          <table:table-cell table:formula="of:=(0.0312039503*[.AC117]^2)+0.2307524608*[.AC117]+1.1730058735" office:value-type="float" office:value="2.86378538753548" calcext:value-type="float">
            <text:p>2.86</text:p>
          </table:table-cell>
          <table:table-cell table:formula="of:=[.AG116]+[.AF117]" office:value-type="float" office:value="319.42600598497" calcext:value-type="float">
            <text:p>319.4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2">
          <table:table-cell office:value-type="date" office:date-value="2018-01-23" calcext:value-type="date">
            <text:p>1/23/18</text:p>
          </table:table-cell>
          <table:table-cell table:formula="of:=['LB 2017'.B170]" office:value-type="float" office:value="4.18" calcext:value-type="float">
            <text:p>4.18</text:p>
          </table:table-cell>
          <table:table-cell table:formula="of:=[.C117]+[.B118]" office:value-type="float" office:value="515.351271" calcext:value-type="float">
            <text:p>515.351271</text:p>
          </table:table-cell>
          <table:table-cell table:formula="of:=[.D117]+3.01" office:value-type="float" office:value="337.12" calcext:value-type="float">
            <text:p>337.12</text:p>
          </table:table-cell>
          <table:table-cell table:formula="of:=(0.0312039503*[.B118]^2)+0.2307524608*[.B118]+1.1730058735" office:value-type="float" office:value="2.68275906086572" calcext:value-type="float">
            <text:p>2.68</text:p>
          </table:table-cell>
          <table:table-cell table:formula="of:=[.F117]+[.E118]" office:value-type="float" office:value="324.327927819008" calcext:value-type="float">
            <text:p>324.3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date" office:date-value="2018-01-24" calcext:value-type="date">
            <text:p>1/24/18</text:p>
          </table:table-cell>
          <table:table-cell table:formula="of:=['LB 2017'.B171]" office:value-type="float" office:value="4.54" calcext:value-type="float">
            <text:p>4.54</text:p>
          </table:table-cell>
          <table:table-cell table:formula="of:=[.L117]+[.K118]" office:value-type="float" office:value="515.081775" calcext:value-type="float">
            <text:p>515.081775</text:p>
          </table:table-cell>
          <table:table-cell table:formula="of:=[.M117]+3.01" office:value-type="float" office:value="337.119999999999" calcext:value-type="float">
            <text:p>337.119999999999</text:p>
          </table:table-cell>
          <table:table-cell table:formula="of:=(0.0312039503*[.K118]^2)+0.2307524608*[.K118]+1.1730058735" office:value-type="float" office:value="2.86378538753548" calcext:value-type="float">
            <text:p>2.86</text:p>
          </table:table-cell>
          <table:table-cell table:formula="of:=[.O117]+[.N118]" office:value-type="float" office:value="324.187117865103" calcext:value-type="float">
            <text:p>324.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date" office:date-value="2018-02-01" calcext:value-type="date">
            <text:p>2/1/18</text:p>
          </table:table-cell>
          <table:table-cell table:formula="of:=['LB 2017'.B179]" office:value-type="float" office:value="4.54" calcext:value-type="float">
            <text:p>4.54</text:p>
          </table:table-cell>
          <table:table-cell table:formula="of:=[.U117]+[.T118]" office:value-type="float" office:value="513.080283" calcext:value-type="float">
            <text:p>513.080283</text:p>
          </table:table-cell>
          <table:table-cell table:formula="of:=[.V117]+3.01" office:value-type="float" office:value="337.119999999999" calcext:value-type="float">
            <text:p>337.119999999999</text:p>
          </table:table-cell>
          <table:table-cell table:formula="of:=(0.0312039503*[.T118]^2)+0.2307524608*[.T118]+1.1730058735" office:value-type="float" office:value="2.86378538753548" calcext:value-type="float">
            <text:p>2.86</text:p>
          </table:table-cell>
          <table:table-cell table:formula="of:=[.X117]+[.W118]" office:value-type="float" office:value="323.142424795575" calcext:value-type="float">
            <text:p>323.1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date" office:date-value="2018-02-10" calcext:value-type="date">
            <text:p>2/10/18</text:p>
          </table:table-cell>
          <table:table-cell table:formula="of:=['LB 2017'.B188]" office:value-type="float" office:value="4.54" calcext:value-type="float">
            <text:p>4.54</text:p>
          </table:table-cell>
          <table:table-cell table:formula="of:=[.AD117]+[.AC118]" office:value-type="float" office:value="511.440264" calcext:value-type="float">
            <text:p>511.440264</text:p>
          </table:table-cell>
          <table:table-cell table:formula="of:=[.AE117]+3.01" office:value-type="float" office:value="337.119999999999" calcext:value-type="float">
            <text:p>337.119999999999</text:p>
          </table:table-cell>
          <table:table-cell table:formula="of:=(0.0312039503*[.AC118]^2)+0.2307524608*[.AC118]+1.1730058735" office:value-type="float" office:value="2.86378538753548" calcext:value-type="float">
            <text:p>2.86</text:p>
          </table:table-cell>
          <table:table-cell table:formula="of:=[.AG117]+[.AF118]" office:value-type="float" office:value="322.289791372506" calcext:value-type="float">
            <text:p>322.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2">
          <table:table-cell office:value-type="date" office:date-value="2018-01-24" calcext:value-type="date">
            <text:p>1/24/18</text:p>
          </table:table-cell>
          <table:table-cell table:formula="of:=['LB 2017'.B171]" office:value-type="float" office:value="4.54" calcext:value-type="float">
            <text:p>4.54</text:p>
          </table:table-cell>
          <table:table-cell table:formula="of:=[.C118]+[.B119]" office:value-type="float" office:value="519.891271" calcext:value-type="float">
            <text:p>519.891271</text:p>
          </table:table-cell>
          <table:table-cell table:formula="of:=[.D118]+3.01" office:value-type="float" office:value="340.13" calcext:value-type="float">
            <text:p>340.13</text:p>
          </table:table-cell>
          <table:table-cell table:formula="of:=(0.0312039503*[.B119]^2)+0.2307524608*[.B119]+1.1730058735" office:value-type="float" office:value="2.86378538753548" calcext:value-type="float">
            <text:p>2.86</text:p>
          </table:table-cell>
          <table:table-cell table:formula="of:=[.F118]+[.E119]" office:value-type="float" office:value="327.191713206544" calcext:value-type="float">
            <text:p>327.2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date" office:date-value="2018-01-25" calcext:value-type="date">
            <text:p>1/25/18</text:p>
          </table:table-cell>
          <table:table-cell table:formula="of:=['LB 2017'.B172]" office:value-type="float" office:value="4.54" calcext:value-type="float">
            <text:p>4.54</text:p>
          </table:table-cell>
          <table:table-cell table:formula="of:=[.L118]+[.K119]" office:value-type="float" office:value="519.621775" calcext:value-type="float">
            <text:p>519.621775</text:p>
          </table:table-cell>
          <table:table-cell table:formula="of:=[.M118]+3.01" office:value-type="float" office:value="340.129999999999" calcext:value-type="float">
            <text:p>340.129999999999</text:p>
          </table:table-cell>
          <table:table-cell table:formula="of:=(0.0312039503*[.K119]^2)+0.2307524608*[.K119]+1.1730058735" office:value-type="float" office:value="2.86378538753548" calcext:value-type="float">
            <text:p>2.86</text:p>
          </table:table-cell>
          <table:table-cell table:formula="of:=[.O118]+[.N119]" office:value-type="float" office:value="327.050903252638" calcext:value-type="float">
            <text:p>327.1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25" calcext:value-type="date">
            <text:p>1/25/18</text:p>
          </table:table-cell>
          <table:table-cell table:formula="of:=['LB 2017'.B172]" office:value-type="float" office:value="4.54" calcext:value-type="float">
            <text:p>4.54</text:p>
          </table:table-cell>
          <table:table-cell table:formula="of:=[.C119]+[.B120]" office:value-type="float" office:value="524.431271" calcext:value-type="float">
            <text:p>524.431271</text:p>
          </table:table-cell>
          <table:table-cell table:formula="of:=[.D119]+3.01" office:value-type="float" office:value="343.14" calcext:value-type="float">
            <text:p>343.14</text:p>
          </table:table-cell>
          <table:table-cell table:formula="of:=(0.0312039503*[.B120]^2)+0.2307524608*[.B120]+1.1730058735" office:value-type="float" office:value="2.86378538753548" calcext:value-type="float">
            <text:p>2.86</text:p>
          </table:table-cell>
          <table:table-cell table:formula="of:=[.F119]+[.E120]" office:value-type="float" office:value="330.055498594079" calcext:value-type="float">
            <text:p>330.1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date" office:date-value="2018-01-26" calcext:value-type="date">
            <text:p>1/26/18</text:p>
          </table:table-cell>
          <table:table-cell table:formula="of:=['LB 2017'.B173]" office:value-type="float" office:value="4.54" calcext:value-type="float">
            <text:p>4.54</text:p>
          </table:table-cell>
          <table:table-cell table:formula="of:=[.L119]+[.K120]" office:value-type="float" office:value="524.161775" calcext:value-type="float">
            <text:p>524.161775</text:p>
          </table:table-cell>
          <table:table-cell table:formula="of:=[.M119]+3.01" office:value-type="float" office:value="343.139999999999" calcext:value-type="float">
            <text:p>343.139999999999</text:p>
          </table:table-cell>
          <table:table-cell table:formula="of:=(0.0312039503*[.K120]^2)+0.2307524608*[.K120]+1.1730058735" office:value-type="float" office:value="2.86378538753548" calcext:value-type="float">
            <text:p>2.86</text:p>
          </table:table-cell>
          <table:table-cell table:formula="of:=[.O119]+[.N120]" office:value-type="float" office:value="329.914688640174" calcext:value-type="float">
            <text:p>329.9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26" calcext:value-type="date">
            <text:p>1/26/18</text:p>
          </table:table-cell>
          <table:table-cell table:formula="of:=['LB 2017'.B173]" office:value-type="float" office:value="4.54" calcext:value-type="float">
            <text:p>4.54</text:p>
          </table:table-cell>
          <table:table-cell table:formula="of:=[.C120]+[.B121]" office:value-type="float" office:value="528.971271" calcext:value-type="float">
            <text:p>528.971271</text:p>
          </table:table-cell>
          <table:table-cell table:formula="of:=[.D120]+3.01" office:value-type="float" office:value="346.15" calcext:value-type="float">
            <text:p>346.15</text:p>
          </table:table-cell>
          <table:table-cell table:formula="of:=(0.0312039503*[.B121]^2)+0.2307524608*[.B121]+1.1730058735" office:value-type="float" office:value="2.86378538753548" calcext:value-type="float">
            <text:p>2.86</text:p>
          </table:table-cell>
          <table:table-cell table:formula="of:=[.F120]+[.E121]" office:value-type="float" office:value="332.919283981615" calcext:value-type="float">
            <text:p>332.9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date" office:date-value="2018-01-27" calcext:value-type="date">
            <text:p>1/27/18</text:p>
          </table:table-cell>
          <table:table-cell table:formula="of:=['LB 2017'.B174]" office:value-type="float" office:value="4.54" calcext:value-type="float">
            <text:p>4.54</text:p>
          </table:table-cell>
          <table:table-cell table:formula="of:=[.L120]+[.K121]" office:value-type="float" office:value="528.701775" calcext:value-type="float">
            <text:p>528.701775</text:p>
          </table:table-cell>
          <table:table-cell table:formula="of:=[.M120]+3.01" office:value-type="float" office:value="346.149999999999" calcext:value-type="float">
            <text:p>346.149999999999</text:p>
          </table:table-cell>
          <table:table-cell table:formula="of:=(0.0312039503*[.K121]^2)+0.2307524608*[.K121]+1.1730058735" office:value-type="float" office:value="2.86378538753548" calcext:value-type="float">
            <text:p>2.86</text:p>
          </table:table-cell>
          <table:table-cell table:formula="of:=[.O120]+[.N121]" office:value-type="float" office:value="332.778474027709" calcext:value-type="float">
            <text:p>332.8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27" calcext:value-type="date">
            <text:p>1/27/18</text:p>
          </table:table-cell>
          <table:table-cell table:formula="of:=['LB 2017'.B174]" office:value-type="float" office:value="4.54" calcext:value-type="float">
            <text:p>4.54</text:p>
          </table:table-cell>
          <table:table-cell table:formula="of:=[.C121]+[.B122]" office:value-type="float" office:value="533.511271" calcext:value-type="float">
            <text:p>533.511271</text:p>
          </table:table-cell>
          <table:table-cell table:formula="of:=[.D121]+3.01" office:value-type="float" office:value="349.16" calcext:value-type="float">
            <text:p>349.16</text:p>
          </table:table-cell>
          <table:table-cell table:formula="of:=(0.0312039503*[.B122]^2)+0.2307524608*[.B122]+1.1730058735" office:value-type="float" office:value="2.86378538753548" calcext:value-type="float">
            <text:p>2.86</text:p>
          </table:table-cell>
          <table:table-cell table:formula="of:=[.F121]+[.E122]" office:value-type="float" office:value="335.78306936915" calcext:value-type="float">
            <text:p>335.8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date" office:date-value="2018-01-28" calcext:value-type="date">
            <text:p>1/28/18</text:p>
          </table:table-cell>
          <table:table-cell table:formula="of:=['LB 2017'.B175]" office:value-type="float" office:value="4.54" calcext:value-type="float">
            <text:p>4.54</text:p>
          </table:table-cell>
          <table:table-cell table:formula="of:=[.L121]+[.K122]" office:value-type="float" office:value="533.241775" calcext:value-type="float">
            <text:p>533.241775</text:p>
          </table:table-cell>
          <table:table-cell table:formula="of:=[.M121]+3.01" office:value-type="float" office:value="349.159999999999" calcext:value-type="float">
            <text:p>349.159999999999</text:p>
          </table:table-cell>
          <table:table-cell table:formula="of:=(0.0312039503*[.K122]^2)+0.2307524608*[.K122]+1.1730058735" office:value-type="float" office:value="2.86378538753548" calcext:value-type="float">
            <text:p>2.86</text:p>
          </table:table-cell>
          <table:table-cell table:formula="of:=[.O121]+[.N122]" office:value-type="float" office:value="335.642259415245" calcext:value-type="float">
            <text:p>335.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28" calcext:value-type="date">
            <text:p>1/28/18</text:p>
          </table:table-cell>
          <table:table-cell table:formula="of:=['LB 2017'.B175]" office:value-type="float" office:value="4.54" calcext:value-type="float">
            <text:p>4.54</text:p>
          </table:table-cell>
          <table:table-cell table:formula="of:=[.C122]+[.B123]" office:value-type="float" office:value="538.051271" calcext:value-type="float">
            <text:p>538.051271</text:p>
          </table:table-cell>
          <table:table-cell table:formula="of:=[.D122]+3.01" office:value-type="float" office:value="352.17" calcext:value-type="float">
            <text:p>352.17</text:p>
          </table:table-cell>
          <table:table-cell table:formula="of:=(0.0312039503*[.B123]^2)+0.2307524608*[.B123]+1.1730058735" office:value-type="float" office:value="2.86378538753548" calcext:value-type="float">
            <text:p>2.86</text:p>
          </table:table-cell>
          <table:table-cell table:formula="of:=[.F122]+[.E123]" office:value-type="float" office:value="338.646854756686" calcext:value-type="float">
            <text:p>338.6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date" office:date-value="2018-01-29" calcext:value-type="date">
            <text:p>1/29/18</text:p>
          </table:table-cell>
          <table:table-cell table:formula="of:=['LB 2017'.B176]" office:value-type="float" office:value="4.54" calcext:value-type="float">
            <text:p>4.54</text:p>
          </table:table-cell>
          <table:table-cell table:formula="of:=[.L122]+[.K123]" office:value-type="float" office:value="537.781775" calcext:value-type="float">
            <text:p>537.781775</text:p>
          </table:table-cell>
          <table:table-cell table:formula="of:=[.M122]+3.01" office:value-type="float" office:value="352.169999999999" calcext:value-type="float">
            <text:p>352.169999999999</text:p>
          </table:table-cell>
          <table:table-cell table:formula="of:=(0.0312039503*[.K123]^2)+0.2307524608*[.K123]+1.1730058735" office:value-type="float" office:value="2.86378538753548" calcext:value-type="float">
            <text:p>2.86</text:p>
          </table:table-cell>
          <table:table-cell table:formula="of:=[.O122]+[.N123]" office:value-type="float" office:value="338.50604480278" calcext:value-type="float">
            <text:p>338.5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29" calcext:value-type="date">
            <text:p>1/29/18</text:p>
          </table:table-cell>
          <table:table-cell table:formula="of:=['LB 2017'.B176]" office:value-type="float" office:value="4.54" calcext:value-type="float">
            <text:p>4.54</text:p>
          </table:table-cell>
          <table:table-cell table:formula="of:=[.C123]+[.B124]" office:value-type="float" office:value="542.591271" calcext:value-type="float">
            <text:p>542.591271</text:p>
          </table:table-cell>
          <table:table-cell table:formula="of:=[.D123]+3.01" office:value-type="float" office:value="355.18" calcext:value-type="float">
            <text:p>355.18</text:p>
          </table:table-cell>
          <table:table-cell table:formula="of:=(0.0312039503*[.B124]^2)+0.2307524608*[.B124]+1.1730058735" office:value-type="float" office:value="2.86378538753548" calcext:value-type="float">
            <text:p>2.86</text:p>
          </table:table-cell>
          <table:table-cell table:formula="of:=[.F123]+[.E124]" office:value-type="float" office:value="341.510640144221" calcext:value-type="float">
            <text:p>341.5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date" office:date-value="2018-01-30" calcext:value-type="date">
            <text:p>1/30/18</text:p>
          </table:table-cell>
          <table:table-cell table:formula="of:=['LB 2017'.B177]" office:value-type="float" office:value="4.54" calcext:value-type="float">
            <text:p>4.54</text:p>
          </table:table-cell>
          <table:table-cell table:formula="of:=[.L123]+[.K124]" office:value-type="float" office:value="542.321775" calcext:value-type="float">
            <text:p>542.321775</text:p>
          </table:table-cell>
          <table:table-cell table:formula="of:=[.M123]+3.01" office:value-type="float" office:value="355.179999999999" calcext:value-type="float">
            <text:p>355.179999999999</text:p>
          </table:table-cell>
          <table:table-cell table:formula="of:=(0.0312039503*[.K124]^2)+0.2307524608*[.K124]+1.1730058735" office:value-type="float" office:value="2.86378538753548" calcext:value-type="float">
            <text:p>2.86</text:p>
          </table:table-cell>
          <table:table-cell table:formula="of:=[.O123]+[.N124]" office:value-type="float" office:value="341.369830190316" calcext:value-type="float">
            <text:p>341.4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30" calcext:value-type="date">
            <text:p>1/30/18</text:p>
          </table:table-cell>
          <table:table-cell table:formula="of:=['LB 2017'.B177]" office:value-type="float" office:value="4.54" calcext:value-type="float">
            <text:p>4.54</text:p>
          </table:table-cell>
          <table:table-cell table:formula="of:=[.C124]+[.B125]" office:value-type="float" office:value="547.131271" calcext:value-type="float">
            <text:p>547.131271</text:p>
          </table:table-cell>
          <table:table-cell table:formula="of:=[.D124]+3.01" office:value-type="float" office:value="358.19" calcext:value-type="float">
            <text:p>358.19</text:p>
          </table:table-cell>
          <table:table-cell table:formula="of:=(0.0312039503*[.B125]^2)+0.2307524608*[.B125]+1.1730058735" office:value-type="float" office:value="2.86378538753548" calcext:value-type="float">
            <text:p>2.86</text:p>
          </table:table-cell>
          <table:table-cell table:formula="of:=[.F124]+[.E125]" office:value-type="float" office:value="344.374425531757" calcext:value-type="float">
            <text:p>344.4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date" office:date-value="2018-01-31" calcext:value-type="date">
            <text:p>1/31/18</text:p>
          </table:table-cell>
          <table:table-cell table:formula="of:=['LB 2017'.B178]" office:value-type="float" office:value="4.54" calcext:value-type="float">
            <text:p>4.54</text:p>
          </table:table-cell>
          <table:table-cell table:formula="of:=[.L124]+[.K125]" office:value-type="float" office:value="546.861775" calcext:value-type="float">
            <text:p>546.861775</text:p>
          </table:table-cell>
          <table:table-cell table:formula="of:=[.M124]+3.01" office:value-type="float" office:value="358.189999999999" calcext:value-type="float">
            <text:p>358.189999999999</text:p>
          </table:table-cell>
          <table:table-cell table:formula="of:=(0.0312039503*[.K125]^2)+0.2307524608*[.K125]+1.1730058735" office:value-type="float" office:value="2.86378538753548" calcext:value-type="float">
            <text:p>2.86</text:p>
          </table:table-cell>
          <table:table-cell table:formula="of:=[.O124]+[.N125]" office:value-type="float" office:value="344.233615577851" calcext:value-type="float">
            <text:p>344.2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1-31" calcext:value-type="date">
            <text:p>1/31/18</text:p>
          </table:table-cell>
          <table:table-cell table:formula="of:=['LB 2017'.B178]" office:value-type="float" office:value="4.54" calcext:value-type="float">
            <text:p>4.54</text:p>
          </table:table-cell>
          <table:table-cell table:formula="of:=[.C125]+[.B126]" office:value-type="float" office:value="551.671271" calcext:value-type="float">
            <text:p>551.671271</text:p>
          </table:table-cell>
          <table:table-cell table:formula="of:=[.D125]+3.01" office:value-type="float" office:value="361.2" calcext:value-type="float">
            <text:p>361.2</text:p>
          </table:table-cell>
          <table:table-cell table:formula="of:=(0.0312039503*[.B126]^2)+0.2307524608*[.B126]+1.1730058735" office:value-type="float" office:value="2.86378538753548" calcext:value-type="float">
            <text:p>2.86</text:p>
          </table:table-cell>
          <table:table-cell table:formula="of:=[.F125]+[.E126]" office:value-type="float" office:value="347.238210919292" calcext:value-type="float">
            <text:p>347.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date" office:date-value="2018-02-01" calcext:value-type="date">
            <text:p>2/1/18</text:p>
          </table:table-cell>
          <table:table-cell table:formula="of:=['LB 2017'.B179]" office:value-type="float" office:value="4.54" calcext:value-type="float">
            <text:p>4.54</text:p>
          </table:table-cell>
          <table:table-cell table:formula="of:=[.L125]+[.K126]" office:value-type="float" office:value="551.401775" calcext:value-type="float">
            <text:p>551.401775</text:p>
          </table:table-cell>
          <table:table-cell table:formula="of:=[.M125]+3.01" office:value-type="float" office:value="361.199999999999" calcext:value-type="float">
            <text:p>361.199999999999</text:p>
          </table:table-cell>
          <table:table-cell table:formula="of:=(0.0312039503*[.K126]^2)+0.2307524608*[.K126]+1.1730058735" office:value-type="float" office:value="2.86378538753548" calcext:value-type="float">
            <text:p>2.86</text:p>
          </table:table-cell>
          <table:table-cell table:formula="of:=[.O125]+[.N126]" office:value-type="float" office:value="347.097400965386" calcext:value-type="float">
            <text:p>347.1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237" office:value-type="date" office:date-value="2018-02-01" calcext:value-type="date">
            <text:p>2/1/18</text:p>
          </table:table-cell>
          <table:table-cell table:style-name="ce238" table:formula="of:=['LB 2017'.B179]" office:value-type="float" office:value="4.54" calcext:value-type="float">
            <text:p>4.54</text:p>
          </table:table-cell>
          <table:table-cell table:style-name="ce238" table:formula="of:=[.C126]+[.B127]" office:value-type="float" office:value="556.211271" calcext:value-type="float">
            <text:p>556.211271</text:p>
          </table:table-cell>
          <table:table-cell table:style-name="ce238" table:formula="of:=[.D126]+3.01" office:value-type="float" office:value="364.209999999999" calcext:value-type="float">
            <text:p>364.209999999999</text:p>
          </table:table-cell>
          <table:table-cell table:style-name="ce247" table:formula="of:=(0.0312039503*[.B127]^2)+0.2307524608*[.B127]+1.1730058735" office:value-type="float" office:value="2.86378538753548" calcext:value-type="float">
            <text:p>2.86</text:p>
          </table:table-cell>
          <table:table-cell table:style-name="ce252" table:formula="of:=[.F126]+[.E127]" office:value-type="float" office:value="350.101996306828" calcext:value-type="float">
            <text:p>350.1</text:p>
          </table:table-cell>
          <table:table-cell table:style-name="ce238"/>
          <table:table-cell table:style-name="ce238" office:value-type="float" office:value="121" calcext:value-type="float">
            <text:p>121</text:p>
          </table:table-cell>
          <table:table-cell/>
          <table:table-cell table:style-name="ce237" office:value-type="date" office:date-value="2018-02-02" calcext:value-type="date">
            <text:p>2/2/18</text:p>
          </table:table-cell>
          <table:table-cell table:style-name="ce57" table:formula="of:=['LB 2017'.B180]" office:value-type="float" office:value="4.54" calcext:value-type="float">
            <text:p>4.54</text:p>
          </table:table-cell>
          <table:table-cell table:style-name="ce238" table:formula="of:=[.L126]+[.K127]" office:value-type="float" office:value="555.941775" calcext:value-type="float">
            <text:p>555.941775</text:p>
          </table:table-cell>
          <table:table-cell table:style-name="ce238" table:formula="of:=[.M126]+3.01" office:value-type="float" office:value="364.209999999999" calcext:value-type="float">
            <text:p>364.209999999999</text:p>
          </table:table-cell>
          <table:table-cell table:style-name="ce247" table:formula="of:=(0.0312039503*[.K127]^2)+0.2307524608*[.K127]+1.1730058735" office:value-type="float" office:value="2.86378538753548" calcext:value-type="float">
            <text:p>2.86</text:p>
          </table:table-cell>
          <table:table-cell table:style-name="ce252" table:formula="of:=[.O126]+[.N127]" office:value-type="float" office:value="349.961186352922" calcext:value-type="float">
            <text:p>350.0</text:p>
          </table:table-cell>
          <table:table-cell table:style-name="ce238"/>
          <table:table-cell table:style-name="ce238" office:value-type="float" office:value="121" calcext:value-type="float">
            <text:p>121</text:p>
          </table:table-cell>
          <table:table-cell/>
          <table:table-cell table:style-name="Default" table:number-columns-repeated="8"/>
          <table:table-cell table:number-columns-repeated="25"/>
        </table:table-row>
        <table:table-row table:style-name="ro2">
          <table:table-cell office:value-type="date" office:date-value="2018-02-02" calcext:value-type="date">
            <text:p>2/2/18</text:p>
          </table:table-cell>
          <table:table-cell table:formula="of:=['LB 2017'.B180]" office:value-type="float" office:value="4.54" calcext:value-type="float">
            <text:p>4.54</text:p>
          </table:table-cell>
          <table:table-cell table:formula="of:=[.C127]+[.B128]" office:value-type="float" office:value="560.751271" calcext:value-type="float">
            <text:p>560.751271</text:p>
          </table:table-cell>
          <table:table-cell table:formula="of:=[.D127]+3.01" office:value-type="float" office:value="367.219999999999" calcext:value-type="float">
            <text:p>367.219999999999</text:p>
          </table:table-cell>
          <table:table-cell table:formula="of:=(0.0312039503*[.B128]^2)+0.2307524608*[.B128]+1.1730058735" office:value-type="float" office:value="2.86378538753548" calcext:value-type="float">
            <text:p>2.86</text:p>
          </table:table-cell>
          <table:table-cell table:formula="of:=[.F127]+[.E128]" office:value-type="float" office:value="352.965781694363" calcext:value-type="float">
            <text:p>353.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date" office:date-value="2018-02-03" calcext:value-type="date">
            <text:p>2/3/18</text:p>
          </table:table-cell>
          <table:table-cell table:formula="of:=['LB 2017'.B181]" office:value-type="float" office:value="4.54" calcext:value-type="float">
            <text:p>4.54</text:p>
          </table:table-cell>
          <table:table-cell table:formula="of:=[.L127]+[.K128]" office:value-type="float" office:value="560.481775" calcext:value-type="float">
            <text:p>560.481775</text:p>
          </table:table-cell>
          <table:table-cell table:formula="of:=[.M127]+3.01" office:value-type="float" office:value="367.219999999999" calcext:value-type="float">
            <text:p>367.219999999999</text:p>
          </table:table-cell>
          <table:table-cell table:formula="of:=(0.0312039503*[.K128]^2)+0.2307524608*[.K128]+1.1730058735" office:value-type="float" office:value="2.86378538753548" calcext:value-type="float">
            <text:p>2.86</text:p>
          </table:table-cell>
          <table:table-cell table:formula="of:=[.O127]+[.N128]" office:value-type="float" office:value="352.824971740457" calcext:value-type="float">
            <text:p>352.8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3" calcext:value-type="date">
            <text:p>2/3/18</text:p>
          </table:table-cell>
          <table:table-cell table:formula="of:=['LB 2017'.B181]" office:value-type="float" office:value="4.54" calcext:value-type="float">
            <text:p>4.54</text:p>
          </table:table-cell>
          <table:table-cell table:formula="of:=[.C128]+[.B129]" office:value-type="float" office:value="565.291271" calcext:value-type="float">
            <text:p>565.291271</text:p>
          </table:table-cell>
          <table:table-cell table:formula="of:=[.D128]+3.01" office:value-type="float" office:value="370.229999999999" calcext:value-type="float">
            <text:p>370.229999999999</text:p>
          </table:table-cell>
          <table:table-cell table:formula="of:=(0.0312039503*[.B129]^2)+0.2307524608*[.B129]+1.1730058735" office:value-type="float" office:value="2.86378538753548" calcext:value-type="float">
            <text:p>2.86</text:p>
          </table:table-cell>
          <table:table-cell table:formula="of:=[.F128]+[.E129]" office:value-type="float" office:value="355.829567081898" calcext:value-type="float">
            <text:p>355.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date" office:date-value="2018-02-04" calcext:value-type="date">
            <text:p>2/4/18</text:p>
          </table:table-cell>
          <table:table-cell table:formula="of:=['LB 2017'.B182]" office:value-type="float" office:value="4.54" calcext:value-type="float">
            <text:p>4.54</text:p>
          </table:table-cell>
          <table:table-cell table:formula="of:=[.L128]+[.K129]" office:value-type="float" office:value="565.021775" calcext:value-type="float">
            <text:p>565.021775</text:p>
          </table:table-cell>
          <table:table-cell table:formula="of:=[.M128]+3.01" office:value-type="float" office:value="370.229999999999" calcext:value-type="float">
            <text:p>370.229999999999</text:p>
          </table:table-cell>
          <table:table-cell table:formula="of:=(0.0312039503*[.K129]^2)+0.2307524608*[.K129]+1.1730058735" office:value-type="float" office:value="2.86378538753548" calcext:value-type="float">
            <text:p>2.86</text:p>
          </table:table-cell>
          <table:table-cell table:formula="of:=[.O128]+[.N129]" office:value-type="float" office:value="355.688757127993" calcext:value-type="float">
            <text:p>355.7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4" calcext:value-type="date">
            <text:p>2/4/18</text:p>
          </table:table-cell>
          <table:table-cell table:formula="of:=['LB 2017'.B182]" office:value-type="float" office:value="4.54" calcext:value-type="float">
            <text:p>4.54</text:p>
          </table:table-cell>
          <table:table-cell table:formula="of:=[.C129]+[.B130]" office:value-type="float" office:value="569.831271" calcext:value-type="float">
            <text:p>569.831271</text:p>
          </table:table-cell>
          <table:table-cell table:formula="of:=[.D129]+3.01" office:value-type="float" office:value="373.239999999999" calcext:value-type="float">
            <text:p>373.239999999999</text:p>
          </table:table-cell>
          <table:table-cell table:formula="of:=(0.0312039503*[.B130]^2)+0.2307524608*[.B130]+1.1730058735" office:value-type="float" office:value="2.86378538753548" calcext:value-type="float">
            <text:p>2.86</text:p>
          </table:table-cell>
          <table:table-cell table:formula="of:=[.F129]+[.E130]" office:value-type="float" office:value="358.693352469434" calcext:value-type="float">
            <text:p>358.7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date" office:date-value="2018-02-05" calcext:value-type="date">
            <text:p>2/5/18</text:p>
          </table:table-cell>
          <table:table-cell table:formula="of:=['LB 2017'.B183]" office:value-type="float" office:value="4.54" calcext:value-type="float">
            <text:p>4.54</text:p>
          </table:table-cell>
          <table:table-cell table:formula="of:=[.L129]+[.K130]" office:value-type="float" office:value="569.561775" calcext:value-type="float">
            <text:p>569.561775</text:p>
          </table:table-cell>
          <table:table-cell table:formula="of:=[.M129]+3.01" office:value-type="float" office:value="373.239999999999" calcext:value-type="float">
            <text:p>373.239999999999</text:p>
          </table:table-cell>
          <table:table-cell table:formula="of:=(0.0312039503*[.K130]^2)+0.2307524608*[.K130]+1.1730058735" office:value-type="float" office:value="2.86378538753548" calcext:value-type="float">
            <text:p>2.86</text:p>
          </table:table-cell>
          <table:table-cell table:formula="of:=[.O129]+[.N130]" office:value-type="float" office:value="358.552542515528" calcext:value-type="float">
            <text:p>358.6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5" calcext:value-type="date">
            <text:p>2/5/18</text:p>
          </table:table-cell>
          <table:table-cell table:formula="of:=['LB 2017'.B183]" office:value-type="float" office:value="4.54" calcext:value-type="float">
            <text:p>4.54</text:p>
          </table:table-cell>
          <table:table-cell table:formula="of:=[.C130]+[.B131]" office:value-type="float" office:value="574.371271" calcext:value-type="float">
            <text:p>574.371271</text:p>
          </table:table-cell>
          <table:table-cell table:formula="of:=[.D130]+3.01" office:value-type="float" office:value="376.249999999999" calcext:value-type="float">
            <text:p>376.249999999999</text:p>
          </table:table-cell>
          <table:table-cell table:formula="of:=(0.0312039503*[.B131]^2)+0.2307524608*[.B131]+1.1730058735" office:value-type="float" office:value="2.86378538753548" calcext:value-type="float">
            <text:p>2.86</text:p>
          </table:table-cell>
          <table:table-cell table:formula="of:=[.F130]+[.E131]" office:value-type="float" office:value="361.557137856969" calcext:value-type="float">
            <text:p>361.6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date" office:date-value="2018-02-06" calcext:value-type="date">
            <text:p>2/6/18</text:p>
          </table:table-cell>
          <table:table-cell table:formula="of:=['LB 2017'.B184]" office:value-type="float" office:value="4.54" calcext:value-type="float">
            <text:p>4.54</text:p>
          </table:table-cell>
          <table:table-cell table:formula="of:=[.L130]+[.K131]" office:value-type="float" office:value="574.101775" calcext:value-type="float">
            <text:p>574.101775</text:p>
          </table:table-cell>
          <table:table-cell table:formula="of:=[.M130]+3.01" office:value-type="float" office:value="376.249999999999" calcext:value-type="float">
            <text:p>376.249999999999</text:p>
          </table:table-cell>
          <table:table-cell table:formula="of:=(0.0312039503*[.K131]^2)+0.2307524608*[.K131]+1.1730058735" office:value-type="float" office:value="2.86378538753548" calcext:value-type="float">
            <text:p>2.86</text:p>
          </table:table-cell>
          <table:table-cell table:formula="of:=[.O130]+[.N131]" office:value-type="float" office:value="361.416327903064" calcext:value-type="float">
            <text:p>361.4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6" calcext:value-type="date">
            <text:p>2/6/18</text:p>
          </table:table-cell>
          <table:table-cell table:formula="of:=['LB 2017'.B184]" office:value-type="float" office:value="4.54" calcext:value-type="float">
            <text:p>4.54</text:p>
          </table:table-cell>
          <table:table-cell table:formula="of:=[.C131]+[.B132]" office:value-type="float" office:value="578.911271" calcext:value-type="float">
            <text:p>578.911271</text:p>
          </table:table-cell>
          <table:table-cell table:formula="of:=[.D131]+3.01" office:value-type="float" office:value="379.259999999999" calcext:value-type="float">
            <text:p>379.259999999999</text:p>
          </table:table-cell>
          <table:table-cell table:formula="of:=(0.0312039503*[.B132]^2)+0.2307524608*[.B132]+1.1730058735" office:value-type="float" office:value="2.86378538753548" calcext:value-type="float">
            <text:p>2.86</text:p>
          </table:table-cell>
          <table:table-cell table:formula="of:=[.F131]+[.E132]" office:value-type="float" office:value="364.420923244505" calcext:value-type="float">
            <text:p>364.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date" office:date-value="2018-02-07" calcext:value-type="date">
            <text:p>2/7/18</text:p>
          </table:table-cell>
          <table:table-cell table:formula="of:=['LB 2017'.B185]" office:value-type="float" office:value="4.54" calcext:value-type="float">
            <text:p>4.54</text:p>
          </table:table-cell>
          <table:table-cell table:formula="of:=[.L131]+[.K132]" office:value-type="float" office:value="578.641775" calcext:value-type="float">
            <text:p>578.641775</text:p>
          </table:table-cell>
          <table:table-cell table:formula="of:=[.M131]+3.01" office:value-type="float" office:value="379.259999999999" calcext:value-type="float">
            <text:p>379.259999999999</text:p>
          </table:table-cell>
          <table:table-cell table:formula="of:=(0.0312039503*[.K132]^2)+0.2307524608*[.K132]+1.1730058735" office:value-type="float" office:value="2.86378538753548" calcext:value-type="float">
            <text:p>2.86</text:p>
          </table:table-cell>
          <table:table-cell table:formula="of:=[.O131]+[.N132]" office:value-type="float" office:value="364.280113290599" calcext:value-type="float">
            <text:p>364.3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7" calcext:value-type="date">
            <text:p>2/7/18</text:p>
          </table:table-cell>
          <table:table-cell table:formula="of:=['LB 2017'.B185]" office:value-type="float" office:value="4.54" calcext:value-type="float">
            <text:p>4.54</text:p>
          </table:table-cell>
          <table:table-cell table:formula="of:=[.C132]+[.B133]" office:value-type="float" office:value="583.451271" calcext:value-type="float">
            <text:p>583.451271</text:p>
          </table:table-cell>
          <table:table-cell table:formula="of:=[.D132]+3.01" office:value-type="float" office:value="382.269999999999" calcext:value-type="float">
            <text:p>382.269999999999</text:p>
          </table:table-cell>
          <table:table-cell table:formula="of:=(0.0312039503*[.B133]^2)+0.2307524608*[.B133]+1.1730058735" office:value-type="float" office:value="2.86378538753548" calcext:value-type="float">
            <text:p>2.86</text:p>
          </table:table-cell>
          <table:table-cell table:formula="of:=[.F132]+[.E133]" office:value-type="float" office:value="367.28470863204" calcext:value-type="float">
            <text:p>367.3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date" office:date-value="2018-02-08" calcext:value-type="date">
            <text:p>2/8/18</text:p>
          </table:table-cell>
          <table:table-cell table:formula="of:=['LB 2017'.B186]" office:value-type="float" office:value="4.54" calcext:value-type="float">
            <text:p>4.54</text:p>
          </table:table-cell>
          <table:table-cell table:formula="of:=[.L132]+[.K133]" office:value-type="float" office:value="583.181775" calcext:value-type="float">
            <text:p>583.181775</text:p>
          </table:table-cell>
          <table:table-cell table:formula="of:=[.M132]+3.01" office:value-type="float" office:value="382.269999999999" calcext:value-type="float">
            <text:p>382.269999999999</text:p>
          </table:table-cell>
          <table:table-cell table:formula="of:=(0.0312039503*[.K133]^2)+0.2307524608*[.K133]+1.1730058735" office:value-type="float" office:value="2.86378538753548" calcext:value-type="float">
            <text:p>2.86</text:p>
          </table:table-cell>
          <table:table-cell table:formula="of:=[.O132]+[.N133]" office:value-type="float" office:value="367.143898678135" calcext:value-type="float">
            <text:p>367.1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8" calcext:value-type="date">
            <text:p>2/8/18</text:p>
          </table:table-cell>
          <table:table-cell table:formula="of:=['LB 2017'.B186]" office:value-type="float" office:value="4.54" calcext:value-type="float">
            <text:p>4.54</text:p>
          </table:table-cell>
          <table:table-cell table:formula="of:=[.C133]+[.B134]" office:value-type="float" office:value="587.991271" calcext:value-type="float">
            <text:p>587.991271</text:p>
          </table:table-cell>
          <table:table-cell table:formula="of:=[.D133]+3.01" office:value-type="float" office:value="385.279999999999" calcext:value-type="float">
            <text:p>385.279999999999</text:p>
          </table:table-cell>
          <table:table-cell table:formula="of:=(0.0312039503*[.B134]^2)+0.2307524608*[.B134]+1.1730058735" office:value-type="float" office:value="2.86378538753548" calcext:value-type="float">
            <text:p>2.86</text:p>
          </table:table-cell>
          <table:table-cell table:formula="of:=[.F133]+[.E134]" office:value-type="float" office:value="370.148494019576" calcext:value-type="float">
            <text:p>370.1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date" office:date-value="2018-02-09" calcext:value-type="date">
            <text:p>2/9/18</text:p>
          </table:table-cell>
          <table:table-cell table:formula="of:=['LB 2017'.B187]" office:value-type="float" office:value="4.54" calcext:value-type="float">
            <text:p>4.54</text:p>
          </table:table-cell>
          <table:table-cell table:formula="of:=[.L133]+[.K134]" office:value-type="float" office:value="587.721775" calcext:value-type="float">
            <text:p>587.721775</text:p>
          </table:table-cell>
          <table:table-cell table:formula="of:=[.M133]+3.01" office:value-type="float" office:value="385.279999999999" calcext:value-type="float">
            <text:p>385.279999999999</text:p>
          </table:table-cell>
          <table:table-cell table:formula="of:=(0.0312039503*[.K134]^2)+0.2307524608*[.K134]+1.1730058735" office:value-type="float" office:value="2.86378538753548" calcext:value-type="float">
            <text:p>2.86</text:p>
          </table:table-cell>
          <table:table-cell table:formula="of:=[.O133]+[.N134]" office:value-type="float" office:value="370.00768406567" calcext:value-type="float">
            <text:p>370.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09" calcext:value-type="date">
            <text:p>2/9/18</text:p>
          </table:table-cell>
          <table:table-cell table:formula="of:=['LB 2017'.B187]" office:value-type="float" office:value="4.54" calcext:value-type="float">
            <text:p>4.54</text:p>
          </table:table-cell>
          <table:table-cell table:formula="of:=[.C134]+[.B135]" office:value-type="float" office:value="592.531271" calcext:value-type="float">
            <text:p>592.531271</text:p>
          </table:table-cell>
          <table:table-cell table:formula="of:=[.D134]+3.01" office:value-type="float" office:value="388.289999999999" calcext:value-type="float">
            <text:p>388.289999999999</text:p>
          </table:table-cell>
          <table:table-cell table:formula="of:=(0.0312039503*[.B135]^2)+0.2307524608*[.B135]+1.1730058735" office:value-type="float" office:value="2.86378538753548" calcext:value-type="float">
            <text:p>2.86</text:p>
          </table:table-cell>
          <table:table-cell table:formula="of:=[.F134]+[.E135]" office:value-type="float" office:value="373.012279407111" calcext:value-type="float">
            <text:p>373.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date" office:date-value="2018-02-10" calcext:value-type="date">
            <text:p>2/10/18</text:p>
          </table:table-cell>
          <table:table-cell table:formula="of:=['LB 2017'.B188]" office:value-type="float" office:value="4.54" calcext:value-type="float">
            <text:p>4.54</text:p>
          </table:table-cell>
          <table:table-cell table:formula="of:=[.L134]+[.K135]" office:value-type="float" office:value="592.261775" calcext:value-type="float">
            <text:p>592.261775</text:p>
          </table:table-cell>
          <table:table-cell table:formula="of:=[.M134]+3.01" office:value-type="float" office:value="388.289999999999" calcext:value-type="float">
            <text:p>388.289999999999</text:p>
          </table:table-cell>
          <table:table-cell table:formula="of:=(0.0312039503*[.K135]^2)+0.2307524608*[.K135]+1.1730058735" office:value-type="float" office:value="2.86378538753548" calcext:value-type="float">
            <text:p>2.86</text:p>
          </table:table-cell>
          <table:table-cell table:formula="of:=[.O134]+[.N135]" office:value-type="float" office:value="372.871469453206" calcext:value-type="float">
            <text:p>372.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0" calcext:value-type="date">
            <text:p>2/10/18</text:p>
          </table:table-cell>
          <table:table-cell table:formula="of:=['LB 2017'.B188]" office:value-type="float" office:value="4.54" calcext:value-type="float">
            <text:p>4.54</text:p>
          </table:table-cell>
          <table:table-cell table:formula="of:=[.C135]+[.B136]" office:value-type="float" office:value="597.071271" calcext:value-type="float">
            <text:p>597.071271</text:p>
          </table:table-cell>
          <table:table-cell table:formula="of:=[.D135]+3.01" office:value-type="float" office:value="391.299999999999" calcext:value-type="float">
            <text:p>391.299999999999</text:p>
          </table:table-cell>
          <table:table-cell table:formula="of:=(0.0312039503*[.B136]^2)+0.2307524608*[.B136]+1.1730058735" office:value-type="float" office:value="2.86378538753548" calcext:value-type="float">
            <text:p>2.86</text:p>
          </table:table-cell>
          <table:table-cell table:formula="of:=[.F135]+[.E136]" office:value-type="float" office:value="375.876064794647" calcext:value-type="float">
            <text:p>375.9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date" office:date-value="2018-02-11" calcext:value-type="date">
            <text:p>2/11/18</text:p>
          </table:table-cell>
          <table:table-cell table:formula="of:=['LB 2017'.B189]" office:value-type="float" office:value="4.54" calcext:value-type="float">
            <text:p>4.54</text:p>
          </table:table-cell>
          <table:table-cell table:formula="of:=[.L135]+[.K136]" office:value-type="float" office:value="596.801775" calcext:value-type="float">
            <text:p>596.801775</text:p>
          </table:table-cell>
          <table:table-cell table:formula="of:=[.M135]+3.01" office:value-type="float" office:value="391.299999999999" calcext:value-type="float">
            <text:p>391.299999999999</text:p>
          </table:table-cell>
          <table:table-cell table:formula="of:=(0.0312039503*[.K136]^2)+0.2307524608*[.K136]+1.1730058735" office:value-type="float" office:value="2.86378538753548" calcext:value-type="float">
            <text:p>2.86</text:p>
          </table:table-cell>
          <table:table-cell table:formula="of:=[.O135]+[.N136]" office:value-type="float" office:value="375.735254840741" calcext:value-type="float">
            <text:p>375.7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1" calcext:value-type="date">
            <text:p>2/11/18</text:p>
          </table:table-cell>
          <table:table-cell table:formula="of:=['LB 2017'.B189]" office:value-type="float" office:value="4.54" calcext:value-type="float">
            <text:p>4.54</text:p>
          </table:table-cell>
          <table:table-cell table:formula="of:=[.C136]+[.B137]" office:value-type="float" office:value="601.611271" calcext:value-type="float">
            <text:p>601.611271</text:p>
          </table:table-cell>
          <table:table-cell table:formula="of:=[.D136]+3.01" office:value-type="float" office:value="394.309999999999" calcext:value-type="float">
            <text:p>394.309999999999</text:p>
          </table:table-cell>
          <table:table-cell table:formula="of:=(0.0312039503*[.B137]^2)+0.2307524608*[.B137]+1.1730058735" office:value-type="float" office:value="2.86378538753548" calcext:value-type="float">
            <text:p>2.86</text:p>
          </table:table-cell>
          <table:table-cell table:formula="of:=[.F136]+[.E137]" office:value-type="float" office:value="378.739850182182" calcext:value-type="float">
            <text:p>378.7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date" office:date-value="2018-02-12" calcext:value-type="date">
            <text:p>2/12/18</text:p>
          </table:table-cell>
          <table:table-cell table:formula="of:=['LB 2017'.B190]" office:value-type="float" office:value="4.54" calcext:value-type="float">
            <text:p>4.54</text:p>
          </table:table-cell>
          <table:table-cell table:formula="of:=[.L136]+[.K137]" office:value-type="float" office:value="601.341775" calcext:value-type="float">
            <text:p>601.341775</text:p>
          </table:table-cell>
          <table:table-cell table:formula="of:=[.M136]+3.01" office:value-type="float" office:value="394.309999999999" calcext:value-type="float">
            <text:p>394.309999999999</text:p>
          </table:table-cell>
          <table:table-cell table:formula="of:=(0.0312039503*[.K137]^2)+0.2307524608*[.K137]+1.1730058735" office:value-type="float" office:value="2.86378538753548" calcext:value-type="float">
            <text:p>2.86</text:p>
          </table:table-cell>
          <table:table-cell table:formula="of:=[.O136]+[.N137]" office:value-type="float" office:value="378.599040228277" calcext:value-type="float">
            <text:p>378.6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2" calcext:value-type="date">
            <text:p>2/12/18</text:p>
          </table:table-cell>
          <table:table-cell table:formula="of:=['LB 2017'.B190]" office:value-type="float" office:value="4.54" calcext:value-type="float">
            <text:p>4.54</text:p>
          </table:table-cell>
          <table:table-cell table:formula="of:=[.C137]+[.B138]" office:value-type="float" office:value="606.151271" calcext:value-type="float">
            <text:p>606.151271</text:p>
          </table:table-cell>
          <table:table-cell table:formula="of:=[.D137]+3.01" office:value-type="float" office:value="397.319999999999" calcext:value-type="float">
            <text:p>397.319999999999</text:p>
          </table:table-cell>
          <table:table-cell table:formula="of:=(0.0312039503*[.B138]^2)+0.2307524608*[.B138]+1.1730058735" office:value-type="float" office:value="2.86378538753548" calcext:value-type="float">
            <text:p>2.86</text:p>
          </table:table-cell>
          <table:table-cell table:formula="of:=[.F137]+[.E138]" office:value-type="float" office:value="381.603635569718" calcext:value-type="float">
            <text:p>381.6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date" office:date-value="2018-02-13" calcext:value-type="date">
            <text:p>2/13/18</text:p>
          </table:table-cell>
          <table:table-cell table:formula="of:=['LB 2017'.B191]" office:value-type="float" office:value="4.54" calcext:value-type="float">
            <text:p>4.54</text:p>
          </table:table-cell>
          <table:table-cell table:formula="of:=[.L137]+[.K138]" office:value-type="float" office:value="605.881775" calcext:value-type="float">
            <text:p>605.881775</text:p>
          </table:table-cell>
          <table:table-cell table:formula="of:=[.M137]+3.01" office:value-type="float" office:value="397.319999999999" calcext:value-type="float">
            <text:p>397.319999999999</text:p>
          </table:table-cell>
          <table:table-cell table:formula="of:=(0.0312039503*[.K138]^2)+0.2307524608*[.K138]+1.1730058735" office:value-type="float" office:value="2.86378538753548" calcext:value-type="float">
            <text:p>2.86</text:p>
          </table:table-cell>
          <table:table-cell table:formula="of:=[.O137]+[.N138]" office:value-type="float" office:value="381.462825615812" calcext:value-type="float">
            <text:p>381.5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3" calcext:value-type="date">
            <text:p>2/13/18</text:p>
          </table:table-cell>
          <table:table-cell table:formula="of:=['LB 2017'.B191]" office:value-type="float" office:value="4.54" calcext:value-type="float">
            <text:p>4.54</text:p>
          </table:table-cell>
          <table:table-cell table:formula="of:=[.C138]+[.B139]" office:value-type="float" office:value="610.691271" calcext:value-type="float">
            <text:p>610.691271</text:p>
          </table:table-cell>
          <table:table-cell table:formula="of:=[.D138]+3.01" office:value-type="float" office:value="400.329999999999" calcext:value-type="float">
            <text:p>400.329999999999</text:p>
          </table:table-cell>
          <table:table-cell table:formula="of:=(0.0312039503*[.B139]^2)+0.2307524608*[.B139]+1.1730058735" office:value-type="float" office:value="2.86378538753548" calcext:value-type="float">
            <text:p>2.86</text:p>
          </table:table-cell>
          <table:table-cell table:formula="of:=[.F138]+[.E139]" office:value-type="float" office:value="384.467420957253" calcext:value-type="float">
            <text:p>384.5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date" office:date-value="2018-02-14" calcext:value-type="date">
            <text:p>2/14/18</text:p>
          </table:table-cell>
          <table:table-cell table:formula="of:=['LB 2017'.B192]" office:value-type="float" office:value="4.54" calcext:value-type="float">
            <text:p>4.54</text:p>
          </table:table-cell>
          <table:table-cell table:formula="of:=[.L138]+[.K139]" office:value-type="float" office:value="610.421775" calcext:value-type="float">
            <text:p>610.421775</text:p>
          </table:table-cell>
          <table:table-cell table:formula="of:=[.M138]+3.01" office:value-type="float" office:value="400.329999999999" calcext:value-type="float">
            <text:p>400.329999999999</text:p>
          </table:table-cell>
          <table:table-cell table:formula="of:=(0.0312039503*[.K139]^2)+0.2307524608*[.K139]+1.1730058735" office:value-type="float" office:value="2.86378538753548" calcext:value-type="float">
            <text:p>2.86</text:p>
          </table:table-cell>
          <table:table-cell table:formula="of:=[.O138]+[.N139]" office:value-type="float" office:value="384.326611003348" calcext:value-type="float">
            <text:p>384.3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4" calcext:value-type="date">
            <text:p>2/14/18</text:p>
          </table:table-cell>
          <table:table-cell table:formula="of:=['LB 2017'.B192]" office:value-type="float" office:value="4.54" calcext:value-type="float">
            <text:p>4.54</text:p>
          </table:table-cell>
          <table:table-cell table:formula="of:=[.C139]+[.B140]" office:value-type="float" office:value="615.231271" calcext:value-type="float">
            <text:p>615.231271</text:p>
          </table:table-cell>
          <table:table-cell table:formula="of:=[.D139]+3.01" office:value-type="float" office:value="403.339999999999" calcext:value-type="float">
            <text:p>403.339999999999</text:p>
          </table:table-cell>
          <table:table-cell table:formula="of:=(0.0312039503*[.B140]^2)+0.2307524608*[.B140]+1.1730058735" office:value-type="float" office:value="2.86378538753548" calcext:value-type="float">
            <text:p>2.86</text:p>
          </table:table-cell>
          <table:table-cell table:formula="of:=[.F139]+[.E140]" office:value-type="float" office:value="387.331206344789" calcext:value-type="float">
            <text:p>387.3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date" office:date-value="2018-02-15" calcext:value-type="date">
            <text:p>2/15/18</text:p>
          </table:table-cell>
          <table:table-cell table:formula="of:=['LB 2017'.B193]" office:value-type="float" office:value="4.54" calcext:value-type="float">
            <text:p>4.54</text:p>
          </table:table-cell>
          <table:table-cell table:formula="of:=[.L139]+[.K140]" office:value-type="float" office:value="614.961775" calcext:value-type="float">
            <text:p>614.961775</text:p>
          </table:table-cell>
          <table:table-cell table:formula="of:=[.M139]+3.01" office:value-type="float" office:value="403.339999999999" calcext:value-type="float">
            <text:p>403.339999999999</text:p>
          </table:table-cell>
          <table:table-cell table:formula="of:=(0.0312039503*[.K140]^2)+0.2307524608*[.K140]+1.1730058735" office:value-type="float" office:value="2.86378538753548" calcext:value-type="float">
            <text:p>2.86</text:p>
          </table:table-cell>
          <table:table-cell table:formula="of:=[.O139]+[.N140]" office:value-type="float" office:value="387.190396390883" calcext:value-type="float">
            <text:p>387.2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5" calcext:value-type="date">
            <text:p>2/15/18</text:p>
          </table:table-cell>
          <table:table-cell table:formula="of:=['LB 2017'.B193]" office:value-type="float" office:value="4.54" calcext:value-type="float">
            <text:p>4.54</text:p>
          </table:table-cell>
          <table:table-cell table:formula="of:=[.C140]+[.B141]" office:value-type="float" office:value="619.771271" calcext:value-type="float">
            <text:p>619.771271</text:p>
          </table:table-cell>
          <table:table-cell table:formula="of:=[.D140]+3.01" office:value-type="float" office:value="406.349999999999" calcext:value-type="float">
            <text:p>406.349999999999</text:p>
          </table:table-cell>
          <table:table-cell table:formula="of:=(0.0312039503*[.B141]^2)+0.2307524608*[.B141]+1.1730058735" office:value-type="float" office:value="2.86378538753548" calcext:value-type="float">
            <text:p>2.86</text:p>
          </table:table-cell>
          <table:table-cell table:formula="of:=[.F140]+[.E141]" office:value-type="float" office:value="390.194991732324" calcext:value-type="float">
            <text:p>390.2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date" office:date-value="2018-02-16" calcext:value-type="date">
            <text:p>2/16/18</text:p>
          </table:table-cell>
          <table:table-cell table:formula="of:=['LB 2017'.B194]" office:value-type="float" office:value="4.54" calcext:value-type="float">
            <text:p>4.54</text:p>
          </table:table-cell>
          <table:table-cell table:formula="of:=[.L140]+[.K141]" office:value-type="float" office:value="619.501774999999" calcext:value-type="float">
            <text:p>619.501774999999</text:p>
          </table:table-cell>
          <table:table-cell table:formula="of:=[.M140]+3.01" office:value-type="float" office:value="406.349999999999" calcext:value-type="float">
            <text:p>406.349999999999</text:p>
          </table:table-cell>
          <table:table-cell table:formula="of:=(0.0312039503*[.K141]^2)+0.2307524608*[.K141]+1.1730058735" office:value-type="float" office:value="2.86378538753548" calcext:value-type="float">
            <text:p>2.86</text:p>
          </table:table-cell>
          <table:table-cell table:formula="of:=[.O140]+[.N141]" office:value-type="float" office:value="390.054181778419" calcext:value-type="float">
            <text:p>390.1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6" calcext:value-type="date">
            <text:p>2/16/18</text:p>
          </table:table-cell>
          <table:table-cell table:formula="of:=['LB 2017'.B194]" office:value-type="float" office:value="4.54" calcext:value-type="float">
            <text:p>4.54</text:p>
          </table:table-cell>
          <table:table-cell table:formula="of:=[.C141]+[.B142]" office:value-type="float" office:value="624.311271" calcext:value-type="float">
            <text:p>624.311271</text:p>
          </table:table-cell>
          <table:table-cell table:formula="of:=[.D141]+3.01" office:value-type="float" office:value="409.359999999999" calcext:value-type="float">
            <text:p>409.359999999999</text:p>
          </table:table-cell>
          <table:table-cell table:formula="of:=(0.0312039503*[.B142]^2)+0.2307524608*[.B142]+1.1730058735" office:value-type="float" office:value="2.86378538753548" calcext:value-type="float">
            <text:p>2.86</text:p>
          </table:table-cell>
          <table:table-cell table:formula="of:=[.F141]+[.E142]" office:value-type="float" office:value="393.05877711986" calcext:value-type="float">
            <text:p>393.1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date" office:date-value="2018-02-17" calcext:value-type="date">
            <text:p>2/17/18</text:p>
          </table:table-cell>
          <table:table-cell table:formula="of:=['LB 2017'.B195]" office:value-type="float" office:value="4.54" calcext:value-type="float">
            <text:p>4.54</text:p>
          </table:table-cell>
          <table:table-cell table:formula="of:=[.L141]+[.K142]" office:value-type="float" office:value="624.041774999999" calcext:value-type="float">
            <text:p>624.041774999999</text:p>
          </table:table-cell>
          <table:table-cell table:formula="of:=[.M141]+3.01" office:value-type="float" office:value="409.359999999999" calcext:value-type="float">
            <text:p>409.359999999999</text:p>
          </table:table-cell>
          <table:table-cell table:formula="of:=(0.0312039503*[.K142]^2)+0.2307524608*[.K142]+1.1730058735" office:value-type="float" office:value="2.86378538753548" calcext:value-type="float">
            <text:p>2.86</text:p>
          </table:table-cell>
          <table:table-cell table:formula="of:=[.O141]+[.N142]" office:value-type="float" office:value="392.917967165954" calcext:value-type="float">
            <text:p>392.9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7" calcext:value-type="date">
            <text:p>2/17/18</text:p>
          </table:table-cell>
          <table:table-cell table:formula="of:=['LB 2017'.B195]" office:value-type="float" office:value="4.54" calcext:value-type="float">
            <text:p>4.54</text:p>
          </table:table-cell>
          <table:table-cell table:formula="of:=[.C142]+[.B143]" office:value-type="float" office:value="628.851271" calcext:value-type="float">
            <text:p>628.851271</text:p>
          </table:table-cell>
          <table:table-cell table:formula="of:=[.D142]+3.01" office:value-type="float" office:value="412.369999999999" calcext:value-type="float">
            <text:p>412.369999999999</text:p>
          </table:table-cell>
          <table:table-cell table:formula="of:=(0.0312039503*[.B143]^2)+0.2307524608*[.B143]+1.1730058735" office:value-type="float" office:value="2.86378538753548" calcext:value-type="float">
            <text:p>2.86</text:p>
          </table:table-cell>
          <table:table-cell table:formula="of:=[.F142]+[.E143]" office:value-type="float" office:value="395.922562507395" calcext:value-type="float">
            <text:p>395.9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date" office:date-value="2018-02-18" calcext:value-type="date">
            <text:p>2/18/18</text:p>
          </table:table-cell>
          <table:table-cell table:formula="of:=['LB 2017'.B196]" office:value-type="float" office:value="4.54" calcext:value-type="float">
            <text:p>4.54</text:p>
          </table:table-cell>
          <table:table-cell table:formula="of:=[.L142]+[.K143]" office:value-type="float" office:value="628.581774999999" calcext:value-type="float">
            <text:p>628.581774999999</text:p>
          </table:table-cell>
          <table:table-cell table:formula="of:=[.M142]+3.01" office:value-type="float" office:value="412.369999999999" calcext:value-type="float">
            <text:p>412.369999999999</text:p>
          </table:table-cell>
          <table:table-cell table:formula="of:=(0.0312039503*[.K143]^2)+0.2307524608*[.K143]+1.1730058735" office:value-type="float" office:value="2.86378538753548" calcext:value-type="float">
            <text:p>2.86</text:p>
          </table:table-cell>
          <table:table-cell table:formula="of:=[.O142]+[.N143]" office:value-type="float" office:value="395.781752553489" calcext:value-type="float">
            <text:p>395.8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8" calcext:value-type="date">
            <text:p>2/18/18</text:p>
          </table:table-cell>
          <table:table-cell table:formula="of:=['LB 2017'.B196]" office:value-type="float" office:value="4.54" calcext:value-type="float">
            <text:p>4.54</text:p>
          </table:table-cell>
          <table:table-cell table:formula="of:=[.C143]+[.B144]" office:value-type="float" office:value="633.391270999999" calcext:value-type="float">
            <text:p>633.391270999999</text:p>
          </table:table-cell>
          <table:table-cell table:formula="of:=[.D143]+3.01" office:value-type="float" office:value="415.379999999999" calcext:value-type="float">
            <text:p>415.379999999999</text:p>
          </table:table-cell>
          <table:table-cell table:formula="of:=(0.0312039503*[.B144]^2)+0.2307524608*[.B144]+1.1730058735" office:value-type="float" office:value="2.86378538753548" calcext:value-type="float">
            <text:p>2.86</text:p>
          </table:table-cell>
          <table:table-cell table:formula="of:=[.F143]+[.E144]" office:value-type="float" office:value="398.786347894931" calcext:value-type="float">
            <text:p>398.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date" office:date-value="2018-02-19" calcext:value-type="date">
            <text:p>2/19/18</text:p>
          </table:table-cell>
          <table:table-cell table:formula="of:=['LB 2017'.B197]" office:value-type="float" office:value="4.54" calcext:value-type="float">
            <text:p>4.54</text:p>
          </table:table-cell>
          <table:table-cell table:formula="of:=[.L143]+[.K144]" office:value-type="float" office:value="633.121774999999" calcext:value-type="float">
            <text:p>633.121774999999</text:p>
          </table:table-cell>
          <table:table-cell table:formula="of:=[.M143]+3.01" office:value-type="float" office:value="415.379999999999" calcext:value-type="float">
            <text:p>415.379999999999</text:p>
          </table:table-cell>
          <table:table-cell table:formula="of:=(0.0312039503*[.K144]^2)+0.2307524608*[.K144]+1.1730058735" office:value-type="float" office:value="2.86378538753548" calcext:value-type="float">
            <text:p>2.86</text:p>
          </table:table-cell>
          <table:table-cell table:formula="of:=[.O143]+[.N144]" office:value-type="float" office:value="398.645537941025" calcext:value-type="float">
            <text:p>398.6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date" office:date-value="2018-02-19" calcext:value-type="date">
            <text:p>2/19/18</text:p>
          </table:table-cell>
          <table:table-cell table:formula="of:=['LB 2017'.B197]" office:value-type="float" office:value="4.54" calcext:value-type="float">
            <text:p>4.54</text:p>
          </table:table-cell>
          <table:table-cell table:formula="of:=[.C144]+[.B145]" office:value-type="float" office:value="637.931270999999" calcext:value-type="float">
            <text:p>637.931270999999</text:p>
          </table:table-cell>
          <table:table-cell table:formula="of:=[.D144]+3.01" office:value-type="float" office:value="418.389999999999" calcext:value-type="float">
            <text:p>418.389999999999</text:p>
          </table:table-cell>
          <table:table-cell table:formula="of:=(0.0312039503*[.B145]^2)+0.2307524608*[.B145]+1.1730058735" office:value-type="float" office:value="2.86378538753548" calcext:value-type="float">
            <text:p>2.86</text:p>
          </table:table-cell>
          <table:table-cell table:formula="of:=[.F144]+[.E145]" office:value-type="float" office:value="401.650133282466" calcext:value-type="float">
            <text:p>401.7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date" office:date-value="2018-02-20" calcext:value-type="date">
            <text:p>2/20/18</text:p>
          </table:table-cell>
          <table:table-cell table:style-name="ce80" table:formula="of:=['LB 2017'.B198]" office:value-type="date" office:date-value="1899-12-30" calcext:value-type="date">
            <text:p>12/30/99</text:p>
          </table:table-cell>
          <table:table-cell table:style-name="ce112" table:formula="of:=[.L144]+[.K145]" office:value-type="date" office:date-value="1901-09-24T02:55:21.35999995" calcext:value-type="date">
            <text:p>09/24/01</text:p>
          </table:table-cell>
          <table:table-cell table:formula="of:=[.M144]+3.01" office:value-type="float" office:value="418.389999999999" calcext:value-type="float">
            <text:p>418.389999999999</text:p>
          </table:table-cell>
          <table:table-cell table:formula="of:=(0.0312039503*[.K145]^2)+0.2307524608*[.K145]+1.1730058735" office:value-type="float" office:value="1.1730058735" calcext:value-type="float">
            <text:p>1.17</text:p>
          </table:table-cell>
          <table:table-cell table:formula="of:=[.O144]+[.N145]" office:value-type="float" office:value="399.818543814525" calcext:value-type="float">
            <text:p>399.8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8"/>
        </table:table-row>
      </table:table>
      <table:table table:name="PI 2017" table:style-name="ta1">
        <table:table-column table:style-name="co3" table:default-cell-style-name="ce236"/>
        <table:table-column table:style-name="co3" table:default-cell-style-name="ce242"/>
        <table:table-column table:style-name="co3" table:number-columns-repeated="2" table:default-cell-style-name="Default"/>
        <table:table-column table:style-name="co3" table:default-cell-style-name="ce245"/>
        <table:table-column table:style-name="co3" table:default-cell-style-name="ce250"/>
        <table:table-column table:style-name="co3" table:number-columns-repeated="30" table:default-cell-style-name="Default"/>
        <table:table-row table:style-name="ro2">
          <table:table-cell table:style-name="ce235" office:value-type="string" calcext:value-type="string">
            <text:p>Seven decent size crosses: 17PI1-7 made Oct. 21.</text:p>
          </table:table-cell>
          <table:table-cell table:style-name="ce235" table:number-columns-repeated="2"/>
          <table:table-cell table:number-columns-repeated="33"/>
        </table:table-row>
        <table:table-row table:style-name="ro2">
          <table:table-cell table:style-name="ce77" office:value-type="string" calcext:value-type="string">
            <text:p>Split them into 2-4 baskets and distributed in different places in hatching trays</text:p>
          </table:table-cell>
          <table:table-cell table:style-name="ce235" table:number-columns-repeated="2"/>
          <table:table-cell table:number-columns-repeated="33"/>
        </table:table-row>
        <table:table-row table:style-name="ro2" table:number-rows-repeated="2">
          <table:table-cell table:style-name="ce235" table:number-columns-repeated="3"/>
          <table:table-cell table:number-columns-repeated="33"/>
        </table:table-row>
        <table:table-row table:style-name="ro2"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Mean temp Keldur</text:p>
          </table:table-cell>
          <table:table-cell table:style-name="ce235" office:value-type="string" calcext:value-type="string">
            <text:p>dagar*gráður</text:p>
          </table:table-cell>
          <table:table-cell table:style-name="ce235" office:value-type="string" calcext:value-type="string">
            <text:p>tau somites (~2,<text:a xlink:href="mailto:8@4" xlink:type="simple">8@4</text:a>,45)</text:p>
          </table:table-cell>
          <table:table-cell table:style-name="ce246" office:value-type="string" calcext:value-type="string">
            <text:p>Exact Gorod</text:p>
          </table:table-cell>
          <table:table-cell table:style-name="ce251" office:value-type="string" calcext:value-type="string">
            <text:p>taus exact</text:p>
          </table:table-cell>
          <table:table-cell/>
          <table:table-cell table:style-name="ce235" office:value-type="string" calcext:value-type="string">
            <text:p>Dagur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0-21" calcext:value-type="date">
            <text:p>10/21/17</text:p>
          </table:table-cell>
          <table:table-cell table:style-name="ce33" table:formula="of:=['LB 2017'.B76]" office:value-type="float" office:value="4.666737" calcext:value-type="float">
            <text:p>4.666737</text:p>
          </table:table-cell>
          <table:table-cell table:style-name="ce238" office:value-type="float" office:value="0" calcext:value-type="float">
            <text:p>0</text:p>
          </table:table-cell>
          <table:table-cell table:style-name="ce238" table:formula="of:=[.C6]*2.8" office:value-type="float" office:value="0" calcext:value-type="float">
            <text:p>0</text:p>
          </table:table-cell>
          <table:table-cell table:style-name="ce247" table:formula="of:=(0.0312039503*[.B6]^2)+0.2307524608*[.B6]+1.1730058735" office:value-type="float" office:value="2.92944009939281" calcext:value-type="float">
            <text:p>2.93</text:p>
          </table:table-cell>
          <table:table-cell table:style-name="ce252" table:formula="of:=[.D6]*[.E6]" office:value-type="float" office:value="0" calcext:value-type="float">
            <text:p>0.0</text:p>
          </table:table-cell>
          <table:table-cell table:style-name="ce238"/>
          <table:table-cell table:style-name="ce238" office:value-type="float" office:value="0" calcext:value-type="float">
            <text:p>0</text:p>
          </table:table-cell>
          <table:table-cell office:value-type="string" calcext:value-type="string">
            <text:p>Sampled</text:p>
          </table:table-cell>
          <table:table-cell table:number-columns-repeated="27"/>
        </table:table-row>
        <table:table-row table:style-name="ro2">
          <table:table-cell table:style-name="ce237" office:value-type="date" office:date-value="2017-10-22" calcext:value-type="date">
            <text:p>10/22/17</text:p>
          </table:table-cell>
          <table:table-cell table:style-name="ce33" table:formula="of:=['LB 2017'.B77]" office:value-type="float" office:value="4.672112" calcext:value-type="float">
            <text:p>4.672112</text:p>
          </table:table-cell>
          <table:table-cell table:style-name="ce238" table:formula="of:=[.C6]+[.B7]" office:value-type="float" office:value="4.672112" calcext:value-type="float">
            <text:p>4.672112</text:p>
          </table:table-cell>
          <table:table-cell table:style-name="ce238" table:formula="of:=[.D6]+3.01" office:value-type="float" office:value="3.01" calcext:value-type="float">
            <text:p>3.01</text:p>
          </table:table-cell>
          <table:table-cell table:style-name="ce247" table:formula="of:=(0.0312039503*[.B7]^2)+0.2307524608*[.B7]+1.1730058735" office:value-type="float" office:value="2.93224671713741" calcext:value-type="float">
            <text:p>2.93</text:p>
          </table:table-cell>
          <table:table-cell table:style-name="ce252" table:formula="of:=[.F6]+[.E7]" office:value-type="float" office:value="2.93224671713741" calcext:value-type="float">
            <text:p>2.9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office:value-type="string" calcext:value-type="string">
            <text:p>Sampled (15-30 of each in EtOH and RNAlater)</text:p>
          </table:table-cell>
          <table:table-cell table:number-columns-repeated="27"/>
        </table:table-row>
        <table:table-row table:style-name="ro2">
          <table:table-cell office:value-type="date" office:date-value="2017-10-23" calcext:value-type="date">
            <text:p>10/23/17</text:p>
          </table:table-cell>
          <table:table-cell table:formula="of:=['LB 2017'.B78]" office:value-type="float" office:value="4.790855" calcext:value-type="float">
            <text:p>4.790855</text:p>
          </table:table-cell>
          <table:table-cell table:formula="of:=[.C7]+[.B8]" office:value-type="float" office:value="9.462967" calcext:value-type="float">
            <text:p>9.462967</text:p>
          </table:table-cell>
          <table:table-cell table:formula="of:=[.D7]+3.01" office:value-type="float" office:value="6.02" calcext:value-type="float">
            <text:p>6.02</text:p>
          </table:table-cell>
          <table:table-cell table:formula="of:=(0.0312039503*[.B8]^2)+0.2307524608*[.B8]+1.1730058735" office:value-type="float" office:value="2.99470962141159" calcext:value-type="float">
            <text:p>2.99</text:p>
          </table:table-cell>
          <table:table-cell table:formula="of:=[.F7]+[.E8]" office:value-type="float" office:value="5.926956338549" calcext:value-type="float">
            <text:p>5.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2">
          <table:table-cell office:value-type="date" office:date-value="2017-10-24" calcext:value-type="date">
            <text:p>10/24/17</text:p>
          </table:table-cell>
          <table:table-cell table:formula="of:=['LB 2017'.B79]" office:value-type="float" office:value="4.726058" calcext:value-type="float">
            <text:p>4.726058</text:p>
          </table:table-cell>
          <table:table-cell table:formula="of:=[.C8]+[.B9]" office:value-type="float" office:value="14.189025" calcext:value-type="float">
            <text:p>14.189025</text:p>
          </table:table-cell>
          <table:table-cell table:formula="of:=[.D8]+3.01" office:value-type="float" office:value="9.03" calcext:value-type="float">
            <text:p>9.03</text:p>
          </table:table-cell>
          <table:table-cell table:formula="of:=(0.0312039503*[.B9]^2)+0.2307524608*[.B9]+1.1730058735" office:value-type="float" office:value="2.96051509494404" calcext:value-type="float">
            <text:p>2.96</text:p>
          </table:table-cell>
          <table:table-cell table:formula="of:=[.F8]+[.E9]" office:value-type="float" office:value="8.88747143349304" calcext:value-type="float">
            <text:p>8.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2">
          <table:table-cell office:value-type="date" office:date-value="2017-10-25" calcext:value-type="date">
            <text:p>10/25/17</text:p>
          </table:table-cell>
          <table:table-cell table:formula="of:=['LB 2017'.B80]" office:value-type="float" office:value="4.745088" calcext:value-type="float">
            <text:p>4.745088</text:p>
          </table:table-cell>
          <table:table-cell table:formula="of:=[.C9]+[.B10]" office:value-type="float" office:value="18.934113" calcext:value-type="float">
            <text:p>18.934113</text:p>
          </table:table-cell>
          <table:table-cell table:formula="of:=[.D9]+3.01" office:value-type="float" office:value="12.04" calcext:value-type="float">
            <text:p>12.04</text:p>
          </table:table-cell>
          <table:table-cell table:formula="of:=(0.0312039503*[.B10]^2)+0.2307524608*[.B10]+1.1730058735" office:value-type="float" office:value="2.97053038660043" calcext:value-type="float">
            <text:p>2.97</text:p>
          </table:table-cell>
          <table:table-cell table:formula="of:=[.F9]+[.E10]" office:value-type="float" office:value="11.8580018200935" calcext:value-type="float">
            <text:p>11.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2">
          <table:table-cell office:value-type="date" office:date-value="2017-10-26" calcext:value-type="date">
            <text:p>10/26/17</text:p>
          </table:table-cell>
          <table:table-cell table:formula="of:=['LB 2017'.B81]" office:value-type="float" office:value="4.736378" calcext:value-type="float">
            <text:p>4.736378</text:p>
          </table:table-cell>
          <table:table-cell table:formula="of:=[.C10]+[.B11]" office:value-type="float" office:value="23.670491" calcext:value-type="float">
            <text:p>23.670491</text:p>
          </table:table-cell>
          <table:table-cell table:formula="of:=[.D10]+3.01" office:value-type="float" office:value="15.05" calcext:value-type="float">
            <text:p>15.05</text:p>
          </table:table-cell>
          <table:table-cell table:formula="of:=(0.0312039503*[.B11]^2)+0.2307524608*[.B11]+1.1730058735" office:value-type="float" office:value="2.96594359908855" calcext:value-type="float">
            <text:p>2.97</text:p>
          </table:table-cell>
          <table:table-cell table:formula="of:=[.F10]+[.E11]" office:value-type="float" office:value="14.823945419182" calcext:value-type="float">
            <text:p>14.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2">
          <table:table-cell office:value-type="date" office:date-value="2017-10-27" calcext:value-type="date">
            <text:p>10/27/17</text:p>
          </table:table-cell>
          <table:table-cell table:formula="of:=['LB 2017'.B82]" office:value-type="float" office:value="4.745077" calcext:value-type="float">
            <text:p>4.745077</text:p>
          </table:table-cell>
          <table:table-cell table:formula="of:=[.C11]+[.B12]" office:value-type="float" office:value="28.415568" calcext:value-type="float">
            <text:p>28.415568</text:p>
          </table:table-cell>
          <table:table-cell table:formula="of:=[.D11]+3.01" office:value-type="float" office:value="18.06" calcext:value-type="float">
            <text:p>18.06</text:p>
          </table:table-cell>
          <table:table-cell table:formula="of:=(0.0312039503*[.B12]^2)+0.2307524608*[.B12]+1.1730058735" office:value-type="float" office:value="2.97052459088635" calcext:value-type="float">
            <text:p>2.97</text:p>
          </table:table-cell>
          <table:table-cell table:formula="of:=[.F11]+[.E12]" office:value-type="float" office:value="17.7944700100684" calcext:value-type="float">
            <text:p>17.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2">
          <table:table-cell office:value-type="date" office:date-value="2017-10-28" calcext:value-type="date">
            <text:p>10/28/17</text:p>
          </table:table-cell>
          <table:table-cell table:formula="of:=['LB 2017'.B83]" office:value-type="float" office:value="4.749785" calcext:value-type="float">
            <text:p>4.749785</text:p>
          </table:table-cell>
          <table:table-cell table:formula="of:=[.C12]+[.B13]" office:value-type="float" office:value="33.165353" calcext:value-type="float">
            <text:p>33.165353</text:p>
          </table:table-cell>
          <table:table-cell table:formula="of:=[.D12]+3.01" office:value-type="float" office:value="21.07" calcext:value-type="float">
            <text:p>21.07</text:p>
          </table:table-cell>
          <table:table-cell table:formula="of:=(0.0312039503*[.B13]^2)+0.2307524608*[.B13]+1.1730058735" office:value-type="float" office:value="2.97300584653859" calcext:value-type="float">
            <text:p>2.97</text:p>
          </table:table-cell>
          <table:table-cell table:formula="of:=[.F12]+[.E13]" office:value-type="float" office:value="20.767475856607" calcext:value-type="float">
            <text:p>20.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2">
          <table:table-cell office:value-type="date" office:date-value="2017-10-29" calcext:value-type="date">
            <text:p>10/29/17</text:p>
          </table:table-cell>
          <table:table-cell table:formula="of:=['LB 2017'.B84]" office:value-type="float" office:value="4.708391" calcext:value-type="float">
            <text:p>4.708391</text:p>
          </table:table-cell>
          <table:table-cell table:formula="of:=[.C13]+[.B14]" office:value-type="float" office:value="37.873744" calcext:value-type="float">
            <text:p>37.873744</text:p>
          </table:table-cell>
          <table:table-cell table:formula="of:=[.D13]+3.01" office:value-type="float" office:value="24.08" calcext:value-type="float">
            <text:p>24.08</text:p>
          </table:table-cell>
          <table:table-cell table:formula="of:=(0.0312039503*[.B14]^2)+0.2307524608*[.B14]+1.1730058735" office:value-type="float" office:value="2.95123736638229" calcext:value-type="float">
            <text:p>2.95</text:p>
          </table:table-cell>
          <table:table-cell table:formula="of:=[.F13]+[.E14]" office:value-type="float" office:value="23.7187132229892" calcext:value-type="float">
            <text:p>23.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8"/>
        </table:table-row>
        <table:table-row table:style-name="ro2">
          <table:table-cell office:value-type="date" office:date-value="2017-10-30" calcext:value-type="date">
            <text:p>10/30/17</text:p>
          </table:table-cell>
          <table:table-cell table:formula="of:=['LB 2017'.B85]" office:value-type="float" office:value="4.712623" calcext:value-type="float">
            <text:p>4.712623</text:p>
          </table:table-cell>
          <table:table-cell table:formula="of:=[.C14]+[.B15]" office:value-type="float" office:value="42.586367" calcext:value-type="float">
            <text:p>42.586367</text:p>
          </table:table-cell>
          <table:table-cell table:formula="of:=[.D14]+3.01" office:value-type="float" office:value="27.09" calcext:value-type="float">
            <text:p>27.09</text:p>
          </table:table-cell>
          <table:table-cell table:formula="of:=(0.0312039503*[.B15]^2)+0.2307524608*[.B15]+1.1730058735" office:value-type="float" office:value="2.95345800390873" calcext:value-type="float">
            <text:p>2.95</text:p>
          </table:table-cell>
          <table:table-cell table:formula="of:=[.F14]+[.E15]" office:value-type="float" office:value="26.672171226898" calcext:value-type="float">
            <text:p>26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8"/>
        </table:table-row>
        <table:table-row table:style-name="ro2">
          <table:table-cell office:value-type="date" office:date-value="2017-10-31" calcext:value-type="date">
            <text:p>10/31/17</text:p>
          </table:table-cell>
          <table:table-cell table:formula="of:=['LB 2017'.B86]" office:value-type="float" office:value="4.744958" calcext:value-type="float">
            <text:p>4.744958</text:p>
          </table:table-cell>
          <table:table-cell table:formula="of:=[.C15]+[.B16]" office:value-type="float" office:value="47.331325" calcext:value-type="float">
            <text:p>47.331325</text:p>
          </table:table-cell>
          <table:table-cell table:formula="of:=[.D15]+3.01" office:value-type="float" office:value="30.1" calcext:value-type="float">
            <text:p>30.1</text:p>
          </table:table-cell>
          <table:table-cell table:formula="of:=(0.0312039503*[.B16]^2)+0.2307524608*[.B16]+1.1730058735" office:value-type="float" office:value="2.97046189228044" calcext:value-type="float">
            <text:p>2.97</text:p>
          </table:table-cell>
          <table:table-cell table:formula="of:=[.F15]+[.E16]" office:value-type="float" office:value="29.6426331191784" calcext:value-type="float">
            <text:p>29.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8"/>
        </table:table-row>
        <table:table-row table:style-name="ro2">
          <table:table-cell office:value-type="date" office:date-value="2017-11-01" calcext:value-type="date">
            <text:p>11/1/17</text:p>
          </table:table-cell>
          <table:table-cell table:formula="of:=['LB 2017'.B87]" office:value-type="float" office:value="4.696126" calcext:value-type="float">
            <text:p>4.696126</text:p>
          </table:table-cell>
          <table:table-cell table:formula="of:=[.C16]+[.B17]" office:value-type="float" office:value="52.027451" calcext:value-type="float">
            <text:p>52.027451</text:p>
          </table:table-cell>
          <table:table-cell table:formula="of:=[.D16]+3.01" office:value-type="float" office:value="33.11" calcext:value-type="float">
            <text:p>33.11</text:p>
          </table:table-cell>
          <table:table-cell table:formula="of:=(0.0312039503*[.B17]^2)+0.2307524608*[.B17]+1.1730058735" office:value-type="float" office:value="2.94480792408633" calcext:value-type="float">
            <text:p>2.94</text:p>
          </table:table-cell>
          <table:table-cell table:formula="of:=[.F16]+[.E17]" office:value-type="float" office:value="32.5874410432647" calcext:value-type="float">
            <text:p>32.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8"/>
        </table:table-row>
        <table:table-row table:style-name="ro2">
          <table:table-cell office:value-type="date" office:date-value="2017-11-02" calcext:value-type="date">
            <text:p>11/2/17</text:p>
          </table:table-cell>
          <table:table-cell table:formula="of:=['LB 2017'.B88]" office:value-type="float" office:value="4.682611" calcext:value-type="float">
            <text:p>4.682611</text:p>
          </table:table-cell>
          <table:table-cell table:formula="of:=[.C17]+[.B18]" office:value-type="float" office:value="56.710062" calcext:value-type="float">
            <text:p>56.710062</text:p>
          </table:table-cell>
          <table:table-cell table:formula="of:=[.D17]+3.01" office:value-type="float" office:value="36.12" calcext:value-type="float">
            <text:p>36.12</text:p>
          </table:table-cell>
          <table:table-cell table:formula="of:=(0.0312039503*[.B18]^2)+0.2307524608*[.B18]+1.1730058735" office:value-type="float" office:value="2.93773409059044" calcext:value-type="float">
            <text:p>2.94</text:p>
          </table:table-cell>
          <table:table-cell table:formula="of:=[.F17]+[.E18]" office:value-type="float" office:value="35.5251751338552" calcext:value-type="float">
            <text:p>35.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2">
          <table:table-cell office:value-type="date" office:date-value="2017-11-03" calcext:value-type="date">
            <text:p>11/3/17</text:p>
          </table:table-cell>
          <table:table-cell table:formula="of:=['LB 2017'.B89]" office:value-type="float" office:value="4.67228" calcext:value-type="float">
            <text:p>4.67228</text:p>
          </table:table-cell>
          <table:table-cell table:formula="of:=[.C18]+[.B19]" office:value-type="float" office:value="61.382342" calcext:value-type="float">
            <text:p>61.382342</text:p>
          </table:table-cell>
          <table:table-cell table:formula="of:=[.D18]+3.01" office:value-type="float" office:value="39.13" calcext:value-type="float">
            <text:p>39.13</text:p>
          </table:table-cell>
          <table:table-cell table:formula="of:=(0.0312039503*[.B19]^2)+0.2307524608*[.B19]+1.1730058735" office:value-type="float" office:value="2.93233446931734" calcext:value-type="float">
            <text:p>2.93</text:p>
          </table:table-cell>
          <table:table-cell table:formula="of:=[.F18]+[.E19]" office:value-type="float" office:value="38.4575096031725" calcext:value-type="float">
            <text:p>38.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8"/>
        </table:table-row>
        <table:table-row table:style-name="ro2">
          <table:table-cell office:value-type="date" office:date-value="2017-11-04" calcext:value-type="date">
            <text:p>11/4/17</text:p>
          </table:table-cell>
          <table:table-cell table:formula="of:=['LB 2017'.B90]" office:value-type="float" office:value="4.647424" calcext:value-type="float">
            <text:p>4.647424</text:p>
          </table:table-cell>
          <table:table-cell table:formula="of:=[.C19]+[.B20]" office:value-type="float" office:value="66.029766" calcext:value-type="float">
            <text:p>66.029766</text:p>
          </table:table-cell>
          <table:table-cell table:formula="of:=[.D19]+3.01" office:value-type="float" office:value="42.14" calcext:value-type="float">
            <text:p>42.14</text:p>
          </table:table-cell>
          <table:table-cell table:formula="of:=(0.0312039503*[.B20]^2)+0.2307524608*[.B20]+1.1730058735" office:value-type="float" office:value="2.91937047350861" calcext:value-type="float">
            <text:p>2.92</text:p>
          </table:table-cell>
          <table:table-cell table:formula="of:=[.F19]+[.E20]" office:value-type="float" office:value="41.3768800766811" calcext:value-type="float">
            <text:p>41.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2">
          <table:table-cell office:value-type="date" office:date-value="2017-11-05" calcext:value-type="date">
            <text:p>11/5/17</text:p>
          </table:table-cell>
          <table:table-cell table:formula="of:=['LB 2017'.B91]" office:value-type="float" office:value="4.647804" calcext:value-type="float">
            <text:p>4.647804</text:p>
          </table:table-cell>
          <table:table-cell table:formula="of:=[.C20]+[.B21]" office:value-type="float" office:value="70.67757" calcext:value-type="float">
            <text:p>70.67757</text:p>
          </table:table-cell>
          <table:table-cell table:formula="of:=[.D20]+3.01" office:value-type="float" office:value="45.15" calcext:value-type="float">
            <text:p>45.15</text:p>
          </table:table-cell>
          <table:table-cell table:formula="of:=(0.0312039503*[.B21]^2)+0.2307524608*[.B21]+1.1730058735" office:value-type="float" office:value="2.91956837762008" calcext:value-type="float">
            <text:p>2.92</text:p>
          </table:table-cell>
          <table:table-cell table:formula="of:=[.F20]+[.E21]" office:value-type="float" office:value="44.2964484543012" calcext:value-type="float">
            <text:p>44.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2">
          <table:table-cell office:value-type="date" office:date-value="2017-11-06" calcext:value-type="date">
            <text:p>11/6/17</text:p>
          </table:table-cell>
          <table:table-cell table:formula="of:=['LB 2017'.B92]" office:value-type="float" office:value="4.636866" calcext:value-type="float">
            <text:p>4.636866</text:p>
          </table:table-cell>
          <table:table-cell table:formula="of:=[.C21]+[.B22]" office:value-type="float" office:value="75.314436" calcext:value-type="float">
            <text:p>75.314436</text:p>
          </table:table-cell>
          <table:table-cell table:formula="of:=[.D21]+3.01" office:value-type="float" office:value="48.16" calcext:value-type="float">
            <text:p>48.16</text:p>
          </table:table-cell>
          <table:table-cell table:formula="of:=(0.0312039503*[.B22]^2)+0.2307524608*[.B22]+1.1730058735" office:value-type="float" office:value="2.91387546754993" calcext:value-type="float">
            <text:p>2.91</text:p>
          </table:table-cell>
          <table:table-cell table:formula="of:=[.F21]+[.E22]" office:value-type="float" office:value="47.2103239218511" calcext:value-type="float">
            <text:p>47.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1-07" calcext:value-type="date">
            <text:p>11/7/17</text:p>
          </table:table-cell>
          <table:table-cell table:style-name="ce33" table:formula="of:=['LB 2017'.B93]" office:value-type="float" office:value="4.610637" calcext:value-type="float">
            <text:p>4.610637</text:p>
          </table:table-cell>
          <table:table-cell table:style-name="ce238" table:formula="of:=[.C22]+[.B23]" office:value-type="float" office:value="79.925073" calcext:value-type="float">
            <text:p>79.925073</text:p>
          </table:table-cell>
          <table:table-cell table:style-name="ce238" table:formula="of:=[.D22]+3.01" office:value-type="float" office:value="51.17" calcext:value-type="float">
            <text:p>51.17</text:p>
          </table:table-cell>
          <table:table-cell table:style-name="ce247" table:formula="of:=(0.0312039503*[.B23]^2)+0.2307524608*[.B23]+1.1730058735" office:value-type="float" office:value="2.90025445710642" calcext:value-type="float">
            <text:p>2.90</text:p>
          </table:table-cell>
          <table:table-cell table:style-name="ce252" table:formula="of:=[.F22]+[.E23]" office:value-type="float" office:value="50.1105783789576" calcext:value-type="float">
            <text:p>50.1</text:p>
          </table:table-cell>
          <table:table-cell table:style-name="ce238"/>
          <table:table-cell table:style-name="ce238" office:value-type="float" office:value="17" calcext:value-type="float">
            <text:p>17</text:p>
          </table:table-cell>
          <table:table-cell office:value-type="string" calcext:value-type="string">
            <text:p>Sampled</text:p>
          </table:table-cell>
          <table:table-cell table:number-columns-repeated="26"/>
          <table:table-cell office:value-type="string" calcext:value-type="string">
            <text:p>Sampled: 17PL50 10E/10/R</text:p>
          </table:table-cell>
        </table:table-row>
        <table:table-row table:style-name="ro2">
          <table:table-cell office:value-type="date" office:date-value="2017-11-08" calcext:value-type="date">
            <text:p>11/8/17</text:p>
          </table:table-cell>
          <table:table-cell table:formula="of:=['LB 2017'.B94]" office:value-type="float" office:value="4.656367" calcext:value-type="float">
            <text:p>4.656367</text:p>
          </table:table-cell>
          <table:table-cell table:formula="of:=[.C23]+[.B24]" office:value-type="float" office:value="84.58144" calcext:value-type="float">
            <text:p>84.58144</text:p>
          </table:table-cell>
          <table:table-cell table:formula="of:=[.D23]+3.01" office:value-type="float" office:value="54.18" calcext:value-type="float">
            <text:p>54.18</text:p>
          </table:table-cell>
          <table:table-cell table:formula="of:=(0.0312039503*[.B24]^2)+0.2307524608*[.B24]+1.1730058735" office:value-type="float" office:value="2.92403038009641" calcext:value-type="float">
            <text:p>2.92</text:p>
          </table:table-cell>
          <table:table-cell table:formula="of:=[.F23]+[.E24]" office:value-type="float" office:value="53.034608759054" calcext:value-type="float">
            <text:p>53.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7PI1a 25R/26E/18P</text:p>
          </table:table-cell>
          <table:table-cell table:number-columns-repeated="26"/>
          <table:table-cell office:value-type="string" calcext:value-type="string">
            <text:p>Left the others alone</text:p>
          </table:table-cell>
        </table:table-row>
        <table:table-row table:style-name="ro2">
          <table:table-cell table:style-name="ce49" office:value-type="date" office:date-value="2017-11-09" calcext:value-type="date">
            <text:p>11/9/17</text:p>
          </table:table-cell>
          <table:table-cell table:style-name="ce83" table:formula="of:=['LB 2017'.B95]" office:value-type="float" office:value="4.635779" calcext:value-type="float">
            <text:p>4.635779</text:p>
          </table:table-cell>
          <table:table-cell table:style-name="ce58" table:formula="of:=[.C24]+[.B25]" office:value-type="float" office:value="89.217219" calcext:value-type="float">
            <text:p>89.217219</text:p>
          </table:table-cell>
          <table:table-cell table:style-name="ce58" table:formula="of:=[.D24]+3.01" office:value-type="float" office:value="57.19" calcext:value-type="float">
            <text:p>57.19</text:p>
          </table:table-cell>
          <table:table-cell table:style-name="ce65" table:formula="of:=(0.0312039503*[.B25]^2)+0.2307524608*[.B25]+1.1730058735" office:value-type="float" office:value="2.91331012361694" calcext:value-type="float">
            <text:p>2.91</text:p>
          </table:table-cell>
          <table:table-cell table:style-name="ce62" table:formula="of:=[.F24]+[.E25]" office:value-type="float" office:value="55.9479188826709" calcext:value-type="float">
            <text:p>55.9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office:value-type="string" calcext:value-type="string">
            <text:p>17PI2a 26R/26E</text:p>
          </table:table-cell>
          <table:table-cell/>
          <table:table-cell table:style-name="ce36" office:value-type="string" calcext:value-type="string">
            <text:p>one extra EtOH sample of 17PI5 while cleaning fungus (13 eggs that would have been trown away anyway)</text:p>
          </table:table-cell>
          <table:table-cell table:number-columns-repeated="25"/>
        </table:table-row>
        <table:table-row table:style-name="ro2">
          <table:table-cell office:value-type="date" office:date-value="2017-11-10" calcext:value-type="date">
            <text:p>11/10/17</text:p>
          </table:table-cell>
          <table:table-cell table:formula="of:=['LB 2017'.B96]" office:value-type="float" office:value="4.630158" calcext:value-type="float">
            <text:p>4.630158</text:p>
          </table:table-cell>
          <table:table-cell table:formula="of:=[.C25]+[.B26]" office:value-type="float" office:value="93.847377" calcext:value-type="float">
            <text:p>93.847377</text:p>
          </table:table-cell>
          <table:table-cell table:formula="of:=[.D25]+3.01" office:value-type="float" office:value="60.2" calcext:value-type="float">
            <text:p>60.2</text:p>
          </table:table-cell>
          <table:table-cell table:formula="of:=(0.0312039503*[.B26]^2)+0.2307524608*[.B26]+1.1730058735" office:value-type="float" office:value="2.91038784273346" calcext:value-type="float">
            <text:p>2.91</text:p>
          </table:table-cell>
          <table:table-cell table:formula="of:=[.F25]+[.E26]" office:value-type="float" office:value="58.8583067254044" calcext:value-type="float">
            <text:p>58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7PI3a 25R/26E</text:p>
          </table:table-cell>
          <table:table-cell table:number-columns-repeated="27"/>
        </table:table-row>
        <table:table-row table:style-name="ro2">
          <table:table-cell office:value-type="date" office:date-value="2017-11-11" calcext:value-type="date">
            <text:p>11/11/17</text:p>
          </table:table-cell>
          <table:table-cell table:formula="of:=['LB 2017'.B97]" office:value-type="float" office:value="4.622869" calcext:value-type="float">
            <text:p>4.622869</text:p>
          </table:table-cell>
          <table:table-cell table:formula="of:=[.C26]+[.B27]" office:value-type="float" office:value="98.470246" calcext:value-type="float">
            <text:p>98.470246</text:p>
          </table:table-cell>
          <table:table-cell table:formula="of:=[.D26]+3.01" office:value-type="float" office:value="63.21" calcext:value-type="float">
            <text:p>63.21</text:p>
          </table:table-cell>
          <table:table-cell table:formula="of:=(0.0312039503*[.B27]^2)+0.2307524608*[.B27]+1.1730058735" office:value-type="float" office:value="2.90660132782681" calcext:value-type="float">
            <text:p>2.91</text:p>
          </table:table-cell>
          <table:table-cell table:formula="of:=[.F26]+[.E27]" office:value-type="float" office:value="61.7649080532312" calcext:value-type="float">
            <text:p>61.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7PI4a 20R/20E</text:p>
          </table:table-cell>
          <table:table-cell table:number-columns-repeated="27"/>
        </table:table-row>
        <table:table-row table:style-name="ro2">
          <table:table-cell office:value-type="date" office:date-value="2017-11-12" calcext:value-type="date">
            <text:p>11/12/17</text:p>
          </table:table-cell>
          <table:table-cell table:formula="of:=['LB 2017'.B98]" office:value-type="float" office:value="4.61758" calcext:value-type="float">
            <text:p>4.61758</text:p>
          </table:table-cell>
          <table:table-cell table:formula="of:=[.C27]+[.B28]" office:value-type="float" office:value="103.087826" calcext:value-type="float">
            <text:p>103.087826</text:p>
          </table:table-cell>
          <table:table-cell table:formula="of:=[.D27]+3.01" office:value-type="float" office:value="66.22" calcext:value-type="float">
            <text:p>66.22</text:p>
          </table:table-cell>
          <table:table-cell table:formula="of:=(0.0312039503*[.B28]^2)+0.2307524608*[.B28]+1.1730058735" office:value-type="float" office:value="2.90385585567513" calcext:value-type="float">
            <text:p>2.90</text:p>
          </table:table-cell>
          <table:table-cell table:formula="of:=[.F27]+[.E28]" office:value-type="float" office:value="64.6687639089063" calcext:value-type="float">
            <text:p>64.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7PI5a 25R/25E (+2 PFA)</text:p>
          </table:table-cell>
          <table:table-cell table:number-columns-repeated="27"/>
        </table:table-row>
        <table:table-row table:style-name="ro2">
          <table:table-cell office:value-type="date" office:date-value="2017-11-13" calcext:value-type="date">
            <text:p>11/13/17</text:p>
          </table:table-cell>
          <table:table-cell table:formula="of:=['LB 2017'.B99]" office:value-type="float" office:value="4.625172" calcext:value-type="float">
            <text:p>4.625172</text:p>
          </table:table-cell>
          <table:table-cell table:formula="of:=[.C28]+[.B29]" office:value-type="float" office:value="107.712998" calcext:value-type="float">
            <text:p>107.712998</text:p>
          </table:table-cell>
          <table:table-cell table:formula="of:=[.D28]+3.01" office:value-type="float" office:value="69.23" calcext:value-type="float">
            <text:p>69.23</text:p>
          </table:table-cell>
          <table:table-cell table:formula="of:=(0.0312039503*[.B29]^2)+0.2307524608*[.B29]+1.1730058735" office:value-type="float" office:value="2.90779733991726" calcext:value-type="float">
            <text:p>2.91</text:p>
          </table:table-cell>
          <table:table-cell table:formula="of:=[.F28]+[.E29]" office:value-type="float" office:value="67.5765612488236" calcext:value-type="float">
            <text:p>67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7PI6a 20R/20E (+3 PFA)</text:p>
          </table:table-cell>
          <table:table-cell table:number-columns-repeated="27"/>
        </table:table-row>
        <table:table-row table:style-name="ro2">
          <table:table-cell office:value-type="date" office:date-value="2017-11-14" calcext:value-type="date">
            <text:p>11/14/17</text:p>
          </table:table-cell>
          <table:table-cell table:formula="of:=['LB 2017'.B100]" office:value-type="float" office:value="4.617337" calcext:value-type="float">
            <text:p>4.617337</text:p>
          </table:table-cell>
          <table:table-cell table:formula="of:=[.C29]+[.B30]" office:value-type="float" office:value="112.330335" calcext:value-type="float">
            <text:p>112.330335</text:p>
          </table:table-cell>
          <table:table-cell table:formula="of:=[.D29]+3.01" office:value-type="float" office:value="72.24" calcext:value-type="float">
            <text:p>72.24</text:p>
          </table:table-cell>
          <table:table-cell table:formula="of:=(0.0312039503*[.B30]^2)+0.2307524608*[.B30]+1.1730058735" office:value-type="float" office:value="2.90372975851562" calcext:value-type="float">
            <text:p>2.90</text:p>
          </table:table-cell>
          <table:table-cell table:formula="of:=[.F29]+[.E30]" office:value-type="float" office:value="70.4802910073392" calcext:value-type="float">
            <text:p>70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17PI7a 25R/25E</text:p>
          </table:table-cell>
          <table:table-cell table:number-columns-repeated="27"/>
        </table:table-row>
        <table:table-row table:style-name="ro2">
          <table:table-cell office:value-type="date" office:date-value="2017-11-15" calcext:value-type="date">
            <text:p>11/15/17</text:p>
          </table:table-cell>
          <table:table-cell table:formula="of:=['LB 2017'.B101]" office:value-type="float" office:value="4.627118" calcext:value-type="float">
            <text:p>4.627118</text:p>
          </table:table-cell>
          <table:table-cell table:formula="of:=[.C30]+[.B31]" office:value-type="float" office:value="116.957453" calcext:value-type="float">
            <text:p>116.957453</text:p>
          </table:table-cell>
          <table:table-cell table:formula="of:=[.D30]+3.01" office:value-type="float" office:value="75.25" calcext:value-type="float">
            <text:p>75.25</text:p>
          </table:table-cell>
          <table:table-cell table:formula="of:=(0.0312039503*[.B31]^2)+0.2307524608*[.B31]+1.1730058735" office:value-type="float" office:value="2.90880820996876" calcext:value-type="float">
            <text:p>2.91</text:p>
          </table:table-cell>
          <table:table-cell table:formula="of:=[.F30]+[.E31]" office:value-type="float" office:value="73.389099217308" calcext:value-type="float">
            <text:p>73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~ 165 eggs total in E and R</text:p>
          </table:table-cell>
          <table:table-cell table:number-columns-repeated="27"/>
        </table:table-row>
        <table:table-row table:style-name="ro2">
          <table:table-cell office:value-type="date" office:date-value="2017-11-16" calcext:value-type="date">
            <text:p>11/16/17</text:p>
          </table:table-cell>
          <table:table-cell table:formula="of:=['LB 2017'.B102]" office:value-type="float" office:value="4.619372" calcext:value-type="float">
            <text:p>4.619372</text:p>
          </table:table-cell>
          <table:table-cell table:formula="of:=[.C31]+[.B32]" office:value-type="float" office:value="121.576825" calcext:value-type="float">
            <text:p>121.576825</text:p>
          </table:table-cell>
          <table:table-cell table:formula="of:=[.D31]+3.01" office:value-type="float" office:value="78.26" calcext:value-type="float">
            <text:p>78.26</text:p>
          </table:table-cell>
          <table:table-cell table:formula="of:=(0.0312039503*[.B32]^2)+0.2307524608*[.B32]+1.1730058735" office:value-type="float" office:value="2.90478587115379" calcext:value-type="float">
            <text:p>2.90</text:p>
          </table:table-cell>
          <table:table-cell table:formula="of:=[.F31]+[.E32]" office:value-type="float" office:value="76.2938850884617" calcext:value-type="float">
            <text:p>76.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8"/>
        </table:table-row>
        <table:table-row table:style-name="ro2">
          <table:table-cell office:value-type="date" office:date-value="2017-11-17" calcext:value-type="date">
            <text:p>11/17/17</text:p>
          </table:table-cell>
          <table:table-cell table:formula="of:=['LB 2017'.B103]" office:value-type="float" office:value="4.597289" calcext:value-type="float">
            <text:p>4.597289</text:p>
          </table:table-cell>
          <table:table-cell table:formula="of:=[.C32]+[.B33]" office:value-type="float" office:value="126.174114" calcext:value-type="float">
            <text:p>126.174114</text:p>
          </table:table-cell>
          <table:table-cell table:formula="of:=[.D32]+3.01" office:value-type="float" office:value="81.27" calcext:value-type="float">
            <text:p>81.27</text:p>
          </table:table-cell>
          <table:table-cell table:formula="of:=(0.0312039503*[.B33]^2)+0.2307524608*[.B33]+1.1730058735" office:value-type="float" office:value="2.89333917697564" calcext:value-type="float">
            <text:p>2.89</text:p>
          </table:table-cell>
          <table:table-cell table:formula="of:=[.F32]+[.E33]" office:value-type="float" office:value="79.1872242654374" calcext:value-type="float">
            <text:p>79.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8"/>
        </table:table-row>
        <table:table-row table:style-name="ro2">
          <table:table-cell office:value-type="date" office:date-value="2017-11-18" calcext:value-type="date">
            <text:p>11/18/17</text:p>
          </table:table-cell>
          <table:table-cell table:formula="of:=['LB 2017'.B104]" office:value-type="float" office:value="4.565187" calcext:value-type="float">
            <text:p>4.565187</text:p>
          </table:table-cell>
          <table:table-cell table:formula="of:=[.C33]+[.B34]" office:value-type="float" office:value="130.739301" calcext:value-type="float">
            <text:p>130.739301</text:p>
          </table:table-cell>
          <table:table-cell table:formula="of:=[.D33]+3.01" office:value-type="float" office:value="84.28" calcext:value-type="float">
            <text:p>84.28</text:p>
          </table:table-cell>
          <table:table-cell table:formula="of:=(0.0312039503*[.B34]^2)+0.2307524608*[.B34]+1.1730058735" office:value-type="float" office:value="2.87675342486024" calcext:value-type="float">
            <text:p>2.88</text:p>
          </table:table-cell>
          <table:table-cell table:formula="of:=[.F33]+[.E34]" office:value-type="float" office:value="82.0639776902976" calcext:value-type="float">
            <text:p>82.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2">
          <table:table-cell table:style-name="ce183" office:value-type="date" office:date-value="2017-11-19" calcext:value-type="date">
            <text:p>11/19/17</text:p>
          </table:table-cell>
          <table:table-cell table:style-name="ce184" table:formula="of:=['LB 2017'.B105]" office:value-type="float" office:value="4.563286" calcext:value-type="float">
            <text:p>4.563286</text:p>
          </table:table-cell>
          <table:table-cell table:style-name="ce185" table:formula="of:=[.C34]+[.B35]" office:value-type="float" office:value="135.302587" calcext:value-type="float">
            <text:p>135.302587</text:p>
          </table:table-cell>
          <table:table-cell table:style-name="ce185" table:formula="of:=[.D34]+3.01" office:value-type="float" office:value="87.29" calcext:value-type="float">
            <text:p>87.29</text:p>
          </table:table-cell>
          <table:table-cell table:style-name="ce186" table:formula="of:=(0.0312039503*[.B35]^2)+0.2307524608*[.B35]+1.1730058735" office:value-type="float" office:value="2.87577327519401" calcext:value-type="float">
            <text:p>2.88</text:p>
          </table:table-cell>
          <table:table-cell table:style-name="ce187" table:formula="of:=[.F34]+[.E35]" office:value-type="float" office:value="84.9397509654916" calcext:value-type="float">
            <text:p>84.9</text:p>
          </table:table-cell>
          <table:table-cell table:style-name="ce185"/>
          <table:table-cell table:style-name="ce185" office:value-type="float" office:value="29" calcext:value-type="float">
            <text:p>29</text:p>
          </table:table-cell>
          <table:table-cell office:value-type="string" calcext:value-type="string">
            <text:p>Extra sample ~35 eggs in each </text:p>
          </table:table-cell>
          <table:table-cell table:number-columns-repeated="27"/>
        </table:table-row>
        <table:table-row table:style-name="ro2">
          <table:table-cell office:value-type="date" office:date-value="2017-11-20" calcext:value-type="date">
            <text:p>11/20/17</text:p>
          </table:table-cell>
          <table:table-cell table:formula="of:=['LB 2017'.B106]" office:value-type="float" office:value="4.553902" calcext:value-type="float">
            <text:p>4.553902</text:p>
          </table:table-cell>
          <table:table-cell table:formula="of:=[.C35]+[.B36]" office:value-type="float" office:value="139.856489" calcext:value-type="float">
            <text:p>139.856489</text:p>
          </table:table-cell>
          <table:table-cell table:formula="of:=[.D35]+3.01" office:value-type="float" office:value="90.3" calcext:value-type="float">
            <text:p>90.3</text:p>
          </table:table-cell>
          <table:table-cell table:formula="of:=(0.0312039503*[.B36]^2)+0.2307524608*[.B36]+1.1730058735" office:value-type="float" office:value="2.87093821853482" calcext:value-type="float">
            <text:p>2.87</text:p>
          </table:table-cell>
          <table:table-cell table:formula="of:=[.F35]+[.E36]" office:value-type="float" office:value="87.8106891840264" calcext:value-type="float">
            <text:p>87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8"/>
        </table:table-row>
        <table:table-row table:style-name="ro2">
          <table:table-cell office:value-type="date" office:date-value="2017-11-21" calcext:value-type="date">
            <text:p>11/21/17</text:p>
          </table:table-cell>
          <table:table-cell table:formula="of:=['LB 2017'.B107]" office:value-type="float" office:value="4.552491" calcext:value-type="float">
            <text:p>4.552491</text:p>
          </table:table-cell>
          <table:table-cell table:formula="of:=[.C36]+[.B37]" office:value-type="float" office:value="144.40898" calcext:value-type="float">
            <text:p>144.40898</text:p>
          </table:table-cell>
          <table:table-cell table:formula="of:=[.D36]+3.01" office:value-type="float" office:value="93.31" calcext:value-type="float">
            <text:p>93.31</text:p>
          </table:table-cell>
          <table:table-cell table:formula="of:=(0.0312039503*[.B37]^2)+0.2307524608*[.B37]+1.1730058735" office:value-type="float" office:value="2.87021168349444" calcext:value-type="float">
            <text:p>2.87</text:p>
          </table:table-cell>
          <table:table-cell table:formula="of:=[.F36]+[.E37]" office:value-type="float" office:value="90.6809008675209" calcext:value-type="float">
            <text:p>90.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2">
          <table:table-cell office:value-type="date" office:date-value="2017-11-22" calcext:value-type="date">
            <text:p>11/22/17</text:p>
          </table:table-cell>
          <table:table-cell table:formula="of:=['LB 2017'.B108]" office:value-type="float" office:value="4.585199" calcext:value-type="float">
            <text:p>4.585199</text:p>
          </table:table-cell>
          <table:table-cell table:formula="of:=[.C37]+[.B38]" office:value-type="float" office:value="148.994179" calcext:value-type="float">
            <text:p>148.994179</text:p>
          </table:table-cell>
          <table:table-cell table:formula="of:=[.D37]+3.01" office:value-type="float" office:value="96.32" calcext:value-type="float">
            <text:p>96.32</text:p>
          </table:table-cell>
          <table:table-cell table:formula="of:=(0.0312039503*[.B38]^2)+0.2307524608*[.B38]+1.1730058735" office:value-type="float" office:value="2.88708523324345" calcext:value-type="float">
            <text:p>2.89</text:p>
          </table:table-cell>
          <table:table-cell table:formula="of:=[.F37]+[.E38]" office:value-type="float" office:value="93.5679861007643" calcext:value-type="float">
            <text:p>93.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2">
          <table:table-cell office:value-type="date" office:date-value="2017-11-23" calcext:value-type="date">
            <text:p>11/23/17</text:p>
          </table:table-cell>
          <table:table-cell table:formula="of:=['LB 2017'.B109]" office:value-type="float" office:value="4.590313" calcext:value-type="float">
            <text:p>4.590313</text:p>
          </table:table-cell>
          <table:table-cell table:formula="of:=[.C38]+[.B39]" office:value-type="float" office:value="153.584492" calcext:value-type="float">
            <text:p>153.584492</text:p>
          </table:table-cell>
          <table:table-cell table:formula="of:=[.D38]+3.01" office:value-type="float" office:value="99.33" calcext:value-type="float">
            <text:p>99.33</text:p>
          </table:table-cell>
          <table:table-cell table:formula="of:=(0.0312039503*[.B39]^2)+0.2307524608*[.B39]+1.1730058735" office:value-type="float" office:value="2.88972950202324" calcext:value-type="float">
            <text:p>2.89</text:p>
          </table:table-cell>
          <table:table-cell table:formula="of:=[.F38]+[.E39]" office:value-type="float" office:value="96.4577156027876" calcext:value-type="float">
            <text:p>96.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1-24" calcext:value-type="date">
            <text:p>11/24/17</text:p>
          </table:table-cell>
          <table:table-cell table:style-name="ce33" table:formula="of:=['LB 2017'.B110]" office:value-type="float" office:value="4.549637" calcext:value-type="float">
            <text:p>4.549637</text:p>
          </table:table-cell>
          <table:table-cell table:style-name="ce238" table:formula="of:=[.C39]+[.B40]" office:value-type="float" office:value="158.134129" calcext:value-type="float">
            <text:p>158.134129</text:p>
          </table:table-cell>
          <table:table-cell table:style-name="ce238" table:formula="of:=[.D39]+3.01" office:value-type="float" office:value="102.34" calcext:value-type="float">
            <text:p>102.34</text:p>
          </table:table-cell>
          <table:table-cell table:style-name="ce247" table:formula="of:=(0.0312039503*[.B40]^2)+0.2307524608*[.B40]+1.1730058735" office:value-type="float" office:value="2.86874251618517" calcext:value-type="float">
            <text:p>2.87</text:p>
          </table:table-cell>
          <table:table-cell table:style-name="ce252" table:formula="of:=[.F39]+[.E40]" office:value-type="float" office:value="99.3264581189727" calcext:value-type="float">
            <text:p>99.3</text:p>
          </table:table-cell>
          <table:table-cell table:style-name="ce247" table:formula="of:=[.F40]-100" office:value-type="float" office:value="-0.673541881027276" calcext:value-type="float">
            <text:p>-0.67</text:p>
          </table:table-cell>
          <table:table-cell table:style-name="ce238" office:value-type="float" office:value="34" calcext:value-type="float">
            <text:p>34</text:p>
          </table:table-cell>
          <table:table-cell office:value-type="string" calcext:value-type="string">
            <text:p>Sampled</text:p>
          </table:table-cell>
          <table:table-cell table:number-columns-repeated="27"/>
        </table:table-row>
        <table:table-row table:style-name="ro2">
          <table:table-cell office:value-type="date" office:date-value="2017-11-25" calcext:value-type="date">
            <text:p>11/25/17</text:p>
          </table:table-cell>
          <table:table-cell table:formula="of:=['LB 2017'.B111]" office:value-type="float" office:value="4.542599" calcext:value-type="float">
            <text:p>4.542599</text:p>
          </table:table-cell>
          <table:table-cell table:formula="of:=[.C40]+[.B41]" office:value-type="float" office:value="162.676728" calcext:value-type="float">
            <text:p>162.676728</text:p>
          </table:table-cell>
          <table:table-cell table:formula="of:=[.D40]+3.01" office:value-type="float" office:value="105.35" calcext:value-type="float">
            <text:p>105.35</text:p>
          </table:table-cell>
          <table:table-cell table:formula="of:=(0.0312039503*[.B41]^2)+0.2307524608*[.B41]+1.1730058735" office:value-type="float" office:value="2.86512170348439" calcext:value-type="float">
            <text:p>2.87</text:p>
          </table:table-cell>
          <table:table-cell table:formula="of:=[.F40]+[.E41]" office:value-type="float" office:value="102.191579822457" calcext:value-type="float">
            <text:p>102.2</text:p>
          </table:table-cell>
          <table:table-cell table:style-name="ce38" table:formula="of:=[.F41]-100" office:value-type="float" office:value="2.19157982245711" calcext:value-type="float">
            <text:p>2.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PI1a 25 each E/R/P</text:p>
          </table:table-cell>
          <table:table-cell table:number-columns-repeated="27"/>
        </table:table-row>
        <table:table-row table:style-name="ro2">
          <table:table-cell office:value-type="date" office:date-value="2017-11-26" calcext:value-type="date">
            <text:p>11/26/17</text:p>
          </table:table-cell>
          <table:table-cell table:formula="of:=['LB 2017'.B112]" office:value-type="float" office:value="4.545858" calcext:value-type="float">
            <text:p>4.545858</text:p>
          </table:table-cell>
          <table:table-cell table:formula="of:=[.C41]+[.B42]" office:value-type="float" office:value="167.222586" calcext:value-type="float">
            <text:p>167.222586</text:p>
          </table:table-cell>
          <table:table-cell table:formula="of:=[.D41]+3.01" office:value-type="float" office:value="108.36" calcext:value-type="float">
            <text:p>108.36</text:p>
          </table:table-cell>
          <table:table-cell table:formula="of:=(0.0312039503*[.B42]^2)+0.2307524608*[.B42]+1.1730058735" office:value-type="float" office:value="2.86679796433771" calcext:value-type="float">
            <text:p>2.87</text:p>
          </table:table-cell>
          <table:table-cell table:formula="of:=[.F41]+[.E42]" office:value-type="float" office:value="105.058377786795" calcext:value-type="float">
            <text:p>105.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7PI2a <text:s/>25 each E/R/P</text:p>
          </table:table-cell>
          <table:table-cell table:number-columns-repeated="27"/>
        </table:table-row>
        <table:table-row table:style-name="ro2">
          <table:table-cell office:value-type="date" office:date-value="2017-11-27" calcext:value-type="date">
            <text:p>11/27/17</text:p>
          </table:table-cell>
          <table:table-cell table:formula="of:=['LB 2017'.B113]" office:value-type="float" office:value="4.532747" calcext:value-type="float">
            <text:p>4.532747</text:p>
          </table:table-cell>
          <table:table-cell table:formula="of:=[.C42]+[.B43]" office:value-type="float" office:value="171.755333" calcext:value-type="float">
            <text:p>171.755333</text:p>
          </table:table-cell>
          <table:table-cell table:formula="of:=[.D42]+3.01" office:value-type="float" office:value="111.37" calcext:value-type="float">
            <text:p>111.37</text:p>
          </table:table-cell>
          <table:table-cell table:formula="of:=(0.0312039503*[.B43]^2)+0.2307524608*[.B43]+1.1730058735" office:value-type="float" office:value="2.86005837540873" calcext:value-type="float">
            <text:p>2.86</text:p>
          </table:table-cell>
          <table:table-cell table:formula="of:=[.F42]+[.E43]" office:value-type="float" office:value="107.918436162204" calcext:value-type="float">
            <text:p>107.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17PI3a <text:s/>25 each E/R/P</text:p>
          </table:table-cell>
          <table:table-cell table:number-columns-repeated="27"/>
        </table:table-row>
        <table:table-row table:style-name="ro2">
          <table:table-cell office:value-type="date" office:date-value="2017-11-28" calcext:value-type="date">
            <text:p>11/28/17</text:p>
          </table:table-cell>
          <table:table-cell table:formula="of:=['LB 2017'.B114]" office:value-type="float" office:value="4.523631" calcext:value-type="float">
            <text:p>4.523631</text:p>
          </table:table-cell>
          <table:table-cell table:formula="of:=[.C43]+[.B44]" office:value-type="float" office:value="176.278964" calcext:value-type="float">
            <text:p>176.278964</text:p>
          </table:table-cell>
          <table:table-cell table:formula="of:=[.D43]+3.01" office:value-type="float" office:value="114.38" calcext:value-type="float">
            <text:p>114.38</text:p>
          </table:table-cell>
          <table:table-cell table:formula="of:=(0.0312039503*[.B44]^2)+0.2307524608*[.B44]+1.1730058735" office:value-type="float" office:value="2.85537870206178" calcext:value-type="float">
            <text:p>2.86</text:p>
          </table:table-cell>
          <table:table-cell table:formula="of:=[.F43]+[.E44]" office:value-type="float" office:value="110.773814864265" calcext:value-type="float">
            <text:p>110.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17PI4a <text:s/>20E 17PI4b 20R/20P</text:p>
          </table:table-cell>
          <table:table-cell table:number-columns-repeated="27"/>
        </table:table-row>
        <table:table-row table:style-name="ro2">
          <table:table-cell office:value-type="date" office:date-value="2017-11-29" calcext:value-type="date">
            <text:p>11/29/17</text:p>
          </table:table-cell>
          <table:table-cell table:formula="of:=['LB 2017'.B115]" office:value-type="float" office:value="4.538817" calcext:value-type="float">
            <text:p>4.538817</text:p>
          </table:table-cell>
          <table:table-cell table:formula="of:=[.C44]+[.B45]" office:value-type="float" office:value="180.817781" calcext:value-type="float">
            <text:p>180.817781</text:p>
          </table:table-cell>
          <table:table-cell table:formula="of:=[.D44]+3.01" office:value-type="float" office:value="117.39" calcext:value-type="float">
            <text:p>117.39</text:p>
          </table:table-cell>
          <table:table-cell table:formula="of:=(0.0312039503*[.B45]^2)+0.2307524608*[.B45]+1.1730058735" office:value-type="float" office:value="2.86317726944324" calcext:value-type="float">
            <text:p>2.86</text:p>
          </table:table-cell>
          <table:table-cell table:formula="of:=[.F44]+[.E45]" office:value-type="float" office:value="113.636992133709" calcext:value-type="float">
            <text:p>113.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17PI5a <text:s/>25 each E/R/P</text:p>
          </table:table-cell>
          <table:table-cell table:number-columns-repeated="27"/>
        </table:table-row>
        <table:table-row table:style-name="ro2">
          <table:table-cell office:value-type="date" office:date-value="2017-11-30" calcext:value-type="date">
            <text:p>11/30/17</text:p>
          </table:table-cell>
          <table:table-cell table:formula="of:=['LB 2017'.B116]" office:value-type="float" office:value="4.547457" calcext:value-type="float">
            <text:p>4.547457</text:p>
          </table:table-cell>
          <table:table-cell table:formula="of:=[.C45]+[.B46]" office:value-type="float" office:value="185.365238" calcext:value-type="float">
            <text:p>185.365238</text:p>
          </table:table-cell>
          <table:table-cell table:formula="of:=[.D45]+3.01" office:value-type="float" office:value="120.4" calcext:value-type="float">
            <text:p>120.4</text:p>
          </table:table-cell>
          <table:table-cell table:formula="of:=(0.0312039503*[.B46]^2)+0.2307524608*[.B46]+1.1730058735" office:value-type="float" office:value="2.86762064953409" calcext:value-type="float">
            <text:p>2.87</text:p>
          </table:table-cell>
          <table:table-cell table:formula="of:=[.F45]+[.E46]" office:value-type="float" office:value="116.504612783243" calcext:value-type="float">
            <text:p>116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17PI6b 25E/20R/20P</text:p>
          </table:table-cell>
          <table:table-cell table:number-columns-repeated="27"/>
        </table:table-row>
        <table:table-row table:style-name="ro2">
          <table:table-cell office:value-type="date" office:date-value="2017-12-01" calcext:value-type="date">
            <text:p>12/1/17</text:p>
          </table:table-cell>
          <table:table-cell table:formula="of:=['LB 2017'.B117]" office:value-type="float" office:value="4.55373" calcext:value-type="float">
            <text:p>4.55373</text:p>
          </table:table-cell>
          <table:table-cell table:formula="of:=[.C46]+[.B47]" office:value-type="float" office:value="189.918968" calcext:value-type="float">
            <text:p>189.918968</text:p>
          </table:table-cell>
          <table:table-cell table:formula="of:=[.D46]+3.01" office:value-type="float" office:value="123.41" calcext:value-type="float">
            <text:p>123.41</text:p>
          </table:table-cell>
          <table:table-cell table:formula="of:=(0.0312039503*[.B47]^2)+0.2307524608*[.B47]+1.1730058735" office:value-type="float" office:value="2.87084964772701" calcext:value-type="float">
            <text:p>2.87</text:p>
          </table:table-cell>
          <table:table-cell table:formula="of:=[.F46]+[.E47]" office:value-type="float" office:value="119.37546243097" calcext:value-type="float">
            <text:p>119.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17PI7a <text:s/>20 each E/R/P</text:p>
          </table:table-cell>
          <table:table-cell table:number-columns-repeated="27"/>
        </table:table-row>
        <table:table-row table:style-name="ro2">
          <table:table-cell office:value-type="date" office:date-value="2017-12-02" calcext:value-type="date">
            <text:p>12/2/17</text:p>
          </table:table-cell>
          <table:table-cell table:formula="of:=['LB 2017'.B118]" office:value-type="float" office:value="4.56565" calcext:value-type="float">
            <text:p>4.56565</text:p>
          </table:table-cell>
          <table:table-cell table:formula="of:=[.C47]+[.B48]" office:value-type="float" office:value="194.484618" calcext:value-type="float">
            <text:p>194.484618</text:p>
          </table:table-cell>
          <table:table-cell table:formula="of:=[.D47]+3.01" office:value-type="float" office:value="126.42" calcext:value-type="float">
            <text:p>126.42</text:p>
          </table:table-cell>
          <table:table-cell table:formula="of:=(0.0312039503*[.B48]^2)+0.2307524608*[.B48]+1.1730058735" office:value-type="float" office:value="2.87699218036876" calcext:value-type="float">
            <text:p>2.88</text:p>
          </table:table-cell>
          <table:table-cell table:formula="of:=[.F47]+[.E48]" office:value-type="float" office:value="122.252454611338" calcext:value-type="float">
            <text:p>122.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~ 165 eggs total in EtOH, RNAlater and PFA</text:p>
          </table:table-cell>
          <table:table-cell table:number-columns-repeated="27"/>
        </table:table-row>
        <table:table-row table:style-name="ro2">
          <table:table-cell office:value-type="date" office:date-value="2017-12-03" calcext:value-type="date">
            <text:p>12/3/17</text:p>
          </table:table-cell>
          <table:table-cell table:formula="of:=['LB 2017'.B119]" office:value-type="float" office:value="4.561725" calcext:value-type="float">
            <text:p>4.561725</text:p>
          </table:table-cell>
          <table:table-cell table:formula="of:=[.C48]+[.B49]" office:value-type="float" office:value="199.046343" calcext:value-type="float">
            <text:p>199.046343</text:p>
          </table:table-cell>
          <table:table-cell table:formula="of:=[.D48]+3.01" office:value-type="float" office:value="129.43" calcext:value-type="float">
            <text:p>129.43</text:p>
          </table:table-cell>
          <table:table-cell table:formula="of:=(0.0312039503*[.B49]^2)+0.2307524608*[.B49]+1.1730058735" office:value-type="float" office:value="2.87496859709833" calcext:value-type="float">
            <text:p>2.87</text:p>
          </table:table-cell>
          <table:table-cell table:formula="of:=[.F48]+[.E49]" office:value-type="float" office:value="125.127423208437" calcext:value-type="float">
            <text:p>125.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! <text:s/>Low fertilization / viability in most crosses</text:p>
          </table:table-cell>
          <table:table-cell table:number-columns-repeated="27"/>
        </table:table-row>
        <table:table-row table:style-name="ro2">
          <table:table-cell office:value-type="date" office:date-value="2017-12-04" calcext:value-type="date">
            <text:p>12/4/17</text:p>
          </table:table-cell>
          <table:table-cell table:formula="of:=['LB 2017'.B120]" office:value-type="float" office:value="4.552608" calcext:value-type="float">
            <text:p>4.552608</text:p>
          </table:table-cell>
          <table:table-cell table:formula="of:=[.C49]+[.B50]" office:value-type="float" office:value="203.598951" calcext:value-type="float">
            <text:p>203.598951</text:p>
          </table:table-cell>
          <table:table-cell table:formula="of:=[.D49]+3.01" office:value-type="float" office:value="132.44" calcext:value-type="float">
            <text:p>132.44</text:p>
          </table:table-cell>
          <table:table-cell table:formula="of:=(0.0312039503*[.B50]^2)+0.2307524608*[.B50]+1.1730058735" office:value-type="float" office:value="2.87027192299398" calcext:value-type="float">
            <text:p>2.87</text:p>
          </table:table-cell>
          <table:table-cell table:formula="of:=[.F49]+[.E50]" office:value-type="float" office:value="127.997695131431" calcext:value-type="float">
            <text:p>128.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2">
          <table:table-cell office:value-type="date" office:date-value="2017-12-05" calcext:value-type="date">
            <text:p>12/5/17</text:p>
          </table:table-cell>
          <table:table-cell table:formula="of:=['LB 2017'.B121]" office:value-type="float" office:value="4.553082" calcext:value-type="float">
            <text:p>4.553082</text:p>
          </table:table-cell>
          <table:table-cell table:formula="of:=[.C50]+[.B51]" office:value-type="float" office:value="208.152033" calcext:value-type="float">
            <text:p>208.152033</text:p>
          </table:table-cell>
          <table:table-cell table:formula="of:=[.D50]+3.01" office:value-type="float" office:value="135.45" calcext:value-type="float">
            <text:p>135.45</text:p>
          </table:table-cell>
          <table:table-cell table:formula="of:=(0.0312039503*[.B51]^2)+0.2307524608*[.B51]+1.1730058735" office:value-type="float" office:value="2.87051597893855" calcext:value-type="float">
            <text:p>2.87</text:p>
          </table:table-cell>
          <table:table-cell table:formula="of:=[.F50]+[.E51]" office:value-type="float" office:value="130.868211110369" calcext:value-type="float">
            <text:p>130.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2">
          <table:table-cell office:value-type="date" office:date-value="2017-12-06" calcext:value-type="date">
            <text:p>12/6/17</text:p>
          </table:table-cell>
          <table:table-cell table:formula="of:=['LB 2017'.B122]" office:value-type="float" office:value="4.543106" calcext:value-type="float">
            <text:p>4.543106</text:p>
          </table:table-cell>
          <table:table-cell table:formula="of:=[.C51]+[.B52]" office:value-type="float" office:value="212.695139" calcext:value-type="float">
            <text:p>212.695139</text:p>
          </table:table-cell>
          <table:table-cell table:formula="of:=[.D51]+3.01" office:value-type="float" office:value="138.46" calcext:value-type="float">
            <text:p>138.46</text:p>
          </table:table-cell>
          <table:table-cell table:formula="of:=(0.0312039503*[.B52]^2)+0.2307524608*[.B52]+1.1730058735" office:value-type="float" office:value="2.86538243449485" calcext:value-type="float">
            <text:p>2.87</text:p>
          </table:table-cell>
          <table:table-cell table:formula="of:=[.F51]+[.E52]" office:value-type="float" office:value="133.733593544864" calcext:value-type="float">
            <text:p>133.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2">
          <table:table-cell office:value-type="date" office:date-value="2017-12-07" calcext:value-type="date">
            <text:p>12/7/17</text:p>
          </table:table-cell>
          <table:table-cell table:formula="of:=['LB 2017'.B123]" office:value-type="float" office:value="4.53" calcext:value-type="float">
            <text:p>4.53</text:p>
          </table:table-cell>
          <table:table-cell table:formula="of:=[.C52]+[.B53]" office:value-type="float" office:value="217.225139" calcext:value-type="float">
            <text:p>217.225139</text:p>
          </table:table-cell>
          <table:table-cell table:formula="of:=[.D52]+3.01" office:value-type="float" office:value="141.47" calcext:value-type="float">
            <text:p>141.47</text:p>
          </table:table-cell>
          <table:table-cell table:formula="of:=(0.0312039503*[.B53]^2)+0.2307524608*[.B53]+1.1730058735" office:value-type="float" office:value="2.85864766463527" calcext:value-type="float">
            <text:p>2.86</text:p>
          </table:table-cell>
          <table:table-cell table:formula="of:=[.F52]+[.E53]" office:value-type="float" office:value="136.592241209499" calcext:value-type="float">
            <text:p>136.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8"/>
        </table:table-row>
        <table:table-row table:style-name="ro2">
          <table:table-cell office:value-type="date" office:date-value="2017-12-08" calcext:value-type="date">
            <text:p>12/8/17</text:p>
          </table:table-cell>
          <table:table-cell table:formula="of:=['LB 2017'.B124]" office:value-type="float" office:value="4.520735" calcext:value-type="float">
            <text:p>4.520735</text:p>
          </table:table-cell>
          <table:table-cell table:formula="of:=[.C53]+[.B54]" office:value-type="float" office:value="221.745874" calcext:value-type="float">
            <text:p>221.745874</text:p>
          </table:table-cell>
          <table:table-cell table:formula="of:=[.D53]+3.01" office:value-type="float" office:value="144.48" calcext:value-type="float">
            <text:p>144.48</text:p>
          </table:table-cell>
          <table:table-cell table:formula="of:=(0.0312039503*[.B54]^2)+0.2307524608*[.B54]+1.1730058735" office:value-type="float" office:value="2.85389313396834" calcext:value-type="float">
            <text:p>2.85</text:p>
          </table:table-cell>
          <table:table-cell table:formula="of:=[.F53]+[.E54]" office:value-type="float" office:value="139.446134343468" calcext:value-type="float">
            <text:p>139.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8"/>
        </table:table-row>
        <table:table-row table:style-name="ro2">
          <table:table-cell office:value-type="date" office:date-value="2017-12-09" calcext:value-type="date">
            <text:p>12/9/17</text:p>
          </table:table-cell>
          <table:table-cell table:formula="of:=['LB 2017'.B125]" office:value-type="float" office:value="4.517019" calcext:value-type="float">
            <text:p>4.517019</text:p>
          </table:table-cell>
          <table:table-cell table:formula="of:=[.C54]+[.B55]" office:value-type="float" office:value="226.262893" calcext:value-type="float">
            <text:p>226.262893</text:p>
          </table:table-cell>
          <table:table-cell table:formula="of:=[.D54]+3.01" office:value-type="float" office:value="147.49" calcext:value-type="float">
            <text:p>147.49</text:p>
          </table:table-cell>
          <table:table-cell table:formula="of:=(0.0312039503*[.B55]^2)+0.2307524608*[.B55]+1.1730058735" office:value-type="float" office:value="2.85198769518741" calcext:value-type="float">
            <text:p>2.85</text:p>
          </table:table-cell>
          <table:table-cell table:formula="of:=[.F54]+[.E55]" office:value-type="float" office:value="142.298122038655" calcext:value-type="float">
            <text:p>142.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2">
          <table:table-cell office:value-type="date" office:date-value="2017-12-10" calcext:value-type="date">
            <text:p>12/10/17</text:p>
          </table:table-cell>
          <table:table-cell table:formula="of:=['LB 2017'.B126]" office:value-type="float" office:value="4.517461" calcext:value-type="float">
            <text:p>4.517461</text:p>
          </table:table-cell>
          <table:table-cell table:formula="of:=[.C55]+[.B56]" office:value-type="float" office:value="230.780354" calcext:value-type="float">
            <text:p>230.780354</text:p>
          </table:table-cell>
          <table:table-cell table:formula="of:=[.D55]+3.01" office:value-type="float" office:value="150.5" calcext:value-type="float">
            <text:p>150.5</text:p>
          </table:table-cell>
          <table:table-cell table:formula="of:=(0.0312039503*[.B56]^2)+0.2307524608*[.B56]+1.1730058735" office:value-type="float" office:value="2.85221429264257" calcext:value-type="float">
            <text:p>2.85</text:p>
          </table:table-cell>
          <table:table-cell table:formula="of:=[.F55]+[.E56]" office:value-type="float" office:value="145.150336331298" calcext:value-type="float">
            <text:p>14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7-12-11" calcext:value-type="date">
            <text:p>12/11/17</text:p>
          </table:table-cell>
          <table:table-cell table:style-name="ce82" table:formula="of:=['LB 2017'.B127]" office:value-type="float" office:value="4.535494" calcext:value-type="float">
            <text:p>4.535494</text:p>
          </table:table-cell>
          <table:table-cell table:style-name="ce32" table:formula="of:=[.C56]+[.B57]" office:value-type="float" office:value="235.315848" calcext:value-type="float">
            <text:p>235.315848</text:p>
          </table:table-cell>
          <table:table-cell table:style-name="ce32" table:formula="of:=[.D56]+3.01" office:value-type="float" office:value="153.51" calcext:value-type="float">
            <text:p>153.51</text:p>
          </table:table-cell>
          <table:table-cell table:style-name="ce38" table:formula="of:=(0.0312039503*[.B57]^2)+0.2307524608*[.B57]+1.1730058735" office:value-type="float" office:value="2.86146955711278" calcext:value-type="float">
            <text:p>2.86</text:p>
          </table:table-cell>
          <table:table-cell table:style-name="ce42" table:formula="of:=[.F56]+[.E57]" office:value-type="float" office:value="148.011805888411" calcext:value-type="float">
            <text:p>148.0</text:p>
          </table:table-cell>
          <table:table-cell table:style-name="ce38" table:formula="of:=[.F57]-150" office:value-type="float" office:value="-1.98819411158951" calcext:value-type="float">
            <text:p>-1.99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2-12" calcext:value-type="date">
            <text:p>12/12/17</text:p>
          </table:table-cell>
          <table:table-cell table:style-name="ce33" table:formula="of:=['LB 2017'.B128]" office:value-type="float" office:value="4.555738" calcext:value-type="float">
            <text:p>4.555738</text:p>
          </table:table-cell>
          <table:table-cell table:style-name="ce238" table:formula="of:=[.C57]+[.B58]" office:value-type="float" office:value="239.871586" calcext:value-type="float">
            <text:p>239.871586</text:p>
          </table:table-cell>
          <table:table-cell table:style-name="ce238" table:formula="of:=[.D57]+3.01" office:value-type="float" office:value="156.52" calcext:value-type="float">
            <text:p>156.52</text:p>
          </table:table-cell>
          <table:table-cell table:style-name="ce247" table:formula="of:=(0.0312039503*[.B58]^2)+0.2307524608*[.B58]+1.1730058735" office:value-type="float" office:value="2.87188377545285" calcext:value-type="float">
            <text:p>2.87</text:p>
          </table:table-cell>
          <table:table-cell table:style-name="ce252" table:formula="of:=[.F57]+[.E58]" office:value-type="float" office:value="150.883689663863" calcext:value-type="float">
            <text:p>150.9</text:p>
          </table:table-cell>
          <table:table-cell table:style-name="ce247" table:formula="of:=[.F58]-150" office:value-type="float" office:value="0.88368966386335" calcext:value-type="float">
            <text:p>0.88</text:p>
          </table:table-cell>
          <table:table-cell table:style-name="ce238" office:value-type="float" office:value="52" calcext:value-type="float">
            <text:p>52</text:p>
          </table:table-cell>
          <table:table-cell office:value-type="string" calcext:value-type="string">
            <text:p>Sampled</text:p>
          </table:table-cell>
          <table:table-cell table:number-columns-repeated="3"/>
          <table:table-cell table:style-name="ce314" office:value-type="string" calcext:value-type="string">
            <text:p>INSPECTION 12/12/17</text:p>
          </table:table-cell>
          <table:table-cell table:number-columns-repeated="23"/>
        </table:table-row>
        <table:table-row table:style-name="ro2">
          <table:table-cell office:value-type="date" office:date-value="2017-12-13" calcext:value-type="date">
            <text:p>12/13/17</text:p>
          </table:table-cell>
          <table:table-cell table:formula="of:=['LB 2017'.B129]" office:value-type="float" office:value="4.550271" calcext:value-type="float">
            <text:p>4.550271</text:p>
          </table:table-cell>
          <table:table-cell table:formula="of:=[.C58]+[.B59]" office:value-type="float" office:value="244.421857" calcext:value-type="float">
            <text:p>244.421857</text:p>
          </table:table-cell>
          <table:table-cell table:formula="of:=[.D58]+3.01" office:value-type="float" office:value="159.53" calcext:value-type="float">
            <text:p>159.53</text:p>
          </table:table-cell>
          <table:table-cell table:formula="of:=(0.0312039503*[.B59]^2)+0.2307524608*[.B59]+1.1730058735" office:value-type="float" office:value="2.86906883949611" calcext:value-type="float">
            <text:p>2.87</text:p>
          </table:table-cell>
          <table:table-cell table:formula="of:=[.F58]+[.E59]" office:value-type="float" office:value="153.752758503359" calcext:value-type="float">
            <text:p>153.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17PI1b 35 each E/R/P</text:p>
          </table:table-cell>
          <table:table-cell table:number-columns-repeated="3"/>
          <table:table-cell office:value-type="string" calcext:value-type="string">
            <text:p>17PI3 very good cross – Almost all eggs are eyed and fertilized – Best!</text:p>
          </table:table-cell>
          <table:table-cell table:number-columns-repeated="23"/>
        </table:table-row>
        <table:table-row table:style-name="ro2">
          <table:table-cell office:value-type="date" office:date-value="2017-12-14" calcext:value-type="date">
            <text:p>12/14/17</text:p>
          </table:table-cell>
          <table:table-cell table:formula="of:=['LB 2017'.B130]" office:value-type="float" office:value="4.550875" calcext:value-type="float">
            <text:p>4.550875</text:p>
          </table:table-cell>
          <table:table-cell table:formula="of:=[.C59]+[.B60]" office:value-type="float" office:value="248.972732" calcext:value-type="float">
            <text:p>248.972732</text:p>
          </table:table-cell>
          <table:table-cell table:formula="of:=[.D59]+3.01" office:value-type="float" office:value="162.54" calcext:value-type="float">
            <text:p>162.54</text:p>
          </table:table-cell>
          <table:table-cell table:formula="of:=(0.0312039503*[.B60]^2)+0.2307524608*[.B60]+1.1730058735" office:value-type="float" office:value="2.86937974497374" calcext:value-type="float">
            <text:p>2.87</text:p>
          </table:table-cell>
          <table:table-cell table:formula="of:=[.F59]+[.E60]" office:value-type="float" office:value="156.622138248333" calcext:value-type="float">
            <text:p>156.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17PI2a <text:s/>20E/20R + 17PI2b 20P</text:p>
          </table:table-cell>
          <table:table-cell table:number-columns-repeated="3"/>
          <table:table-cell office:value-type="string" calcext:value-type="string">
            <text:p>17PI1,2,4,5: Acceptable fertilization it seems – Most are eyed although some eggs seem to be behind in development (lighter color compared to others in cross)</text:p>
          </table:table-cell>
          <table:table-cell table:number-columns-repeated="23"/>
        </table:table-row>
        <table:table-row table:style-name="ro2">
          <table:table-cell office:value-type="date" office:date-value="2017-12-15" calcext:value-type="date">
            <text:p>12/15/17</text:p>
          </table:table-cell>
          <table:table-cell table:formula="of:=['LB 2017'.B131]" office:value-type="float" office:value="4.554902" calcext:value-type="float">
            <text:p>4.554902</text:p>
          </table:table-cell>
          <table:table-cell table:formula="of:=[.C60]+[.B61]" office:value-type="float" office:value="253.527634" calcext:value-type="float">
            <text:p>253.527634</text:p>
          </table:table-cell>
          <table:table-cell table:formula="of:=[.D60]+3.01" office:value-type="float" office:value="165.55" calcext:value-type="float">
            <text:p>165.55</text:p>
          </table:table-cell>
          <table:table-cell table:formula="of:=(0.0312039503*[.B61]^2)+0.2307524608*[.B61]+1.1730058735" office:value-type="float" office:value="2.87145320166293" calcext:value-type="float">
            <text:p>2.87</text:p>
          </table:table-cell>
          <table:table-cell table:formula="of:=[.F60]+[.E61]" office:value-type="float" office:value="159.493591449996" calcext:value-type="float">
            <text:p>159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17PI3a <text:s/>35E/~35R + 17PI3d 35P</text:p>
          </table:table-cell>
          <table:table-cell table:number-columns-repeated="3"/>
          <table:table-cell office:value-type="string" calcext:value-type="string">
            <text:p>17PI6 Many (maybe 50%) are unfertilized – don't use eggs from this from earlier timepoints without checking ...</text:p>
          </table:table-cell>
          <table:table-cell table:number-columns-repeated="23"/>
        </table:table-row>
        <table:table-row table:style-name="ro2">
          <table:table-cell office:value-type="date" office:date-value="2017-12-16" calcext:value-type="date">
            <text:p>12/16/17</text:p>
          </table:table-cell>
          <table:table-cell table:formula="of:=['LB 2017'.B132]" office:value-type="float" office:value="4.551657" calcext:value-type="float">
            <text:p>4.551657</text:p>
          </table:table-cell>
          <table:table-cell table:formula="of:=[.C61]+[.B62]" office:value-type="float" office:value="258.079291" calcext:value-type="float">
            <text:p>258.079291</text:p>
          </table:table-cell>
          <table:table-cell table:formula="of:=[.D61]+3.01" office:value-type="float" office:value="168.56" calcext:value-type="float">
            <text:p>168.56</text:p>
          </table:table-cell>
          <table:table-cell table:formula="of:=(0.0312039503*[.B62]^2)+0.2307524608*[.B62]+1.1730058735" office:value-type="float" office:value="2.86978230873378" calcext:value-type="float">
            <text:p>2.87</text:p>
          </table:table-cell>
          <table:table-cell table:formula="of:=[.F61]+[.E62]" office:value-type="float" office:value="162.36337375873" calcext:value-type="float">
            <text:p>162.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17PI4a <text:s/>20E/20R + 17PI4b 20P</text:p>
          </table:table-cell>
          <table:table-cell table:number-columns-repeated="27"/>
        </table:table-row>
        <table:table-row table:style-name="ro2">
          <table:table-cell office:value-type="date" office:date-value="2017-12-17" calcext:value-type="date">
            <text:p>12/17/17</text:p>
          </table:table-cell>
          <table:table-cell table:formula="of:=['LB 2017'.B133]" office:value-type="float" office:value="4.555562" calcext:value-type="float">
            <text:p>4.555562</text:p>
          </table:table-cell>
          <table:table-cell table:formula="of:=[.C62]+[.B63]" office:value-type="float" office:value="262.634853" calcext:value-type="float">
            <text:p>262.634853</text:p>
          </table:table-cell>
          <table:table-cell table:formula="of:=[.D62]+3.01" office:value-type="float" office:value="171.57" calcext:value-type="float">
            <text:p>171.57</text:p>
          </table:table-cell>
          <table:table-cell table:formula="of:=(0.0312039503*[.B63]^2)+0.2307524608*[.B63]+1.1730058735" office:value-type="float" office:value="2.87179312471453" calcext:value-type="float">
            <text:p>2.87</text:p>
          </table:table-cell>
          <table:table-cell table:formula="of:=[.F62]+[.E63]" office:value-type="float" office:value="165.235166883444" calcext:value-type="float">
            <text:p>165.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17PI5b <text:s/>20 each E/R/P</text:p>
          </table:table-cell>
          <table:table-cell table:number-columns-repeated="27"/>
        </table:table-row>
        <table:table-row table:style-name="ro2">
          <table:table-cell office:value-type="date" office:date-value="2017-12-18" calcext:value-type="date">
            <text:p>12/18/17</text:p>
          </table:table-cell>
          <table:table-cell table:formula="of:=['LB 2017'.B134]" office:value-type="float" office:value="4.473203" calcext:value-type="float">
            <text:p>4.473203</text:p>
          </table:table-cell>
          <table:table-cell table:formula="of:=[.C63]+[.B64]" office:value-type="float" office:value="267.108056" calcext:value-type="float">
            <text:p>267.108056</text:p>
          </table:table-cell>
          <table:table-cell table:formula="of:=[.D63]+3.01" office:value-type="float" office:value="174.58" calcext:value-type="float">
            <text:p>174.58</text:p>
          </table:table-cell>
          <table:table-cell table:formula="of:=(0.0312039503*[.B64]^2)+0.2307524608*[.B64]+1.1730058735" office:value-type="float" office:value="2.82958532358519" calcext:value-type="float">
            <text:p>2.83</text:p>
          </table:table-cell>
          <table:table-cell table:formula="of:=[.F63]+[.E64]" office:value-type="float" office:value="168.06475220703" calcext:value-type="float">
            <text:p>168.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7PI6a 20E/20R + 17PI6b 20P</text:p>
          </table:table-cell>
          <table:table-cell table:number-columns-repeated="27"/>
        </table:table-row>
        <table:table-row table:style-name="ro2">
          <table:table-cell office:value-type="date" office:date-value="2017-12-19" calcext:value-type="date">
            <text:p>12/19/17</text:p>
          </table:table-cell>
          <table:table-cell table:formula="of:=['LB 2017'.B135]" office:value-type="float" office:value="4.553031" calcext:value-type="float">
            <text:p>4.553031</text:p>
          </table:table-cell>
          <table:table-cell table:formula="of:=[.C64]+[.B65]" office:value-type="float" office:value="271.661087" calcext:value-type="float">
            <text:p>271.661087</text:p>
          </table:table-cell>
          <table:table-cell table:formula="of:=[.D64]+3.01" office:value-type="float" office:value="177.59" calcext:value-type="float">
            <text:p>177.59</text:p>
          </table:table-cell>
          <table:table-cell table:formula="of:=(0.0312039503*[.B65]^2)+0.2307524608*[.B65]+1.1730058735" office:value-type="float" office:value="2.87048971908148" calcext:value-type="float">
            <text:p>2.87</text:p>
          </table:table-cell>
          <table:table-cell table:formula="of:=[.F64]+[.E65]" office:value-type="float" office:value="170.935241926111" calcext:value-type="float">
            <text:p>170.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17PI7c <text:s/>30E/30R + 17PI7b 30P</text:p>
          </table:table-cell>
          <table:table-cell table:number-columns-repeated="27"/>
        </table:table-row>
        <table:table-row table:style-name="ro2">
          <table:table-cell office:value-type="date" office:date-value="2017-12-20" calcext:value-type="date">
            <text:p>12/20/17</text:p>
          </table:table-cell>
          <table:table-cell table:formula="of:=['LB 2017'.B136]" office:value-type="float" office:value="4.542943" calcext:value-type="float">
            <text:p>4.542943</text:p>
          </table:table-cell>
          <table:table-cell table:formula="of:=[.C65]+[.B66]" office:value-type="float" office:value="276.20403" calcext:value-type="float">
            <text:p>276.20403</text:p>
          </table:table-cell>
          <table:table-cell table:formula="of:=[.D65]+3.01" office:value-type="float" office:value="180.6" calcext:value-type="float">
            <text:p>180.6</text:p>
          </table:table-cell>
          <table:table-cell table:formula="of:=(0.0312039503*[.B66]^2)+0.2307524608*[.B66]+1.1730058735" office:value-type="float" office:value="2.86529860798245" calcext:value-type="float">
            <text:p>2.87</text:p>
          </table:table-cell>
          <table:table-cell table:formula="of:=[.F65]+[.E66]" office:value-type="float" office:value="173.800540534094" calcext:value-type="float">
            <text:p>173.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~ 180 total in EtOH, RNAlater and PFA</text:p>
          </table:table-cell>
          <table:table-cell table:number-columns-repeated="27"/>
        </table:table-row>
        <table:table-row table:style-name="ro2">
          <table:table-cell office:value-type="date" office:date-value="2017-12-21" calcext:value-type="date">
            <text:p>12/21/17</text:p>
          </table:table-cell>
          <table:table-cell table:formula="of:=['LB 2017'.B137]" office:value-type="float" office:value="4.457813" calcext:value-type="float">
            <text:p>4.457813</text:p>
          </table:table-cell>
          <table:table-cell table:formula="of:=[.C66]+[.B67]" office:value-type="float" office:value="280.661843" calcext:value-type="float">
            <text:p>280.661843</text:p>
          </table:table-cell>
          <table:table-cell table:formula="of:=[.D66]+3.01" office:value-type="float" office:value="183.61" calcext:value-type="float">
            <text:p>183.61</text:p>
          </table:table-cell>
          <table:table-cell table:formula="of:=(0.0312039503*[.B67]^2)+0.2307524608*[.B67]+1.1730058735" office:value-type="float" office:value="2.82174511216063" calcext:value-type="float">
            <text:p>2.82</text:p>
          </table:table-cell>
          <table:table-cell table:formula="of:=[.F66]+[.E67]" office:value-type="float" office:value="176.622285646254" calcext:value-type="float">
            <text:p>176.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8"/>
        </table:table-row>
        <table:table-row table:style-name="ro2">
          <table:table-cell office:value-type="date" office:date-value="2017-12-22" calcext:value-type="date">
            <text:p>12/22/17</text:p>
          </table:table-cell>
          <table:table-cell table:formula="of:=['LB 2017'.B138]" office:value-type="float" office:value="4.542028" calcext:value-type="float">
            <text:p>4.542028</text:p>
          </table:table-cell>
          <table:table-cell table:formula="of:=[.C67]+[.B68]" office:value-type="float" office:value="285.203871" calcext:value-type="float">
            <text:p>285.203871</text:p>
          </table:table-cell>
          <table:table-cell table:formula="of:=[.D67]+3.01" office:value-type="float" office:value="186.62" calcext:value-type="float">
            <text:p>186.62</text:p>
          </table:table-cell>
          <table:table-cell table:formula="of:=(0.0312039503*[.B68]^2)+0.2307524608*[.B68]+1.1730058735" office:value-type="float" office:value="2.86482807889086" calcext:value-type="float">
            <text:p>2.86</text:p>
          </table:table-cell>
          <table:table-cell table:formula="of:=[.F67]+[.E68]" office:value-type="float" office:value="179.487113725145" calcext:value-type="float">
            <text:p>179.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8"/>
        </table:table-row>
        <table:table-row table:style-name="ro2">
          <table:table-cell office:value-type="date" office:date-value="2017-12-23" calcext:value-type="date">
            <text:p>12/23/17</text:p>
          </table:table-cell>
          <table:table-cell table:formula="of:=['LB 2017'.B139]" office:value-type="float" office:value="4.556979" calcext:value-type="float">
            <text:p>4.556979</text:p>
          </table:table-cell>
          <table:table-cell table:formula="of:=[.C68]+[.B69]" office:value-type="float" office:value="289.76085" calcext:value-type="float">
            <text:p>289.76085</text:p>
          </table:table-cell>
          <table:table-cell table:formula="of:=[.D68]+3.01" office:value-type="float" office:value="189.63" calcext:value-type="float">
            <text:p>189.63</text:p>
          </table:table-cell>
          <table:table-cell table:formula="of:=(0.0312039503*[.B69]^2)+0.2307524608*[.B69]+1.1730058735" office:value-type="float" office:value="2.87252302104225" calcext:value-type="float">
            <text:p>2.87</text:p>
          </table:table-cell>
          <table:table-cell table:formula="of:=[.F68]+[.E69]" office:value-type="float" office:value="182.359636746187" calcext:value-type="float">
            <text:p>182.4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8"/>
        </table:table-row>
        <table:table-row table:style-name="ro2">
          <table:table-cell office:value-type="date" office:date-value="2017-12-24" calcext:value-type="date">
            <text:p>12/24/17</text:p>
          </table:table-cell>
          <table:table-cell table:formula="of:=['LB 2017'.B140]" office:value-type="float" office:value="4.55731" calcext:value-type="float">
            <text:p>4.55731</text:p>
          </table:table-cell>
          <table:table-cell table:formula="of:=[.C69]+[.B70]" office:value-type="float" office:value="294.31816" calcext:value-type="float">
            <text:p>294.31816</text:p>
          </table:table-cell>
          <table:table-cell table:formula="of:=[.D69]+3.01" office:value-type="float" office:value="192.64" calcext:value-type="float">
            <text:p>192.64</text:p>
          </table:table-cell>
          <table:table-cell table:formula="of:=(0.0312039503*[.B70]^2)+0.2307524608*[.B70]+1.1730058735" office:value-type="float" office:value="2.87269353710951" calcext:value-type="float">
            <text:p>2.87</text:p>
          </table:table-cell>
          <table:table-cell table:formula="of:=[.F69]+[.E70]" office:value-type="float" office:value="185.232330283297" calcext:value-type="float">
            <text:p>185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8"/>
        </table:table-row>
        <table:table-row table:style-name="ro2">
          <table:table-cell office:value-type="date" office:date-value="2017-12-25" calcext:value-type="date">
            <text:p>12/25/17</text:p>
          </table:table-cell>
          <table:table-cell table:formula="of:=['LB 2017'.B141]" office:value-type="float" office:value="4.472939" calcext:value-type="float">
            <text:p>4.472939</text:p>
          </table:table-cell>
          <table:table-cell table:formula="of:=[.C70]+[.B71]" office:value-type="float" office:value="298.791099" calcext:value-type="float">
            <text:p>298.791099</text:p>
          </table:table-cell>
          <table:table-cell table:formula="of:=[.D70]+3.01" office:value-type="float" office:value="195.65" calcext:value-type="float">
            <text:p>195.65</text:p>
          </table:table-cell>
          <table:table-cell table:formula="of:=(0.0312039503*[.B71]^2)+0.2307524608*[.B71]+1.1730058735" office:value-type="float" office:value="2.82945070802337" calcext:value-type="float">
            <text:p>2.83</text:p>
          </table:table-cell>
          <table:table-cell table:formula="of:=[.F70]+[.E71]" office:value-type="float" office:value="188.06178099132" calcext:value-type="float">
            <text:p>188.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8"/>
        </table:table-row>
        <table:table-row table:style-name="ro2">
          <table:table-cell office:value-type="date" office:date-value="2017-12-26" calcext:value-type="date">
            <text:p>12/26/17</text:p>
          </table:table-cell>
          <table:table-cell table:formula="of:=['LB 2017'.B142]" office:value-type="float" office:value="4.552215" calcext:value-type="float">
            <text:p>4.552215</text:p>
          </table:table-cell>
          <table:table-cell table:formula="of:=[.C71]+[.B72]" office:value-type="float" office:value="303.343314" calcext:value-type="float">
            <text:p>303.343314</text:p>
          </table:table-cell>
          <table:table-cell table:formula="of:=[.D71]+3.01" office:value-type="float" office:value="198.66" calcext:value-type="float">
            <text:p>198.66</text:p>
          </table:table-cell>
          <table:table-cell table:formula="of:=(0.0312039503*[.B72]^2)+0.2307524608*[.B72]+1.1730058735" office:value-type="float" office:value="2.87006958344424" calcext:value-type="float">
            <text:p>2.87</text:p>
          </table:table-cell>
          <table:table-cell table:formula="of:=[.F71]+[.E72]" office:value-type="float" office:value="190.931850574764" calcext:value-type="float">
            <text:p>190.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7-12-27" calcext:value-type="date">
            <text:p>12/27/17</text:p>
          </table:table-cell>
          <table:table-cell table:style-name="ce82" table:formula="of:=['LB 2017'.B143]" office:value-type="float" office:value="4.551164" calcext:value-type="float">
            <text:p>4.551164</text:p>
          </table:table-cell>
          <table:table-cell table:style-name="ce32" table:formula="of:=[.C72]+[.B73]" office:value-type="float" office:value="307.894478" calcext:value-type="float">
            <text:p>307.894478</text:p>
          </table:table-cell>
          <table:table-cell table:style-name="ce32" table:formula="of:=[.D72]+3.01" office:value-type="float" office:value="201.67" calcext:value-type="float">
            <text:p>201.67</text:p>
          </table:table-cell>
          <table:table-cell table:style-name="ce38" table:formula="of:=(0.0312039503*[.B73]^2)+0.2307524608*[.B73]+1.1730058735" office:value-type="float" office:value="2.86952851409139" calcext:value-type="float">
            <text:p>2.87</text:p>
          </table:table-cell>
          <table:table-cell table:style-name="ce42" table:formula="of:=[.F72]+[.E73]" office:value-type="float" office:value="193.801379088856" calcext:value-type="float">
            <text:p>193.8</text:p>
          </table:table-cell>
          <table:table-cell table:style-name="ce32"/>
          <table:table-cell table:style-name="ce32" office:value-type="float" office:value="67" calcext:value-type="float">
            <text:p>67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7-12-28" calcext:value-type="date">
            <text:p>12/28/17</text:p>
          </table:table-cell>
          <table:table-cell table:style-name="ce82" table:formula="of:=['LB 2017'.B144]" office:value-type="float" office:value="4.540817" calcext:value-type="float">
            <text:p>4.540817</text:p>
          </table:table-cell>
          <table:table-cell table:style-name="ce32" table:formula="of:=[.C73]+[.B74]" office:value-type="float" office:value="312.435295" calcext:value-type="float">
            <text:p>312.435295</text:p>
          </table:table-cell>
          <table:table-cell table:style-name="ce32" table:formula="of:=[.D73]+3.01" office:value-type="float" office:value="204.68" calcext:value-type="float">
            <text:p>204.68</text:p>
          </table:table-cell>
          <table:table-cell table:style-name="ce38" table:formula="of:=(0.0312039503*[.B74]^2)+0.2307524608*[.B74]+1.1730058735" office:value-type="float" office:value="2.86420541526099" calcext:value-type="float">
            <text:p>2.86</text:p>
          </table:table-cell>
          <table:table-cell table:style-name="ce42" table:formula="of:=[.F73]+[.E74]" office:value-type="float" office:value="196.665584504117" calcext:value-type="float">
            <text:p>196.7</text:p>
          </table:table-cell>
          <table:table-cell table:style-name="ce38" table:formula="of:=[.F74]-200" office:value-type="float" office:value="-3.33441549588318" calcext:value-type="float">
            <text:p>-3.3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7-12-29" calcext:value-type="date">
            <text:p>12/29/17</text:p>
          </table:table-cell>
          <table:table-cell table:style-name="ce33" table:formula="of:=['LB 2017'.B145]" office:value-type="float" office:value="4.542177" calcext:value-type="float">
            <text:p>4.542177</text:p>
          </table:table-cell>
          <table:table-cell table:style-name="ce238" table:formula="of:=[.C74]+[.B75]" office:value-type="float" office:value="316.977472" calcext:value-type="float">
            <text:p>316.977472</text:p>
          </table:table-cell>
          <table:table-cell table:style-name="ce238" table:formula="of:=[.D74]+3.01" office:value-type="float" office:value="207.69" calcext:value-type="float">
            <text:p>207.69</text:p>
          </table:table-cell>
          <table:table-cell table:style-name="ce247" table:formula="of:=(0.0312039503*[.B75]^2)+0.2307524608*[.B75]+1.1730058735" office:value-type="float" office:value="2.86490469700664" calcext:value-type="float">
            <text:p>2.86</text:p>
          </table:table-cell>
          <table:table-cell table:style-name="ce252" table:formula="of:=[.F74]+[.E75]" office:value-type="float" office:value="199.530489201123" calcext:value-type="float">
            <text:p>199.5</text:p>
          </table:table-cell>
          <table:table-cell table:style-name="ce247" table:formula="of:=[.F75]-200" office:value-type="float" office:value="-0.469510798876541" calcext:value-type="float">
            <text:p>-0.47</text:p>
          </table:table-cell>
          <table:table-cell table:style-name="ce238" office:value-type="float" office:value="69" calcext:value-type="float">
            <text:p>69</text:p>
          </table:table-cell>
          <table:table-cell office:value-type="string" calcext:value-type="string">
            <text:p>Sample all</text:p>
          </table:table-cell>
          <table:table-cell table:number-columns-repeated="27"/>
        </table:table-row>
        <table:table-row table:style-name="ro2">
          <table:table-cell office:value-type="date" office:date-value="2017-12-30" calcext:value-type="date">
            <text:p>12/30/17</text:p>
          </table:table-cell>
          <table:table-cell table:formula="of:=['LB 2017'.B146]" office:value-type="float" office:value="4.528988" calcext:value-type="float">
            <text:p>4.528988</text:p>
          </table:table-cell>
          <table:table-cell table:formula="of:=[.C75]+[.B76]" office:value-type="float" office:value="321.50646" calcext:value-type="float">
            <text:p>321.50646</text:p>
          </table:table-cell>
          <table:table-cell table:formula="of:=[.D75]+3.01" office:value-type="float" office:value="210.7" calcext:value-type="float">
            <text:p>210.7</text:p>
          </table:table-cell>
          <table:table-cell table:formula="of:=(0.0312039503*[.B76]^2)+0.2307524608*[.B76]+1.1730058735" office:value-type="float" office:value="2.85812807481908" calcext:value-type="float">
            <text:p>2.86</text:p>
          </table:table-cell>
          <table:table-cell table:formula="of:=[.F75]+[.E76]" office:value-type="float" office:value="202.388617275943" calcext:value-type="float">
            <text:p>202.4</text:p>
          </table:table-cell>
          <table:table-cell table:style-name="ce38" table:formula="of:=[.F76]-200" office:value-type="float" office:value="2.38861727594255" calcext:value-type="float">
            <text:p>2.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PI1b 30 each E/R/P</text:p>
          </table:table-cell>
          <table:table-cell table:number-columns-repeated="27"/>
        </table:table-row>
        <table:table-row table:style-name="ro2">
          <table:table-cell office:value-type="date" office:date-value="2017-12-31" calcext:value-type="date">
            <text:p>12/31/17</text:p>
          </table:table-cell>
          <table:table-cell table:formula="of:=['LB 2017'.B147]" office:value-type="float" office:value="4.530805" calcext:value-type="float">
            <text:p>4.530805</text:p>
          </table:table-cell>
          <table:table-cell table:formula="of:=[.C76]+[.B77]" office:value-type="float" office:value="326.037265" calcext:value-type="float">
            <text:p>326.037265</text:p>
          </table:table-cell>
          <table:table-cell table:formula="of:=[.D76]+3.01" office:value-type="float" office:value="213.71" calcext:value-type="float">
            <text:p>213.71</text:p>
          </table:table-cell>
          <table:table-cell table:formula="of:=(0.0312039503*[.B77]^2)+0.2307524608*[.B77]+1.1730058735" office:value-type="float" office:value="2.85906102035788" calcext:value-type="float">
            <text:p>2.86</text:p>
          </table:table-cell>
          <table:table-cell table:formula="of:=[.F76]+[.E77]" office:value-type="float" office:value="205.2476782963" calcext:value-type="float">
            <text:p>205.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7PI2b 16 each E/R/P</text:p>
          </table:table-cell>
          <table:table-cell table:number-columns-repeated="27"/>
        </table:table-row>
        <table:table-row table:style-name="ro2">
          <table:table-cell office:value-type="date" office:date-value="2018-01-01" calcext:value-type="date">
            <text:p>1/1/18</text:p>
          </table:table-cell>
          <table:table-cell table:formula="of:=['LB 2017'.B148]" office:value-type="float" office:value="4.522019" calcext:value-type="float">
            <text:p>4.522019</text:p>
          </table:table-cell>
          <table:table-cell table:formula="of:=[.C77]+[.B78]" office:value-type="float" office:value="330.559284" calcext:value-type="float">
            <text:p>330.559284</text:p>
          </table:table-cell>
          <table:table-cell table:formula="of:=[.D77]+3.01" office:value-type="float" office:value="216.72" calcext:value-type="float">
            <text:p>216.72</text:p>
          </table:table-cell>
          <table:table-cell table:formula="of:=(0.0312039503*[.B78]^2)+0.2307524608*[.B78]+1.1730058735" office:value-type="float" office:value="2.85455172595397" calcext:value-type="float">
            <text:p>2.85</text:p>
          </table:table-cell>
          <table:table-cell table:formula="of:=[.F77]+[.E78]" office:value-type="float" office:value="208.102230022254" calcext:value-type="float">
            <text:p>208.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17PI3b 30 each E/R/P</text:p>
          </table:table-cell>
          <table:table-cell table:number-columns-repeated="27"/>
        </table:table-row>
        <table:table-row table:style-name="ro2">
          <table:table-cell office:value-type="date" office:date-value="2018-01-02" calcext:value-type="date">
            <text:p>1/2/18</text:p>
          </table:table-cell>
          <table:table-cell table:formula="of:=['LB 2017'.B149]" office:value-type="float" office:value="4.526403" calcext:value-type="float">
            <text:p>4.526403</text:p>
          </table:table-cell>
          <table:table-cell table:formula="of:=[.C78]+[.B79]" office:value-type="float" office:value="335.085687" calcext:value-type="float">
            <text:p>335.085687</text:p>
          </table:table-cell>
          <table:table-cell table:formula="of:=[.D78]+3.01" office:value-type="float" office:value="219.73" calcext:value-type="float">
            <text:p>219.73</text:p>
          </table:table-cell>
          <table:table-cell table:formula="of:=(0.0312039503*[.B79]^2)+0.2307524608*[.B79]+1.1730058735" office:value-type="float" office:value="2.85680115184363" calcext:value-type="float">
            <text:p>2.86</text:p>
          </table:table-cell>
          <table:table-cell table:formula="of:=[.F78]+[.E79]" office:value-type="float" office:value="210.959031174098" calcext:value-type="float">
            <text:p>211.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17PI4a <text:s/>15 each E/R/P</text:p>
          </table:table-cell>
          <table:table-cell table:number-columns-repeated="27"/>
        </table:table-row>
        <table:table-row table:style-name="ro2">
          <table:table-cell office:value-type="date" office:date-value="2018-01-03" calcext:value-type="date">
            <text:p>1/3/18</text:p>
          </table:table-cell>
          <table:table-cell table:formula="of:=['LB 2017'.B150]" office:value-type="float" office:value="4.525922" calcext:value-type="float">
            <text:p>4.525922</text:p>
          </table:table-cell>
          <table:table-cell table:formula="of:=[.C79]+[.B80]" office:value-type="float" office:value="339.611609" calcext:value-type="float">
            <text:p>339.611609</text:p>
          </table:table-cell>
          <table:table-cell table:formula="of:=[.D79]+3.01" office:value-type="float" office:value="222.74" calcext:value-type="float">
            <text:p>222.74</text:p>
          </table:table-cell>
          <table:table-cell table:formula="of:=(0.0312039503*[.B80]^2)+0.2307524608*[.B80]+1.1730058735" office:value-type="float" office:value="2.85655429265797" calcext:value-type="float">
            <text:p>2.86</text:p>
          </table:table-cell>
          <table:table-cell table:formula="of:=[.F79]+[.E80]" office:value-type="float" office:value="213.815585466756" calcext:value-type="float">
            <text:p>213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17PI5a <text:s/>30 each E/R/P</text:p>
          </table:table-cell>
          <table:table-cell table:number-columns-repeated="27"/>
        </table:table-row>
        <table:table-row table:style-name="ro2">
          <table:table-cell office:value-type="date" office:date-value="2018-01-04" calcext:value-type="date">
            <text:p>1/4/18</text:p>
          </table:table-cell>
          <table:table-cell table:formula="of:=['LB 2017'.B151]" office:value-type="float" office:value="4.523663" calcext:value-type="float">
            <text:p>4.523663</text:p>
          </table:table-cell>
          <table:table-cell table:formula="of:=[.C80]+[.B81]" office:value-type="float" office:value="344.135272" calcext:value-type="float">
            <text:p>344.135272</text:p>
          </table:table-cell>
          <table:table-cell table:formula="of:=[.D80]+3.01" office:value-type="float" office:value="225.75" calcext:value-type="float">
            <text:p>225.75</text:p>
          </table:table-cell>
          <table:table-cell table:formula="of:=(0.0312039503*[.B81]^2)+0.2307524608*[.B81]+1.1730058735" office:value-type="float" office:value="2.85539512010252" calcext:value-type="float">
            <text:p>2.86</text:p>
          </table:table-cell>
          <table:table-cell table:formula="of:=[.F80]+[.E81]" office:value-type="float" office:value="216.670980586858" calcext:value-type="float">
            <text:p>216.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17PI6b 20 each E/R/P</text:p>
          </table:table-cell>
          <table:table-cell table:number-columns-repeated="27"/>
        </table:table-row>
        <table:table-row table:style-name="ro2">
          <table:table-cell office:value-type="date" office:date-value="2018-01-05" calcext:value-type="date">
            <text:p>1/5/18</text:p>
          </table:table-cell>
          <table:table-cell table:formula="of:=['LB 2017'.B152]" office:value-type="float" office:value="4.521851" calcext:value-type="float">
            <text:p>4.521851</text:p>
          </table:table-cell>
          <table:table-cell table:formula="of:=[.C81]+[.B82]" office:value-type="float" office:value="348.657123" calcext:value-type="float">
            <text:p>348.657123</text:p>
          </table:table-cell>
          <table:table-cell table:formula="of:=[.D81]+3.01" office:value-type="float" office:value="228.76" calcext:value-type="float">
            <text:p>228.76</text:p>
          </table:table-cell>
          <table:table-cell table:formula="of:=(0.0312039503*[.B82]^2)+0.2307524608*[.B82]+1.1730058735" office:value-type="float" office:value="2.85446554918959" calcext:value-type="float">
            <text:p>2.85</text:p>
          </table:table-cell>
          <table:table-cell table:formula="of:=[.F81]+[.E82]" office:value-type="float" office:value="219.525446136048" calcext:value-type="float">
            <text:p>219.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17PI7a 30E/30R/ 17PI7b 30P</text:p>
          </table:table-cell>
          <table:table-cell table:number-columns-repeated="27"/>
        </table:table-row>
        <table:table-row table:style-name="ro2">
          <table:table-cell office:value-type="date" office:date-value="2018-01-06" calcext:value-type="date">
            <text:p>1/6/18</text:p>
          </table:table-cell>
          <table:table-cell table:formula="of:=['LB 2017'.B153]" office:value-type="float" office:value="4.540121" calcext:value-type="float">
            <text:p>4.540121</text:p>
          </table:table-cell>
          <table:table-cell table:formula="of:=[.C82]+[.B83]" office:value-type="float" office:value="353.197244" calcext:value-type="float">
            <text:p>353.197244</text:p>
          </table:table-cell>
          <table:table-cell table:formula="of:=[.D82]+3.01" office:value-type="float" office:value="231.77" calcext:value-type="float">
            <text:p>231.77</text:p>
          </table:table-cell>
          <table:table-cell table:formula="of:=(0.0312039503*[.B83]^2)+0.2307524608*[.B83]+1.1730058735" office:value-type="float" office:value="2.86384759219621" calcext:value-type="float">
            <text:p>2.86</text:p>
          </table:table-cell>
          <table:table-cell table:formula="of:=[.F82]+[.E83]" office:value-type="float" office:value="222.389293728244" calcext:value-type="float">
            <text:p>222.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exchanged EtOH on 1,3,5.6 and 7 after ~7 hours (and then again after ON)</text:p>
          </table:table-cell>
          <table:table-cell table:number-columns-repeated="27"/>
        </table:table-row>
        <table:table-row table:style-name="ro2">
          <table:table-cell office:value-type="date" office:date-value="2018-01-07" calcext:value-type="date">
            <text:p>1/7/18</text:p>
          </table:table-cell>
          <table:table-cell table:formula="of:=['LB 2017'.B154]" office:value-type="float" office:value="4.52934" calcext:value-type="float">
            <text:p>4.52934</text:p>
          </table:table-cell>
          <table:table-cell table:formula="of:=[.C83]+[.B84]" office:value-type="float" office:value="357.726584" calcext:value-type="float">
            <text:p>357.726584</text:p>
          </table:table-cell>
          <table:table-cell table:formula="of:=[.D83]+3.01" office:value-type="float" office:value="234.78" calcext:value-type="float">
            <text:p>234.78</text:p>
          </table:table-cell>
          <table:table-cell table:formula="of:=(0.0312039503*[.B84]^2)+0.2307524608*[.B84]+1.1730058735" office:value-type="float" office:value="2.85830879446237" calcext:value-type="float">
            <text:p>2.86</text:p>
          </table:table-cell>
          <table:table-cell table:formula="of:=[.F83]+[.E84]" office:value-type="float" office:value="225.247602522707" calcext:value-type="float">
            <text:p>225.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~ 170 total in each (E/R/P)</text:p>
          </table:table-cell>
          <table:table-cell table:number-columns-repeated="27"/>
        </table:table-row>
        <table:table-row table:style-name="ro2">
          <table:table-cell office:value-type="date" office:date-value="2018-01-08" calcext:value-type="date">
            <text:p>1/8/18</text:p>
          </table:table-cell>
          <table:table-cell table:formula="of:=['LB 2017'.B155]" office:value-type="float" office:value="4.541957" calcext:value-type="float">
            <text:p>4.541957</text:p>
          </table:table-cell>
          <table:table-cell table:formula="of:=[.C84]+[.B85]" office:value-type="float" office:value="362.268541" calcext:value-type="float">
            <text:p>362.268541</text:p>
          </table:table-cell>
          <table:table-cell table:formula="of:=[.D84]+3.01" office:value-type="float" office:value="237.79" calcext:value-type="float">
            <text:p>237.79</text:p>
          </table:table-cell>
          <table:table-cell table:formula="of:=(0.0312039503*[.B85]^2)+0.2307524608*[.B85]+1.1730058735" office:value-type="float" office:value="2.86479157007478" calcext:value-type="float">
            <text:p>2.86</text:p>
          </table:table-cell>
          <table:table-cell table:formula="of:=[.F84]+[.E85]" office:value-type="float" office:value="228.112394092781" calcext:value-type="float">
            <text:p>228.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2">
          <table:table-cell office:value-type="date" office:date-value="2018-01-09" calcext:value-type="date">
            <text:p>1/9/18</text:p>
          </table:table-cell>
          <table:table-cell table:formula="of:=['LB 2017'.B156]" office:value-type="float" office:value="4.55416" calcext:value-type="float">
            <text:p>4.55416</text:p>
          </table:table-cell>
          <table:table-cell table:formula="of:=[.C85]+[.B86]" office:value-type="float" office:value="366.822701" calcext:value-type="float">
            <text:p>366.822701</text:p>
          </table:table-cell>
          <table:table-cell table:formula="of:=[.D85]+3.01" office:value-type="float" office:value="240.8" calcext:value-type="float">
            <text:p>240.8</text:p>
          </table:table-cell>
          <table:table-cell table:formula="of:=(0.0312039503*[.B86]^2)+0.2307524608*[.B86]+1.1730058735" office:value-type="float" office:value="2.87107107820832" calcext:value-type="float">
            <text:p>2.87</text:p>
          </table:table-cell>
          <table:table-cell table:formula="of:=[.F85]+[.E86]" office:value-type="float" office:value="230.98346517099" calcext:value-type="float">
            <text:p>231.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8"/>
        </table:table-row>
        <table:table-row table:style-name="ro2">
          <table:table-cell office:value-type="date" office:date-value="2018-01-10" calcext:value-type="date">
            <text:p>1/10/18</text:p>
          </table:table-cell>
          <table:table-cell table:formula="of:=['LB 2017'.B157]" office:value-type="float" office:value="4.556861" calcext:value-type="float">
            <text:p>4.556861</text:p>
          </table:table-cell>
          <table:table-cell table:formula="of:=[.C86]+[.B87]" office:value-type="float" office:value="371.379562" calcext:value-type="float">
            <text:p>371.379562</text:p>
          </table:table-cell>
          <table:table-cell table:formula="of:=[.D86]+3.01" office:value-type="float" office:value="243.81" calcext:value-type="float">
            <text:p>243.81</text:p>
          </table:table-cell>
          <table:table-cell table:formula="of:=(0.0312039503*[.B87]^2)+0.2307524608*[.B87]+1.1730058735" office:value-type="float" office:value="2.87246223449024" calcext:value-type="float">
            <text:p>2.87</text:p>
          </table:table-cell>
          <table:table-cell table:formula="of:=[.F86]+[.E87]" office:value-type="float" office:value="233.85592740548" calcext:value-type="float">
            <text:p>233.9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8"/>
        </table:table-row>
        <table:table-row table:style-name="ro2">
          <table:table-cell office:value-type="date" office:date-value="2018-01-11" calcext:value-type="date">
            <text:p>1/11/18</text:p>
          </table:table-cell>
          <table:table-cell table:formula="of:=['LB 2017'.B158]" office:value-type="float" office:value="4.554354" calcext:value-type="float">
            <text:p>4.554354</text:p>
          </table:table-cell>
          <table:table-cell table:formula="of:=[.C87]+[.B88]" office:value-type="float" office:value="375.933916" calcext:value-type="float">
            <text:p>375.933916</text:p>
          </table:table-cell>
          <table:table-cell table:formula="of:=[.D87]+3.01" office:value-type="float" office:value="246.82" calcext:value-type="float">
            <text:p>246.82</text:p>
          </table:table-cell>
          <table:table-cell table:formula="of:=(0.0312039503*[.B88]^2)+0.2307524608*[.B88]+1.1730058735" office:value-type="float" office:value="2.87117098317964" calcext:value-type="float">
            <text:p>2.87</text:p>
          </table:table-cell>
          <table:table-cell table:formula="of:=[.F87]+[.E88]" office:value-type="float" office:value="236.72709838866" calcext:value-type="float">
            <text:p>236.7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8"/>
        </table:table-row>
        <table:table-row table:style-name="ro2">
          <table:table-cell office:value-type="date" office:date-value="2018-01-12" calcext:value-type="date">
            <text:p>1/12/18</text:p>
          </table:table-cell>
          <table:table-cell table:formula="of:=['LB 2017'.B159]" office:value-type="float" office:value="4.553818" calcext:value-type="float">
            <text:p>4.553818</text:p>
          </table:table-cell>
          <table:table-cell table:formula="of:=[.C88]+[.B89]" office:value-type="float" office:value="380.487734" calcext:value-type="float">
            <text:p>380.487734</text:p>
          </table:table-cell>
          <table:table-cell table:formula="of:=[.D88]+3.01" office:value-type="float" office:value="249.83" calcext:value-type="float">
            <text:p>249.83</text:p>
          </table:table-cell>
          <table:table-cell table:formula="of:=(0.0312039503*[.B89]^2)+0.2307524608*[.B89]+1.1730058735" office:value-type="float" office:value="2.87089496279337" calcext:value-type="float">
            <text:p>2.87</text:p>
          </table:table-cell>
          <table:table-cell table:formula="of:=[.F88]+[.E89]" office:value-type="float" office:value="239.597993351453" calcext:value-type="float">
            <text:p>239.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8-01-13" calcext:value-type="date">
            <text:p>1/13/18</text:p>
          </table:table-cell>
          <table:table-cell table:style-name="ce82" table:formula="of:=['LB 2017'.B160]" office:value-type="float" office:value="4.558534" calcext:value-type="float">
            <text:p>4.558534</text:p>
          </table:table-cell>
          <table:table-cell table:style-name="ce32" table:formula="of:=[.C89]+[.B90]" office:value-type="float" office:value="385.046268" calcext:value-type="float">
            <text:p>385.046268</text:p>
          </table:table-cell>
          <table:table-cell table:style-name="ce32" table:formula="of:=[.D89]+3.01" office:value-type="float" office:value="252.84" calcext:value-type="float">
            <text:p>252.84</text:p>
          </table:table-cell>
          <table:table-cell table:style-name="ce38" table:formula="of:=(0.0312039503*[.B90]^2)+0.2307524608*[.B90]+1.1730058735" office:value-type="float" office:value="2.87332414534151" calcext:value-type="float">
            <text:p>2.87</text:p>
          </table:table-cell>
          <table:table-cell table:style-name="ce42" table:formula="of:=[.F89]+[.E90]" office:value-type="float" office:value="242.471317496795" calcext:value-type="float">
            <text:p>242.5</text:p>
          </table:table-cell>
          <table:table-cell table:style-name="ce32"/>
          <table:table-cell table:style-name="ce32" office:value-type="float" office:value="84" calcext:value-type="float">
            <text:p>84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8-01-14" calcext:value-type="date">
            <text:p>1/14/18</text:p>
          </table:table-cell>
          <table:table-cell table:style-name="ce82" table:formula="of:=['LB 2017'.B161]" office:value-type="float" office:value="4.560379" calcext:value-type="float">
            <text:p>4.560379</text:p>
          </table:table-cell>
          <table:table-cell table:style-name="ce32" table:formula="of:=[.C90]+[.B91]" office:value-type="float" office:value="389.606647" calcext:value-type="float">
            <text:p>389.606647</text:p>
          </table:table-cell>
          <table:table-cell table:style-name="ce32" table:formula="of:=[.D90]+3.01" office:value-type="float" office:value="255.85" calcext:value-type="float">
            <text:p>255.85</text:p>
          </table:table-cell>
          <table:table-cell table:style-name="ce38" table:formula="of:=(0.0312039503*[.B91]^2)+0.2307524608*[.B91]+1.1730058735" office:value-type="float" office:value="2.87427487120102" calcext:value-type="float">
            <text:p>2.87</text:p>
          </table:table-cell>
          <table:table-cell table:style-name="ce42" table:formula="of:=[.F90]+[.E91]" office:value-type="float" office:value="245.345592367996" calcext:value-type="float">
            <text:p>245.3</text:p>
          </table:table-cell>
          <table:table-cell table:style-name="ce32"/>
          <table:table-cell table:style-name="ce32" office:value-type="float" office:value="85" calcext:value-type="float">
            <text:p>85</text:p>
          </table:table-cell>
          <table:table-cell table:number-columns-repeated="28"/>
        </table:table-row>
        <table:table-row table:style-name="ro2">
          <table:table-cell office:value-type="date" office:date-value="2018-01-15" calcext:value-type="date">
            <text:p>1/15/18</text:p>
          </table:table-cell>
          <table:table-cell table:formula="of:=['LB 2017'.B162]" office:value-type="float" office:value="4.567664" calcext:value-type="float">
            <text:p>4.567664</text:p>
          </table:table-cell>
          <table:table-cell table:formula="of:=[.C91]+[.B92]" office:value-type="float" office:value="394.174311" calcext:value-type="float">
            <text:p>394.174311</text:p>
          </table:table-cell>
          <table:table-cell table:formula="of:=[.D91]+3.01" office:value-type="float" office:value="258.86" calcext:value-type="float">
            <text:p>258.86</text:p>
          </table:table-cell>
          <table:table-cell table:formula="of:=(0.0312039503*[.B92]^2)+0.2307524608*[.B92]+1.1730058735" office:value-type="float" office:value="2.87803089671374" calcext:value-type="float">
            <text:p>2.88</text:p>
          </table:table-cell>
          <table:table-cell table:formula="of:=[.F91]+[.E92]" office:value-type="float" office:value="248.223623264709" calcext:value-type="float">
            <text:p>248.2</text:p>
          </table:table-cell>
          <table:table-cell table:style-name="ce38" table:formula="of:=[.F92]-250" office:value-type="float" office:value="-1.77637673529071" calcext:value-type="float">
            <text:p>-1.78</text:p>
          </table:table-cell>
          <table:table-cell office:value-type="float" office:value="86" calcext:value-type="float">
            <text:p>86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8-01-16" calcext:value-type="date">
            <text:p>1/16/18</text:p>
          </table:table-cell>
          <table:table-cell table:style-name="ce33" table:formula="of:=['LB 2017'.B163]" office:value-type="float" office:value="4.53469" calcext:value-type="float">
            <text:p>4.53469</text:p>
          </table:table-cell>
          <table:table-cell table:style-name="ce238" table:formula="of:=[.C92]+[.B93]" office:value-type="float" office:value="398.709001" calcext:value-type="float">
            <text:p>398.709001</text:p>
          </table:table-cell>
          <table:table-cell table:style-name="ce238" table:formula="of:=[.D92]+3.01" office:value-type="float" office:value="261.87" calcext:value-type="float">
            <text:p>261.87</text:p>
          </table:table-cell>
          <table:table-cell table:style-name="ce247" table:formula="of:=(0.0312039503*[.B93]^2)+0.2307524608*[.B93]+1.1730058735" office:value-type="float" office:value="2.86105647957541" calcext:value-type="float">
            <text:p>2.86</text:p>
          </table:table-cell>
          <table:table-cell table:style-name="ce252" table:formula="of:=[.F92]+[.E93]" office:value-type="float" office:value="251.084679744285" calcext:value-type="float">
            <text:p>251.1</text:p>
          </table:table-cell>
          <table:table-cell table:style-name="ce247" table:formula="of:=[.F93]-250" office:value-type="float" office:value="1.0846797442847" calcext:value-type="float">
            <text:p>1.08</text:p>
          </table:table-cell>
          <table:table-cell table:style-name="ce238" office:value-type="float" office:value="87" calcext:value-type="float">
            <text:p>87</text:p>
          </table:table-cell>
          <table:table-cell office:value-type="string" calcext:value-type="string">
            <text:p>Sample all </text:p>
          </table:table-cell>
          <table:table-cell table:number-columns-repeated="27"/>
        </table:table-row>
        <table:table-row table:style-name="ro2">
          <table:table-cell office:value-type="date" office:date-value="2018-01-17" calcext:value-type="date">
            <text:p>1/17/18</text:p>
          </table:table-cell>
          <table:table-cell table:formula="of:=['LB 2017'.B164]" office:value-type="float" office:value="4.50791" calcext:value-type="float">
            <text:p>4.50791</text:p>
          </table:table-cell>
          <table:table-cell table:formula="of:=[.C93]+[.B94]" office:value-type="float" office:value="403.216911" calcext:value-type="float">
            <text:p>403.216911</text:p>
          </table:table-cell>
          <table:table-cell table:formula="of:=[.D93]+3.01" office:value-type="float" office:value="264.88" calcext:value-type="float">
            <text:p>264.88</text:p>
          </table:table-cell>
          <table:table-cell table:formula="of:=(0.0312039503*[.B94]^2)+0.2307524608*[.B94]+1.1730058735" office:value-type="float" office:value="2.84732055423367" calcext:value-type="float">
            <text:p>2.85</text:p>
          </table:table-cell>
          <table:table-cell table:formula="of:=[.F93]+[.E94]" office:value-type="float" office:value="253.932000298518" calcext:value-type="float">
            <text:p>253.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17PI1a 22 each E/R/P</text:p>
          </table:table-cell>
          <table:table-cell table:number-columns-repeated="27"/>
        </table:table-row>
        <table:table-row table:style-name="ro2">
          <table:table-cell office:value-type="date" office:date-value="2018-01-18" calcext:value-type="date">
            <text:p>1/18/18</text:p>
          </table:table-cell>
          <table:table-cell table:formula="of:=['LB 2017'.B165]" office:value-type="float" office:value="4.508959" calcext:value-type="float">
            <text:p>4.508959</text:p>
          </table:table-cell>
          <table:table-cell table:formula="of:=[.C94]+[.B95]" office:value-type="float" office:value="407.72587" calcext:value-type="float">
            <text:p>407.72587</text:p>
          </table:table-cell>
          <table:table-cell table:formula="of:=[.D94]+3.01" office:value-type="float" office:value="267.89" calcext:value-type="float">
            <text:p>267.89</text:p>
          </table:table-cell>
          <table:table-cell table:formula="of:=(0.0312039503*[.B95]^2)+0.2307524608*[.B95]+1.1730058735" office:value-type="float" office:value="2.84785776223186" calcext:value-type="float">
            <text:p>2.85</text:p>
          </table:table-cell>
          <table:table-cell table:formula="of:=[.F94]+[.E95]" office:value-type="float" office:value="256.77985806075" calcext:value-type="float">
            <text:p>256.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17PI2a 10 each E/R/P</text:p>
          </table:table-cell>
          <table:table-cell table:number-columns-repeated="27"/>
        </table:table-row>
        <table:table-row table:style-name="ro2">
          <table:table-cell office:value-type="date" office:date-value="2018-01-19" calcext:value-type="date">
            <text:p>1/19/18</text:p>
          </table:table-cell>
          <table:table-cell table:formula="of:=['LB 2017'.B166]" office:value-type="float" office:value="4.492462" calcext:value-type="float">
            <text:p>4.492462</text:p>
          </table:table-cell>
          <table:table-cell table:formula="of:=[.C95]+[.B96]" office:value-type="float" office:value="412.218332" calcext:value-type="float">
            <text:p>412.218332</text:p>
          </table:table-cell>
          <table:table-cell table:formula="of:=[.D95]+3.01" office:value-type="float" office:value="270.9" calcext:value-type="float">
            <text:p>270.9</text:p>
          </table:table-cell>
          <table:table-cell table:formula="of:=(0.0312039503*[.B96]^2)+0.2307524608*[.B96]+1.1730058735" office:value-type="float" office:value="2.83941736328275" calcext:value-type="float">
            <text:p>2.84</text:p>
          </table:table-cell>
          <table:table-cell table:formula="of:=[.F95]+[.E96]" office:value-type="float" office:value="259.619275424033" calcext:value-type="float">
            <text:p>259.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17PI3a 25E/25R/30P</text:p>
          </table:table-cell>
          <table:table-cell table:number-columns-repeated="27"/>
        </table:table-row>
        <table:table-row table:style-name="ro2">
          <table:table-cell office:value-type="date" office:date-value="2018-01-20" calcext:value-type="date">
            <text:p>1/20/18</text:p>
          </table:table-cell>
          <table:table-cell table:formula="of:=['LB 2017'.B167]" office:value-type="float" office:value="4.497659" calcext:value-type="float">
            <text:p>4.497659</text:p>
          </table:table-cell>
          <table:table-cell table:formula="of:=[.C96]+[.B97]" office:value-type="float" office:value="416.715991" calcext:value-type="float">
            <text:p>416.715991</text:p>
          </table:table-cell>
          <table:table-cell table:formula="of:=[.D96]+3.01" office:value-type="float" office:value="273.91" calcext:value-type="float">
            <text:p>273.91</text:p>
          </table:table-cell>
          <table:table-cell table:formula="of:=(0.0312039503*[.B97]^2)+0.2307524608*[.B97]+1.1730058735" office:value-type="float" office:value="2.84207448414181" calcext:value-type="float">
            <text:p>2.84</text:p>
          </table:table-cell>
          <table:table-cell table:formula="of:=[.F96]+[.E97]" office:value-type="float" office:value="262.461349908175" calcext:value-type="float">
            <text:p>262.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17PI4a 15E 17PI4b 16R/30P</text:p>
          </table:table-cell>
          <table:table-cell table:number-columns-repeated="27"/>
        </table:table-row>
        <table:table-row table:style-name="ro2">
          <table:table-cell office:value-type="date" office:date-value="2018-01-21" calcext:value-type="date">
            <text:p>1/21/18</text:p>
          </table:table-cell>
          <table:table-cell table:formula="of:=['LB 2017'.B168]" office:value-type="float" office:value="4.494132" calcext:value-type="float">
            <text:p>4.494132</text:p>
          </table:table-cell>
          <table:table-cell table:formula="of:=[.C97]+[.B98]" office:value-type="float" office:value="421.210123" calcext:value-type="float">
            <text:p>421.210123</text:p>
          </table:table-cell>
          <table:table-cell table:formula="of:=[.D97]+3.01" office:value-type="float" office:value="276.92" calcext:value-type="float">
            <text:p>276.92</text:p>
          </table:table-cell>
          <table:table-cell table:formula="of:=(0.0312039503*[.B98]^2)+0.2307524608*[.B98]+1.1730058735" office:value-type="float" office:value="2.84027101667063" calcext:value-type="float">
            <text:p>2.84</text:p>
          </table:table-cell>
          <table:table-cell table:formula="of:=[.F97]+[.E98]" office:value-type="float" office:value="265.301620924845" calcext:value-type="float">
            <text:p>265.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17PI5a <text:s/>25 each E/R/P</text:p>
          </table:table-cell>
          <table:table-cell table:number-columns-repeated="27"/>
        </table:table-row>
        <table:table-row table:style-name="ro2">
          <table:table-cell office:value-type="date" office:date-value="2018-01-22" calcext:value-type="date">
            <text:p>1/22/18</text:p>
          </table:table-cell>
          <table:table-cell table:formula="of:=['LB 2017'.B169]" office:value-type="float" office:value="4.330141" calcext:value-type="float">
            <text:p>4.330141</text:p>
          </table:table-cell>
          <table:table-cell table:formula="of:=[.C98]+[.B99]" office:value-type="float" office:value="425.540264" calcext:value-type="float">
            <text:p>425.540264</text:p>
          </table:table-cell>
          <table:table-cell table:formula="of:=[.D98]+3.01" office:value-type="float" office:value="279.93" calcext:value-type="float">
            <text:p>279.93</text:p>
          </table:table-cell>
          <table:table-cell table:formula="of:=(0.0312039503*[.B99]^2)+0.2307524608*[.B99]+1.1730058735" office:value-type="float" office:value="2.75727441115656" calcext:value-type="float">
            <text:p>2.76</text:p>
          </table:table-cell>
          <table:table-cell table:formula="of:=[.F98]+[.E99]" office:value-type="float" office:value="268.058895336002" calcext:value-type="float">
            <text:p>268.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17PI6a 15E/15R 17PI6b 16P</text:p>
          </table:table-cell>
          <table:table-cell table:number-columns-repeated="27"/>
        </table:table-row>
        <table:table-row table:style-name="ro2">
          <table:table-cell office:value-type="date" office:date-value="2018-01-23" calcext:value-type="date">
            <text:p>1/23/18</text:p>
          </table:table-cell>
          <table:table-cell table:formula="of:=['LB 2017'.B170]" office:value-type="float" office:value="4.18" calcext:value-type="float">
            <text:p>4.18</text:p>
          </table:table-cell>
          <table:table-cell table:formula="of:=[.C99]+[.B100]" office:value-type="float" office:value="429.720264" calcext:value-type="float">
            <text:p>429.720264</text:p>
          </table:table-cell>
          <table:table-cell table:formula="of:=[.D99]+3.01" office:value-type="float" office:value="282.94" calcext:value-type="float">
            <text:p>282.94</text:p>
          </table:table-cell>
          <table:table-cell table:formula="of:=(0.0312039503*[.B100]^2)+0.2307524608*[.B100]+1.1730058735" office:value-type="float" office:value="2.68275906086572" calcext:value-type="float">
            <text:p>2.68</text:p>
          </table:table-cell>
          <table:table-cell table:formula="of:=[.F99]+[.E100]" office:value-type="float" office:value="270.741654396867" calcext:value-type="float">
            <text:p>270.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17PI7a 20E/20R/ 17PI7b 20P</text:p>
          </table:table-cell>
          <table:table-cell table:number-columns-repeated="27"/>
        </table:table-row>
        <table:table-row table:style-name="ro2">
          <table:table-cell office:value-type="date" office:date-value="2018-01-24" calcext:value-type="date">
            <text:p>1/24/18</text:p>
          </table:table-cell>
          <table:table-cell table:formula="of:=['LB 2017'.B171]" office:value-type="float" office:value="4.54" calcext:value-type="float">
            <text:p>4.54</text:p>
          </table:table-cell>
          <table:table-cell table:formula="of:=[.C100]+[.B101]" office:value-type="float" office:value="434.260264" calcext:value-type="float">
            <text:p>434.260264</text:p>
          </table:table-cell>
          <table:table-cell table:formula="of:=[.D100]+3.01" office:value-type="float" office:value="285.95" calcext:value-type="float">
            <text:p>285.95</text:p>
          </table:table-cell>
          <table:table-cell table:formula="of:=(0.0312039503*[.B101]^2)+0.2307524608*[.B101]+1.1730058735" office:value-type="float" office:value="2.86378538753548" calcext:value-type="float">
            <text:p>2.86</text:p>
          </table:table-cell>
          <table:table-cell table:formula="of:=[.F100]+[.E101]" office:value-type="float" office:value="273.605439784403" calcext:value-type="float">
            <text:p>273.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&gt;120 total in each (ERP)</text:p>
          </table:table-cell>
          <table:table-cell table:number-columns-repeated="27"/>
        </table:table-row>
        <table:table-row table:style-name="ro2">
          <table:table-cell office:value-type="date" office:date-value="2018-01-25" calcext:value-type="date">
            <text:p>1/25/18</text:p>
          </table:table-cell>
          <table:table-cell table:formula="of:=['LB 2017'.B172]" office:value-type="float" office:value="4.54" calcext:value-type="float">
            <text:p>4.54</text:p>
          </table:table-cell>
          <table:table-cell table:formula="of:=[.C101]+[.B102]" office:value-type="float" office:value="438.800264" calcext:value-type="float">
            <text:p>438.800264</text:p>
          </table:table-cell>
          <table:table-cell table:formula="of:=[.D101]+3.01" office:value-type="float" office:value="288.96" calcext:value-type="float">
            <text:p>288.96</text:p>
          </table:table-cell>
          <table:table-cell table:formula="of:=(0.0312039503*[.B102]^2)+0.2307524608*[.B102]+1.1730058735" office:value-type="float" office:value="2.86378538753548" calcext:value-type="float">
            <text:p>2.86</text:p>
          </table:table-cell>
          <table:table-cell table:formula="of:=[.F101]+[.E102]" office:value-type="float" office:value="276.469225171938" calcext:value-type="float">
            <text:p>276.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B! Hatching is just starting. A few hatched individuals in every cross</text:p>
          </table:table-cell>
          <table:table-cell table:number-columns-repeated="27"/>
        </table:table-row>
        <table:table-row table:style-name="ro2">
          <table:table-cell office:value-type="date" office:date-value="2018-01-26" calcext:value-type="date">
            <text:p>1/26/18</text:p>
          </table:table-cell>
          <table:table-cell table:formula="of:=['LB 2017'.B173]" office:value-type="float" office:value="4.54" calcext:value-type="float">
            <text:p>4.54</text:p>
          </table:table-cell>
          <table:table-cell table:formula="of:=[.C102]+[.B103]" office:value-type="float" office:value="443.340264" calcext:value-type="float">
            <text:p>443.340264</text:p>
          </table:table-cell>
          <table:table-cell table:formula="of:=[.D102]+3.01" office:value-type="float" office:value="291.97" calcext:value-type="float">
            <text:p>291.97</text:p>
          </table:table-cell>
          <table:table-cell table:formula="of:=(0.0312039503*[.B103]^2)+0.2307524608*[.B103]+1.1730058735" office:value-type="float" office:value="2.86378538753548" calcext:value-type="float">
            <text:p>2.86</text:p>
          </table:table-cell>
          <table:table-cell table:formula="of:=[.F102]+[.E103]" office:value-type="float" office:value="279.333010559474" calcext:value-type="float">
            <text:p>279.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8"/>
        </table:table-row>
        <table:table-row table:style-name="ro2">
          <table:table-cell office:value-type="date" office:date-value="2018-01-27" calcext:value-type="date">
            <text:p>1/27/18</text:p>
          </table:table-cell>
          <table:table-cell table:formula="of:=['LB 2017'.B174]" office:value-type="float" office:value="4.54" calcext:value-type="float">
            <text:p>4.54</text:p>
          </table:table-cell>
          <table:table-cell table:formula="of:=[.C103]+[.B104]" office:value-type="float" office:value="447.880264" calcext:value-type="float">
            <text:p>447.880264</text:p>
          </table:table-cell>
          <table:table-cell table:formula="of:=[.D103]+3.01" office:value-type="float" office:value="294.98" calcext:value-type="float">
            <text:p>294.98</text:p>
          </table:table-cell>
          <table:table-cell table:formula="of:=(0.0312039503*[.B104]^2)+0.2307524608*[.B104]+1.1730058735" office:value-type="float" office:value="2.86378538753548" calcext:value-type="float">
            <text:p>2.86</text:p>
          </table:table-cell>
          <table:table-cell table:formula="of:=[.F103]+[.E104]" office:value-type="float" office:value="282.196795947009" calcext:value-type="float">
            <text:p>282.2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8"/>
        </table:table-row>
        <table:table-row table:style-name="ro2">
          <table:table-cell office:value-type="date" office:date-value="2018-01-28" calcext:value-type="date">
            <text:p>1/28/18</text:p>
          </table:table-cell>
          <table:table-cell table:formula="of:=['LB 2017'.B175]" office:value-type="float" office:value="4.54" calcext:value-type="float">
            <text:p>4.54</text:p>
          </table:table-cell>
          <table:table-cell table:formula="of:=[.C104]+[.B105]" office:value-type="float" office:value="452.420264" calcext:value-type="float">
            <text:p>452.420264</text:p>
          </table:table-cell>
          <table:table-cell table:formula="of:=[.D104]+3.01" office:value-type="float" office:value="297.99" calcext:value-type="float">
            <text:p>297.99</text:p>
          </table:table-cell>
          <table:table-cell table:formula="of:=(0.0312039503*[.B105]^2)+0.2307524608*[.B105]+1.1730058735" office:value-type="float" office:value="2.86378538753548" calcext:value-type="float">
            <text:p>2.86</text:p>
          </table:table-cell>
          <table:table-cell table:formula="of:=[.F104]+[.E105]" office:value-type="float" office:value="285.060581334545" calcext:value-type="float">
            <text:p>285.1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8"/>
        </table:table-row>
        <table:table-row table:style-name="ro2">
          <table:table-cell office:value-type="date" office:date-value="2018-01-29" calcext:value-type="date">
            <text:p>1/29/18</text:p>
          </table:table-cell>
          <table:table-cell table:formula="of:=['LB 2017'.B176]" office:value-type="float" office:value="4.54" calcext:value-type="float">
            <text:p>4.54</text:p>
          </table:table-cell>
          <table:table-cell table:formula="of:=[.C105]+[.B106]" office:value-type="float" office:value="456.960264" calcext:value-type="float">
            <text:p>456.960264</text:p>
          </table:table-cell>
          <table:table-cell table:formula="of:=[.D105]+3.01" office:value-type="float" office:value="301" calcext:value-type="float">
            <text:p>301</text:p>
          </table:table-cell>
          <table:table-cell table:formula="of:=(0.0312039503*[.B106]^2)+0.2307524608*[.B106]+1.1730058735" office:value-type="float" office:value="2.86378538753548" calcext:value-type="float">
            <text:p>2.86</text:p>
          </table:table-cell>
          <table:table-cell table:formula="of:=[.F105]+[.E106]" office:value-type="float" office:value="287.92436672208" calcext:value-type="float">
            <text:p>287.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8"/>
        </table:table-row>
        <table:table-row table:style-name="ro2">
          <table:table-cell table:style-name="ce28" office:value-type="date" office:date-value="2018-01-30" calcext:value-type="date">
            <text:p>1/30/18</text:p>
          </table:table-cell>
          <table:table-cell table:style-name="ce82" table:formula="of:=['LB 2017'.B177]" office:value-type="float" office:value="4.54" calcext:value-type="float">
            <text:p>4.54</text:p>
          </table:table-cell>
          <table:table-cell table:style-name="ce32" table:formula="of:=[.C106]+[.B107]" office:value-type="float" office:value="461.500264" calcext:value-type="float">
            <text:p>461.500264</text:p>
          </table:table-cell>
          <table:table-cell table:style-name="ce32" table:formula="of:=[.D106]+3.01" office:value-type="float" office:value="304.01" calcext:value-type="float">
            <text:p>304.01</text:p>
          </table:table-cell>
          <table:table-cell table:style-name="ce38" table:formula="of:=(0.0312039503*[.B107]^2)+0.2307524608*[.B107]+1.1730058735" office:value-type="float" office:value="2.86378538753548" calcext:value-type="float">
            <text:p>2.86</text:p>
          </table:table-cell>
          <table:table-cell table:style-name="ce42" table:formula="of:=[.F106]+[.E107]" office:value-type="float" office:value="290.788152109616" calcext:value-type="float">
            <text:p>290.8</text:p>
          </table:table-cell>
          <table:table-cell table:style-name="ce32"/>
          <table:table-cell table:style-name="ce32" office:value-type="float" office:value="101" calcext:value-type="float">
            <text:p>101</text:p>
          </table:table-cell>
          <table:table-cell table:number-columns-repeated="28"/>
        </table:table-row>
        <table:table-row table:style-name="ro2">
          <table:table-cell office:value-type="date" office:date-value="2018-01-31" calcext:value-type="date">
            <text:p>1/31/18</text:p>
          </table:table-cell>
          <table:table-cell table:formula="of:=['LB 2017'.B178]" office:value-type="float" office:value="4.54" calcext:value-type="float">
            <text:p>4.54</text:p>
          </table:table-cell>
          <table:table-cell table:formula="of:=[.C107]+[.B108]" office:value-type="float" office:value="466.040264" calcext:value-type="float">
            <text:p>466.040264</text:p>
          </table:table-cell>
          <table:table-cell table:formula="of:=[.D107]+3.01" office:value-type="float" office:value="307.02" calcext:value-type="float">
            <text:p>307.02</text:p>
          </table:table-cell>
          <table:table-cell table:formula="of:=(0.0312039503*[.B108]^2)+0.2307524608*[.B108]+1.1730058735" office:value-type="float" office:value="2.86378538753548" calcext:value-type="float">
            <text:p>2.86</text:p>
          </table:table-cell>
          <table:table-cell table:formula="of:=[.F107]+[.E108]" office:value-type="float" office:value="293.651937497151" calcext:value-type="float">
            <text:p>293.7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8"/>
        </table:table-row>
        <table:table-row table:style-name="ro2">
          <table:table-cell office:value-type="date" office:date-value="2018-02-01" calcext:value-type="date">
            <text:p>2/1/18</text:p>
          </table:table-cell>
          <table:table-cell table:formula="of:=['LB 2017'.B179]" office:value-type="float" office:value="4.54" calcext:value-type="float">
            <text:p>4.54</text:p>
          </table:table-cell>
          <table:table-cell table:formula="of:=[.C108]+[.B109]" office:value-type="float" office:value="470.580264" calcext:value-type="float">
            <text:p>470.580264</text:p>
          </table:table-cell>
          <table:table-cell table:formula="of:=[.D108]+3.01" office:value-type="float" office:value="310.03" calcext:value-type="float">
            <text:p>310.03</text:p>
          </table:table-cell>
          <table:table-cell table:formula="of:=(0.0312039503*[.B109]^2)+0.2307524608*[.B109]+1.1730058735" office:value-type="float" office:value="2.86378538753548" calcext:value-type="float">
            <text:p>2.86</text:p>
          </table:table-cell>
          <table:table-cell table:formula="of:=[.F108]+[.E109]" office:value-type="float" office:value="296.515722884686" calcext:value-type="float">
            <text:p>296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28"/>
        </table:table-row>
        <table:table-row table:style-name="ro2">
          <table:table-cell table:style-name="ce237" office:value-type="date" office:date-value="2018-02-02" calcext:value-type="date">
            <text:p>2/2/18</text:p>
          </table:table-cell>
          <table:table-cell table:style-name="ce33" table:formula="of:=['LB 2017'.B180]" office:value-type="float" office:value="4.54" calcext:value-type="float">
            <text:p>4.54</text:p>
          </table:table-cell>
          <table:table-cell table:style-name="ce238" table:formula="of:=[.C109]+[.B110]" office:value-type="float" office:value="475.120264" calcext:value-type="float">
            <text:p>475.120264</text:p>
          </table:table-cell>
          <table:table-cell table:style-name="ce238" table:formula="of:=[.D109]+3.01" office:value-type="float" office:value="313.039999999999" calcext:value-type="float">
            <text:p>313.039999999999</text:p>
          </table:table-cell>
          <table:table-cell table:style-name="ce247" table:formula="of:=(0.0312039503*[.B110]^2)+0.2307524608*[.B110]+1.1730058735" office:value-type="float" office:value="2.86378538753548" calcext:value-type="float">
            <text:p>2.86</text:p>
          </table:table-cell>
          <table:table-cell table:style-name="ce252" table:formula="of:=[.F109]+[.E110]" office:value-type="float" office:value="299.379508272222" calcext:value-type="float">
            <text:p>299.4</text:p>
          </table:table-cell>
          <table:table-cell table:style-name="ce238"/>
          <table:table-cell table:style-name="ce238" office:value-type="float" office:value="104" calcext:value-type="float">
            <text:p>104</text:p>
          </table:table-cell>
          <table:table-cell table:number-columns-repeated="28"/>
        </table:table-row>
        <table:table-row table:style-name="ro2">
          <table:table-cell office:value-type="date" office:date-value="2018-02-03" calcext:value-type="date">
            <text:p>2/3/18</text:p>
          </table:table-cell>
          <table:table-cell table:formula="of:=['LB 2017'.B181]" office:value-type="float" office:value="4.54" calcext:value-type="float">
            <text:p>4.54</text:p>
          </table:table-cell>
          <table:table-cell table:formula="of:=[.C110]+[.B111]" office:value-type="float" office:value="479.660264" calcext:value-type="float">
            <text:p>479.660264</text:p>
          </table:table-cell>
          <table:table-cell table:formula="of:=[.D110]+3.01" office:value-type="float" office:value="316.049999999999" calcext:value-type="float">
            <text:p>316.049999999999</text:p>
          </table:table-cell>
          <table:table-cell table:formula="of:=(0.0312039503*[.B111]^2)+0.2307524608*[.B111]+1.1730058735" office:value-type="float" office:value="2.86378538753548" calcext:value-type="float">
            <text:p>2.86</text:p>
          </table:table-cell>
          <table:table-cell table:formula="of:=[.F110]+[.E111]" office:value-type="float" office:value="302.243293659757" calcext:value-type="float">
            <text:p>302.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8"/>
        </table:table-row>
        <table:table-row table:style-name="ro2">
          <table:table-cell office:value-type="date" office:date-value="2018-02-04" calcext:value-type="date">
            <text:p>2/4/18</text:p>
          </table:table-cell>
          <table:table-cell table:formula="of:=['LB 2017'.B182]" office:value-type="float" office:value="4.54" calcext:value-type="float">
            <text:p>4.54</text:p>
          </table:table-cell>
          <table:table-cell table:formula="of:=[.C111]+[.B112]" office:value-type="float" office:value="484.200264" calcext:value-type="float">
            <text:p>484.200264</text:p>
          </table:table-cell>
          <table:table-cell table:formula="of:=[.D111]+3.01" office:value-type="float" office:value="319.059999999999" calcext:value-type="float">
            <text:p>319.059999999999</text:p>
          </table:table-cell>
          <table:table-cell table:formula="of:=(0.0312039503*[.B112]^2)+0.2307524608*[.B112]+1.1730058735" office:value-type="float" office:value="2.86378538753548" calcext:value-type="float">
            <text:p>2.86</text:p>
          </table:table-cell>
          <table:table-cell table:formula="of:=[.F111]+[.E112]" office:value-type="float" office:value="305.107079047293" calcext:value-type="float">
            <text:p>305.1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8"/>
        </table:table-row>
        <table:table-row table:style-name="ro2">
          <table:table-cell office:value-type="date" office:date-value="2018-02-05" calcext:value-type="date">
            <text:p>2/5/18</text:p>
          </table:table-cell>
          <table:table-cell table:formula="of:=['LB 2017'.B183]" office:value-type="float" office:value="4.54" calcext:value-type="float">
            <text:p>4.54</text:p>
          </table:table-cell>
          <table:table-cell table:formula="of:=[.C112]+[.B113]" office:value-type="float" office:value="488.740264" calcext:value-type="float">
            <text:p>488.740264</text:p>
          </table:table-cell>
          <table:table-cell table:formula="of:=[.D112]+3.01" office:value-type="float" office:value="322.069999999999" calcext:value-type="float">
            <text:p>322.069999999999</text:p>
          </table:table-cell>
          <table:table-cell table:formula="of:=(0.0312039503*[.B113]^2)+0.2307524608*[.B113]+1.1730058735" office:value-type="float" office:value="2.86378538753548" calcext:value-type="float">
            <text:p>2.86</text:p>
          </table:table-cell>
          <table:table-cell table:formula="of:=[.F112]+[.E113]" office:value-type="float" office:value="307.970864434828" calcext:value-type="float">
            <text:p>308.0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8"/>
        </table:table-row>
        <table:table-row table:style-name="ro2">
          <table:table-cell office:value-type="date" office:date-value="2018-02-06" calcext:value-type="date">
            <text:p>2/6/18</text:p>
          </table:table-cell>
          <table:table-cell table:formula="of:=['LB 2017'.B184]" office:value-type="float" office:value="4.54" calcext:value-type="float">
            <text:p>4.54</text:p>
          </table:table-cell>
          <table:table-cell table:formula="of:=[.C113]+[.B114]" office:value-type="float" office:value="493.280264" calcext:value-type="float">
            <text:p>493.280264</text:p>
          </table:table-cell>
          <table:table-cell table:formula="of:=[.D113]+3.01" office:value-type="float" office:value="325.079999999999" calcext:value-type="float">
            <text:p>325.079999999999</text:p>
          </table:table-cell>
          <table:table-cell table:formula="of:=(0.0312039503*[.B114]^2)+0.2307524608*[.B114]+1.1730058735" office:value-type="float" office:value="2.86378538753548" calcext:value-type="float">
            <text:p>2.86</text:p>
          </table:table-cell>
          <table:table-cell table:formula="of:=[.F113]+[.E114]" office:value-type="float" office:value="310.834649822364" calcext:value-type="float">
            <text:p>310.8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8"/>
        </table:table-row>
        <table:table-row table:style-name="ro2">
          <table:table-cell office:value-type="date" office:date-value="2018-02-07" calcext:value-type="date">
            <text:p>2/7/18</text:p>
          </table:table-cell>
          <table:table-cell table:formula="of:=['LB 2017'.B185]" office:value-type="float" office:value="4.54" calcext:value-type="float">
            <text:p>4.54</text:p>
          </table:table-cell>
          <table:table-cell table:formula="of:=[.C114]+[.B115]" office:value-type="float" office:value="497.820264" calcext:value-type="float">
            <text:p>497.820264</text:p>
          </table:table-cell>
          <table:table-cell table:formula="of:=[.D114]+3.01" office:value-type="float" office:value="328.089999999999" calcext:value-type="float">
            <text:p>328.089999999999</text:p>
          </table:table-cell>
          <table:table-cell table:formula="of:=(0.0312039503*[.B115]^2)+0.2307524608*[.B115]+1.1730058735" office:value-type="float" office:value="2.86378538753548" calcext:value-type="float">
            <text:p>2.86</text:p>
          </table:table-cell>
          <table:table-cell table:formula="of:=[.F114]+[.E115]" office:value-type="float" office:value="313.698435209899" calcext:value-type="float">
            <text:p>313.7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28"/>
        </table:table-row>
        <table:table-row table:style-name="ro2">
          <table:table-cell office:value-type="date" office:date-value="2018-02-08" calcext:value-type="date">
            <text:p>2/8/18</text:p>
          </table:table-cell>
          <table:table-cell table:formula="of:=['LB 2017'.B186]" office:value-type="float" office:value="4.54" calcext:value-type="float">
            <text:p>4.54</text:p>
          </table:table-cell>
          <table:table-cell table:formula="of:=[.C115]+[.B116]" office:value-type="float" office:value="502.360264" calcext:value-type="float">
            <text:p>502.360264</text:p>
          </table:table-cell>
          <table:table-cell table:formula="of:=[.D115]+3.01" office:value-type="float" office:value="331.099999999999" calcext:value-type="float">
            <text:p>331.099999999999</text:p>
          </table:table-cell>
          <table:table-cell table:formula="of:=(0.0312039503*[.B116]^2)+0.2307524608*[.B116]+1.1730058735" office:value-type="float" office:value="2.86378538753548" calcext:value-type="float">
            <text:p>2.86</text:p>
          </table:table-cell>
          <table:table-cell table:formula="of:=[.F115]+[.E116]" office:value-type="float" office:value="316.562220597435" calcext:value-type="float">
            <text:p>316.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8"/>
        </table:table-row>
        <table:table-row table:style-name="ro2">
          <table:table-cell office:value-type="date" office:date-value="2018-02-09" calcext:value-type="date">
            <text:p>2/9/18</text:p>
          </table:table-cell>
          <table:table-cell table:formula="of:=['LB 2017'.B187]" office:value-type="float" office:value="4.54" calcext:value-type="float">
            <text:p>4.54</text:p>
          </table:table-cell>
          <table:table-cell table:formula="of:=[.C116]+[.B117]" office:value-type="float" office:value="506.900264" calcext:value-type="float">
            <text:p>506.900264</text:p>
          </table:table-cell>
          <table:table-cell table:formula="of:=[.D116]+3.01" office:value-type="float" office:value="334.109999999999" calcext:value-type="float">
            <text:p>334.109999999999</text:p>
          </table:table-cell>
          <table:table-cell table:formula="of:=(0.0312039503*[.B117]^2)+0.2307524608*[.B117]+1.1730058735" office:value-type="float" office:value="2.86378538753548" calcext:value-type="float">
            <text:p>2.86</text:p>
          </table:table-cell>
          <table:table-cell table:formula="of:=[.F116]+[.E117]" office:value-type="float" office:value="319.42600598497" calcext:value-type="float">
            <text:p>319.4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8"/>
        </table:table-row>
        <table:table-row table:style-name="ro2">
          <table:table-cell office:value-type="date" office:date-value="2018-02-10" calcext:value-type="date">
            <text:p>2/10/18</text:p>
          </table:table-cell>
          <table:table-cell table:formula="of:=['LB 2017'.B188]" office:value-type="float" office:value="4.54" calcext:value-type="float">
            <text:p>4.54</text:p>
          </table:table-cell>
          <table:table-cell table:formula="of:=[.C117]+[.B118]" office:value-type="float" office:value="511.440264" calcext:value-type="float">
            <text:p>511.440264</text:p>
          </table:table-cell>
          <table:table-cell table:formula="of:=[.D117]+3.01" office:value-type="float" office:value="337.119999999999" calcext:value-type="float">
            <text:p>337.119999999999</text:p>
          </table:table-cell>
          <table:table-cell table:formula="of:=(0.0312039503*[.B118]^2)+0.2307524608*[.B118]+1.1730058735" office:value-type="float" office:value="2.86378538753548" calcext:value-type="float">
            <text:p>2.86</text:p>
          </table:table-cell>
          <table:table-cell table:formula="of:=[.F117]+[.E118]" office:value-type="float" office:value="322.289791372506" calcext:value-type="float">
            <text:p>322.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8"/>
        </table:table-row>
        <table:table-row table:style-name="ro2">
          <table:table-cell office:value-type="date" office:date-value="2018-02-11" calcext:value-type="date">
            <text:p>2/11/18</text:p>
          </table:table-cell>
          <table:table-cell table:formula="of:=['LB 2017'.B189]" office:value-type="float" office:value="4.54" calcext:value-type="float">
            <text:p>4.54</text:p>
          </table:table-cell>
          <table:table-cell table:formula="of:=[.C118]+[.B119]" office:value-type="float" office:value="515.980264" calcext:value-type="float">
            <text:p>515.980264</text:p>
          </table:table-cell>
          <table:table-cell table:formula="of:=[.D118]+3.01" office:value-type="float" office:value="340.129999999999" calcext:value-type="float">
            <text:p>340.129999999999</text:p>
          </table:table-cell>
          <table:table-cell table:formula="of:=(0.0312039503*[.B119]^2)+0.2307524608*[.B119]+1.1730058735" office:value-type="float" office:value="2.86378538753548" calcext:value-type="float">
            <text:p>2.86</text:p>
          </table:table-cell>
          <table:table-cell table:formula="of:=[.F118]+[.E119]" office:value-type="float" office:value="325.153576760041" calcext:value-type="float">
            <text:p>325.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28"/>
        </table:table-row>
        <table:table-row table:style-name="ro2">
          <table:table-cell office:value-type="date" office:date-value="2018-02-12" calcext:value-type="date">
            <text:p>2/12/18</text:p>
          </table:table-cell>
          <table:table-cell table:formula="of:=['LB 2017'.B190]" office:value-type="float" office:value="4.54" calcext:value-type="float">
            <text:p>4.54</text:p>
          </table:table-cell>
          <table:table-cell table:formula="of:=[.C119]+[.B120]" office:value-type="float" office:value="520.520264" calcext:value-type="float">
            <text:p>520.520264</text:p>
          </table:table-cell>
          <table:table-cell table:formula="of:=[.D119]+3.01" office:value-type="float" office:value="343.139999999999" calcext:value-type="float">
            <text:p>343.139999999999</text:p>
          </table:table-cell>
          <table:table-cell table:formula="of:=(0.0312039503*[.B120]^2)+0.2307524608*[.B120]+1.1730058735" office:value-type="float" office:value="2.86378538753548" calcext:value-type="float">
            <text:p>2.86</text:p>
          </table:table-cell>
          <table:table-cell table:formula="of:=[.F119]+[.E120]" office:value-type="float" office:value="328.017362147577" calcext:value-type="float">
            <text:p>328.0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8"/>
        </table:table-row>
        <table:table-row table:style-name="ro2">
          <table:table-cell office:value-type="date" office:date-value="2018-02-13" calcext:value-type="date">
            <text:p>2/13/18</text:p>
          </table:table-cell>
          <table:table-cell table:formula="of:=['LB 2017'.B191]" office:value-type="float" office:value="4.54" calcext:value-type="float">
            <text:p>4.54</text:p>
          </table:table-cell>
          <table:table-cell table:formula="of:=[.C120]+[.B121]" office:value-type="float" office:value="525.060264" calcext:value-type="float">
            <text:p>525.060264</text:p>
          </table:table-cell>
          <table:table-cell table:formula="of:=[.D120]+3.01" office:value-type="float" office:value="346.149999999999" calcext:value-type="float">
            <text:p>346.149999999999</text:p>
          </table:table-cell>
          <table:table-cell table:formula="of:=(0.0312039503*[.B121]^2)+0.2307524608*[.B121]+1.1730058735" office:value-type="float" office:value="2.86378538753548" calcext:value-type="float">
            <text:p>2.86</text:p>
          </table:table-cell>
          <table:table-cell table:formula="of:=[.F120]+[.E121]" office:value-type="float" office:value="330.881147535112" calcext:value-type="float">
            <text:p>330.9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8"/>
        </table:table-row>
        <table:table-row table:style-name="ro2">
          <table:table-cell office:value-type="date" office:date-value="2018-02-14" calcext:value-type="date">
            <text:p>2/14/18</text:p>
          </table:table-cell>
          <table:table-cell table:formula="of:=['LB 2017'.B192]" office:value-type="float" office:value="4.54" calcext:value-type="float">
            <text:p>4.54</text:p>
          </table:table-cell>
          <table:table-cell table:formula="of:=[.C121]+[.B122]" office:value-type="float" office:value="529.600264" calcext:value-type="float">
            <text:p>529.600264</text:p>
          </table:table-cell>
          <table:table-cell table:formula="of:=[.D121]+3.01" office:value-type="float" office:value="349.159999999999" calcext:value-type="float">
            <text:p>349.159999999999</text:p>
          </table:table-cell>
          <table:table-cell table:formula="of:=(0.0312039503*[.B122]^2)+0.2307524608*[.B122]+1.1730058735" office:value-type="float" office:value="2.86378538753548" calcext:value-type="float">
            <text:p>2.86</text:p>
          </table:table-cell>
          <table:table-cell table:formula="of:=[.F121]+[.E122]" office:value-type="float" office:value="333.744932922648" calcext:value-type="float">
            <text:p>333.7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8"/>
        </table:table-row>
        <table:table-row table:style-name="ro2">
          <table:table-cell office:value-type="date" office:date-value="2018-02-15" calcext:value-type="date">
            <text:p>2/15/18</text:p>
          </table:table-cell>
          <table:table-cell table:formula="of:=['LB 2017'.B193]" office:value-type="float" office:value="4.54" calcext:value-type="float">
            <text:p>4.54</text:p>
          </table:table-cell>
          <table:table-cell table:formula="of:=[.C122]+[.B123]" office:value-type="float" office:value="534.140264" calcext:value-type="float">
            <text:p>534.140264</text:p>
          </table:table-cell>
          <table:table-cell table:formula="of:=[.D122]+3.01" office:value-type="float" office:value="352.169999999999" calcext:value-type="float">
            <text:p>352.169999999999</text:p>
          </table:table-cell>
          <table:table-cell table:formula="of:=(0.0312039503*[.B123]^2)+0.2307524608*[.B123]+1.1730058735" office:value-type="float" office:value="2.86378538753548" calcext:value-type="float">
            <text:p>2.86</text:p>
          </table:table-cell>
          <table:table-cell table:formula="of:=[.F122]+[.E123]" office:value-type="float" office:value="336.608718310183" calcext:value-type="float">
            <text:p>336.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28"/>
        </table:table-row>
        <table:table-row table:style-name="ro2">
          <table:table-cell office:value-type="date" office:date-value="2018-02-16" calcext:value-type="date">
            <text:p>2/16/18</text:p>
          </table:table-cell>
          <table:table-cell table:formula="of:=['LB 2017'.B194]" office:value-type="float" office:value="4.54" calcext:value-type="float">
            <text:p>4.54</text:p>
          </table:table-cell>
          <table:table-cell table:formula="of:=[.C123]+[.B124]" office:value-type="float" office:value="538.680264" calcext:value-type="float">
            <text:p>538.680264</text:p>
          </table:table-cell>
          <table:table-cell table:formula="of:=[.D123]+3.01" office:value-type="float" office:value="355.179999999999" calcext:value-type="float">
            <text:p>355.179999999999</text:p>
          </table:table-cell>
          <table:table-cell table:formula="of:=(0.0312039503*[.B124]^2)+0.2307524608*[.B124]+1.1730058735" office:value-type="float" office:value="2.86378538753548" calcext:value-type="float">
            <text:p>2.86</text:p>
          </table:table-cell>
          <table:table-cell table:formula="of:=[.F123]+[.E124]" office:value-type="float" office:value="339.472503697719" calcext:value-type="float">
            <text:p>339.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8"/>
        </table:table-row>
        <table:table-row table:style-name="ro2">
          <table:table-cell office:value-type="date" office:date-value="2018-02-17" calcext:value-type="date">
            <text:p>2/17/18</text:p>
          </table:table-cell>
          <table:table-cell table:formula="of:=['LB 2017'.B195]" office:value-type="float" office:value="4.54" calcext:value-type="float">
            <text:p>4.54</text:p>
          </table:table-cell>
          <table:table-cell table:formula="of:=[.C124]+[.B125]" office:value-type="float" office:value="543.220264" calcext:value-type="float">
            <text:p>543.220264</text:p>
          </table:table-cell>
          <table:table-cell table:formula="of:=[.D124]+3.01" office:value-type="float" office:value="358.189999999999" calcext:value-type="float">
            <text:p>358.189999999999</text:p>
          </table:table-cell>
          <table:table-cell table:formula="of:=(0.0312039503*[.B125]^2)+0.2307524608*[.B125]+1.1730058735" office:value-type="float" office:value="2.86378538753548" calcext:value-type="float">
            <text:p>2.86</text:p>
          </table:table-cell>
          <table:table-cell table:formula="of:=[.F124]+[.E125]" office:value-type="float" office:value="342.336289085254" calcext:value-type="float">
            <text:p>342.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8"/>
        </table:table-row>
        <table:table-row table:style-name="ro2">
          <table:table-cell office:value-type="date" office:date-value="2018-02-18" calcext:value-type="date">
            <text:p>2/18/18</text:p>
          </table:table-cell>
          <table:table-cell table:formula="of:=['LB 2017'.B196]" office:value-type="float" office:value="4.54" calcext:value-type="float">
            <text:p>4.54</text:p>
          </table:table-cell>
          <table:table-cell table:formula="of:=[.C125]+[.B126]" office:value-type="float" office:value="547.760264" calcext:value-type="float">
            <text:p>547.760264</text:p>
          </table:table-cell>
          <table:table-cell table:formula="of:=[.D125]+3.01" office:value-type="float" office:value="361.199999999999" calcext:value-type="float">
            <text:p>361.199999999999</text:p>
          </table:table-cell>
          <table:table-cell table:formula="of:=(0.0312039503*[.B126]^2)+0.2307524608*[.B126]+1.1730058735" office:value-type="float" office:value="2.86378538753548" calcext:value-type="float">
            <text:p>2.86</text:p>
          </table:table-cell>
          <table:table-cell table:formula="of:=[.F125]+[.E126]" office:value-type="float" office:value="345.20007447279" calcext:value-type="float">
            <text:p>345.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8"/>
        </table:table-row>
        <table:table-row table:style-name="ro2">
          <table:table-cell office:value-type="date" office:date-value="2018-02-19" calcext:value-type="date">
            <text:p>2/19/18</text:p>
          </table:table-cell>
          <table:table-cell table:formula="of:=['LB 2017'.B197]" office:value-type="float" office:value="4.54" calcext:value-type="float">
            <text:p>4.54</text:p>
          </table:table-cell>
          <table:table-cell table:formula="of:=[.C126]+[.B127]" office:value-type="float" office:value="552.300264" calcext:value-type="float">
            <text:p>552.300264</text:p>
          </table:table-cell>
          <table:table-cell table:formula="of:=[.D126]+3.01" office:value-type="float" office:value="364.209999999999" calcext:value-type="float">
            <text:p>364.209999999999</text:p>
          </table:table-cell>
          <table:table-cell table:formula="of:=(0.0312039503*[.B127]^2)+0.2307524608*[.B127]+1.1730058735" office:value-type="float" office:value="2.86378538753548" calcext:value-type="float">
            <text:p>2.86</text:p>
          </table:table-cell>
          <table:table-cell table:formula="of:=[.F126]+[.E127]" office:value-type="float" office:value="348.063859860325" calcext:value-type="float">
            <text:p>348.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28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30"/>
        </table:table-row>
        <table:table-row table:style-name="ro2" table:number-rows-repeated="7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  <table:database-ranges>
        <table:database-range table:name="__Anonymous_Sheet_DB__1" table:target-range-address="'LB crosses 2016'.O73:'LB crosses 2016'.P87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LB 2017'.N59:'LB 2017'.P6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s" fo:country="I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is" number:country="IS">kr.</number:currency-symbol>
    </number:currency-style>
    <number:currency-style style:name="N12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is" number:country="IS">kr.</number:currency-symbol>
      <style:map style:condition="value()&gt;=0" style:apply-style-name="N122P0"/>
    </number:currency-style>
    <number:number-style style:name="N124P0" style:volatile="true">
      <number:text>ISK</number:text>
      <number:number number:decimal-places="0" loext:min-decimal-places="0" number:min-integer-digits="1" number:grouping="true"/>
      <number:text> </number:text>
    </number:number-style>
    <number:number-style style:name="N124">
      <number:text>(ISK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ISK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ISK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ISK</number:text>
      <number:number number:decimal-places="2" loext:min-decimal-places="2" number:min-integer-digits="1" number:grouping="true"/>
      <number:text> </number:text>
    </number:number-style>
    <number:number-style style:name="N127">
      <number:text>(ISK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ISK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ISK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ISK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ISK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ISK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ISK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ISK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ISK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kr.</number:text>
    </number:number-style>
    <number:number-style style:name="N154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kr.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kr.</number:text>
    </number:number-style>
    <number:number-style style:name="N157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kr.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58P0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62P2" style:volatile="true">
      <loext:fill-character> </loext:fill-character>
      <number:text>- kr.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6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66P2" style:volatile="true">
      <loext:fill-character> </loext:fill-character>
      <number:text>-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70P2" style:volatile="true"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month number:style="long"/>
      <number:text>.</number:text>
      <number:day number:style="long"/>
      <number:text>.</number:text>
      <number:year number:style="long"/>
    </number:date-style>
    <number:number-style style:name="N176">
      <number:number number:decimal-places="3" loext:min-decimal-places="3" number:min-integer-digits="1"/>
    </number:number-style>
    <number:number-style style:name="N177">
      <number:number number:decimal-places="1" loext:min-decimal-places="1" number:min-integer-digits="1"/>
    </number:number-style>
    <number:date-style style:name="N178">
      <number:month number:textual="true"/>
      <number:text>.</number:text>
      <number:year number:style="long"/>
    </number:date-style>
    <number:number-style style:name="N179">
      <number:number number:decimal-places="9" loext:min-decimal-places="9" number:min-integer-digits="1"/>
    </number:number-style>
    <number:number-style style:name="N180">
      <number:number number:decimal-places="8" loext:min-decimal-places="8" number:min-integer-digits="1"/>
    </number:number-style>
    <number:number-style style:name="N181">
      <number:number number:decimal-places="10" loext:min-decimal-places="10" number:min-integer-digits="1"/>
    </number:number-style>
    <number:number-style style:name="N182">
      <number:number number:decimal-places="11" loext:min-decimal-places="11" number:min-integer-digits="1"/>
    </number:number-style>
    <number:number-style style:name="N183">
      <number:number number:decimal-places="12" loext:min-decimal-places="12" number:min-integer-digits="1"/>
    </number:number-style>
    <number:number-style style:name="N184">
      <number:number number:decimal-places="7" loext:min-decimal-places="7" number:min-integer-digits="1"/>
    </number:number-style>
    <number:number-style style:name="N185">
      <number:number number:decimal-places="6" loext:min-decimal-places="6" number:min-integer-digits="1"/>
    </number:number-style>
    <number:number-style style:name="N186">
      <number:number number:decimal-places="5" loext:min-decimal-places="5" number:min-integer-digits="1"/>
    </number:number-style>
    <number:number-style style:name="N187">
      <number:number number:decimal-places="4" loext:min-decimal-places="4" number:min-integer-digits="1"/>
    </number:number-style>
    <number:number-style style:name="N188">
      <number:number number:decimal-places="13" loext:min-decimal-places="13" number:min-integer-digits="1"/>
    </number:number-style>
    <number:number-style style:name="N189">
      <number:number number:decimal-places="14" loext:min-decimal-places="1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4:09:27.686632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phonías O. Jónsson</meta:initial-creator>
    <meta:creation-date>2016-09-28T13:18:26.620395600</meta:creation-date>
    <dc:date>2018-08-09T14:30:07.272380404</dc:date>
    <meta:editing-duration>P75DT23H20M23S</meta:editing-duration>
    <meta:editing-cycles>304</meta:editing-cycles>
    <meta:generator>LibreOffice/5.3.7.2$MacOSX_X86_64 LibreOffice_project/6b8ed514a9f8b44d37a1b96673cbbdd077e24059</meta:generator>
    <meta:document-statistic meta:table-count="8" meta:cell-count="132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76">
      <number:number number:decimal-places="3" loext:min-decimal-places="3" number:min-integer-digits="1"/>
    </number:number-style>
    <number:number-style style:name="N17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7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7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76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poly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13cm" svg:height="16.382cm" xlink:href=".." xlink:type="simple" chart:class="chart:scatter" chart:style-name="ch1">
        <chart:legend chart:legend-position="end" svg:x="14.514cm" svg:y="7.645cm" style:legend-expansion="high" chart:style-name="ch2"/>
        <chart:plot-area chart:style-name="ch3" table:cell-range-address="'Gorodilov values'.A4:'Gorodilov values'.B84 'Gorodilov values'.B3:'Gorodilov values'.B3" chart:data-source-has-labels="row" svg:x="0.382cm" svg:y="0.327cm" svg:width="13.75cm" svg:height="15.728cm">
          <chartooo:coordinate-region svg:x="1.521cm" svg:y="0.526cm" svg:width="12.276cm" svg:height="14.8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rodilov values'.B4:'Gorodilov values'.B84" chart:label-cell-address="'Gorodilov values'.B3:'Gorodilov values'.B3" chart:class="chart:scatter">
            <chart:domain table:cell-range-address="'Gorodilov values'.A4:'Gorodilov values'.A84"/>
            <chart:regression-curve chart:style-name="ch8">
              <chart:equation chart:display-equation="true" chart:display-r-square="true" svg:x="1.708cm" svg:y="0.879cm"/>
            </chart:regression-curve>
            <chart:data-point chart:repeated="67"/>
            <chart:data-point chart:style-name="ch9"/>
            <chart:data-point chart:repeated="2"/>
            <chart:data-point chart:style-name="ch9"/>
            <chart:data-point chart:repeated="9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Increment in Ts</text:p>
                <draw:g>
                  <svg:desc>'Gorodilov values'.B3:'Gorodilov values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Gorodilov values'.A4:'Gorodilov values'.A84</svg:desc>
                </draw:g>
              </table:table-cell>
              <table:table-cell office:value-type="float" office:value="1.76">
                <text:p>1.76</text:p>
                <draw:g>
                  <svg:desc>'Gorodilov values'.B4:'Gorodilov values'.B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">
                <text:p>2.3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.907">
                <text:p>1.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">
                <text:p>2.6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.146">
                <text:p>2.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">
                <text:p>3.1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">
                <text:p>3.2</text:p>
              </table:table-cell>
              <table:table-cell office:value-type="float" office:value="2.232">
                <text:p>2.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">
                <text:p>3.3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">
                <text:p>3.4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">
                <text:p>3.6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">
                <text:p>3.7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">
                <text:p>3.9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">
                <text:p>4.1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">
                <text:p>4.2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">
                <text:p>4.3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">
                <text:p>4.4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">
                <text:p>4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6">
                <text:p>4.6</text:p>
              </table:table-cell>
              <table:table-cell office:value-type="float" office:value="2.891">
                <text:p>2.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">
                <text:p>4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3.051">
                <text:p>3.0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.103">
                <text:p>3.1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">
                <text:p>5.1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">
                <text:p>5.2</text:p>
              </table:table-cell>
              <table:table-cell office:value-type="float" office:value="3.214">
                <text:p>3.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3">
                <text:p>5.3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">
                <text:p>5.4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">
                <text:p>5.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">
                <text:p>5.6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7">
                <text:p>5.7</text:p>
              </table:table-cell>
              <table:table-cell office:value-type="float" office:value="3.504">
                <text:p>3.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">
                <text:p>5.8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">
                <text:p>5.9</text:p>
              </table:table-cell>
              <table:table-cell office:value-type="float" office:value="3.618">
                <text:p>3.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.683">
                <text:p>3.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1">
                <text:p>6.1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2">
                <text:p>6.2</text:p>
              </table:table-cell>
              <table:table-cell office:value-type="float" office:value="3.799">
                <text:p>3.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3">
                <text:p>6.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">
                <text:p>6.4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5">
                <text:p>6.5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">
                <text:p>6.6</text:p>
              </table:table-cell>
              <table:table-cell office:value-type="float" office:value="4.056">
                <text:p>4.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">
                <text:p>6.7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">
                <text:p>6.8</text:p>
              </table:table-cell>
              <table:table-cell office:value-type="float" office:value="4.186">
                <text:p>4.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9">
                <text:p>6.9</text:p>
              </table:table-cell>
              <table:table-cell office:value-type="float" office:value="4.248">
                <text:p>4.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4.324">
                <text:p>4.3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">
                <text:p>7.1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2">
                <text:p>7.2</text:p>
              </table:table-cell>
              <table:table-cell office:value-type="float" office:value="4.458">
                <text:p>4.4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3">
                <text:p>7.3</text:p>
              </table:table-cell>
              <table:table-cell office:value-type="float" office:value="4.528">
                <text:p>4.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4">
                <text:p>7.4</text:p>
              </table:table-cell>
              <table:table-cell office:value-type="float" office:value="4.601">
                <text:p>4.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50000000000001">
                <text:p>7.50000000000001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6">
                <text:p>7.6</text:p>
              </table:table-cell>
              <table:table-cell office:value-type="float" office:value="4.737">
                <text:p>4.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7">
                <text:p>7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4.881">
                <text:p>4.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0000000000001">
                <text:p>7.90000000000001</text:p>
              </table:table-cell>
              <table:table-cell office:value-type="float" office:value="4.948">
                <text:p>4.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5.017">
                <text:p>5.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20000000000001">
                <text:p>8.20000000000001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30000000000001">
                <text:p>8.30000000000001</text:p>
              </table:table-cell>
              <table:table-cell office:value-type="float" office:value="5.246">
                <text:p>5.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40000000000001">
                <text:p>8.40000000000001</text:p>
              </table:table-cell>
              <table:table-cell office:value-type="float" office:value="5.314">
                <text:p>5.3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0000000000001">
                <text:p>8.50000000000001</text:p>
              </table:table-cell>
              <table:table-cell office:value-type="float" office:value="5.393">
                <text:p>5.3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60000000000001">
                <text:p>8.60000000000001</text:p>
              </table:table-cell>
              <table:table-cell office:value-type="float" office:value="5.475">
                <text:p>5.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0000000000001">
                <text:p>8.70000000000001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80000000000001">
                <text:p>8.80000000000001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90000000000001">
                <text:p>8.90000000000001</text:p>
              </table:table-cell>
              <table:table-cell office:value-type="float" office:value="5.714">
                <text:p>5.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00000000000001">
                <text:p>9.00000000000001</text:p>
              </table:table-cell>
              <table:table-cell office:value-type="float" office:value="5.783">
                <text:p>5.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0000000000001">
                <text:p>9.10000000000001</text:p>
              </table:table-cell>
              <table:table-cell office:value-type="float" office:value="5.865">
                <text:p>5.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20000000000001">
                <text:p>9.2000000000000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30000000000001">
                <text:p>9.30000000000001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40000000000001">
                <text:p>9.40000000000001</text:p>
              </table:table-cell>
              <table:table-cell office:value-type="float" office:value="6.102">
                <text:p>6.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50000000000001">
                <text:p>9.50000000000001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60000000000001">
                <text:p>9.60000000000001</text:p>
              </table:table-cell>
              <table:table-cell office:value-type="float" office:value="6.261">
                <text:p>6.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70000000000001">
                <text:p>9.70000000000001</text:p>
              </table:table-cell>
              <table:table-cell office:value-type="float" office:value="6.344">
                <text:p>6.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80000000000001">
                <text:p>9.80000000000001</text:p>
              </table:table-cell>
              <table:table-cell office:value-type="float" office:value="6.428">
                <text:p>6.4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6.516">
                <text:p>6.5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6.569">
                <text:p>6.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MacOSX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